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4" style:family="table-column">
      <style:table-column-properties fo:break-before="auto" style:column-width="57.9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71.26pt"/>
    </style:style>
    <style:style style:name="co1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102.81pt"/>
    </style:style>
    <style:style style:name="co10" style:family="table-column">
      <style:table-column-properties fo:break-before="auto" style:column-width="93.71pt"/>
    </style:style>
    <style:style style:name="co12" style:family="table-column">
      <style:table-column-properties fo:break-before="auto" style:column-width="79.54pt"/>
    </style:style>
    <style:style style:name="co13" style:family="table-column">
      <style:table-column-properties fo:break-before="auto" style:column-width="102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22">
      <style:text-properties style:text-position=""/>
    </style:style>
    <style:style style:name="ce11" style:family="table-cell" style:parent-style-name="Default" style:data-style-name="N122">
      <style:text-properties style:text-position=""/>
    </style:style>
    <style:style style:name="ce12" style:family="table-cell" style:parent-style-name="Default">
      <style:text-properties style:text-position=""/>
    </style:style>
    <style:style style:name="ce13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 style:text-position=""/>
    </style:style>
    <style:style style:name="ce14" style:family="table-cell" style:parent-style-name="Default">
      <style:table-cell-properties fo:border-bottom="none" fo:border-left="2.01pt solid #000000" fo:border-right="2.01pt solid #000000" fo:border-top="none"/>
      <style:text-properties fo:color="#ff0000" style:text-position=""/>
    </style:style>
    <style:style style:name="ce15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 style:text-position=""/>
    </style:style>
    <style:style style:name="ce16" style:family="table-cell" style:parent-style-name="Default">
      <style:table-cell-properties fo:border-bottom="none" fo:border-left="1.5pt solid #000000" fo:border-right="none" fo:border-top="none"/>
      <style:text-properties style:text-position=""/>
    </style:style>
    <style:style style:name="ce17" style:family="table-cell" style:parent-style-name="Default">
      <style:text-properties style:text-position=""/>
    </style:style>
    <style:style style:name="ce18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 style:text-position=""/>
    </style:style>
    <style:style style:name="ce19" style:family="table-cell" style:parent-style-name="Default">
      <style:table-cell-properties fo:border-bottom="none" fo:border-left="2.01pt solid #000000" fo:border-right="2.01pt solid #000000" fo:border-top="none"/>
      <style:text-properties fo:color="#ff0000" style:text-position=""/>
    </style:style>
    <style:style style:name="ce20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 style:text-position=""/>
    </style:style>
    <style:style style:name="ce21" style:family="table-cell" style:parent-style-name="Default">
      <style:text-properties style:text-position=""/>
    </style:style>
    <style:style style:name="ce22" style:family="table-cell" style:parent-style-name="Default">
      <style:table-cell-properties fo:border-bottom="none" fo:border-left="2.01pt solid #000000" fo:border-right="2.01pt solid #000000" fo:border-top="2.01pt solid #000000"/>
      <style:text-properties style:text-position=""/>
    </style:style>
    <style:style style:name="ce23" style:family="table-cell" style:parent-style-name="Default">
      <style:table-cell-properties fo:border-bottom="none" fo:border-left="2.01pt solid #000000" fo:border-right="2.01pt solid #000000" fo:border-top="none"/>
      <style:text-properties style:text-position="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/>
      <style:text-properties style:text-position=""/>
    </style:style>
    <style:style style:name="ce25" style:family="table-cell" style:parent-style-name="Default">
      <style:text-properties style:text-position=""/>
    </style:style>
    <style:style style:name="ce26" style:family="table-cell" style:parent-style-name="Default">
      <style:text-properties style:text-position=""/>
    </style:style>
    <style:style style:name="ce27" style:family="table-cell" style:parent-style-name="Default">
      <style:text-properties style:text-position=""/>
    </style:style>
    <style:style style:name="ce28" style:family="table-cell" style:parent-style-name="Default" style:data-style-name="N122">
      <style:text-properties style:text-position=""/>
    </style:style>
    <style:style style:name="ce29" style:family="table-cell" style:parent-style-name="Default">
      <style:text-properties style:text-position=""/>
    </style:style>
    <style:style style:name="ce30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 style:text-position=""/>
    </style:style>
    <style:style style:name="ce31" style:family="table-cell" style:parent-style-name="Default">
      <style:table-cell-properties fo:border-bottom="none" fo:border-left="2.01pt solid #000000" fo:border-right="2.01pt solid #000000" fo:border-top="none"/>
      <style:text-properties fo:color="#ff0000" style:text-position=""/>
    </style:style>
    <style:style style:name="ce32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 style:text-position=""/>
    </style:style>
    <style:style style:name="ce33" style:family="table-cell" style:parent-style-name="Default">
      <style:text-properties style:text-position=""/>
    </style:style>
    <style:style style:name="ce34" style:family="table-cell" style:parent-style-name="Default">
      <style:table-cell-properties fo:border-bottom="none" fo:border-left="2.01pt solid #000000" fo:border-right="2.01pt solid #000000" fo:border-top="2.01pt solid #000000"/>
      <style:text-properties style:text-position=""/>
    </style:style>
    <style:style style:name="ce35" style:family="table-cell" style:parent-style-name="Default">
      <style:table-cell-properties fo:border-bottom="none" fo:border-left="2.01pt solid #000000" fo:border-right="2.01pt solid #000000" fo:border-top="none"/>
      <style:text-properties style:text-position=""/>
    </style:style>
    <style:style style:name="ce36" style:family="table-cell" style:parent-style-name="Default">
      <style:table-cell-properties fo:border-bottom="2.01pt solid #000000" fo:border-left="2.01pt solid #000000" fo:border-right="2.01pt solid #000000" fo:border-top="none"/>
      <style:text-properties style:text-position=""/>
    </style:style>
    <style:style style:name="ce37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 style:text-position=""/>
    </style:style>
    <style:style style:name="ce38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 style:text-position=""/>
    </style:style>
    <style:style style:name="ce39" style:family="table-cell" style:parent-style-name="Default">
      <style:table-cell-properties fo:border-bottom="none" fo:border-left="2.01pt solid #000000" fo:border-right="2.01pt solid #000000" fo:border-top="none"/>
      <style:text-properties fo:color="#ff0000" style:text-position=""/>
    </style:style>
    <style:style style:name="ce40" style:family="table-cell" style:parent-style-name="Default">
      <style:text-properties style:text-position=""/>
    </style:style>
    <style:style style:name="ce41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 style:text-position=""/>
    </style:style>
    <style:style style:name="ce42" style:family="table-cell" style:parent-style-name="Default">
      <style:table-cell-properties fo:border-bottom="none" fo:border-left="2.01pt solid #000000" fo:border-right="2.01pt solid #000000" fo:border-top="none"/>
      <style:text-properties fo:color="#ff0000" style:text-position=""/>
    </style:style>
    <style:style style:name="ce43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 style:text-position=""/>
    </style:style>
    <style:style style:name="ce44" style:family="table-cell" style:parent-style-name="Default">
      <style:text-properties style:text-position=""/>
    </style:style>
    <style:style style:name="ce45" style:family="table-cell" style:parent-style-name="Default">
      <style:text-properties style:text-position=""/>
    </style:style>
    <style:style style:name="ce46" style:family="table-cell" style:parent-style-name="Default">
      <style:text-properties style:text-position=""/>
    </style:style>
    <style:style style:name="ce47" style:family="table-cell" style:parent-style-name="Default">
      <style:text-properties style:text-position=""/>
    </style:style>
    <style:style style:name="ce48" style:family="table-cell" style:parent-style-name="Default">
      <style:text-properties style:text-position=""/>
    </style:style>
    <style:style style:name="ce49" style:family="table-cell" style:parent-style-name="Default">
      <style:table-cell-properties fo:border-bottom="none" fo:border-left="2.01pt solid #000000" fo:border-right="2.01pt solid #000000" fo:border-top="2.01pt solid #000000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fo:border-left="2.01pt solid #000000" fo:border-right="2.01pt solid #000000" fo:border-top="none"/>
      <style:text-properties style:text-position=""/>
    </style:style>
    <style:style style:name="ce51" style:family="table-cell" style:parent-style-name="Default">
      <style:table-cell-properties fo:border-bottom="2.01pt solid #000000" fo:border-left="2.01pt solid #000000" fo:border-right="2.01pt solid #000000" fo:border-top="none"/>
      <style:text-properties style:text-position=""/>
    </style:style>
    <style:style style:name="ce52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 style:text-position=""/>
    </style:style>
    <style:style style:name="ce53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 style:text-position=""/>
    </style:style>
    <style:style style:name="ce54" style:family="table-cell" style:parent-style-name="Default">
      <style:text-properties style:text-position=""/>
    </style:style>
    <style:style style:name="ce55" style:family="table-cell" style:parent-style-name="Default">
      <style:table-cell-properties fo:border-bottom="none" fo:border-left="2.01pt solid #000000" fo:border-right="2.01pt solid #000000" fo:border-top="2.01pt solid #000000"/>
      <style:text-properties style:text-position=""/>
    </style:style>
    <style:style style:name="ce56" style:family="table-cell" style:parent-style-name="Default">
      <style:table-cell-properties fo:border-bottom="none" fo:border-left="2.01pt solid #000000" fo:border-right="2.01pt solid #000000" fo:border-top="none"/>
      <style:text-properties style:text-position=""/>
    </style:style>
    <style:style style:name="ce57" style:family="table-cell" style:parent-style-name="Default">
      <style:table-cell-properties fo:border-bottom="2.01pt solid #000000" fo:border-left="2.01pt solid #000000" fo:border-right="2.01pt solid #000000" fo:border-top="none"/>
      <style:text-properties style:text-position=""/>
    </style:style>
    <style:style style:name="ce58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 style:text-position=""/>
    </style:style>
    <style:style style:name="ce59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 style:text-position=""/>
    </style:style>
    <style:style style:name="ce6" style:family="table-cell" style:parent-style-name="Default">
      <style:text-properties style:text-position=""/>
    </style:style>
    <style:style style:name="ce60" style:family="table-cell" style:parent-style-name="Default">
      <style:text-properties style:text-position=""/>
    </style:style>
    <style:style style:name="ce61" style:family="table-cell" style:parent-style-name="Default">
      <style:text-properties style:text-position=""/>
    </style:style>
    <style:style style:name="ce62" style:family="table-cell" style:parent-style-name="Default">
      <style:table-cell-properties fo:border-bottom="none" fo:border-left="2.01pt solid #000000" fo:border-right="2.01pt solid #000000" fo:border-top="2.01pt solid #000000"/>
      <style:text-properties style:text-position=""/>
    </style:style>
    <style:style style:name="ce63" style:family="table-cell" style:parent-style-name="Default">
      <style:table-cell-properties fo:border-bottom="2.01pt solid #000000" fo:border-left="2.01pt solid #000000" fo:border-right="2.01pt solid #000000" fo:border-top="none"/>
      <style:text-properties style:text-position=""/>
    </style:style>
    <style:style style:name="ce64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 style:text-position=""/>
    </style:style>
    <style:style style:name="ce65" style:family="table-cell" style:parent-style-name="Default">
      <style:table-cell-properties fo:border-bottom="none" fo:border-left="2.01pt solid #000000" fo:border-right="2.01pt solid #000000" fo:border-top="none"/>
      <style:text-properties fo:color="#ff0000" style:text-position=""/>
    </style:style>
    <style:style style:name="ce66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 style:text-position=""/>
    </style:style>
    <style:style style:name="ce67" style:family="table-cell" style:parent-style-name="Default">
      <style:table-cell-properties fo:border-bottom="none" fo:border-left="2.01pt solid #000000" fo:border-right="2.01pt solid #000000" fo:border-top="none"/>
      <style:text-properties style:text-position=""/>
    </style:style>
    <style:style style:name="ce7" style:family="table-cell" style:parent-style-name="Default">
      <style:table-cell-properties fo:border-bottom="none" fo:border-left="1.5pt solid #000000" fo:border-right="none" fo:border-top="none"/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ext-properties style:text-position="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Liberation Sans" style:font-name-asian="Droid Sans Fallback" style:font-name-complex="DejaVu Sans"/>
    </style:style>
    <style:style style:name="ce78" style:family="table-cell" style:parent-style-name="Default">
      <style:table-cell-properties style:text-align-source="fix" style:repeat-content="false" fo:wrap-option="no-wrap"/>
      <style:paragraph-properties fo:text-align="start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/>
    <style:style style:name="ce81" style:family="table-cell" style:parent-style-name="Default">
      <style:table-cell-properties fo:border-bottom="none" fo:border-left="1.5pt solid #000000" fo:border-right="none" fo:border-top="none"/>
      <style:text-properties fo:font-weight="normal" style:font-weight-asian="normal" style:font-weight-complex="normal"/>
    </style:style>
    <style:style style:name="ce82" style:family="table-cell" style:parent-style-name="Default">
      <style:text-properties fo:font-weight="normal" style:font-weight-asian="normal" style:font-weight-complex="normal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84" style:family="table-cell" style:parent-style-name="Default" style:data-style-name="N122"/>
    <style:style style:name="ce85" style:family="table-cell" style:parent-style-name="Default" style:data-style-name="N122"/>
    <style:style style:name="ce86" style:family="table-cell" style:parent-style-name="Default"/>
    <style:style style:name="ce87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88" style:family="table-cell" style:parent-style-name="Default">
      <style:table-cell-properties fo:border-bottom="none" fo:border-left="2.01pt solid #000000" fo:border-right="2.01pt solid #000000" fo:border-top="none"/>
      <style:text-properties fo:color="#ff0000"/>
    </style:style>
    <style:style style:name="ce89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  <style:style style:name="ce90" style:family="table-cell" style:parent-style-name="Default">
      <style:table-cell-properties fo:border-bottom="none" fo:border-left="1.5pt solid #000000" fo:border-right="none" fo:border-top="none"/>
    </style:style>
    <style:style style:name="ce91" style:family="table-cell" style:parent-style-name="Default"/>
    <style:style style:name="ce92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93" style:family="table-cell" style:parent-style-name="Default">
      <style:table-cell-properties fo:border-bottom="none" fo:border-left="2.01pt solid #000000" fo:border-right="2.01pt solid #000000" fo:border-top="none"/>
      <style:text-properties fo:color="#ff0000"/>
    </style:style>
    <style:style style:name="ce94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  <style:style style:name="ce95" style:family="table-cell" style:parent-style-name="Default"/>
    <style:style style:name="ce96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ce97" style:family="table-cell" style:parent-style-name="Default">
      <style:table-cell-properties fo:border-bottom="none" fo:border-left="2.01pt solid #000000" fo:border-right="2.01pt solid #000000" fo:border-top="none"/>
    </style:style>
    <style:style style:name="ce98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 style:data-style-name="N122"/>
    <style:style style:name="ce103" style:family="table-cell" style:parent-style-name="Default"/>
    <style:style style:name="ce104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105" style:family="table-cell" style:parent-style-name="Default">
      <style:table-cell-properties fo:border-bottom="none" fo:border-left="2.01pt solid #000000" fo:border-right="2.01pt solid #000000" fo:border-top="none"/>
      <style:text-properties fo:color="#ff0000"/>
    </style:style>
    <style:style style:name="ce106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  <style:style style:name="ce107" style:family="table-cell" style:parent-style-name="Default"/>
    <style:style style:name="ce108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ce109" style:family="table-cell" style:parent-style-name="Default">
      <style:table-cell-properties fo:border-bottom="none" fo:border-left="2.01pt solid #000000" fo:border-right="2.01pt solid #000000" fo:border-top="none"/>
    </style:style>
    <style:style style:name="ce110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11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112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  <style:style style:name="ce113" style:family="table-cell" style:parent-style-name="Default">
      <style:table-cell-properties fo:border-bottom="none" fo:border-left="2.01pt solid #000000" fo:border-right="2.01pt solid #000000" fo:border-top="none"/>
      <style:text-properties fo:color="#ff0000"/>
    </style:style>
    <style:style style:name="ce114" style:family="table-cell" style:parent-style-name="Default"/>
    <style:style style:name="ce115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116" style:family="table-cell" style:parent-style-name="Default">
      <style:table-cell-properties fo:border-bottom="none" fo:border-left="2.01pt solid #000000" fo:border-right="2.01pt solid #000000" fo:border-top="none"/>
      <style:text-properties fo:color="#ff0000"/>
    </style:style>
    <style:style style:name="ce117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ce124" style:family="table-cell" style:parent-style-name="Default">
      <style:table-cell-properties fo:border-bottom="none" fo:border-left="2.01pt solid #000000" fo:border-right="2.01pt solid #000000" fo:border-top="none"/>
    </style:style>
    <style:style style:name="ce125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26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127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  <style:style style:name="ce128" style:family="table-cell" style:parent-style-name="Default"/>
    <style:style style:name="ce129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ce130" style:family="table-cell" style:parent-style-name="Default">
      <style:table-cell-properties fo:border-bottom="none" fo:border-left="2.01pt solid #000000" fo:border-right="2.01pt solid #000000" fo:border-top="none"/>
    </style:style>
    <style:style style:name="ce131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32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133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ce137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38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139" style:family="table-cell" style:parent-style-name="Default">
      <style:table-cell-properties fo:border-bottom="none" fo:border-left="2.01pt solid #000000" fo:border-right="2.01pt solid #000000" fo:border-top="none"/>
      <style:text-properties fo:color="#ff0000"/>
    </style:style>
    <style:style style:name="ce140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  <style:style style:name="ce141" style:family="table-cell" style:parent-style-name="Default">
      <style:table-cell-properties fo:border-bottom="none" fo:border-left="2.01pt solid #000000" fo:border-right="2.01pt solid #000000" fo:border-top="none"/>
    </style:style>
  </office:automatic-styles>
  <office:body>
    <office:spreadsheet>
      <table:calculation-settings table:automatic-find-labels="false"/>
      <table:table table:name="Issues" table:style-name="ta1">
        <office:forms form:automatic-focus="false" form:apply-design-mode="false"/>
        <table:table-column table:style-name="co1" table:number-columns-repeated="3" table:default-cell-style-name="ce74"/>
        <table:table-column table:style-name="co12" table:default-cell-style-name="ce74"/>
        <table:table-column table:style-name="co1" table:number-columns-repeated="2" table:default-cell-style-name="ce74"/>
        <table:table-column table:style-name="co13" table:default-cell-style-name="ce74"/>
        <table:table-column table:style-name="co1" table:number-columns-repeated="1017" table:default-cell-style-name="ce74"/>
        <table:table-row table:style-name="ro1">
          <table:table-cell table:style-name="ce73" office:value-type="string" calcext:value-type="string">
            <text:p>Late rest TRs due to autosaves not included if no blocks are affected.</text:p>
          </table:table-cell>
          <table:table-cell table:style-name="ce73" table:number-columns-repeated="7"/>
          <table:table-cell table:number-columns-repeated="1016"/>
        </table:table-row>
        <table:table-row table:style-name="ro1">
          <table:table-cell table:style-name="ce73" office:value-type="string" calcext:value-type="string">
            <text:p>Scan</text:p>
          </table:table-cell>
          <table:table-cell table:style-name="ce73" office:value-type="string" calcext:value-type="string">
            <text:p>Block</text:p>
          </table:table-cell>
          <table:table-cell table:style-name="ce73" office:value-type="string" calcext:value-type="string">
            <text:p>TR</text:p>
          </table:table-cell>
          <table:table-cell table:style-name="ce73" office:value-type="string" calcext:value-type="string">
            <text:p>Stage</text:p>
          </table:table-cell>
          <table:table-cell table:style-name="ce73" office:value-type="string" calcext:value-type="string">
            <text:p>Early/Late</text:p>
          </table:table-cell>
          <table:table-cell table:style-name="ce73" office:value-type="string" calcext:value-type="string">
            <text:p>Severity</text:p>
          </table:table-cell>
          <table:table-cell table:style-name="ce73" office:value-type="string" calcext:value-type="string">
            <text:p>Cause?</text:p>
          </table:table-cell>
          <table:table-cell table:style-name="ce73" office:value-type="string" calcext:value-type="string">
            <text:p>Ac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-83</text:p>
          </table:table-cell>
          <table:table-cell office:value-type="string" calcext:value-type="string">
            <text:p>Rest-Promp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8-161</text:p>
          </table:table-cell>
          <table:table-cell office:value-type="string" calcext:value-type="string">
            <text:p>Rest-Promp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Rest-Promp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lready throwing out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15-2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te</text:p>
          </table:table-cell>
          <table:table-cell table:style-name="ce75" office:value-type="string" calcext:value-type="string">
            <text:p>Very High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 blocks 2-4 as they are all totally out of syn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3-96</text:p>
          </table:table-cell>
          <table:table-cell office:value-type="string" calcext:value-type="string">
            <text:p>Rest-Promp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tosave</text:p>
          </table:table-cell>
          <table:table-cell table:style-name="ce77"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Fixation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ep? Just slightly shorter fixation perio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28-4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 blocks 3-5 as they are all totally out of syn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9-80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ep, just longer feedb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1-83</text:p>
          </table:table-cell>
          <table:table-cell office:value-type="string" calcext:value-type="string">
            <text:p>Rest-Promp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-45</text:p>
          </table:table-cell>
          <table:table-cell office:value-type="string" calcext:value-type="string">
            <text:p>Rest-Frame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7-103</text:p>
          </table:table-cell>
          <table:table-cell office:value-type="string" calcext:value-type="string">
            <text:p>Frame-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(no fixation perio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2-137</text:p>
          </table:table-cell>
          <table:table-cell office:value-type="string" calcext:value-type="string">
            <text:p>Rest-Fixation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6-end</text:p>
          </table:table-cell>
          <table:table-cell office:value-type="string" calcext:value-type="string">
            <text:p>Fixation-Po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table:style-name="ce76" office:value-type="string" calcext:value-type="string">
            <text:p>Buffer clear, missed trigger</text:p>
          </table:table-cell>
          <table:table-cell table:style-name="ce78" office:value-type="string" calcext:value-type="string">
            <text:p>Keep, just longer fixation period.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7-98</text:p>
          </table:table-cell>
          <table:table-cell office:value-type="string" calcext:value-type="string">
            <text:p>Frame-Fixation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(no fram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0-11</text:p>
          </table:table-cell>
          <table:table-cell office:value-type="string" calcext:value-type="string">
            <text:p>128-13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n keep 10 (fixation period fine) but throw out 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est (shifted)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lready throwing o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6-148</text:p>
          </table:table-cell>
          <table:table-cell office:value-type="string" calcext:value-type="string">
            <text:p>Rest-Promp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Rest-Promp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Fixation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ep; other parts should be f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6-150</text:p>
          </table:table-cell>
          <table:table-cell office:value-type="string" calcext:value-type="string">
            <text:p>Rest-Fixation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utosave</text:p>
          </table:table-cell>
          <table:table-cell table:style-name="ce77"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2-144</text:p>
          </table:table-cell>
          <table:table-cell office:value-type="string" calcext:value-type="string">
            <text:p>Test-R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since response incorrec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06-207</text:p>
          </table:table-cell>
          <table:table-cell office:value-type="string" calcext:value-type="string">
            <text:p>Fixation-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since response incorrec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since response incorrec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16-117</text:p>
          </table:table-cell>
          <table:table-cell office:value-type="string" calcext:value-type="string">
            <text:p>Test-Feedback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ep – fixation period fine, response was correc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since response incorrec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Fixation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ep; other parts should be f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0-83</text:p>
          </table:table-cell>
          <table:table-cell office:value-type="string" calcext:value-type="string">
            <text:p>Rest-Promp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ep – fixation period fine, response was correc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ep, just longer feedb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Frame-Fixation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; timing unknow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6-80</text:p>
          </table:table-cell>
          <table:table-cell office:value-type="string" calcext:value-type="string">
            <text:p>Fixation-R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since response incorrect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gge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10"/>
        <table:table-column table:style-name="co1" table:default-cell-style-name="ce10"/>
        <table:table-column table:style-name="co8" table:default-cell-style-name="ce10"/>
        <table:table-column table:style-name="co6" table:default-cell-style-name="ce16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974" table:default-cell-style-name="Default"/>
        <table:table-row table:style-name="ro1"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TR</text:p>
          </table:table-cell>
          <table:table-cell office:value-type="string" calcext:value-type="string">
            <text:p>scan1</text:p>
          </table:table-cell>
          <table:table-cell/>
          <table:table-cell office:value-type="string" calcext:value-type="string">
            <text:p>cumsum</text:p>
          </table:table-cell>
          <table:table-cell office:value-type="string" calcext:value-type="string">
            <text:p>cumulative error</text:p>
          </table:table-cell>
          <table:table-cell office:value-type="string" calcext:value-type="string">
            <text:p>scan2</text:p>
          </table:table-cell>
          <table:table-cell table:style-name="ce10"/>
          <table:table-cell table:style-name="ce10" office:value-type="string" calcext:value-type="string">
            <text:p>cumsum</text:p>
          </table:table-cell>
          <table:table-cell table:style-name="ce10" office:value-type="string" calcext:value-type="string">
            <text:p>cumulative error</text:p>
          </table:table-cell>
          <table:table-cell office:value-type="string" calcext:value-type="string">
            <text:p>scan3</text:p>
          </table:table-cell>
          <table:table-cell table:style-name="ce10"/>
          <table:table-cell table:style-name="ce10" office:value-type="string" calcext:value-type="string">
            <text:p>cumsum</text:p>
          </table:table-cell>
          <table:table-cell table:style-name="ce10" office:value-type="string" calcext:value-type="string">
            <text:p>cumulative error</text:p>
          </table:table-cell>
          <table:table-cell office:value-type="string" calcext:value-type="string">
            <text:p>scan4</text:p>
          </table:table-cell>
          <table:table-cell table:style-name="ce10"/>
          <table:table-cell table:style-name="ce10" office:value-type="string" calcext:value-type="string">
            <text:p>cumsum</text:p>
          </table:table-cell>
          <table:table-cell table:style-name="ce10" office:value-type="string" calcext:value-type="string">
            <text:p>cumulative error</text:p>
          </table:table-cell>
          <table:table-cell office:value-type="string" calcext:value-type="string">
            <text:p>scan5</text:p>
          </table:table-cell>
          <table:table-cell table:style-name="ce10"/>
          <table:table-cell table:style-name="ce10" office:value-type="string" calcext:value-type="string">
            <text:p>cumsum</text:p>
          </table:table-cell>
          <table:table-cell table:style-name="ce10" office:value-type="string" calcext:value-type="string">
            <text:p>cumulative error</text:p>
          </table:table-cell>
          <table:table-cell office:value-type="string" calcext:value-type="string">
            <text:p>scan6</text:p>
          </table:table-cell>
          <table:table-cell table:style-name="ce10"/>
          <table:table-cell table:style-name="ce10" office:value-type="string" calcext:value-type="string">
            <text:p>cumsum</text:p>
          </table:table-cell>
          <table:table-cell table:style-name="ce10" office:value-type="string" calcext:value-type="string">
            <text:p>cumulative error</text:p>
          </table:table-cell>
          <table:table-cell office:value-type="string" calcext:value-type="string">
            <text:p>scan7</text:p>
          </table:table-cell>
          <table:table-cell table:style-name="ce10"/>
          <table:table-cell table:style-name="ce10" office:value-type="string" calcext:value-type="string">
            <text:p>cumsum</text:p>
          </table:table-cell>
          <table:table-cell table:style-name="ce10" office:value-type="string" calcext:value-type="string">
            <text:p>cumulative error</text:p>
          </table:table-cell>
          <table:table-cell office:value-type="string" calcext:value-type="string">
            <text:p>scan8</text:p>
          </table:table-cell>
          <table:table-cell table:style-name="ce10"/>
          <table:table-cell table:style-name="ce10" office:value-type="string" calcext:value-type="string">
            <text:p>cumsum</text:p>
          </table:table-cell>
          <table:table-cell table:style-name="ce10" office:value-type="string" calcext:value-type="string">
            <text:p>cumulative error</text:p>
          </table:table-cell>
          <table:table-cell office:value-type="string" calcext:value-type="string">
            <text:p>scan9</text:p>
          </table:table-cell>
          <table:table-cell table:style-name="ce10"/>
          <table:table-cell table:style-name="ce10" office:value-type="string" calcext:value-type="string">
            <text:p>cumsum</text:p>
          </table:table-cell>
          <table:table-cell table:style-name="ce10" office:value-type="string" calcext:value-type="string">
            <text:p>cumulative error</text:p>
          </table:table-cell>
          <table:table-cell office:value-type="string" calcext:value-type="string">
            <text:p>scan10</text:p>
          </table:table-cell>
          <table:table-cell table:style-name="ce10"/>
          <table:table-cell table:style-name="ce10" office:value-type="string" calcext:value-type="string">
            <text:p>cumsum</text:p>
          </table:table-cell>
          <table:table-cell table:style-name="ce10" office:value-type="string" calcext:value-type="string">
            <text:p>cumulative error</text:p>
          </table:table-cell>
          <table:table-cell office:value-type="string" calcext:value-type="string">
            <text:p>scan11</text:p>
          </table:table-cell>
          <table:table-cell table:style-name="ce10"/>
          <table:table-cell table:style-name="ce10" office:value-type="string" calcext:value-type="string">
            <text:p>cumsum</text:p>
          </table:table-cell>
          <table:table-cell table:style-name="ce10" office:value-type="string" calcext:value-type="string">
            <text:p>cumulative error</text:p>
          </table:table-cell>
          <table:table-cell office:value-type="string" calcext:value-type="string">
            <text:p>scan12</text:p>
          </table:table-cell>
          <table:table-cell table:style-name="ce10"/>
          <table:table-cell table:style-name="ce10" office:value-type="string" calcext:value-type="string">
            <text:p>cumsum</text:p>
          </table:table-cell>
          <table:table-cell table:style-name="ce10" office:value-type="string" calcext:value-type="string">
            <text:p>cumulative error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63627193473574.4" calcext:value-type="float">
            <text:p>63627193473574.4</text:p>
          </table:table-cell>
          <table:table-cell office:value-type="string" calcext:value-type="string">
            <text:p>diff</text:p>
          </table:table-cell>
          <table:table-cell table:style-name="Default" office:value-type="float" office:value="0" calcext:value-type="float">
            <text:p>0</text:p>
          </table:table-cell>
          <table:table-cell table:style-name="ce12" table:formula="of:=[.E2]-2*([.$B2]-1)" office:value-type="float" office:value="0" calcext:value-type="float">
            <text:p>0</text:p>
          </table:table-cell>
          <table:table-cell table:style-name="Default" office:value-type="float" office:value="63627193938793.1" calcext:value-type="float">
            <text:p>63627193938793.1</text:p>
          </table:table-cell>
          <table:table-cell table:style-name="ce10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7" table:formula="of:=[.I2]-2*([.$B2]-1)" office:value-type="float" office:value="0" calcext:value-type="float">
            <text:p>0</text:p>
          </table:table-cell>
          <table:table-cell table:style-name="Default" office:value-type="float" office:value="63627194403387.5" calcext:value-type="float">
            <text:p>63627194403387.5</text:p>
          </table:table-cell>
          <table:table-cell table:style-name="ce10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1" table:formula="of:=[.M2]-2*([.$B2]-1)" office:value-type="float" office:value="0" calcext:value-type="float">
            <text:p>0</text:p>
          </table:table-cell>
          <table:table-cell table:style-name="Default" office:value-type="float" office:value="63627194876216.7" calcext:value-type="float">
            <text:p>63627194876216.7</text:p>
          </table:table-cell>
          <table:table-cell table:style-name="ce10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5" table:formula="of:=[.Q2]-2*([.$B2]-1)" office:value-type="float" office:value="0" calcext:value-type="float">
            <text:p>0</text:p>
          </table:table-cell>
          <table:table-cell table:style-name="Default" office:value-type="float" office:value="63627195333598.8" calcext:value-type="float">
            <text:p>63627195333598.8</text:p>
          </table:table-cell>
          <table:table-cell table:style-name="ce10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6" table:formula="of:=[.U2]-2*([.$B2]-1)" office:value-type="float" office:value="0" calcext:value-type="float">
            <text:p>0</text:p>
          </table:table-cell>
          <table:table-cell table:style-name="Default" office:value-type="float" office:value="63627195801088.1" calcext:value-type="float">
            <text:p>63627195801088.1</text:p>
          </table:table-cell>
          <table:table-cell table:style-name="ce10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9" table:formula="of:=[.Y2]-2*([.$B2]-1)" office:value-type="float" office:value="0" calcext:value-type="float">
            <text:p>0</text:p>
          </table:table-cell>
          <table:table-cell table:style-name="Default" office:value-type="float" office:value="63627196259643.9" calcext:value-type="float">
            <text:p>63627196259643.9</text:p>
          </table:table-cell>
          <table:table-cell table:style-name="ce10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33" table:formula="of:=[.AC2]-2*([.$B2]-1)" office:value-type="float" office:value="0" calcext:value-type="float">
            <text:p>0</text:p>
          </table:table-cell>
          <table:table-cell table:style-name="Default" office:value-type="float" office:value="63627196731279.9" calcext:value-type="float">
            <text:p>63627196731279.9</text:p>
          </table:table-cell>
          <table:table-cell table:style-name="ce10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40" table:formula="of:=[.AG2]-2*([.$B2]-1)" office:value-type="float" office:value="0" calcext:value-type="float">
            <text:p>0</text:p>
          </table:table-cell>
          <table:table-cell table:style-name="Default" office:value-type="float" office:value="63627197192265" calcext:value-type="float">
            <text:p>63627197192265</text:p>
          </table:table-cell>
          <table:table-cell table:style-name="ce10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48" table:formula="of:=[.AK2]-2*([.$B2]-1)" office:value-type="float" office:value="0" calcext:value-type="float">
            <text:p>0</text:p>
          </table:table-cell>
          <table:table-cell table:style-name="Default" office:value-type="float" office:value="63627197671328.9" calcext:value-type="float">
            <text:p>63627197671328.9</text:p>
          </table:table-cell>
          <table:table-cell table:style-name="ce10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54" table:formula="of:=[.AO2]-2*([.$B2]-1)" office:value-type="float" office:value="0" calcext:value-type="float">
            <text:p>0</text:p>
          </table:table-cell>
          <table:table-cell table:style-name="Default" office:value-type="float" office:value="63627198133307.1" calcext:value-type="float">
            <text:p>63627198133307.1</text:p>
          </table:table-cell>
          <table:table-cell table:style-name="ce10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60" table:formula="of:=[.AS2]-2*([.$B2]-1)" office:value-type="float" office:value="0" calcext:value-type="float">
            <text:p>0</text:p>
          </table:table-cell>
          <table:table-cell table:style-name="Default" office:value-type="float" office:value="63627198607050" calcext:value-type="float">
            <text:p>63627198607050</text:p>
          </table:table-cell>
          <table:table-cell table:style-name="ce10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61" table:formula="of:=[.AW2]-2*([.$B2]-1)"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3627193475577.5" calcext:value-type="float">
            <text:p>63627193475577.5</text:p>
          </table:table-cell>
          <table:table-cell table:formula="of:=([.C3]-[.C2])/1000" office:value-type="float" office:value="2.0030390625" calcext:value-type="float">
            <text:p>2.0030</text:p>
          </table:table-cell>
          <table:table-cell table:formula="of:=[.D3]+[.E2]" office:value-type="float" office:value="2.0030390625" calcext:value-type="float">
            <text:p>2.0030</text:p>
          </table:table-cell>
          <table:table-cell table:style-name="ce12" table:formula="of:=[.E3]-2*([.$B3]-1)" office:value-type="float" office:value="0.00303906250000008" calcext:value-type="float">
            <text:p>0.0030390625</text:p>
          </table:table-cell>
          <table:table-cell table:style-name="Default" table:formula="of:=[.G$6]" office:value-type="float" office:value="63627193947739.9" calcext:value-type="float">
            <text:p>63627193947739.9</text:p>
          </table:table-cell>
          <table:table-cell table:style-name="ce10" table:formula="of:=([.G3]-[.G2])/1000" office:value-type="float" office:value="8.9468515625" calcext:value-type="float">
            <text:p>8.9469</text:p>
          </table:table-cell>
          <table:table-cell table:style-name="ce10" table:formula="of:=[.H3]+[.I2]" office:value-type="float" office:value="8.9468515625" calcext:value-type="float">
            <text:p>8.9469</text:p>
          </table:table-cell>
          <table:table-cell table:style-name="ce17" table:formula="of:=[.I3]-2*([.$B3]-1)" office:value-type="float" office:value="6.9468515625" calcext:value-type="float">
            <text:p>6.9468515625</text:p>
          </table:table-cell>
          <table:table-cell table:style-name="Default" office:value-type="float" office:value="63627194405603.6" calcext:value-type="float">
            <text:p>63627194405603.6</text:p>
          </table:table-cell>
          <table:table-cell table:style-name="ce10" table:formula="of:=([.K3]-[.K2])/1000" office:value-type="float" office:value="2.2161015625" calcext:value-type="float">
            <text:p>2.2161</text:p>
          </table:table-cell>
          <table:table-cell table:style-name="ce10" table:formula="of:=[.L3]+[.M2]" office:value-type="float" office:value="2.2161015625" calcext:value-type="float">
            <text:p>2.2161</text:p>
          </table:table-cell>
          <table:table-cell table:style-name="ce21" table:formula="of:=[.M3]-2*([.$B3]-1)" office:value-type="float" office:value="0.2161015625" calcext:value-type="float">
            <text:p>0.2161015625</text:p>
          </table:table-cell>
          <table:table-cell table:style-name="Default" office:value-type="float" office:value="63627194878216.5" calcext:value-type="float">
            <text:p>63627194878216.5</text:p>
          </table:table-cell>
          <table:table-cell table:style-name="ce10" table:formula="of:=([.O3]-[.O2])/1000" office:value-type="float" office:value="1.999796875" calcext:value-type="float">
            <text:p>1.9998</text:p>
          </table:table-cell>
          <table:table-cell table:style-name="ce10" table:formula="of:=[.P3]+[.Q2]" office:value-type="float" office:value="1.999796875" calcext:value-type="float">
            <text:p>1.9998</text:p>
          </table:table-cell>
          <table:table-cell table:style-name="ce25" table:formula="of:=[.Q3]-2*([.$B3]-1)" office:value-type="float" office:value="-0.000203125000000082" calcext:value-type="float">
            <text:p>-0.000203125</text:p>
          </table:table-cell>
          <table:table-cell table:formula="of:=[.S4]" office:value-type="float" office:value="63627195337888.2" calcext:value-type="float">
            <text:p>63627195337888.2</text:p>
          </table:table-cell>
          <table:table-cell table:style-name="ce10" table:formula="of:=([.S3]-[.S2])/1000" office:value-type="float" office:value="4.28940625" calcext:value-type="float">
            <text:p>4.2894</text:p>
          </table:table-cell>
          <table:table-cell table:style-name="ce10" table:formula="of:=[.T3]+[.U2]" office:value-type="float" office:value="4.28940625" calcext:value-type="float">
            <text:p>4.2894</text:p>
          </table:table-cell>
          <table:table-cell table:style-name="ce26" table:formula="of:=[.U3]-2*([.$B3]-1)" office:value-type="float" office:value="2.28940625" calcext:value-type="float">
            <text:p>2.28940625</text:p>
          </table:table-cell>
          <table:table-cell table:style-name="Default" office:value-type="float" office:value="63627195803507.5" calcext:value-type="float">
            <text:p>63627195803507.5</text:p>
          </table:table-cell>
          <table:table-cell table:style-name="ce10" table:formula="of:=([.W3]-[.W2])/1000" office:value-type="float" office:value="2.4193984375" calcext:value-type="float">
            <text:p>2.4194</text:p>
          </table:table-cell>
          <table:table-cell table:style-name="ce10" table:formula="of:=[.X3]+[.Y2]" office:value-type="float" office:value="2.4193984375" calcext:value-type="float">
            <text:p>2.4194</text:p>
          </table:table-cell>
          <table:table-cell table:style-name="ce29" table:formula="of:=[.Y3]-2*([.$B3]-1)" office:value-type="float" office:value="0.4193984375" calcext:value-type="float">
            <text:p>0.4193984375</text:p>
          </table:table-cell>
          <table:table-cell table:style-name="Default" office:value-type="float" office:value="63627196261643.5" calcext:value-type="float">
            <text:p>63627196261643.5</text:p>
          </table:table-cell>
          <table:table-cell table:style-name="ce10" table:formula="of:=([.AA3]-[.AA2])/1000" office:value-type="float" office:value="1.9996015625" calcext:value-type="float">
            <text:p>1.9996</text:p>
          </table:table-cell>
          <table:table-cell table:style-name="ce10" table:formula="of:=[.AB3]+[.AC2]" office:value-type="float" office:value="1.9996015625" calcext:value-type="float">
            <text:p>1.9996</text:p>
          </table:table-cell>
          <table:table-cell table:style-name="ce33" table:formula="of:=[.AC3]-2*([.$B3]-1)" office:value-type="float" office:value="-0.000398437499999904" calcext:value-type="float">
            <text:p>-0.0003984375</text:p>
          </table:table-cell>
          <table:table-cell table:style-name="Default" office:value-type="float" office:value="63627196735139.3" calcext:value-type="float">
            <text:p>63627196735139.3</text:p>
          </table:table-cell>
          <table:table-cell table:style-name="ce10" table:formula="of:=([.AE3]-[.AE2])/1000" office:value-type="float" office:value="3.8593984375" calcext:value-type="float">
            <text:p>3.8594</text:p>
          </table:table-cell>
          <table:table-cell table:style-name="ce10" table:formula="of:=[.AF3]+[.AG2]" office:value-type="float" office:value="3.8593984375" calcext:value-type="float">
            <text:p>3.8594</text:p>
          </table:table-cell>
          <table:table-cell table:style-name="ce40" table:formula="of:=[.AG3]-2*([.$B3]-1)" office:value-type="float" office:value="1.8593984375" calcext:value-type="float">
            <text:p>1.8593984375</text:p>
          </table:table-cell>
          <table:table-cell table:style-name="Default" office:value-type="float" office:value="63627197194267.4" calcext:value-type="float">
            <text:p>63627197194267.4</text:p>
          </table:table-cell>
          <table:table-cell table:style-name="ce10" table:formula="of:=([.AI3]-[.AI2])/1000" office:value-type="float" office:value="2.0023984375" calcext:value-type="float">
            <text:p>2.0024</text:p>
          </table:table-cell>
          <table:table-cell table:style-name="ce10" table:formula="of:=[.AJ3]+[.AK2]" office:value-type="float" office:value="2.0023984375" calcext:value-type="float">
            <text:p>2.0024</text:p>
          </table:table-cell>
          <table:table-cell table:style-name="ce48" table:formula="of:=[.AK3]-2*([.$B3]-1)" office:value-type="float" office:value="0.00239843750000013" calcext:value-type="float">
            <text:p>0.0023984375</text:p>
          </table:table-cell>
          <table:table-cell table:style-name="Default" office:value-type="float" office:value="63627197674009.8" calcext:value-type="float">
            <text:p>63627197674009.8</text:p>
          </table:table-cell>
          <table:table-cell table:style-name="ce10" table:formula="of:=([.AM3]-[.AM2])/1000" office:value-type="float" office:value="2.6808984375" calcext:value-type="float">
            <text:p>2.6809</text:p>
          </table:table-cell>
          <table:table-cell table:style-name="ce10" table:formula="of:=[.AN3]+[.AO2]" office:value-type="float" office:value="2.6808984375" calcext:value-type="float">
            <text:p>2.6809</text:p>
          </table:table-cell>
          <table:table-cell table:style-name="ce54" table:formula="of:=[.AO3]-2*([.$B3]-1)" office:value-type="float" office:value="0.6808984375" calcext:value-type="float">
            <text:p>0.6808984375</text:p>
          </table:table-cell>
          <table:table-cell table:style-name="Default" office:value-type="float" office:value="63627198135659.3" calcext:value-type="float">
            <text:p>63627198135659.3</text:p>
          </table:table-cell>
          <table:table-cell table:style-name="ce10" table:formula="of:=([.AQ3]-[.AQ2])/1000" office:value-type="float" office:value="2.3521953125" calcext:value-type="float">
            <text:p>2.3522</text:p>
          </table:table-cell>
          <table:table-cell table:style-name="ce10" table:formula="of:=[.AR3]+[.AS2]" office:value-type="float" office:value="2.3521953125" calcext:value-type="float">
            <text:p>2.3522</text:p>
          </table:table-cell>
          <table:table-cell table:style-name="ce60" table:formula="of:=[.AS3]-2*([.$B3]-1)" office:value-type="float" office:value="0.3521953125" calcext:value-type="float">
            <text:p>0.3521953125</text:p>
          </table:table-cell>
          <table:table-cell table:style-name="Default" office:value-type="float" office:value="63627198609495.8" calcext:value-type="float">
            <text:p>63627198609495.8</text:p>
          </table:table-cell>
          <table:table-cell table:style-name="ce10" table:formula="of:=([.AU3]-[.AU2])/1000" office:value-type="float" office:value="2.445796875" calcext:value-type="float">
            <text:p>2.4458</text:p>
          </table:table-cell>
          <table:table-cell table:style-name="ce10" table:formula="of:=[.AV3]+[.AW2]" office:value-type="float" office:value="2.445796875" calcext:value-type="float">
            <text:p>2.4458</text:p>
          </table:table-cell>
          <table:table-cell table:style-name="ce61" table:formula="of:=[.AW3]-2*([.$B3]-1)" office:value-type="float" office:value="0.445796875" calcext:value-type="float">
            <text:p>0.445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63627193477575.3" calcext:value-type="float">
            <text:p>63627193477575.3</text:p>
          </table:table-cell>
          <table:table-cell table:formula="of:=([.C4]-[.C3])/1000" office:value-type="float" office:value="1.997859375" calcext:value-type="float">
            <text:p>1.9979</text:p>
          </table:table-cell>
          <table:table-cell table:formula="of:=[.D4]+[.E3]" office:value-type="float" office:value="4.0008984375" calcext:value-type="float">
            <text:p>4.0009</text:p>
          </table:table-cell>
          <table:table-cell table:style-name="ce12" table:formula="of:=[.E4]-2*([.$B4]-1)" office:value-type="float" office:value="0.000898437500000071" calcext:value-type="float">
            <text:p>0.0008984375</text:p>
          </table:table-cell>
          <table:table-cell table:style-name="Default" table:formula="of:=[.G$6]" office:value-type="float" office:value="63627193947739.9" calcext:value-type="float">
            <text:p>63627193947739.9</text:p>
          </table:table-cell>
          <table:table-cell table:style-name="ce10" table:formula="of:=([.G4]-[.G3])/1000" office:value-type="float" office:value="0" calcext:value-type="float">
            <text:p>0.0000</text:p>
          </table:table-cell>
          <table:table-cell table:style-name="ce10" table:formula="of:=[.H4]+[.I3]" office:value-type="float" office:value="8.9468515625" calcext:value-type="float">
            <text:p>8.9469</text:p>
          </table:table-cell>
          <table:table-cell table:style-name="ce17" table:formula="of:=[.I4]-2*([.$B4]-1)" office:value-type="float" office:value="4.9468515625" calcext:value-type="float">
            <text:p>4.9468515625</text:p>
          </table:table-cell>
          <table:table-cell table:style-name="Default" office:value-type="float" office:value="63627194407388.8" calcext:value-type="float">
            <text:p>63627194407388.8</text:p>
          </table:table-cell>
          <table:table-cell table:style-name="ce10" table:formula="of:=([.K4]-[.K3])/1000" office:value-type="float" office:value="1.7851953125" calcext:value-type="float">
            <text:p>1.7852</text:p>
          </table:table-cell>
          <table:table-cell table:style-name="ce10" table:formula="of:=[.L4]+[.M3]" office:value-type="float" office:value="4.001296875" calcext:value-type="float">
            <text:p>4.0013</text:p>
          </table:table-cell>
          <table:table-cell table:style-name="ce21" table:formula="of:=[.M4]-2*([.$B4]-1)" office:value-type="float" office:value="0.00129687499999953" calcext:value-type="float">
            <text:p>0.001296875</text:p>
          </table:table-cell>
          <table:table-cell table:style-name="Default" office:value-type="float" office:value="63627194880216.3" calcext:value-type="float">
            <text:p>63627194880216.3</text:p>
          </table:table-cell>
          <table:table-cell table:style-name="ce10" table:formula="of:=([.O4]-[.O3])/1000" office:value-type="float" office:value="1.999796875" calcext:value-type="float">
            <text:p>1.9998</text:p>
          </table:table-cell>
          <table:table-cell table:style-name="ce10" table:formula="of:=[.P4]+[.Q3]" office:value-type="float" office:value="3.99959375" calcext:value-type="float">
            <text:p>3.9996</text:p>
          </table:table-cell>
          <table:table-cell table:style-name="ce25" table:formula="of:=[.Q4]-2*([.$B4]-1)" office:value-type="float" office:value="-0.000406250000000163" calcext:value-type="float">
            <text:p>-0.00040625</text:p>
          </table:table-cell>
          <table:table-cell table:style-name="Default" office:value-type="float" office:value="63627195337888.2" calcext:value-type="float">
            <text:p>63627195337888.2</text:p>
          </table:table-cell>
          <table:table-cell table:style-name="ce10" table:formula="of:=([.S4]-[.S3])/1000" office:value-type="float" office:value="0" calcext:value-type="float">
            <text:p>0.0000</text:p>
          </table:table-cell>
          <table:table-cell table:style-name="ce10" table:formula="of:=[.T4]+[.U3]" office:value-type="float" office:value="4.28940625" calcext:value-type="float">
            <text:p>4.2894</text:p>
          </table:table-cell>
          <table:table-cell table:style-name="ce26" table:formula="of:=[.U4]-2*([.$B4]-1)" office:value-type="float" office:value="0.28940625" calcext:value-type="float">
            <text:p>0.28940625</text:p>
          </table:table-cell>
          <table:table-cell table:style-name="Default" office:value-type="float" office:value="63627195805090.2" calcext:value-type="float">
            <text:p>63627195805090.2</text:p>
          </table:table-cell>
          <table:table-cell table:style-name="ce10" table:formula="of:=([.W4]-[.W3])/1000" office:value-type="float" office:value="1.582703125" calcext:value-type="float">
            <text:p>1.5827</text:p>
          </table:table-cell>
          <table:table-cell table:style-name="ce10" table:formula="of:=[.X4]+[.Y3]" office:value-type="float" office:value="4.0021015625" calcext:value-type="float">
            <text:p>4.0021</text:p>
          </table:table-cell>
          <table:table-cell table:style-name="ce29" table:formula="of:=[.Y4]-2*([.$B4]-1)" office:value-type="float" office:value="0.00210156250000004" calcext:value-type="float">
            <text:p>0.0021015625</text:p>
          </table:table-cell>
          <table:table-cell table:style-name="Default" office:value-type="float" office:value="63627196263644.9" calcext:value-type="float">
            <text:p>63627196263644.9</text:p>
          </table:table-cell>
          <table:table-cell table:style-name="ce10" table:formula="of:=([.AA4]-[.AA3])/1000" office:value-type="float" office:value="2.0013984375" calcext:value-type="float">
            <text:p>2.0014</text:p>
          </table:table-cell>
          <table:table-cell table:style-name="ce10" table:formula="of:=[.AB4]+[.AC3]" office:value-type="float" office:value="4.001" calcext:value-type="float">
            <text:p>4.0010</text:p>
          </table:table-cell>
          <table:table-cell table:style-name="ce33" table:formula="of:=[.AC4]-2*([.$B4]-1)" office:value-type="float" office:value="0.000999999999999446" calcext:value-type="float">
            <text:p>0.001</text:p>
          </table:table-cell>
          <table:table-cell table:style-name="Default" office:value-type="float" office:value="63627196735279.5" calcext:value-type="float">
            <text:p>63627196735279.5</text:p>
          </table:table-cell>
          <table:table-cell table:style-name="ce10" table:formula="of:=([.AE4]-[.AE3])/1000" office:value-type="float" office:value="0.140203125" calcext:value-type="float">
            <text:p>0.1402</text:p>
          </table:table-cell>
          <table:table-cell table:style-name="ce10" table:formula="of:=[.AF4]+[.AG3]" office:value-type="float" office:value="3.9996015625" calcext:value-type="float">
            <text:p>3.9996</text:p>
          </table:table-cell>
          <table:table-cell table:style-name="ce40" table:formula="of:=[.AG4]-2*([.$B4]-1)" office:value-type="float" office:value="-0.000398437499999904" calcext:value-type="float">
            <text:p>-0.0003984375</text:p>
          </table:table-cell>
          <table:table-cell table:style-name="Default" office:value-type="float" office:value="63627197196266.5" calcext:value-type="float">
            <text:p>63627197196266.5</text:p>
          </table:table-cell>
          <table:table-cell table:style-name="ce10" table:formula="of:=([.AI4]-[.AI3])/1000" office:value-type="float" office:value="1.9991015625" calcext:value-type="float">
            <text:p>1.9991</text:p>
          </table:table-cell>
          <table:table-cell table:style-name="ce10" table:formula="of:=[.AJ4]+[.AK3]" office:value-type="float" office:value="4.0015" calcext:value-type="float">
            <text:p>4.0015</text:p>
          </table:table-cell>
          <table:table-cell table:style-name="ce48" table:formula="of:=[.AK4]-2*([.$B4]-1)" office:value-type="float" office:value="0.00150000000000006" calcext:value-type="float">
            <text:p>0.0015</text:p>
          </table:table-cell>
          <table:table-cell table:style-name="Default" office:value-type="float" office:value="63627197675331" calcext:value-type="float">
            <text:p>63627197675331</text:p>
          </table:table-cell>
          <table:table-cell table:style-name="ce10" table:formula="of:=([.AM4]-[.AM3])/1000" office:value-type="float" office:value="1.321203125" calcext:value-type="float">
            <text:p>1.3212</text:p>
          </table:table-cell>
          <table:table-cell table:style-name="ce10" table:formula="of:=[.AN4]+[.AO3]" office:value-type="float" office:value="4.0021015625" calcext:value-type="float">
            <text:p>4.0021</text:p>
          </table:table-cell>
          <table:table-cell table:style-name="ce54" table:formula="of:=[.AO4]-2*([.$B4]-1)" office:value-type="float" office:value="0.00210156250000004" calcext:value-type="float">
            <text:p>0.0021015625</text:p>
          </table:table-cell>
          <table:table-cell table:style-name="Default" office:value-type="float" office:value="63627198137310.2" calcext:value-type="float">
            <text:p>63627198137310.2</text:p>
          </table:table-cell>
          <table:table-cell table:style-name="ce10" table:formula="of:=([.AQ4]-[.AQ3])/1000" office:value-type="float" office:value="1.65090625" calcext:value-type="float">
            <text:p>1.6509</text:p>
          </table:table-cell>
          <table:table-cell table:style-name="ce10" table:formula="of:=[.AR4]+[.AS3]" office:value-type="float" office:value="4.0031015625" calcext:value-type="float">
            <text:p>4.0031</text:p>
          </table:table-cell>
          <table:table-cell table:style-name="ce60" table:formula="of:=[.AS4]-2*([.$B4]-1)" office:value-type="float" office:value="0.00310156250000038" calcext:value-type="float">
            <text:p>0.0031015625</text:p>
          </table:table-cell>
          <table:table-cell table:style-name="Default" office:value-type="float" office:value="63627198611052.1" calcext:value-type="float">
            <text:p>63627198611052.1</text:p>
          </table:table-cell>
          <table:table-cell table:style-name="ce10" table:formula="of:=([.AU4]-[.AU3])/1000" office:value-type="float" office:value="1.5563046875" calcext:value-type="float">
            <text:p>1.5563</text:p>
          </table:table-cell>
          <table:table-cell table:style-name="ce10" table:formula="of:=[.AV4]+[.AW3]" office:value-type="float" office:value="4.0021015625" calcext:value-type="float">
            <text:p>4.0021</text:p>
          </table:table-cell>
          <table:table-cell table:style-name="ce61" table:formula="of:=[.AW4]-2*([.$B4]-1)" office:value-type="float" office:value="0.00210156250000004" calcext:value-type="float">
            <text:p>0.0021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63627193479576.4" calcext:value-type="float">
            <text:p>63627193479576.4</text:p>
          </table:table-cell>
          <table:table-cell table:formula="of:=([.C5]-[.C4])/1000" office:value-type="float" office:value="2.0011171875" calcext:value-type="float">
            <text:p>2.0011</text:p>
          </table:table-cell>
          <table:table-cell table:formula="of:=[.D5]+[.E4]" office:value-type="float" office:value="6.002015625" calcext:value-type="float">
            <text:p>6.0020</text:p>
          </table:table-cell>
          <table:table-cell table:style-name="ce12" table:formula="of:=[.E5]-2*([.$B5]-1)" office:value-type="float" office:value="0.0020156250000003" calcext:value-type="float">
            <text:p>0.002015625</text:p>
          </table:table-cell>
          <table:table-cell table:style-name="Default" table:formula="of:=[.G$6]" office:value-type="float" office:value="63627193947739.9" calcext:value-type="float">
            <text:p>63627193947739.9</text:p>
          </table:table-cell>
          <table:table-cell table:style-name="ce10" table:formula="of:=([.G5]-[.G4])/1000" office:value-type="float" office:value="0" calcext:value-type="float">
            <text:p>0.0000</text:p>
          </table:table-cell>
          <table:table-cell table:style-name="ce10" table:formula="of:=[.H5]+[.I4]" office:value-type="float" office:value="8.9468515625" calcext:value-type="float">
            <text:p>8.9469</text:p>
          </table:table-cell>
          <table:table-cell table:style-name="ce17" table:formula="of:=[.I5]-2*([.$B5]-1)" office:value-type="float" office:value="2.9468515625" calcext:value-type="float">
            <text:p>2.9468515625</text:p>
          </table:table-cell>
          <table:table-cell table:style-name="Default" office:value-type="float" office:value="63627194409387.3" calcext:value-type="float">
            <text:p>63627194409387.3</text:p>
          </table:table-cell>
          <table:table-cell table:style-name="ce10" table:formula="of:=([.K5]-[.K4])/1000" office:value-type="float" office:value="1.9985" calcext:value-type="float">
            <text:p>1.9985</text:p>
          </table:table-cell>
          <table:table-cell table:style-name="ce10" table:formula="of:=[.L5]+[.M4]" office:value-type="float" office:value="5.999796875" calcext:value-type="float">
            <text:p>5.9998</text:p>
          </table:table-cell>
          <table:table-cell table:style-name="ce21" table:formula="of:=[.M5]-2*([.$B5]-1)" office:value-type="float" office:value="-0.000203125000000526" calcext:value-type="float">
            <text:p>-0.000203125</text:p>
          </table:table-cell>
          <table:table-cell table:style-name="Default" office:value-type="float" office:value="63627194882217.2" calcext:value-type="float">
            <text:p>63627194882217.2</text:p>
          </table:table-cell>
          <table:table-cell table:style-name="ce10" table:formula="of:=([.O5]-[.O4])/1000" office:value-type="float" office:value="2.00090625" calcext:value-type="float">
            <text:p>2.0009</text:p>
          </table:table-cell>
          <table:table-cell table:style-name="ce10" table:formula="of:=[.P5]+[.Q4]" office:value-type="float" office:value="6.0005" calcext:value-type="float">
            <text:p>6.0005</text:p>
          </table:table-cell>
          <table:table-cell table:style-name="ce25" table:formula="of:=[.Q5]-2*([.$B5]-1)" office:value-type="float" office:value="0.000499999999999723" calcext:value-type="float">
            <text:p>0.0005</text:p>
          </table:table-cell>
          <table:table-cell table:style-name="Default" office:value-type="float" office:value="63627195339600.5" calcext:value-type="float">
            <text:p>63627195339600.5</text:p>
          </table:table-cell>
          <table:table-cell table:style-name="ce10" table:formula="of:=([.S5]-[.S4])/1000" office:value-type="float" office:value="1.712296875" calcext:value-type="float">
            <text:p>1.7123</text:p>
          </table:table-cell>
          <table:table-cell table:style-name="ce10" table:formula="of:=[.T5]+[.U4]" office:value-type="float" office:value="6.001703125" calcext:value-type="float">
            <text:p>6.0017</text:p>
          </table:table-cell>
          <table:table-cell table:style-name="ce26" table:formula="of:=[.U5]-2*([.$B5]-1)" office:value-type="float" office:value="0.00170312499999969" calcext:value-type="float">
            <text:p>0.001703125</text:p>
          </table:table-cell>
          <table:table-cell table:style-name="Default" office:value-type="float" office:value="63627195807087.8" calcext:value-type="float">
            <text:p>63627195807087.8</text:p>
          </table:table-cell>
          <table:table-cell table:style-name="ce10" table:formula="of:=([.W5]-[.W4])/1000" office:value-type="float" office:value="1.99759375" calcext:value-type="float">
            <text:p>1.9976</text:p>
          </table:table-cell>
          <table:table-cell table:style-name="ce10" table:formula="of:=[.X5]+[.Y4]" office:value-type="float" office:value="5.9996953125" calcext:value-type="float">
            <text:p>5.9997</text:p>
          </table:table-cell>
          <table:table-cell table:style-name="ce29" table:formula="of:=[.Y5]-2*([.$B5]-1)" office:value-type="float" office:value="-0.000304687499999901" calcext:value-type="float">
            <text:p>-0.0003046875</text:p>
          </table:table-cell>
          <table:table-cell table:style-name="Default" office:value-type="float" office:value="63627196265647.1" calcext:value-type="float">
            <text:p>63627196265647.1</text:p>
          </table:table-cell>
          <table:table-cell table:style-name="ce10" table:formula="of:=([.AA5]-[.AA4])/1000" office:value-type="float" office:value="2.002203125" calcext:value-type="float">
            <text:p>2.0022</text:p>
          </table:table-cell>
          <table:table-cell table:style-name="ce10" table:formula="of:=[.AB5]+[.AC4]" office:value-type="float" office:value="6.003203125" calcext:value-type="float">
            <text:p>6.0032</text:p>
          </table:table-cell>
          <table:table-cell table:style-name="ce33" table:formula="of:=[.AC5]-2*([.$B5]-1)" office:value-type="float" office:value="0.00320312499999886" calcext:value-type="float">
            <text:p>0.003203125</text:p>
          </table:table-cell>
          <table:table-cell table:style-name="Default" office:value-type="float" office:value="63627196737280.6" calcext:value-type="float">
            <text:p>63627196737280.6</text:p>
          </table:table-cell>
          <table:table-cell table:style-name="ce10" table:formula="of:=([.AE5]-[.AE4])/1000" office:value-type="float" office:value="2.0011015625" calcext:value-type="float">
            <text:p>2.0011</text:p>
          </table:table-cell>
          <table:table-cell table:style-name="ce10" table:formula="of:=[.AF5]+[.AG4]" office:value-type="float" office:value="6.000703125" calcext:value-type="float">
            <text:p>6.0007</text:p>
          </table:table-cell>
          <table:table-cell table:style-name="ce40" table:formula="of:=[.AG5]-2*([.$B5]-1)" office:value-type="float" office:value="0.000703125000000249" calcext:value-type="float">
            <text:p>0.000703125</text:p>
          </table:table-cell>
          <table:table-cell table:style-name="Default" office:value-type="float" office:value="63627197198267" calcext:value-type="float">
            <text:p>63627197198267</text:p>
          </table:table-cell>
          <table:table-cell table:style-name="ce10" table:formula="of:=([.AI5]-[.AI4])/1000" office:value-type="float" office:value="2.0005" calcext:value-type="float">
            <text:p>2.0005</text:p>
          </table:table-cell>
          <table:table-cell table:style-name="ce10" table:formula="of:=[.AJ5]+[.AK4]" office:value-type="float" office:value="6.002" calcext:value-type="float">
            <text:p>6.0020</text:p>
          </table:table-cell>
          <table:table-cell table:style-name="ce48" table:formula="of:=[.AK5]-2*([.$B5]-1)" office:value-type="float" office:value="0.00200000000000067" calcext:value-type="float">
            <text:p>0.002</text:p>
          </table:table-cell>
          <table:table-cell table:style-name="Default" office:value-type="float" office:value="63627197677329.6" calcext:value-type="float">
            <text:p>63627197677329.6</text:p>
          </table:table-cell>
          <table:table-cell table:style-name="ce10" table:formula="of:=([.AM5]-[.AM4])/1000" office:value-type="float" office:value="1.9986015625" calcext:value-type="float">
            <text:p>1.9986</text:p>
          </table:table-cell>
          <table:table-cell table:style-name="ce10" table:formula="of:=[.AN5]+[.AO4]" office:value-type="float" office:value="6.000703125" calcext:value-type="float">
            <text:p>6.0007</text:p>
          </table:table-cell>
          <table:table-cell table:style-name="ce54" table:formula="of:=[.AO5]-2*([.$B5]-1)" office:value-type="float" office:value="0.000703125000000249" calcext:value-type="float">
            <text:p>0.000703125</text:p>
          </table:table-cell>
          <table:table-cell table:style-name="Default" office:value-type="float" office:value="63627198139308.7" calcext:value-type="float">
            <text:p>63627198139308.7</text:p>
          </table:table-cell>
          <table:table-cell table:style-name="ce10" table:formula="of:=([.AQ5]-[.AQ4])/1000" office:value-type="float" office:value="1.9985" calcext:value-type="float">
            <text:p>1.9985</text:p>
          </table:table-cell>
          <table:table-cell table:style-name="ce10" table:formula="of:=[.AR5]+[.AS4]" office:value-type="float" office:value="6.0016015625" calcext:value-type="float">
            <text:p>6.0016</text:p>
          </table:table-cell>
          <table:table-cell table:style-name="ce60" table:formula="of:=[.AS5]-2*([.$B5]-1)" office:value-type="float" office:value="0.00160156250000032" calcext:value-type="float">
            <text:p>0.0016015625</text:p>
          </table:table-cell>
          <table:table-cell table:style-name="Default" office:value-type="float" office:value="63627198613050" calcext:value-type="float">
            <text:p>63627198613050</text:p>
          </table:table-cell>
          <table:table-cell table:style-name="ce10" table:formula="of:=([.AU5]-[.AU4])/1000" office:value-type="float" office:value="1.9978984375" calcext:value-type="float">
            <text:p>1.9979</text:p>
          </table:table-cell>
          <table:table-cell table:style-name="ce10" table:formula="of:=[.AV5]+[.AW4]" office:value-type="float" office:value="6" calcext:value-type="float">
            <text:p>6.0000</text:p>
          </table:table-cell>
          <table:table-cell table:style-name="ce61" table:formula="of:=[.AW5]-2*([.$B5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63627193481575.1" calcext:value-type="float">
            <text:p>63627193481575.1</text:p>
          </table:table-cell>
          <table:table-cell table:formula="of:=([.C6]-[.C5])/1000" office:value-type="float" office:value="1.998671875" calcext:value-type="float">
            <text:p>1.9987</text:p>
          </table:table-cell>
          <table:table-cell table:formula="of:=[.D6]+[.E5]" office:value-type="float" office:value="8.0006875" calcext:value-type="float">
            <text:p>8.0007</text:p>
          </table:table-cell>
          <table:table-cell table:style-name="ce12" table:formula="of:=[.E6]-2*([.$B6]-1)" office:value-type="float" office:value="0.00068749999999973" calcext:value-type="float">
            <text:p>0.0006875</text:p>
          </table:table-cell>
          <table:table-cell table:style-name="Default" office:value-type="float" office:value="63627193947739.9" calcext:value-type="float">
            <text:p>63627193947739.9</text:p>
          </table:table-cell>
          <table:table-cell table:style-name="ce10" table:formula="of:=([.G6]-[.G5])/1000" office:value-type="float" office:value="0" calcext:value-type="float">
            <text:p>0.0000</text:p>
          </table:table-cell>
          <table:table-cell table:style-name="ce10" table:formula="of:=[.H6]+[.I5]" office:value-type="float" office:value="8.9468515625" calcext:value-type="float">
            <text:p>8.9469</text:p>
          </table:table-cell>
          <table:table-cell table:style-name="ce17" table:formula="of:=[.I6]-2*([.$B6]-1)" office:value-type="float" office:value="0.946851562499999" calcext:value-type="float">
            <text:p>0.9468515625</text:p>
          </table:table-cell>
          <table:table-cell table:style-name="Default" office:value-type="float" office:value="63627194411387.3" calcext:value-type="float">
            <text:p>63627194411387.3</text:p>
          </table:table-cell>
          <table:table-cell table:style-name="ce10" table:formula="of:=([.K6]-[.K5])/1000" office:value-type="float" office:value="2" calcext:value-type="float">
            <text:p>2.0000</text:p>
          </table:table-cell>
          <table:table-cell table:style-name="ce10" table:formula="of:=[.L6]+[.M5]" office:value-type="float" office:value="7.999796875" calcext:value-type="float">
            <text:p>7.9998</text:p>
          </table:table-cell>
          <table:table-cell table:style-name="ce21" table:formula="of:=[.M6]-2*([.$B6]-1)" office:value-type="float" office:value="-0.000203125000000526" calcext:value-type="float">
            <text:p>-0.000203125</text:p>
          </table:table-cell>
          <table:table-cell table:style-name="Default" office:value-type="float" office:value="63627194884217.6" calcext:value-type="float">
            <text:p>63627194884217.6</text:p>
          </table:table-cell>
          <table:table-cell table:style-name="ce10" table:formula="of:=([.O6]-[.O5])/1000" office:value-type="float" office:value="2.0003984375" calcext:value-type="float">
            <text:p>2.0004</text:p>
          </table:table-cell>
          <table:table-cell table:style-name="ce10" table:formula="of:=[.P6]+[.Q5]" office:value-type="float" office:value="8.0008984375" calcext:value-type="float">
            <text:p>8.0009</text:p>
          </table:table-cell>
          <table:table-cell table:style-name="ce25" table:formula="of:=[.Q6]-2*([.$B6]-1)" office:value-type="float" office:value="0.000898437500000071" calcext:value-type="float">
            <text:p>0.0008984375</text:p>
          </table:table-cell>
          <table:table-cell table:style-name="Default" office:value-type="float" office:value="63627195341598.6" calcext:value-type="float">
            <text:p>63627195341598.6</text:p>
          </table:table-cell>
          <table:table-cell table:style-name="ce10" table:formula="of:=([.S6]-[.S5])/1000" office:value-type="float" office:value="1.9981015625" calcext:value-type="float">
            <text:p>1.9981</text:p>
          </table:table-cell>
          <table:table-cell table:style-name="ce10" table:formula="of:=[.T6]+[.U5]" office:value-type="float" office:value="7.9998046875" calcext:value-type="float">
            <text:p>7.9998</text:p>
          </table:table-cell>
          <table:table-cell table:style-name="ce26" table:formula="of:=[.U6]-2*([.$B6]-1)" office:value-type="float" office:value="-0.000195312500000711" calcext:value-type="float">
            <text:p>-0.0001953125</text:p>
          </table:table-cell>
          <table:table-cell table:style-name="Default" office:value-type="float" office:value="63627195809088" calcext:value-type="float">
            <text:p>63627195809088</text:p>
          </table:table-cell>
          <table:table-cell table:style-name="ce10" table:formula="of:=([.W6]-[.W5])/1000" office:value-type="float" office:value="2.000203125" calcext:value-type="float">
            <text:p>2.0002</text:p>
          </table:table-cell>
          <table:table-cell table:style-name="ce10" table:formula="of:=[.X6]+[.Y5]" office:value-type="float" office:value="7.9998984375" calcext:value-type="float">
            <text:p>7.9999</text:p>
          </table:table-cell>
          <table:table-cell table:style-name="ce29" table:formula="of:=[.Y6]-2*([.$B6]-1)" office:value-type="float" office:value="-0.000101562499999375" calcext:value-type="float">
            <text:p>-0.0001015625</text:p>
          </table:table-cell>
          <table:table-cell table:style-name="Default" office:value-type="float" office:value="63627196267646.4" calcext:value-type="float">
            <text:p>63627196267646.4</text:p>
          </table:table-cell>
          <table:table-cell table:style-name="ce10" table:formula="of:=([.AA6]-[.AA5])/1000" office:value-type="float" office:value="1.999296875" calcext:value-type="float">
            <text:p>1.9993</text:p>
          </table:table-cell>
          <table:table-cell table:style-name="ce10" table:formula="of:=[.AB6]+[.AC5]" office:value-type="float" office:value="8.0025" calcext:value-type="float">
            <text:p>8.0025</text:p>
          </table:table-cell>
          <table:table-cell table:style-name="ce33" table:formula="of:=[.AC6]-2*([.$B6]-1)" office:value-type="float" office:value="0.0024999999999995" calcext:value-type="float">
            <text:p>0.0025</text:p>
          </table:table-cell>
          <table:table-cell table:style-name="Default" office:value-type="float" office:value="63627196739280.1" calcext:value-type="float">
            <text:p>63627196739280.1</text:p>
          </table:table-cell>
          <table:table-cell table:style-name="ce10" table:formula="of:=([.AE6]-[.AE5])/1000" office:value-type="float" office:value="1.9995" calcext:value-type="float">
            <text:p>1.9995</text:p>
          </table:table-cell>
          <table:table-cell table:style-name="ce10" table:formula="of:=[.AF6]+[.AG5]" office:value-type="float" office:value="8.000203125" calcext:value-type="float">
            <text:p>8.0002</text:p>
          </table:table-cell>
          <table:table-cell table:style-name="ce40" table:formula="of:=[.AG6]-2*([.$B6]-1)" office:value-type="float" office:value="0.000203125000000526" calcext:value-type="float">
            <text:p>0.000203125</text:p>
          </table:table-cell>
          <table:table-cell table:style-name="Default" office:value-type="float" office:value="63627197200265.5" calcext:value-type="float">
            <text:p>63627197200265.5</text:p>
          </table:table-cell>
          <table:table-cell table:style-name="ce10" table:formula="of:=([.AI6]-[.AI5])/1000" office:value-type="float" office:value="1.9985" calcext:value-type="float">
            <text:p>1.9985</text:p>
          </table:table-cell>
          <table:table-cell table:style-name="ce10" table:formula="of:=[.AJ6]+[.AK5]" office:value-type="float" office:value="8.0005" calcext:value-type="float">
            <text:p>8.0005</text:p>
          </table:table-cell>
          <table:table-cell table:style-name="ce48" table:formula="of:=[.AK6]-2*([.$B6]-1)" office:value-type="float" office:value="0.000500000000000611" calcext:value-type="float">
            <text:p>0.0005</text:p>
          </table:table-cell>
          <table:table-cell table:style-name="Default" office:value-type="float" office:value="63627197679330.5" calcext:value-type="float">
            <text:p>63627197679330.5</text:p>
          </table:table-cell>
          <table:table-cell table:style-name="ce10" table:formula="of:=([.AM6]-[.AM5])/1000" office:value-type="float" office:value="2.0008984375" calcext:value-type="float">
            <text:p>2.0009</text:p>
          </table:table-cell>
          <table:table-cell table:style-name="ce10" table:formula="of:=[.AN6]+[.AO5]" office:value-type="float" office:value="8.0016015625" calcext:value-type="float">
            <text:p>8.0016</text:p>
          </table:table-cell>
          <table:table-cell table:style-name="ce54" table:formula="of:=[.AO6]-2*([.$B6]-1)" office:value-type="float" office:value="0.00160156249999943" calcext:value-type="float">
            <text:p>0.0016015625</text:p>
          </table:table-cell>
          <table:table-cell table:style-name="Default" office:value-type="float" office:value="63627198141306.6" calcext:value-type="float">
            <text:p>63627198141306.6</text:p>
          </table:table-cell>
          <table:table-cell table:style-name="ce10" table:formula="of:=([.AQ6]-[.AQ5])/1000" office:value-type="float" office:value="1.9978984375" calcext:value-type="float">
            <text:p>1.9979</text:p>
          </table:table-cell>
          <table:table-cell table:style-name="ce10" table:formula="of:=[.AR6]+[.AS5]" office:value-type="float" office:value="7.9995" calcext:value-type="float">
            <text:p>7.9995</text:p>
          </table:table-cell>
          <table:table-cell table:style-name="ce60" table:formula="of:=[.AS6]-2*([.$B6]-1)" office:value-type="float" office:value="-0.000499999999999723" calcext:value-type="float">
            <text:p>-0.0005</text:p>
          </table:table-cell>
          <table:table-cell table:style-name="Default" office:value-type="float" office:value="63627198615051.4" calcext:value-type="float">
            <text:p>63627198615051.4</text:p>
          </table:table-cell>
          <table:table-cell table:style-name="ce10" table:formula="of:=([.AU6]-[.AU5])/1000" office:value-type="float" office:value="2.0013984375" calcext:value-type="float">
            <text:p>2.0014</text:p>
          </table:table-cell>
          <table:table-cell table:style-name="ce10" table:formula="of:=[.AV6]+[.AW5]" office:value-type="float" office:value="8.0013984375" calcext:value-type="float">
            <text:p>8.0014</text:p>
          </table:table-cell>
          <table:table-cell table:style-name="ce62" table:formula="of:=[.AW6]-2*([.$B6]-1)" office:value-type="float" office:value="0.00139843750000068" calcext:value-type="float">
            <text:p>0.0013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63627193483574.6" calcext:value-type="float">
            <text:p>63627193483574.6</text:p>
          </table:table-cell>
          <table:table-cell table:formula="of:=([.C7]-[.C6])/1000" office:value-type="float" office:value="1.999515625" calcext:value-type="float">
            <text:p>1.9995</text:p>
          </table:table-cell>
          <table:table-cell table:formula="of:=[.D7]+[.E6]" office:value-type="float" office:value="10.000203125" calcext:value-type="float">
            <text:p>10.0002</text:p>
          </table:table-cell>
          <table:table-cell table:style-name="ce12" table:formula="of:=[.E7]-2*([.$B7]-1)" office:value-type="float" office:value="0.000203124999998749" calcext:value-type="float">
            <text:p>0.000203125</text:p>
          </table:table-cell>
          <table:table-cell table:style-name="Default" office:value-type="float" office:value="63627193948792.5" calcext:value-type="float">
            <text:p>63627193948792.5</text:p>
          </table:table-cell>
          <table:table-cell table:style-name="ce10" table:formula="of:=([.G7]-[.G6])/1000" office:value-type="float" office:value="1.0525234375" calcext:value-type="float">
            <text:p>1.0525</text:p>
          </table:table-cell>
          <table:table-cell table:style-name="ce10" table:formula="of:=[.H7]+[.I6]" office:value-type="float" office:value="9.999375" calcext:value-type="float">
            <text:p>9.9994</text:p>
          </table:table-cell>
          <table:table-cell table:style-name="ce17" table:formula="of:=[.I7]-2*([.$B7]-1)" office:value-type="float" office:value="-0.000625000000001208" calcext:value-type="float">
            <text:p>-0.000625</text:p>
          </table:table-cell>
          <table:table-cell table:style-name="Default" office:value-type="float" office:value="63627194413387.7" calcext:value-type="float">
            <text:p>63627194413387.7</text:p>
          </table:table-cell>
          <table:table-cell table:style-name="ce10" table:formula="of:=([.K7]-[.K6])/1000" office:value-type="float" office:value="2.00040625" calcext:value-type="float">
            <text:p>2.0004</text:p>
          </table:table-cell>
          <table:table-cell table:style-name="ce10" table:formula="of:=[.L7]+[.M6]" office:value-type="float" office:value="10.000203125" calcext:value-type="float">
            <text:p>10.0002</text:p>
          </table:table-cell>
          <table:table-cell table:style-name="ce21" table:formula="of:=[.M7]-2*([.$B7]-1)" office:value-type="float" office:value="0.000203124999998749" calcext:value-type="float">
            <text:p>0.000203125</text:p>
          </table:table-cell>
          <table:table-cell table:style-name="Default" office:value-type="float" office:value="63627194886216.2" calcext:value-type="float">
            <text:p>63627194886216.2</text:p>
          </table:table-cell>
          <table:table-cell table:style-name="ce10" table:formula="of:=([.O7]-[.O6])/1000" office:value-type="float" office:value="1.9986015625" calcext:value-type="float">
            <text:p>1.9986</text:p>
          </table:table-cell>
          <table:table-cell table:style-name="ce10" table:formula="of:=[.P7]+[.Q6]" office:value-type="float" office:value="9.9995" calcext:value-type="float">
            <text:p>9.9995</text:p>
          </table:table-cell>
          <table:table-cell table:style-name="ce25" table:formula="of:=[.Q7]-2*([.$B7]-1)" office:value-type="float" office:value="-0.000500000000000611" calcext:value-type="float">
            <text:p>-0.0005</text:p>
          </table:table-cell>
          <table:table-cell table:style-name="Default" office:value-type="float" office:value="63627195343600.8" calcext:value-type="float">
            <text:p>63627195343600.8</text:p>
          </table:table-cell>
          <table:table-cell table:style-name="ce10" table:formula="of:=([.S7]-[.S6])/1000" office:value-type="float" office:value="2.0021953125" calcext:value-type="float">
            <text:p>2.0022</text:p>
          </table:table-cell>
          <table:table-cell table:style-name="ce10" table:formula="of:=[.T7]+[.U6]" office:value-type="float" office:value="10.002" calcext:value-type="float">
            <text:p>10.0020</text:p>
          </table:table-cell>
          <table:table-cell table:style-name="ce26" table:formula="of:=[.U7]-2*([.$B7]-1)" office:value-type="float" office:value="0.00199999999999889" calcext:value-type="float">
            <text:p>0.002</text:p>
          </table:table-cell>
          <table:table-cell table:style-name="Default" office:value-type="float" office:value="63627195811090.3" calcext:value-type="float">
            <text:p>63627195811090.3</text:p>
          </table:table-cell>
          <table:table-cell table:style-name="ce10" table:formula="of:=([.W7]-[.W6])/1000" office:value-type="float" office:value="2.002296875" calcext:value-type="float">
            <text:p>2.0023</text:p>
          </table:table-cell>
          <table:table-cell table:style-name="ce10" table:formula="of:=[.X7]+[.Y6]" office:value-type="float" office:value="10.0021953125" calcext:value-type="float">
            <text:p>10.0022</text:p>
          </table:table-cell>
          <table:table-cell table:style-name="ce29" table:formula="of:=[.Y7]-2*([.$B7]-1)" office:value-type="float" office:value="0.0021953124999996" calcext:value-type="float">
            <text:p>0.0021953125</text:p>
          </table:table-cell>
          <table:table-cell table:style-name="Default" office:value-type="float" office:value="63627196269646.9" calcext:value-type="float">
            <text:p>63627196269646.9</text:p>
          </table:table-cell>
          <table:table-cell table:style-name="ce10" table:formula="of:=([.AA7]-[.AA6])/1000" office:value-type="float" office:value="2.0005" calcext:value-type="float">
            <text:p>2.0005</text:p>
          </table:table-cell>
          <table:table-cell table:style-name="ce10" table:formula="of:=[.AB7]+[.AC6]" office:value-type="float" office:value="10.003" calcext:value-type="float">
            <text:p>10.0030</text:p>
          </table:table-cell>
          <table:table-cell table:style-name="ce33" table:formula="of:=[.AC7]-2*([.$B7]-1)" office:value-type="float" office:value="0.00300000000000011" calcext:value-type="float">
            <text:p>0.003</text:p>
          </table:table-cell>
          <table:table-cell table:style-name="Default" office:value-type="float" office:value="63627196741279.9" calcext:value-type="float">
            <text:p>63627196741279.9</text:p>
          </table:table-cell>
          <table:table-cell table:style-name="ce10" table:formula="of:=([.AE7]-[.AE6])/1000" office:value-type="float" office:value="1.999796875" calcext:value-type="float">
            <text:p>1.9998</text:p>
          </table:table-cell>
          <table:table-cell table:style-name="ce10" table:formula="of:=[.AF7]+[.AG6]" office:value-type="float" office:value="10" calcext:value-type="float">
            <text:p>10.0000</text:p>
          </table:table-cell>
          <table:table-cell table:style-name="ce40" table:formula="of:=[.AG7]-2*([.$B7]-1)" office:value-type="float" office:value="0" calcext:value-type="float">
            <text:p>0</text:p>
          </table:table-cell>
          <table:table-cell table:style-name="Default" office:value-type="float" office:value="63627197202267" calcext:value-type="float">
            <text:p>63627197202267</text:p>
          </table:table-cell>
          <table:table-cell table:style-name="ce10" table:formula="of:=([.AI7]-[.AI6])/1000" office:value-type="float" office:value="2.0015" calcext:value-type="float">
            <text:p>2.0015</text:p>
          </table:table-cell>
          <table:table-cell table:style-name="ce10" table:formula="of:=[.AJ7]+[.AK6]" office:value-type="float" office:value="10.002" calcext:value-type="float">
            <text:p>10.0020</text:p>
          </table:table-cell>
          <table:table-cell table:style-name="ce48" table:formula="of:=[.AK7]-2*([.$B7]-1)" office:value-type="float" office:value="0.00200000000000067" calcext:value-type="float">
            <text:p>0.002</text:p>
          </table:table-cell>
          <table:table-cell table:style-name="Default" office:value-type="float" office:value="63627197681331" calcext:value-type="float">
            <text:p>63627197681331</text:p>
          </table:table-cell>
          <table:table-cell table:style-name="ce10" table:formula="of:=([.AM7]-[.AM6])/1000" office:value-type="float" office:value="2.0005" calcext:value-type="float">
            <text:p>2.0005</text:p>
          </table:table-cell>
          <table:table-cell table:style-name="ce10" table:formula="of:=[.AN7]+[.AO6]" office:value-type="float" office:value="10.0021015625" calcext:value-type="float">
            <text:p>10.0021</text:p>
          </table:table-cell>
          <table:table-cell table:style-name="ce54" table:formula="of:=[.AO7]-2*([.$B7]-1)" office:value-type="float" office:value="0.00210156250000004" calcext:value-type="float">
            <text:p>0.0021015625</text:p>
          </table:table-cell>
          <table:table-cell table:style-name="Default" office:value-type="float" office:value="63627198143308.4" calcext:value-type="float">
            <text:p>63627198143308.4</text:p>
          </table:table-cell>
          <table:table-cell table:style-name="ce10" table:formula="of:=([.AQ7]-[.AQ6])/1000" office:value-type="float" office:value="2.001796875" calcext:value-type="float">
            <text:p>2.0018</text:p>
          </table:table-cell>
          <table:table-cell table:style-name="ce10" table:formula="of:=[.AR7]+[.AS6]" office:value-type="float" office:value="10.001296875" calcext:value-type="float">
            <text:p>10.0013</text:p>
          </table:table-cell>
          <table:table-cell table:style-name="ce60" table:formula="of:=[.AS7]-2*([.$B7]-1)" office:value-type="float" office:value="0.00129687500000131" calcext:value-type="float">
            <text:p>0.001296875</text:p>
          </table:table-cell>
          <table:table-cell table:formula="of:=[.AU$9]" office:value-type="float" office:value="63627198621939.2" calcext:value-type="float">
            <text:p>63627198621939.2</text:p>
          </table:table-cell>
          <table:table-cell table:style-name="ce10" table:formula="of:=([.AU7]-[.AU6])/1000" office:value-type="float" office:value="6.8878046875" calcext:value-type="float">
            <text:p>6.8878</text:p>
          </table:table-cell>
          <table:table-cell table:style-name="ce10" table:formula="of:=[.AV7]+[.AW6]" office:value-type="float" office:value="14.889203125" calcext:value-type="float">
            <text:p>14.8892</text:p>
          </table:table-cell>
          <table:table-cell table:style-name="ce63" table:formula="of:=[.AW7]-2*([.$B7]-1)" office:value-type="float" office:value="4.889203125" calcext:value-type="float">
            <text:p>4.889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63627193485575" calcext:value-type="float">
            <text:p>63627193485575</text:p>
          </table:table-cell>
          <table:table-cell table:formula="of:=([.C8]-[.C7])/1000" office:value-type="float" office:value="2.0003359375" calcext:value-type="float">
            <text:p>2.0003</text:p>
          </table:table-cell>
          <table:table-cell table:formula="of:=[.D8]+[.E7]" office:value-type="float" office:value="12.0005390625" calcext:value-type="float">
            <text:p>12.0005</text:p>
          </table:table-cell>
          <table:table-cell table:style-name="ce12" table:formula="of:=[.E8]-2*([.$B8]-1)" office:value-type="float" office:value="0.000539062499999687" calcext:value-type="float">
            <text:p>0.0005390625</text:p>
          </table:table-cell>
          <table:table-cell table:style-name="Default" office:value-type="float" office:value="63627193950792.1" calcext:value-type="float">
            <text:p>63627193950792.1</text:p>
          </table:table-cell>
          <table:table-cell table:style-name="ce10" table:formula="of:=([.G8]-[.G7])/1000" office:value-type="float" office:value="1.9996640625" calcext:value-type="float">
            <text:p>1.9997</text:p>
          </table:table-cell>
          <table:table-cell table:style-name="ce10" table:formula="of:=[.H8]+[.I7]" office:value-type="float" office:value="11.9990390625" calcext:value-type="float">
            <text:p>11.9990</text:p>
          </table:table-cell>
          <table:table-cell table:style-name="ce17" table:formula="of:=[.I8]-2*([.$B8]-1)" office:value-type="float" office:value="-0.00096093750000037" calcext:value-type="float">
            <text:p>-0.0009609375</text:p>
          </table:table-cell>
          <table:table-cell table:style-name="Default" office:value-type="float" office:value="63627194415388.2" calcext:value-type="float">
            <text:p>63627194415388.2</text:p>
          </table:table-cell>
          <table:table-cell table:style-name="ce10" table:formula="of:=([.K8]-[.K7])/1000" office:value-type="float" office:value="2.0005" calcext:value-type="float">
            <text:p>2.0005</text:p>
          </table:table-cell>
          <table:table-cell table:style-name="ce10" table:formula="of:=[.L8]+[.M7]" office:value-type="float" office:value="12.000703125" calcext:value-type="float">
            <text:p>12.0007</text:p>
          </table:table-cell>
          <table:table-cell table:style-name="ce21" table:formula="of:=[.M8]-2*([.$B8]-1)" office:value-type="float" office:value="0.000703124999999361" calcext:value-type="float">
            <text:p>0.000703125</text:p>
          </table:table-cell>
          <table:table-cell table:style-name="Default" office:value-type="float" office:value="63627194888217.5" calcext:value-type="float">
            <text:p>63627194888217.5</text:p>
          </table:table-cell>
          <table:table-cell table:style-name="ce10" table:formula="of:=([.O8]-[.O7])/1000" office:value-type="float" office:value="2.001296875" calcext:value-type="float">
            <text:p>2.0013</text:p>
          </table:table-cell>
          <table:table-cell table:style-name="ce10" table:formula="of:=[.P8]+[.Q7]" office:value-type="float" office:value="12.000796875" calcext:value-type="float">
            <text:p>12.0008</text:p>
          </table:table-cell>
          <table:table-cell table:style-name="ce25" table:formula="of:=[.Q8]-2*([.$B8]-1)" office:value-type="float" office:value="0.00079687499999892" calcext:value-type="float">
            <text:p>0.000796875</text:p>
          </table:table-cell>
          <table:table-cell table:style-name="Default" office:value-type="float" office:value="63627195345600.6" calcext:value-type="float">
            <text:p>63627195345600.6</text:p>
          </table:table-cell>
          <table:table-cell table:style-name="ce10" table:formula="of:=([.S8]-[.S7])/1000" office:value-type="float" office:value="1.9998046875" calcext:value-type="float">
            <text:p>1.9998</text:p>
          </table:table-cell>
          <table:table-cell table:style-name="ce10" table:formula="of:=[.T8]+[.U7]" office:value-type="float" office:value="12.0018046875" calcext:value-type="float">
            <text:p>12.0018</text:p>
          </table:table-cell>
          <table:table-cell table:style-name="ce26" table:formula="of:=[.U8]-2*([.$B8]-1)" office:value-type="float" office:value="0.00180468749999818" calcext:value-type="float">
            <text:p>0.0018046875</text:p>
          </table:table-cell>
          <table:table-cell table:style-name="Default" office:value-type="float" office:value="63627195813087.9" calcext:value-type="float">
            <text:p>63627195813087.9</text:p>
          </table:table-cell>
          <table:table-cell table:style-name="ce10" table:formula="of:=([.W8]-[.W7])/1000" office:value-type="float" office:value="1.9976015625" calcext:value-type="float">
            <text:p>1.9976</text:p>
          </table:table-cell>
          <table:table-cell table:style-name="ce10" table:formula="of:=[.X8]+[.Y7]" office:value-type="float" office:value="11.999796875" calcext:value-type="float">
            <text:p>11.9998</text:p>
          </table:table-cell>
          <table:table-cell table:style-name="ce29" table:formula="of:=[.Y8]-2*([.$B8]-1)" office:value-type="float" office:value="-0.000203125000000526" calcext:value-type="float">
            <text:p>-0.000203125</text:p>
          </table:table-cell>
          <table:table-cell table:style-name="Default" office:value-type="float" office:value="63627196271645.3" calcext:value-type="float">
            <text:p>63627196271645.3</text:p>
          </table:table-cell>
          <table:table-cell table:style-name="ce10" table:formula="of:=([.AA8]-[.AA7])/1000" office:value-type="float" office:value="1.9983984375" calcext:value-type="float">
            <text:p>1.9984</text:p>
          </table:table-cell>
          <table:table-cell table:style-name="ce10" table:formula="of:=[.AB8]+[.AC7]" office:value-type="float" office:value="12.0013984375" calcext:value-type="float">
            <text:p>12.0014</text:p>
          </table:table-cell>
          <table:table-cell table:style-name="ce33" table:formula="of:=[.AC8]-2*([.$B8]-1)" office:value-type="float" office:value="0.00139843750000068" calcext:value-type="float">
            <text:p>0.0013984375</text:p>
          </table:table-cell>
          <table:table-cell table:style-name="Default" office:value-type="float" office:value="63627196743279.8" calcext:value-type="float">
            <text:p>63627196743279.8</text:p>
          </table:table-cell>
          <table:table-cell table:style-name="ce10" table:formula="of:=([.AE8]-[.AE7])/1000" office:value-type="float" office:value="1.9998984375" calcext:value-type="float">
            <text:p>1.9999</text:p>
          </table:table-cell>
          <table:table-cell table:style-name="ce10" table:formula="of:=[.AF8]+[.AG7]" office:value-type="float" office:value="11.9998984375" calcext:value-type="float">
            <text:p>11.9999</text:p>
          </table:table-cell>
          <table:table-cell table:style-name="ce40" table:formula="of:=[.AG8]-2*([.$B8]-1)" office:value-type="float" office:value="-0.000101562499999375" calcext:value-type="float">
            <text:p>-0.0001015625</text:p>
          </table:table-cell>
          <table:table-cell table:style-name="Default" office:value-type="float" office:value="63627197204265.4" calcext:value-type="float">
            <text:p>63627197204265.4</text:p>
          </table:table-cell>
          <table:table-cell table:style-name="ce10" table:formula="of:=([.AI8]-[.AI7])/1000" office:value-type="float" office:value="1.9983984375" calcext:value-type="float">
            <text:p>1.9984</text:p>
          </table:table-cell>
          <table:table-cell table:style-name="ce10" table:formula="of:=[.AJ8]+[.AK7]" office:value-type="float" office:value="12.0003984375" calcext:value-type="float">
            <text:p>12.0004</text:p>
          </table:table-cell>
          <table:table-cell table:style-name="ce48" table:formula="of:=[.AK8]-2*([.$B8]-1)" office:value-type="float" office:value="0.000398437500001236" calcext:value-type="float">
            <text:p>0.0003984375</text:p>
          </table:table-cell>
          <table:table-cell table:style-name="Default" office:value-type="float" office:value="63627197683329.1" calcext:value-type="float">
            <text:p>63627197683329.1</text:p>
          </table:table-cell>
          <table:table-cell table:style-name="ce10" table:formula="of:=([.AM8]-[.AM7])/1000" office:value-type="float" office:value="1.9981015625" calcext:value-type="float">
            <text:p>1.9981</text:p>
          </table:table-cell>
          <table:table-cell table:style-name="ce10" table:formula="of:=[.AN8]+[.AO7]" office:value-type="float" office:value="12.000203125" calcext:value-type="float">
            <text:p>12.0002</text:p>
          </table:table-cell>
          <table:table-cell table:style-name="ce54" table:formula="of:=[.AO8]-2*([.$B8]-1)" office:value-type="float" office:value="0.000203125000000526" calcext:value-type="float">
            <text:p>0.000203125</text:p>
          </table:table-cell>
          <table:table-cell table:style-name="Default" office:value-type="float" office:value="63627198145306.8" calcext:value-type="float">
            <text:p>63627198145306.8</text:p>
          </table:table-cell>
          <table:table-cell table:style-name="ce10" table:formula="of:=([.AQ8]-[.AQ7])/1000" office:value-type="float" office:value="1.9983984375" calcext:value-type="float">
            <text:p>1.9984</text:p>
          </table:table-cell>
          <table:table-cell table:style-name="ce10" table:formula="of:=[.AR8]+[.AS7]" office:value-type="float" office:value="11.9996953125" calcext:value-type="float">
            <text:p>11.9997</text:p>
          </table:table-cell>
          <table:table-cell table:style-name="ce60" table:formula="of:=[.AS8]-2*([.$B8]-1)" office:value-type="float" office:value="-0.000304687499998124" calcext:value-type="float">
            <text:p>-0.0003046875</text:p>
          </table:table-cell>
          <table:table-cell table:formula="of:=[.AU$9]" office:value-type="float" office:value="63627198621939.2" calcext:value-type="float">
            <text:p>63627198621939.2</text:p>
          </table:table-cell>
          <table:table-cell table:style-name="ce10" table:formula="of:=([.AU8]-[.AU7])/1000" office:value-type="float" office:value="0" calcext:value-type="float">
            <text:p>0.0000</text:p>
          </table:table-cell>
          <table:table-cell table:style-name="ce10" table:formula="of:=[.AV8]+[.AW7]" office:value-type="float" office:value="14.889203125" calcext:value-type="float">
            <text:p>14.8892</text:p>
          </table:table-cell>
          <table:table-cell table:style-name="ce61" table:formula="of:=[.AW8]-2*([.$B8]-1)" office:value-type="float" office:value="2.889203125" calcext:value-type="float">
            <text:p>2.889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63627193487576" calcext:value-type="float">
            <text:p>63627193487576</text:p>
          </table:table-cell>
          <table:table-cell table:formula="of:=([.C9]-[.C8])/1000" office:value-type="float" office:value="2.00103125" calcext:value-type="float">
            <text:p>2.0010</text:p>
          </table:table-cell>
          <table:table-cell table:formula="of:=[.D9]+[.E8]" office:value-type="float" office:value="14.0015703125" calcext:value-type="float">
            <text:p>14.0016</text:p>
          </table:table-cell>
          <table:table-cell table:style-name="ce12" table:formula="of:=[.E9]-2*([.$B9]-1)" office:value-type="float" office:value="0.00157031250000017" calcext:value-type="float">
            <text:p>0.0015703125</text:p>
          </table:table-cell>
          <table:table-cell table:style-name="Default" office:value-type="float" office:value="63627193952792.6" calcext:value-type="float">
            <text:p>63627193952792.6</text:p>
          </table:table-cell>
          <table:table-cell table:style-name="ce10" table:formula="of:=([.G9]-[.G8])/1000" office:value-type="float" office:value="2.00046875" calcext:value-type="float">
            <text:p>2.0005</text:p>
          </table:table-cell>
          <table:table-cell table:style-name="ce10" table:formula="of:=[.H9]+[.I8]" office:value-type="float" office:value="13.9995078125" calcext:value-type="float">
            <text:p>13.9995</text:p>
          </table:table-cell>
          <table:table-cell table:style-name="ce17" table:formula="of:=[.I9]-2*([.$B9]-1)" office:value-type="float" office:value="-0.000492187500000796" calcext:value-type="float">
            <text:p>-0.0004921875</text:p>
          </table:table-cell>
          <table:table-cell table:style-name="Default" office:value-type="float" office:value="63627194417386.9" calcext:value-type="float">
            <text:p>63627194417386.9</text:p>
          </table:table-cell>
          <table:table-cell table:style-name="ce10" table:formula="of:=([.K9]-[.K8])/1000" office:value-type="float" office:value="1.9986953125" calcext:value-type="float">
            <text:p>1.9987</text:p>
          </table:table-cell>
          <table:table-cell table:style-name="ce10" table:formula="of:=[.L9]+[.M8]" office:value-type="float" office:value="13.9993984375" calcext:value-type="float">
            <text:p>13.9994</text:p>
          </table:table-cell>
          <table:table-cell table:style-name="ce21" table:formula="of:=[.M9]-2*([.$B9]-1)" office:value-type="float" office:value="-0.000601562499999986" calcext:value-type="float">
            <text:p>-0.0006015625</text:p>
          </table:table-cell>
          <table:table-cell table:style-name="Default" office:value-type="float" office:value="63627194890216" calcext:value-type="float">
            <text:p>63627194890216</text:p>
          </table:table-cell>
          <table:table-cell table:style-name="ce10" table:formula="of:=([.O9]-[.O8])/1000" office:value-type="float" office:value="1.9985" calcext:value-type="float">
            <text:p>1.9985</text:p>
          </table:table-cell>
          <table:table-cell table:style-name="ce10" table:formula="of:=[.P9]+[.Q8]" office:value-type="float" office:value="13.999296875" calcext:value-type="float">
            <text:p>13.9993</text:p>
          </table:table-cell>
          <table:table-cell table:style-name="ce25" table:formula="of:=[.Q9]-2*([.$B9]-1)" office:value-type="float" office:value="-0.000703125000001137" calcext:value-type="float">
            <text:p>-0.000703125</text:p>
          </table:table-cell>
          <table:table-cell table:style-name="Default" office:value-type="float" office:value="63627195347598.2" calcext:value-type="float">
            <text:p>63627195347598.2</text:p>
          </table:table-cell>
          <table:table-cell table:style-name="ce10" table:formula="of:=([.S9]-[.S8])/1000" office:value-type="float" office:value="1.9976015625" calcext:value-type="float">
            <text:p>1.9976</text:p>
          </table:table-cell>
          <table:table-cell table:style-name="ce10" table:formula="of:=[.T9]+[.U8]" office:value-type="float" office:value="13.99940625" calcext:value-type="float">
            <text:p>13.9994</text:p>
          </table:table-cell>
          <table:table-cell table:style-name="ce26" table:formula="of:=[.U9]-2*([.$B9]-1)" office:value-type="float" office:value="-0.000593750000001947" calcext:value-type="float">
            <text:p>-0.00059375</text:p>
          </table:table-cell>
          <table:table-cell table:style-name="Default" office:value-type="float" office:value="63627195815087.5" calcext:value-type="float">
            <text:p>63627195815087.5</text:p>
          </table:table-cell>
          <table:table-cell table:style-name="ce10" table:formula="of:=([.W9]-[.W8])/1000" office:value-type="float" office:value="1.9996015625" calcext:value-type="float">
            <text:p>1.9996</text:p>
          </table:table-cell>
          <table:table-cell table:style-name="ce10" table:formula="of:=[.X9]+[.Y8]" office:value-type="float" office:value="13.9993984375" calcext:value-type="float">
            <text:p>13.9994</text:p>
          </table:table-cell>
          <table:table-cell table:style-name="ce29" table:formula="of:=[.Y9]-2*([.$B9]-1)" office:value-type="float" office:value="-0.000601562499999986" calcext:value-type="float">
            <text:p>-0.0006015625</text:p>
          </table:table-cell>
          <table:table-cell table:style-name="Default" office:value-type="float" office:value="63627196273645.2" calcext:value-type="float">
            <text:p>63627196273645.2</text:p>
          </table:table-cell>
          <table:table-cell table:style-name="ce10" table:formula="of:=([.AA9]-[.AA8])/1000" office:value-type="float" office:value="1.99990625" calcext:value-type="float">
            <text:p>1.9999</text:p>
          </table:table-cell>
          <table:table-cell table:style-name="ce10" table:formula="of:=[.AB9]+[.AC8]" office:value-type="float" office:value="14.0013046875" calcext:value-type="float">
            <text:p>14.0013</text:p>
          </table:table-cell>
          <table:table-cell table:style-name="ce33" table:formula="of:=[.AC9]-2*([.$B9]-1)" office:value-type="float" office:value="0.00130468750000112" calcext:value-type="float">
            <text:p>0.0013046875</text:p>
          </table:table-cell>
          <table:table-cell table:style-name="Default" office:value-type="float" office:value="63627196745279.7" calcext:value-type="float">
            <text:p>63627196745279.7</text:p>
          </table:table-cell>
          <table:table-cell table:style-name="ce10" table:formula="of:=([.AE9]-[.AE8])/1000" office:value-type="float" office:value="1.99990625" calcext:value-type="float">
            <text:p>1.9999</text:p>
          </table:table-cell>
          <table:table-cell table:style-name="ce10" table:formula="of:=[.AF9]+[.AG8]" office:value-type="float" office:value="13.9998046875" calcext:value-type="float">
            <text:p>13.9998</text:p>
          </table:table-cell>
          <table:table-cell table:style-name="ce40" table:formula="of:=[.AG9]-2*([.$B9]-1)" office:value-type="float" office:value="-0.000195312499998934" calcext:value-type="float">
            <text:p>-0.0001953125</text:p>
          </table:table-cell>
          <table:table-cell table:style-name="Default" office:value-type="float" office:value="63627197206264.5" calcext:value-type="float">
            <text:p>63627197206264.5</text:p>
          </table:table-cell>
          <table:table-cell table:style-name="ce10" table:formula="of:=([.AI9]-[.AI8])/1000" office:value-type="float" office:value="1.9991015625" calcext:value-type="float">
            <text:p>1.9991</text:p>
          </table:table-cell>
          <table:table-cell table:style-name="ce10" table:formula="of:=[.AJ9]+[.AK8]" office:value-type="float" office:value="13.9995" calcext:value-type="float">
            <text:p>13.9995</text:p>
          </table:table-cell>
          <table:table-cell table:style-name="ce48" table:formula="of:=[.AK9]-2*([.$B9]-1)" office:value-type="float" office:value="-0.000499999999998835" calcext:value-type="float">
            <text:p>-0.0005</text:p>
          </table:table-cell>
          <table:table-cell table:style-name="Default" office:value-type="float" office:value="63627197685330.6" calcext:value-type="float">
            <text:p>63627197685330.6</text:p>
          </table:table-cell>
          <table:table-cell table:style-name="ce10" table:formula="of:=([.AM9]-[.AM8])/1000" office:value-type="float" office:value="2.0015" calcext:value-type="float">
            <text:p>2.0015</text:p>
          </table:table-cell>
          <table:table-cell table:style-name="ce10" table:formula="of:=[.AN9]+[.AO8]" office:value-type="float" office:value="14.001703125" calcext:value-type="float">
            <text:p>14.0017</text:p>
          </table:table-cell>
          <table:table-cell table:style-name="ce54" table:formula="of:=[.AO9]-2*([.$B9]-1)" office:value-type="float" office:value="0.00170312500000058" calcext:value-type="float">
            <text:p>0.001703125</text:p>
          </table:table-cell>
          <table:table-cell table:style-name="Default" office:value-type="float" office:value="63627198147306.7" calcext:value-type="float">
            <text:p>63627198147306.7</text:p>
          </table:table-cell>
          <table:table-cell table:style-name="ce10" table:formula="of:=([.AQ9]-[.AQ8])/1000" office:value-type="float" office:value="1.99990625" calcext:value-type="float">
            <text:p>1.9999</text:p>
          </table:table-cell>
          <table:table-cell table:style-name="ce10" table:formula="of:=[.AR9]+[.AS8]" office:value-type="float" office:value="13.9996015625" calcext:value-type="float">
            <text:p>13.9996</text:p>
          </table:table-cell>
          <table:table-cell table:style-name="ce60" table:formula="of:=[.AS9]-2*([.$B9]-1)" office:value-type="float" office:value="-0.000398437499997684" calcext:value-type="float">
            <text:p>-0.0003984375</text:p>
          </table:table-cell>
          <table:table-cell table:style-name="Default" office:value-type="float" office:value="63627198621939.2" calcext:value-type="float">
            <text:p>63627198621939.2</text:p>
          </table:table-cell>
          <table:table-cell table:style-name="ce10" table:formula="of:=([.AU9]-[.AU8])/1000" office:value-type="float" office:value="0" calcext:value-type="float">
            <text:p>0.0000</text:p>
          </table:table-cell>
          <table:table-cell table:style-name="ce10" table:formula="of:=[.AV9]+[.AW8]" office:value-type="float" office:value="14.889203125" calcext:value-type="float">
            <text:p>14.8892</text:p>
          </table:table-cell>
          <table:table-cell table:style-name="ce64" table:formula="of:=[.AW9]-2*([.$B9]-1)" office:value-type="float" office:value="0.889203125000002" calcext:value-type="float">
            <text:p>0.889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63627193489576" calcext:value-type="float">
            <text:p>63627193489576</text:p>
          </table:table-cell>
          <table:table-cell table:formula="of:=([.C10]-[.C9])/1000" office:value-type="float" office:value="2.0000234375" calcext:value-type="float">
            <text:p>2.0000</text:p>
          </table:table-cell>
          <table:table-cell table:formula="of:=[.D10]+[.E9]" office:value-type="float" office:value="16.00159375" calcext:value-type="float">
            <text:p>16.0016</text:p>
          </table:table-cell>
          <table:table-cell table:style-name="ce12" table:formula="of:=[.E10]-2*([.$B10]-1)" office:value-type="float" office:value="0.00159375000000139" calcext:value-type="float">
            <text:p>0.00159375</text:p>
          </table:table-cell>
          <table:table-cell table:style-name="Default" office:value-type="float" office:value="63627193954793" calcext:value-type="float">
            <text:p>63627193954793</text:p>
          </table:table-cell>
          <table:table-cell table:style-name="ce10" table:formula="of:=([.G10]-[.G9])/1000" office:value-type="float" office:value="2.000390625" calcext:value-type="float">
            <text:p>2.0004</text:p>
          </table:table-cell>
          <table:table-cell table:style-name="ce10" table:formula="of:=[.H10]+[.I9]" office:value-type="float" office:value="15.9998984375" calcext:value-type="float">
            <text:p>15.9999</text:p>
          </table:table-cell>
          <table:table-cell table:style-name="ce17" table:formula="of:=[.I10]-2*([.$B10]-1)" office:value-type="float" office:value="-0.000101562500001151" calcext:value-type="float">
            <text:p>-0.0001015625</text:p>
          </table:table-cell>
          <table:table-cell table:style-name="Default" office:value-type="float" office:value="63627194419388.1" calcext:value-type="float">
            <text:p>63627194419388.1</text:p>
          </table:table-cell>
          <table:table-cell table:style-name="ce10" table:formula="of:=([.K10]-[.K9])/1000" office:value-type="float" office:value="2.001203125" calcext:value-type="float">
            <text:p>2.0012</text:p>
          </table:table-cell>
          <table:table-cell table:style-name="ce10" table:formula="of:=[.L10]+[.M9]" office:value-type="float" office:value="16.0006015625" calcext:value-type="float">
            <text:p>16.0006</text:p>
          </table:table-cell>
          <table:table-cell table:style-name="ce21" table:formula="of:=[.M10]-2*([.$B10]-1)" office:value-type="float" office:value="0.000601562500001762" calcext:value-type="float">
            <text:p>0.0006015625</text:p>
          </table:table-cell>
          <table:table-cell table:style-name="Default" office:value-type="float" office:value="63627194892216.5" calcext:value-type="float">
            <text:p>63627194892216.5</text:p>
          </table:table-cell>
          <table:table-cell table:style-name="ce10" table:formula="of:=([.O10]-[.O9])/1000" office:value-type="float" office:value="2.0005" calcext:value-type="float">
            <text:p>2.0005</text:p>
          </table:table-cell>
          <table:table-cell table:style-name="ce10" table:formula="of:=[.P10]+[.Q9]" office:value-type="float" office:value="15.999796875" calcext:value-type="float">
            <text:p>15.9998</text:p>
          </table:table-cell>
          <table:table-cell table:style-name="ce25" table:formula="of:=[.Q10]-2*([.$B10]-1)" office:value-type="float" office:value="-0.000203125000000526" calcext:value-type="float">
            <text:p>-0.000203125</text:p>
          </table:table-cell>
          <table:table-cell table:style-name="Default" office:value-type="float" office:value="63627195349599.8" calcext:value-type="float">
            <text:p>63627195349599.8</text:p>
          </table:table-cell>
          <table:table-cell table:style-name="ce10" table:formula="of:=([.S10]-[.S9])/1000" office:value-type="float" office:value="2.00159375" calcext:value-type="float">
            <text:p>2.0016</text:p>
          </table:table-cell>
          <table:table-cell table:style-name="ce10" table:formula="of:=[.T10]+[.U9]" office:value-type="float" office:value="16.001" calcext:value-type="float">
            <text:p>16.0010</text:p>
          </table:table-cell>
          <table:table-cell table:style-name="ce26" table:formula="of:=[.U10]-2*([.$B10]-1)" office:value-type="float" office:value="0.000999999999997669" calcext:value-type="float">
            <text:p>0.001</text:p>
          </table:table-cell>
          <table:table-cell table:style-name="Default" office:value-type="float" office:value="63627195817087.6" calcext:value-type="float">
            <text:p>63627195817087.6</text:p>
          </table:table-cell>
          <table:table-cell table:style-name="ce10" table:formula="of:=([.W10]-[.W9])/1000" office:value-type="float" office:value="2.0001015625" calcext:value-type="float">
            <text:p>2.0001</text:p>
          </table:table-cell>
          <table:table-cell table:style-name="ce10" table:formula="of:=[.X10]+[.Y9]" office:value-type="float" office:value="15.9995" calcext:value-type="float">
            <text:p>15.9995</text:p>
          </table:table-cell>
          <table:table-cell table:style-name="ce29" table:formula="of:=[.Y10]-2*([.$B10]-1)" office:value-type="float" office:value="-0.000500000000000611" calcext:value-type="float">
            <text:p>-0.0005</text:p>
          </table:table-cell>
          <table:table-cell table:style-name="Default" office:value-type="float" office:value="63627196275644.7" calcext:value-type="float">
            <text:p>63627196275644.7</text:p>
          </table:table-cell>
          <table:table-cell table:style-name="ce10" table:formula="of:=([.AA10]-[.AA9])/1000" office:value-type="float" office:value="1.9995" calcext:value-type="float">
            <text:p>1.9995</text:p>
          </table:table-cell>
          <table:table-cell table:style-name="ce10" table:formula="of:=[.AB10]+[.AC9]" office:value-type="float" office:value="16.0008046875" calcext:value-type="float">
            <text:p>16.0008</text:p>
          </table:table-cell>
          <table:table-cell table:style-name="ce33" table:formula="of:=[.AC10]-2*([.$B10]-1)" office:value-type="float" office:value="0.000804687500000512" calcext:value-type="float">
            <text:p>0.0008046875</text:p>
          </table:table-cell>
          <table:table-cell table:style-name="Default" office:value-type="float" office:value="63627196747279.7" calcext:value-type="float">
            <text:p>63627196747279.7</text:p>
          </table:table-cell>
          <table:table-cell table:style-name="ce10" table:formula="of:=([.AE10]-[.AE9])/1000" office:value-type="float" office:value="2" calcext:value-type="float">
            <text:p>2.0000</text:p>
          </table:table-cell>
          <table:table-cell table:style-name="ce10" table:formula="of:=[.AF10]+[.AG9]" office:value-type="float" office:value="15.9998046875" calcext:value-type="float">
            <text:p>15.9998</text:p>
          </table:table-cell>
          <table:table-cell table:style-name="ce40" table:formula="of:=[.AG10]-2*([.$B10]-1)" office:value-type="float" office:value="-0.000195312499998934" calcext:value-type="float">
            <text:p>-0.0001953125</text:p>
          </table:table-cell>
          <table:table-cell table:style-name="Default" office:value-type="float" office:value="63627197208266.8" calcext:value-type="float">
            <text:p>63627197208266.8</text:p>
          </table:table-cell>
          <table:table-cell table:style-name="ce10" table:formula="of:=([.AI10]-[.AI9])/1000" office:value-type="float" office:value="2.002296875" calcext:value-type="float">
            <text:p>2.0023</text:p>
          </table:table-cell>
          <table:table-cell table:style-name="ce10" table:formula="of:=[.AJ10]+[.AK9]" office:value-type="float" office:value="16.001796875" calcext:value-type="float">
            <text:p>16.0018</text:p>
          </table:table-cell>
          <table:table-cell table:style-name="ce48" table:formula="of:=[.AK10]-2*([.$B10]-1)" office:value-type="float" office:value="0.00179687500000014" calcext:value-type="float">
            <text:p>0.001796875</text:p>
          </table:table-cell>
          <table:table-cell table:style-name="Default" office:value-type="float" office:value="63627197687331.2" calcext:value-type="float">
            <text:p>63627197687331.2</text:p>
          </table:table-cell>
          <table:table-cell table:style-name="ce10" table:formula="of:=([.AM10]-[.AM9])/1000" office:value-type="float" office:value="2.0006015625" calcext:value-type="float">
            <text:p>2.0006</text:p>
          </table:table-cell>
          <table:table-cell table:style-name="ce10" table:formula="of:=[.AN10]+[.AO9]" office:value-type="float" office:value="16.0023046875" calcext:value-type="float">
            <text:p>16.0023</text:p>
          </table:table-cell>
          <table:table-cell table:style-name="ce54" table:formula="of:=[.AO10]-2*([.$B10]-1)" office:value-type="float" office:value="0.00230468750000057" calcext:value-type="float">
            <text:p>0.0023046875</text:p>
          </table:table-cell>
          <table:table-cell table:style-name="Default" office:value-type="float" office:value="63627198149306.7" calcext:value-type="float">
            <text:p>63627198149306.7</text:p>
          </table:table-cell>
          <table:table-cell table:style-name="ce10" table:formula="of:=([.AQ10]-[.AQ9])/1000" office:value-type="float" office:value="2" calcext:value-type="float">
            <text:p>2.0000</text:p>
          </table:table-cell>
          <table:table-cell table:style-name="ce10" table:formula="of:=[.AR10]+[.AS9]" office:value-type="float" office:value="15.9996015625" calcext:value-type="float">
            <text:p>15.9996</text:p>
          </table:table-cell>
          <table:table-cell table:style-name="ce60" table:formula="of:=[.AS10]-2*([.$B10]-1)" office:value-type="float" office:value="-0.000398437499997684" calcext:value-type="float">
            <text:p>-0.0003984375</text:p>
          </table:table-cell>
          <table:table-cell table:style-name="Default" office:value-type="float" office:value="63627198623051.2" calcext:value-type="float">
            <text:p>63627198623051.2</text:p>
          </table:table-cell>
          <table:table-cell table:style-name="ce10" table:formula="of:=([.AU10]-[.AU9])/1000" office:value-type="float" office:value="1.112" calcext:value-type="float">
            <text:p>1.1120</text:p>
          </table:table-cell>
          <table:table-cell table:style-name="ce10" table:formula="of:=[.AV10]+[.AW9]" office:value-type="float" office:value="16.001203125" calcext:value-type="float">
            <text:p>16.0012</text:p>
          </table:table-cell>
          <table:table-cell table:style-name="ce65" table:formula="of:=[.AW10]-2*([.$B10]-1)" office:value-type="float" office:value="0.00120312500000352" calcext:value-type="float">
            <text:p>0.001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3627193491576.8" calcext:value-type="float">
            <text:p>63627193491576.8</text:p>
          </table:table-cell>
          <table:table-cell table:formula="of:=([.C11]-[.C10])/1000" office:value-type="float" office:value="2.0008359375" calcext:value-type="float">
            <text:p>2.0008</text:p>
          </table:table-cell>
          <table:table-cell table:formula="of:=[.D11]+[.E10]" office:value-type="float" office:value="18.0024296875" calcext:value-type="float">
            <text:p>18.0024</text:p>
          </table:table-cell>
          <table:table-cell table:style-name="ce12" table:formula="of:=[.E11]-2*([.$B11]-1)" office:value-type="float" office:value="0.00242968750000117" calcext:value-type="float">
            <text:p>0.0024296875</text:p>
          </table:table-cell>
          <table:table-cell table:style-name="Default" office:value-type="float" office:value="63627193956792.1" calcext:value-type="float">
            <text:p>63627193956792.1</text:p>
          </table:table-cell>
          <table:table-cell table:style-name="ce10" table:formula="of:=([.G11]-[.G10])/1000" office:value-type="float" office:value="1.9991171875" calcext:value-type="float">
            <text:p>1.9991</text:p>
          </table:table-cell>
          <table:table-cell table:style-name="ce10" table:formula="of:=[.H11]+[.I10]" office:value-type="float" office:value="17.999015625" calcext:value-type="float">
            <text:p>17.9990</text:p>
          </table:table-cell>
          <table:table-cell table:style-name="ce17" table:formula="of:=[.I11]-2*([.$B11]-1)" office:value-type="float" office:value="-0.000984375000001592" calcext:value-type="float">
            <text:p>-0.000984375</text:p>
          </table:table-cell>
          <table:table-cell table:style-name="Default" office:value-type="float" office:value="63627194421387.1" calcext:value-type="float">
            <text:p>63627194421387.1</text:p>
          </table:table-cell>
          <table:table-cell table:style-name="ce10" table:formula="of:=([.K11]-[.K10])/1000" office:value-type="float" office:value="1.999" calcext:value-type="float">
            <text:p>1.9990</text:p>
          </table:table-cell>
          <table:table-cell table:style-name="ce10" table:formula="of:=[.L11]+[.M10]" office:value-type="float" office:value="17.9996015625" calcext:value-type="float">
            <text:p>17.9996</text:p>
          </table:table-cell>
          <table:table-cell table:style-name="ce21" table:formula="of:=[.M11]-2*([.$B11]-1)" office:value-type="float" office:value="-0.00039843749999946" calcext:value-type="float">
            <text:p>-0.0003984375</text:p>
          </table:table-cell>
          <table:table-cell table:style-name="Default" office:value-type="float" office:value="63627194894217.4" calcext:value-type="float">
            <text:p>63627194894217.4</text:p>
          </table:table-cell>
          <table:table-cell table:style-name="ce10" table:formula="of:=([.O11]-[.O10])/1000" office:value-type="float" office:value="2.0008984375" calcext:value-type="float">
            <text:p>2.0009</text:p>
          </table:table-cell>
          <table:table-cell table:style-name="ce10" table:formula="of:=[.P11]+[.Q10]" office:value-type="float" office:value="18.0006953125" calcext:value-type="float">
            <text:p>18.0007</text:p>
          </table:table-cell>
          <table:table-cell table:style-name="ce25" table:formula="of:=[.Q11]-2*([.$B11]-1)" office:value-type="float" office:value="0.000695312499999545" calcext:value-type="float">
            <text:p>0.0006953125</text:p>
          </table:table-cell>
          <table:table-cell table:style-name="Default" office:value-type="float" office:value="63627195351599.5" calcext:value-type="float">
            <text:p>63627195351599.5</text:p>
          </table:table-cell>
          <table:table-cell table:style-name="ce10" table:formula="of:=([.S11]-[.S10])/1000" office:value-type="float" office:value="1.999703125" calcext:value-type="float">
            <text:p>1.9997</text:p>
          </table:table-cell>
          <table:table-cell table:style-name="ce10" table:formula="of:=[.T11]+[.U10]" office:value-type="float" office:value="18.000703125" calcext:value-type="float">
            <text:p>18.0007</text:p>
          </table:table-cell>
          <table:table-cell table:style-name="ce26" table:formula="of:=[.U11]-2*([.$B11]-1)" office:value-type="float" office:value="0.000703124999997584" calcext:value-type="float">
            <text:p>0.000703125</text:p>
          </table:table-cell>
          <table:table-cell table:style-name="Default" office:value-type="float" office:value="63627195819087.7" calcext:value-type="float">
            <text:p>63627195819087.7</text:p>
          </table:table-cell>
          <table:table-cell table:style-name="ce10" table:formula="of:=([.W11]-[.W10])/1000" office:value-type="float" office:value="2.0001015625" calcext:value-type="float">
            <text:p>2.0001</text:p>
          </table:table-cell>
          <table:table-cell table:style-name="ce10" table:formula="of:=[.X11]+[.Y10]" office:value-type="float" office:value="17.9996015625" calcext:value-type="float">
            <text:p>17.9996</text:p>
          </table:table-cell>
          <table:table-cell table:style-name="ce29" table:formula="of:=[.Y11]-2*([.$B11]-1)" office:value-type="float" office:value="-0.00039843749999946" calcext:value-type="float">
            <text:p>-0.0003984375</text:p>
          </table:table-cell>
          <table:table-cell table:style-name="Default" office:value-type="float" office:value="63627196277645" calcext:value-type="float">
            <text:p>63627196277645</text:p>
          </table:table-cell>
          <table:table-cell table:style-name="ce10" table:formula="of:=([.AA11]-[.AA10])/1000" office:value-type="float" office:value="2.000296875" calcext:value-type="float">
            <text:p>2.0003</text:p>
          </table:table-cell>
          <table:table-cell table:style-name="ce10" table:formula="of:=[.AB11]+[.AC10]" office:value-type="float" office:value="18.0011015625" calcext:value-type="float">
            <text:p>18.0011</text:p>
          </table:table-cell>
          <table:table-cell table:style-name="ce33" table:formula="of:=[.AC11]-2*([.$B11]-1)" office:value-type="float" office:value="0.0011015625000006" calcext:value-type="float">
            <text:p>0.0011015625</text:p>
          </table:table-cell>
          <table:table-cell table:style-name="Default" office:value-type="float" office:value="63627196749280.1" calcext:value-type="float">
            <text:p>63627196749280.1</text:p>
          </table:table-cell>
          <table:table-cell table:style-name="ce10" table:formula="of:=([.AE11]-[.AE10])/1000" office:value-type="float" office:value="2.0003984375" calcext:value-type="float">
            <text:p>2.0004</text:p>
          </table:table-cell>
          <table:table-cell table:style-name="ce10" table:formula="of:=[.AF11]+[.AG10]" office:value-type="float" office:value="18.000203125" calcext:value-type="float">
            <text:p>18.0002</text:p>
          </table:table-cell>
          <table:table-cell table:style-name="ce40" table:formula="of:=[.AG11]-2*([.$B11]-1)" office:value-type="float" office:value="0.000203125000002302" calcext:value-type="float">
            <text:p>0.000203125</text:p>
          </table:table-cell>
          <table:table-cell table:style-name="Default" office:value-type="float" office:value="63627197210265.6" calcext:value-type="float">
            <text:p>63627197210265.6</text:p>
          </table:table-cell>
          <table:table-cell table:style-name="ce10" table:formula="of:=([.AI11]-[.AI10])/1000" office:value-type="float" office:value="1.9988046875" calcext:value-type="float">
            <text:p>1.9988</text:p>
          </table:table-cell>
          <table:table-cell table:style-name="ce10" table:formula="of:=[.AJ11]+[.AK10]" office:value-type="float" office:value="18.0006015625" calcext:value-type="float">
            <text:p>18.0006</text:p>
          </table:table-cell>
          <table:table-cell table:style-name="ce48" table:formula="of:=[.AK11]-2*([.$B11]-1)" office:value-type="float" office:value="0.000601562500001762" calcext:value-type="float">
            <text:p>0.0006015625</text:p>
          </table:table-cell>
          <table:table-cell table:style-name="Default" office:value-type="float" office:value="63627197689329.8" calcext:value-type="float">
            <text:p>63627197689329.8</text:p>
          </table:table-cell>
          <table:table-cell table:style-name="ce10" table:formula="of:=([.AM11]-[.AM10])/1000" office:value-type="float" office:value="1.99859375" calcext:value-type="float">
            <text:p>1.9986</text:p>
          </table:table-cell>
          <table:table-cell table:style-name="ce10" table:formula="of:=[.AN11]+[.AO10]" office:value-type="float" office:value="18.0008984375" calcext:value-type="float">
            <text:p>18.0009</text:p>
          </table:table-cell>
          <table:table-cell table:style-name="ce54" table:formula="of:=[.AO11]-2*([.$B11]-1)" office:value-type="float" office:value="0.000898437500001847" calcext:value-type="float">
            <text:p>0.0008984375</text:p>
          </table:table-cell>
          <table:table-cell table:style-name="Default" office:value-type="float" office:value="63627198151307" calcext:value-type="float">
            <text:p>63627198151307</text:p>
          </table:table-cell>
          <table:table-cell table:style-name="ce10" table:formula="of:=([.AQ11]-[.AQ10])/1000" office:value-type="float" office:value="2.000296875" calcext:value-type="float">
            <text:p>2.0003</text:p>
          </table:table-cell>
          <table:table-cell table:style-name="ce10" table:formula="of:=[.AR11]+[.AS10]" office:value-type="float" office:value="17.9998984375" calcext:value-type="float">
            <text:p>17.9999</text:p>
          </table:table-cell>
          <table:table-cell table:style-name="ce60" table:formula="of:=[.AS11]-2*([.$B11]-1)" office:value-type="float" office:value="-0.000101562499999375" calcext:value-type="float">
            <text:p>-0.0001015625</text:p>
          </table:table-cell>
          <table:table-cell table:style-name="Default" office:value-type="float" office:value="63627198625051.5" calcext:value-type="float">
            <text:p>63627198625051.5</text:p>
          </table:table-cell>
          <table:table-cell table:style-name="ce10" table:formula="of:=([.AU11]-[.AU10])/1000" office:value-type="float" office:value="2.000296875" calcext:value-type="float">
            <text:p>2.0003</text:p>
          </table:table-cell>
          <table:table-cell table:style-name="ce10" table:formula="of:=[.AV11]+[.AW10]" office:value-type="float" office:value="18.0015" calcext:value-type="float">
            <text:p>18.0015</text:p>
          </table:table-cell>
          <table:table-cell table:style-name="ce65" table:formula="of:=[.AW11]-2*([.$B11]-1)" office:value-type="float" office:value="0.00150000000000361" calcext:value-type="float">
            <text:p>0.001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63627193493576" calcext:value-type="float">
            <text:p>63627193493576</text:p>
          </table:table-cell>
          <table:table-cell table:formula="of:=([.C12]-[.C11])/1000" office:value-type="float" office:value="1.999125" calcext:value-type="float">
            <text:p>1.9991</text:p>
          </table:table-cell>
          <table:table-cell table:formula="of:=[.D12]+[.E11]" office:value-type="float" office:value="20.0015546875" calcext:value-type="float">
            <text:p>20.0016</text:p>
          </table:table-cell>
          <table:table-cell table:style-name="ce12" table:formula="of:=[.E12]-2*([.$B12]-1)" office:value-type="float" office:value="0.00155468750000054" calcext:value-type="float">
            <text:p>0.0015546875</text:p>
          </table:table-cell>
          <table:table-cell table:style-name="Default" office:value-type="float" office:value="63627193958793.2" calcext:value-type="float">
            <text:p>63627193958793.2</text:p>
          </table:table-cell>
          <table:table-cell table:style-name="ce10" table:formula="of:=([.G12]-[.G11])/1000" office:value-type="float" office:value="2.0010703125" calcext:value-type="float">
            <text:p>2.0011</text:p>
          </table:table-cell>
          <table:table-cell table:style-name="ce10" table:formula="of:=[.H12]+[.I11]" office:value-type="float" office:value="20.0000859375" calcext:value-type="float">
            <text:p>20.0001</text:p>
          </table:table-cell>
          <table:table-cell table:style-name="ce17" table:formula="of:=[.I12]-2*([.$B12]-1)" office:value-type="float" office:value="0.0000859374999997442" calcext:value-type="float">
            <text:p>8.59374999997442E-05</text:p>
          </table:table-cell>
          <table:table-cell table:style-name="Default" office:value-type="float" office:value="63627194423388.3" calcext:value-type="float">
            <text:p>63627194423388.3</text:p>
          </table:table-cell>
          <table:table-cell table:style-name="ce10" table:formula="of:=([.K12]-[.K11])/1000" office:value-type="float" office:value="2.0011953125" calcext:value-type="float">
            <text:p>2.0012</text:p>
          </table:table-cell>
          <table:table-cell table:style-name="ce10" table:formula="of:=[.L12]+[.M11]" office:value-type="float" office:value="20.000796875" calcext:value-type="float">
            <text:p>20.0008</text:p>
          </table:table-cell>
          <table:table-cell table:style-name="ce21" table:formula="of:=[.M12]-2*([.$B12]-1)" office:value-type="float" office:value="0.00079687499999892" calcext:value-type="float">
            <text:p>0.000796875</text:p>
          </table:table-cell>
          <table:table-cell table:style-name="Default" office:value-type="float" office:value="63627194896218.3" calcext:value-type="float">
            <text:p>63627194896218.3</text:p>
          </table:table-cell>
          <table:table-cell table:style-name="ce10" table:formula="of:=([.O12]-[.O11])/1000" office:value-type="float" office:value="2.0008984375" calcext:value-type="float">
            <text:p>2.0009</text:p>
          </table:table-cell>
          <table:table-cell table:style-name="ce10" table:formula="of:=[.P12]+[.Q11]" office:value-type="float" office:value="20.00159375" calcext:value-type="float">
            <text:p>20.0016</text:p>
          </table:table-cell>
          <table:table-cell table:style-name="ce25" table:formula="of:=[.Q12]-2*([.$B12]-1)" office:value-type="float" office:value="0.00159374999999784" calcext:value-type="float">
            <text:p>0.00159375</text:p>
          </table:table-cell>
          <table:table-cell table:style-name="Default" office:value-type="float" office:value="63627195353600.3" calcext:value-type="float">
            <text:p>63627195353600.3</text:p>
          </table:table-cell>
          <table:table-cell table:style-name="ce10" table:formula="of:=([.S12]-[.S11])/1000" office:value-type="float" office:value="2.000796875" calcext:value-type="float">
            <text:p>2.0008</text:p>
          </table:table-cell>
          <table:table-cell table:style-name="ce10" table:formula="of:=[.T12]+[.U11]" office:value-type="float" office:value="20.0015" calcext:value-type="float">
            <text:p>20.0015</text:p>
          </table:table-cell>
          <table:table-cell table:style-name="ce26" table:formula="of:=[.U12]-2*([.$B12]-1)" office:value-type="float" office:value="0.0014999999999965" calcext:value-type="float">
            <text:p>0.0015</text:p>
          </table:table-cell>
          <table:table-cell table:style-name="Default" office:value-type="float" office:value="63627195821087.5" calcext:value-type="float">
            <text:p>63627195821087.5</text:p>
          </table:table-cell>
          <table:table-cell table:style-name="ce10" table:formula="of:=([.W12]-[.W11])/1000" office:value-type="float" office:value="1.999796875" calcext:value-type="float">
            <text:p>1.9998</text:p>
          </table:table-cell>
          <table:table-cell table:style-name="ce10" table:formula="of:=[.X12]+[.Y11]" office:value-type="float" office:value="19.9993984375" calcext:value-type="float">
            <text:p>19.9994</text:p>
          </table:table-cell>
          <table:table-cell table:style-name="ce29" table:formula="of:=[.Y12]-2*([.$B12]-1)" office:value-type="float" office:value="-0.000601562499998209" calcext:value-type="float">
            <text:p>-0.0006015625</text:p>
          </table:table-cell>
          <table:table-cell table:style-name="Default" office:value-type="float" office:value="63627196279643.8" calcext:value-type="float">
            <text:p>63627196279643.8</text:p>
          </table:table-cell>
          <table:table-cell table:style-name="ce10" table:formula="of:=([.AA12]-[.AA11])/1000" office:value-type="float" office:value="1.998796875" calcext:value-type="float">
            <text:p>1.9988</text:p>
          </table:table-cell>
          <table:table-cell table:style-name="ce10" table:formula="of:=[.AB12]+[.AC11]" office:value-type="float" office:value="19.9998984375" calcext:value-type="float">
            <text:p>19.9999</text:p>
          </table:table-cell>
          <table:table-cell table:style-name="ce33" table:formula="of:=[.AC12]-2*([.$B12]-1)" office:value-type="float" office:value="-0.000101562499999375" calcext:value-type="float">
            <text:p>-0.0001015625</text:p>
          </table:table-cell>
          <table:table-cell table:style-name="Default" office:value-type="float" office:value="63627196751300.7" calcext:value-type="float">
            <text:p>63627196751300.7</text:p>
          </table:table-cell>
          <table:table-cell table:style-name="ce10" table:formula="of:=([.AE12]-[.AE11])/1000" office:value-type="float" office:value="2.0206015625" calcext:value-type="float">
            <text:p>2.0206</text:p>
          </table:table-cell>
          <table:table-cell table:style-name="ce10" table:formula="of:=[.AF12]+[.AG11]" office:value-type="float" office:value="20.0208046875" calcext:value-type="float">
            <text:p>20.0208</text:p>
          </table:table-cell>
          <table:table-cell table:style-name="ce40" table:formula="of:=[.AG12]-2*([.$B12]-1)" office:value-type="float" office:value="0.0208046875000036" calcext:value-type="float">
            <text:p>0.0208046875</text:p>
          </table:table-cell>
          <table:table-cell table:style-name="Default" office:value-type="float" office:value="63627197212265.6" calcext:value-type="float">
            <text:p>63627197212265.6</text:p>
          </table:table-cell>
          <table:table-cell table:style-name="ce10" table:formula="of:=([.AI12]-[.AI11])/1000" office:value-type="float" office:value="2" calcext:value-type="float">
            <text:p>2.0000</text:p>
          </table:table-cell>
          <table:table-cell table:style-name="ce10" table:formula="of:=[.AJ12]+[.AK11]" office:value-type="float" office:value="20.0006015625" calcext:value-type="float">
            <text:p>20.0006</text:p>
          </table:table-cell>
          <table:table-cell table:style-name="ce48" table:formula="of:=[.AK12]-2*([.$B12]-1)" office:value-type="float" office:value="0.000601562500001762" calcext:value-type="float">
            <text:p>0.0006015625</text:p>
          </table:table-cell>
          <table:table-cell table:style-name="Default" office:value-type="float" office:value="63627197691329.4" calcext:value-type="float">
            <text:p>63627197691329.4</text:p>
          </table:table-cell>
          <table:table-cell table:style-name="ce10" table:formula="of:=([.AM12]-[.AM11])/1000" office:value-type="float" office:value="1.9996015625" calcext:value-type="float">
            <text:p>1.9996</text:p>
          </table:table-cell>
          <table:table-cell table:style-name="ce10" table:formula="of:=[.AN12]+[.AO11]" office:value-type="float" office:value="20.0005" calcext:value-type="float">
            <text:p>20.0005</text:p>
          </table:table-cell>
          <table:table-cell table:style-name="ce54" table:formula="of:=[.AO12]-2*([.$B12]-1)" office:value-type="float" office:value="0.000500000000002387" calcext:value-type="float">
            <text:p>0.0005</text:p>
          </table:table-cell>
          <table:table-cell table:style-name="Default" office:value-type="float" office:value="63627198153307.7" calcext:value-type="float">
            <text:p>63627198153307.7</text:p>
          </table:table-cell>
          <table:table-cell table:style-name="ce10" table:formula="of:=([.AQ12]-[.AQ11])/1000" office:value-type="float" office:value="2.000703125" calcext:value-type="float">
            <text:p>2.0007</text:p>
          </table:table-cell>
          <table:table-cell table:style-name="ce10" table:formula="of:=[.AR12]+[.AS11]" office:value-type="float" office:value="20.0006015625" calcext:value-type="float">
            <text:p>20.0006</text:p>
          </table:table-cell>
          <table:table-cell table:style-name="ce60" table:formula="of:=[.AS12]-2*([.$B12]-1)" office:value-type="float" office:value="0.000601562500001762" calcext:value-type="float">
            <text:p>0.0006015625</text:p>
          </table:table-cell>
          <table:table-cell table:style-name="Default" office:value-type="float" office:value="63627198627050.2" calcext:value-type="float">
            <text:p>63627198627050.2</text:p>
          </table:table-cell>
          <table:table-cell table:style-name="ce10" table:formula="of:=([.AU12]-[.AU11])/1000" office:value-type="float" office:value="1.998703125" calcext:value-type="float">
            <text:p>1.9987</text:p>
          </table:table-cell>
          <table:table-cell table:style-name="ce10" table:formula="of:=[.AV12]+[.AW11]" office:value-type="float" office:value="20.000203125" calcext:value-type="float">
            <text:p>20.0002</text:p>
          </table:table-cell>
          <table:table-cell table:style-name="ce65" table:formula="of:=[.AW12]-2*([.$B12]-1)" office:value-type="float" office:value="0.000203125000002302" calcext:value-type="float">
            <text:p>0.000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63627193495574.6" calcext:value-type="float">
            <text:p>63627193495574.6</text:p>
          </table:table-cell>
          <table:table-cell table:formula="of:=([.C13]-[.C12])/1000" office:value-type="float" office:value="1.998640625" calcext:value-type="float">
            <text:p>1.9986</text:p>
          </table:table-cell>
          <table:table-cell table:formula="of:=[.D13]+[.E12]" office:value-type="float" office:value="22.0001953125" calcext:value-type="float">
            <text:p>22.0002</text:p>
          </table:table-cell>
          <table:table-cell table:style-name="ce12" table:formula="of:=[.E13]-2*([.$B13]-1)" office:value-type="float" office:value="0.000195312500000711" calcext:value-type="float">
            <text:p>0.0001953125</text:p>
          </table:table-cell>
          <table:table-cell table:style-name="Default" office:value-type="float" office:value="63627193960978.7" calcext:value-type="float">
            <text:p>63627193960978.7</text:p>
          </table:table-cell>
          <table:table-cell table:style-name="ce10" table:formula="of:=([.G13]-[.G12])/1000" office:value-type="float" office:value="2.1855" calcext:value-type="float">
            <text:p>2.1855</text:p>
          </table:table-cell>
          <table:table-cell table:style-name="ce10" table:formula="of:=[.H13]+[.I12]" office:value-type="float" office:value="22.1855859375" calcext:value-type="float">
            <text:p>22.1856</text:p>
          </table:table-cell>
          <table:table-cell table:style-name="ce17" table:formula="of:=[.I13]-2*([.$B13]-1)" office:value-type="float" office:value="0.185585937500001" calcext:value-type="float">
            <text:p>0.1855859375</text:p>
          </table:table-cell>
          <table:table-cell table:style-name="Default" office:value-type="float" office:value="63627194425388.4" calcext:value-type="float">
            <text:p>63627194425388.4</text:p>
          </table:table-cell>
          <table:table-cell table:style-name="ce10" table:formula="of:=([.K13]-[.K12])/1000" office:value-type="float" office:value="2.0001015625" calcext:value-type="float">
            <text:p>2.0001</text:p>
          </table:table-cell>
          <table:table-cell table:style-name="ce10" table:formula="of:=[.L13]+[.M12]" office:value-type="float" office:value="22.0008984375" calcext:value-type="float">
            <text:p>22.0009</text:p>
          </table:table-cell>
          <table:table-cell table:style-name="ce21" table:formula="of:=[.M13]-2*([.$B13]-1)" office:value-type="float" office:value="0.000898437499998295" calcext:value-type="float">
            <text:p>0.0008984375</text:p>
          </table:table-cell>
          <table:table-cell table:style-name="Default" office:value-type="float" office:value="63627194898216" calcext:value-type="float">
            <text:p>63627194898216</text:p>
          </table:table-cell>
          <table:table-cell table:style-name="ce10" table:formula="of:=([.O13]-[.O12])/1000" office:value-type="float" office:value="1.997703125" calcext:value-type="float">
            <text:p>1.9977</text:p>
          </table:table-cell>
          <table:table-cell table:style-name="ce10" table:formula="of:=[.P13]+[.Q12]" office:value-type="float" office:value="21.999296875" calcext:value-type="float">
            <text:p>21.9993</text:p>
          </table:table-cell>
          <table:table-cell table:style-name="ce25" table:formula="of:=[.Q13]-2*([.$B13]-1)" office:value-type="float" office:value="-0.000703125000001137" calcext:value-type="float">
            <text:p>-0.000703125</text:p>
          </table:table-cell>
          <table:table-cell table:style-name="Default" office:value-type="float" office:value="63627195355598.7" calcext:value-type="float">
            <text:p>63627195355598.7</text:p>
          </table:table-cell>
          <table:table-cell table:style-name="ce10" table:formula="of:=([.S13]-[.S12])/1000" office:value-type="float" office:value="1.99840625" calcext:value-type="float">
            <text:p>1.9984</text:p>
          </table:table-cell>
          <table:table-cell table:style-name="ce10" table:formula="of:=[.T13]+[.U12]" office:value-type="float" office:value="21.99990625" calcext:value-type="float">
            <text:p>21.9999</text:p>
          </table:table-cell>
          <table:table-cell table:style-name="ce26" table:formula="of:=[.U13]-2*([.$B13]-1)" office:value-type="float" office:value="-0.0000937500000048885" calcext:value-type="float">
            <text:p>-0.00009375</text:p>
          </table:table-cell>
          <table:table-cell table:style-name="Default" office:value-type="float" office:value="63627195823089.3" calcext:value-type="float">
            <text:p>63627195823089.3</text:p>
          </table:table-cell>
          <table:table-cell table:style-name="ce10" table:formula="of:=([.W13]-[.W12])/1000" office:value-type="float" office:value="2.001796875" calcext:value-type="float">
            <text:p>2.0018</text:p>
          </table:table-cell>
          <table:table-cell table:style-name="ce10" table:formula="of:=[.X13]+[.Y12]" office:value-type="float" office:value="22.0011953125" calcext:value-type="float">
            <text:p>22.0012</text:p>
          </table:table-cell>
          <table:table-cell table:style-name="ce29" table:formula="of:=[.Y13]-2*([.$B13]-1)" office:value-type="float" office:value="0.00119531250000193" calcext:value-type="float">
            <text:p>0.0011953125</text:p>
          </table:table-cell>
          <table:table-cell table:style-name="Default" office:value-type="float" office:value="63627196281644.3" calcext:value-type="float">
            <text:p>63627196281644.3</text:p>
          </table:table-cell>
          <table:table-cell table:style-name="ce10" table:formula="of:=([.AA13]-[.AA12])/1000" office:value-type="float" office:value="2.0005" calcext:value-type="float">
            <text:p>2.0005</text:p>
          </table:table-cell>
          <table:table-cell table:style-name="ce10" table:formula="of:=[.AB13]+[.AC12]" office:value-type="float" office:value="22.0003984375" calcext:value-type="float">
            <text:p>22.0004</text:p>
          </table:table-cell>
          <table:table-cell table:style-name="ce33" table:formula="of:=[.AC13]-2*([.$B13]-1)" office:value-type="float" office:value="0.00039843749999946" calcext:value-type="float">
            <text:p>0.0003984375</text:p>
          </table:table-cell>
          <table:table-cell table:style-name="Default" office:value-type="float" office:value="63627196753279.7" calcext:value-type="float">
            <text:p>63627196753279.7</text:p>
          </table:table-cell>
          <table:table-cell table:style-name="ce10" table:formula="of:=([.AE13]-[.AE12])/1000" office:value-type="float" office:value="1.979" calcext:value-type="float">
            <text:p>1.9790</text:p>
          </table:table-cell>
          <table:table-cell table:style-name="ce10" table:formula="of:=[.AF13]+[.AG12]" office:value-type="float" office:value="21.9998046875" calcext:value-type="float">
            <text:p>21.9998</text:p>
          </table:table-cell>
          <table:table-cell table:style-name="ce40" table:formula="of:=[.AG13]-2*([.$B13]-1)" office:value-type="float" office:value="-0.000195312499997158" calcext:value-type="float">
            <text:p>-0.0001953125</text:p>
          </table:table-cell>
          <table:table-cell table:style-name="Default" office:value-type="float" office:value="63627197214267.9" calcext:value-type="float">
            <text:p>63627197214267.9</text:p>
          </table:table-cell>
          <table:table-cell table:style-name="ce10" table:formula="of:=([.AI13]-[.AI12])/1000" office:value-type="float" office:value="2.002296875" calcext:value-type="float">
            <text:p>2.0023</text:p>
          </table:table-cell>
          <table:table-cell table:style-name="ce10" table:formula="of:=[.AJ13]+[.AK12]" office:value-type="float" office:value="22.0028984375" calcext:value-type="float">
            <text:p>22.0029</text:p>
          </table:table-cell>
          <table:table-cell table:style-name="ce48" table:formula="of:=[.AK13]-2*([.$B13]-1)" office:value-type="float" office:value="0.00289843750000074" calcext:value-type="float">
            <text:p>0.0028984375</text:p>
          </table:table-cell>
          <table:table-cell table:style-name="Default" office:value-type="float" office:value="63627197693331.6" calcext:value-type="float">
            <text:p>63627197693331.6</text:p>
          </table:table-cell>
          <table:table-cell table:style-name="ce10" table:formula="of:=([.AM13]-[.AM12])/1000" office:value-type="float" office:value="2.002203125" calcext:value-type="float">
            <text:p>2.0022</text:p>
          </table:table-cell>
          <table:table-cell table:style-name="ce10" table:formula="of:=[.AN13]+[.AO12]" office:value-type="float" office:value="22.002703125" calcext:value-type="float">
            <text:p>22.0027</text:p>
          </table:table-cell>
          <table:table-cell table:style-name="ce54" table:formula="of:=[.AO13]-2*([.$B13]-1)" office:value-type="float" office:value="0.00270312500000358" calcext:value-type="float">
            <text:p>0.002703125</text:p>
          </table:table-cell>
          <table:table-cell table:style-name="Default" office:value-type="float" office:value="63627198155307.6" calcext:value-type="float">
            <text:p>63627198155307.6</text:p>
          </table:table-cell>
          <table:table-cell table:style-name="ce10" table:formula="of:=([.AQ13]-[.AQ12])/1000" office:value-type="float" office:value="1.9998984375" calcext:value-type="float">
            <text:p>1.9999</text:p>
          </table:table-cell>
          <table:table-cell table:style-name="ce10" table:formula="of:=[.AR13]+[.AS12]" office:value-type="float" office:value="22.0005" calcext:value-type="float">
            <text:p>22.0005</text:p>
          </table:table-cell>
          <table:table-cell table:style-name="ce60" table:formula="of:=[.AS13]-2*([.$B13]-1)" office:value-type="float" office:value="0.000500000000002387" calcext:value-type="float">
            <text:p>0.0005</text:p>
          </table:table-cell>
          <table:table-cell table:style-name="Default" office:value-type="float" office:value="63627198629050.1" calcext:value-type="float">
            <text:p>63627198629050.1</text:p>
          </table:table-cell>
          <table:table-cell table:style-name="ce10" table:formula="of:=([.AU13]-[.AU12])/1000" office:value-type="float" office:value="1.9998984375" calcext:value-type="float">
            <text:p>1.9999</text:p>
          </table:table-cell>
          <table:table-cell table:style-name="ce10" table:formula="of:=[.AV13]+[.AW12]" office:value-type="float" office:value="22.0001015625" calcext:value-type="float">
            <text:p>22.0001</text:p>
          </table:table-cell>
          <table:table-cell table:style-name="ce65" table:formula="of:=[.AW13]-2*([.$B13]-1)" office:value-type="float" office:value="0.000101562500002927" calcext:value-type="float">
            <text:p>0.000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63627193497575.8" calcext:value-type="float">
            <text:p>63627193497575.8</text:p>
          </table:table-cell>
          <table:table-cell table:formula="of:=([.C14]-[.C13])/1000" office:value-type="float" office:value="2.0012265625" calcext:value-type="float">
            <text:p>2.0012</text:p>
          </table:table-cell>
          <table:table-cell table:formula="of:=[.D14]+[.E13]" office:value-type="float" office:value="24.001421875" calcext:value-type="float">
            <text:p>24.0014</text:p>
          </table:table-cell>
          <table:table-cell table:style-name="ce12" table:formula="of:=[.E14]-2*([.$B14]-1)" office:value-type="float" office:value="0.0014218750000019" calcext:value-type="float">
            <text:p>0.001421875</text:p>
          </table:table-cell>
          <table:table-cell table:style-name="Default" office:value-type="float" office:value="63627193962791.6" calcext:value-type="float">
            <text:p>63627193962791.6</text:p>
          </table:table-cell>
          <table:table-cell table:style-name="ce10" table:formula="of:=([.G14]-[.G13])/1000" office:value-type="float" office:value="1.8129609375" calcext:value-type="float">
            <text:p>1.8130</text:p>
          </table:table-cell>
          <table:table-cell table:style-name="ce10" table:formula="of:=[.H14]+[.I13]" office:value-type="float" office:value="23.998546875" calcext:value-type="float">
            <text:p>23.9985</text:p>
          </table:table-cell>
          <table:table-cell table:style-name="ce17" table:formula="of:=[.I14]-2*([.$B14]-1)" office:value-type="float" office:value="-0.00145312499999761" calcext:value-type="float">
            <text:p>-0.001453125</text:p>
          </table:table-cell>
          <table:table-cell table:style-name="Default" office:value-type="float" office:value="63627194427387.4" calcext:value-type="float">
            <text:p>63627194427387.4</text:p>
          </table:table-cell>
          <table:table-cell table:style-name="ce10" table:formula="of:=([.K14]-[.K13])/1000" office:value-type="float" office:value="1.999" calcext:value-type="float">
            <text:p>1.9990</text:p>
          </table:table-cell>
          <table:table-cell table:style-name="ce10" table:formula="of:=[.L14]+[.M13]" office:value-type="float" office:value="23.9998984375" calcext:value-type="float">
            <text:p>23.9999</text:p>
          </table:table-cell>
          <table:table-cell table:style-name="ce21" table:formula="of:=[.M14]-2*([.$B14]-1)" office:value-type="float" office:value="-0.000101562500002927" calcext:value-type="float">
            <text:p>-0.0001015625</text:p>
          </table:table-cell>
          <table:table-cell table:style-name="Default" office:value-type="float" office:value="63627194900217.7" calcext:value-type="float">
            <text:p>63627194900217.7</text:p>
          </table:table-cell>
          <table:table-cell table:style-name="ce10" table:formula="of:=([.O14]-[.O13])/1000" office:value-type="float" office:value="2.001703125" calcext:value-type="float">
            <text:p>2.0017</text:p>
          </table:table-cell>
          <table:table-cell table:style-name="ce10" table:formula="of:=[.P14]+[.Q13]" office:value-type="float" office:value="24.001" calcext:value-type="float">
            <text:p>24.0010</text:p>
          </table:table-cell>
          <table:table-cell table:style-name="ce25" table:formula="of:=[.Q14]-2*([.$B14]-1)" office:value-type="float" office:value="0.000999999999997669" calcext:value-type="float">
            <text:p>0.001</text:p>
          </table:table-cell>
          <table:table-cell table:style-name="Default" office:value-type="float" office:value="63627195357598.8" calcext:value-type="float">
            <text:p>63627195357598.8</text:p>
          </table:table-cell>
          <table:table-cell table:style-name="ce10" table:formula="of:=([.S14]-[.S13])/1000" office:value-type="float" office:value="2.00009375" calcext:value-type="float">
            <text:p>2.0001</text:p>
          </table:table-cell>
          <table:table-cell table:style-name="ce10" table:formula="of:=[.T14]+[.U13]" office:value-type="float" office:value="24" calcext:value-type="float">
            <text:p>24.0000</text:p>
          </table:table-cell>
          <table:table-cell table:style-name="ce26" table:formula="of:=[.U14]-2*([.$B14]-1)" office:value-type="float" office:value="0" calcext:value-type="float">
            <text:p>0</text:p>
          </table:table-cell>
          <table:table-cell table:style-name="Default" office:value-type="float" office:value="63627195825087.5" calcext:value-type="float">
            <text:p>63627195825087.5</text:p>
          </table:table-cell>
          <table:table-cell table:style-name="ce10" table:formula="of:=([.W14]-[.W13])/1000" office:value-type="float" office:value="1.998203125" calcext:value-type="float">
            <text:p>1.9982</text:p>
          </table:table-cell>
          <table:table-cell table:style-name="ce10" table:formula="of:=[.X14]+[.Y13]" office:value-type="float" office:value="23.9993984375" calcext:value-type="float">
            <text:p>23.9994</text:p>
          </table:table-cell>
          <table:table-cell table:style-name="ce29" table:formula="of:=[.Y14]-2*([.$B14]-1)" office:value-type="float" office:value="-0.000601562499998209" calcext:value-type="float">
            <text:p>-0.0006015625</text:p>
          </table:table-cell>
          <table:table-cell table:style-name="Default" office:value-type="float" office:value="63627196283643.7" calcext:value-type="float">
            <text:p>63627196283643.7</text:p>
          </table:table-cell>
          <table:table-cell table:style-name="ce10" table:formula="of:=([.AA14]-[.AA13])/1000" office:value-type="float" office:value="1.99940625" calcext:value-type="float">
            <text:p>1.9994</text:p>
          </table:table-cell>
          <table:table-cell table:style-name="ce10" table:formula="of:=[.AB14]+[.AC13]" office:value-type="float" office:value="23.9998046875" calcext:value-type="float">
            <text:p>23.9998</text:p>
          </table:table-cell>
          <table:table-cell table:style-name="ce33" table:formula="of:=[.AC14]-2*([.$B14]-1)" office:value-type="float" office:value="-0.000195312500000711" calcext:value-type="float">
            <text:p>-0.0001953125</text:p>
          </table:table-cell>
          <table:table-cell table:style-name="Default" office:value-type="float" office:value="63627196755279.5" calcext:value-type="float">
            <text:p>63627196755279.5</text:p>
          </table:table-cell>
          <table:table-cell table:style-name="ce10" table:formula="of:=([.AE14]-[.AE13])/1000" office:value-type="float" office:value="1.999796875" calcext:value-type="float">
            <text:p>1.9998</text:p>
          </table:table-cell>
          <table:table-cell table:style-name="ce10" table:formula="of:=[.AF14]+[.AG13]" office:value-type="float" office:value="23.9996015625" calcext:value-type="float">
            <text:p>23.9996</text:p>
          </table:table-cell>
          <table:table-cell table:style-name="ce40" table:formula="of:=[.AG14]-2*([.$B14]-1)" office:value-type="float" office:value="-0.000398437499995907" calcext:value-type="float">
            <text:p>-0.0003984375</text:p>
          </table:table-cell>
          <table:table-cell table:style-name="Default" office:value-type="float" office:value="63627197216264.7" calcext:value-type="float">
            <text:p>63627197216264.7</text:p>
          </table:table-cell>
          <table:table-cell table:style-name="ce10" table:formula="of:=([.AI14]-[.AI13])/1000" office:value-type="float" office:value="1.9968046875" calcext:value-type="float">
            <text:p>1.9968</text:p>
          </table:table-cell>
          <table:table-cell table:style-name="ce10" table:formula="of:=[.AJ14]+[.AK13]" office:value-type="float" office:value="23.999703125" calcext:value-type="float">
            <text:p>23.9997</text:p>
          </table:table-cell>
          <table:table-cell table:style-name="ce48" table:formula="of:=[.AK14]-2*([.$B14]-1)" office:value-type="float" office:value="-0.000296875000000085" calcext:value-type="float">
            <text:p>-0.000296875</text:p>
          </table:table-cell>
          <table:table-cell table:style-name="Default" office:value-type="float" office:value="63627197695329.1" calcext:value-type="float">
            <text:p>63627197695329.1</text:p>
          </table:table-cell>
          <table:table-cell table:style-name="ce10" table:formula="of:=([.AM14]-[.AM13])/1000" office:value-type="float" office:value="1.9975" calcext:value-type="float">
            <text:p>1.9975</text:p>
          </table:table-cell>
          <table:table-cell table:style-name="ce10" table:formula="of:=[.AN14]+[.AO13]" office:value-type="float" office:value="24.000203125" calcext:value-type="float">
            <text:p>24.0002</text:p>
          </table:table-cell>
          <table:table-cell table:style-name="ce54" table:formula="of:=[.AO14]-2*([.$B14]-1)" office:value-type="float" office:value="0.000203125000002302" calcext:value-type="float">
            <text:p>0.000203125</text:p>
          </table:table-cell>
          <table:table-cell table:style-name="Default" office:value-type="float" office:value="63627198157308" calcext:value-type="float">
            <text:p>63627198157308</text:p>
          </table:table-cell>
          <table:table-cell table:style-name="ce10" table:formula="of:=([.AQ14]-[.AQ13])/1000" office:value-type="float" office:value="2.0003984375" calcext:value-type="float">
            <text:p>2.0004</text:p>
          </table:table-cell>
          <table:table-cell table:style-name="ce10" table:formula="of:=[.AR14]+[.AS13]" office:value-type="float" office:value="24.0008984375" calcext:value-type="float">
            <text:p>24.0009</text:p>
          </table:table-cell>
          <table:table-cell table:style-name="ce60" table:formula="of:=[.AS14]-2*([.$B14]-1)" office:value-type="float" office:value="0.000898437500001847" calcext:value-type="float">
            <text:p>0.0008984375</text:p>
          </table:table-cell>
          <table:table-cell table:style-name="Default" office:value-type="float" office:value="63627198631049.7" calcext:value-type="float">
            <text:p>63627198631049.7</text:p>
          </table:table-cell>
          <table:table-cell table:style-name="ce10" table:formula="of:=([.AU14]-[.AU13])/1000" office:value-type="float" office:value="1.9996015625" calcext:value-type="float">
            <text:p>1.9996</text:p>
          </table:table-cell>
          <table:table-cell table:style-name="ce10" table:formula="of:=[.AV14]+[.AW13]" office:value-type="float" office:value="23.999703125" calcext:value-type="float">
            <text:p>23.9997</text:p>
          </table:table-cell>
          <table:table-cell table:style-name="ce65" table:formula="of:=[.AW14]-2*([.$B14]-1)" office:value-type="float" office:value="-0.000296874999996533" calcext:value-type="float">
            <text:p>-0.0002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63627193499574.7" calcext:value-type="float">
            <text:p>63627193499574.7</text:p>
          </table:table-cell>
          <table:table-cell table:formula="of:=([.C15]-[.C14])/1000" office:value-type="float" office:value="1.998859375" calcext:value-type="float">
            <text:p>1.9989</text:p>
          </table:table-cell>
          <table:table-cell table:formula="of:=[.D15]+[.E14]" office:value-type="float" office:value="26.00028125" calcext:value-type="float">
            <text:p>26.0003</text:p>
          </table:table-cell>
          <table:table-cell table:style-name="ce12" table:formula="of:=[.E15]-2*([.$B15]-1)" office:value-type="float" office:value="0.000281250000000455" calcext:value-type="float">
            <text:p>0.00028125</text:p>
          </table:table-cell>
          <table:table-cell table:style-name="Default" office:value-type="float" office:value="63627193964793.1" calcext:value-type="float">
            <text:p>63627193964793.1</text:p>
          </table:table-cell>
          <table:table-cell table:style-name="ce10" table:formula="of:=([.G15]-[.G14])/1000" office:value-type="float" office:value="2.001421875" calcext:value-type="float">
            <text:p>2.0014</text:p>
          </table:table-cell>
          <table:table-cell table:style-name="ce10" table:formula="of:=[.H15]+[.I14]" office:value-type="float" office:value="25.99996875" calcext:value-type="float">
            <text:p>26.0000</text:p>
          </table:table-cell>
          <table:table-cell table:style-name="ce17" table:formula="of:=[.I15]-2*([.$B15]-1)" office:value-type="float" office:value="-0.000031249999999261" calcext:value-type="float">
            <text:p>-0.00003125</text:p>
          </table:table-cell>
          <table:table-cell table:style-name="Default" office:value-type="float" office:value="63627194429387.7" calcext:value-type="float">
            <text:p>63627194429387.7</text:p>
          </table:table-cell>
          <table:table-cell table:style-name="ce10" table:formula="of:=([.K15]-[.K14])/1000" office:value-type="float" office:value="2.0003046875" calcext:value-type="float">
            <text:p>2.0003</text:p>
          </table:table-cell>
          <table:table-cell table:style-name="ce10" table:formula="of:=[.L15]+[.M14]" office:value-type="float" office:value="26.000203125" calcext:value-type="float">
            <text:p>26.0002</text:p>
          </table:table-cell>
          <table:table-cell table:style-name="ce21" table:formula="of:=[.M15]-2*([.$B15]-1)" office:value-type="float" office:value="0.000203124999998749" calcext:value-type="float">
            <text:p>0.000203125</text:p>
          </table:table-cell>
          <table:table-cell table:style-name="Default" office:value-type="float" office:value="63627194902218.2" calcext:value-type="float">
            <text:p>63627194902218.2</text:p>
          </table:table-cell>
          <table:table-cell table:style-name="ce10" table:formula="of:=([.O15]-[.O14])/1000" office:value-type="float" office:value="2.0005" calcext:value-type="float">
            <text:p>2.0005</text:p>
          </table:table-cell>
          <table:table-cell table:style-name="ce10" table:formula="of:=[.P15]+[.Q14]" office:value-type="float" office:value="26.0015" calcext:value-type="float">
            <text:p>26.0015</text:p>
          </table:table-cell>
          <table:table-cell table:style-name="ce25" table:formula="of:=[.Q15]-2*([.$B15]-1)" office:value-type="float" office:value="0.0014999999999965" calcext:value-type="float">
            <text:p>0.0015</text:p>
          </table:table-cell>
          <table:table-cell table:style-name="Default" office:value-type="float" office:value="63627195359598.3" calcext:value-type="float">
            <text:p>63627195359598.3</text:p>
          </table:table-cell>
          <table:table-cell table:style-name="ce10" table:formula="of:=([.S15]-[.S14])/1000" office:value-type="float" office:value="1.9995" calcext:value-type="float">
            <text:p>1.9995</text:p>
          </table:table-cell>
          <table:table-cell table:style-name="ce10" table:formula="of:=[.T15]+[.U14]" office:value-type="float" office:value="25.9995" calcext:value-type="float">
            <text:p>25.9995</text:p>
          </table:table-cell>
          <table:table-cell table:style-name="ce26" table:formula="of:=[.U15]-2*([.$B15]-1)" office:value-type="float" office:value="-0.000500000000002387" calcext:value-type="float">
            <text:p>-0.0005</text:p>
          </table:table-cell>
          <table:table-cell table:style-name="Default" office:value-type="float" office:value="63627195827089.3" calcext:value-type="float">
            <text:p>63627195827089.3</text:p>
          </table:table-cell>
          <table:table-cell table:style-name="ce10" table:formula="of:=([.W15]-[.W14])/1000" office:value-type="float" office:value="2.001796875" calcext:value-type="float">
            <text:p>2.0018</text:p>
          </table:table-cell>
          <table:table-cell table:style-name="ce10" table:formula="of:=[.X15]+[.Y14]" office:value-type="float" office:value="26.0011953125" calcext:value-type="float">
            <text:p>26.0012</text:p>
          </table:table-cell>
          <table:table-cell table:style-name="ce29" table:formula="of:=[.Y15]-2*([.$B15]-1)" office:value-type="float" office:value="0.00119531250000193" calcext:value-type="float">
            <text:p>0.0011953125</text:p>
          </table:table-cell>
          <table:table-cell table:style-name="Default" office:value-type="float" office:value="63627196285644.9" calcext:value-type="float">
            <text:p>63627196285644.9</text:p>
          </table:table-cell>
          <table:table-cell table:style-name="ce10" table:formula="of:=([.AA15]-[.AA14])/1000" office:value-type="float" office:value="2.0011953125" calcext:value-type="float">
            <text:p>2.0012</text:p>
          </table:table-cell>
          <table:table-cell table:style-name="ce10" table:formula="of:=[.AB15]+[.AC14]" office:value-type="float" office:value="26.001" calcext:value-type="float">
            <text:p>26.0010</text:p>
          </table:table-cell>
          <table:table-cell table:style-name="ce33" table:formula="of:=[.AC15]-2*([.$B15]-1)" office:value-type="float" office:value="0.000999999999997669" calcext:value-type="float">
            <text:p>0.001</text:p>
          </table:table-cell>
          <table:table-cell table:style-name="Default" office:value-type="float" office:value="63627196757282" calcext:value-type="float">
            <text:p>63627196757282</text:p>
          </table:table-cell>
          <table:table-cell table:style-name="ce10" table:formula="of:=([.AE15]-[.AE14])/1000" office:value-type="float" office:value="2.0025" calcext:value-type="float">
            <text:p>2.0025</text:p>
          </table:table-cell>
          <table:table-cell table:style-name="ce10" table:formula="of:=[.AF15]+[.AG14]" office:value-type="float" office:value="26.0021015625" calcext:value-type="float">
            <text:p>26.0021</text:p>
          </table:table-cell>
          <table:table-cell table:style-name="ce40" table:formula="of:=[.AG15]-2*([.$B15]-1)" office:value-type="float" office:value="0.00210156250000537" calcext:value-type="float">
            <text:p>0.0021015625</text:p>
          </table:table-cell>
          <table:table-cell table:style-name="Default" office:value-type="float" office:value="63627197218265" calcext:value-type="float">
            <text:p>63627197218265</text:p>
          </table:table-cell>
          <table:table-cell table:style-name="ce10" table:formula="of:=([.AI15]-[.AI14])/1000" office:value-type="float" office:value="2.000296875" calcext:value-type="float">
            <text:p>2.0003</text:p>
          </table:table-cell>
          <table:table-cell table:style-name="ce10" table:formula="of:=[.AJ15]+[.AK14]" office:value-type="float" office:value="26" calcext:value-type="float">
            <text:p>26.0000</text:p>
          </table:table-cell>
          <table:table-cell table:style-name="ce48" table:formula="of:=[.AK15]-2*([.$B15]-1)" office:value-type="float" office:value="0" calcext:value-type="float">
            <text:p>0</text:p>
          </table:table-cell>
          <table:table-cell table:style-name="Default" office:value-type="float" office:value="63627197697330.9" calcext:value-type="float">
            <text:p>63627197697330.9</text:p>
          </table:table-cell>
          <table:table-cell table:style-name="ce10" table:formula="of:=([.AM15]-[.AM14])/1000" office:value-type="float" office:value="2.001796875" calcext:value-type="float">
            <text:p>2.0018</text:p>
          </table:table-cell>
          <table:table-cell table:style-name="ce10" table:formula="of:=[.AN15]+[.AO14]" office:value-type="float" office:value="26.002" calcext:value-type="float">
            <text:p>26.0020</text:p>
          </table:table-cell>
          <table:table-cell table:style-name="ce54" table:formula="of:=[.AO15]-2*([.$B15]-1)" office:value-type="float" office:value="0.00200000000000244" calcext:value-type="float">
            <text:p>0.002</text:p>
          </table:table-cell>
          <table:table-cell table:style-name="Default" office:value-type="float" office:value="63627198159306.7" calcext:value-type="float">
            <text:p>63627198159306.7</text:p>
          </table:table-cell>
          <table:table-cell table:style-name="ce10" table:formula="of:=([.AQ15]-[.AQ14])/1000" office:value-type="float" office:value="1.998703125" calcext:value-type="float">
            <text:p>1.9987</text:p>
          </table:table-cell>
          <table:table-cell table:style-name="ce10" table:formula="of:=[.AR15]+[.AS14]" office:value-type="float" office:value="25.9996015625" calcext:value-type="float">
            <text:p>25.9996</text:p>
          </table:table-cell>
          <table:table-cell table:style-name="ce60" table:formula="of:=[.AS15]-2*([.$B15]-1)" office:value-type="float" office:value="-0.00039843749999946" calcext:value-type="float">
            <text:p>-0.0003984375</text:p>
          </table:table-cell>
          <table:table-cell table:style-name="Default" office:value-type="float" office:value="63627198633051.6" calcext:value-type="float">
            <text:p>63627198633051.6</text:p>
          </table:table-cell>
          <table:table-cell table:style-name="ce10" table:formula="of:=([.AU15]-[.AU14])/1000" office:value-type="float" office:value="2.0018984375" calcext:value-type="float">
            <text:p>2.0019</text:p>
          </table:table-cell>
          <table:table-cell table:style-name="ce10" table:formula="of:=[.AV15]+[.AW14]" office:value-type="float" office:value="26.0016015625" calcext:value-type="float">
            <text:p>26.0016</text:p>
          </table:table-cell>
          <table:table-cell table:style-name="ce66" table:formula="of:=[.AW15]-2*([.$B15]-1)" office:value-type="float" office:value="0.00160156250000298" calcext:value-type="float">
            <text:p>0.0016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63627193501576.6" calcext:value-type="float">
            <text:p>63627193501576.6</text:p>
          </table:table-cell>
          <table:table-cell table:formula="of:=([.C16]-[.C15])/1000" office:value-type="float" office:value="2.00190625" calcext:value-type="float">
            <text:p>2.0019</text:p>
          </table:table-cell>
          <table:table-cell table:formula="of:=[.D16]+[.E15]" office:value-type="float" office:value="28.0021875" calcext:value-type="float">
            <text:p>28.0022</text:p>
          </table:table-cell>
          <table:table-cell table:style-name="ce12" table:formula="of:=[.E16]-2*([.$B16]-1)" office:value-type="float" office:value="0.00218750000000156" calcext:value-type="float">
            <text:p>0.0021875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16]-[.G15])/1000" office:value-type="float" office:value="26.6741015625" calcext:value-type="float">
            <text:p>26.6741</text:p>
          </table:table-cell>
          <table:table-cell table:style-name="ce10" table:formula="of:=[.H16]+[.I15]" office:value-type="float" office:value="52.6740703125" calcext:value-type="float">
            <text:p>52.6741</text:p>
          </table:table-cell>
          <table:table-cell table:style-name="ce17" table:formula="of:=[.I16]-2*([.$B16]-1)" office:value-type="float" office:value="24.6740703125" calcext:value-type="float">
            <text:p>24.6740703125</text:p>
          </table:table-cell>
          <table:table-cell table:style-name="Default" office:value-type="float" office:value="63627194431894.3" calcext:value-type="float">
            <text:p>63627194431894.3</text:p>
          </table:table-cell>
          <table:table-cell table:style-name="ce10" table:formula="of:=([.K16]-[.K15])/1000" office:value-type="float" office:value="2.50659375" calcext:value-type="float">
            <text:p>2.5066</text:p>
          </table:table-cell>
          <table:table-cell table:style-name="ce10" table:formula="of:=[.L16]+[.M15]" office:value-type="float" office:value="28.506796875" calcext:value-type="float">
            <text:p>28.5068</text:p>
          </table:table-cell>
          <table:table-cell table:style-name="ce21" table:formula="of:=[.M16]-2*([.$B16]-1)" office:value-type="float" office:value="0.506796874999999" calcext:value-type="float">
            <text:p>0.506796875</text:p>
          </table:table-cell>
          <table:table-cell table:style-name="Default" office:value-type="float" office:value="63627194904216.7" calcext:value-type="float">
            <text:p>63627194904216.7</text:p>
          </table:table-cell>
          <table:table-cell table:style-name="ce10" table:formula="of:=([.O16]-[.O15])/1000" office:value-type="float" office:value="1.9985" calcext:value-type="float">
            <text:p>1.9985</text:p>
          </table:table-cell>
          <table:table-cell table:style-name="ce10" table:formula="of:=[.P16]+[.Q15]" office:value-type="float" office:value="28" calcext:value-type="float">
            <text:p>28.0000</text:p>
          </table:table-cell>
          <table:table-cell table:style-name="ce25" table:formula="of:=[.Q16]-2*([.$B16]-1)" office:value-type="float" office:value="0" calcext:value-type="float">
            <text:p>0</text:p>
          </table:table-cell>
          <table:table-cell table:style-name="Default" office:value-type="float" office:value="63627195361598.5" calcext:value-type="float">
            <text:p>63627195361598.5</text:p>
          </table:table-cell>
          <table:table-cell table:style-name="ce10" table:formula="of:=([.S16]-[.S15])/1000" office:value-type="float" office:value="2.000203125" calcext:value-type="float">
            <text:p>2.0002</text:p>
          </table:table-cell>
          <table:table-cell table:style-name="ce10" table:formula="of:=[.T16]+[.U15]" office:value-type="float" office:value="27.999703125" calcext:value-type="float">
            <text:p>27.9997</text:p>
          </table:table-cell>
          <table:table-cell table:style-name="ce26" table:formula="of:=[.U16]-2*([.$B16]-1)" office:value-type="float" office:value="-0.000296875000003638" calcext:value-type="float">
            <text:p>-0.000296875</text:p>
          </table:table-cell>
          <table:table-cell table:style-name="Default" office:value-type="float" office:value="63627195829465.9" calcext:value-type="float">
            <text:p>63627195829465.9</text:p>
          </table:table-cell>
          <table:table-cell table:style-name="ce10" table:formula="of:=([.W16]-[.W15])/1000" office:value-type="float" office:value="2.3766015625" calcext:value-type="float">
            <text:p>2.3766</text:p>
          </table:table-cell>
          <table:table-cell table:style-name="ce10" table:formula="of:=[.X16]+[.Y15]" office:value-type="float" office:value="28.377796875" calcext:value-type="float">
            <text:p>28.3778</text:p>
          </table:table-cell>
          <table:table-cell table:style-name="ce29" table:formula="of:=[.Y16]-2*([.$B16]-1)" office:value-type="float" office:value="0.377796875000001" calcext:value-type="float">
            <text:p>0.377796875</text:p>
          </table:table-cell>
          <table:table-cell table:style-name="Default" office:value-type="float" office:value="63627196287644.5" calcext:value-type="float">
            <text:p>63627196287644.5</text:p>
          </table:table-cell>
          <table:table-cell table:style-name="ce10" table:formula="of:=([.AA16]-[.AA15])/1000" office:value-type="float" office:value="1.9996015625" calcext:value-type="float">
            <text:p>1.9996</text:p>
          </table:table-cell>
          <table:table-cell table:style-name="ce10" table:formula="of:=[.AB16]+[.AC15]" office:value-type="float" office:value="28.0006015625" calcext:value-type="float">
            <text:p>28.0006</text:p>
          </table:table-cell>
          <table:table-cell table:style-name="ce33" table:formula="of:=[.AC16]-2*([.$B16]-1)" office:value-type="float" office:value="0.000601562499998209" calcext:value-type="float">
            <text:p>0.0006015625</text:p>
          </table:table-cell>
          <table:table-cell table:formula="of:=[.AE$20]" office:value-type="float" office:value="63627196769237.3" calcext:value-type="float">
            <text:p>63627196769237.3</text:p>
          </table:table-cell>
          <table:table-cell table:style-name="ce10" table:formula="of:=([.AE16]-[.AE15])/1000" office:value-type="float" office:value="11.955296875" calcext:value-type="float">
            <text:p>11.9553</text:p>
          </table:table-cell>
          <table:table-cell table:style-name="ce10" table:formula="of:=[.AF16]+[.AG15]" office:value-type="float" office:value="37.9573984375" calcext:value-type="float">
            <text:p>37.9574</text:p>
          </table:table-cell>
          <table:table-cell table:style-name="ce40" table:formula="of:=[.AG16]-2*([.$B16]-1)" office:value-type="float" office:value="9.9573984375" calcext:value-type="float">
            <text:p>9.9573984375</text:p>
          </table:table-cell>
          <table:table-cell table:style-name="Default" office:value-type="float" office:value="63627197220265" calcext:value-type="float">
            <text:p>63627197220265</text:p>
          </table:table-cell>
          <table:table-cell table:style-name="ce10" table:formula="of:=([.AI16]-[.AI15])/1000" office:value-type="float" office:value="2" calcext:value-type="float">
            <text:p>2.0000</text:p>
          </table:table-cell>
          <table:table-cell table:style-name="ce10" table:formula="of:=[.AJ16]+[.AK15]" office:value-type="float" office:value="28" calcext:value-type="float">
            <text:p>28.0000</text:p>
          </table:table-cell>
          <table:table-cell table:style-name="ce48" table:formula="of:=[.AK16]-2*([.$B16]-1)" office:value-type="float" office:value="0" calcext:value-type="float">
            <text:p>0</text:p>
          </table:table-cell>
          <table:table-cell table:formula="of:=[.AM17]" office:value-type="float" office:value="63627197701555.5" calcext:value-type="float">
            <text:p>63627197701555.5</text:p>
          </table:table-cell>
          <table:table-cell table:style-name="ce10" table:formula="of:=([.AM16]-[.AM15])/1000" office:value-type="float" office:value="4.2246015625" calcext:value-type="float">
            <text:p>4.2246</text:p>
          </table:table-cell>
          <table:table-cell table:style-name="ce10" table:formula="of:=[.AN16]+[.AO15]" office:value-type="float" office:value="30.2266015625" calcext:value-type="float">
            <text:p>30.2266</text:p>
          </table:table-cell>
          <table:table-cell table:style-name="ce54" table:formula="of:=[.AO16]-2*([.$B16]-1)" office:value-type="float" office:value="2.2266015625" calcext:value-type="float">
            <text:p>2.2266015625</text:p>
          </table:table-cell>
          <table:table-cell table:style-name="Default" office:value-type="float" office:value="63627198161929.6" calcext:value-type="float">
            <text:p>63627198161929.6</text:p>
          </table:table-cell>
          <table:table-cell table:style-name="ce10" table:formula="of:=([.AQ16]-[.AQ15])/1000" office:value-type="float" office:value="2.6228984375" calcext:value-type="float">
            <text:p>2.6229</text:p>
          </table:table-cell>
          <table:table-cell table:style-name="ce10" table:formula="of:=[.AR16]+[.AS15]" office:value-type="float" office:value="28.6225" calcext:value-type="float">
            <text:p>28.6225</text:p>
          </table:table-cell>
          <table:table-cell table:style-name="ce60" table:formula="of:=[.AS16]-2*([.$B16]-1)" office:value-type="float" office:value="0.622500000000002" calcext:value-type="float">
            <text:p>0.6225</text:p>
          </table:table-cell>
          <table:table-cell table:formula="of:=[.AU17]" office:value-type="float" office:value="63627198638838.9" calcext:value-type="float">
            <text:p>63627198638838.9</text:p>
          </table:table-cell>
          <table:table-cell table:style-name="ce10" table:formula="of:=([.AU16]-[.AU15])/1000" office:value-type="float" office:value="5.787296875" calcext:value-type="float">
            <text:p>5.7873</text:p>
          </table:table-cell>
          <table:table-cell table:style-name="ce10" table:formula="of:=[.AV16]+[.AW15]" office:value-type="float" office:value="31.7888984375" calcext:value-type="float">
            <text:p>31.7889</text:p>
          </table:table-cell>
          <table:table-cell table:style-name="ce61" table:formula="of:=[.AW16]-2*([.$B16]-1)" office:value-type="float" office:value="3.7888984375" calcext:value-type="float">
            <text:p>3.7888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63627193503576.1" calcext:value-type="float">
            <text:p>63627193503576.1</text:p>
          </table:table-cell>
          <table:table-cell table:formula="of:=([.C17]-[.C16])/1000" office:value-type="float" office:value="1.9994765625" calcext:value-type="float">
            <text:p>1.9995</text:p>
          </table:table-cell>
          <table:table-cell table:formula="of:=[.D17]+[.E16]" office:value-type="float" office:value="30.0016640625" calcext:value-type="float">
            <text:p>30.0017</text:p>
          </table:table-cell>
          <table:table-cell table:style-name="ce12" table:formula="of:=[.E17]-2*([.$B17]-1)" office:value-type="float" office:value="0.00166406250000151" calcext:value-type="float">
            <text:p>0.0016640625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17]-[.G16])/1000" office:value-type="float" office:value="0" calcext:value-type="float">
            <text:p>0.0000</text:p>
          </table:table-cell>
          <table:table-cell table:style-name="ce10" table:formula="of:=[.H17]+[.I16]" office:value-type="float" office:value="52.6740703125" calcext:value-type="float">
            <text:p>52.6741</text:p>
          </table:table-cell>
          <table:table-cell table:style-name="ce17" table:formula="of:=[.I17]-2*([.$B17]-1)" office:value-type="float" office:value="22.6740703125" calcext:value-type="float">
            <text:p>22.6740703125</text:p>
          </table:table-cell>
          <table:table-cell table:style-name="Default" office:value-type="float" office:value="63627194433387.6" calcext:value-type="float">
            <text:p>63627194433387.6</text:p>
          </table:table-cell>
          <table:table-cell table:style-name="ce10" table:formula="of:=([.K17]-[.K16])/1000" office:value-type="float" office:value="1.4933046875" calcext:value-type="float">
            <text:p>1.4933</text:p>
          </table:table-cell>
          <table:table-cell table:style-name="ce10" table:formula="of:=[.L17]+[.M16]" office:value-type="float" office:value="30.0001015625" calcext:value-type="float">
            <text:p>30.0001</text:p>
          </table:table-cell>
          <table:table-cell table:style-name="ce21" table:formula="of:=[.M17]-2*([.$B17]-1)" office:value-type="float" office:value="0.000101562499999375" calcext:value-type="float">
            <text:p>0.0001015625</text:p>
          </table:table-cell>
          <table:table-cell table:style-name="Default" office:value-type="float" office:value="63627194906217.7" calcext:value-type="float">
            <text:p>63627194906217.7</text:p>
          </table:table-cell>
          <table:table-cell table:style-name="ce10" table:formula="of:=([.O17]-[.O16])/1000" office:value-type="float" office:value="2.001" calcext:value-type="float">
            <text:p>2.0010</text:p>
          </table:table-cell>
          <table:table-cell table:style-name="ce10" table:formula="of:=[.P17]+[.Q16]" office:value-type="float" office:value="30.001" calcext:value-type="float">
            <text:p>30.0010</text:p>
          </table:table-cell>
          <table:table-cell table:style-name="ce25" table:formula="of:=[.Q17]-2*([.$B17]-1)" office:value-type="float" office:value="0.000999999999997669" calcext:value-type="float">
            <text:p>0.001</text:p>
          </table:table-cell>
          <table:table-cell table:style-name="Default" office:value-type="float" office:value="63627195363601.7" calcext:value-type="float">
            <text:p>63627195363601.7</text:p>
          </table:table-cell>
          <table:table-cell table:style-name="ce10" table:formula="of:=([.S17]-[.S16])/1000" office:value-type="float" office:value="2.003203125" calcext:value-type="float">
            <text:p>2.0032</text:p>
          </table:table-cell>
          <table:table-cell table:style-name="ce10" table:formula="of:=[.T17]+[.U16]" office:value-type="float" office:value="30.00290625" calcext:value-type="float">
            <text:p>30.0029</text:p>
          </table:table-cell>
          <table:table-cell table:style-name="ce26" table:formula="of:=[.U17]-2*([.$B17]-1)" office:value-type="float" office:value="0.00290624999999523" calcext:value-type="float">
            <text:p>0.00290625</text:p>
          </table:table-cell>
          <table:table-cell table:style-name="Default" office:value-type="float" office:value="63627195831089.9" calcext:value-type="float">
            <text:p>63627195831089.9</text:p>
          </table:table-cell>
          <table:table-cell table:style-name="ce10" table:formula="of:=([.W17]-[.W16])/1000" office:value-type="float" office:value="1.624" calcext:value-type="float">
            <text:p>1.6240</text:p>
          </table:table-cell>
          <table:table-cell table:style-name="ce10" table:formula="of:=[.X17]+[.Y16]" office:value-type="float" office:value="30.001796875" calcext:value-type="float">
            <text:p>30.0018</text:p>
          </table:table-cell>
          <table:table-cell table:style-name="ce29" table:formula="of:=[.Y17]-2*([.$B17]-1)" office:value-type="float" office:value="0.00179687500000014" calcext:value-type="float">
            <text:p>0.001796875</text:p>
          </table:table-cell>
          <table:table-cell table:style-name="Default" office:value-type="float" office:value="63627196289645.3" calcext:value-type="float">
            <text:p>63627196289645.3</text:p>
          </table:table-cell>
          <table:table-cell table:style-name="ce10" table:formula="of:=([.AA17]-[.AA16])/1000" office:value-type="float" office:value="2.000796875" calcext:value-type="float">
            <text:p>2.0008</text:p>
          </table:table-cell>
          <table:table-cell table:style-name="ce10" table:formula="of:=[.AB17]+[.AC16]" office:value-type="float" office:value="30.0013984375" calcext:value-type="float">
            <text:p>30.0014</text:p>
          </table:table-cell>
          <table:table-cell table:style-name="ce33" table:formula="of:=[.AC17]-2*([.$B17]-1)" office:value-type="float" office:value="0.00139843749999713" calcext:value-type="float">
            <text:p>0.0013984375</text:p>
          </table:table-cell>
          <table:table-cell table:formula="of:=[.AE$20]" office:value-type="float" office:value="63627196769237.3" calcext:value-type="float">
            <text:p>63627196769237.3</text:p>
          </table:table-cell>
          <table:table-cell table:style-name="ce10" table:formula="of:=([.AE17]-[.AE16])/1000" office:value-type="float" office:value="0" calcext:value-type="float">
            <text:p>0.0000</text:p>
          </table:table-cell>
          <table:table-cell table:style-name="ce10" table:formula="of:=[.AF17]+[.AG16]" office:value-type="float" office:value="37.9573984375" calcext:value-type="float">
            <text:p>37.9574</text:p>
          </table:table-cell>
          <table:table-cell table:style-name="ce40" table:formula="of:=[.AG17]-2*([.$B17]-1)" office:value-type="float" office:value="7.9573984375" calcext:value-type="float">
            <text:p>7.9573984375</text:p>
          </table:table-cell>
          <table:table-cell table:style-name="Default" office:value-type="float" office:value="63627197222267.7" calcext:value-type="float">
            <text:p>63627197222267.7</text:p>
          </table:table-cell>
          <table:table-cell table:style-name="ce10" table:formula="of:=([.AI17]-[.AI16])/1000" office:value-type="float" office:value="2.002703125" calcext:value-type="float">
            <text:p>2.0027</text:p>
          </table:table-cell>
          <table:table-cell table:style-name="ce10" table:formula="of:=[.AJ17]+[.AK16]" office:value-type="float" office:value="30.002703125" calcext:value-type="float">
            <text:p>30.0027</text:p>
          </table:table-cell>
          <table:table-cell table:style-name="ce48" table:formula="of:=[.AK17]-2*([.$B17]-1)" office:value-type="float" office:value="0.00270312500000003" calcext:value-type="float">
            <text:p>0.002703125</text:p>
          </table:table-cell>
          <table:table-cell table:style-name="Default" office:value-type="float" office:value="63627197701555.5" calcext:value-type="float">
            <text:p>63627197701555.5</text:p>
          </table:table-cell>
          <table:table-cell table:style-name="ce10" table:formula="of:=([.AM17]-[.AM16])/1000" office:value-type="float" office:value="0" calcext:value-type="float">
            <text:p>0.0000</text:p>
          </table:table-cell>
          <table:table-cell table:style-name="ce10" table:formula="of:=[.AN17]+[.AO16]" office:value-type="float" office:value="30.2266015625" calcext:value-type="float">
            <text:p>30.2266</text:p>
          </table:table-cell>
          <table:table-cell table:style-name="ce54" table:formula="of:=[.AO17]-2*([.$B17]-1)" office:value-type="float" office:value="0.226601562500001" calcext:value-type="float">
            <text:p>0.2266015625</text:p>
          </table:table-cell>
          <table:table-cell table:style-name="Default" office:value-type="float" office:value="63627198163309.8" calcext:value-type="float">
            <text:p>63627198163309.8</text:p>
          </table:table-cell>
          <table:table-cell table:style-name="ce10" table:formula="of:=([.AQ17]-[.AQ16])/1000" office:value-type="float" office:value="1.3801953125" calcext:value-type="float">
            <text:p>1.3802</text:p>
          </table:table-cell>
          <table:table-cell table:style-name="ce10" table:formula="of:=[.AR17]+[.AS16]" office:value-type="float" office:value="30.0026953125" calcext:value-type="float">
            <text:p>30.0027</text:p>
          </table:table-cell>
          <table:table-cell table:style-name="ce60" table:formula="of:=[.AS17]-2*([.$B17]-1)" office:value-type="float" office:value="0.00269531250000199" calcext:value-type="float">
            <text:p>0.0026953125</text:p>
          </table:table-cell>
          <table:table-cell table:style-name="Default" office:value-type="float" office:value="63627198638838.9" calcext:value-type="float">
            <text:p>63627198638838.9</text:p>
          </table:table-cell>
          <table:table-cell table:style-name="ce10" table:formula="of:=([.AU17]-[.AU16])/1000" office:value-type="float" office:value="0" calcext:value-type="float">
            <text:p>0.0000</text:p>
          </table:table-cell>
          <table:table-cell table:style-name="ce10" table:formula="of:=[.AV17]+[.AW16]" office:value-type="float" office:value="31.7888984375" calcext:value-type="float">
            <text:p>31.7889</text:p>
          </table:table-cell>
          <table:table-cell table:style-name="ce61" table:formula="of:=[.AW17]-2*([.$B17]-1)" office:value-type="float" office:value="1.7888984375" calcext:value-type="float">
            <text:p>1.7888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63627193505574.8" calcext:value-type="float">
            <text:p>63627193505574.8</text:p>
          </table:table-cell>
          <table:table-cell table:formula="of:=([.C18]-[.C17])/1000" office:value-type="float" office:value="1.998671875" calcext:value-type="float">
            <text:p>1.9987</text:p>
          </table:table-cell>
          <table:table-cell table:formula="of:=[.D18]+[.E17]" office:value-type="float" office:value="32.0003359375" calcext:value-type="float">
            <text:p>32.0003</text:p>
          </table:table-cell>
          <table:table-cell table:style-name="ce12" table:formula="of:=[.E18]-2*([.$B18]-1)" office:value-type="float" office:value="0.000335937500004491" calcext:value-type="float">
            <text:p>0.0003359375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18]-[.G17])/1000" office:value-type="float" office:value="0" calcext:value-type="float">
            <text:p>0.0000</text:p>
          </table:table-cell>
          <table:table-cell table:style-name="ce10" table:formula="of:=[.H18]+[.I17]" office:value-type="float" office:value="52.6740703125" calcext:value-type="float">
            <text:p>52.6741</text:p>
          </table:table-cell>
          <table:table-cell table:style-name="ce17" table:formula="of:=[.I18]-2*([.$B18]-1)" office:value-type="float" office:value="20.6740703125" calcext:value-type="float">
            <text:p>20.6740703125</text:p>
          </table:table-cell>
          <table:table-cell table:style-name="Default" office:value-type="float" office:value="63627194435387.5" calcext:value-type="float">
            <text:p>63627194435387.5</text:p>
          </table:table-cell>
          <table:table-cell table:style-name="ce10" table:formula="of:=([.K18]-[.K17])/1000" office:value-type="float" office:value="1.9998984375" calcext:value-type="float">
            <text:p>1.9999</text:p>
          </table:table-cell>
          <table:table-cell table:style-name="ce10" table:formula="of:=[.L18]+[.M17]" office:value-type="float" office:value="32" calcext:value-type="float">
            <text:p>32.0000</text:p>
          </table:table-cell>
          <table:table-cell table:style-name="ce21" table:formula="of:=[.M18]-2*([.$B18]-1)" office:value-type="float" office:value="0" calcext:value-type="float">
            <text:p>0</text:p>
          </table:table-cell>
          <table:table-cell table:style-name="Default" office:value-type="float" office:value="63627194908217.3" calcext:value-type="float">
            <text:p>63627194908217.3</text:p>
          </table:table-cell>
          <table:table-cell table:style-name="ce10" table:formula="of:=([.O18]-[.O17])/1000" office:value-type="float" office:value="1.99959375" calcext:value-type="float">
            <text:p>1.9996</text:p>
          </table:table-cell>
          <table:table-cell table:style-name="ce10" table:formula="of:=[.P18]+[.Q17]" office:value-type="float" office:value="32.00059375" calcext:value-type="float">
            <text:p>32.0006</text:p>
          </table:table-cell>
          <table:table-cell table:style-name="ce25" table:formula="of:=[.Q18]-2*([.$B18]-1)" office:value-type="float" office:value="0.000593750000000171" calcext:value-type="float">
            <text:p>0.00059375</text:p>
          </table:table-cell>
          <table:table-cell table:style-name="Default" office:value-type="float" office:value="63627195365598.7" calcext:value-type="float">
            <text:p>63627195365598.7</text:p>
          </table:table-cell>
          <table:table-cell table:style-name="ce10" table:formula="of:=([.S18]-[.S17])/1000" office:value-type="float" office:value="1.997" calcext:value-type="float">
            <text:p>1.9970</text:p>
          </table:table-cell>
          <table:table-cell table:style-name="ce10" table:formula="of:=[.T18]+[.U17]" office:value-type="float" office:value="31.99990625" calcext:value-type="float">
            <text:p>31.9999</text:p>
          </table:table-cell>
          <table:table-cell table:style-name="ce26" table:formula="of:=[.U18]-2*([.$B18]-1)" office:value-type="float" office:value="-0.0000937500000048885" calcext:value-type="float">
            <text:p>-0.00009375</text:p>
          </table:table-cell>
          <table:table-cell table:style-name="Default" office:value-type="float" office:value="63627195833088" calcext:value-type="float">
            <text:p>63627195833088</text:p>
          </table:table-cell>
          <table:table-cell table:style-name="ce10" table:formula="of:=([.W18]-[.W17])/1000" office:value-type="float" office:value="1.9981015625" calcext:value-type="float">
            <text:p>1.9981</text:p>
          </table:table-cell>
          <table:table-cell table:style-name="ce10" table:formula="of:=[.X18]+[.Y17]" office:value-type="float" office:value="31.9998984375" calcext:value-type="float">
            <text:p>31.9999</text:p>
          </table:table-cell>
          <table:table-cell table:style-name="ce29" table:formula="of:=[.Y18]-2*([.$B18]-1)" office:value-type="float" office:value="-0.000101562499999375" calcext:value-type="float">
            <text:p>-0.0001015625</text:p>
          </table:table-cell>
          <table:table-cell table:style-name="Default" office:value-type="float" office:value="63627196291644.1" calcext:value-type="float">
            <text:p>63627196291644.1</text:p>
          </table:table-cell>
          <table:table-cell table:style-name="ce10" table:formula="of:=([.AA18]-[.AA17])/1000" office:value-type="float" office:value="1.9988046875" calcext:value-type="float">
            <text:p>1.9988</text:p>
          </table:table-cell>
          <table:table-cell table:style-name="ce10" table:formula="of:=[.AB18]+[.AC17]" office:value-type="float" office:value="32.000203125" calcext:value-type="float">
            <text:p>32.0002</text:p>
          </table:table-cell>
          <table:table-cell table:style-name="ce33" table:formula="of:=[.AC18]-2*([.$B18]-1)" office:value-type="float" office:value="0.000203124999998749" calcext:value-type="float">
            <text:p>0.000203125</text:p>
          </table:table-cell>
          <table:table-cell table:formula="of:=[.AE$20]" office:value-type="float" office:value="63627196769237.3" calcext:value-type="float">
            <text:p>63627196769237.3</text:p>
          </table:table-cell>
          <table:table-cell table:style-name="ce10" table:formula="of:=([.AE18]-[.AE17])/1000" office:value-type="float" office:value="0" calcext:value-type="float">
            <text:p>0.0000</text:p>
          </table:table-cell>
          <table:table-cell table:style-name="ce10" table:formula="of:=[.AF18]+[.AG17]" office:value-type="float" office:value="37.9573984375" calcext:value-type="float">
            <text:p>37.9574</text:p>
          </table:table-cell>
          <table:table-cell table:style-name="ce40" table:formula="of:=[.AG18]-2*([.$B18]-1)" office:value-type="float" office:value="5.9573984375" calcext:value-type="float">
            <text:p>5.9573984375</text:p>
          </table:table-cell>
          <table:table-cell table:style-name="Default" office:value-type="float" office:value="63627197224266.6" calcext:value-type="float">
            <text:p>63627197224266.6</text:p>
          </table:table-cell>
          <table:table-cell table:style-name="ce10" table:formula="of:=([.AI18]-[.AI17])/1000" office:value-type="float" office:value="1.9988984375" calcext:value-type="float">
            <text:p>1.9989</text:p>
          </table:table-cell>
          <table:table-cell table:style-name="ce10" table:formula="of:=[.AJ18]+[.AK17]" office:value-type="float" office:value="32.0016015625" calcext:value-type="float">
            <text:p>32.0016</text:p>
          </table:table-cell>
          <table:table-cell table:style-name="ce48" table:formula="of:=[.AK18]-2*([.$B18]-1)" office:value-type="float" office:value="0.00160156249999943" calcext:value-type="float">
            <text:p>0.0016015625</text:p>
          </table:table-cell>
          <table:table-cell table:style-name="Default" office:value-type="float" office:value="63627197703328.9" calcext:value-type="float">
            <text:p>63627197703328.9</text:p>
          </table:table-cell>
          <table:table-cell table:style-name="ce10" table:formula="of:=([.AM18]-[.AM17])/1000" office:value-type="float" office:value="1.7733984375" calcext:value-type="float">
            <text:p>1.7734</text:p>
          </table:table-cell>
          <table:table-cell table:style-name="ce10" table:formula="of:=[.AN18]+[.AO17]" office:value-type="float" office:value="32" calcext:value-type="float">
            <text:p>32.0000</text:p>
          </table:table-cell>
          <table:table-cell table:style-name="ce54" table:formula="of:=[.AO18]-2*([.$B18]-1)" office:value-type="float" office:value="0" calcext:value-type="float">
            <text:p>0</text:p>
          </table:table-cell>
          <table:table-cell table:style-name="Default" office:value-type="float" office:value="63627198165309.3" calcext:value-type="float">
            <text:p>63627198165309.3</text:p>
          </table:table-cell>
          <table:table-cell table:style-name="ce10" table:formula="of:=([.AQ18]-[.AQ17])/1000" office:value-type="float" office:value="1.9995" calcext:value-type="float">
            <text:p>1.9995</text:p>
          </table:table-cell>
          <table:table-cell table:style-name="ce10" table:formula="of:=[.AR18]+[.AS17]" office:value-type="float" office:value="32.0021953125" calcext:value-type="float">
            <text:p>32.0022</text:p>
          </table:table-cell>
          <table:table-cell table:style-name="ce60" table:formula="of:=[.AS18]-2*([.$B18]-1)" office:value-type="float" office:value="0.0021953124999996" calcext:value-type="float">
            <text:p>0.0021953125</text:p>
          </table:table-cell>
          <table:table-cell table:style-name="Default" office:value-type="float" office:value="63627198639051.8" calcext:value-type="float">
            <text:p>63627198639051.8</text:p>
          </table:table-cell>
          <table:table-cell table:style-name="ce10" table:formula="of:=([.AU18]-[.AU17])/1000" office:value-type="float" office:value="0.2128984375" calcext:value-type="float">
            <text:p>0.2129</text:p>
          </table:table-cell>
          <table:table-cell table:style-name="ce10" table:formula="of:=[.AV18]+[.AW17]" office:value-type="float" office:value="32.001796875" calcext:value-type="float">
            <text:p>32.0018</text:p>
          </table:table-cell>
          <table:table-cell table:style-name="ce61" table:formula="of:=[.AW18]-2*([.$B18]-1)" office:value-type="float" office:value="0.00179687500000369" calcext:value-type="float">
            <text:p>0.001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2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63627193507574.8" calcext:value-type="float">
            <text:p>63627193507574.8</text:p>
          </table:table-cell>
          <table:table-cell table:formula="of:=([.C19]-[.C18])/1000" office:value-type="float" office:value="2" calcext:value-type="float">
            <text:p>2.0000</text:p>
          </table:table-cell>
          <table:table-cell table:formula="of:=[.D19]+[.E18]" office:value-type="float" office:value="34.0003359375" calcext:value-type="float">
            <text:p>34.0003</text:p>
          </table:table-cell>
          <table:table-cell table:style-name="ce12" table:formula="of:=[.E19]-2*([.$B19]-1)" office:value-type="float" office:value="0.000335937500004491" calcext:value-type="float">
            <text:p>0.0003359375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19]-[.G18])/1000" office:value-type="float" office:value="0" calcext:value-type="float">
            <text:p>0.0000</text:p>
          </table:table-cell>
          <table:table-cell table:style-name="ce10" table:formula="of:=[.H19]+[.I18]" office:value-type="float" office:value="52.6740703125" calcext:value-type="float">
            <text:p>52.6741</text:p>
          </table:table-cell>
          <table:table-cell table:style-name="ce17" table:formula="of:=[.I19]-2*([.$B19]-1)" office:value-type="float" office:value="18.6740703125" calcext:value-type="float">
            <text:p>18.6740703125</text:p>
          </table:table-cell>
          <table:table-cell table:style-name="Default" office:value-type="float" office:value="63627194437387.5" calcext:value-type="float">
            <text:p>63627194437387.5</text:p>
          </table:table-cell>
          <table:table-cell table:style-name="ce10" table:formula="of:=([.K19]-[.K18])/1000" office:value-type="float" office:value="2" calcext:value-type="float">
            <text:p>2.0000</text:p>
          </table:table-cell>
          <table:table-cell table:style-name="ce10" table:formula="of:=[.L19]+[.M18]" office:value-type="float" office:value="34" calcext:value-type="float">
            <text:p>34.0000</text:p>
          </table:table-cell>
          <table:table-cell table:style-name="ce21" table:formula="of:=[.M19]-2*([.$B19]-1)" office:value-type="float" office:value="0" calcext:value-type="float">
            <text:p>0</text:p>
          </table:table-cell>
          <table:table-cell table:style-name="Default" office:value-type="float" office:value="63627194910218.8" calcext:value-type="float">
            <text:p>63627194910218.8</text:p>
          </table:table-cell>
          <table:table-cell table:style-name="ce10" table:formula="of:=([.O19]-[.O18])/1000" office:value-type="float" office:value="2.0015" calcext:value-type="float">
            <text:p>2.0015</text:p>
          </table:table-cell>
          <table:table-cell table:style-name="ce10" table:formula="of:=[.P19]+[.Q18]" office:value-type="float" office:value="34.00209375" calcext:value-type="float">
            <text:p>34.0021</text:p>
          </table:table-cell>
          <table:table-cell table:style-name="ce25" table:formula="of:=[.Q19]-2*([.$B19]-1)" office:value-type="float" office:value="0.00209375000000023" calcext:value-type="float">
            <text:p>0.00209375</text:p>
          </table:table-cell>
          <table:table-cell table:style-name="Default" office:value-type="float" office:value="63627195367600.5" calcext:value-type="float">
            <text:p>63627195367600.5</text:p>
          </table:table-cell>
          <table:table-cell table:style-name="ce10" table:formula="of:=([.S19]-[.S18])/1000" office:value-type="float" office:value="2.001796875" calcext:value-type="float">
            <text:p>2.0018</text:p>
          </table:table-cell>
          <table:table-cell table:style-name="ce10" table:formula="of:=[.T19]+[.U18]" office:value-type="float" office:value="34.001703125" calcext:value-type="float">
            <text:p>34.0017</text:p>
          </table:table-cell>
          <table:table-cell table:style-name="ce26" table:formula="of:=[.U19]-2*([.$B19]-1)" office:value-type="float" office:value="0.0017031249999917" calcext:value-type="float">
            <text:p>0.001703125</text:p>
          </table:table-cell>
          <table:table-cell table:style-name="Default" office:value-type="float" office:value="63627195835087.3" calcext:value-type="float">
            <text:p>63627195835087.3</text:p>
          </table:table-cell>
          <table:table-cell table:style-name="ce10" table:formula="of:=([.W19]-[.W18])/1000" office:value-type="float" office:value="1.999296875" calcext:value-type="float">
            <text:p>1.9993</text:p>
          </table:table-cell>
          <table:table-cell table:style-name="ce10" table:formula="of:=[.X19]+[.Y18]" office:value-type="float" office:value="33.9991953125" calcext:value-type="float">
            <text:p>33.9992</text:p>
          </table:table-cell>
          <table:table-cell table:style-name="ce29" table:formula="of:=[.Y19]-2*([.$B19]-1)" office:value-type="float" office:value="-0.000804687500000512" calcext:value-type="float">
            <text:p>-0.0008046875</text:p>
          </table:table-cell>
          <table:table-cell table:style-name="Default" office:value-type="float" office:value="63627196293643.8" calcext:value-type="float">
            <text:p>63627196293643.8</text:p>
          </table:table-cell>
          <table:table-cell table:style-name="ce10" table:formula="of:=([.AA19]-[.AA18])/1000" office:value-type="float" office:value="1.9996953125" calcext:value-type="float">
            <text:p>1.9997</text:p>
          </table:table-cell>
          <table:table-cell table:style-name="ce10" table:formula="of:=[.AB19]+[.AC18]" office:value-type="float" office:value="33.9998984375" calcext:value-type="float">
            <text:p>33.9999</text:p>
          </table:table-cell>
          <table:table-cell table:style-name="ce33" table:formula="of:=[.AC19]-2*([.$B19]-1)" office:value-type="float" office:value="-0.000101562499999375" calcext:value-type="float">
            <text:p>-0.0001015625</text:p>
          </table:table-cell>
          <table:table-cell table:formula="of:=[.AE$20]" office:value-type="float" office:value="63627196769237.3" calcext:value-type="float">
            <text:p>63627196769237.3</text:p>
          </table:table-cell>
          <table:table-cell table:style-name="ce10" table:formula="of:=([.AE19]-[.AE18])/1000" office:value-type="float" office:value="0" calcext:value-type="float">
            <text:p>0.0000</text:p>
          </table:table-cell>
          <table:table-cell table:style-name="ce10" table:formula="of:=[.AF19]+[.AG18]" office:value-type="float" office:value="37.9573984375" calcext:value-type="float">
            <text:p>37.9574</text:p>
          </table:table-cell>
          <table:table-cell table:style-name="ce40" table:formula="of:=[.AG19]-2*([.$B19]-1)" office:value-type="float" office:value="3.9573984375" calcext:value-type="float">
            <text:p>3.9573984375</text:p>
          </table:table-cell>
          <table:table-cell table:style-name="Default" office:value-type="float" office:value="63627197226264.5" calcext:value-type="float">
            <text:p>63627197226264.5</text:p>
          </table:table-cell>
          <table:table-cell table:style-name="ce10" table:formula="of:=([.AI19]-[.AI18])/1000" office:value-type="float" office:value="1.9978984375" calcext:value-type="float">
            <text:p>1.9979</text:p>
          </table:table-cell>
          <table:table-cell table:style-name="ce10" table:formula="of:=[.AJ19]+[.AK18]" office:value-type="float" office:value="33.9995" calcext:value-type="float">
            <text:p>33.9995</text:p>
          </table:table-cell>
          <table:table-cell table:style-name="ce48" table:formula="of:=[.AK19]-2*([.$B19]-1)" office:value-type="float" office:value="-0.000500000000002387" calcext:value-type="float">
            <text:p>-0.0005</text:p>
          </table:table-cell>
          <table:table-cell table:style-name="Default" office:value-type="float" office:value="63627197705328.8" calcext:value-type="float">
            <text:p>63627197705328.8</text:p>
          </table:table-cell>
          <table:table-cell table:style-name="ce10" table:formula="of:=([.AM19]-[.AM18])/1000" office:value-type="float" office:value="1.9998984375" calcext:value-type="float">
            <text:p>1.9999</text:p>
          </table:table-cell>
          <table:table-cell table:style-name="ce10" table:formula="of:=[.AN19]+[.AO18]" office:value-type="float" office:value="33.9998984375" calcext:value-type="float">
            <text:p>33.9999</text:p>
          </table:table-cell>
          <table:table-cell table:style-name="ce54" table:formula="of:=[.AO19]-2*([.$B19]-1)" office:value-type="float" office:value="-0.000101562499999375" calcext:value-type="float">
            <text:p>-0.0001015625</text:p>
          </table:table-cell>
          <table:table-cell table:style-name="Default" office:value-type="float" office:value="63627198167307.4" calcext:value-type="float">
            <text:p>63627198167307.4</text:p>
          </table:table-cell>
          <table:table-cell table:style-name="ce10" table:formula="of:=([.AQ19]-[.AQ18])/1000" office:value-type="float" office:value="1.9981015625" calcext:value-type="float">
            <text:p>1.9981</text:p>
          </table:table-cell>
          <table:table-cell table:style-name="ce10" table:formula="of:=[.AR19]+[.AS18]" office:value-type="float" office:value="34.000296875" calcext:value-type="float">
            <text:p>34.0003</text:p>
          </table:table-cell>
          <table:table-cell table:style-name="ce60" table:formula="of:=[.AS19]-2*([.$B19]-1)" office:value-type="float" office:value="0.000296874999996533" calcext:value-type="float">
            <text:p>0.000296875</text:p>
          </table:table-cell>
          <table:table-cell table:style-name="Default" office:value-type="float" office:value="63627198641049.6" calcext:value-type="float">
            <text:p>63627198641049.6</text:p>
          </table:table-cell>
          <table:table-cell table:style-name="ce10" table:formula="of:=([.AU19]-[.AU18])/1000" office:value-type="float" office:value="1.9978046875" calcext:value-type="float">
            <text:p>1.9978</text:p>
          </table:table-cell>
          <table:table-cell table:style-name="ce10" table:formula="of:=[.AV19]+[.AW18]" office:value-type="float" office:value="33.9996015625" calcext:value-type="float">
            <text:p>33.9996</text:p>
          </table:table-cell>
          <table:table-cell table:style-name="ce61" table:formula="of:=[.AW19]-2*([.$B19]-1)" office:value-type="float" office:value="-0.000398437499995907" calcext:value-type="float">
            <text:p>-0.0003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63627193509575.1" calcext:value-type="float">
            <text:p>63627193509575.1</text:p>
          </table:table-cell>
          <table:table-cell table:formula="of:=([.C20]-[.C19])/1000" office:value-type="float" office:value="2.0003671875" calcext:value-type="float">
            <text:p>2.0004</text:p>
          </table:table-cell>
          <table:table-cell table:formula="of:=[.D20]+[.E19]" office:value-type="float" office:value="36.000703125" calcext:value-type="float">
            <text:p>36.0007</text:p>
          </table:table-cell>
          <table:table-cell table:style-name="ce12" table:formula="of:=[.E20]-2*([.$B20]-1)" office:value-type="float" office:value="0.000703125000001137" calcext:value-type="float">
            <text:p>0.000703125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20]-[.G19])/1000" office:value-type="float" office:value="0" calcext:value-type="float">
            <text:p>0.0000</text:p>
          </table:table-cell>
          <table:table-cell table:style-name="ce10" table:formula="of:=[.H20]+[.I19]" office:value-type="float" office:value="52.6740703125" calcext:value-type="float">
            <text:p>52.6741</text:p>
          </table:table-cell>
          <table:table-cell table:style-name="ce17" table:formula="of:=[.I20]-2*([.$B20]-1)" office:value-type="float" office:value="16.6740703125" calcext:value-type="float">
            <text:p>16.6740703125</text:p>
          </table:table-cell>
          <table:table-cell table:style-name="Default" office:value-type="float" office:value="63627194439390.1" calcext:value-type="float">
            <text:p>63627194439390.1</text:p>
          </table:table-cell>
          <table:table-cell table:style-name="ce10" table:formula="of:=([.K20]-[.K19])/1000" office:value-type="float" office:value="2.0026015625" calcext:value-type="float">
            <text:p>2.0026</text:p>
          </table:table-cell>
          <table:table-cell table:style-name="ce10" table:formula="of:=[.L20]+[.M19]" office:value-type="float" office:value="36.0026015625" calcext:value-type="float">
            <text:p>36.0026</text:p>
          </table:table-cell>
          <table:table-cell table:style-name="ce21" table:formula="of:=[.M20]-2*([.$B20]-1)" office:value-type="float" office:value="0.0026015624999971" calcext:value-type="float">
            <text:p>0.0026015625</text:p>
          </table:table-cell>
          <table:table-cell table:style-name="Default" office:value-type="float" office:value="63627194912216.1" calcext:value-type="float">
            <text:p>63627194912216.1</text:p>
          </table:table-cell>
          <table:table-cell table:style-name="ce10" table:formula="of:=([.O20]-[.O19])/1000" office:value-type="float" office:value="1.9973046875" calcext:value-type="float">
            <text:p>1.9973</text:p>
          </table:table-cell>
          <table:table-cell table:style-name="ce10" table:formula="of:=[.P20]+[.Q19]" office:value-type="float" office:value="35.9993984375" calcext:value-type="float">
            <text:p>35.9994</text:p>
          </table:table-cell>
          <table:table-cell table:style-name="ce25" table:formula="of:=[.Q20]-2*([.$B20]-1)" office:value-type="float" office:value="-0.000601562500001762" calcext:value-type="float">
            <text:p>-0.0006015625</text:p>
          </table:table-cell>
          <table:table-cell table:style-name="Default" office:value-type="float" office:value="63627195369599.4" calcext:value-type="float">
            <text:p>63627195369599.4</text:p>
          </table:table-cell>
          <table:table-cell table:style-name="ce10" table:formula="of:=([.S20]-[.S19])/1000" office:value-type="float" office:value="1.9988984375" calcext:value-type="float">
            <text:p>1.9989</text:p>
          </table:table-cell>
          <table:table-cell table:style-name="ce10" table:formula="of:=[.T20]+[.U19]" office:value-type="float" office:value="36.0006015625" calcext:value-type="float">
            <text:p>36.0006</text:p>
          </table:table-cell>
          <table:table-cell table:style-name="ce26" table:formula="of:=[.U20]-2*([.$B20]-1)" office:value-type="float" office:value="0.000601562499994657" calcext:value-type="float">
            <text:p>0.0006015625</text:p>
          </table:table-cell>
          <table:table-cell table:style-name="Default" office:value-type="float" office:value="63627195837087.9" calcext:value-type="float">
            <text:p>63627195837087.9</text:p>
          </table:table-cell>
          <table:table-cell table:style-name="ce10" table:formula="of:=([.W20]-[.W19])/1000" office:value-type="float" office:value="2.0006015625" calcext:value-type="float">
            <text:p>2.0006</text:p>
          </table:table-cell>
          <table:table-cell table:style-name="ce10" table:formula="of:=[.X20]+[.Y19]" office:value-type="float" office:value="35.999796875" calcext:value-type="float">
            <text:p>35.9998</text:p>
          </table:table-cell>
          <table:table-cell table:style-name="ce29" table:formula="of:=[.Y20]-2*([.$B20]-1)" office:value-type="float" office:value="-0.000203124999998749" calcext:value-type="float">
            <text:p>-0.000203125</text:p>
          </table:table-cell>
          <table:table-cell table:style-name="Default" office:value-type="float" office:value="63627196295645.1" calcext:value-type="float">
            <text:p>63627196295645.1</text:p>
          </table:table-cell>
          <table:table-cell table:style-name="ce10" table:formula="of:=([.AA20]-[.AA19])/1000" office:value-type="float" office:value="2.0013046875" calcext:value-type="float">
            <text:p>2.0013</text:p>
          </table:table-cell>
          <table:table-cell table:style-name="ce10" table:formula="of:=[.AB20]+[.AC19]" office:value-type="float" office:value="36.001203125" calcext:value-type="float">
            <text:p>36.0012</text:p>
          </table:table-cell>
          <table:table-cell table:style-name="ce33" table:formula="of:=[.AC20]-2*([.$B20]-1)" office:value-type="float" office:value="0.00120312500000352" calcext:value-type="float">
            <text:p>0.001203125</text:p>
          </table:table-cell>
          <table:table-cell table:style-name="Default" office:value-type="float" office:value="63627196769237.3" calcext:value-type="float">
            <text:p>63627196769237.3</text:p>
          </table:table-cell>
          <table:table-cell table:style-name="ce10" table:formula="of:=([.AE20]-[.AE19])/1000" office:value-type="float" office:value="0" calcext:value-type="float">
            <text:p>0.0000</text:p>
          </table:table-cell>
          <table:table-cell table:style-name="ce10" table:formula="of:=[.AF20]+[.AG19]" office:value-type="float" office:value="37.9573984375" calcext:value-type="float">
            <text:p>37.9574</text:p>
          </table:table-cell>
          <table:table-cell table:style-name="ce41" table:formula="of:=[.AG20]-2*([.$B20]-1)" office:value-type="float" office:value="1.9573984375" calcext:value-type="float">
            <text:p>1.9573984375</text:p>
          </table:table-cell>
          <table:table-cell table:style-name="Default" office:value-type="float" office:value="63627197228264.6" calcext:value-type="float">
            <text:p>63627197228264.6</text:p>
          </table:table-cell>
          <table:table-cell table:style-name="ce10" table:formula="of:=([.AI20]-[.AI19])/1000" office:value-type="float" office:value="2.0001015625" calcext:value-type="float">
            <text:p>2.0001</text:p>
          </table:table-cell>
          <table:table-cell table:style-name="ce10" table:formula="of:=[.AJ20]+[.AK19]" office:value-type="float" office:value="35.9996015625" calcext:value-type="float">
            <text:p>35.9996</text:p>
          </table:table-cell>
          <table:table-cell table:style-name="ce48" table:formula="of:=[.AK20]-2*([.$B20]-1)" office:value-type="float" office:value="-0.000398437500003013" calcext:value-type="float">
            <text:p>-0.0003984375</text:p>
          </table:table-cell>
          <table:table-cell table:style-name="Default" office:value-type="float" office:value="63627197707331.6" calcext:value-type="float">
            <text:p>63627197707331.6</text:p>
          </table:table-cell>
          <table:table-cell table:style-name="ce10" table:formula="of:=([.AM20]-[.AM19])/1000" office:value-type="float" office:value="2.0028046875" calcext:value-type="float">
            <text:p>2.0028</text:p>
          </table:table-cell>
          <table:table-cell table:style-name="ce10" table:formula="of:=[.AN20]+[.AO19]" office:value-type="float" office:value="36.002703125" calcext:value-type="float">
            <text:p>36.0027</text:p>
          </table:table-cell>
          <table:table-cell table:style-name="ce54" table:formula="of:=[.AO20]-2*([.$B20]-1)" office:value-type="float" office:value="0.00270312500000358" calcext:value-type="float">
            <text:p>0.002703125</text:p>
          </table:table-cell>
          <table:table-cell table:style-name="Default" office:value-type="float" office:value="63627198169306.5" calcext:value-type="float">
            <text:p>63627198169306.5</text:p>
          </table:table-cell>
          <table:table-cell table:style-name="ce10" table:formula="of:=([.AQ20]-[.AQ19])/1000" office:value-type="float" office:value="1.9991015625" calcext:value-type="float">
            <text:p>1.9991</text:p>
          </table:table-cell>
          <table:table-cell table:style-name="ce10" table:formula="of:=[.AR20]+[.AS19]" office:value-type="float" office:value="35.9993984375" calcext:value-type="float">
            <text:p>35.9994</text:p>
          </table:table-cell>
          <table:table-cell table:style-name="ce60" table:formula="of:=[.AS20]-2*([.$B20]-1)" office:value-type="float" office:value="-0.000601562500001762" calcext:value-type="float">
            <text:p>-0.0006015625</text:p>
          </table:table-cell>
          <table:table-cell table:style-name="Default" office:value-type="float" office:value="63627198643049.6" calcext:value-type="float">
            <text:p>63627198643049.6</text:p>
          </table:table-cell>
          <table:table-cell table:style-name="ce10" table:formula="of:=([.AU20]-[.AU19])/1000" office:value-type="float" office:value="2" calcext:value-type="float">
            <text:p>2.0000</text:p>
          </table:table-cell>
          <table:table-cell table:style-name="ce10" table:formula="of:=[.AV20]+[.AW19]" office:value-type="float" office:value="35.9996015625" calcext:value-type="float">
            <text:p>35.9996</text:p>
          </table:table-cell>
          <table:table-cell table:style-name="ce61" table:formula="of:=[.AW20]-2*([.$B20]-1)" office:value-type="float" office:value="-0.000398437499995907" calcext:value-type="float">
            <text:p>-0.0003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63627193511575.2" calcext:value-type="float">
            <text:p>63627193511575.2</text:p>
          </table:table-cell>
          <table:table-cell table:formula="of:=([.C21]-[.C20])/1000" office:value-type="float" office:value="2.0001328125" calcext:value-type="float">
            <text:p>2.0001</text:p>
          </table:table-cell>
          <table:table-cell table:formula="of:=[.D21]+[.E20]" office:value-type="float" office:value="38.0008359375" calcext:value-type="float">
            <text:p>38.0008</text:p>
          </table:table-cell>
          <table:table-cell table:style-name="ce12" table:formula="of:=[.E21]-2*([.$B21]-1)" office:value-type="float" office:value="0.000835937499999773" calcext:value-type="float">
            <text:p>0.0008359375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21]-[.G20])/1000" office:value-type="float" office:value="0" calcext:value-type="float">
            <text:p>0.0000</text:p>
          </table:table-cell>
          <table:table-cell table:style-name="ce10" table:formula="of:=[.H21]+[.I20]" office:value-type="float" office:value="52.6740703125" calcext:value-type="float">
            <text:p>52.6741</text:p>
          </table:table-cell>
          <table:table-cell table:style-name="ce17" table:formula="of:=[.I21]-2*([.$B21]-1)" office:value-type="float" office:value="14.6740703125" calcext:value-type="float">
            <text:p>14.6740703125</text:p>
          </table:table-cell>
          <table:table-cell table:style-name="Default" office:value-type="float" office:value="63627194441390" calcext:value-type="float">
            <text:p>63627194441390</text:p>
          </table:table-cell>
          <table:table-cell table:style-name="ce10" table:formula="of:=([.K21]-[.K20])/1000" office:value-type="float" office:value="1.9998984375" calcext:value-type="float">
            <text:p>1.9999</text:p>
          </table:table-cell>
          <table:table-cell table:style-name="ce10" table:formula="of:=[.L21]+[.M20]" office:value-type="float" office:value="38.0025" calcext:value-type="float">
            <text:p>38.0025</text:p>
          </table:table-cell>
          <table:table-cell table:style-name="ce21" table:formula="of:=[.M21]-2*([.$B21]-1)" office:value-type="float" office:value="0.00249999999999773" calcext:value-type="float">
            <text:p>0.0025</text:p>
          </table:table-cell>
          <table:table-cell table:style-name="Default" office:value-type="float" office:value="63627194914217.9" calcext:value-type="float">
            <text:p>63627194914217.9</text:p>
          </table:table-cell>
          <table:table-cell table:style-name="ce10" table:formula="of:=([.O21]-[.O20])/1000" office:value-type="float" office:value="2.001796875" calcext:value-type="float">
            <text:p>2.0018</text:p>
          </table:table-cell>
          <table:table-cell table:style-name="ce10" table:formula="of:=[.P21]+[.Q20]" office:value-type="float" office:value="38.0011953125" calcext:value-type="float">
            <text:p>38.0012</text:p>
          </table:table-cell>
          <table:table-cell table:style-name="ce25" table:formula="of:=[.Q21]-2*([.$B21]-1)" office:value-type="float" office:value="0.00119531250000193" calcext:value-type="float">
            <text:p>0.0011953125</text:p>
          </table:table-cell>
          <table:table-cell table:style-name="Default" office:value-type="float" office:value="63627195371600.7" calcext:value-type="float">
            <text:p>63627195371600.7</text:p>
          </table:table-cell>
          <table:table-cell table:style-name="ce10" table:formula="of:=([.S21]-[.S20])/1000" office:value-type="float" office:value="2.0013046875" calcext:value-type="float">
            <text:p>2.0013</text:p>
          </table:table-cell>
          <table:table-cell table:style-name="ce10" table:formula="of:=[.T21]+[.U20]" office:value-type="float" office:value="38.00190625" calcext:value-type="float">
            <text:p>38.0019</text:p>
          </table:table-cell>
          <table:table-cell table:style-name="ce26" table:formula="of:=[.U21]-2*([.$B21]-1)" office:value-type="float" office:value="0.00190624999999756" calcext:value-type="float">
            <text:p>0.00190625</text:p>
          </table:table-cell>
          <table:table-cell table:style-name="Default" office:value-type="float" office:value="63627195839087.6" calcext:value-type="float">
            <text:p>63627195839087.6</text:p>
          </table:table-cell>
          <table:table-cell table:style-name="ce10" table:formula="of:=([.W21]-[.W20])/1000" office:value-type="float" office:value="1.999703125" calcext:value-type="float">
            <text:p>1.9997</text:p>
          </table:table-cell>
          <table:table-cell table:style-name="ce10" table:formula="of:=[.X21]+[.Y20]" office:value-type="float" office:value="37.9995" calcext:value-type="float">
            <text:p>37.9995</text:p>
          </table:table-cell>
          <table:table-cell table:style-name="ce29" table:formula="of:=[.Y21]-2*([.$B21]-1)" office:value-type="float" office:value="-0.000500000000002387" calcext:value-type="float">
            <text:p>-0.0005</text:p>
          </table:table-cell>
          <table:table-cell table:style-name="Default" office:value-type="float" office:value="63627196297644.4" calcext:value-type="float">
            <text:p>63627196297644.4</text:p>
          </table:table-cell>
          <table:table-cell table:style-name="ce10" table:formula="of:=([.AA21]-[.AA20])/1000" office:value-type="float" office:value="1.999296875" calcext:value-type="float">
            <text:p>1.9993</text:p>
          </table:table-cell>
          <table:table-cell table:style-name="ce10" table:formula="of:=[.AB21]+[.AC20]" office:value-type="float" office:value="38.0005" calcext:value-type="float">
            <text:p>38.0005</text:p>
          </table:table-cell>
          <table:table-cell table:style-name="ce33" table:formula="of:=[.AC21]-2*([.$B21]-1)" office:value-type="float" office:value="0.000500000000002387" calcext:value-type="float">
            <text:p>0.0005</text:p>
          </table:table-cell>
          <table:table-cell table:style-name="Default" office:value-type="float" office:value="63627196769298.4" calcext:value-type="float">
            <text:p>63627196769298.4</text:p>
          </table:table-cell>
          <table:table-cell table:style-name="ce10" table:formula="of:=([.AE21]-[.AE20])/1000" office:value-type="float" office:value="0.0611015625" calcext:value-type="float">
            <text:p>0.0611</text:p>
          </table:table-cell>
          <table:table-cell table:style-name="ce10" table:formula="of:=[.AF21]+[.AG20]" office:value-type="float" office:value="38.0185" calcext:value-type="float">
            <text:p>38.0185</text:p>
          </table:table-cell>
          <table:table-cell table:style-name="ce42" table:formula="of:=[.AG21]-2*([.$B21]-1)" office:value-type="float" office:value="0.0185000000000031" calcext:value-type="float">
            <text:p>0.0185</text:p>
          </table:table-cell>
          <table:table-cell table:style-name="Default" office:value-type="float" office:value="63627197230267.1" calcext:value-type="float">
            <text:p>63627197230267.1</text:p>
          </table:table-cell>
          <table:table-cell table:style-name="ce10" table:formula="of:=([.AI21]-[.AI20])/1000" office:value-type="float" office:value="2.0025" calcext:value-type="float">
            <text:p>2.0025</text:p>
          </table:table-cell>
          <table:table-cell table:style-name="ce10" table:formula="of:=[.AJ21]+[.AK20]" office:value-type="float" office:value="38.0021015625" calcext:value-type="float">
            <text:p>38.0021</text:p>
          </table:table-cell>
          <table:table-cell table:style-name="ce48" table:formula="of:=[.AK21]-2*([.$B21]-1)" office:value-type="float" office:value="0.00210156249999471" calcext:value-type="float">
            <text:p>0.0021015625</text:p>
          </table:table-cell>
          <table:table-cell table:style-name="Default" office:value-type="float" office:value="63627197709328.8" calcext:value-type="float">
            <text:p>63627197709328.8</text:p>
          </table:table-cell>
          <table:table-cell table:style-name="ce10" table:formula="of:=([.AM21]-[.AM20])/1000" office:value-type="float" office:value="1.9971953125" calcext:value-type="float">
            <text:p>1.9972</text:p>
          </table:table-cell>
          <table:table-cell table:style-name="ce10" table:formula="of:=[.AN21]+[.AO20]" office:value-type="float" office:value="37.9998984375" calcext:value-type="float">
            <text:p>37.9999</text:p>
          </table:table-cell>
          <table:table-cell table:style-name="ce54" table:formula="of:=[.AO21]-2*([.$B21]-1)" office:value-type="float" office:value="-0.000101562499999375" calcext:value-type="float">
            <text:p>-0.0001015625</text:p>
          </table:table-cell>
          <table:table-cell table:style-name="Default" office:value-type="float" office:value="63627198171307.7" calcext:value-type="float">
            <text:p>63627198171307.7</text:p>
          </table:table-cell>
          <table:table-cell table:style-name="ce10" table:formula="of:=([.AQ21]-[.AQ20])/1000" office:value-type="float" office:value="2.001203125" calcext:value-type="float">
            <text:p>2.0012</text:p>
          </table:table-cell>
          <table:table-cell table:style-name="ce10" table:formula="of:=[.AR21]+[.AS20]" office:value-type="float" office:value="38.0006015625" calcext:value-type="float">
            <text:p>38.0006</text:p>
          </table:table-cell>
          <table:table-cell table:style-name="ce60" table:formula="of:=[.AS21]-2*([.$B21]-1)" office:value-type="float" office:value="0.000601562499994657" calcext:value-type="float">
            <text:p>0.0006015625</text:p>
          </table:table-cell>
          <table:table-cell table:style-name="Default" office:value-type="float" office:value="63627198645051" calcext:value-type="float">
            <text:p>63627198645051</text:p>
          </table:table-cell>
          <table:table-cell table:style-name="ce10" table:formula="of:=([.AU21]-[.AU20])/1000" office:value-type="float" office:value="2.0013984375" calcext:value-type="float">
            <text:p>2.0014</text:p>
          </table:table-cell>
          <table:table-cell table:style-name="ce10" table:formula="of:=[.AV21]+[.AW20]" office:value-type="float" office:value="38.001" calcext:value-type="float">
            <text:p>38.0010</text:p>
          </table:table-cell>
          <table:table-cell table:style-name="ce61" table:formula="of:=[.AW21]-2*([.$B21]-1)" office:value-type="float" office:value="0.00100000000000477" calcext:value-type="float">
            <text:p>0.00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63627193513574.9" calcext:value-type="float">
            <text:p>63627193513574.9</text:p>
          </table:table-cell>
          <table:table-cell table:formula="of:=([.C22]-[.C21])/1000" office:value-type="float" office:value="1.999609375" calcext:value-type="float">
            <text:p>1.9996</text:p>
          </table:table-cell>
          <table:table-cell table:formula="of:=[.D22]+[.E21]" office:value-type="float" office:value="40.0004453125" calcext:value-type="float">
            <text:p>40.0004</text:p>
          </table:table-cell>
          <table:table-cell table:style-name="ce12" table:formula="of:=[.E22]-2*([.$B22]-1)" office:value-type="float" office:value="0.000445312499998352" calcext:value-type="float">
            <text:p>0.0004453125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22]-[.G21])/1000" office:value-type="float" office:value="0" calcext:value-type="float">
            <text:p>0.0000</text:p>
          </table:table-cell>
          <table:table-cell table:style-name="ce10" table:formula="of:=[.H22]+[.I21]" office:value-type="float" office:value="52.6740703125" calcext:value-type="float">
            <text:p>52.6741</text:p>
          </table:table-cell>
          <table:table-cell table:style-name="ce17" table:formula="of:=[.I22]-2*([.$B22]-1)" office:value-type="float" office:value="12.6740703125" calcext:value-type="float">
            <text:p>12.6740703125</text:p>
          </table:table-cell>
          <table:table-cell table:style-name="Default" office:value-type="float" office:value="63627194443387.7" calcext:value-type="float">
            <text:p>63627194443387.7</text:p>
          </table:table-cell>
          <table:table-cell table:style-name="ce10" table:formula="of:=([.K22]-[.K21])/1000" office:value-type="float" office:value="1.997703125" calcext:value-type="float">
            <text:p>1.9977</text:p>
          </table:table-cell>
          <table:table-cell table:style-name="ce10" table:formula="of:=[.L22]+[.M21]" office:value-type="float" office:value="40.000203125" calcext:value-type="float">
            <text:p>40.0002</text:p>
          </table:table-cell>
          <table:table-cell table:style-name="ce21" table:formula="of:=[.M22]-2*([.$B22]-1)" office:value-type="float" office:value="0.000203124999998749" calcext:value-type="float">
            <text:p>0.000203125</text:p>
          </table:table-cell>
          <table:table-cell table:style-name="Default" office:value-type="float" office:value="63627194916217.8" calcext:value-type="float">
            <text:p>63627194916217.8</text:p>
          </table:table-cell>
          <table:table-cell table:style-name="ce10" table:formula="of:=([.O22]-[.O21])/1000" office:value-type="float" office:value="1.9998984375" calcext:value-type="float">
            <text:p>1.9999</text:p>
          </table:table-cell>
          <table:table-cell table:style-name="ce10" table:formula="of:=[.P22]+[.Q21]" office:value-type="float" office:value="40.00109375" calcext:value-type="float">
            <text:p>40.0011</text:p>
          </table:table-cell>
          <table:table-cell table:style-name="ce25" table:formula="of:=[.Q22]-2*([.$B22]-1)" office:value-type="float" office:value="0.00109375000000256" calcext:value-type="float">
            <text:p>0.00109375</text:p>
          </table:table-cell>
          <table:table-cell table:style-name="Default" office:value-type="float" office:value="63627195373600" calcext:value-type="float">
            <text:p>63627195373600</text:p>
          </table:table-cell>
          <table:table-cell table:style-name="ce10" table:formula="of:=([.S22]-[.S21])/1000" office:value-type="float" office:value="1.999296875" calcext:value-type="float">
            <text:p>1.9993</text:p>
          </table:table-cell>
          <table:table-cell table:style-name="ce10" table:formula="of:=[.T22]+[.U21]" office:value-type="float" office:value="40.001203125" calcext:value-type="float">
            <text:p>40.0012</text:p>
          </table:table-cell>
          <table:table-cell table:style-name="ce26" table:formula="of:=[.U22]-2*([.$B22]-1)" office:value-type="float" office:value="0.00120312499999642" calcext:value-type="float">
            <text:p>0.001203125</text:p>
          </table:table-cell>
          <table:table-cell table:style-name="Default" office:value-type="float" office:value="63627195841088" calcext:value-type="float">
            <text:p>63627195841088</text:p>
          </table:table-cell>
          <table:table-cell table:style-name="ce10" table:formula="of:=([.W22]-[.W21])/1000" office:value-type="float" office:value="2.0003984375" calcext:value-type="float">
            <text:p>2.0004</text:p>
          </table:table-cell>
          <table:table-cell table:style-name="ce10" table:formula="of:=[.X22]+[.Y21]" office:value-type="float" office:value="39.9998984375" calcext:value-type="float">
            <text:p>39.9999</text:p>
          </table:table-cell>
          <table:table-cell table:style-name="ce29" table:formula="of:=[.Y22]-2*([.$B22]-1)" office:value-type="float" office:value="-0.000101562499999375" calcext:value-type="float">
            <text:p>-0.0001015625</text:p>
          </table:table-cell>
          <table:table-cell table:style-name="Default" office:value-type="float" office:value="63627196299644.9" calcext:value-type="float">
            <text:p>63627196299644.9</text:p>
          </table:table-cell>
          <table:table-cell table:style-name="ce10" table:formula="of:=([.AA22]-[.AA21])/1000" office:value-type="float" office:value="2.0005" calcext:value-type="float">
            <text:p>2.0005</text:p>
          </table:table-cell>
          <table:table-cell table:style-name="ce10" table:formula="of:=[.AB22]+[.AC21]" office:value-type="float" office:value="40.001" calcext:value-type="float">
            <text:p>40.0010</text:p>
          </table:table-cell>
          <table:table-cell table:style-name="ce33" table:formula="of:=[.AC22]-2*([.$B22]-1)" office:value-type="float" office:value="0.00100000000000477" calcext:value-type="float">
            <text:p>0.001</text:p>
          </table:table-cell>
          <table:table-cell table:style-name="Default" office:value-type="float" office:value="63627196771280.7" calcext:value-type="float">
            <text:p>63627196771280.7</text:p>
          </table:table-cell>
          <table:table-cell table:style-name="ce10" table:formula="of:=([.AE22]-[.AE21])/1000" office:value-type="float" office:value="1.9823046875" calcext:value-type="float">
            <text:p>1.9823</text:p>
          </table:table-cell>
          <table:table-cell table:style-name="ce10" table:formula="of:=[.AF22]+[.AG21]" office:value-type="float" office:value="40.0008046875" calcext:value-type="float">
            <text:p>40.0008</text:p>
          </table:table-cell>
          <table:table-cell table:style-name="ce42" table:formula="of:=[.AG22]-2*([.$B22]-1)" office:value-type="float" office:value="0.000804687500000512" calcext:value-type="float">
            <text:p>0.0008046875</text:p>
          </table:table-cell>
          <table:table-cell table:style-name="Default" office:value-type="float" office:value="63627197232265.3" calcext:value-type="float">
            <text:p>63627197232265.3</text:p>
          </table:table-cell>
          <table:table-cell table:style-name="ce10" table:formula="of:=([.AI22]-[.AI21])/1000" office:value-type="float" office:value="1.9981953125" calcext:value-type="float">
            <text:p>1.9982</text:p>
          </table:table-cell>
          <table:table-cell table:style-name="ce10" table:formula="of:=[.AJ22]+[.AK21]" office:value-type="float" office:value="40.000296875" calcext:value-type="float">
            <text:p>40.0003</text:p>
          </table:table-cell>
          <table:table-cell table:style-name="ce48" table:formula="of:=[.AK22]-2*([.$B22]-1)" office:value-type="float" office:value="0.000296874999996533" calcext:value-type="float">
            <text:p>0.000296875</text:p>
          </table:table-cell>
          <table:table-cell table:style-name="Default" office:value-type="float" office:value="63627197711328.6" calcext:value-type="float">
            <text:p>63627197711328.6</text:p>
          </table:table-cell>
          <table:table-cell table:style-name="ce10" table:formula="of:=([.AM22]-[.AM21])/1000" office:value-type="float" office:value="1.9998046875" calcext:value-type="float">
            <text:p>1.9998</text:p>
          </table:table-cell>
          <table:table-cell table:style-name="ce10" table:formula="of:=[.AN22]+[.AO21]" office:value-type="float" office:value="39.999703125" calcext:value-type="float">
            <text:p>39.9997</text:p>
          </table:table-cell>
          <table:table-cell table:style-name="ce54" table:formula="of:=[.AO22]-2*([.$B22]-1)" office:value-type="float" office:value="-0.000296874999996533" calcext:value-type="float">
            <text:p>-0.000296875</text:p>
          </table:table-cell>
          <table:table-cell table:style-name="Default" office:value-type="float" office:value="63627198173308.4" calcext:value-type="float">
            <text:p>63627198173308.4</text:p>
          </table:table-cell>
          <table:table-cell table:style-name="ce10" table:formula="of:=([.AQ22]-[.AQ21])/1000" office:value-type="float" office:value="2.0006953125" calcext:value-type="float">
            <text:p>2.0007</text:p>
          </table:table-cell>
          <table:table-cell table:style-name="ce10" table:formula="of:=[.AR22]+[.AS21]" office:value-type="float" office:value="40.001296875" calcext:value-type="float">
            <text:p>40.0013</text:p>
          </table:table-cell>
          <table:table-cell table:style-name="ce60" table:formula="of:=[.AS22]-2*([.$B22]-1)" office:value-type="float" office:value="0.0012968749999942" calcext:value-type="float">
            <text:p>0.001296875</text:p>
          </table:table-cell>
          <table:table-cell table:style-name="Default" office:value-type="float" office:value="63627198647049.7" calcext:value-type="float">
            <text:p>63627198647049.7</text:p>
          </table:table-cell>
          <table:table-cell table:style-name="ce10" table:formula="of:=([.AU22]-[.AU21])/1000" office:value-type="float" office:value="1.998703125" calcext:value-type="float">
            <text:p>1.9987</text:p>
          </table:table-cell>
          <table:table-cell table:style-name="ce10" table:formula="of:=[.AV22]+[.AW21]" office:value-type="float" office:value="39.999703125" calcext:value-type="float">
            <text:p>39.9997</text:p>
          </table:table-cell>
          <table:table-cell table:style-name="ce61" table:formula="of:=[.AW22]-2*([.$B22]-1)" office:value-type="float" office:value="-0.000296874999996533" calcext:value-type="float">
            <text:p>-0.0002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63627193515575.4" calcext:value-type="float">
            <text:p>63627193515575.4</text:p>
          </table:table-cell>
          <table:table-cell table:formula="of:=([.C23]-[.C22])/1000" office:value-type="float" office:value="2.000515625" calcext:value-type="float">
            <text:p>2.0005</text:p>
          </table:table-cell>
          <table:table-cell table:formula="of:=[.D23]+[.E22]" office:value-type="float" office:value="42.0009609375" calcext:value-type="float">
            <text:p>42.0010</text:p>
          </table:table-cell>
          <table:table-cell table:style-name="ce12" table:formula="of:=[.E23]-2*([.$B23]-1)" office:value-type="float" office:value="0.000960937499996817" calcext:value-type="float">
            <text:p>0.0009609375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23]-[.G22])/1000" office:value-type="float" office:value="0" calcext:value-type="float">
            <text:p>0.0000</text:p>
          </table:table-cell>
          <table:table-cell table:style-name="ce10" table:formula="of:=[.H23]+[.I22]" office:value-type="float" office:value="52.6740703125" calcext:value-type="float">
            <text:p>52.6741</text:p>
          </table:table-cell>
          <table:table-cell table:style-name="ce17" table:formula="of:=[.I23]-2*([.$B23]-1)" office:value-type="float" office:value="10.6740703125" calcext:value-type="float">
            <text:p>10.6740703125</text:p>
          </table:table-cell>
          <table:table-cell table:style-name="Default" office:value-type="float" office:value="63627194445387.6" calcext:value-type="float">
            <text:p>63627194445387.6</text:p>
          </table:table-cell>
          <table:table-cell table:style-name="ce10" table:formula="of:=([.K23]-[.K22])/1000" office:value-type="float" office:value="1.9998984375" calcext:value-type="float">
            <text:p>1.9999</text:p>
          </table:table-cell>
          <table:table-cell table:style-name="ce10" table:formula="of:=[.L23]+[.M22]" office:value-type="float" office:value="42.0001015625" calcext:value-type="float">
            <text:p>42.0001</text:p>
          </table:table-cell>
          <table:table-cell table:style-name="ce21" table:formula="of:=[.M23]-2*([.$B23]-1)" office:value-type="float" office:value="0.000101562499999375" calcext:value-type="float">
            <text:p>0.0001015625</text:p>
          </table:table-cell>
          <table:table-cell table:style-name="Default" office:value-type="float" office:value="63627194918216.8" calcext:value-type="float">
            <text:p>63627194918216.8</text:p>
          </table:table-cell>
          <table:table-cell table:style-name="ce10" table:formula="of:=([.O23]-[.O22])/1000" office:value-type="float" office:value="1.999" calcext:value-type="float">
            <text:p>1.9990</text:p>
          </table:table-cell>
          <table:table-cell table:style-name="ce10" table:formula="of:=[.P23]+[.Q22]" office:value-type="float" office:value="42.00009375" calcext:value-type="float">
            <text:p>42.0001</text:p>
          </table:table-cell>
          <table:table-cell table:style-name="ce25" table:formula="of:=[.Q23]-2*([.$B23]-1)" office:value-type="float" office:value="0.0000937500000048885" calcext:value-type="float">
            <text:p>0.00009375</text:p>
          </table:table-cell>
          <table:table-cell table:style-name="Default" office:value-type="float" office:value="63627195375599.9" calcext:value-type="float">
            <text:p>63627195375599.9</text:p>
          </table:table-cell>
          <table:table-cell table:style-name="ce10" table:formula="of:=([.S23]-[.S22])/1000" office:value-type="float" office:value="1.9998984375" calcext:value-type="float">
            <text:p>1.9999</text:p>
          </table:table-cell>
          <table:table-cell table:style-name="ce10" table:formula="of:=[.T23]+[.U22]" office:value-type="float" office:value="42.0011015625" calcext:value-type="float">
            <text:p>42.0011</text:p>
          </table:table-cell>
          <table:table-cell table:style-name="ce26" table:formula="of:=[.U23]-2*([.$B23]-1)" office:value-type="float" office:value="0.00110156249999704" calcext:value-type="float">
            <text:p>0.0011015625</text:p>
          </table:table-cell>
          <table:table-cell table:style-name="Default" office:value-type="float" office:value="63627195843087.5" calcext:value-type="float">
            <text:p>63627195843087.5</text:p>
          </table:table-cell>
          <table:table-cell table:style-name="ce10" table:formula="of:=([.W23]-[.W22])/1000" office:value-type="float" office:value="1.9995" calcext:value-type="float">
            <text:p>1.9995</text:p>
          </table:table-cell>
          <table:table-cell table:style-name="ce10" table:formula="of:=[.X23]+[.Y22]" office:value-type="float" office:value="41.9993984375" calcext:value-type="float">
            <text:p>41.9994</text:p>
          </table:table-cell>
          <table:table-cell table:style-name="ce29" table:formula="of:=[.Y23]-2*([.$B23]-1)" office:value-type="float" office:value="-0.000601562500001762" calcext:value-type="float">
            <text:p>-0.0006015625</text:p>
          </table:table-cell>
          <table:table-cell table:style-name="Default" office:value-type="float" office:value="63627196301643.6" calcext:value-type="float">
            <text:p>63627196301643.6</text:p>
          </table:table-cell>
          <table:table-cell table:style-name="ce10" table:formula="of:=([.AA23]-[.AA22])/1000" office:value-type="float" office:value="1.998703125" calcext:value-type="float">
            <text:p>1.9987</text:p>
          </table:table-cell>
          <table:table-cell table:style-name="ce10" table:formula="of:=[.AB23]+[.AC22]" office:value-type="float" office:value="41.999703125" calcext:value-type="float">
            <text:p>41.9997</text:p>
          </table:table-cell>
          <table:table-cell table:style-name="ce33" table:formula="of:=[.AC23]-2*([.$B23]-1)" office:value-type="float" office:value="-0.000296874999996533" calcext:value-type="float">
            <text:p>-0.000296875</text:p>
          </table:table-cell>
          <table:table-cell table:style-name="Default" office:value-type="float" office:value="63627196773280.2" calcext:value-type="float">
            <text:p>63627196773280.2</text:p>
          </table:table-cell>
          <table:table-cell table:style-name="ce10" table:formula="of:=([.AE23]-[.AE22])/1000" office:value-type="float" office:value="1.9995" calcext:value-type="float">
            <text:p>1.9995</text:p>
          </table:table-cell>
          <table:table-cell table:style-name="ce10" table:formula="of:=[.AF23]+[.AG22]" office:value-type="float" office:value="42.0003046875" calcext:value-type="float">
            <text:p>42.0003</text:p>
          </table:table-cell>
          <table:table-cell table:style-name="ce42" table:formula="of:=[.AG23]-2*([.$B23]-1)" office:value-type="float" office:value="0.000304687499998124" calcext:value-type="float">
            <text:p>0.0003046875</text:p>
          </table:table-cell>
          <table:table-cell table:style-name="Default" office:value-type="float" office:value="63627197234266.6" calcext:value-type="float">
            <text:p>63627197234266.6</text:p>
          </table:table-cell>
          <table:table-cell table:style-name="ce10" table:formula="of:=([.AI23]-[.AI22])/1000" office:value-type="float" office:value="2.0013046875" calcext:value-type="float">
            <text:p>2.0013</text:p>
          </table:table-cell>
          <table:table-cell table:style-name="ce10" table:formula="of:=[.AJ23]+[.AK22]" office:value-type="float" office:value="42.0016015625" calcext:value-type="float">
            <text:p>42.0016</text:p>
          </table:table-cell>
          <table:table-cell table:style-name="ce48" table:formula="of:=[.AK23]-2*([.$B23]-1)" office:value-type="float" office:value="0.00160156249999943" calcext:value-type="float">
            <text:p>0.0016015625</text:p>
          </table:table-cell>
          <table:table-cell table:style-name="Default" office:value-type="float" office:value="63627197713329.6" calcext:value-type="float">
            <text:p>63627197713329.6</text:p>
          </table:table-cell>
          <table:table-cell table:style-name="ce10" table:formula="of:=([.AM23]-[.AM22])/1000" office:value-type="float" office:value="2.001" calcext:value-type="float">
            <text:p>2.0010</text:p>
          </table:table-cell>
          <table:table-cell table:style-name="ce10" table:formula="of:=[.AN23]+[.AO22]" office:value-type="float" office:value="42.000703125" calcext:value-type="float">
            <text:p>42.0007</text:p>
          </table:table-cell>
          <table:table-cell table:style-name="ce54" table:formula="of:=[.AO23]-2*([.$B23]-1)" office:value-type="float" office:value="0.000703125000001137" calcext:value-type="float">
            <text:p>0.000703125</text:p>
          </table:table-cell>
          <table:table-cell table:style-name="Default" office:value-type="float" office:value="63627198175307.5" calcext:value-type="float">
            <text:p>63627198175307.5</text:p>
          </table:table-cell>
          <table:table-cell table:style-name="ce10" table:formula="of:=([.AQ23]-[.AQ22])/1000" office:value-type="float" office:value="1.9991015625" calcext:value-type="float">
            <text:p>1.9991</text:p>
          </table:table-cell>
          <table:table-cell table:style-name="ce10" table:formula="of:=[.AR23]+[.AS22]" office:value-type="float" office:value="42.0003984375" calcext:value-type="float">
            <text:p>42.0004</text:p>
          </table:table-cell>
          <table:table-cell table:style-name="ce60" table:formula="of:=[.AS23]-2*([.$B23]-1)" office:value-type="float" office:value="0.000398437499995907" calcext:value-type="float">
            <text:p>0.0003984375</text:p>
          </table:table-cell>
          <table:table-cell table:style-name="Default" office:value-type="float" office:value="63627198649049.6" calcext:value-type="float">
            <text:p>63627198649049.6</text:p>
          </table:table-cell>
          <table:table-cell table:style-name="ce10" table:formula="of:=([.AU23]-[.AU22])/1000" office:value-type="float" office:value="1.9998984375" calcext:value-type="float">
            <text:p>1.9999</text:p>
          </table:table-cell>
          <table:table-cell table:style-name="ce10" table:formula="of:=[.AV23]+[.AW22]" office:value-type="float" office:value="41.9996015625" calcext:value-type="float">
            <text:p>41.9996</text:p>
          </table:table-cell>
          <table:table-cell table:style-name="ce61" table:formula="of:=[.AW23]-2*([.$B23]-1)" office:value-type="float" office:value="-0.000398437499995907" calcext:value-type="float">
            <text:p>-0.0003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63627193517574.4" calcext:value-type="float">
            <text:p>63627193517574.4</text:p>
          </table:table-cell>
          <table:table-cell table:formula="of:=([.C24]-[.C23])/1000" office:value-type="float" office:value="1.999046875" calcext:value-type="float">
            <text:p>1.9990</text:p>
          </table:table-cell>
          <table:table-cell table:formula="of:=[.D24]+[.E23]" office:value-type="float" office:value="44.0000078125" calcext:value-type="float">
            <text:p>44.0000</text:p>
          </table:table-cell>
          <table:table-cell table:style-name="ce12" table:formula="of:=[.E24]-2*([.$B24]-1)" office:value-type="float" office:value="0.00000781249999448619" calcext:value-type="float">
            <text:p>7.81249999448619E-06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24]-[.G23])/1000" office:value-type="float" office:value="0" calcext:value-type="float">
            <text:p>0.0000</text:p>
          </table:table-cell>
          <table:table-cell table:style-name="ce10" table:formula="of:=[.H24]+[.I23]" office:value-type="float" office:value="52.6740703125" calcext:value-type="float">
            <text:p>52.6741</text:p>
          </table:table-cell>
          <table:table-cell table:style-name="ce17" table:formula="of:=[.I24]-2*([.$B24]-1)" office:value-type="float" office:value="8.6740703125" calcext:value-type="float">
            <text:p>8.6740703125</text:p>
          </table:table-cell>
          <table:table-cell table:style-name="Default" office:value-type="float" office:value="63627194447388.3" calcext:value-type="float">
            <text:p>63627194447388.3</text:p>
          </table:table-cell>
          <table:table-cell table:style-name="ce10" table:formula="of:=([.K24]-[.K23])/1000" office:value-type="float" office:value="2.0006953125" calcext:value-type="float">
            <text:p>2.0007</text:p>
          </table:table-cell>
          <table:table-cell table:style-name="ce10" table:formula="of:=[.L24]+[.M23]" office:value-type="float" office:value="44.000796875" calcext:value-type="float">
            <text:p>44.0008</text:p>
          </table:table-cell>
          <table:table-cell table:style-name="ce21" table:formula="of:=[.M24]-2*([.$B24]-1)" office:value-type="float" office:value="0.00079687499999892" calcext:value-type="float">
            <text:p>0.000796875</text:p>
          </table:table-cell>
          <table:table-cell table:style-name="Default" office:value-type="float" office:value="63627194920217.4" calcext:value-type="float">
            <text:p>63627194920217.4</text:p>
          </table:table-cell>
          <table:table-cell table:style-name="ce10" table:formula="of:=([.O24]-[.O23])/1000" office:value-type="float" office:value="2.0006015625" calcext:value-type="float">
            <text:p>2.0006</text:p>
          </table:table-cell>
          <table:table-cell table:style-name="ce10" table:formula="of:=[.P24]+[.Q23]" office:value-type="float" office:value="44.0006953125" calcext:value-type="float">
            <text:p>44.0007</text:p>
          </table:table-cell>
          <table:table-cell table:style-name="ce25" table:formula="of:=[.Q24]-2*([.$B24]-1)" office:value-type="float" office:value="0.000695312500006651" calcext:value-type="float">
            <text:p>0.0006953125</text:p>
          </table:table-cell>
          <table:table-cell table:style-name="Default" office:value-type="float" office:value="63627195377599.2" calcext:value-type="float">
            <text:p>63627195377599.2</text:p>
          </table:table-cell>
          <table:table-cell table:style-name="ce10" table:formula="of:=([.S24]-[.S23])/1000" office:value-type="float" office:value="1.9993046875" calcext:value-type="float">
            <text:p>1.9993</text:p>
          </table:table-cell>
          <table:table-cell table:style-name="ce10" table:formula="of:=[.T24]+[.U23]" office:value-type="float" office:value="44.00040625" calcext:value-type="float">
            <text:p>44.0004</text:p>
          </table:table-cell>
          <table:table-cell table:style-name="ce26" table:formula="of:=[.U24]-2*([.$B24]-1)" office:value-type="float" office:value="0.000406249999997499" calcext:value-type="float">
            <text:p>0.00040625</text:p>
          </table:table-cell>
          <table:table-cell table:style-name="Default" office:value-type="float" office:value="63627195845087.3" calcext:value-type="float">
            <text:p>63627195845087.3</text:p>
          </table:table-cell>
          <table:table-cell table:style-name="ce10" table:formula="of:=([.W24]-[.W23])/1000" office:value-type="float" office:value="1.999796875" calcext:value-type="float">
            <text:p>1.9998</text:p>
          </table:table-cell>
          <table:table-cell table:style-name="ce10" table:formula="of:=[.X24]+[.Y23]" office:value-type="float" office:value="43.9991953125" calcext:value-type="float">
            <text:p>43.9992</text:p>
          </table:table-cell>
          <table:table-cell table:style-name="ce29" table:formula="of:=[.Y24]-2*([.$B24]-1)" office:value-type="float" office:value="-0.000804687500000512" calcext:value-type="float">
            <text:p>-0.0008046875</text:p>
          </table:table-cell>
          <table:table-cell table:style-name="Default" office:value-type="float" office:value="63627196303645.9" calcext:value-type="float">
            <text:p>63627196303645.9</text:p>
          </table:table-cell>
          <table:table-cell table:style-name="ce10" table:formula="of:=([.AA24]-[.AA23])/1000" office:value-type="float" office:value="2.002296875" calcext:value-type="float">
            <text:p>2.0023</text:p>
          </table:table-cell>
          <table:table-cell table:style-name="ce10" table:formula="of:=[.AB24]+[.AC23]" office:value-type="float" office:value="44.002" calcext:value-type="float">
            <text:p>44.0020</text:p>
          </table:table-cell>
          <table:table-cell table:style-name="ce33" table:formula="of:=[.AC24]-2*([.$B24]-1)" office:value-type="float" office:value="0.00200000000000244" calcext:value-type="float">
            <text:p>0.002</text:p>
          </table:table-cell>
          <table:table-cell table:style-name="Default" office:value-type="float" office:value="63627196775280.9" calcext:value-type="float">
            <text:p>63627196775280.9</text:p>
          </table:table-cell>
          <table:table-cell table:style-name="ce10" table:formula="of:=([.AE24]-[.AE23])/1000" office:value-type="float" office:value="2.0006953125" calcext:value-type="float">
            <text:p>2.0007</text:p>
          </table:table-cell>
          <table:table-cell table:style-name="ce10" table:formula="of:=[.AF24]+[.AG23]" office:value-type="float" office:value="44.001" calcext:value-type="float">
            <text:p>44.0010</text:p>
          </table:table-cell>
          <table:table-cell table:style-name="ce42" table:formula="of:=[.AG24]-2*([.$B24]-1)" office:value-type="float" office:value="0.000999999999997669" calcext:value-type="float">
            <text:p>0.001</text:p>
          </table:table-cell>
          <table:table-cell table:style-name="Default" office:value-type="float" office:value="63627197236266.3" calcext:value-type="float">
            <text:p>63627197236266.3</text:p>
          </table:table-cell>
          <table:table-cell table:style-name="ce10" table:formula="of:=([.AI24]-[.AI23])/1000" office:value-type="float" office:value="1.9996953125" calcext:value-type="float">
            <text:p>1.9997</text:p>
          </table:table-cell>
          <table:table-cell table:style-name="ce10" table:formula="of:=[.AJ24]+[.AK23]" office:value-type="float" office:value="44.001296875" calcext:value-type="float">
            <text:p>44.0013</text:p>
          </table:table-cell>
          <table:table-cell table:style-name="ce48" table:formula="of:=[.AK24]-2*([.$B24]-1)" office:value-type="float" office:value="0.00129687500000131" calcext:value-type="float">
            <text:p>0.001296875</text:p>
          </table:table-cell>
          <table:table-cell table:style-name="Default" office:value-type="float" office:value="63627197715328.8" calcext:value-type="float">
            <text:p>63627197715328.8</text:p>
          </table:table-cell>
          <table:table-cell table:style-name="ce10" table:formula="of:=([.AM24]-[.AM23])/1000" office:value-type="float" office:value="1.9991953125" calcext:value-type="float">
            <text:p>1.9992</text:p>
          </table:table-cell>
          <table:table-cell table:style-name="ce10" table:formula="of:=[.AN24]+[.AO23]" office:value-type="float" office:value="43.9998984375" calcext:value-type="float">
            <text:p>43.9999</text:p>
          </table:table-cell>
          <table:table-cell table:style-name="ce54" table:formula="of:=[.AO24]-2*([.$B24]-1)" office:value-type="float" office:value="-0.000101562499999375" calcext:value-type="float">
            <text:p>-0.0001015625</text:p>
          </table:table-cell>
          <table:table-cell table:style-name="Default" office:value-type="float" office:value="63627198177309.2" calcext:value-type="float">
            <text:p>63627198177309.2</text:p>
          </table:table-cell>
          <table:table-cell table:style-name="ce10" table:formula="of:=([.AQ24]-[.AQ23])/1000" office:value-type="float" office:value="2.001703125" calcext:value-type="float">
            <text:p>2.0017</text:p>
          </table:table-cell>
          <table:table-cell table:style-name="ce10" table:formula="of:=[.AR24]+[.AS23]" office:value-type="float" office:value="44.0021015625" calcext:value-type="float">
            <text:p>44.0021</text:p>
          </table:table-cell>
          <table:table-cell table:style-name="ce60" table:formula="of:=[.AS24]-2*([.$B24]-1)" office:value-type="float" office:value="0.00210156249999471" calcext:value-type="float">
            <text:p>0.0021015625</text:p>
          </table:table-cell>
          <table:table-cell table:style-name="Default" office:value-type="float" office:value="63627198651050.1" calcext:value-type="float">
            <text:p>63627198651050.1</text:p>
          </table:table-cell>
          <table:table-cell table:style-name="ce10" table:formula="of:=([.AU24]-[.AU23])/1000" office:value-type="float" office:value="2.0005" calcext:value-type="float">
            <text:p>2.0005</text:p>
          </table:table-cell>
          <table:table-cell table:style-name="ce10" table:formula="of:=[.AV24]+[.AW23]" office:value-type="float" office:value="44.0001015625" calcext:value-type="float">
            <text:p>44.0001</text:p>
          </table:table-cell>
          <table:table-cell table:style-name="ce61" table:formula="of:=[.AW24]-2*([.$B24]-1)" office:value-type="float" office:value="0.00010156250000648" calcext:value-type="float">
            <text:p>0.0001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63627193519575.7" calcext:value-type="float">
            <text:p>63627193519575.7</text:p>
          </table:table-cell>
          <table:table-cell table:formula="of:=([.C25]-[.C24])/1000" office:value-type="float" office:value="2.00128125" calcext:value-type="float">
            <text:p>2.0013</text:p>
          </table:table-cell>
          <table:table-cell table:formula="of:=[.D25]+[.E24]" office:value-type="float" office:value="46.0012890625" calcext:value-type="float">
            <text:p>46.0013</text:p>
          </table:table-cell>
          <table:table-cell table:style-name="ce12" table:formula="of:=[.E25]-2*([.$B25]-1)" office:value-type="float" office:value="0.00128906249999261" calcext:value-type="float">
            <text:p>0.0012890625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25]-[.G24])/1000" office:value-type="float" office:value="0" calcext:value-type="float">
            <text:p>0.0000</text:p>
          </table:table-cell>
          <table:table-cell table:style-name="ce10" table:formula="of:=[.H25]+[.I24]" office:value-type="float" office:value="52.6740703125" calcext:value-type="float">
            <text:p>52.6741</text:p>
          </table:table-cell>
          <table:table-cell table:style-name="ce17" table:formula="of:=[.I25]-2*([.$B25]-1)" office:value-type="float" office:value="6.6740703125" calcext:value-type="float">
            <text:p>6.6740703125</text:p>
          </table:table-cell>
          <table:table-cell table:style-name="Default" office:value-type="float" office:value="63627194449388.8" calcext:value-type="float">
            <text:p>63627194449388.8</text:p>
          </table:table-cell>
          <table:table-cell table:style-name="ce10" table:formula="of:=([.K25]-[.K24])/1000" office:value-type="float" office:value="2.0005" calcext:value-type="float">
            <text:p>2.0005</text:p>
          </table:table-cell>
          <table:table-cell table:style-name="ce10" table:formula="of:=[.L25]+[.M24]" office:value-type="float" office:value="46.001296875" calcext:value-type="float">
            <text:p>46.0013</text:p>
          </table:table-cell>
          <table:table-cell table:style-name="ce21" table:formula="of:=[.M25]-2*([.$B25]-1)" office:value-type="float" office:value="0.00129687500000131" calcext:value-type="float">
            <text:p>0.001296875</text:p>
          </table:table-cell>
          <table:table-cell table:style-name="Default" office:value-type="float" office:value="63627194922218.5" calcext:value-type="float">
            <text:p>63627194922218.5</text:p>
          </table:table-cell>
          <table:table-cell table:style-name="ce10" table:formula="of:=([.O25]-[.O24])/1000" office:value-type="float" office:value="2.0011015625" calcext:value-type="float">
            <text:p>2.0011</text:p>
          </table:table-cell>
          <table:table-cell table:style-name="ce10" table:formula="of:=[.P25]+[.Q24]" office:value-type="float" office:value="46.001796875" calcext:value-type="float">
            <text:p>46.0018</text:p>
          </table:table-cell>
          <table:table-cell table:style-name="ce25" table:formula="of:=[.Q25]-2*([.$B25]-1)" office:value-type="float" office:value="0.00179687500000369" calcext:value-type="float">
            <text:p>0.001796875</text:p>
          </table:table-cell>
          <table:table-cell table:style-name="Default" office:value-type="float" office:value="63627195379598.3" calcext:value-type="float">
            <text:p>63627195379598.3</text:p>
          </table:table-cell>
          <table:table-cell table:style-name="ce10" table:formula="of:=([.S25]-[.S24])/1000" office:value-type="float" office:value="1.99909375" calcext:value-type="float">
            <text:p>1.9991</text:p>
          </table:table-cell>
          <table:table-cell table:style-name="ce10" table:formula="of:=[.T25]+[.U24]" office:value-type="float" office:value="45.9995" calcext:value-type="float">
            <text:p>45.9995</text:p>
          </table:table-cell>
          <table:table-cell table:style-name="ce26" table:formula="of:=[.U25]-2*([.$B25]-1)" office:value-type="float" office:value="-0.000500000000002387" calcext:value-type="float">
            <text:p>-0.0005</text:p>
          </table:table-cell>
          <table:table-cell table:style-name="Default" office:value-type="float" office:value="63627195847087.5" calcext:value-type="float">
            <text:p>63627195847087.5</text:p>
          </table:table-cell>
          <table:table-cell table:style-name="ce10" table:formula="of:=([.W25]-[.W24])/1000" office:value-type="float" office:value="2.000203125" calcext:value-type="float">
            <text:p>2.0002</text:p>
          </table:table-cell>
          <table:table-cell table:style-name="ce10" table:formula="of:=[.X25]+[.Y24]" office:value-type="float" office:value="45.9993984375" calcext:value-type="float">
            <text:p>45.9994</text:p>
          </table:table-cell>
          <table:table-cell table:style-name="ce29" table:formula="of:=[.Y25]-2*([.$B25]-1)" office:value-type="float" office:value="-0.000601562500001762" calcext:value-type="float">
            <text:p>-0.0006015625</text:p>
          </table:table-cell>
          <table:table-cell table:style-name="Default" office:value-type="float" office:value="63627196305643.7" calcext:value-type="float">
            <text:p>63627196305643.7</text:p>
          </table:table-cell>
          <table:table-cell table:style-name="ce10" table:formula="of:=([.AA25]-[.AA24])/1000" office:value-type="float" office:value="1.9978046875" calcext:value-type="float">
            <text:p>1.9978</text:p>
          </table:table-cell>
          <table:table-cell table:style-name="ce10" table:formula="of:=[.AB25]+[.AC24]" office:value-type="float" office:value="45.9998046875" calcext:value-type="float">
            <text:p>45.9998</text:p>
          </table:table-cell>
          <table:table-cell table:style-name="ce33" table:formula="of:=[.AC25]-2*([.$B25]-1)" office:value-type="float" office:value="-0.000195312499997158" calcext:value-type="float">
            <text:p>-0.0001953125</text:p>
          </table:table-cell>
          <table:table-cell table:style-name="Default" office:value-type="float" office:value="63627196777280.5" calcext:value-type="float">
            <text:p>63627196777280.5</text:p>
          </table:table-cell>
          <table:table-cell table:style-name="ce10" table:formula="of:=([.AE25]-[.AE24])/1000" office:value-type="float" office:value="1.9996015625" calcext:value-type="float">
            <text:p>1.9996</text:p>
          </table:table-cell>
          <table:table-cell table:style-name="ce10" table:formula="of:=[.AF25]+[.AG24]" office:value-type="float" office:value="46.0006015625" calcext:value-type="float">
            <text:p>46.0006</text:p>
          </table:table-cell>
          <table:table-cell table:style-name="ce42" table:formula="of:=[.AG25]-2*([.$B25]-1)" office:value-type="float" office:value="0.000601562499994657" calcext:value-type="float">
            <text:p>0.0006015625</text:p>
          </table:table-cell>
          <table:table-cell table:style-name="Default" office:value-type="float" office:value="63627197238266.5" calcext:value-type="float">
            <text:p>63627197238266.5</text:p>
          </table:table-cell>
          <table:table-cell table:style-name="ce10" table:formula="of:=([.AI25]-[.AI24])/1000" office:value-type="float" office:value="2.000203125" calcext:value-type="float">
            <text:p>2.0002</text:p>
          </table:table-cell>
          <table:table-cell table:style-name="ce10" table:formula="of:=[.AJ25]+[.AK24]" office:value-type="float" office:value="46.0015" calcext:value-type="float">
            <text:p>46.0015</text:p>
          </table:table-cell>
          <table:table-cell table:style-name="ce48" table:formula="of:=[.AK25]-2*([.$B25]-1)" office:value-type="float" office:value="0.00150000000000006" calcext:value-type="float">
            <text:p>0.0015</text:p>
          </table:table-cell>
          <table:table-cell table:style-name="Default" office:value-type="float" office:value="63627197717329.9" calcext:value-type="float">
            <text:p>63627197717329.9</text:p>
          </table:table-cell>
          <table:table-cell table:style-name="ce10" table:formula="of:=([.AM25]-[.AM24])/1000" office:value-type="float" office:value="2.0011015625" calcext:value-type="float">
            <text:p>2.0011</text:p>
          </table:table-cell>
          <table:table-cell table:style-name="ce10" table:formula="of:=[.AN25]+[.AO24]" office:value-type="float" office:value="46.001" calcext:value-type="float">
            <text:p>46.0010</text:p>
          </table:table-cell>
          <table:table-cell table:style-name="ce54" table:formula="of:=[.AO25]-2*([.$B25]-1)" office:value-type="float" office:value="0.000999999999997669" calcext:value-type="float">
            <text:p>0.001</text:p>
          </table:table-cell>
          <table:table-cell table:style-name="Default" office:value-type="float" office:value="63627198179307.9" calcext:value-type="float">
            <text:p>63627198179307.9</text:p>
          </table:table-cell>
          <table:table-cell table:style-name="ce10" table:formula="of:=([.AQ25]-[.AQ24])/1000" office:value-type="float" office:value="1.9986953125" calcext:value-type="float">
            <text:p>1.9987</text:p>
          </table:table-cell>
          <table:table-cell table:style-name="ce10" table:formula="of:=[.AR25]+[.AS24]" office:value-type="float" office:value="46.000796875" calcext:value-type="float">
            <text:p>46.0008</text:p>
          </table:table-cell>
          <table:table-cell table:style-name="ce60" table:formula="of:=[.AS25]-2*([.$B25]-1)" office:value-type="float" office:value="0.000796874999991815" calcext:value-type="float">
            <text:p>0.000796875</text:p>
          </table:table-cell>
          <table:table-cell table:style-name="Default" office:value-type="float" office:value="63627198653049.4" calcext:value-type="float">
            <text:p>63627198653049.4</text:p>
          </table:table-cell>
          <table:table-cell table:style-name="ce10" table:formula="of:=([.AU25]-[.AU24])/1000" office:value-type="float" office:value="1.999296875" calcext:value-type="float">
            <text:p>1.9993</text:p>
          </table:table-cell>
          <table:table-cell table:style-name="ce10" table:formula="of:=[.AV25]+[.AW24]" office:value-type="float" office:value="45.9993984375" calcext:value-type="float">
            <text:p>45.9994</text:p>
          </table:table-cell>
          <table:table-cell table:style-name="ce61" table:formula="of:=[.AW25]-2*([.$B25]-1)" office:value-type="float" office:value="-0.000601562499994657" calcext:value-type="float">
            <text:p>-0.000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63627193521575.3" calcext:value-type="float">
            <text:p>63627193521575.3</text:p>
          </table:table-cell>
          <table:table-cell table:formula="of:=([.C26]-[.C25])/1000" office:value-type="float" office:value="1.9996328125" calcext:value-type="float">
            <text:p>1.9996</text:p>
          </table:table-cell>
          <table:table-cell table:formula="of:=[.D26]+[.E25]" office:value-type="float" office:value="48.000921875" calcext:value-type="float">
            <text:p>48.0009</text:p>
          </table:table-cell>
          <table:table-cell table:style-name="ce12" table:formula="of:=[.E26]-2*([.$B26]-1)" office:value-type="float" office:value="0.000921874999995964" calcext:value-type="float">
            <text:p>0.000921875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26]-[.G25])/1000" office:value-type="float" office:value="0" calcext:value-type="float">
            <text:p>0.0000</text:p>
          </table:table-cell>
          <table:table-cell table:style-name="ce10" table:formula="of:=[.H26]+[.I25]" office:value-type="float" office:value="52.6740703125" calcext:value-type="float">
            <text:p>52.6741</text:p>
          </table:table-cell>
          <table:table-cell table:style-name="ce17" table:formula="of:=[.I26]-2*([.$B26]-1)" office:value-type="float" office:value="4.6740703125" calcext:value-type="float">
            <text:p>4.6740703125</text:p>
          </table:table-cell>
          <table:table-cell table:style-name="Default" office:value-type="float" office:value="63627194451389.3" calcext:value-type="float">
            <text:p>63627194451389.3</text:p>
          </table:table-cell>
          <table:table-cell table:style-name="ce10" table:formula="of:=([.K26]-[.K25])/1000" office:value-type="float" office:value="2.0005" calcext:value-type="float">
            <text:p>2.0005</text:p>
          </table:table-cell>
          <table:table-cell table:style-name="ce10" table:formula="of:=[.L26]+[.M25]" office:value-type="float" office:value="48.001796875" calcext:value-type="float">
            <text:p>48.0018</text:p>
          </table:table-cell>
          <table:table-cell table:style-name="ce21" table:formula="of:=[.M26]-2*([.$B26]-1)" office:value-type="float" office:value="0.00179687500000369" calcext:value-type="float">
            <text:p>0.001796875</text:p>
          </table:table-cell>
          <table:table-cell table:style-name="Default" office:value-type="float" office:value="63627194924216.1" calcext:value-type="float">
            <text:p>63627194924216.1</text:p>
          </table:table-cell>
          <table:table-cell table:style-name="ce10" table:formula="of:=([.O26]-[.O25])/1000" office:value-type="float" office:value="1.9976015625" calcext:value-type="float">
            <text:p>1.9976</text:p>
          </table:table-cell>
          <table:table-cell table:style-name="ce10" table:formula="of:=[.P26]+[.Q25]" office:value-type="float" office:value="47.9993984375" calcext:value-type="float">
            <text:p>47.9994</text:p>
          </table:table-cell>
          <table:table-cell table:style-name="ce25" table:formula="of:=[.Q26]-2*([.$B26]-1)" office:value-type="float" office:value="-0.000601562499994657" calcext:value-type="float">
            <text:p>-0.0006015625</text:p>
          </table:table-cell>
          <table:table-cell table:style-name="Default" office:value-type="float" office:value="63627195381598.3" calcext:value-type="float">
            <text:p>63627195381598.3</text:p>
          </table:table-cell>
          <table:table-cell table:style-name="ce10" table:formula="of:=([.S26]-[.S25])/1000" office:value-type="float" office:value="2" calcext:value-type="float">
            <text:p>2.0000</text:p>
          </table:table-cell>
          <table:table-cell table:style-name="ce10" table:formula="of:=[.T26]+[.U25]" office:value-type="float" office:value="47.9995" calcext:value-type="float">
            <text:p>47.9995</text:p>
          </table:table-cell>
          <table:table-cell table:style-name="ce26" table:formula="of:=[.U26]-2*([.$B26]-1)" office:value-type="float" office:value="-0.000500000000002387" calcext:value-type="float">
            <text:p>-0.0005</text:p>
          </table:table-cell>
          <table:table-cell table:style-name="Default" office:value-type="float" office:value="63627195849089.2" calcext:value-type="float">
            <text:p>63627195849089.2</text:p>
          </table:table-cell>
          <table:table-cell table:style-name="ce10" table:formula="of:=([.W26]-[.W25])/1000" office:value-type="float" office:value="2.001703125" calcext:value-type="float">
            <text:p>2.0017</text:p>
          </table:table-cell>
          <table:table-cell table:style-name="ce10" table:formula="of:=[.X26]+[.Y25]" office:value-type="float" office:value="48.0011015625" calcext:value-type="float">
            <text:p>48.0011</text:p>
          </table:table-cell>
          <table:table-cell table:style-name="ce29" table:formula="of:=[.Y26]-2*([.$B26]-1)" office:value-type="float" office:value="0.00110156249999704" calcext:value-type="float">
            <text:p>0.0011015625</text:p>
          </table:table-cell>
          <table:table-cell table:style-name="Default" office:value-type="float" office:value="63627196307644.7" calcext:value-type="float">
            <text:p>63627196307644.7</text:p>
          </table:table-cell>
          <table:table-cell table:style-name="ce10" table:formula="of:=([.AA26]-[.AA25])/1000" office:value-type="float" office:value="2.001" calcext:value-type="float">
            <text:p>2.0010</text:p>
          </table:table-cell>
          <table:table-cell table:style-name="ce10" table:formula="of:=[.AB26]+[.AC25]" office:value-type="float" office:value="48.0008046875" calcext:value-type="float">
            <text:p>48.0008</text:p>
          </table:table-cell>
          <table:table-cell table:style-name="ce33" table:formula="of:=[.AC26]-2*([.$B26]-1)" office:value-type="float" office:value="0.000804687500000512" calcext:value-type="float">
            <text:p>0.0008046875</text:p>
          </table:table-cell>
          <table:table-cell table:style-name="Default" office:value-type="float" office:value="63627196779279.6" calcext:value-type="float">
            <text:p>63627196779279.6</text:p>
          </table:table-cell>
          <table:table-cell table:style-name="ce10" table:formula="of:=([.AE26]-[.AE25])/1000" office:value-type="float" office:value="1.9991015625" calcext:value-type="float">
            <text:p>1.9991</text:p>
          </table:table-cell>
          <table:table-cell table:style-name="ce10" table:formula="of:=[.AF26]+[.AG25]" office:value-type="float" office:value="47.999703125" calcext:value-type="float">
            <text:p>47.9997</text:p>
          </table:table-cell>
          <table:table-cell table:style-name="ce42" table:formula="of:=[.AG26]-2*([.$B26]-1)" office:value-type="float" office:value="-0.000296875000003638" calcext:value-type="float">
            <text:p>-0.000296875</text:p>
          </table:table-cell>
          <table:table-cell table:style-name="Default" office:value-type="float" office:value="63627197240265.2" calcext:value-type="float">
            <text:p>63627197240265.2</text:p>
          </table:table-cell>
          <table:table-cell table:style-name="ce10" table:formula="of:=([.AI26]-[.AI25])/1000" office:value-type="float" office:value="1.998703125" calcext:value-type="float">
            <text:p>1.9987</text:p>
          </table:table-cell>
          <table:table-cell table:style-name="ce10" table:formula="of:=[.AJ26]+[.AK25]" office:value-type="float" office:value="48.000203125" calcext:value-type="float">
            <text:p>48.0002</text:p>
          </table:table-cell>
          <table:table-cell table:style-name="ce48" table:formula="of:=[.AK26]-2*([.$B26]-1)" office:value-type="float" office:value="0.000203124999998749" calcext:value-type="float">
            <text:p>0.000203125</text:p>
          </table:table-cell>
          <table:table-cell table:style-name="Default" office:value-type="float" office:value="63627197719330.9" calcext:value-type="float">
            <text:p>63627197719330.9</text:p>
          </table:table-cell>
          <table:table-cell table:style-name="ce10" table:formula="of:=([.AM26]-[.AM25])/1000" office:value-type="float" office:value="2.001" calcext:value-type="float">
            <text:p>2.0010</text:p>
          </table:table-cell>
          <table:table-cell table:style-name="ce10" table:formula="of:=[.AN26]+[.AO25]" office:value-type="float" office:value="48.002" calcext:value-type="float">
            <text:p>48.0020</text:p>
          </table:table-cell>
          <table:table-cell table:style-name="ce54" table:formula="of:=[.AO26]-2*([.$B26]-1)" office:value-type="float" office:value="0.00199999999999534" calcext:value-type="float">
            <text:p>0.002</text:p>
          </table:table-cell>
          <table:table-cell table:style-name="Default" office:value-type="float" office:value="63627198181307.3" calcext:value-type="float">
            <text:p>63627198181307.3</text:p>
          </table:table-cell>
          <table:table-cell table:style-name="ce10" table:formula="of:=([.AQ26]-[.AQ25])/1000" office:value-type="float" office:value="1.9993984375" calcext:value-type="float">
            <text:p>1.9994</text:p>
          </table:table-cell>
          <table:table-cell table:style-name="ce10" table:formula="of:=[.AR26]+[.AS25]" office:value-type="float" office:value="48.0001953125" calcext:value-type="float">
            <text:p>48.0002</text:p>
          </table:table-cell>
          <table:table-cell table:style-name="ce60" table:formula="of:=[.AS26]-2*([.$B26]-1)" office:value-type="float" office:value="0.000195312499990052" calcext:value-type="float">
            <text:p>0.0001953125</text:p>
          </table:table-cell>
          <table:table-cell table:style-name="Default" office:value-type="float" office:value="63627198655049.8" calcext:value-type="float">
            <text:p>63627198655049.8</text:p>
          </table:table-cell>
          <table:table-cell table:style-name="ce10" table:formula="of:=([.AU26]-[.AU25])/1000" office:value-type="float" office:value="2.0003984375" calcext:value-type="float">
            <text:p>2.0004</text:p>
          </table:table-cell>
          <table:table-cell table:style-name="ce10" table:formula="of:=[.AV26]+[.AW25]" office:value-type="float" office:value="47.999796875" calcext:value-type="float">
            <text:p>47.9998</text:p>
          </table:table-cell>
          <table:table-cell table:style-name="ce61" table:formula="of:=[.AW26]-2*([.$B26]-1)" office:value-type="float" office:value="-0.000203124999991644" calcext:value-type="float">
            <text:p>-0.000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63627193523575.3" calcext:value-type="float">
            <text:p>63627193523575.3</text:p>
          </table:table-cell>
          <table:table-cell table:formula="of:=([.C27]-[.C26])/1000" office:value-type="float" office:value="1.9999140625" calcext:value-type="float">
            <text:p>1.9999</text:p>
          </table:table-cell>
          <table:table-cell table:formula="of:=[.D27]+[.E26]" office:value-type="float" office:value="50.0008359375" calcext:value-type="float">
            <text:p>50.0008</text:p>
          </table:table-cell>
          <table:table-cell table:style-name="ce12" table:formula="of:=[.E27]-2*([.$B27]-1)" office:value-type="float" office:value="0.000835937499992667" calcext:value-type="float">
            <text:p>0.0008359375</text:p>
          </table:table-cell>
          <table:table-cell table:formula="of:=[.G$28]" office:value-type="float" office:value="63627193991467.2" calcext:value-type="float">
            <text:p>63627193991467.2</text:p>
          </table:table-cell>
          <table:table-cell table:style-name="ce10" table:formula="of:=([.G27]-[.G26])/1000" office:value-type="float" office:value="0" calcext:value-type="float">
            <text:p>0.0000</text:p>
          </table:table-cell>
          <table:table-cell table:style-name="ce10" table:formula="of:=[.H27]+[.I26]" office:value-type="float" office:value="52.6740703125" calcext:value-type="float">
            <text:p>52.6741</text:p>
          </table:table-cell>
          <table:table-cell table:style-name="ce17" table:formula="of:=[.I27]-2*([.$B27]-1)" office:value-type="float" office:value="2.6740703125" calcext:value-type="float">
            <text:p>2.6740703125</text:p>
          </table:table-cell>
          <table:table-cell table:style-name="Default" office:value-type="float" office:value="63627194453387.5" calcext:value-type="float">
            <text:p>63627194453387.5</text:p>
          </table:table-cell>
          <table:table-cell table:style-name="ce10" table:formula="of:=([.K27]-[.K26])/1000" office:value-type="float" office:value="1.998203125" calcext:value-type="float">
            <text:p>1.9982</text:p>
          </table:table-cell>
          <table:table-cell table:style-name="ce10" table:formula="of:=[.L27]+[.M26]" office:value-type="float" office:value="50" calcext:value-type="float">
            <text:p>50.0000</text:p>
          </table:table-cell>
          <table:table-cell table:style-name="ce21" table:formula="of:=[.M27]-2*([.$B27]-1)" office:value-type="float" office:value="0" calcext:value-type="float">
            <text:p>0</text:p>
          </table:table-cell>
          <table:table-cell table:style-name="Default" office:value-type="float" office:value="63627194926216.2" calcext:value-type="float">
            <text:p>63627194926216.2</text:p>
          </table:table-cell>
          <table:table-cell table:style-name="ce10" table:formula="of:=([.O27]-[.O26])/1000" office:value-type="float" office:value="2.0001015625" calcext:value-type="float">
            <text:p>2.0001</text:p>
          </table:table-cell>
          <table:table-cell table:style-name="ce10" table:formula="of:=[.P27]+[.Q26]" office:value-type="float" office:value="49.9995" calcext:value-type="float">
            <text:p>49.9995</text:p>
          </table:table-cell>
          <table:table-cell table:style-name="ce25" table:formula="of:=[.Q27]-2*([.$B27]-1)" office:value-type="float" office:value="-0.000499999999995282" calcext:value-type="float">
            <text:p>-0.0005</text:p>
          </table:table-cell>
          <table:table-cell table:style-name="Default" office:value-type="float" office:value="63627195383599.7" calcext:value-type="float">
            <text:p>63627195383599.7</text:p>
          </table:table-cell>
          <table:table-cell table:style-name="ce10" table:formula="of:=([.S27]-[.S26])/1000" office:value-type="float" office:value="2.00140625" calcext:value-type="float">
            <text:p>2.0014</text:p>
          </table:table-cell>
          <table:table-cell table:style-name="ce10" table:formula="of:=[.T27]+[.U26]" office:value-type="float" office:value="50.00090625" calcext:value-type="float">
            <text:p>50.0009</text:p>
          </table:table-cell>
          <table:table-cell table:style-name="ce26" table:formula="of:=[.U27]-2*([.$B27]-1)" office:value-type="float" office:value="0.000906249999999886" calcext:value-type="float">
            <text:p>0.00090625</text:p>
          </table:table-cell>
          <table:table-cell table:style-name="Default" office:value-type="float" office:value="63627195851088" calcext:value-type="float">
            <text:p>63627195851088</text:p>
          </table:table-cell>
          <table:table-cell table:style-name="ce10" table:formula="of:=([.W27]-[.W26])/1000" office:value-type="float" office:value="1.998796875" calcext:value-type="float">
            <text:p>1.9988</text:p>
          </table:table-cell>
          <table:table-cell table:style-name="ce10" table:formula="of:=[.X27]+[.Y26]" office:value-type="float" office:value="49.9998984375" calcext:value-type="float">
            <text:p>49.9999</text:p>
          </table:table-cell>
          <table:table-cell table:style-name="ce29" table:formula="of:=[.Y27]-2*([.$B27]-1)" office:value-type="float" office:value="-0.00010156250000648" calcext:value-type="float">
            <text:p>-0.0001015625</text:p>
          </table:table-cell>
          <table:table-cell table:style-name="Default" office:value-type="float" office:value="63627196309643.2" calcext:value-type="float">
            <text:p>63627196309643.2</text:p>
          </table:table-cell>
          <table:table-cell table:style-name="ce10" table:formula="of:=([.AA27]-[.AA26])/1000" office:value-type="float" office:value="1.9985" calcext:value-type="float">
            <text:p>1.9985</text:p>
          </table:table-cell>
          <table:table-cell table:style-name="ce10" table:formula="of:=[.AB27]+[.AC26]" office:value-type="float" office:value="49.9993046875" calcext:value-type="float">
            <text:p>49.9993</text:p>
          </table:table-cell>
          <table:table-cell table:style-name="ce33" table:formula="of:=[.AC27]-2*([.$B27]-1)" office:value-type="float" office:value="-0.000695312499999545" calcext:value-type="float">
            <text:p>-0.0006953125</text:p>
          </table:table-cell>
          <table:table-cell table:style-name="Default" office:value-type="float" office:value="63627196781280.5" calcext:value-type="float">
            <text:p>63627196781280.5</text:p>
          </table:table-cell>
          <table:table-cell table:style-name="ce10" table:formula="of:=([.AE27]-[.AE26])/1000" office:value-type="float" office:value="2.0008984375" calcext:value-type="float">
            <text:p>2.0009</text:p>
          </table:table-cell>
          <table:table-cell table:style-name="ce10" table:formula="of:=[.AF27]+[.AG26]" office:value-type="float" office:value="50.0006015625" calcext:value-type="float">
            <text:p>50.0006</text:p>
          </table:table-cell>
          <table:table-cell table:style-name="ce42" table:formula="of:=[.AG27]-2*([.$B27]-1)" office:value-type="float" office:value="0.000601562499994657" calcext:value-type="float">
            <text:p>0.0006015625</text:p>
          </table:table-cell>
          <table:table-cell table:style-name="Default" office:value-type="float" office:value="63627197242266.5" calcext:value-type="float">
            <text:p>63627197242266.5</text:p>
          </table:table-cell>
          <table:table-cell table:style-name="ce10" table:formula="of:=([.AI27]-[.AI26])/1000" office:value-type="float" office:value="2.001296875" calcext:value-type="float">
            <text:p>2.0013</text:p>
          </table:table-cell>
          <table:table-cell table:style-name="ce10" table:formula="of:=[.AJ27]+[.AK26]" office:value-type="float" office:value="50.0015" calcext:value-type="float">
            <text:p>50.0015</text:p>
          </table:table-cell>
          <table:table-cell table:style-name="ce48" table:formula="of:=[.AK27]-2*([.$B27]-1)" office:value-type="float" office:value="0.00150000000000006" calcext:value-type="float">
            <text:p>0.0015</text:p>
          </table:table-cell>
          <table:table-cell table:style-name="Default" office:value-type="float" office:value="63627197721329.1" calcext:value-type="float">
            <text:p>63627197721329.1</text:p>
          </table:table-cell>
          <table:table-cell table:style-name="ce10" table:formula="of:=([.AM27]-[.AM26])/1000" office:value-type="float" office:value="1.998203125" calcext:value-type="float">
            <text:p>1.9982</text:p>
          </table:table-cell>
          <table:table-cell table:style-name="ce10" table:formula="of:=[.AN27]+[.AO26]" office:value-type="float" office:value="50.000203125" calcext:value-type="float">
            <text:p>50.0002</text:p>
          </table:table-cell>
          <table:table-cell table:style-name="ce54" table:formula="of:=[.AO27]-2*([.$B27]-1)" office:value-type="float" office:value="0.000203124999998749" calcext:value-type="float">
            <text:p>0.000203125</text:p>
          </table:table-cell>
          <table:table-cell table:style-name="Default" office:value-type="float" office:value="63627198183306.7" calcext:value-type="float">
            <text:p>63627198183306.7</text:p>
          </table:table-cell>
          <table:table-cell table:style-name="ce10" table:formula="of:=([.AQ27]-[.AQ26])/1000" office:value-type="float" office:value="1.99940625" calcext:value-type="float">
            <text:p>1.9994</text:p>
          </table:table-cell>
          <table:table-cell table:style-name="ce10" table:formula="of:=[.AR27]+[.AS26]" office:value-type="float" office:value="49.9996015625" calcext:value-type="float">
            <text:p>49.9996</text:p>
          </table:table-cell>
          <table:table-cell table:style-name="ce60" table:formula="of:=[.AS27]-2*([.$B27]-1)" office:value-type="float" office:value="-0.000398437500010118" calcext:value-type="float">
            <text:p>-0.0003984375</text:p>
          </table:table-cell>
          <table:table-cell table:style-name="Default" office:value-type="float" office:value="63627198657049.9" calcext:value-type="float">
            <text:p>63627198657049.9</text:p>
          </table:table-cell>
          <table:table-cell table:style-name="ce10" table:formula="of:=([.AU27]-[.AU26])/1000" office:value-type="float" office:value="2.0001015625" calcext:value-type="float">
            <text:p>2.0001</text:p>
          </table:table-cell>
          <table:table-cell table:style-name="ce10" table:formula="of:=[.AV27]+[.AW26]" office:value-type="float" office:value="49.9998984375" calcext:value-type="float">
            <text:p>49.9999</text:p>
          </table:table-cell>
          <table:table-cell table:style-name="ce61" table:formula="of:=[.AW27]-2*([.$B27]-1)" office:value-type="float" office:value="-0.000101562499992269" calcext:value-type="float">
            <text:p>-0.0001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63627193525577.5" calcext:value-type="float">
            <text:p>63627193525577.5</text:p>
          </table:table-cell>
          <table:table-cell table:formula="of:=([.C28]-[.C27])/1000" office:value-type="float" office:value="2.00225" calcext:value-type="float">
            <text:p>2.0023</text:p>
          </table:table-cell>
          <table:table-cell table:formula="of:=[.D28]+[.E27]" office:value-type="float" office:value="52.0030859375" calcext:value-type="float">
            <text:p>52.0031</text:p>
          </table:table-cell>
          <table:table-cell table:style-name="ce12" table:formula="of:=[.E28]-2*([.$B28]-1)" office:value-type="float" office:value="0.0030859374999892" calcext:value-type="float">
            <text:p>0.0030859375</text:p>
          </table:table-cell>
          <table:table-cell table:style-name="Default" office:value-type="float" office:value="63627193991467.2" calcext:value-type="float">
            <text:p>63627193991467.2</text:p>
          </table:table-cell>
          <table:table-cell table:style-name="ce10" table:formula="of:=([.G28]-[.G27])/1000" office:value-type="float" office:value="0" calcext:value-type="float">
            <text:p>0.0000</text:p>
          </table:table-cell>
          <table:table-cell table:style-name="ce10" table:formula="of:=[.H28]+[.I27]" office:value-type="float" office:value="52.6740703125" calcext:value-type="float">
            <text:p>52.6741</text:p>
          </table:table-cell>
          <table:table-cell table:style-name="ce18" table:formula="of:=[.I28]-2*([.$B28]-1)" office:value-type="float" office:value="0.6740703125" calcext:value-type="float">
            <text:p>0.6740703125</text:p>
          </table:table-cell>
          <table:table-cell table:style-name="Default" office:value-type="float" office:value="63627194455387.4" calcext:value-type="float">
            <text:p>63627194455387.4</text:p>
          </table:table-cell>
          <table:table-cell table:style-name="ce10" table:formula="of:=([.K28]-[.K27])/1000" office:value-type="float" office:value="1.9998984375" calcext:value-type="float">
            <text:p>1.9999</text:p>
          </table:table-cell>
          <table:table-cell table:style-name="ce10" table:formula="of:=[.L28]+[.M27]" office:value-type="float" office:value="51.9998984375" calcext:value-type="float">
            <text:p>51.9999</text:p>
          </table:table-cell>
          <table:table-cell table:style-name="ce21" table:formula="of:=[.M28]-2*([.$B28]-1)" office:value-type="float" office:value="-0.000101562499992269" calcext:value-type="float">
            <text:p>-0.0001015625</text:p>
          </table:table-cell>
          <table:table-cell table:style-name="Default" office:value-type="float" office:value="63627194928218" calcext:value-type="float">
            <text:p>63627194928218</text:p>
          </table:table-cell>
          <table:table-cell table:style-name="ce10" table:formula="of:=([.O28]-[.O27])/1000" office:value-type="float" office:value="2.001796875" calcext:value-type="float">
            <text:p>2.0018</text:p>
          </table:table-cell>
          <table:table-cell table:style-name="ce10" table:formula="of:=[.P28]+[.Q27]" office:value-type="float" office:value="52.001296875" calcext:value-type="float">
            <text:p>52.0013</text:p>
          </table:table-cell>
          <table:table-cell table:style-name="ce25" table:formula="of:=[.Q28]-2*([.$B28]-1)" office:value-type="float" office:value="0.00129687500000841" calcext:value-type="float">
            <text:p>0.001296875</text:p>
          </table:table-cell>
          <table:table-cell table:style-name="Default" office:value-type="float" office:value="63627195385601.3" calcext:value-type="float">
            <text:p>63627195385601.3</text:p>
          </table:table-cell>
          <table:table-cell table:style-name="ce10" table:formula="of:=([.S28]-[.S27])/1000" office:value-type="float" office:value="2.00159375" calcext:value-type="float">
            <text:p>2.0016</text:p>
          </table:table-cell>
          <table:table-cell table:style-name="ce10" table:formula="of:=[.T28]+[.U27]" office:value-type="float" office:value="52.0025" calcext:value-type="float">
            <text:p>52.0025</text:p>
          </table:table-cell>
          <table:table-cell table:style-name="ce26" table:formula="of:=[.U28]-2*([.$B28]-1)" office:value-type="float" office:value="0.00249999999999773" calcext:value-type="float">
            <text:p>0.0025</text:p>
          </table:table-cell>
          <table:table-cell table:style-name="Default" office:value-type="float" office:value="63627195853087.4" calcext:value-type="float">
            <text:p>63627195853087.4</text:p>
          </table:table-cell>
          <table:table-cell table:style-name="ce10" table:formula="of:=([.W28]-[.W27])/1000" office:value-type="float" office:value="1.9993984375" calcext:value-type="float">
            <text:p>1.9994</text:p>
          </table:table-cell>
          <table:table-cell table:style-name="ce10" table:formula="of:=[.X28]+[.Y27]" office:value-type="float" office:value="51.999296875" calcext:value-type="float">
            <text:p>51.9993</text:p>
          </table:table-cell>
          <table:table-cell table:style-name="ce29" table:formula="of:=[.Y28]-2*([.$B28]-1)" office:value-type="float" office:value="-0.000703125000008242" calcext:value-type="float">
            <text:p>-0.000703125</text:p>
          </table:table-cell>
          <table:table-cell table:style-name="Default" office:value-type="float" office:value="63627196311645.3" calcext:value-type="float">
            <text:p>63627196311645.3</text:p>
          </table:table-cell>
          <table:table-cell table:style-name="ce10" table:formula="of:=([.AA28]-[.AA27])/1000" office:value-type="float" office:value="2.00209375" calcext:value-type="float">
            <text:p>2.0021</text:p>
          </table:table-cell>
          <table:table-cell table:style-name="ce10" table:formula="of:=[.AB28]+[.AC27]" office:value-type="float" office:value="52.0013984375" calcext:value-type="float">
            <text:p>52.0014</text:p>
          </table:table-cell>
          <table:table-cell table:style-name="ce33" table:formula="of:=[.AC28]-2*([.$B28]-1)" office:value-type="float" office:value="0.00139843750000068" calcext:value-type="float">
            <text:p>0.0013984375</text:p>
          </table:table-cell>
          <table:table-cell table:style-name="Default" office:value-type="float" office:value="63627196783279.9" calcext:value-type="float">
            <text:p>63627196783279.9</text:p>
          </table:table-cell>
          <table:table-cell table:style-name="ce10" table:formula="of:=([.AE28]-[.AE27])/1000" office:value-type="float" office:value="1.9993984375" calcext:value-type="float">
            <text:p>1.9994</text:p>
          </table:table-cell>
          <table:table-cell table:style-name="ce10" table:formula="of:=[.AF28]+[.AG27]" office:value-type="float" office:value="52" calcext:value-type="float">
            <text:p>52.0000</text:p>
          </table:table-cell>
          <table:table-cell table:style-name="ce43" table:formula="of:=[.AG28]-2*([.$B28]-1)" office:value-type="float" office:value="0" calcext:value-type="float">
            <text:p>0</text:p>
          </table:table-cell>
          <table:table-cell table:style-name="Default" office:value-type="float" office:value="63627197244265.7" calcext:value-type="float">
            <text:p>63627197244265.7</text:p>
          </table:table-cell>
          <table:table-cell table:style-name="ce10" table:formula="of:=([.AI28]-[.AI27])/1000" office:value-type="float" office:value="1.999203125" calcext:value-type="float">
            <text:p>1.9992</text:p>
          </table:table-cell>
          <table:table-cell table:style-name="ce10" table:formula="of:=[.AJ28]+[.AK27]" office:value-type="float" office:value="52.000703125" calcext:value-type="float">
            <text:p>52.0007</text:p>
          </table:table-cell>
          <table:table-cell table:style-name="ce48" table:formula="of:=[.AK28]-2*([.$B28]-1)" office:value-type="float" office:value="0.000703125000001137" calcext:value-type="float">
            <text:p>0.000703125</text:p>
          </table:table-cell>
          <table:table-cell table:style-name="Default" office:value-type="float" office:value="63627197723331.1" calcext:value-type="float">
            <text:p>63627197723331.1</text:p>
          </table:table-cell>
          <table:table-cell table:style-name="ce10" table:formula="of:=([.AM28]-[.AM27])/1000" office:value-type="float" office:value="2.002" calcext:value-type="float">
            <text:p>2.0020</text:p>
          </table:table-cell>
          <table:table-cell table:style-name="ce10" table:formula="of:=[.AN28]+[.AO27]" office:value-type="float" office:value="52.002203125" calcext:value-type="float">
            <text:p>52.0022</text:p>
          </table:table-cell>
          <table:table-cell table:style-name="ce54" table:formula="of:=[.AO28]-2*([.$B28]-1)" office:value-type="float" office:value="0.00220312500000119" calcext:value-type="float">
            <text:p>0.002203125</text:p>
          </table:table-cell>
          <table:table-cell table:style-name="Default" office:value-type="float" office:value="63627198185309.6" calcext:value-type="float">
            <text:p>63627198185309.6</text:p>
          </table:table-cell>
          <table:table-cell table:style-name="ce10" table:formula="of:=([.AQ28]-[.AQ27])/1000" office:value-type="float" office:value="2.0028984375" calcext:value-type="float">
            <text:p>2.0029</text:p>
          </table:table-cell>
          <table:table-cell table:style-name="ce10" table:formula="of:=[.AR28]+[.AS27]" office:value-type="float" office:value="52.0025" calcext:value-type="float">
            <text:p>52.0025</text:p>
          </table:table-cell>
          <table:table-cell table:style-name="ce60" table:formula="of:=[.AS28]-2*([.$B28]-1)" office:value-type="float" office:value="0.00249999999999062" calcext:value-type="float">
            <text:p>0.0025</text:p>
          </table:table-cell>
          <table:table-cell table:style-name="Default" office:value-type="float" office:value="63627198659051.2" calcext:value-type="float">
            <text:p>63627198659051.2</text:p>
          </table:table-cell>
          <table:table-cell table:style-name="ce10" table:formula="of:=([.AU28]-[.AU27])/1000" office:value-type="float" office:value="2.0013046875" calcext:value-type="float">
            <text:p>2.0013</text:p>
          </table:table-cell>
          <table:table-cell table:style-name="ce10" table:formula="of:=[.AV28]+[.AW27]" office:value-type="float" office:value="52.001203125" calcext:value-type="float">
            <text:p>52.0012</text:p>
          </table:table-cell>
          <table:table-cell table:style-name="ce61" table:formula="of:=[.AW28]-2*([.$B28]-1)" office:value-type="float" office:value="0.00120312500001063" calcext:value-type="float">
            <text:p>0.001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63627193527754.6" calcext:value-type="float">
            <text:p>63627193527754.6</text:p>
          </table:table-cell>
          <table:table-cell table:formula="of:=([.C29]-[.C28])/1000" office:value-type="float" office:value="2.177109375" calcext:value-type="float">
            <text:p>2.1771</text:p>
          </table:table-cell>
          <table:table-cell table:formula="of:=[.D29]+[.E28]" office:value-type="float" office:value="54.1801953125" calcext:value-type="float">
            <text:p>54.1802</text:p>
          </table:table-cell>
          <table:table-cell table:style-name="ce12" table:formula="of:=[.E29]-2*([.$B29]-1)" office:value-type="float" office:value="0.18019531249999" calcext:value-type="float">
            <text:p>0.1801953125</text:p>
          </table:table-cell>
          <table:table-cell table:style-name="Default" office:value-type="float" office:value="63627193992978.4" calcext:value-type="float">
            <text:p>63627193992978.4</text:p>
          </table:table-cell>
          <table:table-cell table:style-name="ce10" table:formula="of:=([.G29]-[.G28])/1000" office:value-type="float" office:value="1.5111953125" calcext:value-type="float">
            <text:p>1.5112</text:p>
          </table:table-cell>
          <table:table-cell table:style-name="ce10" table:formula="of:=[.H29]+[.I28]" office:value-type="float" office:value="54.185265625" calcext:value-type="float">
            <text:p>54.1853</text:p>
          </table:table-cell>
          <table:table-cell table:style-name="ce19" table:formula="of:=[.I29]-2*([.$B29]-1)" office:value-type="float" office:value="0.185265625" calcext:value-type="float">
            <text:p>0.18526562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29]-[.K28])/1000" office:value-type="float" office:value="26.3445" calcext:value-type="float">
            <text:p>26.3445</text:p>
          </table:table-cell>
          <table:table-cell table:style-name="ce10" table:formula="of:=[.L29]+[.M28]" office:value-type="float" office:value="78.3443984375" calcext:value-type="float">
            <text:p>78.3444</text:p>
          </table:table-cell>
          <table:table-cell table:style-name="ce21" table:formula="of:=[.M29]-2*([.$B29]-1)" office:value-type="float" office:value="24.3443984375" calcext:value-type="float">
            <text:p>24.3443984375</text:p>
          </table:table-cell>
          <table:table-cell table:style-name="Default" office:value-type="float" office:value="63627194930216.9" calcext:value-type="float">
            <text:p>63627194930216.9</text:p>
          </table:table-cell>
          <table:table-cell table:style-name="ce10" table:formula="of:=([.O29]-[.O28])/1000" office:value-type="float" office:value="1.9988984375" calcext:value-type="float">
            <text:p>1.9989</text:p>
          </table:table-cell>
          <table:table-cell table:style-name="ce10" table:formula="of:=[.P29]+[.Q28]" office:value-type="float" office:value="54.0001953125" calcext:value-type="float">
            <text:p>54.0002</text:p>
          </table:table-cell>
          <table:table-cell table:style-name="ce25" table:formula="of:=[.Q29]-2*([.$B29]-1)" office:value-type="float" office:value="0.000195312500011369" calcext:value-type="float">
            <text:p>0.0001953125</text:p>
          </table:table-cell>
          <table:table-cell table:style-name="Default" office:value-type="float" office:value="63627195387599.8" calcext:value-type="float">
            <text:p>63627195387599.8</text:p>
          </table:table-cell>
          <table:table-cell table:style-name="ce10" table:formula="of:=([.S29]-[.S28])/1000" office:value-type="float" office:value="1.9985" calcext:value-type="float">
            <text:p>1.9985</text:p>
          </table:table-cell>
          <table:table-cell table:style-name="ce10" table:formula="of:=[.T29]+[.U28]" office:value-type="float" office:value="54.001" calcext:value-type="float">
            <text:p>54.0010</text:p>
          </table:table-cell>
          <table:table-cell table:style-name="ce26" table:formula="of:=[.U29]-2*([.$B29]-1)" office:value-type="float" office:value="0.000999999999997669" calcext:value-type="float">
            <text:p>0.001</text:p>
          </table:table-cell>
          <table:table-cell table:style-name="Default" office:value-type="float" office:value="63627195855088.4" calcext:value-type="float">
            <text:p>63627195855088.4</text:p>
          </table:table-cell>
          <table:table-cell table:style-name="ce10" table:formula="of:=([.W29]-[.W28])/1000" office:value-type="float" office:value="2.001" calcext:value-type="float">
            <text:p>2.0010</text:p>
          </table:table-cell>
          <table:table-cell table:style-name="ce10" table:formula="of:=[.X29]+[.Y28]" office:value-type="float" office:value="54.000296875" calcext:value-type="float">
            <text:p>54.0003</text:p>
          </table:table-cell>
          <table:table-cell table:style-name="ce29" table:formula="of:=[.Y29]-2*([.$B29]-1)" office:value-type="float" office:value="0.000296874999989427" calcext:value-type="float">
            <text:p>0.000296875</text:p>
          </table:table-cell>
          <table:table-cell table:style-name="Default" office:value-type="float" office:value="63627196313646.4" calcext:value-type="float">
            <text:p>63627196313646.4</text:p>
          </table:table-cell>
          <table:table-cell table:style-name="ce10" table:formula="of:=([.AA29]-[.AA28])/1000" office:value-type="float" office:value="2.0011015625" calcext:value-type="float">
            <text:p>2.0011</text:p>
          </table:table-cell>
          <table:table-cell table:style-name="ce10" table:formula="of:=[.AB29]+[.AC28]" office:value-type="float" office:value="54.0025" calcext:value-type="float">
            <text:p>54.0025</text:p>
          </table:table-cell>
          <table:table-cell table:style-name="ce33" table:formula="of:=[.AC29]-2*([.$B29]-1)" office:value-type="float" office:value="0.00249999999999773" calcext:value-type="float">
            <text:p>0.0025</text:p>
          </table:table-cell>
          <table:table-cell table:style-name="Default" office:value-type="float" office:value="63627196785281.3" calcext:value-type="float">
            <text:p>63627196785281.3</text:p>
          </table:table-cell>
          <table:table-cell table:style-name="ce10" table:formula="of:=([.AE29]-[.AE28])/1000" office:value-type="float" office:value="2.0013984375" calcext:value-type="float">
            <text:p>2.0014</text:p>
          </table:table-cell>
          <table:table-cell table:style-name="ce10" table:formula="of:=[.AF29]+[.AG28]" office:value-type="float" office:value="54.0013984375" calcext:value-type="float">
            <text:p>54.0014</text:p>
          </table:table-cell>
          <table:table-cell table:style-name="ce40" table:formula="of:=[.AG29]-2*([.$B29]-1)" office:value-type="float" office:value="0.00139843749999358" calcext:value-type="float">
            <text:p>0.0013984375</text:p>
          </table:table-cell>
          <table:table-cell table:style-name="Default" office:value-type="float" office:value="63627197246264.6" calcext:value-type="float">
            <text:p>63627197246264.6</text:p>
          </table:table-cell>
          <table:table-cell table:style-name="ce10" table:formula="of:=([.AI29]-[.AI28])/1000" office:value-type="float" office:value="1.9988984375" calcext:value-type="float">
            <text:p>1.9989</text:p>
          </table:table-cell>
          <table:table-cell table:style-name="ce10" table:formula="of:=[.AJ29]+[.AK28]" office:value-type="float" office:value="53.9996015625" calcext:value-type="float">
            <text:p>53.9996</text:p>
          </table:table-cell>
          <table:table-cell table:style-name="ce48" table:formula="of:=[.AK29]-2*([.$B29]-1)" office:value-type="float" office:value="-0.000398437499995907" calcext:value-type="float">
            <text:p>-0.0003984375</text:p>
          </table:table-cell>
          <table:table-cell table:style-name="Default" office:value-type="float" office:value="63627197726071.3" calcext:value-type="float">
            <text:p>63627197726071.3</text:p>
          </table:table-cell>
          <table:table-cell table:style-name="ce10" table:formula="of:=([.AM29]-[.AM28])/1000" office:value-type="float" office:value="2.7401953125" calcext:value-type="float">
            <text:p>2.7402</text:p>
          </table:table-cell>
          <table:table-cell table:style-name="ce10" table:formula="of:=[.AN29]+[.AO28]" office:value-type="float" office:value="54.7423984375" calcext:value-type="float">
            <text:p>54.7424</text:p>
          </table:table-cell>
          <table:table-cell table:style-name="ce54" table:formula="of:=[.AO29]-2*([.$B29]-1)" office:value-type="float" office:value="0.7423984375" calcext:value-type="float">
            <text:p>0.7423984375</text:p>
          </table:table-cell>
          <table:table-cell table:style-name="Default" office:value-type="float" office:value="63627198187306.6" calcext:value-type="float">
            <text:p>63627198187306.6</text:p>
          </table:table-cell>
          <table:table-cell table:style-name="ce10" table:formula="of:=([.AQ29]-[.AQ28])/1000" office:value-type="float" office:value="1.997" calcext:value-type="float">
            <text:p>1.9970</text:p>
          </table:table-cell>
          <table:table-cell table:style-name="ce10" table:formula="of:=[.AR29]+[.AS28]" office:value-type="float" office:value="53.9995" calcext:value-type="float">
            <text:p>53.9995</text:p>
          </table:table-cell>
          <table:table-cell table:style-name="ce60" table:formula="of:=[.AS29]-2*([.$B29]-1)" office:value-type="float" office:value="-0.000500000000009493" calcext:value-type="float">
            <text:p>-0.0005</text:p>
          </table:table-cell>
          <table:table-cell table:formula="of:=[.AU30]" office:value-type="float" office:value="63627198664865.2" calcext:value-type="float">
            <text:p>63627198664865.2</text:p>
          </table:table-cell>
          <table:table-cell table:style-name="ce10" table:formula="of:=([.AU29]-[.AU28])/1000" office:value-type="float" office:value="5.814" calcext:value-type="float">
            <text:p>5.8140</text:p>
          </table:table-cell>
          <table:table-cell table:style-name="ce10" table:formula="of:=[.AV29]+[.AW28]" office:value-type="float" office:value="57.815203125" calcext:value-type="float">
            <text:p>57.8152</text:p>
          </table:table-cell>
          <table:table-cell table:style-name="ce61" table:formula="of:=[.AW29]-2*([.$B29]-1)" office:value-type="float" office:value="3.81520312500001" calcext:value-type="float">
            <text:p>3.815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63627193529575.7" calcext:value-type="float">
            <text:p>63627193529575.7</text:p>
          </table:table-cell>
          <table:table-cell table:formula="of:=([.C30]-[.C29])/1000" office:value-type="float" office:value="1.8210546875" calcext:value-type="float">
            <text:p>1.8211</text:p>
          </table:table-cell>
          <table:table-cell table:formula="of:=[.D30]+[.E29]" office:value-type="float" office:value="56.00125" calcext:value-type="float">
            <text:p>56.0013</text:p>
          </table:table-cell>
          <table:table-cell table:style-name="ce12" table:formula="of:=[.E30]-2*([.$B30]-1)" office:value-type="float" office:value="0.00124999999999176" calcext:value-type="float">
            <text:p>0.00125</text:p>
          </table:table-cell>
          <table:table-cell table:style-name="Default" office:value-type="float" office:value="63627193994793.2" calcext:value-type="float">
            <text:p>63627193994793.2</text:p>
          </table:table-cell>
          <table:table-cell table:style-name="ce10" table:formula="of:=([.G30]-[.G29])/1000" office:value-type="float" office:value="1.8148046875" calcext:value-type="float">
            <text:p>1.8148</text:p>
          </table:table-cell>
          <table:table-cell table:style-name="ce10" table:formula="of:=[.H30]+[.I29]" office:value-type="float" office:value="56.0000703125" calcext:value-type="float">
            <text:p>56.0001</text:p>
          </table:table-cell>
          <table:table-cell table:style-name="ce19" table:formula="of:=[.I30]-2*([.$B30]-1)" office:value-type="float" office:value="0.0000703125000001137" calcext:value-type="float">
            <text:p>7.03125000001137E-0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30]-[.K29])/1000" office:value-type="float" office:value="0" calcext:value-type="float">
            <text:p>0.0000</text:p>
          </table:table-cell>
          <table:table-cell table:style-name="ce10" table:formula="of:=[.L30]+[.M29]" office:value-type="float" office:value="78.3443984375" calcext:value-type="float">
            <text:p>78.3444</text:p>
          </table:table-cell>
          <table:table-cell table:style-name="ce21" table:formula="of:=[.M30]-2*([.$B30]-1)" office:value-type="float" office:value="22.3443984375" calcext:value-type="float">
            <text:p>22.3443984375</text:p>
          </table:table-cell>
          <table:table-cell table:style-name="Default" office:value-type="float" office:value="63627194932217.7" calcext:value-type="float">
            <text:p>63627194932217.7</text:p>
          </table:table-cell>
          <table:table-cell table:style-name="ce10" table:formula="of:=([.O30]-[.O29])/1000" office:value-type="float" office:value="2.0008046875" calcext:value-type="float">
            <text:p>2.0008</text:p>
          </table:table-cell>
          <table:table-cell table:style-name="ce10" table:formula="of:=[.P30]+[.Q29]" office:value-type="float" office:value="56.001" calcext:value-type="float">
            <text:p>56.0010</text:p>
          </table:table-cell>
          <table:table-cell table:style-name="ce25" table:formula="of:=[.Q30]-2*([.$B30]-1)" office:value-type="float" office:value="0.00100000000001188" calcext:value-type="float">
            <text:p>0.001</text:p>
          </table:table-cell>
          <table:table-cell table:style-name="Default" office:value-type="float" office:value="63627195389600.8" calcext:value-type="float">
            <text:p>63627195389600.8</text:p>
          </table:table-cell>
          <table:table-cell table:style-name="ce10" table:formula="of:=([.S30]-[.S29])/1000" office:value-type="float" office:value="2.001" calcext:value-type="float">
            <text:p>2.0010</text:p>
          </table:table-cell>
          <table:table-cell table:style-name="ce10" table:formula="of:=[.T30]+[.U29]" office:value-type="float" office:value="56.002" calcext:value-type="float">
            <text:p>56.0020</text:p>
          </table:table-cell>
          <table:table-cell table:style-name="ce26" table:formula="of:=[.U30]-2*([.$B30]-1)" office:value-type="float" office:value="0.00199999999999534" calcext:value-type="float">
            <text:p>0.002</text:p>
          </table:table-cell>
          <table:table-cell table:style-name="Default" office:value-type="float" office:value="63627195857087.5" calcext:value-type="float">
            <text:p>63627195857087.5</text:p>
          </table:table-cell>
          <table:table-cell table:style-name="ce10" table:formula="of:=([.W30]-[.W29])/1000" office:value-type="float" office:value="1.9991015625" calcext:value-type="float">
            <text:p>1.9991</text:p>
          </table:table-cell>
          <table:table-cell table:style-name="ce10" table:formula="of:=[.X30]+[.Y29]" office:value-type="float" office:value="55.9993984375" calcext:value-type="float">
            <text:p>55.9994</text:p>
          </table:table-cell>
          <table:table-cell table:style-name="ce29" table:formula="of:=[.Y30]-2*([.$B30]-1)" office:value-type="float" office:value="-0.000601562500008868" calcext:value-type="float">
            <text:p>-0.0006015625</text:p>
          </table:table-cell>
          <table:table-cell table:style-name="Default" office:value-type="float" office:value="63627196315645.7" calcext:value-type="float">
            <text:p>63627196315645.7</text:p>
          </table:table-cell>
          <table:table-cell table:style-name="ce10" table:formula="of:=([.AA30]-[.AA29])/1000" office:value-type="float" office:value="1.9993046875" calcext:value-type="float">
            <text:p>1.9993</text:p>
          </table:table-cell>
          <table:table-cell table:style-name="ce10" table:formula="of:=[.AB30]+[.AC29]" office:value-type="float" office:value="56.0018046875" calcext:value-type="float">
            <text:p>56.0018</text:p>
          </table:table-cell>
          <table:table-cell table:style-name="ce33" table:formula="of:=[.AC30]-2*([.$B30]-1)" office:value-type="float" office:value="0.00180468749999818" calcext:value-type="float">
            <text:p>0.0018046875</text:p>
          </table:table-cell>
          <table:table-cell table:style-name="Default" office:value-type="float" office:value="63627196787279.6" calcext:value-type="float">
            <text:p>63627196787279.6</text:p>
          </table:table-cell>
          <table:table-cell table:style-name="ce10" table:formula="of:=([.AE30]-[.AE29])/1000" office:value-type="float" office:value="1.9983046875" calcext:value-type="float">
            <text:p>1.9983</text:p>
          </table:table-cell>
          <table:table-cell table:style-name="ce10" table:formula="of:=[.AF30]+[.AG29]" office:value-type="float" office:value="55.999703125" calcext:value-type="float">
            <text:p>55.9997</text:p>
          </table:table-cell>
          <table:table-cell table:style-name="ce40" table:formula="of:=[.AG30]-2*([.$B30]-1)" office:value-type="float" office:value="-0.000296875000003638" calcext:value-type="float">
            <text:p>-0.000296875</text:p>
          </table:table-cell>
          <table:table-cell table:style-name="Default" office:value-type="float" office:value="63627197248265.2" calcext:value-type="float">
            <text:p>63627197248265.2</text:p>
          </table:table-cell>
          <table:table-cell table:style-name="ce10" table:formula="of:=([.AI30]-[.AI29])/1000" office:value-type="float" office:value="2.0006015625" calcext:value-type="float">
            <text:p>2.0006</text:p>
          </table:table-cell>
          <table:table-cell table:style-name="ce10" table:formula="of:=[.AJ30]+[.AK29]" office:value-type="float" office:value="56.000203125" calcext:value-type="float">
            <text:p>56.0002</text:p>
          </table:table-cell>
          <table:table-cell table:style-name="ce48" table:formula="of:=[.AK30]-2*([.$B30]-1)" office:value-type="float" office:value="0.000203125000005855" calcext:value-type="float">
            <text:p>0.000203125</text:p>
          </table:table-cell>
          <table:table-cell table:style-name="Default" office:value-type="float" office:value="63627197727331" calcext:value-type="float">
            <text:p>63627197727331</text:p>
          </table:table-cell>
          <table:table-cell table:style-name="ce10" table:formula="of:=([.AM30]-[.AM29])/1000" office:value-type="float" office:value="1.259703125" calcext:value-type="float">
            <text:p>1.2597</text:p>
          </table:table-cell>
          <table:table-cell table:style-name="ce10" table:formula="of:=[.AN30]+[.AO29]" office:value-type="float" office:value="56.0021015625" calcext:value-type="float">
            <text:p>56.0021</text:p>
          </table:table-cell>
          <table:table-cell table:style-name="ce54" table:formula="of:=[.AO30]-2*([.$B30]-1)" office:value-type="float" office:value="0.00210156250000182" calcext:value-type="float">
            <text:p>0.0021015625</text:p>
          </table:table-cell>
          <table:table-cell table:style-name="Default" office:value-type="float" office:value="63627198189308" calcext:value-type="float">
            <text:p>63627198189308</text:p>
          </table:table-cell>
          <table:table-cell table:style-name="ce10" table:formula="of:=([.AQ30]-[.AQ29])/1000" office:value-type="float" office:value="2.0013984375" calcext:value-type="float">
            <text:p>2.0014</text:p>
          </table:table-cell>
          <table:table-cell table:style-name="ce10" table:formula="of:=[.AR30]+[.AS29]" office:value-type="float" office:value="56.0008984375" calcext:value-type="float">
            <text:p>56.0009</text:p>
          </table:table-cell>
          <table:table-cell table:style-name="ce60" table:formula="of:=[.AS30]-2*([.$B30]-1)" office:value-type="float" office:value="0.000898437499991189" calcext:value-type="float">
            <text:p>0.0008984375</text:p>
          </table:table-cell>
          <table:table-cell table:style-name="Default" office:value-type="float" office:value="63627198664865.2" calcext:value-type="float">
            <text:p>63627198664865.2</text:p>
          </table:table-cell>
          <table:table-cell table:style-name="ce10" table:formula="of:=([.AU30]-[.AU29])/1000" office:value-type="float" office:value="0" calcext:value-type="float">
            <text:p>0.0000</text:p>
          </table:table-cell>
          <table:table-cell table:style-name="ce10" table:formula="of:=[.AV30]+[.AW29]" office:value-type="float" office:value="57.815203125" calcext:value-type="float">
            <text:p>57.8152</text:p>
          </table:table-cell>
          <table:table-cell table:style-name="ce61" table:formula="of:=[.AW30]-2*([.$B30]-1)" office:value-type="float" office:value="1.81520312500001" calcext:value-type="float">
            <text:p>1.815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63627193531576.8" calcext:value-type="float">
            <text:p>63627193531576.8</text:p>
          </table:table-cell>
          <table:table-cell table:formula="of:=([.C31]-[.C30])/1000" office:value-type="float" office:value="2.0011640625" calcext:value-type="float">
            <text:p>2.0012</text:p>
          </table:table-cell>
          <table:table-cell table:formula="of:=[.D31]+[.E30]" office:value-type="float" office:value="58.0024140625" calcext:value-type="float">
            <text:p>58.0024</text:p>
          </table:table-cell>
          <table:table-cell table:style-name="ce12" table:formula="of:=[.E31]-2*([.$B31]-1)" office:value-type="float" office:value="0.00241406249999443" calcext:value-type="float">
            <text:p>0.0024140625</text:p>
          </table:table-cell>
          <table:table-cell table:style-name="Default" office:value-type="float" office:value="63627193996791.9" calcext:value-type="float">
            <text:p>63627193996791.9</text:p>
          </table:table-cell>
          <table:table-cell table:style-name="ce10" table:formula="of:=([.G31]-[.G30])/1000" office:value-type="float" office:value="1.9986953125" calcext:value-type="float">
            <text:p>1.9987</text:p>
          </table:table-cell>
          <table:table-cell table:style-name="ce10" table:formula="of:=[.H31]+[.I30]" office:value-type="float" office:value="57.998765625" calcext:value-type="float">
            <text:p>57.9988</text:p>
          </table:table-cell>
          <table:table-cell table:style-name="ce19" table:formula="of:=[.I31]-2*([.$B31]-1)" office:value-type="float" office:value="-0.00123437500000279" calcext:value-type="float">
            <text:p>-0.00123437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31]-[.K30])/1000" office:value-type="float" office:value="0" calcext:value-type="float">
            <text:p>0.0000</text:p>
          </table:table-cell>
          <table:table-cell table:style-name="ce10" table:formula="of:=[.L31]+[.M30]" office:value-type="float" office:value="78.3443984375" calcext:value-type="float">
            <text:p>78.3444</text:p>
          </table:table-cell>
          <table:table-cell table:style-name="ce21" table:formula="of:=[.M31]-2*([.$B31]-1)" office:value-type="float" office:value="20.3443984375" calcext:value-type="float">
            <text:p>20.3443984375</text:p>
          </table:table-cell>
          <table:table-cell table:style-name="Default" office:value-type="float" office:value="63627194934218.8" calcext:value-type="float">
            <text:p>63627194934218.8</text:p>
          </table:table-cell>
          <table:table-cell table:style-name="ce10" table:formula="of:=([.O31]-[.O30])/1000" office:value-type="float" office:value="2.00109375" calcext:value-type="float">
            <text:p>2.0011</text:p>
          </table:table-cell>
          <table:table-cell table:style-name="ce10" table:formula="of:=[.P31]+[.Q30]" office:value-type="float" office:value="58.00209375" calcext:value-type="float">
            <text:p>58.0021</text:p>
          </table:table-cell>
          <table:table-cell table:style-name="ce25" table:formula="of:=[.Q31]-2*([.$B31]-1)" office:value-type="float" office:value="0.00209375000001444" calcext:value-type="float">
            <text:p>0.00209375</text:p>
          </table:table-cell>
          <table:table-cell table:style-name="Default" office:value-type="float" office:value="63627195391599" calcext:value-type="float">
            <text:p>63627195391599</text:p>
          </table:table-cell>
          <table:table-cell table:style-name="ce10" table:formula="of:=([.S31]-[.S30])/1000" office:value-type="float" office:value="1.998203125" calcext:value-type="float">
            <text:p>1.9982</text:p>
          </table:table-cell>
          <table:table-cell table:style-name="ce10" table:formula="of:=[.T31]+[.U30]" office:value-type="float" office:value="58.000203125" calcext:value-type="float">
            <text:p>58.0002</text:p>
          </table:table-cell>
          <table:table-cell table:style-name="ce26" table:formula="of:=[.U31]-2*([.$B31]-1)" office:value-type="float" office:value="0.000203124999998749" calcext:value-type="float">
            <text:p>0.000203125</text:p>
          </table:table-cell>
          <table:table-cell table:style-name="Default" office:value-type="float" office:value="63627195859087.5" calcext:value-type="float">
            <text:p>63627195859087.5</text:p>
          </table:table-cell>
          <table:table-cell table:style-name="ce10" table:formula="of:=([.W31]-[.W30])/1000" office:value-type="float" office:value="2" calcext:value-type="float">
            <text:p>2.0000</text:p>
          </table:table-cell>
          <table:table-cell table:style-name="ce10" table:formula="of:=[.X31]+[.Y30]" office:value-type="float" office:value="57.9993984375" calcext:value-type="float">
            <text:p>57.9994</text:p>
          </table:table-cell>
          <table:table-cell table:style-name="ce29" table:formula="of:=[.Y31]-2*([.$B31]-1)" office:value-type="float" office:value="-0.000601562500008868" calcext:value-type="float">
            <text:p>-0.0006015625</text:p>
          </table:table-cell>
          <table:table-cell table:style-name="Default" office:value-type="float" office:value="63627196317645.3" calcext:value-type="float">
            <text:p>63627196317645.3</text:p>
          </table:table-cell>
          <table:table-cell table:style-name="ce10" table:formula="of:=([.AA31]-[.AA30])/1000" office:value-type="float" office:value="1.99959375" calcext:value-type="float">
            <text:p>1.9996</text:p>
          </table:table-cell>
          <table:table-cell table:style-name="ce10" table:formula="of:=[.AB31]+[.AC30]" office:value-type="float" office:value="58.0013984375" calcext:value-type="float">
            <text:p>58.0014</text:p>
          </table:table-cell>
          <table:table-cell table:style-name="ce33" table:formula="of:=[.AC31]-2*([.$B31]-1)" office:value-type="float" office:value="0.00139843750000068" calcext:value-type="float">
            <text:p>0.0013984375</text:p>
          </table:table-cell>
          <table:table-cell table:style-name="Default" office:value-type="float" office:value="63627196789282.3" calcext:value-type="float">
            <text:p>63627196789282.3</text:p>
          </table:table-cell>
          <table:table-cell table:style-name="ce10" table:formula="of:=([.AE31]-[.AE30])/1000" office:value-type="float" office:value="2.0026953125" calcext:value-type="float">
            <text:p>2.0027</text:p>
          </table:table-cell>
          <table:table-cell table:style-name="ce10" table:formula="of:=[.AF31]+[.AG30]" office:value-type="float" office:value="58.0023984375" calcext:value-type="float">
            <text:p>58.0024</text:p>
          </table:table-cell>
          <table:table-cell table:style-name="ce40" table:formula="of:=[.AG31]-2*([.$B31]-1)" office:value-type="float" office:value="0.00239843749999835" calcext:value-type="float">
            <text:p>0.0023984375</text:p>
          </table:table-cell>
          <table:table-cell table:style-name="Default" office:value-type="float" office:value="63627197250268" calcext:value-type="float">
            <text:p>63627197250268</text:p>
          </table:table-cell>
          <table:table-cell table:style-name="ce10" table:formula="of:=([.AI31]-[.AI30])/1000" office:value-type="float" office:value="2.002796875" calcext:value-type="float">
            <text:p>2.0028</text:p>
          </table:table-cell>
          <table:table-cell table:style-name="ce10" table:formula="of:=[.AJ31]+[.AK30]" office:value-type="float" office:value="58.003" calcext:value-type="float">
            <text:p>58.0030</text:p>
          </table:table-cell>
          <table:table-cell table:style-name="ce48" table:formula="of:=[.AK31]-2*([.$B31]-1)" office:value-type="float" office:value="0.00300000000000722" calcext:value-type="float">
            <text:p>0.003</text:p>
          </table:table-cell>
          <table:table-cell table:style-name="Default" office:value-type="float" office:value="63627197729329.5" calcext:value-type="float">
            <text:p>63627197729329.5</text:p>
          </table:table-cell>
          <table:table-cell table:style-name="ce10" table:formula="of:=([.AM31]-[.AM30])/1000" office:value-type="float" office:value="1.9985" calcext:value-type="float">
            <text:p>1.9985</text:p>
          </table:table-cell>
          <table:table-cell table:style-name="ce10" table:formula="of:=[.AN31]+[.AO30]" office:value-type="float" office:value="58.0006015625" calcext:value-type="float">
            <text:p>58.0006</text:p>
          </table:table-cell>
          <table:table-cell table:style-name="ce54" table:formula="of:=[.AO31]-2*([.$B31]-1)" office:value-type="float" office:value="0.000601562500001762" calcext:value-type="float">
            <text:p>0.0006015625</text:p>
          </table:table-cell>
          <table:table-cell table:style-name="Default" office:value-type="float" office:value="63627198191307.4" calcext:value-type="float">
            <text:p>63627198191307.4</text:p>
          </table:table-cell>
          <table:table-cell table:style-name="ce10" table:formula="of:=([.AQ31]-[.AQ30])/1000" office:value-type="float" office:value="1.9993984375" calcext:value-type="float">
            <text:p>1.9994</text:p>
          </table:table-cell>
          <table:table-cell table:style-name="ce10" table:formula="of:=[.AR31]+[.AS30]" office:value-type="float" office:value="58.000296875" calcext:value-type="float">
            <text:p>58.0003</text:p>
          </table:table-cell>
          <table:table-cell table:style-name="ce60" table:formula="of:=[.AS31]-2*([.$B31]-1)" office:value-type="float" office:value="0.000296874999989427" calcext:value-type="float">
            <text:p>0.000296875</text:p>
          </table:table-cell>
          <table:table-cell table:style-name="Default" office:value-type="float" office:value="63627198665050.6" calcext:value-type="float">
            <text:p>63627198665050.6</text:p>
          </table:table-cell>
          <table:table-cell table:style-name="ce10" table:formula="of:=([.AU31]-[.AU30])/1000" office:value-type="float" office:value="0.1853984375" calcext:value-type="float">
            <text:p>0.1854</text:p>
          </table:table-cell>
          <table:table-cell table:style-name="ce10" table:formula="of:=[.AV31]+[.AW30]" office:value-type="float" office:value="58.0006015625" calcext:value-type="float">
            <text:p>58.0006</text:p>
          </table:table-cell>
          <table:table-cell table:style-name="ce61" table:formula="of:=[.AW31]-2*([.$B31]-1)" office:value-type="float" office:value="0.000601562500008868" calcext:value-type="float">
            <text:p>0.000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3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63627193533574.7" calcext:value-type="float">
            <text:p>63627193533574.7</text:p>
          </table:table-cell>
          <table:table-cell table:formula="of:=([.C32]-[.C31])/1000" office:value-type="float" office:value="1.997890625" calcext:value-type="float">
            <text:p>1.9979</text:p>
          </table:table-cell>
          <table:table-cell table:formula="of:=[.D32]+[.E31]" office:value-type="float" office:value="60.0003046875" calcext:value-type="float">
            <text:p>60.0003</text:p>
          </table:table-cell>
          <table:table-cell table:style-name="ce12" table:formula="of:=[.E32]-2*([.$B32]-1)" office:value-type="float" office:value="0.000304687499991019" calcext:value-type="float">
            <text:p>0.0003046875</text:p>
          </table:table-cell>
          <table:table-cell table:style-name="Default" office:value-type="float" office:value="63627193998793.9" calcext:value-type="float">
            <text:p>63627193998793.9</text:p>
          </table:table-cell>
          <table:table-cell table:style-name="ce10" table:formula="of:=([.G32]-[.G31])/1000" office:value-type="float" office:value="2.002" calcext:value-type="float">
            <text:p>2.0020</text:p>
          </table:table-cell>
          <table:table-cell table:style-name="ce10" table:formula="of:=[.H32]+[.I31]" office:value-type="float" office:value="60.000765625" calcext:value-type="float">
            <text:p>60.0008</text:p>
          </table:table-cell>
          <table:table-cell table:style-name="ce19" table:formula="of:=[.I32]-2*([.$B32]-1)" office:value-type="float" office:value="0.000765624999999659" calcext:value-type="float">
            <text:p>0.00076562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32]-[.K31])/1000" office:value-type="float" office:value="0" calcext:value-type="float">
            <text:p>0.0000</text:p>
          </table:table-cell>
          <table:table-cell table:style-name="ce10" table:formula="of:=[.L32]+[.M31]" office:value-type="float" office:value="78.3443984375" calcext:value-type="float">
            <text:p>78.3444</text:p>
          </table:table-cell>
          <table:table-cell table:style-name="ce21" table:formula="of:=[.M32]-2*([.$B32]-1)" office:value-type="float" office:value="18.3443984375" calcext:value-type="float">
            <text:p>18.3443984375</text:p>
          </table:table-cell>
          <table:table-cell table:style-name="Default" office:value-type="float" office:value="63627194936217.8" calcext:value-type="float">
            <text:p>63627194936217.8</text:p>
          </table:table-cell>
          <table:table-cell table:style-name="ce10" table:formula="of:=([.O32]-[.O31])/1000" office:value-type="float" office:value="1.999" calcext:value-type="float">
            <text:p>1.9990</text:p>
          </table:table-cell>
          <table:table-cell table:style-name="ce10" table:formula="of:=[.P32]+[.Q31]" office:value-type="float" office:value="60.00109375" calcext:value-type="float">
            <text:p>60.0011</text:p>
          </table:table-cell>
          <table:table-cell table:style-name="ce25" table:formula="of:=[.Q32]-2*([.$B32]-1)" office:value-type="float" office:value="0.00109375000001677" calcext:value-type="float">
            <text:p>0.00109375</text:p>
          </table:table-cell>
          <table:table-cell table:style-name="Default" office:value-type="float" office:value="63627195393600.9" calcext:value-type="float">
            <text:p>63627195393600.9</text:p>
          </table:table-cell>
          <table:table-cell table:style-name="ce10" table:formula="of:=([.S32]-[.S31])/1000" office:value-type="float" office:value="2.0018984375" calcext:value-type="float">
            <text:p>2.0019</text:p>
          </table:table-cell>
          <table:table-cell table:style-name="ce10" table:formula="of:=[.T32]+[.U31]" office:value-type="float" office:value="60.0021015625" calcext:value-type="float">
            <text:p>60.0021</text:p>
          </table:table-cell>
          <table:table-cell table:style-name="ce26" table:formula="of:=[.U32]-2*([.$B32]-1)" office:value-type="float" office:value="0.00210156250000182" calcext:value-type="float">
            <text:p>0.0021015625</text:p>
          </table:table-cell>
          <table:table-cell table:style-name="Default" office:value-type="float" office:value="63627195861087.9" calcext:value-type="float">
            <text:p>63627195861087.9</text:p>
          </table:table-cell>
          <table:table-cell table:style-name="ce10" table:formula="of:=([.W32]-[.W31])/1000" office:value-type="float" office:value="2.0003984375" calcext:value-type="float">
            <text:p>2.0004</text:p>
          </table:table-cell>
          <table:table-cell table:style-name="ce10" table:formula="of:=[.X32]+[.Y31]" office:value-type="float" office:value="59.999796875" calcext:value-type="float">
            <text:p>59.9998</text:p>
          </table:table-cell>
          <table:table-cell table:style-name="ce29" table:formula="of:=[.Y32]-2*([.$B32]-1)" office:value-type="float" office:value="-0.000203125000005855" calcext:value-type="float">
            <text:p>-0.000203125</text:p>
          </table:table-cell>
          <table:table-cell table:style-name="Default" office:value-type="float" office:value="63627196319645.7" calcext:value-type="float">
            <text:p>63627196319645.7</text:p>
          </table:table-cell>
          <table:table-cell table:style-name="ce10" table:formula="of:=([.AA32]-[.AA31])/1000" office:value-type="float" office:value="2.00040625" calcext:value-type="float">
            <text:p>2.0004</text:p>
          </table:table-cell>
          <table:table-cell table:style-name="ce10" table:formula="of:=[.AB32]+[.AC31]" office:value-type="float" office:value="60.0018046875" calcext:value-type="float">
            <text:p>60.0018</text:p>
          </table:table-cell>
          <table:table-cell table:style-name="ce33" table:formula="of:=[.AC32]-2*([.$B32]-1)" office:value-type="float" office:value="0.00180468749999818" calcext:value-type="float">
            <text:p>0.0018046875</text:p>
          </table:table-cell>
          <table:table-cell table:style-name="Default" office:value-type="float" office:value="63627196791280.4" calcext:value-type="float">
            <text:p>63627196791280.4</text:p>
          </table:table-cell>
          <table:table-cell table:style-name="ce10" table:formula="of:=([.AE32]-[.AE31])/1000" office:value-type="float" office:value="1.9981015625" calcext:value-type="float">
            <text:p>1.9981</text:p>
          </table:table-cell>
          <table:table-cell table:style-name="ce10" table:formula="of:=[.AF32]+[.AG31]" office:value-type="float" office:value="60.0005" calcext:value-type="float">
            <text:p>60.0005</text:p>
          </table:table-cell>
          <table:table-cell table:style-name="ce40" table:formula="of:=[.AG32]-2*([.$B32]-1)" office:value-type="float" office:value="0.000499999999995282" calcext:value-type="float">
            <text:p>0.0005</text:p>
          </table:table-cell>
          <table:table-cell table:style-name="Default" office:value-type="float" office:value="63627197252264.9" calcext:value-type="float">
            <text:p>63627197252264.9</text:p>
          </table:table-cell>
          <table:table-cell table:style-name="ce10" table:formula="of:=([.AI32]-[.AI31])/1000" office:value-type="float" office:value="1.9968984375" calcext:value-type="float">
            <text:p>1.9969</text:p>
          </table:table-cell>
          <table:table-cell table:style-name="ce10" table:formula="of:=[.AJ32]+[.AK31]" office:value-type="float" office:value="59.9998984375" calcext:value-type="float">
            <text:p>59.9999</text:p>
          </table:table-cell>
          <table:table-cell table:style-name="ce48" table:formula="of:=[.AK32]-2*([.$B32]-1)" office:value-type="float" office:value="-0.000101562499992269" calcext:value-type="float">
            <text:p>-0.0001015625</text:p>
          </table:table-cell>
          <table:table-cell table:style-name="Default" office:value-type="float" office:value="63627197731329" calcext:value-type="float">
            <text:p>63627197731329</text:p>
          </table:table-cell>
          <table:table-cell table:style-name="ce10" table:formula="of:=([.AM32]-[.AM31])/1000" office:value-type="float" office:value="1.9995" calcext:value-type="float">
            <text:p>1.9995</text:p>
          </table:table-cell>
          <table:table-cell table:style-name="ce10" table:formula="of:=[.AN32]+[.AO31]" office:value-type="float" office:value="60.0001015625" calcext:value-type="float">
            <text:p>60.0001</text:p>
          </table:table-cell>
          <table:table-cell table:style-name="ce54" table:formula="of:=[.AO32]-2*([.$B32]-1)" office:value-type="float" office:value="0.000101562499999375" calcext:value-type="float">
            <text:p>0.0001015625</text:p>
          </table:table-cell>
          <table:table-cell table:style-name="Default" office:value-type="float" office:value="63627198193307.5" calcext:value-type="float">
            <text:p>63627198193307.5</text:p>
          </table:table-cell>
          <table:table-cell table:style-name="ce10" table:formula="of:=([.AQ32]-[.AQ31])/1000" office:value-type="float" office:value="2.0001015625" calcext:value-type="float">
            <text:p>2.0001</text:p>
          </table:table-cell>
          <table:table-cell table:style-name="ce10" table:formula="of:=[.AR32]+[.AS31]" office:value-type="float" office:value="60.0003984375" calcext:value-type="float">
            <text:p>60.0004</text:p>
          </table:table-cell>
          <table:table-cell table:style-name="ce60" table:formula="of:=[.AS32]-2*([.$B32]-1)" office:value-type="float" office:value="0.000398437499988802" calcext:value-type="float">
            <text:p>0.0003984375</text:p>
          </table:table-cell>
          <table:table-cell table:style-name="Default" office:value-type="float" office:value="63627198667051.1" calcext:value-type="float">
            <text:p>63627198667051.1</text:p>
          </table:table-cell>
          <table:table-cell table:style-name="ce10" table:formula="of:=([.AU32]-[.AU31])/1000" office:value-type="float" office:value="2.0005" calcext:value-type="float">
            <text:p>2.0005</text:p>
          </table:table-cell>
          <table:table-cell table:style-name="ce10" table:formula="of:=[.AV32]+[.AW31]" office:value-type="float" office:value="60.0011015625" calcext:value-type="float">
            <text:p>60.0011</text:p>
          </table:table-cell>
          <table:table-cell table:style-name="ce61" table:formula="of:=[.AW32]-2*([.$B32]-1)" office:value-type="float" office:value="0.00110156250001126" calcext:value-type="float">
            <text:p>0.0011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63627193535574.9" calcext:value-type="float">
            <text:p>63627193535574.9</text:p>
          </table:table-cell>
          <table:table-cell table:formula="of:=([.C33]-[.C32])/1000" office:value-type="float" office:value="2.0001953125" calcext:value-type="float">
            <text:p>2.0002</text:p>
          </table:table-cell>
          <table:table-cell table:formula="of:=[.D33]+[.E32]" office:value-type="float" office:value="62.0005" calcext:value-type="float">
            <text:p>62.0005</text:p>
          </table:table-cell>
          <table:table-cell table:style-name="ce12" table:formula="of:=[.E33]-2*([.$B33]-1)" office:value-type="float" office:value="0.000499999999988177" calcext:value-type="float">
            <text:p>0.0005</text:p>
          </table:table-cell>
          <table:table-cell table:style-name="Default" office:value-type="float" office:value="63627194000791.8" calcext:value-type="float">
            <text:p>63627194000791.8</text:p>
          </table:table-cell>
          <table:table-cell table:style-name="ce10" table:formula="of:=([.G33]-[.G32])/1000" office:value-type="float" office:value="1.9978984375" calcext:value-type="float">
            <text:p>1.9979</text:p>
          </table:table-cell>
          <table:table-cell table:style-name="ce10" table:formula="of:=[.H33]+[.I32]" office:value-type="float" office:value="61.9986640625" calcext:value-type="float">
            <text:p>61.9987</text:p>
          </table:table-cell>
          <table:table-cell table:style-name="ce19" table:formula="of:=[.I33]-2*([.$B33]-1)" office:value-type="float" office:value="-0.00133593750000216" calcext:value-type="float">
            <text:p>-0.001335937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33]-[.K32])/1000" office:value-type="float" office:value="0" calcext:value-type="float">
            <text:p>0.0000</text:p>
          </table:table-cell>
          <table:table-cell table:style-name="ce10" table:formula="of:=[.L33]+[.M32]" office:value-type="float" office:value="78.3443984375" calcext:value-type="float">
            <text:p>78.3444</text:p>
          </table:table-cell>
          <table:table-cell table:style-name="ce21" table:formula="of:=[.M33]-2*([.$B33]-1)" office:value-type="float" office:value="16.3443984375" calcext:value-type="float">
            <text:p>16.3443984375</text:p>
          </table:table-cell>
          <table:table-cell table:style-name="Default" office:value-type="float" office:value="63627194938218" calcext:value-type="float">
            <text:p>63627194938218</text:p>
          </table:table-cell>
          <table:table-cell table:style-name="ce10" table:formula="of:=([.O33]-[.O32])/1000" office:value-type="float" office:value="2.000203125" calcext:value-type="float">
            <text:p>2.0002</text:p>
          </table:table-cell>
          <table:table-cell table:style-name="ce10" table:formula="of:=[.P33]+[.Q32]" office:value-type="float" office:value="62.001296875" calcext:value-type="float">
            <text:p>62.0013</text:p>
          </table:table-cell>
          <table:table-cell table:style-name="ce25" table:formula="of:=[.Q33]-2*([.$B33]-1)" office:value-type="float" office:value="0.00129687500001552" calcext:value-type="float">
            <text:p>0.001296875</text:p>
          </table:table-cell>
          <table:table-cell table:style-name="Default" office:value-type="float" office:value="63627195395599" calcext:value-type="float">
            <text:p>63627195395599</text:p>
          </table:table-cell>
          <table:table-cell table:style-name="ce10" table:formula="of:=([.S33]-[.S32])/1000" office:value-type="float" office:value="1.9981015625" calcext:value-type="float">
            <text:p>1.9981</text:p>
          </table:table-cell>
          <table:table-cell table:style-name="ce10" table:formula="of:=[.T33]+[.U32]" office:value-type="float" office:value="62.000203125" calcext:value-type="float">
            <text:p>62.0002</text:p>
          </table:table-cell>
          <table:table-cell table:style-name="ce26" table:formula="of:=[.U33]-2*([.$B33]-1)" office:value-type="float" office:value="0.000203124999998749" calcext:value-type="float">
            <text:p>0.000203125</text:p>
          </table:table-cell>
          <table:table-cell table:style-name="Default" office:value-type="float" office:value="63627195863088.1" calcext:value-type="float">
            <text:p>63627195863088.1</text:p>
          </table:table-cell>
          <table:table-cell table:style-name="ce10" table:formula="of:=([.W33]-[.W32])/1000" office:value-type="float" office:value="2.000203125" calcext:value-type="float">
            <text:p>2.0002</text:p>
          </table:table-cell>
          <table:table-cell table:style-name="ce10" table:formula="of:=[.X33]+[.Y32]" office:value-type="float" office:value="62" calcext:value-type="float">
            <text:p>62.0000</text:p>
          </table:table-cell>
          <table:table-cell table:style-name="ce29" table:formula="of:=[.Y33]-2*([.$B33]-1)" office:value-type="float" office:value="0" calcext:value-type="float">
            <text:p>0</text:p>
          </table:table-cell>
          <table:table-cell table:style-name="Default" office:value-type="float" office:value="63627196321646" calcext:value-type="float">
            <text:p>63627196321646</text:p>
          </table:table-cell>
          <table:table-cell table:style-name="ce10" table:formula="of:=([.AA33]-[.AA32])/1000" office:value-type="float" office:value="2.000296875" calcext:value-type="float">
            <text:p>2.0003</text:p>
          </table:table-cell>
          <table:table-cell table:style-name="ce10" table:formula="of:=[.AB33]+[.AC32]" office:value-type="float" office:value="62.0021015625" calcext:value-type="float">
            <text:p>62.0021</text:p>
          </table:table-cell>
          <table:table-cell table:style-name="ce33" table:formula="of:=[.AC33]-2*([.$B33]-1)" office:value-type="float" office:value="0.00210156250000182" calcext:value-type="float">
            <text:p>0.0021015625</text:p>
          </table:table-cell>
          <table:table-cell table:style-name="Default" office:value-type="float" office:value="63627196793280.5" calcext:value-type="float">
            <text:p>63627196793280.5</text:p>
          </table:table-cell>
          <table:table-cell table:style-name="ce10" table:formula="of:=([.AE33]-[.AE32])/1000" office:value-type="float" office:value="2.0001015625" calcext:value-type="float">
            <text:p>2.0001</text:p>
          </table:table-cell>
          <table:table-cell table:style-name="ce10" table:formula="of:=[.AF33]+[.AG32]" office:value-type="float" office:value="62.0006015625" calcext:value-type="float">
            <text:p>62.0006</text:p>
          </table:table-cell>
          <table:table-cell table:style-name="ce40" table:formula="of:=[.AG33]-2*([.$B33]-1)" office:value-type="float" office:value="0.000601562499994657" calcext:value-type="float">
            <text:p>0.0006015625</text:p>
          </table:table-cell>
          <table:table-cell table:style-name="Default" office:value-type="float" office:value="63627197254265.8" calcext:value-type="float">
            <text:p>63627197254265.8</text:p>
          </table:table-cell>
          <table:table-cell table:style-name="ce10" table:formula="of:=([.AI33]-[.AI32])/1000" office:value-type="float" office:value="2.0008984375" calcext:value-type="float">
            <text:p>2.0009</text:p>
          </table:table-cell>
          <table:table-cell table:style-name="ce10" table:formula="of:=[.AJ33]+[.AK32]" office:value-type="float" office:value="62.000796875" calcext:value-type="float">
            <text:p>62.0008</text:p>
          </table:table-cell>
          <table:table-cell table:style-name="ce48" table:formula="of:=[.AK33]-2*([.$B33]-1)" office:value-type="float" office:value="0.000796875000006025" calcext:value-type="float">
            <text:p>0.000796875</text:p>
          </table:table-cell>
          <table:table-cell table:style-name="Default" office:value-type="float" office:value="63627197733330.6" calcext:value-type="float">
            <text:p>63627197733330.6</text:p>
          </table:table-cell>
          <table:table-cell table:style-name="ce10" table:formula="of:=([.AM33]-[.AM32])/1000" office:value-type="float" office:value="2.0016015625" calcext:value-type="float">
            <text:p>2.0016</text:p>
          </table:table-cell>
          <table:table-cell table:style-name="ce10" table:formula="of:=[.AN33]+[.AO32]" office:value-type="float" office:value="62.001703125" calcext:value-type="float">
            <text:p>62.0017</text:p>
          </table:table-cell>
          <table:table-cell table:style-name="ce54" table:formula="of:=[.AO33]-2*([.$B33]-1)" office:value-type="float" office:value="0.00170312499999881" calcext:value-type="float">
            <text:p>0.001703125</text:p>
          </table:table-cell>
          <table:table-cell table:style-name="Default" office:value-type="float" office:value="63627198195308.6" calcext:value-type="float">
            <text:p>63627198195308.6</text:p>
          </table:table-cell>
          <table:table-cell table:style-name="ce10" table:formula="of:=([.AQ33]-[.AQ32])/1000" office:value-type="float" office:value="2.0011015625" calcext:value-type="float">
            <text:p>2.0011</text:p>
          </table:table-cell>
          <table:table-cell table:style-name="ce10" table:formula="of:=[.AR33]+[.AS32]" office:value-type="float" office:value="62.0015" calcext:value-type="float">
            <text:p>62.0015</text:p>
          </table:table-cell>
          <table:table-cell table:style-name="ce60" table:formula="of:=[.AS33]-2*([.$B33]-1)" office:value-type="float" office:value="0.00149999999998585" calcext:value-type="float">
            <text:p>0.0015</text:p>
          </table:table-cell>
          <table:table-cell table:style-name="Default" office:value-type="float" office:value="63627198669051" calcext:value-type="float">
            <text:p>63627198669051</text:p>
          </table:table-cell>
          <table:table-cell table:style-name="ce10" table:formula="of:=([.AU33]-[.AU32])/1000" office:value-type="float" office:value="1.9998984375" calcext:value-type="float">
            <text:p>1.9999</text:p>
          </table:table-cell>
          <table:table-cell table:style-name="ce10" table:formula="of:=[.AV33]+[.AW32]" office:value-type="float" office:value="62.001" calcext:value-type="float">
            <text:p>62.0010</text:p>
          </table:table-cell>
          <table:table-cell table:style-name="ce61" table:formula="of:=[.AW33]-2*([.$B33]-1)" office:value-type="float" office:value="0.00100000000001188" calcext:value-type="float">
            <text:p>0.00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33" calcext:value-type="float">
            <text:p>33</text:p>
          </table:table-cell>
          <table:table-cell office:value-type="float" office:value="63627193537574.8" calcext:value-type="float">
            <text:p>63627193537574.8</text:p>
          </table:table-cell>
          <table:table-cell table:formula="of:=([.C34]-[.C33])/1000" office:value-type="float" office:value="1.999875" calcext:value-type="float">
            <text:p>1.9999</text:p>
          </table:table-cell>
          <table:table-cell table:formula="of:=[.D34]+[.E33]" office:value-type="float" office:value="64.000375" calcext:value-type="float">
            <text:p>64.0004</text:p>
          </table:table-cell>
          <table:table-cell table:style-name="ce12" table:formula="of:=[.E34]-2*([.$B34]-1)" office:value-type="float" office:value="0.000374999999991132" calcext:value-type="float">
            <text:p>0.000375</text:p>
          </table:table-cell>
          <table:table-cell table:style-name="Default" office:value-type="float" office:value="63627194002793.1" calcext:value-type="float">
            <text:p>63627194002793.1</text:p>
          </table:table-cell>
          <table:table-cell table:style-name="ce10" table:formula="of:=([.G34]-[.G33])/1000" office:value-type="float" office:value="2.0013046875" calcext:value-type="float">
            <text:p>2.0013</text:p>
          </table:table-cell>
          <table:table-cell table:style-name="ce10" table:formula="of:=[.H34]+[.I33]" office:value-type="float" office:value="63.99996875" calcext:value-type="float">
            <text:p>64.0000</text:p>
          </table:table-cell>
          <table:table-cell table:style-name="ce19" table:formula="of:=[.I34]-2*([.$B34]-1)" office:value-type="float" office:value="-0.000031249999999261" calcext:value-type="float">
            <text:p>-0.0000312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34]-[.K33])/1000" office:value-type="float" office:value="0" calcext:value-type="float">
            <text:p>0.0000</text:p>
          </table:table-cell>
          <table:table-cell table:style-name="ce10" table:formula="of:=[.L34]+[.M33]" office:value-type="float" office:value="78.3443984375" calcext:value-type="float">
            <text:p>78.3444</text:p>
          </table:table-cell>
          <table:table-cell table:style-name="ce21" table:formula="of:=[.M34]-2*([.$B34]-1)" office:value-type="float" office:value="14.3443984375" calcext:value-type="float">
            <text:p>14.3443984375</text:p>
          </table:table-cell>
          <table:table-cell table:style-name="Default" office:value-type="float" office:value="63627194940217.8" calcext:value-type="float">
            <text:p>63627194940217.8</text:p>
          </table:table-cell>
          <table:table-cell table:style-name="ce10" table:formula="of:=([.O34]-[.O33])/1000" office:value-type="float" office:value="1.999796875" calcext:value-type="float">
            <text:p>1.9998</text:p>
          </table:table-cell>
          <table:table-cell table:style-name="ce10" table:formula="of:=[.P34]+[.Q33]" office:value-type="float" office:value="64.00109375" calcext:value-type="float">
            <text:p>64.0011</text:p>
          </table:table-cell>
          <table:table-cell table:style-name="ce25" table:formula="of:=[.Q34]-2*([.$B34]-1)" office:value-type="float" office:value="0.00109375000000966" calcext:value-type="float">
            <text:p>0.00109375</text:p>
          </table:table-cell>
          <table:table-cell table:style-name="Default" office:value-type="float" office:value="63627195397601.1" calcext:value-type="float">
            <text:p>63627195397601.1</text:p>
          </table:table-cell>
          <table:table-cell table:style-name="ce10" table:formula="of:=([.S34]-[.S33])/1000" office:value-type="float" office:value="2.0021015625" calcext:value-type="float">
            <text:p>2.0021</text:p>
          </table:table-cell>
          <table:table-cell table:style-name="ce10" table:formula="of:=[.T34]+[.U33]" office:value-type="float" office:value="64.0023046875" calcext:value-type="float">
            <text:p>64.0023</text:p>
          </table:table-cell>
          <table:table-cell table:style-name="ce26" table:formula="of:=[.U34]-2*([.$B34]-1)" office:value-type="float" office:value="0.00230468750000057" calcext:value-type="float">
            <text:p>0.0023046875</text:p>
          </table:table-cell>
          <table:table-cell table:style-name="Default" office:value-type="float" office:value="63627195865089.1" calcext:value-type="float">
            <text:p>63627195865089.1</text:p>
          </table:table-cell>
          <table:table-cell table:style-name="ce10" table:formula="of:=([.W34]-[.W33])/1000" office:value-type="float" office:value="2.001" calcext:value-type="float">
            <text:p>2.0010</text:p>
          </table:table-cell>
          <table:table-cell table:style-name="ce10" table:formula="of:=[.X34]+[.Y33]" office:value-type="float" office:value="64.001" calcext:value-type="float">
            <text:p>64.0010</text:p>
          </table:table-cell>
          <table:table-cell table:style-name="ce29" table:formula="of:=[.Y34]-2*([.$B34]-1)" office:value-type="float" office:value="0.000999999999990564" calcext:value-type="float">
            <text:p>0.001</text:p>
          </table:table-cell>
          <table:table-cell table:style-name="Default" office:value-type="float" office:value="63627196323643.5" calcext:value-type="float">
            <text:p>63627196323643.5</text:p>
          </table:table-cell>
          <table:table-cell table:style-name="ce10" table:formula="of:=([.AA34]-[.AA33])/1000" office:value-type="float" office:value="1.9975" calcext:value-type="float">
            <text:p>1.9975</text:p>
          </table:table-cell>
          <table:table-cell table:style-name="ce10" table:formula="of:=[.AB34]+[.AC33]" office:value-type="float" office:value="63.9996015625" calcext:value-type="float">
            <text:p>63.9996</text:p>
          </table:table-cell>
          <table:table-cell table:style-name="ce33" table:formula="of:=[.AC34]-2*([.$B34]-1)" office:value-type="float" office:value="-0.000398437499995907" calcext:value-type="float">
            <text:p>-0.0003984375</text:p>
          </table:table-cell>
          <table:table-cell table:style-name="Default" office:value-type="float" office:value="63627196795280.5" calcext:value-type="float">
            <text:p>63627196795280.5</text:p>
          </table:table-cell>
          <table:table-cell table:style-name="ce10" table:formula="of:=([.AE34]-[.AE33])/1000" office:value-type="float" office:value="2" calcext:value-type="float">
            <text:p>2.0000</text:p>
          </table:table-cell>
          <table:table-cell table:style-name="ce10" table:formula="of:=[.AF34]+[.AG33]" office:value-type="float" office:value="64.0006015625" calcext:value-type="float">
            <text:p>64.0006</text:p>
          </table:table-cell>
          <table:table-cell table:style-name="ce40" table:formula="of:=[.AG34]-2*([.$B34]-1)" office:value-type="float" office:value="0.000601562499994657" calcext:value-type="float">
            <text:p>0.0006015625</text:p>
          </table:table-cell>
          <table:table-cell table:style-name="Default" office:value-type="float" office:value="63627197256264.3" calcext:value-type="float">
            <text:p>63627197256264.3</text:p>
          </table:table-cell>
          <table:table-cell table:style-name="ce10" table:formula="of:=([.AI34]-[.AI33])/1000" office:value-type="float" office:value="1.9985" calcext:value-type="float">
            <text:p>1.9985</text:p>
          </table:table-cell>
          <table:table-cell table:style-name="ce10" table:formula="of:=[.AJ34]+[.AK33]" office:value-type="float" office:value="63.999296875" calcext:value-type="float">
            <text:p>63.9993</text:p>
          </table:table-cell>
          <table:table-cell table:style-name="ce48" table:formula="of:=[.AK34]-2*([.$B34]-1)" office:value-type="float" office:value="-0.000703124999994031" calcext:value-type="float">
            <text:p>-0.000703125</text:p>
          </table:table-cell>
          <table:table-cell table:style-name="Default" office:value-type="float" office:value="63627197735330.3" calcext:value-type="float">
            <text:p>63627197735330.3</text:p>
          </table:table-cell>
          <table:table-cell table:style-name="ce10" table:formula="of:=([.AM34]-[.AM33])/1000" office:value-type="float" office:value="1.9996953125" calcext:value-type="float">
            <text:p>1.9997</text:p>
          </table:table-cell>
          <table:table-cell table:style-name="ce10" table:formula="of:=[.AN34]+[.AO33]" office:value-type="float" office:value="64.0013984375" calcext:value-type="float">
            <text:p>64.0014</text:p>
          </table:table-cell>
          <table:table-cell table:style-name="ce54" table:formula="of:=[.AO34]-2*([.$B34]-1)" office:value-type="float" office:value="0.00139843750000068" calcext:value-type="float">
            <text:p>0.0013984375</text:p>
          </table:table-cell>
          <table:table-cell table:style-name="Default" office:value-type="float" office:value="63627198197307.5" calcext:value-type="float">
            <text:p>63627198197307.5</text:p>
          </table:table-cell>
          <table:table-cell table:style-name="ce10" table:formula="of:=([.AQ34]-[.AQ33])/1000" office:value-type="float" office:value="1.9988984375" calcext:value-type="float">
            <text:p>1.9989</text:p>
          </table:table-cell>
          <table:table-cell table:style-name="ce10" table:formula="of:=[.AR34]+[.AS33]" office:value-type="float" office:value="64.0003984375" calcext:value-type="float">
            <text:p>64.0004</text:p>
          </table:table-cell>
          <table:table-cell table:style-name="ce60" table:formula="of:=[.AS34]-2*([.$B34]-1)" office:value-type="float" office:value="0.000398437499981696" calcext:value-type="float">
            <text:p>0.0003984375</text:p>
          </table:table-cell>
          <table:table-cell table:style-name="Default" office:value-type="float" office:value="63627198671051.8" calcext:value-type="float">
            <text:p>63627198671051.8</text:p>
          </table:table-cell>
          <table:table-cell table:style-name="ce10" table:formula="of:=([.AU34]-[.AU33])/1000" office:value-type="float" office:value="2.000796875" calcext:value-type="float">
            <text:p>2.0008</text:p>
          </table:table-cell>
          <table:table-cell table:style-name="ce10" table:formula="of:=[.AV34]+[.AW33]" office:value-type="float" office:value="64.001796875" calcext:value-type="float">
            <text:p>64.0018</text:p>
          </table:table-cell>
          <table:table-cell table:style-name="ce61" table:formula="of:=[.AW34]-2*([.$B34]-1)" office:value-type="float" office:value="0.0017968750000108" calcext:value-type="float">
            <text:p>0.0017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63627193539575.5" calcext:value-type="float">
            <text:p>63627193539575.5</text:p>
          </table:table-cell>
          <table:table-cell table:formula="of:=([.C35]-[.C34])/1000" office:value-type="float" office:value="2.0007421875" calcext:value-type="float">
            <text:p>2.0007</text:p>
          </table:table-cell>
          <table:table-cell table:formula="of:=[.D35]+[.E34]" office:value-type="float" office:value="66.0011171875" calcext:value-type="float">
            <text:p>66.0011</text:p>
          </table:table-cell>
          <table:table-cell table:style-name="ce12" table:formula="of:=[.E35]-2*([.$B35]-1)" office:value-type="float" office:value="0.00111718749998602" calcext:value-type="float">
            <text:p>0.0011171875</text:p>
          </table:table-cell>
          <table:table-cell table:style-name="Default" office:value-type="float" office:value="63627194004792" calcext:value-type="float">
            <text:p>63627194004792</text:p>
          </table:table-cell>
          <table:table-cell table:style-name="ce10" table:formula="of:=([.G35]-[.G34])/1000" office:value-type="float" office:value="1.9988984375" calcext:value-type="float">
            <text:p>1.9989</text:p>
          </table:table-cell>
          <table:table-cell table:style-name="ce10" table:formula="of:=[.H35]+[.I34]" office:value-type="float" office:value="65.9988671875" calcext:value-type="float">
            <text:p>65.9989</text:p>
          </table:table-cell>
          <table:table-cell table:style-name="ce19" table:formula="of:=[.I35]-2*([.$B35]-1)" office:value-type="float" office:value="-0.00113281250000341" calcext:value-type="float">
            <text:p>-0.001132812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35]-[.K34])/1000" office:value-type="float" office:value="0" calcext:value-type="float">
            <text:p>0.0000</text:p>
          </table:table-cell>
          <table:table-cell table:style-name="ce10" table:formula="of:=[.L35]+[.M34]" office:value-type="float" office:value="78.3443984375" calcext:value-type="float">
            <text:p>78.3444</text:p>
          </table:table-cell>
          <table:table-cell table:style-name="ce21" table:formula="of:=[.M35]-2*([.$B35]-1)" office:value-type="float" office:value="12.3443984375" calcext:value-type="float">
            <text:p>12.3443984375</text:p>
          </table:table-cell>
          <table:table-cell table:style-name="Default" office:value-type="float" office:value="63627194942217.1" calcext:value-type="float">
            <text:p>63627194942217.1</text:p>
          </table:table-cell>
          <table:table-cell table:style-name="ce10" table:formula="of:=([.O35]-[.O34])/1000" office:value-type="float" office:value="1.9993046875" calcext:value-type="float">
            <text:p>1.9993</text:p>
          </table:table-cell>
          <table:table-cell table:style-name="ce10" table:formula="of:=[.P35]+[.Q34]" office:value-type="float" office:value="66.0003984375" calcext:value-type="float">
            <text:p>66.0004</text:p>
          </table:table-cell>
          <table:table-cell table:style-name="ce25" table:formula="of:=[.Q35]-2*([.$B35]-1)" office:value-type="float" office:value="0.000398437500010118" calcext:value-type="float">
            <text:p>0.0003984375</text:p>
          </table:table-cell>
          <table:table-cell table:style-name="Default" office:value-type="float" office:value="63627195399598.7" calcext:value-type="float">
            <text:p>63627195399598.7</text:p>
          </table:table-cell>
          <table:table-cell table:style-name="ce10" table:formula="of:=([.S35]-[.S34])/1000" office:value-type="float" office:value="1.9976015625" calcext:value-type="float">
            <text:p>1.9976</text:p>
          </table:table-cell>
          <table:table-cell table:style-name="ce10" table:formula="of:=[.T35]+[.U34]" office:value-type="float" office:value="65.99990625" calcext:value-type="float">
            <text:p>65.9999</text:p>
          </table:table-cell>
          <table:table-cell table:style-name="ce26" table:formula="of:=[.U35]-2*([.$B35]-1)" office:value-type="float" office:value="-0.0000937500000048885" calcext:value-type="float">
            <text:p>-0.00009375</text:p>
          </table:table-cell>
          <table:table-cell table:style-name="Default" office:value-type="float" office:value="63627195867087.6" calcext:value-type="float">
            <text:p>63627195867087.6</text:p>
          </table:table-cell>
          <table:table-cell table:style-name="ce10" table:formula="of:=([.W35]-[.W34])/1000" office:value-type="float" office:value="1.9985" calcext:value-type="float">
            <text:p>1.9985</text:p>
          </table:table-cell>
          <table:table-cell table:style-name="ce10" table:formula="of:=[.X35]+[.Y34]" office:value-type="float" office:value="65.9995" calcext:value-type="float">
            <text:p>65.9995</text:p>
          </table:table-cell>
          <table:table-cell table:style-name="ce29" table:formula="of:=[.Y35]-2*([.$B35]-1)" office:value-type="float" office:value="-0.000500000000016598" calcext:value-type="float">
            <text:p>-0.0005</text:p>
          </table:table-cell>
          <table:table-cell table:style-name="Default" office:value-type="float" office:value="63627196325645.2" calcext:value-type="float">
            <text:p>63627196325645.2</text:p>
          </table:table-cell>
          <table:table-cell table:style-name="ce10" table:formula="of:=([.AA35]-[.AA34])/1000" office:value-type="float" office:value="2.001703125" calcext:value-type="float">
            <text:p>2.0017</text:p>
          </table:table-cell>
          <table:table-cell table:style-name="ce10" table:formula="of:=[.AB35]+[.AC34]" office:value-type="float" office:value="66.0013046875" calcext:value-type="float">
            <text:p>66.0013</text:p>
          </table:table-cell>
          <table:table-cell table:style-name="ce33" table:formula="of:=[.AC35]-2*([.$B35]-1)" office:value-type="float" office:value="0.00130468750001" calcext:value-type="float">
            <text:p>0.0013046875</text:p>
          </table:table-cell>
          <table:table-cell table:style-name="Default" office:value-type="float" office:value="63627196797280.5" calcext:value-type="float">
            <text:p>63627196797280.5</text:p>
          </table:table-cell>
          <table:table-cell table:style-name="ce10" table:formula="of:=([.AE35]-[.AE34])/1000" office:value-type="float" office:value="2" calcext:value-type="float">
            <text:p>2.0000</text:p>
          </table:table-cell>
          <table:table-cell table:style-name="ce10" table:formula="of:=[.AF35]+[.AG34]" office:value-type="float" office:value="66.0006015625" calcext:value-type="float">
            <text:p>66.0006</text:p>
          </table:table-cell>
          <table:table-cell table:style-name="ce40" table:formula="of:=[.AG35]-2*([.$B35]-1)" office:value-type="float" office:value="0.000601562499994657" calcext:value-type="float">
            <text:p>0.0006015625</text:p>
          </table:table-cell>
          <table:table-cell table:style-name="Default" office:value-type="float" office:value="63627197258266" calcext:value-type="float">
            <text:p>63627197258266</text:p>
          </table:table-cell>
          <table:table-cell table:style-name="ce10" table:formula="of:=([.AI35]-[.AI34])/1000" office:value-type="float" office:value="2.001703125" calcext:value-type="float">
            <text:p>2.0017</text:p>
          </table:table-cell>
          <table:table-cell table:style-name="ce10" table:formula="of:=[.AJ35]+[.AK34]" office:value-type="float" office:value="66.001" calcext:value-type="float">
            <text:p>66.0010</text:p>
          </table:table-cell>
          <table:table-cell table:style-name="ce48" table:formula="of:=[.AK35]-2*([.$B35]-1)" office:value-type="float" office:value="0.00100000000000477" calcext:value-type="float">
            <text:p>0.001</text:p>
          </table:table-cell>
          <table:table-cell table:style-name="Default" office:value-type="float" office:value="63627197737328.2" calcext:value-type="float">
            <text:p>63627197737328.2</text:p>
          </table:table-cell>
          <table:table-cell table:style-name="ce10" table:formula="of:=([.AM35]-[.AM34])/1000" office:value-type="float" office:value="1.99790625" calcext:value-type="float">
            <text:p>1.9979</text:p>
          </table:table-cell>
          <table:table-cell table:style-name="ce10" table:formula="of:=[.AN35]+[.AO34]" office:value-type="float" office:value="65.9993046875" calcext:value-type="float">
            <text:p>65.9993</text:p>
          </table:table-cell>
          <table:table-cell table:style-name="ce54" table:formula="of:=[.AO35]-2*([.$B35]-1)" office:value-type="float" office:value="-0.000695312499999545" calcext:value-type="float">
            <text:p>-0.0006953125</text:p>
          </table:table-cell>
          <table:table-cell table:style-name="Default" office:value-type="float" office:value="63627198199307" calcext:value-type="float">
            <text:p>63627198199307</text:p>
          </table:table-cell>
          <table:table-cell table:style-name="ce10" table:formula="of:=([.AQ35]-[.AQ34])/1000" office:value-type="float" office:value="1.9995" calcext:value-type="float">
            <text:p>1.9995</text:p>
          </table:table-cell>
          <table:table-cell table:style-name="ce10" table:formula="of:=[.AR35]+[.AS34]" office:value-type="float" office:value="65.9998984375" calcext:value-type="float">
            <text:p>65.9999</text:p>
          </table:table-cell>
          <table:table-cell table:style-name="ce60" table:formula="of:=[.AS35]-2*([.$B35]-1)" office:value-type="float" office:value="-0.000101562500020691" calcext:value-type="float">
            <text:p>-0.0001015625</text:p>
          </table:table-cell>
          <table:table-cell table:style-name="Default" office:value-type="float" office:value="63627198673049.6" calcext:value-type="float">
            <text:p>63627198673049.6</text:p>
          </table:table-cell>
          <table:table-cell table:style-name="ce10" table:formula="of:=([.AU35]-[.AU34])/1000" office:value-type="float" office:value="1.9978046875" calcext:value-type="float">
            <text:p>1.9978</text:p>
          </table:table-cell>
          <table:table-cell table:style-name="ce10" table:formula="of:=[.AV35]+[.AW34]" office:value-type="float" office:value="65.9996015625" calcext:value-type="float">
            <text:p>65.9996</text:p>
          </table:table-cell>
          <table:table-cell table:style-name="ce61" table:formula="of:=[.AW35]-2*([.$B35]-1)" office:value-type="float" office:value="-0.000398437499995907" calcext:value-type="float">
            <text:p>-0.0003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63627193541576.4" calcext:value-type="float">
            <text:p>63627193541576.4</text:p>
          </table:table-cell>
          <table:table-cell table:formula="of:=([.C36]-[.C35])/1000" office:value-type="float" office:value="2.0008984375" calcext:value-type="float">
            <text:p>2.0009</text:p>
          </table:table-cell>
          <table:table-cell table:formula="of:=[.D36]+[.E35]" office:value-type="float" office:value="68.002015625" calcext:value-type="float">
            <text:p>68.0020</text:p>
          </table:table-cell>
          <table:table-cell table:style-name="ce12" table:formula="of:=[.E36]-2*([.$B36]-1)" office:value-type="float" office:value="0.00201562499998431" calcext:value-type="float">
            <text:p>0.002015625</text:p>
          </table:table-cell>
          <table:table-cell table:style-name="Default" office:value-type="float" office:value="63627194006792.1" calcext:value-type="float">
            <text:p>63627194006792.1</text:p>
          </table:table-cell>
          <table:table-cell table:style-name="ce10" table:formula="of:=([.G36]-[.G35])/1000" office:value-type="float" office:value="2.0001015625" calcext:value-type="float">
            <text:p>2.0001</text:p>
          </table:table-cell>
          <table:table-cell table:style-name="ce10" table:formula="of:=[.H36]+[.I35]" office:value-type="float" office:value="67.99896875" calcext:value-type="float">
            <text:p>67.9990</text:p>
          </table:table-cell>
          <table:table-cell table:style-name="ce20" table:formula="of:=[.I36]-2*([.$B36]-1)" office:value-type="float" office:value="-0.00103124999999693" calcext:value-type="float">
            <text:p>-0.0010312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36]-[.K35])/1000" office:value-type="float" office:value="0" calcext:value-type="float">
            <text:p>0.0000</text:p>
          </table:table-cell>
          <table:table-cell table:style-name="ce10" table:formula="of:=[.L36]+[.M35]" office:value-type="float" office:value="78.3443984375" calcext:value-type="float">
            <text:p>78.3444</text:p>
          </table:table-cell>
          <table:table-cell table:style-name="ce21" table:formula="of:=[.M36]-2*([.$B36]-1)" office:value-type="float" office:value="10.3443984375" calcext:value-type="float">
            <text:p>10.3443984375</text:p>
          </table:table-cell>
          <table:table-cell table:style-name="Default" office:value-type="float" office:value="63627194944216.2" calcext:value-type="float">
            <text:p>63627194944216.2</text:p>
          </table:table-cell>
          <table:table-cell table:style-name="ce10" table:formula="of:=([.O36]-[.O35])/1000" office:value-type="float" office:value="1.9991015625" calcext:value-type="float">
            <text:p>1.9991</text:p>
          </table:table-cell>
          <table:table-cell table:style-name="ce10" table:formula="of:=[.P36]+[.Q35]" office:value-type="float" office:value="67.9995" calcext:value-type="float">
            <text:p>67.9995</text:p>
          </table:table-cell>
          <table:table-cell table:style-name="ce25" table:formula="of:=[.Q36]-2*([.$B36]-1)" office:value-type="float" office:value="-0.000499999999988177" calcext:value-type="float">
            <text:p>-0.0005</text:p>
          </table:table-cell>
          <table:table-cell table:style-name="Default" office:value-type="float" office:value="63627195401599.5" calcext:value-type="float">
            <text:p>63627195401599.5</text:p>
          </table:table-cell>
          <table:table-cell table:style-name="ce10" table:formula="of:=([.S36]-[.S35])/1000" office:value-type="float" office:value="2.000796875" calcext:value-type="float">
            <text:p>2.0008</text:p>
          </table:table-cell>
          <table:table-cell table:style-name="ce10" table:formula="of:=[.T36]+[.U35]" office:value-type="float" office:value="68.000703125" calcext:value-type="float">
            <text:p>68.0007</text:p>
          </table:table-cell>
          <table:table-cell table:style-name="ce26" table:formula="of:=[.U36]-2*([.$B36]-1)" office:value-type="float" office:value="0.000703125000001137" calcext:value-type="float">
            <text:p>0.000703125</text:p>
          </table:table-cell>
          <table:table-cell table:style-name="Default" office:value-type="float" office:value="63627195869088.7" calcext:value-type="float">
            <text:p>63627195869088.7</text:p>
          </table:table-cell>
          <table:table-cell table:style-name="ce10" table:formula="of:=([.W36]-[.W35])/1000" office:value-type="float" office:value="2.0011015625" calcext:value-type="float">
            <text:p>2.0011</text:p>
          </table:table-cell>
          <table:table-cell table:style-name="ce10" table:formula="of:=[.X36]+[.Y35]" office:value-type="float" office:value="68.0006015625" calcext:value-type="float">
            <text:p>68.0006</text:p>
          </table:table-cell>
          <table:table-cell table:style-name="ce29" table:formula="of:=[.Y36]-2*([.$B36]-1)" office:value-type="float" office:value="0.000601562499980446" calcext:value-type="float">
            <text:p>0.0006015625</text:p>
          </table:table-cell>
          <table:table-cell table:style-name="Default" office:value-type="float" office:value="63627196327644.3" calcext:value-type="float">
            <text:p>63627196327644.3</text:p>
          </table:table-cell>
          <table:table-cell table:style-name="ce10" table:formula="of:=([.AA36]-[.AA35])/1000" office:value-type="float" office:value="1.99909375" calcext:value-type="float">
            <text:p>1.9991</text:p>
          </table:table-cell>
          <table:table-cell table:style-name="ce10" table:formula="of:=[.AB36]+[.AC35]" office:value-type="float" office:value="68.0003984375" calcext:value-type="float">
            <text:p>68.0004</text:p>
          </table:table-cell>
          <table:table-cell table:style-name="ce33" table:formula="of:=[.AC36]-2*([.$B36]-1)" office:value-type="float" office:value="0.000398437500010118" calcext:value-type="float">
            <text:p>0.0003984375</text:p>
          </table:table-cell>
          <table:table-cell table:style-name="Default" office:value-type="float" office:value="63627196799279.8" calcext:value-type="float">
            <text:p>63627196799279.8</text:p>
          </table:table-cell>
          <table:table-cell table:style-name="ce10" table:formula="of:=([.AE36]-[.AE35])/1000" office:value-type="float" office:value="1.999296875" calcext:value-type="float">
            <text:p>1.9993</text:p>
          </table:table-cell>
          <table:table-cell table:style-name="ce10" table:formula="of:=[.AF36]+[.AG35]" office:value-type="float" office:value="67.9998984375" calcext:value-type="float">
            <text:p>67.9999</text:p>
          </table:table-cell>
          <table:table-cell table:style-name="ce40" table:formula="of:=[.AG36]-2*([.$B36]-1)" office:value-type="float" office:value="-0.00010156250000648" calcext:value-type="float">
            <text:p>-0.0001015625</text:p>
          </table:table-cell>
          <table:table-cell table:style-name="Default" office:value-type="float" office:value="63627197260264.7" calcext:value-type="float">
            <text:p>63627197260264.7</text:p>
          </table:table-cell>
          <table:table-cell table:style-name="ce10" table:formula="of:=([.AI36]-[.AI35])/1000" office:value-type="float" office:value="1.998703125" calcext:value-type="float">
            <text:p>1.9987</text:p>
          </table:table-cell>
          <table:table-cell table:style-name="ce10" table:formula="of:=[.AJ36]+[.AK35]" office:value-type="float" office:value="67.999703125" calcext:value-type="float">
            <text:p>67.9997</text:p>
          </table:table-cell>
          <table:table-cell table:style-name="ce48" table:formula="of:=[.AK36]-2*([.$B36]-1)" office:value-type="float" office:value="-0.000296874999989427" calcext:value-type="float">
            <text:p>-0.000296875</text:p>
          </table:table-cell>
          <table:table-cell table:style-name="Default" office:value-type="float" office:value="63627197739329.3" calcext:value-type="float">
            <text:p>63627197739329.3</text:p>
          </table:table-cell>
          <table:table-cell table:style-name="ce10" table:formula="of:=([.AM36]-[.AM35])/1000" office:value-type="float" office:value="2.00109375" calcext:value-type="float">
            <text:p>2.0011</text:p>
          </table:table-cell>
          <table:table-cell table:style-name="ce10" table:formula="of:=[.AN36]+[.AO35]" office:value-type="float" office:value="68.0003984375" calcext:value-type="float">
            <text:p>68.0004</text:p>
          </table:table-cell>
          <table:table-cell table:style-name="ce54" table:formula="of:=[.AO36]-2*([.$B36]-1)" office:value-type="float" office:value="0.000398437499995907" calcext:value-type="float">
            <text:p>0.0003984375</text:p>
          </table:table-cell>
          <table:table-cell table:style-name="Default" office:value-type="float" office:value="63627198201306.8" calcext:value-type="float">
            <text:p>63627198201306.8</text:p>
          </table:table-cell>
          <table:table-cell table:style-name="ce10" table:formula="of:=([.AQ36]-[.AQ35])/1000" office:value-type="float" office:value="1.999796875" calcext:value-type="float">
            <text:p>1.9998</text:p>
          </table:table-cell>
          <table:table-cell table:style-name="ce10" table:formula="of:=[.AR36]+[.AS35]" office:value-type="float" office:value="67.9996953125" calcext:value-type="float">
            <text:p>67.9997</text:p>
          </table:table-cell>
          <table:table-cell table:style-name="ce60" table:formula="of:=[.AS36]-2*([.$B36]-1)" office:value-type="float" office:value="-0.00030468750001944" calcext:value-type="float">
            <text:p>-0.0003046875</text:p>
          </table:table-cell>
          <table:table-cell table:style-name="Default" office:value-type="float" office:value="63627198675051.2" calcext:value-type="float">
            <text:p>63627198675051.2</text:p>
          </table:table-cell>
          <table:table-cell table:style-name="ce10" table:formula="of:=([.AU36]-[.AU35])/1000" office:value-type="float" office:value="2.0016015625" calcext:value-type="float">
            <text:p>2.0016</text:p>
          </table:table-cell>
          <table:table-cell table:style-name="ce10" table:formula="of:=[.AV36]+[.AW35]" office:value-type="float" office:value="68.001203125" calcext:value-type="float">
            <text:p>68.0012</text:p>
          </table:table-cell>
          <table:table-cell table:style-name="ce61" table:formula="of:=[.AW36]-2*([.$B36]-1)" office:value-type="float" office:value="0.00120312500000352" calcext:value-type="float">
            <text:p>0.001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63627193543574.5" calcext:value-type="float">
            <text:p>63627193543574.5</text:p>
          </table:table-cell>
          <table:table-cell table:formula="of:=([.C37]-[.C36])/1000" office:value-type="float" office:value="1.998046875" calcext:value-type="float">
            <text:p>1.9980</text:p>
          </table:table-cell>
          <table:table-cell table:formula="of:=[.D37]+[.E36]" office:value-type="float" office:value="70.0000625" calcext:value-type="float">
            <text:p>70.0001</text:p>
          </table:table-cell>
          <table:table-cell table:style-name="ce12" table:formula="of:=[.E37]-2*([.$B37]-1)" office:value-type="float" office:value="0.0000624999999843112" calcext:value-type="float">
            <text:p>0.0000625</text:p>
          </table:table-cell>
          <table:table-cell table:style-name="Default" office:value-type="float" office:value="63627194009711.9" calcext:value-type="float">
            <text:p>63627194009711.9</text:p>
          </table:table-cell>
          <table:table-cell table:style-name="ce10" table:formula="of:=([.G37]-[.G36])/1000" office:value-type="float" office:value="2.919796875" calcext:value-type="float">
            <text:p>2.9198</text:p>
          </table:table-cell>
          <table:table-cell table:style-name="ce10" table:formula="of:=[.H37]+[.I36]" office:value-type="float" office:value="70.918765625" calcext:value-type="float">
            <text:p>70.9188</text:p>
          </table:table-cell>
          <table:table-cell table:style-name="ce18" table:formula="of:=[.I37]-2*([.$B37]-1)" office:value-type="float" office:value="0.918765625000006" calcext:value-type="float">
            <text:p>0.91876562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37]-[.K36])/1000" office:value-type="float" office:value="0" calcext:value-type="float">
            <text:p>0.0000</text:p>
          </table:table-cell>
          <table:table-cell table:style-name="ce10" table:formula="of:=[.L37]+[.M36]" office:value-type="float" office:value="78.3443984375" calcext:value-type="float">
            <text:p>78.3444</text:p>
          </table:table-cell>
          <table:table-cell table:style-name="ce21" table:formula="of:=[.M37]-2*([.$B37]-1)" office:value-type="float" office:value="8.3443984375" calcext:value-type="float">
            <text:p>8.3443984375</text:p>
          </table:table-cell>
          <table:table-cell table:style-name="Default" office:value-type="float" office:value="63627194946216.7" calcext:value-type="float">
            <text:p>63627194946216.7</text:p>
          </table:table-cell>
          <table:table-cell table:style-name="ce10" table:formula="of:=([.O37]-[.O36])/1000" office:value-type="float" office:value="2.0005" calcext:value-type="float">
            <text:p>2.0005</text:p>
          </table:table-cell>
          <table:table-cell table:style-name="ce10" table:formula="of:=[.P37]+[.Q36]" office:value-type="float" office:value="70" calcext:value-type="float">
            <text:p>70.0000</text:p>
          </table:table-cell>
          <table:table-cell table:style-name="ce25" table:formula="of:=[.Q37]-2*([.$B37]-1)" office:value-type="float" office:value="0" calcext:value-type="float">
            <text:p>0</text:p>
          </table:table-cell>
          <table:table-cell table:style-name="Default" office:value-type="float" office:value="63627195403599.8" calcext:value-type="float">
            <text:p>63627195403599.8</text:p>
          </table:table-cell>
          <table:table-cell table:style-name="ce10" table:formula="of:=([.S37]-[.S36])/1000" office:value-type="float" office:value="2.000296875" calcext:value-type="float">
            <text:p>2.0003</text:p>
          </table:table-cell>
          <table:table-cell table:style-name="ce10" table:formula="of:=[.T37]+[.U36]" office:value-type="float" office:value="70.001" calcext:value-type="float">
            <text:p>70.0010</text:p>
          </table:table-cell>
          <table:table-cell table:style-name="ce26" table:formula="of:=[.U37]-2*([.$B37]-1)" office:value-type="float" office:value="0.00100000000000477" calcext:value-type="float">
            <text:p>0.001</text:p>
          </table:table-cell>
          <table:table-cell table:style-name="Default" office:value-type="float" office:value="63627195871087.4" calcext:value-type="float">
            <text:p>63627195871087.4</text:p>
          </table:table-cell>
          <table:table-cell table:style-name="ce10" table:formula="of:=([.W37]-[.W36])/1000" office:value-type="float" office:value="1.9986953125" calcext:value-type="float">
            <text:p>1.9987</text:p>
          </table:table-cell>
          <table:table-cell table:style-name="ce10" table:formula="of:=[.X37]+[.Y36]" office:value-type="float" office:value="69.999296875" calcext:value-type="float">
            <text:p>69.9993</text:p>
          </table:table-cell>
          <table:table-cell table:style-name="ce29" table:formula="of:=[.Y37]-2*([.$B37]-1)" office:value-type="float" office:value="-0.000703125000015348" calcext:value-type="float">
            <text:p>-0.000703125</text:p>
          </table:table-cell>
          <table:table-cell table:style-name="Default" office:value-type="float" office:value="63627196329644.7" calcext:value-type="float">
            <text:p>63627196329644.7</text:p>
          </table:table-cell>
          <table:table-cell table:style-name="ce10" table:formula="of:=([.AA37]-[.AA36])/1000" office:value-type="float" office:value="2.00040625" calcext:value-type="float">
            <text:p>2.0004</text:p>
          </table:table-cell>
          <table:table-cell table:style-name="ce10" table:formula="of:=[.AB37]+[.AC36]" office:value-type="float" office:value="70.0008046875" calcext:value-type="float">
            <text:p>70.0008</text:p>
          </table:table-cell>
          <table:table-cell table:style-name="ce33" table:formula="of:=[.AC37]-2*([.$B37]-1)" office:value-type="float" office:value="0.000804687500007617" calcext:value-type="float">
            <text:p>0.0008046875</text:p>
          </table:table-cell>
          <table:table-cell table:style-name="Default" office:value-type="float" office:value="63627196801279.9" calcext:value-type="float">
            <text:p>63627196801279.9</text:p>
          </table:table-cell>
          <table:table-cell table:style-name="ce10" table:formula="of:=([.AE37]-[.AE36])/1000" office:value-type="float" office:value="2.0001015625" calcext:value-type="float">
            <text:p>2.0001</text:p>
          </table:table-cell>
          <table:table-cell table:style-name="ce10" table:formula="of:=[.AF37]+[.AG36]" office:value-type="float" office:value="70" calcext:value-type="float">
            <text:p>70.0000</text:p>
          </table:table-cell>
          <table:table-cell table:style-name="ce40" table:formula="of:=[.AG37]-2*([.$B37]-1)" office:value-type="float" office:value="0" calcext:value-type="float">
            <text:p>0</text:p>
          </table:table-cell>
          <table:table-cell table:style-name="Default" office:value-type="float" office:value="63627197262264.6" calcext:value-type="float">
            <text:p>63627197262264.6</text:p>
          </table:table-cell>
          <table:table-cell table:style-name="ce10" table:formula="of:=([.AI37]-[.AI36])/1000" office:value-type="float" office:value="1.9998984375" calcext:value-type="float">
            <text:p>1.9999</text:p>
          </table:table-cell>
          <table:table-cell table:style-name="ce10" table:formula="of:=[.AJ37]+[.AK36]" office:value-type="float" office:value="69.9996015625" calcext:value-type="float">
            <text:p>69.9996</text:p>
          </table:table-cell>
          <table:table-cell table:style-name="ce48" table:formula="of:=[.AK37]-2*([.$B37]-1)" office:value-type="float" office:value="-0.000398437499995907" calcext:value-type="float">
            <text:p>-0.0003984375</text:p>
          </table:table-cell>
          <table:table-cell table:style-name="Default" office:value-type="float" office:value="63627197741330.5" calcext:value-type="float">
            <text:p>63627197741330.5</text:p>
          </table:table-cell>
          <table:table-cell table:style-name="ce10" table:formula="of:=([.AM37]-[.AM36])/1000" office:value-type="float" office:value="2.001203125" calcext:value-type="float">
            <text:p>2.0012</text:p>
          </table:table-cell>
          <table:table-cell table:style-name="ce10" table:formula="of:=[.AN37]+[.AO36]" office:value-type="float" office:value="70.0016015625" calcext:value-type="float">
            <text:p>70.0016</text:p>
          </table:table-cell>
          <table:table-cell table:style-name="ce54" table:formula="of:=[.AO37]-2*([.$B37]-1)" office:value-type="float" office:value="0.00160156249999943" calcext:value-type="float">
            <text:p>0.0016015625</text:p>
          </table:table-cell>
          <table:table-cell table:style-name="Default" office:value-type="float" office:value="63627198203306.7" calcext:value-type="float">
            <text:p>63627198203306.7</text:p>
          </table:table-cell>
          <table:table-cell table:style-name="ce10" table:formula="of:=([.AQ37]-[.AQ36])/1000" office:value-type="float" office:value="1.99990625" calcext:value-type="float">
            <text:p>1.9999</text:p>
          </table:table-cell>
          <table:table-cell table:style-name="ce10" table:formula="of:=[.AR37]+[.AS36]" office:value-type="float" office:value="69.9996015625" calcext:value-type="float">
            <text:p>69.9996</text:p>
          </table:table-cell>
          <table:table-cell table:style-name="ce60" table:formula="of:=[.AS37]-2*([.$B37]-1)" office:value-type="float" office:value="-0.000398437500024329" calcext:value-type="float">
            <text:p>-0.0003984375</text:p>
          </table:table-cell>
          <table:table-cell table:style-name="Default" office:value-type="float" office:value="63627198677051.9" calcext:value-type="float">
            <text:p>63627198677051.9</text:p>
          </table:table-cell>
          <table:table-cell table:style-name="ce10" table:formula="of:=([.AU37]-[.AU36])/1000" office:value-type="float" office:value="2.0006953125" calcext:value-type="float">
            <text:p>2.0007</text:p>
          </table:table-cell>
          <table:table-cell table:style-name="ce10" table:formula="of:=[.AV37]+[.AW36]" office:value-type="float" office:value="70.0018984375" calcext:value-type="float">
            <text:p>70.0019</text:p>
          </table:table-cell>
          <table:table-cell table:style-name="ce61" table:formula="of:=[.AW37]-2*([.$B37]-1)" office:value-type="float" office:value="0.00189843750000307" calcext:value-type="float">
            <text:p>0.0018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63627193545574.7" calcext:value-type="float">
            <text:p>63627193545574.7</text:p>
          </table:table-cell>
          <table:table-cell table:formula="of:=([.C38]-[.C37])/1000" office:value-type="float" office:value="2.0001953125" calcext:value-type="float">
            <text:p>2.0002</text:p>
          </table:table-cell>
          <table:table-cell table:formula="of:=[.D38]+[.E37]" office:value-type="float" office:value="72.0002578125" calcext:value-type="float">
            <text:p>72.0003</text:p>
          </table:table-cell>
          <table:table-cell table:style-name="ce12" table:formula="of:=[.E38]-2*([.$B38]-1)" office:value-type="float" office:value="0.000257812499981469" calcext:value-type="float">
            <text:p>0.0002578125</text:p>
          </table:table-cell>
          <table:table-cell table:style-name="Default" office:value-type="float" office:value="63627194010792.5" calcext:value-type="float">
            <text:p>63627194010792.5</text:p>
          </table:table-cell>
          <table:table-cell table:style-name="ce10" table:formula="of:=([.G38]-[.G37])/1000" office:value-type="float" office:value="1.0806015625" calcext:value-type="float">
            <text:p>1.0806</text:p>
          </table:table-cell>
          <table:table-cell table:style-name="ce10" table:formula="of:=[.H38]+[.I37]" office:value-type="float" office:value="71.9993671875" calcext:value-type="float">
            <text:p>71.9994</text:p>
          </table:table-cell>
          <table:table-cell table:style-name="ce19" table:formula="of:=[.I38]-2*([.$B38]-1)" office:value-type="float" office:value="-0.000632812499986812" calcext:value-type="float">
            <text:p>-0.000632812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38]-[.K37])/1000" office:value-type="float" office:value="0" calcext:value-type="float">
            <text:p>0.0000</text:p>
          </table:table-cell>
          <table:table-cell table:style-name="ce10" table:formula="of:=[.L38]+[.M37]" office:value-type="float" office:value="78.3443984375" calcext:value-type="float">
            <text:p>78.3444</text:p>
          </table:table-cell>
          <table:table-cell table:style-name="ce21" table:formula="of:=[.M38]-2*([.$B38]-1)" office:value-type="float" office:value="6.3443984375" calcext:value-type="float">
            <text:p>6.3443984375</text:p>
          </table:table-cell>
          <table:table-cell table:style-name="Default" office:value-type="float" office:value="63627194948217.7" calcext:value-type="float">
            <text:p>63627194948217.7</text:p>
          </table:table-cell>
          <table:table-cell table:style-name="ce10" table:formula="of:=([.O38]-[.O37])/1000" office:value-type="float" office:value="2.001" calcext:value-type="float">
            <text:p>2.0010</text:p>
          </table:table-cell>
          <table:table-cell table:style-name="ce10" table:formula="of:=[.P38]+[.Q37]" office:value-type="float" office:value="72.001" calcext:value-type="float">
            <text:p>72.0010</text:p>
          </table:table-cell>
          <table:table-cell table:style-name="ce25" table:formula="of:=[.Q38]-2*([.$B38]-1)" office:value-type="float" office:value="0.00100000000001899" calcext:value-type="float">
            <text:p>0.001</text:p>
          </table:table-cell>
          <table:table-cell table:style-name="Default" office:value-type="float" office:value="63627195405600.6" calcext:value-type="float">
            <text:p>63627195405600.6</text:p>
          </table:table-cell>
          <table:table-cell table:style-name="ce10" table:formula="of:=([.S38]-[.S37])/1000" office:value-type="float" office:value="2.0008046875" calcext:value-type="float">
            <text:p>2.0008</text:p>
          </table:table-cell>
          <table:table-cell table:style-name="ce10" table:formula="of:=[.T38]+[.U37]" office:value-type="float" office:value="72.0018046875" calcext:value-type="float">
            <text:p>72.0018</text:p>
          </table:table-cell>
          <table:table-cell table:style-name="ce26" table:formula="of:=[.U38]-2*([.$B38]-1)" office:value-type="float" office:value="0.00180468749999818" calcext:value-type="float">
            <text:p>0.0018046875</text:p>
          </table:table-cell>
          <table:table-cell table:style-name="Default" office:value-type="float" office:value="63627195873087.7" calcext:value-type="float">
            <text:p>63627195873087.7</text:p>
          </table:table-cell>
          <table:table-cell table:style-name="ce10" table:formula="of:=([.W38]-[.W37])/1000" office:value-type="float" office:value="2.0003046875" calcext:value-type="float">
            <text:p>2.0003</text:p>
          </table:table-cell>
          <table:table-cell table:style-name="ce10" table:formula="of:=[.X38]+[.Y37]" office:value-type="float" office:value="71.9996015625" calcext:value-type="float">
            <text:p>71.9996</text:p>
          </table:table-cell>
          <table:table-cell table:style-name="ce29" table:formula="of:=[.Y38]-2*([.$B38]-1)" office:value-type="float" office:value="-0.000398437500010118" calcext:value-type="float">
            <text:p>-0.0003984375</text:p>
          </table:table-cell>
          <table:table-cell table:style-name="Default" office:value-type="float" office:value="63627196331644.7" calcext:value-type="float">
            <text:p>63627196331644.7</text:p>
          </table:table-cell>
          <table:table-cell table:style-name="ce10" table:formula="of:=([.AA38]-[.AA37])/1000" office:value-type="float" office:value="2" calcext:value-type="float">
            <text:p>2.0000</text:p>
          </table:table-cell>
          <table:table-cell table:style-name="ce10" table:formula="of:=[.AB38]+[.AC37]" office:value-type="float" office:value="72.0008046875" calcext:value-type="float">
            <text:p>72.0008</text:p>
          </table:table-cell>
          <table:table-cell table:style-name="ce33" table:formula="of:=[.AC38]-2*([.$B38]-1)" office:value-type="float" office:value="0.000804687500007617" calcext:value-type="float">
            <text:p>0.0008046875</text:p>
          </table:table-cell>
          <table:table-cell table:style-name="Default" office:value-type="float" office:value="63627196803759.9" calcext:value-type="float">
            <text:p>63627196803759.9</text:p>
          </table:table-cell>
          <table:table-cell table:style-name="ce10" table:formula="of:=([.AE38]-[.AE37])/1000" office:value-type="float" office:value="2.48" calcext:value-type="float">
            <text:p>2.4800</text:p>
          </table:table-cell>
          <table:table-cell table:style-name="ce10" table:formula="of:=[.AF38]+[.AG37]" office:value-type="float" office:value="72.48" calcext:value-type="float">
            <text:p>72.4800</text:p>
          </table:table-cell>
          <table:table-cell table:style-name="ce40" table:formula="of:=[.AG38]-2*([.$B38]-1)" office:value-type="float" office:value="0.480000000000004" calcext:value-type="float">
            <text:p>0.48</text:p>
          </table:table-cell>
          <table:table-cell table:style-name="Default" office:value-type="float" office:value="63627197264264.5" calcext:value-type="float">
            <text:p>63627197264264.5</text:p>
          </table:table-cell>
          <table:table-cell table:style-name="ce10" table:formula="of:=([.AI38]-[.AI37])/1000" office:value-type="float" office:value="1.9998984375" calcext:value-type="float">
            <text:p>1.9999</text:p>
          </table:table-cell>
          <table:table-cell table:style-name="ce10" table:formula="of:=[.AJ38]+[.AK37]" office:value-type="float" office:value="71.9995" calcext:value-type="float">
            <text:p>71.9995</text:p>
          </table:table-cell>
          <table:table-cell table:style-name="ce48" table:formula="of:=[.AK38]-2*([.$B38]-1)" office:value-type="float" office:value="-0.000500000000002387" calcext:value-type="float">
            <text:p>-0.0005</text:p>
          </table:table-cell>
          <table:table-cell table:style-name="Default" office:value-type="float" office:value="63627197743329.2" calcext:value-type="float">
            <text:p>63627197743329.2</text:p>
          </table:table-cell>
          <table:table-cell table:style-name="ce10" table:formula="of:=([.AM38]-[.AM37])/1000" office:value-type="float" office:value="1.998703125" calcext:value-type="float">
            <text:p>1.9987</text:p>
          </table:table-cell>
          <table:table-cell table:style-name="ce10" table:formula="of:=[.AN38]+[.AO37]" office:value-type="float" office:value="72.0003046875" calcext:value-type="float">
            <text:p>72.0003</text:p>
          </table:table-cell>
          <table:table-cell table:style-name="ce54" table:formula="of:=[.AO38]-2*([.$B38]-1)" office:value-type="float" office:value="0.00030468750000523" calcext:value-type="float">
            <text:p>0.0003046875</text:p>
          </table:table-cell>
          <table:table-cell table:style-name="Default" office:value-type="float" office:value="63627198205307.2" calcext:value-type="float">
            <text:p>63627198205307.2</text:p>
          </table:table-cell>
          <table:table-cell table:style-name="ce10" table:formula="of:=([.AQ38]-[.AQ37])/1000" office:value-type="float" office:value="2.0005" calcext:value-type="float">
            <text:p>2.0005</text:p>
          </table:table-cell>
          <table:table-cell table:style-name="ce10" table:formula="of:=[.AR38]+[.AS37]" office:value-type="float" office:value="72.0001015625" calcext:value-type="float">
            <text:p>72.0001</text:p>
          </table:table-cell>
          <table:table-cell table:style-name="ce60" table:formula="of:=[.AS38]-2*([.$B38]-1)" office:value-type="float" office:value="0.000101562499978058" calcext:value-type="float">
            <text:p>0.0001015625</text:p>
          </table:table-cell>
          <table:table-cell table:style-name="Default" office:value-type="float" office:value="63627198679049.4" calcext:value-type="float">
            <text:p>63627198679049.4</text:p>
          </table:table-cell>
          <table:table-cell table:style-name="ce10" table:formula="of:=([.AU38]-[.AU37])/1000" office:value-type="float" office:value="1.9975" calcext:value-type="float">
            <text:p>1.9975</text:p>
          </table:table-cell>
          <table:table-cell table:style-name="ce10" table:formula="of:=[.AV38]+[.AW37]" office:value-type="float" office:value="71.9993984375" calcext:value-type="float">
            <text:p>71.9994</text:p>
          </table:table-cell>
          <table:table-cell table:style-name="ce61" table:formula="of:=[.AW38]-2*([.$B38]-1)" office:value-type="float" office:value="-0.000601562499994657" calcext:value-type="float">
            <text:p>-0.000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63627193547574.5" calcext:value-type="float">
            <text:p>63627193547574.5</text:p>
          </table:table-cell>
          <table:table-cell table:formula="of:=([.C39]-[.C38])/1000" office:value-type="float" office:value="1.999828125" calcext:value-type="float">
            <text:p>1.9998</text:p>
          </table:table-cell>
          <table:table-cell table:formula="of:=[.D39]+[.E38]" office:value-type="float" office:value="74.0000859375" calcext:value-type="float">
            <text:p>74.0001</text:p>
          </table:table-cell>
          <table:table-cell table:style-name="ce12" table:formula="of:=[.E39]-2*([.$B39]-1)" office:value-type="float" office:value="0.0000859374999748752" calcext:value-type="float">
            <text:p>8.59374999748752E-05</text:p>
          </table:table-cell>
          <table:table-cell table:style-name="Default" office:value-type="float" office:value="63627194012792.5" calcext:value-type="float">
            <text:p>63627194012792.5</text:p>
          </table:table-cell>
          <table:table-cell table:style-name="ce10" table:formula="of:=([.G39]-[.G38])/1000" office:value-type="float" office:value="2" calcext:value-type="float">
            <text:p>2.0000</text:p>
          </table:table-cell>
          <table:table-cell table:style-name="ce10" table:formula="of:=[.H39]+[.I38]" office:value-type="float" office:value="73.9993671875" calcext:value-type="float">
            <text:p>73.9994</text:p>
          </table:table-cell>
          <table:table-cell table:style-name="ce19" table:formula="of:=[.I39]-2*([.$B39]-1)" office:value-type="float" office:value="-0.000632812499986812" calcext:value-type="float">
            <text:p>-0.000632812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39]-[.K38])/1000" office:value-type="float" office:value="0" calcext:value-type="float">
            <text:p>0.0000</text:p>
          </table:table-cell>
          <table:table-cell table:style-name="ce10" table:formula="of:=[.L39]+[.M38]" office:value-type="float" office:value="78.3443984375" calcext:value-type="float">
            <text:p>78.3444</text:p>
          </table:table-cell>
          <table:table-cell table:style-name="ce21" table:formula="of:=[.M39]-2*([.$B39]-1)" office:value-type="float" office:value="4.3443984375" calcext:value-type="float">
            <text:p>4.3443984375</text:p>
          </table:table-cell>
          <table:table-cell table:style-name="Default" office:value-type="float" office:value="63627194950218.4" calcext:value-type="float">
            <text:p>63627194950218.4</text:p>
          </table:table-cell>
          <table:table-cell table:style-name="ce10" table:formula="of:=([.O39]-[.O38])/1000" office:value-type="float" office:value="2.0006953125" calcext:value-type="float">
            <text:p>2.0007</text:p>
          </table:table-cell>
          <table:table-cell table:style-name="ce10" table:formula="of:=[.P39]+[.Q38]" office:value-type="float" office:value="74.0016953125" calcext:value-type="float">
            <text:p>74.0017</text:p>
          </table:table-cell>
          <table:table-cell table:style-name="ce25" table:formula="of:=[.Q39]-2*([.$B39]-1)" office:value-type="float" office:value="0.00169531250001853" calcext:value-type="float">
            <text:p>0.0016953125</text:p>
          </table:table-cell>
          <table:table-cell table:style-name="Default" office:value-type="float" office:value="63627195407599.9" calcext:value-type="float">
            <text:p>63627195407599.9</text:p>
          </table:table-cell>
          <table:table-cell table:style-name="ce10" table:formula="of:=([.S39]-[.S38])/1000" office:value-type="float" office:value="1.999296875" calcext:value-type="float">
            <text:p>1.9993</text:p>
          </table:table-cell>
          <table:table-cell table:style-name="ce10" table:formula="of:=[.T39]+[.U38]" office:value-type="float" office:value="74.0011015625" calcext:value-type="float">
            <text:p>74.0011</text:p>
          </table:table-cell>
          <table:table-cell table:style-name="ce26" table:formula="of:=[.U39]-2*([.$B39]-1)" office:value-type="float" office:value="0.00110156249999704" calcext:value-type="float">
            <text:p>0.0011015625</text:p>
          </table:table-cell>
          <table:table-cell table:style-name="Default" office:value-type="float" office:value="63627195875090" calcext:value-type="float">
            <text:p>63627195875090</text:p>
          </table:table-cell>
          <table:table-cell table:style-name="ce10" table:formula="of:=([.W39]-[.W38])/1000" office:value-type="float" office:value="2.002296875" calcext:value-type="float">
            <text:p>2.0023</text:p>
          </table:table-cell>
          <table:table-cell table:style-name="ce10" table:formula="of:=[.X39]+[.Y38]" office:value-type="float" office:value="74.0018984375" calcext:value-type="float">
            <text:p>74.0019</text:p>
          </table:table-cell>
          <table:table-cell table:style-name="ce29" table:formula="of:=[.Y39]-2*([.$B39]-1)" office:value-type="float" office:value="0.00189843749998886" calcext:value-type="float">
            <text:p>0.0018984375</text:p>
          </table:table-cell>
          <table:table-cell table:style-name="Default" office:value-type="float" office:value="63627196333643.2" calcext:value-type="float">
            <text:p>63627196333643.2</text:p>
          </table:table-cell>
          <table:table-cell table:style-name="ce10" table:formula="of:=([.AA39]-[.AA38])/1000" office:value-type="float" office:value="1.9985" calcext:value-type="float">
            <text:p>1.9985</text:p>
          </table:table-cell>
          <table:table-cell table:style-name="ce10" table:formula="of:=[.AB39]+[.AC38]" office:value-type="float" office:value="73.9993046875" calcext:value-type="float">
            <text:p>73.9993</text:p>
          </table:table-cell>
          <table:table-cell table:style-name="ce33" table:formula="of:=[.AC39]-2*([.$B39]-1)" office:value-type="float" office:value="-0.000695312499999545" calcext:value-type="float">
            <text:p>-0.0006953125</text:p>
          </table:table-cell>
          <table:table-cell table:style-name="Default" office:value-type="float" office:value="63627196805280.3" calcext:value-type="float">
            <text:p>63627196805280.3</text:p>
          </table:table-cell>
          <table:table-cell table:style-name="ce10" table:formula="of:=([.AE39]-[.AE38])/1000" office:value-type="float" office:value="1.5203984375" calcext:value-type="float">
            <text:p>1.5204</text:p>
          </table:table-cell>
          <table:table-cell table:style-name="ce10" table:formula="of:=[.AF39]+[.AG38]" office:value-type="float" office:value="74.0003984375" calcext:value-type="float">
            <text:p>74.0004</text:p>
          </table:table-cell>
          <table:table-cell table:style-name="ce40" table:formula="of:=[.AG39]-2*([.$B39]-1)" office:value-type="float" office:value="0.000398437500010118" calcext:value-type="float">
            <text:p>0.0003984375</text:p>
          </table:table-cell>
          <table:table-cell table:style-name="Default" office:value-type="float" office:value="63627197266264.4" calcext:value-type="float">
            <text:p>63627197266264.4</text:p>
          </table:table-cell>
          <table:table-cell table:style-name="ce10" table:formula="of:=([.AI39]-[.AI38])/1000" office:value-type="float" office:value="1.9998984375" calcext:value-type="float">
            <text:p>1.9999</text:p>
          </table:table-cell>
          <table:table-cell table:style-name="ce10" table:formula="of:=[.AJ39]+[.AK38]" office:value-type="float" office:value="73.9993984375" calcext:value-type="float">
            <text:p>73.9994</text:p>
          </table:table-cell>
          <table:table-cell table:style-name="ce48" table:formula="of:=[.AK39]-2*([.$B39]-1)" office:value-type="float" office:value="-0.000601562500008868" calcext:value-type="float">
            <text:p>-0.0006015625</text:p>
          </table:table-cell>
          <table:table-cell table:style-name="Default" office:value-type="float" office:value="63627197745329" calcext:value-type="float">
            <text:p>63627197745329</text:p>
          </table:table-cell>
          <table:table-cell table:style-name="ce10" table:formula="of:=([.AM39]-[.AM38])/1000" office:value-type="float" office:value="1.999796875" calcext:value-type="float">
            <text:p>1.9998</text:p>
          </table:table-cell>
          <table:table-cell table:style-name="ce10" table:formula="of:=[.AN39]+[.AO38]" office:value-type="float" office:value="74.0001015625" calcext:value-type="float">
            <text:p>74.0001</text:p>
          </table:table-cell>
          <table:table-cell table:style-name="ce54" table:formula="of:=[.AO39]-2*([.$B39]-1)" office:value-type="float" office:value="0.00010156250000648" calcext:value-type="float">
            <text:p>0.0001015625</text:p>
          </table:table-cell>
          <table:table-cell table:style-name="Default" office:value-type="float" office:value="63627198207311.4" calcext:value-type="float">
            <text:p>63627198207311.4</text:p>
          </table:table-cell>
          <table:table-cell table:style-name="ce10" table:formula="of:=([.AQ39]-[.AQ38])/1000" office:value-type="float" office:value="2.0041953125" calcext:value-type="float">
            <text:p>2.0042</text:p>
          </table:table-cell>
          <table:table-cell table:style-name="ce10" table:formula="of:=[.AR39]+[.AS38]" office:value-type="float" office:value="74.004296875" calcext:value-type="float">
            <text:p>74.0043</text:p>
          </table:table-cell>
          <table:table-cell table:style-name="ce60" table:formula="of:=[.AS39]-2*([.$B39]-1)" office:value-type="float" office:value="0.00429687499998011" calcext:value-type="float">
            <text:p>0.004296875</text:p>
          </table:table-cell>
          <table:table-cell table:style-name="Default" office:value-type="float" office:value="63627198681052" calcext:value-type="float">
            <text:p>63627198681052</text:p>
          </table:table-cell>
          <table:table-cell table:style-name="ce10" table:formula="of:=([.AU39]-[.AU38])/1000" office:value-type="float" office:value="2.0026015625" calcext:value-type="float">
            <text:p>2.0026</text:p>
          </table:table-cell>
          <table:table-cell table:style-name="ce10" table:formula="of:=[.AV39]+[.AW38]" office:value-type="float" office:value="74.002" calcext:value-type="float">
            <text:p>74.0020</text:p>
          </table:table-cell>
          <table:table-cell table:style-name="ce61" table:formula="of:=[.AW39]-2*([.$B39]-1)" office:value-type="float" office:value="0.00200000000000955" calcext:value-type="float">
            <text:p>0.00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63627193549575.5" calcext:value-type="float">
            <text:p>63627193549575.5</text:p>
          </table:table-cell>
          <table:table-cell table:formula="of:=([.C40]-[.C39])/1000" office:value-type="float" office:value="2.00103125" calcext:value-type="float">
            <text:p>2.0010</text:p>
          </table:table-cell>
          <table:table-cell table:formula="of:=[.D40]+[.E39]" office:value-type="float" office:value="76.0011171875" calcext:value-type="float">
            <text:p>76.0011</text:p>
          </table:table-cell>
          <table:table-cell table:style-name="ce12" table:formula="of:=[.E40]-2*([.$B40]-1)" office:value-type="float" office:value="0.00111718749997181" calcext:value-type="float">
            <text:p>0.0011171875</text:p>
          </table:table-cell>
          <table:table-cell table:style-name="Default" office:value-type="float" office:value="63627194014791.4" calcext:value-type="float">
            <text:p>63627194014791.4</text:p>
          </table:table-cell>
          <table:table-cell table:style-name="ce10" table:formula="of:=([.G40]-[.G39])/1000" office:value-type="float" office:value="1.9988984375" calcext:value-type="float">
            <text:p>1.9989</text:p>
          </table:table-cell>
          <table:table-cell table:style-name="ce10" table:formula="of:=[.H40]+[.I39]" office:value-type="float" office:value="75.998265625" calcext:value-type="float">
            <text:p>75.9983</text:p>
          </table:table-cell>
          <table:table-cell table:style-name="ce19" table:formula="of:=[.I40]-2*([.$B40]-1)" office:value-type="float" office:value="-0.00173437499998386" calcext:value-type="float">
            <text:p>-0.001734375</text:p>
          </table:table-cell>
          <table:table-cell table:formula="of:=[.K$41]" office:value-type="float" office:value="63627194481731.9" calcext:value-type="float">
            <text:p>63627194481731.9</text:p>
          </table:table-cell>
          <table:table-cell table:style-name="ce10" table:formula="of:=([.K40]-[.K39])/1000" office:value-type="float" office:value="0" calcext:value-type="float">
            <text:p>0.0000</text:p>
          </table:table-cell>
          <table:table-cell table:style-name="ce10" table:formula="of:=[.L40]+[.M39]" office:value-type="float" office:value="78.3443984375" calcext:value-type="float">
            <text:p>78.3444</text:p>
          </table:table-cell>
          <table:table-cell table:style-name="ce21" table:formula="of:=[.M40]-2*([.$B40]-1)" office:value-type="float" office:value="2.3443984375" calcext:value-type="float">
            <text:p>2.3443984375</text:p>
          </table:table-cell>
          <table:table-cell table:style-name="Default" office:value-type="float" office:value="63627194952216.2" calcext:value-type="float">
            <text:p>63627194952216.2</text:p>
          </table:table-cell>
          <table:table-cell table:style-name="ce10" table:formula="of:=([.O40]-[.O39])/1000" office:value-type="float" office:value="1.9978046875" calcext:value-type="float">
            <text:p>1.9978</text:p>
          </table:table-cell>
          <table:table-cell table:style-name="ce10" table:formula="of:=[.P40]+[.Q39]" office:value-type="float" office:value="75.9995" calcext:value-type="float">
            <text:p>75.9995</text:p>
          </table:table-cell>
          <table:table-cell table:style-name="ce25" table:formula="of:=[.Q40]-2*([.$B40]-1)" office:value-type="float" office:value="-0.000499999999988177" calcext:value-type="float">
            <text:p>-0.0005</text:p>
          </table:table-cell>
          <table:table-cell table:style-name="Default" office:value-type="float" office:value="63627195409599.9" calcext:value-type="float">
            <text:p>63627195409599.9</text:p>
          </table:table-cell>
          <table:table-cell table:style-name="ce10" table:formula="of:=([.S40]-[.S39])/1000" office:value-type="float" office:value="2" calcext:value-type="float">
            <text:p>2.0000</text:p>
          </table:table-cell>
          <table:table-cell table:style-name="ce10" table:formula="of:=[.T40]+[.U39]" office:value-type="float" office:value="76.0011015625" calcext:value-type="float">
            <text:p>76.0011</text:p>
          </table:table-cell>
          <table:table-cell table:style-name="ce26" table:formula="of:=[.U40]-2*([.$B40]-1)" office:value-type="float" office:value="0.00110156249999704" calcext:value-type="float">
            <text:p>0.0011015625</text:p>
          </table:table-cell>
          <table:table-cell table:style-name="Default" office:value-type="float" office:value="63627195877088.4" calcext:value-type="float">
            <text:p>63627195877088.4</text:p>
          </table:table-cell>
          <table:table-cell table:style-name="ce10" table:formula="of:=([.W40]-[.W39])/1000" office:value-type="float" office:value="1.9983984375" calcext:value-type="float">
            <text:p>1.9984</text:p>
          </table:table-cell>
          <table:table-cell table:style-name="ce10" table:formula="of:=[.X40]+[.Y39]" office:value-type="float" office:value="76.000296875" calcext:value-type="float">
            <text:p>76.0003</text:p>
          </table:table-cell>
          <table:table-cell table:style-name="ce29" table:formula="of:=[.Y40]-2*([.$B40]-1)" office:value-type="float" office:value="0.000296874999989427" calcext:value-type="float">
            <text:p>0.000296875</text:p>
          </table:table-cell>
          <table:table-cell table:style-name="Default" office:value-type="float" office:value="63627196335645.4" calcext:value-type="float">
            <text:p>63627196335645.4</text:p>
          </table:table-cell>
          <table:table-cell table:style-name="ce10" table:formula="of:=([.AA40]-[.AA39])/1000" office:value-type="float" office:value="2.0021953125" calcext:value-type="float">
            <text:p>2.0022</text:p>
          </table:table-cell>
          <table:table-cell table:style-name="ce10" table:formula="of:=[.AB40]+[.AC39]" office:value-type="float" office:value="76.0015" calcext:value-type="float">
            <text:p>76.0015</text:p>
          </table:table-cell>
          <table:table-cell table:style-name="ce33" table:formula="of:=[.AC40]-2*([.$B40]-1)" office:value-type="float" office:value="0.00150000000000716" calcext:value-type="float">
            <text:p>0.0015</text:p>
          </table:table-cell>
          <table:table-cell table:style-name="Default" office:value-type="float" office:value="63627196807279.8" calcext:value-type="float">
            <text:p>63627196807279.8</text:p>
          </table:table-cell>
          <table:table-cell table:style-name="ce10" table:formula="of:=([.AE40]-[.AE39])/1000" office:value-type="float" office:value="1.9995" calcext:value-type="float">
            <text:p>1.9995</text:p>
          </table:table-cell>
          <table:table-cell table:style-name="ce10" table:formula="of:=[.AF40]+[.AG39]" office:value-type="float" office:value="75.9998984375" calcext:value-type="float">
            <text:p>75.9999</text:p>
          </table:table-cell>
          <table:table-cell table:style-name="ce40" table:formula="of:=[.AG40]-2*([.$B40]-1)" office:value-type="float" office:value="-0.000101562499992269" calcext:value-type="float">
            <text:p>-0.0001015625</text:p>
          </table:table-cell>
          <table:table-cell table:style-name="Default" office:value-type="float" office:value="63627197268264.8" calcext:value-type="float">
            <text:p>63627197268264.8</text:p>
          </table:table-cell>
          <table:table-cell table:style-name="ce10" table:formula="of:=([.AI40]-[.AI39])/1000" office:value-type="float" office:value="2.0003984375" calcext:value-type="float">
            <text:p>2.0004</text:p>
          </table:table-cell>
          <table:table-cell table:style-name="ce10" table:formula="of:=[.AJ40]+[.AK39]" office:value-type="float" office:value="75.999796875" calcext:value-type="float">
            <text:p>75.9998</text:p>
          </table:table-cell>
          <table:table-cell table:style-name="ce48" table:formula="of:=[.AK40]-2*([.$B40]-1)" office:value-type="float" office:value="-0.00020312500001296" calcext:value-type="float">
            <text:p>-0.000203125</text:p>
          </table:table-cell>
          <table:table-cell table:style-name="Default" office:value-type="float" office:value="63627197747328.8" calcext:value-type="float">
            <text:p>63627197747328.8</text:p>
          </table:table-cell>
          <table:table-cell table:style-name="ce10" table:formula="of:=([.AM40]-[.AM39])/1000" office:value-type="float" office:value="1.999796875" calcext:value-type="float">
            <text:p>1.9998</text:p>
          </table:table-cell>
          <table:table-cell table:style-name="ce10" table:formula="of:=[.AN40]+[.AO39]" office:value-type="float" office:value="75.9998984375" calcext:value-type="float">
            <text:p>75.9999</text:p>
          </table:table-cell>
          <table:table-cell table:style-name="ce54" table:formula="of:=[.AO40]-2*([.$B40]-1)" office:value-type="float" office:value="-0.000101562499992269" calcext:value-type="float">
            <text:p>-0.0001015625</text:p>
          </table:table-cell>
          <table:table-cell table:style-name="Default" office:value-type="float" office:value="63627198209306.4" calcext:value-type="float">
            <text:p>63627198209306.4</text:p>
          </table:table-cell>
          <table:table-cell table:style-name="ce10" table:formula="of:=([.AQ40]-[.AQ39])/1000" office:value-type="float" office:value="1.995" calcext:value-type="float">
            <text:p>1.9950</text:p>
          </table:table-cell>
          <table:table-cell table:style-name="ce10" table:formula="of:=[.AR40]+[.AS39]" office:value-type="float" office:value="75.999296875" calcext:value-type="float">
            <text:p>75.9993</text:p>
          </table:table-cell>
          <table:table-cell table:style-name="ce60" table:formula="of:=[.AS40]-2*([.$B40]-1)" office:value-type="float" office:value="-0.000703125000015348" calcext:value-type="float">
            <text:p>-0.000703125</text:p>
          </table:table-cell>
          <table:table-cell table:style-name="Default" office:value-type="float" office:value="63627198683050.1" calcext:value-type="float">
            <text:p>63627198683050.1</text:p>
          </table:table-cell>
          <table:table-cell table:style-name="ce10" table:formula="of:=([.AU40]-[.AU39])/1000" office:value-type="float" office:value="1.9981015625" calcext:value-type="float">
            <text:p>1.9981</text:p>
          </table:table-cell>
          <table:table-cell table:style-name="ce10" table:formula="of:=[.AV40]+[.AW39]" office:value-type="float" office:value="76.0001015625" calcext:value-type="float">
            <text:p>76.0001</text:p>
          </table:table-cell>
          <table:table-cell table:style-name="ce61" table:formula="of:=[.AW40]-2*([.$B40]-1)" office:value-type="float" office:value="0.00010156250000648" calcext:value-type="float">
            <text:p>0.0001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63627193551574.3" calcext:value-type="float">
            <text:p>63627193551574.3</text:p>
          </table:table-cell>
          <table:table-cell table:formula="of:=([.C41]-[.C40])/1000" office:value-type="float" office:value="1.9988046875" calcext:value-type="float">
            <text:p>1.9988</text:p>
          </table:table-cell>
          <table:table-cell table:formula="of:=[.D41]+[.E40]" office:value-type="float" office:value="77.999921875" calcext:value-type="float">
            <text:p>77.9999</text:p>
          </table:table-cell>
          <table:table-cell table:style-name="ce12" table:formula="of:=[.E41]-2*([.$B41]-1)" office:value-type="float" office:value="-0.000078125000030127" calcext:value-type="float">
            <text:p>-0.000078125</text:p>
          </table:table-cell>
          <table:table-cell table:style-name="Default" office:value-type="float" office:value="63627194016793.7" calcext:value-type="float">
            <text:p>63627194016793.7</text:p>
          </table:table-cell>
          <table:table-cell table:style-name="ce10" table:formula="of:=([.G41]-[.G40])/1000" office:value-type="float" office:value="2.0023046875" calcext:value-type="float">
            <text:p>2.0023</text:p>
          </table:table-cell>
          <table:table-cell table:style-name="ce10" table:formula="of:=[.H41]+[.I40]" office:value-type="float" office:value="78.0005703125" calcext:value-type="float">
            <text:p>78.0006</text:p>
          </table:table-cell>
          <table:table-cell table:style-name="ce19" table:formula="of:=[.I41]-2*([.$B41]-1)" office:value-type="float" office:value="0.000570312500016712" calcext:value-type="float">
            <text:p>0.0005703125</text:p>
          </table:table-cell>
          <table:table-cell table:style-name="Default" office:value-type="float" office:value="63627194481731.9" calcext:value-type="float">
            <text:p>63627194481731.9</text:p>
          </table:table-cell>
          <table:table-cell table:style-name="ce10" table:formula="of:=([.K41]-[.K40])/1000" office:value-type="float" office:value="0" calcext:value-type="float">
            <text:p>0.0000</text:p>
          </table:table-cell>
          <table:table-cell table:style-name="ce10" table:formula="of:=[.L41]+[.M40]" office:value-type="float" office:value="78.3443984375" calcext:value-type="float">
            <text:p>78.3444</text:p>
          </table:table-cell>
          <table:table-cell table:style-name="ce22" table:formula="of:=[.M41]-2*([.$B41]-1)" office:value-type="float" office:value="0.344398437500004" calcext:value-type="float">
            <text:p>0.3443984375</text:p>
          </table:table-cell>
          <table:table-cell table:style-name="Default" office:value-type="float" office:value="63627194954217.6" calcext:value-type="float">
            <text:p>63627194954217.6</text:p>
          </table:table-cell>
          <table:table-cell table:style-name="ce10" table:formula="of:=([.O41]-[.O40])/1000" office:value-type="float" office:value="2.0013984375" calcext:value-type="float">
            <text:p>2.0014</text:p>
          </table:table-cell>
          <table:table-cell table:style-name="ce10" table:formula="of:=[.P41]+[.Q40]" office:value-type="float" office:value="78.0008984375" calcext:value-type="float">
            <text:p>78.0009</text:p>
          </table:table-cell>
          <table:table-cell table:style-name="ce25" table:formula="of:=[.Q41]-2*([.$B41]-1)" office:value-type="float" office:value="0.000898437500012506" calcext:value-type="float">
            <text:p>0.0008984375</text:p>
          </table:table-cell>
          <table:table-cell table:style-name="Default" office:value-type="float" office:value="63627195411599.2" calcext:value-type="float">
            <text:p>63627195411599.2</text:p>
          </table:table-cell>
          <table:table-cell table:style-name="ce10" table:formula="of:=([.S41]-[.S40])/1000" office:value-type="float" office:value="1.9993046875" calcext:value-type="float">
            <text:p>1.9993</text:p>
          </table:table-cell>
          <table:table-cell table:style-name="ce10" table:formula="of:=[.T41]+[.U40]" office:value-type="float" office:value="78.00040625" calcext:value-type="float">
            <text:p>78.0004</text:p>
          </table:table-cell>
          <table:table-cell table:style-name="ce26" table:formula="of:=[.U41]-2*([.$B41]-1)" office:value-type="float" office:value="0.000406249999997499" calcext:value-type="float">
            <text:p>0.00040625</text:p>
          </table:table-cell>
          <table:table-cell table:style-name="Default" office:value-type="float" office:value="63627195879089.2" calcext:value-type="float">
            <text:p>63627195879089.2</text:p>
          </table:table-cell>
          <table:table-cell table:style-name="ce10" table:formula="of:=([.W41]-[.W40])/1000" office:value-type="float" office:value="2.0008046875" calcext:value-type="float">
            <text:p>2.0008</text:p>
          </table:table-cell>
          <table:table-cell table:style-name="ce10" table:formula="of:=[.X41]+[.Y40]" office:value-type="float" office:value="78.0011015625" calcext:value-type="float">
            <text:p>78.0011</text:p>
          </table:table-cell>
          <table:table-cell table:style-name="ce29" table:formula="of:=[.Y41]-2*([.$B41]-1)" office:value-type="float" office:value="0.00110156249998283" calcext:value-type="float">
            <text:p>0.0011015625</text:p>
          </table:table-cell>
          <table:table-cell table:style-name="Default" office:value-type="float" office:value="63627196337645.5" calcext:value-type="float">
            <text:p>63627196337645.5</text:p>
          </table:table-cell>
          <table:table-cell table:style-name="ce10" table:formula="of:=([.AA41]-[.AA40])/1000" office:value-type="float" office:value="2.0001015625" calcext:value-type="float">
            <text:p>2.0001</text:p>
          </table:table-cell>
          <table:table-cell table:style-name="ce10" table:formula="of:=[.AB41]+[.AC40]" office:value-type="float" office:value="78.0016015625" calcext:value-type="float">
            <text:p>78.0016</text:p>
          </table:table-cell>
          <table:table-cell table:style-name="ce33" table:formula="of:=[.AC41]-2*([.$B41]-1)" office:value-type="float" office:value="0.00160156250001364" calcext:value-type="float">
            <text:p>0.0016015625</text:p>
          </table:table-cell>
          <table:table-cell table:style-name="Default" office:value-type="float" office:value="63627196809282" calcext:value-type="float">
            <text:p>63627196809282</text:p>
          </table:table-cell>
          <table:table-cell table:style-name="ce10" table:formula="of:=([.AE41]-[.AE40])/1000" office:value-type="float" office:value="2.002203125" calcext:value-type="float">
            <text:p>2.0022</text:p>
          </table:table-cell>
          <table:table-cell table:style-name="ce10" table:formula="of:=[.AF41]+[.AG40]" office:value-type="float" office:value="78.0021015625" calcext:value-type="float">
            <text:p>78.0021</text:p>
          </table:table-cell>
          <table:table-cell table:style-name="ce40" table:formula="of:=[.AG41]-2*([.$B41]-1)" office:value-type="float" office:value="0.00210156250000182" calcext:value-type="float">
            <text:p>0.0021015625</text:p>
          </table:table-cell>
          <table:table-cell table:style-name="Default" office:value-type="float" office:value="63627197270266.6" calcext:value-type="float">
            <text:p>63627197270266.6</text:p>
          </table:table-cell>
          <table:table-cell table:style-name="ce10" table:formula="of:=([.AI41]-[.AI40])/1000" office:value-type="float" office:value="2.0018046875" calcext:value-type="float">
            <text:p>2.0018</text:p>
          </table:table-cell>
          <table:table-cell table:style-name="ce10" table:formula="of:=[.AJ41]+[.AK40]" office:value-type="float" office:value="78.0016015625" calcext:value-type="float">
            <text:p>78.0016</text:p>
          </table:table-cell>
          <table:table-cell table:style-name="ce48" table:formula="of:=[.AK41]-2*([.$B41]-1)" office:value-type="float" office:value="0.00160156249998522" calcext:value-type="float">
            <text:p>0.0016015625</text:p>
          </table:table-cell>
          <table:table-cell table:style-name="Default" office:value-type="float" office:value="63627197749329.2" calcext:value-type="float">
            <text:p>63627197749329.2</text:p>
          </table:table-cell>
          <table:table-cell table:style-name="ce10" table:formula="of:=([.AM41]-[.AM40])/1000" office:value-type="float" office:value="2.00040625" calcext:value-type="float">
            <text:p>2.0004</text:p>
          </table:table-cell>
          <table:table-cell table:style-name="ce10" table:formula="of:=[.AN41]+[.AO40]" office:value-type="float" office:value="78.0003046875" calcext:value-type="float">
            <text:p>78.0003</text:p>
          </table:table-cell>
          <table:table-cell table:style-name="ce54" table:formula="of:=[.AO41]-2*([.$B41]-1)" office:value-type="float" office:value="0.00030468750000523" calcext:value-type="float">
            <text:p>0.0003046875</text:p>
          </table:table-cell>
          <table:table-cell table:style-name="Default" office:value-type="float" office:value="63627198211306.9" calcext:value-type="float">
            <text:p>63627198211306.9</text:p>
          </table:table-cell>
          <table:table-cell table:style-name="ce10" table:formula="of:=([.AQ41]-[.AQ40])/1000" office:value-type="float" office:value="2.0005" calcext:value-type="float">
            <text:p>2.0005</text:p>
          </table:table-cell>
          <table:table-cell table:style-name="ce10" table:formula="of:=[.AR41]+[.AS40]" office:value-type="float" office:value="77.999796875" calcext:value-type="float">
            <text:p>77.9998</text:p>
          </table:table-cell>
          <table:table-cell table:style-name="ce60" table:formula="of:=[.AS41]-2*([.$B41]-1)" office:value-type="float" office:value="-0.00020312500001296" calcext:value-type="float">
            <text:p>-0.000203125</text:p>
          </table:table-cell>
          <table:table-cell table:style-name="Default" office:value-type="float" office:value="63627198685050.6" calcext:value-type="float">
            <text:p>63627198685050.6</text:p>
          </table:table-cell>
          <table:table-cell table:style-name="ce10" table:formula="of:=([.AU41]-[.AU40])/1000" office:value-type="float" office:value="2.0005" calcext:value-type="float">
            <text:p>2.0005</text:p>
          </table:table-cell>
          <table:table-cell table:style-name="ce10" table:formula="of:=[.AV41]+[.AW40]" office:value-type="float" office:value="78.0006015625" calcext:value-type="float">
            <text:p>78.0006</text:p>
          </table:table-cell>
          <table:table-cell table:style-name="ce61" table:formula="of:=[.AW41]-2*([.$B41]-1)" office:value-type="float" office:value="0.000601562500008868" calcext:value-type="float">
            <text:p>0.000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63627193553575.8" calcext:value-type="float">
            <text:p>63627193553575.8</text:p>
          </table:table-cell>
          <table:table-cell table:formula="of:=([.C42]-[.C41])/1000" office:value-type="float" office:value="2.0014453125" calcext:value-type="float">
            <text:p>2.0014</text:p>
          </table:table-cell>
          <table:table-cell table:formula="of:=[.D42]+[.E41]" office:value-type="float" office:value="80.0013671875" calcext:value-type="float">
            <text:p>80.0014</text:p>
          </table:table-cell>
          <table:table-cell table:style-name="ce12" table:formula="of:=[.E42]-2*([.$B42]-1)" office:value-type="float" office:value="0.00136718749996589" calcext:value-type="float">
            <text:p>0.0013671875</text:p>
          </table:table-cell>
          <table:table-cell table:style-name="Default" office:value-type="float" office:value="63627194018792.8" calcext:value-type="float">
            <text:p>63627194018792.8</text:p>
          </table:table-cell>
          <table:table-cell table:style-name="ce10" table:formula="of:=([.G42]-[.G41])/1000" office:value-type="float" office:value="1.99909375" calcext:value-type="float">
            <text:p>1.9991</text:p>
          </table:table-cell>
          <table:table-cell table:style-name="ce10" table:formula="of:=[.H42]+[.I41]" office:value-type="float" office:value="79.9996640625" calcext:value-type="float">
            <text:p>79.9997</text:p>
          </table:table-cell>
          <table:table-cell table:style-name="ce19" table:formula="of:=[.I42]-2*([.$B42]-1)" office:value-type="float" office:value="-0.000335937499983174" calcext:value-type="float">
            <text:p>-0.0003359375</text:p>
          </table:table-cell>
          <table:table-cell table:style-name="Default" office:value-type="float" office:value="63627194483386.8" calcext:value-type="float">
            <text:p>63627194483386.8</text:p>
          </table:table-cell>
          <table:table-cell table:style-name="ce10" table:formula="of:=([.K42]-[.K41])/1000" office:value-type="float" office:value="1.6548984375" calcext:value-type="float">
            <text:p>1.6549</text:p>
          </table:table-cell>
          <table:table-cell table:style-name="ce10" table:formula="of:=[.L42]+[.M41]" office:value-type="float" office:value="79.999296875" calcext:value-type="float">
            <text:p>79.9993</text:p>
          </table:table-cell>
          <table:table-cell table:style-name="ce23" table:formula="of:=[.M42]-2*([.$B42]-1)" office:value-type="float" office:value="-0.000703125000001137" calcext:value-type="float">
            <text:p>-0.000703125</text:p>
          </table:table-cell>
          <table:table-cell table:style-name="Default" office:value-type="float" office:value="63627194956216.4" calcext:value-type="float">
            <text:p>63627194956216.4</text:p>
          </table:table-cell>
          <table:table-cell table:style-name="ce10" table:formula="of:=([.O42]-[.O41])/1000" office:value-type="float" office:value="1.998796875" calcext:value-type="float">
            <text:p>1.9988</text:p>
          </table:table-cell>
          <table:table-cell table:style-name="ce10" table:formula="of:=[.P42]+[.Q41]" office:value-type="float" office:value="79.9996953125" calcext:value-type="float">
            <text:p>79.9997</text:p>
          </table:table-cell>
          <table:table-cell table:style-name="ce25" table:formula="of:=[.Q42]-2*([.$B42]-1)" office:value-type="float" office:value="-0.000304687499991019" calcext:value-type="float">
            <text:p>-0.0003046875</text:p>
          </table:table-cell>
          <table:table-cell table:style-name="Default" office:value-type="float" office:value="63627195413599.8" calcext:value-type="float">
            <text:p>63627195413599.8</text:p>
          </table:table-cell>
          <table:table-cell table:style-name="ce10" table:formula="of:=([.S42]-[.S41])/1000" office:value-type="float" office:value="2.00059375" calcext:value-type="float">
            <text:p>2.0006</text:p>
          </table:table-cell>
          <table:table-cell table:style-name="ce10" table:formula="of:=[.T42]+[.U41]" office:value-type="float" office:value="80.001" calcext:value-type="float">
            <text:p>80.0010</text:p>
          </table:table-cell>
          <table:table-cell table:style-name="ce26" table:formula="of:=[.U42]-2*([.$B42]-1)" office:value-type="float" office:value="0.00100000000000477" calcext:value-type="float">
            <text:p>0.001</text:p>
          </table:table-cell>
          <table:table-cell table:formula="of:=[.W$46]" office:value-type="float" office:value="63627195890354.1" calcext:value-type="float">
            <text:p>63627195890354.1</text:p>
          </table:table-cell>
          <table:table-cell table:style-name="ce10" table:formula="of:=([.W42]-[.W41])/1000" office:value-type="float" office:value="11.2648984375" calcext:value-type="float">
            <text:p>11.2649</text:p>
          </table:table-cell>
          <table:table-cell table:style-name="ce10" table:formula="of:=[.X42]+[.Y41]" office:value-type="float" office:value="89.266" calcext:value-type="float">
            <text:p>89.2660</text:p>
          </table:table-cell>
          <table:table-cell table:style-name="ce29" table:formula="of:=[.Y42]-2*([.$B42]-1)" office:value-type="float" office:value="9.26599999999998" calcext:value-type="float">
            <text:p>9.266</text:p>
          </table:table-cell>
          <table:table-cell table:style-name="Default" office:value-type="float" office:value="63627196339645.2" calcext:value-type="float">
            <text:p>63627196339645.2</text:p>
          </table:table-cell>
          <table:table-cell table:style-name="ce10" table:formula="of:=([.AA42]-[.AA41])/1000" office:value-type="float" office:value="1.999703125" calcext:value-type="float">
            <text:p>1.9997</text:p>
          </table:table-cell>
          <table:table-cell table:style-name="ce10" table:formula="of:=[.AB42]+[.AC41]" office:value-type="float" office:value="80.0013046875" calcext:value-type="float">
            <text:p>80.0013</text:p>
          </table:table-cell>
          <table:table-cell table:style-name="ce33" table:formula="of:=[.AC42]-2*([.$B42]-1)" office:value-type="float" office:value="0.00130468750001" calcext:value-type="float">
            <text:p>0.0013046875</text:p>
          </table:table-cell>
          <table:table-cell table:style-name="Default" office:value-type="float" office:value="63627196812768.2" calcext:value-type="float">
            <text:p>63627196812768.2</text:p>
          </table:table-cell>
          <table:table-cell table:style-name="ce10" table:formula="of:=([.AE42]-[.AE41])/1000" office:value-type="float" office:value="3.486203125" calcext:value-type="float">
            <text:p>3.4862</text:p>
          </table:table-cell>
          <table:table-cell table:style-name="ce10" table:formula="of:=[.AF42]+[.AG41]" office:value-type="float" office:value="81.4883046875" calcext:value-type="float">
            <text:p>81.4883</text:p>
          </table:table-cell>
          <table:table-cell table:style-name="ce40" table:formula="of:=[.AG42]-2*([.$B42]-1)" office:value-type="float" office:value="1.4883046875" calcext:value-type="float">
            <text:p>1.4883046875</text:p>
          </table:table-cell>
          <table:table-cell table:style-name="Default" office:value-type="float" office:value="63627197272267.1" calcext:value-type="float">
            <text:p>63627197272267.1</text:p>
          </table:table-cell>
          <table:table-cell table:style-name="ce10" table:formula="of:=([.AI42]-[.AI41])/1000" office:value-type="float" office:value="2.0005" calcext:value-type="float">
            <text:p>2.0005</text:p>
          </table:table-cell>
          <table:table-cell table:style-name="ce10" table:formula="of:=[.AJ42]+[.AK41]" office:value-type="float" office:value="80.0021015625" calcext:value-type="float">
            <text:p>80.0021</text:p>
          </table:table-cell>
          <table:table-cell table:style-name="ce48" table:formula="of:=[.AK42]-2*([.$B42]-1)" office:value-type="float" office:value="0.00210156249998761" calcext:value-type="float">
            <text:p>0.0021015625</text:p>
          </table:table-cell>
          <table:table-cell table:style-name="Default" office:value-type="float" office:value="63627197751331.3" calcext:value-type="float">
            <text:p>63627197751331.3</text:p>
          </table:table-cell>
          <table:table-cell table:style-name="ce10" table:formula="of:=([.AM42]-[.AM41])/1000" office:value-type="float" office:value="2.00209375" calcext:value-type="float">
            <text:p>2.0021</text:p>
          </table:table-cell>
          <table:table-cell table:style-name="ce10" table:formula="of:=[.AN42]+[.AO41]" office:value-type="float" office:value="80.0023984375" calcext:value-type="float">
            <text:p>80.0024</text:p>
          </table:table-cell>
          <table:table-cell table:style-name="ce54" table:formula="of:=[.AO42]-2*([.$B42]-1)" office:value-type="float" office:value="0.00239843750000546" calcext:value-type="float">
            <text:p>0.0023984375</text:p>
          </table:table-cell>
          <table:table-cell table:style-name="Default" office:value-type="float" office:value="63627198214817.2" calcext:value-type="float">
            <text:p>63627198214817.2</text:p>
          </table:table-cell>
          <table:table-cell table:style-name="ce10" table:formula="of:=([.AQ42]-[.AQ41])/1000" office:value-type="float" office:value="3.5103046875" calcext:value-type="float">
            <text:p>3.5103</text:p>
          </table:table-cell>
          <table:table-cell table:style-name="ce10" table:formula="of:=[.AR42]+[.AS41]" office:value-type="float" office:value="81.5101015625" calcext:value-type="float">
            <text:p>81.5101</text:p>
          </table:table-cell>
          <table:table-cell table:style-name="ce60" table:formula="of:=[.AS42]-2*([.$B42]-1)" office:value-type="float" office:value="1.51010156249998" calcext:value-type="float">
            <text:p>1.5101015625</text:p>
          </table:table-cell>
          <table:table-cell table:style-name="Default" office:value-type="float" office:value="63627198687050.7" calcext:value-type="float">
            <text:p>63627198687050.7</text:p>
          </table:table-cell>
          <table:table-cell table:style-name="ce10" table:formula="of:=([.AU42]-[.AU41])/1000" office:value-type="float" office:value="2.0001015625" calcext:value-type="float">
            <text:p>2.0001</text:p>
          </table:table-cell>
          <table:table-cell table:style-name="ce10" table:formula="of:=[.AV42]+[.AW41]" office:value-type="float" office:value="80.000703125" calcext:value-type="float">
            <text:p>80.0007</text:p>
          </table:table-cell>
          <table:table-cell table:style-name="ce61" table:formula="of:=[.AW42]-2*([.$B42]-1)" office:value-type="float" office:value="0.000703125000015348" calcext:value-type="float">
            <text:p>0.000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63627193555575.6" calcext:value-type="float">
            <text:p>63627193555575.6</text:p>
          </table:table-cell>
          <table:table-cell table:formula="of:=([.C43]-[.C42])/1000" office:value-type="float" office:value="1.999859375" calcext:value-type="float">
            <text:p>1.9999</text:p>
          </table:table-cell>
          <table:table-cell table:formula="of:=[.D43]+[.E42]" office:value-type="float" office:value="82.0012265625" calcext:value-type="float">
            <text:p>82.0012</text:p>
          </table:table-cell>
          <table:table-cell table:style-name="ce12" table:formula="of:=[.E43]-2*([.$B43]-1)" office:value-type="float" office:value="0.00122656249996567" calcext:value-type="float">
            <text:p>0.0012265625</text:p>
          </table:table-cell>
          <table:table-cell table:style-name="Default" office:value-type="float" office:value="63627194020791.8" calcext:value-type="float">
            <text:p>63627194020791.8</text:p>
          </table:table-cell>
          <table:table-cell table:style-name="ce10" table:formula="of:=([.G43]-[.G42])/1000" office:value-type="float" office:value="1.999" calcext:value-type="float">
            <text:p>1.9990</text:p>
          </table:table-cell>
          <table:table-cell table:style-name="ce10" table:formula="of:=[.H43]+[.I42]" office:value-type="float" office:value="81.9986640625" calcext:value-type="float">
            <text:p>81.9987</text:p>
          </table:table-cell>
          <table:table-cell table:style-name="ce19" table:formula="of:=[.I43]-2*([.$B43]-1)" office:value-type="float" office:value="-0.00133593749998795" calcext:value-type="float">
            <text:p>-0.0013359375</text:p>
          </table:table-cell>
          <table:table-cell table:style-name="Default" office:value-type="float" office:value="63627194485387.2" calcext:value-type="float">
            <text:p>63627194485387.2</text:p>
          </table:table-cell>
          <table:table-cell table:style-name="ce10" table:formula="of:=([.K43]-[.K42])/1000" office:value-type="float" office:value="2.00040625" calcext:value-type="float">
            <text:p>2.0004</text:p>
          </table:table-cell>
          <table:table-cell table:style-name="ce10" table:formula="of:=[.L43]+[.M42]" office:value-type="float" office:value="81.999703125" calcext:value-type="float">
            <text:p>81.9997</text:p>
          </table:table-cell>
          <table:table-cell table:style-name="ce23" table:formula="of:=[.M43]-2*([.$B43]-1)" office:value-type="float" office:value="-0.000296875000003638" calcext:value-type="float">
            <text:p>-0.000296875</text:p>
          </table:table-cell>
          <table:table-cell table:style-name="Default" office:value-type="float" office:value="63627194958217.2" calcext:value-type="float">
            <text:p>63627194958217.2</text:p>
          </table:table-cell>
          <table:table-cell table:style-name="ce10" table:formula="of:=([.O43]-[.O42])/1000" office:value-type="float" office:value="2.0008046875" calcext:value-type="float">
            <text:p>2.0008</text:p>
          </table:table-cell>
          <table:table-cell table:style-name="ce10" table:formula="of:=[.P43]+[.Q42]" office:value-type="float" office:value="82.0005" calcext:value-type="float">
            <text:p>82.0005</text:p>
          </table:table-cell>
          <table:table-cell table:style-name="ce25" table:formula="of:=[.Q43]-2*([.$B43]-1)" office:value-type="float" office:value="0.000500000000002387" calcext:value-type="float">
            <text:p>0.0005</text:p>
          </table:table-cell>
          <table:table-cell table:style-name="Default" office:value-type="float" office:value="63627195415599.3" calcext:value-type="float">
            <text:p>63627195415599.3</text:p>
          </table:table-cell>
          <table:table-cell table:style-name="ce10" table:formula="of:=([.S43]-[.S42])/1000" office:value-type="float" office:value="1.9995" calcext:value-type="float">
            <text:p>1.9995</text:p>
          </table:table-cell>
          <table:table-cell table:style-name="ce10" table:formula="of:=[.T43]+[.U42]" office:value-type="float" office:value="82.0005" calcext:value-type="float">
            <text:p>82.0005</text:p>
          </table:table-cell>
          <table:table-cell table:style-name="ce26" table:formula="of:=[.U43]-2*([.$B43]-1)" office:value-type="float" office:value="0.000500000000002387" calcext:value-type="float">
            <text:p>0.0005</text:p>
          </table:table-cell>
          <table:table-cell table:formula="of:=[.W$46]" office:value-type="float" office:value="63627195890354.1" calcext:value-type="float">
            <text:p>63627195890354.1</text:p>
          </table:table-cell>
          <table:table-cell table:style-name="ce10" table:formula="of:=([.W43]-[.W42])/1000" office:value-type="float" office:value="0" calcext:value-type="float">
            <text:p>0.0000</text:p>
          </table:table-cell>
          <table:table-cell table:style-name="ce10" table:formula="of:=[.X43]+[.Y42]" office:value-type="float" office:value="89.266" calcext:value-type="float">
            <text:p>89.2660</text:p>
          </table:table-cell>
          <table:table-cell table:style-name="ce29" table:formula="of:=[.Y43]-2*([.$B43]-1)" office:value-type="float" office:value="7.26599999999998" calcext:value-type="float">
            <text:p>7.266</text:p>
          </table:table-cell>
          <table:table-cell table:style-name="Default" office:value-type="float" office:value="63627196341643.3" calcext:value-type="float">
            <text:p>63627196341643.3</text:p>
          </table:table-cell>
          <table:table-cell table:style-name="ce10" table:formula="of:=([.AA43]-[.AA42])/1000" office:value-type="float" office:value="1.99809375" calcext:value-type="float">
            <text:p>1.9981</text:p>
          </table:table-cell>
          <table:table-cell table:style-name="ce10" table:formula="of:=[.AB43]+[.AC42]" office:value-type="float" office:value="81.9993984375" calcext:value-type="float">
            <text:p>81.9994</text:p>
          </table:table-cell>
          <table:table-cell table:style-name="ce33" table:formula="of:=[.AC43]-2*([.$B43]-1)" office:value-type="float" office:value="-0.000601562499994657" calcext:value-type="float">
            <text:p>-0.0006015625</text:p>
          </table:table-cell>
          <table:table-cell table:style-name="Default" office:value-type="float" office:value="63627196813281.1" calcext:value-type="float">
            <text:p>63627196813281.1</text:p>
          </table:table-cell>
          <table:table-cell table:style-name="ce10" table:formula="of:=([.AE43]-[.AE42])/1000" office:value-type="float" office:value="0.5128984375" calcext:value-type="float">
            <text:p>0.5129</text:p>
          </table:table-cell>
          <table:table-cell table:style-name="ce10" table:formula="of:=[.AF43]+[.AG42]" office:value-type="float" office:value="82.001203125" calcext:value-type="float">
            <text:p>82.0012</text:p>
          </table:table-cell>
          <table:table-cell table:style-name="ce40" table:formula="of:=[.AG43]-2*([.$B43]-1)" office:value-type="float" office:value="0.00120312500000352" calcext:value-type="float">
            <text:p>0.001203125</text:p>
          </table:table-cell>
          <table:table-cell table:style-name="Default" office:value-type="float" office:value="63627197274265.1" calcext:value-type="float">
            <text:p>63627197274265.1</text:p>
          </table:table-cell>
          <table:table-cell table:style-name="ce10" table:formula="of:=([.AI43]-[.AI42])/1000" office:value-type="float" office:value="1.998" calcext:value-type="float">
            <text:p>1.9980</text:p>
          </table:table-cell>
          <table:table-cell table:style-name="ce10" table:formula="of:=[.AJ43]+[.AK42]" office:value-type="float" office:value="82.0001015625" calcext:value-type="float">
            <text:p>82.0001</text:p>
          </table:table-cell>
          <table:table-cell table:style-name="ce48" table:formula="of:=[.AK43]-2*([.$B43]-1)" office:value-type="float" office:value="0.000101562499992269" calcext:value-type="float">
            <text:p>0.0001015625</text:p>
          </table:table-cell>
          <table:table-cell table:style-name="Default" office:value-type="float" office:value="63627197753329.8" calcext:value-type="float">
            <text:p>63627197753329.8</text:p>
          </table:table-cell>
          <table:table-cell table:style-name="ce10" table:formula="of:=([.AM43]-[.AM42])/1000" office:value-type="float" office:value="1.9985" calcext:value-type="float">
            <text:p>1.9985</text:p>
          </table:table-cell>
          <table:table-cell table:style-name="ce10" table:formula="of:=[.AN43]+[.AO42]" office:value-type="float" office:value="82.0008984375" calcext:value-type="float">
            <text:p>82.0009</text:p>
          </table:table-cell>
          <table:table-cell table:style-name="ce54" table:formula="of:=[.AO43]-2*([.$B43]-1)" office:value-type="float" office:value="0.000898437500012506" calcext:value-type="float">
            <text:p>0.0008984375</text:p>
          </table:table-cell>
          <table:table-cell table:style-name="Default" office:value-type="float" office:value="63627198215308.1" calcext:value-type="float">
            <text:p>63627198215308.1</text:p>
          </table:table-cell>
          <table:table-cell table:style-name="ce10" table:formula="of:=([.AQ43]-[.AQ42])/1000" office:value-type="float" office:value="0.4908984375" calcext:value-type="float">
            <text:p>0.4909</text:p>
          </table:table-cell>
          <table:table-cell table:style-name="ce10" table:formula="of:=[.AR43]+[.AS42]" office:value-type="float" office:value="82.001" calcext:value-type="float">
            <text:p>82.0010</text:p>
          </table:table-cell>
          <table:table-cell table:style-name="ce60" table:formula="of:=[.AS43]-2*([.$B43]-1)" office:value-type="float" office:value="0.000999999999976353" calcext:value-type="float">
            <text:p>0.001</text:p>
          </table:table-cell>
          <table:table-cell table:style-name="Default" office:value-type="float" office:value="63627198689049.8" calcext:value-type="float">
            <text:p>63627198689049.8</text:p>
          </table:table-cell>
          <table:table-cell table:style-name="ce10" table:formula="of:=([.AU43]-[.AU42])/1000" office:value-type="float" office:value="1.99909375" calcext:value-type="float">
            <text:p>1.9991</text:p>
          </table:table-cell>
          <table:table-cell table:style-name="ce10" table:formula="of:=[.AV43]+[.AW42]" office:value-type="float" office:value="81.999796875" calcext:value-type="float">
            <text:p>81.9998</text:p>
          </table:table-cell>
          <table:table-cell table:style-name="ce61" table:formula="of:=[.AW43]-2*([.$B43]-1)" office:value-type="float" office:value="-0.000203124999984539" calcext:value-type="float">
            <text:p>-0.000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43" calcext:value-type="float">
            <text:p>43</text:p>
          </table:table-cell>
          <table:table-cell office:value-type="float" office:value="63627193557577.2" calcext:value-type="float">
            <text:p>63627193557577.2</text:p>
          </table:table-cell>
          <table:table-cell table:formula="of:=([.C44]-[.C43])/1000" office:value-type="float" office:value="2.0015234375" calcext:value-type="float">
            <text:p>2.0015</text:p>
          </table:table-cell>
          <table:table-cell table:formula="of:=[.D44]+[.E43]" office:value-type="float" office:value="84.00275" calcext:value-type="float">
            <text:p>84.0028</text:p>
          </table:table-cell>
          <table:table-cell table:style-name="ce12" table:formula="of:=[.E44]-2*([.$B44]-1)" office:value-type="float" office:value="0.00274999999996339" calcext:value-type="float">
            <text:p>0.00275</text:p>
          </table:table-cell>
          <table:table-cell table:style-name="Default" office:value-type="float" office:value="63627194023140.6" calcext:value-type="float">
            <text:p>63627194023140.6</text:p>
          </table:table-cell>
          <table:table-cell table:style-name="ce10" table:formula="of:=([.G44]-[.G43])/1000" office:value-type="float" office:value="2.3488046875" calcext:value-type="float">
            <text:p>2.3488</text:p>
          </table:table-cell>
          <table:table-cell table:style-name="ce10" table:formula="of:=[.H44]+[.I43]" office:value-type="float" office:value="84.34746875" calcext:value-type="float">
            <text:p>84.3475</text:p>
          </table:table-cell>
          <table:table-cell table:style-name="ce19" table:formula="of:=[.I44]-2*([.$B44]-1)" office:value-type="float" office:value="0.347468750000019" calcext:value-type="float">
            <text:p>0.34746875</text:p>
          </table:table-cell>
          <table:table-cell table:style-name="Default" office:value-type="float" office:value="63627194487387.3" calcext:value-type="float">
            <text:p>63627194487387.3</text:p>
          </table:table-cell>
          <table:table-cell table:style-name="ce10" table:formula="of:=([.K44]-[.K43])/1000" office:value-type="float" office:value="2.00009375" calcext:value-type="float">
            <text:p>2.0001</text:p>
          </table:table-cell>
          <table:table-cell table:style-name="ce10" table:formula="of:=[.L44]+[.M43]" office:value-type="float" office:value="83.999796875" calcext:value-type="float">
            <text:p>83.9998</text:p>
          </table:table-cell>
          <table:table-cell table:style-name="ce23" table:formula="of:=[.M44]-2*([.$B44]-1)" office:value-type="float" office:value="-0.000203124999998749" calcext:value-type="float">
            <text:p>-0.000203125</text:p>
          </table:table-cell>
          <table:table-cell table:style-name="Default" office:value-type="float" office:value="63627194960216.5" calcext:value-type="float">
            <text:p>63627194960216.5</text:p>
          </table:table-cell>
          <table:table-cell table:style-name="ce10" table:formula="of:=([.O44]-[.O43])/1000" office:value-type="float" office:value="1.999296875" calcext:value-type="float">
            <text:p>1.9993</text:p>
          </table:table-cell>
          <table:table-cell table:style-name="ce10" table:formula="of:=[.P44]+[.Q43]" office:value-type="float" office:value="83.999796875" calcext:value-type="float">
            <text:p>83.9998</text:p>
          </table:table-cell>
          <table:table-cell table:style-name="ce25" table:formula="of:=[.Q44]-2*([.$B44]-1)" office:value-type="float" office:value="-0.000203124999998749" calcext:value-type="float">
            <text:p>-0.000203125</text:p>
          </table:table-cell>
          <table:table-cell table:style-name="Default" office:value-type="float" office:value="63627195417599.5" calcext:value-type="float">
            <text:p>63627195417599.5</text:p>
          </table:table-cell>
          <table:table-cell table:style-name="ce10" table:formula="of:=([.S44]-[.S43])/1000" office:value-type="float" office:value="2.000203125" calcext:value-type="float">
            <text:p>2.0002</text:p>
          </table:table-cell>
          <table:table-cell table:style-name="ce10" table:formula="of:=[.T44]+[.U43]" office:value-type="float" office:value="84.000703125" calcext:value-type="float">
            <text:p>84.0007</text:p>
          </table:table-cell>
          <table:table-cell table:style-name="ce26" table:formula="of:=[.U44]-2*([.$B44]-1)" office:value-type="float" office:value="0.000703125000001137" calcext:value-type="float">
            <text:p>0.000703125</text:p>
          </table:table-cell>
          <table:table-cell table:formula="of:=[.W$46]" office:value-type="float" office:value="63627195890354.1" calcext:value-type="float">
            <text:p>63627195890354.1</text:p>
          </table:table-cell>
          <table:table-cell table:style-name="ce10" table:formula="of:=([.W44]-[.W43])/1000" office:value-type="float" office:value="0" calcext:value-type="float">
            <text:p>0.0000</text:p>
          </table:table-cell>
          <table:table-cell table:style-name="ce10" table:formula="of:=[.X44]+[.Y43]" office:value-type="float" office:value="89.266" calcext:value-type="float">
            <text:p>89.2660</text:p>
          </table:table-cell>
          <table:table-cell table:style-name="ce29" table:formula="of:=[.Y44]-2*([.$B44]-1)" office:value-type="float" office:value="5.26599999999998" calcext:value-type="float">
            <text:p>5.266</text:p>
          </table:table-cell>
          <table:table-cell table:style-name="Default" office:value-type="float" office:value="63627196343645.4" calcext:value-type="float">
            <text:p>63627196343645.4</text:p>
          </table:table-cell>
          <table:table-cell table:style-name="ce10" table:formula="of:=([.AA44]-[.AA43])/1000" office:value-type="float" office:value="2.0021015625" calcext:value-type="float">
            <text:p>2.0021</text:p>
          </table:table-cell>
          <table:table-cell table:style-name="ce10" table:formula="of:=[.AB44]+[.AC43]" office:value-type="float" office:value="84.0015" calcext:value-type="float">
            <text:p>84.0015</text:p>
          </table:table-cell>
          <table:table-cell table:style-name="ce33" table:formula="of:=[.AC44]-2*([.$B44]-1)" office:value-type="float" office:value="0.00150000000000716" calcext:value-type="float">
            <text:p>0.0015</text:p>
          </table:table-cell>
          <table:table-cell table:style-name="Default" office:value-type="float" office:value="63627196815280.8" calcext:value-type="float">
            <text:p>63627196815280.8</text:p>
          </table:table-cell>
          <table:table-cell table:style-name="ce10" table:formula="of:=([.AE44]-[.AE43])/1000" office:value-type="float" office:value="1.9996953125" calcext:value-type="float">
            <text:p>1.9997</text:p>
          </table:table-cell>
          <table:table-cell table:style-name="ce10" table:formula="of:=[.AF44]+[.AG43]" office:value-type="float" office:value="84.0008984375" calcext:value-type="float">
            <text:p>84.0009</text:p>
          </table:table-cell>
          <table:table-cell table:style-name="ce40" table:formula="of:=[.AG44]-2*([.$B44]-1)" office:value-type="float" office:value="0.000898437499998295" calcext:value-type="float">
            <text:p>0.0008984375</text:p>
          </table:table-cell>
          <table:table-cell table:style-name="Default" office:value-type="float" office:value="63627197276265.9" calcext:value-type="float">
            <text:p>63627197276265.9</text:p>
          </table:table-cell>
          <table:table-cell table:style-name="ce10" table:formula="of:=([.AI44]-[.AI43])/1000" office:value-type="float" office:value="2.000796875" calcext:value-type="float">
            <text:p>2.0008</text:p>
          </table:table-cell>
          <table:table-cell table:style-name="ce10" table:formula="of:=[.AJ44]+[.AK43]" office:value-type="float" office:value="84.0008984375" calcext:value-type="float">
            <text:p>84.0009</text:p>
          </table:table-cell>
          <table:table-cell table:style-name="ce48" table:formula="of:=[.AK44]-2*([.$B44]-1)" office:value-type="float" office:value="0.000898437499998295" calcext:value-type="float">
            <text:p>0.0008984375</text:p>
          </table:table-cell>
          <table:table-cell table:style-name="Default" office:value-type="float" office:value="63627197755328.3" calcext:value-type="float">
            <text:p>63627197755328.3</text:p>
          </table:table-cell>
          <table:table-cell table:style-name="ce10" table:formula="of:=([.AM44]-[.AM43])/1000" office:value-type="float" office:value="1.9985" calcext:value-type="float">
            <text:p>1.9985</text:p>
          </table:table-cell>
          <table:table-cell table:style-name="ce10" table:formula="of:=[.AN44]+[.AO43]" office:value-type="float" office:value="83.9993984375" calcext:value-type="float">
            <text:p>83.9994</text:p>
          </table:table-cell>
          <table:table-cell table:style-name="ce54" table:formula="of:=[.AO44]-2*([.$B44]-1)" office:value-type="float" office:value="-0.000601562499980446" calcext:value-type="float">
            <text:p>-0.0006015625</text:p>
          </table:table-cell>
          <table:table-cell table:style-name="Default" office:value-type="float" office:value="63627198217306.9" calcext:value-type="float">
            <text:p>63627198217306.9</text:p>
          </table:table-cell>
          <table:table-cell table:style-name="ce10" table:formula="of:=([.AQ44]-[.AQ43])/1000" office:value-type="float" office:value="1.998796875" calcext:value-type="float">
            <text:p>1.9988</text:p>
          </table:table-cell>
          <table:table-cell table:style-name="ce10" table:formula="of:=[.AR44]+[.AS43]" office:value-type="float" office:value="83.999796875" calcext:value-type="float">
            <text:p>83.9998</text:p>
          </table:table-cell>
          <table:table-cell table:style-name="ce60" table:formula="of:=[.AS44]-2*([.$B44]-1)" office:value-type="float" office:value="-0.000203125000027171" calcext:value-type="float">
            <text:p>-0.000203125</text:p>
          </table:table-cell>
          <table:table-cell table:style-name="Default" office:value-type="float" office:value="63627198691051.3" calcext:value-type="float">
            <text:p>63627198691051.3</text:p>
          </table:table-cell>
          <table:table-cell table:style-name="ce10" table:formula="of:=([.AU44]-[.AU43])/1000" office:value-type="float" office:value="2.0015" calcext:value-type="float">
            <text:p>2.0015</text:p>
          </table:table-cell>
          <table:table-cell table:style-name="ce10" table:formula="of:=[.AV44]+[.AW43]" office:value-type="float" office:value="84.001296875" calcext:value-type="float">
            <text:p>84.0013</text:p>
          </table:table-cell>
          <table:table-cell table:style-name="ce61" table:formula="of:=[.AW44]-2*([.$B44]-1)" office:value-type="float" office:value="0.00129687500000841" calcext:value-type="float">
            <text:p>0.0012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4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63627193559576.2" calcext:value-type="float">
            <text:p>63627193559576.2</text:p>
          </table:table-cell>
          <table:table-cell table:formula="of:=([.C45]-[.C44])/1000" office:value-type="float" office:value="1.9990078125" calcext:value-type="float">
            <text:p>1.9990</text:p>
          </table:table-cell>
          <table:table-cell table:formula="of:=[.D45]+[.E44]" office:value-type="float" office:value="86.0017578125" calcext:value-type="float">
            <text:p>86.0018</text:p>
          </table:table-cell>
          <table:table-cell table:style-name="ce12" table:formula="of:=[.E45]-2*([.$B45]-1)" office:value-type="float" office:value="0.00175781249996021" calcext:value-type="float">
            <text:p>0.0017578125</text:p>
          </table:table-cell>
          <table:table-cell table:style-name="Default" office:value-type="float" office:value="63627194024791.5" calcext:value-type="float">
            <text:p>63627194024791.5</text:p>
          </table:table-cell>
          <table:table-cell table:style-name="ce10" table:formula="of:=([.G45]-[.G44])/1000" office:value-type="float" office:value="1.6508984375" calcext:value-type="float">
            <text:p>1.6509</text:p>
          </table:table-cell>
          <table:table-cell table:style-name="ce10" table:formula="of:=[.H45]+[.I44]" office:value-type="float" office:value="85.9983671875" calcext:value-type="float">
            <text:p>85.9984</text:p>
          </table:table-cell>
          <table:table-cell table:style-name="ce20" table:formula="of:=[.I45]-2*([.$B45]-1)" office:value-type="float" office:value="-0.00163281249997738" calcext:value-type="float">
            <text:p>-0.0016328125</text:p>
          </table:table-cell>
          <table:table-cell table:style-name="Default" office:value-type="float" office:value="63627194489388.2" calcext:value-type="float">
            <text:p>63627194489388.2</text:p>
          </table:table-cell>
          <table:table-cell table:style-name="ce10" table:formula="of:=([.K45]-[.K44])/1000" office:value-type="float" office:value="2.00090625" calcext:value-type="float">
            <text:p>2.0009</text:p>
          </table:table-cell>
          <table:table-cell table:style-name="ce10" table:formula="of:=[.L45]+[.M44]" office:value-type="float" office:value="86.000703125" calcext:value-type="float">
            <text:p>86.0007</text:p>
          </table:table-cell>
          <table:table-cell table:style-name="ce23" table:formula="of:=[.M45]-2*([.$B45]-1)" office:value-type="float" office:value="0.000703125000001137" calcext:value-type="float">
            <text:p>0.000703125</text:p>
          </table:table-cell>
          <table:table-cell table:style-name="Default" office:value-type="float" office:value="63627194962218.8" calcext:value-type="float">
            <text:p>63627194962218.8</text:p>
          </table:table-cell>
          <table:table-cell table:style-name="ce10" table:formula="of:=([.O45]-[.O44])/1000" office:value-type="float" office:value="2.002296875" calcext:value-type="float">
            <text:p>2.0023</text:p>
          </table:table-cell>
          <table:table-cell table:style-name="ce10" table:formula="of:=[.P45]+[.Q44]" office:value-type="float" office:value="86.00209375" calcext:value-type="float">
            <text:p>86.0021</text:p>
          </table:table-cell>
          <table:table-cell table:style-name="ce25" table:formula="of:=[.Q45]-2*([.$B45]-1)" office:value-type="float" office:value="0.00209375000000023" calcext:value-type="float">
            <text:p>0.00209375</text:p>
          </table:table-cell>
          <table:table-cell table:style-name="Default" office:value-type="float" office:value="63627195419600.1" calcext:value-type="float">
            <text:p>63627195419600.1</text:p>
          </table:table-cell>
          <table:table-cell table:style-name="ce10" table:formula="of:=([.S45]-[.S44])/1000" office:value-type="float" office:value="2.0006015625" calcext:value-type="float">
            <text:p>2.0006</text:p>
          </table:table-cell>
          <table:table-cell table:style-name="ce10" table:formula="of:=[.T45]+[.U44]" office:value-type="float" office:value="86.0013046875" calcext:value-type="float">
            <text:p>86.0013</text:p>
          </table:table-cell>
          <table:table-cell table:style-name="ce26" table:formula="of:=[.U45]-2*([.$B45]-1)" office:value-type="float" office:value="0.00130468749999579" calcext:value-type="float">
            <text:p>0.0013046875</text:p>
          </table:table-cell>
          <table:table-cell table:formula="of:=[.W$46]" office:value-type="float" office:value="63627195890354.1" calcext:value-type="float">
            <text:p>63627195890354.1</text:p>
          </table:table-cell>
          <table:table-cell table:style-name="ce10" table:formula="of:=([.W45]-[.W44])/1000" office:value-type="float" office:value="0" calcext:value-type="float">
            <text:p>0.0000</text:p>
          </table:table-cell>
          <table:table-cell table:style-name="ce10" table:formula="of:=[.X45]+[.Y44]" office:value-type="float" office:value="89.266" calcext:value-type="float">
            <text:p>89.2660</text:p>
          </table:table-cell>
          <table:table-cell table:style-name="ce29" table:formula="of:=[.Y45]-2*([.$B45]-1)" office:value-type="float" office:value="3.26599999999998" calcext:value-type="float">
            <text:p>3.266</text:p>
          </table:table-cell>
          <table:table-cell table:style-name="Default" office:value-type="float" office:value="63627196345643.9" calcext:value-type="float">
            <text:p>63627196345643.9</text:p>
          </table:table-cell>
          <table:table-cell table:style-name="ce10" table:formula="of:=([.AA45]-[.AA44])/1000" office:value-type="float" office:value="1.9985" calcext:value-type="float">
            <text:p>1.9985</text:p>
          </table:table-cell>
          <table:table-cell table:style-name="ce10" table:formula="of:=[.AB45]+[.AC44]" office:value-type="float" office:value="86" calcext:value-type="float">
            <text:p>86.0000</text:p>
          </table:table-cell>
          <table:table-cell table:style-name="ce33" table:formula="of:=[.AC45]-2*([.$B45]-1)" office:value-type="float" office:value="0" calcext:value-type="float">
            <text:p>0</text:p>
          </table:table-cell>
          <table:table-cell table:style-name="Default" office:value-type="float" office:value="63627196817281.8" calcext:value-type="float">
            <text:p>63627196817281.8</text:p>
          </table:table-cell>
          <table:table-cell table:style-name="ce10" table:formula="of:=([.AE45]-[.AE44])/1000" office:value-type="float" office:value="2.001" calcext:value-type="float">
            <text:p>2.0010</text:p>
          </table:table-cell>
          <table:table-cell table:style-name="ce10" table:formula="of:=[.AF45]+[.AG44]" office:value-type="float" office:value="86.0018984375" calcext:value-type="float">
            <text:p>86.0019</text:p>
          </table:table-cell>
          <table:table-cell table:style-name="ce40" table:formula="of:=[.AG45]-2*([.$B45]-1)" office:value-type="float" office:value="0.00189843750000307" calcext:value-type="float">
            <text:p>0.0018984375</text:p>
          </table:table-cell>
          <table:table-cell table:style-name="Default" office:value-type="float" office:value="63627197278266.6" calcext:value-type="float">
            <text:p>63627197278266.6</text:p>
          </table:table-cell>
          <table:table-cell table:style-name="ce10" table:formula="of:=([.AI45]-[.AI44])/1000" office:value-type="float" office:value="2.000703125" calcext:value-type="float">
            <text:p>2.0007</text:p>
          </table:table-cell>
          <table:table-cell table:style-name="ce10" table:formula="of:=[.AJ45]+[.AK44]" office:value-type="float" office:value="86.0016015625" calcext:value-type="float">
            <text:p>86.0016</text:p>
          </table:table-cell>
          <table:table-cell table:style-name="ce48" table:formula="of:=[.AK45]-2*([.$B45]-1)" office:value-type="float" office:value="0.00160156249999943" calcext:value-type="float">
            <text:p>0.0016015625</text:p>
          </table:table-cell>
          <table:table-cell table:style-name="Default" office:value-type="float" office:value="63627197757328.5" calcext:value-type="float">
            <text:p>63627197757328.5</text:p>
          </table:table-cell>
          <table:table-cell table:style-name="ce10" table:formula="of:=([.AM45]-[.AM44])/1000" office:value-type="float" office:value="2.000203125" calcext:value-type="float">
            <text:p>2.0002</text:p>
          </table:table-cell>
          <table:table-cell table:style-name="ce10" table:formula="of:=[.AN45]+[.AO44]" office:value-type="float" office:value="85.9996015625" calcext:value-type="float">
            <text:p>85.9996</text:p>
          </table:table-cell>
          <table:table-cell table:style-name="ce54" table:formula="of:=[.AO45]-2*([.$B45]-1)" office:value-type="float" office:value="-0.000398437499981696" calcext:value-type="float">
            <text:p>-0.0003984375</text:p>
          </table:table-cell>
          <table:table-cell table:style-name="Default" office:value-type="float" office:value="63627198219307.9" calcext:value-type="float">
            <text:p>63627198219307.9</text:p>
          </table:table-cell>
          <table:table-cell table:style-name="ce10" table:formula="of:=([.AQ45]-[.AQ44])/1000" office:value-type="float" office:value="2.001" calcext:value-type="float">
            <text:p>2.0010</text:p>
          </table:table-cell>
          <table:table-cell table:style-name="ce10" table:formula="of:=[.AR45]+[.AS44]" office:value-type="float" office:value="86.000796875" calcext:value-type="float">
            <text:p>86.0008</text:p>
          </table:table-cell>
          <table:table-cell table:style-name="ce60" table:formula="of:=[.AS45]-2*([.$B45]-1)" office:value-type="float" office:value="0.000796874999977604" calcext:value-type="float">
            <text:p>0.000796875</text:p>
          </table:table-cell>
          <table:table-cell table:style-name="Default" office:value-type="float" office:value="63627198693051.4" calcext:value-type="float">
            <text:p>63627198693051.4</text:p>
          </table:table-cell>
          <table:table-cell table:style-name="ce10" table:formula="of:=([.AU45]-[.AU44])/1000" office:value-type="float" office:value="2.0001015625" calcext:value-type="float">
            <text:p>2.0001</text:p>
          </table:table-cell>
          <table:table-cell table:style-name="ce10" table:formula="of:=[.AV45]+[.AW44]" office:value-type="float" office:value="86.0013984375" calcext:value-type="float">
            <text:p>86.0014</text:p>
          </table:table-cell>
          <table:table-cell table:style-name="ce61" table:formula="of:=[.AW45]-2*([.$B45]-1)" office:value-type="float" office:value="0.00139843750001489" calcext:value-type="float">
            <text:p>0.0013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63627193561576.5" calcext:value-type="float">
            <text:p>63627193561576.5</text:p>
          </table:table-cell>
          <table:table-cell table:formula="of:=([.C46]-[.C45])/1000" office:value-type="float" office:value="2.000359375" calcext:value-type="float">
            <text:p>2.0004</text:p>
          </table:table-cell>
          <table:table-cell table:formula="of:=[.D46]+[.E45]" office:value-type="float" office:value="88.0021171875" calcext:value-type="float">
            <text:p>88.0021</text:p>
          </table:table-cell>
          <table:table-cell table:style-name="ce12" table:formula="of:=[.E46]-2*([.$B46]-1)" office:value-type="float" office:value="0.00211718749996237" calcext:value-type="float">
            <text:p>0.0021171875</text:p>
          </table:table-cell>
          <table:table-cell table:style-name="Default" office:value-type="float" office:value="63627194027092.8" calcext:value-type="float">
            <text:p>63627194027092.8</text:p>
          </table:table-cell>
          <table:table-cell table:style-name="ce10" table:formula="of:=([.G46]-[.G45])/1000" office:value-type="float" office:value="2.301296875" calcext:value-type="float">
            <text:p>2.3013</text:p>
          </table:table-cell>
          <table:table-cell table:style-name="ce10" table:formula="of:=[.H46]+[.I45]" office:value-type="float" office:value="88.2996640625" calcext:value-type="float">
            <text:p>88.2997</text:p>
          </table:table-cell>
          <table:table-cell table:style-name="ce18" table:formula="of:=[.I46]-2*([.$B46]-1)" office:value-type="float" office:value="0.299664062500028" calcext:value-type="float">
            <text:p>0.2996640625</text:p>
          </table:table-cell>
          <table:table-cell table:style-name="Default" office:value-type="float" office:value="63627194491388.1" calcext:value-type="float">
            <text:p>63627194491388.1</text:p>
          </table:table-cell>
          <table:table-cell table:style-name="ce10" table:formula="of:=([.K46]-[.K45])/1000" office:value-type="float" office:value="1.9998984375" calcext:value-type="float">
            <text:p>1.9999</text:p>
          </table:table-cell>
          <table:table-cell table:style-name="ce10" table:formula="of:=[.L46]+[.M45]" office:value-type="float" office:value="88.0006015625" calcext:value-type="float">
            <text:p>88.0006</text:p>
          </table:table-cell>
          <table:table-cell table:style-name="ce23" table:formula="of:=[.M46]-2*([.$B46]-1)" office:value-type="float" office:value="0.000601562499994657" calcext:value-type="float">
            <text:p>0.0006015625</text:p>
          </table:table-cell>
          <table:table-cell table:style-name="Default" office:value-type="float" office:value="63627194964216.6" calcext:value-type="float">
            <text:p>63627194964216.6</text:p>
          </table:table-cell>
          <table:table-cell table:style-name="ce10" table:formula="of:=([.O46]-[.O45])/1000" office:value-type="float" office:value="1.9978046875" calcext:value-type="float">
            <text:p>1.9978</text:p>
          </table:table-cell>
          <table:table-cell table:style-name="ce10" table:formula="of:=[.P46]+[.Q45]" office:value-type="float" office:value="87.9998984375" calcext:value-type="float">
            <text:p>87.9999</text:p>
          </table:table-cell>
          <table:table-cell table:style-name="ce25" table:formula="of:=[.Q46]-2*([.$B46]-1)" office:value-type="float" office:value="-0.00010156250000648" calcext:value-type="float">
            <text:p>-0.0001015625</text:p>
          </table:table-cell>
          <table:table-cell table:style-name="Default" office:value-type="float" office:value="63627195421599.2" calcext:value-type="float">
            <text:p>63627195421599.2</text:p>
          </table:table-cell>
          <table:table-cell table:style-name="ce10" table:formula="of:=([.S46]-[.S45])/1000" office:value-type="float" office:value="1.9991015625" calcext:value-type="float">
            <text:p>1.9991</text:p>
          </table:table-cell>
          <table:table-cell table:style-name="ce10" table:formula="of:=[.T46]+[.U45]" office:value-type="float" office:value="88.00040625" calcext:value-type="float">
            <text:p>88.0004</text:p>
          </table:table-cell>
          <table:table-cell table:style-name="ce26" table:formula="of:=[.U46]-2*([.$B46]-1)" office:value-type="float" office:value="0.000406249999997499" calcext:value-type="float">
            <text:p>0.00040625</text:p>
          </table:table-cell>
          <table:table-cell table:style-name="Default" office:value-type="float" office:value="63627195890354.1" calcext:value-type="float">
            <text:p>63627195890354.1</text:p>
          </table:table-cell>
          <table:table-cell table:style-name="ce10" table:formula="of:=([.W46]-[.W45])/1000" office:value-type="float" office:value="0" calcext:value-type="float">
            <text:p>0.0000</text:p>
          </table:table-cell>
          <table:table-cell table:style-name="ce10" table:formula="of:=[.X46]+[.Y45]" office:value-type="float" office:value="89.266" calcext:value-type="float">
            <text:p>89.2660</text:p>
          </table:table-cell>
          <table:table-cell table:style-name="ce30" table:formula="of:=[.Y46]-2*([.$B46]-1)" office:value-type="float" office:value="1.26599999999998" calcext:value-type="float">
            <text:p>1.266</text:p>
          </table:table-cell>
          <table:table-cell table:style-name="Default" office:value-type="float" office:value="63627196347645.3" calcext:value-type="float">
            <text:p>63627196347645.3</text:p>
          </table:table-cell>
          <table:table-cell table:style-name="ce10" table:formula="of:=([.AA46]-[.AA45])/1000" office:value-type="float" office:value="2.0013984375" calcext:value-type="float">
            <text:p>2.0014</text:p>
          </table:table-cell>
          <table:table-cell table:style-name="ce10" table:formula="of:=[.AB46]+[.AC45]" office:value-type="float" office:value="88.0013984375" calcext:value-type="float">
            <text:p>88.0014</text:p>
          </table:table-cell>
          <table:table-cell table:style-name="ce33" table:formula="of:=[.AC46]-2*([.$B46]-1)" office:value-type="float" office:value="0.00139843750000068" calcext:value-type="float">
            <text:p>0.0013984375</text:p>
          </table:table-cell>
          <table:table-cell table:style-name="Default" office:value-type="float" office:value="63627196819282.2" calcext:value-type="float">
            <text:p>63627196819282.2</text:p>
          </table:table-cell>
          <table:table-cell table:style-name="ce10" table:formula="of:=([.AE46]-[.AE45])/1000" office:value-type="float" office:value="2.00040625" calcext:value-type="float">
            <text:p>2.0004</text:p>
          </table:table-cell>
          <table:table-cell table:style-name="ce10" table:formula="of:=[.AF46]+[.AG45]" office:value-type="float" office:value="88.0023046875" calcext:value-type="float">
            <text:p>88.0023</text:p>
          </table:table-cell>
          <table:table-cell table:style-name="ce40" table:formula="of:=[.AG46]-2*([.$B46]-1)" office:value-type="float" office:value="0.00230468750000057" calcext:value-type="float">
            <text:p>0.0023046875</text:p>
          </table:table-cell>
          <table:table-cell table:style-name="Default" office:value-type="float" office:value="63627197280264.3" calcext:value-type="float">
            <text:p>63627197280264.3</text:p>
          </table:table-cell>
          <table:table-cell table:style-name="ce10" table:formula="of:=([.AI46]-[.AI45])/1000" office:value-type="float" office:value="1.9976953125" calcext:value-type="float">
            <text:p>1.9977</text:p>
          </table:table-cell>
          <table:table-cell table:style-name="ce10" table:formula="of:=[.AJ46]+[.AK45]" office:value-type="float" office:value="87.999296875" calcext:value-type="float">
            <text:p>87.9993</text:p>
          </table:table-cell>
          <table:table-cell table:style-name="ce48" table:formula="of:=[.AK46]-2*([.$B46]-1)" office:value-type="float" office:value="-0.000703125000001137" calcext:value-type="float">
            <text:p>-0.000703125</text:p>
          </table:table-cell>
          <table:table-cell table:style-name="Default" office:value-type="float" office:value="63627197759328.6" calcext:value-type="float">
            <text:p>63627197759328.6</text:p>
          </table:table-cell>
          <table:table-cell table:style-name="ce10" table:formula="of:=([.AM46]-[.AM45])/1000" office:value-type="float" office:value="2.0001015625" calcext:value-type="float">
            <text:p>2.0001</text:p>
          </table:table-cell>
          <table:table-cell table:style-name="ce10" table:formula="of:=[.AN46]+[.AO45]" office:value-type="float" office:value="87.999703125" calcext:value-type="float">
            <text:p>87.9997</text:p>
          </table:table-cell>
          <table:table-cell table:style-name="ce54" table:formula="of:=[.AO46]-2*([.$B46]-1)" office:value-type="float" office:value="-0.000296874999975216" calcext:value-type="float">
            <text:p>-0.000296875</text:p>
          </table:table-cell>
          <table:table-cell table:style-name="Default" office:value-type="float" office:value="63627198221308.5" calcext:value-type="float">
            <text:p>63627198221308.5</text:p>
          </table:table-cell>
          <table:table-cell table:style-name="ce10" table:formula="of:=([.AQ46]-[.AQ45])/1000" office:value-type="float" office:value="2.0006015625" calcext:value-type="float">
            <text:p>2.0006</text:p>
          </table:table-cell>
          <table:table-cell table:style-name="ce10" table:formula="of:=[.AR46]+[.AS45]" office:value-type="float" office:value="88.0013984375" calcext:value-type="float">
            <text:p>88.0014</text:p>
          </table:table-cell>
          <table:table-cell table:style-name="ce60" table:formula="of:=[.AS46]-2*([.$B46]-1)" office:value-type="float" office:value="0.00139843749997226" calcext:value-type="float">
            <text:p>0.0013984375</text:p>
          </table:table-cell>
          <table:table-cell table:style-name="Default" office:value-type="float" office:value="63627198695049.7" calcext:value-type="float">
            <text:p>63627198695049.7</text:p>
          </table:table-cell>
          <table:table-cell table:style-name="ce10" table:formula="of:=([.AU46]-[.AU45])/1000" office:value-type="float" office:value="1.9983046875" calcext:value-type="float">
            <text:p>1.9983</text:p>
          </table:table-cell>
          <table:table-cell table:style-name="ce10" table:formula="of:=[.AV46]+[.AW45]" office:value-type="float" office:value="87.999703125" calcext:value-type="float">
            <text:p>87.9997</text:p>
          </table:table-cell>
          <table:table-cell table:style-name="ce61" table:formula="of:=[.AW46]-2*([.$B46]-1)" office:value-type="float" office:value="-0.000296874999989427" calcext:value-type="float">
            <text:p>-0.0002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46" calcext:value-type="float">
            <text:p>46</text:p>
          </table:table-cell>
          <table:table-cell office:value-type="float" office:value="63627193563577.2" calcext:value-type="float">
            <text:p>63627193563577.2</text:p>
          </table:table-cell>
          <table:table-cell table:formula="of:=([.C47]-[.C46])/1000" office:value-type="float" office:value="2.0006171875" calcext:value-type="float">
            <text:p>2.0006</text:p>
          </table:table-cell>
          <table:table-cell table:formula="of:=[.D47]+[.E46]" office:value-type="float" office:value="90.002734375" calcext:value-type="float">
            <text:p>90.0027</text:p>
          </table:table-cell>
          <table:table-cell table:style-name="ce12" table:formula="of:=[.E47]-2*([.$B47]-1)" office:value-type="float" office:value="0.00273437499996021" calcext:value-type="float">
            <text:p>0.002734375</text:p>
          </table:table-cell>
          <table:table-cell table:style-name="Default" office:value-type="float" office:value="63627194028793.2" calcext:value-type="float">
            <text:p>63627194028793.2</text:p>
          </table:table-cell>
          <table:table-cell table:style-name="ce10" table:formula="of:=([.G47]-[.G46])/1000" office:value-type="float" office:value="1.70040625" calcext:value-type="float">
            <text:p>1.7004</text:p>
          </table:table-cell>
          <table:table-cell table:style-name="ce10" table:formula="of:=[.H47]+[.I46]" office:value-type="float" office:value="90.0000703125" calcext:value-type="float">
            <text:p>90.0001</text:p>
          </table:table-cell>
          <table:table-cell table:style-name="ce19" table:formula="of:=[.I47]-2*([.$B47]-1)" office:value-type="float" office:value="0.0000703125000285354" calcext:value-type="float">
            <text:p>7.03125000285354E-05</text:p>
          </table:table-cell>
          <table:table-cell table:style-name="Default" office:value-type="float" office:value="63627194493386.6" calcext:value-type="float">
            <text:p>63627194493386.6</text:p>
          </table:table-cell>
          <table:table-cell table:style-name="ce10" table:formula="of:=([.K47]-[.K46])/1000" office:value-type="float" office:value="1.9985" calcext:value-type="float">
            <text:p>1.9985</text:p>
          </table:table-cell>
          <table:table-cell table:style-name="ce10" table:formula="of:=[.L47]+[.M46]" office:value-type="float" office:value="89.9991015625" calcext:value-type="float">
            <text:p>89.9991</text:p>
          </table:table-cell>
          <table:table-cell table:style-name="ce23" table:formula="of:=[.M47]-2*([.$B47]-1)" office:value-type="float" office:value="-0.000898437500012506" calcext:value-type="float">
            <text:p>-0.0008984375</text:p>
          </table:table-cell>
          <table:table-cell table:style-name="Default" office:value-type="float" office:value="63627194966217.1" calcext:value-type="float">
            <text:p>63627194966217.1</text:p>
          </table:table-cell>
          <table:table-cell table:style-name="ce10" table:formula="of:=([.O47]-[.O46])/1000" office:value-type="float" office:value="2.0005" calcext:value-type="float">
            <text:p>2.0005</text:p>
          </table:table-cell>
          <table:table-cell table:style-name="ce10" table:formula="of:=[.P47]+[.Q46]" office:value-type="float" office:value="90.0003984375" calcext:value-type="float">
            <text:p>90.0004</text:p>
          </table:table-cell>
          <table:table-cell table:style-name="ce25" table:formula="of:=[.Q47]-2*([.$B47]-1)" office:value-type="float" office:value="0.000398437499995907" calcext:value-type="float">
            <text:p>0.0003984375</text:p>
          </table:table-cell>
          <table:table-cell table:style-name="Default" office:value-type="float" office:value="63627195423601" calcext:value-type="float">
            <text:p>63627195423601</text:p>
          </table:table-cell>
          <table:table-cell table:style-name="ce10" table:formula="of:=([.S47]-[.S46])/1000" office:value-type="float" office:value="2.001796875" calcext:value-type="float">
            <text:p>2.0018</text:p>
          </table:table-cell>
          <table:table-cell table:style-name="ce10" table:formula="of:=[.T47]+[.U46]" office:value-type="float" office:value="90.002203125" calcext:value-type="float">
            <text:p>90.0022</text:p>
          </table:table-cell>
          <table:table-cell table:style-name="ce26" table:formula="of:=[.U47]-2*([.$B47]-1)" office:value-type="float" office:value="0.00220312499999409" calcext:value-type="float">
            <text:p>0.002203125</text:p>
          </table:table-cell>
          <table:table-cell table:style-name="Default" office:value-type="float" office:value="63627195891088.2" calcext:value-type="float">
            <text:p>63627195891088.2</text:p>
          </table:table-cell>
          <table:table-cell table:style-name="ce10" table:formula="of:=([.W47]-[.W46])/1000" office:value-type="float" office:value="0.7341015625" calcext:value-type="float">
            <text:p>0.7341</text:p>
          </table:table-cell>
          <table:table-cell table:style-name="ce10" table:formula="of:=[.X47]+[.Y46]" office:value-type="float" office:value="90.0001015625" calcext:value-type="float">
            <text:p>90.0001</text:p>
          </table:table-cell>
          <table:table-cell table:style-name="ce31" table:formula="of:=[.Y47]-2*([.$B47]-1)" office:value-type="float" office:value="0.000101562499978058" calcext:value-type="float">
            <text:p>0.0001015625</text:p>
          </table:table-cell>
          <table:table-cell table:style-name="Default" office:value-type="float" office:value="63627196349645.6" calcext:value-type="float">
            <text:p>63627196349645.6</text:p>
          </table:table-cell>
          <table:table-cell table:style-name="ce10" table:formula="of:=([.AA47]-[.AA46])/1000" office:value-type="float" office:value="2.0003046875" calcext:value-type="float">
            <text:p>2.0003</text:p>
          </table:table-cell>
          <table:table-cell table:style-name="ce10" table:formula="of:=[.AB47]+[.AC46]" office:value-type="float" office:value="90.001703125" calcext:value-type="float">
            <text:p>90.0017</text:p>
          </table:table-cell>
          <table:table-cell table:style-name="ce33" table:formula="of:=[.AC47]-2*([.$B47]-1)" office:value-type="float" office:value="0.00170312500000591" calcext:value-type="float">
            <text:p>0.001703125</text:p>
          </table:table-cell>
          <table:table-cell table:style-name="Default" office:value-type="float" office:value="63627196821280.5" calcext:value-type="float">
            <text:p>63627196821280.5</text:p>
          </table:table-cell>
          <table:table-cell table:style-name="ce10" table:formula="of:=([.AE47]-[.AE46])/1000" office:value-type="float" office:value="1.998296875" calcext:value-type="float">
            <text:p>1.9983</text:p>
          </table:table-cell>
          <table:table-cell table:style-name="ce10" table:formula="of:=[.AF47]+[.AG46]" office:value-type="float" office:value="90.0006015625" calcext:value-type="float">
            <text:p>90.0006</text:p>
          </table:table-cell>
          <table:table-cell table:style-name="ce40" table:formula="of:=[.AG47]-2*([.$B47]-1)" office:value-type="float" office:value="0.000601562499994657" calcext:value-type="float">
            <text:p>0.0006015625</text:p>
          </table:table-cell>
          <table:table-cell table:style-name="Default" office:value-type="float" office:value="63627197282266.7" calcext:value-type="float">
            <text:p>63627197282266.7</text:p>
          </table:table-cell>
          <table:table-cell table:style-name="ce10" table:formula="of:=([.AI47]-[.AI46])/1000" office:value-type="float" office:value="2.00240625" calcext:value-type="float">
            <text:p>2.0024</text:p>
          </table:table-cell>
          <table:table-cell table:style-name="ce10" table:formula="of:=[.AJ47]+[.AK46]" office:value-type="float" office:value="90.001703125" calcext:value-type="float">
            <text:p>90.0017</text:p>
          </table:table-cell>
          <table:table-cell table:style-name="ce48" table:formula="of:=[.AK47]-2*([.$B47]-1)" office:value-type="float" office:value="0.00170312500000591" calcext:value-type="float">
            <text:p>0.001703125</text:p>
          </table:table-cell>
          <table:table-cell table:style-name="Default" office:value-type="float" office:value="63627197761328.8" calcext:value-type="float">
            <text:p>63627197761328.8</text:p>
          </table:table-cell>
          <table:table-cell table:style-name="ce10" table:formula="of:=([.AM47]-[.AM46])/1000" office:value-type="float" office:value="2.0001953125" calcext:value-type="float">
            <text:p>2.0002</text:p>
          </table:table-cell>
          <table:table-cell table:style-name="ce10" table:formula="of:=[.AN47]+[.AO46]" office:value-type="float" office:value="89.9998984375" calcext:value-type="float">
            <text:p>89.9999</text:p>
          </table:table-cell>
          <table:table-cell table:style-name="ce54" table:formula="of:=[.AO47]-2*([.$B47]-1)" office:value-type="float" office:value="-0.000101562499978058" calcext:value-type="float">
            <text:p>-0.0001015625</text:p>
          </table:table-cell>
          <table:table-cell table:style-name="Default" office:value-type="float" office:value="63627198223306.7" calcext:value-type="float">
            <text:p>63627198223306.7</text:p>
          </table:table-cell>
          <table:table-cell table:style-name="ce10" table:formula="of:=([.AQ47]-[.AQ46])/1000" office:value-type="float" office:value="1.998203125" calcext:value-type="float">
            <text:p>1.9982</text:p>
          </table:table-cell>
          <table:table-cell table:style-name="ce10" table:formula="of:=[.AR47]+[.AS46]" office:value-type="float" office:value="89.9996015625" calcext:value-type="float">
            <text:p>89.9996</text:p>
          </table:table-cell>
          <table:table-cell table:style-name="ce60" table:formula="of:=[.AS47]-2*([.$B47]-1)" office:value-type="float" office:value="-0.000398437500024329" calcext:value-type="float">
            <text:p>-0.0003984375</text:p>
          </table:table-cell>
          <table:table-cell table:style-name="Default" office:value-type="float" office:value="63627198697052.1" calcext:value-type="float">
            <text:p>63627198697052.1</text:p>
          </table:table-cell>
          <table:table-cell table:style-name="ce10" table:formula="of:=([.AU47]-[.AU46])/1000" office:value-type="float" office:value="2.0023984375" calcext:value-type="float">
            <text:p>2.0024</text:p>
          </table:table-cell>
          <table:table-cell table:style-name="ce10" table:formula="of:=[.AV47]+[.AW46]" office:value-type="float" office:value="90.0021015625" calcext:value-type="float">
            <text:p>90.0021</text:p>
          </table:table-cell>
          <table:table-cell table:style-name="ce61" table:formula="of:=[.AW47]-2*([.$B47]-1)" office:value-type="float" office:value="0.00210156250001603" calcext:value-type="float">
            <text:p>0.0021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63627193565574.6" calcext:value-type="float">
            <text:p>63627193565574.6</text:p>
          </table:table-cell>
          <table:table-cell table:formula="of:=([.C48]-[.C47])/1000" office:value-type="float" office:value="1.99746875" calcext:value-type="float">
            <text:p>1.9975</text:p>
          </table:table-cell>
          <table:table-cell table:formula="of:=[.D48]+[.E47]" office:value-type="float" office:value="92.000203125" calcext:value-type="float">
            <text:p>92.0002</text:p>
          </table:table-cell>
          <table:table-cell table:style-name="ce12" table:formula="of:=[.E48]-2*([.$B48]-1)" office:value-type="float" office:value="0.000203124999956117" calcext:value-type="float">
            <text:p>0.000203125</text:p>
          </table:table-cell>
          <table:table-cell table:style-name="Default" office:value-type="float" office:value="63627194030792.8" calcext:value-type="float">
            <text:p>63627194030792.8</text:p>
          </table:table-cell>
          <table:table-cell table:style-name="ce10" table:formula="of:=([.G48]-[.G47])/1000" office:value-type="float" office:value="1.99959375" calcext:value-type="float">
            <text:p>1.9996</text:p>
          </table:table-cell>
          <table:table-cell table:style-name="ce10" table:formula="of:=[.H48]+[.I47]" office:value-type="float" office:value="91.9996640625" calcext:value-type="float">
            <text:p>91.9997</text:p>
          </table:table-cell>
          <table:table-cell table:style-name="ce19" table:formula="of:=[.I48]-2*([.$B48]-1)" office:value-type="float" office:value="-0.000335937499968963" calcext:value-type="float">
            <text:p>-0.0003359375</text:p>
          </table:table-cell>
          <table:table-cell table:style-name="Default" office:value-type="float" office:value="63627194495388.5" calcext:value-type="float">
            <text:p>63627194495388.5</text:p>
          </table:table-cell>
          <table:table-cell table:style-name="ce10" table:formula="of:=([.K48]-[.K47])/1000" office:value-type="float" office:value="2.0018984375" calcext:value-type="float">
            <text:p>2.0019</text:p>
          </table:table-cell>
          <table:table-cell table:style-name="ce10" table:formula="of:=[.L48]+[.M47]" office:value-type="float" office:value="92.001" calcext:value-type="float">
            <text:p>92.0010</text:p>
          </table:table-cell>
          <table:table-cell table:style-name="ce23" table:formula="of:=[.M48]-2*([.$B48]-1)" office:value-type="float" office:value="0.000999999999990564" calcext:value-type="float">
            <text:p>0.001</text:p>
          </table:table-cell>
          <table:table-cell table:style-name="Default" office:value-type="float" office:value="63627194968216.5" calcext:value-type="float">
            <text:p>63627194968216.5</text:p>
          </table:table-cell>
          <table:table-cell table:style-name="ce10" table:formula="of:=([.O48]-[.O47])/1000" office:value-type="float" office:value="1.9993984375" calcext:value-type="float">
            <text:p>1.9994</text:p>
          </table:table-cell>
          <table:table-cell table:style-name="ce10" table:formula="of:=[.P48]+[.Q47]" office:value-type="float" office:value="91.999796875" calcext:value-type="float">
            <text:p>91.9998</text:p>
          </table:table-cell>
          <table:table-cell table:style-name="ce25" table:formula="of:=[.Q48]-2*([.$B48]-1)" office:value-type="float" office:value="-0.000203124999998749" calcext:value-type="float">
            <text:p>-0.000203125</text:p>
          </table:table-cell>
          <table:table-cell table:style-name="Default" office:value-type="float" office:value="63627195425598.2" calcext:value-type="float">
            <text:p>63627195425598.2</text:p>
          </table:table-cell>
          <table:table-cell table:style-name="ce10" table:formula="of:=([.S48]-[.S47])/1000" office:value-type="float" office:value="1.997203125" calcext:value-type="float">
            <text:p>1.9972</text:p>
          </table:table-cell>
          <table:table-cell table:style-name="ce10" table:formula="of:=[.T48]+[.U47]" office:value-type="float" office:value="91.99940625" calcext:value-type="float">
            <text:p>91.9994</text:p>
          </table:table-cell>
          <table:table-cell table:style-name="ce26" table:formula="of:=[.U48]-2*([.$B48]-1)" office:value-type="float" office:value="-0.000593750000007276" calcext:value-type="float">
            <text:p>-0.00059375</text:p>
          </table:table-cell>
          <table:table-cell table:style-name="Default" office:value-type="float" office:value="63627195893087.1" calcext:value-type="float">
            <text:p>63627195893087.1</text:p>
          </table:table-cell>
          <table:table-cell table:style-name="ce10" table:formula="of:=([.W48]-[.W47])/1000" office:value-type="float" office:value="1.9988984375" calcext:value-type="float">
            <text:p>1.9989</text:p>
          </table:table-cell>
          <table:table-cell table:style-name="ce10" table:formula="of:=[.X48]+[.Y47]" office:value-type="float" office:value="91.999" calcext:value-type="float">
            <text:p>91.9990</text:p>
          </table:table-cell>
          <table:table-cell table:style-name="ce31" table:formula="of:=[.Y48]-2*([.$B48]-1)" office:value-type="float" office:value="-0.00100000000001899" calcext:value-type="float">
            <text:p>-0.001</text:p>
          </table:table-cell>
          <table:table-cell table:style-name="Default" office:value-type="float" office:value="63627196351644.5" calcext:value-type="float">
            <text:p>63627196351644.5</text:p>
          </table:table-cell>
          <table:table-cell table:style-name="ce10" table:formula="of:=([.AA48]-[.AA47])/1000" office:value-type="float" office:value="1.9988984375" calcext:value-type="float">
            <text:p>1.9989</text:p>
          </table:table-cell>
          <table:table-cell table:style-name="ce10" table:formula="of:=[.AB48]+[.AC47]" office:value-type="float" office:value="92.0006015625" calcext:value-type="float">
            <text:p>92.0006</text:p>
          </table:table-cell>
          <table:table-cell table:style-name="ce33" table:formula="of:=[.AC48]-2*([.$B48]-1)" office:value-type="float" office:value="0.000601562500008868" calcext:value-type="float">
            <text:p>0.0006015625</text:p>
          </table:table-cell>
          <table:table-cell table:style-name="Default" office:value-type="float" office:value="63627196823280.8" calcext:value-type="float">
            <text:p>63627196823280.8</text:p>
          </table:table-cell>
          <table:table-cell table:style-name="ce10" table:formula="of:=([.AE48]-[.AE47])/1000" office:value-type="float" office:value="2.000296875" calcext:value-type="float">
            <text:p>2.0003</text:p>
          </table:table-cell>
          <table:table-cell table:style-name="ce10" table:formula="of:=[.AF48]+[.AG47]" office:value-type="float" office:value="92.0008984375" calcext:value-type="float">
            <text:p>92.0009</text:p>
          </table:table-cell>
          <table:table-cell table:style-name="ce40" table:formula="of:=[.AG48]-2*([.$B48]-1)" office:value-type="float" office:value="0.000898437499998295" calcext:value-type="float">
            <text:p>0.0008984375</text:p>
          </table:table-cell>
          <table:table-cell table:style-name="Default" office:value-type="float" office:value="63627197284264.7" calcext:value-type="float">
            <text:p>63627197284264.7</text:p>
          </table:table-cell>
          <table:table-cell table:style-name="ce10" table:formula="of:=([.AI48]-[.AI47])/1000" office:value-type="float" office:value="1.998" calcext:value-type="float">
            <text:p>1.9980</text:p>
          </table:table-cell>
          <table:table-cell table:style-name="ce10" table:formula="of:=[.AJ48]+[.AK47]" office:value-type="float" office:value="91.999703125" calcext:value-type="float">
            <text:p>91.9997</text:p>
          </table:table-cell>
          <table:table-cell table:style-name="ce48" table:formula="of:=[.AK48]-2*([.$B48]-1)" office:value-type="float" office:value="-0.000296874999989427" calcext:value-type="float">
            <text:p>-0.000296875</text:p>
          </table:table-cell>
          <table:table-cell table:style-name="Default" office:value-type="float" office:value="63627197763329.5" calcext:value-type="float">
            <text:p>63627197763329.5</text:p>
          </table:table-cell>
          <table:table-cell table:style-name="ce10" table:formula="of:=([.AM48]-[.AM47])/1000" office:value-type="float" office:value="2.000703125" calcext:value-type="float">
            <text:p>2.0007</text:p>
          </table:table-cell>
          <table:table-cell table:style-name="ce10" table:formula="of:=[.AN48]+[.AO47]" office:value-type="float" office:value="92.0006015625" calcext:value-type="float">
            <text:p>92.0006</text:p>
          </table:table-cell>
          <table:table-cell table:style-name="ce54" table:formula="of:=[.AO48]-2*([.$B48]-1)" office:value-type="float" office:value="0.000601562500023078" calcext:value-type="float">
            <text:p>0.0006015625</text:p>
          </table:table-cell>
          <table:table-cell table:style-name="Default" office:value-type="float" office:value="63627198225308.3" calcext:value-type="float">
            <text:p>63627198225308.3</text:p>
          </table:table-cell>
          <table:table-cell table:style-name="ce10" table:formula="of:=([.AQ48]-[.AQ47])/1000" office:value-type="float" office:value="2.00159375" calcext:value-type="float">
            <text:p>2.0016</text:p>
          </table:table-cell>
          <table:table-cell table:style-name="ce10" table:formula="of:=[.AR48]+[.AS47]" office:value-type="float" office:value="92.0011953125" calcext:value-type="float">
            <text:p>92.0012</text:p>
          </table:table-cell>
          <table:table-cell table:style-name="ce60" table:formula="of:=[.AS48]-2*([.$B48]-1)" office:value-type="float" office:value="0.00119531249997351" calcext:value-type="float">
            <text:p>0.0011953125</text:p>
          </table:table-cell>
          <table:table-cell table:style-name="Default" office:value-type="float" office:value="63627198699051.8" calcext:value-type="float">
            <text:p>63627198699051.8</text:p>
          </table:table-cell>
          <table:table-cell table:style-name="ce10" table:formula="of:=([.AU48]-[.AU47])/1000" office:value-type="float" office:value="1.9996953125" calcext:value-type="float">
            <text:p>1.9997</text:p>
          </table:table-cell>
          <table:table-cell table:style-name="ce10" table:formula="of:=[.AV48]+[.AW47]" office:value-type="float" office:value="92.001796875" calcext:value-type="float">
            <text:p>92.0018</text:p>
          </table:table-cell>
          <table:table-cell table:style-name="ce61" table:formula="of:=[.AW48]-2*([.$B48]-1)" office:value-type="float" office:value="0.0017968750000108" calcext:value-type="float">
            <text:p>0.0017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63627193567575.2" calcext:value-type="float">
            <text:p>63627193567575.2</text:p>
          </table:table-cell>
          <table:table-cell table:formula="of:=([.C49]-[.C48])/1000" office:value-type="float" office:value="2.0005546875" calcext:value-type="float">
            <text:p>2.0006</text:p>
          </table:table-cell>
          <table:table-cell table:formula="of:=[.D49]+[.E48]" office:value-type="float" office:value="94.0007578125" calcext:value-type="float">
            <text:p>94.0008</text:p>
          </table:table-cell>
          <table:table-cell table:style-name="ce12" table:formula="of:=[.E49]-2*([.$B49]-1)" office:value-type="float" office:value="0.000757812499955435" calcext:value-type="float">
            <text:p>0.0007578125</text:p>
          </table:table-cell>
          <table:table-cell table:style-name="Default" office:value-type="float" office:value="63627194032791.8" calcext:value-type="float">
            <text:p>63627194032791.8</text:p>
          </table:table-cell>
          <table:table-cell table:style-name="ce10" table:formula="of:=([.G49]-[.G48])/1000" office:value-type="float" office:value="1.999" calcext:value-type="float">
            <text:p>1.9990</text:p>
          </table:table-cell>
          <table:table-cell table:style-name="ce10" table:formula="of:=[.H49]+[.I48]" office:value-type="float" office:value="93.9986640625" calcext:value-type="float">
            <text:p>93.9987</text:p>
          </table:table-cell>
          <table:table-cell table:style-name="ce19" table:formula="of:=[.I49]-2*([.$B49]-1)" office:value-type="float" office:value="-0.00133593749997374" calcext:value-type="float">
            <text:p>-0.0013359375</text:p>
          </table:table-cell>
          <table:table-cell table:style-name="Default" office:value-type="float" office:value="63627194497387.9" calcext:value-type="float">
            <text:p>63627194497387.9</text:p>
          </table:table-cell>
          <table:table-cell table:style-name="ce10" table:formula="of:=([.K49]-[.K48])/1000" office:value-type="float" office:value="1.9993984375" calcext:value-type="float">
            <text:p>1.9994</text:p>
          </table:table-cell>
          <table:table-cell table:style-name="ce10" table:formula="of:=[.L49]+[.M48]" office:value-type="float" office:value="94.0003984375" calcext:value-type="float">
            <text:p>94.0004</text:p>
          </table:table-cell>
          <table:table-cell table:style-name="ce24" table:formula="of:=[.M49]-2*([.$B49]-1)" office:value-type="float" office:value="0.000398437499995907" calcext:value-type="float">
            <text:p>0.0003984375</text:p>
          </table:table-cell>
          <table:table-cell table:style-name="Default" office:value-type="float" office:value="63627194970216.4" calcext:value-type="float">
            <text:p>63627194970216.4</text:p>
          </table:table-cell>
          <table:table-cell table:style-name="ce10" table:formula="of:=([.O49]-[.O48])/1000" office:value-type="float" office:value="1.9998984375" calcext:value-type="float">
            <text:p>1.9999</text:p>
          </table:table-cell>
          <table:table-cell table:style-name="ce10" table:formula="of:=[.P49]+[.Q48]" office:value-type="float" office:value="93.9996953125" calcext:value-type="float">
            <text:p>93.9997</text:p>
          </table:table-cell>
          <table:table-cell table:style-name="ce25" table:formula="of:=[.Q49]-2*([.$B49]-1)" office:value-type="float" office:value="-0.00030468750000523" calcext:value-type="float">
            <text:p>-0.0003046875</text:p>
          </table:table-cell>
          <table:table-cell table:style-name="Default" office:value-type="float" office:value="63627195427598.7" calcext:value-type="float">
            <text:p>63627195427598.7</text:p>
          </table:table-cell>
          <table:table-cell table:style-name="ce10" table:formula="of:=([.S49]-[.S48])/1000" office:value-type="float" office:value="2.0005" calcext:value-type="float">
            <text:p>2.0005</text:p>
          </table:table-cell>
          <table:table-cell table:style-name="ce10" table:formula="of:=[.T49]+[.U48]" office:value-type="float" office:value="93.99990625" calcext:value-type="float">
            <text:p>93.9999</text:p>
          </table:table-cell>
          <table:table-cell table:style-name="ce26" table:formula="of:=[.U49]-2*([.$B49]-1)" office:value-type="float" office:value="-0.0000937500000048885" calcext:value-type="float">
            <text:p>-0.00009375</text:p>
          </table:table-cell>
          <table:table-cell table:style-name="Default" office:value-type="float" office:value="63627195895087.9" calcext:value-type="float">
            <text:p>63627195895087.9</text:p>
          </table:table-cell>
          <table:table-cell table:style-name="ce10" table:formula="of:=([.W49]-[.W48])/1000" office:value-type="float" office:value="2.000796875" calcext:value-type="float">
            <text:p>2.0008</text:p>
          </table:table-cell>
          <table:table-cell table:style-name="ce10" table:formula="of:=[.X49]+[.Y48]" office:value-type="float" office:value="93.999796875" calcext:value-type="float">
            <text:p>93.9998</text:p>
          </table:table-cell>
          <table:table-cell table:style-name="ce31" table:formula="of:=[.Y49]-2*([.$B49]-1)" office:value-type="float" office:value="-0.00020312500001296" calcext:value-type="float">
            <text:p>-0.000203125</text:p>
          </table:table-cell>
          <table:table-cell table:style-name="Default" office:value-type="float" office:value="63627196353645.2" calcext:value-type="float">
            <text:p>63627196353645.2</text:p>
          </table:table-cell>
          <table:table-cell table:style-name="ce10" table:formula="of:=([.AA49]-[.AA48])/1000" office:value-type="float" office:value="2.000703125" calcext:value-type="float">
            <text:p>2.0007</text:p>
          </table:table-cell>
          <table:table-cell table:style-name="ce10" table:formula="of:=[.AB49]+[.AC48]" office:value-type="float" office:value="94.0013046875" calcext:value-type="float">
            <text:p>94.0013</text:p>
          </table:table-cell>
          <table:table-cell table:style-name="ce33" table:formula="of:=[.AC49]-2*([.$B49]-1)" office:value-type="float" office:value="0.00130468750001" calcext:value-type="float">
            <text:p>0.0013046875</text:p>
          </table:table-cell>
          <table:table-cell table:style-name="Default" office:value-type="float" office:value="63627196825279.5" calcext:value-type="float">
            <text:p>63627196825279.5</text:p>
          </table:table-cell>
          <table:table-cell table:style-name="ce10" table:formula="of:=([.AE49]-[.AE48])/1000" office:value-type="float" office:value="1.998703125" calcext:value-type="float">
            <text:p>1.9987</text:p>
          </table:table-cell>
          <table:table-cell table:style-name="ce10" table:formula="of:=[.AF49]+[.AG48]" office:value-type="float" office:value="93.9996015625" calcext:value-type="float">
            <text:p>93.9996</text:p>
          </table:table-cell>
          <table:table-cell table:style-name="ce40" table:formula="of:=[.AG49]-2*([.$B49]-1)" office:value-type="float" office:value="-0.000398437499995907" calcext:value-type="float">
            <text:p>-0.0003984375</text:p>
          </table:table-cell>
          <table:table-cell table:style-name="Default" office:value-type="float" office:value="63627197286266.8" calcext:value-type="float">
            <text:p>63627197286266.8</text:p>
          </table:table-cell>
          <table:table-cell table:style-name="ce10" table:formula="of:=([.AI49]-[.AI48])/1000" office:value-type="float" office:value="2.00209375" calcext:value-type="float">
            <text:p>2.0021</text:p>
          </table:table-cell>
          <table:table-cell table:style-name="ce10" table:formula="of:=[.AJ49]+[.AK48]" office:value-type="float" office:value="94.001796875" calcext:value-type="float">
            <text:p>94.0018</text:p>
          </table:table-cell>
          <table:table-cell table:style-name="ce48" table:formula="of:=[.AK49]-2*([.$B49]-1)" office:value-type="float" office:value="0.0017968750000108" calcext:value-type="float">
            <text:p>0.001796875</text:p>
          </table:table-cell>
          <table:table-cell table:style-name="Default" office:value-type="float" office:value="63627197765328.2" calcext:value-type="float">
            <text:p>63627197765328.2</text:p>
          </table:table-cell>
          <table:table-cell table:style-name="ce10" table:formula="of:=([.AM49]-[.AM48])/1000" office:value-type="float" office:value="1.998703125" calcext:value-type="float">
            <text:p>1.9987</text:p>
          </table:table-cell>
          <table:table-cell table:style-name="ce10" table:formula="of:=[.AN49]+[.AO48]" office:value-type="float" office:value="93.9993046875" calcext:value-type="float">
            <text:p>93.9993</text:p>
          </table:table-cell>
          <table:table-cell table:style-name="ce54" table:formula="of:=[.AO49]-2*([.$B49]-1)" office:value-type="float" office:value="-0.000695312499971124" calcext:value-type="float">
            <text:p>-0.0006953125</text:p>
          </table:table-cell>
          <table:table-cell table:style-name="Default" office:value-type="float" office:value="63627198227306.5" calcext:value-type="float">
            <text:p>63627198227306.5</text:p>
          </table:table-cell>
          <table:table-cell table:style-name="ce10" table:formula="of:=([.AQ49]-[.AQ48])/1000" office:value-type="float" office:value="1.998203125" calcext:value-type="float">
            <text:p>1.9982</text:p>
          </table:table-cell>
          <table:table-cell table:style-name="ce10" table:formula="of:=[.AR49]+[.AS48]" office:value-type="float" office:value="93.9993984375" calcext:value-type="float">
            <text:p>93.9994</text:p>
          </table:table-cell>
          <table:table-cell table:style-name="ce60" table:formula="of:=[.AS49]-2*([.$B49]-1)" office:value-type="float" office:value="-0.000601562500023078" calcext:value-type="float">
            <text:p>-0.0006015625</text:p>
          </table:table-cell>
          <table:table-cell table:style-name="Default" office:value-type="float" office:value="63627198701050" calcext:value-type="float">
            <text:p>63627198701050</text:p>
          </table:table-cell>
          <table:table-cell table:style-name="ce10" table:formula="of:=([.AU49]-[.AU48])/1000" office:value-type="float" office:value="1.998203125" calcext:value-type="float">
            <text:p>1.9982</text:p>
          </table:table-cell>
          <table:table-cell table:style-name="ce10" table:formula="of:=[.AV49]+[.AW48]" office:value-type="float" office:value="94" calcext:value-type="float">
            <text:p>94.0000</text:p>
          </table:table-cell>
          <table:table-cell table:style-name="ce61" table:formula="of:=[.AW49]-2*([.$B49]-1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49" calcext:value-type="float">
            <text:p>49</text:p>
          </table:table-cell>
          <table:table-cell office:value-type="float" office:value="63627193569575.1" calcext:value-type="float">
            <text:p>63627193569575.1</text:p>
          </table:table-cell>
          <table:table-cell table:formula="of:=([.C50]-[.C49])/1000" office:value-type="float" office:value="1.9999375" calcext:value-type="float">
            <text:p>1.9999</text:p>
          </table:table-cell>
          <table:table-cell table:formula="of:=[.D50]+[.E49]" office:value-type="float" office:value="96.0006953125" calcext:value-type="float">
            <text:p>96.0007</text:p>
          </table:table-cell>
          <table:table-cell table:style-name="ce12" table:formula="of:=[.E50]-2*([.$B50]-1)" office:value-type="float" office:value="0.000695312499956913" calcext:value-type="float">
            <text:p>0.0006953125</text:p>
          </table:table-cell>
          <table:table-cell table:style-name="Default" office:value-type="float" office:value="63627194034792.9" calcext:value-type="float">
            <text:p>63627194034792.9</text:p>
          </table:table-cell>
          <table:table-cell table:style-name="ce10" table:formula="of:=([.G50]-[.G49])/1000" office:value-type="float" office:value="2.0011015625" calcext:value-type="float">
            <text:p>2.0011</text:p>
          </table:table-cell>
          <table:table-cell table:style-name="ce10" table:formula="of:=[.H50]+[.I49]" office:value-type="float" office:value="95.999765625" calcext:value-type="float">
            <text:p>95.9998</text:p>
          </table:table-cell>
          <table:table-cell table:style-name="ce19" table:formula="of:=[.I50]-2*([.$B50]-1)" office:value-type="float" office:value="-0.000234374999976694" calcext:value-type="float">
            <text:p>-0.000234375</text:p>
          </table:table-cell>
          <table:table-cell table:style-name="Default" office:value-type="float" office:value="63627194500133.9" calcext:value-type="float">
            <text:p>63627194500133.9</text:p>
          </table:table-cell>
          <table:table-cell table:style-name="ce10" table:formula="of:=([.K50]-[.K49])/1000" office:value-type="float" office:value="2.746" calcext:value-type="float">
            <text:p>2.7460</text:p>
          </table:table-cell>
          <table:table-cell table:style-name="ce10" table:formula="of:=[.L50]+[.M49]" office:value-type="float" office:value="96.7463984375" calcext:value-type="float">
            <text:p>96.7464</text:p>
          </table:table-cell>
          <table:table-cell table:style-name="ce22" table:formula="of:=[.M50]-2*([.$B50]-1)" office:value-type="float" office:value="0.746398437499991" calcext:value-type="float">
            <text:p>0.7463984375</text:p>
          </table:table-cell>
          <table:table-cell table:style-name="Default" office:value-type="float" office:value="63627194972216.2" calcext:value-type="float">
            <text:p>63627194972216.2</text:p>
          </table:table-cell>
          <table:table-cell table:style-name="ce10" table:formula="of:=([.O50]-[.O49])/1000" office:value-type="float" office:value="1.9998046875" calcext:value-type="float">
            <text:p>1.9998</text:p>
          </table:table-cell>
          <table:table-cell table:style-name="ce10" table:formula="of:=[.P50]+[.Q49]" office:value-type="float" office:value="95.9995" calcext:value-type="float">
            <text:p>95.9995</text:p>
          </table:table-cell>
          <table:table-cell table:style-name="ce25" table:formula="of:=[.Q50]-2*([.$B50]-1)" office:value-type="float" office:value="-0.000500000000002387" calcext:value-type="float">
            <text:p>-0.0005</text:p>
          </table:table-cell>
          <table:table-cell table:style-name="Default" office:value-type="float" office:value="63627195429599" calcext:value-type="float">
            <text:p>63627195429599</text:p>
          </table:table-cell>
          <table:table-cell table:style-name="ce10" table:formula="of:=([.S50]-[.S49])/1000" office:value-type="float" office:value="2.000296875" calcext:value-type="float">
            <text:p>2.0003</text:p>
          </table:table-cell>
          <table:table-cell table:style-name="ce10" table:formula="of:=[.T50]+[.U49]" office:value-type="float" office:value="96.000203125" calcext:value-type="float">
            <text:p>96.0002</text:p>
          </table:table-cell>
          <table:table-cell table:style-name="ce26" table:formula="of:=[.U50]-2*([.$B50]-1)" office:value-type="float" office:value="0.000203124999998749" calcext:value-type="float">
            <text:p>0.000203125</text:p>
          </table:table-cell>
          <table:table-cell table:style-name="Default" office:value-type="float" office:value="63627195897088.4" calcext:value-type="float">
            <text:p>63627195897088.4</text:p>
          </table:table-cell>
          <table:table-cell table:style-name="ce10" table:formula="of:=([.W50]-[.W49])/1000" office:value-type="float" office:value="2.0005" calcext:value-type="float">
            <text:p>2.0005</text:p>
          </table:table-cell>
          <table:table-cell table:style-name="ce10" table:formula="of:=[.X50]+[.Y49]" office:value-type="float" office:value="96.000296875" calcext:value-type="float">
            <text:p>96.0003</text:p>
          </table:table-cell>
          <table:table-cell table:style-name="ce31" table:formula="of:=[.Y50]-2*([.$B50]-1)" office:value-type="float" office:value="0.000296874999989427" calcext:value-type="float">
            <text:p>0.000296875</text:p>
          </table:table-cell>
          <table:table-cell table:style-name="Default" office:value-type="float" office:value="63627196355644.2" calcext:value-type="float">
            <text:p>63627196355644.2</text:p>
          </table:table-cell>
          <table:table-cell table:style-name="ce10" table:formula="of:=([.AA50]-[.AA49])/1000" office:value-type="float" office:value="1.999" calcext:value-type="float">
            <text:p>1.9990</text:p>
          </table:table-cell>
          <table:table-cell table:style-name="ce10" table:formula="of:=[.AB50]+[.AC49]" office:value-type="float" office:value="96.0003046875" calcext:value-type="float">
            <text:p>96.0003</text:p>
          </table:table-cell>
          <table:table-cell table:style-name="ce33" table:formula="of:=[.AC50]-2*([.$B50]-1)" office:value-type="float" office:value="0.00030468750000523" calcext:value-type="float">
            <text:p>0.0003046875</text:p>
          </table:table-cell>
          <table:table-cell table:style-name="Default" office:value-type="float" office:value="63627196827279.8" calcext:value-type="float">
            <text:p>63627196827279.8</text:p>
          </table:table-cell>
          <table:table-cell table:style-name="ce10" table:formula="of:=([.AE50]-[.AE49])/1000" office:value-type="float" office:value="2.000296875" calcext:value-type="float">
            <text:p>2.0003</text:p>
          </table:table-cell>
          <table:table-cell table:style-name="ce10" table:formula="of:=[.AF50]+[.AG49]" office:value-type="float" office:value="95.9998984375" calcext:value-type="float">
            <text:p>95.9999</text:p>
          </table:table-cell>
          <table:table-cell table:style-name="ce40" table:formula="of:=[.AG50]-2*([.$B50]-1)" office:value-type="float" office:value="-0.000101562499992269" calcext:value-type="float">
            <text:p>-0.0001015625</text:p>
          </table:table-cell>
          <table:table-cell table:style-name="Default" office:value-type="float" office:value="63627197288265.5" calcext:value-type="float">
            <text:p>63627197288265.5</text:p>
          </table:table-cell>
          <table:table-cell table:style-name="ce10" table:formula="of:=([.AI50]-[.AI49])/1000" office:value-type="float" office:value="1.998703125" calcext:value-type="float">
            <text:p>1.9987</text:p>
          </table:table-cell>
          <table:table-cell table:style-name="ce10" table:formula="of:=[.AJ50]+[.AK49]" office:value-type="float" office:value="96.0005" calcext:value-type="float">
            <text:p>96.0005</text:p>
          </table:table-cell>
          <table:table-cell table:style-name="ce48" table:formula="of:=[.AK50]-2*([.$B50]-1)" office:value-type="float" office:value="0.000500000000016598" calcext:value-type="float">
            <text:p>0.0005</text:p>
          </table:table-cell>
          <table:table-cell table:style-name="Default" office:value-type="float" office:value="63627197767329.7" calcext:value-type="float">
            <text:p>63627197767329.7</text:p>
          </table:table-cell>
          <table:table-cell table:style-name="ce10" table:formula="of:=([.AM50]-[.AM49])/1000" office:value-type="float" office:value="2.0015" calcext:value-type="float">
            <text:p>2.0015</text:p>
          </table:table-cell>
          <table:table-cell table:style-name="ce10" table:formula="of:=[.AN50]+[.AO49]" office:value-type="float" office:value="96.0008046875" calcext:value-type="float">
            <text:p>96.0008</text:p>
          </table:table-cell>
          <table:table-cell table:style-name="ce54" table:formula="of:=[.AO50]-2*([.$B50]-1)" office:value-type="float" office:value="0.000804687500021828" calcext:value-type="float">
            <text:p>0.0008046875</text:p>
          </table:table-cell>
          <table:table-cell table:style-name="Default" office:value-type="float" office:value="63627198229307.7" calcext:value-type="float">
            <text:p>63627198229307.7</text:p>
          </table:table-cell>
          <table:table-cell table:style-name="ce10" table:formula="of:=([.AQ50]-[.AQ49])/1000" office:value-type="float" office:value="2.001203125" calcext:value-type="float">
            <text:p>2.0012</text:p>
          </table:table-cell>
          <table:table-cell table:style-name="ce10" table:formula="of:=[.AR50]+[.AS49]" office:value-type="float" office:value="96.0006015625" calcext:value-type="float">
            <text:p>96.0006</text:p>
          </table:table-cell>
          <table:table-cell table:style-name="ce60" table:formula="of:=[.AS50]-2*([.$B50]-1)" office:value-type="float" office:value="0.000601562499980446" calcext:value-type="float">
            <text:p>0.0006015625</text:p>
          </table:table-cell>
          <table:table-cell table:style-name="Default" office:value-type="float" office:value="63627198703049.6" calcext:value-type="float">
            <text:p>63627198703049.6</text:p>
          </table:table-cell>
          <table:table-cell table:style-name="ce10" table:formula="of:=([.AU50]-[.AU49])/1000" office:value-type="float" office:value="1.9996015625" calcext:value-type="float">
            <text:p>1.9996</text:p>
          </table:table-cell>
          <table:table-cell table:style-name="ce10" table:formula="of:=[.AV50]+[.AW49]" office:value-type="float" office:value="95.9996015625" calcext:value-type="float">
            <text:p>95.9996</text:p>
          </table:table-cell>
          <table:table-cell table:style-name="ce61" table:formula="of:=[.AW50]-2*([.$B50]-1)" office:value-type="float" office:value="-0.000398437499981696" calcext:value-type="float">
            <text:p>-0.0003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63627193571576.4" calcext:value-type="float">
            <text:p>63627193571576.4</text:p>
          </table:table-cell>
          <table:table-cell table:formula="of:=([.C51]-[.C50])/1000" office:value-type="float" office:value="2.0012578125" calcext:value-type="float">
            <text:p>2.0013</text:p>
          </table:table-cell>
          <table:table-cell table:formula="of:=[.D51]+[.E50]" office:value-type="float" office:value="98.001953125" calcext:value-type="float">
            <text:p>98.0020</text:p>
          </table:table-cell>
          <table:table-cell table:style-name="ce12" table:formula="of:=[.E51]-2*([.$B51]-1)" office:value-type="float" office:value="0.00195312499995737" calcext:value-type="float">
            <text:p>0.001953125</text:p>
          </table:table-cell>
          <table:table-cell table:style-name="Default" office:value-type="float" office:value="63627194036793.5" calcext:value-type="float">
            <text:p>63627194036793.5</text:p>
          </table:table-cell>
          <table:table-cell table:style-name="ce10" table:formula="of:=([.G51]-[.G50])/1000" office:value-type="float" office:value="2.0006015625" calcext:value-type="float">
            <text:p>2.0006</text:p>
          </table:table-cell>
          <table:table-cell table:style-name="ce10" table:formula="of:=[.H51]+[.I50]" office:value-type="float" office:value="98.0003671875" calcext:value-type="float">
            <text:p>98.0004</text:p>
          </table:table-cell>
          <table:table-cell table:style-name="ce19" table:formula="of:=[.I51]-2*([.$B51]-1)" office:value-type="float" office:value="0.000367187500017963" calcext:value-type="float">
            <text:p>0.0003671875</text:p>
          </table:table-cell>
          <table:table-cell table:style-name="Default" office:value-type="float" office:value="63627194501387.5" calcext:value-type="float">
            <text:p>63627194501387.5</text:p>
          </table:table-cell>
          <table:table-cell table:style-name="ce10" table:formula="of:=([.K51]-[.K50])/1000" office:value-type="float" office:value="1.2536015625" calcext:value-type="float">
            <text:p>1.2536</text:p>
          </table:table-cell>
          <table:table-cell table:style-name="ce10" table:formula="of:=[.L51]+[.M50]" office:value-type="float" office:value="98" calcext:value-type="float">
            <text:p>98.0000</text:p>
          </table:table-cell>
          <table:table-cell table:style-name="ce23" table:formula="of:=[.M51]-2*([.$B51]-1)" office:value-type="float" office:value="0" calcext:value-type="float">
            <text:p>0</text:p>
          </table:table-cell>
          <table:table-cell table:style-name="Default" office:value-type="float" office:value="63627194974217.1" calcext:value-type="float">
            <text:p>63627194974217.1</text:p>
          </table:table-cell>
          <table:table-cell table:style-name="ce10" table:formula="of:=([.O51]-[.O50])/1000" office:value-type="float" office:value="2.0008984375" calcext:value-type="float">
            <text:p>2.0009</text:p>
          </table:table-cell>
          <table:table-cell table:style-name="ce10" table:formula="of:=[.P51]+[.Q50]" office:value-type="float" office:value="98.0003984375" calcext:value-type="float">
            <text:p>98.0004</text:p>
          </table:table-cell>
          <table:table-cell table:style-name="ce25" table:formula="of:=[.Q51]-2*([.$B51]-1)" office:value-type="float" office:value="0.000398437499995907" calcext:value-type="float">
            <text:p>0.0003984375</text:p>
          </table:table-cell>
          <table:table-cell table:style-name="Default" office:value-type="float" office:value="63627195431599.5" calcext:value-type="float">
            <text:p>63627195431599.5</text:p>
          </table:table-cell>
          <table:table-cell table:style-name="ce10" table:formula="of:=([.S51]-[.S50])/1000" office:value-type="float" office:value="2.0005" calcext:value-type="float">
            <text:p>2.0005</text:p>
          </table:table-cell>
          <table:table-cell table:style-name="ce10" table:formula="of:=[.T51]+[.U50]" office:value-type="float" office:value="98.000703125" calcext:value-type="float">
            <text:p>98.0007</text:p>
          </table:table-cell>
          <table:table-cell table:style-name="ce26" table:formula="of:=[.U51]-2*([.$B51]-1)" office:value-type="float" office:value="0.000703125000001137" calcext:value-type="float">
            <text:p>0.000703125</text:p>
          </table:table-cell>
          <table:table-cell table:style-name="Default" office:value-type="float" office:value="63627195899087.5" calcext:value-type="float">
            <text:p>63627195899087.5</text:p>
          </table:table-cell>
          <table:table-cell table:style-name="ce10" table:formula="of:=([.W51]-[.W50])/1000" office:value-type="float" office:value="1.9991015625" calcext:value-type="float">
            <text:p>1.9991</text:p>
          </table:table-cell>
          <table:table-cell table:style-name="ce10" table:formula="of:=[.X51]+[.Y50]" office:value-type="float" office:value="97.9993984375" calcext:value-type="float">
            <text:p>97.9994</text:p>
          </table:table-cell>
          <table:table-cell table:style-name="ce31" table:formula="of:=[.Y51]-2*([.$B51]-1)" office:value-type="float" office:value="-0.000601562500008868" calcext:value-type="float">
            <text:p>-0.0006015625</text:p>
          </table:table-cell>
          <table:table-cell table:style-name="Default" office:value-type="float" office:value="63627196357643.4" calcext:value-type="float">
            <text:p>63627196357643.4</text:p>
          </table:table-cell>
          <table:table-cell table:style-name="ce10" table:formula="of:=([.AA51]-[.AA50])/1000" office:value-type="float" office:value="1.9991953125" calcext:value-type="float">
            <text:p>1.9992</text:p>
          </table:table-cell>
          <table:table-cell table:style-name="ce10" table:formula="of:=[.AB51]+[.AC50]" office:value-type="float" office:value="97.9995" calcext:value-type="float">
            <text:p>97.9995</text:p>
          </table:table-cell>
          <table:table-cell table:style-name="ce33" table:formula="of:=[.AC51]-2*([.$B51]-1)" office:value-type="float" office:value="-0.000499999999988177" calcext:value-type="float">
            <text:p>-0.0005</text:p>
          </table:table-cell>
          <table:table-cell table:style-name="Default" office:value-type="float" office:value="63627196829280.8" calcext:value-type="float">
            <text:p>63627196829280.8</text:p>
          </table:table-cell>
          <table:table-cell table:style-name="ce10" table:formula="of:=([.AE51]-[.AE50])/1000" office:value-type="float" office:value="2.001" calcext:value-type="float">
            <text:p>2.0010</text:p>
          </table:table-cell>
          <table:table-cell table:style-name="ce10" table:formula="of:=[.AF51]+[.AG50]" office:value-type="float" office:value="98.0008984375" calcext:value-type="float">
            <text:p>98.0009</text:p>
          </table:table-cell>
          <table:table-cell table:style-name="ce40" table:formula="of:=[.AG51]-2*([.$B51]-1)" office:value-type="float" office:value="0.000898437500012506" calcext:value-type="float">
            <text:p>0.0008984375</text:p>
          </table:table-cell>
          <table:table-cell table:style-name="Default" office:value-type="float" office:value="63627197290264.5" calcext:value-type="float">
            <text:p>63627197290264.5</text:p>
          </table:table-cell>
          <table:table-cell table:style-name="ce10" table:formula="of:=([.AI51]-[.AI50])/1000" office:value-type="float" office:value="1.999" calcext:value-type="float">
            <text:p>1.9990</text:p>
          </table:table-cell>
          <table:table-cell table:style-name="ce10" table:formula="of:=[.AJ51]+[.AK50]" office:value-type="float" office:value="97.9995" calcext:value-type="float">
            <text:p>97.9995</text:p>
          </table:table-cell>
          <table:table-cell table:style-name="ce48" table:formula="of:=[.AK51]-2*([.$B51]-1)" office:value-type="float" office:value="-0.000499999999988177" calcext:value-type="float">
            <text:p>-0.0005</text:p>
          </table:table-cell>
          <table:table-cell table:style-name="Default" office:value-type="float" office:value="63627197769328.3" calcext:value-type="float">
            <text:p>63627197769328.3</text:p>
          </table:table-cell>
          <table:table-cell table:style-name="ce10" table:formula="of:=([.AM51]-[.AM50])/1000" office:value-type="float" office:value="1.99859375" calcext:value-type="float">
            <text:p>1.9986</text:p>
          </table:table-cell>
          <table:table-cell table:style-name="ce10" table:formula="of:=[.AN51]+[.AO50]" office:value-type="float" office:value="97.9993984375" calcext:value-type="float">
            <text:p>97.9994</text:p>
          </table:table-cell>
          <table:table-cell table:style-name="ce54" table:formula="of:=[.AO51]-2*([.$B51]-1)" office:value-type="float" office:value="-0.000601562499980446" calcext:value-type="float">
            <text:p>-0.0006015625</text:p>
          </table:table-cell>
          <table:table-cell table:style-name="Default" office:value-type="float" office:value="63627198231307.4" calcext:value-type="float">
            <text:p>63627198231307.4</text:p>
          </table:table-cell>
          <table:table-cell table:style-name="ce10" table:formula="of:=([.AQ51]-[.AQ50])/1000" office:value-type="float" office:value="1.9996953125" calcext:value-type="float">
            <text:p>1.9997</text:p>
          </table:table-cell>
          <table:table-cell table:style-name="ce10" table:formula="of:=[.AR51]+[.AS50]" office:value-type="float" office:value="98.000296875" calcext:value-type="float">
            <text:p>98.0003</text:p>
          </table:table-cell>
          <table:table-cell table:style-name="ce60" table:formula="of:=[.AS51]-2*([.$B51]-1)" office:value-type="float" office:value="0.000296874999975216" calcext:value-type="float">
            <text:p>0.000296875</text:p>
          </table:table-cell>
          <table:table-cell table:style-name="Default" office:value-type="float" office:value="63627198705050.6" calcext:value-type="float">
            <text:p>63627198705050.6</text:p>
          </table:table-cell>
          <table:table-cell table:style-name="ce10" table:formula="of:=([.AU51]-[.AU50])/1000" office:value-type="float" office:value="2.001" calcext:value-type="float">
            <text:p>2.0010</text:p>
          </table:table-cell>
          <table:table-cell table:style-name="ce10" table:formula="of:=[.AV51]+[.AW50]" office:value-type="float" office:value="98.0006015625" calcext:value-type="float">
            <text:p>98.0006</text:p>
          </table:table-cell>
          <table:table-cell table:style-name="ce61" table:formula="of:=[.AW51]-2*([.$B51]-1)" office:value-type="float" office:value="0.000601562500023078" calcext:value-type="float">
            <text:p>0.000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7" office:value-type="float" office:value="51" calcext:value-type="float">
            <text:p>51</text:p>
          </table:table-cell>
          <table:table-cell office:value-type="float" office:value="63627193573576.6" calcext:value-type="float">
            <text:p>63627193573576.6</text:p>
          </table:table-cell>
          <table:table-cell table:formula="of:=([.C52]-[.C51])/1000" office:value-type="float" office:value="2.0002421875" calcext:value-type="float">
            <text:p>2.0002</text:p>
          </table:table-cell>
          <table:table-cell table:formula="of:=[.D52]+[.E51]" office:value-type="float" office:value="100.0021953125" calcext:value-type="float">
            <text:p>100.0022</text:p>
          </table:table-cell>
          <table:table-cell table:style-name="ce12" table:formula="of:=[.E52]-2*([.$B52]-1)" office:value-type="float" office:value="0.00219531249996407" calcext:value-type="float">
            <text:p>0.0021953125</text:p>
          </table:table-cell>
          <table:table-cell table:style-name="Default" office:value-type="float" office:value="63627194038900.5" calcext:value-type="float">
            <text:p>63627194038900.5</text:p>
          </table:table-cell>
          <table:table-cell table:style-name="ce10" table:formula="of:=([.G52]-[.G51])/1000" office:value-type="float" office:value="2.107" calcext:value-type="float">
            <text:p>2.1070</text:p>
          </table:table-cell>
          <table:table-cell table:style-name="ce10" table:formula="of:=[.H52]+[.I51]" office:value-type="float" office:value="100.1073671875" calcext:value-type="float">
            <text:p>100.1074</text:p>
          </table:table-cell>
          <table:table-cell table:style-name="ce19" table:formula="of:=[.I52]-2*([.$B52]-1)" office:value-type="float" office:value="0.107367187500017" calcext:value-type="float">
            <text:p>0.1073671875</text:p>
          </table:table-cell>
          <table:table-cell table:style-name="Default" office:value-type="float" office:value="63627194503389.4" calcext:value-type="float">
            <text:p>63627194503389.4</text:p>
          </table:table-cell>
          <table:table-cell table:style-name="ce10" table:formula="of:=([.K52]-[.K51])/1000" office:value-type="float" office:value="2.0018984375" calcext:value-type="float">
            <text:p>2.0019</text:p>
          </table:table-cell>
          <table:table-cell table:style-name="ce10" table:formula="of:=[.L52]+[.M51]" office:value-type="float" office:value="100.0018984375" calcext:value-type="float">
            <text:p>100.0019</text:p>
          </table:table-cell>
          <table:table-cell table:style-name="ce23" table:formula="of:=[.M52]-2*([.$B52]-1)" office:value-type="float" office:value="0.00189843749998886" calcext:value-type="float">
            <text:p>0.0018984375</text:p>
          </table:table-cell>
          <table:table-cell table:style-name="Default" office:value-type="float" office:value="63627194976216" calcext:value-type="float">
            <text:p>63627194976216</text:p>
          </table:table-cell>
          <table:table-cell table:style-name="ce10" table:formula="of:=([.O52]-[.O51])/1000" office:value-type="float" office:value="1.9988984375" calcext:value-type="float">
            <text:p>1.9989</text:p>
          </table:table-cell>
          <table:table-cell table:style-name="ce10" table:formula="of:=[.P52]+[.Q51]" office:value-type="float" office:value="99.999296875" calcext:value-type="float">
            <text:p>99.9993</text:p>
          </table:table-cell>
          <table:table-cell table:style-name="ce25" table:formula="of:=[.Q52]-2*([.$B52]-1)" office:value-type="float" office:value="-0.000703125000001137" calcext:value-type="float">
            <text:p>-0.000703125</text:p>
          </table:table-cell>
          <table:table-cell table:style-name="Default" office:value-type="float" office:value="63627195433599" calcext:value-type="float">
            <text:p>63627195433599</text:p>
          </table:table-cell>
          <table:table-cell table:style-name="ce10" table:formula="of:=([.S52]-[.S51])/1000" office:value-type="float" office:value="1.9995" calcext:value-type="float">
            <text:p>1.9995</text:p>
          </table:table-cell>
          <table:table-cell table:style-name="ce10" table:formula="of:=[.T52]+[.U51]" office:value-type="float" office:value="100.000203125" calcext:value-type="float">
            <text:p>100.0002</text:p>
          </table:table-cell>
          <table:table-cell table:style-name="ce26" table:formula="of:=[.U52]-2*([.$B52]-1)" office:value-type="float" office:value="0.000203124999998749" calcext:value-type="float">
            <text:p>0.000203125</text:p>
          </table:table-cell>
          <table:table-cell table:style-name="Default" office:value-type="float" office:value="63627195901087.4" calcext:value-type="float">
            <text:p>63627195901087.4</text:p>
          </table:table-cell>
          <table:table-cell table:style-name="ce10" table:formula="of:=([.W52]-[.W51])/1000" office:value-type="float" office:value="1.9998984375" calcext:value-type="float">
            <text:p>1.9999</text:p>
          </table:table-cell>
          <table:table-cell table:style-name="ce10" table:formula="of:=[.X52]+[.Y51]" office:value-type="float" office:value="99.999296875" calcext:value-type="float">
            <text:p>99.9993</text:p>
          </table:table-cell>
          <table:table-cell table:style-name="ce31" table:formula="of:=[.Y52]-2*([.$B52]-1)" office:value-type="float" office:value="-0.000703125000015348" calcext:value-type="float">
            <text:p>-0.000703125</text:p>
          </table:table-cell>
          <table:table-cell table:style-name="Default" office:value-type="float" office:value="63627196359644.7" calcext:value-type="float">
            <text:p>63627196359644.7</text:p>
          </table:table-cell>
          <table:table-cell table:style-name="ce10" table:formula="of:=([.AA52]-[.AA51])/1000" office:value-type="float" office:value="2.0013046875" calcext:value-type="float">
            <text:p>2.0013</text:p>
          </table:table-cell>
          <table:table-cell table:style-name="ce10" table:formula="of:=[.AB52]+[.AC51]" office:value-type="float" office:value="100.0008046875" calcext:value-type="float">
            <text:p>100.0008</text:p>
          </table:table-cell>
          <table:table-cell table:style-name="ce33" table:formula="of:=[.AC52]-2*([.$B52]-1)" office:value-type="float" office:value="0.000804687500007617" calcext:value-type="float">
            <text:p>0.0008046875</text:p>
          </table:table-cell>
          <table:table-cell table:style-name="Default" office:value-type="float" office:value="63627196831280.6" calcext:value-type="float">
            <text:p>63627196831280.6</text:p>
          </table:table-cell>
          <table:table-cell table:style-name="ce10" table:formula="of:=([.AE52]-[.AE51])/1000" office:value-type="float" office:value="1.9998046875" calcext:value-type="float">
            <text:p>1.9998</text:p>
          </table:table-cell>
          <table:table-cell table:style-name="ce10" table:formula="of:=[.AF52]+[.AG51]" office:value-type="float" office:value="100.000703125" calcext:value-type="float">
            <text:p>100.0007</text:p>
          </table:table-cell>
          <table:table-cell table:style-name="ce40" table:formula="of:=[.AG52]-2*([.$B52]-1)" office:value-type="float" office:value="0.000703125000015348" calcext:value-type="float">
            <text:p>0.000703125</text:p>
          </table:table-cell>
          <table:table-cell table:style-name="Default" office:value-type="float" office:value="63627197292266.6" calcext:value-type="float">
            <text:p>63627197292266.6</text:p>
          </table:table-cell>
          <table:table-cell table:style-name="ce10" table:formula="of:=([.AI52]-[.AI51])/1000" office:value-type="float" office:value="2.0021015625" calcext:value-type="float">
            <text:p>2.0021</text:p>
          </table:table-cell>
          <table:table-cell table:style-name="ce10" table:formula="of:=[.AJ52]+[.AK51]" office:value-type="float" office:value="100.0016015625" calcext:value-type="float">
            <text:p>100.0016</text:p>
          </table:table-cell>
          <table:table-cell table:style-name="ce48" table:formula="of:=[.AK52]-2*([.$B52]-1)" office:value-type="float" office:value="0.00160156250001364" calcext:value-type="float">
            <text:p>0.0016015625</text:p>
          </table:table-cell>
          <table:table-cell table:style-name="Default" office:value-type="float" office:value="63627197771500.3" calcext:value-type="float">
            <text:p>63627197771500.3</text:p>
          </table:table-cell>
          <table:table-cell table:style-name="ce10" table:formula="of:=([.AM52]-[.AM51])/1000" office:value-type="float" office:value="2.172" calcext:value-type="float">
            <text:p>2.1720</text:p>
          </table:table-cell>
          <table:table-cell table:style-name="ce10" table:formula="of:=[.AN52]+[.AO51]" office:value-type="float" office:value="100.1713984375" calcext:value-type="float">
            <text:p>100.1714</text:p>
          </table:table-cell>
          <table:table-cell table:style-name="ce54" table:formula="of:=[.AO52]-2*([.$B52]-1)" office:value-type="float" office:value="0.171398437500017" calcext:value-type="float">
            <text:p>0.1713984375</text:p>
          </table:table-cell>
          <table:table-cell table:style-name="Default" office:value-type="float" office:value="63627198233308.4" calcext:value-type="float">
            <text:p>63627198233308.4</text:p>
          </table:table-cell>
          <table:table-cell table:style-name="ce10" table:formula="of:=([.AQ52]-[.AQ51])/1000" office:value-type="float" office:value="2.001" calcext:value-type="float">
            <text:p>2.0010</text:p>
          </table:table-cell>
          <table:table-cell table:style-name="ce10" table:formula="of:=[.AR52]+[.AS51]" office:value-type="float" office:value="100.001296875" calcext:value-type="float">
            <text:p>100.0013</text:p>
          </table:table-cell>
          <table:table-cell table:style-name="ce60" table:formula="of:=[.AS52]-2*([.$B52]-1)" office:value-type="float" office:value="0.00129687499997999" calcext:value-type="float">
            <text:p>0.001296875</text:p>
          </table:table-cell>
          <table:table-cell table:style-name="Default" office:value-type="float" office:value="63627198707049.3" calcext:value-type="float">
            <text:p>63627198707049.3</text:p>
          </table:table-cell>
          <table:table-cell table:style-name="ce10" table:formula="of:=([.AU52]-[.AU51])/1000" office:value-type="float" office:value="1.9986953125" calcext:value-type="float">
            <text:p>1.9987</text:p>
          </table:table-cell>
          <table:table-cell table:style-name="ce10" table:formula="of:=[.AV52]+[.AW51]" office:value-type="float" office:value="99.999296875" calcext:value-type="float">
            <text:p>99.9993</text:p>
          </table:table-cell>
          <table:table-cell table:style-name="ce61" table:formula="of:=[.AW52]-2*([.$B52]-1)" office:value-type="float" office:value="-0.000703124999972715" calcext:value-type="float">
            <text:p>-0.000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7" office:value-type="float" office:value="52" calcext:value-type="float">
            <text:p>52</text:p>
          </table:table-cell>
          <table:table-cell office:value-type="float" office:value="63627193575574" calcext:value-type="float">
            <text:p>63627193575574</text:p>
          </table:table-cell>
          <table:table-cell table:formula="of:=([.C53]-[.C52])/1000" office:value-type="float" office:value="1.9973828125" calcext:value-type="float">
            <text:p>1.9974</text:p>
          </table:table-cell>
          <table:table-cell table:formula="of:=[.D53]+[.E52]" office:value-type="float" office:value="101.999578125" calcext:value-type="float">
            <text:p>101.9996</text:p>
          </table:table-cell>
          <table:table-cell table:style-name="ce12" table:formula="of:=[.E53]-2*([.$B53]-1)" office:value-type="float" office:value="-0.000421875000029104" calcext:value-type="float">
            <text:p>-0.000421875</text:p>
          </table:table-cell>
          <table:table-cell table:style-name="Default" office:value-type="float" office:value="63627194040791.4" calcext:value-type="float">
            <text:p>63627194040791.4</text:p>
          </table:table-cell>
          <table:table-cell table:style-name="ce10" table:formula="of:=([.G53]-[.G52])/1000" office:value-type="float" office:value="1.8908984375" calcext:value-type="float">
            <text:p>1.8909</text:p>
          </table:table-cell>
          <table:table-cell table:style-name="ce10" table:formula="of:=[.H53]+[.I52]" office:value-type="float" office:value="101.998265625" calcext:value-type="float">
            <text:p>101.9983</text:p>
          </table:table-cell>
          <table:table-cell table:style-name="ce19" table:formula="of:=[.I53]-2*([.$B53]-1)" office:value-type="float" office:value="-0.00173437499998386" calcext:value-type="float">
            <text:p>-0.001734375</text:p>
          </table:table-cell>
          <table:table-cell table:style-name="Default" office:value-type="float" office:value="63627194505388.6" calcext:value-type="float">
            <text:p>63627194505388.6</text:p>
          </table:table-cell>
          <table:table-cell table:style-name="ce10" table:formula="of:=([.K53]-[.K52])/1000" office:value-type="float" office:value="1.999203125" calcext:value-type="float">
            <text:p>1.9992</text:p>
          </table:table-cell>
          <table:table-cell table:style-name="ce10" table:formula="of:=[.L53]+[.M52]" office:value-type="float" office:value="102.0011015625" calcext:value-type="float">
            <text:p>102.0011</text:p>
          </table:table-cell>
          <table:table-cell table:style-name="ce23" table:formula="of:=[.M53]-2*([.$B53]-1)" office:value-type="float" office:value="0.00110156249998283" calcext:value-type="float">
            <text:p>0.0011015625</text:p>
          </table:table-cell>
          <table:table-cell table:style-name="Default" office:value-type="float" office:value="63627194978215.4" calcext:value-type="float">
            <text:p>63627194978215.4</text:p>
          </table:table-cell>
          <table:table-cell table:style-name="ce10" table:formula="of:=([.O53]-[.O52])/1000" office:value-type="float" office:value="1.9993984375" calcext:value-type="float">
            <text:p>1.9994</text:p>
          </table:table-cell>
          <table:table-cell table:style-name="ce10" table:formula="of:=[.P53]+[.Q52]" office:value-type="float" office:value="101.9986953125" calcext:value-type="float">
            <text:p>101.9987</text:p>
          </table:table-cell>
          <table:table-cell table:style-name="ce25" table:formula="of:=[.Q53]-2*([.$B53]-1)" office:value-type="float" office:value="-0.00130468749999579" calcext:value-type="float">
            <text:p>-0.0013046875</text:p>
          </table:table-cell>
          <table:table-cell table:style-name="Default" office:value-type="float" office:value="63627195435597.9" calcext:value-type="float">
            <text:p>63627195435597.9</text:p>
          </table:table-cell>
          <table:table-cell table:style-name="ce10" table:formula="of:=([.S53]-[.S52])/1000" office:value-type="float" office:value="1.9988984375" calcext:value-type="float">
            <text:p>1.9989</text:p>
          </table:table-cell>
          <table:table-cell table:style-name="ce10" table:formula="of:=[.T53]+[.U52]" office:value-type="float" office:value="101.9991015625" calcext:value-type="float">
            <text:p>101.9991</text:p>
          </table:table-cell>
          <table:table-cell table:style-name="ce26" table:formula="of:=[.U53]-2*([.$B53]-1)" office:value-type="float" office:value="-0.000898437499998295" calcext:value-type="float">
            <text:p>-0.0008984375</text:p>
          </table:table-cell>
          <table:table-cell table:style-name="Default" office:value-type="float" office:value="63627195903088.8" calcext:value-type="float">
            <text:p>63627195903088.8</text:p>
          </table:table-cell>
          <table:table-cell table:style-name="ce10" table:formula="of:=([.W53]-[.W52])/1000" office:value-type="float" office:value="2.0013984375" calcext:value-type="float">
            <text:p>2.0014</text:p>
          </table:table-cell>
          <table:table-cell table:style-name="ce10" table:formula="of:=[.X53]+[.Y52]" office:value-type="float" office:value="102.0006953125" calcext:value-type="float">
            <text:p>102.0007</text:p>
          </table:table-cell>
          <table:table-cell table:style-name="ce31" table:formula="of:=[.Y53]-2*([.$B53]-1)" office:value-type="float" office:value="0.000695312499985334" calcext:value-type="float">
            <text:p>0.0006953125</text:p>
          </table:table-cell>
          <table:table-cell table:style-name="Default" office:value-type="float" office:value="63627196361644" calcext:value-type="float">
            <text:p>63627196361644</text:p>
          </table:table-cell>
          <table:table-cell table:style-name="ce10" table:formula="of:=([.AA53]-[.AA52])/1000" office:value-type="float" office:value="1.999296875" calcext:value-type="float">
            <text:p>1.9993</text:p>
          </table:table-cell>
          <table:table-cell table:style-name="ce10" table:formula="of:=[.AB53]+[.AC52]" office:value-type="float" office:value="102.0001015625" calcext:value-type="float">
            <text:p>102.0001</text:p>
          </table:table-cell>
          <table:table-cell table:style-name="ce33" table:formula="of:=[.AC53]-2*([.$B53]-1)" office:value-type="float" office:value="0.00010156250000648" calcext:value-type="float">
            <text:p>0.0001015625</text:p>
          </table:table-cell>
          <table:table-cell table:style-name="Default" office:value-type="float" office:value="63627196833280.5" calcext:value-type="float">
            <text:p>63627196833280.5</text:p>
          </table:table-cell>
          <table:table-cell table:style-name="ce10" table:formula="of:=([.AE53]-[.AE52])/1000" office:value-type="float" office:value="1.9998984375" calcext:value-type="float">
            <text:p>1.9999</text:p>
          </table:table-cell>
          <table:table-cell table:style-name="ce10" table:formula="of:=[.AF53]+[.AG52]" office:value-type="float" office:value="102.0006015625" calcext:value-type="float">
            <text:p>102.0006</text:p>
          </table:table-cell>
          <table:table-cell table:style-name="ce40" table:formula="of:=[.AG53]-2*([.$B53]-1)" office:value-type="float" office:value="0.000601562500008868" calcext:value-type="float">
            <text:p>0.0006015625</text:p>
          </table:table-cell>
          <table:table-cell table:style-name="Default" office:value-type="float" office:value="63627197294265.2" calcext:value-type="float">
            <text:p>63627197294265.2</text:p>
          </table:table-cell>
          <table:table-cell table:style-name="ce10" table:formula="of:=([.AI53]-[.AI52])/1000" office:value-type="float" office:value="1.9986015625" calcext:value-type="float">
            <text:p>1.9986</text:p>
          </table:table-cell>
          <table:table-cell table:style-name="ce10" table:formula="of:=[.AJ53]+[.AK52]" office:value-type="float" office:value="102.000203125" calcext:value-type="float">
            <text:p>102.0002</text:p>
          </table:table-cell>
          <table:table-cell table:style-name="ce48" table:formula="of:=[.AK53]-2*([.$B53]-1)" office:value-type="float" office:value="0.00020312500001296" calcext:value-type="float">
            <text:p>0.000203125</text:p>
          </table:table-cell>
          <table:table-cell table:style-name="Default" office:value-type="float" office:value="63627197773328.2" calcext:value-type="float">
            <text:p>63627197773328.2</text:p>
          </table:table-cell>
          <table:table-cell table:style-name="ce10" table:formula="of:=([.AM53]-[.AM52])/1000" office:value-type="float" office:value="1.82790625" calcext:value-type="float">
            <text:p>1.8279</text:p>
          </table:table-cell>
          <table:table-cell table:style-name="ce10" table:formula="of:=[.AN53]+[.AO52]" office:value-type="float" office:value="101.9993046875" calcext:value-type="float">
            <text:p>101.9993</text:p>
          </table:table-cell>
          <table:table-cell table:style-name="ce54" table:formula="of:=[.AO53]-2*([.$B53]-1)" office:value-type="float" office:value="-0.000695312499985334" calcext:value-type="float">
            <text:p>-0.0006953125</text:p>
          </table:table-cell>
          <table:table-cell table:style-name="Default" office:value-type="float" office:value="63627198235308" calcext:value-type="float">
            <text:p>63627198235308</text:p>
          </table:table-cell>
          <table:table-cell table:style-name="ce10" table:formula="of:=([.AQ53]-[.AQ52])/1000" office:value-type="float" office:value="1.9996015625" calcext:value-type="float">
            <text:p>1.9996</text:p>
          </table:table-cell>
          <table:table-cell table:style-name="ce10" table:formula="of:=[.AR53]+[.AS52]" office:value-type="float" office:value="102.0008984375" calcext:value-type="float">
            <text:p>102.0009</text:p>
          </table:table-cell>
          <table:table-cell table:style-name="ce60" table:formula="of:=[.AS53]-2*([.$B53]-1)" office:value-type="float" office:value="0.000898437499984084" calcext:value-type="float">
            <text:p>0.0008984375</text:p>
          </table:table-cell>
          <table:table-cell table:style-name="Default" office:value-type="float" office:value="63627198709049.1" calcext:value-type="float">
            <text:p>63627198709049.1</text:p>
          </table:table-cell>
          <table:table-cell table:style-name="ce10" table:formula="of:=([.AU53]-[.AU52])/1000" office:value-type="float" office:value="1.9998046875" calcext:value-type="float">
            <text:p>1.9998</text:p>
          </table:table-cell>
          <table:table-cell table:style-name="ce10" table:formula="of:=[.AV53]+[.AW52]" office:value-type="float" office:value="101.9991015625" calcext:value-type="float">
            <text:p>101.9991</text:p>
          </table:table-cell>
          <table:table-cell table:style-name="ce61" table:formula="of:=[.AW53]-2*([.$B53]-1)" office:value-type="float" office:value="-0.000898437499969873" calcext:value-type="float">
            <text:p>-0.0008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53" calcext:value-type="float">
            <text:p>53</text:p>
          </table:table-cell>
          <table:table-cell office:value-type="float" office:value="63627193577577.2" calcext:value-type="float">
            <text:p>63627193577577.2</text:p>
          </table:table-cell>
          <table:table-cell table:formula="of:=([.C54]-[.C53])/1000" office:value-type="float" office:value="2.00315625" calcext:value-type="float">
            <text:p>2.0032</text:p>
          </table:table-cell>
          <table:table-cell table:formula="of:=[.D54]+[.E53]" office:value-type="float" office:value="104.002734375" calcext:value-type="float">
            <text:p>104.0027</text:p>
          </table:table-cell>
          <table:table-cell table:style-name="ce12" table:formula="of:=[.E54]-2*([.$B54]-1)" office:value-type="float" office:value="0.00273437499997442" calcext:value-type="float">
            <text:p>0.002734375</text:p>
          </table:table-cell>
          <table:table-cell table:style-name="Default" office:value-type="float" office:value="63627194042792.6" calcext:value-type="float">
            <text:p>63627194042792.6</text:p>
          </table:table-cell>
          <table:table-cell table:style-name="ce10" table:formula="of:=([.G54]-[.G53])/1000" office:value-type="float" office:value="2.001203125" calcext:value-type="float">
            <text:p>2.0012</text:p>
          </table:table-cell>
          <table:table-cell table:style-name="ce10" table:formula="of:=[.H54]+[.I53]" office:value-type="float" office:value="103.99946875" calcext:value-type="float">
            <text:p>103.9995</text:p>
          </table:table-cell>
          <table:table-cell table:style-name="ce20" table:formula="of:=[.I54]-2*([.$B54]-1)" office:value-type="float" office:value="-0.000531249999980332" calcext:value-type="float">
            <text:p>-0.00053125</text:p>
          </table:table-cell>
          <table:table-cell table:style-name="Default" office:value-type="float" office:value="63627194507386.7" calcext:value-type="float">
            <text:p>63627194507386.7</text:p>
          </table:table-cell>
          <table:table-cell table:style-name="ce10" table:formula="of:=([.K54]-[.K53])/1000" office:value-type="float" office:value="1.9981015625" calcext:value-type="float">
            <text:p>1.9981</text:p>
          </table:table-cell>
          <table:table-cell table:style-name="ce10" table:formula="of:=[.L54]+[.M53]" office:value-type="float" office:value="103.999203125" calcext:value-type="float">
            <text:p>103.9992</text:p>
          </table:table-cell>
          <table:table-cell table:style-name="ce23" table:formula="of:=[.M54]-2*([.$B54]-1)" office:value-type="float" office:value="-0.000796875000020236" calcext:value-type="float">
            <text:p>-0.000796875</text:p>
          </table:table-cell>
          <table:table-cell table:style-name="Default" office:value-type="float" office:value="63627194980217.9" calcext:value-type="float">
            <text:p>63627194980217.9</text:p>
          </table:table-cell>
          <table:table-cell table:style-name="ce10" table:formula="of:=([.O54]-[.O53])/1000" office:value-type="float" office:value="2.0025" calcext:value-type="float">
            <text:p>2.0025</text:p>
          </table:table-cell>
          <table:table-cell table:style-name="ce10" table:formula="of:=[.P54]+[.Q53]" office:value-type="float" office:value="104.0011953125" calcext:value-type="float">
            <text:p>104.0012</text:p>
          </table:table-cell>
          <table:table-cell table:style-name="ce25" table:formula="of:=[.Q54]-2*([.$B54]-1)" office:value-type="float" office:value="0.00119531250000193" calcext:value-type="float">
            <text:p>0.0011953125</text:p>
          </table:table-cell>
          <table:table-cell table:style-name="Default" office:value-type="float" office:value="63627195437600.1" calcext:value-type="float">
            <text:p>63627195437600.1</text:p>
          </table:table-cell>
          <table:table-cell table:style-name="ce10" table:formula="of:=([.S54]-[.S53])/1000" office:value-type="float" office:value="2.002203125" calcext:value-type="float">
            <text:p>2.0022</text:p>
          </table:table-cell>
          <table:table-cell table:style-name="ce10" table:formula="of:=[.T54]+[.U53]" office:value-type="float" office:value="104.0013046875" calcext:value-type="float">
            <text:p>104.0013</text:p>
          </table:table-cell>
          <table:table-cell table:style-name="ce26" table:formula="of:=[.U54]-2*([.$B54]-1)" office:value-type="float" office:value="0.00130468749999579" calcext:value-type="float">
            <text:p>0.0013046875</text:p>
          </table:table-cell>
          <table:table-cell table:style-name="Default" office:value-type="float" office:value="63627195905087.4" calcext:value-type="float">
            <text:p>63627195905087.4</text:p>
          </table:table-cell>
          <table:table-cell table:style-name="ce10" table:formula="of:=([.W54]-[.W53])/1000" office:value-type="float" office:value="1.9986015625" calcext:value-type="float">
            <text:p>1.9986</text:p>
          </table:table-cell>
          <table:table-cell table:style-name="ce10" table:formula="of:=[.X54]+[.Y53]" office:value-type="float" office:value="103.999296875" calcext:value-type="float">
            <text:p>103.9993</text:p>
          </table:table-cell>
          <table:table-cell table:style-name="ce32" table:formula="of:=[.Y54]-2*([.$B54]-1)" office:value-type="float" office:value="-0.000703125000015348" calcext:value-type="float">
            <text:p>-0.000703125</text:p>
          </table:table-cell>
          <table:table-cell table:style-name="Default" office:value-type="float" office:value="63627196363646" calcext:value-type="float">
            <text:p>63627196363646</text:p>
          </table:table-cell>
          <table:table-cell table:style-name="ce10" table:formula="of:=([.AA54]-[.AA53])/1000" office:value-type="float" office:value="2.002" calcext:value-type="float">
            <text:p>2.0020</text:p>
          </table:table-cell>
          <table:table-cell table:style-name="ce10" table:formula="of:=[.AB54]+[.AC53]" office:value-type="float" office:value="104.0021015625" calcext:value-type="float">
            <text:p>104.0021</text:p>
          </table:table-cell>
          <table:table-cell table:style-name="ce33" table:formula="of:=[.AC54]-2*([.$B54]-1)" office:value-type="float" office:value="0.00210156250000182" calcext:value-type="float">
            <text:p>0.0021015625</text:p>
          </table:table-cell>
          <table:table-cell table:style-name="Default" office:value-type="float" office:value="63627196835281.4" calcext:value-type="float">
            <text:p>63627196835281.4</text:p>
          </table:table-cell>
          <table:table-cell table:style-name="ce10" table:formula="of:=([.AE54]-[.AE53])/1000" office:value-type="float" office:value="2.0008984375" calcext:value-type="float">
            <text:p>2.0009</text:p>
          </table:table-cell>
          <table:table-cell table:style-name="ce10" table:formula="of:=[.AF54]+[.AG53]" office:value-type="float" office:value="104.0015" calcext:value-type="float">
            <text:p>104.0015</text:p>
          </table:table-cell>
          <table:table-cell table:style-name="ce40" table:formula="of:=[.AG54]-2*([.$B54]-1)" office:value-type="float" office:value="0.00150000000000716" calcext:value-type="float">
            <text:p>0.0015</text:p>
          </table:table-cell>
          <table:table-cell table:style-name="Default" office:value-type="float" office:value="63627197296264.9" calcext:value-type="float">
            <text:p>63627197296264.9</text:p>
          </table:table-cell>
          <table:table-cell table:style-name="ce10" table:formula="of:=([.AI54]-[.AI53])/1000" office:value-type="float" office:value="1.9996953125" calcext:value-type="float">
            <text:p>1.9997</text:p>
          </table:table-cell>
          <table:table-cell table:style-name="ce10" table:formula="of:=[.AJ54]+[.AK53]" office:value-type="float" office:value="103.9998984375" calcext:value-type="float">
            <text:p>103.9999</text:p>
          </table:table-cell>
          <table:table-cell table:style-name="ce48" table:formula="of:=[.AK54]-2*([.$B54]-1)" office:value-type="float" office:value="-0.000101562499992269" calcext:value-type="float">
            <text:p>-0.0001015625</text:p>
          </table:table-cell>
          <table:table-cell table:style-name="Default" office:value-type="float" office:value="63627197775330.6" calcext:value-type="float">
            <text:p>63627197775330.6</text:p>
          </table:table-cell>
          <table:table-cell table:style-name="ce10" table:formula="of:=([.AM54]-[.AM53])/1000" office:value-type="float" office:value="2.0023984375" calcext:value-type="float">
            <text:p>2.0024</text:p>
          </table:table-cell>
          <table:table-cell table:style-name="ce10" table:formula="of:=[.AN54]+[.AO53]" office:value-type="float" office:value="104.001703125" calcext:value-type="float">
            <text:p>104.0017</text:p>
          </table:table-cell>
          <table:table-cell table:style-name="ce54" table:formula="of:=[.AO54]-2*([.$B54]-1)" office:value-type="float" office:value="0.00170312500002012" calcext:value-type="float">
            <text:p>0.001703125</text:p>
          </table:table-cell>
          <table:table-cell table:style-name="Default" office:value-type="float" office:value="63627198237308.2" calcext:value-type="float">
            <text:p>63627198237308.2</text:p>
          </table:table-cell>
          <table:table-cell table:style-name="ce10" table:formula="of:=([.AQ54]-[.AQ53])/1000" office:value-type="float" office:value="2.000203125" calcext:value-type="float">
            <text:p>2.0002</text:p>
          </table:table-cell>
          <table:table-cell table:style-name="ce10" table:formula="of:=[.AR54]+[.AS53]" office:value-type="float" office:value="104.0011015625" calcext:value-type="float">
            <text:p>104.0011</text:p>
          </table:table-cell>
          <table:table-cell table:style-name="ce60" table:formula="of:=[.AS54]-2*([.$B54]-1)" office:value-type="float" office:value="0.00110156249998283" calcext:value-type="float">
            <text:p>0.0011015625</text:p>
          </table:table-cell>
          <table:table-cell table:style-name="Default" office:value-type="float" office:value="63627198711050" calcext:value-type="float">
            <text:p>63627198711050</text:p>
          </table:table-cell>
          <table:table-cell table:style-name="ce10" table:formula="of:=([.AU54]-[.AU53])/1000" office:value-type="float" office:value="2.0008984375" calcext:value-type="float">
            <text:p>2.0009</text:p>
          </table:table-cell>
          <table:table-cell table:style-name="ce10" table:formula="of:=[.AV54]+[.AW53]" office:value-type="float" office:value="104" calcext:value-type="float">
            <text:p>104.0000</text:p>
          </table:table-cell>
          <table:table-cell table:style-name="ce61" table:formula="of:=[.AW54]-2*([.$B54]-1)"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54" calcext:value-type="float">
            <text:p>54</text:p>
          </table:table-cell>
          <table:table-cell table:formula="of:=[.C56]" office:value-type="float" office:value="63627193581656.9" calcext:value-type="float">
            <text:p>63627193581656.9</text:p>
          </table:table-cell>
          <table:table-cell table:formula="of:=([.C55]-[.C54])/1000" office:value-type="float" office:value="4.0797109375" calcext:value-type="float">
            <text:p>4.0797</text:p>
          </table:table-cell>
          <table:table-cell table:formula="of:=[.D55]+[.E54]" office:value-type="float" office:value="108.0824453125" calcext:value-type="float">
            <text:p>108.0824</text:p>
          </table:table-cell>
          <table:table-cell table:style-name="ce12" table:formula="of:=[.E55]-2*([.$B55]-1)" office:value-type="float" office:value="2.08244531249997" calcext:value-type="float">
            <text:p>2.0824453125</text:p>
          </table:table-cell>
          <table:table-cell table:style-name="Default" office:value-type="float" office:value="63627194045026.9" calcext:value-type="float">
            <text:p>63627194045026.9</text:p>
          </table:table-cell>
          <table:table-cell table:style-name="ce10" table:formula="of:=([.G55]-[.G54])/1000" office:value-type="float" office:value="2.234296875" calcext:value-type="float">
            <text:p>2.2343</text:p>
          </table:table-cell>
          <table:table-cell table:style-name="ce10" table:formula="of:=[.H55]+[.I54]" office:value-type="float" office:value="106.233765625" calcext:value-type="float">
            <text:p>106.2338</text:p>
          </table:table-cell>
          <table:table-cell table:style-name="ce17" table:formula="of:=[.I55]-2*([.$B55]-1)" office:value-type="float" office:value="0.233765625000018" calcext:value-type="float">
            <text:p>0.233765625</text:p>
          </table:table-cell>
          <table:table-cell table:style-name="Default" office:value-type="float" office:value="63627194509386.9" calcext:value-type="float">
            <text:p>63627194509386.9</text:p>
          </table:table-cell>
          <table:table-cell table:style-name="ce10" table:formula="of:=([.K55]-[.K54])/1000" office:value-type="float" office:value="2.0001953125" calcext:value-type="float">
            <text:p>2.0002</text:p>
          </table:table-cell>
          <table:table-cell table:style-name="ce10" table:formula="of:=[.L55]+[.M54]" office:value-type="float" office:value="105.9993984375" calcext:value-type="float">
            <text:p>105.9994</text:p>
          </table:table-cell>
          <table:table-cell table:style-name="ce23" table:formula="of:=[.M55]-2*([.$B55]-1)" office:value-type="float" office:value="-0.000601562500023078" calcext:value-type="float">
            <text:p>-0.0006015625</text:p>
          </table:table-cell>
          <table:table-cell table:style-name="Default" office:value-type="float" office:value="63627194982215.9" calcext:value-type="float">
            <text:p>63627194982215.9</text:p>
          </table:table-cell>
          <table:table-cell table:style-name="ce10" table:formula="of:=([.O55]-[.O54])/1000" office:value-type="float" office:value="1.998" calcext:value-type="float">
            <text:p>1.9980</text:p>
          </table:table-cell>
          <table:table-cell table:style-name="ce10" table:formula="of:=[.P55]+[.Q54]" office:value-type="float" office:value="105.9991953125" calcext:value-type="float">
            <text:p>105.9992</text:p>
          </table:table-cell>
          <table:table-cell table:style-name="ce25" table:formula="of:=[.Q55]-2*([.$B55]-1)" office:value-type="float" office:value="-0.000804687499993406" calcext:value-type="float">
            <text:p>-0.0008046875</text:p>
          </table:table-cell>
          <table:table-cell table:style-name="Default" office:value-type="float" office:value="63627195440055.4" calcext:value-type="float">
            <text:p>63627195440055.4</text:p>
          </table:table-cell>
          <table:table-cell table:style-name="ce10" table:formula="of:=([.S55]-[.S54])/1000" office:value-type="float" office:value="2.455296875" calcext:value-type="float">
            <text:p>2.4553</text:p>
          </table:table-cell>
          <table:table-cell table:style-name="ce10" table:formula="of:=[.T55]+[.U54]" office:value-type="float" office:value="106.4566015625" calcext:value-type="float">
            <text:p>106.4566</text:p>
          </table:table-cell>
          <table:table-cell table:style-name="ce26" table:formula="of:=[.U55]-2*([.$B55]-1)" office:value-type="float" office:value="0.456601562499998" calcext:value-type="float">
            <text:p>0.4566015625</text:p>
          </table:table-cell>
          <table:table-cell table:style-name="Default" office:value-type="float" office:value="63627195907088.1" calcext:value-type="float">
            <text:p>63627195907088.1</text:p>
          </table:table-cell>
          <table:table-cell table:style-name="ce10" table:formula="of:=([.W55]-[.W54])/1000" office:value-type="float" office:value="2.000703125" calcext:value-type="float">
            <text:p>2.0007</text:p>
          </table:table-cell>
          <table:table-cell table:style-name="ce10" table:formula="of:=[.X55]+[.Y54]" office:value-type="float" office:value="106" calcext:value-type="float">
            <text:p>106.0000</text:p>
          </table:table-cell>
          <table:table-cell table:style-name="ce29" table:formula="of:=[.Y55]-2*([.$B55]-1)" office:value-type="float" office:value="0" calcext:value-type="float">
            <text:p>0</text:p>
          </table:table-cell>
          <table:table-cell table:style-name="Default" office:value-type="float" office:value="63627196365643.7" calcext:value-type="float">
            <text:p>63627196365643.7</text:p>
          </table:table-cell>
          <table:table-cell table:style-name="ce10" table:formula="of:=([.AA55]-[.AA54])/1000" office:value-type="float" office:value="1.997703125" calcext:value-type="float">
            <text:p>1.9977</text:p>
          </table:table-cell>
          <table:table-cell table:style-name="ce10" table:formula="of:=[.AB55]+[.AC54]" office:value-type="float" office:value="105.9998046875" calcext:value-type="float">
            <text:p>105.9998</text:p>
          </table:table-cell>
          <table:table-cell table:style-name="ce33" table:formula="of:=[.AC55]-2*([.$B55]-1)" office:value-type="float" office:value="-0.000195312499997158" calcext:value-type="float">
            <text:p>-0.0001953125</text:p>
          </table:table-cell>
          <table:table-cell table:style-name="Default" office:value-type="float" office:value="63627196837279.9" calcext:value-type="float">
            <text:p>63627196837279.9</text:p>
          </table:table-cell>
          <table:table-cell table:style-name="ce10" table:formula="of:=([.AE55]-[.AE54])/1000" office:value-type="float" office:value="1.9985" calcext:value-type="float">
            <text:p>1.9985</text:p>
          </table:table-cell>
          <table:table-cell table:style-name="ce10" table:formula="of:=[.AF55]+[.AG54]" office:value-type="float" office:value="106" calcext:value-type="float">
            <text:p>106.0000</text:p>
          </table:table-cell>
          <table:table-cell table:style-name="ce40" table:formula="of:=[.AG55]-2*([.$B55]-1)" office:value-type="float" office:value="0" calcext:value-type="float">
            <text:p>0</text:p>
          </table:table-cell>
          <table:table-cell table:style-name="Default" office:value-type="float" office:value="63627197298264.3" calcext:value-type="float">
            <text:p>63627197298264.3</text:p>
          </table:table-cell>
          <table:table-cell table:style-name="ce10" table:formula="of:=([.AI55]-[.AI54])/1000" office:value-type="float" office:value="1.9993984375" calcext:value-type="float">
            <text:p>1.9994</text:p>
          </table:table-cell>
          <table:table-cell table:style-name="ce10" table:formula="of:=[.AJ55]+[.AK54]" office:value-type="float" office:value="105.999296875" calcext:value-type="float">
            <text:p>105.9993</text:p>
          </table:table-cell>
          <table:table-cell table:style-name="ce48" table:formula="of:=[.AK55]-2*([.$B55]-1)" office:value-type="float" office:value="-0.000703124999986926" calcext:value-type="float">
            <text:p>-0.000703125</text:p>
          </table:table-cell>
          <table:table-cell table:style-name="Default" office:value-type="float" office:value="63627197777328.2" calcext:value-type="float">
            <text:p>63627197777328.2</text:p>
          </table:table-cell>
          <table:table-cell table:style-name="ce10" table:formula="of:=([.AM55]-[.AM54])/1000" office:value-type="float" office:value="1.9976015625" calcext:value-type="float">
            <text:p>1.9976</text:p>
          </table:table-cell>
          <table:table-cell table:style-name="ce10" table:formula="of:=[.AN55]+[.AO54]" office:value-type="float" office:value="105.9993046875" calcext:value-type="float">
            <text:p>105.9993</text:p>
          </table:table-cell>
          <table:table-cell table:style-name="ce54" table:formula="of:=[.AO55]-2*([.$B55]-1)" office:value-type="float" office:value="-0.000695312499985334" calcext:value-type="float">
            <text:p>-0.0006953125</text:p>
          </table:table-cell>
          <table:table-cell table:style-name="Default" office:value-type="float" office:value="63627198239306.2" calcext:value-type="float">
            <text:p>63627198239306.2</text:p>
          </table:table-cell>
          <table:table-cell table:style-name="ce10" table:formula="of:=([.AQ55]-[.AQ54])/1000" office:value-type="float" office:value="1.998" calcext:value-type="float">
            <text:p>1.9980</text:p>
          </table:table-cell>
          <table:table-cell table:style-name="ce10" table:formula="of:=[.AR55]+[.AS54]" office:value-type="float" office:value="105.9991015625" calcext:value-type="float">
            <text:p>105.9991</text:p>
          </table:table-cell>
          <table:table-cell table:style-name="ce60" table:formula="of:=[.AS55]-2*([.$B55]-1)" office:value-type="float" office:value="-0.000898437500012506" calcext:value-type="float">
            <text:p>-0.0008984375</text:p>
          </table:table-cell>
          <table:table-cell table:style-name="Default" office:value-type="float" office:value="63627198713142.1" calcext:value-type="float">
            <text:p>63627198713142.1</text:p>
          </table:table-cell>
          <table:table-cell table:style-name="ce10" table:formula="of:=([.AU55]-[.AU54])/1000" office:value-type="float" office:value="2.0921015625" calcext:value-type="float">
            <text:p>2.0921</text:p>
          </table:table-cell>
          <table:table-cell table:style-name="ce10" table:formula="of:=[.AV55]+[.AW54]" office:value-type="float" office:value="106.0921015625" calcext:value-type="float">
            <text:p>106.0921</text:p>
          </table:table-cell>
          <table:table-cell table:style-name="ce61" table:formula="of:=[.AW55]-2*([.$B55]-1)" office:value-type="float" office:value="0.0921015625000337" calcext:value-type="float">
            <text:p>0.0921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63627193581656.9" calcext:value-type="float">
            <text:p>63627193581656.9</text:p>
          </table:table-cell>
          <table:table-cell table:formula="of:=([.C56]-[.C55])/1000" office:value-type="float" office:value="0" calcext:value-type="float">
            <text:p>0.0000</text:p>
          </table:table-cell>
          <table:table-cell table:formula="of:=[.D56]+[.E55]" office:value-type="float" office:value="108.0824453125" calcext:value-type="float">
            <text:p>108.0824</text:p>
          </table:table-cell>
          <table:table-cell table:style-name="ce12" table:formula="of:=[.E56]-2*([.$B56]-1)" office:value-type="float" office:value="0.0824453124999707" calcext:value-type="float">
            <text:p>0.0824453125</text:p>
          </table:table-cell>
          <table:table-cell table:style-name="Default" office:value-type="float" office:value="63627194046793.7" calcext:value-type="float">
            <text:p>63627194046793.7</text:p>
          </table:table-cell>
          <table:table-cell table:style-name="ce10" table:formula="of:=([.G56]-[.G55])/1000" office:value-type="float" office:value="1.7668046875" calcext:value-type="float">
            <text:p>1.7668</text:p>
          </table:table-cell>
          <table:table-cell table:style-name="ce10" table:formula="of:=[.H56]+[.I55]" office:value-type="float" office:value="108.0005703125" calcext:value-type="float">
            <text:p>108.0006</text:p>
          </table:table-cell>
          <table:table-cell table:style-name="ce17" table:formula="of:=[.I56]-2*([.$B56]-1)" office:value-type="float" office:value="0.000570312500016712" calcext:value-type="float">
            <text:p>0.0005703125</text:p>
          </table:table-cell>
          <table:table-cell table:style-name="Default" office:value-type="float" office:value="63627194511389.3" calcext:value-type="float">
            <text:p>63627194511389.3</text:p>
          </table:table-cell>
          <table:table-cell table:style-name="ce10" table:formula="of:=([.K56]-[.K55])/1000" office:value-type="float" office:value="2.0023984375" calcext:value-type="float">
            <text:p>2.0024</text:p>
          </table:table-cell>
          <table:table-cell table:style-name="ce10" table:formula="of:=[.L56]+[.M55]" office:value-type="float" office:value="108.001796875" calcext:value-type="float">
            <text:p>108.0018</text:p>
          </table:table-cell>
          <table:table-cell table:style-name="ce23" table:formula="of:=[.M56]-2*([.$B56]-1)" office:value-type="float" office:value="0.00179687499998238" calcext:value-type="float">
            <text:p>0.001796875</text:p>
          </table:table-cell>
          <table:table-cell table:style-name="Default" office:value-type="float" office:value="63627194984218.5" calcext:value-type="float">
            <text:p>63627194984218.5</text:p>
          </table:table-cell>
          <table:table-cell table:style-name="ce10" table:formula="of:=([.O56]-[.O55])/1000" office:value-type="float" office:value="2.0026015625" calcext:value-type="float">
            <text:p>2.0026</text:p>
          </table:table-cell>
          <table:table-cell table:style-name="ce10" table:formula="of:=[.P56]+[.Q55]" office:value-type="float" office:value="108.001796875" calcext:value-type="float">
            <text:p>108.0018</text:p>
          </table:table-cell>
          <table:table-cell table:style-name="ce25" table:formula="of:=[.Q56]-2*([.$B56]-1)" office:value-type="float" office:value="0.0017968750000108" calcext:value-type="float">
            <text:p>0.001796875</text:p>
          </table:table-cell>
          <table:table-cell table:style-name="Default" office:value-type="float" office:value="63627195441598.1" calcext:value-type="float">
            <text:p>63627195441598.1</text:p>
          </table:table-cell>
          <table:table-cell table:style-name="ce10" table:formula="of:=([.S56]-[.S55])/1000" office:value-type="float" office:value="1.542703125" calcext:value-type="float">
            <text:p>1.5427</text:p>
          </table:table-cell>
          <table:table-cell table:style-name="ce10" table:formula="of:=[.T56]+[.U55]" office:value-type="float" office:value="107.9993046875" calcext:value-type="float">
            <text:p>107.9993</text:p>
          </table:table-cell>
          <table:table-cell table:style-name="ce26" table:formula="of:=[.U56]-2*([.$B56]-1)" office:value-type="float" office:value="-0.000695312499999545" calcext:value-type="float">
            <text:p>-0.0006953125</text:p>
          </table:table-cell>
          <table:table-cell table:style-name="Default" office:value-type="float" office:value="63627195909090.4" calcext:value-type="float">
            <text:p>63627195909090.4</text:p>
          </table:table-cell>
          <table:table-cell table:style-name="ce10" table:formula="of:=([.W56]-[.W55])/1000" office:value-type="float" office:value="2.002296875" calcext:value-type="float">
            <text:p>2.0023</text:p>
          </table:table-cell>
          <table:table-cell table:style-name="ce10" table:formula="of:=[.X56]+[.Y55]" office:value-type="float" office:value="108.002296875" calcext:value-type="float">
            <text:p>108.0023</text:p>
          </table:table-cell>
          <table:table-cell table:style-name="ce29" table:formula="of:=[.Y56]-2*([.$B56]-1)" office:value-type="float" office:value="0.00229687499998477" calcext:value-type="float">
            <text:p>0.002296875</text:p>
          </table:table-cell>
          <table:table-cell table:style-name="Default" office:value-type="float" office:value="63627196367643" calcext:value-type="float">
            <text:p>63627196367643</text:p>
          </table:table-cell>
          <table:table-cell table:style-name="ce10" table:formula="of:=([.AA56]-[.AA55])/1000" office:value-type="float" office:value="1.999296875" calcext:value-type="float">
            <text:p>1.9993</text:p>
          </table:table-cell>
          <table:table-cell table:style-name="ce10" table:formula="of:=[.AB56]+[.AC55]" office:value-type="float" office:value="107.9991015625" calcext:value-type="float">
            <text:p>107.9991</text:p>
          </table:table-cell>
          <table:table-cell table:style-name="ce33" table:formula="of:=[.AC56]-2*([.$B56]-1)" office:value-type="float" office:value="-0.000898437499998295" calcext:value-type="float">
            <text:p>-0.0008984375</text:p>
          </table:table-cell>
          <table:table-cell table:style-name="Default" office:value-type="float" office:value="63627196839279.5" calcext:value-type="float">
            <text:p>63627196839279.5</text:p>
          </table:table-cell>
          <table:table-cell table:style-name="ce10" table:formula="of:=([.AE56]-[.AE55])/1000" office:value-type="float" office:value="1.9996015625" calcext:value-type="float">
            <text:p>1.9996</text:p>
          </table:table-cell>
          <table:table-cell table:style-name="ce10" table:formula="of:=[.AF56]+[.AG55]" office:value-type="float" office:value="107.9996015625" calcext:value-type="float">
            <text:p>107.9996</text:p>
          </table:table-cell>
          <table:table-cell table:style-name="ce40" table:formula="of:=[.AG56]-2*([.$B56]-1)" office:value-type="float" office:value="-0.000398437499995907" calcext:value-type="float">
            <text:p>-0.0003984375</text:p>
          </table:table-cell>
          <table:table-cell table:style-name="Default" office:value-type="float" office:value="63627197300265.3" calcext:value-type="float">
            <text:p>63627197300265.3</text:p>
          </table:table-cell>
          <table:table-cell table:style-name="ce10" table:formula="of:=([.AI56]-[.AI55])/1000" office:value-type="float" office:value="2.001" calcext:value-type="float">
            <text:p>2.0010</text:p>
          </table:table-cell>
          <table:table-cell table:style-name="ce10" table:formula="of:=[.AJ56]+[.AK55]" office:value-type="float" office:value="108.000296875" calcext:value-type="float">
            <text:p>108.0003</text:p>
          </table:table-cell>
          <table:table-cell table:style-name="ce48" table:formula="of:=[.AK56]-2*([.$B56]-1)" office:value-type="float" office:value="0.000296875000017849" calcext:value-type="float">
            <text:p>0.000296875</text:p>
          </table:table-cell>
          <table:table-cell table:style-name="Default" office:value-type="float" office:value="63627197779329.2" calcext:value-type="float">
            <text:p>63627197779329.2</text:p>
          </table:table-cell>
          <table:table-cell table:style-name="ce10" table:formula="of:=([.AM56]-[.AM55])/1000" office:value-type="float" office:value="2.001" calcext:value-type="float">
            <text:p>2.0010</text:p>
          </table:table-cell>
          <table:table-cell table:style-name="ce10" table:formula="of:=[.AN56]+[.AO55]" office:value-type="float" office:value="108.0003046875" calcext:value-type="float">
            <text:p>108.0003</text:p>
          </table:table-cell>
          <table:table-cell table:style-name="ce54" table:formula="of:=[.AO56]-2*([.$B56]-1)" office:value-type="float" office:value="0.00030468750001944" calcext:value-type="float">
            <text:p>0.0003046875</text:p>
          </table:table-cell>
          <table:table-cell table:style-name="Default" office:value-type="float" office:value="63627198241307.3" calcext:value-type="float">
            <text:p>63627198241307.3</text:p>
          </table:table-cell>
          <table:table-cell table:style-name="ce10" table:formula="of:=([.AQ56]-[.AQ55])/1000" office:value-type="float" office:value="2.00109375" calcext:value-type="float">
            <text:p>2.0011</text:p>
          </table:table-cell>
          <table:table-cell table:style-name="ce10" table:formula="of:=[.AR56]+[.AS55]" office:value-type="float" office:value="108.0001953125" calcext:value-type="float">
            <text:p>108.0002</text:p>
          </table:table-cell>
          <table:table-cell table:style-name="ce60" table:formula="of:=[.AS56]-2*([.$B56]-1)" office:value-type="float" office:value="0.000195312499982947" calcext:value-type="float">
            <text:p>0.0001953125</text:p>
          </table:table-cell>
          <table:table-cell table:style-name="Default" office:value-type="float" office:value="63627198715050.8" calcext:value-type="float">
            <text:p>63627198715050.8</text:p>
          </table:table-cell>
          <table:table-cell table:style-name="ce10" table:formula="of:=([.AU56]-[.AU55])/1000" office:value-type="float" office:value="1.9086953125" calcext:value-type="float">
            <text:p>1.9087</text:p>
          </table:table-cell>
          <table:table-cell table:style-name="ce10" table:formula="of:=[.AV56]+[.AW55]" office:value-type="float" office:value="108.000796875" calcext:value-type="float">
            <text:p>108.0008</text:p>
          </table:table-cell>
          <table:table-cell table:style-name="ce61" table:formula="of:=[.AW56]-2*([.$B56]-1)" office:value-type="float" office:value="0.000796875000034447" calcext:value-type="float">
            <text:p>0.000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56" calcext:value-type="float">
            <text:p>56</text:p>
          </table:table-cell>
          <table:table-cell office:value-type="float" office:value="63627193583576.5" calcext:value-type="float">
            <text:p>63627193583576.5</text:p>
          </table:table-cell>
          <table:table-cell table:formula="of:=([.C57]-[.C56])/1000" office:value-type="float" office:value="1.9196015625" calcext:value-type="float">
            <text:p>1.9196</text:p>
          </table:table-cell>
          <table:table-cell table:formula="of:=[.D57]+[.E56]" office:value-type="float" office:value="110.002046875" calcext:value-type="float">
            <text:p>110.0020</text:p>
          </table:table-cell>
          <table:table-cell table:style-name="ce12" table:formula="of:=[.E57]-2*([.$B57]-1)" office:value-type="float" office:value="0.00204687499997647" calcext:value-type="float">
            <text:p>0.002046875</text:p>
          </table:table-cell>
          <table:table-cell table:style-name="Default" office:value-type="float" office:value="63627194048794.3" calcext:value-type="float">
            <text:p>63627194048794.3</text:p>
          </table:table-cell>
          <table:table-cell table:style-name="ce10" table:formula="of:=([.G57]-[.G56])/1000" office:value-type="float" office:value="2.00059375" calcext:value-type="float">
            <text:p>2.0006</text:p>
          </table:table-cell>
          <table:table-cell table:style-name="ce10" table:formula="of:=[.H57]+[.I56]" office:value-type="float" office:value="110.0011640625" calcext:value-type="float">
            <text:p>110.0012</text:p>
          </table:table-cell>
          <table:table-cell table:style-name="ce17" table:formula="of:=[.I57]-2*([.$B57]-1)" office:value-type="float" office:value="0.00116406250000978" calcext:value-type="float">
            <text:p>0.0011640625</text:p>
          </table:table-cell>
          <table:table-cell table:style-name="Default" office:value-type="float" office:value="63627194513387.1" calcext:value-type="float">
            <text:p>63627194513387.1</text:p>
          </table:table-cell>
          <table:table-cell table:style-name="ce10" table:formula="of:=([.K57]-[.K56])/1000" office:value-type="float" office:value="1.9978046875" calcext:value-type="float">
            <text:p>1.9978</text:p>
          </table:table-cell>
          <table:table-cell table:style-name="ce10" table:formula="of:=[.L57]+[.M56]" office:value-type="float" office:value="109.9996015625" calcext:value-type="float">
            <text:p>109.9996</text:p>
          </table:table-cell>
          <table:table-cell table:style-name="ce23" table:formula="of:=[.M57]-2*([.$B57]-1)" office:value-type="float" office:value="-0.000398437500024329" calcext:value-type="float">
            <text:p>-0.0003984375</text:p>
          </table:table-cell>
          <table:table-cell table:style-name="Default" office:value-type="float" office:value="63627194986217.3" calcext:value-type="float">
            <text:p>63627194986217.3</text:p>
          </table:table-cell>
          <table:table-cell table:style-name="ce10" table:formula="of:=([.O57]-[.O56])/1000" office:value-type="float" office:value="1.998796875" calcext:value-type="float">
            <text:p>1.9988</text:p>
          </table:table-cell>
          <table:table-cell table:style-name="ce10" table:formula="of:=[.P57]+[.Q56]" office:value-type="float" office:value="110.00059375" calcext:value-type="float">
            <text:p>110.0006</text:p>
          </table:table-cell>
          <table:table-cell table:style-name="ce25" table:formula="of:=[.Q57]-2*([.$B57]-1)" office:value-type="float" office:value="0.000593750000007276" calcext:value-type="float">
            <text:p>0.00059375</text:p>
          </table:table-cell>
          <table:table-cell table:style-name="Default" office:value-type="float" office:value="63627195443597.9" calcext:value-type="float">
            <text:p>63627195443597.9</text:p>
          </table:table-cell>
          <table:table-cell table:style-name="ce10" table:formula="of:=([.S57]-[.S56])/1000" office:value-type="float" office:value="1.999796875" calcext:value-type="float">
            <text:p>1.9998</text:p>
          </table:table-cell>
          <table:table-cell table:style-name="ce10" table:formula="of:=[.T57]+[.U56]" office:value-type="float" office:value="109.9991015625" calcext:value-type="float">
            <text:p>109.9991</text:p>
          </table:table-cell>
          <table:table-cell table:style-name="ce26" table:formula="of:=[.U57]-2*([.$B57]-1)" office:value-type="float" office:value="-0.000898437499998295" calcext:value-type="float">
            <text:p>-0.0008984375</text:p>
          </table:table-cell>
          <table:table-cell table:style-name="Default" office:value-type="float" office:value="63627195911088.1" calcext:value-type="float">
            <text:p>63627195911088.1</text:p>
          </table:table-cell>
          <table:table-cell table:style-name="ce10" table:formula="of:=([.W57]-[.W56])/1000" office:value-type="float" office:value="1.997703125" calcext:value-type="float">
            <text:p>1.9977</text:p>
          </table:table-cell>
          <table:table-cell table:style-name="ce10" table:formula="of:=[.X57]+[.Y56]" office:value-type="float" office:value="110" calcext:value-type="float">
            <text:p>110.0000</text:p>
          </table:table-cell>
          <table:table-cell table:style-name="ce29" table:formula="of:=[.Y57]-2*([.$B57]-1)" office:value-type="float" office:value="0" calcext:value-type="float">
            <text:p>0</text:p>
          </table:table-cell>
          <table:table-cell table:style-name="Default" office:value-type="float" office:value="63627196369643.5" calcext:value-type="float">
            <text:p>63627196369643.5</text:p>
          </table:table-cell>
          <table:table-cell table:style-name="ce10" table:formula="of:=([.AA57]-[.AA56])/1000" office:value-type="float" office:value="2.0005" calcext:value-type="float">
            <text:p>2.0005</text:p>
          </table:table-cell>
          <table:table-cell table:style-name="ce10" table:formula="of:=[.AB57]+[.AC56]" office:value-type="float" office:value="109.9996015625" calcext:value-type="float">
            <text:p>109.9996</text:p>
          </table:table-cell>
          <table:table-cell table:style-name="ce33" table:formula="of:=[.AC57]-2*([.$B57]-1)" office:value-type="float" office:value="-0.000398437499995907" calcext:value-type="float">
            <text:p>-0.0003984375</text:p>
          </table:table-cell>
          <table:table-cell table:style-name="Default" office:value-type="float" office:value="63627196841280.4" calcext:value-type="float">
            <text:p>63627196841280.4</text:p>
          </table:table-cell>
          <table:table-cell table:style-name="ce10" table:formula="of:=([.AE57]-[.AE56])/1000" office:value-type="float" office:value="2.0008984375" calcext:value-type="float">
            <text:p>2.0009</text:p>
          </table:table-cell>
          <table:table-cell table:style-name="ce10" table:formula="of:=[.AF57]+[.AG56]" office:value-type="float" office:value="110.0005" calcext:value-type="float">
            <text:p>110.0005</text:p>
          </table:table-cell>
          <table:table-cell table:style-name="ce40" table:formula="of:=[.AG57]-2*([.$B57]-1)" office:value-type="float" office:value="0.000500000000002387" calcext:value-type="float">
            <text:p>0.0005</text:p>
          </table:table-cell>
          <table:table-cell table:style-name="Default" office:value-type="float" office:value="63627197302265.7" calcext:value-type="float">
            <text:p>63627197302265.7</text:p>
          </table:table-cell>
          <table:table-cell table:style-name="ce10" table:formula="of:=([.AI57]-[.AI56])/1000" office:value-type="float" office:value="2.00040625" calcext:value-type="float">
            <text:p>2.0004</text:p>
          </table:table-cell>
          <table:table-cell table:style-name="ce10" table:formula="of:=[.AJ57]+[.AK56]" office:value-type="float" office:value="110.000703125" calcext:value-type="float">
            <text:p>110.0007</text:p>
          </table:table-cell>
          <table:table-cell table:style-name="ce48" table:formula="of:=[.AK57]-2*([.$B57]-1)" office:value-type="float" office:value="0.000703125000015348" calcext:value-type="float">
            <text:p>0.000703125</text:p>
          </table:table-cell>
          <table:table-cell table:style-name="Default" office:value-type="float" office:value="63627197781328.4" calcext:value-type="float">
            <text:p>63627197781328.4</text:p>
          </table:table-cell>
          <table:table-cell table:style-name="ce10" table:formula="of:=([.AM57]-[.AM56])/1000" office:value-type="float" office:value="1.9991953125" calcext:value-type="float">
            <text:p>1.9992</text:p>
          </table:table-cell>
          <table:table-cell table:style-name="ce10" table:formula="of:=[.AN57]+[.AO56]" office:value-type="float" office:value="109.9995" calcext:value-type="float">
            <text:p>109.9995</text:p>
          </table:table-cell>
          <table:table-cell table:style-name="ce54" table:formula="of:=[.AO57]-2*([.$B57]-1)" office:value-type="float" office:value="-0.000499999999973966" calcext:value-type="float">
            <text:p>-0.0005</text:p>
          </table:table-cell>
          <table:table-cell table:style-name="Default" office:value-type="float" office:value="63627198243308.8" calcext:value-type="float">
            <text:p>63627198243308.8</text:p>
          </table:table-cell>
          <table:table-cell table:style-name="ce10" table:formula="of:=([.AQ57]-[.AQ56])/1000" office:value-type="float" office:value="2.0015" calcext:value-type="float">
            <text:p>2.0015</text:p>
          </table:table-cell>
          <table:table-cell table:style-name="ce10" table:formula="of:=[.AR57]+[.AS56]" office:value-type="float" office:value="110.0016953125" calcext:value-type="float">
            <text:p>110.0017</text:p>
          </table:table-cell>
          <table:table-cell table:style-name="ce60" table:formula="of:=[.AS57]-2*([.$B57]-1)" office:value-type="float" office:value="0.0016953124999759" calcext:value-type="float">
            <text:p>0.0016953125</text:p>
          </table:table-cell>
          <table:table-cell table:style-name="Default" office:value-type="float" office:value="63627198717051.6" calcext:value-type="float">
            <text:p>63627198717051.6</text:p>
          </table:table-cell>
          <table:table-cell table:style-name="ce10" table:formula="of:=([.AU57]-[.AU56])/1000" office:value-type="float" office:value="2.0008046875" calcext:value-type="float">
            <text:p>2.0008</text:p>
          </table:table-cell>
          <table:table-cell table:style-name="ce10" table:formula="of:=[.AV57]+[.AW56]" office:value-type="float" office:value="110.0016015625" calcext:value-type="float">
            <text:p>110.0016</text:p>
          </table:table-cell>
          <table:table-cell table:style-name="ce61" table:formula="of:=[.AW57]-2*([.$B57]-1)" office:value-type="float" office:value="0.00160156250002785" calcext:value-type="float">
            <text:p>0.0016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5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63627193585576.2" calcext:value-type="float">
            <text:p>63627193585576.2</text:p>
          </table:table-cell>
          <table:table-cell table:formula="of:=([.C58]-[.C57])/1000" office:value-type="float" office:value="1.9997109375" calcext:value-type="float">
            <text:p>1.9997</text:p>
          </table:table-cell>
          <table:table-cell table:formula="of:=[.D58]+[.E57]" office:value-type="float" office:value="112.0017578125" calcext:value-type="float">
            <text:p>112.0018</text:p>
          </table:table-cell>
          <table:table-cell table:style-name="ce12" table:formula="of:=[.E58]-2*([.$B58]-1)" office:value-type="float" office:value="0.00175781249997442" calcext:value-type="float">
            <text:p>0.0017578125</text:p>
          </table:table-cell>
          <table:table-cell table:style-name="Default" office:value-type="float" office:value="63627194050793.7" calcext:value-type="float">
            <text:p>63627194050793.7</text:p>
          </table:table-cell>
          <table:table-cell table:style-name="ce10" table:formula="of:=([.G58]-[.G57])/1000" office:value-type="float" office:value="1.99940625" calcext:value-type="float">
            <text:p>1.9994</text:p>
          </table:table-cell>
          <table:table-cell table:style-name="ce10" table:formula="of:=[.H58]+[.I57]" office:value-type="float" office:value="112.0005703125" calcext:value-type="float">
            <text:p>112.0006</text:p>
          </table:table-cell>
          <table:table-cell table:style-name="ce17" table:formula="of:=[.I58]-2*([.$B58]-1)" office:value-type="float" office:value="0.000570312500016712" calcext:value-type="float">
            <text:p>0.0005703125</text:p>
          </table:table-cell>
          <table:table-cell table:style-name="Default" office:value-type="float" office:value="63627194515387.7" calcext:value-type="float">
            <text:p>63627194515387.7</text:p>
          </table:table-cell>
          <table:table-cell table:style-name="ce10" table:formula="of:=([.K58]-[.K57])/1000" office:value-type="float" office:value="2.0006015625" calcext:value-type="float">
            <text:p>2.0006</text:p>
          </table:table-cell>
          <table:table-cell table:style-name="ce10" table:formula="of:=[.L58]+[.M57]" office:value-type="float" office:value="112.000203125" calcext:value-type="float">
            <text:p>112.0002</text:p>
          </table:table-cell>
          <table:table-cell table:style-name="ce24" table:formula="of:=[.M58]-2*([.$B58]-1)" office:value-type="float" office:value="0.000203124999970328" calcext:value-type="float">
            <text:p>0.000203125</text:p>
          </table:table-cell>
          <table:table-cell table:style-name="Default" office:value-type="float" office:value="63627194988218.7" calcext:value-type="float">
            <text:p>63627194988218.7</text:p>
          </table:table-cell>
          <table:table-cell table:style-name="ce10" table:formula="of:=([.O58]-[.O57])/1000" office:value-type="float" office:value="2.00140625" calcext:value-type="float">
            <text:p>2.0014</text:p>
          </table:table-cell>
          <table:table-cell table:style-name="ce10" table:formula="of:=[.P58]+[.Q57]" office:value-type="float" office:value="112.002" calcext:value-type="float">
            <text:p>112.0020</text:p>
          </table:table-cell>
          <table:table-cell table:style-name="ce25" table:formula="of:=[.Q58]-2*([.$B58]-1)" office:value-type="float" office:value="0.00200000000000955" calcext:value-type="float">
            <text:p>0.002</text:p>
          </table:table-cell>
          <table:table-cell table:style-name="Default" office:value-type="float" office:value="63627195445600" calcext:value-type="float">
            <text:p>63627195445600</text:p>
          </table:table-cell>
          <table:table-cell table:style-name="ce10" table:formula="of:=([.S58]-[.S57])/1000" office:value-type="float" office:value="2.0021015625" calcext:value-type="float">
            <text:p>2.0021</text:p>
          </table:table-cell>
          <table:table-cell table:style-name="ce10" table:formula="of:=[.T58]+[.U57]" office:value-type="float" office:value="112.001203125" calcext:value-type="float">
            <text:p>112.0012</text:p>
          </table:table-cell>
          <table:table-cell table:style-name="ce26" table:formula="of:=[.U58]-2*([.$B58]-1)" office:value-type="float" office:value="0.00120312500000352" calcext:value-type="float">
            <text:p>0.001203125</text:p>
          </table:table-cell>
          <table:table-cell table:style-name="Default" office:value-type="float" office:value="63627195913088.3" calcext:value-type="float">
            <text:p>63627195913088.3</text:p>
          </table:table-cell>
          <table:table-cell table:style-name="ce10" table:formula="of:=([.W58]-[.W57])/1000" office:value-type="float" office:value="2.0001953125" calcext:value-type="float">
            <text:p>2.0002</text:p>
          </table:table-cell>
          <table:table-cell table:style-name="ce10" table:formula="of:=[.X58]+[.Y57]" office:value-type="float" office:value="112.0001953125" calcext:value-type="float">
            <text:p>112.0002</text:p>
          </table:table-cell>
          <table:table-cell table:style-name="ce29" table:formula="of:=[.Y58]-2*([.$B58]-1)" office:value-type="float" office:value="0.000195312499982947" calcext:value-type="float">
            <text:p>0.0001953125</text:p>
          </table:table-cell>
          <table:table-cell table:style-name="Default" office:value-type="float" office:value="63627196371646.1" calcext:value-type="float">
            <text:p>63627196371646.1</text:p>
          </table:table-cell>
          <table:table-cell table:style-name="ce10" table:formula="of:=([.AA58]-[.AA57])/1000" office:value-type="float" office:value="2.0026015625" calcext:value-type="float">
            <text:p>2.0026</text:p>
          </table:table-cell>
          <table:table-cell table:style-name="ce10" table:formula="of:=[.AB58]+[.AC57]" office:value-type="float" office:value="112.002203125" calcext:value-type="float">
            <text:p>112.0022</text:p>
          </table:table-cell>
          <table:table-cell table:style-name="ce33" table:formula="of:=[.AC58]-2*([.$B58]-1)" office:value-type="float" office:value="0.0022031250000083" calcext:value-type="float">
            <text:p>0.002203125</text:p>
          </table:table-cell>
          <table:table-cell table:style-name="Default" office:value-type="float" office:value="63627196843281.6" calcext:value-type="float">
            <text:p>63627196843281.6</text:p>
          </table:table-cell>
          <table:table-cell table:style-name="ce10" table:formula="of:=([.AE58]-[.AE57])/1000" office:value-type="float" office:value="2.001203125" calcext:value-type="float">
            <text:p>2.0012</text:p>
          </table:table-cell>
          <table:table-cell table:style-name="ce10" table:formula="of:=[.AF58]+[.AG57]" office:value-type="float" office:value="112.001703125" calcext:value-type="float">
            <text:p>112.0017</text:p>
          </table:table-cell>
          <table:table-cell table:style-name="ce40" table:formula="of:=[.AG58]-2*([.$B58]-1)" office:value-type="float" office:value="0.00170312500000591" calcext:value-type="float">
            <text:p>0.001703125</text:p>
          </table:table-cell>
          <table:table-cell table:style-name="Default" office:value-type="float" office:value="63627197304264.1" calcext:value-type="float">
            <text:p>63627197304264.1</text:p>
          </table:table-cell>
          <table:table-cell table:style-name="ce10" table:formula="of:=([.AI58]-[.AI57])/1000" office:value-type="float" office:value="1.9983984375" calcext:value-type="float">
            <text:p>1.9984</text:p>
          </table:table-cell>
          <table:table-cell table:style-name="ce10" table:formula="of:=[.AJ58]+[.AK57]" office:value-type="float" office:value="111.9991015625" calcext:value-type="float">
            <text:p>111.9991</text:p>
          </table:table-cell>
          <table:table-cell table:style-name="ce48" table:formula="of:=[.AK58]-2*([.$B58]-1)" office:value-type="float" office:value="-0.000898437499984084" calcext:value-type="float">
            <text:p>-0.0008984375</text:p>
          </table:table-cell>
          <table:table-cell table:style-name="Default" office:value-type="float" office:value="63627197783328.3" calcext:value-type="float">
            <text:p>63627197783328.3</text:p>
          </table:table-cell>
          <table:table-cell table:style-name="ce10" table:formula="of:=([.AM58]-[.AM57])/1000" office:value-type="float" office:value="1.9998984375" calcext:value-type="float">
            <text:p>1.9999</text:p>
          </table:table-cell>
          <table:table-cell table:style-name="ce10" table:formula="of:=[.AN58]+[.AO57]" office:value-type="float" office:value="111.9993984375" calcext:value-type="float">
            <text:p>111.9994</text:p>
          </table:table-cell>
          <table:table-cell table:style-name="ce54" table:formula="of:=[.AO58]-2*([.$B58]-1)" office:value-type="float" office:value="-0.000601562499980446" calcext:value-type="float">
            <text:p>-0.0006015625</text:p>
          </table:table-cell>
          <table:table-cell table:style-name="Default" office:value-type="float" office:value="63627198245308.1" calcext:value-type="float">
            <text:p>63627198245308.1</text:p>
          </table:table-cell>
          <table:table-cell table:style-name="ce10" table:formula="of:=([.AQ58]-[.AQ57])/1000" office:value-type="float" office:value="1.9993046875" calcext:value-type="float">
            <text:p>1.9993</text:p>
          </table:table-cell>
          <table:table-cell table:style-name="ce10" table:formula="of:=[.AR58]+[.AS57]" office:value-type="float" office:value="112.001" calcext:value-type="float">
            <text:p>112.0010</text:p>
          </table:table-cell>
          <table:table-cell table:style-name="ce60" table:formula="of:=[.AS58]-2*([.$B58]-1)" office:value-type="float" office:value="0.000999999999976353" calcext:value-type="float">
            <text:p>0.001</text:p>
          </table:table-cell>
          <table:table-cell table:style-name="Default" office:value-type="float" office:value="63627198719050.7" calcext:value-type="float">
            <text:p>63627198719050.7</text:p>
          </table:table-cell>
          <table:table-cell table:style-name="ce10" table:formula="of:=([.AU58]-[.AU57])/1000" office:value-type="float" office:value="1.9991015625" calcext:value-type="float">
            <text:p>1.9991</text:p>
          </table:table-cell>
          <table:table-cell table:style-name="ce10" table:formula="of:=[.AV58]+[.AW57]" office:value-type="float" office:value="112.000703125" calcext:value-type="float">
            <text:p>112.0007</text:p>
          </table:table-cell>
          <table:table-cell table:style-name="ce61" table:formula="of:=[.AW58]-2*([.$B58]-1)" office:value-type="float" office:value="0.000703125000029559" calcext:value-type="float">
            <text:p>0.000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7" office:value-type="float" office:value="58" calcext:value-type="float">
            <text:p>58</text:p>
          </table:table-cell>
          <table:table-cell office:value-type="float" office:value="63627193587574.3" calcext:value-type="float">
            <text:p>63627193587574.3</text:p>
          </table:table-cell>
          <table:table-cell table:formula="of:=([.C59]-[.C58])/1000" office:value-type="float" office:value="1.9981484375" calcext:value-type="float">
            <text:p>1.9981</text:p>
          </table:table-cell>
          <table:table-cell table:formula="of:=[.D59]+[.E58]" office:value-type="float" office:value="113.99990625" calcext:value-type="float">
            <text:p>113.9999</text:p>
          </table:table-cell>
          <table:table-cell table:style-name="ce12" table:formula="of:=[.E59]-2*([.$B59]-1)" office:value-type="float" office:value="-0.0000937500000190994" calcext:value-type="float">
            <text:p>-0.00009375</text:p>
          </table:table-cell>
          <table:table-cell table:style-name="Default" office:value-type="float" office:value="63627194052792.6" calcext:value-type="float">
            <text:p>63627194052792.6</text:p>
          </table:table-cell>
          <table:table-cell table:style-name="ce10" table:formula="of:=([.G59]-[.G58])/1000" office:value-type="float" office:value="1.9988984375" calcext:value-type="float">
            <text:p>1.9989</text:p>
          </table:table-cell>
          <table:table-cell table:style-name="ce10" table:formula="of:=[.H59]+[.I58]" office:value-type="float" office:value="113.99946875" calcext:value-type="float">
            <text:p>113.9995</text:p>
          </table:table-cell>
          <table:table-cell table:style-name="ce17" table:formula="of:=[.I59]-2*([.$B59]-1)" office:value-type="float" office:value="-0.000531249999980332" calcext:value-type="float">
            <text:p>-0.00053125</text:p>
          </table:table-cell>
          <table:table-cell table:style-name="Default" office:value-type="float" office:value="63627194517388.7" calcext:value-type="float">
            <text:p>63627194517388.7</text:p>
          </table:table-cell>
          <table:table-cell table:style-name="ce10" table:formula="of:=([.K59]-[.K58])/1000" office:value-type="float" office:value="2.001" calcext:value-type="float">
            <text:p>2.0010</text:p>
          </table:table-cell>
          <table:table-cell table:style-name="ce10" table:formula="of:=[.L59]+[.M58]" office:value-type="float" office:value="114.001203125" calcext:value-type="float">
            <text:p>114.0012</text:p>
          </table:table-cell>
          <table:table-cell table:style-name="ce22" table:formula="of:=[.M59]-2*([.$B59]-1)" office:value-type="float" office:value="0.0012031249999751" calcext:value-type="float">
            <text:p>0.001203125</text:p>
          </table:table-cell>
          <table:table-cell table:style-name="Default" office:value-type="float" office:value="63627194990216.3" calcext:value-type="float">
            <text:p>63627194990216.3</text:p>
          </table:table-cell>
          <table:table-cell table:style-name="ce10" table:formula="of:=([.O59]-[.O58])/1000" office:value-type="float" office:value="1.99759375" calcext:value-type="float">
            <text:p>1.9976</text:p>
          </table:table-cell>
          <table:table-cell table:style-name="ce10" table:formula="of:=[.P59]+[.Q58]" office:value-type="float" office:value="113.99959375" calcext:value-type="float">
            <text:p>113.9996</text:p>
          </table:table-cell>
          <table:table-cell table:style-name="ce25" table:formula="of:=[.Q59]-2*([.$B59]-1)" office:value-type="float" office:value="-0.000406249999997499" calcext:value-type="float">
            <text:p>-0.00040625</text:p>
          </table:table-cell>
          <table:table-cell table:style-name="Default" office:value-type="float" office:value="63627195447599.8" calcext:value-type="float">
            <text:p>63627195447599.8</text:p>
          </table:table-cell>
          <table:table-cell table:style-name="ce10" table:formula="of:=([.S59]-[.S58])/1000" office:value-type="float" office:value="1.999796875" calcext:value-type="float">
            <text:p>1.9998</text:p>
          </table:table-cell>
          <table:table-cell table:style-name="ce10" table:formula="of:=[.T59]+[.U58]" office:value-type="float" office:value="114.001" calcext:value-type="float">
            <text:p>114.0010</text:p>
          </table:table-cell>
          <table:table-cell table:style-name="ce26" table:formula="of:=[.U59]-2*([.$B59]-1)" office:value-type="float" office:value="0.00100000000000477" calcext:value-type="float">
            <text:p>0.001</text:p>
          </table:table-cell>
          <table:table-cell table:style-name="Default" office:value-type="float" office:value="63627195915087.2" calcext:value-type="float">
            <text:p>63627195915087.2</text:p>
          </table:table-cell>
          <table:table-cell table:style-name="ce10" table:formula="of:=([.W59]-[.W58])/1000" office:value-type="float" office:value="1.99890625" calcext:value-type="float">
            <text:p>1.9989</text:p>
          </table:table-cell>
          <table:table-cell table:style-name="ce10" table:formula="of:=[.X59]+[.Y58]" office:value-type="float" office:value="113.9991015625" calcext:value-type="float">
            <text:p>113.9991</text:p>
          </table:table-cell>
          <table:table-cell table:style-name="ce29" table:formula="of:=[.Y59]-2*([.$B59]-1)" office:value-type="float" office:value="-0.000898437500012506" calcext:value-type="float">
            <text:p>-0.0008984375</text:p>
          </table:table-cell>
          <table:table-cell table:style-name="Default" office:value-type="float" office:value="63627196373643.9" calcext:value-type="float">
            <text:p>63627196373643.9</text:p>
          </table:table-cell>
          <table:table-cell table:style-name="ce10" table:formula="of:=([.AA59]-[.AA58])/1000" office:value-type="float" office:value="1.997796875" calcext:value-type="float">
            <text:p>1.9978</text:p>
          </table:table-cell>
          <table:table-cell table:style-name="ce10" table:formula="of:=[.AB59]+[.AC58]" office:value-type="float" office:value="114" calcext:value-type="float">
            <text:p>114.0000</text:p>
          </table:table-cell>
          <table:table-cell table:style-name="ce33" table:formula="of:=[.AC59]-2*([.$B59]-1)" office:value-type="float" office:value="0" calcext:value-type="float">
            <text:p>0</text:p>
          </table:table-cell>
          <table:table-cell table:style-name="Default" office:value-type="float" office:value="63627196845282.2" calcext:value-type="float">
            <text:p>63627196845282.2</text:p>
          </table:table-cell>
          <table:table-cell table:style-name="ce10" table:formula="of:=([.AE59]-[.AE58])/1000" office:value-type="float" office:value="2.0006015625" calcext:value-type="float">
            <text:p>2.0006</text:p>
          </table:table-cell>
          <table:table-cell table:style-name="ce10" table:formula="of:=[.AF59]+[.AG58]" office:value-type="float" office:value="114.0023046875" calcext:value-type="float">
            <text:p>114.0023</text:p>
          </table:table-cell>
          <table:table-cell table:style-name="ce40" table:formula="of:=[.AG59]-2*([.$B59]-1)" office:value-type="float" office:value="0.00230468750000057" calcext:value-type="float">
            <text:p>0.0023046875</text:p>
          </table:table-cell>
          <table:table-cell table:style-name="Default" office:value-type="float" office:value="63627197306264.8" calcext:value-type="float">
            <text:p>63627197306264.8</text:p>
          </table:table-cell>
          <table:table-cell table:style-name="ce10" table:formula="of:=([.AI59]-[.AI58])/1000" office:value-type="float" office:value="2.0006953125" calcext:value-type="float">
            <text:p>2.0007</text:p>
          </table:table-cell>
          <table:table-cell table:style-name="ce10" table:formula="of:=[.AJ59]+[.AK58]" office:value-type="float" office:value="113.999796875" calcext:value-type="float">
            <text:p>113.9998</text:p>
          </table:table-cell>
          <table:table-cell table:style-name="ce48" table:formula="of:=[.AK59]-2*([.$B59]-1)" office:value-type="float" office:value="-0.000203124999984539" calcext:value-type="float">
            <text:p>-0.000203125</text:p>
          </table:table-cell>
          <table:table-cell table:style-name="Default" office:value-type="float" office:value="63627197785330.8" calcext:value-type="float">
            <text:p>63627197785330.8</text:p>
          </table:table-cell>
          <table:table-cell table:style-name="ce10" table:formula="of:=([.AM59]-[.AM58])/1000" office:value-type="float" office:value="2.0025" calcext:value-type="float">
            <text:p>2.0025</text:p>
          </table:table-cell>
          <table:table-cell table:style-name="ce10" table:formula="of:=[.AN59]+[.AO58]" office:value-type="float" office:value="114.0018984375" calcext:value-type="float">
            <text:p>114.0019</text:p>
          </table:table-cell>
          <table:table-cell table:style-name="ce54" table:formula="of:=[.AO59]-2*([.$B59]-1)" office:value-type="float" office:value="0.00189843750001728" calcext:value-type="float">
            <text:p>0.0018984375</text:p>
          </table:table-cell>
          <table:table-cell table:style-name="Default" office:value-type="float" office:value="63627198247307.8" calcext:value-type="float">
            <text:p>63627198247307.8</text:p>
          </table:table-cell>
          <table:table-cell table:style-name="ce10" table:formula="of:=([.AQ59]-[.AQ58])/1000" office:value-type="float" office:value="1.9996953125" calcext:value-type="float">
            <text:p>1.9997</text:p>
          </table:table-cell>
          <table:table-cell table:style-name="ce10" table:formula="of:=[.AR59]+[.AS58]" office:value-type="float" office:value="114.0006953125" calcext:value-type="float">
            <text:p>114.0007</text:p>
          </table:table-cell>
          <table:table-cell table:style-name="ce60" table:formula="of:=[.AS59]-2*([.$B59]-1)" office:value-type="float" office:value="0.000695312499971124" calcext:value-type="float">
            <text:p>0.0006953125</text:p>
          </table:table-cell>
          <table:table-cell table:style-name="Default" office:value-type="float" office:value="63627198721050.9" calcext:value-type="float">
            <text:p>63627198721050.9</text:p>
          </table:table-cell>
          <table:table-cell table:style-name="ce10" table:formula="of:=([.AU59]-[.AU58])/1000" office:value-type="float" office:value="2.0001953125" calcext:value-type="float">
            <text:p>2.0002</text:p>
          </table:table-cell>
          <table:table-cell table:style-name="ce10" table:formula="of:=[.AV59]+[.AW58]" office:value-type="float" office:value="114.0008984375" calcext:value-type="float">
            <text:p>114.0009</text:p>
          </table:table-cell>
          <table:table-cell table:style-name="ce61" table:formula="of:=[.AW59]-2*([.$B59]-1)" office:value-type="float" office:value="0.000898437500026716" calcext:value-type="float">
            <text:p>0.0008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59" calcext:value-type="float">
            <text:p>59</text:p>
          </table:table-cell>
          <table:table-cell office:value-type="float" office:value="63627193589576.8" calcext:value-type="float">
            <text:p>63627193589576.8</text:p>
          </table:table-cell>
          <table:table-cell table:formula="of:=([.C60]-[.C59])/1000" office:value-type="float" office:value="2.0024453125" calcext:value-type="float">
            <text:p>2.0024</text:p>
          </table:table-cell>
          <table:table-cell table:formula="of:=[.D60]+[.E59]" office:value-type="float" office:value="116.0023515625" calcext:value-type="float">
            <text:p>116.0024</text:p>
          </table:table-cell>
          <table:table-cell table:style-name="ce12" table:formula="of:=[.E60]-2*([.$B60]-1)" office:value-type="float" office:value="0.0023515624999817" calcext:value-type="float">
            <text:p>0.0023515625</text:p>
          </table:table-cell>
          <table:table-cell table:style-name="Default" office:value-type="float" office:value="63627194054791.5" calcext:value-type="float">
            <text:p>63627194054791.5</text:p>
          </table:table-cell>
          <table:table-cell table:style-name="ce10" table:formula="of:=([.G60]-[.G59])/1000" office:value-type="float" office:value="1.9988984375" calcext:value-type="float">
            <text:p>1.9989</text:p>
          </table:table-cell>
          <table:table-cell table:style-name="ce10" table:formula="of:=[.H60]+[.I59]" office:value-type="float" office:value="115.9983671875" calcext:value-type="float">
            <text:p>115.9984</text:p>
          </table:table-cell>
          <table:table-cell table:style-name="ce17" table:formula="of:=[.I60]-2*([.$B60]-1)" office:value-type="float" office:value="-0.00163281249997738" calcext:value-type="float">
            <text:p>-0.0016328125</text:p>
          </table:table-cell>
          <table:table-cell table:style-name="Default" office:value-type="float" office:value="63627194519389.6" calcext:value-type="float">
            <text:p>63627194519389.6</text:p>
          </table:table-cell>
          <table:table-cell table:style-name="ce10" table:formula="of:=([.K60]-[.K59])/1000" office:value-type="float" office:value="2.0008984375" calcext:value-type="float">
            <text:p>2.0009</text:p>
          </table:table-cell>
          <table:table-cell table:style-name="ce10" table:formula="of:=[.L60]+[.M59]" office:value-type="float" office:value="116.0021015625" calcext:value-type="float">
            <text:p>116.0021</text:p>
          </table:table-cell>
          <table:table-cell table:style-name="ce23" table:formula="of:=[.M60]-2*([.$B60]-1)" office:value-type="float" office:value="0.0021015624999734" calcext:value-type="float">
            <text:p>0.0021015625</text:p>
          </table:table-cell>
          <table:table-cell table:style-name="Default" office:value-type="float" office:value="63627194992215.5" calcext:value-type="float">
            <text:p>63627194992215.5</text:p>
          </table:table-cell>
          <table:table-cell table:style-name="ce10" table:formula="of:=([.O60]-[.O59])/1000" office:value-type="float" office:value="1.999203125" calcext:value-type="float">
            <text:p>1.9992</text:p>
          </table:table-cell>
          <table:table-cell table:style-name="ce10" table:formula="of:=[.P60]+[.Q59]" office:value-type="float" office:value="115.998796875" calcext:value-type="float">
            <text:p>115.9988</text:p>
          </table:table-cell>
          <table:table-cell table:style-name="ce25" table:formula="of:=[.Q60]-2*([.$B60]-1)" office:value-type="float" office:value="-0.00120312500000352" calcext:value-type="float">
            <text:p>-0.001203125</text:p>
          </table:table-cell>
          <table:table-cell table:style-name="Default" office:value-type="float" office:value="63627195449598.5" calcext:value-type="float">
            <text:p>63627195449598.5</text:p>
          </table:table-cell>
          <table:table-cell table:style-name="ce10" table:formula="of:=([.S60]-[.S59])/1000" office:value-type="float" office:value="1.998703125" calcext:value-type="float">
            <text:p>1.9987</text:p>
          </table:table-cell>
          <table:table-cell table:style-name="ce10" table:formula="of:=[.T60]+[.U59]" office:value-type="float" office:value="115.999703125" calcext:value-type="float">
            <text:p>115.9997</text:p>
          </table:table-cell>
          <table:table-cell table:style-name="ce26" table:formula="of:=[.U60]-2*([.$B60]-1)" office:value-type="float" office:value="-0.000296874999989427" calcext:value-type="float">
            <text:p>-0.000296875</text:p>
          </table:table-cell>
          <table:table-cell table:style-name="Default" office:value-type="float" office:value="63627195917087.2" calcext:value-type="float">
            <text:p>63627195917087.2</text:p>
          </table:table-cell>
          <table:table-cell table:style-name="ce10" table:formula="of:=([.W60]-[.W59])/1000" office:value-type="float" office:value="2" calcext:value-type="float">
            <text:p>2.0000</text:p>
          </table:table-cell>
          <table:table-cell table:style-name="ce10" table:formula="of:=[.X60]+[.Y59]" office:value-type="float" office:value="115.9991015625" calcext:value-type="float">
            <text:p>115.9991</text:p>
          </table:table-cell>
          <table:table-cell table:style-name="ce29" table:formula="of:=[.Y60]-2*([.$B60]-1)" office:value-type="float" office:value="-0.000898437500012506" calcext:value-type="float">
            <text:p>-0.0008984375</text:p>
          </table:table-cell>
          <table:table-cell table:style-name="Default" office:value-type="float" office:value="63627196375643.6" calcext:value-type="float">
            <text:p>63627196375643.6</text:p>
          </table:table-cell>
          <table:table-cell table:style-name="ce10" table:formula="of:=([.AA60]-[.AA59])/1000" office:value-type="float" office:value="1.999703125" calcext:value-type="float">
            <text:p>1.9997</text:p>
          </table:table-cell>
          <table:table-cell table:style-name="ce10" table:formula="of:=[.AB60]+[.AC59]" office:value-type="float" office:value="115.999703125" calcext:value-type="float">
            <text:p>115.9997</text:p>
          </table:table-cell>
          <table:table-cell table:style-name="ce33" table:formula="of:=[.AC60]-2*([.$B60]-1)" office:value-type="float" office:value="-0.000296874999989427" calcext:value-type="float">
            <text:p>-0.000296875</text:p>
          </table:table-cell>
          <table:table-cell table:style-name="Default" office:value-type="float" office:value="63627196847279.3" calcext:value-type="float">
            <text:p>63627196847279.3</text:p>
          </table:table-cell>
          <table:table-cell table:style-name="ce10" table:formula="of:=([.AE60]-[.AE59])/1000" office:value-type="float" office:value="1.99709375" calcext:value-type="float">
            <text:p>1.9971</text:p>
          </table:table-cell>
          <table:table-cell table:style-name="ce10" table:formula="of:=[.AF60]+[.AG59]" office:value-type="float" office:value="115.9993984375" calcext:value-type="float">
            <text:p>115.9994</text:p>
          </table:table-cell>
          <table:table-cell table:style-name="ce40" table:formula="of:=[.AG60]-2*([.$B60]-1)" office:value-type="float" office:value="-0.000601562499994657" calcext:value-type="float">
            <text:p>-0.0006015625</text:p>
          </table:table-cell>
          <table:table-cell table:style-name="Default" office:value-type="float" office:value="63627197308264.7" calcext:value-type="float">
            <text:p>63627197308264.7</text:p>
          </table:table-cell>
          <table:table-cell table:style-name="ce10" table:formula="of:=([.AI60]-[.AI59])/1000" office:value-type="float" office:value="1.99990625" calcext:value-type="float">
            <text:p>1.9999</text:p>
          </table:table-cell>
          <table:table-cell table:style-name="ce10" table:formula="of:=[.AJ60]+[.AK59]" office:value-type="float" office:value="115.999703125" calcext:value-type="float">
            <text:p>115.9997</text:p>
          </table:table-cell>
          <table:table-cell table:style-name="ce48" table:formula="of:=[.AK60]-2*([.$B60]-1)" office:value-type="float" office:value="-0.000296874999989427" calcext:value-type="float">
            <text:p>-0.000296875</text:p>
          </table:table-cell>
          <table:table-cell table:style-name="Default" office:value-type="float" office:value="63627197787330.3" calcext:value-type="float">
            <text:p>63627197787330.3</text:p>
          </table:table-cell>
          <table:table-cell table:style-name="ce10" table:formula="of:=([.AM60]-[.AM59])/1000" office:value-type="float" office:value="1.9995" calcext:value-type="float">
            <text:p>1.9995</text:p>
          </table:table-cell>
          <table:table-cell table:style-name="ce10" table:formula="of:=[.AN60]+[.AO59]" office:value-type="float" office:value="116.0013984375" calcext:value-type="float">
            <text:p>116.0014</text:p>
          </table:table-cell>
          <table:table-cell table:style-name="ce54" table:formula="of:=[.AO60]-2*([.$B60]-1)" office:value-type="float" office:value="0.00139843750001489" calcext:value-type="float">
            <text:p>0.0013984375</text:p>
          </table:table-cell>
          <table:table-cell table:style-name="Default" office:value-type="float" office:value="63627198249306.7" calcext:value-type="float">
            <text:p>63627198249306.7</text:p>
          </table:table-cell>
          <table:table-cell table:style-name="ce10" table:formula="of:=([.AQ60]-[.AQ59])/1000" office:value-type="float" office:value="1.99890625" calcext:value-type="float">
            <text:p>1.9989</text:p>
          </table:table-cell>
          <table:table-cell table:style-name="ce10" table:formula="of:=[.AR60]+[.AS59]" office:value-type="float" office:value="115.9996015625" calcext:value-type="float">
            <text:p>115.9996</text:p>
          </table:table-cell>
          <table:table-cell table:style-name="ce60" table:formula="of:=[.AS60]-2*([.$B60]-1)" office:value-type="float" office:value="-0.000398437500024329" calcext:value-type="float">
            <text:p>-0.0003984375</text:p>
          </table:table-cell>
          <table:table-cell table:style-name="Default" office:value-type="float" office:value="63627198723049.9" calcext:value-type="float">
            <text:p>63627198723049.9</text:p>
          </table:table-cell>
          <table:table-cell table:style-name="ce10" table:formula="of:=([.AU60]-[.AU59])/1000" office:value-type="float" office:value="1.999" calcext:value-type="float">
            <text:p>1.9990</text:p>
          </table:table-cell>
          <table:table-cell table:style-name="ce10" table:formula="of:=[.AV60]+[.AW59]" office:value-type="float" office:value="115.9998984375" calcext:value-type="float">
            <text:p>115.9999</text:p>
          </table:table-cell>
          <table:table-cell table:style-name="ce61" table:formula="of:=[.AW60]-2*([.$B60]-1)" office:value-type="float" office:value="-0.000101562499978058" calcext:value-type="float">
            <text:p>-0.0001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63627193591576.2" calcext:value-type="float">
            <text:p>63627193591576.2</text:p>
          </table:table-cell>
          <table:table-cell table:formula="of:=([.C61]-[.C60])/1000" office:value-type="float" office:value="1.9994375" calcext:value-type="float">
            <text:p>1.9994</text:p>
          </table:table-cell>
          <table:table-cell table:formula="of:=[.D61]+[.E60]" office:value-type="float" office:value="118.0017890625" calcext:value-type="float">
            <text:p>118.0018</text:p>
          </table:table-cell>
          <table:table-cell table:style-name="ce12" table:formula="of:=[.E61]-2*([.$B61]-1)" office:value-type="float" office:value="0.00178906249998079" calcext:value-type="float">
            <text:p>0.0017890625</text:p>
          </table:table-cell>
          <table:table-cell table:style-name="Default" office:value-type="float" office:value="63627194056792.2" calcext:value-type="float">
            <text:p>63627194056792.2</text:p>
          </table:table-cell>
          <table:table-cell table:style-name="ce10" table:formula="of:=([.G61]-[.G60])/1000" office:value-type="float" office:value="2.000703125" calcext:value-type="float">
            <text:p>2.0007</text:p>
          </table:table-cell>
          <table:table-cell table:style-name="ce10" table:formula="of:=[.H61]+[.I60]" office:value-type="float" office:value="117.9990703125" calcext:value-type="float">
            <text:p>117.9991</text:p>
          </table:table-cell>
          <table:table-cell table:style-name="ce17" table:formula="of:=[.I61]-2*([.$B61]-1)" office:value-type="float" office:value="-0.000929687499976239" calcext:value-type="float">
            <text:p>-0.0009296875</text:p>
          </table:table-cell>
          <table:table-cell table:style-name="Default" office:value-type="float" office:value="63627194521387.3" calcext:value-type="float">
            <text:p>63627194521387.3</text:p>
          </table:table-cell>
          <table:table-cell table:style-name="ce10" table:formula="of:=([.K61]-[.K60])/1000" office:value-type="float" office:value="1.9976953125" calcext:value-type="float">
            <text:p>1.9977</text:p>
          </table:table-cell>
          <table:table-cell table:style-name="ce10" table:formula="of:=[.L61]+[.M60]" office:value-type="float" office:value="117.999796875" calcext:value-type="float">
            <text:p>117.9998</text:p>
          </table:table-cell>
          <table:table-cell table:style-name="ce23" table:formula="of:=[.M61]-2*([.$B61]-1)" office:value-type="float" office:value="-0.000203125000027171" calcext:value-type="float">
            <text:p>-0.000203125</text:p>
          </table:table-cell>
          <table:table-cell table:style-name="Default" office:value-type="float" office:value="63627194994216.1" calcext:value-type="float">
            <text:p>63627194994216.1</text:p>
          </table:table-cell>
          <table:table-cell table:style-name="ce10" table:formula="of:=([.O61]-[.O60])/1000" office:value-type="float" office:value="2.0006015625" calcext:value-type="float">
            <text:p>2.0006</text:p>
          </table:table-cell>
          <table:table-cell table:style-name="ce10" table:formula="of:=[.P61]+[.Q60]" office:value-type="float" office:value="117.9993984375" calcext:value-type="float">
            <text:p>117.9994</text:p>
          </table:table-cell>
          <table:table-cell table:style-name="ce25" table:formula="of:=[.Q61]-2*([.$B61]-1)" office:value-type="float" office:value="-0.000601562500008868" calcext:value-type="float">
            <text:p>-0.0006015625</text:p>
          </table:table-cell>
          <table:table-cell table:style-name="Default" office:value-type="float" office:value="63627195451598" calcext:value-type="float">
            <text:p>63627195451598</text:p>
          </table:table-cell>
          <table:table-cell table:style-name="ce10" table:formula="of:=([.S61]-[.S60])/1000" office:value-type="float" office:value="1.9995" calcext:value-type="float">
            <text:p>1.9995</text:p>
          </table:table-cell>
          <table:table-cell table:style-name="ce10" table:formula="of:=[.T61]+[.U60]" office:value-type="float" office:value="117.999203125" calcext:value-type="float">
            <text:p>117.9992</text:p>
          </table:table-cell>
          <table:table-cell table:style-name="ce26" table:formula="of:=[.U61]-2*([.$B61]-1)" office:value-type="float" office:value="-0.000796874999991815" calcext:value-type="float">
            <text:p>-0.000796875</text:p>
          </table:table-cell>
          <table:table-cell table:style-name="Default" office:value-type="float" office:value="63627195919087.7" calcext:value-type="float">
            <text:p>63627195919087.7</text:p>
          </table:table-cell>
          <table:table-cell table:style-name="ce10" table:formula="of:=([.W61]-[.W60])/1000" office:value-type="float" office:value="2.0005" calcext:value-type="float">
            <text:p>2.0005</text:p>
          </table:table-cell>
          <table:table-cell table:style-name="ce10" table:formula="of:=[.X61]+[.Y60]" office:value-type="float" office:value="117.9996015625" calcext:value-type="float">
            <text:p>117.9996</text:p>
          </table:table-cell>
          <table:table-cell table:style-name="ce29" table:formula="of:=[.Y61]-2*([.$B61]-1)" office:value-type="float" office:value="-0.000398437500010118" calcext:value-type="float">
            <text:p>-0.0003984375</text:p>
          </table:table-cell>
          <table:table-cell table:style-name="Default" office:value-type="float" office:value="63627196377644.1" calcext:value-type="float">
            <text:p>63627196377644.1</text:p>
          </table:table-cell>
          <table:table-cell table:style-name="ce10" table:formula="of:=([.AA61]-[.AA60])/1000" office:value-type="float" office:value="2.0005" calcext:value-type="float">
            <text:p>2.0005</text:p>
          </table:table-cell>
          <table:table-cell table:style-name="ce10" table:formula="of:=[.AB61]+[.AC60]" office:value-type="float" office:value="118.000203125" calcext:value-type="float">
            <text:p>118.0002</text:p>
          </table:table-cell>
          <table:table-cell table:style-name="ce33" table:formula="of:=[.AC61]-2*([.$B61]-1)" office:value-type="float" office:value="0.00020312500001296" calcext:value-type="float">
            <text:p>0.000203125</text:p>
          </table:table-cell>
          <table:table-cell table:style-name="Default" office:value-type="float" office:value="63627196849279.6" calcext:value-type="float">
            <text:p>63627196849279.6</text:p>
          </table:table-cell>
          <table:table-cell table:style-name="ce10" table:formula="of:=([.AE61]-[.AE60])/1000" office:value-type="float" office:value="2.0003046875" calcext:value-type="float">
            <text:p>2.0003</text:p>
          </table:table-cell>
          <table:table-cell table:style-name="ce10" table:formula="of:=[.AF61]+[.AG60]" office:value-type="float" office:value="117.999703125" calcext:value-type="float">
            <text:p>117.9997</text:p>
          </table:table-cell>
          <table:table-cell table:style-name="ce40" table:formula="of:=[.AG61]-2*([.$B61]-1)" office:value-type="float" office:value="-0.000296874999989427" calcext:value-type="float">
            <text:p>-0.000296875</text:p>
          </table:table-cell>
          <table:table-cell table:style-name="Default" office:value-type="float" office:value="63627197310265" calcext:value-type="float">
            <text:p>63627197310265</text:p>
          </table:table-cell>
          <table:table-cell table:style-name="ce10" table:formula="of:=([.AI61]-[.AI60])/1000" office:value-type="float" office:value="2.000296875" calcext:value-type="float">
            <text:p>2.0003</text:p>
          </table:table-cell>
          <table:table-cell table:style-name="ce10" table:formula="of:=[.AJ61]+[.AK60]" office:value-type="float" office:value="118" calcext:value-type="float">
            <text:p>118.0000</text:p>
          </table:table-cell>
          <table:table-cell table:style-name="ce48" table:formula="of:=[.AK61]-2*([.$B61]-1)" office:value-type="float" office:value="0" calcext:value-type="float">
            <text:p>0</text:p>
          </table:table-cell>
          <table:table-cell table:style-name="Default" office:value-type="float" office:value="63627197789329.7" calcext:value-type="float">
            <text:p>63627197789329.7</text:p>
          </table:table-cell>
          <table:table-cell table:style-name="ce10" table:formula="of:=([.AM61]-[.AM60])/1000" office:value-type="float" office:value="1.99940625" calcext:value-type="float">
            <text:p>1.9994</text:p>
          </table:table-cell>
          <table:table-cell table:style-name="ce10" table:formula="of:=[.AN61]+[.AO60]" office:value-type="float" office:value="118.0008046875" calcext:value-type="float">
            <text:p>118.0008</text:p>
          </table:table-cell>
          <table:table-cell table:style-name="ce54" table:formula="of:=[.AO61]-2*([.$B61]-1)" office:value-type="float" office:value="0.000804687500021828" calcext:value-type="float">
            <text:p>0.0008046875</text:p>
          </table:table-cell>
          <table:table-cell table:style-name="Default" office:value-type="float" office:value="63627198251307.2" calcext:value-type="float">
            <text:p>63627198251307.2</text:p>
          </table:table-cell>
          <table:table-cell table:style-name="ce10" table:formula="of:=([.AQ61]-[.AQ60])/1000" office:value-type="float" office:value="2.0005" calcext:value-type="float">
            <text:p>2.0005</text:p>
          </table:table-cell>
          <table:table-cell table:style-name="ce10" table:formula="of:=[.AR61]+[.AS60]" office:value-type="float" office:value="118.0001015625" calcext:value-type="float">
            <text:p>118.0001</text:p>
          </table:table-cell>
          <table:table-cell table:style-name="ce60" table:formula="of:=[.AS61]-2*([.$B61]-1)" office:value-type="float" office:value="0.000101562499978058" calcext:value-type="float">
            <text:p>0.0001015625</text:p>
          </table:table-cell>
          <table:table-cell table:style-name="Default" office:value-type="float" office:value="63627198725049.3" calcext:value-type="float">
            <text:p>63627198725049.3</text:p>
          </table:table-cell>
          <table:table-cell table:style-name="ce10" table:formula="of:=([.AU61]-[.AU60])/1000" office:value-type="float" office:value="1.9993984375" calcext:value-type="float">
            <text:p>1.9994</text:p>
          </table:table-cell>
          <table:table-cell table:style-name="ce10" table:formula="of:=[.AV61]+[.AW60]" office:value-type="float" office:value="117.999296875" calcext:value-type="float">
            <text:p>117.9993</text:p>
          </table:table-cell>
          <table:table-cell table:style-name="ce61" table:formula="of:=[.AW61]-2*([.$B61]-1)" office:value-type="float" office:value="-0.000703124999972715" calcext:value-type="float">
            <text:p>-0.000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61" calcext:value-type="float">
            <text:p>61</text:p>
          </table:table-cell>
          <table:table-cell office:value-type="float" office:value="63627193593575.6" calcext:value-type="float">
            <text:p>63627193593575.6</text:p>
          </table:table-cell>
          <table:table-cell table:formula="of:=([.C62]-[.C61])/1000" office:value-type="float" office:value="1.999390625" calcext:value-type="float">
            <text:p>1.9994</text:p>
          </table:table-cell>
          <table:table-cell table:formula="of:=[.D62]+[.E61]" office:value-type="float" office:value="120.0011796875" calcext:value-type="float">
            <text:p>120.0012</text:p>
          </table:table-cell>
          <table:table-cell table:style-name="ce12" table:formula="of:=[.E62]-2*([.$B62]-1)" office:value-type="float" office:value="0.00117968749998454" calcext:value-type="float">
            <text:p>0.0011796875</text:p>
          </table:table-cell>
          <table:table-cell table:style-name="Default" office:value-type="float" office:value="63627194058792" calcext:value-type="float">
            <text:p>63627194058792</text:p>
          </table:table-cell>
          <table:table-cell table:style-name="ce10" table:formula="of:=([.G62]-[.G61])/1000" office:value-type="float" office:value="1.999796875" calcext:value-type="float">
            <text:p>1.9998</text:p>
          </table:table-cell>
          <table:table-cell table:style-name="ce10" table:formula="of:=[.H62]+[.I61]" office:value-type="float" office:value="119.9988671875" calcext:value-type="float">
            <text:p>119.9989</text:p>
          </table:table-cell>
          <table:table-cell table:style-name="ce17" table:formula="of:=[.I62]-2*([.$B62]-1)" office:value-type="float" office:value="-0.00113281249997499" calcext:value-type="float">
            <text:p>-0.0011328125</text:p>
          </table:table-cell>
          <table:table-cell table:style-name="Default" office:value-type="float" office:value="63627194523387.8" calcext:value-type="float">
            <text:p>63627194523387.8</text:p>
          </table:table-cell>
          <table:table-cell table:style-name="ce10" table:formula="of:=([.K62]-[.K61])/1000" office:value-type="float" office:value="2.0005" calcext:value-type="float">
            <text:p>2.0005</text:p>
          </table:table-cell>
          <table:table-cell table:style-name="ce10" table:formula="of:=[.L62]+[.M61]" office:value-type="float" office:value="120.000296875" calcext:value-type="float">
            <text:p>120.0003</text:p>
          </table:table-cell>
          <table:table-cell table:style-name="ce23" table:formula="of:=[.M62]-2*([.$B62]-1)" office:value-type="float" office:value="0.000296874999975216" calcext:value-type="float">
            <text:p>0.000296875</text:p>
          </table:table-cell>
          <table:table-cell table:style-name="Default" office:value-type="float" office:value="63627194996216.7" calcext:value-type="float">
            <text:p>63627194996216.7</text:p>
          </table:table-cell>
          <table:table-cell table:style-name="ce10" table:formula="of:=([.O62]-[.O61])/1000" office:value-type="float" office:value="2.0006015625" calcext:value-type="float">
            <text:p>2.0006</text:p>
          </table:table-cell>
          <table:table-cell table:style-name="ce10" table:formula="of:=[.P62]+[.Q61]" office:value-type="float" office:value="120" calcext:value-type="float">
            <text:p>120.0000</text:p>
          </table:table-cell>
          <table:table-cell table:style-name="ce25" table:formula="of:=[.Q62]-2*([.$B62]-1)" office:value-type="float" office:value="0" calcext:value-type="float">
            <text:p>0</text:p>
          </table:table-cell>
          <table:table-cell table:style-name="Default" office:value-type="float" office:value="63627195453599.1" calcext:value-type="float">
            <text:p>63627195453599.1</text:p>
          </table:table-cell>
          <table:table-cell table:style-name="ce10" table:formula="of:=([.S62]-[.S61])/1000" office:value-type="float" office:value="2.0011015625" calcext:value-type="float">
            <text:p>2.0011</text:p>
          </table:table-cell>
          <table:table-cell table:style-name="ce10" table:formula="of:=[.T62]+[.U61]" office:value-type="float" office:value="120.0003046875" calcext:value-type="float">
            <text:p>120.0003</text:p>
          </table:table-cell>
          <table:table-cell table:style-name="ce26" table:formula="of:=[.U62]-2*([.$B62]-1)" office:value-type="float" office:value="0.00030468750000523" calcext:value-type="float">
            <text:p>0.0003046875</text:p>
          </table:table-cell>
          <table:table-cell table:style-name="Default" office:value-type="float" office:value="63627195921093" calcext:value-type="float">
            <text:p>63627195921093</text:p>
          </table:table-cell>
          <table:table-cell table:style-name="ce10" table:formula="of:=([.W62]-[.W61])/1000" office:value-type="float" office:value="2.005296875" calcext:value-type="float">
            <text:p>2.0053</text:p>
          </table:table-cell>
          <table:table-cell table:style-name="ce10" table:formula="of:=[.X62]+[.Y61]" office:value-type="float" office:value="120.0048984375" calcext:value-type="float">
            <text:p>120.0049</text:p>
          </table:table-cell>
          <table:table-cell table:style-name="ce29" table:formula="of:=[.Y62]-2*([.$B62]-1)" office:value-type="float" office:value="0.00489843749998897" calcext:value-type="float">
            <text:p>0.0048984375</text:p>
          </table:table-cell>
          <table:table-cell table:style-name="Default" office:value-type="float" office:value="63627196379644.4" calcext:value-type="float">
            <text:p>63627196379644.4</text:p>
          </table:table-cell>
          <table:table-cell table:style-name="ce10" table:formula="of:=([.AA62]-[.AA61])/1000" office:value-type="float" office:value="2.000296875" calcext:value-type="float">
            <text:p>2.0003</text:p>
          </table:table-cell>
          <table:table-cell table:style-name="ce10" table:formula="of:=[.AB62]+[.AC61]" office:value-type="float" office:value="120.0005" calcext:value-type="float">
            <text:p>120.0005</text:p>
          </table:table-cell>
          <table:table-cell table:style-name="ce33" table:formula="of:=[.AC62]-2*([.$B62]-1)" office:value-type="float" office:value="0.000500000000016598" calcext:value-type="float">
            <text:p>0.0005</text:p>
          </table:table-cell>
          <table:table-cell table:style-name="Default" office:value-type="float" office:value="63627196851279.5" calcext:value-type="float">
            <text:p>63627196851279.5</text:p>
          </table:table-cell>
          <table:table-cell table:style-name="ce10" table:formula="of:=([.AE62]-[.AE61])/1000" office:value-type="float" office:value="1.9998984375" calcext:value-type="float">
            <text:p>1.9999</text:p>
          </table:table-cell>
          <table:table-cell table:style-name="ce10" table:formula="of:=[.AF62]+[.AG61]" office:value-type="float" office:value="119.9996015625" calcext:value-type="float">
            <text:p>119.9996</text:p>
          </table:table-cell>
          <table:table-cell table:style-name="ce40" table:formula="of:=[.AG62]-2*([.$B62]-1)" office:value-type="float" office:value="-0.000398437499995907" calcext:value-type="float">
            <text:p>-0.0003984375</text:p>
          </table:table-cell>
          <table:table-cell table:style-name="Default" office:value-type="float" office:value="63627197312264.8" calcext:value-type="float">
            <text:p>63627197312264.8</text:p>
          </table:table-cell>
          <table:table-cell table:style-name="ce10" table:formula="of:=([.AI62]-[.AI61])/1000" office:value-type="float" office:value="1.999796875" calcext:value-type="float">
            <text:p>1.9998</text:p>
          </table:table-cell>
          <table:table-cell table:style-name="ce10" table:formula="of:=[.AJ62]+[.AK61]" office:value-type="float" office:value="119.999796875" calcext:value-type="float">
            <text:p>119.9998</text:p>
          </table:table-cell>
          <table:table-cell table:style-name="ce48" table:formula="of:=[.AK62]-2*([.$B62]-1)" office:value-type="float" office:value="-0.000203124999984539" calcext:value-type="float">
            <text:p>-0.000203125</text:p>
          </table:table-cell>
          <table:table-cell table:style-name="Default" office:value-type="float" office:value="63627197791328.4" calcext:value-type="float">
            <text:p>63627197791328.4</text:p>
          </table:table-cell>
          <table:table-cell table:style-name="ce10" table:formula="of:=([.AM62]-[.AM61])/1000" office:value-type="float" office:value="1.9986953125" calcext:value-type="float">
            <text:p>1.9987</text:p>
          </table:table-cell>
          <table:table-cell table:style-name="ce10" table:formula="of:=[.AN62]+[.AO61]" office:value-type="float" office:value="119.9995" calcext:value-type="float">
            <text:p>119.9995</text:p>
          </table:table-cell>
          <table:table-cell table:style-name="ce54" table:formula="of:=[.AO62]-2*([.$B62]-1)" office:value-type="float" office:value="-0.000499999999973966" calcext:value-type="float">
            <text:p>-0.0005</text:p>
          </table:table-cell>
          <table:table-cell table:style-name="Default" office:value-type="float" office:value="63627198253306.3" calcext:value-type="float">
            <text:p>63627198253306.3</text:p>
          </table:table-cell>
          <table:table-cell table:style-name="ce10" table:formula="of:=([.AQ62]-[.AQ61])/1000" office:value-type="float" office:value="1.99909375" calcext:value-type="float">
            <text:p>1.9991</text:p>
          </table:table-cell>
          <table:table-cell table:style-name="ce10" table:formula="of:=[.AR62]+[.AS61]" office:value-type="float" office:value="119.9991953125" calcext:value-type="float">
            <text:p>119.9992</text:p>
          </table:table-cell>
          <table:table-cell table:style-name="ce60" table:formula="of:=[.AS62]-2*([.$B62]-1)" office:value-type="float" office:value="-0.000804687500021828" calcext:value-type="float">
            <text:p>-0.0008046875</text:p>
          </table:table-cell>
          <table:table-cell table:style-name="Default" office:value-type="float" office:value="63627198727048.9" calcext:value-type="float">
            <text:p>63627198727048.9</text:p>
          </table:table-cell>
          <table:table-cell table:style-name="ce10" table:formula="of:=([.AU62]-[.AU61])/1000" office:value-type="float" office:value="1.9996015625" calcext:value-type="float">
            <text:p>1.9996</text:p>
          </table:table-cell>
          <table:table-cell table:style-name="ce10" table:formula="of:=[.AV62]+[.AW61]" office:value-type="float" office:value="119.9988984375" calcext:value-type="float">
            <text:p>119.9989</text:p>
          </table:table-cell>
          <table:table-cell table:style-name="ce61" table:formula="of:=[.AW62]-2*([.$B62]-1)" office:value-type="float" office:value="-0.00110156249996862" calcext:value-type="float">
            <text:p>-0.0011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62" calcext:value-type="float">
            <text:p>62</text:p>
          </table:table-cell>
          <table:table-cell office:value-type="float" office:value="63627193595575.2" calcext:value-type="float">
            <text:p>63627193595575.2</text:p>
          </table:table-cell>
          <table:table-cell table:formula="of:=([.C63]-[.C62])/1000" office:value-type="float" office:value="1.9996015625" calcext:value-type="float">
            <text:p>1.9996</text:p>
          </table:table-cell>
          <table:table-cell table:formula="of:=[.D63]+[.E62]" office:value-type="float" office:value="122.00078125" calcext:value-type="float">
            <text:p>122.0008</text:p>
          </table:table-cell>
          <table:table-cell table:style-name="ce12" table:formula="of:=[.E63]-2*([.$B63]-1)" office:value-type="float" office:value="0.000781249999988631" calcext:value-type="float">
            <text:p>0.00078125</text:p>
          </table:table-cell>
          <table:table-cell table:style-name="Default" office:value-type="float" office:value="63627194060792.3" calcext:value-type="float">
            <text:p>63627194060792.3</text:p>
          </table:table-cell>
          <table:table-cell table:style-name="ce10" table:formula="of:=([.G63]-[.G62])/1000" office:value-type="float" office:value="2.000296875" calcext:value-type="float">
            <text:p>2.0003</text:p>
          </table:table-cell>
          <table:table-cell table:style-name="ce10" table:formula="of:=[.H63]+[.I62]" office:value-type="float" office:value="121.9991640625" calcext:value-type="float">
            <text:p>121.9992</text:p>
          </table:table-cell>
          <table:table-cell table:style-name="ce17" table:formula="of:=[.I63]-2*([.$B63]-1)" office:value-type="float" office:value="-0.000835937499971351" calcext:value-type="float">
            <text:p>-0.0008359375</text:p>
          </table:table-cell>
          <table:table-cell table:style-name="Default" office:value-type="float" office:value="63627194525387" calcext:value-type="float">
            <text:p>63627194525387</text:p>
          </table:table-cell>
          <table:table-cell table:style-name="ce10" table:formula="of:=([.K63]-[.K62])/1000" office:value-type="float" office:value="1.999203125" calcext:value-type="float">
            <text:p>1.9992</text:p>
          </table:table-cell>
          <table:table-cell table:style-name="ce10" table:formula="of:=[.L63]+[.M62]" office:value-type="float" office:value="121.9995" calcext:value-type="float">
            <text:p>121.9995</text:p>
          </table:table-cell>
          <table:table-cell table:style-name="ce23" table:formula="of:=[.M63]-2*([.$B63]-1)" office:value-type="float" office:value="-0.000500000000030809" calcext:value-type="float">
            <text:p>-0.0005</text:p>
          </table:table-cell>
          <table:table-cell table:style-name="Default" office:value-type="float" office:value="63627194998216.5" calcext:value-type="float">
            <text:p>63627194998216.5</text:p>
          </table:table-cell>
          <table:table-cell table:style-name="ce10" table:formula="of:=([.O63]-[.O62])/1000" office:value-type="float" office:value="1.999796875" calcext:value-type="float">
            <text:p>1.9998</text:p>
          </table:table-cell>
          <table:table-cell table:style-name="ce10" table:formula="of:=[.P63]+[.Q62]" office:value-type="float" office:value="121.999796875" calcext:value-type="float">
            <text:p>121.9998</text:p>
          </table:table-cell>
          <table:table-cell table:style-name="ce25" table:formula="of:=[.Q63]-2*([.$B63]-1)" office:value-type="float" office:value="-0.00020312500001296" calcext:value-type="float">
            <text:p>-0.000203125</text:p>
          </table:table-cell>
          <table:table-cell table:style-name="Default" office:value-type="float" office:value="63627195455598.3" calcext:value-type="float">
            <text:p>63627195455598.3</text:p>
          </table:table-cell>
          <table:table-cell table:style-name="ce10" table:formula="of:=([.S63]-[.S62])/1000" office:value-type="float" office:value="1.9991953125" calcext:value-type="float">
            <text:p>1.9992</text:p>
          </table:table-cell>
          <table:table-cell table:style-name="ce10" table:formula="of:=[.T63]+[.U62]" office:value-type="float" office:value="121.9995" calcext:value-type="float">
            <text:p>121.9995</text:p>
          </table:table-cell>
          <table:table-cell table:style-name="ce26" table:formula="of:=[.U63]-2*([.$B63]-1)" office:value-type="float" office:value="-0.000499999999988177" calcext:value-type="float">
            <text:p>-0.0005</text:p>
          </table:table-cell>
          <table:table-cell table:style-name="Default" office:value-type="float" office:value="63627195923087.2" calcext:value-type="float">
            <text:p>63627195923087.2</text:p>
          </table:table-cell>
          <table:table-cell table:style-name="ce10" table:formula="of:=([.W63]-[.W62])/1000" office:value-type="float" office:value="1.994203125" calcext:value-type="float">
            <text:p>1.9942</text:p>
          </table:table-cell>
          <table:table-cell table:style-name="ce10" table:formula="of:=[.X63]+[.Y62]" office:value-type="float" office:value="121.9991015625" calcext:value-type="float">
            <text:p>121.9991</text:p>
          </table:table-cell>
          <table:table-cell table:style-name="ce29" table:formula="of:=[.Y63]-2*([.$B63]-1)" office:value-type="float" office:value="-0.000898437500012506" calcext:value-type="float">
            <text:p>-0.0008984375</text:p>
          </table:table-cell>
          <table:table-cell table:style-name="Default" office:value-type="float" office:value="63627196381644.7" calcext:value-type="float">
            <text:p>63627196381644.7</text:p>
          </table:table-cell>
          <table:table-cell table:style-name="ce10" table:formula="of:=([.AA63]-[.AA62])/1000" office:value-type="float" office:value="2.0003046875" calcext:value-type="float">
            <text:p>2.0003</text:p>
          </table:table-cell>
          <table:table-cell table:style-name="ce10" table:formula="of:=[.AB63]+[.AC62]" office:value-type="float" office:value="122.0008046875" calcext:value-type="float">
            <text:p>122.0008</text:p>
          </table:table-cell>
          <table:table-cell table:style-name="ce33" table:formula="of:=[.AC63]-2*([.$B63]-1)" office:value-type="float" office:value="0.000804687500021828" calcext:value-type="float">
            <text:p>0.0008046875</text:p>
          </table:table-cell>
          <table:table-cell table:style-name="Default" office:value-type="float" office:value="63627196853279.4" calcext:value-type="float">
            <text:p>63627196853279.4</text:p>
          </table:table-cell>
          <table:table-cell table:style-name="ce10" table:formula="of:=([.AE63]-[.AE62])/1000" office:value-type="float" office:value="1.9998984375" calcext:value-type="float">
            <text:p>1.9999</text:p>
          </table:table-cell>
          <table:table-cell table:style-name="ce10" table:formula="of:=[.AF63]+[.AG62]" office:value-type="float" office:value="121.9995" calcext:value-type="float">
            <text:p>121.9995</text:p>
          </table:table-cell>
          <table:table-cell table:style-name="ce40" table:formula="of:=[.AG63]-2*([.$B63]-1)" office:value-type="float" office:value="-0.000500000000002387" calcext:value-type="float">
            <text:p>-0.0005</text:p>
          </table:table-cell>
          <table:table-cell table:style-name="Default" office:value-type="float" office:value="63627197314266.3" calcext:value-type="float">
            <text:p>63627197314266.3</text:p>
          </table:table-cell>
          <table:table-cell table:style-name="ce10" table:formula="of:=([.AI63]-[.AI62])/1000" office:value-type="float" office:value="2.0015" calcext:value-type="float">
            <text:p>2.0015</text:p>
          </table:table-cell>
          <table:table-cell table:style-name="ce10" table:formula="of:=[.AJ63]+[.AK62]" office:value-type="float" office:value="122.001296875" calcext:value-type="float">
            <text:p>122.0013</text:p>
          </table:table-cell>
          <table:table-cell table:style-name="ce48" table:formula="of:=[.AK63]-2*([.$B63]-1)" office:value-type="float" office:value="0.00129687500000841" calcext:value-type="float">
            <text:p>0.001296875</text:p>
          </table:table-cell>
          <table:table-cell table:style-name="Default" office:value-type="float" office:value="63627197793329" calcext:value-type="float">
            <text:p>63627197793329</text:p>
          </table:table-cell>
          <table:table-cell table:style-name="ce10" table:formula="of:=([.AM63]-[.AM62])/1000" office:value-type="float" office:value="2.0006015625" calcext:value-type="float">
            <text:p>2.0006</text:p>
          </table:table-cell>
          <table:table-cell table:style-name="ce10" table:formula="of:=[.AN63]+[.AO62]" office:value-type="float" office:value="122.0001015625" calcext:value-type="float">
            <text:p>122.0001</text:p>
          </table:table-cell>
          <table:table-cell table:style-name="ce54" table:formula="of:=[.AO63]-2*([.$B63]-1)" office:value-type="float" office:value="0.000101562500020691" calcext:value-type="float">
            <text:p>0.0001015625</text:p>
          </table:table-cell>
          <table:table-cell table:style-name="Default" office:value-type="float" office:value="63627198255306.8" calcext:value-type="float">
            <text:p>63627198255306.8</text:p>
          </table:table-cell>
          <table:table-cell table:style-name="ce10" table:formula="of:=([.AQ63]-[.AQ62])/1000" office:value-type="float" office:value="2.0005" calcext:value-type="float">
            <text:p>2.0005</text:p>
          </table:table-cell>
          <table:table-cell table:style-name="ce10" table:formula="of:=[.AR63]+[.AS62]" office:value-type="float" office:value="121.9996953125" calcext:value-type="float">
            <text:p>121.9997</text:p>
          </table:table-cell>
          <table:table-cell table:style-name="ce60" table:formula="of:=[.AS63]-2*([.$B63]-1)" office:value-type="float" office:value="-0.00030468750001944" calcext:value-type="float">
            <text:p>-0.0003046875</text:p>
          </table:table-cell>
          <table:table-cell table:style-name="Default" office:value-type="float" office:value="63627198729050.2" calcext:value-type="float">
            <text:p>63627198729050.2</text:p>
          </table:table-cell>
          <table:table-cell table:style-name="ce10" table:formula="of:=([.AU63]-[.AU62])/1000" office:value-type="float" office:value="2.0013046875" calcext:value-type="float">
            <text:p>2.0013</text:p>
          </table:table-cell>
          <table:table-cell table:style-name="ce10" table:formula="of:=[.AV63]+[.AW62]" office:value-type="float" office:value="122.000203125" calcext:value-type="float">
            <text:p>122.0002</text:p>
          </table:table-cell>
          <table:table-cell table:style-name="ce61" table:formula="of:=[.AW63]-2*([.$B63]-1)" office:value-type="float" office:value="0.000203125000027171" calcext:value-type="float">
            <text:p>0.000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63" calcext:value-type="float">
            <text:p>63</text:p>
          </table:table-cell>
          <table:table-cell office:value-type="float" office:value="63627193597574.3" calcext:value-type="float">
            <text:p>63627193597574.3</text:p>
          </table:table-cell>
          <table:table-cell table:formula="of:=([.C64]-[.C63])/1000" office:value-type="float" office:value="1.9991328125" calcext:value-type="float">
            <text:p>1.9991</text:p>
          </table:table-cell>
          <table:table-cell table:formula="of:=[.D64]+[.E63]" office:value-type="float" office:value="123.9999140625" calcext:value-type="float">
            <text:p>123.9999</text:p>
          </table:table-cell>
          <table:table-cell table:style-name="ce12" table:formula="of:=[.E64]-2*([.$B64]-1)" office:value-type="float" office:value="-0.0000859375000175078" calcext:value-type="float">
            <text:p>-8.59375000175078E-05</text:p>
          </table:table-cell>
          <table:table-cell table:style-name="Default" office:value-type="float" office:value="63627194062791.5" calcext:value-type="float">
            <text:p>63627194062791.5</text:p>
          </table:table-cell>
          <table:table-cell table:style-name="ce10" table:formula="of:=([.G64]-[.G63])/1000" office:value-type="float" office:value="1.999203125" calcext:value-type="float">
            <text:p>1.9992</text:p>
          </table:table-cell>
          <table:table-cell table:style-name="ce10" table:formula="of:=[.H64]+[.I63]" office:value-type="float" office:value="123.9983671875" calcext:value-type="float">
            <text:p>123.9984</text:p>
          </table:table-cell>
          <table:table-cell table:style-name="ce17" table:formula="of:=[.I64]-2*([.$B64]-1)" office:value-type="float" office:value="-0.00163281249997738" calcext:value-type="float">
            <text:p>-0.0016328125</text:p>
          </table:table-cell>
          <table:table-cell table:style-name="Default" office:value-type="float" office:value="63627194527386.7" calcext:value-type="float">
            <text:p>63627194527386.7</text:p>
          </table:table-cell>
          <table:table-cell table:style-name="ce10" table:formula="of:=([.K64]-[.K63])/1000" office:value-type="float" office:value="1.999703125" calcext:value-type="float">
            <text:p>1.9997</text:p>
          </table:table-cell>
          <table:table-cell table:style-name="ce10" table:formula="of:=[.L64]+[.M63]" office:value-type="float" office:value="123.999203125" calcext:value-type="float">
            <text:p>123.9992</text:p>
          </table:table-cell>
          <table:table-cell table:style-name="ce23" table:formula="of:=[.M64]-2*([.$B64]-1)" office:value-type="float" office:value="-0.000796875000034447" calcext:value-type="float">
            <text:p>-0.000796875</text:p>
          </table:table-cell>
          <table:table-cell table:style-name="Default" office:value-type="float" office:value="63627195000217" calcext:value-type="float">
            <text:p>63627195000217</text:p>
          </table:table-cell>
          <table:table-cell table:style-name="ce10" table:formula="of:=([.O64]-[.O63])/1000" office:value-type="float" office:value="2.0005" calcext:value-type="float">
            <text:p>2.0005</text:p>
          </table:table-cell>
          <table:table-cell table:style-name="ce10" table:formula="of:=[.P64]+[.Q63]" office:value-type="float" office:value="124.000296875" calcext:value-type="float">
            <text:p>124.0003</text:p>
          </table:table-cell>
          <table:table-cell table:style-name="ce25" table:formula="of:=[.Q64]-2*([.$B64]-1)" office:value-type="float" office:value="0.000296874999989427" calcext:value-type="float">
            <text:p>0.000296875</text:p>
          </table:table-cell>
          <table:table-cell table:style-name="Default" office:value-type="float" office:value="63627195457598.5" calcext:value-type="float">
            <text:p>63627195457598.5</text:p>
          </table:table-cell>
          <table:table-cell table:style-name="ce10" table:formula="of:=([.S64]-[.S63])/1000" office:value-type="float" office:value="2.000203125" calcext:value-type="float">
            <text:p>2.0002</text:p>
          </table:table-cell>
          <table:table-cell table:style-name="ce10" table:formula="of:=[.T64]+[.U63]" office:value-type="float" office:value="123.999703125" calcext:value-type="float">
            <text:p>123.9997</text:p>
          </table:table-cell>
          <table:table-cell table:style-name="ce26" table:formula="of:=[.U64]-2*([.$B64]-1)" office:value-type="float" office:value="-0.000296874999989427" calcext:value-type="float">
            <text:p>-0.000296875</text:p>
          </table:table-cell>
          <table:table-cell table:style-name="Default" office:value-type="float" office:value="63627195925376" calcext:value-type="float">
            <text:p>63627195925376</text:p>
          </table:table-cell>
          <table:table-cell table:style-name="ce10" table:formula="of:=([.W64]-[.W63])/1000" office:value-type="float" office:value="2.288796875" calcext:value-type="float">
            <text:p>2.2888</text:p>
          </table:table-cell>
          <table:table-cell table:style-name="ce10" table:formula="of:=[.X64]+[.Y63]" office:value-type="float" office:value="124.2878984375" calcext:value-type="float">
            <text:p>124.2879</text:p>
          </table:table-cell>
          <table:table-cell table:style-name="ce29" table:formula="of:=[.Y64]-2*([.$B64]-1)" office:value-type="float" office:value="0.28789843749999" calcext:value-type="float">
            <text:p>0.2878984375</text:p>
          </table:table-cell>
          <table:table-cell table:style-name="Default" office:value-type="float" office:value="63627196383646.1" calcext:value-type="float">
            <text:p>63627196383646.1</text:p>
          </table:table-cell>
          <table:table-cell table:style-name="ce10" table:formula="of:=([.AA64]-[.AA63])/1000" office:value-type="float" office:value="2.0013984375" calcext:value-type="float">
            <text:p>2.0014</text:p>
          </table:table-cell>
          <table:table-cell table:style-name="ce10" table:formula="of:=[.AB64]+[.AC63]" office:value-type="float" office:value="124.002203125" calcext:value-type="float">
            <text:p>124.0022</text:p>
          </table:table-cell>
          <table:table-cell table:style-name="ce33" table:formula="of:=[.AC64]-2*([.$B64]-1)" office:value-type="float" office:value="0.00220312500002251" calcext:value-type="float">
            <text:p>0.002203125</text:p>
          </table:table-cell>
          <table:table-cell table:style-name="Default" office:value-type="float" office:value="63627196855280" calcext:value-type="float">
            <text:p>63627196855280</text:p>
          </table:table-cell>
          <table:table-cell table:style-name="ce10" table:formula="of:=([.AE64]-[.AE63])/1000" office:value-type="float" office:value="2.0006015625" calcext:value-type="float">
            <text:p>2.0006</text:p>
          </table:table-cell>
          <table:table-cell table:style-name="ce10" table:formula="of:=[.AF64]+[.AG63]" office:value-type="float" office:value="124.0001015625" calcext:value-type="float">
            <text:p>124.0001</text:p>
          </table:table-cell>
          <table:table-cell table:style-name="ce40" table:formula="of:=[.AG64]-2*([.$B64]-1)" office:value-type="float" office:value="0.000101562499992269" calcext:value-type="float">
            <text:p>0.0001015625</text:p>
          </table:table-cell>
          <table:table-cell table:style-name="Default" office:value-type="float" office:value="63627197316264.5" calcext:value-type="float">
            <text:p>63627197316264.5</text:p>
          </table:table-cell>
          <table:table-cell table:style-name="ce10" table:formula="of:=([.AI64]-[.AI63])/1000" office:value-type="float" office:value="1.998203125" calcext:value-type="float">
            <text:p>1.9982</text:p>
          </table:table-cell>
          <table:table-cell table:style-name="ce10" table:formula="of:=[.AJ64]+[.AK63]" office:value-type="float" office:value="123.9995" calcext:value-type="float">
            <text:p>123.9995</text:p>
          </table:table-cell>
          <table:table-cell table:style-name="ce48" table:formula="of:=[.AK64]-2*([.$B64]-1)" office:value-type="float" office:value="-0.000499999999988177" calcext:value-type="float">
            <text:p>-0.0005</text:p>
          </table:table-cell>
          <table:table-cell table:style-name="Default" office:value-type="float" office:value="63627197795328.7" calcext:value-type="float">
            <text:p>63627197795328.7</text:p>
          </table:table-cell>
          <table:table-cell table:style-name="ce10" table:formula="of:=([.AM64]-[.AM63])/1000" office:value-type="float" office:value="1.999703125" calcext:value-type="float">
            <text:p>1.9997</text:p>
          </table:table-cell>
          <table:table-cell table:style-name="ce10" table:formula="of:=[.AN64]+[.AO63]" office:value-type="float" office:value="123.9998046875" calcext:value-type="float">
            <text:p>123.9998</text:p>
          </table:table-cell>
          <table:table-cell table:style-name="ce54" table:formula="of:=[.AO64]-2*([.$B64]-1)" office:value-type="float" office:value="-0.000195312499982947" calcext:value-type="float">
            <text:p>-0.0001953125</text:p>
          </table:table-cell>
          <table:table-cell table:style-name="Default" office:value-type="float" office:value="63627198257309.5" calcext:value-type="float">
            <text:p>63627198257309.5</text:p>
          </table:table-cell>
          <table:table-cell table:style-name="ce10" table:formula="of:=([.AQ64]-[.AQ63])/1000" office:value-type="float" office:value="2.002703125" calcext:value-type="float">
            <text:p>2.0027</text:p>
          </table:table-cell>
          <table:table-cell table:style-name="ce10" table:formula="of:=[.AR64]+[.AS63]" office:value-type="float" office:value="124.0023984375" calcext:value-type="float">
            <text:p>124.0024</text:p>
          </table:table-cell>
          <table:table-cell table:style-name="ce60" table:formula="of:=[.AS64]-2*([.$B64]-1)" office:value-type="float" office:value="0.00239843749997704" calcext:value-type="float">
            <text:p>0.0023984375</text:p>
          </table:table-cell>
          <table:table-cell table:style-name="Default" office:value-type="float" office:value="63627198731049.8" calcext:value-type="float">
            <text:p>63627198731049.8</text:p>
          </table:table-cell>
          <table:table-cell table:style-name="ce10" table:formula="of:=([.AU64]-[.AU63])/1000" office:value-type="float" office:value="1.99959375" calcext:value-type="float">
            <text:p>1.9996</text:p>
          </table:table-cell>
          <table:table-cell table:style-name="ce10" table:formula="of:=[.AV64]+[.AW63]" office:value-type="float" office:value="123.999796875" calcext:value-type="float">
            <text:p>123.9998</text:p>
          </table:table-cell>
          <table:table-cell table:style-name="ce61" table:formula="of:=[.AW64]-2*([.$B64]-1)" office:value-type="float" office:value="-0.000203124999970328" calcext:value-type="float">
            <text:p>-0.000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63627193599575.9" calcext:value-type="float">
            <text:p>63627193599575.9</text:p>
          </table:table-cell>
          <table:table-cell table:formula="of:=([.C65]-[.C64])/1000" office:value-type="float" office:value="2.00153125" calcext:value-type="float">
            <text:p>2.0015</text:p>
          </table:table-cell>
          <table:table-cell table:formula="of:=[.D65]+[.E64]" office:value-type="float" office:value="126.0014453125" calcext:value-type="float">
            <text:p>126.0014</text:p>
          </table:table-cell>
          <table:table-cell table:style-name="ce12" table:formula="of:=[.E65]-2*([.$B65]-1)" office:value-type="float" office:value="0.00144531249998181" calcext:value-type="float">
            <text:p>0.0014453125</text:p>
          </table:table-cell>
          <table:table-cell table:style-name="Default" office:value-type="float" office:value="63627194064793.1" calcext:value-type="float">
            <text:p>63627194064793.1</text:p>
          </table:table-cell>
          <table:table-cell table:style-name="ce10" table:formula="of:=([.G65]-[.G64])/1000" office:value-type="float" office:value="2.0016015625" calcext:value-type="float">
            <text:p>2.0016</text:p>
          </table:table-cell>
          <table:table-cell table:style-name="ce10" table:formula="of:=[.H65]+[.I64]" office:value-type="float" office:value="125.99996875" calcext:value-type="float">
            <text:p>126.0000</text:p>
          </table:table-cell>
          <table:table-cell table:style-name="ce17" table:formula="of:=[.I65]-2*([.$B65]-1)" office:value-type="float" office:value="-0.0000312499999779447" calcext:value-type="float">
            <text:p>-0.00003125</text:p>
          </table:table-cell>
          <table:table-cell table:style-name="Default" office:value-type="float" office:value="63627194529388.6" calcext:value-type="float">
            <text:p>63627194529388.6</text:p>
          </table:table-cell>
          <table:table-cell table:style-name="ce10" table:formula="of:=([.K65]-[.K64])/1000" office:value-type="float" office:value="2.0018984375" calcext:value-type="float">
            <text:p>2.0019</text:p>
          </table:table-cell>
          <table:table-cell table:style-name="ce10" table:formula="of:=[.L65]+[.M64]" office:value-type="float" office:value="126.0011015625" calcext:value-type="float">
            <text:p>126.0011</text:p>
          </table:table-cell>
          <table:table-cell table:style-name="ce23" table:formula="of:=[.M65]-2*([.$B65]-1)" office:value-type="float" office:value="0.00110156249996862" calcext:value-type="float">
            <text:p>0.0011015625</text:p>
          </table:table-cell>
          <table:table-cell table:style-name="Default" office:value-type="float" office:value="63627195002215.7" calcext:value-type="float">
            <text:p>63627195002215.7</text:p>
          </table:table-cell>
          <table:table-cell table:style-name="ce10" table:formula="of:=([.O65]-[.O64])/1000" office:value-type="float" office:value="1.998703125" calcext:value-type="float">
            <text:p>1.9987</text:p>
          </table:table-cell>
          <table:table-cell table:style-name="ce10" table:formula="of:=[.P65]+[.Q64]" office:value-type="float" office:value="125.999" calcext:value-type="float">
            <text:p>125.9990</text:p>
          </table:table-cell>
          <table:table-cell table:style-name="ce25" table:formula="of:=[.Q65]-2*([.$B65]-1)" office:value-type="float" office:value="-0.00100000000000477" calcext:value-type="float">
            <text:p>-0.001</text:p>
          </table:table-cell>
          <table:table-cell table:style-name="Default" office:value-type="float" office:value="63627195459598.3" calcext:value-type="float">
            <text:p>63627195459598.3</text:p>
          </table:table-cell>
          <table:table-cell table:style-name="ce10" table:formula="of:=([.S65]-[.S64])/1000" office:value-type="float" office:value="1.999796875" calcext:value-type="float">
            <text:p>1.9998</text:p>
          </table:table-cell>
          <table:table-cell table:style-name="ce10" table:formula="of:=[.T65]+[.U64]" office:value-type="float" office:value="125.9995" calcext:value-type="float">
            <text:p>125.9995</text:p>
          </table:table-cell>
          <table:table-cell table:style-name="ce26" table:formula="of:=[.U65]-2*([.$B65]-1)" office:value-type="float" office:value="-0.000499999999988177" calcext:value-type="float">
            <text:p>-0.0005</text:p>
          </table:table-cell>
          <table:table-cell table:style-name="Default" office:value-type="float" office:value="63627195927087" calcext:value-type="float">
            <text:p>63627195927087</text:p>
          </table:table-cell>
          <table:table-cell table:style-name="ce10" table:formula="of:=([.W65]-[.W64])/1000" office:value-type="float" office:value="1.711" calcext:value-type="float">
            <text:p>1.7110</text:p>
          </table:table-cell>
          <table:table-cell table:style-name="ce10" table:formula="of:=[.X65]+[.Y64]" office:value-type="float" office:value="125.9988984375" calcext:value-type="float">
            <text:p>125.9989</text:p>
          </table:table-cell>
          <table:table-cell table:style-name="ce29" table:formula="of:=[.Y65]-2*([.$B65]-1)" office:value-type="float" office:value="-0.00110156250001126" calcext:value-type="float">
            <text:p>-0.0011015625</text:p>
          </table:table-cell>
          <table:table-cell table:style-name="Default" office:value-type="float" office:value="63627196385643.4" calcext:value-type="float">
            <text:p>63627196385643.4</text:p>
          </table:table-cell>
          <table:table-cell table:style-name="ce10" table:formula="of:=([.AA65]-[.AA64])/1000" office:value-type="float" office:value="1.997296875" calcext:value-type="float">
            <text:p>1.9973</text:p>
          </table:table-cell>
          <table:table-cell table:style-name="ce10" table:formula="of:=[.AB65]+[.AC64]" office:value-type="float" office:value="125.9995" calcext:value-type="float">
            <text:p>125.9995</text:p>
          </table:table-cell>
          <table:table-cell table:style-name="ce33" table:formula="of:=[.AC65]-2*([.$B65]-1)" office:value-type="float" office:value="-0.000499999999973966" calcext:value-type="float">
            <text:p>-0.0005</text:p>
          </table:table-cell>
          <table:table-cell table:style-name="Default" office:value-type="float" office:value="63627196857348.6" calcext:value-type="float">
            <text:p>63627196857348.6</text:p>
          </table:table-cell>
          <table:table-cell table:style-name="ce10" table:formula="of:=([.AE65]-[.AE64])/1000" office:value-type="float" office:value="2.0686015625" calcext:value-type="float">
            <text:p>2.0686</text:p>
          </table:table-cell>
          <table:table-cell table:style-name="ce10" table:formula="of:=[.AF65]+[.AG64]" office:value-type="float" office:value="126.068703125" calcext:value-type="float">
            <text:p>126.0687</text:p>
          </table:table-cell>
          <table:table-cell table:style-name="ce40" table:formula="of:=[.AG65]-2*([.$B65]-1)" office:value-type="float" office:value="0.068703124999999" calcext:value-type="float">
            <text:p>0.068703125</text:p>
          </table:table-cell>
          <table:table-cell table:style-name="Default" office:value-type="float" office:value="63627197318265" calcext:value-type="float">
            <text:p>63627197318265</text:p>
          </table:table-cell>
          <table:table-cell table:style-name="ce10" table:formula="of:=([.AI65]-[.AI64])/1000" office:value-type="float" office:value="2.0005" calcext:value-type="float">
            <text:p>2.0005</text:p>
          </table:table-cell>
          <table:table-cell table:style-name="ce10" table:formula="of:=[.AJ65]+[.AK64]" office:value-type="float" office:value="126" calcext:value-type="float">
            <text:p>126.0000</text:p>
          </table:table-cell>
          <table:table-cell table:style-name="ce48" table:formula="of:=[.AK65]-2*([.$B65]-1)" office:value-type="float" office:value="0" calcext:value-type="float">
            <text:p>0</text:p>
          </table:table-cell>
          <table:table-cell table:style-name="Default" office:value-type="float" office:value="63627197798386.1" calcext:value-type="float">
            <text:p>63627197798386.1</text:p>
          </table:table-cell>
          <table:table-cell table:style-name="ce10" table:formula="of:=([.AM65]-[.AM64])/1000" office:value-type="float" office:value="3.0573984375" calcext:value-type="float">
            <text:p>3.0574</text:p>
          </table:table-cell>
          <table:table-cell table:style-name="ce10" table:formula="of:=[.AN65]+[.AO64]" office:value-type="float" office:value="127.057203125" calcext:value-type="float">
            <text:p>127.0572</text:p>
          </table:table-cell>
          <table:table-cell table:style-name="ce54" table:formula="of:=[.AO65]-2*([.$B65]-1)" office:value-type="float" office:value="1.05720312500002" calcext:value-type="float">
            <text:p>1.057203125</text:p>
          </table:table-cell>
          <table:table-cell table:style-name="Default" office:value-type="float" office:value="63627198259308.9" calcext:value-type="float">
            <text:p>63627198259308.9</text:p>
          </table:table-cell>
          <table:table-cell table:style-name="ce10" table:formula="of:=([.AQ65]-[.AQ64])/1000" office:value-type="float" office:value="1.9993984375" calcext:value-type="float">
            <text:p>1.9994</text:p>
          </table:table-cell>
          <table:table-cell table:style-name="ce10" table:formula="of:=[.AR65]+[.AS64]" office:value-type="float" office:value="126.001796875" calcext:value-type="float">
            <text:p>126.0018</text:p>
          </table:table-cell>
          <table:table-cell table:style-name="ce60" table:formula="of:=[.AS65]-2*([.$B65]-1)" office:value-type="float" office:value="0.00179687499998238" calcext:value-type="float">
            <text:p>0.001796875</text:p>
          </table:table-cell>
          <table:table-cell table:style-name="Default" office:value-type="float" office:value="63627198733049" calcext:value-type="float">
            <text:p>63627198733049</text:p>
          </table:table-cell>
          <table:table-cell table:style-name="ce10" table:formula="of:=([.AU65]-[.AU64])/1000" office:value-type="float" office:value="1.999203125" calcext:value-type="float">
            <text:p>1.9992</text:p>
          </table:table-cell>
          <table:table-cell table:style-name="ce10" table:formula="of:=[.AV65]+[.AW64]" office:value-type="float" office:value="125.999" calcext:value-type="float">
            <text:p>125.9990</text:p>
          </table:table-cell>
          <table:table-cell table:style-name="ce61" table:formula="of:=[.AW65]-2*([.$B65]-1)" office:value-type="float" office:value="-0.000999999999976353" calcext:value-type="float">
            <text:p>-0.00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7" office:value-type="float" office:value="65" calcext:value-type="float">
            <text:p>65</text:p>
          </table:table-cell>
          <table:table-cell office:value-type="float" office:value="63627193601573.9" calcext:value-type="float">
            <text:p>63627193601573.9</text:p>
          </table:table-cell>
          <table:table-cell table:formula="of:=([.C66]-[.C65])/1000" office:value-type="float" office:value="1.9980546875" calcext:value-type="float">
            <text:p>1.9981</text:p>
          </table:table-cell>
          <table:table-cell table:formula="of:=[.D66]+[.E65]" office:value-type="float" office:value="127.9995" calcext:value-type="float">
            <text:p>127.9995</text:p>
          </table:table-cell>
          <table:table-cell table:style-name="ce12" table:formula="of:=[.E66]-2*([.$B66]-1)" office:value-type="float" office:value="-0.000500000000016598" calcext:value-type="float">
            <text:p>-0.0005</text:p>
          </table:table-cell>
          <table:table-cell table:style-name="Default" office:value-type="float" office:value="63627194066792.3" calcext:value-type="float">
            <text:p>63627194066792.3</text:p>
          </table:table-cell>
          <table:table-cell table:style-name="ce10" table:formula="of:=([.G66]-[.G65])/1000" office:value-type="float" office:value="1.9991953125" calcext:value-type="float">
            <text:p>1.9992</text:p>
          </table:table-cell>
          <table:table-cell table:style-name="ce10" table:formula="of:=[.H66]+[.I65]" office:value-type="float" office:value="127.9991640625" calcext:value-type="float">
            <text:p>127.9992</text:p>
          </table:table-cell>
          <table:table-cell table:style-name="ce17" table:formula="of:=[.I66]-2*([.$B66]-1)" office:value-type="float" office:value="-0.000835937499971351" calcext:value-type="float">
            <text:p>-0.0008359375</text:p>
          </table:table-cell>
          <table:table-cell table:style-name="Default" office:value-type="float" office:value="63627194531956.7" calcext:value-type="float">
            <text:p>63627194531956.7</text:p>
          </table:table-cell>
          <table:table-cell table:style-name="ce10" table:formula="of:=([.K66]-[.K65])/1000" office:value-type="float" office:value="2.5681015625" calcext:value-type="float">
            <text:p>2.5681</text:p>
          </table:table-cell>
          <table:table-cell table:style-name="ce10" table:formula="of:=[.L66]+[.M65]" office:value-type="float" office:value="128.569203125" calcext:value-type="float">
            <text:p>128.5692</text:p>
          </table:table-cell>
          <table:table-cell table:style-name="ce23" table:formula="of:=[.M66]-2*([.$B66]-1)" office:value-type="float" office:value="0.569203124999973" calcext:value-type="float">
            <text:p>0.569203125</text:p>
          </table:table-cell>
          <table:table-cell table:style-name="Default" office:value-type="float" office:value="63627195004216.6" calcext:value-type="float">
            <text:p>63627195004216.6</text:p>
          </table:table-cell>
          <table:table-cell table:style-name="ce10" table:formula="of:=([.O66]-[.O65])/1000" office:value-type="float" office:value="2.0008984375" calcext:value-type="float">
            <text:p>2.0009</text:p>
          </table:table-cell>
          <table:table-cell table:style-name="ce10" table:formula="of:=[.P66]+[.Q65]" office:value-type="float" office:value="127.9998984375" calcext:value-type="float">
            <text:p>127.9999</text:p>
          </table:table-cell>
          <table:table-cell table:style-name="ce25" table:formula="of:=[.Q66]-2*([.$B66]-1)" office:value-type="float" office:value="-0.00010156250000648" calcext:value-type="float">
            <text:p>-0.0001015625</text:p>
          </table:table-cell>
          <table:table-cell table:style-name="Default" office:value-type="float" office:value="63627195461599.1" calcext:value-type="float">
            <text:p>63627195461599.1</text:p>
          </table:table-cell>
          <table:table-cell table:style-name="ce10" table:formula="of:=([.S66]-[.S65])/1000" office:value-type="float" office:value="2.0008046875" calcext:value-type="float">
            <text:p>2.0008</text:p>
          </table:table-cell>
          <table:table-cell table:style-name="ce10" table:formula="of:=[.T66]+[.U65]" office:value-type="float" office:value="128.0003046875" calcext:value-type="float">
            <text:p>128.0003</text:p>
          </table:table-cell>
          <table:table-cell table:style-name="ce26" table:formula="of:=[.U66]-2*([.$B66]-1)" office:value-type="float" office:value="0.00030468750000523" calcext:value-type="float">
            <text:p>0.0003046875</text:p>
          </table:table-cell>
          <table:table-cell table:style-name="Default" office:value-type="float" office:value="63627195929088.5" calcext:value-type="float">
            <text:p>63627195929088.5</text:p>
          </table:table-cell>
          <table:table-cell table:style-name="ce10" table:formula="of:=([.W66]-[.W65])/1000" office:value-type="float" office:value="2.0015" calcext:value-type="float">
            <text:p>2.0015</text:p>
          </table:table-cell>
          <table:table-cell table:style-name="ce10" table:formula="of:=[.X66]+[.Y65]" office:value-type="float" office:value="128.0003984375" calcext:value-type="float">
            <text:p>128.0004</text:p>
          </table:table-cell>
          <table:table-cell table:style-name="ce29" table:formula="of:=[.Y66]-2*([.$B66]-1)" office:value-type="float" office:value="0.000398437499995907" calcext:value-type="float">
            <text:p>0.0003984375</text:p>
          </table:table-cell>
          <table:table-cell table:style-name="Default" office:value-type="float" office:value="63627196387642.9" calcext:value-type="float">
            <text:p>63627196387642.9</text:p>
          </table:table-cell>
          <table:table-cell table:style-name="ce10" table:formula="of:=([.AA66]-[.AA65])/1000" office:value-type="float" office:value="1.9995" calcext:value-type="float">
            <text:p>1.9995</text:p>
          </table:table-cell>
          <table:table-cell table:style-name="ce10" table:formula="of:=[.AB66]+[.AC65]" office:value-type="float" office:value="127.999" calcext:value-type="float">
            <text:p>127.9990</text:p>
          </table:table-cell>
          <table:table-cell table:style-name="ce33" table:formula="of:=[.AC66]-2*([.$B66]-1)" office:value-type="float" office:value="-0.000999999999976353" calcext:value-type="float">
            <text:p>-0.001</text:p>
          </table:table-cell>
          <table:table-cell table:style-name="Default" office:value-type="float" office:value="63627196859279.5" calcext:value-type="float">
            <text:p>63627196859279.5</text:p>
          </table:table-cell>
          <table:table-cell table:style-name="ce10" table:formula="of:=([.AE66]-[.AE65])/1000" office:value-type="float" office:value="1.9308984375" calcext:value-type="float">
            <text:p>1.9309</text:p>
          </table:table-cell>
          <table:table-cell table:style-name="ce10" table:formula="of:=[.AF66]+[.AG65]" office:value-type="float" office:value="127.9996015625" calcext:value-type="float">
            <text:p>127.9996</text:p>
          </table:table-cell>
          <table:table-cell table:style-name="ce40" table:formula="of:=[.AG66]-2*([.$B66]-1)" office:value-type="float" office:value="-0.000398437499995907" calcext:value-type="float">
            <text:p>-0.0003984375</text:p>
          </table:table-cell>
          <table:table-cell table:style-name="Default" office:value-type="float" office:value="63627197320264.3" calcext:value-type="float">
            <text:p>63627197320264.3</text:p>
          </table:table-cell>
          <table:table-cell table:style-name="ce10" table:formula="of:=([.AI66]-[.AI65])/1000" office:value-type="float" office:value="1.999296875" calcext:value-type="float">
            <text:p>1.9993</text:p>
          </table:table-cell>
          <table:table-cell table:style-name="ce10" table:formula="of:=[.AJ66]+[.AK65]" office:value-type="float" office:value="127.999296875" calcext:value-type="float">
            <text:p>127.9993</text:p>
          </table:table-cell>
          <table:table-cell table:style-name="ce48" table:formula="of:=[.AK66]-2*([.$B66]-1)" office:value-type="float" office:value="-0.000703124999986926" calcext:value-type="float">
            <text:p>-0.000703125</text:p>
          </table:table-cell>
          <table:table-cell table:style-name="Default" office:value-type="float" office:value="63627197799328.2" calcext:value-type="float">
            <text:p>63627197799328.2</text:p>
          </table:table-cell>
          <table:table-cell table:style-name="ce10" table:formula="of:=([.AM66]-[.AM65])/1000" office:value-type="float" office:value="0.9421015625" calcext:value-type="float">
            <text:p>0.9421</text:p>
          </table:table-cell>
          <table:table-cell table:style-name="ce10" table:formula="of:=[.AN66]+[.AO65]" office:value-type="float" office:value="127.9993046875" calcext:value-type="float">
            <text:p>127.9993</text:p>
          </table:table-cell>
          <table:table-cell table:style-name="ce54" table:formula="of:=[.AO66]-2*([.$B66]-1)" office:value-type="float" office:value="-0.000695312499985334" calcext:value-type="float">
            <text:p>-0.0006953125</text:p>
          </table:table-cell>
          <table:table-cell table:style-name="Default" office:value-type="float" office:value="63627198261306.2" calcext:value-type="float">
            <text:p>63627198261306.2</text:p>
          </table:table-cell>
          <table:table-cell table:style-name="ce10" table:formula="of:=([.AQ66]-[.AQ65])/1000" office:value-type="float" office:value="1.9973046875" calcext:value-type="float">
            <text:p>1.9973</text:p>
          </table:table-cell>
          <table:table-cell table:style-name="ce10" table:formula="of:=[.AR66]+[.AS65]" office:value-type="float" office:value="127.9991015625" calcext:value-type="float">
            <text:p>127.9991</text:p>
          </table:table-cell>
          <table:table-cell table:style-name="ce60" table:formula="of:=[.AS66]-2*([.$B66]-1)" office:value-type="float" office:value="-0.000898437500012506" calcext:value-type="float">
            <text:p>-0.0008984375</text:p>
          </table:table-cell>
          <table:table-cell table:style-name="Default" office:value-type="float" office:value="63627198735049.6" calcext:value-type="float">
            <text:p>63627198735049.6</text:p>
          </table:table-cell>
          <table:table-cell table:style-name="ce10" table:formula="of:=([.AU66]-[.AU65])/1000" office:value-type="float" office:value="2.0006015625" calcext:value-type="float">
            <text:p>2.0006</text:p>
          </table:table-cell>
          <table:table-cell table:style-name="ce10" table:formula="of:=[.AV66]+[.AW65]" office:value-type="float" office:value="127.9996015625" calcext:value-type="float">
            <text:p>127.9996</text:p>
          </table:table-cell>
          <table:table-cell table:style-name="ce61" table:formula="of:=[.AW66]-2*([.$B66]-1)" office:value-type="float" office:value="-0.000398437499981696" calcext:value-type="float">
            <text:p>-0.000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66" calcext:value-type="float">
            <text:p>66</text:p>
          </table:table-cell>
          <table:table-cell office:value-type="float" office:value="63627193603576.9" calcext:value-type="float">
            <text:p>63627193603576.9</text:p>
          </table:table-cell>
          <table:table-cell table:formula="of:=([.C67]-[.C66])/1000" office:value-type="float" office:value="2.0029375" calcext:value-type="float">
            <text:p>2.0029</text:p>
          </table:table-cell>
          <table:table-cell table:formula="of:=[.D67]+[.E66]" office:value-type="float" office:value="130.0024375" calcext:value-type="float">
            <text:p>130.0024</text:p>
          </table:table-cell>
          <table:table-cell table:style-name="ce12" table:formula="of:=[.E67]-2*([.$B67]-1)" office:value-type="float" office:value="0.00243749999998499" calcext:value-type="float">
            <text:p>0.0024375</text:p>
          </table:table-cell>
          <table:table-cell table:style-name="Default" office:value-type="float" office:value="63627194068792.2" calcext:value-type="float">
            <text:p>63627194068792.2</text:p>
          </table:table-cell>
          <table:table-cell table:style-name="ce10" table:formula="of:=([.G67]-[.G66])/1000" office:value-type="float" office:value="1.99990625" calcext:value-type="float">
            <text:p>1.9999</text:p>
          </table:table-cell>
          <table:table-cell table:style-name="ce10" table:formula="of:=[.H67]+[.I66]" office:value-type="float" office:value="129.9990703125" calcext:value-type="float">
            <text:p>129.9991</text:p>
          </table:table-cell>
          <table:table-cell table:style-name="ce17" table:formula="of:=[.I67]-2*([.$B67]-1)" office:value-type="float" office:value="-0.000929687499962029" calcext:value-type="float">
            <text:p>-0.0009296875</text:p>
          </table:table-cell>
          <table:table-cell table:style-name="Default" office:value-type="float" office:value="63627194533387.8" calcext:value-type="float">
            <text:p>63627194533387.8</text:p>
          </table:table-cell>
          <table:table-cell table:style-name="ce10" table:formula="of:=([.K67]-[.K66])/1000" office:value-type="float" office:value="1.43109375" calcext:value-type="float">
            <text:p>1.4311</text:p>
          </table:table-cell>
          <table:table-cell table:style-name="ce10" table:formula="of:=[.L67]+[.M66]" office:value-type="float" office:value="130.000296875" calcext:value-type="float">
            <text:p>130.0003</text:p>
          </table:table-cell>
          <table:table-cell table:style-name="ce24" table:formula="of:=[.M67]-2*([.$B67]-1)" office:value-type="float" office:value="0.000296874999975216" calcext:value-type="float">
            <text:p>0.000296875</text:p>
          </table:table-cell>
          <table:table-cell table:style-name="Default" office:value-type="float" office:value="63627195006217.9" calcext:value-type="float">
            <text:p>63627195006217.9</text:p>
          </table:table-cell>
          <table:table-cell table:style-name="ce10" table:formula="of:=([.O67]-[.O66])/1000" office:value-type="float" office:value="2.001296875" calcext:value-type="float">
            <text:p>2.0013</text:p>
          </table:table-cell>
          <table:table-cell table:style-name="ce10" table:formula="of:=[.P67]+[.Q66]" office:value-type="float" office:value="130.0011953125" calcext:value-type="float">
            <text:p>130.0012</text:p>
          </table:table-cell>
          <table:table-cell table:style-name="ce25" table:formula="of:=[.Q67]-2*([.$B67]-1)" office:value-type="float" office:value="0.00119531249998772" calcext:value-type="float">
            <text:p>0.0011953125</text:p>
          </table:table-cell>
          <table:table-cell table:style-name="Default" office:value-type="float" office:value="63627195463600.9" calcext:value-type="float">
            <text:p>63627195463600.9</text:p>
          </table:table-cell>
          <table:table-cell table:style-name="ce10" table:formula="of:=([.S67]-[.S66])/1000" office:value-type="float" office:value="2.001796875" calcext:value-type="float">
            <text:p>2.0018</text:p>
          </table:table-cell>
          <table:table-cell table:style-name="ce10" table:formula="of:=[.T67]+[.U66]" office:value-type="float" office:value="130.0021015625" calcext:value-type="float">
            <text:p>130.0021</text:p>
          </table:table-cell>
          <table:table-cell table:style-name="ce26" table:formula="of:=[.U67]-2*([.$B67]-1)" office:value-type="float" office:value="0.00210156250000182" calcext:value-type="float">
            <text:p>0.0021015625</text:p>
          </table:table-cell>
          <table:table-cell table:style-name="Default" office:value-type="float" office:value="63627195931086.7" calcext:value-type="float">
            <text:p>63627195931086.7</text:p>
          </table:table-cell>
          <table:table-cell table:style-name="ce10" table:formula="of:=([.W67]-[.W66])/1000" office:value-type="float" office:value="1.998203125" calcext:value-type="float">
            <text:p>1.9982</text:p>
          </table:table-cell>
          <table:table-cell table:style-name="ce10" table:formula="of:=[.X67]+[.Y66]" office:value-type="float" office:value="129.9986015625" calcext:value-type="float">
            <text:p>129.9986</text:p>
          </table:table-cell>
          <table:table-cell table:style-name="ce29" table:formula="of:=[.Y67]-2*([.$B67]-1)" office:value-type="float" office:value="-0.00139843750000068" calcext:value-type="float">
            <text:p>-0.0013984375</text:p>
          </table:table-cell>
          <table:table-cell table:style-name="Default" office:value-type="float" office:value="63627196389643.3" calcext:value-type="float">
            <text:p>63627196389643.3</text:p>
          </table:table-cell>
          <table:table-cell table:style-name="ce10" table:formula="of:=([.AA67]-[.AA66])/1000" office:value-type="float" office:value="2.0003984375" calcext:value-type="float">
            <text:p>2.0004</text:p>
          </table:table-cell>
          <table:table-cell table:style-name="ce10" table:formula="of:=[.AB67]+[.AC66]" office:value-type="float" office:value="129.9993984375" calcext:value-type="float">
            <text:p>129.9994</text:p>
          </table:table-cell>
          <table:table-cell table:style-name="ce33" table:formula="of:=[.AC67]-2*([.$B67]-1)" office:value-type="float" office:value="-0.000601562499980446" calcext:value-type="float">
            <text:p>-0.0006015625</text:p>
          </table:table-cell>
          <table:table-cell table:style-name="Default" office:value-type="float" office:value="63627196861279.2" calcext:value-type="float">
            <text:p>63627196861279.2</text:p>
          </table:table-cell>
          <table:table-cell table:style-name="ce10" table:formula="of:=([.AE67]-[.AE66])/1000" office:value-type="float" office:value="1.999703125" calcext:value-type="float">
            <text:p>1.9997</text:p>
          </table:table-cell>
          <table:table-cell table:style-name="ce10" table:formula="of:=[.AF67]+[.AG66]" office:value-type="float" office:value="129.9993046875" calcext:value-type="float">
            <text:p>129.9993</text:p>
          </table:table-cell>
          <table:table-cell table:style-name="ce40" table:formula="of:=[.AG67]-2*([.$B67]-1)" office:value-type="float" office:value="-0.000695312499999545" calcext:value-type="float">
            <text:p>-0.0006953125</text:p>
          </table:table-cell>
          <table:table-cell table:style-name="Default" office:value-type="float" office:value="63627197322264.4" calcext:value-type="float">
            <text:p>63627197322264.4</text:p>
          </table:table-cell>
          <table:table-cell table:style-name="ce10" table:formula="of:=([.AI67]-[.AI66])/1000" office:value-type="float" office:value="2.0001015625" calcext:value-type="float">
            <text:p>2.0001</text:p>
          </table:table-cell>
          <table:table-cell table:style-name="ce10" table:formula="of:=[.AJ67]+[.AK66]" office:value-type="float" office:value="129.9993984375" calcext:value-type="float">
            <text:p>129.9994</text:p>
          </table:table-cell>
          <table:table-cell table:style-name="ce48" table:formula="of:=[.AK67]-2*([.$B67]-1)" office:value-type="float" office:value="-0.000601562499980446" calcext:value-type="float">
            <text:p>-0.0006015625</text:p>
          </table:table-cell>
          <table:table-cell table:style-name="Default" office:value-type="float" office:value="63627197801328.4" calcext:value-type="float">
            <text:p>63627197801328.4</text:p>
          </table:table-cell>
          <table:table-cell table:style-name="ce10" table:formula="of:=([.AM67]-[.AM66])/1000" office:value-type="float" office:value="2.0001953125" calcext:value-type="float">
            <text:p>2.0002</text:p>
          </table:table-cell>
          <table:table-cell table:style-name="ce10" table:formula="of:=[.AN67]+[.AO66]" office:value-type="float" office:value="129.9995" calcext:value-type="float">
            <text:p>129.9995</text:p>
          </table:table-cell>
          <table:table-cell table:style-name="ce54" table:formula="of:=[.AO67]-2*([.$B67]-1)" office:value-type="float" office:value="-0.000499999999988177" calcext:value-type="float">
            <text:p>-0.0005</text:p>
          </table:table-cell>
          <table:table-cell table:style-name="Default" office:value-type="float" office:value="63627198263307.3" calcext:value-type="float">
            <text:p>63627198263307.3</text:p>
          </table:table-cell>
          <table:table-cell table:style-name="ce10" table:formula="of:=([.AQ67]-[.AQ66])/1000" office:value-type="float" office:value="2.00109375" calcext:value-type="float">
            <text:p>2.0011</text:p>
          </table:table-cell>
          <table:table-cell table:style-name="ce10" table:formula="of:=[.AR67]+[.AS66]" office:value-type="float" office:value="130.0001953125" calcext:value-type="float">
            <text:p>130.0002</text:p>
          </table:table-cell>
          <table:table-cell table:style-name="ce60" table:formula="of:=[.AS67]-2*([.$B67]-1)" office:value-type="float" office:value="0.000195312499982947" calcext:value-type="float">
            <text:p>0.0001953125</text:p>
          </table:table-cell>
          <table:table-cell table:style-name="Default" office:value-type="float" office:value="63627198737049.6" calcext:value-type="float">
            <text:p>63627198737049.6</text:p>
          </table:table-cell>
          <table:table-cell table:style-name="ce10" table:formula="of:=([.AU67]-[.AU66])/1000" office:value-type="float" office:value="2" calcext:value-type="float">
            <text:p>2.0000</text:p>
          </table:table-cell>
          <table:table-cell table:style-name="ce10" table:formula="of:=[.AV67]+[.AW66]" office:value-type="float" office:value="129.9996015625" calcext:value-type="float">
            <text:p>129.9996</text:p>
          </table:table-cell>
          <table:table-cell table:style-name="ce61" table:formula="of:=[.AW67]-2*([.$B67]-1)" office:value-type="float" office:value="-0.000398437499995907" calcext:value-type="float">
            <text:p>-0.000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67" calcext:value-type="float">
            <text:p>67</text:p>
          </table:table-cell>
          <table:table-cell office:value-type="float" office:value="63627193606929.9" calcext:value-type="float">
            <text:p>63627193606929.9</text:p>
          </table:table-cell>
          <table:table-cell table:formula="of:=([.C68]-[.C67])/1000" office:value-type="float" office:value="3.3530625" calcext:value-type="float">
            <text:p>3.3531</text:p>
          </table:table-cell>
          <table:table-cell table:formula="of:=[.D68]+[.E67]" office:value-type="float" office:value="133.3555" calcext:value-type="float">
            <text:p>133.3555</text:p>
          </table:table-cell>
          <table:table-cell table:style-name="ce12" table:formula="of:=[.E68]-2*([.$B68]-1)" office:value-type="float" office:value="1.35549999999998" calcext:value-type="float">
            <text:p>1.3555</text:p>
          </table:table-cell>
          <table:table-cell table:style-name="Default" office:value-type="float" office:value="63627194071056.2" calcext:value-type="float">
            <text:p>63627194071056.2</text:p>
          </table:table-cell>
          <table:table-cell table:style-name="ce10" table:formula="of:=([.G68]-[.G67])/1000" office:value-type="float" office:value="2.264" calcext:value-type="float">
            <text:p>2.2640</text:p>
          </table:table-cell>
          <table:table-cell table:style-name="ce10" table:formula="of:=[.H68]+[.I67]" office:value-type="float" office:value="132.2630703125" calcext:value-type="float">
            <text:p>132.2631</text:p>
          </table:table-cell>
          <table:table-cell table:style-name="ce17" table:formula="of:=[.I68]-2*([.$B68]-1)" office:value-type="float" office:value="0.263070312500048" calcext:value-type="float">
            <text:p>0.2630703125</text:p>
          </table:table-cell>
          <table:table-cell table:style-name="Default" office:value-type="float" office:value="63627194535488" calcext:value-type="float">
            <text:p>63627194535488</text:p>
          </table:table-cell>
          <table:table-cell table:style-name="ce10" table:formula="of:=([.K68]-[.K67])/1000" office:value-type="float" office:value="2.100203125" calcext:value-type="float">
            <text:p>2.1002</text:p>
          </table:table-cell>
          <table:table-cell table:style-name="ce10" table:formula="of:=[.L68]+[.M67]" office:value-type="float" office:value="132.1005" calcext:value-type="float">
            <text:p>132.1005</text:p>
          </table:table-cell>
          <table:table-cell table:style-name="ce21" table:formula="of:=[.M68]-2*([.$B68]-1)" office:value-type="float" office:value="0.100499999999983" calcext:value-type="float">
            <text:p>0.1005</text:p>
          </table:table-cell>
          <table:table-cell table:style-name="Default" office:value-type="float" office:value="63627195008217.9" calcext:value-type="float">
            <text:p>63627195008217.9</text:p>
          </table:table-cell>
          <table:table-cell table:style-name="ce10" table:formula="of:=([.O68]-[.O67])/1000" office:value-type="float" office:value="2" calcext:value-type="float">
            <text:p>2.0000</text:p>
          </table:table-cell>
          <table:table-cell table:style-name="ce10" table:formula="of:=[.P68]+[.Q67]" office:value-type="float" office:value="132.0011953125" calcext:value-type="float">
            <text:p>132.0012</text:p>
          </table:table-cell>
          <table:table-cell table:style-name="ce25" table:formula="of:=[.Q68]-2*([.$B68]-1)" office:value-type="float" office:value="0.00119531249998772" calcext:value-type="float">
            <text:p>0.0011953125</text:p>
          </table:table-cell>
          <table:table-cell table:formula="of:=[.S70]" office:value-type="float" office:value="63627195470679.9" calcext:value-type="float">
            <text:p>63627195470679.9</text:p>
          </table:table-cell>
          <table:table-cell table:style-name="ce10" table:formula="of:=([.S68]-[.S67])/1000" office:value-type="float" office:value="7.079" calcext:value-type="float">
            <text:p>7.0790</text:p>
          </table:table-cell>
          <table:table-cell table:style-name="ce10" table:formula="of:=[.T68]+[.U67]" office:value-type="float" office:value="137.0811015625" calcext:value-type="float">
            <text:p>137.0811</text:p>
          </table:table-cell>
          <table:table-cell table:style-name="ce26" table:formula="of:=[.U68]-2*([.$B68]-1)" office:value-type="float" office:value="5.08110156250001" calcext:value-type="float">
            <text:p>5.0811015625</text:p>
          </table:table-cell>
          <table:table-cell table:style-name="Default" office:value-type="float" office:value="63627195935043.8" calcext:value-type="float">
            <text:p>63627195935043.8</text:p>
          </table:table-cell>
          <table:table-cell table:style-name="ce10" table:formula="of:=([.W68]-[.W67])/1000" office:value-type="float" office:value="3.95709375" calcext:value-type="float">
            <text:p>3.9571</text:p>
          </table:table-cell>
          <table:table-cell table:style-name="ce10" table:formula="of:=[.X68]+[.Y67]" office:value-type="float" office:value="133.9556953125" calcext:value-type="float">
            <text:p>133.9557</text:p>
          </table:table-cell>
          <table:table-cell table:style-name="ce29" table:formula="of:=[.Y68]-2*([.$B68]-1)" office:value-type="float" office:value="1.95569531250001" calcext:value-type="float">
            <text:p>1.9556953125</text:p>
          </table:table-cell>
          <table:table-cell table:style-name="Default" office:value-type="float" office:value="63627196391642.8" calcext:value-type="float">
            <text:p>63627196391642.8</text:p>
          </table:table-cell>
          <table:table-cell table:style-name="ce10" table:formula="of:=([.AA68]-[.AA67])/1000" office:value-type="float" office:value="1.9995" calcext:value-type="float">
            <text:p>1.9995</text:p>
          </table:table-cell>
          <table:table-cell table:style-name="ce10" table:formula="of:=[.AB68]+[.AC67]" office:value-type="float" office:value="131.9988984375" calcext:value-type="float">
            <text:p>131.9989</text:p>
          </table:table-cell>
          <table:table-cell table:style-name="ce33" table:formula="of:=[.AC68]-2*([.$B68]-1)" office:value-type="float" office:value="-0.00110156249996862" calcext:value-type="float">
            <text:p>-0.0011015625</text:p>
          </table:table-cell>
          <table:table-cell table:style-name="Default" office:value-type="float" office:value="63627196864605.2" calcext:value-type="float">
            <text:p>63627196864605.2</text:p>
          </table:table-cell>
          <table:table-cell table:style-name="ce10" table:formula="of:=([.AE68]-[.AE67])/1000" office:value-type="float" office:value="3.326" calcext:value-type="float">
            <text:p>3.3260</text:p>
          </table:table-cell>
          <table:table-cell table:style-name="ce10" table:formula="of:=[.AF68]+[.AG67]" office:value-type="float" office:value="133.3253046875" calcext:value-type="float">
            <text:p>133.3253</text:p>
          </table:table-cell>
          <table:table-cell table:style-name="ce40" table:formula="of:=[.AG68]-2*([.$B68]-1)" office:value-type="float" office:value="1.32530468749999" calcext:value-type="float">
            <text:p>1.3253046875</text:p>
          </table:table-cell>
          <table:table-cell table:style-name="Default" office:value-type="float" office:value="63627197324264.5" calcext:value-type="float">
            <text:p>63627197324264.5</text:p>
          </table:table-cell>
          <table:table-cell table:style-name="ce10" table:formula="of:=([.AI68]-[.AI67])/1000" office:value-type="float" office:value="2.0001015625" calcext:value-type="float">
            <text:p>2.0001</text:p>
          </table:table-cell>
          <table:table-cell table:style-name="ce10" table:formula="of:=[.AJ68]+[.AK67]" office:value-type="float" office:value="131.9995" calcext:value-type="float">
            <text:p>131.9995</text:p>
          </table:table-cell>
          <table:table-cell table:style-name="ce48" table:formula="of:=[.AK68]-2*([.$B68]-1)" office:value-type="float" office:value="-0.000499999999988177" calcext:value-type="float">
            <text:p>-0.0005</text:p>
          </table:table-cell>
          <table:table-cell table:style-name="Default" office:value-type="float" office:value="63627197804045.5" calcext:value-type="float">
            <text:p>63627197804045.5</text:p>
          </table:table-cell>
          <table:table-cell table:style-name="ce10" table:formula="of:=([.AM68]-[.AM67])/1000" office:value-type="float" office:value="2.7171015625" calcext:value-type="float">
            <text:p>2.7171</text:p>
          </table:table-cell>
          <table:table-cell table:style-name="ce10" table:formula="of:=[.AN68]+[.AO67]" office:value-type="float" office:value="132.7166015625" calcext:value-type="float">
            <text:p>132.7166</text:p>
          </table:table-cell>
          <table:table-cell table:style-name="ce54" table:formula="of:=[.AO68]-2*([.$B68]-1)" office:value-type="float" office:value="0.716601562500017" calcext:value-type="float">
            <text:p>0.7166015625</text:p>
          </table:table-cell>
          <table:table-cell table:formula="of:=[.AQ69]" office:value-type="float" office:value="63627198267857.7" calcext:value-type="float">
            <text:p>63627198267857.7</text:p>
          </table:table-cell>
          <table:table-cell table:style-name="ce10" table:formula="of:=([.AQ68]-[.AQ67])/1000" office:value-type="float" office:value="4.55040625" calcext:value-type="float">
            <text:p>4.5504</text:p>
          </table:table-cell>
          <table:table-cell table:style-name="ce10" table:formula="of:=[.AR68]+[.AS67]" office:value-type="float" office:value="134.5506015625" calcext:value-type="float">
            <text:p>134.5506</text:p>
          </table:table-cell>
          <table:table-cell table:style-name="ce60" table:formula="of:=[.AS68]-2*([.$B68]-1)" office:value-type="float" office:value="2.55060156249999" calcext:value-type="float">
            <text:p>2.5506015625</text:p>
          </table:table-cell>
          <table:table-cell table:formula="of:=[.AU69]" office:value-type="float" office:value="63627198741460.4" calcext:value-type="float">
            <text:p>63627198741460.4</text:p>
          </table:table-cell>
          <table:table-cell table:style-name="ce10" table:formula="of:=([.AU68]-[.AU67])/1000" office:value-type="float" office:value="4.410796875" calcext:value-type="float">
            <text:p>4.4108</text:p>
          </table:table-cell>
          <table:table-cell table:style-name="ce10" table:formula="of:=[.AV68]+[.AW67]" office:value-type="float" office:value="134.4103984375" calcext:value-type="float">
            <text:p>134.4104</text:p>
          </table:table-cell>
          <table:table-cell table:style-name="ce61" table:formula="of:=[.AW68]-2*([.$B68]-1)" office:value-type="float" office:value="2.41039843749999" calcext:value-type="float">
            <text:p>2.410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63627193607574.4" calcext:value-type="float">
            <text:p>63627193607574.4</text:p>
          </table:table-cell>
          <table:table-cell table:formula="of:=([.C69]-[.C68])/1000" office:value-type="float" office:value="0.644453125" calcext:value-type="float">
            <text:p>0.6445</text:p>
          </table:table-cell>
          <table:table-cell table:formula="of:=[.D69]+[.E68]" office:value-type="float" office:value="133.999953125" calcext:value-type="float">
            <text:p>134.0000</text:p>
          </table:table-cell>
          <table:table-cell table:style-name="ce12" table:formula="of:=[.E69]-2*([.$B69]-1)" office:value-type="float" office:value="-0.0000468750000095497" calcext:value-type="float">
            <text:p>-0.000046875</text:p>
          </table:table-cell>
          <table:table-cell table:style-name="Default" office:value-type="float" office:value="63627194072791.3" calcext:value-type="float">
            <text:p>63627194072791.3</text:p>
          </table:table-cell>
          <table:table-cell table:style-name="ce10" table:formula="of:=([.G69]-[.G68])/1000" office:value-type="float" office:value="1.73509375" calcext:value-type="float">
            <text:p>1.7351</text:p>
          </table:table-cell>
          <table:table-cell table:style-name="ce10" table:formula="of:=[.H69]+[.I68]" office:value-type="float" office:value="133.9981640625" calcext:value-type="float">
            <text:p>133.9982</text:p>
          </table:table-cell>
          <table:table-cell table:style-name="ce17" table:formula="of:=[.I69]-2*([.$B69]-1)" office:value-type="float" office:value="-0.0018359374999477" calcext:value-type="float">
            <text:p>-0.0018359375</text:p>
          </table:table-cell>
          <table:table-cell table:style-name="Default" office:value-type="float" office:value="63627194537388" calcext:value-type="float">
            <text:p>63627194537388</text:p>
          </table:table-cell>
          <table:table-cell table:style-name="ce10" table:formula="of:=([.K69]-[.K68])/1000" office:value-type="float" office:value="1.9" calcext:value-type="float">
            <text:p>1.9000</text:p>
          </table:table-cell>
          <table:table-cell table:style-name="ce10" table:formula="of:=[.L69]+[.M68]" office:value-type="float" office:value="134.0005" calcext:value-type="float">
            <text:p>134.0005</text:p>
          </table:table-cell>
          <table:table-cell table:style-name="ce21" table:formula="of:=[.M69]-2*([.$B69]-1)" office:value-type="float" office:value="0.000499999999988177" calcext:value-type="float">
            <text:p>0.0005</text:p>
          </table:table-cell>
          <table:table-cell table:style-name="Default" office:value-type="float" office:value="63627195010217.3" calcext:value-type="float">
            <text:p>63627195010217.3</text:p>
          </table:table-cell>
          <table:table-cell table:style-name="ce10" table:formula="of:=([.O69]-[.O68])/1000" office:value-type="float" office:value="1.9993984375" calcext:value-type="float">
            <text:p>1.9994</text:p>
          </table:table-cell>
          <table:table-cell table:style-name="ce10" table:formula="of:=[.P69]+[.Q68]" office:value-type="float" office:value="134.00059375" calcext:value-type="float">
            <text:p>134.0006</text:p>
          </table:table-cell>
          <table:table-cell table:style-name="ce25" table:formula="of:=[.Q69]-2*([.$B69]-1)" office:value-type="float" office:value="0.000593749999978854" calcext:value-type="float">
            <text:p>0.00059375</text:p>
          </table:table-cell>
          <table:table-cell table:formula="of:=[.S70]" office:value-type="float" office:value="63627195470679.9" calcext:value-type="float">
            <text:p>63627195470679.9</text:p>
          </table:table-cell>
          <table:table-cell table:style-name="ce10" table:formula="of:=([.S69]-[.S68])/1000" office:value-type="float" office:value="0" calcext:value-type="float">
            <text:p>0.0000</text:p>
          </table:table-cell>
          <table:table-cell table:style-name="ce10" table:formula="of:=[.T69]+[.U68]" office:value-type="float" office:value="137.0811015625" calcext:value-type="float">
            <text:p>137.0811</text:p>
          </table:table-cell>
          <table:table-cell table:style-name="ce26" table:formula="of:=[.U69]-2*([.$B69]-1)" office:value-type="float" office:value="3.08110156250001" calcext:value-type="float">
            <text:p>3.0811015625</text:p>
          </table:table-cell>
          <table:table-cell table:style-name="Default" office:value-type="float" office:value="63627195935088.7" calcext:value-type="float">
            <text:p>63627195935088.7</text:p>
          </table:table-cell>
          <table:table-cell table:style-name="ce10" table:formula="of:=([.W69]-[.W68])/1000" office:value-type="float" office:value="0.04490625" calcext:value-type="float">
            <text:p>0.0449</text:p>
          </table:table-cell>
          <table:table-cell table:style-name="ce10" table:formula="of:=[.X69]+[.Y68]" office:value-type="float" office:value="134.0006015625" calcext:value-type="float">
            <text:p>134.0006</text:p>
          </table:table-cell>
          <table:table-cell table:style-name="ce29" table:formula="of:=[.Y69]-2*([.$B69]-1)" office:value-type="float" office:value="0.000601562500008868" calcext:value-type="float">
            <text:p>0.0006015625</text:p>
          </table:table-cell>
          <table:table-cell table:style-name="Default" office:value-type="float" office:value="63627196393643.1" calcext:value-type="float">
            <text:p>63627196393643.1</text:p>
          </table:table-cell>
          <table:table-cell table:style-name="ce10" table:formula="of:=([.AA69]-[.AA68])/1000" office:value-type="float" office:value="2.0003046875" calcext:value-type="float">
            <text:p>2.0003</text:p>
          </table:table-cell>
          <table:table-cell table:style-name="ce10" table:formula="of:=[.AB69]+[.AC68]" office:value-type="float" office:value="133.999203125" calcext:value-type="float">
            <text:p>133.9992</text:p>
          </table:table-cell>
          <table:table-cell table:style-name="ce33" table:formula="of:=[.AC69]-2*([.$B69]-1)" office:value-type="float" office:value="-0.000796874999963393" calcext:value-type="float">
            <text:p>-0.000796875</text:p>
          </table:table-cell>
          <table:table-cell table:style-name="Default" office:value-type="float" office:value="63627196865278.9" calcext:value-type="float">
            <text:p>63627196865278.9</text:p>
          </table:table-cell>
          <table:table-cell table:style-name="ce10" table:formula="of:=([.AE69]-[.AE68])/1000" office:value-type="float" office:value="0.6736953125" calcext:value-type="float">
            <text:p>0.6737</text:p>
          </table:table-cell>
          <table:table-cell table:style-name="ce10" table:formula="of:=[.AF69]+[.AG68]" office:value-type="float" office:value="133.999" calcext:value-type="float">
            <text:p>133.9990</text:p>
          </table:table-cell>
          <table:table-cell table:style-name="ce40" table:formula="of:=[.AG69]-2*([.$B69]-1)" office:value-type="float" office:value="-0.00100000000000477" calcext:value-type="float">
            <text:p>-0.001</text:p>
          </table:table-cell>
          <table:table-cell table:style-name="Default" office:value-type="float" office:value="63627197326265.1" calcext:value-type="float">
            <text:p>63627197326265.1</text:p>
          </table:table-cell>
          <table:table-cell table:style-name="ce10" table:formula="of:=([.AI69]-[.AI68])/1000" office:value-type="float" office:value="2.0006015625" calcext:value-type="float">
            <text:p>2.0006</text:p>
          </table:table-cell>
          <table:table-cell table:style-name="ce10" table:formula="of:=[.AJ69]+[.AK68]" office:value-type="float" office:value="134.0001015625" calcext:value-type="float">
            <text:p>134.0001</text:p>
          </table:table-cell>
          <table:table-cell table:style-name="ce48" table:formula="of:=[.AK69]-2*([.$B69]-1)" office:value-type="float" office:value="0.000101562500020691" calcext:value-type="float">
            <text:p>0.0001015625</text:p>
          </table:table-cell>
          <table:table-cell table:style-name="Default" office:value-type="float" office:value="63627197805327.7" calcext:value-type="float">
            <text:p>63627197805327.7</text:p>
          </table:table-cell>
          <table:table-cell table:style-name="ce10" table:formula="of:=([.AM69]-[.AM68])/1000" office:value-type="float" office:value="1.282203125" calcext:value-type="float">
            <text:p>1.2822</text:p>
          </table:table-cell>
          <table:table-cell table:style-name="ce10" table:formula="of:=[.AN69]+[.AO68]" office:value-type="float" office:value="133.9988046875" calcext:value-type="float">
            <text:p>133.9988</text:p>
          </table:table-cell>
          <table:table-cell table:style-name="ce54" table:formula="of:=[.AO69]-2*([.$B69]-1)" office:value-type="float" office:value="-0.00119531249998772" calcext:value-type="float">
            <text:p>-0.0011953125</text:p>
          </table:table-cell>
          <table:table-cell table:style-name="Default" office:value-type="float" office:value="63627198267857.7" calcext:value-type="float">
            <text:p>63627198267857.7</text:p>
          </table:table-cell>
          <table:table-cell table:style-name="ce10" table:formula="of:=([.AQ69]-[.AQ68])/1000" office:value-type="float" office:value="0" calcext:value-type="float">
            <text:p>0.0000</text:p>
          </table:table-cell>
          <table:table-cell table:style-name="ce10" table:formula="of:=[.AR69]+[.AS68]" office:value-type="float" office:value="134.5506015625" calcext:value-type="float">
            <text:p>134.5506</text:p>
          </table:table-cell>
          <table:table-cell table:style-name="ce60" table:formula="of:=[.AS69]-2*([.$B69]-1)" office:value-type="float" office:value="0.550601562499992" calcext:value-type="float">
            <text:p>0.5506015625</text:p>
          </table:table-cell>
          <table:table-cell table:style-name="Default" office:value-type="float" office:value="63627198741460.4" calcext:value-type="float">
            <text:p>63627198741460.4</text:p>
          </table:table-cell>
          <table:table-cell table:style-name="ce10" table:formula="of:=([.AU69]-[.AU68])/1000" office:value-type="float" office:value="0" calcext:value-type="float">
            <text:p>0.0000</text:p>
          </table:table-cell>
          <table:table-cell table:style-name="ce10" table:formula="of:=[.AV69]+[.AW68]" office:value-type="float" office:value="134.4103984375" calcext:value-type="float">
            <text:p>134.4104</text:p>
          </table:table-cell>
          <table:table-cell table:style-name="ce61" table:formula="of:=[.AW69]-2*([.$B69]-1)" office:value-type="float" office:value="0.410398437499993" calcext:value-type="float">
            <text:p>0.410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69" calcext:value-type="float">
            <text:p>69</text:p>
          </table:table-cell>
          <table:table-cell office:value-type="float" office:value="63627193609575.7" calcext:value-type="float">
            <text:p>63627193609575.7</text:p>
          </table:table-cell>
          <table:table-cell table:formula="of:=([.C70]-[.C69])/1000" office:value-type="float" office:value="2.001375" calcext:value-type="float">
            <text:p>2.0014</text:p>
          </table:table-cell>
          <table:table-cell table:formula="of:=[.D70]+[.E69]" office:value-type="float" office:value="136.001328125" calcext:value-type="float">
            <text:p>136.0013</text:p>
          </table:table-cell>
          <table:table-cell table:style-name="ce12" table:formula="of:=[.E70]-2*([.$B70]-1)" office:value-type="float" office:value="0.00132812499998636" calcext:value-type="float">
            <text:p>0.001328125</text:p>
          </table:table-cell>
          <table:table-cell table:style-name="Default" office:value-type="float" office:value="63627194074791.7" calcext:value-type="float">
            <text:p>63627194074791.7</text:p>
          </table:table-cell>
          <table:table-cell table:style-name="ce10" table:formula="of:=([.G70]-[.G69])/1000" office:value-type="float" office:value="2.00040625" calcext:value-type="float">
            <text:p>2.0004</text:p>
          </table:table-cell>
          <table:table-cell table:style-name="ce10" table:formula="of:=[.H70]+[.I69]" office:value-type="float" office:value="135.9985703125" calcext:value-type="float">
            <text:p>135.9986</text:p>
          </table:table-cell>
          <table:table-cell table:style-name="ce17" table:formula="of:=[.I70]-2*([.$B70]-1)" office:value-type="float" office:value="-0.00142968749995021" calcext:value-type="float">
            <text:p>-0.0014296875</text:p>
          </table:table-cell>
          <table:table-cell table:style-name="Default" office:value-type="float" office:value="63627194539389" calcext:value-type="float">
            <text:p>63627194539389</text:p>
          </table:table-cell>
          <table:table-cell table:style-name="ce10" table:formula="of:=([.K70]-[.K69])/1000" office:value-type="float" office:value="2.001" calcext:value-type="float">
            <text:p>2.0010</text:p>
          </table:table-cell>
          <table:table-cell table:style-name="ce10" table:formula="of:=[.L70]+[.M69]" office:value-type="float" office:value="136.0015" calcext:value-type="float">
            <text:p>136.0015</text:p>
          </table:table-cell>
          <table:table-cell table:style-name="ce21" table:formula="of:=[.M70]-2*([.$B70]-1)" office:value-type="float" office:value="0.00149999999999295" calcext:value-type="float">
            <text:p>0.0015</text:p>
          </table:table-cell>
          <table:table-cell table:style-name="Default" office:value-type="float" office:value="63627195012217.3" calcext:value-type="float">
            <text:p>63627195012217.3</text:p>
          </table:table-cell>
          <table:table-cell table:style-name="ce10" table:formula="of:=([.O70]-[.O69])/1000" office:value-type="float" office:value="2" calcext:value-type="float">
            <text:p>2.0000</text:p>
          </table:table-cell>
          <table:table-cell table:style-name="ce10" table:formula="of:=[.P70]+[.Q69]" office:value-type="float" office:value="136.00059375" calcext:value-type="float">
            <text:p>136.0006</text:p>
          </table:table-cell>
          <table:table-cell table:style-name="ce25" table:formula="of:=[.Q70]-2*([.$B70]-1)" office:value-type="float" office:value="0.000593749999978854" calcext:value-type="float">
            <text:p>0.00059375</text:p>
          </table:table-cell>
          <table:table-cell table:style-name="Default" office:value-type="float" office:value="63627195470679.9" calcext:value-type="float">
            <text:p>63627195470679.9</text:p>
          </table:table-cell>
          <table:table-cell table:style-name="ce10" table:formula="of:=([.S70]-[.S69])/1000" office:value-type="float" office:value="0" calcext:value-type="float">
            <text:p>0.0000</text:p>
          </table:table-cell>
          <table:table-cell table:style-name="ce10" table:formula="of:=[.T70]+[.U69]" office:value-type="float" office:value="137.0811015625" calcext:value-type="float">
            <text:p>137.0811</text:p>
          </table:table-cell>
          <table:table-cell table:style-name="ce26" table:formula="of:=[.U70]-2*([.$B70]-1)" office:value-type="float" office:value="1.08110156250001" calcext:value-type="float">
            <text:p>1.0811015625</text:p>
          </table:table-cell>
          <table:table-cell table:style-name="Default" office:value-type="float" office:value="63627195937088.4" calcext:value-type="float">
            <text:p>63627195937088.4</text:p>
          </table:table-cell>
          <table:table-cell table:style-name="ce10" table:formula="of:=([.W70]-[.W69])/1000" office:value-type="float" office:value="1.9996953125" calcext:value-type="float">
            <text:p>1.9997</text:p>
          </table:table-cell>
          <table:table-cell table:style-name="ce10" table:formula="of:=[.X70]+[.Y69]" office:value-type="float" office:value="136.000296875" calcext:value-type="float">
            <text:p>136.0003</text:p>
          </table:table-cell>
          <table:table-cell table:style-name="ce29" table:formula="of:=[.Y70]-2*([.$B70]-1)" office:value-type="float" office:value="0.000296875000003638" calcext:value-type="float">
            <text:p>0.000296875</text:p>
          </table:table-cell>
          <table:table-cell table:style-name="Default" office:value-type="float" office:value="63627196395644.2" calcext:value-type="float">
            <text:p>63627196395644.2</text:p>
          </table:table-cell>
          <table:table-cell table:style-name="ce10" table:formula="of:=([.AA70]-[.AA69])/1000" office:value-type="float" office:value="2.0011015625" calcext:value-type="float">
            <text:p>2.0011</text:p>
          </table:table-cell>
          <table:table-cell table:style-name="ce10" table:formula="of:=[.AB70]+[.AC69]" office:value-type="float" office:value="136.0003046875" calcext:value-type="float">
            <text:p>136.0003</text:p>
          </table:table-cell>
          <table:table-cell table:style-name="ce33" table:formula="of:=[.AC70]-2*([.$B70]-1)" office:value-type="float" office:value="0.000304687500033651" calcext:value-type="float">
            <text:p>0.0003046875</text:p>
          </table:table-cell>
          <table:table-cell table:style-name="Default" office:value-type="float" office:value="63627196867278.9" calcext:value-type="float">
            <text:p>63627196867278.9</text:p>
          </table:table-cell>
          <table:table-cell table:style-name="ce10" table:formula="of:=([.AE70]-[.AE69])/1000" office:value-type="float" office:value="2" calcext:value-type="float">
            <text:p>2.0000</text:p>
          </table:table-cell>
          <table:table-cell table:style-name="ce10" table:formula="of:=[.AF70]+[.AG69]" office:value-type="float" office:value="135.999" calcext:value-type="float">
            <text:p>135.9990</text:p>
          </table:table-cell>
          <table:table-cell table:style-name="ce40" table:formula="of:=[.AG70]-2*([.$B70]-1)" office:value-type="float" office:value="-0.00100000000000477" calcext:value-type="float">
            <text:p>-0.001</text:p>
          </table:table-cell>
          <table:table-cell table:style-name="Default" office:value-type="float" office:value="63627197328266.6" calcext:value-type="float">
            <text:p>63627197328266.6</text:p>
          </table:table-cell>
          <table:table-cell table:style-name="ce10" table:formula="of:=([.AI70]-[.AI69])/1000" office:value-type="float" office:value="2.0015" calcext:value-type="float">
            <text:p>2.0015</text:p>
          </table:table-cell>
          <table:table-cell table:style-name="ce10" table:formula="of:=[.AJ70]+[.AK69]" office:value-type="float" office:value="136.0016015625" calcext:value-type="float">
            <text:p>136.0016</text:p>
          </table:table-cell>
          <table:table-cell table:style-name="ce48" table:formula="of:=[.AK70]-2*([.$B70]-1)" office:value-type="float" office:value="0.00160156250001364" calcext:value-type="float">
            <text:p>0.0016015625</text:p>
          </table:table-cell>
          <table:table-cell table:style-name="Default" office:value-type="float" office:value="63627197807331" calcext:value-type="float">
            <text:p>63627197807331</text:p>
          </table:table-cell>
          <table:table-cell table:style-name="ce10" table:formula="of:=([.AM70]-[.AM69])/1000" office:value-type="float" office:value="2.003296875" calcext:value-type="float">
            <text:p>2.0033</text:p>
          </table:table-cell>
          <table:table-cell table:style-name="ce10" table:formula="of:=[.AN70]+[.AO69]" office:value-type="float" office:value="136.0021015625" calcext:value-type="float">
            <text:p>136.0021</text:p>
          </table:table-cell>
          <table:table-cell table:style-name="ce54" table:formula="of:=[.AO70]-2*([.$B70]-1)" office:value-type="float" office:value="0.00210156250000182" calcext:value-type="float">
            <text:p>0.0021015625</text:p>
          </table:table-cell>
          <table:table-cell table:style-name="Default" office:value-type="float" office:value="63627198269308.6" calcext:value-type="float">
            <text:p>63627198269308.6</text:p>
          </table:table-cell>
          <table:table-cell table:style-name="ce10" table:formula="of:=([.AQ70]-[.AQ69])/1000" office:value-type="float" office:value="1.4508984375" calcext:value-type="float">
            <text:p>1.4509</text:p>
          </table:table-cell>
          <table:table-cell table:style-name="ce10" table:formula="of:=[.AR70]+[.AS69]" office:value-type="float" office:value="136.0015" calcext:value-type="float">
            <text:p>136.0015</text:p>
          </table:table-cell>
          <table:table-cell table:style-name="ce60" table:formula="of:=[.AS70]-2*([.$B70]-1)" office:value-type="float" office:value="0.00149999999999295" calcext:value-type="float">
            <text:p>0.0015</text:p>
          </table:table-cell>
          <table:table-cell table:style-name="Default" office:value-type="float" office:value="63627198743049.5" calcext:value-type="float">
            <text:p>63627198743049.5</text:p>
          </table:table-cell>
          <table:table-cell table:style-name="ce10" table:formula="of:=([.AU70]-[.AU69])/1000" office:value-type="float" office:value="1.5891015625" calcext:value-type="float">
            <text:p>1.5891</text:p>
          </table:table-cell>
          <table:table-cell table:style-name="ce10" table:formula="of:=[.AV70]+[.AW69]" office:value-type="float" office:value="135.9995" calcext:value-type="float">
            <text:p>135.9995</text:p>
          </table:table-cell>
          <table:table-cell table:style-name="ce61" table:formula="of:=[.AW70]-2*([.$B70]-1)" office:value-type="float" office:value="-0.000500000000016598" calcext:value-type="float">
            <text:p>-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6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63627193611575.6" calcext:value-type="float">
            <text:p>63627193611575.6</text:p>
          </table:table-cell>
          <table:table-cell table:formula="of:=([.C71]-[.C70])/1000" office:value-type="float" office:value="1.999890625" calcext:value-type="float">
            <text:p>1.9999</text:p>
          </table:table-cell>
          <table:table-cell table:formula="of:=[.D71]+[.E70]" office:value-type="float" office:value="138.00121875" calcext:value-type="float">
            <text:p>138.0012</text:p>
          </table:table-cell>
          <table:table-cell table:style-name="ce12" table:formula="of:=[.E71]-2*([.$B71]-1)" office:value-type="float" office:value="0.0012187499999925" calcext:value-type="float">
            <text:p>0.00121875</text:p>
          </table:table-cell>
          <table:table-cell table:style-name="Default" office:value-type="float" office:value="63627194076793.3" calcext:value-type="float">
            <text:p>63627194076793.3</text:p>
          </table:table-cell>
          <table:table-cell table:style-name="ce10" table:formula="of:=([.G71]-[.G70])/1000" office:value-type="float" office:value="2.00159375" calcext:value-type="float">
            <text:p>2.0016</text:p>
          </table:table-cell>
          <table:table-cell table:style-name="ce10" table:formula="of:=[.H71]+[.I70]" office:value-type="float" office:value="138.0001640625" calcext:value-type="float">
            <text:p>138.0002</text:p>
          </table:table-cell>
          <table:table-cell table:style-name="ce17" table:formula="of:=[.I71]-2*([.$B71]-1)" office:value-type="float" office:value="0.000164062500061846" calcext:value-type="float">
            <text:p>0.0001640625</text:p>
          </table:table-cell>
          <table:table-cell table:style-name="Default" office:value-type="float" office:value="63627194541386.5" calcext:value-type="float">
            <text:p>63627194541386.5</text:p>
          </table:table-cell>
          <table:table-cell table:style-name="ce10" table:formula="of:=([.K71]-[.K70])/1000" office:value-type="float" office:value="1.9975" calcext:value-type="float">
            <text:p>1.9975</text:p>
          </table:table-cell>
          <table:table-cell table:style-name="ce10" table:formula="of:=[.L71]+[.M70]" office:value-type="float" office:value="137.999" calcext:value-type="float">
            <text:p>137.9990</text:p>
          </table:table-cell>
          <table:table-cell table:style-name="ce21" table:formula="of:=[.M71]-2*([.$B71]-1)" office:value-type="float" office:value="-0.00100000000000477" calcext:value-type="float">
            <text:p>-0.001</text:p>
          </table:table-cell>
          <table:table-cell table:style-name="Default" office:value-type="float" office:value="63627195014218.4" calcext:value-type="float">
            <text:p>63627195014218.4</text:p>
          </table:table-cell>
          <table:table-cell table:style-name="ce10" table:formula="of:=([.O71]-[.O70])/1000" office:value-type="float" office:value="2.0011015625" calcext:value-type="float">
            <text:p>2.0011</text:p>
          </table:table-cell>
          <table:table-cell table:style-name="ce10" table:formula="of:=[.P71]+[.Q70]" office:value-type="float" office:value="138.0016953125" calcext:value-type="float">
            <text:p>138.0017</text:p>
          </table:table-cell>
          <table:table-cell table:style-name="ce25" table:formula="of:=[.Q71]-2*([.$B71]-1)" office:value-type="float" office:value="0.0016953124999759" calcext:value-type="float">
            <text:p>0.0016953125</text:p>
          </table:table-cell>
          <table:table-cell table:style-name="Default" office:value-type="float" office:value="63627195471598.3" calcext:value-type="float">
            <text:p>63627195471598.3</text:p>
          </table:table-cell>
          <table:table-cell table:style-name="ce10" table:formula="of:=([.S71]-[.S70])/1000" office:value-type="float" office:value="0.9183984375" calcext:value-type="float">
            <text:p>0.9184</text:p>
          </table:table-cell>
          <table:table-cell table:style-name="ce10" table:formula="of:=[.T71]+[.U70]" office:value-type="float" office:value="137.9995" calcext:value-type="float">
            <text:p>137.9995</text:p>
          </table:table-cell>
          <table:table-cell table:style-name="ce26" table:formula="of:=[.U71]-2*([.$B71]-1)" office:value-type="float" office:value="-0.000499999999988177" calcext:value-type="float">
            <text:p>-0.0005</text:p>
          </table:table-cell>
          <table:table-cell table:style-name="Default" office:value-type="float" office:value="63627195939089" calcext:value-type="float">
            <text:p>63627195939089</text:p>
          </table:table-cell>
          <table:table-cell table:style-name="ce10" table:formula="of:=([.W71]-[.W70])/1000" office:value-type="float" office:value="2.0006015625" calcext:value-type="float">
            <text:p>2.0006</text:p>
          </table:table-cell>
          <table:table-cell table:style-name="ce10" table:formula="of:=[.X71]+[.Y70]" office:value-type="float" office:value="138.0008984375" calcext:value-type="float">
            <text:p>138.0009</text:p>
          </table:table-cell>
          <table:table-cell table:style-name="ce29" table:formula="of:=[.Y71]-2*([.$B71]-1)" office:value-type="float" office:value="0.000898437500012506" calcext:value-type="float">
            <text:p>0.0008984375</text:p>
          </table:table-cell>
          <table:table-cell table:style-name="Default" office:value-type="float" office:value="63627196397642.9" calcext:value-type="float">
            <text:p>63627196397642.9</text:p>
          </table:table-cell>
          <table:table-cell table:style-name="ce10" table:formula="of:=([.AA71]-[.AA70])/1000" office:value-type="float" office:value="1.9986953125" calcext:value-type="float">
            <text:p>1.9987</text:p>
          </table:table-cell>
          <table:table-cell table:style-name="ce10" table:formula="of:=[.AB71]+[.AC70]" office:value-type="float" office:value="137.999" calcext:value-type="float">
            <text:p>137.9990</text:p>
          </table:table-cell>
          <table:table-cell table:style-name="ce33" table:formula="of:=[.AC71]-2*([.$B71]-1)" office:value-type="float" office:value="-0.000999999999976353" calcext:value-type="float">
            <text:p>-0.001</text:p>
          </table:table-cell>
          <table:table-cell table:style-name="Default" office:value-type="float" office:value="63627196869279.3" calcext:value-type="float">
            <text:p>63627196869279.3</text:p>
          </table:table-cell>
          <table:table-cell table:style-name="ce10" table:formula="of:=([.AE71]-[.AE70])/1000" office:value-type="float" office:value="2.0003984375" calcext:value-type="float">
            <text:p>2.0004</text:p>
          </table:table-cell>
          <table:table-cell table:style-name="ce10" table:formula="of:=[.AF71]+[.AG70]" office:value-type="float" office:value="137.9993984375" calcext:value-type="float">
            <text:p>137.9994</text:p>
          </table:table-cell>
          <table:table-cell table:style-name="ce40" table:formula="of:=[.AG71]-2*([.$B71]-1)" office:value-type="float" office:value="-0.000601562500008868" calcext:value-type="float">
            <text:p>-0.0006015625</text:p>
          </table:table-cell>
          <table:table-cell table:style-name="Default" office:value-type="float" office:value="63627197330264.9" calcext:value-type="float">
            <text:p>63627197330264.9</text:p>
          </table:table-cell>
          <table:table-cell table:style-name="ce10" table:formula="of:=([.AI71]-[.AI70])/1000" office:value-type="float" office:value="1.998296875" calcext:value-type="float">
            <text:p>1.9983</text:p>
          </table:table-cell>
          <table:table-cell table:style-name="ce10" table:formula="of:=[.AJ71]+[.AK70]" office:value-type="float" office:value="137.9998984375" calcext:value-type="float">
            <text:p>137.9999</text:p>
          </table:table-cell>
          <table:table-cell table:style-name="ce48" table:formula="of:=[.AK71]-2*([.$B71]-1)" office:value-type="float" office:value="-0.000101562499992269" calcext:value-type="float">
            <text:p>-0.0001015625</text:p>
          </table:table-cell>
          <table:table-cell table:style-name="Default" office:value-type="float" office:value="63627197809330.6" calcext:value-type="float">
            <text:p>63627197809330.6</text:p>
          </table:table-cell>
          <table:table-cell table:style-name="ce10" table:formula="of:=([.AM71]-[.AM70])/1000" office:value-type="float" office:value="1.9996015625" calcext:value-type="float">
            <text:p>1.9996</text:p>
          </table:table-cell>
          <table:table-cell table:style-name="ce10" table:formula="of:=[.AN71]+[.AO70]" office:value-type="float" office:value="138.001703125" calcext:value-type="float">
            <text:p>138.0017</text:p>
          </table:table-cell>
          <table:table-cell table:style-name="ce54" table:formula="of:=[.AO71]-2*([.$B71]-1)" office:value-type="float" office:value="0.00170312500000591" calcext:value-type="float">
            <text:p>0.001703125</text:p>
          </table:table-cell>
          <table:table-cell table:style-name="Default" office:value-type="float" office:value="63627198271306.5" calcext:value-type="float">
            <text:p>63627198271306.5</text:p>
          </table:table-cell>
          <table:table-cell table:style-name="ce10" table:formula="of:=([.AQ71]-[.AQ70])/1000" office:value-type="float" office:value="1.9978984375" calcext:value-type="float">
            <text:p>1.9979</text:p>
          </table:table-cell>
          <table:table-cell table:style-name="ce10" table:formula="of:=[.AR71]+[.AS70]" office:value-type="float" office:value="137.9993984375" calcext:value-type="float">
            <text:p>137.9994</text:p>
          </table:table-cell>
          <table:table-cell table:style-name="ce60" table:formula="of:=[.AS71]-2*([.$B71]-1)" office:value-type="float" office:value="-0.000601562500008868" calcext:value-type="float">
            <text:p>-0.0006015625</text:p>
          </table:table-cell>
          <table:table-cell table:style-name="Default" office:value-type="float" office:value="63627198745049.6" calcext:value-type="float">
            <text:p>63627198745049.6</text:p>
          </table:table-cell>
          <table:table-cell table:style-name="ce10" table:formula="of:=([.AU71]-[.AU70])/1000" office:value-type="float" office:value="2.0001015625" calcext:value-type="float">
            <text:p>2.0001</text:p>
          </table:table-cell>
          <table:table-cell table:style-name="ce10" table:formula="of:=[.AV71]+[.AW70]" office:value-type="float" office:value="137.9996015625" calcext:value-type="float">
            <text:p>137.9996</text:p>
          </table:table-cell>
          <table:table-cell table:style-name="ce62" table:formula="of:=[.AW71]-2*([.$B71]-1)" office:value-type="float" office:value="-0.000398437500024329" calcext:value-type="float">
            <text:p>-0.0003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63627193613574" calcext:value-type="float">
            <text:p>63627193613574</text:p>
          </table:table-cell>
          <table:table-cell table:formula="of:=([.C72]-[.C71])/1000" office:value-type="float" office:value="1.9983203125" calcext:value-type="float">
            <text:p>1.9983</text:p>
          </table:table-cell>
          <table:table-cell table:formula="of:=[.D72]+[.E71]" office:value-type="float" office:value="139.9995390625" calcext:value-type="float">
            <text:p>139.9995</text:p>
          </table:table-cell>
          <table:table-cell table:style-name="ce12" table:formula="of:=[.E72]-2*([.$B72]-1)" office:value-type="float" office:value="-0.00046093750000864" calcext:value-type="float">
            <text:p>-0.0004609375</text:p>
          </table:table-cell>
          <table:table-cell table:style-name="Default" office:value-type="float" office:value="63627194078792" calcext:value-type="float">
            <text:p>63627194078792</text:p>
          </table:table-cell>
          <table:table-cell table:style-name="ce10" table:formula="of:=([.G72]-[.G71])/1000" office:value-type="float" office:value="1.998703125" calcext:value-type="float">
            <text:p>1.9987</text:p>
          </table:table-cell>
          <table:table-cell table:style-name="ce10" table:formula="of:=[.H72]+[.I71]" office:value-type="float" office:value="139.9988671875" calcext:value-type="float">
            <text:p>139.9989</text:p>
          </table:table-cell>
          <table:table-cell table:style-name="ce17" table:formula="of:=[.I72]-2*([.$B72]-1)" office:value-type="float" office:value="-0.00113281249994657" calcext:value-type="float">
            <text:p>-0.0011328125</text:p>
          </table:table-cell>
          <table:table-cell table:style-name="Default" office:value-type="float" office:value="63627194543386.4" calcext:value-type="float">
            <text:p>63627194543386.4</text:p>
          </table:table-cell>
          <table:table-cell table:style-name="ce10" table:formula="of:=([.K72]-[.K71])/1000" office:value-type="float" office:value="1.9998984375" calcext:value-type="float">
            <text:p>1.9999</text:p>
          </table:table-cell>
          <table:table-cell table:style-name="ce10" table:formula="of:=[.L72]+[.M71]" office:value-type="float" office:value="139.9988984375" calcext:value-type="float">
            <text:p>139.9989</text:p>
          </table:table-cell>
          <table:table-cell table:style-name="ce21" table:formula="of:=[.M72]-2*([.$B72]-1)" office:value-type="float" office:value="-0.00110156249999704" calcext:value-type="float">
            <text:p>-0.0011015625</text:p>
          </table:table-cell>
          <table:table-cell table:style-name="Default" office:value-type="float" office:value="63627195016218" calcext:value-type="float">
            <text:p>63627195016218</text:p>
          </table:table-cell>
          <table:table-cell table:style-name="ce10" table:formula="of:=([.O72]-[.O71])/1000" office:value-type="float" office:value="1.9996015625" calcext:value-type="float">
            <text:p>1.9996</text:p>
          </table:table-cell>
          <table:table-cell table:style-name="ce10" table:formula="of:=[.P72]+[.Q71]" office:value-type="float" office:value="140.001296875" calcext:value-type="float">
            <text:p>140.0013</text:p>
          </table:table-cell>
          <table:table-cell table:style-name="ce25" table:formula="of:=[.Q72]-2*([.$B72]-1)" office:value-type="float" office:value="0.00129687499997999" calcext:value-type="float">
            <text:p>0.001296875</text:p>
          </table:table-cell>
          <table:table-cell table:style-name="Default" office:value-type="float" office:value="63627195473599.8" calcext:value-type="float">
            <text:p>63627195473599.8</text:p>
          </table:table-cell>
          <table:table-cell table:style-name="ce10" table:formula="of:=([.S72]-[.S71])/1000" office:value-type="float" office:value="2.0015" calcext:value-type="float">
            <text:p>2.0015</text:p>
          </table:table-cell>
          <table:table-cell table:style-name="ce10" table:formula="of:=[.T72]+[.U71]" office:value-type="float" office:value="140.001" calcext:value-type="float">
            <text:p>140.0010</text:p>
          </table:table-cell>
          <table:table-cell table:style-name="ce26" table:formula="of:=[.U72]-2*([.$B72]-1)" office:value-type="float" office:value="0.00100000000000477" calcext:value-type="float">
            <text:p>0.001</text:p>
          </table:table-cell>
          <table:table-cell table:style-name="Default" office:value-type="float" office:value="63627195941088.6" calcext:value-type="float">
            <text:p>63627195941088.6</text:p>
          </table:table-cell>
          <table:table-cell table:style-name="ce10" table:formula="of:=([.W72]-[.W71])/1000" office:value-type="float" office:value="1.9996015625" calcext:value-type="float">
            <text:p>1.9996</text:p>
          </table:table-cell>
          <table:table-cell table:style-name="ce10" table:formula="of:=[.X72]+[.Y71]" office:value-type="float" office:value="140.0005" calcext:value-type="float">
            <text:p>140.0005</text:p>
          </table:table-cell>
          <table:table-cell table:style-name="ce29" table:formula="of:=[.Y72]-2*([.$B72]-1)" office:value-type="float" office:value="0.000500000000016598" calcext:value-type="float">
            <text:p>0.0005</text:p>
          </table:table-cell>
          <table:table-cell table:style-name="Default" office:value-type="float" office:value="63627196399645.8" calcext:value-type="float">
            <text:p>63627196399645.8</text:p>
          </table:table-cell>
          <table:table-cell table:style-name="ce10" table:formula="of:=([.AA72]-[.AA71])/1000" office:value-type="float" office:value="2.0028984375" calcext:value-type="float">
            <text:p>2.0029</text:p>
          </table:table-cell>
          <table:table-cell table:style-name="ce10" table:formula="of:=[.AB72]+[.AC71]" office:value-type="float" office:value="140.0018984375" calcext:value-type="float">
            <text:p>140.0019</text:p>
          </table:table-cell>
          <table:table-cell table:style-name="ce33" table:formula="of:=[.AC72]-2*([.$B72]-1)" office:value-type="float" office:value="0.00189843750001728" calcext:value-type="float">
            <text:p>0.0018984375</text:p>
          </table:table-cell>
          <table:table-cell table:style-name="Default" office:value-type="float" office:value="63627196871278.7" calcext:value-type="float">
            <text:p>63627196871278.7</text:p>
          </table:table-cell>
          <table:table-cell table:style-name="ce10" table:formula="of:=([.AE72]-[.AE71])/1000" office:value-type="float" office:value="1.99940625" calcext:value-type="float">
            <text:p>1.9994</text:p>
          </table:table-cell>
          <table:table-cell table:style-name="ce10" table:formula="of:=[.AF72]+[.AG71]" office:value-type="float" office:value="139.9988046875" calcext:value-type="float">
            <text:p>139.9988</text:p>
          </table:table-cell>
          <table:table-cell table:style-name="ce40" table:formula="of:=[.AG72]-2*([.$B72]-1)" office:value-type="float" office:value="-0.00119531250001614" calcext:value-type="float">
            <text:p>-0.0011953125</text:p>
          </table:table-cell>
          <table:table-cell table:style-name="Default" office:value-type="float" office:value="63627197332264.3" calcext:value-type="float">
            <text:p>63627197332264.3</text:p>
          </table:table-cell>
          <table:table-cell table:style-name="ce10" table:formula="of:=([.AI72]-[.AI71])/1000" office:value-type="float" office:value="1.9993984375" calcext:value-type="float">
            <text:p>1.9994</text:p>
          </table:table-cell>
          <table:table-cell table:style-name="ce10" table:formula="of:=[.AJ72]+[.AK71]" office:value-type="float" office:value="139.999296875" calcext:value-type="float">
            <text:p>139.9993</text:p>
          </table:table-cell>
          <table:table-cell table:style-name="ce48" table:formula="of:=[.AK72]-2*([.$B72]-1)" office:value-type="float" office:value="-0.000703125000001137" calcext:value-type="float">
            <text:p>-0.000703125</text:p>
          </table:table-cell>
          <table:table-cell table:style-name="Default" office:value-type="float" office:value="63627197811328" calcext:value-type="float">
            <text:p>63627197811328</text:p>
          </table:table-cell>
          <table:table-cell table:style-name="ce10" table:formula="of:=([.AM72]-[.AM71])/1000" office:value-type="float" office:value="1.9973984375" calcext:value-type="float">
            <text:p>1.9974</text:p>
          </table:table-cell>
          <table:table-cell table:style-name="ce10" table:formula="of:=[.AN72]+[.AO71]" office:value-type="float" office:value="139.9991015625" calcext:value-type="float">
            <text:p>139.9991</text:p>
          </table:table-cell>
          <table:table-cell table:style-name="ce54" table:formula="of:=[.AO72]-2*([.$B72]-1)" office:value-type="float" office:value="-0.000898437499984084" calcext:value-type="float">
            <text:p>-0.0008984375</text:p>
          </table:table-cell>
          <table:table-cell table:style-name="Default" office:value-type="float" office:value="63627198273308.4" calcext:value-type="float">
            <text:p>63627198273308.4</text:p>
          </table:table-cell>
          <table:table-cell table:style-name="ce10" table:formula="of:=([.AQ72]-[.AQ71])/1000" office:value-type="float" office:value="2.0018984375" calcext:value-type="float">
            <text:p>2.0019</text:p>
          </table:table-cell>
          <table:table-cell table:style-name="ce10" table:formula="of:=[.AR72]+[.AS71]" office:value-type="float" office:value="140.001296875" calcext:value-type="float">
            <text:p>140.0013</text:p>
          </table:table-cell>
          <table:table-cell table:style-name="ce60" table:formula="of:=[.AS72]-2*([.$B72]-1)" office:value-type="float" office:value="0.00129687499997999" calcext:value-type="float">
            <text:p>0.001296875</text:p>
          </table:table-cell>
          <table:table-cell table:style-name="Default" office:value-type="float" office:value="63627198747049.4" calcext:value-type="float">
            <text:p>63627198747049.4</text:p>
          </table:table-cell>
          <table:table-cell table:style-name="ce10" table:formula="of:=([.AU72]-[.AU71])/1000" office:value-type="float" office:value="1.999796875" calcext:value-type="float">
            <text:p>1.9998</text:p>
          </table:table-cell>
          <table:table-cell table:style-name="ce10" table:formula="of:=[.AV72]+[.AW71]" office:value-type="float" office:value="139.9993984375" calcext:value-type="float">
            <text:p>139.9994</text:p>
          </table:table-cell>
          <table:table-cell table:style-name="ce67" table:formula="of:=[.AW72]-2*([.$B72]-1)" office:value-type="float" office:value="-0.000601562500037289" calcext:value-type="float">
            <text:p>-0.000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7" office:value-type="float" office:value="72" calcext:value-type="float">
            <text:p>72</text:p>
          </table:table-cell>
          <table:table-cell office:value-type="float" office:value="63627193615574.6" calcext:value-type="float">
            <text:p>63627193615574.6</text:p>
          </table:table-cell>
          <table:table-cell table:formula="of:=([.C73]-[.C72])/1000" office:value-type="float" office:value="2.000609375" calcext:value-type="float">
            <text:p>2.0006</text:p>
          </table:table-cell>
          <table:table-cell table:formula="of:=[.D73]+[.E72]" office:value-type="float" office:value="142.0001484375" calcext:value-type="float">
            <text:p>142.0001</text:p>
          </table:table-cell>
          <table:table-cell table:style-name="ce12" table:formula="of:=[.E73]-2*([.$B73]-1)" office:value-type="float" office:value="0.000148437500001819" calcext:value-type="float">
            <text:p>0.0001484375</text:p>
          </table:table-cell>
          <table:table-cell table:style-name="Default" office:value-type="float" office:value="63627194080791.3" calcext:value-type="float">
            <text:p>63627194080791.3</text:p>
          </table:table-cell>
          <table:table-cell table:style-name="ce10" table:formula="of:=([.G73]-[.G72])/1000" office:value-type="float" office:value="1.999296875" calcext:value-type="float">
            <text:p>1.9993</text:p>
          </table:table-cell>
          <table:table-cell table:style-name="ce10" table:formula="of:=[.H73]+[.I72]" office:value-type="float" office:value="141.9981640625" calcext:value-type="float">
            <text:p>141.9982</text:p>
          </table:table-cell>
          <table:table-cell table:style-name="ce17" table:formula="of:=[.I73]-2*([.$B73]-1)" office:value-type="float" office:value="-0.0018359374999477" calcext:value-type="float">
            <text:p>-0.0018359375</text:p>
          </table:table-cell>
          <table:table-cell table:style-name="Default" office:value-type="float" office:value="63627194545387.1" calcext:value-type="float">
            <text:p>63627194545387.1</text:p>
          </table:table-cell>
          <table:table-cell table:style-name="ce10" table:formula="of:=([.K73]-[.K72])/1000" office:value-type="float" office:value="2.000703125" calcext:value-type="float">
            <text:p>2.0007</text:p>
          </table:table-cell>
          <table:table-cell table:style-name="ce10" table:formula="of:=[.L73]+[.M72]" office:value-type="float" office:value="141.9996015625" calcext:value-type="float">
            <text:p>141.9996</text:p>
          </table:table-cell>
          <table:table-cell table:style-name="ce21" table:formula="of:=[.M73]-2*([.$B73]-1)" office:value-type="float" office:value="-0.000398437499995907" calcext:value-type="float">
            <text:p>-0.0003984375</text:p>
          </table:table-cell>
          <table:table-cell table:style-name="Default" office:value-type="float" office:value="63627195018217" calcext:value-type="float">
            <text:p>63627195018217</text:p>
          </table:table-cell>
          <table:table-cell table:style-name="ce10" table:formula="of:=([.O73]-[.O72])/1000" office:value-type="float" office:value="1.999" calcext:value-type="float">
            <text:p>1.9990</text:p>
          </table:table-cell>
          <table:table-cell table:style-name="ce10" table:formula="of:=[.P73]+[.Q72]" office:value-type="float" office:value="142.000296875" calcext:value-type="float">
            <text:p>142.0003</text:p>
          </table:table-cell>
          <table:table-cell table:style-name="ce25" table:formula="of:=[.Q73]-2*([.$B73]-1)" office:value-type="float" office:value="0.000296874999975216" calcext:value-type="float">
            <text:p>0.000296875</text:p>
          </table:table-cell>
          <table:table-cell table:style-name="Default" office:value-type="float" office:value="63627195475598.6" calcext:value-type="float">
            <text:p>63627195475598.6</text:p>
          </table:table-cell>
          <table:table-cell table:style-name="ce10" table:formula="of:=([.S73]-[.S72])/1000" office:value-type="float" office:value="1.9988046875" calcext:value-type="float">
            <text:p>1.9988</text:p>
          </table:table-cell>
          <table:table-cell table:style-name="ce10" table:formula="of:=[.T73]+[.U72]" office:value-type="float" office:value="141.9998046875" calcext:value-type="float">
            <text:p>141.9998</text:p>
          </table:table-cell>
          <table:table-cell table:style-name="ce26" table:formula="of:=[.U73]-2*([.$B73]-1)" office:value-type="float" office:value="-0.000195312499982947" calcext:value-type="float">
            <text:p>-0.0001953125</text:p>
          </table:table-cell>
          <table:table-cell table:style-name="Default" office:value-type="float" office:value="63627195943087.1" calcext:value-type="float">
            <text:p>63627195943087.1</text:p>
          </table:table-cell>
          <table:table-cell table:style-name="ce10" table:formula="of:=([.W73]-[.W72])/1000" office:value-type="float" office:value="1.9985" calcext:value-type="float">
            <text:p>1.9985</text:p>
          </table:table-cell>
          <table:table-cell table:style-name="ce10" table:formula="of:=[.X73]+[.Y72]" office:value-type="float" office:value="141.999" calcext:value-type="float">
            <text:p>141.9990</text:p>
          </table:table-cell>
          <table:table-cell table:style-name="ce29" table:formula="of:=[.Y73]-2*([.$B73]-1)" office:value-type="float" office:value="-0.000999999999976353" calcext:value-type="float">
            <text:p>-0.001</text:p>
          </table:table-cell>
          <table:table-cell table:style-name="Default" office:value-type="float" office:value="63627196401645.3" calcext:value-type="float">
            <text:p>63627196401645.3</text:p>
          </table:table-cell>
          <table:table-cell table:style-name="ce10" table:formula="of:=([.AA73]-[.AA72])/1000" office:value-type="float" office:value="1.9995" calcext:value-type="float">
            <text:p>1.9995</text:p>
          </table:table-cell>
          <table:table-cell table:style-name="ce10" table:formula="of:=[.AB73]+[.AC72]" office:value-type="float" office:value="142.0013984375" calcext:value-type="float">
            <text:p>142.0014</text:p>
          </table:table-cell>
          <table:table-cell table:style-name="ce33" table:formula="of:=[.AC73]-2*([.$B73]-1)" office:value-type="float" office:value="0.0013984375000291" calcext:value-type="float">
            <text:p>0.0013984375</text:p>
          </table:table-cell>
          <table:table-cell table:style-name="Default" office:value-type="float" office:value="63627196873279.2" calcext:value-type="float">
            <text:p>63627196873279.2</text:p>
          </table:table-cell>
          <table:table-cell table:style-name="ce10" table:formula="of:=([.AE73]-[.AE72])/1000" office:value-type="float" office:value="2.0005" calcext:value-type="float">
            <text:p>2.0005</text:p>
          </table:table-cell>
          <table:table-cell table:style-name="ce10" table:formula="of:=[.AF73]+[.AG72]" office:value-type="float" office:value="141.9993046875" calcext:value-type="float">
            <text:p>141.9993</text:p>
          </table:table-cell>
          <table:table-cell table:style-name="ce40" table:formula="of:=[.AG73]-2*([.$B73]-1)" office:value-type="float" office:value="-0.000695312500027967" calcext:value-type="float">
            <text:p>-0.0006953125</text:p>
          </table:table-cell>
          <table:table-cell table:style-name="Default" office:value-type="float" office:value="63627197334265.2" calcext:value-type="float">
            <text:p>63627197334265.2</text:p>
          </table:table-cell>
          <table:table-cell table:style-name="ce10" table:formula="of:=([.AI73]-[.AI72])/1000" office:value-type="float" office:value="2.00090625" calcext:value-type="float">
            <text:p>2.0009</text:p>
          </table:table-cell>
          <table:table-cell table:style-name="ce10" table:formula="of:=[.AJ73]+[.AK72]" office:value-type="float" office:value="142.000203125" calcext:value-type="float">
            <text:p>142.0002</text:p>
          </table:table-cell>
          <table:table-cell table:style-name="ce48" table:formula="of:=[.AK73]-2*([.$B73]-1)" office:value-type="float" office:value="0.000203124999984539" calcext:value-type="float">
            <text:p>0.000203125</text:p>
          </table:table-cell>
          <table:table-cell table:style-name="Default" office:value-type="float" office:value="63627197813328.4" calcext:value-type="float">
            <text:p>63627197813328.4</text:p>
          </table:table-cell>
          <table:table-cell table:style-name="ce10" table:formula="of:=([.AM73]-[.AM72])/1000" office:value-type="float" office:value="2.0003984375" calcext:value-type="float">
            <text:p>2.0004</text:p>
          </table:table-cell>
          <table:table-cell table:style-name="ce10" table:formula="of:=[.AN73]+[.AO72]" office:value-type="float" office:value="141.9995" calcext:value-type="float">
            <text:p>141.9995</text:p>
          </table:table-cell>
          <table:table-cell table:style-name="ce54" table:formula="of:=[.AO73]-2*([.$B73]-1)" office:value-type="float" office:value="-0.000499999999988177" calcext:value-type="float">
            <text:p>-0.0005</text:p>
          </table:table-cell>
          <table:table-cell table:style-name="Default" office:value-type="float" office:value="63627198275305.9" calcext:value-type="float">
            <text:p>63627198275305.9</text:p>
          </table:table-cell>
          <table:table-cell table:style-name="ce10" table:formula="of:=([.AQ73]-[.AQ72])/1000" office:value-type="float" office:value="1.9975" calcext:value-type="float">
            <text:p>1.9975</text:p>
          </table:table-cell>
          <table:table-cell table:style-name="ce10" table:formula="of:=[.AR73]+[.AS72]" office:value-type="float" office:value="141.998796875" calcext:value-type="float">
            <text:p>141.9988</text:p>
          </table:table-cell>
          <table:table-cell table:style-name="ce60" table:formula="of:=[.AS73]-2*([.$B73]-1)" office:value-type="float" office:value="-0.00120312500001774" calcext:value-type="float">
            <text:p>-0.001203125</text:p>
          </table:table-cell>
          <table:table-cell table:style-name="Default" office:value-type="float" office:value="63627198749051.3" calcext:value-type="float">
            <text:p>63627198749051.3</text:p>
          </table:table-cell>
          <table:table-cell table:style-name="ce10" table:formula="of:=([.AU73]-[.AU72])/1000" office:value-type="float" office:value="2.0018984375" calcext:value-type="float">
            <text:p>2.0019</text:p>
          </table:table-cell>
          <table:table-cell table:style-name="ce10" table:formula="of:=[.AV73]+[.AW72]" office:value-type="float" office:value="142.001296875" calcext:value-type="float">
            <text:p>142.0013</text:p>
          </table:table-cell>
          <table:table-cell table:style-name="ce67" table:formula="of:=[.AW73]-2*([.$B73]-1)" office:value-type="float" office:value="0.00129687499995157" calcext:value-type="float">
            <text:p>0.0012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7" office:value-type="float" office:value="73" calcext:value-type="float">
            <text:p>73</text:p>
          </table:table-cell>
          <table:table-cell office:value-type="float" office:value="63627193617574.3" calcext:value-type="float">
            <text:p>63627193617574.3</text:p>
          </table:table-cell>
          <table:table-cell table:formula="of:=([.C74]-[.C73])/1000" office:value-type="float" office:value="1.9997734375" calcext:value-type="float">
            <text:p>1.9998</text:p>
          </table:table-cell>
          <table:table-cell table:formula="of:=[.D74]+[.E73]" office:value-type="float" office:value="143.999921875" calcext:value-type="float">
            <text:p>143.9999</text:p>
          </table:table-cell>
          <table:table-cell table:style-name="ce12" table:formula="of:=[.E74]-2*([.$B74]-1)" office:value-type="float" office:value="-0.0000781249999874944" calcext:value-type="float">
            <text:p>-0.000078125</text:p>
          </table:table-cell>
          <table:table-cell table:style-name="Default" office:value-type="float" office:value="63627194082793" calcext:value-type="float">
            <text:p>63627194082793</text:p>
          </table:table-cell>
          <table:table-cell table:style-name="ce10" table:formula="of:=([.G74]-[.G73])/1000" office:value-type="float" office:value="2.001703125" calcext:value-type="float">
            <text:p>2.0017</text:p>
          </table:table-cell>
          <table:table-cell table:style-name="ce10" table:formula="of:=[.H74]+[.I73]" office:value-type="float" office:value="143.9998671875" calcext:value-type="float">
            <text:p>143.9999</text:p>
          </table:table-cell>
          <table:table-cell table:style-name="ce17" table:formula="of:=[.I74]-2*([.$B74]-1)" office:value-type="float" office:value="-0.000132812499941792" calcext:value-type="float">
            <text:p>-0.0001328125</text:p>
          </table:table-cell>
          <table:table-cell table:style-name="Default" office:value-type="float" office:value="63627194547387.1" calcext:value-type="float">
            <text:p>63627194547387.1</text:p>
          </table:table-cell>
          <table:table-cell table:style-name="ce10" table:formula="of:=([.K74]-[.K73])/1000" office:value-type="float" office:value="2" calcext:value-type="float">
            <text:p>2.0000</text:p>
          </table:table-cell>
          <table:table-cell table:style-name="ce10" table:formula="of:=[.L74]+[.M73]" office:value-type="float" office:value="143.9996015625" calcext:value-type="float">
            <text:p>143.9996</text:p>
          </table:table-cell>
          <table:table-cell table:style-name="ce21" table:formula="of:=[.M74]-2*([.$B74]-1)" office:value-type="float" office:value="-0.000398437499995907" calcext:value-type="float">
            <text:p>-0.0003984375</text:p>
          </table:table-cell>
          <table:table-cell table:style-name="Default" office:value-type="float" office:value="63627195020216.9" calcext:value-type="float">
            <text:p>63627195020216.9</text:p>
          </table:table-cell>
          <table:table-cell table:style-name="ce10" table:formula="of:=([.O74]-[.O73])/1000" office:value-type="float" office:value="1.9998984375" calcext:value-type="float">
            <text:p>1.9999</text:p>
          </table:table-cell>
          <table:table-cell table:style-name="ce10" table:formula="of:=[.P74]+[.Q73]" office:value-type="float" office:value="144.0001953125" calcext:value-type="float">
            <text:p>144.0002</text:p>
          </table:table-cell>
          <table:table-cell table:style-name="ce25" table:formula="of:=[.Q74]-2*([.$B74]-1)" office:value-type="float" office:value="0.000195312499982947" calcext:value-type="float">
            <text:p>0.0001953125</text:p>
          </table:table-cell>
          <table:table-cell table:style-name="Default" office:value-type="float" office:value="63627195477598.9" calcext:value-type="float">
            <text:p>63627195477598.9</text:p>
          </table:table-cell>
          <table:table-cell table:style-name="ce10" table:formula="of:=([.S74]-[.S73])/1000" office:value-type="float" office:value="2.000296875" calcext:value-type="float">
            <text:p>2.0003</text:p>
          </table:table-cell>
          <table:table-cell table:style-name="ce10" table:formula="of:=[.T74]+[.U73]" office:value-type="float" office:value="144.0001015625" calcext:value-type="float">
            <text:p>144.0001</text:p>
          </table:table-cell>
          <table:table-cell table:style-name="ce26" table:formula="of:=[.U74]-2*([.$B74]-1)" office:value-type="float" office:value="0.000101562500020691" calcext:value-type="float">
            <text:p>0.0001015625</text:p>
          </table:table-cell>
          <table:table-cell table:style-name="Default" office:value-type="float" office:value="63627195945088" calcext:value-type="float">
            <text:p>63627195945088</text:p>
          </table:table-cell>
          <table:table-cell table:style-name="ce10" table:formula="of:=([.W74]-[.W73])/1000" office:value-type="float" office:value="2.0008984375" calcext:value-type="float">
            <text:p>2.0009</text:p>
          </table:table-cell>
          <table:table-cell table:style-name="ce10" table:formula="of:=[.X74]+[.Y73]" office:value-type="float" office:value="143.9998984375" calcext:value-type="float">
            <text:p>143.9999</text:p>
          </table:table-cell>
          <table:table-cell table:style-name="ce29" table:formula="of:=[.Y74]-2*([.$B74]-1)" office:value-type="float" office:value="-0.000101562499963848" calcext:value-type="float">
            <text:p>-0.0001015625</text:p>
          </table:table-cell>
          <table:table-cell table:style-name="Default" office:value-type="float" office:value="63627196403643.1" calcext:value-type="float">
            <text:p>63627196403643.1</text:p>
          </table:table-cell>
          <table:table-cell table:style-name="ce10" table:formula="of:=([.AA74]-[.AA73])/1000" office:value-type="float" office:value="1.9978046875" calcext:value-type="float">
            <text:p>1.9978</text:p>
          </table:table-cell>
          <table:table-cell table:style-name="ce10" table:formula="of:=[.AB74]+[.AC73]" office:value-type="float" office:value="143.999203125" calcext:value-type="float">
            <text:p>143.9992</text:p>
          </table:table-cell>
          <table:table-cell table:style-name="ce33" table:formula="of:=[.AC74]-2*([.$B74]-1)" office:value-type="float" office:value="-0.000796874999963393" calcext:value-type="float">
            <text:p>-0.000796875</text:p>
          </table:table-cell>
          <table:table-cell table:style-name="Default" office:value-type="float" office:value="63627196875279.6" calcext:value-type="float">
            <text:p>63627196875279.6</text:p>
          </table:table-cell>
          <table:table-cell table:style-name="ce10" table:formula="of:=([.AE74]-[.AE73])/1000" office:value-type="float" office:value="2.0003984375" calcext:value-type="float">
            <text:p>2.0004</text:p>
          </table:table-cell>
          <table:table-cell table:style-name="ce10" table:formula="of:=[.AF74]+[.AG73]" office:value-type="float" office:value="143.999703125" calcext:value-type="float">
            <text:p>143.9997</text:p>
          </table:table-cell>
          <table:table-cell table:style-name="ce40" table:formula="of:=[.AG74]-2*([.$B74]-1)" office:value-type="float" office:value="-0.00029687500003206" calcext:value-type="float">
            <text:p>-0.000296875</text:p>
          </table:table-cell>
          <table:table-cell table:style-name="Default" office:value-type="float" office:value="63627197336264.3" calcext:value-type="float">
            <text:p>63627197336264.3</text:p>
          </table:table-cell>
          <table:table-cell table:style-name="ce10" table:formula="of:=([.AI74]-[.AI73])/1000" office:value-type="float" office:value="1.99909375" calcext:value-type="float">
            <text:p>1.9991</text:p>
          </table:table-cell>
          <table:table-cell table:style-name="ce10" table:formula="of:=[.AJ74]+[.AK73]" office:value-type="float" office:value="143.999296875" calcext:value-type="float">
            <text:p>143.9993</text:p>
          </table:table-cell>
          <table:table-cell table:style-name="ce48" table:formula="of:=[.AK74]-2*([.$B74]-1)" office:value-type="float" office:value="-0.000703125000029559" calcext:value-type="float">
            <text:p>-0.000703125</text:p>
          </table:table-cell>
          <table:table-cell table:style-name="Default" office:value-type="float" office:value="63627197815329.1" calcext:value-type="float">
            <text:p>63627197815329.1</text:p>
          </table:table-cell>
          <table:table-cell table:style-name="ce10" table:formula="of:=([.AM74]-[.AM73])/1000" office:value-type="float" office:value="2.000703125" calcext:value-type="float">
            <text:p>2.0007</text:p>
          </table:table-cell>
          <table:table-cell table:style-name="ce10" table:formula="of:=[.AN74]+[.AO73]" office:value-type="float" office:value="144.000203125" calcext:value-type="float">
            <text:p>144.0002</text:p>
          </table:table-cell>
          <table:table-cell table:style-name="ce54" table:formula="of:=[.AO74]-2*([.$B74]-1)" office:value-type="float" office:value="0.00020312500001296" calcext:value-type="float">
            <text:p>0.000203125</text:p>
          </table:table-cell>
          <table:table-cell table:style-name="Default" office:value-type="float" office:value="63627198277306.5" calcext:value-type="float">
            <text:p>63627198277306.5</text:p>
          </table:table-cell>
          <table:table-cell table:style-name="ce10" table:formula="of:=([.AQ74]-[.AQ73])/1000" office:value-type="float" office:value="2.0006015625" calcext:value-type="float">
            <text:p>2.0006</text:p>
          </table:table-cell>
          <table:table-cell table:style-name="ce10" table:formula="of:=[.AR74]+[.AS73]" office:value-type="float" office:value="143.9993984375" calcext:value-type="float">
            <text:p>143.9994</text:p>
          </table:table-cell>
          <table:table-cell table:style-name="ce60" table:formula="of:=[.AS74]-2*([.$B74]-1)" office:value-type="float" office:value="-0.000601562500008868" calcext:value-type="float">
            <text:p>-0.0006015625</text:p>
          </table:table-cell>
          <table:table-cell table:style-name="Default" office:value-type="float" office:value="63627198751049.9" calcext:value-type="float">
            <text:p>63627198751049.9</text:p>
          </table:table-cell>
          <table:table-cell table:style-name="ce10" table:formula="of:=([.AU74]-[.AU73])/1000" office:value-type="float" office:value="1.9986015625" calcext:value-type="float">
            <text:p>1.9986</text:p>
          </table:table-cell>
          <table:table-cell table:style-name="ce10" table:formula="of:=[.AV74]+[.AW73]" office:value-type="float" office:value="143.9998984375" calcext:value-type="float">
            <text:p>143.9999</text:p>
          </table:table-cell>
          <table:table-cell table:style-name="ce67" table:formula="of:=[.AW74]-2*([.$B74]-1)" office:value-type="float" office:value="-0.000101562500049113" calcext:value-type="float">
            <text:p>-0.000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63627193619573.7" calcext:value-type="float">
            <text:p>63627193619573.7</text:p>
          </table:table-cell>
          <table:table-cell table:formula="of:=([.C75]-[.C74])/1000" office:value-type="float" office:value="1.99934375" calcext:value-type="float">
            <text:p>1.9993</text:p>
          </table:table-cell>
          <table:table-cell table:formula="of:=[.D75]+[.E74]" office:value-type="float" office:value="145.999265625" calcext:value-type="float">
            <text:p>145.9993</text:p>
          </table:table-cell>
          <table:table-cell table:style-name="ce12" table:formula="of:=[.E75]-2*([.$B75]-1)" office:value-type="float" office:value="-0.000734374999979082" calcext:value-type="float">
            <text:p>-0.000734375</text:p>
          </table:table-cell>
          <table:table-cell table:style-name="Default" office:value-type="float" office:value="63627194084791.8" calcext:value-type="float">
            <text:p>63627194084791.8</text:p>
          </table:table-cell>
          <table:table-cell table:style-name="ce10" table:formula="of:=([.G75]-[.G74])/1000" office:value-type="float" office:value="1.998796875" calcext:value-type="float">
            <text:p>1.9988</text:p>
          </table:table-cell>
          <table:table-cell table:style-name="ce10" table:formula="of:=[.H75]+[.I74]" office:value-type="float" office:value="145.9986640625" calcext:value-type="float">
            <text:p>145.9987</text:p>
          </table:table-cell>
          <table:table-cell table:style-name="ce17" table:formula="of:=[.I75]-2*([.$B75]-1)" office:value-type="float" office:value="-0.00133593749993111" calcext:value-type="float">
            <text:p>-0.0013359375</text:p>
          </table:table-cell>
          <table:table-cell table:style-name="Default" office:value-type="float" office:value="63627194549386.9" calcext:value-type="float">
            <text:p>63627194549386.9</text:p>
          </table:table-cell>
          <table:table-cell table:style-name="ce10" table:formula="of:=([.K75]-[.K74])/1000" office:value-type="float" office:value="1.999796875" calcext:value-type="float">
            <text:p>1.9998</text:p>
          </table:table-cell>
          <table:table-cell table:style-name="ce10" table:formula="of:=[.L75]+[.M74]" office:value-type="float" office:value="145.9993984375" calcext:value-type="float">
            <text:p>145.9994</text:p>
          </table:table-cell>
          <table:table-cell table:style-name="ce21" table:formula="of:=[.M75]-2*([.$B75]-1)" office:value-type="float" office:value="-0.000601562500008868" calcext:value-type="float">
            <text:p>-0.0006015625</text:p>
          </table:table-cell>
          <table:table-cell table:style-name="Default" office:value-type="float" office:value="63627195022217.3" calcext:value-type="float">
            <text:p>63627195022217.3</text:p>
          </table:table-cell>
          <table:table-cell table:style-name="ce10" table:formula="of:=([.O75]-[.O74])/1000" office:value-type="float" office:value="2.0003984375" calcext:value-type="float">
            <text:p>2.0004</text:p>
          </table:table-cell>
          <table:table-cell table:style-name="ce10" table:formula="of:=[.P75]+[.Q74]" office:value-type="float" office:value="146.00059375" calcext:value-type="float">
            <text:p>146.0006</text:p>
          </table:table-cell>
          <table:table-cell table:style-name="ce25" table:formula="of:=[.Q75]-2*([.$B75]-1)" office:value-type="float" office:value="0.000593749999978854" calcext:value-type="float">
            <text:p>0.00059375</text:p>
          </table:table-cell>
          <table:table-cell table:style-name="Default" office:value-type="float" office:value="63627195479597.9" calcext:value-type="float">
            <text:p>63627195479597.9</text:p>
          </table:table-cell>
          <table:table-cell table:style-name="ce10" table:formula="of:=([.S75]-[.S74])/1000" office:value-type="float" office:value="1.999" calcext:value-type="float">
            <text:p>1.9990</text:p>
          </table:table-cell>
          <table:table-cell table:style-name="ce10" table:formula="of:=[.T75]+[.U74]" office:value-type="float" office:value="145.9991015625" calcext:value-type="float">
            <text:p>145.9991</text:p>
          </table:table-cell>
          <table:table-cell table:style-name="ce26" table:formula="of:=[.U75]-2*([.$B75]-1)" office:value-type="float" office:value="-0.000898437499984084" calcext:value-type="float">
            <text:p>-0.0008984375</text:p>
          </table:table-cell>
          <table:table-cell table:style-name="Default" office:value-type="float" office:value="63627195947088.7" calcext:value-type="float">
            <text:p>63627195947088.7</text:p>
          </table:table-cell>
          <table:table-cell table:style-name="ce10" table:formula="of:=([.W75]-[.W74])/1000" office:value-type="float" office:value="2.000703125" calcext:value-type="float">
            <text:p>2.0007</text:p>
          </table:table-cell>
          <table:table-cell table:style-name="ce10" table:formula="of:=[.X75]+[.Y74]" office:value-type="float" office:value="146.0006015625" calcext:value-type="float">
            <text:p>146.0006</text:p>
          </table:table-cell>
          <table:table-cell table:style-name="ce29" table:formula="of:=[.Y75]-2*([.$B75]-1)" office:value-type="float" office:value="0.000601562500037289" calcext:value-type="float">
            <text:p>0.0006015625</text:p>
          </table:table-cell>
          <table:table-cell table:style-name="Default" office:value-type="float" office:value="63627196405643.8" calcext:value-type="float">
            <text:p>63627196405643.8</text:p>
          </table:table-cell>
          <table:table-cell table:style-name="ce10" table:formula="of:=([.AA75]-[.AA74])/1000" office:value-type="float" office:value="2.0006953125" calcext:value-type="float">
            <text:p>2.0007</text:p>
          </table:table-cell>
          <table:table-cell table:style-name="ce10" table:formula="of:=[.AB75]+[.AC74]" office:value-type="float" office:value="145.9998984375" calcext:value-type="float">
            <text:p>145.9999</text:p>
          </table:table-cell>
          <table:table-cell table:style-name="ce33" table:formula="of:=[.AC75]-2*([.$B75]-1)" office:value-type="float" office:value="-0.000101562499963848" calcext:value-type="float">
            <text:p>-0.0001015625</text:p>
          </table:table-cell>
          <table:table-cell table:style-name="Default" office:value-type="float" office:value="63627196877280.6" calcext:value-type="float">
            <text:p>63627196877280.6</text:p>
          </table:table-cell>
          <table:table-cell table:style-name="ce10" table:formula="of:=([.AE75]-[.AE74])/1000" office:value-type="float" office:value="2.001" calcext:value-type="float">
            <text:p>2.0010</text:p>
          </table:table-cell>
          <table:table-cell table:style-name="ce10" table:formula="of:=[.AF75]+[.AG74]" office:value-type="float" office:value="146.000703125" calcext:value-type="float">
            <text:p>146.0007</text:p>
          </table:table-cell>
          <table:table-cell table:style-name="ce40" table:formula="of:=[.AG75]-2*([.$B75]-1)" office:value-type="float" office:value="0.000703124999972715" calcext:value-type="float">
            <text:p>0.000703125</text:p>
          </table:table-cell>
          <table:table-cell table:style-name="Default" office:value-type="float" office:value="63627197338264.2" calcext:value-type="float">
            <text:p>63627197338264.2</text:p>
          </table:table-cell>
          <table:table-cell table:style-name="ce10" table:formula="of:=([.AI75]-[.AI74])/1000" office:value-type="float" office:value="1.99990625" calcext:value-type="float">
            <text:p>1.9999</text:p>
          </table:table-cell>
          <table:table-cell table:style-name="ce10" table:formula="of:=[.AJ75]+[.AK74]" office:value-type="float" office:value="145.999203125" calcext:value-type="float">
            <text:p>145.9992</text:p>
          </table:table-cell>
          <table:table-cell table:style-name="ce48" table:formula="of:=[.AK75]-2*([.$B75]-1)" office:value-type="float" office:value="-0.000796875000020236" calcext:value-type="float">
            <text:p>-0.000796875</text:p>
          </table:table-cell>
          <table:table-cell table:style-name="Default" office:value-type="float" office:value="63627197817328.1" calcext:value-type="float">
            <text:p>63627197817328.1</text:p>
          </table:table-cell>
          <table:table-cell table:style-name="ce10" table:formula="of:=([.AM75]-[.AM74])/1000" office:value-type="float" office:value="1.999" calcext:value-type="float">
            <text:p>1.9990</text:p>
          </table:table-cell>
          <table:table-cell table:style-name="ce10" table:formula="of:=[.AN75]+[.AO74]" office:value-type="float" office:value="145.999203125" calcext:value-type="float">
            <text:p>145.9992</text:p>
          </table:table-cell>
          <table:table-cell table:style-name="ce54" table:formula="of:=[.AO75]-2*([.$B75]-1)" office:value-type="float" office:value="-0.000796874999991815" calcext:value-type="float">
            <text:p>-0.000796875</text:p>
          </table:table-cell>
          <table:table-cell table:style-name="Default" office:value-type="float" office:value="63627198279305.8" calcext:value-type="float">
            <text:p>63627198279305.8</text:p>
          </table:table-cell>
          <table:table-cell table:style-name="ce10" table:formula="of:=([.AQ75]-[.AQ74])/1000" office:value-type="float" office:value="1.999296875" calcext:value-type="float">
            <text:p>1.9993</text:p>
          </table:table-cell>
          <table:table-cell table:style-name="ce10" table:formula="of:=[.AR75]+[.AS74]" office:value-type="float" office:value="145.9986953125" calcext:value-type="float">
            <text:p>145.9987</text:p>
          </table:table-cell>
          <table:table-cell table:style-name="ce60" table:formula="of:=[.AS75]-2*([.$B75]-1)" office:value-type="float" office:value="-0.00130468750001" calcext:value-type="float">
            <text:p>-0.0013046875</text:p>
          </table:table-cell>
          <table:table-cell table:style-name="Default" office:value-type="float" office:value="63627198753049.4" calcext:value-type="float">
            <text:p>63627198753049.4</text:p>
          </table:table-cell>
          <table:table-cell table:style-name="ce10" table:formula="of:=([.AU75]-[.AU74])/1000" office:value-type="float" office:value="1.9995" calcext:value-type="float">
            <text:p>1.9995</text:p>
          </table:table-cell>
          <table:table-cell table:style-name="ce10" table:formula="of:=[.AV75]+[.AW74]" office:value-type="float" office:value="145.9993984375" calcext:value-type="float">
            <text:p>145.9994</text:p>
          </table:table-cell>
          <table:table-cell table:style-name="ce67" table:formula="of:=[.AW75]-2*([.$B75]-1)" office:value-type="float" office:value="-0.000601562500037289" calcext:value-type="float">
            <text:p>-0.000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63627193621575.4" calcext:value-type="float">
            <text:p>63627193621575.4</text:p>
          </table:table-cell>
          <table:table-cell table:formula="of:=([.C76]-[.C75])/1000" office:value-type="float" office:value="2.0016875" calcext:value-type="float">
            <text:p>2.0017</text:p>
          </table:table-cell>
          <table:table-cell table:formula="of:=[.D76]+[.E75]" office:value-type="float" office:value="148.000953125" calcext:value-type="float">
            <text:p>148.0010</text:p>
          </table:table-cell>
          <table:table-cell table:style-name="ce12" table:formula="of:=[.E76]-2*([.$B76]-1)" office:value-type="float" office:value="0.000953125000023647" calcext:value-type="float">
            <text:p>0.000953125</text:p>
          </table:table-cell>
          <table:table-cell table:style-name="Default" office:value-type="float" office:value="63627194086791.6" calcext:value-type="float">
            <text:p>63627194086791.6</text:p>
          </table:table-cell>
          <table:table-cell table:style-name="ce10" table:formula="of:=([.G76]-[.G75])/1000" office:value-type="float" office:value="1.9998046875" calcext:value-type="float">
            <text:p>1.9998</text:p>
          </table:table-cell>
          <table:table-cell table:style-name="ce10" table:formula="of:=[.H76]+[.I75]" office:value-type="float" office:value="147.99846875" calcext:value-type="float">
            <text:p>147.9985</text:p>
          </table:table-cell>
          <table:table-cell table:style-name="ce17" table:formula="of:=[.I76]-2*([.$B76]-1)" office:value-type="float" office:value="-0.00153124999994247" calcext:value-type="float">
            <text:p>-0.00153125</text:p>
          </table:table-cell>
          <table:table-cell table:style-name="Default" office:value-type="float" office:value="63627194551386.5" calcext:value-type="float">
            <text:p>63627194551386.5</text:p>
          </table:table-cell>
          <table:table-cell table:style-name="ce10" table:formula="of:=([.K76]-[.K75])/1000" office:value-type="float" office:value="1.9996015625" calcext:value-type="float">
            <text:p>1.9996</text:p>
          </table:table-cell>
          <table:table-cell table:style-name="ce10" table:formula="of:=[.L76]+[.M75]" office:value-type="float" office:value="147.999" calcext:value-type="float">
            <text:p>147.9990</text:p>
          </table:table-cell>
          <table:table-cell table:style-name="ce21" table:formula="of:=[.M76]-2*([.$B76]-1)" office:value-type="float" office:value="-0.00100000000000477" calcext:value-type="float">
            <text:p>-0.001</text:p>
          </table:table-cell>
          <table:table-cell table:style-name="Default" office:value-type="float" office:value="63627195024215.9" calcext:value-type="float">
            <text:p>63627195024215.9</text:p>
          </table:table-cell>
          <table:table-cell table:style-name="ce10" table:formula="of:=([.O76]-[.O75])/1000" office:value-type="float" office:value="1.9986015625" calcext:value-type="float">
            <text:p>1.9986</text:p>
          </table:table-cell>
          <table:table-cell table:style-name="ce10" table:formula="of:=[.P76]+[.Q75]" office:value-type="float" office:value="147.9991953125" calcext:value-type="float">
            <text:p>147.9992</text:p>
          </table:table-cell>
          <table:table-cell table:style-name="ce25" table:formula="of:=[.Q76]-2*([.$B76]-1)" office:value-type="float" office:value="-0.000804687500021828" calcext:value-type="float">
            <text:p>-0.0008046875</text:p>
          </table:table-cell>
          <table:table-cell table:style-name="Default" office:value-type="float" office:value="63627195481597.9" calcext:value-type="float">
            <text:p>63627195481597.9</text:p>
          </table:table-cell>
          <table:table-cell table:style-name="ce10" table:formula="of:=([.S76]-[.S75])/1000" office:value-type="float" office:value="2" calcext:value-type="float">
            <text:p>2.0000</text:p>
          </table:table-cell>
          <table:table-cell table:style-name="ce10" table:formula="of:=[.T76]+[.U75]" office:value-type="float" office:value="147.9991015625" calcext:value-type="float">
            <text:p>147.9991</text:p>
          </table:table-cell>
          <table:table-cell table:style-name="ce26" table:formula="of:=[.U76]-2*([.$B76]-1)" office:value-type="float" office:value="-0.000898437499984084" calcext:value-type="float">
            <text:p>-0.0008984375</text:p>
          </table:table-cell>
          <table:table-cell table:style-name="Default" office:value-type="float" office:value="63627195949088.5" calcext:value-type="float">
            <text:p>63627195949088.5</text:p>
          </table:table-cell>
          <table:table-cell table:style-name="ce10" table:formula="of:=([.W76]-[.W75])/1000" office:value-type="float" office:value="1.999796875" calcext:value-type="float">
            <text:p>1.9998</text:p>
          </table:table-cell>
          <table:table-cell table:style-name="ce10" table:formula="of:=[.X76]+[.Y75]" office:value-type="float" office:value="148.0003984375" calcext:value-type="float">
            <text:p>148.0004</text:p>
          </table:table-cell>
          <table:table-cell table:style-name="ce29" table:formula="of:=[.Y76]-2*([.$B76]-1)" office:value-type="float" office:value="0.000398437500024329" calcext:value-type="float">
            <text:p>0.0003984375</text:p>
          </table:table-cell>
          <table:table-cell table:style-name="Default" office:value-type="float" office:value="63627196407643.3" calcext:value-type="float">
            <text:p>63627196407643.3</text:p>
          </table:table-cell>
          <table:table-cell table:style-name="ce10" table:formula="of:=([.AA76]-[.AA75])/1000" office:value-type="float" office:value="1.9995" calcext:value-type="float">
            <text:p>1.9995</text:p>
          </table:table-cell>
          <table:table-cell table:style-name="ce10" table:formula="of:=[.AB76]+[.AC75]" office:value-type="float" office:value="147.9993984375" calcext:value-type="float">
            <text:p>147.9994</text:p>
          </table:table-cell>
          <table:table-cell table:style-name="ce33" table:formula="of:=[.AC76]-2*([.$B76]-1)" office:value-type="float" office:value="-0.000601562499952024" calcext:value-type="float">
            <text:p>-0.0006015625</text:p>
          </table:table-cell>
          <table:table-cell table:style-name="Default" office:value-type="float" office:value="63627196879280.8" calcext:value-type="float">
            <text:p>63627196879280.8</text:p>
          </table:table-cell>
          <table:table-cell table:style-name="ce10" table:formula="of:=([.AE76]-[.AE75])/1000" office:value-type="float" office:value="2.0001953125" calcext:value-type="float">
            <text:p>2.0002</text:p>
          </table:table-cell>
          <table:table-cell table:style-name="ce10" table:formula="of:=[.AF76]+[.AG75]" office:value-type="float" office:value="148.0008984375" calcext:value-type="float">
            <text:p>148.0009</text:p>
          </table:table-cell>
          <table:table-cell table:style-name="ce40" table:formula="of:=[.AG76]-2*([.$B76]-1)" office:value-type="float" office:value="0.000898437499984084" calcext:value-type="float">
            <text:p>0.0008984375</text:p>
          </table:table-cell>
          <table:table-cell table:style-name="Default" office:value-type="float" office:value="63627197340265.3" calcext:value-type="float">
            <text:p>63627197340265.3</text:p>
          </table:table-cell>
          <table:table-cell table:style-name="ce10" table:formula="of:=([.AI76]-[.AI75])/1000" office:value-type="float" office:value="2.00109375" calcext:value-type="float">
            <text:p>2.0011</text:p>
          </table:table-cell>
          <table:table-cell table:style-name="ce10" table:formula="of:=[.AJ76]+[.AK75]" office:value-type="float" office:value="148.000296875" calcext:value-type="float">
            <text:p>148.0003</text:p>
          </table:table-cell>
          <table:table-cell table:style-name="ce48" table:formula="of:=[.AK76]-2*([.$B76]-1)" office:value-type="float" office:value="0.000296874999975216" calcext:value-type="float">
            <text:p>0.000296875</text:p>
          </table:table-cell>
          <table:table-cell table:style-name="Default" office:value-type="float" office:value="63627197819330.5" calcext:value-type="float">
            <text:p>63627197819330.5</text:p>
          </table:table-cell>
          <table:table-cell table:style-name="ce10" table:formula="of:=([.AM76]-[.AM75])/1000" office:value-type="float" office:value="2.0023984375" calcext:value-type="float">
            <text:p>2.0024</text:p>
          </table:table-cell>
          <table:table-cell table:style-name="ce10" table:formula="of:=[.AN76]+[.AO75]" office:value-type="float" office:value="148.0016015625" calcext:value-type="float">
            <text:p>148.0016</text:p>
          </table:table-cell>
          <table:table-cell table:style-name="ce54" table:formula="of:=[.AO76]-2*([.$B76]-1)" office:value-type="float" office:value="0.00160156250001364" calcext:value-type="float">
            <text:p>0.0016015625</text:p>
          </table:table-cell>
          <table:table-cell table:style-name="Default" office:value-type="float" office:value="63627198281306.4" calcext:value-type="float">
            <text:p>63627198281306.4</text:p>
          </table:table-cell>
          <table:table-cell table:style-name="ce10" table:formula="of:=([.AQ76]-[.AQ75])/1000" office:value-type="float" office:value="2.0006015625" calcext:value-type="float">
            <text:p>2.0006</text:p>
          </table:table-cell>
          <table:table-cell table:style-name="ce10" table:formula="of:=[.AR76]+[.AS75]" office:value-type="float" office:value="147.999296875" calcext:value-type="float">
            <text:p>147.9993</text:p>
          </table:table-cell>
          <table:table-cell table:style-name="ce60" table:formula="of:=[.AS76]-2*([.$B76]-1)" office:value-type="float" office:value="-0.000703125000001137" calcext:value-type="float">
            <text:p>-0.000703125</text:p>
          </table:table-cell>
          <table:table-cell table:style-name="Default" office:value-type="float" office:value="63627198755049.9" calcext:value-type="float">
            <text:p>63627198755049.9</text:p>
          </table:table-cell>
          <table:table-cell table:style-name="ce10" table:formula="of:=([.AU76]-[.AU75])/1000" office:value-type="float" office:value="2.0005" calcext:value-type="float">
            <text:p>2.0005</text:p>
          </table:table-cell>
          <table:table-cell table:style-name="ce10" table:formula="of:=[.AV76]+[.AW75]" office:value-type="float" office:value="147.9998984375" calcext:value-type="float">
            <text:p>147.9999</text:p>
          </table:table-cell>
          <table:table-cell table:style-name="ce67" table:formula="of:=[.AW76]-2*([.$B76]-1)" office:value-type="float" office:value="-0.000101562500049113" calcext:value-type="float">
            <text:p>-0.000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63627193623574.2" calcext:value-type="float">
            <text:p>63627193623574.2</text:p>
          </table:table-cell>
          <table:table-cell table:formula="of:=([.C77]-[.C76])/1000" office:value-type="float" office:value="1.998859375" calcext:value-type="float">
            <text:p>1.9989</text:p>
          </table:table-cell>
          <table:table-cell table:formula="of:=[.D77]+[.E76]" office:value-type="float" office:value="149.9998125" calcext:value-type="float">
            <text:p>149.9998</text:p>
          </table:table-cell>
          <table:table-cell table:style-name="ce12" table:formula="of:=[.E77]-2*([.$B77]-1)" office:value-type="float" office:value="-0.000187499999981355" calcext:value-type="float">
            <text:p>-0.0001875</text:p>
          </table:table-cell>
          <table:table-cell table:style-name="Default" office:value-type="float" office:value="63627194088791.6" calcext:value-type="float">
            <text:p>63627194088791.6</text:p>
          </table:table-cell>
          <table:table-cell table:style-name="ce10" table:formula="of:=([.G77]-[.G76])/1000" office:value-type="float" office:value="2" calcext:value-type="float">
            <text:p>2.0000</text:p>
          </table:table-cell>
          <table:table-cell table:style-name="ce10" table:formula="of:=[.H77]+[.I76]" office:value-type="float" office:value="149.99846875" calcext:value-type="float">
            <text:p>149.9985</text:p>
          </table:table-cell>
          <table:table-cell table:style-name="ce17" table:formula="of:=[.I77]-2*([.$B77]-1)" office:value-type="float" office:value="-0.00153124999994247" calcext:value-type="float">
            <text:p>-0.00153125</text:p>
          </table:table-cell>
          <table:table-cell table:style-name="Default" office:value-type="float" office:value="63627194553386.7" calcext:value-type="float">
            <text:p>63627194553386.7</text:p>
          </table:table-cell>
          <table:table-cell table:style-name="ce10" table:formula="of:=([.K77]-[.K76])/1000" office:value-type="float" office:value="2.000203125" calcext:value-type="float">
            <text:p>2.0002</text:p>
          </table:table-cell>
          <table:table-cell table:style-name="ce10" table:formula="of:=[.L77]+[.M76]" office:value-type="float" office:value="149.999203125" calcext:value-type="float">
            <text:p>149.9992</text:p>
          </table:table-cell>
          <table:table-cell table:style-name="ce21" table:formula="of:=[.M77]-2*([.$B77]-1)" office:value-type="float" office:value="-0.000796874999991815" calcext:value-type="float">
            <text:p>-0.000796875</text:p>
          </table:table-cell>
          <table:table-cell table:style-name="Default" office:value-type="float" office:value="63627195026216.2" calcext:value-type="float">
            <text:p>63627195026216.2</text:p>
          </table:table-cell>
          <table:table-cell table:style-name="ce10" table:formula="of:=([.O77]-[.O76])/1000" office:value-type="float" office:value="2.0003046875" calcext:value-type="float">
            <text:p>2.0003</text:p>
          </table:table-cell>
          <table:table-cell table:style-name="ce10" table:formula="of:=[.P77]+[.Q76]" office:value-type="float" office:value="149.9995" calcext:value-type="float">
            <text:p>149.9995</text:p>
          </table:table-cell>
          <table:table-cell table:style-name="ce25" table:formula="of:=[.Q77]-2*([.$B77]-1)" office:value-type="float" office:value="-0.000500000000016598" calcext:value-type="float">
            <text:p>-0.0005</text:p>
          </table:table-cell>
          <table:table-cell table:style-name="Default" office:value-type="float" office:value="63627195483599.7" calcext:value-type="float">
            <text:p>63627195483599.7</text:p>
          </table:table-cell>
          <table:table-cell table:style-name="ce10" table:formula="of:=([.S77]-[.S76])/1000" office:value-type="float" office:value="2.0018046875" calcext:value-type="float">
            <text:p>2.0018</text:p>
          </table:table-cell>
          <table:table-cell table:style-name="ce10" table:formula="of:=[.T77]+[.U76]" office:value-type="float" office:value="150.00090625" calcext:value-type="float">
            <text:p>150.0009</text:p>
          </table:table-cell>
          <table:table-cell table:style-name="ce26" table:formula="of:=[.U77]-2*([.$B77]-1)" office:value-type="float" office:value="0.000906250000014097" calcext:value-type="float">
            <text:p>0.00090625</text:p>
          </table:table-cell>
          <table:table-cell table:style-name="Default" office:value-type="float" office:value="63627195951107.7" calcext:value-type="float">
            <text:p>63627195951107.7</text:p>
          </table:table-cell>
          <table:table-cell table:style-name="ce10" table:formula="of:=([.W77]-[.W76])/1000" office:value-type="float" office:value="2.019203125" calcext:value-type="float">
            <text:p>2.0192</text:p>
          </table:table-cell>
          <table:table-cell table:style-name="ce10" table:formula="of:=[.X77]+[.Y76]" office:value-type="float" office:value="150.0196015625" calcext:value-type="float">
            <text:p>150.0196</text:p>
          </table:table-cell>
          <table:table-cell table:style-name="ce29" table:formula="of:=[.Y77]-2*([.$B77]-1)" office:value-type="float" office:value="0.0196015625000143" calcext:value-type="float">
            <text:p>0.0196015625</text:p>
          </table:table-cell>
          <table:table-cell table:style-name="Default" office:value-type="float" office:value="63627196409644.4" calcext:value-type="float">
            <text:p>63627196409644.4</text:p>
          </table:table-cell>
          <table:table-cell table:style-name="ce10" table:formula="of:=([.AA77]-[.AA76])/1000" office:value-type="float" office:value="2.0011015625" calcext:value-type="float">
            <text:p>2.0011</text:p>
          </table:table-cell>
          <table:table-cell table:style-name="ce10" table:formula="of:=[.AB77]+[.AC76]" office:value-type="float" office:value="150.0005" calcext:value-type="float">
            <text:p>150.0005</text:p>
          </table:table-cell>
          <table:table-cell table:style-name="ce33" table:formula="of:=[.AC77]-2*([.$B77]-1)" office:value-type="float" office:value="0.00050000000004502" calcext:value-type="float">
            <text:p>0.0005</text:p>
          </table:table-cell>
          <table:table-cell table:style-name="Default" office:value-type="float" office:value="63627196881278.9" calcext:value-type="float">
            <text:p>63627196881278.9</text:p>
          </table:table-cell>
          <table:table-cell table:style-name="ce10" table:formula="of:=([.AE77]-[.AE76])/1000" office:value-type="float" office:value="1.9981015625" calcext:value-type="float">
            <text:p>1.9981</text:p>
          </table:table-cell>
          <table:table-cell table:style-name="ce10" table:formula="of:=[.AF77]+[.AG76]" office:value-type="float" office:value="149.999" calcext:value-type="float">
            <text:p>149.9990</text:p>
          </table:table-cell>
          <table:table-cell table:style-name="ce40" table:formula="of:=[.AG77]-2*([.$B77]-1)" office:value-type="float" office:value="-0.00100000000000477" calcext:value-type="float">
            <text:p>-0.001</text:p>
          </table:table-cell>
          <table:table-cell table:style-name="Default" office:value-type="float" office:value="63627197342266.1" calcext:value-type="float">
            <text:p>63627197342266.1</text:p>
          </table:table-cell>
          <table:table-cell table:style-name="ce10" table:formula="of:=([.AI77]-[.AI76])/1000" office:value-type="float" office:value="2.0008046875" calcext:value-type="float">
            <text:p>2.0008</text:p>
          </table:table-cell>
          <table:table-cell table:style-name="ce10" table:formula="of:=[.AJ77]+[.AK76]" office:value-type="float" office:value="150.0011015625" calcext:value-type="float">
            <text:p>150.0011</text:p>
          </table:table-cell>
          <table:table-cell table:style-name="ce48" table:formula="of:=[.AK77]-2*([.$B77]-1)" office:value-type="float" office:value="0.00110156249996862" calcext:value-type="float">
            <text:p>0.0011015625</text:p>
          </table:table-cell>
          <table:table-cell table:style-name="Default" office:value-type="float" office:value="63627197821329.7" calcext:value-type="float">
            <text:p>63627197821329.7</text:p>
          </table:table-cell>
          <table:table-cell table:style-name="ce10" table:formula="of:=([.AM77]-[.AM76])/1000" office:value-type="float" office:value="1.999203125" calcext:value-type="float">
            <text:p>1.9992</text:p>
          </table:table-cell>
          <table:table-cell table:style-name="ce10" table:formula="of:=[.AN77]+[.AO76]" office:value-type="float" office:value="150.0008046875" calcext:value-type="float">
            <text:p>150.0008</text:p>
          </table:table-cell>
          <table:table-cell table:style-name="ce54" table:formula="of:=[.AO77]-2*([.$B77]-1)" office:value-type="float" office:value="0.000804687500021828" calcext:value-type="float">
            <text:p>0.0008046875</text:p>
          </table:table-cell>
          <table:table-cell table:style-name="Default" office:value-type="float" office:value="63627198283315.4" calcext:value-type="float">
            <text:p>63627198283315.4</text:p>
          </table:table-cell>
          <table:table-cell table:style-name="ce10" table:formula="of:=([.AQ77]-[.AQ76])/1000" office:value-type="float" office:value="2.009" calcext:value-type="float">
            <text:p>2.0090</text:p>
          </table:table-cell>
          <table:table-cell table:style-name="ce10" table:formula="of:=[.AR77]+[.AS76]" office:value-type="float" office:value="150.008296875" calcext:value-type="float">
            <text:p>150.0083</text:p>
          </table:table-cell>
          <table:table-cell table:style-name="ce60" table:formula="of:=[.AS77]-2*([.$B77]-1)" office:value-type="float" office:value="0.00829687499998499" calcext:value-type="float">
            <text:p>0.008296875</text:p>
          </table:table-cell>
          <table:table-cell table:formula="of:=[.AU78]" office:value-type="float" office:value="63627198765741.7" calcext:value-type="float">
            <text:p>63627198765741.7</text:p>
          </table:table-cell>
          <table:table-cell table:style-name="ce10" table:formula="of:=([.AU77]-[.AU76])/1000" office:value-type="float" office:value="10.6918046875" calcext:value-type="float">
            <text:p>10.6918</text:p>
          </table:table-cell>
          <table:table-cell table:style-name="ce10" table:formula="of:=[.AV77]+[.AW76]" office:value-type="float" office:value="158.691703125" calcext:value-type="float">
            <text:p>158.6917</text:p>
          </table:table-cell>
          <table:table-cell table:style-name="ce63" table:formula="of:=[.AW77]-2*([.$B77]-1)" office:value-type="float" office:value="8.69170312499995" calcext:value-type="float">
            <text:p>8.691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63627193625575.3" calcext:value-type="float">
            <text:p>63627193625575.3</text:p>
          </table:table-cell>
          <table:table-cell table:formula="of:=([.C78]-[.C77])/1000" office:value-type="float" office:value="2.0011015625" calcext:value-type="float">
            <text:p>2.0011</text:p>
          </table:table-cell>
          <table:table-cell table:formula="of:=[.D78]+[.E77]" office:value-type="float" office:value="152.0009140625" calcext:value-type="float">
            <text:p>152.0009</text:p>
          </table:table-cell>
          <table:table-cell table:style-name="ce12" table:formula="of:=[.E78]-2*([.$B78]-1)" office:value-type="float" office:value="0.000914062500015689" calcext:value-type="float">
            <text:p>0.0009140625</text:p>
          </table:table-cell>
          <table:table-cell table:style-name="Default" office:value-type="float" office:value="63627194090790.8" calcext:value-type="float">
            <text:p>63627194090790.8</text:p>
          </table:table-cell>
          <table:table-cell table:style-name="ce10" table:formula="of:=([.G78]-[.G77])/1000" office:value-type="float" office:value="1.9991953125" calcext:value-type="float">
            <text:p>1.9992</text:p>
          </table:table-cell>
          <table:table-cell table:style-name="ce10" table:formula="of:=[.H78]+[.I77]" office:value-type="float" office:value="151.9976640625" calcext:value-type="float">
            <text:p>151.9977</text:p>
          </table:table-cell>
          <table:table-cell table:style-name="ce17" table:formula="of:=[.I78]-2*([.$B78]-1)" office:value-type="float" office:value="-0.00233593749993588" calcext:value-type="float">
            <text:p>-0.0023359375</text:p>
          </table:table-cell>
          <table:table-cell table:style-name="Default" office:value-type="float" office:value="63627194555387.1" calcext:value-type="float">
            <text:p>63627194555387.1</text:p>
          </table:table-cell>
          <table:table-cell table:style-name="ce10" table:formula="of:=([.K78]-[.K77])/1000" office:value-type="float" office:value="2.0003984375" calcext:value-type="float">
            <text:p>2.0004</text:p>
          </table:table-cell>
          <table:table-cell table:style-name="ce10" table:formula="of:=[.L78]+[.M77]" office:value-type="float" office:value="151.9996015625" calcext:value-type="float">
            <text:p>151.9996</text:p>
          </table:table-cell>
          <table:table-cell table:style-name="ce21" table:formula="of:=[.M78]-2*([.$B78]-1)" office:value-type="float" office:value="-0.000398437499995907" calcext:value-type="float">
            <text:p>-0.0003984375</text:p>
          </table:table-cell>
          <table:table-cell table:style-name="Default" office:value-type="float" office:value="63627195028216.8" calcext:value-type="float">
            <text:p>63627195028216.8</text:p>
          </table:table-cell>
          <table:table-cell table:style-name="ce10" table:formula="of:=([.O78]-[.O77])/1000" office:value-type="float" office:value="2.00059375" calcext:value-type="float">
            <text:p>2.0006</text:p>
          </table:table-cell>
          <table:table-cell table:style-name="ce10" table:formula="of:=[.P78]+[.Q77]" office:value-type="float" office:value="152.00009375" calcext:value-type="float">
            <text:p>152.0001</text:p>
          </table:table-cell>
          <table:table-cell table:style-name="ce25" table:formula="of:=[.Q78]-2*([.$B78]-1)" office:value-type="float" office:value="0.0000937499999906777" calcext:value-type="float">
            <text:p>0.00009375</text:p>
          </table:table-cell>
          <table:table-cell table:style-name="Default" office:value-type="float" office:value="63627195485602" calcext:value-type="float">
            <text:p>63627195485602</text:p>
          </table:table-cell>
          <table:table-cell table:style-name="ce10" table:formula="of:=([.S78]-[.S77])/1000" office:value-type="float" office:value="2.002296875" calcext:value-type="float">
            <text:p>2.0023</text:p>
          </table:table-cell>
          <table:table-cell table:style-name="ce10" table:formula="of:=[.T78]+[.U77]" office:value-type="float" office:value="152.003203125" calcext:value-type="float">
            <text:p>152.0032</text:p>
          </table:table-cell>
          <table:table-cell table:style-name="ce26" table:formula="of:=[.U78]-2*([.$B78]-1)" office:value-type="float" office:value="0.00320312500002728" calcext:value-type="float">
            <text:p>0.003203125</text:p>
          </table:table-cell>
          <table:table-cell table:style-name="Default" office:value-type="float" office:value="63627195953086.9" calcext:value-type="float">
            <text:p>63627195953086.9</text:p>
          </table:table-cell>
          <table:table-cell table:style-name="ce10" table:formula="of:=([.W78]-[.W77])/1000" office:value-type="float" office:value="1.9791953125" calcext:value-type="float">
            <text:p>1.9792</text:p>
          </table:table-cell>
          <table:table-cell table:style-name="ce10" table:formula="of:=[.X78]+[.Y77]" office:value-type="float" office:value="151.998796875" calcext:value-type="float">
            <text:p>151.9988</text:p>
          </table:table-cell>
          <table:table-cell table:style-name="ce29" table:formula="of:=[.Y78]-2*([.$B78]-1)" office:value-type="float" office:value="-0.00120312499998931" calcext:value-type="float">
            <text:p>-0.001203125</text:p>
          </table:table-cell>
          <table:table-cell table:style-name="Default" office:value-type="float" office:value="63627196411643.7" calcext:value-type="float">
            <text:p>63627196411643.7</text:p>
          </table:table-cell>
          <table:table-cell table:style-name="ce10" table:formula="of:=([.AA78]-[.AA77])/1000" office:value-type="float" office:value="1.9993046875" calcext:value-type="float">
            <text:p>1.9993</text:p>
          </table:table-cell>
          <table:table-cell table:style-name="ce10" table:formula="of:=[.AB78]+[.AC77]" office:value-type="float" office:value="151.9998046875" calcext:value-type="float">
            <text:p>151.9998</text:p>
          </table:table-cell>
          <table:table-cell table:style-name="ce33" table:formula="of:=[.AC78]-2*([.$B78]-1)" office:value-type="float" office:value="-0.000195312499954525" calcext:value-type="float">
            <text:p>-0.0001953125</text:p>
          </table:table-cell>
          <table:table-cell table:style-name="Default" office:value-type="float" office:value="63627196883279.4" calcext:value-type="float">
            <text:p>63627196883279.4</text:p>
          </table:table-cell>
          <table:table-cell table:style-name="ce10" table:formula="of:=([.AE78]-[.AE77])/1000" office:value-type="float" office:value="2.0005" calcext:value-type="float">
            <text:p>2.0005</text:p>
          </table:table-cell>
          <table:table-cell table:style-name="ce10" table:formula="of:=[.AF78]+[.AG77]" office:value-type="float" office:value="151.9995" calcext:value-type="float">
            <text:p>151.9995</text:p>
          </table:table-cell>
          <table:table-cell table:style-name="ce40" table:formula="of:=[.AG78]-2*([.$B78]-1)" office:value-type="float" office:value="-0.000500000000016598" calcext:value-type="float">
            <text:p>-0.0005</text:p>
          </table:table-cell>
          <table:table-cell table:style-name="Default" office:value-type="float" office:value="63627197344264.7" calcext:value-type="float">
            <text:p>63627197344264.7</text:p>
          </table:table-cell>
          <table:table-cell table:style-name="ce10" table:formula="of:=([.AI78]-[.AI77])/1000" office:value-type="float" office:value="1.9986015625" calcext:value-type="float">
            <text:p>1.9986</text:p>
          </table:table-cell>
          <table:table-cell table:style-name="ce10" table:formula="of:=[.AJ78]+[.AK77]" office:value-type="float" office:value="151.999703125" calcext:value-type="float">
            <text:p>151.9997</text:p>
          </table:table-cell>
          <table:table-cell table:style-name="ce48" table:formula="of:=[.AK78]-2*([.$B78]-1)" office:value-type="float" office:value="-0.00029687500003206" calcext:value-type="float">
            <text:p>-0.000296875</text:p>
          </table:table-cell>
          <table:table-cell table:style-name="Default" office:value-type="float" office:value="63627197823327.9" calcext:value-type="float">
            <text:p>63627197823327.9</text:p>
          </table:table-cell>
          <table:table-cell table:style-name="ce10" table:formula="of:=([.AM78]-[.AM77])/1000" office:value-type="float" office:value="1.9981953125" calcext:value-type="float">
            <text:p>1.9982</text:p>
          </table:table-cell>
          <table:table-cell table:style-name="ce10" table:formula="of:=[.AN78]+[.AO77]" office:value-type="float" office:value="151.999" calcext:value-type="float">
            <text:p>151.9990</text:p>
          </table:table-cell>
          <table:table-cell table:style-name="ce54" table:formula="of:=[.AO78]-2*([.$B78]-1)" office:value-type="float" office:value="-0.000999999999976353" calcext:value-type="float">
            <text:p>-0.001</text:p>
          </table:table-cell>
          <table:table-cell table:style-name="Default" office:value-type="float" office:value="63627198285307.3" calcext:value-type="float">
            <text:p>63627198285307.3</text:p>
          </table:table-cell>
          <table:table-cell table:style-name="ce10" table:formula="of:=([.AQ78]-[.AQ77])/1000" office:value-type="float" office:value="1.9918984375" calcext:value-type="float">
            <text:p>1.9919</text:p>
          </table:table-cell>
          <table:table-cell table:style-name="ce10" table:formula="of:=[.AR78]+[.AS77]" office:value-type="float" office:value="152.0001953125" calcext:value-type="float">
            <text:p>152.0002</text:p>
          </table:table-cell>
          <table:table-cell table:style-name="ce60" table:formula="of:=[.AS78]-2*([.$B78]-1)" office:value-type="float" office:value="0.000195312499982947" calcext:value-type="float">
            <text:p>0.0001953125</text:p>
          </table:table-cell>
          <table:table-cell table:formula="of:=[.AU79]" office:value-type="float" office:value="63627198765741.7" calcext:value-type="float">
            <text:p>63627198765741.7</text:p>
          </table:table-cell>
          <table:table-cell table:style-name="ce10" table:formula="of:=([.AU78]-[.AU77])/1000" office:value-type="float" office:value="0" calcext:value-type="float">
            <text:p>0.0000</text:p>
          </table:table-cell>
          <table:table-cell table:style-name="ce10" table:formula="of:=[.AV78]+[.AW77]" office:value-type="float" office:value="158.691703125" calcext:value-type="float">
            <text:p>158.6917</text:p>
          </table:table-cell>
          <table:table-cell table:style-name="ce61" table:formula="of:=[.AW78]-2*([.$B78]-1)" office:value-type="float" office:value="6.69170312499995" calcext:value-type="float">
            <text:p>6.691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63627193627575.7" calcext:value-type="float">
            <text:p>63627193627575.7</text:p>
          </table:table-cell>
          <table:table-cell table:formula="of:=([.C79]-[.C78])/1000" office:value-type="float" office:value="2.0003359375" calcext:value-type="float">
            <text:p>2.0003</text:p>
          </table:table-cell>
          <table:table-cell table:formula="of:=[.D79]+[.E78]" office:value-type="float" office:value="154.00125" calcext:value-type="float">
            <text:p>154.0013</text:p>
          </table:table-cell>
          <table:table-cell table:style-name="ce12" table:formula="of:=[.E79]-2*([.$B79]-1)" office:value-type="float" office:value="0.00125000000002728" calcext:value-type="float">
            <text:p>0.00125</text:p>
          </table:table-cell>
          <table:table-cell table:style-name="Default" office:value-type="float" office:value="63627194092791.1" calcext:value-type="float">
            <text:p>63627194092791.1</text:p>
          </table:table-cell>
          <table:table-cell table:style-name="ce10" table:formula="of:=([.G79]-[.G78])/1000" office:value-type="float" office:value="2.0003046875" calcext:value-type="float">
            <text:p>2.0003</text:p>
          </table:table-cell>
          <table:table-cell table:style-name="ce10" table:formula="of:=[.H79]+[.I78]" office:value-type="float" office:value="153.99796875" calcext:value-type="float">
            <text:p>153.9980</text:p>
          </table:table-cell>
          <table:table-cell table:style-name="ce17" table:formula="of:=[.I79]-2*([.$B79]-1)" office:value-type="float" office:value="-0.00203124999993065" calcext:value-type="float">
            <text:p>-0.00203125</text:p>
          </table:table-cell>
          <table:table-cell table:style-name="Default" office:value-type="float" office:value="63627194557386.9" calcext:value-type="float">
            <text:p>63627194557386.9</text:p>
          </table:table-cell>
          <table:table-cell table:style-name="ce10" table:formula="of:=([.K79]-[.K78])/1000" office:value-type="float" office:value="1.999796875" calcext:value-type="float">
            <text:p>1.9998</text:p>
          </table:table-cell>
          <table:table-cell table:style-name="ce10" table:formula="of:=[.L79]+[.M78]" office:value-type="float" office:value="153.9993984375" calcext:value-type="float">
            <text:p>153.9994</text:p>
          </table:table-cell>
          <table:table-cell table:style-name="ce21" table:formula="of:=[.M79]-2*([.$B79]-1)" office:value-type="float" office:value="-0.000601562500008868" calcext:value-type="float">
            <text:p>-0.0006015625</text:p>
          </table:table-cell>
          <table:table-cell table:style-name="Default" office:value-type="float" office:value="63627195030216.6" calcext:value-type="float">
            <text:p>63627195030216.6</text:p>
          </table:table-cell>
          <table:table-cell table:style-name="ce10" table:formula="of:=([.O79]-[.O78])/1000" office:value-type="float" office:value="1.9998046875" calcext:value-type="float">
            <text:p>1.9998</text:p>
          </table:table-cell>
          <table:table-cell table:style-name="ce10" table:formula="of:=[.P79]+[.Q78]" office:value-type="float" office:value="153.9998984375" calcext:value-type="float">
            <text:p>153.9999</text:p>
          </table:table-cell>
          <table:table-cell table:style-name="ce25" table:formula="of:=[.Q79]-2*([.$B79]-1)" office:value-type="float" office:value="-0.000101562500020691" calcext:value-type="float">
            <text:p>-0.0001015625</text:p>
          </table:table-cell>
          <table:table-cell table:style-name="Default" office:value-type="float" office:value="63627195487597.8" calcext:value-type="float">
            <text:p>63627195487597.8</text:p>
          </table:table-cell>
          <table:table-cell table:style-name="ce10" table:formula="of:=([.S79]-[.S78])/1000" office:value-type="float" office:value="1.995796875" calcext:value-type="float">
            <text:p>1.9958</text:p>
          </table:table-cell>
          <table:table-cell table:style-name="ce10" table:formula="of:=[.T79]+[.U78]" office:value-type="float" office:value="153.999" calcext:value-type="float">
            <text:p>153.9990</text:p>
          </table:table-cell>
          <table:table-cell table:style-name="ce26" table:formula="of:=[.U79]-2*([.$B79]-1)" office:value-type="float" office:value="-0.000999999999976353" calcext:value-type="float">
            <text:p>-0.001</text:p>
          </table:table-cell>
          <table:table-cell table:style-name="Default" office:value-type="float" office:value="63627195955088.8" calcext:value-type="float">
            <text:p>63627195955088.8</text:p>
          </table:table-cell>
          <table:table-cell table:style-name="ce10" table:formula="of:=([.W79]-[.W78])/1000" office:value-type="float" office:value="2.0018984375" calcext:value-type="float">
            <text:p>2.0019</text:p>
          </table:table-cell>
          <table:table-cell table:style-name="ce10" table:formula="of:=[.X79]+[.Y78]" office:value-type="float" office:value="154.0006953125" calcext:value-type="float">
            <text:p>154.0007</text:p>
          </table:table-cell>
          <table:table-cell table:style-name="ce29" table:formula="of:=[.Y79]-2*([.$B79]-1)" office:value-type="float" office:value="0.000695312499999545" calcext:value-type="float">
            <text:p>0.0006953125</text:p>
          </table:table-cell>
          <table:table-cell table:style-name="Default" office:value-type="float" office:value="63627196413644.2" calcext:value-type="float">
            <text:p>63627196413644.2</text:p>
          </table:table-cell>
          <table:table-cell table:style-name="ce10" table:formula="of:=([.AA79]-[.AA78])/1000" office:value-type="float" office:value="2.0005" calcext:value-type="float">
            <text:p>2.0005</text:p>
          </table:table-cell>
          <table:table-cell table:style-name="ce10" table:formula="of:=[.AB79]+[.AC78]" office:value-type="float" office:value="154.0003046875" calcext:value-type="float">
            <text:p>154.0003</text:p>
          </table:table-cell>
          <table:table-cell table:style-name="ce33" table:formula="of:=[.AC79]-2*([.$B79]-1)" office:value-type="float" office:value="0.000304687500033651" calcext:value-type="float">
            <text:p>0.0003046875</text:p>
          </table:table-cell>
          <table:table-cell table:style-name="Default" office:value-type="float" office:value="63627196885280.8" calcext:value-type="float">
            <text:p>63627196885280.8</text:p>
          </table:table-cell>
          <table:table-cell table:style-name="ce10" table:formula="of:=([.AE79]-[.AE78])/1000" office:value-type="float" office:value="2.0013984375" calcext:value-type="float">
            <text:p>2.0014</text:p>
          </table:table-cell>
          <table:table-cell table:style-name="ce10" table:formula="of:=[.AF79]+[.AG78]" office:value-type="float" office:value="154.0008984375" calcext:value-type="float">
            <text:p>154.0009</text:p>
          </table:table-cell>
          <table:table-cell table:style-name="ce40" table:formula="of:=[.AG79]-2*([.$B79]-1)" office:value-type="float" office:value="0.000898437499984084" calcext:value-type="float">
            <text:p>0.0008984375</text:p>
          </table:table-cell>
          <table:table-cell table:style-name="Default" office:value-type="float" office:value="63627197346264.3" calcext:value-type="float">
            <text:p>63627197346264.3</text:p>
          </table:table-cell>
          <table:table-cell table:style-name="ce10" table:formula="of:=([.AI79]-[.AI78])/1000" office:value-type="float" office:value="1.99959375" calcext:value-type="float">
            <text:p>1.9996</text:p>
          </table:table-cell>
          <table:table-cell table:style-name="ce10" table:formula="of:=[.AJ79]+[.AK78]" office:value-type="float" office:value="153.999296875" calcext:value-type="float">
            <text:p>153.9993</text:p>
          </table:table-cell>
          <table:table-cell table:style-name="ce48" table:formula="of:=[.AK79]-2*([.$B79]-1)" office:value-type="float" office:value="-0.000703125000029559" calcext:value-type="float">
            <text:p>-0.000703125</text:p>
          </table:table-cell>
          <table:table-cell table:style-name="Default" office:value-type="float" office:value="63627197825328.4" calcext:value-type="float">
            <text:p>63627197825328.4</text:p>
          </table:table-cell>
          <table:table-cell table:style-name="ce10" table:formula="of:=([.AM79]-[.AM78])/1000" office:value-type="float" office:value="2.0005" calcext:value-type="float">
            <text:p>2.0005</text:p>
          </table:table-cell>
          <table:table-cell table:style-name="ce10" table:formula="of:=[.AN79]+[.AO78]" office:value-type="float" office:value="153.9995" calcext:value-type="float">
            <text:p>153.9995</text:p>
          </table:table-cell>
          <table:table-cell table:style-name="ce54" table:formula="of:=[.AO79]-2*([.$B79]-1)" office:value-type="float" office:value="-0.000499999999988177" calcext:value-type="float">
            <text:p>-0.0005</text:p>
          </table:table-cell>
          <table:table-cell table:style-name="Default" office:value-type="float" office:value="63627198287306.7" calcext:value-type="float">
            <text:p>63627198287306.7</text:p>
          </table:table-cell>
          <table:table-cell table:style-name="ce10" table:formula="of:=([.AQ79]-[.AQ78])/1000" office:value-type="float" office:value="1.99940625" calcext:value-type="float">
            <text:p>1.9994</text:p>
          </table:table-cell>
          <table:table-cell table:style-name="ce10" table:formula="of:=[.AR79]+[.AS78]" office:value-type="float" office:value="153.9996015625" calcext:value-type="float">
            <text:p>153.9996</text:p>
          </table:table-cell>
          <table:table-cell table:style-name="ce60" table:formula="of:=[.AS79]-2*([.$B79]-1)" office:value-type="float" office:value="-0.000398437500024329" calcext:value-type="float">
            <text:p>-0.0003984375</text:p>
          </table:table-cell>
          <table:table-cell table:formula="of:=[.AU80]" office:value-type="float" office:value="63627198765741.7" calcext:value-type="float">
            <text:p>63627198765741.7</text:p>
          </table:table-cell>
          <table:table-cell table:style-name="ce10" table:formula="of:=([.AU79]-[.AU78])/1000" office:value-type="float" office:value="0" calcext:value-type="float">
            <text:p>0.0000</text:p>
          </table:table-cell>
          <table:table-cell table:style-name="ce10" table:formula="of:=[.AV79]+[.AW78]" office:value-type="float" office:value="158.691703125" calcext:value-type="float">
            <text:p>158.6917</text:p>
          </table:table-cell>
          <table:table-cell table:style-name="ce61" table:formula="of:=[.AW79]-2*([.$B79]-1)" office:value-type="float" office:value="4.69170312499995" calcext:value-type="float">
            <text:p>4.691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63627193629575.1" calcext:value-type="float">
            <text:p>63627193629575.1</text:p>
          </table:table-cell>
          <table:table-cell table:formula="of:=([.C80]-[.C79])/1000" office:value-type="float" office:value="1.9993984375" calcext:value-type="float">
            <text:p>1.9994</text:p>
          </table:table-cell>
          <table:table-cell table:formula="of:=[.D80]+[.E79]" office:value-type="float" office:value="156.0006484375" calcext:value-type="float">
            <text:p>156.0006</text:p>
          </table:table-cell>
          <table:table-cell table:style-name="ce12" table:formula="of:=[.E80]-2*([.$B80]-1)" office:value-type="float" office:value="0.000648437500018417" calcext:value-type="float">
            <text:p>0.0006484375</text:p>
          </table:table-cell>
          <table:table-cell table:style-name="Default" office:value-type="float" office:value="63627194094791.1" calcext:value-type="float">
            <text:p>63627194094791.1</text:p>
          </table:table-cell>
          <table:table-cell table:style-name="ce10" table:formula="of:=([.G80]-[.G79])/1000" office:value-type="float" office:value="2" calcext:value-type="float">
            <text:p>2.0000</text:p>
          </table:table-cell>
          <table:table-cell table:style-name="ce10" table:formula="of:=[.H80]+[.I79]" office:value-type="float" office:value="155.99796875" calcext:value-type="float">
            <text:p>155.9980</text:p>
          </table:table-cell>
          <table:table-cell table:style-name="ce17" table:formula="of:=[.I80]-2*([.$B80]-1)" office:value-type="float" office:value="-0.00203124999993065" calcext:value-type="float">
            <text:p>-0.00203125</text:p>
          </table:table-cell>
          <table:table-cell table:style-name="Default" office:value-type="float" office:value="63627194559388" calcext:value-type="float">
            <text:p>63627194559388</text:p>
          </table:table-cell>
          <table:table-cell table:style-name="ce10" table:formula="of:=([.K80]-[.K79])/1000" office:value-type="float" office:value="2.0011015625" calcext:value-type="float">
            <text:p>2.0011</text:p>
          </table:table-cell>
          <table:table-cell table:style-name="ce10" table:formula="of:=[.L80]+[.M79]" office:value-type="float" office:value="156.0005" calcext:value-type="float">
            <text:p>156.0005</text:p>
          </table:table-cell>
          <table:table-cell table:style-name="ce21" table:formula="of:=[.M80]-2*([.$B80]-1)" office:value-type="float" office:value="0.000499999999988177" calcext:value-type="float">
            <text:p>0.0005</text:p>
          </table:table-cell>
          <table:table-cell table:style-name="Default" office:value-type="float" office:value="63627195032217.4" calcext:value-type="float">
            <text:p>63627195032217.4</text:p>
          </table:table-cell>
          <table:table-cell table:style-name="ce10" table:formula="of:=([.O80]-[.O79])/1000" office:value-type="float" office:value="2.000796875" calcext:value-type="float">
            <text:p>2.0008</text:p>
          </table:table-cell>
          <table:table-cell table:style-name="ce10" table:formula="of:=[.P80]+[.Q79]" office:value-type="float" office:value="156.0006953125" calcext:value-type="float">
            <text:p>156.0007</text:p>
          </table:table-cell>
          <table:table-cell table:style-name="ce25" table:formula="of:=[.Q80]-2*([.$B80]-1)" office:value-type="float" office:value="0.000695312499971124" calcext:value-type="float">
            <text:p>0.0006953125</text:p>
          </table:table-cell>
          <table:table-cell table:style-name="Default" office:value-type="float" office:value="63627195491508.9" calcext:value-type="float">
            <text:p>63627195491508.9</text:p>
          </table:table-cell>
          <table:table-cell table:style-name="ce10" table:formula="of:=([.S80]-[.S79])/1000" office:value-type="float" office:value="3.9111015625" calcext:value-type="float">
            <text:p>3.9111</text:p>
          </table:table-cell>
          <table:table-cell table:style-name="ce10" table:formula="of:=[.T80]+[.U79]" office:value-type="float" office:value="157.9101015625" calcext:value-type="float">
            <text:p>157.9101</text:p>
          </table:table-cell>
          <table:table-cell table:style-name="ce26" table:formula="of:=[.U80]-2*([.$B80]-1)" office:value-type="float" office:value="1.91010156250002" calcext:value-type="float">
            <text:p>1.9101015625</text:p>
          </table:table-cell>
          <table:table-cell table:style-name="Default" office:value-type="float" office:value="63627195957088.3" calcext:value-type="float">
            <text:p>63627195957088.3</text:p>
          </table:table-cell>
          <table:table-cell table:style-name="ce10" table:formula="of:=([.W80]-[.W79])/1000" office:value-type="float" office:value="1.9995" calcext:value-type="float">
            <text:p>1.9995</text:p>
          </table:table-cell>
          <table:table-cell table:style-name="ce10" table:formula="of:=[.X80]+[.Y79]" office:value-type="float" office:value="156.0001953125" calcext:value-type="float">
            <text:p>156.0002</text:p>
          </table:table-cell>
          <table:table-cell table:style-name="ce29" table:formula="of:=[.Y80]-2*([.$B80]-1)" office:value-type="float" office:value="0.000195312500011369" calcext:value-type="float">
            <text:p>0.0001953125</text:p>
          </table:table-cell>
          <table:table-cell table:style-name="Default" office:value-type="float" office:value="63627196415644.3" calcext:value-type="float">
            <text:p>63627196415644.3</text:p>
          </table:table-cell>
          <table:table-cell table:style-name="ce10" table:formula="of:=([.AA80]-[.AA79])/1000" office:value-type="float" office:value="2.00009375" calcext:value-type="float">
            <text:p>2.0001</text:p>
          </table:table-cell>
          <table:table-cell table:style-name="ce10" table:formula="of:=[.AB80]+[.AC79]" office:value-type="float" office:value="156.0003984375" calcext:value-type="float">
            <text:p>156.0004</text:p>
          </table:table-cell>
          <table:table-cell table:style-name="ce33" table:formula="of:=[.AC80]-2*([.$B80]-1)" office:value-type="float" office:value="0.000398437500024329" calcext:value-type="float">
            <text:p>0.0003984375</text:p>
          </table:table-cell>
          <table:table-cell table:style-name="Default" office:value-type="float" office:value="63627196887279.3" calcext:value-type="float">
            <text:p>63627196887279.3</text:p>
          </table:table-cell>
          <table:table-cell table:style-name="ce10" table:formula="of:=([.AE80]-[.AE79])/1000" office:value-type="float" office:value="1.9985" calcext:value-type="float">
            <text:p>1.9985</text:p>
          </table:table-cell>
          <table:table-cell table:style-name="ce10" table:formula="of:=[.AF80]+[.AG79]" office:value-type="float" office:value="155.9993984375" calcext:value-type="float">
            <text:p>155.9994</text:p>
          </table:table-cell>
          <table:table-cell table:style-name="ce40" table:formula="of:=[.AG80]-2*([.$B80]-1)" office:value-type="float" office:value="-0.000601562500008868" calcext:value-type="float">
            <text:p>-0.0006015625</text:p>
          </table:table-cell>
          <table:table-cell table:style-name="Default" office:value-type="float" office:value="63627197348266.6" calcext:value-type="float">
            <text:p>63627197348266.6</text:p>
          </table:table-cell>
          <table:table-cell table:style-name="ce10" table:formula="of:=([.AI80]-[.AI79])/1000" office:value-type="float" office:value="2.0023046875" calcext:value-type="float">
            <text:p>2.0023</text:p>
          </table:table-cell>
          <table:table-cell table:style-name="ce10" table:formula="of:=[.AJ80]+[.AK79]" office:value-type="float" office:value="156.0016015625" calcext:value-type="float">
            <text:p>156.0016</text:p>
          </table:table-cell>
          <table:table-cell table:style-name="ce48" table:formula="of:=[.AK80]-2*([.$B80]-1)" office:value-type="float" office:value="0.0016015624999568" calcext:value-type="float">
            <text:p>0.0016015625</text:p>
          </table:table-cell>
          <table:table-cell table:style-name="Default" office:value-type="float" office:value="63627197827328" calcext:value-type="float">
            <text:p>63627197827328</text:p>
          </table:table-cell>
          <table:table-cell table:style-name="ce10" table:formula="of:=([.AM80]-[.AM79])/1000" office:value-type="float" office:value="1.9996015625" calcext:value-type="float">
            <text:p>1.9996</text:p>
          </table:table-cell>
          <table:table-cell table:style-name="ce10" table:formula="of:=[.AN80]+[.AO79]" office:value-type="float" office:value="155.9991015625" calcext:value-type="float">
            <text:p>155.9991</text:p>
          </table:table-cell>
          <table:table-cell table:style-name="ce54" table:formula="of:=[.AO80]-2*([.$B80]-1)" office:value-type="float" office:value="-0.000898437499984084" calcext:value-type="float">
            <text:p>-0.0008984375</text:p>
          </table:table-cell>
          <table:table-cell table:style-name="Default" office:value-type="float" office:value="63627198289306.3" calcext:value-type="float">
            <text:p>63627198289306.3</text:p>
          </table:table-cell>
          <table:table-cell table:style-name="ce10" table:formula="of:=([.AQ80]-[.AQ79])/1000" office:value-type="float" office:value="1.99959375" calcext:value-type="float">
            <text:p>1.9996</text:p>
          </table:table-cell>
          <table:table-cell table:style-name="ce10" table:formula="of:=[.AR80]+[.AS79]" office:value-type="float" office:value="155.9991953125" calcext:value-type="float">
            <text:p>155.9992</text:p>
          </table:table-cell>
          <table:table-cell table:style-name="ce60" table:formula="of:=[.AS80]-2*([.$B80]-1)" office:value-type="float" office:value="-0.000804687500021828" calcext:value-type="float">
            <text:p>-0.0008046875</text:p>
          </table:table-cell>
          <table:table-cell table:formula="of:=[.AU81]" office:value-type="float" office:value="63627198765741.7" calcext:value-type="float">
            <text:p>63627198765741.7</text:p>
          </table:table-cell>
          <table:table-cell table:style-name="ce10" table:formula="of:=([.AU80]-[.AU79])/1000" office:value-type="float" office:value="0" calcext:value-type="float">
            <text:p>0.0000</text:p>
          </table:table-cell>
          <table:table-cell table:style-name="ce10" table:formula="of:=[.AV80]+[.AW79]" office:value-type="float" office:value="158.691703125" calcext:value-type="float">
            <text:p>158.6917</text:p>
          </table:table-cell>
          <table:table-cell table:style-name="ce61" table:formula="of:=[.AW80]-2*([.$B80]-1)" office:value-type="float" office:value="2.69170312499995" calcext:value-type="float">
            <text:p>2.691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7" office:value-type="float" office:value="80" calcext:value-type="float">
            <text:p>80</text:p>
          </table:table-cell>
          <table:table-cell table:formula="of:=[.C$85]" office:value-type="float" office:value="63627193639594" calcext:value-type="float">
            <text:p>63627193639594</text:p>
          </table:table-cell>
          <table:table-cell table:formula="of:=([.C81]-[.C80])/1000" office:value-type="float" office:value="10.0189140625" calcext:value-type="float">
            <text:p>10.0189</text:p>
          </table:table-cell>
          <table:table-cell table:formula="of:=[.D81]+[.E80]" office:value-type="float" office:value="166.0195625" calcext:value-type="float">
            <text:p>166.0196</text:p>
          </table:table-cell>
          <table:table-cell table:style-name="ce12" table:formula="of:=[.E81]-2*([.$B81]-1)" office:value-type="float" office:value="8.01956250000001" calcext:value-type="float">
            <text:p>8.0195625</text:p>
          </table:table-cell>
          <table:table-cell table:style-name="Default" office:value-type="float" office:value="63627194096791.2" calcext:value-type="float">
            <text:p>63627194096791.2</text:p>
          </table:table-cell>
          <table:table-cell table:style-name="ce10" table:formula="of:=([.G81]-[.G80])/1000" office:value-type="float" office:value="2.0001015625" calcext:value-type="float">
            <text:p>2.0001</text:p>
          </table:table-cell>
          <table:table-cell table:style-name="ce10" table:formula="of:=[.H81]+[.I80]" office:value-type="float" office:value="157.9980703125" calcext:value-type="float">
            <text:p>157.9981</text:p>
          </table:table-cell>
          <table:table-cell table:style-name="ce17" table:formula="of:=[.I81]-2*([.$B81]-1)" office:value-type="float" office:value="-0.00192968749993838" calcext:value-type="float">
            <text:p>-0.0019296875</text:p>
          </table:table-cell>
          <table:table-cell table:formula="of:=[.K82]" office:value-type="float" office:value="63627194565196.1" calcext:value-type="float">
            <text:p>63627194565196.1</text:p>
          </table:table-cell>
          <table:table-cell table:style-name="ce10" table:formula="of:=([.K81]-[.K80])/1000" office:value-type="float" office:value="5.8081015625" calcext:value-type="float">
            <text:p>5.8081</text:p>
          </table:table-cell>
          <table:table-cell table:style-name="ce10" table:formula="of:=[.L81]+[.M80]" office:value-type="float" office:value="161.8086015625" calcext:value-type="float">
            <text:p>161.8086</text:p>
          </table:table-cell>
          <table:table-cell table:style-name="ce21" table:formula="of:=[.M81]-2*([.$B81]-1)" office:value-type="float" office:value="3.8086015625" calcext:value-type="float">
            <text:p>3.8086015625</text:p>
          </table:table-cell>
          <table:table-cell table:style-name="Default" office:value-type="float" office:value="63627195034217.1" calcext:value-type="float">
            <text:p>63627195034217.1</text:p>
          </table:table-cell>
          <table:table-cell table:style-name="ce10" table:formula="of:=([.O81]-[.O80])/1000" office:value-type="float" office:value="1.999703125" calcext:value-type="float">
            <text:p>1.9997</text:p>
          </table:table-cell>
          <table:table-cell table:style-name="ce10" table:formula="of:=[.P81]+[.Q80]" office:value-type="float" office:value="158.0003984375" calcext:value-type="float">
            <text:p>158.0004</text:p>
          </table:table-cell>
          <table:table-cell table:style-name="ce25" table:formula="of:=[.Q81]-2*([.$B81]-1)" office:value-type="float" office:value="0.000398437499967486" calcext:value-type="float">
            <text:p>0.0003984375</text:p>
          </table:table-cell>
          <table:table-cell table:style-name="Default" office:value-type="float" office:value="63627195492249.4" calcext:value-type="float">
            <text:p>63627195492249.4</text:p>
          </table:table-cell>
          <table:table-cell table:style-name="ce10" table:formula="of:=([.S81]-[.S80])/1000" office:value-type="float" office:value="0.7405" calcext:value-type="float">
            <text:p>0.7405</text:p>
          </table:table-cell>
          <table:table-cell table:style-name="ce10" table:formula="of:=[.T81]+[.U80]" office:value-type="float" office:value="158.6506015625" calcext:value-type="float">
            <text:p>158.6506</text:p>
          </table:table-cell>
          <table:table-cell table:style-name="ce26" table:formula="of:=[.U81]-2*([.$B81]-1)" office:value-type="float" office:value="0.650601562500015" calcext:value-type="float">
            <text:p>0.6506015625</text:p>
          </table:table-cell>
          <table:table-cell table:style-name="Default" office:value-type="float" office:value="63627195959170.3" calcext:value-type="float">
            <text:p>63627195959170.3</text:p>
          </table:table-cell>
          <table:table-cell table:style-name="ce10" table:formula="of:=([.W81]-[.W80])/1000" office:value-type="float" office:value="2.082" calcext:value-type="float">
            <text:p>2.0820</text:p>
          </table:table-cell>
          <table:table-cell table:style-name="ce10" table:formula="of:=[.X81]+[.Y80]" office:value-type="float" office:value="158.0821953125" calcext:value-type="float">
            <text:p>158.0822</text:p>
          </table:table-cell>
          <table:table-cell table:style-name="ce29" table:formula="of:=[.Y81]-2*([.$B81]-1)" office:value-type="float" office:value="0.082195312500005" calcext:value-type="float">
            <text:p>0.0821953125</text:p>
          </table:table-cell>
          <table:table-cell table:style-name="Default" office:value-type="float" office:value="63627196417642.8" calcext:value-type="float">
            <text:p>63627196417642.8</text:p>
          </table:table-cell>
          <table:table-cell table:style-name="ce10" table:formula="of:=([.AA81]-[.AA80])/1000" office:value-type="float" office:value="1.9985" calcext:value-type="float">
            <text:p>1.9985</text:p>
          </table:table-cell>
          <table:table-cell table:style-name="ce10" table:formula="of:=[.AB81]+[.AC80]" office:value-type="float" office:value="157.9988984375" calcext:value-type="float">
            <text:p>157.9989</text:p>
          </table:table-cell>
          <table:table-cell table:style-name="ce33" table:formula="of:=[.AC81]-2*([.$B81]-1)" office:value-type="float" office:value="-0.00110156249996862" calcext:value-type="float">
            <text:p>-0.0011015625</text:p>
          </table:table-cell>
          <table:table-cell table:formula="of:=[.AE$83]" office:value-type="float" office:value="63627196893845" calcext:value-type="float">
            <text:p>63627196893845</text:p>
          </table:table-cell>
          <table:table-cell table:style-name="ce10" table:formula="of:=([.AE81]-[.AE80])/1000" office:value-type="float" office:value="6.565703125" calcext:value-type="float">
            <text:p>6.5657</text:p>
          </table:table-cell>
          <table:table-cell table:style-name="ce10" table:formula="of:=[.AF81]+[.AG80]" office:value-type="float" office:value="162.5651015625" calcext:value-type="float">
            <text:p>162.5651</text:p>
          </table:table-cell>
          <table:table-cell table:style-name="ce40" table:formula="of:=[.AG81]-2*([.$B81]-1)" office:value-type="float" office:value="4.56510156249999" calcext:value-type="float">
            <text:p>4.5651015625</text:p>
          </table:table-cell>
          <table:table-cell table:style-name="Default" office:value-type="float" office:value="63627197350265.3" calcext:value-type="float">
            <text:p>63627197350265.3</text:p>
          </table:table-cell>
          <table:table-cell table:style-name="ce10" table:formula="of:=([.AI81]-[.AI80])/1000" office:value-type="float" office:value="1.9986953125" calcext:value-type="float">
            <text:p>1.9987</text:p>
          </table:table-cell>
          <table:table-cell table:style-name="ce10" table:formula="of:=[.AJ81]+[.AK80]" office:value-type="float" office:value="158.000296875" calcext:value-type="float">
            <text:p>158.0003</text:p>
          </table:table-cell>
          <table:table-cell table:style-name="ce48" table:formula="of:=[.AK81]-2*([.$B81]-1)" office:value-type="float" office:value="0.000296874999946795" calcext:value-type="float">
            <text:p>0.000296875</text:p>
          </table:table-cell>
          <table:table-cell table:formula="of:=[.AM82]" office:value-type="float" office:value="63627197831595.8" calcext:value-type="float">
            <text:p>63627197831595.8</text:p>
          </table:table-cell>
          <table:table-cell table:style-name="ce10" table:formula="of:=([.AM81]-[.AM80])/1000" office:value-type="float" office:value="4.267796875" calcext:value-type="float">
            <text:p>4.2678</text:p>
          </table:table-cell>
          <table:table-cell table:style-name="ce10" table:formula="of:=[.AN81]+[.AO80]" office:value-type="float" office:value="160.2668984375" calcext:value-type="float">
            <text:p>160.2669</text:p>
          </table:table-cell>
          <table:table-cell table:style-name="ce54" table:formula="of:=[.AO81]-2*([.$B81]-1)" office:value-type="float" office:value="2.2668984375" calcext:value-type="float">
            <text:p>2.2668984375</text:p>
          </table:table-cell>
          <table:table-cell table:formula="of:=[.AQ$84]" office:value-type="float" office:value="63627198297668.3" calcext:value-type="float">
            <text:p>63627198297668.3</text:p>
          </table:table-cell>
          <table:table-cell table:style-name="ce10" table:formula="of:=([.AQ81]-[.AQ80])/1000" office:value-type="float" office:value="8.362" calcext:value-type="float">
            <text:p>8.3620</text:p>
          </table:table-cell>
          <table:table-cell table:style-name="ce10" table:formula="of:=[.AR81]+[.AS80]" office:value-type="float" office:value="164.3611953125" calcext:value-type="float">
            <text:p>164.3612</text:p>
          </table:table-cell>
          <table:table-cell table:style-name="ce60" table:formula="of:=[.AS81]-2*([.$B81]-1)" office:value-type="float" office:value="6.36119531249997" calcext:value-type="float">
            <text:p>6.3611953125</text:p>
          </table:table-cell>
          <table:table-cell table:style-name="Default" office:value-type="float" office:value="63627198765741.7" calcext:value-type="float">
            <text:p>63627198765741.7</text:p>
          </table:table-cell>
          <table:table-cell table:style-name="ce10" table:formula="of:=([.AU81]-[.AU80])/1000" office:value-type="float" office:value="0" calcext:value-type="float">
            <text:p>0.0000</text:p>
          </table:table-cell>
          <table:table-cell table:style-name="ce10" table:formula="of:=[.AV81]+[.AW80]" office:value-type="float" office:value="158.691703125" calcext:value-type="float">
            <text:p>158.6917</text:p>
          </table:table-cell>
          <table:table-cell table:style-name="ce64" table:formula="of:=[.AW81]-2*([.$B81]-1)" office:value-type="float" office:value="0.691703124999947" calcext:value-type="float">
            <text:p>0.691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7" office:value-type="float" office:value="81" calcext:value-type="float">
            <text:p>81</text:p>
          </table:table-cell>
          <table:table-cell table:formula="of:=[.C$85]" office:value-type="float" office:value="63627193639594" calcext:value-type="float">
            <text:p>63627193639594</text:p>
          </table:table-cell>
          <table:table-cell table:formula="of:=([.C82]-[.C81])/1000" office:value-type="float" office:value="0" calcext:value-type="float">
            <text:p>0.0000</text:p>
          </table:table-cell>
          <table:table-cell table:formula="of:=[.D82]+[.E81]" office:value-type="float" office:value="166.0195625" calcext:value-type="float">
            <text:p>166.0196</text:p>
          </table:table-cell>
          <table:table-cell table:style-name="ce12" table:formula="of:=[.E82]-2*([.$B82]-1)" office:value-type="float" office:value="6.01956250000001" calcext:value-type="float">
            <text:p>6.0195625</text:p>
          </table:table-cell>
          <table:table-cell table:style-name="Default" office:value-type="float" office:value="63627194098792.2" calcext:value-type="float">
            <text:p>63627194098792.2</text:p>
          </table:table-cell>
          <table:table-cell table:style-name="ce10" table:formula="of:=([.G82]-[.G81])/1000" office:value-type="float" office:value="2.001" calcext:value-type="float">
            <text:p>2.0010</text:p>
          </table:table-cell>
          <table:table-cell table:style-name="ce10" table:formula="of:=[.H82]+[.I81]" office:value-type="float" office:value="159.9990703125" calcext:value-type="float">
            <text:p>159.9991</text:p>
          </table:table-cell>
          <table:table-cell table:style-name="ce17" table:formula="of:=[.I82]-2*([.$B82]-1)" office:value-type="float" office:value="-0.000929687499933607" calcext:value-type="float">
            <text:p>-0.0009296875</text:p>
          </table:table-cell>
          <table:table-cell table:style-name="Default" office:value-type="float" office:value="63627194565196.1" calcext:value-type="float">
            <text:p>63627194565196.1</text:p>
          </table:table-cell>
          <table:table-cell table:style-name="ce10" table:formula="of:=([.K82]-[.K81])/1000" office:value-type="float" office:value="0" calcext:value-type="float">
            <text:p>0.0000</text:p>
          </table:table-cell>
          <table:table-cell table:style-name="ce10" table:formula="of:=[.L82]+[.M81]" office:value-type="float" office:value="161.8086015625" calcext:value-type="float">
            <text:p>161.8086</text:p>
          </table:table-cell>
          <table:table-cell table:style-name="ce21" table:formula="of:=[.M82]-2*([.$B82]-1)" office:value-type="float" office:value="1.8086015625" calcext:value-type="float">
            <text:p>1.8086015625</text:p>
          </table:table-cell>
          <table:table-cell table:style-name="Default" office:value-type="float" office:value="63627195036215.9" calcext:value-type="float">
            <text:p>63627195036215.9</text:p>
          </table:table-cell>
          <table:table-cell table:style-name="ce10" table:formula="of:=([.O82]-[.O81])/1000" office:value-type="float" office:value="1.998796875" calcext:value-type="float">
            <text:p>1.9988</text:p>
          </table:table-cell>
          <table:table-cell table:style-name="ce10" table:formula="of:=[.P82]+[.Q81]" office:value-type="float" office:value="159.9991953125" calcext:value-type="float">
            <text:p>159.9992</text:p>
          </table:table-cell>
          <table:table-cell table:style-name="ce25" table:formula="of:=[.Q82]-2*([.$B82]-1)" office:value-type="float" office:value="-0.000804687500021828" calcext:value-type="float">
            <text:p>-0.0008046875</text:p>
          </table:table-cell>
          <table:table-cell table:formula="of:=[.S84]" office:value-type="float" office:value="63627195499309.2" calcext:value-type="float">
            <text:p>63627195499309.2</text:p>
          </table:table-cell>
          <table:table-cell table:style-name="ce10" table:formula="of:=([.S82]-[.S81])/1000" office:value-type="float" office:value="7.0598046875" calcext:value-type="float">
            <text:p>7.0598</text:p>
          </table:table-cell>
          <table:table-cell table:style-name="ce10" table:formula="of:=[.T82]+[.U81]" office:value-type="float" office:value="165.71040625" calcext:value-type="float">
            <text:p>165.7104</text:p>
          </table:table-cell>
          <table:table-cell table:style-name="ce26" table:formula="of:=[.U82]-2*([.$B82]-1)" office:value-type="float" office:value="5.71040625000001" calcext:value-type="float">
            <text:p>5.71040625</text:p>
          </table:table-cell>
          <table:table-cell table:style-name="Default" office:value-type="float" office:value="63627195961088.6" calcext:value-type="float">
            <text:p>63627195961088.6</text:p>
          </table:table-cell>
          <table:table-cell table:style-name="ce10" table:formula="of:=([.W82]-[.W81])/1000" office:value-type="float" office:value="1.9183046875" calcext:value-type="float">
            <text:p>1.9183</text:p>
          </table:table-cell>
          <table:table-cell table:style-name="ce10" table:formula="of:=[.X82]+[.Y81]" office:value-type="float" office:value="160.0005" calcext:value-type="float">
            <text:p>160.0005</text:p>
          </table:table-cell>
          <table:table-cell table:style-name="ce29" table:formula="of:=[.Y82]-2*([.$B82]-1)" office:value-type="float" office:value="0.000500000000016598" calcext:value-type="float">
            <text:p>0.0005</text:p>
          </table:table-cell>
          <table:table-cell table:style-name="Default" office:value-type="float" office:value="63627196419642.9" calcext:value-type="float">
            <text:p>63627196419642.9</text:p>
          </table:table-cell>
          <table:table-cell table:style-name="ce10" table:formula="of:=([.AA82]-[.AA81])/1000" office:value-type="float" office:value="2.0001015625" calcext:value-type="float">
            <text:p>2.0001</text:p>
          </table:table-cell>
          <table:table-cell table:style-name="ce10" table:formula="of:=[.AB82]+[.AC81]" office:value-type="float" office:value="159.999" calcext:value-type="float">
            <text:p>159.9990</text:p>
          </table:table-cell>
          <table:table-cell table:style-name="ce33" table:formula="of:=[.AC82]-2*([.$B82]-1)" office:value-type="float" office:value="-0.000999999999976353" calcext:value-type="float">
            <text:p>-0.001</text:p>
          </table:table-cell>
          <table:table-cell table:formula="of:=[.AE$83]" office:value-type="float" office:value="63627196893845" calcext:value-type="float">
            <text:p>63627196893845</text:p>
          </table:table-cell>
          <table:table-cell table:style-name="ce10" table:formula="of:=([.AE82]-[.AE81])/1000" office:value-type="float" office:value="0" calcext:value-type="float">
            <text:p>0.0000</text:p>
          </table:table-cell>
          <table:table-cell table:style-name="ce10" table:formula="of:=[.AF82]+[.AG81]" office:value-type="float" office:value="162.5651015625" calcext:value-type="float">
            <text:p>162.5651</text:p>
          </table:table-cell>
          <table:table-cell table:style-name="ce40" table:formula="of:=[.AG82]-2*([.$B82]-1)" office:value-type="float" office:value="2.56510156249999" calcext:value-type="float">
            <text:p>2.5651015625</text:p>
          </table:table-cell>
          <table:table-cell table:style-name="Default" office:value-type="float" office:value="63627197352264.7" calcext:value-type="float">
            <text:p>63627197352264.7</text:p>
          </table:table-cell>
          <table:table-cell table:style-name="ce10" table:formula="of:=([.AI82]-[.AI81])/1000" office:value-type="float" office:value="1.99940625" calcext:value-type="float">
            <text:p>1.9994</text:p>
          </table:table-cell>
          <table:table-cell table:style-name="ce10" table:formula="of:=[.AJ82]+[.AK81]" office:value-type="float" office:value="159.999703125" calcext:value-type="float">
            <text:p>159.9997</text:p>
          </table:table-cell>
          <table:table-cell table:style-name="ce48" table:formula="of:=[.AK82]-2*([.$B82]-1)" office:value-type="float" office:value="-0.000296875000060481" calcext:value-type="float">
            <text:p>-0.000296875</text:p>
          </table:table-cell>
          <table:table-cell table:style-name="Default" office:value-type="float" office:value="63627197831595.8" calcext:value-type="float">
            <text:p>63627197831595.8</text:p>
          </table:table-cell>
          <table:table-cell table:style-name="ce10" table:formula="of:=([.AM82]-[.AM81])/1000" office:value-type="float" office:value="0" calcext:value-type="float">
            <text:p>0.0000</text:p>
          </table:table-cell>
          <table:table-cell table:style-name="ce10" table:formula="of:=[.AN82]+[.AO81]" office:value-type="float" office:value="160.2668984375" calcext:value-type="float">
            <text:p>160.2669</text:p>
          </table:table-cell>
          <table:table-cell table:style-name="ce54" table:formula="of:=[.AO82]-2*([.$B82]-1)" office:value-type="float" office:value="0.266898437500004" calcext:value-type="float">
            <text:p>0.2668984375</text:p>
          </table:table-cell>
          <table:table-cell table:formula="of:=[.AQ$84]" office:value-type="float" office:value="63627198297668.3" calcext:value-type="float">
            <text:p>63627198297668.3</text:p>
          </table:table-cell>
          <table:table-cell table:style-name="ce10" table:formula="of:=([.AQ82]-[.AQ81])/1000" office:value-type="float" office:value="0" calcext:value-type="float">
            <text:p>0.0000</text:p>
          </table:table-cell>
          <table:table-cell table:style-name="ce10" table:formula="of:=[.AR82]+[.AS81]" office:value-type="float" office:value="164.3611953125" calcext:value-type="float">
            <text:p>164.3612</text:p>
          </table:table-cell>
          <table:table-cell table:style-name="ce60" table:formula="of:=[.AS82]-2*([.$B82]-1)" office:value-type="float" office:value="4.36119531249997" calcext:value-type="float">
            <text:p>4.3611953125</text:p>
          </table:table-cell>
          <table:table-cell table:style-name="Default" office:value-type="float" office:value="63627198767048.6" calcext:value-type="float">
            <text:p>63627198767048.6</text:p>
          </table:table-cell>
          <table:table-cell table:style-name="ce10" table:formula="of:=([.AU82]-[.AU81])/1000" office:value-type="float" office:value="1.3068984375" calcext:value-type="float">
            <text:p>1.3069</text:p>
          </table:table-cell>
          <table:table-cell table:style-name="ce10" table:formula="of:=[.AV82]+[.AW81]" office:value-type="float" office:value="159.9986015625" calcext:value-type="float">
            <text:p>159.9986</text:p>
          </table:table-cell>
          <table:table-cell table:style-name="ce66" table:formula="of:=[.AW82]-2*([.$B82]-1)" office:value-type="float" office:value="-0.00139843750005753" calcext:value-type="float">
            <text:p>-0.001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82" calcext:value-type="float">
            <text:p>82</text:p>
          </table:table-cell>
          <table:table-cell table:formula="of:=[.C$85]" office:value-type="float" office:value="63627193639594" calcext:value-type="float">
            <text:p>63627193639594</text:p>
          </table:table-cell>
          <table:table-cell table:formula="of:=([.C83]-[.C82])/1000" office:value-type="float" office:value="0" calcext:value-type="float">
            <text:p>0.0000</text:p>
          </table:table-cell>
          <table:table-cell table:formula="of:=[.D83]+[.E82]" office:value-type="float" office:value="166.0195625" calcext:value-type="float">
            <text:p>166.0196</text:p>
          </table:table-cell>
          <table:table-cell table:style-name="ce12" table:formula="of:=[.E83]-2*([.$B83]-1)" office:value-type="float" office:value="4.01956250000001" calcext:value-type="float">
            <text:p>4.0195625</text:p>
          </table:table-cell>
          <table:table-cell table:style-name="Default" office:value-type="float" office:value="63627194100791.5" calcext:value-type="float">
            <text:p>63627194100791.5</text:p>
          </table:table-cell>
          <table:table-cell table:style-name="ce10" table:formula="of:=([.G83]-[.G82])/1000" office:value-type="float" office:value="1.999296875" calcext:value-type="float">
            <text:p>1.9993</text:p>
          </table:table-cell>
          <table:table-cell table:style-name="ce10" table:formula="of:=[.H83]+[.I82]" office:value-type="float" office:value="161.9983671875" calcext:value-type="float">
            <text:p>161.9984</text:p>
          </table:table-cell>
          <table:table-cell table:style-name="ce17" table:formula="of:=[.I83]-2*([.$B83]-1)" office:value-type="float" office:value="-0.00163281249993474" calcext:value-type="float">
            <text:p>-0.0016328125</text:p>
          </table:table-cell>
          <table:table-cell table:style-name="Default" office:value-type="float" office:value="63627194565943.6" calcext:value-type="float">
            <text:p>63627194565943.6</text:p>
          </table:table-cell>
          <table:table-cell table:style-name="ce10" table:formula="of:=([.K83]-[.K82])/1000" office:value-type="float" office:value="0.7475" calcext:value-type="float">
            <text:p>0.7475</text:p>
          </table:table-cell>
          <table:table-cell table:style-name="ce10" table:formula="of:=[.L83]+[.M82]" office:value-type="float" office:value="162.5561015625" calcext:value-type="float">
            <text:p>162.5561</text:p>
          </table:table-cell>
          <table:table-cell table:style-name="ce21" table:formula="of:=[.M83]-2*([.$B83]-1)" office:value-type="float" office:value="0.556101562500004" calcext:value-type="float">
            <text:p>0.5561015625</text:p>
          </table:table-cell>
          <table:table-cell table:style-name="Default" office:value-type="float" office:value="63627195038217.9" calcext:value-type="float">
            <text:p>63627195038217.9</text:p>
          </table:table-cell>
          <table:table-cell table:style-name="ce10" table:formula="of:=([.O83]-[.O82])/1000" office:value-type="float" office:value="2.002" calcext:value-type="float">
            <text:p>2.0020</text:p>
          </table:table-cell>
          <table:table-cell table:style-name="ce10" table:formula="of:=[.P83]+[.Q82]" office:value-type="float" office:value="162.0011953125" calcext:value-type="float">
            <text:p>162.0012</text:p>
          </table:table-cell>
          <table:table-cell table:style-name="ce25" table:formula="of:=[.Q83]-2*([.$B83]-1)" office:value-type="float" office:value="0.00119531249998772" calcext:value-type="float">
            <text:p>0.0011953125</text:p>
          </table:table-cell>
          <table:table-cell table:formula="of:=[.S84]" office:value-type="float" office:value="63627195499309.2" calcext:value-type="float">
            <text:p>63627195499309.2</text:p>
          </table:table-cell>
          <table:table-cell table:style-name="ce10" table:formula="of:=([.S83]-[.S82])/1000" office:value-type="float" office:value="0" calcext:value-type="float">
            <text:p>0.0000</text:p>
          </table:table-cell>
          <table:table-cell table:style-name="ce10" table:formula="of:=[.T83]+[.U82]" office:value-type="float" office:value="165.71040625" calcext:value-type="float">
            <text:p>165.7104</text:p>
          </table:table-cell>
          <table:table-cell table:style-name="ce26" table:formula="of:=[.U83]-2*([.$B83]-1)" office:value-type="float" office:value="3.71040625000001" calcext:value-type="float">
            <text:p>3.71040625</text:p>
          </table:table-cell>
          <table:table-cell table:style-name="Default" office:value-type="float" office:value="63627195963087.1" calcext:value-type="float">
            <text:p>63627195963087.1</text:p>
          </table:table-cell>
          <table:table-cell table:style-name="ce10" table:formula="of:=([.W83]-[.W82])/1000" office:value-type="float" office:value="1.9985" calcext:value-type="float">
            <text:p>1.9985</text:p>
          </table:table-cell>
          <table:table-cell table:style-name="ce10" table:formula="of:=[.X83]+[.Y82]" office:value-type="float" office:value="161.999" calcext:value-type="float">
            <text:p>161.9990</text:p>
          </table:table-cell>
          <table:table-cell table:style-name="ce29" table:formula="of:=[.Y83]-2*([.$B83]-1)" office:value-type="float" office:value="-0.000999999999976353" calcext:value-type="float">
            <text:p>-0.001</text:p>
          </table:table-cell>
          <table:table-cell table:style-name="Default" office:value-type="float" office:value="63627196421643.5" calcext:value-type="float">
            <text:p>63627196421643.5</text:p>
          </table:table-cell>
          <table:table-cell table:style-name="ce10" table:formula="of:=([.AA83]-[.AA82])/1000" office:value-type="float" office:value="2.0006015625" calcext:value-type="float">
            <text:p>2.0006</text:p>
          </table:table-cell>
          <table:table-cell table:style-name="ce10" table:formula="of:=[.AB83]+[.AC82]" office:value-type="float" office:value="161.9996015625" calcext:value-type="float">
            <text:p>161.9996</text:p>
          </table:table-cell>
          <table:table-cell table:style-name="ce33" table:formula="of:=[.AC83]-2*([.$B83]-1)" office:value-type="float" office:value="-0.000398437499967486" calcext:value-type="float">
            <text:p>-0.0003984375</text:p>
          </table:table-cell>
          <table:table-cell table:style-name="Default" office:value-type="float" office:value="63627196893845" calcext:value-type="float">
            <text:p>63627196893845</text:p>
          </table:table-cell>
          <table:table-cell table:style-name="ce10" table:formula="of:=([.AE83]-[.AE82])/1000" office:value-type="float" office:value="0" calcext:value-type="float">
            <text:p>0.0000</text:p>
          </table:table-cell>
          <table:table-cell table:style-name="ce10" table:formula="of:=[.AF83]+[.AG82]" office:value-type="float" office:value="162.5651015625" calcext:value-type="float">
            <text:p>162.5651</text:p>
          </table:table-cell>
          <table:table-cell table:style-name="ce40" table:formula="of:=[.AG83]-2*([.$B83]-1)" office:value-type="float" office:value="0.56510156249999" calcext:value-type="float">
            <text:p>0.5651015625</text:p>
          </table:table-cell>
          <table:table-cell table:style-name="Default" office:value-type="float" office:value="63627197354265.8" calcext:value-type="float">
            <text:p>63627197354265.8</text:p>
          </table:table-cell>
          <table:table-cell table:style-name="ce10" table:formula="of:=([.AI83]-[.AI82])/1000" office:value-type="float" office:value="2.00109375" calcext:value-type="float">
            <text:p>2.0011</text:p>
          </table:table-cell>
          <table:table-cell table:style-name="ce10" table:formula="of:=[.AJ83]+[.AK82]" office:value-type="float" office:value="162.000796875" calcext:value-type="float">
            <text:p>162.0008</text:p>
          </table:table-cell>
          <table:table-cell table:style-name="ce48" table:formula="of:=[.AK83]-2*([.$B83]-1)" office:value-type="float" office:value="0.000796874999934971" calcext:value-type="float">
            <text:p>0.000796875</text:p>
          </table:table-cell>
          <table:table-cell table:style-name="Default" office:value-type="float" office:value="63627197833327.6" calcext:value-type="float">
            <text:p>63627197833327.6</text:p>
          </table:table-cell>
          <table:table-cell table:style-name="ce10" table:formula="of:=([.AM83]-[.AM82])/1000" office:value-type="float" office:value="1.7318046875" calcext:value-type="float">
            <text:p>1.7318</text:p>
          </table:table-cell>
          <table:table-cell table:style-name="ce10" table:formula="of:=[.AN83]+[.AO82]" office:value-type="float" office:value="161.998703125" calcext:value-type="float">
            <text:p>161.9987</text:p>
          </table:table-cell>
          <table:table-cell table:style-name="ce54" table:formula="of:=[.AO83]-2*([.$B83]-1)" office:value-type="float" office:value="-0.00129687500000841" calcext:value-type="float">
            <text:p>-0.001296875</text:p>
          </table:table-cell>
          <table:table-cell table:formula="of:=[.AQ$84]" office:value-type="float" office:value="63627198297668.3" calcext:value-type="float">
            <text:p>63627198297668.3</text:p>
          </table:table-cell>
          <table:table-cell table:style-name="ce10" table:formula="of:=([.AQ83]-[.AQ82])/1000" office:value-type="float" office:value="0" calcext:value-type="float">
            <text:p>0.0000</text:p>
          </table:table-cell>
          <table:table-cell table:style-name="ce10" table:formula="of:=[.AR83]+[.AS82]" office:value-type="float" office:value="164.3611953125" calcext:value-type="float">
            <text:p>164.3612</text:p>
          </table:table-cell>
          <table:table-cell table:style-name="ce60" table:formula="of:=[.AS83]-2*([.$B83]-1)" office:value-type="float" office:value="2.36119531249997" calcext:value-type="float">
            <text:p>2.3611953125</text:p>
          </table:table-cell>
          <table:table-cell table:style-name="Default" office:value-type="float" office:value="63627198769153.9" calcext:value-type="float">
            <text:p>63627198769153.9</text:p>
          </table:table-cell>
          <table:table-cell table:style-name="ce10" table:formula="of:=([.AU83]-[.AU82])/1000" office:value-type="float" office:value="2.105296875" calcext:value-type="float">
            <text:p>2.1053</text:p>
          </table:table-cell>
          <table:table-cell table:style-name="ce10" table:formula="of:=[.AV83]+[.AW82]" office:value-type="float" office:value="162.1038984375" calcext:value-type="float">
            <text:p>162.1039</text:p>
          </table:table-cell>
          <table:table-cell table:style-name="ce61" table:formula="of:=[.AW83]-2*([.$B83]-1)" office:value-type="float" office:value="0.103898437499936" calcext:value-type="float">
            <text:p>0.1038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7</text:p>
          </table:table-cell>
          <table:table-cell table:style-name="ce7" office:value-type="float" office:value="83" calcext:value-type="float">
            <text:p>83</text:p>
          </table:table-cell>
          <table:table-cell table:formula="of:=[.C$85]" office:value-type="float" office:value="63627193639594" calcext:value-type="float">
            <text:p>63627193639594</text:p>
          </table:table-cell>
          <table:table-cell table:formula="of:=([.C84]-[.C83])/1000" office:value-type="float" office:value="0" calcext:value-type="float">
            <text:p>0.0000</text:p>
          </table:table-cell>
          <table:table-cell table:formula="of:=[.D84]+[.E83]" office:value-type="float" office:value="166.0195625" calcext:value-type="float">
            <text:p>166.0196</text:p>
          </table:table-cell>
          <table:table-cell table:style-name="ce12" table:formula="of:=[.E84]-2*([.$B84]-1)" office:value-type="float" office:value="2.01956250000001" calcext:value-type="float">
            <text:p>2.0195625</text:p>
          </table:table-cell>
          <table:table-cell table:style-name="Default" office:value-type="float" office:value="63627194102791.1" calcext:value-type="float">
            <text:p>63627194102791.1</text:p>
          </table:table-cell>
          <table:table-cell table:style-name="ce10" table:formula="of:=([.G84]-[.G83])/1000" office:value-type="float" office:value="1.9996015625" calcext:value-type="float">
            <text:p>1.9996</text:p>
          </table:table-cell>
          <table:table-cell table:style-name="ce10" table:formula="of:=[.H84]+[.I83]" office:value-type="float" office:value="163.99796875" calcext:value-type="float">
            <text:p>163.9980</text:p>
          </table:table-cell>
          <table:table-cell table:style-name="ce17" table:formula="of:=[.I84]-2*([.$B84]-1)" office:value-type="float" office:value="-0.00203124999993065" calcext:value-type="float">
            <text:p>-0.00203125</text:p>
          </table:table-cell>
          <table:table-cell table:style-name="Default" office:value-type="float" office:value="63627194567389.2" calcext:value-type="float">
            <text:p>63627194567389.2</text:p>
          </table:table-cell>
          <table:table-cell table:style-name="ce10" table:formula="of:=([.K84]-[.K83])/1000" office:value-type="float" office:value="1.4456015625" calcext:value-type="float">
            <text:p>1.4456</text:p>
          </table:table-cell>
          <table:table-cell table:style-name="ce10" table:formula="of:=[.L84]+[.M83]" office:value-type="float" office:value="164.001703125" calcext:value-type="float">
            <text:p>164.0017</text:p>
          </table:table-cell>
          <table:table-cell table:style-name="ce21" table:formula="of:=[.M84]-2*([.$B84]-1)" office:value-type="float" office:value="0.00170312500000591" calcext:value-type="float">
            <text:p>0.001703125</text:p>
          </table:table-cell>
          <table:table-cell table:style-name="Default" office:value-type="float" office:value="63627195040216.3" calcext:value-type="float">
            <text:p>63627195040216.3</text:p>
          </table:table-cell>
          <table:table-cell table:style-name="ce10" table:formula="of:=([.O84]-[.O83])/1000" office:value-type="float" office:value="1.9983984375" calcext:value-type="float">
            <text:p>1.9984</text:p>
          </table:table-cell>
          <table:table-cell table:style-name="ce10" table:formula="of:=[.P84]+[.Q83]" office:value-type="float" office:value="163.99959375" calcext:value-type="float">
            <text:p>163.9996</text:p>
          </table:table-cell>
          <table:table-cell table:style-name="ce25" table:formula="of:=[.Q84]-2*([.$B84]-1)" office:value-type="float" office:value="-0.000406250000025921" calcext:value-type="float">
            <text:p>-0.00040625</text:p>
          </table:table-cell>
          <table:table-cell table:style-name="Default" office:value-type="float" office:value="63627195499309.2" calcext:value-type="float">
            <text:p>63627195499309.2</text:p>
          </table:table-cell>
          <table:table-cell table:style-name="ce10" table:formula="of:=([.S84]-[.S83])/1000" office:value-type="float" office:value="0" calcext:value-type="float">
            <text:p>0.0000</text:p>
          </table:table-cell>
          <table:table-cell table:style-name="ce10" table:formula="of:=[.T84]+[.U83]" office:value-type="float" office:value="165.71040625" calcext:value-type="float">
            <text:p>165.7104</text:p>
          </table:table-cell>
          <table:table-cell table:style-name="ce26" table:formula="of:=[.U84]-2*([.$B84]-1)" office:value-type="float" office:value="1.71040625000001" calcext:value-type="float">
            <text:p>1.71040625</text:p>
          </table:table-cell>
          <table:table-cell table:style-name="Default" office:value-type="float" office:value="63627195965088.7" calcext:value-type="float">
            <text:p>63627195965088.7</text:p>
          </table:table-cell>
          <table:table-cell table:style-name="ce10" table:formula="of:=([.W84]-[.W83])/1000" office:value-type="float" office:value="2.0016015625" calcext:value-type="float">
            <text:p>2.0016</text:p>
          </table:table-cell>
          <table:table-cell table:style-name="ce10" table:formula="of:=[.X84]+[.Y83]" office:value-type="float" office:value="164.0006015625" calcext:value-type="float">
            <text:p>164.0006</text:p>
          </table:table-cell>
          <table:table-cell table:style-name="ce29" table:formula="of:=[.Y84]-2*([.$B84]-1)" office:value-type="float" office:value="0.000601562500037289" calcext:value-type="float">
            <text:p>0.0006015625</text:p>
          </table:table-cell>
          <table:table-cell table:style-name="Default" office:value-type="float" office:value="63627196423643.6" calcext:value-type="float">
            <text:p>63627196423643.6</text:p>
          </table:table-cell>
          <table:table-cell table:style-name="ce10" table:formula="of:=([.AA84]-[.AA83])/1000" office:value-type="float" office:value="2.0001015625" calcext:value-type="float">
            <text:p>2.0001</text:p>
          </table:table-cell>
          <table:table-cell table:style-name="ce10" table:formula="of:=[.AB84]+[.AC83]" office:value-type="float" office:value="163.999703125" calcext:value-type="float">
            <text:p>163.9997</text:p>
          </table:table-cell>
          <table:table-cell table:style-name="ce33" table:formula="of:=[.AC84]-2*([.$B84]-1)" office:value-type="float" office:value="-0.000296874999975216" calcext:value-type="float">
            <text:p>-0.000296875</text:p>
          </table:table-cell>
          <table:table-cell table:style-name="Default" office:value-type="float" office:value="63627196895281.2" calcext:value-type="float">
            <text:p>63627196895281.2</text:p>
          </table:table-cell>
          <table:table-cell table:style-name="ce10" table:formula="of:=([.AE84]-[.AE83])/1000" office:value-type="float" office:value="1.436203125" calcext:value-type="float">
            <text:p>1.4362</text:p>
          </table:table-cell>
          <table:table-cell table:style-name="ce10" table:formula="of:=[.AF84]+[.AG83]" office:value-type="float" office:value="164.0013046875" calcext:value-type="float">
            <text:p>164.0013</text:p>
          </table:table-cell>
          <table:table-cell table:style-name="ce40" table:formula="of:=[.AG84]-2*([.$B84]-1)" office:value-type="float" office:value="0.00130468749998158" calcext:value-type="float">
            <text:p>0.0013046875</text:p>
          </table:table-cell>
          <table:table-cell table:style-name="Default" office:value-type="float" office:value="63627197356263.9" calcext:value-type="float">
            <text:p>63627197356263.9</text:p>
          </table:table-cell>
          <table:table-cell table:style-name="ce10" table:formula="of:=([.AI84]-[.AI83])/1000" office:value-type="float" office:value="1.9981015625" calcext:value-type="float">
            <text:p>1.9981</text:p>
          </table:table-cell>
          <table:table-cell table:style-name="ce10" table:formula="of:=[.AJ84]+[.AK83]" office:value-type="float" office:value="163.9988984375" calcext:value-type="float">
            <text:p>163.9989</text:p>
          </table:table-cell>
          <table:table-cell table:style-name="ce48" table:formula="of:=[.AK84]-2*([.$B84]-1)" office:value-type="float" office:value="-0.00110156250005389" calcext:value-type="float">
            <text:p>-0.0011015625</text:p>
          </table:table-cell>
          <table:table-cell table:style-name="Default" office:value-type="float" office:value="63627197835328.6" calcext:value-type="float">
            <text:p>63627197835328.6</text:p>
          </table:table-cell>
          <table:table-cell table:style-name="ce10" table:formula="of:=([.AM84]-[.AM83])/1000" office:value-type="float" office:value="2.001" calcext:value-type="float">
            <text:p>2.0010</text:p>
          </table:table-cell>
          <table:table-cell table:style-name="ce10" table:formula="of:=[.AN84]+[.AO83]" office:value-type="float" office:value="163.999703125" calcext:value-type="float">
            <text:p>163.9997</text:p>
          </table:table-cell>
          <table:table-cell table:style-name="ce54" table:formula="of:=[.AO84]-2*([.$B84]-1)" office:value-type="float" office:value="-0.000296875000003638" calcext:value-type="float">
            <text:p>-0.000296875</text:p>
          </table:table-cell>
          <table:table-cell table:style-name="Default" office:value-type="float" office:value="63627198297668.3" calcext:value-type="float">
            <text:p>63627198297668.3</text:p>
          </table:table-cell>
          <table:table-cell table:style-name="ce10" table:formula="of:=([.AQ84]-[.AQ83])/1000" office:value-type="float" office:value="0" calcext:value-type="float">
            <text:p>0.0000</text:p>
          </table:table-cell>
          <table:table-cell table:style-name="ce10" table:formula="of:=[.AR84]+[.AS83]" office:value-type="float" office:value="164.3611953125" calcext:value-type="float">
            <text:p>164.3612</text:p>
          </table:table-cell>
          <table:table-cell table:style-name="ce60" table:formula="of:=[.AS84]-2*([.$B84]-1)" office:value-type="float" office:value="0.361195312499973" calcext:value-type="float">
            <text:p>0.3611953125</text:p>
          </table:table-cell>
          <table:table-cell table:style-name="Default" office:value-type="float" office:value="63627198771049.3" calcext:value-type="float">
            <text:p>63627198771049.3</text:p>
          </table:table-cell>
          <table:table-cell table:style-name="ce10" table:formula="of:=([.AU84]-[.AU83])/1000" office:value-type="float" office:value="1.8953984375" calcext:value-type="float">
            <text:p>1.8954</text:p>
          </table:table-cell>
          <table:table-cell table:style-name="ce10" table:formula="of:=[.AV84]+[.AW83]" office:value-type="float" office:value="163.999296875" calcext:value-type="float">
            <text:p>163.9993</text:p>
          </table:table-cell>
          <table:table-cell table:style-name="ce61" table:formula="of:=[.AW84]-2*([.$B84]-1)" office:value-type="float" office:value="-0.00070312500005798" calcext:value-type="float">
            <text:p>-0.000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7" office:value-type="float" office:value="84" calcext:value-type="float">
            <text:p>84</text:p>
          </table:table-cell>
          <table:table-cell office:value-type="float" office:value="63627193639594" calcext:value-type="float">
            <text:p>63627193639594</text:p>
          </table:table-cell>
          <table:table-cell table:formula="of:=([.C85]-[.C84])/1000" office:value-type="float" office:value="0" calcext:value-type="float">
            <text:p>0.0000</text:p>
          </table:table-cell>
          <table:table-cell table:formula="of:=[.D85]+[.E84]" office:value-type="float" office:value="166.0195625" calcext:value-type="float">
            <text:p>166.0196</text:p>
          </table:table-cell>
          <table:table-cell table:style-name="ce13" table:formula="of:=[.E85]-2*([.$B85]-1)" office:value-type="float" office:value="0.0195625000000064" calcext:value-type="float">
            <text:p>0.0195625</text:p>
          </table:table-cell>
          <table:table-cell table:style-name="Default" office:value-type="float" office:value="63627194104793.3" calcext:value-type="float">
            <text:p>63627194104793.3</text:p>
          </table:table-cell>
          <table:table-cell table:style-name="ce10" table:formula="of:=([.G85]-[.G84])/1000" office:value-type="float" office:value="2.0021953125" calcext:value-type="float">
            <text:p>2.0022</text:p>
          </table:table-cell>
          <table:table-cell table:style-name="ce10" table:formula="of:=[.H85]+[.I84]" office:value-type="float" office:value="166.0001640625" calcext:value-type="float">
            <text:p>166.0002</text:p>
          </table:table-cell>
          <table:table-cell table:style-name="ce17" table:formula="of:=[.I85]-2*([.$B85]-1)" office:value-type="float" office:value="0.000164062500061846" calcext:value-type="float">
            <text:p>0.0001640625</text:p>
          </table:table-cell>
          <table:table-cell table:style-name="Default" office:value-type="float" office:value="63627194569387.4" calcext:value-type="float">
            <text:p>63627194569387.4</text:p>
          </table:table-cell>
          <table:table-cell table:style-name="ce10" table:formula="of:=([.K85]-[.K84])/1000" office:value-type="float" office:value="1.9981953125" calcext:value-type="float">
            <text:p>1.9982</text:p>
          </table:table-cell>
          <table:table-cell table:style-name="ce10" table:formula="of:=[.L85]+[.M84]" office:value-type="float" office:value="165.9998984375" calcext:value-type="float">
            <text:p>165.9999</text:p>
          </table:table-cell>
          <table:table-cell table:style-name="ce21" table:formula="of:=[.M85]-2*([.$B85]-1)" office:value-type="float" office:value="-0.000101562499992269" calcext:value-type="float">
            <text:p>-0.0001015625</text:p>
          </table:table-cell>
          <table:table-cell table:style-name="Default" office:value-type="float" office:value="63627195042218.3" calcext:value-type="float">
            <text:p>63627195042218.3</text:p>
          </table:table-cell>
          <table:table-cell table:style-name="ce10" table:formula="of:=([.O85]-[.O84])/1000" office:value-type="float" office:value="2.002" calcext:value-type="float">
            <text:p>2.0020</text:p>
          </table:table-cell>
          <table:table-cell table:style-name="ce10" table:formula="of:=[.P85]+[.Q84]" office:value-type="float" office:value="166.00159375" calcext:value-type="float">
            <text:p>166.0016</text:p>
          </table:table-cell>
          <table:table-cell table:style-name="ce25" table:formula="of:=[.Q85]-2*([.$B85]-1)" office:value-type="float" office:value="0.00159374999998363" calcext:value-type="float">
            <text:p>0.00159375</text:p>
          </table:table-cell>
          <table:table-cell table:style-name="Default" office:value-type="float" office:value="63627195499597.6" calcext:value-type="float">
            <text:p>63627195499597.6</text:p>
          </table:table-cell>
          <table:table-cell table:style-name="ce10" table:formula="of:=([.S85]-[.S84])/1000" office:value-type="float" office:value="0.2883984375" calcext:value-type="float">
            <text:p>0.2884</text:p>
          </table:table-cell>
          <table:table-cell table:style-name="ce10" table:formula="of:=[.T85]+[.U84]" office:value-type="float" office:value="165.9988046875" calcext:value-type="float">
            <text:p>165.9988</text:p>
          </table:table-cell>
          <table:table-cell table:style-name="ce26" table:formula="of:=[.U85]-2*([.$B85]-1)" office:value-type="float" office:value="-0.00119531249998772" calcext:value-type="float">
            <text:p>-0.0011953125</text:p>
          </table:table-cell>
          <table:table-cell table:style-name="Default" office:value-type="float" office:value="63627195967088.8" calcext:value-type="float">
            <text:p>63627195967088.8</text:p>
          </table:table-cell>
          <table:table-cell table:style-name="ce10" table:formula="of:=([.W85]-[.W84])/1000" office:value-type="float" office:value="2.00009375" calcext:value-type="float">
            <text:p>2.0001</text:p>
          </table:table-cell>
          <table:table-cell table:style-name="ce10" table:formula="of:=[.X85]+[.Y84]" office:value-type="float" office:value="166.0006953125" calcext:value-type="float">
            <text:p>166.0007</text:p>
          </table:table-cell>
          <table:table-cell table:style-name="ce29" table:formula="of:=[.Y85]-2*([.$B85]-1)" office:value-type="float" office:value="0.000695312500027967" calcext:value-type="float">
            <text:p>0.0006953125</text:p>
          </table:table-cell>
          <table:table-cell table:style-name="Default" office:value-type="float" office:value="63627196425644.1" calcext:value-type="float">
            <text:p>63627196425644.1</text:p>
          </table:table-cell>
          <table:table-cell table:style-name="ce10" table:formula="of:=([.AA85]-[.AA84])/1000" office:value-type="float" office:value="2.0005" calcext:value-type="float">
            <text:p>2.0005</text:p>
          </table:table-cell>
          <table:table-cell table:style-name="ce10" table:formula="of:=[.AB85]+[.AC84]" office:value-type="float" office:value="166.000203125" calcext:value-type="float">
            <text:p>166.0002</text:p>
          </table:table-cell>
          <table:table-cell table:style-name="ce33" table:formula="of:=[.AC85]-2*([.$B85]-1)" office:value-type="float" office:value="0.00020312500001296" calcext:value-type="float">
            <text:p>0.000203125</text:p>
          </table:table-cell>
          <table:table-cell table:style-name="Default" office:value-type="float" office:value="63627196897280" calcext:value-type="float">
            <text:p>63627196897280</text:p>
          </table:table-cell>
          <table:table-cell table:style-name="ce10" table:formula="of:=([.AE85]-[.AE84])/1000" office:value-type="float" office:value="1.998796875" calcext:value-type="float">
            <text:p>1.9988</text:p>
          </table:table-cell>
          <table:table-cell table:style-name="ce10" table:formula="of:=[.AF85]+[.AG84]" office:value-type="float" office:value="166.0001015625" calcext:value-type="float">
            <text:p>166.0001</text:p>
          </table:table-cell>
          <table:table-cell table:style-name="ce40" table:formula="of:=[.AG85]-2*([.$B85]-1)" office:value-type="float" office:value="0.000101562499992269" calcext:value-type="float">
            <text:p>0.0001015625</text:p>
          </table:table-cell>
          <table:table-cell table:style-name="Default" office:value-type="float" office:value="63627197358266.4" calcext:value-type="float">
            <text:p>63627197358266.4</text:p>
          </table:table-cell>
          <table:table-cell table:style-name="ce10" table:formula="of:=([.AI85]-[.AI84])/1000" office:value-type="float" office:value="2.0025" calcext:value-type="float">
            <text:p>2.0025</text:p>
          </table:table-cell>
          <table:table-cell table:style-name="ce10" table:formula="of:=[.AJ85]+[.AK84]" office:value-type="float" office:value="166.0013984375" calcext:value-type="float">
            <text:p>166.0014</text:p>
          </table:table-cell>
          <table:table-cell table:style-name="ce48" table:formula="of:=[.AK85]-2*([.$B85]-1)" office:value-type="float" office:value="0.00139843749994384" calcext:value-type="float">
            <text:p>0.0013984375</text:p>
          </table:table-cell>
          <table:table-cell table:style-name="Default" office:value-type="float" office:value="63627197837328.7" calcext:value-type="float">
            <text:p>63627197837328.7</text:p>
          </table:table-cell>
          <table:table-cell table:style-name="ce10" table:formula="of:=([.AM85]-[.AM84])/1000" office:value-type="float" office:value="2.0001015625" calcext:value-type="float">
            <text:p>2.0001</text:p>
          </table:table-cell>
          <table:table-cell table:style-name="ce10" table:formula="of:=[.AN85]+[.AO84]" office:value-type="float" office:value="165.9998046875" calcext:value-type="float">
            <text:p>165.9998</text:p>
          </table:table-cell>
          <table:table-cell table:style-name="ce54" table:formula="of:=[.AO85]-2*([.$B85]-1)" office:value-type="float" office:value="-0.000195312500011369" calcext:value-type="float">
            <text:p>-0.0001953125</text:p>
          </table:table-cell>
          <table:table-cell table:style-name="Default" office:value-type="float" office:value="63627198299307.7" calcext:value-type="float">
            <text:p>63627198299307.7</text:p>
          </table:table-cell>
          <table:table-cell table:style-name="ce10" table:formula="of:=([.AQ85]-[.AQ84])/1000" office:value-type="float" office:value="1.63940625" calcext:value-type="float">
            <text:p>1.6394</text:p>
          </table:table-cell>
          <table:table-cell table:style-name="ce10" table:formula="of:=[.AR85]+[.AS84]" office:value-type="float" office:value="166.0006015625" calcext:value-type="float">
            <text:p>166.0006</text:p>
          </table:table-cell>
          <table:table-cell table:style-name="ce60" table:formula="of:=[.AS85]-2*([.$B85]-1)" office:value-type="float" office:value="0.000601562499980446" calcext:value-type="float">
            <text:p>0.0006015625</text:p>
          </table:table-cell>
          <table:table-cell table:style-name="Default" office:value-type="float" office:value="63627198773049.3" calcext:value-type="float">
            <text:p>63627198773049.3</text:p>
          </table:table-cell>
          <table:table-cell table:style-name="ce10" table:formula="of:=([.AU85]-[.AU84])/1000" office:value-type="float" office:value="2" calcext:value-type="float">
            <text:p>2.0000</text:p>
          </table:table-cell>
          <table:table-cell table:style-name="ce10" table:formula="of:=[.AV85]+[.AW84]" office:value-type="float" office:value="165.999296875" calcext:value-type="float">
            <text:p>165.9993</text:p>
          </table:table-cell>
          <table:table-cell table:style-name="ce61" table:formula="of:=[.AW85]-2*([.$B85]-1)" office:value-type="float" office:value="-0.00070312500005798" calcext:value-type="float">
            <text:p>-0.000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63627193641575.5" calcext:value-type="float">
            <text:p>63627193641575.5</text:p>
          </table:table-cell>
          <table:table-cell table:formula="of:=([.C86]-[.C85])/1000" office:value-type="float" office:value="1.9815234375" calcext:value-type="float">
            <text:p>1.9815</text:p>
          </table:table-cell>
          <table:table-cell table:formula="of:=[.D86]+[.E85]" office:value-type="float" office:value="168.0010859375" calcext:value-type="float">
            <text:p>168.0011</text:p>
          </table:table-cell>
          <table:table-cell table:style-name="ce14" table:formula="of:=[.E86]-2*([.$B86]-1)" office:value-type="float" office:value="0.00108593749999386" calcext:value-type="float">
            <text:p>0.0010859375</text:p>
          </table:table-cell>
          <table:table-cell table:style-name="Default" office:value-type="float" office:value="63627194106793.4" calcext:value-type="float">
            <text:p>63627194106793.4</text:p>
          </table:table-cell>
          <table:table-cell table:style-name="ce10" table:formula="of:=([.G86]-[.G85])/1000" office:value-type="float" office:value="2.0001015625" calcext:value-type="float">
            <text:p>2.0001</text:p>
          </table:table-cell>
          <table:table-cell table:style-name="ce10" table:formula="of:=[.H86]+[.I85]" office:value-type="float" office:value="168.000265625" calcext:value-type="float">
            <text:p>168.0003</text:p>
          </table:table-cell>
          <table:table-cell table:style-name="ce17" table:formula="of:=[.I86]-2*([.$B86]-1)" office:value-type="float" office:value="0.000265625000054115" calcext:value-type="float">
            <text:p>0.000265625</text:p>
          </table:table-cell>
          <table:table-cell table:style-name="Default" office:value-type="float" office:value="63627194571389.2" calcext:value-type="float">
            <text:p>63627194571389.2</text:p>
          </table:table-cell>
          <table:table-cell table:style-name="ce10" table:formula="of:=([.K86]-[.K85])/1000" office:value-type="float" office:value="2.0018046875" calcext:value-type="float">
            <text:p>2.0018</text:p>
          </table:table-cell>
          <table:table-cell table:style-name="ce10" table:formula="of:=[.L86]+[.M85]" office:value-type="float" office:value="168.001703125" calcext:value-type="float">
            <text:p>168.0017</text:p>
          </table:table-cell>
          <table:table-cell table:style-name="ce21" table:formula="of:=[.M86]-2*([.$B86]-1)" office:value-type="float" office:value="0.00170312500000591" calcext:value-type="float">
            <text:p>0.001703125</text:p>
          </table:table-cell>
          <table:table-cell table:style-name="Default" office:value-type="float" office:value="63627195044216.1" calcext:value-type="float">
            <text:p>63627195044216.1</text:p>
          </table:table-cell>
          <table:table-cell table:style-name="ce10" table:formula="of:=([.O86]-[.O85])/1000" office:value-type="float" office:value="1.9978046875" calcext:value-type="float">
            <text:p>1.9978</text:p>
          </table:table-cell>
          <table:table-cell table:style-name="ce10" table:formula="of:=[.P86]+[.Q85]" office:value-type="float" office:value="167.9993984375" calcext:value-type="float">
            <text:p>167.9994</text:p>
          </table:table-cell>
          <table:table-cell table:style-name="ce25" table:formula="of:=[.Q86]-2*([.$B86]-1)" office:value-type="float" office:value="-0.000601562500008868" calcext:value-type="float">
            <text:p>-0.0006015625</text:p>
          </table:table-cell>
          <table:table-cell table:style-name="Default" office:value-type="float" office:value="63627195501600.8" calcext:value-type="float">
            <text:p>63627195501600.8</text:p>
          </table:table-cell>
          <table:table-cell table:style-name="ce10" table:formula="of:=([.S86]-[.S85])/1000" office:value-type="float" office:value="2.0031953125" calcext:value-type="float">
            <text:p>2.0032</text:p>
          </table:table-cell>
          <table:table-cell table:style-name="ce10" table:formula="of:=[.T86]+[.U85]" office:value-type="float" office:value="168.002" calcext:value-type="float">
            <text:p>168.0020</text:p>
          </table:table-cell>
          <table:table-cell table:style-name="ce26" table:formula="of:=[.U86]-2*([.$B86]-1)" office:value-type="float" office:value="0.00200000000000955" calcext:value-type="float">
            <text:p>0.002</text:p>
          </table:table-cell>
          <table:table-cell table:style-name="Default" office:value-type="float" office:value="63627195969087.7" calcext:value-type="float">
            <text:p>63627195969087.7</text:p>
          </table:table-cell>
          <table:table-cell table:style-name="ce10" table:formula="of:=([.W86]-[.W85])/1000" office:value-type="float" office:value="1.99890625" calcext:value-type="float">
            <text:p>1.9989</text:p>
          </table:table-cell>
          <table:table-cell table:style-name="ce10" table:formula="of:=[.X86]+[.Y85]" office:value-type="float" office:value="167.9996015625" calcext:value-type="float">
            <text:p>167.9996</text:p>
          </table:table-cell>
          <table:table-cell table:style-name="ce29" table:formula="of:=[.Y86]-2*([.$B86]-1)" office:value-type="float" office:value="-0.000398437499967486" calcext:value-type="float">
            <text:p>-0.0003984375</text:p>
          </table:table-cell>
          <table:table-cell table:style-name="Default" office:value-type="float" office:value="63627196427643.6" calcext:value-type="float">
            <text:p>63627196427643.6</text:p>
          </table:table-cell>
          <table:table-cell table:style-name="ce10" table:formula="of:=([.AA86]-[.AA85])/1000" office:value-type="float" office:value="1.9995" calcext:value-type="float">
            <text:p>1.9995</text:p>
          </table:table-cell>
          <table:table-cell table:style-name="ce10" table:formula="of:=[.AB86]+[.AC85]" office:value-type="float" office:value="167.999703125" calcext:value-type="float">
            <text:p>167.9997</text:p>
          </table:table-cell>
          <table:table-cell table:style-name="ce33" table:formula="of:=[.AC86]-2*([.$B86]-1)" office:value-type="float" office:value="-0.000296874999975216" calcext:value-type="float">
            <text:p>-0.000296875</text:p>
          </table:table-cell>
          <table:table-cell table:style-name="Default" office:value-type="float" office:value="63627196899280.1" calcext:value-type="float">
            <text:p>63627196899280.1</text:p>
          </table:table-cell>
          <table:table-cell table:style-name="ce10" table:formula="of:=([.AE86]-[.AE85])/1000" office:value-type="float" office:value="2.0001015625" calcext:value-type="float">
            <text:p>2.0001</text:p>
          </table:table-cell>
          <table:table-cell table:style-name="ce10" table:formula="of:=[.AF86]+[.AG85]" office:value-type="float" office:value="168.000203125" calcext:value-type="float">
            <text:p>168.0002</text:p>
          </table:table-cell>
          <table:table-cell table:style-name="ce40" table:formula="of:=[.AG86]-2*([.$B86]-1)" office:value-type="float" office:value="0.000203124999984539" calcext:value-type="float">
            <text:p>0.000203125</text:p>
          </table:table-cell>
          <table:table-cell table:style-name="Default" office:value-type="float" office:value="63627197360266.5" calcext:value-type="float">
            <text:p>63627197360266.5</text:p>
          </table:table-cell>
          <table:table-cell table:style-name="ce10" table:formula="of:=([.AI86]-[.AI85])/1000" office:value-type="float" office:value="2.0001015625" calcext:value-type="float">
            <text:p>2.0001</text:p>
          </table:table-cell>
          <table:table-cell table:style-name="ce10" table:formula="of:=[.AJ86]+[.AK85]" office:value-type="float" office:value="168.0015" calcext:value-type="float">
            <text:p>168.0015</text:p>
          </table:table-cell>
          <table:table-cell table:style-name="ce48" table:formula="of:=[.AK86]-2*([.$B86]-1)" office:value-type="float" office:value="0.00149999999993611" calcext:value-type="float">
            <text:p>0.0015</text:p>
          </table:table-cell>
          <table:table-cell table:style-name="Default" office:value-type="float" office:value="63627197839328.6" calcext:value-type="float">
            <text:p>63627197839328.6</text:p>
          </table:table-cell>
          <table:table-cell table:style-name="ce10" table:formula="of:=([.AM86]-[.AM85])/1000" office:value-type="float" office:value="1.9998984375" calcext:value-type="float">
            <text:p>1.9999</text:p>
          </table:table-cell>
          <table:table-cell table:style-name="ce10" table:formula="of:=[.AN86]+[.AO85]" office:value-type="float" office:value="167.999703125" calcext:value-type="float">
            <text:p>167.9997</text:p>
          </table:table-cell>
          <table:table-cell table:style-name="ce54" table:formula="of:=[.AO86]-2*([.$B86]-1)" office:value-type="float" office:value="-0.000296875000003638" calcext:value-type="float">
            <text:p>-0.000296875</text:p>
          </table:table-cell>
          <table:table-cell table:style-name="Default" office:value-type="float" office:value="63627198301306.7" calcext:value-type="float">
            <text:p>63627198301306.7</text:p>
          </table:table-cell>
          <table:table-cell table:style-name="ce10" table:formula="of:=([.AQ86]-[.AQ85])/1000" office:value-type="float" office:value="1.999" calcext:value-type="float">
            <text:p>1.9990</text:p>
          </table:table-cell>
          <table:table-cell table:style-name="ce10" table:formula="of:=[.AR86]+[.AS85]" office:value-type="float" office:value="167.9996015625" calcext:value-type="float">
            <text:p>167.9996</text:p>
          </table:table-cell>
          <table:table-cell table:style-name="ce60" table:formula="of:=[.AS86]-2*([.$B86]-1)" office:value-type="float" office:value="-0.000398437500024329" calcext:value-type="float">
            <text:p>-0.0003984375</text:p>
          </table:table-cell>
          <table:table-cell table:style-name="Default" office:value-type="float" office:value="63627198775049.4" calcext:value-type="float">
            <text:p>63627198775049.4</text:p>
          </table:table-cell>
          <table:table-cell table:style-name="ce10" table:formula="of:=([.AU86]-[.AU85])/1000" office:value-type="float" office:value="2.0001015625" calcext:value-type="float">
            <text:p>2.0001</text:p>
          </table:table-cell>
          <table:table-cell table:style-name="ce10" table:formula="of:=[.AV86]+[.AW85]" office:value-type="float" office:value="167.9993984375" calcext:value-type="float">
            <text:p>167.9994</text:p>
          </table:table-cell>
          <table:table-cell table:style-name="ce61" table:formula="of:=[.AW86]-2*([.$B86]-1)" office:value-type="float" office:value="-0.000601562500065711" calcext:value-type="float">
            <text:p>-0.000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63627193643575.7" calcext:value-type="float">
            <text:p>63627193643575.7</text:p>
          </table:table-cell>
          <table:table-cell table:formula="of:=([.C87]-[.C86])/1000" office:value-type="float" office:value="2.000171875" calcext:value-type="float">
            <text:p>2.0002</text:p>
          </table:table-cell>
          <table:table-cell table:formula="of:=[.D87]+[.E86]" office:value-type="float" office:value="170.0012578125" calcext:value-type="float">
            <text:p>170.0013</text:p>
          </table:table-cell>
          <table:table-cell table:style-name="ce14" table:formula="of:=[.E87]-2*([.$B87]-1)" office:value-type="float" office:value="0.00125781250000045" calcext:value-type="float">
            <text:p>0.0012578125</text:p>
          </table:table-cell>
          <table:table-cell table:style-name="Default" office:value-type="float" office:value="63627194108790.8" calcext:value-type="float">
            <text:p>63627194108790.8</text:p>
          </table:table-cell>
          <table:table-cell table:style-name="ce10" table:formula="of:=([.G87]-[.G86])/1000" office:value-type="float" office:value="1.9973984375" calcext:value-type="float">
            <text:p>1.9974</text:p>
          </table:table-cell>
          <table:table-cell table:style-name="ce10" table:formula="of:=[.H87]+[.I86]" office:value-type="float" office:value="169.9976640625" calcext:value-type="float">
            <text:p>169.9977</text:p>
          </table:table-cell>
          <table:table-cell table:style-name="ce17" table:formula="of:=[.I87]-2*([.$B87]-1)" office:value-type="float" office:value="-0.00233593749993588" calcext:value-type="float">
            <text:p>-0.0023359375</text:p>
          </table:table-cell>
          <table:table-cell table:style-name="Default" office:value-type="float" office:value="63627194573387.3" calcext:value-type="float">
            <text:p>63627194573387.3</text:p>
          </table:table-cell>
          <table:table-cell table:style-name="ce10" table:formula="of:=([.K87]-[.K86])/1000" office:value-type="float" office:value="1.99809375" calcext:value-type="float">
            <text:p>1.9981</text:p>
          </table:table-cell>
          <table:table-cell table:style-name="ce10" table:formula="of:=[.L87]+[.M86]" office:value-type="float" office:value="169.999796875" calcext:value-type="float">
            <text:p>169.9998</text:p>
          </table:table-cell>
          <table:table-cell table:style-name="ce21" table:formula="of:=[.M87]-2*([.$B87]-1)" office:value-type="float" office:value="-0.000203124999984539" calcext:value-type="float">
            <text:p>-0.000203125</text:p>
          </table:table-cell>
          <table:table-cell table:style-name="Default" office:value-type="float" office:value="63627195046215.9" calcext:value-type="float">
            <text:p>63627195046215.9</text:p>
          </table:table-cell>
          <table:table-cell table:style-name="ce10" table:formula="of:=([.O87]-[.O86])/1000" office:value-type="float" office:value="1.999796875" calcext:value-type="float">
            <text:p>1.9998</text:p>
          </table:table-cell>
          <table:table-cell table:style-name="ce10" table:formula="of:=[.P87]+[.Q86]" office:value-type="float" office:value="169.9991953125" calcext:value-type="float">
            <text:p>169.9992</text:p>
          </table:table-cell>
          <table:table-cell table:style-name="ce25" table:formula="of:=[.Q87]-2*([.$B87]-1)" office:value-type="float" office:value="-0.000804687500021828" calcext:value-type="float">
            <text:p>-0.0008046875</text:p>
          </table:table-cell>
          <table:table-cell table:style-name="Default" office:value-type="float" office:value="63627195503599.4" calcext:value-type="float">
            <text:p>63627195503599.4</text:p>
          </table:table-cell>
          <table:table-cell table:style-name="ce10" table:formula="of:=([.S87]-[.S86])/1000" office:value-type="float" office:value="1.9986015625" calcext:value-type="float">
            <text:p>1.9986</text:p>
          </table:table-cell>
          <table:table-cell table:style-name="ce10" table:formula="of:=[.T87]+[.U86]" office:value-type="float" office:value="170.0006015625" calcext:value-type="float">
            <text:p>170.0006</text:p>
          </table:table-cell>
          <table:table-cell table:style-name="ce26" table:formula="of:=[.U87]-2*([.$B87]-1)" office:value-type="float" office:value="0.000601562500008868" calcext:value-type="float">
            <text:p>0.0006015625</text:p>
          </table:table-cell>
          <table:table-cell table:style-name="Default" office:value-type="float" office:value="63627195971086.7" calcext:value-type="float">
            <text:p>63627195971086.7</text:p>
          </table:table-cell>
          <table:table-cell table:style-name="ce10" table:formula="of:=([.W87]-[.W86])/1000" office:value-type="float" office:value="1.999" calcext:value-type="float">
            <text:p>1.9990</text:p>
          </table:table-cell>
          <table:table-cell table:style-name="ce10" table:formula="of:=[.X87]+[.Y86]" office:value-type="float" office:value="169.9986015625" calcext:value-type="float">
            <text:p>169.9986</text:p>
          </table:table-cell>
          <table:table-cell table:style-name="ce29" table:formula="of:=[.Y87]-2*([.$B87]-1)" office:value-type="float" office:value="-0.00139843749997226" calcext:value-type="float">
            <text:p>-0.0013984375</text:p>
          </table:table-cell>
          <table:table-cell table:style-name="Default" office:value-type="float" office:value="63627196429644.3" calcext:value-type="float">
            <text:p>63627196429644.3</text:p>
          </table:table-cell>
          <table:table-cell table:style-name="ce10" table:formula="of:=([.AA87]-[.AA86])/1000" office:value-type="float" office:value="2.0006953125" calcext:value-type="float">
            <text:p>2.0007</text:p>
          </table:table-cell>
          <table:table-cell table:style-name="ce10" table:formula="of:=[.AB87]+[.AC86]" office:value-type="float" office:value="170.0003984375" calcext:value-type="float">
            <text:p>170.0004</text:p>
          </table:table-cell>
          <table:table-cell table:style-name="ce33" table:formula="of:=[.AC87]-2*([.$B87]-1)" office:value-type="float" office:value="0.000398437500024329" calcext:value-type="float">
            <text:p>0.0003984375</text:p>
          </table:table-cell>
          <table:table-cell table:style-name="Default" office:value-type="float" office:value="63627196901278.6" calcext:value-type="float">
            <text:p>63627196901278.6</text:p>
          </table:table-cell>
          <table:table-cell table:style-name="ce10" table:formula="of:=([.AE87]-[.AE86])/1000" office:value-type="float" office:value="1.9985" calcext:value-type="float">
            <text:p>1.9985</text:p>
          </table:table-cell>
          <table:table-cell table:style-name="ce10" table:formula="of:=[.AF87]+[.AG86]" office:value-type="float" office:value="169.998703125" calcext:value-type="float">
            <text:p>169.9987</text:p>
          </table:table-cell>
          <table:table-cell table:style-name="ce40" table:formula="of:=[.AG87]-2*([.$B87]-1)" office:value-type="float" office:value="-0.00129687500000841" calcext:value-type="float">
            <text:p>-0.001296875</text:p>
          </table:table-cell>
          <table:table-cell table:style-name="Default" office:value-type="float" office:value="63627197362263.7" calcext:value-type="float">
            <text:p>63627197362263.7</text:p>
          </table:table-cell>
          <table:table-cell table:style-name="ce10" table:formula="of:=([.AI87]-[.AI86])/1000" office:value-type="float" office:value="1.997203125" calcext:value-type="float">
            <text:p>1.9972</text:p>
          </table:table-cell>
          <table:table-cell table:style-name="ce10" table:formula="of:=[.AJ87]+[.AK86]" office:value-type="float" office:value="169.998703125" calcext:value-type="float">
            <text:p>169.9987</text:p>
          </table:table-cell>
          <table:table-cell table:style-name="ce48" table:formula="of:=[.AK87]-2*([.$B87]-1)" office:value-type="float" office:value="-0.00129687500006526" calcext:value-type="float">
            <text:p>-0.001296875</text:p>
          </table:table-cell>
          <table:table-cell table:style-name="Default" office:value-type="float" office:value="63627197841329" calcext:value-type="float">
            <text:p>63627197841329</text:p>
          </table:table-cell>
          <table:table-cell table:style-name="ce10" table:formula="of:=([.AM87]-[.AM86])/1000" office:value-type="float" office:value="2.0003984375" calcext:value-type="float">
            <text:p>2.0004</text:p>
          </table:table-cell>
          <table:table-cell table:style-name="ce10" table:formula="of:=[.AN87]+[.AO86]" office:value-type="float" office:value="170.0001015625" calcext:value-type="float">
            <text:p>170.0001</text:p>
          </table:table-cell>
          <table:table-cell table:style-name="ce54" table:formula="of:=[.AO87]-2*([.$B87]-1)" office:value-type="float" office:value="0.000101562499992269" calcext:value-type="float">
            <text:p>0.0001015625</text:p>
          </table:table-cell>
          <table:table-cell table:style-name="Default" office:value-type="float" office:value="63627198303306.7" calcext:value-type="float">
            <text:p>63627198303306.7</text:p>
          </table:table-cell>
          <table:table-cell table:style-name="ce10" table:formula="of:=([.AQ87]-[.AQ86])/1000" office:value-type="float" office:value="2" calcext:value-type="float">
            <text:p>2.0000</text:p>
          </table:table-cell>
          <table:table-cell table:style-name="ce10" table:formula="of:=[.AR87]+[.AS86]" office:value-type="float" office:value="169.9996015625" calcext:value-type="float">
            <text:p>169.9996</text:p>
          </table:table-cell>
          <table:table-cell table:style-name="ce60" table:formula="of:=[.AS87]-2*([.$B87]-1)" office:value-type="float" office:value="-0.000398437500024329" calcext:value-type="float">
            <text:p>-0.0003984375</text:p>
          </table:table-cell>
          <table:table-cell table:style-name="Default" office:value-type="float" office:value="63627198777049.4" calcext:value-type="float">
            <text:p>63627198777049.4</text:p>
          </table:table-cell>
          <table:table-cell table:style-name="ce10" table:formula="of:=([.AU87]-[.AU86])/1000" office:value-type="float" office:value="2" calcext:value-type="float">
            <text:p>2.0000</text:p>
          </table:table-cell>
          <table:table-cell table:style-name="ce10" table:formula="of:=[.AV87]+[.AW86]" office:value-type="float" office:value="169.9993984375" calcext:value-type="float">
            <text:p>169.9994</text:p>
          </table:table-cell>
          <table:table-cell table:style-name="ce61" table:formula="of:=[.AW87]-2*([.$B87]-1)" office:value-type="float" office:value="-0.000601562500065711" calcext:value-type="float">
            <text:p>-0.000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87" calcext:value-type="float">
            <text:p>87</text:p>
          </table:table-cell>
          <table:table-cell office:value-type="float" office:value="63627193645574.4" calcext:value-type="float">
            <text:p>63627193645574.4</text:p>
          </table:table-cell>
          <table:table-cell table:formula="of:=([.C88]-[.C87])/1000" office:value-type="float" office:value="1.9986953125" calcext:value-type="float">
            <text:p>1.9987</text:p>
          </table:table-cell>
          <table:table-cell table:formula="of:=[.D88]+[.E87]" office:value-type="float" office:value="171.999953125" calcext:value-type="float">
            <text:p>172.0000</text:p>
          </table:table-cell>
          <table:table-cell table:style-name="ce14" table:formula="of:=[.E88]-2*([.$B88]-1)" office:value-type="float" office:value="-0.0000468750000095497" calcext:value-type="float">
            <text:p>-0.000046875</text:p>
          </table:table-cell>
          <table:table-cell table:style-name="Default" office:value-type="float" office:value="63627194110791.4" calcext:value-type="float">
            <text:p>63627194110791.4</text:p>
          </table:table-cell>
          <table:table-cell table:style-name="ce10" table:formula="of:=([.G88]-[.G87])/1000" office:value-type="float" office:value="2.0006015625" calcext:value-type="float">
            <text:p>2.0006</text:p>
          </table:table-cell>
          <table:table-cell table:style-name="ce10" table:formula="of:=[.H88]+[.I87]" office:value-type="float" office:value="171.998265625" calcext:value-type="float">
            <text:p>171.9983</text:p>
          </table:table-cell>
          <table:table-cell table:style-name="ce17" table:formula="of:=[.I88]-2*([.$B88]-1)" office:value-type="float" office:value="-0.00173437499992701" calcext:value-type="float">
            <text:p>-0.001734375</text:p>
          </table:table-cell>
          <table:table-cell table:style-name="Default" office:value-type="float" office:value="63627194575387.3" calcext:value-type="float">
            <text:p>63627194575387.3</text:p>
          </table:table-cell>
          <table:table-cell table:style-name="ce10" table:formula="of:=([.K88]-[.K87])/1000" office:value-type="float" office:value="2" calcext:value-type="float">
            <text:p>2.0000</text:p>
          </table:table-cell>
          <table:table-cell table:style-name="ce10" table:formula="of:=[.L88]+[.M87]" office:value-type="float" office:value="171.999796875" calcext:value-type="float">
            <text:p>171.9998</text:p>
          </table:table-cell>
          <table:table-cell table:style-name="ce21" table:formula="of:=[.M88]-2*([.$B88]-1)" office:value-type="float" office:value="-0.000203124999984539" calcext:value-type="float">
            <text:p>-0.000203125</text:p>
          </table:table-cell>
          <table:table-cell table:style-name="Default" office:value-type="float" office:value="63627195048215.8" calcext:value-type="float">
            <text:p>63627195048215.8</text:p>
          </table:table-cell>
          <table:table-cell table:style-name="ce10" table:formula="of:=([.O88]-[.O87])/1000" office:value-type="float" office:value="1.9998984375" calcext:value-type="float">
            <text:p>1.9999</text:p>
          </table:table-cell>
          <table:table-cell table:style-name="ce10" table:formula="of:=[.P88]+[.Q87]" office:value-type="float" office:value="171.99909375" calcext:value-type="float">
            <text:p>171.9991</text:p>
          </table:table-cell>
          <table:table-cell table:style-name="ce25" table:formula="of:=[.Q88]-2*([.$B88]-1)" office:value-type="float" office:value="-0.000906250000014097" calcext:value-type="float">
            <text:p>-0.00090625</text:p>
          </table:table-cell>
          <table:table-cell table:style-name="Default" office:value-type="float" office:value="63627195505597.3" calcext:value-type="float">
            <text:p>63627195505597.3</text:p>
          </table:table-cell>
          <table:table-cell table:style-name="ce10" table:formula="of:=([.S88]-[.S87])/1000" office:value-type="float" office:value="1.9978984375" calcext:value-type="float">
            <text:p>1.9979</text:p>
          </table:table-cell>
          <table:table-cell table:style-name="ce10" table:formula="of:=[.T88]+[.U87]" office:value-type="float" office:value="171.9985" calcext:value-type="float">
            <text:p>171.9985</text:p>
          </table:table-cell>
          <table:table-cell table:style-name="ce26" table:formula="of:=[.U88]-2*([.$B88]-1)" office:value-type="float" office:value="-0.00149999999999295" calcext:value-type="float">
            <text:p>-0.0015</text:p>
          </table:table-cell>
          <table:table-cell table:style-name="Default" office:value-type="float" office:value="63627195973086.4" calcext:value-type="float">
            <text:p>63627195973086.4</text:p>
          </table:table-cell>
          <table:table-cell table:style-name="ce10" table:formula="of:=([.W88]-[.W87])/1000" office:value-type="float" office:value="1.9996953125" calcext:value-type="float">
            <text:p>1.9997</text:p>
          </table:table-cell>
          <table:table-cell table:style-name="ce10" table:formula="of:=[.X88]+[.Y87]" office:value-type="float" office:value="171.998296875" calcext:value-type="float">
            <text:p>171.9983</text:p>
          </table:table-cell>
          <table:table-cell table:style-name="ce29" table:formula="of:=[.Y88]-2*([.$B88]-1)" office:value-type="float" office:value="-0.00170312499997749" calcext:value-type="float">
            <text:p>-0.001703125</text:p>
          </table:table-cell>
          <table:table-cell table:style-name="Default" office:value-type="float" office:value="63627196431642.8" calcext:value-type="float">
            <text:p>63627196431642.8</text:p>
          </table:table-cell>
          <table:table-cell table:style-name="ce10" table:formula="of:=([.AA88]-[.AA87])/1000" office:value-type="float" office:value="1.9985" calcext:value-type="float">
            <text:p>1.9985</text:p>
          </table:table-cell>
          <table:table-cell table:style-name="ce10" table:formula="of:=[.AB88]+[.AC87]" office:value-type="float" office:value="171.9988984375" calcext:value-type="float">
            <text:p>171.9989</text:p>
          </table:table-cell>
          <table:table-cell table:style-name="ce33" table:formula="of:=[.AC88]-2*([.$B88]-1)" office:value-type="float" office:value="-0.00110156249996862" calcext:value-type="float">
            <text:p>-0.0011015625</text:p>
          </table:table-cell>
          <table:table-cell table:style-name="Default" office:value-type="float" office:value="63627196903279.6" calcext:value-type="float">
            <text:p>63627196903279.6</text:p>
          </table:table-cell>
          <table:table-cell table:style-name="ce10" table:formula="of:=([.AE88]-[.AE87])/1000" office:value-type="float" office:value="2.001" calcext:value-type="float">
            <text:p>2.0010</text:p>
          </table:table-cell>
          <table:table-cell table:style-name="ce10" table:formula="of:=[.AF88]+[.AG87]" office:value-type="float" office:value="171.999703125" calcext:value-type="float">
            <text:p>171.9997</text:p>
          </table:table-cell>
          <table:table-cell table:style-name="ce40" table:formula="of:=[.AG88]-2*([.$B88]-1)" office:value-type="float" office:value="-0.000296875000003638" calcext:value-type="float">
            <text:p>-0.000296875</text:p>
          </table:table-cell>
          <table:table-cell table:style-name="Default" office:value-type="float" office:value="63627197364265.3" calcext:value-type="float">
            <text:p>63627197364265.3</text:p>
          </table:table-cell>
          <table:table-cell table:style-name="ce10" table:formula="of:=([.AI88]-[.AI87])/1000" office:value-type="float" office:value="2.00159375" calcext:value-type="float">
            <text:p>2.0016</text:p>
          </table:table-cell>
          <table:table-cell table:style-name="ce10" table:formula="of:=[.AJ88]+[.AK87]" office:value-type="float" office:value="172.000296875" calcext:value-type="float">
            <text:p>172.0003</text:p>
          </table:table-cell>
          <table:table-cell table:style-name="ce48" table:formula="of:=[.AK88]-2*([.$B88]-1)" office:value-type="float" office:value="0.000296874999946795" calcext:value-type="float">
            <text:p>0.000296875</text:p>
          </table:table-cell>
          <table:table-cell table:style-name="Default" office:value-type="float" office:value="63627197843328.2" calcext:value-type="float">
            <text:p>63627197843328.2</text:p>
          </table:table-cell>
          <table:table-cell table:style-name="ce10" table:formula="of:=([.AM88]-[.AM87])/1000" office:value-type="float" office:value="1.999203125" calcext:value-type="float">
            <text:p>1.9992</text:p>
          </table:table-cell>
          <table:table-cell table:style-name="ce10" table:formula="of:=[.AN88]+[.AO87]" office:value-type="float" office:value="171.9993046875" calcext:value-type="float">
            <text:p>171.9993</text:p>
          </table:table-cell>
          <table:table-cell table:style-name="ce54" table:formula="of:=[.AO88]-2*([.$B88]-1)" office:value-type="float" office:value="-0.000695312499999545" calcext:value-type="float">
            <text:p>-0.0006953125</text:p>
          </table:table-cell>
          <table:table-cell table:style-name="Default" office:value-type="float" office:value="63627198305306.8" calcext:value-type="float">
            <text:p>63627198305306.8</text:p>
          </table:table-cell>
          <table:table-cell table:style-name="ce10" table:formula="of:=([.AQ88]-[.AQ87])/1000" office:value-type="float" office:value="2.00009375" calcext:value-type="float">
            <text:p>2.0001</text:p>
          </table:table-cell>
          <table:table-cell table:style-name="ce10" table:formula="of:=[.AR88]+[.AS87]" office:value-type="float" office:value="171.9996953125" calcext:value-type="float">
            <text:p>171.9997</text:p>
          </table:table-cell>
          <table:table-cell table:style-name="ce60" table:formula="of:=[.AS88]-2*([.$B88]-1)" office:value-type="float" office:value="-0.000304687500033651" calcext:value-type="float">
            <text:p>-0.0003046875</text:p>
          </table:table-cell>
          <table:table-cell table:style-name="Default" office:value-type="float" office:value="63627198779048.5" calcext:value-type="float">
            <text:p>63627198779048.5</text:p>
          </table:table-cell>
          <table:table-cell table:style-name="ce10" table:formula="of:=([.AU88]-[.AU87])/1000" office:value-type="float" office:value="1.9991015625" calcext:value-type="float">
            <text:p>1.9991</text:p>
          </table:table-cell>
          <table:table-cell table:style-name="ce10" table:formula="of:=[.AV88]+[.AW87]" office:value-type="float" office:value="171.9985" calcext:value-type="float">
            <text:p>171.9985</text:p>
          </table:table-cell>
          <table:table-cell table:style-name="ce61" table:formula="of:=[.AW88]-2*([.$B88]-1)" office:value-type="float" office:value="-0.00150000000007822" calcext:value-type="float">
            <text:p>-0.001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63627193647575.4" calcext:value-type="float">
            <text:p>63627193647575.4</text:p>
          </table:table-cell>
          <table:table-cell table:formula="of:=([.C89]-[.C88])/1000" office:value-type="float" office:value="2.0010546875" calcext:value-type="float">
            <text:p>2.0011</text:p>
          </table:table-cell>
          <table:table-cell table:formula="of:=[.D89]+[.E88]" office:value-type="float" office:value="174.0010078125" calcext:value-type="float">
            <text:p>174.0010</text:p>
          </table:table-cell>
          <table:table-cell table:style-name="ce14" table:formula="of:=[.E89]-2*([.$B89]-1)" office:value-type="float" office:value="0.00100781249997794" calcext:value-type="float">
            <text:p>0.0010078125</text:p>
          </table:table-cell>
          <table:table-cell table:style-name="Default" office:value-type="float" office:value="63627194112791.6" calcext:value-type="float">
            <text:p>63627194112791.6</text:p>
          </table:table-cell>
          <table:table-cell table:style-name="ce10" table:formula="of:=([.G89]-[.G88])/1000" office:value-type="float" office:value="2.000203125" calcext:value-type="float">
            <text:p>2.0002</text:p>
          </table:table-cell>
          <table:table-cell table:style-name="ce10" table:formula="of:=[.H89]+[.I88]" office:value-type="float" office:value="173.99846875" calcext:value-type="float">
            <text:p>173.9985</text:p>
          </table:table-cell>
          <table:table-cell table:style-name="ce17" table:formula="of:=[.I89]-2*([.$B89]-1)" office:value-type="float" office:value="-0.00153124999991405" calcext:value-type="float">
            <text:p>-0.00153125</text:p>
          </table:table-cell>
          <table:table-cell table:style-name="Default" office:value-type="float" office:value="63627194577388" calcext:value-type="float">
            <text:p>63627194577388</text:p>
          </table:table-cell>
          <table:table-cell table:style-name="ce10" table:formula="of:=([.K89]-[.K88])/1000" office:value-type="float" office:value="2.000703125" calcext:value-type="float">
            <text:p>2.0007</text:p>
          </table:table-cell>
          <table:table-cell table:style-name="ce10" table:formula="of:=[.L89]+[.M88]" office:value-type="float" office:value="174.0005" calcext:value-type="float">
            <text:p>174.0005</text:p>
          </table:table-cell>
          <table:table-cell table:style-name="ce21" table:formula="of:=[.M89]-2*([.$B89]-1)" office:value-type="float" office:value="0.000500000000016598" calcext:value-type="float">
            <text:p>0.0005</text:p>
          </table:table-cell>
          <table:table-cell table:style-name="Default" office:value-type="float" office:value="63627195050216.5" calcext:value-type="float">
            <text:p>63627195050216.5</text:p>
          </table:table-cell>
          <table:table-cell table:style-name="ce10" table:formula="of:=([.O89]-[.O88])/1000" office:value-type="float" office:value="2.000703125" calcext:value-type="float">
            <text:p>2.0007</text:p>
          </table:table-cell>
          <table:table-cell table:style-name="ce10" table:formula="of:=[.P89]+[.Q88]" office:value-type="float" office:value="173.999796875" calcext:value-type="float">
            <text:p>173.9998</text:p>
          </table:table-cell>
          <table:table-cell table:style-name="ce25" table:formula="of:=[.Q89]-2*([.$B89]-1)" office:value-type="float" office:value="-0.00020312500001296" calcext:value-type="float">
            <text:p>-0.000203125</text:p>
          </table:table-cell>
          <table:table-cell table:style-name="Default" office:value-type="float" office:value="63627195507597.3" calcext:value-type="float">
            <text:p>63627195507597.3</text:p>
          </table:table-cell>
          <table:table-cell table:style-name="ce10" table:formula="of:=([.S89]-[.S88])/1000" office:value-type="float" office:value="2" calcext:value-type="float">
            <text:p>2.0000</text:p>
          </table:table-cell>
          <table:table-cell table:style-name="ce10" table:formula="of:=[.T89]+[.U88]" office:value-type="float" office:value="173.9985" calcext:value-type="float">
            <text:p>173.9985</text:p>
          </table:table-cell>
          <table:table-cell table:style-name="ce26" table:formula="of:=[.U89]-2*([.$B89]-1)" office:value-type="float" office:value="-0.00149999999999295" calcext:value-type="float">
            <text:p>-0.0015</text:p>
          </table:table-cell>
          <table:table-cell table:style-name="Default" office:value-type="float" office:value="63627195975088.4" calcext:value-type="float">
            <text:p>63627195975088.4</text:p>
          </table:table-cell>
          <table:table-cell table:style-name="ce10" table:formula="of:=([.W89]-[.W88])/1000" office:value-type="float" office:value="2.002" calcext:value-type="float">
            <text:p>2.0020</text:p>
          </table:table-cell>
          <table:table-cell table:style-name="ce10" table:formula="of:=[.X89]+[.Y88]" office:value-type="float" office:value="174.000296875" calcext:value-type="float">
            <text:p>174.0003</text:p>
          </table:table-cell>
          <table:table-cell table:style-name="ce29" table:formula="of:=[.Y89]-2*([.$B89]-1)" office:value-type="float" office:value="0.00029687500003206" calcext:value-type="float">
            <text:p>0.000296875</text:p>
          </table:table-cell>
          <table:table-cell table:style-name="Default" office:value-type="float" office:value="63627196433642.9" calcext:value-type="float">
            <text:p>63627196433642.9</text:p>
          </table:table-cell>
          <table:table-cell table:style-name="ce10" table:formula="of:=([.AA89]-[.AA88])/1000" office:value-type="float" office:value="2.0001015625" calcext:value-type="float">
            <text:p>2.0001</text:p>
          </table:table-cell>
          <table:table-cell table:style-name="ce10" table:formula="of:=[.AB89]+[.AC88]" office:value-type="float" office:value="173.999" calcext:value-type="float">
            <text:p>173.9990</text:p>
          </table:table-cell>
          <table:table-cell table:style-name="ce33" table:formula="of:=[.AC89]-2*([.$B89]-1)" office:value-type="float" office:value="-0.000999999999976353" calcext:value-type="float">
            <text:p>-0.001</text:p>
          </table:table-cell>
          <table:table-cell table:style-name="Default" office:value-type="float" office:value="63627196905279.8" calcext:value-type="float">
            <text:p>63627196905279.8</text:p>
          </table:table-cell>
          <table:table-cell table:style-name="ce10" table:formula="of:=([.AE89]-[.AE88])/1000" office:value-type="float" office:value="2.0001953125" calcext:value-type="float">
            <text:p>2.0002</text:p>
          </table:table-cell>
          <table:table-cell table:style-name="ce10" table:formula="of:=[.AF89]+[.AG88]" office:value-type="float" office:value="173.9998984375" calcext:value-type="float">
            <text:p>173.9999</text:p>
          </table:table-cell>
          <table:table-cell table:style-name="ce40" table:formula="of:=[.AG89]-2*([.$B89]-1)" office:value-type="float" office:value="-0.000101562499992269" calcext:value-type="float">
            <text:p>-0.0001015625</text:p>
          </table:table-cell>
          <table:table-cell table:style-name="Default" office:value-type="float" office:value="63627197366265.9" calcext:value-type="float">
            <text:p>63627197366265.9</text:p>
          </table:table-cell>
          <table:table-cell table:style-name="ce10" table:formula="of:=([.AI89]-[.AI88])/1000" office:value-type="float" office:value="2.0006015625" calcext:value-type="float">
            <text:p>2.0006</text:p>
          </table:table-cell>
          <table:table-cell table:style-name="ce10" table:formula="of:=[.AJ89]+[.AK88]" office:value-type="float" office:value="174.0008984375" calcext:value-type="float">
            <text:p>174.0009</text:p>
          </table:table-cell>
          <table:table-cell table:style-name="ce48" table:formula="of:=[.AK89]-2*([.$B89]-1)" office:value-type="float" office:value="0.000898437499955662" calcext:value-type="float">
            <text:p>0.0008984375</text:p>
          </table:table-cell>
          <table:table-cell table:style-name="Default" office:value-type="float" office:value="63627197845327.7" calcext:value-type="float">
            <text:p>63627197845327.7</text:p>
          </table:table-cell>
          <table:table-cell table:style-name="ce10" table:formula="of:=([.AM89]-[.AM88])/1000" office:value-type="float" office:value="1.9995" calcext:value-type="float">
            <text:p>1.9995</text:p>
          </table:table-cell>
          <table:table-cell table:style-name="ce10" table:formula="of:=[.AN89]+[.AO88]" office:value-type="float" office:value="173.9988046875" calcext:value-type="float">
            <text:p>173.9988</text:p>
          </table:table-cell>
          <table:table-cell table:style-name="ce54" table:formula="of:=[.AO89]-2*([.$B89]-1)" office:value-type="float" office:value="-0.00119531249998772" calcext:value-type="float">
            <text:p>-0.0011953125</text:p>
          </table:table-cell>
          <table:table-cell table:style-name="Default" office:value-type="float" office:value="63627198307307.3" calcext:value-type="float">
            <text:p>63627198307307.3</text:p>
          </table:table-cell>
          <table:table-cell table:style-name="ce10" table:formula="of:=([.AQ89]-[.AQ88])/1000" office:value-type="float" office:value="2.0005" calcext:value-type="float">
            <text:p>2.0005</text:p>
          </table:table-cell>
          <table:table-cell table:style-name="ce10" table:formula="of:=[.AR89]+[.AS88]" office:value-type="float" office:value="174.0001953125" calcext:value-type="float">
            <text:p>174.0002</text:p>
          </table:table-cell>
          <table:table-cell table:style-name="ce60" table:formula="of:=[.AS89]-2*([.$B89]-1)" office:value-type="float" office:value="0.000195312499954525" calcext:value-type="float">
            <text:p>0.0001953125</text:p>
          </table:table-cell>
          <table:table-cell table:style-name="Default" office:value-type="float" office:value="63627198781050.2" calcext:value-type="float">
            <text:p>63627198781050.2</text:p>
          </table:table-cell>
          <table:table-cell table:style-name="ce10" table:formula="of:=([.AU89]-[.AU88])/1000" office:value-type="float" office:value="2.001703125" calcext:value-type="float">
            <text:p>2.0017</text:p>
          </table:table-cell>
          <table:table-cell table:style-name="ce10" table:formula="of:=[.AV89]+[.AW88]" office:value-type="float" office:value="174.000203125" calcext:value-type="float">
            <text:p>174.0002</text:p>
          </table:table-cell>
          <table:table-cell table:style-name="ce61" table:formula="of:=[.AW89]-2*([.$B89]-1)" office:value-type="float" office:value="0.000203124999927695" calcext:value-type="float">
            <text:p>0.000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63627193649575.3" calcext:value-type="float">
            <text:p>63627193649575.3</text:p>
          </table:table-cell>
          <table:table-cell table:formula="of:=([.C90]-[.C89])/1000" office:value-type="float" office:value="1.9998671875" calcext:value-type="float">
            <text:p>1.9999</text:p>
          </table:table-cell>
          <table:table-cell table:formula="of:=[.D90]+[.E89]" office:value-type="float" office:value="176.000875" calcext:value-type="float">
            <text:p>176.0009</text:p>
          </table:table-cell>
          <table:table-cell table:style-name="ce14" table:formula="of:=[.E90]-2*([.$B90]-1)" office:value-type="float" office:value="0.000874999999979309" calcext:value-type="float">
            <text:p>0.000875</text:p>
          </table:table-cell>
          <table:table-cell table:style-name="Default" office:value-type="float" office:value="63627194114791.9" calcext:value-type="float">
            <text:p>63627194114791.9</text:p>
          </table:table-cell>
          <table:table-cell table:style-name="ce10" table:formula="of:=([.G90]-[.G89])/1000" office:value-type="float" office:value="2.000296875" calcext:value-type="float">
            <text:p>2.0003</text:p>
          </table:table-cell>
          <table:table-cell table:style-name="ce10" table:formula="of:=[.H90]+[.I89]" office:value-type="float" office:value="175.998765625" calcext:value-type="float">
            <text:p>175.9988</text:p>
          </table:table-cell>
          <table:table-cell table:style-name="ce17" table:formula="of:=[.I90]-2*([.$B90]-1)" office:value-type="float" office:value="-0.00123437499991041" calcext:value-type="float">
            <text:p>-0.001234375</text:p>
          </table:table-cell>
          <table:table-cell table:style-name="Default" office:value-type="float" office:value="63627194579388.4" calcext:value-type="float">
            <text:p>63627194579388.4</text:p>
          </table:table-cell>
          <table:table-cell table:style-name="ce10" table:formula="of:=([.K90]-[.K89])/1000" office:value-type="float" office:value="2.0003984375" calcext:value-type="float">
            <text:p>2.0004</text:p>
          </table:table-cell>
          <table:table-cell table:style-name="ce10" table:formula="of:=[.L90]+[.M89]" office:value-type="float" office:value="176.0008984375" calcext:value-type="float">
            <text:p>176.0009</text:p>
          </table:table-cell>
          <table:table-cell table:style-name="ce21" table:formula="of:=[.M90]-2*([.$B90]-1)" office:value-type="float" office:value="0.000898437500012506" calcext:value-type="float">
            <text:p>0.0008984375</text:p>
          </table:table-cell>
          <table:table-cell table:style-name="Default" office:value-type="float" office:value="63627195052216.4" calcext:value-type="float">
            <text:p>63627195052216.4</text:p>
          </table:table-cell>
          <table:table-cell table:style-name="ce10" table:formula="of:=([.O90]-[.O89])/1000" office:value-type="float" office:value="1.9998984375" calcext:value-type="float">
            <text:p>1.9999</text:p>
          </table:table-cell>
          <table:table-cell table:style-name="ce10" table:formula="of:=[.P90]+[.Q89]" office:value-type="float" office:value="175.9996953125" calcext:value-type="float">
            <text:p>175.9997</text:p>
          </table:table-cell>
          <table:table-cell table:style-name="ce25" table:formula="of:=[.Q90]-2*([.$B90]-1)" office:value-type="float" office:value="-0.00030468750000523" calcext:value-type="float">
            <text:p>-0.0003046875</text:p>
          </table:table-cell>
          <table:table-cell table:style-name="Default" office:value-type="float" office:value="63627195509599.2" calcext:value-type="float">
            <text:p>63627195509599.2</text:p>
          </table:table-cell>
          <table:table-cell table:style-name="ce10" table:formula="of:=([.S90]-[.S89])/1000" office:value-type="float" office:value="2.00190625" calcext:value-type="float">
            <text:p>2.0019</text:p>
          </table:table-cell>
          <table:table-cell table:style-name="ce10" table:formula="of:=[.T90]+[.U89]" office:value-type="float" office:value="176.00040625" calcext:value-type="float">
            <text:p>176.0004</text:p>
          </table:table-cell>
          <table:table-cell table:style-name="ce26" table:formula="of:=[.U90]-2*([.$B90]-1)" office:value-type="float" office:value="0.000406249999997499" calcext:value-type="float">
            <text:p>0.00040625</text:p>
          </table:table-cell>
          <table:table-cell table:style-name="Default" office:value-type="float" office:value="63627195977086.9" calcext:value-type="float">
            <text:p>63627195977086.9</text:p>
          </table:table-cell>
          <table:table-cell table:style-name="ce10" table:formula="of:=([.W90]-[.W89])/1000" office:value-type="float" office:value="1.9985" calcext:value-type="float">
            <text:p>1.9985</text:p>
          </table:table-cell>
          <table:table-cell table:style-name="ce10" table:formula="of:=[.X90]+[.Y89]" office:value-type="float" office:value="175.998796875" calcext:value-type="float">
            <text:p>175.9988</text:p>
          </table:table-cell>
          <table:table-cell table:style-name="ce29" table:formula="of:=[.Y90]-2*([.$B90]-1)" office:value-type="float" office:value="-0.00120312499996089" calcext:value-type="float">
            <text:p>-0.001203125</text:p>
          </table:table-cell>
          <table:table-cell table:style-name="Default" office:value-type="float" office:value="63627196435643.6" calcext:value-type="float">
            <text:p>63627196435643.6</text:p>
          </table:table-cell>
          <table:table-cell table:style-name="ce10" table:formula="of:=([.AA90]-[.AA89])/1000" office:value-type="float" office:value="2.000703125" calcext:value-type="float">
            <text:p>2.0007</text:p>
          </table:table-cell>
          <table:table-cell table:style-name="ce10" table:formula="of:=[.AB90]+[.AC89]" office:value-type="float" office:value="175.999703125" calcext:value-type="float">
            <text:p>175.9997</text:p>
          </table:table-cell>
          <table:table-cell table:style-name="ce33" table:formula="of:=[.AC90]-2*([.$B90]-1)" office:value-type="float" office:value="-0.000296874999975216" calcext:value-type="float">
            <text:p>-0.000296875</text:p>
          </table:table-cell>
          <table:table-cell table:style-name="Default" office:value-type="float" office:value="63627196907278.9" calcext:value-type="float">
            <text:p>63627196907278.9</text:p>
          </table:table-cell>
          <table:table-cell table:style-name="ce10" table:formula="of:=([.AE90]-[.AE89])/1000" office:value-type="float" office:value="1.9991015625" calcext:value-type="float">
            <text:p>1.9991</text:p>
          </table:table-cell>
          <table:table-cell table:style-name="ce10" table:formula="of:=[.AF90]+[.AG89]" office:value-type="float" office:value="175.999" calcext:value-type="float">
            <text:p>175.9990</text:p>
          </table:table-cell>
          <table:table-cell table:style-name="ce40" table:formula="of:=[.AG90]-2*([.$B90]-1)" office:value-type="float" office:value="-0.00100000000000477" calcext:value-type="float">
            <text:p>-0.001</text:p>
          </table:table-cell>
          <table:table-cell table:style-name="Default" office:value-type="float" office:value="63627197368264.1" calcext:value-type="float">
            <text:p>63627197368264.1</text:p>
          </table:table-cell>
          <table:table-cell table:style-name="ce10" table:formula="of:=([.AI90]-[.AI89])/1000" office:value-type="float" office:value="1.998203125" calcext:value-type="float">
            <text:p>1.9982</text:p>
          </table:table-cell>
          <table:table-cell table:style-name="ce10" table:formula="of:=[.AJ90]+[.AK89]" office:value-type="float" office:value="175.9991015625" calcext:value-type="float">
            <text:p>175.9991</text:p>
          </table:table-cell>
          <table:table-cell table:style-name="ce48" table:formula="of:=[.AK90]-2*([.$B90]-1)" office:value-type="float" office:value="-0.000898437500040927" calcext:value-type="float">
            <text:p>-0.0008984375</text:p>
          </table:table-cell>
          <table:table-cell table:style-name="Default" office:value-type="float" office:value="63627197847329.9" calcext:value-type="float">
            <text:p>63627197847329.9</text:p>
          </table:table-cell>
          <table:table-cell table:style-name="ce10" table:formula="of:=([.AM90]-[.AM89])/1000" office:value-type="float" office:value="2.0021953125" calcext:value-type="float">
            <text:p>2.0022</text:p>
          </table:table-cell>
          <table:table-cell table:style-name="ce10" table:formula="of:=[.AN90]+[.AO89]" office:value-type="float" office:value="176.001" calcext:value-type="float">
            <text:p>176.0010</text:p>
          </table:table-cell>
          <table:table-cell table:style-name="ce54" table:formula="of:=[.AO90]-2*([.$B90]-1)" office:value-type="float" office:value="0.00100000000000477" calcext:value-type="float">
            <text:p>0.001</text:p>
          </table:table-cell>
          <table:table-cell table:style-name="Default" office:value-type="float" office:value="63627198309306.6" calcext:value-type="float">
            <text:p>63627198309306.6</text:p>
          </table:table-cell>
          <table:table-cell table:style-name="ce10" table:formula="of:=([.AQ90]-[.AQ89])/1000" office:value-type="float" office:value="1.9993046875" calcext:value-type="float">
            <text:p>1.9993</text:p>
          </table:table-cell>
          <table:table-cell table:style-name="ce10" table:formula="of:=[.AR90]+[.AS89]" office:value-type="float" office:value="175.9995" calcext:value-type="float">
            <text:p>175.9995</text:p>
          </table:table-cell>
          <table:table-cell table:style-name="ce60" table:formula="of:=[.AS90]-2*([.$B90]-1)" office:value-type="float" office:value="-0.00050000000004502" calcext:value-type="float">
            <text:p>-0.0005</text:p>
          </table:table-cell>
          <table:table-cell table:style-name="Default" office:value-type="float" office:value="63627198783050.3" calcext:value-type="float">
            <text:p>63627198783050.3</text:p>
          </table:table-cell>
          <table:table-cell table:style-name="ce10" table:formula="of:=([.AU90]-[.AU89])/1000" office:value-type="float" office:value="2.00009375" calcext:value-type="float">
            <text:p>2.0001</text:p>
          </table:table-cell>
          <table:table-cell table:style-name="ce10" table:formula="of:=[.AV90]+[.AW89]" office:value-type="float" office:value="176.000296875" calcext:value-type="float">
            <text:p>176.0003</text:p>
          </table:table-cell>
          <table:table-cell table:style-name="ce61" table:formula="of:=[.AW90]-2*([.$B90]-1)" office:value-type="float" office:value="0.000296874999918373" calcext:value-type="float">
            <text:p>0.0002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63627193651573.4" calcext:value-type="float">
            <text:p>63627193651573.4</text:p>
          </table:table-cell>
          <table:table-cell table:formula="of:=([.C91]-[.C90])/1000" office:value-type="float" office:value="1.9981328125" calcext:value-type="float">
            <text:p>1.9981</text:p>
          </table:table-cell>
          <table:table-cell table:formula="of:=[.D91]+[.E90]" office:value-type="float" office:value="177.9990078125" calcext:value-type="float">
            <text:p>177.9990</text:p>
          </table:table-cell>
          <table:table-cell table:style-name="ce14" table:formula="of:=[.E91]-2*([.$B91]-1)" office:value-type="float" office:value="-0.000992187500031605" calcext:value-type="float">
            <text:p>-0.0009921875</text:p>
          </table:table-cell>
          <table:table-cell table:style-name="Default" office:value-type="float" office:value="63627194116793.2" calcext:value-type="float">
            <text:p>63627194116793.2</text:p>
          </table:table-cell>
          <table:table-cell table:style-name="ce10" table:formula="of:=([.G91]-[.G90])/1000" office:value-type="float" office:value="2.0013046875" calcext:value-type="float">
            <text:p>2.0013</text:p>
          </table:table-cell>
          <table:table-cell table:style-name="ce10" table:formula="of:=[.H91]+[.I90]" office:value-type="float" office:value="178.0000703125" calcext:value-type="float">
            <text:p>178.0001</text:p>
          </table:table-cell>
          <table:table-cell table:style-name="ce17" table:formula="of:=[.I91]-2*([.$B91]-1)" office:value-type="float" office:value="0.0000703125000995897" calcext:value-type="float">
            <text:p>7.03125000995897E-05</text:p>
          </table:table-cell>
          <table:table-cell table:style-name="Default" office:value-type="float" office:value="63627194581387.5" calcext:value-type="float">
            <text:p>63627194581387.5</text:p>
          </table:table-cell>
          <table:table-cell table:style-name="ce10" table:formula="of:=([.K91]-[.K90])/1000" office:value-type="float" office:value="1.9991015625" calcext:value-type="float">
            <text:p>1.9991</text:p>
          </table:table-cell>
          <table:table-cell table:style-name="ce10" table:formula="of:=[.L91]+[.M90]" office:value-type="float" office:value="178" calcext:value-type="float">
            <text:p>178.0000</text:p>
          </table:table-cell>
          <table:table-cell table:style-name="ce21" table:formula="of:=[.M91]-2*([.$B91]-1)" office:value-type="float" office:value="0" calcext:value-type="float">
            <text:p>0</text:p>
          </table:table-cell>
          <table:table-cell table:style-name="Default" office:value-type="float" office:value="63627195054218" calcext:value-type="float">
            <text:p>63627195054218</text:p>
          </table:table-cell>
          <table:table-cell table:style-name="ce10" table:formula="of:=([.O91]-[.O90])/1000" office:value-type="float" office:value="2.0016015625" calcext:value-type="float">
            <text:p>2.0016</text:p>
          </table:table-cell>
          <table:table-cell table:style-name="ce10" table:formula="of:=[.P91]+[.Q90]" office:value-type="float" office:value="178.001296875" calcext:value-type="float">
            <text:p>178.0013</text:p>
          </table:table-cell>
          <table:table-cell table:style-name="ce25" table:formula="of:=[.Q91]-2*([.$B91]-1)" office:value-type="float" office:value="0.00129687500000841" calcext:value-type="float">
            <text:p>0.001296875</text:p>
          </table:table-cell>
          <table:table-cell table:style-name="Default" office:value-type="float" office:value="63627195511601.6" calcext:value-type="float">
            <text:p>63627195511601.6</text:p>
          </table:table-cell>
          <table:table-cell table:style-name="ce10" table:formula="of:=([.S91]-[.S90])/1000" office:value-type="float" office:value="2.0023984375" calcext:value-type="float">
            <text:p>2.0024</text:p>
          </table:table-cell>
          <table:table-cell table:style-name="ce10" table:formula="of:=[.T91]+[.U90]" office:value-type="float" office:value="178.0028046875" calcext:value-type="float">
            <text:p>178.0028</text:p>
          </table:table-cell>
          <table:table-cell table:style-name="ce26" table:formula="of:=[.U91]-2*([.$B91]-1)" office:value-type="float" office:value="0.00280468750000296" calcext:value-type="float">
            <text:p>0.0028046875</text:p>
          </table:table-cell>
          <table:table-cell table:style-name="Default" office:value-type="float" office:value="63627195979086.9" calcext:value-type="float">
            <text:p>63627195979086.9</text:p>
          </table:table-cell>
          <table:table-cell table:style-name="ce10" table:formula="of:=([.W91]-[.W90])/1000" office:value-type="float" office:value="2" calcext:value-type="float">
            <text:p>2.0000</text:p>
          </table:table-cell>
          <table:table-cell table:style-name="ce10" table:formula="of:=[.X91]+[.Y90]" office:value-type="float" office:value="177.998796875" calcext:value-type="float">
            <text:p>177.9988</text:p>
          </table:table-cell>
          <table:table-cell table:style-name="ce29" table:formula="of:=[.Y91]-2*([.$B91]-1)" office:value-type="float" office:value="-0.00120312499996089" calcext:value-type="float">
            <text:p>-0.001203125</text:p>
          </table:table-cell>
          <table:table-cell table:style-name="Default" office:value-type="float" office:value="63627196437645.1" calcext:value-type="float">
            <text:p>63627196437645.1</text:p>
          </table:table-cell>
          <table:table-cell table:style-name="ce10" table:formula="of:=([.AA91]-[.AA90])/1000" office:value-type="float" office:value="2.0015" calcext:value-type="float">
            <text:p>2.0015</text:p>
          </table:table-cell>
          <table:table-cell table:style-name="ce10" table:formula="of:=[.AB91]+[.AC90]" office:value-type="float" office:value="178.001203125" calcext:value-type="float">
            <text:p>178.0012</text:p>
          </table:table-cell>
          <table:table-cell table:style-name="ce33" table:formula="of:=[.AC91]-2*([.$B91]-1)" office:value-type="float" office:value="0.00120312500001774" calcext:value-type="float">
            <text:p>0.001203125</text:p>
          </table:table-cell>
          <table:table-cell table:style-name="Default" office:value-type="float" office:value="63627196909281.7" calcext:value-type="float">
            <text:p>63627196909281.7</text:p>
          </table:table-cell>
          <table:table-cell table:style-name="ce10" table:formula="of:=([.AE91]-[.AE90])/1000" office:value-type="float" office:value="2.0028046875" calcext:value-type="float">
            <text:p>2.0028</text:p>
          </table:table-cell>
          <table:table-cell table:style-name="ce10" table:formula="of:=[.AF91]+[.AG90]" office:value-type="float" office:value="178.0018046875" calcext:value-type="float">
            <text:p>178.0018</text:p>
          </table:table-cell>
          <table:table-cell table:style-name="ce40" table:formula="of:=[.AG91]-2*([.$B91]-1)" office:value-type="float" office:value="0.00180468749999818" calcext:value-type="float">
            <text:p>0.0018046875</text:p>
          </table:table-cell>
          <table:table-cell table:style-name="Default" office:value-type="float" office:value="63627197370264.2" calcext:value-type="float">
            <text:p>63627197370264.2</text:p>
          </table:table-cell>
          <table:table-cell table:style-name="ce10" table:formula="of:=([.AI91]-[.AI90])/1000" office:value-type="float" office:value="2.0001015625" calcext:value-type="float">
            <text:p>2.0001</text:p>
          </table:table-cell>
          <table:table-cell table:style-name="ce10" table:formula="of:=[.AJ91]+[.AK90]" office:value-type="float" office:value="177.999203125" calcext:value-type="float">
            <text:p>177.9992</text:p>
          </table:table-cell>
          <table:table-cell table:style-name="ce48" table:formula="of:=[.AK91]-2*([.$B91]-1)" office:value-type="float" office:value="-0.000796875000048658" calcext:value-type="float">
            <text:p>-0.000796875</text:p>
          </table:table-cell>
          <table:table-cell table:style-name="Default" office:value-type="float" office:value="63627197849327.8" calcext:value-type="float">
            <text:p>63627197849327.8</text:p>
          </table:table-cell>
          <table:table-cell table:style-name="ce10" table:formula="of:=([.AM91]-[.AM90])/1000" office:value-type="float" office:value="1.9978984375" calcext:value-type="float">
            <text:p>1.9979</text:p>
          </table:table-cell>
          <table:table-cell table:style-name="ce10" table:formula="of:=[.AN91]+[.AO90]" office:value-type="float" office:value="177.9988984375" calcext:value-type="float">
            <text:p>177.9989</text:p>
          </table:table-cell>
          <table:table-cell table:style-name="ce54" table:formula="of:=[.AO91]-2*([.$B91]-1)" office:value-type="float" office:value="-0.00110156249999704" calcext:value-type="float">
            <text:p>-0.0011015625</text:p>
          </table:table-cell>
          <table:table-cell table:style-name="Default" office:value-type="float" office:value="63627198311307.1" calcext:value-type="float">
            <text:p>63627198311307.1</text:p>
          </table:table-cell>
          <table:table-cell table:style-name="ce10" table:formula="of:=([.AQ91]-[.AQ90])/1000" office:value-type="float" office:value="2.0005" calcext:value-type="float">
            <text:p>2.0005</text:p>
          </table:table-cell>
          <table:table-cell table:style-name="ce10" table:formula="of:=[.AR91]+[.AS90]" office:value-type="float" office:value="178" calcext:value-type="float">
            <text:p>178.0000</text:p>
          </table:table-cell>
          <table:table-cell table:style-name="ce60" table:formula="of:=[.AS91]-2*([.$B91]-1)" office:value-type="float" office:value="0" calcext:value-type="float">
            <text:p>0</text:p>
          </table:table-cell>
          <table:table-cell table:style-name="Default" office:value-type="float" office:value="63627198785051.2" calcext:value-type="float">
            <text:p>63627198785051.2</text:p>
          </table:table-cell>
          <table:table-cell table:style-name="ce10" table:formula="of:=([.AU91]-[.AU90])/1000" office:value-type="float" office:value="2.00090625" calcext:value-type="float">
            <text:p>2.0009</text:p>
          </table:table-cell>
          <table:table-cell table:style-name="ce10" table:formula="of:=[.AV91]+[.AW90]" office:value-type="float" office:value="178.001203125" calcext:value-type="float">
            <text:p>178.0012</text:p>
          </table:table-cell>
          <table:table-cell table:style-name="ce61" table:formula="of:=[.AW91]-2*([.$B91]-1)" office:value-type="float" office:value="0.00120312499990405" calcext:value-type="float">
            <text:p>0.001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7" office:value-type="float" office:value="91" calcext:value-type="float">
            <text:p>91</text:p>
          </table:table-cell>
          <table:table-cell office:value-type="float" office:value="63627193653574.3" calcext:value-type="float">
            <text:p>63627193653574.3</text:p>
          </table:table-cell>
          <table:table-cell table:formula="of:=([.C92]-[.C91])/1000" office:value-type="float" office:value="2.0008515625" calcext:value-type="float">
            <text:p>2.0009</text:p>
          </table:table-cell>
          <table:table-cell table:formula="of:=[.D92]+[.E91]" office:value-type="float" office:value="179.999859375" calcext:value-type="float">
            <text:p>179.9999</text:p>
          </table:table-cell>
          <table:table-cell table:style-name="ce14" table:formula="of:=[.E92]-2*([.$B92]-1)" office:value-type="float" office:value="-0.000140625000028649" calcext:value-type="float">
            <text:p>-0.000140625</text:p>
          </table:table-cell>
          <table:table-cell table:style-name="Default" office:value-type="float" office:value="63627194118792.2" calcext:value-type="float">
            <text:p>63627194118792.2</text:p>
          </table:table-cell>
          <table:table-cell table:style-name="ce10" table:formula="of:=([.G92]-[.G91])/1000" office:value-type="float" office:value="1.999" calcext:value-type="float">
            <text:p>1.9990</text:p>
          </table:table-cell>
          <table:table-cell table:style-name="ce10" table:formula="of:=[.H92]+[.I91]" office:value-type="float" office:value="179.9990703125" calcext:value-type="float">
            <text:p>179.9991</text:p>
          </table:table-cell>
          <table:table-cell table:style-name="ce17" table:formula="of:=[.I92]-2*([.$B92]-1)" office:value-type="float" office:value="-0.000929687499905185" calcext:value-type="float">
            <text:p>-0.0009296875</text:p>
          </table:table-cell>
          <table:table-cell table:style-name="Default" office:value-type="float" office:value="63627194583386.7" calcext:value-type="float">
            <text:p>63627194583386.7</text:p>
          </table:table-cell>
          <table:table-cell table:style-name="ce10" table:formula="of:=([.K92]-[.K91])/1000" office:value-type="float" office:value="1.999203125" calcext:value-type="float">
            <text:p>1.9992</text:p>
          </table:table-cell>
          <table:table-cell table:style-name="ce10" table:formula="of:=[.L92]+[.M91]" office:value-type="float" office:value="179.999203125" calcext:value-type="float">
            <text:p>179.9992</text:p>
          </table:table-cell>
          <table:table-cell table:style-name="ce21" table:formula="of:=[.M92]-2*([.$B92]-1)" office:value-type="float" office:value="-0.000796874999991815" calcext:value-type="float">
            <text:p>-0.000796875</text:p>
          </table:table-cell>
          <table:table-cell table:style-name="Default" office:value-type="float" office:value="63627195056215.5" calcext:value-type="float">
            <text:p>63627195056215.5</text:p>
          </table:table-cell>
          <table:table-cell table:style-name="ce10" table:formula="of:=([.O92]-[.O91])/1000" office:value-type="float" office:value="1.9975" calcext:value-type="float">
            <text:p>1.9975</text:p>
          </table:table-cell>
          <table:table-cell table:style-name="ce10" table:formula="of:=[.P92]+[.Q91]" office:value-type="float" office:value="179.998796875" calcext:value-type="float">
            <text:p>179.9988</text:p>
          </table:table-cell>
          <table:table-cell table:style-name="ce25" table:formula="of:=[.Q92]-2*([.$B92]-1)" office:value-type="float" office:value="-0.00120312499998931" calcext:value-type="float">
            <text:p>-0.001203125</text:p>
          </table:table-cell>
          <table:table-cell table:style-name="Default" office:value-type="float" office:value="63627195513598.6" calcext:value-type="float">
            <text:p>63627195513598.6</text:p>
          </table:table-cell>
          <table:table-cell table:style-name="ce10" table:formula="of:=([.S92]-[.S91])/1000" office:value-type="float" office:value="1.997" calcext:value-type="float">
            <text:p>1.9970</text:p>
          </table:table-cell>
          <table:table-cell table:style-name="ce10" table:formula="of:=[.T92]+[.U91]" office:value-type="float" office:value="179.9998046875" calcext:value-type="float">
            <text:p>179.9998</text:p>
          </table:table-cell>
          <table:table-cell table:style-name="ce26" table:formula="of:=[.U92]-2*([.$B92]-1)" office:value-type="float" office:value="-0.000195312499982947" calcext:value-type="float">
            <text:p>-0.0001953125</text:p>
          </table:table-cell>
          <table:table-cell table:style-name="Default" office:value-type="float" office:value="63627195981087.3" calcext:value-type="float">
            <text:p>63627195981087.3</text:p>
          </table:table-cell>
          <table:table-cell table:style-name="ce10" table:formula="of:=([.W92]-[.W91])/1000" office:value-type="float" office:value="2.0003984375" calcext:value-type="float">
            <text:p>2.0004</text:p>
          </table:table-cell>
          <table:table-cell table:style-name="ce10" table:formula="of:=[.X92]+[.Y91]" office:value-type="float" office:value="179.9991953125" calcext:value-type="float">
            <text:p>179.9992</text:p>
          </table:table-cell>
          <table:table-cell table:style-name="ce29" table:formula="of:=[.Y92]-2*([.$B92]-1)" office:value-type="float" office:value="-0.000804687499964984" calcext:value-type="float">
            <text:p>-0.0008046875</text:p>
          </table:table-cell>
          <table:table-cell table:style-name="Default" office:value-type="float" office:value="63627196439644" calcext:value-type="float">
            <text:p>63627196439644</text:p>
          </table:table-cell>
          <table:table-cell table:style-name="ce10" table:formula="of:=([.AA92]-[.AA91])/1000" office:value-type="float" office:value="1.9988984375" calcext:value-type="float">
            <text:p>1.9989</text:p>
          </table:table-cell>
          <table:table-cell table:style-name="ce10" table:formula="of:=[.AB92]+[.AC91]" office:value-type="float" office:value="180.0001015625" calcext:value-type="float">
            <text:p>180.0001</text:p>
          </table:table-cell>
          <table:table-cell table:style-name="ce33" table:formula="of:=[.AC92]-2*([.$B92]-1)" office:value-type="float" office:value="0.000101562500020691" calcext:value-type="float">
            <text:p>0.0001015625</text:p>
          </table:table-cell>
          <table:table-cell table:style-name="Default" office:value-type="float" office:value="63627196911278.6" calcext:value-type="float">
            <text:p>63627196911278.6</text:p>
          </table:table-cell>
          <table:table-cell table:style-name="ce10" table:formula="of:=([.AE92]-[.AE91])/1000" office:value-type="float" office:value="1.9968984375" calcext:value-type="float">
            <text:p>1.9969</text:p>
          </table:table-cell>
          <table:table-cell table:style-name="ce10" table:formula="of:=[.AF92]+[.AG91]" office:value-type="float" office:value="179.998703125" calcext:value-type="float">
            <text:p>179.9987</text:p>
          </table:table-cell>
          <table:table-cell table:style-name="ce40" table:formula="of:=[.AG92]-2*([.$B92]-1)" office:value-type="float" office:value="-0.00129687500000841" calcext:value-type="float">
            <text:p>-0.001296875</text:p>
          </table:table-cell>
          <table:table-cell table:style-name="Default" office:value-type="float" office:value="63627197372263.8" calcext:value-type="float">
            <text:p>63627197372263.8</text:p>
          </table:table-cell>
          <table:table-cell table:style-name="ce10" table:formula="of:=([.AI92]-[.AI91])/1000" office:value-type="float" office:value="1.99959375" calcext:value-type="float">
            <text:p>1.9996</text:p>
          </table:table-cell>
          <table:table-cell table:style-name="ce10" table:formula="of:=[.AJ92]+[.AK91]" office:value-type="float" office:value="179.998796875" calcext:value-type="float">
            <text:p>179.9988</text:p>
          </table:table-cell>
          <table:table-cell table:style-name="ce48" table:formula="of:=[.AK92]-2*([.$B92]-1)" office:value-type="float" office:value="-0.00120312500004616" calcext:value-type="float">
            <text:p>-0.001203125</text:p>
          </table:table-cell>
          <table:table-cell table:style-name="Default" office:value-type="float" office:value="63627197851329.6" calcext:value-type="float">
            <text:p>63627197851329.6</text:p>
          </table:table-cell>
          <table:table-cell table:style-name="ce10" table:formula="of:=([.AM92]-[.AM91])/1000" office:value-type="float" office:value="2.0018046875" calcext:value-type="float">
            <text:p>2.0018</text:p>
          </table:table-cell>
          <table:table-cell table:style-name="ce10" table:formula="of:=[.AN92]+[.AO91]" office:value-type="float" office:value="180.000703125" calcext:value-type="float">
            <text:p>180.0007</text:p>
          </table:table-cell>
          <table:table-cell table:style-name="ce54" table:formula="of:=[.AO92]-2*([.$B92]-1)" office:value-type="float" office:value="0.000703125000001137" calcext:value-type="float">
            <text:p>0.000703125</text:p>
          </table:table-cell>
          <table:table-cell table:style-name="Default" office:value-type="float" office:value="63627198313305.9" calcext:value-type="float">
            <text:p>63627198313305.9</text:p>
          </table:table-cell>
          <table:table-cell table:style-name="ce10" table:formula="of:=([.AQ92]-[.AQ91])/1000" office:value-type="float" office:value="1.998796875" calcext:value-type="float">
            <text:p>1.9988</text:p>
          </table:table-cell>
          <table:table-cell table:style-name="ce10" table:formula="of:=[.AR92]+[.AS91]" office:value-type="float" office:value="179.998796875" calcext:value-type="float">
            <text:p>179.9988</text:p>
          </table:table-cell>
          <table:table-cell table:style-name="ce60" table:formula="of:=[.AS92]-2*([.$B92]-1)" office:value-type="float" office:value="-0.00120312500004616" calcext:value-type="float">
            <text:p>-0.001203125</text:p>
          </table:table-cell>
          <table:table-cell table:style-name="Default" office:value-type="float" office:value="63627198787050.8" calcext:value-type="float">
            <text:p>63627198787050.8</text:p>
          </table:table-cell>
          <table:table-cell table:style-name="ce10" table:formula="of:=([.AU92]-[.AU91])/1000" office:value-type="float" office:value="1.99959375" calcext:value-type="float">
            <text:p>1.9996</text:p>
          </table:table-cell>
          <table:table-cell table:style-name="ce10" table:formula="of:=[.AV92]+[.AW91]" office:value-type="float" office:value="180.000796875" calcext:value-type="float">
            <text:p>180.0008</text:p>
          </table:table-cell>
          <table:table-cell table:style-name="ce61" table:formula="of:=[.AW92]-2*([.$B92]-1)" office:value-type="float" office:value="0.000796874999906549" calcext:value-type="float">
            <text:p>0.0007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92" calcext:value-type="float">
            <text:p>92</text:p>
          </table:table-cell>
          <table:table-cell office:value-type="float" office:value="63627193655575.5" calcext:value-type="float">
            <text:p>63627193655575.5</text:p>
          </table:table-cell>
          <table:table-cell table:formula="of:=([.C93]-[.C92])/1000" office:value-type="float" office:value="2.0012421875" calcext:value-type="float">
            <text:p>2.0012</text:p>
          </table:table-cell>
          <table:table-cell table:formula="of:=[.D93]+[.E92]" office:value-type="float" office:value="182.0011015625" calcext:value-type="float">
            <text:p>182.0011</text:p>
          </table:table-cell>
          <table:table-cell table:style-name="ce15" table:formula="of:=[.E93]-2*([.$B93]-1)" office:value-type="float" office:value="0.00110156249996862" calcext:value-type="float">
            <text:p>0.0011015625</text:p>
          </table:table-cell>
          <table:table-cell table:style-name="Default" office:value-type="float" office:value="63627194120791.4" calcext:value-type="float">
            <text:p>63627194120791.4</text:p>
          </table:table-cell>
          <table:table-cell table:style-name="ce10" table:formula="of:=([.G93]-[.G92])/1000" office:value-type="float" office:value="1.9991953125" calcext:value-type="float">
            <text:p>1.9992</text:p>
          </table:table-cell>
          <table:table-cell table:style-name="ce10" table:formula="of:=[.H93]+[.I92]" office:value-type="float" office:value="181.998265625" calcext:value-type="float">
            <text:p>181.9983</text:p>
          </table:table-cell>
          <table:table-cell table:style-name="ce17" table:formula="of:=[.I93]-2*([.$B93]-1)" office:value-type="float" office:value="-0.00173437499989859" calcext:value-type="float">
            <text:p>-0.001734375</text:p>
          </table:table-cell>
          <table:table-cell table:style-name="Default" office:value-type="float" office:value="63627194585388.4" calcext:value-type="float">
            <text:p>63627194585388.4</text:p>
          </table:table-cell>
          <table:table-cell table:style-name="ce10" table:formula="of:=([.K93]-[.K92])/1000" office:value-type="float" office:value="2.0016953125" calcext:value-type="float">
            <text:p>2.0017</text:p>
          </table:table-cell>
          <table:table-cell table:style-name="ce10" table:formula="of:=[.L93]+[.M92]" office:value-type="float" office:value="182.0008984375" calcext:value-type="float">
            <text:p>182.0009</text:p>
          </table:table-cell>
          <table:table-cell table:style-name="ce21" table:formula="of:=[.M93]-2*([.$B93]-1)" office:value-type="float" office:value="0.000898437500012506" calcext:value-type="float">
            <text:p>0.0008984375</text:p>
          </table:table-cell>
          <table:table-cell table:style-name="Default" office:value-type="float" office:value="63627195058216.2" calcext:value-type="float">
            <text:p>63627195058216.2</text:p>
          </table:table-cell>
          <table:table-cell table:style-name="ce10" table:formula="of:=([.O93]-[.O92])/1000" office:value-type="float" office:value="2.000703125" calcext:value-type="float">
            <text:p>2.0007</text:p>
          </table:table-cell>
          <table:table-cell table:style-name="ce10" table:formula="of:=[.P93]+[.Q92]" office:value-type="float" office:value="181.9995" calcext:value-type="float">
            <text:p>181.9995</text:p>
          </table:table-cell>
          <table:table-cell table:style-name="ce25" table:formula="of:=[.Q93]-2*([.$B93]-1)" office:value-type="float" office:value="-0.000499999999988177" calcext:value-type="float">
            <text:p>-0.0005</text:p>
          </table:table-cell>
          <table:table-cell table:style-name="Default" office:value-type="float" office:value="63627195515599.1" calcext:value-type="float">
            <text:p>63627195515599.1</text:p>
          </table:table-cell>
          <table:table-cell table:style-name="ce10" table:formula="of:=([.S93]-[.S92])/1000" office:value-type="float" office:value="2.0005" calcext:value-type="float">
            <text:p>2.0005</text:p>
          </table:table-cell>
          <table:table-cell table:style-name="ce10" table:formula="of:=[.T93]+[.U92]" office:value-type="float" office:value="182.0003046875" calcext:value-type="float">
            <text:p>182.0003</text:p>
          </table:table-cell>
          <table:table-cell table:style-name="ce26" table:formula="of:=[.U93]-2*([.$B93]-1)" office:value-type="float" office:value="0.00030468750000523" calcext:value-type="float">
            <text:p>0.0003046875</text:p>
          </table:table-cell>
          <table:table-cell table:style-name="Default" office:value-type="float" office:value="63627195983088.5" calcext:value-type="float">
            <text:p>63627195983088.5</text:p>
          </table:table-cell>
          <table:table-cell table:style-name="ce10" table:formula="of:=([.W93]-[.W92])/1000" office:value-type="float" office:value="2.001203125" calcext:value-type="float">
            <text:p>2.0012</text:p>
          </table:table-cell>
          <table:table-cell table:style-name="ce10" table:formula="of:=[.X93]+[.Y92]" office:value-type="float" office:value="182.0003984375" calcext:value-type="float">
            <text:p>182.0004</text:p>
          </table:table-cell>
          <table:table-cell table:style-name="ce29" table:formula="of:=[.Y93]-2*([.$B93]-1)" office:value-type="float" office:value="0.000398437500024329" calcext:value-type="float">
            <text:p>0.0003984375</text:p>
          </table:table-cell>
          <table:table-cell table:style-name="Default" office:value-type="float" office:value="63627196441645.6" calcext:value-type="float">
            <text:p>63627196441645.6</text:p>
          </table:table-cell>
          <table:table-cell table:style-name="ce10" table:formula="of:=([.AA93]-[.AA92])/1000" office:value-type="float" office:value="2.0016015625" calcext:value-type="float">
            <text:p>2.0016</text:p>
          </table:table-cell>
          <table:table-cell table:style-name="ce10" table:formula="of:=[.AB93]+[.AC92]" office:value-type="float" office:value="182.001703125" calcext:value-type="float">
            <text:p>182.0017</text:p>
          </table:table-cell>
          <table:table-cell table:style-name="ce33" table:formula="of:=[.AC93]-2*([.$B93]-1)" office:value-type="float" office:value="0.00170312500003433" calcext:value-type="float">
            <text:p>0.001703125</text:p>
          </table:table-cell>
          <table:table-cell table:style-name="Default" office:value-type="float" office:value="63627196913278.9" calcext:value-type="float">
            <text:p>63627196913278.9</text:p>
          </table:table-cell>
          <table:table-cell table:style-name="ce10" table:formula="of:=([.AE93]-[.AE92])/1000" office:value-type="float" office:value="2.000296875" calcext:value-type="float">
            <text:p>2.0003</text:p>
          </table:table-cell>
          <table:table-cell table:style-name="ce10" table:formula="of:=[.AF93]+[.AG92]" office:value-type="float" office:value="181.999" calcext:value-type="float">
            <text:p>181.9990</text:p>
          </table:table-cell>
          <table:table-cell table:style-name="ce40" table:formula="of:=[.AG93]-2*([.$B93]-1)" office:value-type="float" office:value="-0.00100000000000477" calcext:value-type="float">
            <text:p>-0.001</text:p>
          </table:table-cell>
          <table:table-cell table:style-name="Default" office:value-type="float" office:value="63627197374265.3" calcext:value-type="float">
            <text:p>63627197374265.3</text:p>
          </table:table-cell>
          <table:table-cell table:style-name="ce10" table:formula="of:=([.AI93]-[.AI92])/1000" office:value-type="float" office:value="2.0015" calcext:value-type="float">
            <text:p>2.0015</text:p>
          </table:table-cell>
          <table:table-cell table:style-name="ce10" table:formula="of:=[.AJ93]+[.AK92]" office:value-type="float" office:value="182.000296875" calcext:value-type="float">
            <text:p>182.0003</text:p>
          </table:table-cell>
          <table:table-cell table:style-name="ce48" table:formula="of:=[.AK93]-2*([.$B93]-1)" office:value-type="float" office:value="0.000296874999946795" calcext:value-type="float">
            <text:p>0.000296875</text:p>
          </table:table-cell>
          <table:table-cell table:style-name="Default" office:value-type="float" office:value="63627197853328.4" calcext:value-type="float">
            <text:p>63627197853328.4</text:p>
          </table:table-cell>
          <table:table-cell table:style-name="ce10" table:formula="of:=([.AM93]-[.AM92])/1000" office:value-type="float" office:value="1.998796875" calcext:value-type="float">
            <text:p>1.9988</text:p>
          </table:table-cell>
          <table:table-cell table:style-name="ce10" table:formula="of:=[.AN93]+[.AO92]" office:value-type="float" office:value="181.9995" calcext:value-type="float">
            <text:p>181.9995</text:p>
          </table:table-cell>
          <table:table-cell table:style-name="ce54" table:formula="of:=[.AO93]-2*([.$B93]-1)" office:value-type="float" office:value="-0.000499999999988177" calcext:value-type="float">
            <text:p>-0.0005</text:p>
          </table:table-cell>
          <table:table-cell table:style-name="Default" office:value-type="float" office:value="63627198315306.1" calcext:value-type="float">
            <text:p>63627198315306.1</text:p>
          </table:table-cell>
          <table:table-cell table:style-name="ce10" table:formula="of:=([.AQ93]-[.AQ92])/1000" office:value-type="float" office:value="2.000203125" calcext:value-type="float">
            <text:p>2.0002</text:p>
          </table:table-cell>
          <table:table-cell table:style-name="ce10" table:formula="of:=[.AR93]+[.AS92]" office:value-type="float" office:value="181.999" calcext:value-type="float">
            <text:p>181.9990</text:p>
          </table:table-cell>
          <table:table-cell table:style-name="ce60" table:formula="of:=[.AS93]-2*([.$B93]-1)" office:value-type="float" office:value="-0.0010000000000332" calcext:value-type="float">
            <text:p>-0.001</text:p>
          </table:table-cell>
          <table:table-cell table:style-name="Default" office:value-type="float" office:value="63627198790309.9" calcext:value-type="float">
            <text:p>63627198790309.9</text:p>
          </table:table-cell>
          <table:table-cell table:style-name="ce10" table:formula="of:=([.AU93]-[.AU92])/1000" office:value-type="float" office:value="3.2591015625" calcext:value-type="float">
            <text:p>3.2591</text:p>
          </table:table-cell>
          <table:table-cell table:style-name="ce10" table:formula="of:=[.AV93]+[.AW92]" office:value-type="float" office:value="183.2598984375" calcext:value-type="float">
            <text:p>183.2599</text:p>
          </table:table-cell>
          <table:table-cell table:style-name="ce61" table:formula="of:=[.AW93]-2*([.$B93]-1)" office:value-type="float" office:value="1.25989843749991" calcext:value-type="float">
            <text:p>1.2598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93" calcext:value-type="float">
            <text:p>93</text:p>
          </table:table-cell>
          <table:table-cell office:value-type="float" office:value="63627193658350.2" calcext:value-type="float">
            <text:p>63627193658350.2</text:p>
          </table:table-cell>
          <table:table-cell table:formula="of:=([.C94]-[.C93])/1000" office:value-type="float" office:value="2.7746640625" calcext:value-type="float">
            <text:p>2.7747</text:p>
          </table:table-cell>
          <table:table-cell table:formula="of:=[.D94]+[.E93]" office:value-type="float" office:value="184.775765625" calcext:value-type="float">
            <text:p>184.7758</text:p>
          </table:table-cell>
          <table:table-cell table:style-name="ce12" table:formula="of:=[.E94]-2*([.$B94]-1)" office:value-type="float" office:value="0.775765624999963" calcext:value-type="float">
            <text:p>0.775765625</text:p>
          </table:table-cell>
          <table:table-cell table:formula="of:=[.G$97]" office:value-type="float" office:value="63627194130067" calcext:value-type="float">
            <text:p>63627194130067</text:p>
          </table:table-cell>
          <table:table-cell table:style-name="ce10" table:formula="of:=([.G94]-[.G93])/1000" office:value-type="float" office:value="9.2756015625" calcext:value-type="float">
            <text:p>9.2756</text:p>
          </table:table-cell>
          <table:table-cell table:style-name="ce10" table:formula="of:=[.H94]+[.I93]" office:value-type="float" office:value="191.2738671875" calcext:value-type="float">
            <text:p>191.2739</text:p>
          </table:table-cell>
          <table:table-cell table:style-name="ce17" table:formula="of:=[.I94]-2*([.$B94]-1)" office:value-type="float" office:value="7.27386718750012" calcext:value-type="float">
            <text:p>7.2738671875</text:p>
          </table:table-cell>
          <table:table-cell table:style-name="Default" office:value-type="float" office:value="63627194587387.2" calcext:value-type="float">
            <text:p>63627194587387.2</text:p>
          </table:table-cell>
          <table:table-cell table:style-name="ce10" table:formula="of:=([.K94]-[.K93])/1000" office:value-type="float" office:value="1.9988046875" calcext:value-type="float">
            <text:p>1.9988</text:p>
          </table:table-cell>
          <table:table-cell table:style-name="ce10" table:formula="of:=[.L94]+[.M93]" office:value-type="float" office:value="183.999703125" calcext:value-type="float">
            <text:p>183.9997</text:p>
          </table:table-cell>
          <table:table-cell table:style-name="ce21" table:formula="of:=[.M94]-2*([.$B94]-1)" office:value-type="float" office:value="-0.000296874999975216" calcext:value-type="float">
            <text:p>-0.000296875</text:p>
          </table:table-cell>
          <table:table-cell table:style-name="Default" office:value-type="float" office:value="63627195060216.8" calcext:value-type="float">
            <text:p>63627195060216.8</text:p>
          </table:table-cell>
          <table:table-cell table:style-name="ce10" table:formula="of:=([.O94]-[.O93])/1000" office:value-type="float" office:value="2.00059375" calcext:value-type="float">
            <text:p>2.0006</text:p>
          </table:table-cell>
          <table:table-cell table:style-name="ce10" table:formula="of:=[.P94]+[.Q93]" office:value-type="float" office:value="184.00009375" calcext:value-type="float">
            <text:p>184.0001</text:p>
          </table:table-cell>
          <table:table-cell table:style-name="ce25" table:formula="of:=[.Q94]-2*([.$B94]-1)" office:value-type="float" office:value="0.0000937500000190994" calcext:value-type="float">
            <text:p>0.00009375</text:p>
          </table:table-cell>
          <table:table-cell table:style-name="Default" office:value-type="float" office:value="63627195517910.2" calcext:value-type="float">
            <text:p>63627195517910.2</text:p>
          </table:table-cell>
          <table:table-cell table:style-name="ce10" table:formula="of:=([.S94]-[.S93])/1000" office:value-type="float" office:value="2.3111015625" calcext:value-type="float">
            <text:p>2.3111</text:p>
          </table:table-cell>
          <table:table-cell table:style-name="ce10" table:formula="of:=[.T94]+[.U93]" office:value-type="float" office:value="184.31140625" calcext:value-type="float">
            <text:p>184.3114</text:p>
          </table:table-cell>
          <table:table-cell table:style-name="ce26" table:formula="of:=[.U94]-2*([.$B94]-1)" office:value-type="float" office:value="0.311406250000005" calcext:value-type="float">
            <text:p>0.31140625</text:p>
          </table:table-cell>
          <table:table-cell table:style-name="Default" office:value-type="float" office:value="63627195986170.2" calcext:value-type="float">
            <text:p>63627195986170.2</text:p>
          </table:table-cell>
          <table:table-cell table:style-name="ce10" table:formula="of:=([.W94]-[.W93])/1000" office:value-type="float" office:value="3.081703125" calcext:value-type="float">
            <text:p>3.0817</text:p>
          </table:table-cell>
          <table:table-cell table:style-name="ce10" table:formula="of:=[.X94]+[.Y93]" office:value-type="float" office:value="185.0821015625" calcext:value-type="float">
            <text:p>185.0821</text:p>
          </table:table-cell>
          <table:table-cell table:style-name="ce29" table:formula="of:=[.Y94]-2*([.$B94]-1)" office:value-type="float" office:value="1.08210156250001" calcext:value-type="float">
            <text:p>1.0821015625</text:p>
          </table:table-cell>
          <table:table-cell table:style-name="Default" office:value-type="float" office:value="63627196443956" calcext:value-type="float">
            <text:p>63627196443956</text:p>
          </table:table-cell>
          <table:table-cell table:style-name="ce10" table:formula="of:=([.AA94]-[.AA93])/1000" office:value-type="float" office:value="2.3103984375" calcext:value-type="float">
            <text:p>2.3104</text:p>
          </table:table-cell>
          <table:table-cell table:style-name="ce10" table:formula="of:=[.AB94]+[.AC93]" office:value-type="float" office:value="184.3121015625" calcext:value-type="float">
            <text:p>184.3121</text:p>
          </table:table-cell>
          <table:table-cell table:style-name="ce33" table:formula="of:=[.AC94]-2*([.$B94]-1)" office:value-type="float" office:value="0.312101562500033" calcext:value-type="float">
            <text:p>0.3121015625</text:p>
          </table:table-cell>
          <table:table-cell table:formula="of:=[.AE95]" office:value-type="float" office:value="63627196919089.4" calcext:value-type="float">
            <text:p>63627196919089.4</text:p>
          </table:table-cell>
          <table:table-cell table:style-name="ce10" table:formula="of:=([.AE94]-[.AE93])/1000" office:value-type="float" office:value="5.8105" calcext:value-type="float">
            <text:p>5.8105</text:p>
          </table:table-cell>
          <table:table-cell table:style-name="ce10" table:formula="of:=[.AF94]+[.AG93]" office:value-type="float" office:value="187.8095" calcext:value-type="float">
            <text:p>187.8095</text:p>
          </table:table-cell>
          <table:table-cell table:style-name="ce44" table:formula="of:=[.AG94]-2*([.$B94]-1)" office:value-type="float" office:value="3.80949999999999" calcext:value-type="float">
            <text:p>3.8095</text:p>
          </table:table-cell>
          <table:table-cell table:style-name="Default" office:value-type="float" office:value="63627197377664.5" calcext:value-type="float">
            <text:p>63627197377664.5</text:p>
          </table:table-cell>
          <table:table-cell table:style-name="ce10" table:formula="of:=([.AI94]-[.AI93])/1000" office:value-type="float" office:value="3.399203125" calcext:value-type="float">
            <text:p>3.3992</text:p>
          </table:table-cell>
          <table:table-cell table:style-name="ce10" table:formula="of:=[.AJ94]+[.AK93]" office:value-type="float" office:value="185.3995" calcext:value-type="float">
            <text:p>185.3995</text:p>
          </table:table-cell>
          <table:table-cell table:style-name="ce48" table:formula="of:=[.AK94]-2*([.$B94]-1)" office:value-type="float" office:value="1.39949999999996" calcext:value-type="float">
            <text:p>1.3995</text:p>
          </table:table-cell>
          <table:table-cell table:style-name="Default" office:value-type="float" office:value="63627197855864.7" calcext:value-type="float">
            <text:p>63627197855864.7</text:p>
          </table:table-cell>
          <table:table-cell table:style-name="ce10" table:formula="of:=([.AM94]-[.AM93])/1000" office:value-type="float" office:value="2.5363046875" calcext:value-type="float">
            <text:p>2.5363</text:p>
          </table:table-cell>
          <table:table-cell table:style-name="ce10" table:formula="of:=[.AN94]+[.AO93]" office:value-type="float" office:value="184.5358046875" calcext:value-type="float">
            <text:p>184.5358</text:p>
          </table:table-cell>
          <table:table-cell table:style-name="ce54" table:formula="of:=[.AO94]-2*([.$B94]-1)" office:value-type="float" office:value="0.535804687500018" calcext:value-type="float">
            <text:p>0.5358046875</text:p>
          </table:table-cell>
          <table:table-cell table:style-name="Default" office:value-type="float" office:value="63627198317308.8" calcext:value-type="float">
            <text:p>63627198317308.8</text:p>
          </table:table-cell>
          <table:table-cell table:style-name="ce10" table:formula="of:=([.AQ94]-[.AQ93])/1000" office:value-type="float" office:value="2.0026953125" calcext:value-type="float">
            <text:p>2.0027</text:p>
          </table:table-cell>
          <table:table-cell table:style-name="ce10" table:formula="of:=[.AR94]+[.AS93]" office:value-type="float" office:value="184.0016953125" calcext:value-type="float">
            <text:p>184.0017</text:p>
          </table:table-cell>
          <table:table-cell table:style-name="ce60" table:formula="of:=[.AS94]-2*([.$B94]-1)" office:value-type="float" office:value="0.0016953124999759" calcext:value-type="float">
            <text:p>0.0016953125</text:p>
          </table:table-cell>
          <table:table-cell table:style-name="Default" office:value-type="float" office:value="63627198792217.9" calcext:value-type="float">
            <text:p>63627198792217.9</text:p>
          </table:table-cell>
          <table:table-cell table:style-name="ce10" table:formula="of:=([.AU94]-[.AU93])/1000" office:value-type="float" office:value="1.908" calcext:value-type="float">
            <text:p>1.9080</text:p>
          </table:table-cell>
          <table:table-cell table:style-name="ce10" table:formula="of:=[.AV94]+[.AW93]" office:value-type="float" office:value="185.1678984375" calcext:value-type="float">
            <text:p>185.1679</text:p>
          </table:table-cell>
          <table:table-cell table:style-name="ce61" table:formula="of:=[.AW94]-2*([.$B94]-1)" office:value-type="float" office:value="1.1678984374999" calcext:value-type="float">
            <text:p>1.1678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94" calcext:value-type="float">
            <text:p>94</text:p>
          </table:table-cell>
          <table:table-cell office:value-type="float" office:value="63627193659576.9" calcext:value-type="float">
            <text:p>63627193659576.9</text:p>
          </table:table-cell>
          <table:table-cell table:formula="of:=([.C95]-[.C94])/1000" office:value-type="float" office:value="1.2266875" calcext:value-type="float">
            <text:p>1.2267</text:p>
          </table:table-cell>
          <table:table-cell table:formula="of:=[.D95]+[.E94]" office:value-type="float" office:value="186.002453125" calcext:value-type="float">
            <text:p>186.0025</text:p>
          </table:table-cell>
          <table:table-cell table:style-name="ce12" table:formula="of:=[.E95]-2*([.$B95]-1)" office:value-type="float" office:value="0.00245312499995975" calcext:value-type="float">
            <text:p>0.002453125</text:p>
          </table:table-cell>
          <table:table-cell table:formula="of:=[.G$97]" office:value-type="float" office:value="63627194130067" calcext:value-type="float">
            <text:p>63627194130067</text:p>
          </table:table-cell>
          <table:table-cell table:style-name="ce10" table:formula="of:=([.G95]-[.G94])/1000" office:value-type="float" office:value="0" calcext:value-type="float">
            <text:p>0.0000</text:p>
          </table:table-cell>
          <table:table-cell table:style-name="ce10" table:formula="of:=[.H95]+[.I94]" office:value-type="float" office:value="191.2738671875" calcext:value-type="float">
            <text:p>191.2739</text:p>
          </table:table-cell>
          <table:table-cell table:style-name="ce17" table:formula="of:=[.I95]-2*([.$B95]-1)" office:value-type="float" office:value="5.27386718750012" calcext:value-type="float">
            <text:p>5.2738671875</text:p>
          </table:table-cell>
          <table:table-cell table:style-name="Default" office:value-type="float" office:value="63627194589387.9" calcext:value-type="float">
            <text:p>63627194589387.9</text:p>
          </table:table-cell>
          <table:table-cell table:style-name="ce10" table:formula="of:=([.K95]-[.K94])/1000" office:value-type="float" office:value="2.0006953125" calcext:value-type="float">
            <text:p>2.0007</text:p>
          </table:table-cell>
          <table:table-cell table:style-name="ce10" table:formula="of:=[.L95]+[.M94]" office:value-type="float" office:value="186.0003984375" calcext:value-type="float">
            <text:p>186.0004</text:p>
          </table:table-cell>
          <table:table-cell table:style-name="ce21" table:formula="of:=[.M95]-2*([.$B95]-1)" office:value-type="float" office:value="0.000398437500024329" calcext:value-type="float">
            <text:p>0.0003984375</text:p>
          </table:table-cell>
          <table:table-cell table:style-name="Default" office:value-type="float" office:value="63627195062215.6" calcext:value-type="float">
            <text:p>63627195062215.6</text:p>
          </table:table-cell>
          <table:table-cell table:style-name="ce10" table:formula="of:=([.O95]-[.O94])/1000" office:value-type="float" office:value="1.9988046875" calcext:value-type="float">
            <text:p>1.9988</text:p>
          </table:table-cell>
          <table:table-cell table:style-name="ce10" table:formula="of:=[.P95]+[.Q94]" office:value-type="float" office:value="185.9988984375" calcext:value-type="float">
            <text:p>185.9989</text:p>
          </table:table-cell>
          <table:table-cell table:style-name="ce25" table:formula="of:=[.Q95]-2*([.$B95]-1)" office:value-type="float" office:value="-0.00110156249996862" calcext:value-type="float">
            <text:p>-0.0011015625</text:p>
          </table:table-cell>
          <table:table-cell table:style-name="Default" office:value-type="float" office:value="63627195519599.1" calcext:value-type="float">
            <text:p>63627195519599.1</text:p>
          </table:table-cell>
          <table:table-cell table:style-name="ce10" table:formula="of:=([.S95]-[.S94])/1000" office:value-type="float" office:value="1.6888984375" calcext:value-type="float">
            <text:p>1.6889</text:p>
          </table:table-cell>
          <table:table-cell table:style-name="ce10" table:formula="of:=[.T95]+[.U94]" office:value-type="float" office:value="186.0003046875" calcext:value-type="float">
            <text:p>186.0003</text:p>
          </table:table-cell>
          <table:table-cell table:style-name="ce26" table:formula="of:=[.U95]-2*([.$B95]-1)" office:value-type="float" office:value="0.00030468750000523" calcext:value-type="float">
            <text:p>0.0003046875</text:p>
          </table:table-cell>
          <table:table-cell table:style-name="Default" office:value-type="float" office:value="63627195987087.6" calcext:value-type="float">
            <text:p>63627195987087.6</text:p>
          </table:table-cell>
          <table:table-cell table:style-name="ce10" table:formula="of:=([.W95]-[.W94])/1000" office:value-type="float" office:value="0.9173984375" calcext:value-type="float">
            <text:p>0.9174</text:p>
          </table:table-cell>
          <table:table-cell table:style-name="ce10" table:formula="of:=[.X95]+[.Y94]" office:value-type="float" office:value="185.9995" calcext:value-type="float">
            <text:p>185.9995</text:p>
          </table:table-cell>
          <table:table-cell table:style-name="ce29" table:formula="of:=[.Y95]-2*([.$B95]-1)" office:value-type="float" office:value="-0.000499999999988177" calcext:value-type="float">
            <text:p>-0.0005</text:p>
          </table:table-cell>
          <table:table-cell table:style-name="Default" office:value-type="float" office:value="63627196445643" calcext:value-type="float">
            <text:p>63627196445643</text:p>
          </table:table-cell>
          <table:table-cell table:style-name="ce10" table:formula="of:=([.AA95]-[.AA94])/1000" office:value-type="float" office:value="1.687" calcext:value-type="float">
            <text:p>1.6870</text:p>
          </table:table-cell>
          <table:table-cell table:style-name="ce10" table:formula="of:=[.AB95]+[.AC94]" office:value-type="float" office:value="185.9991015625" calcext:value-type="float">
            <text:p>185.9991</text:p>
          </table:table-cell>
          <table:table-cell table:style-name="ce33" table:formula="of:=[.AC95]-2*([.$B95]-1)" office:value-type="float" office:value="-0.000898437499955662" calcext:value-type="float">
            <text:p>-0.0008984375</text:p>
          </table:table-cell>
          <table:table-cell table:style-name="Default" office:value-type="float" office:value="63627196919089.4" calcext:value-type="float">
            <text:p>63627196919089.4</text:p>
          </table:table-cell>
          <table:table-cell table:style-name="ce10" table:formula="of:=([.AE95]-[.AE94])/1000" office:value-type="float" office:value="0" calcext:value-type="float">
            <text:p>0.0000</text:p>
          </table:table-cell>
          <table:table-cell table:style-name="ce10" table:formula="of:=[.AF95]+[.AG94]" office:value-type="float" office:value="187.8095" calcext:value-type="float">
            <text:p>187.8095</text:p>
          </table:table-cell>
          <table:table-cell table:style-name="ce45" table:formula="of:=[.AG95]-2*([.$B95]-1)" office:value-type="float" office:value="1.80949999999999" calcext:value-type="float">
            <text:p>1.8095</text:p>
          </table:table-cell>
          <table:table-cell table:style-name="Default" office:value-type="float" office:value="63627197378265.9" calcext:value-type="float">
            <text:p>63627197378265.9</text:p>
          </table:table-cell>
          <table:table-cell table:style-name="ce10" table:formula="of:=([.AI95]-[.AI94])/1000" office:value-type="float" office:value="0.6013984375" calcext:value-type="float">
            <text:p>0.6014</text:p>
          </table:table-cell>
          <table:table-cell table:style-name="ce10" table:formula="of:=[.AJ95]+[.AK94]" office:value-type="float" office:value="186.0008984375" calcext:value-type="float">
            <text:p>186.0009</text:p>
          </table:table-cell>
          <table:table-cell table:style-name="ce48" table:formula="of:=[.AK95]-2*([.$B95]-1)" office:value-type="float" office:value="0.000898437499955662" calcext:value-type="float">
            <text:p>0.0008984375</text:p>
          </table:table-cell>
          <table:table-cell table:style-name="Default" office:value-type="float" office:value="63627197857329" calcext:value-type="float">
            <text:p>63627197857329</text:p>
          </table:table-cell>
          <table:table-cell table:style-name="ce10" table:formula="of:=([.AM95]-[.AM94])/1000" office:value-type="float" office:value="1.464296875" calcext:value-type="float">
            <text:p>1.4643</text:p>
          </table:table-cell>
          <table:table-cell table:style-name="ce10" table:formula="of:=[.AN95]+[.AO94]" office:value-type="float" office:value="186.0001015625" calcext:value-type="float">
            <text:p>186.0001</text:p>
          </table:table-cell>
          <table:table-cell table:style-name="ce54" table:formula="of:=[.AO95]-2*([.$B95]-1)" office:value-type="float" office:value="0.000101562500020691" calcext:value-type="float">
            <text:p>0.0001015625</text:p>
          </table:table-cell>
          <table:table-cell table:style-name="Default" office:value-type="float" office:value="63627198319306" calcext:value-type="float">
            <text:p>63627198319306</text:p>
          </table:table-cell>
          <table:table-cell table:style-name="ce10" table:formula="of:=([.AQ95]-[.AQ94])/1000" office:value-type="float" office:value="1.997203125" calcext:value-type="float">
            <text:p>1.9972</text:p>
          </table:table-cell>
          <table:table-cell table:style-name="ce10" table:formula="of:=[.AR95]+[.AS94]" office:value-type="float" office:value="185.9988984375" calcext:value-type="float">
            <text:p>185.9989</text:p>
          </table:table-cell>
          <table:table-cell table:style-name="ce60" table:formula="of:=[.AS95]-2*([.$B95]-1)" office:value-type="float" office:value="-0.00110156250002547" calcext:value-type="float">
            <text:p>-0.0011015625</text:p>
          </table:table-cell>
          <table:table-cell table:style-name="Default" office:value-type="float" office:value="63627198793051.3" calcext:value-type="float">
            <text:p>63627198793051.3</text:p>
          </table:table-cell>
          <table:table-cell table:style-name="ce10" table:formula="of:=([.AU95]-[.AU94])/1000" office:value-type="float" office:value="0.8333984375" calcext:value-type="float">
            <text:p>0.8334</text:p>
          </table:table-cell>
          <table:table-cell table:style-name="ce10" table:formula="of:=[.AV95]+[.AW94]" office:value-type="float" office:value="186.001296875" calcext:value-type="float">
            <text:p>186.0013</text:p>
          </table:table-cell>
          <table:table-cell table:style-name="ce61" table:formula="of:=[.AW95]-2*([.$B95]-1)" office:value-type="float" office:value="0.00129687499989473" calcext:value-type="float">
            <text:p>0.0012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95" calcext:value-type="float">
            <text:p>95</text:p>
          </table:table-cell>
          <table:table-cell office:value-type="float" office:value="63627193661573.8" calcext:value-type="float">
            <text:p>63627193661573.8</text:p>
          </table:table-cell>
          <table:table-cell table:formula="of:=([.C96]-[.C95])/1000" office:value-type="float" office:value="1.9969375" calcext:value-type="float">
            <text:p>1.9969</text:p>
          </table:table-cell>
          <table:table-cell table:formula="of:=[.D96]+[.E95]" office:value-type="float" office:value="187.999390625" calcext:value-type="float">
            <text:p>187.9994</text:p>
          </table:table-cell>
          <table:table-cell table:style-name="ce12" table:formula="of:=[.E96]-2*([.$B96]-1)" office:value-type="float" office:value="-0.000609375000038881" calcext:value-type="float">
            <text:p>-0.000609375</text:p>
          </table:table-cell>
          <table:table-cell table:formula="of:=[.G$97]" office:value-type="float" office:value="63627194130067" calcext:value-type="float">
            <text:p>63627194130067</text:p>
          </table:table-cell>
          <table:table-cell table:style-name="ce10" table:formula="of:=([.G96]-[.G95])/1000" office:value-type="float" office:value="0" calcext:value-type="float">
            <text:p>0.0000</text:p>
          </table:table-cell>
          <table:table-cell table:style-name="ce10" table:formula="of:=[.H96]+[.I95]" office:value-type="float" office:value="191.2738671875" calcext:value-type="float">
            <text:p>191.2739</text:p>
          </table:table-cell>
          <table:table-cell table:style-name="ce17" table:formula="of:=[.I96]-2*([.$B96]-1)" office:value-type="float" office:value="3.27386718750012" calcext:value-type="float">
            <text:p>3.2738671875</text:p>
          </table:table-cell>
          <table:table-cell table:style-name="Default" office:value-type="float" office:value="63627194591388.3" calcext:value-type="float">
            <text:p>63627194591388.3</text:p>
          </table:table-cell>
          <table:table-cell table:style-name="ce10" table:formula="of:=([.K96]-[.K95])/1000" office:value-type="float" office:value="2.0003984375" calcext:value-type="float">
            <text:p>2.0004</text:p>
          </table:table-cell>
          <table:table-cell table:style-name="ce10" table:formula="of:=[.L96]+[.M95]" office:value-type="float" office:value="188.000796875" calcext:value-type="float">
            <text:p>188.0008</text:p>
          </table:table-cell>
          <table:table-cell table:style-name="ce21" table:formula="of:=[.M96]-2*([.$B96]-1)" office:value-type="float" office:value="0.000796875000020236" calcext:value-type="float">
            <text:p>0.000796875</text:p>
          </table:table-cell>
          <table:table-cell table:style-name="Default" office:value-type="float" office:value="63627195064218.1" calcext:value-type="float">
            <text:p>63627195064218.1</text:p>
          </table:table-cell>
          <table:table-cell table:style-name="ce10" table:formula="of:=([.O96]-[.O95])/1000" office:value-type="float" office:value="2.0025" calcext:value-type="float">
            <text:p>2.0025</text:p>
          </table:table-cell>
          <table:table-cell table:style-name="ce10" table:formula="of:=[.P96]+[.Q95]" office:value-type="float" office:value="188.0013984375" calcext:value-type="float">
            <text:p>188.0014</text:p>
          </table:table-cell>
          <table:table-cell table:style-name="ce25" table:formula="of:=[.Q96]-2*([.$B96]-1)" office:value-type="float" office:value="0.0013984375000291" calcext:value-type="float">
            <text:p>0.0013984375</text:p>
          </table:table-cell>
          <table:table-cell table:style-name="Default" office:value-type="float" office:value="63627195521598.6" calcext:value-type="float">
            <text:p>63627195521598.6</text:p>
          </table:table-cell>
          <table:table-cell table:style-name="ce10" table:formula="of:=([.S96]-[.S95])/1000" office:value-type="float" office:value="1.9995" calcext:value-type="float">
            <text:p>1.9995</text:p>
          </table:table-cell>
          <table:table-cell table:style-name="ce10" table:formula="of:=[.T96]+[.U95]" office:value-type="float" office:value="187.9998046875" calcext:value-type="float">
            <text:p>187.9998</text:p>
          </table:table-cell>
          <table:table-cell table:style-name="ce26" table:formula="of:=[.U96]-2*([.$B96]-1)" office:value-type="float" office:value="-0.000195312499982947" calcext:value-type="float">
            <text:p>-0.0001953125</text:p>
          </table:table-cell>
          <table:table-cell table:style-name="Default" office:value-type="float" office:value="63627195989088.8" calcext:value-type="float">
            <text:p>63627195989088.8</text:p>
          </table:table-cell>
          <table:table-cell table:style-name="ce10" table:formula="of:=([.W96]-[.W95])/1000" office:value-type="float" office:value="2.0011953125" calcext:value-type="float">
            <text:p>2.0012</text:p>
          </table:table-cell>
          <table:table-cell table:style-name="ce10" table:formula="of:=[.X96]+[.Y95]" office:value-type="float" office:value="188.0006953125" calcext:value-type="float">
            <text:p>188.0007</text:p>
          </table:table-cell>
          <table:table-cell table:style-name="ce29" table:formula="of:=[.Y96]-2*([.$B96]-1)" office:value-type="float" office:value="0.000695312499999545" calcext:value-type="float">
            <text:p>0.0006953125</text:p>
          </table:table-cell>
          <table:table-cell table:style-name="Default" office:value-type="float" office:value="63627196447644" calcext:value-type="float">
            <text:p>63627196447644</text:p>
          </table:table-cell>
          <table:table-cell table:style-name="ce10" table:formula="of:=([.AA96]-[.AA95])/1000" office:value-type="float" office:value="2.001" calcext:value-type="float">
            <text:p>2.0010</text:p>
          </table:table-cell>
          <table:table-cell table:style-name="ce10" table:formula="of:=[.AB96]+[.AC95]" office:value-type="float" office:value="188.0001015625" calcext:value-type="float">
            <text:p>188.0001</text:p>
          </table:table-cell>
          <table:table-cell table:style-name="ce33" table:formula="of:=[.AC96]-2*([.$B96]-1)" office:value-type="float" office:value="0.000101562500049113" calcext:value-type="float">
            <text:p>0.0001015625</text:p>
          </table:table-cell>
          <table:table-cell table:style-name="Default" office:value-type="float" office:value="63627196919279.5" calcext:value-type="float">
            <text:p>63627196919279.5</text:p>
          </table:table-cell>
          <table:table-cell table:style-name="ce10" table:formula="of:=([.AE96]-[.AE95])/1000" office:value-type="float" office:value="0.1901015625" calcext:value-type="float">
            <text:p>0.1901</text:p>
          </table:table-cell>
          <table:table-cell table:style-name="ce10" table:formula="of:=[.AF96]+[.AG95]" office:value-type="float" office:value="187.9996015625" calcext:value-type="float">
            <text:p>187.9996</text:p>
          </table:table-cell>
          <table:table-cell table:style-name="ce46" table:formula="of:=[.AG96]-2*([.$B96]-1)" office:value-type="float" office:value="-0.000398437500024329" calcext:value-type="float">
            <text:p>-0.0003984375</text:p>
          </table:table-cell>
          <table:table-cell table:style-name="Default" office:value-type="float" office:value="63627197380264" calcext:value-type="float">
            <text:p>63627197380264</text:p>
          </table:table-cell>
          <table:table-cell table:style-name="ce10" table:formula="of:=([.AI96]-[.AI95])/1000" office:value-type="float" office:value="1.9981015625" calcext:value-type="float">
            <text:p>1.9981</text:p>
          </table:table-cell>
          <table:table-cell table:style-name="ce10" table:formula="of:=[.AJ96]+[.AK95]" office:value-type="float" office:value="187.999" calcext:value-type="float">
            <text:p>187.9990</text:p>
          </table:table-cell>
          <table:table-cell table:style-name="ce48" table:formula="of:=[.AK96]-2*([.$B96]-1)" office:value-type="float" office:value="-0.0010000000000332" calcext:value-type="float">
            <text:p>-0.001</text:p>
          </table:table-cell>
          <table:table-cell table:style-name="Default" office:value-type="float" office:value="63627197859329.4" calcext:value-type="float">
            <text:p>63627197859329.4</text:p>
          </table:table-cell>
          <table:table-cell table:style-name="ce10" table:formula="of:=([.AM96]-[.AM95])/1000" office:value-type="float" office:value="2.0003984375" calcext:value-type="float">
            <text:p>2.0004</text:p>
          </table:table-cell>
          <table:table-cell table:style-name="ce10" table:formula="of:=[.AN96]+[.AO95]" office:value-type="float" office:value="188.0005" calcext:value-type="float">
            <text:p>188.0005</text:p>
          </table:table-cell>
          <table:table-cell table:style-name="ce54" table:formula="of:=[.AO96]-2*([.$B96]-1)" office:value-type="float" office:value="0.000500000000016598" calcext:value-type="float">
            <text:p>0.0005</text:p>
          </table:table-cell>
          <table:table-cell table:style-name="Default" office:value-type="float" office:value="63627198321307.6" calcext:value-type="float">
            <text:p>63627198321307.6</text:p>
          </table:table-cell>
          <table:table-cell table:style-name="ce10" table:formula="of:=([.AQ96]-[.AQ95])/1000" office:value-type="float" office:value="2.0016015625" calcext:value-type="float">
            <text:p>2.0016</text:p>
          </table:table-cell>
          <table:table-cell table:style-name="ce10" table:formula="of:=[.AR96]+[.AS95]" office:value-type="float" office:value="188.0005" calcext:value-type="float">
            <text:p>188.0005</text:p>
          </table:table-cell>
          <table:table-cell table:style-name="ce60" table:formula="of:=[.AS96]-2*([.$B96]-1)" office:value-type="float" office:value="0.000499999999988177" calcext:value-type="float">
            <text:p>0.0005</text:p>
          </table:table-cell>
          <table:table-cell table:style-name="Default" office:value-type="float" office:value="63627198795050.3" calcext:value-type="float">
            <text:p>63627198795050.3</text:p>
          </table:table-cell>
          <table:table-cell table:style-name="ce10" table:formula="of:=([.AU96]-[.AU95])/1000" office:value-type="float" office:value="1.999" calcext:value-type="float">
            <text:p>1.9990</text:p>
          </table:table-cell>
          <table:table-cell table:style-name="ce10" table:formula="of:=[.AV96]+[.AW95]" office:value-type="float" office:value="188.000296875" calcext:value-type="float">
            <text:p>188.0003</text:p>
          </table:table-cell>
          <table:table-cell table:style-name="ce61" table:formula="of:=[.AW96]-2*([.$B96]-1)" office:value-type="float" office:value="0.000296874999889951" calcext:value-type="float">
            <text:p>0.000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8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63627193663574.2" calcext:value-type="float">
            <text:p>63627193663574.2</text:p>
          </table:table-cell>
          <table:table-cell table:formula="of:=([.C97]-[.C96])/1000" office:value-type="float" office:value="2.0003828125" calcext:value-type="float">
            <text:p>2.0004</text:p>
          </table:table-cell>
          <table:table-cell table:formula="of:=[.D97]+[.E96]" office:value-type="float" office:value="189.9997734375" calcext:value-type="float">
            <text:p>189.9998</text:p>
          </table:table-cell>
          <table:table-cell table:style-name="ce12" table:formula="of:=[.E97]-2*([.$B97]-1)" office:value-type="float" office:value="-0.000226562500046157" calcext:value-type="float">
            <text:p>-0.0002265625</text:p>
          </table:table-cell>
          <table:table-cell table:style-name="Default" office:value-type="float" office:value="63627194130067" calcext:value-type="float">
            <text:p>63627194130067</text:p>
          </table:table-cell>
          <table:table-cell table:style-name="ce10" table:formula="of:=([.G97]-[.G96])/1000" office:value-type="float" office:value="0" calcext:value-type="float">
            <text:p>0.0000</text:p>
          </table:table-cell>
          <table:table-cell table:style-name="ce10" table:formula="of:=[.H97]+[.I96]" office:value-type="float" office:value="191.2738671875" calcext:value-type="float">
            <text:p>191.2739</text:p>
          </table:table-cell>
          <table:table-cell table:style-name="ce17" table:formula="of:=[.I97]-2*([.$B97]-1)" office:value-type="float" office:value="1.27386718750012" calcext:value-type="float">
            <text:p>1.2738671875</text:p>
          </table:table-cell>
          <table:table-cell table:style-name="Default" office:value-type="float" office:value="63627194593387.2" calcext:value-type="float">
            <text:p>63627194593387.2</text:p>
          </table:table-cell>
          <table:table-cell table:style-name="ce10" table:formula="of:=([.K97]-[.K96])/1000" office:value-type="float" office:value="1.99890625" calcext:value-type="float">
            <text:p>1.9989</text:p>
          </table:table-cell>
          <table:table-cell table:style-name="ce10" table:formula="of:=[.L97]+[.M96]" office:value-type="float" office:value="189.999703125" calcext:value-type="float">
            <text:p>189.9997</text:p>
          </table:table-cell>
          <table:table-cell table:style-name="ce21" table:formula="of:=[.M97]-2*([.$B97]-1)" office:value-type="float" office:value="-0.000296874999975216" calcext:value-type="float">
            <text:p>-0.000296875</text:p>
          </table:table-cell>
          <table:table-cell table:style-name="Default" office:value-type="float" office:value="63627195066215.5" calcext:value-type="float">
            <text:p>63627195066215.5</text:p>
          </table:table-cell>
          <table:table-cell table:style-name="ce10" table:formula="of:=([.O97]-[.O96])/1000" office:value-type="float" office:value="1.9973984375" calcext:value-type="float">
            <text:p>1.9974</text:p>
          </table:table-cell>
          <table:table-cell table:style-name="ce10" table:formula="of:=[.P97]+[.Q96]" office:value-type="float" office:value="189.998796875" calcext:value-type="float">
            <text:p>189.9988</text:p>
          </table:table-cell>
          <table:table-cell table:style-name="ce25" table:formula="of:=[.Q97]-2*([.$B97]-1)" office:value-type="float" office:value="-0.00120312499996089" calcext:value-type="float">
            <text:p>-0.001203125</text:p>
          </table:table-cell>
          <table:table-cell table:style-name="Default" office:value-type="float" office:value="63627195523599.1" calcext:value-type="float">
            <text:p>63627195523599.1</text:p>
          </table:table-cell>
          <table:table-cell table:style-name="ce10" table:formula="of:=([.S97]-[.S96])/1000" office:value-type="float" office:value="2.0005" calcext:value-type="float">
            <text:p>2.0005</text:p>
          </table:table-cell>
          <table:table-cell table:style-name="ce10" table:formula="of:=[.T97]+[.U96]" office:value-type="float" office:value="190.0003046875" calcext:value-type="float">
            <text:p>190.0003</text:p>
          </table:table-cell>
          <table:table-cell table:style-name="ce26" table:formula="of:=[.U97]-2*([.$B97]-1)" office:value-type="float" office:value="0.00030468750000523" calcext:value-type="float">
            <text:p>0.0003046875</text:p>
          </table:table-cell>
          <table:table-cell table:style-name="Default" office:value-type="float" office:value="63627195991087.6" calcext:value-type="float">
            <text:p>63627195991087.6</text:p>
          </table:table-cell>
          <table:table-cell table:style-name="ce10" table:formula="of:=([.W97]-[.W96])/1000" office:value-type="float" office:value="1.9988046875" calcext:value-type="float">
            <text:p>1.9988</text:p>
          </table:table-cell>
          <table:table-cell table:style-name="ce10" table:formula="of:=[.X97]+[.Y96]" office:value-type="float" office:value="189.9995" calcext:value-type="float">
            <text:p>189.9995</text:p>
          </table:table-cell>
          <table:table-cell table:style-name="ce29" table:formula="of:=[.Y97]-2*([.$B97]-1)" office:value-type="float" office:value="-0.000499999999988177" calcext:value-type="float">
            <text:p>-0.0005</text:p>
          </table:table-cell>
          <table:table-cell table:style-name="Default" office:value-type="float" office:value="63627196449643.9" calcext:value-type="float">
            <text:p>63627196449643.9</text:p>
          </table:table-cell>
          <table:table-cell table:style-name="ce10" table:formula="of:=([.AA97]-[.AA96])/1000" office:value-type="float" office:value="1.9998984375" calcext:value-type="float">
            <text:p>1.9999</text:p>
          </table:table-cell>
          <table:table-cell table:style-name="ce10" table:formula="of:=[.AB97]+[.AC96]" office:value-type="float" office:value="190" calcext:value-type="float">
            <text:p>190.0000</text:p>
          </table:table-cell>
          <table:table-cell table:style-name="ce33" table:formula="of:=[.AC97]-2*([.$B97]-1)" office:value-type="float" office:value="0" calcext:value-type="float">
            <text:p>0</text:p>
          </table:table-cell>
          <table:table-cell table:style-name="Default" office:value-type="float" office:value="63627196921280.7" calcext:value-type="float">
            <text:p>63627196921280.7</text:p>
          </table:table-cell>
          <table:table-cell table:style-name="ce10" table:formula="of:=([.AE97]-[.AE96])/1000" office:value-type="float" office:value="2.001203125" calcext:value-type="float">
            <text:p>2.0012</text:p>
          </table:table-cell>
          <table:table-cell table:style-name="ce10" table:formula="of:=[.AF97]+[.AG96]" office:value-type="float" office:value="190.0008046875" calcext:value-type="float">
            <text:p>190.0008</text:p>
          </table:table-cell>
          <table:table-cell table:style-name="ce40" table:formula="of:=[.AG97]-2*([.$B97]-1)" office:value-type="float" office:value="0.000804687499964984" calcext:value-type="float">
            <text:p>0.0008046875</text:p>
          </table:table-cell>
          <table:table-cell table:style-name="Default" office:value-type="float" office:value="63627197382263.5" calcext:value-type="float">
            <text:p>63627197382263.5</text:p>
          </table:table-cell>
          <table:table-cell table:style-name="ce10" table:formula="of:=([.AI97]-[.AI96])/1000" office:value-type="float" office:value="1.9995" calcext:value-type="float">
            <text:p>1.9995</text:p>
          </table:table-cell>
          <table:table-cell table:style-name="ce10" table:formula="of:=[.AJ97]+[.AK96]" office:value-type="float" office:value="189.9985" calcext:value-type="float">
            <text:p>189.9985</text:p>
          </table:table-cell>
          <table:table-cell table:style-name="ce48" table:formula="of:=[.AK97]-2*([.$B97]-1)" office:value-type="float" office:value="-0.00150000000002137" calcext:value-type="float">
            <text:p>-0.0015</text:p>
          </table:table-cell>
          <table:table-cell table:style-name="Default" office:value-type="float" office:value="63627197861328" calcext:value-type="float">
            <text:p>63627197861328</text:p>
          </table:table-cell>
          <table:table-cell table:style-name="ce10" table:formula="of:=([.AM97]-[.AM96])/1000" office:value-type="float" office:value="1.9986015625" calcext:value-type="float">
            <text:p>1.9986</text:p>
          </table:table-cell>
          <table:table-cell table:style-name="ce10" table:formula="of:=[.AN97]+[.AO96]" office:value-type="float" office:value="189.9991015625" calcext:value-type="float">
            <text:p>189.9991</text:p>
          </table:table-cell>
          <table:table-cell table:style-name="ce54" table:formula="of:=[.AO97]-2*([.$B97]-1)" office:value-type="float" office:value="-0.000898437499984084" calcext:value-type="float">
            <text:p>-0.0008984375</text:p>
          </table:table-cell>
          <table:table-cell table:style-name="Default" office:value-type="float" office:value="63627198323306.5" calcext:value-type="float">
            <text:p>63627198323306.5</text:p>
          </table:table-cell>
          <table:table-cell table:style-name="ce10" table:formula="of:=([.AQ97]-[.AQ96])/1000" office:value-type="float" office:value="1.9988984375" calcext:value-type="float">
            <text:p>1.9989</text:p>
          </table:table-cell>
          <table:table-cell table:style-name="ce10" table:formula="of:=[.AR97]+[.AS96]" office:value-type="float" office:value="189.9993984375" calcext:value-type="float">
            <text:p>189.9994</text:p>
          </table:table-cell>
          <table:table-cell table:style-name="ce60" table:formula="of:=[.AS97]-2*([.$B97]-1)" office:value-type="float" office:value="-0.000601562500008868" calcext:value-type="float">
            <text:p>-0.0006015625</text:p>
          </table:table-cell>
          <table:table-cell table:style-name="Default" office:value-type="float" office:value="63627198797049.3" calcext:value-type="float">
            <text:p>63627198797049.3</text:p>
          </table:table-cell>
          <table:table-cell table:style-name="ce10" table:formula="of:=([.AU97]-[.AU96])/1000" office:value-type="float" office:value="1.999" calcext:value-type="float">
            <text:p>1.9990</text:p>
          </table:table-cell>
          <table:table-cell table:style-name="ce10" table:formula="of:=[.AV97]+[.AW96]" office:value-type="float" office:value="189.999296875" calcext:value-type="float">
            <text:p>189.9993</text:p>
          </table:table-cell>
          <table:table-cell table:style-name="ce61" table:formula="of:=[.AW97]-2*([.$B97]-1)" office:value-type="float" office:value="-0.000703125000114824" calcext:value-type="float">
            <text:p>-0.000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63627193665573.6" calcext:value-type="float">
            <text:p>63627193665573.6</text:p>
          </table:table-cell>
          <table:table-cell table:formula="of:=([.C98]-[.C97])/1000" office:value-type="float" office:value="1.9994375" calcext:value-type="float">
            <text:p>1.9994</text:p>
          </table:table-cell>
          <table:table-cell table:formula="of:=[.D98]+[.E97]" office:value-type="float" office:value="191.9992109375" calcext:value-type="float">
            <text:p>191.9992</text:p>
          </table:table-cell>
          <table:table-cell table:style-name="ce12" table:formula="of:=[.E98]-2*([.$B98]-1)" office:value-type="float" office:value="-0.000789062500047066" calcext:value-type="float">
            <text:p>-0.0007890625</text:p>
          </table:table-cell>
          <table:table-cell table:style-name="Default" office:value-type="float" office:value="63627194130790.8" calcext:value-type="float">
            <text:p>63627194130790.8</text:p>
          </table:table-cell>
          <table:table-cell table:style-name="ce10" table:formula="of:=([.G98]-[.G97])/1000" office:value-type="float" office:value="0.723796875" calcext:value-type="float">
            <text:p>0.7238</text:p>
          </table:table-cell>
          <table:table-cell table:style-name="ce10" table:formula="of:=[.H98]+[.I97]" office:value-type="float" office:value="191.9976640625" calcext:value-type="float">
            <text:p>191.9977</text:p>
          </table:table-cell>
          <table:table-cell table:style-name="ce17" table:formula="of:=[.I98]-2*([.$B98]-1)" office:value-type="float" office:value="-0.00233593749987904" calcext:value-type="float">
            <text:p>-0.0023359375</text:p>
          </table:table-cell>
          <table:table-cell table:style-name="Default" office:value-type="float" office:value="63627194595386" calcext:value-type="float">
            <text:p>63627194595386</text:p>
          </table:table-cell>
          <table:table-cell table:style-name="ce10" table:formula="of:=([.K98]-[.K97])/1000" office:value-type="float" office:value="1.998796875" calcext:value-type="float">
            <text:p>1.9988</text:p>
          </table:table-cell>
          <table:table-cell table:style-name="ce10" table:formula="of:=[.L98]+[.M97]" office:value-type="float" office:value="191.9985" calcext:value-type="float">
            <text:p>191.9985</text:p>
          </table:table-cell>
          <table:table-cell table:style-name="ce21" table:formula="of:=[.M98]-2*([.$B98]-1)" office:value-type="float" office:value="-0.00149999999996453" calcext:value-type="float">
            <text:p>-0.0015</text:p>
          </table:table-cell>
          <table:table-cell table:style-name="Default" office:value-type="float" office:value="63627195068215.9" calcext:value-type="float">
            <text:p>63627195068215.9</text:p>
          </table:table-cell>
          <table:table-cell table:style-name="ce10" table:formula="of:=([.O98]-[.O97])/1000" office:value-type="float" office:value="2.0003984375" calcext:value-type="float">
            <text:p>2.0004</text:p>
          </table:table-cell>
          <table:table-cell table:style-name="ce10" table:formula="of:=[.P98]+[.Q97]" office:value-type="float" office:value="191.9991953125" calcext:value-type="float">
            <text:p>191.9992</text:p>
          </table:table-cell>
          <table:table-cell table:style-name="ce25" table:formula="of:=[.Q98]-2*([.$B98]-1)" office:value-type="float" office:value="-0.000804687499964984" calcext:value-type="float">
            <text:p>-0.0008046875</text:p>
          </table:table-cell>
          <table:table-cell table:style-name="Default" office:value-type="float" office:value="63627195525600.1" calcext:value-type="float">
            <text:p>63627195525600.1</text:p>
          </table:table-cell>
          <table:table-cell table:style-name="ce10" table:formula="of:=([.S98]-[.S97])/1000" office:value-type="float" office:value="2.001" calcext:value-type="float">
            <text:p>2.0010</text:p>
          </table:table-cell>
          <table:table-cell table:style-name="ce10" table:formula="of:=[.T98]+[.U97]" office:value-type="float" office:value="192.0013046875" calcext:value-type="float">
            <text:p>192.0013</text:p>
          </table:table-cell>
          <table:table-cell table:style-name="ce26" table:formula="of:=[.U98]-2*([.$B98]-1)" office:value-type="float" office:value="0.00130468750001" calcext:value-type="float">
            <text:p>0.0013046875</text:p>
          </table:table-cell>
          <table:table-cell table:formula="of:=[.W$104]" office:value-type="float" office:value="63627196005137.7" calcext:value-type="float">
            <text:p>63627196005137.7</text:p>
          </table:table-cell>
          <table:table-cell table:style-name="ce10" table:formula="of:=([.W98]-[.W97])/1000" office:value-type="float" office:value="14.0501015625" calcext:value-type="float">
            <text:p>14.0501</text:p>
          </table:table-cell>
          <table:table-cell table:style-name="ce10" table:formula="of:=[.X98]+[.Y97]" office:value-type="float" office:value="204.0496015625" calcext:value-type="float">
            <text:p>204.0496</text:p>
          </table:table-cell>
          <table:table-cell table:style-name="ce29" table:formula="of:=[.Y98]-2*([.$B98]-1)" office:value-type="float" office:value="12.0496015625" calcext:value-type="float">
            <text:p>12.0496015625</text:p>
          </table:table-cell>
          <table:table-cell table:formula="of:=[.AA99]" office:value-type="float" office:value="63627196455421.5" calcext:value-type="float">
            <text:p>63627196455421.5</text:p>
          </table:table-cell>
          <table:table-cell table:style-name="ce10" table:formula="of:=([.AA98]-[.AA97])/1000" office:value-type="float" office:value="5.7776015625" calcext:value-type="float">
            <text:p>5.7776</text:p>
          </table:table-cell>
          <table:table-cell table:style-name="ce10" table:formula="of:=[.AB98]+[.AC97]" office:value-type="float" office:value="195.7776015625" calcext:value-type="float">
            <text:p>195.7776</text:p>
          </table:table-cell>
          <table:table-cell table:style-name="ce33" table:formula="of:=[.AC98]-2*([.$B98]-1)" office:value-type="float" office:value="3.77760156250005" calcext:value-type="float">
            <text:p>3.7776015625</text:p>
          </table:table-cell>
          <table:table-cell table:style-name="Default" office:value-type="float" office:value="63627196923279.6" calcext:value-type="float">
            <text:p>63627196923279.6</text:p>
          </table:table-cell>
          <table:table-cell table:style-name="ce10" table:formula="of:=([.AE98]-[.AE97])/1000" office:value-type="float" office:value="1.9988984375" calcext:value-type="float">
            <text:p>1.9989</text:p>
          </table:table-cell>
          <table:table-cell table:style-name="ce10" table:formula="of:=[.AF98]+[.AG97]" office:value-type="float" office:value="191.999703125" calcext:value-type="float">
            <text:p>191.9997</text:p>
          </table:table-cell>
          <table:table-cell table:style-name="ce40" table:formula="of:=[.AG98]-2*([.$B98]-1)" office:value-type="float" office:value="-0.00029687500003206" calcext:value-type="float">
            <text:p>-0.000296875</text:p>
          </table:table-cell>
          <table:table-cell table:style-name="Default" office:value-type="float" office:value="63627197384264.6" calcext:value-type="float">
            <text:p>63627197384264.6</text:p>
          </table:table-cell>
          <table:table-cell table:style-name="ce10" table:formula="of:=([.AI98]-[.AI97])/1000" office:value-type="float" office:value="2.0011015625" calcext:value-type="float">
            <text:p>2.0011</text:p>
          </table:table-cell>
          <table:table-cell table:style-name="ce10" table:formula="of:=[.AJ98]+[.AK97]" office:value-type="float" office:value="191.9996015625" calcext:value-type="float">
            <text:p>191.9996</text:p>
          </table:table-cell>
          <table:table-cell table:style-name="ce48" table:formula="of:=[.AK98]-2*([.$B98]-1)" office:value-type="float" office:value="-0.000398437500024329" calcext:value-type="float">
            <text:p>-0.0003984375</text:p>
          </table:table-cell>
          <table:table-cell table:style-name="Default" office:value-type="float" office:value="63627197863328.7" calcext:value-type="float">
            <text:p>63627197863328.7</text:p>
          </table:table-cell>
          <table:table-cell table:style-name="ce10" table:formula="of:=([.AM98]-[.AM97])/1000" office:value-type="float" office:value="2.000703125" calcext:value-type="float">
            <text:p>2.0007</text:p>
          </table:table-cell>
          <table:table-cell table:style-name="ce10" table:formula="of:=[.AN98]+[.AO97]" office:value-type="float" office:value="191.9998046875" calcext:value-type="float">
            <text:p>191.9998</text:p>
          </table:table-cell>
          <table:table-cell table:style-name="ce54" table:formula="of:=[.AO98]-2*([.$B98]-1)" office:value-type="float" office:value="-0.000195312499982947" calcext:value-type="float">
            <text:p>-0.0001953125</text:p>
          </table:table-cell>
          <table:table-cell table:style-name="Default" office:value-type="float" office:value="63627198325305.7" calcext:value-type="float">
            <text:p>63627198325305.7</text:p>
          </table:table-cell>
          <table:table-cell table:style-name="ce10" table:formula="of:=([.AQ98]-[.AQ97])/1000" office:value-type="float" office:value="1.999203125" calcext:value-type="float">
            <text:p>1.9992</text:p>
          </table:table-cell>
          <table:table-cell table:style-name="ce10" table:formula="of:=[.AR98]+[.AS97]" office:value-type="float" office:value="191.9986015625" calcext:value-type="float">
            <text:p>191.9986</text:p>
          </table:table-cell>
          <table:table-cell table:style-name="ce60" table:formula="of:=[.AS98]-2*([.$B98]-1)" office:value-type="float" office:value="-0.00139843750000068" calcext:value-type="float">
            <text:p>-0.0013984375</text:p>
          </table:table-cell>
          <table:table-cell table:style-name="Default" office:value-type="float" office:value="63627198799051.4" calcext:value-type="float">
            <text:p>63627198799051.4</text:p>
          </table:table-cell>
          <table:table-cell table:style-name="ce10" table:formula="of:=([.AU98]-[.AU97])/1000" office:value-type="float" office:value="2.0021015625" calcext:value-type="float">
            <text:p>2.0021</text:p>
          </table:table-cell>
          <table:table-cell table:style-name="ce10" table:formula="of:=[.AV98]+[.AW97]" office:value-type="float" office:value="192.0013984375" calcext:value-type="float">
            <text:p>192.0014</text:p>
          </table:table-cell>
          <table:table-cell table:style-name="ce61" table:formula="of:=[.AW98]-2*([.$B98]-1)" office:value-type="float" office:value="0.001398437499887" calcext:value-type="float">
            <text:p>0.001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63627193667574.2" calcext:value-type="float">
            <text:p>63627193667574.2</text:p>
          </table:table-cell>
          <table:table-cell table:formula="of:=([.C99]-[.C98])/1000" office:value-type="float" office:value="2.000578125" calcext:value-type="float">
            <text:p>2.0006</text:p>
          </table:table-cell>
          <table:table-cell table:formula="of:=[.D99]+[.E98]" office:value-type="float" office:value="193.9997890625" calcext:value-type="float">
            <text:p>193.9998</text:p>
          </table:table-cell>
          <table:table-cell table:style-name="ce12" table:formula="of:=[.E99]-2*([.$B99]-1)" office:value-type="float" office:value="-0.000210937500042974" calcext:value-type="float">
            <text:p>-0.0002109375</text:p>
          </table:table-cell>
          <table:table-cell table:style-name="Default" office:value-type="float" office:value="63627194132791" calcext:value-type="float">
            <text:p>63627194132791</text:p>
          </table:table-cell>
          <table:table-cell table:style-name="ce10" table:formula="of:=([.G99]-[.G98])/1000" office:value-type="float" office:value="2.000203125" calcext:value-type="float">
            <text:p>2.0002</text:p>
          </table:table-cell>
          <table:table-cell table:style-name="ce10" table:formula="of:=[.H99]+[.I98]" office:value-type="float" office:value="193.9978671875" calcext:value-type="float">
            <text:p>193.9979</text:p>
          </table:table-cell>
          <table:table-cell table:style-name="ce17" table:formula="of:=[.I99]-2*([.$B99]-1)" office:value-type="float" office:value="-0.00213281249986608" calcext:value-type="float">
            <text:p>-0.0021328125</text:p>
          </table:table-cell>
          <table:table-cell table:style-name="Default" office:value-type="float" office:value="63627194597388.9" calcext:value-type="float">
            <text:p>63627194597388.9</text:p>
          </table:table-cell>
          <table:table-cell table:style-name="ce10" table:formula="of:=([.K99]-[.K98])/1000" office:value-type="float" office:value="2.0028984375" calcext:value-type="float">
            <text:p>2.0029</text:p>
          </table:table-cell>
          <table:table-cell table:style-name="ce10" table:formula="of:=[.L99]+[.M98]" office:value-type="float" office:value="194.0013984375" calcext:value-type="float">
            <text:p>194.0014</text:p>
          </table:table-cell>
          <table:table-cell table:style-name="ce21" table:formula="of:=[.M99]-2*([.$B99]-1)" office:value-type="float" office:value="0.0013984375000291" calcext:value-type="float">
            <text:p>0.0013984375</text:p>
          </table:table-cell>
          <table:table-cell table:style-name="Default" office:value-type="float" office:value="63627195070216.1" calcext:value-type="float">
            <text:p>63627195070216.1</text:p>
          </table:table-cell>
          <table:table-cell table:style-name="ce10" table:formula="of:=([.O99]-[.O98])/1000" office:value-type="float" office:value="2.000203125" calcext:value-type="float">
            <text:p>2.0002</text:p>
          </table:table-cell>
          <table:table-cell table:style-name="ce10" table:formula="of:=[.P99]+[.Q98]" office:value-type="float" office:value="193.9993984375" calcext:value-type="float">
            <text:p>193.9994</text:p>
          </table:table-cell>
          <table:table-cell table:style-name="ce25" table:formula="of:=[.Q99]-2*([.$B99]-1)" office:value-type="float" office:value="-0.000601562499952024" calcext:value-type="float">
            <text:p>-0.0006015625</text:p>
          </table:table-cell>
          <table:table-cell table:style-name="Default" office:value-type="float" office:value="63627195527599.6" calcext:value-type="float">
            <text:p>63627195527599.6</text:p>
          </table:table-cell>
          <table:table-cell table:style-name="ce10" table:formula="of:=([.S99]-[.S98])/1000" office:value-type="float" office:value="1.9995" calcext:value-type="float">
            <text:p>1.9995</text:p>
          </table:table-cell>
          <table:table-cell table:style-name="ce10" table:formula="of:=[.T99]+[.U98]" office:value-type="float" office:value="194.0008046875" calcext:value-type="float">
            <text:p>194.0008</text:p>
          </table:table-cell>
          <table:table-cell table:style-name="ce26" table:formula="of:=[.U99]-2*([.$B99]-1)" office:value-type="float" office:value="0.000804687500021828" calcext:value-type="float">
            <text:p>0.0008046875</text:p>
          </table:table-cell>
          <table:table-cell table:formula="of:=[.W$104]" office:value-type="float" office:value="63627196005137.7" calcext:value-type="float">
            <text:p>63627196005137.7</text:p>
          </table:table-cell>
          <table:table-cell table:style-name="ce10" table:formula="of:=([.W99]-[.W98])/1000" office:value-type="float" office:value="0" calcext:value-type="float">
            <text:p>0.0000</text:p>
          </table:table-cell>
          <table:table-cell table:style-name="ce10" table:formula="of:=[.X99]+[.Y98]" office:value-type="float" office:value="204.0496015625" calcext:value-type="float">
            <text:p>204.0496</text:p>
          </table:table-cell>
          <table:table-cell table:style-name="ce29" table:formula="of:=[.Y99]-2*([.$B99]-1)" office:value-type="float" office:value="10.0496015625" calcext:value-type="float">
            <text:p>10.0496015625</text:p>
          </table:table-cell>
          <table:table-cell table:style-name="Default" office:value-type="float" office:value="63627196455421.5" calcext:value-type="float">
            <text:p>63627196455421.5</text:p>
          </table:table-cell>
          <table:table-cell table:style-name="ce10" table:formula="of:=([.AA99]-[.AA98])/1000" office:value-type="float" office:value="0" calcext:value-type="float">
            <text:p>0.0000</text:p>
          </table:table-cell>
          <table:table-cell table:style-name="ce10" table:formula="of:=[.AB99]+[.AC98]" office:value-type="float" office:value="195.7776015625" calcext:value-type="float">
            <text:p>195.7776</text:p>
          </table:table-cell>
          <table:table-cell table:style-name="ce33" table:formula="of:=[.AC99]-2*([.$B99]-1)" office:value-type="float" office:value="1.77760156250005" calcext:value-type="float">
            <text:p>1.7776015625</text:p>
          </table:table-cell>
          <table:table-cell table:style-name="Default" office:value-type="float" office:value="63627196925279.9" calcext:value-type="float">
            <text:p>63627196925279.9</text:p>
          </table:table-cell>
          <table:table-cell table:style-name="ce10" table:formula="of:=([.AE99]-[.AE98])/1000" office:value-type="float" office:value="2.000296875" calcext:value-type="float">
            <text:p>2.0003</text:p>
          </table:table-cell>
          <table:table-cell table:style-name="ce10" table:formula="of:=[.AF99]+[.AG98]" office:value-type="float" office:value="194" calcext:value-type="float">
            <text:p>194.0000</text:p>
          </table:table-cell>
          <table:table-cell table:style-name="ce40" table:formula="of:=[.AG99]-2*([.$B99]-1)" office:value-type="float" office:value="0" calcext:value-type="float">
            <text:p>0</text:p>
          </table:table-cell>
          <table:table-cell table:style-name="Default" office:value-type="float" office:value="63627197386264.1" calcext:value-type="float">
            <text:p>63627197386264.1</text:p>
          </table:table-cell>
          <table:table-cell table:style-name="ce10" table:formula="of:=([.AI99]-[.AI98])/1000" office:value-type="float" office:value="1.9995" calcext:value-type="float">
            <text:p>1.9995</text:p>
          </table:table-cell>
          <table:table-cell table:style-name="ce10" table:formula="of:=[.AJ99]+[.AK98]" office:value-type="float" office:value="193.9991015625" calcext:value-type="float">
            <text:p>193.9991</text:p>
          </table:table-cell>
          <table:table-cell table:style-name="ce48" table:formula="of:=[.AK99]-2*([.$B99]-1)" office:value-type="float" office:value="-0.000898437500012506" calcext:value-type="float">
            <text:p>-0.0008984375</text:p>
          </table:table-cell>
          <table:table-cell table:style-name="Default" office:value-type="float" office:value="63627197865330.2" calcext:value-type="float">
            <text:p>63627197865330.2</text:p>
          </table:table-cell>
          <table:table-cell table:style-name="ce10" table:formula="of:=([.AM99]-[.AM98])/1000" office:value-type="float" office:value="2.0015" calcext:value-type="float">
            <text:p>2.0015</text:p>
          </table:table-cell>
          <table:table-cell table:style-name="ce10" table:formula="of:=[.AN99]+[.AO98]" office:value-type="float" office:value="194.0013046875" calcext:value-type="float">
            <text:p>194.0013</text:p>
          </table:table-cell>
          <table:table-cell table:style-name="ce54" table:formula="of:=[.AO99]-2*([.$B99]-1)" office:value-type="float" office:value="0.00130468750001" calcext:value-type="float">
            <text:p>0.0013046875</text:p>
          </table:table-cell>
          <table:table-cell table:style-name="Default" office:value-type="float" office:value="63627198327306" calcext:value-type="float">
            <text:p>63627198327306</text:p>
          </table:table-cell>
          <table:table-cell table:style-name="ce10" table:formula="of:=([.AQ99]-[.AQ98])/1000" office:value-type="float" office:value="2.000296875" calcext:value-type="float">
            <text:p>2.0003</text:p>
          </table:table-cell>
          <table:table-cell table:style-name="ce10" table:formula="of:=[.AR99]+[.AS98]" office:value-type="float" office:value="193.9988984375" calcext:value-type="float">
            <text:p>193.9989</text:p>
          </table:table-cell>
          <table:table-cell table:style-name="ce60" table:formula="of:=[.AS99]-2*([.$B99]-1)" office:value-type="float" office:value="-0.00110156249999704" calcext:value-type="float">
            <text:p>-0.0011015625</text:p>
          </table:table-cell>
          <table:table-cell table:style-name="Default" office:value-type="float" office:value="63627198801048.8" calcext:value-type="float">
            <text:p>63627198801048.8</text:p>
          </table:table-cell>
          <table:table-cell table:style-name="ce10" table:formula="of:=([.AU99]-[.AU98])/1000" office:value-type="float" office:value="1.9973984375" calcext:value-type="float">
            <text:p>1.9974</text:p>
          </table:table-cell>
          <table:table-cell table:style-name="ce10" table:formula="of:=[.AV99]+[.AW98]" office:value-type="float" office:value="193.998796875" calcext:value-type="float">
            <text:p>193.9988</text:p>
          </table:table-cell>
          <table:table-cell table:style-name="ce61" table:formula="of:=[.AW99]-2*([.$B99]-1)" office:value-type="float" office:value="-0.001203125000103" calcext:value-type="float">
            <text:p>-0.001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99" calcext:value-type="float">
            <text:p>99</text:p>
          </table:table-cell>
          <table:table-cell office:value-type="float" office:value="63627193669573.8" calcext:value-type="float">
            <text:p>63627193669573.8</text:p>
          </table:table-cell>
          <table:table-cell table:formula="of:=([.C100]-[.C99])/1000" office:value-type="float" office:value="1.9996015625" calcext:value-type="float">
            <text:p>1.9996</text:p>
          </table:table-cell>
          <table:table-cell table:formula="of:=[.D100]+[.E99]" office:value-type="float" office:value="195.999390625" calcext:value-type="float">
            <text:p>195.9994</text:p>
          </table:table-cell>
          <table:table-cell table:style-name="ce12" table:formula="of:=[.E100]-2*([.$B100]-1)" office:value-type="float" office:value="-0.000609375000038881" calcext:value-type="float">
            <text:p>-0.000609375</text:p>
          </table:table-cell>
          <table:table-cell table:style-name="Default" office:value-type="float" office:value="63627194134792.2" calcext:value-type="float">
            <text:p>63627194134792.2</text:p>
          </table:table-cell>
          <table:table-cell table:style-name="ce10" table:formula="of:=([.G100]-[.G99])/1000" office:value-type="float" office:value="2.001203125" calcext:value-type="float">
            <text:p>2.0012</text:p>
          </table:table-cell>
          <table:table-cell table:style-name="ce10" table:formula="of:=[.H100]+[.I99]" office:value-type="float" office:value="195.9990703125" calcext:value-type="float">
            <text:p>195.9991</text:p>
          </table:table-cell>
          <table:table-cell table:style-name="ce17" table:formula="of:=[.I100]-2*([.$B100]-1)" office:value-type="float" office:value="-0.000929687499876764" calcext:value-type="float">
            <text:p>-0.0009296875</text:p>
          </table:table-cell>
          <table:table-cell table:style-name="Default" office:value-type="float" office:value="63627194599386" calcext:value-type="float">
            <text:p>63627194599386</text:p>
          </table:table-cell>
          <table:table-cell table:style-name="ce10" table:formula="of:=([.K100]-[.K99])/1000" office:value-type="float" office:value="1.9971015625" calcext:value-type="float">
            <text:p>1.9971</text:p>
          </table:table-cell>
          <table:table-cell table:style-name="ce10" table:formula="of:=[.L100]+[.M99]" office:value-type="float" office:value="195.9985" calcext:value-type="float">
            <text:p>195.9985</text:p>
          </table:table-cell>
          <table:table-cell table:style-name="ce21" table:formula="of:=[.M100]-2*([.$B100]-1)" office:value-type="float" office:value="-0.00149999999996453" calcext:value-type="float">
            <text:p>-0.0015</text:p>
          </table:table-cell>
          <table:table-cell table:style-name="Default" office:value-type="float" office:value="63627195072215.8" calcext:value-type="float">
            <text:p>63627195072215.8</text:p>
          </table:table-cell>
          <table:table-cell table:style-name="ce10" table:formula="of:=([.O100]-[.O99])/1000" office:value-type="float" office:value="1.9996953125" calcext:value-type="float">
            <text:p>1.9997</text:p>
          </table:table-cell>
          <table:table-cell table:style-name="ce10" table:formula="of:=[.P100]+[.Q99]" office:value-type="float" office:value="195.99909375" calcext:value-type="float">
            <text:p>195.9991</text:p>
          </table:table-cell>
          <table:table-cell table:style-name="ce25" table:formula="of:=[.Q100]-2*([.$B100]-1)" office:value-type="float" office:value="-0.000906249999957254" calcext:value-type="float">
            <text:p>-0.00090625</text:p>
          </table:table-cell>
          <table:table-cell table:style-name="Default" office:value-type="float" office:value="63627195529598.4" calcext:value-type="float">
            <text:p>63627195529598.4</text:p>
          </table:table-cell>
          <table:table-cell table:style-name="ce10" table:formula="of:=([.S100]-[.S99])/1000" office:value-type="float" office:value="1.998796875" calcext:value-type="float">
            <text:p>1.9988</text:p>
          </table:table-cell>
          <table:table-cell table:style-name="ce10" table:formula="of:=[.T100]+[.U99]" office:value-type="float" office:value="195.9996015625" calcext:value-type="float">
            <text:p>195.9996</text:p>
          </table:table-cell>
          <table:table-cell table:style-name="ce26" table:formula="of:=[.U100]-2*([.$B100]-1)" office:value-type="float" office:value="-0.000398437499967486" calcext:value-type="float">
            <text:p>-0.0003984375</text:p>
          </table:table-cell>
          <table:table-cell table:formula="of:=[.W$104]" office:value-type="float" office:value="63627196005137.7" calcext:value-type="float">
            <text:p>63627196005137.7</text:p>
          </table:table-cell>
          <table:table-cell table:style-name="ce10" table:formula="of:=([.W100]-[.W99])/1000" office:value-type="float" office:value="0" calcext:value-type="float">
            <text:p>0.0000</text:p>
          </table:table-cell>
          <table:table-cell table:style-name="ce10" table:formula="of:=[.X100]+[.Y99]" office:value-type="float" office:value="204.0496015625" calcext:value-type="float">
            <text:p>204.0496</text:p>
          </table:table-cell>
          <table:table-cell table:style-name="ce29" table:formula="of:=[.Y100]-2*([.$B100]-1)" office:value-type="float" office:value="8.04960156250002" calcext:value-type="float">
            <text:p>8.0496015625</text:p>
          </table:table-cell>
          <table:table-cell table:style-name="Default" office:value-type="float" office:value="63627196455643.1" calcext:value-type="float">
            <text:p>63627196455643.1</text:p>
          </table:table-cell>
          <table:table-cell table:style-name="ce10" table:formula="of:=([.AA100]-[.AA99])/1000" office:value-type="float" office:value="0.2216015625" calcext:value-type="float">
            <text:p>0.2216</text:p>
          </table:table-cell>
          <table:table-cell table:style-name="ce10" table:formula="of:=[.AB100]+[.AC99]" office:value-type="float" office:value="195.999203125" calcext:value-type="float">
            <text:p>195.9992</text:p>
          </table:table-cell>
          <table:table-cell table:style-name="ce33" table:formula="of:=[.AC100]-2*([.$B100]-1)" office:value-type="float" office:value="-0.000796874999934971" calcext:value-type="float">
            <text:p>-0.000796875</text:p>
          </table:table-cell>
          <table:table-cell table:style-name="Default" office:value-type="float" office:value="63627196927279" calcext:value-type="float">
            <text:p>63627196927279</text:p>
          </table:table-cell>
          <table:table-cell table:style-name="ce10" table:formula="of:=([.AE100]-[.AE99])/1000" office:value-type="float" office:value="1.9991015625" calcext:value-type="float">
            <text:p>1.9991</text:p>
          </table:table-cell>
          <table:table-cell table:style-name="ce10" table:formula="of:=[.AF100]+[.AG99]" office:value-type="float" office:value="195.9991015625" calcext:value-type="float">
            <text:p>195.9991</text:p>
          </table:table-cell>
          <table:table-cell table:style-name="ce40" table:formula="of:=[.AG100]-2*([.$B100]-1)" office:value-type="float" office:value="-0.000898437500040927" calcext:value-type="float">
            <text:p>-0.0008984375</text:p>
          </table:table-cell>
          <table:table-cell table:style-name="Default" office:value-type="float" office:value="63627197388264.1" calcext:value-type="float">
            <text:p>63627197388264.1</text:p>
          </table:table-cell>
          <table:table-cell table:style-name="ce10" table:formula="of:=([.AI100]-[.AI99])/1000" office:value-type="float" office:value="2" calcext:value-type="float">
            <text:p>2.0000</text:p>
          </table:table-cell>
          <table:table-cell table:style-name="ce10" table:formula="of:=[.AJ100]+[.AK99]" office:value-type="float" office:value="195.9991015625" calcext:value-type="float">
            <text:p>195.9991</text:p>
          </table:table-cell>
          <table:table-cell table:style-name="ce48" table:formula="of:=[.AK100]-2*([.$B100]-1)" office:value-type="float" office:value="-0.000898437500012506" calcext:value-type="float">
            <text:p>-0.0008984375</text:p>
          </table:table-cell>
          <table:table-cell table:style-name="Default" office:value-type="float" office:value="63627197867328.7" calcext:value-type="float">
            <text:p>63627197867328.7</text:p>
          </table:table-cell>
          <table:table-cell table:style-name="ce10" table:formula="of:=([.AM100]-[.AM99])/1000" office:value-type="float" office:value="1.9985" calcext:value-type="float">
            <text:p>1.9985</text:p>
          </table:table-cell>
          <table:table-cell table:style-name="ce10" table:formula="of:=[.AN100]+[.AO99]" office:value-type="float" office:value="195.9998046875" calcext:value-type="float">
            <text:p>195.9998</text:p>
          </table:table-cell>
          <table:table-cell table:style-name="ce54" table:formula="of:=[.AO100]-2*([.$B100]-1)" office:value-type="float" office:value="-0.000195312499982947" calcext:value-type="float">
            <text:p>-0.0001953125</text:p>
          </table:table-cell>
          <table:table-cell table:style-name="Default" office:value-type="float" office:value="63627198329307.6" calcext:value-type="float">
            <text:p>63627198329307.6</text:p>
          </table:table-cell>
          <table:table-cell table:style-name="ce10" table:formula="of:=([.AQ100]-[.AQ99])/1000" office:value-type="float" office:value="2.0016015625" calcext:value-type="float">
            <text:p>2.0016</text:p>
          </table:table-cell>
          <table:table-cell table:style-name="ce10" table:formula="of:=[.AR100]+[.AS99]" office:value-type="float" office:value="196.0005" calcext:value-type="float">
            <text:p>196.0005</text:p>
          </table:table-cell>
          <table:table-cell table:style-name="ce60" table:formula="of:=[.AS100]-2*([.$B100]-1)" office:value-type="float" office:value="0.000500000000016598" calcext:value-type="float">
            <text:p>0.0005</text:p>
          </table:table-cell>
          <table:table-cell table:style-name="Default" office:value-type="float" office:value="63627198803050.5" calcext:value-type="float">
            <text:p>63627198803050.5</text:p>
          </table:table-cell>
          <table:table-cell table:style-name="ce10" table:formula="of:=([.AU100]-[.AU99])/1000" office:value-type="float" office:value="2.001703125" calcext:value-type="float">
            <text:p>2.0017</text:p>
          </table:table-cell>
          <table:table-cell table:style-name="ce10" table:formula="of:=[.AV100]+[.AW99]" office:value-type="float" office:value="196.0005" calcext:value-type="float">
            <text:p>196.0005</text:p>
          </table:table-cell>
          <table:table-cell table:style-name="ce61" table:formula="of:=[.AW100]-2*([.$B100]-1)" office:value-type="float" office:value="0.000499999999902911" calcext:value-type="float">
            <text:p>0.000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63627193671574.7" calcext:value-type="float">
            <text:p>63627193671574.7</text:p>
          </table:table-cell>
          <table:table-cell table:formula="of:=([.C101]-[.C100])/1000" office:value-type="float" office:value="2.0008828125" calcext:value-type="float">
            <text:p>2.0009</text:p>
          </table:table-cell>
          <table:table-cell table:formula="of:=[.D101]+[.E100]" office:value-type="float" office:value="198.0002734375" calcext:value-type="float">
            <text:p>198.0003</text:p>
          </table:table-cell>
          <table:table-cell table:style-name="ce12" table:formula="of:=[.E101]-2*([.$B101]-1)" office:value-type="float" office:value="0.000273437499970441" calcext:value-type="float">
            <text:p>0.0002734375</text:p>
          </table:table-cell>
          <table:table-cell table:style-name="Default" office:value-type="float" office:value="63627194136791.3" calcext:value-type="float">
            <text:p>63627194136791.3</text:p>
          </table:table-cell>
          <table:table-cell table:style-name="ce10" table:formula="of:=([.G101]-[.G100])/1000" office:value-type="float" office:value="1.99909375" calcext:value-type="float">
            <text:p>1.9991</text:p>
          </table:table-cell>
          <table:table-cell table:style-name="ce10" table:formula="of:=[.H101]+[.I100]" office:value-type="float" office:value="197.9981640625" calcext:value-type="float">
            <text:p>197.9982</text:p>
          </table:table-cell>
          <table:table-cell table:style-name="ce17" table:formula="of:=[.I101]-2*([.$B101]-1)" office:value-type="float" office:value="-0.00183593749989086" calcext:value-type="float">
            <text:p>-0.0018359375</text:p>
          </table:table-cell>
          <table:table-cell table:style-name="Default" office:value-type="float" office:value="63627194601386.4" calcext:value-type="float">
            <text:p>63627194601386.4</text:p>
          </table:table-cell>
          <table:table-cell table:style-name="ce10" table:formula="of:=([.K101]-[.K100])/1000" office:value-type="float" office:value="2.0003984375" calcext:value-type="float">
            <text:p>2.0004</text:p>
          </table:table-cell>
          <table:table-cell table:style-name="ce10" table:formula="of:=[.L101]+[.M100]" office:value-type="float" office:value="197.9988984375" calcext:value-type="float">
            <text:p>197.9989</text:p>
          </table:table-cell>
          <table:table-cell table:style-name="ce21" table:formula="of:=[.M101]-2*([.$B101]-1)" office:value-type="float" office:value="-0.00110156249996862" calcext:value-type="float">
            <text:p>-0.0011015625</text:p>
          </table:table-cell>
          <table:table-cell table:style-name="Default" office:value-type="float" office:value="63627195074215.4" calcext:value-type="float">
            <text:p>63627195074215.4</text:p>
          </table:table-cell>
          <table:table-cell table:style-name="ce10" table:formula="of:=([.O101]-[.O100])/1000" office:value-type="float" office:value="1.9996015625" calcext:value-type="float">
            <text:p>1.9996</text:p>
          </table:table-cell>
          <table:table-cell table:style-name="ce10" table:formula="of:=[.P101]+[.Q100]" office:value-type="float" office:value="197.9986953125" calcext:value-type="float">
            <text:p>197.9987</text:p>
          </table:table-cell>
          <table:table-cell table:style-name="ce25" table:formula="of:=[.Q101]-2*([.$B101]-1)" office:value-type="float" office:value="-0.00130468749995316" calcext:value-type="float">
            <text:p>-0.0013046875</text:p>
          </table:table-cell>
          <table:table-cell table:style-name="Default" office:value-type="float" office:value="63627195531598.2" calcext:value-type="float">
            <text:p>63627195531598.2</text:p>
          </table:table-cell>
          <table:table-cell table:style-name="ce10" table:formula="of:=([.S101]-[.S100])/1000" office:value-type="float" office:value="1.9998046875" calcext:value-type="float">
            <text:p>1.9998</text:p>
          </table:table-cell>
          <table:table-cell table:style-name="ce10" table:formula="of:=[.T101]+[.U100]" office:value-type="float" office:value="197.99940625" calcext:value-type="float">
            <text:p>197.9994</text:p>
          </table:table-cell>
          <table:table-cell table:style-name="ce26" table:formula="of:=[.U101]-2*([.$B101]-1)" office:value-type="float" office:value="-0.000593749999978854" calcext:value-type="float">
            <text:p>-0.00059375</text:p>
          </table:table-cell>
          <table:table-cell table:formula="of:=[.W$104]" office:value-type="float" office:value="63627196005137.7" calcext:value-type="float">
            <text:p>63627196005137.7</text:p>
          </table:table-cell>
          <table:table-cell table:style-name="ce10" table:formula="of:=([.W101]-[.W100])/1000" office:value-type="float" office:value="0" calcext:value-type="float">
            <text:p>0.0000</text:p>
          </table:table-cell>
          <table:table-cell table:style-name="ce10" table:formula="of:=[.X101]+[.Y100]" office:value-type="float" office:value="204.0496015625" calcext:value-type="float">
            <text:p>204.0496</text:p>
          </table:table-cell>
          <table:table-cell table:style-name="ce29" table:formula="of:=[.Y101]-2*([.$B101]-1)" office:value-type="float" office:value="6.04960156250002" calcext:value-type="float">
            <text:p>6.0496015625</text:p>
          </table:table-cell>
          <table:table-cell table:style-name="Default" office:value-type="float" office:value="63627196457643.8" calcext:value-type="float">
            <text:p>63627196457643.8</text:p>
          </table:table-cell>
          <table:table-cell table:style-name="ce10" table:formula="of:=([.AA101]-[.AA100])/1000" office:value-type="float" office:value="2.0006953125" calcext:value-type="float">
            <text:p>2.0007</text:p>
          </table:table-cell>
          <table:table-cell table:style-name="ce10" table:formula="of:=[.AB101]+[.AC100]" office:value-type="float" office:value="197.9998984375" calcext:value-type="float">
            <text:p>197.9999</text:p>
          </table:table-cell>
          <table:table-cell table:style-name="ce33" table:formula="of:=[.AC101]-2*([.$B101]-1)" office:value-type="float" office:value="-0.000101562499935426" calcext:value-type="float">
            <text:p>-0.0001015625</text:p>
          </table:table-cell>
          <table:table-cell table:style-name="Default" office:value-type="float" office:value="63627196929280.1" calcext:value-type="float">
            <text:p>63627196929280.1</text:p>
          </table:table-cell>
          <table:table-cell table:style-name="ce10" table:formula="of:=([.AE101]-[.AE100])/1000" office:value-type="float" office:value="2.0011015625" calcext:value-type="float">
            <text:p>2.0011</text:p>
          </table:table-cell>
          <table:table-cell table:style-name="ce10" table:formula="of:=[.AF101]+[.AG100]" office:value-type="float" office:value="198.000203125" calcext:value-type="float">
            <text:p>198.0002</text:p>
          </table:table-cell>
          <table:table-cell table:style-name="ce40" table:formula="of:=[.AG101]-2*([.$B101]-1)" office:value-type="float" office:value="0.000203124999956117" calcext:value-type="float">
            <text:p>0.000203125</text:p>
          </table:table-cell>
          <table:table-cell table:style-name="Default" office:value-type="float" office:value="63627197390265.4" calcext:value-type="float">
            <text:p>63627197390265.4</text:p>
          </table:table-cell>
          <table:table-cell table:style-name="ce10" table:formula="of:=([.AI101]-[.AI100])/1000" office:value-type="float" office:value="2.001296875" calcext:value-type="float">
            <text:p>2.0013</text:p>
          </table:table-cell>
          <table:table-cell table:style-name="ce10" table:formula="of:=[.AJ101]+[.AK100]" office:value-type="float" office:value="198.0003984375" calcext:value-type="float">
            <text:p>198.0004</text:p>
          </table:table-cell>
          <table:table-cell table:style-name="ce48" table:formula="of:=[.AK101]-2*([.$B101]-1)" office:value-type="float" office:value="0.000398437499995907" calcext:value-type="float">
            <text:p>0.0003984375</text:p>
          </table:table-cell>
          <table:table-cell table:style-name="Default" office:value-type="float" office:value="63627197869327.9" calcext:value-type="float">
            <text:p>63627197869327.9</text:p>
          </table:table-cell>
          <table:table-cell table:style-name="ce10" table:formula="of:=([.AM101]-[.AM100])/1000" office:value-type="float" office:value="1.9991953125" calcext:value-type="float">
            <text:p>1.9992</text:p>
          </table:table-cell>
          <table:table-cell table:style-name="ce10" table:formula="of:=[.AN101]+[.AO100]" office:value-type="float" office:value="197.999" calcext:value-type="float">
            <text:p>197.9990</text:p>
          </table:table-cell>
          <table:table-cell table:style-name="ce54" table:formula="of:=[.AO101]-2*([.$B101]-1)" office:value-type="float" office:value="-0.000999999999976353" calcext:value-type="float">
            <text:p>-0.001</text:p>
          </table:table-cell>
          <table:table-cell table:style-name="Default" office:value-type="float" office:value="63627198331305.9" calcext:value-type="float">
            <text:p>63627198331305.9</text:p>
          </table:table-cell>
          <table:table-cell table:style-name="ce10" table:formula="of:=([.AQ101]-[.AQ100])/1000" office:value-type="float" office:value="1.998296875" calcext:value-type="float">
            <text:p>1.9983</text:p>
          </table:table-cell>
          <table:table-cell table:style-name="ce10" table:formula="of:=[.AR101]+[.AS100]" office:value-type="float" office:value="197.998796875" calcext:value-type="float">
            <text:p>197.9988</text:p>
          </table:table-cell>
          <table:table-cell table:style-name="ce60" table:formula="of:=[.AS101]-2*([.$B101]-1)" office:value-type="float" office:value="-0.00120312499998931" calcext:value-type="float">
            <text:p>-0.001203125</text:p>
          </table:table-cell>
          <table:table-cell table:style-name="Default" office:value-type="float" office:value="63627198805049.5" calcext:value-type="float">
            <text:p>63627198805049.5</text:p>
          </table:table-cell>
          <table:table-cell table:style-name="ce10" table:formula="of:=([.AU101]-[.AU100])/1000" office:value-type="float" office:value="1.999" calcext:value-type="float">
            <text:p>1.9990</text:p>
          </table:table-cell>
          <table:table-cell table:style-name="ce10" table:formula="of:=[.AV101]+[.AW100]" office:value-type="float" office:value="197.9995" calcext:value-type="float">
            <text:p>197.9995</text:p>
          </table:table-cell>
          <table:table-cell table:style-name="ce61" table:formula="of:=[.AW101]-2*([.$B101]-1)" office:value-type="float" office:value="-0.000500000000101863" calcext:value-type="float">
            <text:p>-0.000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63627193673574.8" calcext:value-type="float">
            <text:p>63627193673574.8</text:p>
          </table:table-cell>
          <table:table-cell table:formula="of:=([.C102]-[.C101])/1000" office:value-type="float" office:value="2.0000859375" calcext:value-type="float">
            <text:p>2.0001</text:p>
          </table:table-cell>
          <table:table-cell table:formula="of:=[.D102]+[.E101]" office:value-type="float" office:value="200.000359375" calcext:value-type="float">
            <text:p>200.0004</text:p>
          </table:table-cell>
          <table:table-cell table:style-name="ce12" table:formula="of:=[.E102]-2*([.$B102]-1)" office:value-type="float" office:value="0.000359374999959527" calcext:value-type="float">
            <text:p>0.000359375</text:p>
          </table:table-cell>
          <table:table-cell table:style-name="Default" office:value-type="float" office:value="63627194138790.5" calcext:value-type="float">
            <text:p>63627194138790.5</text:p>
          </table:table-cell>
          <table:table-cell table:style-name="ce10" table:formula="of:=([.G102]-[.G101])/1000" office:value-type="float" office:value="1.999203125" calcext:value-type="float">
            <text:p>1.9992</text:p>
          </table:table-cell>
          <table:table-cell table:style-name="ce10" table:formula="of:=[.H102]+[.I101]" office:value-type="float" office:value="199.9973671875" calcext:value-type="float">
            <text:p>199.9974</text:p>
          </table:table-cell>
          <table:table-cell table:style-name="ce17" table:formula="of:=[.I102]-2*([.$B102]-1)" office:value-type="float" office:value="-0.00263281249988268" calcext:value-type="float">
            <text:p>-0.0026328125</text:p>
          </table:table-cell>
          <table:table-cell table:style-name="Default" office:value-type="float" office:value="63627194603386.7" calcext:value-type="float">
            <text:p>63627194603386.7</text:p>
          </table:table-cell>
          <table:table-cell table:style-name="ce10" table:formula="of:=([.K102]-[.K101])/1000" office:value-type="float" office:value="2.0003046875" calcext:value-type="float">
            <text:p>2.0003</text:p>
          </table:table-cell>
          <table:table-cell table:style-name="ce10" table:formula="of:=[.L102]+[.M101]" office:value-type="float" office:value="199.999203125" calcext:value-type="float">
            <text:p>199.9992</text:p>
          </table:table-cell>
          <table:table-cell table:style-name="ce21" table:formula="of:=[.M102]-2*([.$B102]-1)" office:value-type="float" office:value="-0.000796874999963393" calcext:value-type="float">
            <text:p>-0.000796875</text:p>
          </table:table-cell>
          <table:table-cell table:style-name="Default" office:value-type="float" office:value="63627195076215.9" calcext:value-type="float">
            <text:p>63627195076215.9</text:p>
          </table:table-cell>
          <table:table-cell table:style-name="ce10" table:formula="of:=([.O102]-[.O101])/1000" office:value-type="float" office:value="2.0005" calcext:value-type="float">
            <text:p>2.0005</text:p>
          </table:table-cell>
          <table:table-cell table:style-name="ce10" table:formula="of:=[.P102]+[.Q101]" office:value-type="float" office:value="199.9991953125" calcext:value-type="float">
            <text:p>199.9992</text:p>
          </table:table-cell>
          <table:table-cell table:style-name="ce25" table:formula="of:=[.Q102]-2*([.$B102]-1)" office:value-type="float" office:value="-0.000804687499964984" calcext:value-type="float">
            <text:p>-0.0008046875</text:p>
          </table:table-cell>
          <table:table-cell table:style-name="Default" office:value-type="float" office:value="63627195533597.8" calcext:value-type="float">
            <text:p>63627195533597.8</text:p>
          </table:table-cell>
          <table:table-cell table:style-name="ce10" table:formula="of:=([.S102]-[.S101])/1000" office:value-type="float" office:value="1.99959375" calcext:value-type="float">
            <text:p>1.9996</text:p>
          </table:table-cell>
          <table:table-cell table:style-name="ce10" table:formula="of:=[.T102]+[.U101]" office:value-type="float" office:value="199.999" calcext:value-type="float">
            <text:p>199.9990</text:p>
          </table:table-cell>
          <table:table-cell table:style-name="ce26" table:formula="of:=[.U102]-2*([.$B102]-1)" office:value-type="float" office:value="-0.000999999999976353" calcext:value-type="float">
            <text:p>-0.001</text:p>
          </table:table-cell>
          <table:table-cell table:formula="of:=[.W$104]" office:value-type="float" office:value="63627196005137.7" calcext:value-type="float">
            <text:p>63627196005137.7</text:p>
          </table:table-cell>
          <table:table-cell table:style-name="ce10" table:formula="of:=([.W102]-[.W101])/1000" office:value-type="float" office:value="0" calcext:value-type="float">
            <text:p>0.0000</text:p>
          </table:table-cell>
          <table:table-cell table:style-name="ce10" table:formula="of:=[.X102]+[.Y101]" office:value-type="float" office:value="204.0496015625" calcext:value-type="float">
            <text:p>204.0496</text:p>
          </table:table-cell>
          <table:table-cell table:style-name="ce29" table:formula="of:=[.Y102]-2*([.$B102]-1)" office:value-type="float" office:value="4.04960156250002" calcext:value-type="float">
            <text:p>4.0496015625</text:p>
          </table:table-cell>
          <table:table-cell table:style-name="Default" office:value-type="float" office:value="63627196459643.3" calcext:value-type="float">
            <text:p>63627196459643.3</text:p>
          </table:table-cell>
          <table:table-cell table:style-name="ce10" table:formula="of:=([.AA102]-[.AA101])/1000" office:value-type="float" office:value="1.9995" calcext:value-type="float">
            <text:p>1.9995</text:p>
          </table:table-cell>
          <table:table-cell table:style-name="ce10" table:formula="of:=[.AB102]+[.AC101]" office:value-type="float" office:value="199.9993984375" calcext:value-type="float">
            <text:p>199.9994</text:p>
          </table:table-cell>
          <table:table-cell table:style-name="ce33" table:formula="of:=[.AC102]-2*([.$B102]-1)" office:value-type="float" office:value="-0.000601562499923602" calcext:value-type="float">
            <text:p>-0.0006015625</text:p>
          </table:table-cell>
          <table:table-cell table:style-name="Default" office:value-type="float" office:value="63627196931278.9" calcext:value-type="float">
            <text:p>63627196931278.9</text:p>
          </table:table-cell>
          <table:table-cell table:style-name="ce10" table:formula="of:=([.AE102]-[.AE101])/1000" office:value-type="float" office:value="1.998796875" calcext:value-type="float">
            <text:p>1.9988</text:p>
          </table:table-cell>
          <table:table-cell table:style-name="ce10" table:formula="of:=[.AF102]+[.AG101]" office:value-type="float" office:value="199.999" calcext:value-type="float">
            <text:p>199.9990</text:p>
          </table:table-cell>
          <table:table-cell table:style-name="ce40" table:formula="of:=[.AG102]-2*([.$B102]-1)" office:value-type="float" office:value="-0.0010000000000332" calcext:value-type="float">
            <text:p>-0.001</text:p>
          </table:table-cell>
          <table:table-cell table:style-name="Default" office:value-type="float" office:value="63627197392263.3" calcext:value-type="float">
            <text:p>63627197392263.3</text:p>
          </table:table-cell>
          <table:table-cell table:style-name="ce10" table:formula="of:=([.AI102]-[.AI101])/1000" office:value-type="float" office:value="1.9978984375" calcext:value-type="float">
            <text:p>1.9979</text:p>
          </table:table-cell>
          <table:table-cell table:style-name="ce10" table:formula="of:=[.AJ102]+[.AK101]" office:value-type="float" office:value="199.998296875" calcext:value-type="float">
            <text:p>199.9983</text:p>
          </table:table-cell>
          <table:table-cell table:style-name="ce48" table:formula="of:=[.AK102]-2*([.$B102]-1)" office:value-type="float" office:value="-0.00170312500000591" calcext:value-type="float">
            <text:p>-0.001703125</text:p>
          </table:table-cell>
          <table:table-cell table:style-name="Default" office:value-type="float" office:value="63627197871329.6" calcext:value-type="float">
            <text:p>63627197871329.6</text:p>
          </table:table-cell>
          <table:table-cell table:style-name="ce10" table:formula="of:=([.AM102]-[.AM101])/1000" office:value-type="float" office:value="2.001703125" calcext:value-type="float">
            <text:p>2.0017</text:p>
          </table:table-cell>
          <table:table-cell table:style-name="ce10" table:formula="of:=[.AN102]+[.AO101]" office:value-type="float" office:value="200.000703125" calcext:value-type="float">
            <text:p>200.0007</text:p>
          </table:table-cell>
          <table:table-cell table:style-name="ce54" table:formula="of:=[.AO102]-2*([.$B102]-1)" office:value-type="float" office:value="0.000703125000029559" calcext:value-type="float">
            <text:p>0.000703125</text:p>
          </table:table-cell>
          <table:table-cell table:style-name="Default" office:value-type="float" office:value="63627198333305.9" calcext:value-type="float">
            <text:p>63627198333305.9</text:p>
          </table:table-cell>
          <table:table-cell table:style-name="ce10" table:formula="of:=([.AQ102]-[.AQ101])/1000" office:value-type="float" office:value="2" calcext:value-type="float">
            <text:p>2.0000</text:p>
          </table:table-cell>
          <table:table-cell table:style-name="ce10" table:formula="of:=[.AR102]+[.AS101]" office:value-type="float" office:value="199.998796875" calcext:value-type="float">
            <text:p>199.9988</text:p>
          </table:table-cell>
          <table:table-cell table:style-name="ce60" table:formula="of:=[.AS102]-2*([.$B102]-1)" office:value-type="float" office:value="-0.00120312499998931" calcext:value-type="float">
            <text:p>-0.001203125</text:p>
          </table:table-cell>
          <table:table-cell table:style-name="Default" office:value-type="float" office:value="63627198807049.9" calcext:value-type="float">
            <text:p>63627198807049.9</text:p>
          </table:table-cell>
          <table:table-cell table:style-name="ce10" table:formula="of:=([.AU102]-[.AU101])/1000" office:value-type="float" office:value="2.0003984375" calcext:value-type="float">
            <text:p>2.0004</text:p>
          </table:table-cell>
          <table:table-cell table:style-name="ce10" table:formula="of:=[.AV102]+[.AW101]" office:value-type="float" office:value="199.9998984375" calcext:value-type="float">
            <text:p>199.9999</text:p>
          </table:table-cell>
          <table:table-cell table:style-name="ce61" table:formula="of:=[.AW102]-2*([.$B102]-1)" office:value-type="float" office:value="-0.000101562500105956" calcext:value-type="float">
            <text:p>-0.0001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02" calcext:value-type="float">
            <text:p>102</text:p>
          </table:table-cell>
          <table:table-cell office:value-type="float" office:value="63627193675573.5" calcext:value-type="float">
            <text:p>63627193675573.5</text:p>
          </table:table-cell>
          <table:table-cell table:formula="of:=([.C103]-[.C102])/1000" office:value-type="float" office:value="1.9986875" calcext:value-type="float">
            <text:p>1.9987</text:p>
          </table:table-cell>
          <table:table-cell table:formula="of:=[.D103]+[.E102]" office:value-type="float" office:value="201.999046875" calcext:value-type="float">
            <text:p>201.9990</text:p>
          </table:table-cell>
          <table:table-cell table:style-name="ce12" table:formula="of:=[.E103]-2*([.$B103]-1)" office:value-type="float" office:value="-0.000953125000052069" calcext:value-type="float">
            <text:p>-0.000953125</text:p>
          </table:table-cell>
          <table:table-cell table:style-name="Default" office:value-type="float" office:value="63627194140790.8" calcext:value-type="float">
            <text:p>63627194140790.8</text:p>
          </table:table-cell>
          <table:table-cell table:style-name="ce10" table:formula="of:=([.G103]-[.G102])/1000" office:value-type="float" office:value="2.000296875" calcext:value-type="float">
            <text:p>2.0003</text:p>
          </table:table-cell>
          <table:table-cell table:style-name="ce10" table:formula="of:=[.H103]+[.I102]" office:value-type="float" office:value="201.9976640625" calcext:value-type="float">
            <text:p>201.9977</text:p>
          </table:table-cell>
          <table:table-cell table:style-name="ce17" table:formula="of:=[.I103]-2*([.$B103]-1)" office:value-type="float" office:value="-0.00233593749987904" calcext:value-type="float">
            <text:p>-0.0023359375</text:p>
          </table:table-cell>
          <table:table-cell table:style-name="Default" office:value-type="float" office:value="63627194605386.5" calcext:value-type="float">
            <text:p>63627194605386.5</text:p>
          </table:table-cell>
          <table:table-cell table:style-name="ce10" table:formula="of:=([.K103]-[.K102])/1000" office:value-type="float" office:value="1.999796875" calcext:value-type="float">
            <text:p>1.9998</text:p>
          </table:table-cell>
          <table:table-cell table:style-name="ce10" table:formula="of:=[.L103]+[.M102]" office:value-type="float" office:value="201.999" calcext:value-type="float">
            <text:p>201.9990</text:p>
          </table:table-cell>
          <table:table-cell table:style-name="ce21" table:formula="of:=[.M103]-2*([.$B103]-1)" office:value-type="float" office:value="-0.000999999999976353" calcext:value-type="float">
            <text:p>-0.001</text:p>
          </table:table-cell>
          <table:table-cell table:style-name="Default" office:value-type="float" office:value="63627195078216.9" calcext:value-type="float">
            <text:p>63627195078216.9</text:p>
          </table:table-cell>
          <table:table-cell table:style-name="ce10" table:formula="of:=([.O103]-[.O102])/1000" office:value-type="float" office:value="2.001" calcext:value-type="float">
            <text:p>2.0010</text:p>
          </table:table-cell>
          <table:table-cell table:style-name="ce10" table:formula="of:=[.P103]+[.Q102]" office:value-type="float" office:value="202.0001953125" calcext:value-type="float">
            <text:p>202.0002</text:p>
          </table:table-cell>
          <table:table-cell table:style-name="ce25" table:formula="of:=[.Q103]-2*([.$B103]-1)" office:value-type="float" office:value="0.00019531250003979" calcext:value-type="float">
            <text:p>0.0001953125</text:p>
          </table:table-cell>
          <table:table-cell table:style-name="Default" office:value-type="float" office:value="63627195535598.7" calcext:value-type="float">
            <text:p>63627195535598.7</text:p>
          </table:table-cell>
          <table:table-cell table:style-name="ce10" table:formula="of:=([.S103]-[.S102])/1000" office:value-type="float" office:value="2.00090625" calcext:value-type="float">
            <text:p>2.0009</text:p>
          </table:table-cell>
          <table:table-cell table:style-name="ce10" table:formula="of:=[.T103]+[.U102]" office:value-type="float" office:value="201.99990625" calcext:value-type="float">
            <text:p>201.9999</text:p>
          </table:table-cell>
          <table:table-cell table:style-name="ce26" table:formula="of:=[.U103]-2*([.$B103]-1)" office:value-type="float" office:value="-0.000093749999962256" calcext:value-type="float">
            <text:p>-0.00009375</text:p>
          </table:table-cell>
          <table:table-cell table:formula="of:=[.W$104]" office:value-type="float" office:value="63627196005137.7" calcext:value-type="float">
            <text:p>63627196005137.7</text:p>
          </table:table-cell>
          <table:table-cell table:style-name="ce10" table:formula="of:=([.W103]-[.W102])/1000" office:value-type="float" office:value="0" calcext:value-type="float">
            <text:p>0.0000</text:p>
          </table:table-cell>
          <table:table-cell table:style-name="ce10" table:formula="of:=[.X103]+[.Y102]" office:value-type="float" office:value="204.0496015625" calcext:value-type="float">
            <text:p>204.0496</text:p>
          </table:table-cell>
          <table:table-cell table:style-name="ce29" table:formula="of:=[.Y103]-2*([.$B103]-1)" office:value-type="float" office:value="2.04960156250002" calcext:value-type="float">
            <text:p>2.0496015625</text:p>
          </table:table-cell>
          <table:table-cell table:style-name="Default" office:value-type="float" office:value="63627196461644.3" calcext:value-type="float">
            <text:p>63627196461644.3</text:p>
          </table:table-cell>
          <table:table-cell table:style-name="ce10" table:formula="of:=([.AA103]-[.AA102])/1000" office:value-type="float" office:value="2.001" calcext:value-type="float">
            <text:p>2.0010</text:p>
          </table:table-cell>
          <table:table-cell table:style-name="ce10" table:formula="of:=[.AB103]+[.AC102]" office:value-type="float" office:value="202.0003984375" calcext:value-type="float">
            <text:p>202.0004</text:p>
          </table:table-cell>
          <table:table-cell table:style-name="ce33" table:formula="of:=[.AC103]-2*([.$B103]-1)" office:value-type="float" office:value="0.000398437500081172" calcext:value-type="float">
            <text:p>0.0003984375</text:p>
          </table:table-cell>
          <table:table-cell table:style-name="Default" office:value-type="float" office:value="63627196933280" calcext:value-type="float">
            <text:p>63627196933280</text:p>
          </table:table-cell>
          <table:table-cell table:style-name="ce10" table:formula="of:=([.AE103]-[.AE102])/1000" office:value-type="float" office:value="2.0011015625" calcext:value-type="float">
            <text:p>2.0011</text:p>
          </table:table-cell>
          <table:table-cell table:style-name="ce10" table:formula="of:=[.AF103]+[.AG102]" office:value-type="float" office:value="202.0001015625" calcext:value-type="float">
            <text:p>202.0001</text:p>
          </table:table-cell>
          <table:table-cell table:style-name="ce40" table:formula="of:=[.AG103]-2*([.$B103]-1)" office:value-type="float" office:value="0.000101562499963848" calcext:value-type="float">
            <text:p>0.0001015625</text:p>
          </table:table-cell>
          <table:table-cell table:style-name="Default" office:value-type="float" office:value="63627197394263.7" calcext:value-type="float">
            <text:p>63627197394263.7</text:p>
          </table:table-cell>
          <table:table-cell table:style-name="ce10" table:formula="of:=([.AI103]-[.AI102])/1000" office:value-type="float" office:value="2.00040625" calcext:value-type="float">
            <text:p>2.0004</text:p>
          </table:table-cell>
          <table:table-cell table:style-name="ce10" table:formula="of:=[.AJ103]+[.AK102]" office:value-type="float" office:value="201.998703125" calcext:value-type="float">
            <text:p>201.9987</text:p>
          </table:table-cell>
          <table:table-cell table:style-name="ce48" table:formula="of:=[.AK103]-2*([.$B103]-1)" office:value-type="float" office:value="-0.00129687500000841" calcext:value-type="float">
            <text:p>-0.001296875</text:p>
          </table:table-cell>
          <table:table-cell table:style-name="Default" office:value-type="float" office:value="63627197873327.6" calcext:value-type="float">
            <text:p>63627197873327.6</text:p>
          </table:table-cell>
          <table:table-cell table:style-name="ce10" table:formula="of:=([.AM103]-[.AM102])/1000" office:value-type="float" office:value="1.998" calcext:value-type="float">
            <text:p>1.9980</text:p>
          </table:table-cell>
          <table:table-cell table:style-name="ce10" table:formula="of:=[.AN103]+[.AO102]" office:value-type="float" office:value="201.998703125" calcext:value-type="float">
            <text:p>201.9987</text:p>
          </table:table-cell>
          <table:table-cell table:style-name="ce54" table:formula="of:=[.AO103]-2*([.$B103]-1)" office:value-type="float" office:value="-0.00129687499997999" calcext:value-type="float">
            <text:p>-0.001296875</text:p>
          </table:table-cell>
          <table:table-cell table:style-name="Default" office:value-type="float" office:value="63627198335305.7" calcext:value-type="float">
            <text:p>63627198335305.7</text:p>
          </table:table-cell>
          <table:table-cell table:style-name="ce10" table:formula="of:=([.AQ103]-[.AQ102])/1000" office:value-type="float" office:value="1.9998046875" calcext:value-type="float">
            <text:p>1.9998</text:p>
          </table:table-cell>
          <table:table-cell table:style-name="ce10" table:formula="of:=[.AR103]+[.AS102]" office:value-type="float" office:value="201.9986015625" calcext:value-type="float">
            <text:p>201.9986</text:p>
          </table:table-cell>
          <table:table-cell table:style-name="ce60" table:formula="of:=[.AS103]-2*([.$B103]-1)" office:value-type="float" office:value="-0.00139843750000068" calcext:value-type="float">
            <text:p>-0.0013984375</text:p>
          </table:table-cell>
          <table:table-cell table:style-name="Default" office:value-type="float" office:value="63627198809049" calcext:value-type="float">
            <text:p>63627198809049</text:p>
          </table:table-cell>
          <table:table-cell table:style-name="ce10" table:formula="of:=([.AU103]-[.AU102])/1000" office:value-type="float" office:value="1.9991015625" calcext:value-type="float">
            <text:p>1.9991</text:p>
          </table:table-cell>
          <table:table-cell table:style-name="ce10" table:formula="of:=[.AV103]+[.AW102]" office:value-type="float" office:value="201.999" calcext:value-type="float">
            <text:p>201.9990</text:p>
          </table:table-cell>
          <table:table-cell table:style-name="ce61" table:formula="of:=[.AW103]-2*([.$B103]-1)" office:value-type="float" office:value="-0.00100000000011846" calcext:value-type="float">
            <text:p>-0.00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7" office:value-type="float" office:value="103" calcext:value-type="float">
            <text:p>103</text:p>
          </table:table-cell>
          <table:table-cell office:value-type="float" office:value="63627193677575" calcext:value-type="float">
            <text:p>63627193677575</text:p>
          </table:table-cell>
          <table:table-cell table:formula="of:=([.C104]-[.C103])/1000" office:value-type="float" office:value="2.0015234375" calcext:value-type="float">
            <text:p>2.0015</text:p>
          </table:table-cell>
          <table:table-cell table:formula="of:=[.D104]+[.E103]" office:value-type="float" office:value="204.0005703125" calcext:value-type="float">
            <text:p>204.0006</text:p>
          </table:table-cell>
          <table:table-cell table:style-name="ce12" table:formula="of:=[.E104]-2*([.$B104]-1)" office:value-type="float" office:value="0.000570312499945658" calcext:value-type="float">
            <text:p>0.0005703125</text:p>
          </table:table-cell>
          <table:table-cell table:style-name="Default" office:value-type="float" office:value="63627194142793.4" calcext:value-type="float">
            <text:p>63627194142793.4</text:p>
          </table:table-cell>
          <table:table-cell table:style-name="ce10" table:formula="of:=([.G104]-[.G103])/1000" office:value-type="float" office:value="2.0026015625" calcext:value-type="float">
            <text:p>2.0026</text:p>
          </table:table-cell>
          <table:table-cell table:style-name="ce10" table:formula="of:=[.H104]+[.I103]" office:value-type="float" office:value="204.000265625" calcext:value-type="float">
            <text:p>204.0003</text:p>
          </table:table-cell>
          <table:table-cell table:style-name="ce17" table:formula="of:=[.I104]-2*([.$B104]-1)" office:value-type="float" office:value="0.000265625000110958" calcext:value-type="float">
            <text:p>0.000265625</text:p>
          </table:table-cell>
          <table:table-cell table:style-name="Default" office:value-type="float" office:value="63627194607388.1" calcext:value-type="float">
            <text:p>63627194607388.1</text:p>
          </table:table-cell>
          <table:table-cell table:style-name="ce10" table:formula="of:=([.K104]-[.K103])/1000" office:value-type="float" office:value="2.0016015625" calcext:value-type="float">
            <text:p>2.0016</text:p>
          </table:table-cell>
          <table:table-cell table:style-name="ce10" table:formula="of:=[.L104]+[.M103]" office:value-type="float" office:value="204.0006015625" calcext:value-type="float">
            <text:p>204.0006</text:p>
          </table:table-cell>
          <table:table-cell table:style-name="ce21" table:formula="of:=[.M104]-2*([.$B104]-1)" office:value-type="float" office:value="0.000601562500037289" calcext:value-type="float">
            <text:p>0.0006015625</text:p>
          </table:table-cell>
          <table:table-cell table:style-name="Default" office:value-type="float" office:value="63627195080218.1" calcext:value-type="float">
            <text:p>63627195080218.1</text:p>
          </table:table-cell>
          <table:table-cell table:style-name="ce10" table:formula="of:=([.O104]-[.O103])/1000" office:value-type="float" office:value="2.001203125" calcext:value-type="float">
            <text:p>2.0012</text:p>
          </table:table-cell>
          <table:table-cell table:style-name="ce10" table:formula="of:=[.P104]+[.Q103]" office:value-type="float" office:value="204.0013984375" calcext:value-type="float">
            <text:p>204.0014</text:p>
          </table:table-cell>
          <table:table-cell table:style-name="ce25" table:formula="of:=[.Q104]-2*([.$B104]-1)" office:value-type="float" office:value="0.0013984375000291" calcext:value-type="float">
            <text:p>0.0013984375</text:p>
          </table:table-cell>
          <table:table-cell table:style-name="Default" office:value-type="float" office:value="63627195537600" calcext:value-type="float">
            <text:p>63627195537600</text:p>
          </table:table-cell>
          <table:table-cell table:style-name="ce10" table:formula="of:=([.S104]-[.S103])/1000" office:value-type="float" office:value="2.001296875" calcext:value-type="float">
            <text:p>2.0013</text:p>
          </table:table-cell>
          <table:table-cell table:style-name="ce10" table:formula="of:=[.T104]+[.U103]" office:value-type="float" office:value="204.001203125" calcext:value-type="float">
            <text:p>204.0012</text:p>
          </table:table-cell>
          <table:table-cell table:style-name="ce26" table:formula="of:=[.U104]-2*([.$B104]-1)" office:value-type="float" office:value="0.00120312500004616" calcext:value-type="float">
            <text:p>0.001203125</text:p>
          </table:table-cell>
          <table:table-cell table:style-name="Default" office:value-type="float" office:value="63627196005137.7" calcext:value-type="float">
            <text:p>63627196005137.7</text:p>
          </table:table-cell>
          <table:table-cell table:style-name="ce10" table:formula="of:=([.W104]-[.W103])/1000" office:value-type="float" office:value="0" calcext:value-type="float">
            <text:p>0.0000</text:p>
          </table:table-cell>
          <table:table-cell table:style-name="ce10" table:formula="of:=[.X104]+[.Y103]" office:value-type="float" office:value="204.0496015625" calcext:value-type="float">
            <text:p>204.0496</text:p>
          </table:table-cell>
          <table:table-cell table:style-name="ce29" table:formula="of:=[.Y104]-2*([.$B104]-1)" office:value-type="float" office:value="0.0496015625000155" calcext:value-type="float">
            <text:p>0.0496015625</text:p>
          </table:table-cell>
          <table:table-cell table:style-name="Default" office:value-type="float" office:value="63627196463644.8" calcext:value-type="float">
            <text:p>63627196463644.8</text:p>
          </table:table-cell>
          <table:table-cell table:style-name="ce10" table:formula="of:=([.AA104]-[.AA103])/1000" office:value-type="float" office:value="2.0005" calcext:value-type="float">
            <text:p>2.0005</text:p>
          </table:table-cell>
          <table:table-cell table:style-name="ce10" table:formula="of:=[.AB104]+[.AC103]" office:value-type="float" office:value="204.0008984375" calcext:value-type="float">
            <text:p>204.0009</text:p>
          </table:table-cell>
          <table:table-cell table:style-name="ce33" table:formula="of:=[.AC104]-2*([.$B104]-1)" office:value-type="float" office:value="0.000898437500069349" calcext:value-type="float">
            <text:p>0.0008984375</text:p>
          </table:table-cell>
          <table:table-cell table:style-name="Default" office:value-type="float" office:value="63627196935434.5" calcext:value-type="float">
            <text:p>63627196935434.5</text:p>
          </table:table-cell>
          <table:table-cell table:style-name="ce10" table:formula="of:=([.AE104]-[.AE103])/1000" office:value-type="float" office:value="2.1545" calcext:value-type="float">
            <text:p>2.1545</text:p>
          </table:table-cell>
          <table:table-cell table:style-name="ce10" table:formula="of:=[.AF104]+[.AG103]" office:value-type="float" office:value="204.1546015625" calcext:value-type="float">
            <text:p>204.1546</text:p>
          </table:table-cell>
          <table:table-cell table:style-name="ce40" table:formula="of:=[.AG104]-2*([.$B104]-1)" office:value-type="float" office:value="0.154601562499977" calcext:value-type="float">
            <text:p>0.1546015625</text:p>
          </table:table-cell>
          <table:table-cell table:style-name="Default" office:value-type="float" office:value="63627197396265.3" calcext:value-type="float">
            <text:p>63627197396265.3</text:p>
          </table:table-cell>
          <table:table-cell table:style-name="ce10" table:formula="of:=([.AI104]-[.AI103])/1000" office:value-type="float" office:value="2.00159375" calcext:value-type="float">
            <text:p>2.0016</text:p>
          </table:table-cell>
          <table:table-cell table:style-name="ce10" table:formula="of:=[.AJ104]+[.AK103]" office:value-type="float" office:value="204.000296875" calcext:value-type="float">
            <text:p>204.0003</text:p>
          </table:table-cell>
          <table:table-cell table:style-name="ce48" table:formula="of:=[.AK104]-2*([.$B104]-1)" office:value-type="float" office:value="0.000296875000003638" calcext:value-type="float">
            <text:p>0.000296875</text:p>
          </table:table-cell>
          <table:table-cell table:style-name="Default" office:value-type="float" office:value="63627197875327.4" calcext:value-type="float">
            <text:p>63627197875327.4</text:p>
          </table:table-cell>
          <table:table-cell table:style-name="ce10" table:formula="of:=([.AM104]-[.AM103])/1000" office:value-type="float" office:value="1.999796875" calcext:value-type="float">
            <text:p>1.9998</text:p>
          </table:table-cell>
          <table:table-cell table:style-name="ce10" table:formula="of:=[.AN104]+[.AO103]" office:value-type="float" office:value="203.9985" calcext:value-type="float">
            <text:p>203.9985</text:p>
          </table:table-cell>
          <table:table-cell table:style-name="ce54" table:formula="of:=[.AO104]-2*([.$B104]-1)" office:value-type="float" office:value="-0.00149999999999295" calcext:value-type="float">
            <text:p>-0.0015</text:p>
          </table:table-cell>
          <table:table-cell table:style-name="Default" office:value-type="float" office:value="63627198337308.3" calcext:value-type="float">
            <text:p>63627198337308.3</text:p>
          </table:table-cell>
          <table:table-cell table:style-name="ce10" table:formula="of:=([.AQ104]-[.AQ103])/1000" office:value-type="float" office:value="2.00259375" calcext:value-type="float">
            <text:p>2.0026</text:p>
          </table:table-cell>
          <table:table-cell table:style-name="ce10" table:formula="of:=[.AR104]+[.AS103]" office:value-type="float" office:value="204.0011953125" calcext:value-type="float">
            <text:p>204.0012</text:p>
          </table:table-cell>
          <table:table-cell table:style-name="ce60" table:formula="of:=[.AS104]-2*([.$B104]-1)" office:value-type="float" office:value="0.00119531249998772" calcext:value-type="float">
            <text:p>0.0011953125</text:p>
          </table:table-cell>
          <table:table-cell table:style-name="Default" office:value-type="float" office:value="63627198811051.4" calcext:value-type="float">
            <text:p>63627198811051.4</text:p>
          </table:table-cell>
          <table:table-cell table:style-name="ce10" table:formula="of:=([.AU104]-[.AU103])/1000" office:value-type="float" office:value="2.0023984375" calcext:value-type="float">
            <text:p>2.0024</text:p>
          </table:table-cell>
          <table:table-cell table:style-name="ce10" table:formula="of:=[.AV104]+[.AW103]" office:value-type="float" office:value="204.0013984375" calcext:value-type="float">
            <text:p>204.0014</text:p>
          </table:table-cell>
          <table:table-cell table:style-name="ce61" table:formula="of:=[.AW104]-2*([.$B104]-1)" office:value-type="float" office:value="0.001398437499887" calcext:value-type="float">
            <text:p>0.001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7" office:value-type="float" office:value="104" calcext:value-type="float">
            <text:p>104</text:p>
          </table:table-cell>
          <table:table-cell office:value-type="float" office:value="63627193679574.4" calcext:value-type="float">
            <text:p>63627193679574.4</text:p>
          </table:table-cell>
          <table:table-cell table:formula="of:=([.C105]-[.C104])/1000" office:value-type="float" office:value="1.999453125" calcext:value-type="float">
            <text:p>1.9995</text:p>
          </table:table-cell>
          <table:table-cell table:formula="of:=[.D105]+[.E104]" office:value-type="float" office:value="206.0000234375" calcext:value-type="float">
            <text:p>206.0000</text:p>
          </table:table-cell>
          <table:table-cell table:style-name="ce12" table:formula="of:=[.E105]-2*([.$B105]-1)" office:value-type="float" office:value="0.0000234374999479314" calcext:value-type="float">
            <text:p>2.34374999479314E-05</text:p>
          </table:table-cell>
          <table:table-cell table:style-name="Default" office:value-type="float" office:value="63627194144792.6" calcext:value-type="float">
            <text:p>63627194144792.6</text:p>
          </table:table-cell>
          <table:table-cell table:style-name="ce10" table:formula="of:=([.G105]-[.G104])/1000" office:value-type="float" office:value="1.999203125" calcext:value-type="float">
            <text:p>1.9992</text:p>
          </table:table-cell>
          <table:table-cell table:style-name="ce10" table:formula="of:=[.H105]+[.I104]" office:value-type="float" office:value="205.99946875" calcext:value-type="float">
            <text:p>205.9995</text:p>
          </table:table-cell>
          <table:table-cell table:style-name="ce17" table:formula="of:=[.I105]-2*([.$B105]-1)" office:value-type="float" office:value="-0.000531249999880856" calcext:value-type="float">
            <text:p>-0.00053125</text:p>
          </table:table-cell>
          <table:table-cell table:style-name="Default" office:value-type="float" office:value="63627194609388.1" calcext:value-type="float">
            <text:p>63627194609388.1</text:p>
          </table:table-cell>
          <table:table-cell table:style-name="ce10" table:formula="of:=([.K105]-[.K104])/1000" office:value-type="float" office:value="2" calcext:value-type="float">
            <text:p>2.0000</text:p>
          </table:table-cell>
          <table:table-cell table:style-name="ce10" table:formula="of:=[.L105]+[.M104]" office:value-type="float" office:value="206.0006015625" calcext:value-type="float">
            <text:p>206.0006</text:p>
          </table:table-cell>
          <table:table-cell table:style-name="ce21" table:formula="of:=[.M105]-2*([.$B105]-1)" office:value-type="float" office:value="0.000601562500037289" calcext:value-type="float">
            <text:p>0.0006015625</text:p>
          </table:table-cell>
          <table:table-cell table:style-name="Default" office:value-type="float" office:value="63627195082215.5" calcext:value-type="float">
            <text:p>63627195082215.5</text:p>
          </table:table-cell>
          <table:table-cell table:style-name="ce10" table:formula="of:=([.O105]-[.O104])/1000" office:value-type="float" office:value="1.9973984375" calcext:value-type="float">
            <text:p>1.9974</text:p>
          </table:table-cell>
          <table:table-cell table:style-name="ce10" table:formula="of:=[.P105]+[.Q104]" office:value-type="float" office:value="205.998796875" calcext:value-type="float">
            <text:p>205.9988</text:p>
          </table:table-cell>
          <table:table-cell table:style-name="ce25" table:formula="of:=[.Q105]-2*([.$B105]-1)" office:value-type="float" office:value="-0.00120312499996089" calcext:value-type="float">
            <text:p>-0.001203125</text:p>
          </table:table-cell>
          <table:table-cell table:style-name="Default" office:value-type="float" office:value="63627195539597.5" calcext:value-type="float">
            <text:p>63627195539597.5</text:p>
          </table:table-cell>
          <table:table-cell table:style-name="ce10" table:formula="of:=([.S105]-[.S104])/1000" office:value-type="float" office:value="1.9975" calcext:value-type="float">
            <text:p>1.9975</text:p>
          </table:table-cell>
          <table:table-cell table:style-name="ce10" table:formula="of:=[.T105]+[.U104]" office:value-type="float" office:value="205.998703125" calcext:value-type="float">
            <text:p>205.9987</text:p>
          </table:table-cell>
          <table:table-cell table:style-name="ce26" table:formula="of:=[.U105]-2*([.$B105]-1)" office:value-type="float" office:value="-0.00129687499995157" calcext:value-type="float">
            <text:p>-0.001296875</text:p>
          </table:table-cell>
          <table:table-cell table:style-name="Default" office:value-type="float" office:value="63627196007087.7" calcext:value-type="float">
            <text:p>63627196007087.7</text:p>
          </table:table-cell>
          <table:table-cell table:style-name="ce10" table:formula="of:=([.W105]-[.W104])/1000" office:value-type="float" office:value="1.95" calcext:value-type="float">
            <text:p>1.9500</text:p>
          </table:table-cell>
          <table:table-cell table:style-name="ce10" table:formula="of:=[.X105]+[.Y104]" office:value-type="float" office:value="205.9996015625" calcext:value-type="float">
            <text:p>205.9996</text:p>
          </table:table-cell>
          <table:table-cell table:style-name="ce29" table:formula="of:=[.Y105]-2*([.$B105]-1)" office:value-type="float" office:value="-0.000398437499995907" calcext:value-type="float">
            <text:p>-0.0003984375</text:p>
          </table:table-cell>
          <table:table-cell table:style-name="Default" office:value-type="float" office:value="63627196465643.8" calcext:value-type="float">
            <text:p>63627196465643.8</text:p>
          </table:table-cell>
          <table:table-cell table:style-name="ce10" table:formula="of:=([.AA105]-[.AA104])/1000" office:value-type="float" office:value="1.999" calcext:value-type="float">
            <text:p>1.9990</text:p>
          </table:table-cell>
          <table:table-cell table:style-name="ce10" table:formula="of:=[.AB105]+[.AC104]" office:value-type="float" office:value="205.9998984375" calcext:value-type="float">
            <text:p>205.9999</text:p>
          </table:table-cell>
          <table:table-cell table:style-name="ce33" table:formula="of:=[.AC105]-2*([.$B105]-1)" office:value-type="float" office:value="-0.000101562499935426" calcext:value-type="float">
            <text:p>-0.0001015625</text:p>
          </table:table-cell>
          <table:table-cell table:style-name="Default" office:value-type="float" office:value="63627196937279.3" calcext:value-type="float">
            <text:p>63627196937279.3</text:p>
          </table:table-cell>
          <table:table-cell table:style-name="ce10" table:formula="of:=([.AE105]-[.AE104])/1000" office:value-type="float" office:value="1.844796875" calcext:value-type="float">
            <text:p>1.8448</text:p>
          </table:table-cell>
          <table:table-cell table:style-name="ce10" table:formula="of:=[.AF105]+[.AG104]" office:value-type="float" office:value="205.9993984375" calcext:value-type="float">
            <text:p>205.9994</text:p>
          </table:table-cell>
          <table:table-cell table:style-name="ce40" table:formula="of:=[.AG105]-2*([.$B105]-1)" office:value-type="float" office:value="-0.000601562500037289" calcext:value-type="float">
            <text:p>-0.0006015625</text:p>
          </table:table-cell>
          <table:table-cell table:style-name="Default" office:value-type="float" office:value="63627197398264.5" calcext:value-type="float">
            <text:p>63627197398264.5</text:p>
          </table:table-cell>
          <table:table-cell table:style-name="ce10" table:formula="of:=([.AI105]-[.AI104])/1000" office:value-type="float" office:value="1.999203125" calcext:value-type="float">
            <text:p>1.9992</text:p>
          </table:table-cell>
          <table:table-cell table:style-name="ce10" table:formula="of:=[.AJ105]+[.AK104]" office:value-type="float" office:value="205.9995" calcext:value-type="float">
            <text:p>205.9995</text:p>
          </table:table-cell>
          <table:table-cell table:style-name="ce48" table:formula="of:=[.AK105]-2*([.$B105]-1)" office:value-type="float" office:value="-0.000499999999988177" calcext:value-type="float">
            <text:p>-0.0005</text:p>
          </table:table-cell>
          <table:table-cell table:style-name="Default" office:value-type="float" office:value="63627197877328.7" calcext:value-type="float">
            <text:p>63627197877328.7</text:p>
          </table:table-cell>
          <table:table-cell table:style-name="ce10" table:formula="of:=([.AM105]-[.AM104])/1000" office:value-type="float" office:value="2.0013046875" calcext:value-type="float">
            <text:p>2.0013</text:p>
          </table:table-cell>
          <table:table-cell table:style-name="ce10" table:formula="of:=[.AN105]+[.AO104]" office:value-type="float" office:value="205.9998046875" calcext:value-type="float">
            <text:p>205.9998</text:p>
          </table:table-cell>
          <table:table-cell table:style-name="ce54" table:formula="of:=[.AO105]-2*([.$B105]-1)" office:value-type="float" office:value="-0.000195312499982947" calcext:value-type="float">
            <text:p>-0.0001953125</text:p>
          </table:table-cell>
          <table:table-cell table:style-name="Default" office:value-type="float" office:value="63627198339305.6" calcext:value-type="float">
            <text:p>63627198339305.6</text:p>
          </table:table-cell>
          <table:table-cell table:style-name="ce10" table:formula="of:=([.AQ105]-[.AQ104])/1000" office:value-type="float" office:value="1.9973046875" calcext:value-type="float">
            <text:p>1.9973</text:p>
          </table:table-cell>
          <table:table-cell table:style-name="ce10" table:formula="of:=[.AR105]+[.AS104]" office:value-type="float" office:value="205.9985" calcext:value-type="float">
            <text:p>205.9985</text:p>
          </table:table-cell>
          <table:table-cell table:style-name="ce60" table:formula="of:=[.AS105]-2*([.$B105]-1)" office:value-type="float" office:value="-0.00150000000002137" calcext:value-type="float">
            <text:p>-0.0015</text:p>
          </table:table-cell>
          <table:table-cell table:style-name="Default" office:value-type="float" office:value="63627198813049.3" calcext:value-type="float">
            <text:p>63627198813049.3</text:p>
          </table:table-cell>
          <table:table-cell table:style-name="ce10" table:formula="of:=([.AU105]-[.AU104])/1000" office:value-type="float" office:value="1.9978984375" calcext:value-type="float">
            <text:p>1.9979</text:p>
          </table:table-cell>
          <table:table-cell table:style-name="ce10" table:formula="of:=[.AV105]+[.AW104]" office:value-type="float" office:value="205.999296875" calcext:value-type="float">
            <text:p>205.9993</text:p>
          </table:table-cell>
          <table:table-cell table:style-name="ce61" table:formula="of:=[.AW105]-2*([.$B105]-1)" office:value-type="float" office:value="-0.000703125000114824" calcext:value-type="float">
            <text:p>-0.000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05" calcext:value-type="float">
            <text:p>105</text:p>
          </table:table-cell>
          <table:table-cell office:value-type="float" office:value="63627193681576.2" calcext:value-type="float">
            <text:p>63627193681576.2</text:p>
          </table:table-cell>
          <table:table-cell table:formula="of:=([.C106]-[.C105])/1000" office:value-type="float" office:value="2.00171875" calcext:value-type="float">
            <text:p>2.0017</text:p>
          </table:table-cell>
          <table:table-cell table:formula="of:=[.D106]+[.E105]" office:value-type="float" office:value="208.0017421875" calcext:value-type="float">
            <text:p>208.0017</text:p>
          </table:table-cell>
          <table:table-cell table:style-name="ce12" table:formula="of:=[.E106]-2*([.$B106]-1)" office:value-type="float" office:value="0.00174218749995703" calcext:value-type="float">
            <text:p>0.0017421875</text:p>
          </table:table-cell>
          <table:table-cell table:style-name="Default" office:value-type="float" office:value="63627194146793.6" calcext:value-type="float">
            <text:p>63627194146793.6</text:p>
          </table:table-cell>
          <table:table-cell table:style-name="ce10" table:formula="of:=([.G106]-[.G105])/1000" office:value-type="float" office:value="2.001" calcext:value-type="float">
            <text:p>2.0010</text:p>
          </table:table-cell>
          <table:table-cell table:style-name="ce10" table:formula="of:=[.H106]+[.I105]" office:value-type="float" office:value="208.00046875" calcext:value-type="float">
            <text:p>208.0005</text:p>
          </table:table-cell>
          <table:table-cell table:style-name="ce17" table:formula="of:=[.I106]-2*([.$B106]-1)" office:value-type="float" office:value="0.000468750000123919" calcext:value-type="float">
            <text:p>0.00046875</text:p>
          </table:table-cell>
          <table:table-cell table:style-name="Default" office:value-type="float" office:value="63627194611389.1" calcext:value-type="float">
            <text:p>63627194611389.1</text:p>
          </table:table-cell>
          <table:table-cell table:style-name="ce10" table:formula="of:=([.K106]-[.K105])/1000" office:value-type="float" office:value="2.001" calcext:value-type="float">
            <text:p>2.0010</text:p>
          </table:table-cell>
          <table:table-cell table:style-name="ce10" table:formula="of:=[.L106]+[.M105]" office:value-type="float" office:value="208.0016015625" calcext:value-type="float">
            <text:p>208.0016</text:p>
          </table:table-cell>
          <table:table-cell table:style-name="ce21" table:formula="of:=[.M106]-2*([.$B106]-1)" office:value-type="float" office:value="0.00160156250004206" calcext:value-type="float">
            <text:p>0.0016015625</text:p>
          </table:table-cell>
          <table:table-cell table:style-name="Default" office:value-type="float" office:value="63627195084216.1" calcext:value-type="float">
            <text:p>63627195084216.1</text:p>
          </table:table-cell>
          <table:table-cell table:style-name="ce10" table:formula="of:=([.O106]-[.O105])/1000" office:value-type="float" office:value="2.0006015625" calcext:value-type="float">
            <text:p>2.0006</text:p>
          </table:table-cell>
          <table:table-cell table:style-name="ce10" table:formula="of:=[.P106]+[.Q105]" office:value-type="float" office:value="207.9993984375" calcext:value-type="float">
            <text:p>207.9994</text:p>
          </table:table-cell>
          <table:table-cell table:style-name="ce25" table:formula="of:=[.Q106]-2*([.$B106]-1)" office:value-type="float" office:value="-0.000601562499952024" calcext:value-type="float">
            <text:p>-0.0006015625</text:p>
          </table:table-cell>
          <table:table-cell table:style-name="Default" office:value-type="float" office:value="63627195541598.8" calcext:value-type="float">
            <text:p>63627195541598.8</text:p>
          </table:table-cell>
          <table:table-cell table:style-name="ce10" table:formula="of:=([.S106]-[.S105])/1000" office:value-type="float" office:value="2.001296875" calcext:value-type="float">
            <text:p>2.0013</text:p>
          </table:table-cell>
          <table:table-cell table:style-name="ce10" table:formula="of:=[.T106]+[.U105]" office:value-type="float" office:value="208" calcext:value-type="float">
            <text:p>208.0000</text:p>
          </table:table-cell>
          <table:table-cell table:style-name="ce26" table:formula="of:=[.U106]-2*([.$B106]-1)" office:value-type="float" office:value="0" calcext:value-type="float">
            <text:p>0</text:p>
          </table:table-cell>
          <table:table-cell table:style-name="Default" office:value-type="float" office:value="63627196009089.1" calcext:value-type="float">
            <text:p>63627196009089.1</text:p>
          </table:table-cell>
          <table:table-cell table:style-name="ce10" table:formula="of:=([.W106]-[.W105])/1000" office:value-type="float" office:value="2.0013984375" calcext:value-type="float">
            <text:p>2.0014</text:p>
          </table:table-cell>
          <table:table-cell table:style-name="ce10" table:formula="of:=[.X106]+[.Y105]" office:value-type="float" office:value="208.001" calcext:value-type="float">
            <text:p>208.0010</text:p>
          </table:table-cell>
          <table:table-cell table:style-name="ce29" table:formula="of:=[.Y106]-2*([.$B106]-1)" office:value-type="float" office:value="0.00100000000000477" calcext:value-type="float">
            <text:p>0.001</text:p>
          </table:table-cell>
          <table:table-cell table:style-name="Default" office:value-type="float" office:value="63627196467642.6" calcext:value-type="float">
            <text:p>63627196467642.6</text:p>
          </table:table-cell>
          <table:table-cell table:style-name="ce10" table:formula="of:=([.AA106]-[.AA105])/1000" office:value-type="float" office:value="1.9988046875" calcext:value-type="float">
            <text:p>1.9988</text:p>
          </table:table-cell>
          <table:table-cell table:style-name="ce10" table:formula="of:=[.AB106]+[.AC105]" office:value-type="float" office:value="207.998703125" calcext:value-type="float">
            <text:p>207.9987</text:p>
          </table:table-cell>
          <table:table-cell table:style-name="ce33" table:formula="of:=[.AC106]-2*([.$B106]-1)" office:value-type="float" office:value="-0.00129687499992315" calcext:value-type="float">
            <text:p>-0.001296875</text:p>
          </table:table-cell>
          <table:table-cell table:style-name="Default" office:value-type="float" office:value="63627196939281.1" calcext:value-type="float">
            <text:p>63627196939281.1</text:p>
          </table:table-cell>
          <table:table-cell table:style-name="ce10" table:formula="of:=([.AE106]-[.AE105])/1000" office:value-type="float" office:value="2.0018046875" calcext:value-type="float">
            <text:p>2.0018</text:p>
          </table:table-cell>
          <table:table-cell table:style-name="ce10" table:formula="of:=[.AF106]+[.AG105]" office:value-type="float" office:value="208.001203125" calcext:value-type="float">
            <text:p>208.0012</text:p>
          </table:table-cell>
          <table:table-cell table:style-name="ce40" table:formula="of:=[.AG106]-2*([.$B106]-1)" office:value-type="float" office:value="0.00120312499996089" calcext:value-type="float">
            <text:p>0.001203125</text:p>
          </table:table-cell>
          <table:table-cell table:style-name="Default" office:value-type="float" office:value="63627197400264.5" calcext:value-type="float">
            <text:p>63627197400264.5</text:p>
          </table:table-cell>
          <table:table-cell table:style-name="ce10" table:formula="of:=([.AI106]-[.AI105])/1000" office:value-type="float" office:value="2" calcext:value-type="float">
            <text:p>2.0000</text:p>
          </table:table-cell>
          <table:table-cell table:style-name="ce10" table:formula="of:=[.AJ106]+[.AK105]" office:value-type="float" office:value="207.9995" calcext:value-type="float">
            <text:p>207.9995</text:p>
          </table:table-cell>
          <table:table-cell table:style-name="ce48" table:formula="of:=[.AK106]-2*([.$B106]-1)" office:value-type="float" office:value="-0.000499999999988177" calcext:value-type="float">
            <text:p>-0.0005</text:p>
          </table:table-cell>
          <table:table-cell table:style-name="Default" office:value-type="float" office:value="63627197879329.6" calcext:value-type="float">
            <text:p>63627197879329.6</text:p>
          </table:table-cell>
          <table:table-cell table:style-name="ce10" table:formula="of:=([.AM106]-[.AM105])/1000" office:value-type="float" office:value="2.0008984375" calcext:value-type="float">
            <text:p>2.0009</text:p>
          </table:table-cell>
          <table:table-cell table:style-name="ce10" table:formula="of:=[.AN106]+[.AO105]" office:value-type="float" office:value="208.000703125" calcext:value-type="float">
            <text:p>208.0007</text:p>
          </table:table-cell>
          <table:table-cell table:style-name="ce54" table:formula="of:=[.AO106]-2*([.$B106]-1)" office:value-type="float" office:value="0.000703125000029559" calcext:value-type="float">
            <text:p>0.000703125</text:p>
          </table:table-cell>
          <table:table-cell table:style-name="Default" office:value-type="float" office:value="63627198341307" calcext:value-type="float">
            <text:p>63627198341307</text:p>
          </table:table-cell>
          <table:table-cell table:style-name="ce10" table:formula="of:=([.AQ106]-[.AQ105])/1000" office:value-type="float" office:value="2.0013984375" calcext:value-type="float">
            <text:p>2.0014</text:p>
          </table:table-cell>
          <table:table-cell table:style-name="ce10" table:formula="of:=[.AR106]+[.AS105]" office:value-type="float" office:value="207.9998984375" calcext:value-type="float">
            <text:p>207.9999</text:p>
          </table:table-cell>
          <table:table-cell table:style-name="ce60" table:formula="of:=[.AS106]-2*([.$B106]-1)" office:value-type="float" office:value="-0.000101562500020691" calcext:value-type="float">
            <text:p>-0.0001015625</text:p>
          </table:table-cell>
          <table:table-cell table:style-name="Default" office:value-type="float" office:value="63627198815049.5" calcext:value-type="float">
            <text:p>63627198815049.5</text:p>
          </table:table-cell>
          <table:table-cell table:style-name="ce10" table:formula="of:=([.AU106]-[.AU105])/1000" office:value-type="float" office:value="2.000203125" calcext:value-type="float">
            <text:p>2.0002</text:p>
          </table:table-cell>
          <table:table-cell table:style-name="ce10" table:formula="of:=[.AV106]+[.AW105]" office:value-type="float" office:value="207.9995" calcext:value-type="float">
            <text:p>207.9995</text:p>
          </table:table-cell>
          <table:table-cell table:style-name="ce61" table:formula="of:=[.AW106]-2*([.$B106]-1)" office:value-type="float" office:value="-0.000500000000101863" calcext:value-type="float">
            <text:p>-0.000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06" calcext:value-type="float">
            <text:p>106</text:p>
          </table:table-cell>
          <table:table-cell office:value-type="float" office:value="63627193684779.7" calcext:value-type="float">
            <text:p>63627193684779.7</text:p>
          </table:table-cell>
          <table:table-cell table:formula="of:=([.C107]-[.C106])/1000" office:value-type="float" office:value="3.2035546875" calcext:value-type="float">
            <text:p>3.2036</text:p>
          </table:table-cell>
          <table:table-cell table:formula="of:=[.D107]+[.E106]" office:value-type="float" office:value="211.205296875" calcext:value-type="float">
            <text:p>211.2053</text:p>
          </table:table-cell>
          <table:table-cell table:style-name="ce12" table:formula="of:=[.E107]-2*([.$B107]-1)" office:value-type="float" office:value="1.20529687499996" calcext:value-type="float">
            <text:p>1.205296875</text:p>
          </table:table-cell>
          <table:table-cell table:style-name="Default" office:value-type="float" office:value="63627194148793" calcext:value-type="float">
            <text:p>63627194148793</text:p>
          </table:table-cell>
          <table:table-cell table:style-name="ce10" table:formula="of:=([.G107]-[.G106])/1000" office:value-type="float" office:value="1.9993984375" calcext:value-type="float">
            <text:p>1.9994</text:p>
          </table:table-cell>
          <table:table-cell table:style-name="ce10" table:formula="of:=[.H107]+[.I106]" office:value-type="float" office:value="209.9998671875" calcext:value-type="float">
            <text:p>209.9999</text:p>
          </table:table-cell>
          <table:table-cell table:style-name="ce17" table:formula="of:=[.I107]-2*([.$B107]-1)" office:value-type="float" office:value="-0.000132812499884949" calcext:value-type="float">
            <text:p>-0.0001328125</text:p>
          </table:table-cell>
          <table:table-cell table:style-name="Default" office:value-type="float" office:value="63627194613421.4" calcext:value-type="float">
            <text:p>63627194613421.4</text:p>
          </table:table-cell>
          <table:table-cell table:style-name="ce10" table:formula="of:=([.K107]-[.K106])/1000" office:value-type="float" office:value="2.032296875" calcext:value-type="float">
            <text:p>2.0323</text:p>
          </table:table-cell>
          <table:table-cell table:style-name="ce10" table:formula="of:=[.L107]+[.M106]" office:value-type="float" office:value="210.0338984375" calcext:value-type="float">
            <text:p>210.0339</text:p>
          </table:table-cell>
          <table:table-cell table:style-name="ce21" table:formula="of:=[.M107]-2*([.$B107]-1)" office:value-type="float" office:value="0.0338984375000564" calcext:value-type="float">
            <text:p>0.0338984375</text:p>
          </table:table-cell>
          <table:table-cell table:style-name="Default" office:value-type="float" office:value="63627195086216.6" calcext:value-type="float">
            <text:p>63627195086216.6</text:p>
          </table:table-cell>
          <table:table-cell table:style-name="ce10" table:formula="of:=([.O107]-[.O106])/1000" office:value-type="float" office:value="2.0005" calcext:value-type="float">
            <text:p>2.0005</text:p>
          </table:table-cell>
          <table:table-cell table:style-name="ce10" table:formula="of:=[.P107]+[.Q106]" office:value-type="float" office:value="209.9998984375" calcext:value-type="float">
            <text:p>209.9999</text:p>
          </table:table-cell>
          <table:table-cell table:style-name="ce25" table:formula="of:=[.Q107]-2*([.$B107]-1)" office:value-type="float" office:value="-0.000101562499963848" calcext:value-type="float">
            <text:p>-0.0001015625</text:p>
          </table:table-cell>
          <table:table-cell table:style-name="Default" office:value-type="float" office:value="63627195544396.9" calcext:value-type="float">
            <text:p>63627195544396.9</text:p>
          </table:table-cell>
          <table:table-cell table:style-name="ce10" table:formula="of:=([.S107]-[.S106])/1000" office:value-type="float" office:value="2.7981015625" calcext:value-type="float">
            <text:p>2.7981</text:p>
          </table:table-cell>
          <table:table-cell table:style-name="ce10" table:formula="of:=[.T107]+[.U106]" office:value-type="float" office:value="210.7981015625" calcext:value-type="float">
            <text:p>210.7981</text:p>
          </table:table-cell>
          <table:table-cell table:style-name="ce26" table:formula="of:=[.U107]-2*([.$B107]-1)" office:value-type="float" office:value="0.798101562500051" calcext:value-type="float">
            <text:p>0.7981015625</text:p>
          </table:table-cell>
          <table:table-cell table:style-name="Default" office:value-type="float" office:value="63627196012562.2" calcext:value-type="float">
            <text:p>63627196012562.2</text:p>
          </table:table-cell>
          <table:table-cell table:style-name="ce10" table:formula="of:=([.W107]-[.W106])/1000" office:value-type="float" office:value="3.4731015625" calcext:value-type="float">
            <text:p>3.4731</text:p>
          </table:table-cell>
          <table:table-cell table:style-name="ce10" table:formula="of:=[.X107]+[.Y106]" office:value-type="float" office:value="211.4741015625" calcext:value-type="float">
            <text:p>211.4741</text:p>
          </table:table-cell>
          <table:table-cell table:style-name="ce29" table:formula="of:=[.Y107]-2*([.$B107]-1)" office:value-type="float" office:value="1.47410156250001" calcext:value-type="float">
            <text:p>1.4741015625</text:p>
          </table:table-cell>
          <table:table-cell table:style-name="Default" office:value-type="float" office:value="63627196469642.7" calcext:value-type="float">
            <text:p>63627196469642.7</text:p>
          </table:table-cell>
          <table:table-cell table:style-name="ce10" table:formula="of:=([.AA107]-[.AA106])/1000" office:value-type="float" office:value="2.0001015625" calcext:value-type="float">
            <text:p>2.0001</text:p>
          </table:table-cell>
          <table:table-cell table:style-name="ce10" table:formula="of:=[.AB107]+[.AC106]" office:value-type="float" office:value="209.9988046875" calcext:value-type="float">
            <text:p>209.9988</text:p>
          </table:table-cell>
          <table:table-cell table:style-name="ce33" table:formula="of:=[.AC107]-2*([.$B107]-1)" office:value-type="float" office:value="-0.00119531249993088" calcext:value-type="float">
            <text:p>-0.0011953125</text:p>
          </table:table-cell>
          <table:table-cell table:style-name="Default" office:value-type="float" office:value="63627196942844.7" calcext:value-type="float">
            <text:p>63627196942844.7</text:p>
          </table:table-cell>
          <table:table-cell table:style-name="ce10" table:formula="of:=([.AE107]-[.AE106])/1000" office:value-type="float" office:value="3.5636015625" calcext:value-type="float">
            <text:p>3.5636</text:p>
          </table:table-cell>
          <table:table-cell table:style-name="ce10" table:formula="of:=[.AF107]+[.AG106]" office:value-type="float" office:value="211.5648046875" calcext:value-type="float">
            <text:p>211.5648</text:p>
          </table:table-cell>
          <table:table-cell table:style-name="ce40" table:formula="of:=[.AG107]-2*([.$B107]-1)" office:value-type="float" office:value="1.56480468749996" calcext:value-type="float">
            <text:p>1.5648046875</text:p>
          </table:table-cell>
          <table:table-cell table:style-name="Default" office:value-type="float" office:value="63627197402297.6" calcext:value-type="float">
            <text:p>63627197402297.6</text:p>
          </table:table-cell>
          <table:table-cell table:style-name="ce10" table:formula="of:=([.AI107]-[.AI106])/1000" office:value-type="float" office:value="2.0331015625" calcext:value-type="float">
            <text:p>2.0331</text:p>
          </table:table-cell>
          <table:table-cell table:style-name="ce10" table:formula="of:=[.AJ107]+[.AK106]" office:value-type="float" office:value="210.0326015625" calcext:value-type="float">
            <text:p>210.0326</text:p>
          </table:table-cell>
          <table:table-cell table:style-name="ce48" table:formula="of:=[.AK107]-2*([.$B107]-1)" office:value-type="float" office:value="0.0326015625000196" calcext:value-type="float">
            <text:p>0.0326015625</text:p>
          </table:table-cell>
          <table:table-cell table:style-name="Default" office:value-type="float" office:value="63627197882674.2" calcext:value-type="float">
            <text:p>63627197882674.2</text:p>
          </table:table-cell>
          <table:table-cell table:style-name="ce10" table:formula="of:=([.AM107]-[.AM106])/1000" office:value-type="float" office:value="3.3446015625" calcext:value-type="float">
            <text:p>3.3446</text:p>
          </table:table-cell>
          <table:table-cell table:style-name="ce10" table:formula="of:=[.AN107]+[.AO106]" office:value-type="float" office:value="211.3453046875" calcext:value-type="float">
            <text:p>211.3453</text:p>
          </table:table-cell>
          <table:table-cell table:style-name="ce54" table:formula="of:=[.AO107]-2*([.$B107]-1)" office:value-type="float" office:value="1.34530468750003" calcext:value-type="float">
            <text:p>1.3453046875</text:p>
          </table:table-cell>
          <table:table-cell table:style-name="Default" office:value-type="float" office:value="63627198344573.5" calcext:value-type="float">
            <text:p>63627198344573.5</text:p>
          </table:table-cell>
          <table:table-cell table:style-name="ce10" table:formula="of:=([.AQ107]-[.AQ106])/1000" office:value-type="float" office:value="3.2665" calcext:value-type="float">
            <text:p>3.2665</text:p>
          </table:table-cell>
          <table:table-cell table:style-name="ce10" table:formula="of:=[.AR107]+[.AS106]" office:value-type="float" office:value="211.2663984375" calcext:value-type="float">
            <text:p>211.2664</text:p>
          </table:table-cell>
          <table:table-cell table:style-name="ce60" table:formula="of:=[.AS107]-2*([.$B107]-1)" office:value-type="float" office:value="1.26639843749999" calcext:value-type="float">
            <text:p>1.2663984375</text:p>
          </table:table-cell>
          <table:table-cell table:style-name="Default" office:value-type="float" office:value="63627198817048.7" calcext:value-type="float">
            <text:p>63627198817048.7</text:p>
          </table:table-cell>
          <table:table-cell table:style-name="ce10" table:formula="of:=([.AU107]-[.AU106])/1000" office:value-type="float" office:value="1.999203125" calcext:value-type="float">
            <text:p>1.9992</text:p>
          </table:table-cell>
          <table:table-cell table:style-name="ce10" table:formula="of:=[.AV107]+[.AW106]" office:value-type="float" office:value="209.998703125" calcext:value-type="float">
            <text:p>209.9987</text:p>
          </table:table-cell>
          <table:table-cell table:style-name="ce61" table:formula="of:=[.AW107]-2*([.$B107]-1)" office:value-type="float" office:value="-0.00129687500009368" calcext:value-type="float">
            <text:p>-0.001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07" calcext:value-type="float">
            <text:p>107</text:p>
          </table:table-cell>
          <table:table-cell office:value-type="float" office:value="63627193685574.7" calcext:value-type="float">
            <text:p>63627193685574.7</text:p>
          </table:table-cell>
          <table:table-cell table:formula="of:=([.C108]-[.C107])/1000" office:value-type="float" office:value="0.794953125" calcext:value-type="float">
            <text:p>0.7950</text:p>
          </table:table-cell>
          <table:table-cell table:formula="of:=[.D108]+[.E107]" office:value-type="float" office:value="212.00025" calcext:value-type="float">
            <text:p>212.0003</text:p>
          </table:table-cell>
          <table:table-cell table:style-name="ce12" table:formula="of:=[.E108]-2*([.$B108]-1)" office:value-type="float" office:value="0.000249999999965667" calcext:value-type="float">
            <text:p>0.00025</text:p>
          </table:table-cell>
          <table:table-cell table:style-name="Default" office:value-type="float" office:value="63627194150793.7" calcext:value-type="float">
            <text:p>63627194150793.7</text:p>
          </table:table-cell>
          <table:table-cell table:style-name="ce10" table:formula="of:=([.G108]-[.G107])/1000" office:value-type="float" office:value="2.000703125" calcext:value-type="float">
            <text:p>2.0007</text:p>
          </table:table-cell>
          <table:table-cell table:style-name="ce10" table:formula="of:=[.H108]+[.I107]" office:value-type="float" office:value="212.0005703125" calcext:value-type="float">
            <text:p>212.0006</text:p>
          </table:table-cell>
          <table:table-cell table:style-name="ce17" table:formula="of:=[.I108]-2*([.$B108]-1)" office:value-type="float" office:value="0.000570312500116188" calcext:value-type="float">
            <text:p>0.0005703125</text:p>
          </table:table-cell>
          <table:table-cell table:style-name="Default" office:value-type="float" office:value="63627194615388.7" calcext:value-type="float">
            <text:p>63627194615388.7</text:p>
          </table:table-cell>
          <table:table-cell table:style-name="ce10" table:formula="of:=([.K108]-[.K107])/1000" office:value-type="float" office:value="1.9673046875" calcext:value-type="float">
            <text:p>1.9673</text:p>
          </table:table-cell>
          <table:table-cell table:style-name="ce10" table:formula="of:=[.L108]+[.M107]" office:value-type="float" office:value="212.001203125" calcext:value-type="float">
            <text:p>212.0012</text:p>
          </table:table-cell>
          <table:table-cell table:style-name="ce21" table:formula="of:=[.M108]-2*([.$B108]-1)" office:value-type="float" office:value="0.00120312500004616" calcext:value-type="float">
            <text:p>0.001203125</text:p>
          </table:table-cell>
          <table:table-cell table:style-name="Default" office:value-type="float" office:value="63627195088217.7" calcext:value-type="float">
            <text:p>63627195088217.7</text:p>
          </table:table-cell>
          <table:table-cell table:style-name="ce10" table:formula="of:=([.O108]-[.O107])/1000" office:value-type="float" office:value="2.0011015625" calcext:value-type="float">
            <text:p>2.0011</text:p>
          </table:table-cell>
          <table:table-cell table:style-name="ce10" table:formula="of:=[.P108]+[.Q107]" office:value-type="float" office:value="212.001" calcext:value-type="float">
            <text:p>212.0010</text:p>
          </table:table-cell>
          <table:table-cell table:style-name="ce25" table:formula="of:=[.Q108]-2*([.$B108]-1)" office:value-type="float" office:value="0.0010000000000332" calcext:value-type="float">
            <text:p>0.001</text:p>
          </table:table-cell>
          <table:table-cell table:style-name="Default" office:value-type="float" office:value="63627195545597.7" calcext:value-type="float">
            <text:p>63627195545597.7</text:p>
          </table:table-cell>
          <table:table-cell table:style-name="ce10" table:formula="of:=([.S108]-[.S107])/1000" office:value-type="float" office:value="1.2008046875" calcext:value-type="float">
            <text:p>1.2008</text:p>
          </table:table-cell>
          <table:table-cell table:style-name="ce10" table:formula="of:=[.T108]+[.U107]" office:value-type="float" office:value="211.99890625" calcext:value-type="float">
            <text:p>211.9989</text:p>
          </table:table-cell>
          <table:table-cell table:style-name="ce26" table:formula="of:=[.U108]-2*([.$B108]-1)" office:value-type="float" office:value="-0.00109374999993861" calcext:value-type="float">
            <text:p>-0.00109375</text:p>
          </table:table-cell>
          <table:table-cell table:style-name="Default" office:value-type="float" office:value="63627196013088.9" calcext:value-type="float">
            <text:p>63627196013088.9</text:p>
          </table:table-cell>
          <table:table-cell table:style-name="ce10" table:formula="of:=([.W108]-[.W107])/1000" office:value-type="float" office:value="0.5266953125" calcext:value-type="float">
            <text:p>0.5267</text:p>
          </table:table-cell>
          <table:table-cell table:style-name="ce10" table:formula="of:=[.X108]+[.Y107]" office:value-type="float" office:value="212.000796875" calcext:value-type="float">
            <text:p>212.0008</text:p>
          </table:table-cell>
          <table:table-cell table:style-name="ce29" table:formula="of:=[.Y108]-2*([.$B108]-1)" office:value-type="float" office:value="0.000796875000020236" calcext:value-type="float">
            <text:p>0.000796875</text:p>
          </table:table-cell>
          <table:table-cell table:style-name="Default" office:value-type="float" office:value="63627196471646.1" calcext:value-type="float">
            <text:p>63627196471646.1</text:p>
          </table:table-cell>
          <table:table-cell table:style-name="ce10" table:formula="of:=([.AA108]-[.AA107])/1000" office:value-type="float" office:value="2.0033984375" calcext:value-type="float">
            <text:p>2.0034</text:p>
          </table:table-cell>
          <table:table-cell table:style-name="ce10" table:formula="of:=[.AB108]+[.AC107]" office:value-type="float" office:value="212.002203125" calcext:value-type="float">
            <text:p>212.0022</text:p>
          </table:table-cell>
          <table:table-cell table:style-name="ce33" table:formula="of:=[.AC108]-2*([.$B108]-1)" office:value-type="float" office:value="0.00220312500007935" calcext:value-type="float">
            <text:p>0.002203125</text:p>
          </table:table-cell>
          <table:table-cell table:style-name="Default" office:value-type="float" office:value="63627196943278.5" calcext:value-type="float">
            <text:p>63627196943278.5</text:p>
          </table:table-cell>
          <table:table-cell table:style-name="ce10" table:formula="of:=([.AE108]-[.AE107])/1000" office:value-type="float" office:value="0.433796875" calcext:value-type="float">
            <text:p>0.4338</text:p>
          </table:table-cell>
          <table:table-cell table:style-name="ce10" table:formula="of:=[.AF108]+[.AG107]" office:value-type="float" office:value="211.9986015625" calcext:value-type="float">
            <text:p>211.9986</text:p>
          </table:table-cell>
          <table:table-cell table:style-name="ce40" table:formula="of:=[.AG108]-2*([.$B108]-1)" office:value-type="float" office:value="-0.0013984375000291" calcext:value-type="float">
            <text:p>-0.0013984375</text:p>
          </table:table-cell>
          <table:table-cell table:style-name="Default" office:value-type="float" office:value="63627197404263.5" calcext:value-type="float">
            <text:p>63627197404263.5</text:p>
          </table:table-cell>
          <table:table-cell table:style-name="ce10" table:formula="of:=([.AI108]-[.AI107])/1000" office:value-type="float" office:value="1.9658984375" calcext:value-type="float">
            <text:p>1.9659</text:p>
          </table:table-cell>
          <table:table-cell table:style-name="ce10" table:formula="of:=[.AJ108]+[.AK107]" office:value-type="float" office:value="211.9985" calcext:value-type="float">
            <text:p>211.9985</text:p>
          </table:table-cell>
          <table:table-cell table:style-name="ce48" table:formula="of:=[.AK108]-2*([.$B108]-1)" office:value-type="float" office:value="-0.00149999999999295" calcext:value-type="float">
            <text:p>-0.0015</text:p>
          </table:table-cell>
          <table:table-cell table:style-name="Default" office:value-type="float" office:value="63627197883327.9" calcext:value-type="float">
            <text:p>63627197883327.9</text:p>
          </table:table-cell>
          <table:table-cell table:style-name="ce10" table:formula="of:=([.AM108]-[.AM107])/1000" office:value-type="float" office:value="0.6536953125" calcext:value-type="float">
            <text:p>0.6537</text:p>
          </table:table-cell>
          <table:table-cell table:style-name="ce10" table:formula="of:=[.AN108]+[.AO107]" office:value-type="float" office:value="211.999" calcext:value-type="float">
            <text:p>211.9990</text:p>
          </table:table-cell>
          <table:table-cell table:style-name="ce54" table:formula="of:=[.AO108]-2*([.$B108]-1)" office:value-type="float" office:value="-0.000999999999976353" calcext:value-type="float">
            <text:p>-0.001</text:p>
          </table:table-cell>
          <table:table-cell table:style-name="Default" office:value-type="float" office:value="63627198345306.6" calcext:value-type="float">
            <text:p>63627198345306.6</text:p>
          </table:table-cell>
          <table:table-cell table:style-name="ce10" table:formula="of:=([.AQ108]-[.AQ107])/1000" office:value-type="float" office:value="0.7331015625" calcext:value-type="float">
            <text:p>0.7331</text:p>
          </table:table-cell>
          <table:table-cell table:style-name="ce10" table:formula="of:=[.AR108]+[.AS107]" office:value-type="float" office:value="211.9995" calcext:value-type="float">
            <text:p>211.9995</text:p>
          </table:table-cell>
          <table:table-cell table:style-name="ce60" table:formula="of:=[.AS108]-2*([.$B108]-1)" office:value-type="float" office:value="-0.000500000000016598" calcext:value-type="float">
            <text:p>-0.0005</text:p>
          </table:table-cell>
          <table:table-cell table:style-name="Default" office:value-type="float" office:value="63627198819050.5" calcext:value-type="float">
            <text:p>63627198819050.5</text:p>
          </table:table-cell>
          <table:table-cell table:style-name="ce10" table:formula="of:=([.AU108]-[.AU107])/1000" office:value-type="float" office:value="2.001796875" calcext:value-type="float">
            <text:p>2.0018</text:p>
          </table:table-cell>
          <table:table-cell table:style-name="ce10" table:formula="of:=[.AV108]+[.AW107]" office:value-type="float" office:value="212.0005" calcext:value-type="float">
            <text:p>212.0005</text:p>
          </table:table-cell>
          <table:table-cell table:style-name="ce61" table:formula="of:=[.AW108]-2*([.$B108]-1)" office:value-type="float" office:value="0.000499999999902911" calcext:value-type="float">
            <text:p>0.000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08" calcext:value-type="float">
            <text:p>108</text:p>
          </table:table-cell>
          <table:table-cell office:value-type="float" office:value="63627193687574" calcext:value-type="float">
            <text:p>63627193687574</text:p>
          </table:table-cell>
          <table:table-cell table:formula="of:=([.C109]-[.C108])/1000" office:value-type="float" office:value="1.999296875" calcext:value-type="float">
            <text:p>1.9993</text:p>
          </table:table-cell>
          <table:table-cell table:formula="of:=[.D109]+[.E108]" office:value-type="float" office:value="213.999546875" calcext:value-type="float">
            <text:p>213.9995</text:p>
          </table:table-cell>
          <table:table-cell table:style-name="ce12" table:formula="of:=[.E109]-2*([.$B109]-1)" office:value-type="float" office:value="-0.00045312500003547" calcext:value-type="float">
            <text:p>-0.000453125</text:p>
          </table:table-cell>
          <table:table-cell table:style-name="Default" office:value-type="float" office:value="63627194152793.4" calcext:value-type="float">
            <text:p>63627194152793.4</text:p>
          </table:table-cell>
          <table:table-cell table:style-name="ce10" table:formula="of:=([.G109]-[.G108])/1000" office:value-type="float" office:value="1.9996953125" calcext:value-type="float">
            <text:p>1.9997</text:p>
          </table:table-cell>
          <table:table-cell table:style-name="ce10" table:formula="of:=[.H109]+[.I108]" office:value-type="float" office:value="214.000265625" calcext:value-type="float">
            <text:p>214.0003</text:p>
          </table:table-cell>
          <table:table-cell table:style-name="ce17" table:formula="of:=[.I109]-2*([.$B109]-1)" office:value-type="float" office:value="0.000265625000110958" calcext:value-type="float">
            <text:p>0.000265625</text:p>
          </table:table-cell>
          <table:table-cell table:style-name="Default" office:value-type="float" office:value="63627194617386.7" calcext:value-type="float">
            <text:p>63627194617386.7</text:p>
          </table:table-cell>
          <table:table-cell table:style-name="ce10" table:formula="of:=([.K109]-[.K108])/1000" office:value-type="float" office:value="1.998" calcext:value-type="float">
            <text:p>1.9980</text:p>
          </table:table-cell>
          <table:table-cell table:style-name="ce10" table:formula="of:=[.L109]+[.M108]" office:value-type="float" office:value="213.999203125" calcext:value-type="float">
            <text:p>213.9992</text:p>
          </table:table-cell>
          <table:table-cell table:style-name="ce21" table:formula="of:=[.M109]-2*([.$B109]-1)" office:value-type="float" office:value="-0.000796874999963393" calcext:value-type="float">
            <text:p>-0.000796875</text:p>
          </table:table-cell>
          <table:table-cell table:style-name="Default" office:value-type="float" office:value="63627195090217" calcext:value-type="float">
            <text:p>63627195090217</text:p>
          </table:table-cell>
          <table:table-cell table:style-name="ce10" table:formula="of:=([.O109]-[.O108])/1000" office:value-type="float" office:value="1.999296875" calcext:value-type="float">
            <text:p>1.9993</text:p>
          </table:table-cell>
          <table:table-cell table:style-name="ce10" table:formula="of:=[.P109]+[.Q108]" office:value-type="float" office:value="214.000296875" calcext:value-type="float">
            <text:p>214.0003</text:p>
          </table:table-cell>
          <table:table-cell table:style-name="ce25" table:formula="of:=[.Q109]-2*([.$B109]-1)" office:value-type="float" office:value="0.00029687500003206" calcext:value-type="float">
            <text:p>0.000296875</text:p>
          </table:table-cell>
          <table:table-cell table:style-name="Default" office:value-type="float" office:value="63627195547597.3" calcext:value-type="float">
            <text:p>63627195547597.3</text:p>
          </table:table-cell>
          <table:table-cell table:style-name="ce10" table:formula="of:=([.S109]-[.S108])/1000" office:value-type="float" office:value="1.99959375" calcext:value-type="float">
            <text:p>1.9996</text:p>
          </table:table-cell>
          <table:table-cell table:style-name="ce10" table:formula="of:=[.T109]+[.U108]" office:value-type="float" office:value="213.9985" calcext:value-type="float">
            <text:p>213.9985</text:p>
          </table:table-cell>
          <table:table-cell table:style-name="ce26" table:formula="of:=[.U109]-2*([.$B109]-1)" office:value-type="float" office:value="-0.00149999999993611" calcext:value-type="float">
            <text:p>-0.0015</text:p>
          </table:table-cell>
          <table:table-cell table:style-name="Default" office:value-type="float" office:value="63627196015087.3" calcext:value-type="float">
            <text:p>63627196015087.3</text:p>
          </table:table-cell>
          <table:table-cell table:style-name="ce10" table:formula="of:=([.W109]-[.W108])/1000" office:value-type="float" office:value="1.9983984375" calcext:value-type="float">
            <text:p>1.9984</text:p>
          </table:table-cell>
          <table:table-cell table:style-name="ce10" table:formula="of:=[.X109]+[.Y108]" office:value-type="float" office:value="213.9991953125" calcext:value-type="float">
            <text:p>213.9992</text:p>
          </table:table-cell>
          <table:table-cell table:style-name="ce29" table:formula="of:=[.Y109]-2*([.$B109]-1)" office:value-type="float" office:value="-0.000804687499993406" calcext:value-type="float">
            <text:p>-0.0008046875</text:p>
          </table:table-cell>
          <table:table-cell table:style-name="Default" office:value-type="float" office:value="63627196473642.6" calcext:value-type="float">
            <text:p>63627196473642.6</text:p>
          </table:table-cell>
          <table:table-cell table:style-name="ce10" table:formula="of:=([.AA109]-[.AA108])/1000" office:value-type="float" office:value="1.9965" calcext:value-type="float">
            <text:p>1.9965</text:p>
          </table:table-cell>
          <table:table-cell table:style-name="ce10" table:formula="of:=[.AB109]+[.AC108]" office:value-type="float" office:value="213.998703125" calcext:value-type="float">
            <text:p>213.9987</text:p>
          </table:table-cell>
          <table:table-cell table:style-name="ce33" table:formula="of:=[.AC109]-2*([.$B109]-1)" office:value-type="float" office:value="-0.00129687499992315" calcext:value-type="float">
            <text:p>-0.001296875</text:p>
          </table:table-cell>
          <table:table-cell table:style-name="Default" office:value-type="float" office:value="63627196945278.5" calcext:value-type="float">
            <text:p>63627196945278.5</text:p>
          </table:table-cell>
          <table:table-cell table:style-name="ce10" table:formula="of:=([.AE109]-[.AE108])/1000" office:value-type="float" office:value="2" calcext:value-type="float">
            <text:p>2.0000</text:p>
          </table:table-cell>
          <table:table-cell table:style-name="ce10" table:formula="of:=[.AF109]+[.AG108]" office:value-type="float" office:value="213.9986015625" calcext:value-type="float">
            <text:p>213.9986</text:p>
          </table:table-cell>
          <table:table-cell table:style-name="ce40" table:formula="of:=[.AG109]-2*([.$B109]-1)" office:value-type="float" office:value="-0.0013984375000291" calcext:value-type="float">
            <text:p>-0.0013984375</text:p>
          </table:table-cell>
          <table:table-cell table:style-name="Default" office:value-type="float" office:value="63627197406265.9" calcext:value-type="float">
            <text:p>63627197406265.9</text:p>
          </table:table-cell>
          <table:table-cell table:style-name="ce10" table:formula="of:=([.AI109]-[.AI108])/1000" office:value-type="float" office:value="2.0023984375" calcext:value-type="float">
            <text:p>2.0024</text:p>
          </table:table-cell>
          <table:table-cell table:style-name="ce10" table:formula="of:=[.AJ109]+[.AK108]" office:value-type="float" office:value="214.0008984375" calcext:value-type="float">
            <text:p>214.0009</text:p>
          </table:table-cell>
          <table:table-cell table:style-name="ce48" table:formula="of:=[.AK109]-2*([.$B109]-1)" office:value-type="float" office:value="0.000898437500012506" calcext:value-type="float">
            <text:p>0.0008984375</text:p>
          </table:table-cell>
          <table:table-cell table:style-name="Default" office:value-type="float" office:value="63627197885329.8" calcext:value-type="float">
            <text:p>63627197885329.8</text:p>
          </table:table-cell>
          <table:table-cell table:style-name="ce10" table:formula="of:=([.AM109]-[.AM108])/1000" office:value-type="float" office:value="2.0018984375" calcext:value-type="float">
            <text:p>2.0019</text:p>
          </table:table-cell>
          <table:table-cell table:style-name="ce10" table:formula="of:=[.AN109]+[.AO108]" office:value-type="float" office:value="214.0008984375" calcext:value-type="float">
            <text:p>214.0009</text:p>
          </table:table-cell>
          <table:table-cell table:style-name="ce54" table:formula="of:=[.AO109]-2*([.$B109]-1)" office:value-type="float" office:value="0.000898437500012506" calcext:value-type="float">
            <text:p>0.0008984375</text:p>
          </table:table-cell>
          <table:table-cell table:style-name="Default" office:value-type="float" office:value="63627198347305.9" calcext:value-type="float">
            <text:p>63627198347305.9</text:p>
          </table:table-cell>
          <table:table-cell table:style-name="ce10" table:formula="of:=([.AQ109]-[.AQ108])/1000" office:value-type="float" office:value="1.999296875" calcext:value-type="float">
            <text:p>1.9993</text:p>
          </table:table-cell>
          <table:table-cell table:style-name="ce10" table:formula="of:=[.AR109]+[.AS108]" office:value-type="float" office:value="213.998796875" calcext:value-type="float">
            <text:p>213.9988</text:p>
          </table:table-cell>
          <table:table-cell table:style-name="ce60" table:formula="of:=[.AS109]-2*([.$B109]-1)" office:value-type="float" office:value="-0.00120312500001774" calcext:value-type="float">
            <text:p>-0.001203125</text:p>
          </table:table-cell>
          <table:table-cell table:style-name="Default" office:value-type="float" office:value="63627198821048.8" calcext:value-type="float">
            <text:p>63627198821048.8</text:p>
          </table:table-cell>
          <table:table-cell table:style-name="ce10" table:formula="of:=([.AU109]-[.AU108])/1000" office:value-type="float" office:value="1.998296875" calcext:value-type="float">
            <text:p>1.9983</text:p>
          </table:table-cell>
          <table:table-cell table:style-name="ce10" table:formula="of:=[.AV109]+[.AW108]" office:value-type="float" office:value="213.998796875" calcext:value-type="float">
            <text:p>213.9988</text:p>
          </table:table-cell>
          <table:table-cell table:style-name="ce61" table:formula="of:=[.AW109]-2*([.$B109]-1)" office:value-type="float" office:value="-0.001203125000103" calcext:value-type="float">
            <text:p>-0.001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9</text:p>
          </table:table-cell>
          <table:table-cell table:style-name="ce7" office:value-type="float" office:value="109" calcext:value-type="float">
            <text:p>109</text:p>
          </table:table-cell>
          <table:table-cell office:value-type="float" office:value="63627193689573.8" calcext:value-type="float">
            <text:p>63627193689573.8</text:p>
          </table:table-cell>
          <table:table-cell table:formula="of:=([.C110]-[.C109])/1000" office:value-type="float" office:value="1.9998828125" calcext:value-type="float">
            <text:p>1.9999</text:p>
          </table:table-cell>
          <table:table-cell table:formula="of:=[.D110]+[.E109]" office:value-type="float" office:value="215.9994296875" calcext:value-type="float">
            <text:p>215.9994</text:p>
          </table:table-cell>
          <table:table-cell table:style-name="ce12" table:formula="of:=[.E110]-2*([.$B110]-1)" office:value-type="float" office:value="-0.000570312500030923" calcext:value-type="float">
            <text:p>-0.0005703125</text:p>
          </table:table-cell>
          <table:table-cell table:style-name="Default" office:value-type="float" office:value="63627194154792.1" calcext:value-type="float">
            <text:p>63627194154792.1</text:p>
          </table:table-cell>
          <table:table-cell table:style-name="ce10" table:formula="of:=([.G110]-[.G109])/1000" office:value-type="float" office:value="1.998703125" calcext:value-type="float">
            <text:p>1.9987</text:p>
          </table:table-cell>
          <table:table-cell table:style-name="ce10" table:formula="of:=[.H110]+[.I109]" office:value-type="float" office:value="215.99896875" calcext:value-type="float">
            <text:p>215.9990</text:p>
          </table:table-cell>
          <table:table-cell table:style-name="ce17" table:formula="of:=[.I110]-2*([.$B110]-1)" office:value-type="float" office:value="-0.00103124999989745" calcext:value-type="float">
            <text:p>-0.00103125</text:p>
          </table:table-cell>
          <table:table-cell table:style-name="Default" office:value-type="float" office:value="63627194619386.4" calcext:value-type="float">
            <text:p>63627194619386.4</text:p>
          </table:table-cell>
          <table:table-cell table:style-name="ce10" table:formula="of:=([.K110]-[.K109])/1000" office:value-type="float" office:value="1.9996953125" calcext:value-type="float">
            <text:p>1.9997</text:p>
          </table:table-cell>
          <table:table-cell table:style-name="ce10" table:formula="of:=[.L110]+[.M109]" office:value-type="float" office:value="215.9988984375" calcext:value-type="float">
            <text:p>215.9989</text:p>
          </table:table-cell>
          <table:table-cell table:style-name="ce21" table:formula="of:=[.M110]-2*([.$B110]-1)" office:value-type="float" office:value="-0.00110156249996862" calcext:value-type="float">
            <text:p>-0.0011015625</text:p>
          </table:table-cell>
          <table:table-cell table:style-name="Default" office:value-type="float" office:value="63627195092216.1" calcext:value-type="float">
            <text:p>63627195092216.1</text:p>
          </table:table-cell>
          <table:table-cell table:style-name="ce10" table:formula="of:=([.O110]-[.O109])/1000" office:value-type="float" office:value="1.9991015625" calcext:value-type="float">
            <text:p>1.9991</text:p>
          </table:table-cell>
          <table:table-cell table:style-name="ce10" table:formula="of:=[.P110]+[.Q109]" office:value-type="float" office:value="215.9993984375" calcext:value-type="float">
            <text:p>215.9994</text:p>
          </table:table-cell>
          <table:table-cell table:style-name="ce25" table:formula="of:=[.Q110]-2*([.$B110]-1)" office:value-type="float" office:value="-0.000601562499980446" calcext:value-type="float">
            <text:p>-0.0006015625</text:p>
          </table:table-cell>
          <table:table-cell table:style-name="Default" office:value-type="float" office:value="63627195549599.4" calcext:value-type="float">
            <text:p>63627195549599.4</text:p>
          </table:table-cell>
          <table:table-cell table:style-name="ce10" table:formula="of:=([.S110]-[.S109])/1000" office:value-type="float" office:value="2.0021015625" calcext:value-type="float">
            <text:p>2.0021</text:p>
          </table:table-cell>
          <table:table-cell table:style-name="ce10" table:formula="of:=[.T110]+[.U109]" office:value-type="float" office:value="216.0006015625" calcext:value-type="float">
            <text:p>216.0006</text:p>
          </table:table-cell>
          <table:table-cell table:style-name="ce26" table:formula="of:=[.U110]-2*([.$B110]-1)" office:value-type="float" office:value="0.000601562500065711" calcext:value-type="float">
            <text:p>0.0006015625</text:p>
          </table:table-cell>
          <table:table-cell table:style-name="Default" office:value-type="float" office:value="63627196017088.1" calcext:value-type="float">
            <text:p>63627196017088.1</text:p>
          </table:table-cell>
          <table:table-cell table:style-name="ce10" table:formula="of:=([.W110]-[.W109])/1000" office:value-type="float" office:value="2.0008046875" calcext:value-type="float">
            <text:p>2.0008</text:p>
          </table:table-cell>
          <table:table-cell table:style-name="ce10" table:formula="of:=[.X110]+[.Y109]" office:value-type="float" office:value="216" calcext:value-type="float">
            <text:p>216.0000</text:p>
          </table:table-cell>
          <table:table-cell table:style-name="ce29" table:formula="of:=[.Y110]-2*([.$B110]-1)" office:value-type="float" office:value="0" calcext:value-type="float">
            <text:p>0</text:p>
          </table:table-cell>
          <table:table-cell table:style-name="Default" office:value-type="float" office:value="63627196475642.7" calcext:value-type="float">
            <text:p>63627196475642.7</text:p>
          </table:table-cell>
          <table:table-cell table:style-name="ce10" table:formula="of:=([.AA110]-[.AA109])/1000" office:value-type="float" office:value="2.0001015625" calcext:value-type="float">
            <text:p>2.0001</text:p>
          </table:table-cell>
          <table:table-cell table:style-name="ce10" table:formula="of:=[.AB110]+[.AC109]" office:value-type="float" office:value="215.9988046875" calcext:value-type="float">
            <text:p>215.9988</text:p>
          </table:table-cell>
          <table:table-cell table:style-name="ce33" table:formula="of:=[.AC110]-2*([.$B110]-1)" office:value-type="float" office:value="-0.00119531249993088" calcext:value-type="float">
            <text:p>-0.0011953125</text:p>
          </table:table-cell>
          <table:table-cell table:style-name="Default" office:value-type="float" office:value="63627196947279.3" calcext:value-type="float">
            <text:p>63627196947279.3</text:p>
          </table:table-cell>
          <table:table-cell table:style-name="ce10" table:formula="of:=([.AE110]-[.AE109])/1000" office:value-type="float" office:value="2.000796875" calcext:value-type="float">
            <text:p>2.0008</text:p>
          </table:table-cell>
          <table:table-cell table:style-name="ce10" table:formula="of:=[.AF110]+[.AG109]" office:value-type="float" office:value="215.9993984375" calcext:value-type="float">
            <text:p>215.9994</text:p>
          </table:table-cell>
          <table:table-cell table:style-name="ce40" table:formula="of:=[.AG110]-2*([.$B110]-1)" office:value-type="float" office:value="-0.000601562500037289" calcext:value-type="float">
            <text:p>-0.0006015625</text:p>
          </table:table-cell>
          <table:table-cell table:style-name="Default" office:value-type="float" office:value="63627197408263.9" calcext:value-type="float">
            <text:p>63627197408263.9</text:p>
          </table:table-cell>
          <table:table-cell table:style-name="ce10" table:formula="of:=([.AI110]-[.AI109])/1000" office:value-type="float" office:value="1.998" calcext:value-type="float">
            <text:p>1.9980</text:p>
          </table:table-cell>
          <table:table-cell table:style-name="ce10" table:formula="of:=[.AJ110]+[.AK109]" office:value-type="float" office:value="215.9988984375" calcext:value-type="float">
            <text:p>215.9989</text:p>
          </table:table-cell>
          <table:table-cell table:style-name="ce48" table:formula="of:=[.AK110]-2*([.$B110]-1)" office:value-type="float" office:value="-0.00110156249999704" calcext:value-type="float">
            <text:p>-0.0011015625</text:p>
          </table:table-cell>
          <table:table-cell table:style-name="Default" office:value-type="float" office:value="63627197887327.6" calcext:value-type="float">
            <text:p>63627197887327.6</text:p>
          </table:table-cell>
          <table:table-cell table:style-name="ce10" table:formula="of:=([.AM110]-[.AM109])/1000" office:value-type="float" office:value="1.9978046875" calcext:value-type="float">
            <text:p>1.9978</text:p>
          </table:table-cell>
          <table:table-cell table:style-name="ce10" table:formula="of:=[.AN110]+[.AO109]" office:value-type="float" office:value="215.998703125" calcext:value-type="float">
            <text:p>215.9987</text:p>
          </table:table-cell>
          <table:table-cell table:style-name="ce55" table:formula="of:=[.AO110]-2*([.$B110]-1)" office:value-type="float" office:value="-0.00129687499997999" calcext:value-type="float">
            <text:p>-0.001296875</text:p>
          </table:table-cell>
          <table:table-cell table:style-name="Default" office:value-type="float" office:value="63627198349308.5" calcext:value-type="float">
            <text:p>63627198349308.5</text:p>
          </table:table-cell>
          <table:table-cell table:style-name="ce10" table:formula="of:=([.AQ110]-[.AQ109])/1000" office:value-type="float" office:value="2.0026015625" calcext:value-type="float">
            <text:p>2.0026</text:p>
          </table:table-cell>
          <table:table-cell table:style-name="ce10" table:formula="of:=[.AR110]+[.AS109]" office:value-type="float" office:value="216.0013984375" calcext:value-type="float">
            <text:p>216.0014</text:p>
          </table:table-cell>
          <table:table-cell table:style-name="ce60" table:formula="of:=[.AS110]-2*([.$B110]-1)" office:value-type="float" office:value="0.00139843749997226" calcext:value-type="float">
            <text:p>0.0013984375</text:p>
          </table:table-cell>
          <table:table-cell table:style-name="Default" office:value-type="float" office:value="63627198823048.8" calcext:value-type="float">
            <text:p>63627198823048.8</text:p>
          </table:table-cell>
          <table:table-cell table:style-name="ce10" table:formula="of:=([.AU110]-[.AU109])/1000" office:value-type="float" office:value="2" calcext:value-type="float">
            <text:p>2.0000</text:p>
          </table:table-cell>
          <table:table-cell table:style-name="ce10" table:formula="of:=[.AV110]+[.AW109]" office:value-type="float" office:value="215.998796875" calcext:value-type="float">
            <text:p>215.9988</text:p>
          </table:table-cell>
          <table:table-cell table:style-name="ce61" table:formula="of:=[.AW110]-2*([.$B110]-1)" office:value-type="float" office:value="-0.001203125000103" calcext:value-type="float">
            <text:p>-0.001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63627193691576.6" calcext:value-type="float">
            <text:p>63627193691576.6</text:p>
          </table:table-cell>
          <table:table-cell table:formula="of:=([.C111]-[.C110])/1000" office:value-type="float" office:value="2.002765625" calcext:value-type="float">
            <text:p>2.0028</text:p>
          </table:table-cell>
          <table:table-cell table:formula="of:=[.D111]+[.E110]" office:value-type="float" office:value="218.0021953125" calcext:value-type="float">
            <text:p>218.0022</text:p>
          </table:table-cell>
          <table:table-cell table:style-name="ce12" table:formula="of:=[.E111]-2*([.$B111]-1)" office:value-type="float" office:value="0.00219531249996407" calcext:value-type="float">
            <text:p>0.0021953125</text:p>
          </table:table-cell>
          <table:table-cell table:style-name="Default" office:value-type="float" office:value="63627194156790.4" calcext:value-type="float">
            <text:p>63627194156790.4</text:p>
          </table:table-cell>
          <table:table-cell table:style-name="ce10" table:formula="of:=([.G111]-[.G110])/1000" office:value-type="float" office:value="1.998296875" calcext:value-type="float">
            <text:p>1.9983</text:p>
          </table:table-cell>
          <table:table-cell table:style-name="ce10" table:formula="of:=[.H111]+[.I110]" office:value-type="float" office:value="217.997265625" calcext:value-type="float">
            <text:p>217.9973</text:p>
          </table:table-cell>
          <table:table-cell table:style-name="ce17" table:formula="of:=[.I111]-2*([.$B111]-1)" office:value-type="float" office:value="-0.00273437499990337" calcext:value-type="float">
            <text:p>-0.002734375</text:p>
          </table:table-cell>
          <table:table-cell table:style-name="Default" office:value-type="float" office:value="63627194621388.4" calcext:value-type="float">
            <text:p>63627194621388.4</text:p>
          </table:table-cell>
          <table:table-cell table:style-name="ce10" table:formula="of:=([.K111]-[.K110])/1000" office:value-type="float" office:value="2.002" calcext:value-type="float">
            <text:p>2.0020</text:p>
          </table:table-cell>
          <table:table-cell table:style-name="ce10" table:formula="of:=[.L111]+[.M110]" office:value-type="float" office:value="218.0008984375" calcext:value-type="float">
            <text:p>218.0009</text:p>
          </table:table-cell>
          <table:table-cell table:style-name="ce21" table:formula="of:=[.M111]-2*([.$B111]-1)" office:value-type="float" office:value="0.000898437500040927" calcext:value-type="float">
            <text:p>0.0008984375</text:p>
          </table:table-cell>
          <table:table-cell table:style-name="Default" office:value-type="float" office:value="63627195094216.3" calcext:value-type="float">
            <text:p>63627195094216.3</text:p>
          </table:table-cell>
          <table:table-cell table:style-name="ce10" table:formula="of:=([.O111]-[.O110])/1000" office:value-type="float" office:value="2.0001953125" calcext:value-type="float">
            <text:p>2.0002</text:p>
          </table:table-cell>
          <table:table-cell table:style-name="ce10" table:formula="of:=[.P111]+[.Q110]" office:value-type="float" office:value="217.99959375" calcext:value-type="float">
            <text:p>217.9996</text:p>
          </table:table-cell>
          <table:table-cell table:style-name="ce25" table:formula="of:=[.Q111]-2*([.$B111]-1)" office:value-type="float" office:value="-0.000406249999969077" calcext:value-type="float">
            <text:p>-0.00040625</text:p>
          </table:table-cell>
          <table:table-cell table:style-name="Default" office:value-type="float" office:value="63627195551598.5" calcext:value-type="float">
            <text:p>63627195551598.5</text:p>
          </table:table-cell>
          <table:table-cell table:style-name="ce10" table:formula="of:=([.S111]-[.S110])/1000" office:value-type="float" office:value="1.9991015625" calcext:value-type="float">
            <text:p>1.9991</text:p>
          </table:table-cell>
          <table:table-cell table:style-name="ce10" table:formula="of:=[.T111]+[.U110]" office:value-type="float" office:value="217.999703125" calcext:value-type="float">
            <text:p>217.9997</text:p>
          </table:table-cell>
          <table:table-cell table:style-name="ce26" table:formula="of:=[.U111]-2*([.$B111]-1)" office:value-type="float" office:value="-0.000296874999946795" calcext:value-type="float">
            <text:p>-0.000296875</text:p>
          </table:table-cell>
          <table:table-cell table:style-name="Default" office:value-type="float" office:value="63627196019089.1" calcext:value-type="float">
            <text:p>63627196019089.1</text:p>
          </table:table-cell>
          <table:table-cell table:style-name="ce10" table:formula="of:=([.W111]-[.W110])/1000" office:value-type="float" office:value="2.001" calcext:value-type="float">
            <text:p>2.0010</text:p>
          </table:table-cell>
          <table:table-cell table:style-name="ce10" table:formula="of:=[.X111]+[.Y110]" office:value-type="float" office:value="218.001" calcext:value-type="float">
            <text:p>218.0010</text:p>
          </table:table-cell>
          <table:table-cell table:style-name="ce29" table:formula="of:=[.Y111]-2*([.$B111]-1)" office:value-type="float" office:value="0.00100000000000477" calcext:value-type="float">
            <text:p>0.001</text:p>
          </table:table-cell>
          <table:table-cell table:style-name="Default" office:value-type="float" office:value="63627196477644" calcext:value-type="float">
            <text:p>63627196477644</text:p>
          </table:table-cell>
          <table:table-cell table:style-name="ce10" table:formula="of:=([.AA111]-[.AA110])/1000" office:value-type="float" office:value="2.001296875" calcext:value-type="float">
            <text:p>2.0013</text:p>
          </table:table-cell>
          <table:table-cell table:style-name="ce10" table:formula="of:=[.AB111]+[.AC110]" office:value-type="float" office:value="218.0001015625" calcext:value-type="float">
            <text:p>218.0001</text:p>
          </table:table-cell>
          <table:table-cell table:style-name="ce33" table:formula="of:=[.AC111]-2*([.$B111]-1)" office:value-type="float" office:value="0.000101562500077534" calcext:value-type="float">
            <text:p>0.0001015625</text:p>
          </table:table-cell>
          <table:table-cell table:style-name="Default" office:value-type="float" office:value="63627196949278.9" calcext:value-type="float">
            <text:p>63627196949278.9</text:p>
          </table:table-cell>
          <table:table-cell table:style-name="ce10" table:formula="of:=([.AE111]-[.AE110])/1000" office:value-type="float" office:value="1.9996015625" calcext:value-type="float">
            <text:p>1.9996</text:p>
          </table:table-cell>
          <table:table-cell table:style-name="ce10" table:formula="of:=[.AF111]+[.AG110]" office:value-type="float" office:value="217.999" calcext:value-type="float">
            <text:p>217.9990</text:p>
          </table:table-cell>
          <table:table-cell table:style-name="ce40" table:formula="of:=[.AG111]-2*([.$B111]-1)" office:value-type="float" office:value="-0.0010000000000332" calcext:value-type="float">
            <text:p>-0.001</text:p>
          </table:table-cell>
          <table:table-cell table:style-name="Default" office:value-type="float" office:value="63627197410264.2" calcext:value-type="float">
            <text:p>63627197410264.2</text:p>
          </table:table-cell>
          <table:table-cell table:style-name="ce10" table:formula="of:=([.AI111]-[.AI110])/1000" office:value-type="float" office:value="2.0003046875" calcext:value-type="float">
            <text:p>2.0003</text:p>
          </table:table-cell>
          <table:table-cell table:style-name="ce10" table:formula="of:=[.AJ111]+[.AK110]" office:value-type="float" office:value="217.999203125" calcext:value-type="float">
            <text:p>217.9992</text:p>
          </table:table-cell>
          <table:table-cell table:style-name="ce48" table:formula="of:=[.AK111]-2*([.$B111]-1)" office:value-type="float" office:value="-0.000796874999991815" calcext:value-type="float">
            <text:p>-0.000796875</text:p>
          </table:table-cell>
          <table:table-cell table:style-name="Default" office:value-type="float" office:value="63627197889330.1" calcext:value-type="float">
            <text:p>63627197889330.1</text:p>
          </table:table-cell>
          <table:table-cell table:style-name="ce10" table:formula="of:=([.AM111]-[.AM110])/1000" office:value-type="float" office:value="2.0025" calcext:value-type="float">
            <text:p>2.0025</text:p>
          </table:table-cell>
          <table:table-cell table:style-name="ce10" table:formula="of:=[.AN111]+[.AO110]" office:value-type="float" office:value="218.001203125" calcext:value-type="float">
            <text:p>218.0012</text:p>
          </table:table-cell>
          <table:table-cell table:style-name="ce56" table:formula="of:=[.AO111]-2*([.$B111]-1)" office:value-type="float" office:value="0.00120312500001774" calcext:value-type="float">
            <text:p>0.001203125</text:p>
          </table:table-cell>
          <table:table-cell table:style-name="Default" office:value-type="float" office:value="63627198351308.4" calcext:value-type="float">
            <text:p>63627198351308.4</text:p>
          </table:table-cell>
          <table:table-cell table:style-name="ce10" table:formula="of:=([.AQ111]-[.AQ110])/1000" office:value-type="float" office:value="1.9998984375" calcext:value-type="float">
            <text:p>1.9999</text:p>
          </table:table-cell>
          <table:table-cell table:style-name="ce10" table:formula="of:=[.AR111]+[.AS110]" office:value-type="float" office:value="218.001296875" calcext:value-type="float">
            <text:p>218.0013</text:p>
          </table:table-cell>
          <table:table-cell table:style-name="ce60" table:formula="of:=[.AS111]-2*([.$B111]-1)" office:value-type="float" office:value="0.00129687499997999" calcext:value-type="float">
            <text:p>0.001296875</text:p>
          </table:table-cell>
          <table:table-cell table:style-name="Default" office:value-type="float" office:value="63627198825049.1" calcext:value-type="float">
            <text:p>63627198825049.1</text:p>
          </table:table-cell>
          <table:table-cell table:style-name="ce10" table:formula="of:=([.AU111]-[.AU110])/1000" office:value-type="float" office:value="2.0003046875" calcext:value-type="float">
            <text:p>2.0003</text:p>
          </table:table-cell>
          <table:table-cell table:style-name="ce10" table:formula="of:=[.AV111]+[.AW110]" office:value-type="float" office:value="217.9991015625" calcext:value-type="float">
            <text:p>217.9991</text:p>
          </table:table-cell>
          <table:table-cell table:style-name="ce61" table:formula="of:=[.AW111]-2*([.$B111]-1)" office:value-type="float" office:value="-0.000898437500097771" calcext:value-type="float">
            <text:p>-0.0008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11" calcext:value-type="float">
            <text:p>111</text:p>
          </table:table-cell>
          <table:table-cell office:value-type="float" office:value="63627193693576" calcext:value-type="float">
            <text:p>63627193693576</text:p>
          </table:table-cell>
          <table:table-cell table:formula="of:=([.C112]-[.C111])/1000" office:value-type="float" office:value="1.99934375" calcext:value-type="float">
            <text:p>1.9993</text:p>
          </table:table-cell>
          <table:table-cell table:formula="of:=[.D112]+[.E111]" office:value-type="float" office:value="220.0015390625" calcext:value-type="float">
            <text:p>220.0015</text:p>
          </table:table-cell>
          <table:table-cell table:style-name="ce12" table:formula="of:=[.E112]-2*([.$B112]-1)" office:value-type="float" office:value="0.00153906249997249" calcext:value-type="float">
            <text:p>0.0015390625</text:p>
          </table:table-cell>
          <table:table-cell table:style-name="Default" office:value-type="float" office:value="63627194158791.9" calcext:value-type="float">
            <text:p>63627194158791.9</text:p>
          </table:table-cell>
          <table:table-cell table:style-name="ce10" table:formula="of:=([.G112]-[.G111])/1000" office:value-type="float" office:value="2.0015" calcext:value-type="float">
            <text:p>2.0015</text:p>
          </table:table-cell>
          <table:table-cell table:style-name="ce10" table:formula="of:=[.H112]+[.I111]" office:value-type="float" office:value="219.998765625" calcext:value-type="float">
            <text:p>219.9988</text:p>
          </table:table-cell>
          <table:table-cell table:style-name="ce17" table:formula="of:=[.I112]-2*([.$B112]-1)" office:value-type="float" office:value="-0.00123437499991041" calcext:value-type="float">
            <text:p>-0.001234375</text:p>
          </table:table-cell>
          <table:table-cell table:style-name="Default" office:value-type="float" office:value="63627194623388.6" calcext:value-type="float">
            <text:p>63627194623388.6</text:p>
          </table:table-cell>
          <table:table-cell table:style-name="ce10" table:formula="of:=([.K112]-[.K111])/1000" office:value-type="float" office:value="2.000203125" calcext:value-type="float">
            <text:p>2.0002</text:p>
          </table:table-cell>
          <table:table-cell table:style-name="ce10" table:formula="of:=[.L112]+[.M111]" office:value-type="float" office:value="220.0011015625" calcext:value-type="float">
            <text:p>220.0011</text:p>
          </table:table-cell>
          <table:table-cell table:style-name="ce21" table:formula="of:=[.M112]-2*([.$B112]-1)" office:value-type="float" office:value="0.00110156250005389" calcext:value-type="float">
            <text:p>0.0011015625</text:p>
          </table:table-cell>
          <table:table-cell table:style-name="Default" office:value-type="float" office:value="63627195096216.4" calcext:value-type="float">
            <text:p>63627195096216.4</text:p>
          </table:table-cell>
          <table:table-cell table:style-name="ce10" table:formula="of:=([.O112]-[.O111])/1000" office:value-type="float" office:value="2.0001015625" calcext:value-type="float">
            <text:p>2.0001</text:p>
          </table:table-cell>
          <table:table-cell table:style-name="ce10" table:formula="of:=[.P112]+[.Q111]" office:value-type="float" office:value="219.9996953125" calcext:value-type="float">
            <text:p>219.9997</text:p>
          </table:table-cell>
          <table:table-cell table:style-name="ce25" table:formula="of:=[.Q112]-2*([.$B112]-1)" office:value-type="float" office:value="-0.000304687499976808" calcext:value-type="float">
            <text:p>-0.0003046875</text:p>
          </table:table-cell>
          <table:table-cell table:style-name="Default" office:value-type="float" office:value="63627195553597.5" calcext:value-type="float">
            <text:p>63627195553597.5</text:p>
          </table:table-cell>
          <table:table-cell table:style-name="ce10" table:formula="of:=([.S112]-[.S111])/1000" office:value-type="float" office:value="1.999" calcext:value-type="float">
            <text:p>1.9990</text:p>
          </table:table-cell>
          <table:table-cell table:style-name="ce10" table:formula="of:=[.T112]+[.U111]" office:value-type="float" office:value="219.998703125" calcext:value-type="float">
            <text:p>219.9987</text:p>
          </table:table-cell>
          <table:table-cell table:style-name="ce26" table:formula="of:=[.U112]-2*([.$B112]-1)" office:value-type="float" office:value="-0.00129687499995157" calcext:value-type="float">
            <text:p>-0.001296875</text:p>
          </table:table-cell>
          <table:table-cell table:style-name="Default" office:value-type="float" office:value="63627196021088.2" calcext:value-type="float">
            <text:p>63627196021088.2</text:p>
          </table:table-cell>
          <table:table-cell table:style-name="ce10" table:formula="of:=([.W112]-[.W111])/1000" office:value-type="float" office:value="1.9991015625" calcext:value-type="float">
            <text:p>1.9991</text:p>
          </table:table-cell>
          <table:table-cell table:style-name="ce10" table:formula="of:=[.X112]+[.Y111]" office:value-type="float" office:value="220.0001015625" calcext:value-type="float">
            <text:p>220.0001</text:p>
          </table:table-cell>
          <table:table-cell table:style-name="ce29" table:formula="of:=[.Y112]-2*([.$B112]-1)" office:value-type="float" office:value="0.000101562499992269" calcext:value-type="float">
            <text:p>0.0001015625</text:p>
          </table:table-cell>
          <table:table-cell table:style-name="Default" office:value-type="float" office:value="63627196479644.6" calcext:value-type="float">
            <text:p>63627196479644.6</text:p>
          </table:table-cell>
          <table:table-cell table:style-name="ce10" table:formula="of:=([.AA112]-[.AA111])/1000" office:value-type="float" office:value="2.0006015625" calcext:value-type="float">
            <text:p>2.0006</text:p>
          </table:table-cell>
          <table:table-cell table:style-name="ce10" table:formula="of:=[.AB112]+[.AC111]" office:value-type="float" office:value="220.000703125" calcext:value-type="float">
            <text:p>220.0007</text:p>
          </table:table-cell>
          <table:table-cell table:style-name="ce33" table:formula="of:=[.AC112]-2*([.$B112]-1)" office:value-type="float" office:value="0.000703125000086402" calcext:value-type="float">
            <text:p>0.000703125</text:p>
          </table:table-cell>
          <table:table-cell table:style-name="Default" office:value-type="float" office:value="63627196951278.6" calcext:value-type="float">
            <text:p>63627196951278.6</text:p>
          </table:table-cell>
          <table:table-cell table:style-name="ce10" table:formula="of:=([.AE112]-[.AE111])/1000" office:value-type="float" office:value="1.999703125" calcext:value-type="float">
            <text:p>1.9997</text:p>
          </table:table-cell>
          <table:table-cell table:style-name="ce10" table:formula="of:=[.AF112]+[.AG111]" office:value-type="float" office:value="219.998703125" calcext:value-type="float">
            <text:p>219.9987</text:p>
          </table:table-cell>
          <table:table-cell table:style-name="ce40" table:formula="of:=[.AG112]-2*([.$B112]-1)" office:value-type="float" office:value="-0.00129687500003683" calcext:value-type="float">
            <text:p>-0.001296875</text:p>
          </table:table-cell>
          <table:table-cell table:style-name="Default" office:value-type="float" office:value="63627197412265" calcext:value-type="float">
            <text:p>63627197412265</text:p>
          </table:table-cell>
          <table:table-cell table:style-name="ce10" table:formula="of:=([.AI112]-[.AI111])/1000" office:value-type="float" office:value="2.000796875" calcext:value-type="float">
            <text:p>2.0008</text:p>
          </table:table-cell>
          <table:table-cell table:style-name="ce10" table:formula="of:=[.AJ112]+[.AK111]" office:value-type="float" office:value="220" calcext:value-type="float">
            <text:p>220.0000</text:p>
          </table:table-cell>
          <table:table-cell table:style-name="ce48" table:formula="of:=[.AK112]-2*([.$B112]-1)" office:value-type="float" office:value="0" calcext:value-type="float">
            <text:p>0</text:p>
          </table:table-cell>
          <table:table-cell table:style-name="Default" office:value-type="float" office:value="63627197891327.7" calcext:value-type="float">
            <text:p>63627197891327.7</text:p>
          </table:table-cell>
          <table:table-cell table:style-name="ce10" table:formula="of:=([.AM112]-[.AM111])/1000" office:value-type="float" office:value="1.9976015625" calcext:value-type="float">
            <text:p>1.9976</text:p>
          </table:table-cell>
          <table:table-cell table:style-name="ce10" table:formula="of:=[.AN112]+[.AO111]" office:value-type="float" office:value="219.9988046875" calcext:value-type="float">
            <text:p>219.9988</text:p>
          </table:table-cell>
          <table:table-cell table:style-name="ce56" table:formula="of:=[.AO112]-2*([.$B112]-1)" office:value-type="float" office:value="-0.00119531249998772" calcext:value-type="float">
            <text:p>-0.0011953125</text:p>
          </table:table-cell>
          <table:table-cell table:style-name="Default" office:value-type="float" office:value="63627198353307.3" calcext:value-type="float">
            <text:p>63627198353307.3</text:p>
          </table:table-cell>
          <table:table-cell table:style-name="ce10" table:formula="of:=([.AQ112]-[.AQ111])/1000" office:value-type="float" office:value="1.9988984375" calcext:value-type="float">
            <text:p>1.9989</text:p>
          </table:table-cell>
          <table:table-cell table:style-name="ce10" table:formula="of:=[.AR112]+[.AS111]" office:value-type="float" office:value="220.0001953125" calcext:value-type="float">
            <text:p>220.0002</text:p>
          </table:table-cell>
          <table:table-cell table:style-name="ce60" table:formula="of:=[.AS112]-2*([.$B112]-1)" office:value-type="float" office:value="0.000195312499982947" calcext:value-type="float">
            <text:p>0.0001953125</text:p>
          </table:table-cell>
          <table:table-cell table:style-name="Default" office:value-type="float" office:value="63627198827050" calcext:value-type="float">
            <text:p>63627198827050</text:p>
          </table:table-cell>
          <table:table-cell table:style-name="ce10" table:formula="of:=([.AU112]-[.AU111])/1000" office:value-type="float" office:value="2.0008984375" calcext:value-type="float">
            <text:p>2.0009</text:p>
          </table:table-cell>
          <table:table-cell table:style-name="ce10" table:formula="of:=[.AV112]+[.AW111]" office:value-type="float" office:value="220" calcext:value-type="float">
            <text:p>220.0000</text:p>
          </table:table-cell>
          <table:table-cell table:style-name="ce61" table:formula="of:=[.AW112]-2*([.$B112]-1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12" calcext:value-type="float">
            <text:p>112</text:p>
          </table:table-cell>
          <table:table-cell office:value-type="float" office:value="63627193695573.9" calcext:value-type="float">
            <text:p>63627193695573.9</text:p>
          </table:table-cell>
          <table:table-cell table:formula="of:=([.C113]-[.C112])/1000" office:value-type="float" office:value="1.997921875" calcext:value-type="float">
            <text:p>1.9979</text:p>
          </table:table-cell>
          <table:table-cell table:formula="of:=[.D113]+[.E112]" office:value-type="float" office:value="221.9994609375" calcext:value-type="float">
            <text:p>221.9995</text:p>
          </table:table-cell>
          <table:table-cell table:style-name="ce12" table:formula="of:=[.E113]-2*([.$B113]-1)" office:value-type="float" office:value="-0.000539062500024556" calcext:value-type="float">
            <text:p>-0.0005390625</text:p>
          </table:table-cell>
          <table:table-cell table:style-name="Default" office:value-type="float" office:value="63627194160791" calcext:value-type="float">
            <text:p>63627194160791</text:p>
          </table:table-cell>
          <table:table-cell table:style-name="ce10" table:formula="of:=([.G113]-[.G112])/1000" office:value-type="float" office:value="1.9991015625" calcext:value-type="float">
            <text:p>1.9991</text:p>
          </table:table-cell>
          <table:table-cell table:style-name="ce10" table:formula="of:=[.H113]+[.I112]" office:value-type="float" office:value="221.9978671875" calcext:value-type="float">
            <text:p>221.9979</text:p>
          </table:table-cell>
          <table:table-cell table:style-name="ce17" table:formula="of:=[.I113]-2*([.$B113]-1)" office:value-type="float" office:value="-0.00213281249992292" calcext:value-type="float">
            <text:p>-0.0021328125</text:p>
          </table:table-cell>
          <table:table-cell table:style-name="Default" office:value-type="float" office:value="63627194625386.6" calcext:value-type="float">
            <text:p>63627194625386.6</text:p>
          </table:table-cell>
          <table:table-cell table:style-name="ce10" table:formula="of:=([.K113]-[.K112])/1000" office:value-type="float" office:value="1.998" calcext:value-type="float">
            <text:p>1.9980</text:p>
          </table:table-cell>
          <table:table-cell table:style-name="ce10" table:formula="of:=[.L113]+[.M112]" office:value-type="float" office:value="221.9991015625" calcext:value-type="float">
            <text:p>221.9991</text:p>
          </table:table-cell>
          <table:table-cell table:style-name="ce21" table:formula="of:=[.M113]-2*([.$B113]-1)" office:value-type="float" office:value="-0.000898437499955662" calcext:value-type="float">
            <text:p>-0.0008984375</text:p>
          </table:table-cell>
          <table:table-cell table:style-name="Default" office:value-type="float" office:value="63627195098214.9" calcext:value-type="float">
            <text:p>63627195098214.9</text:p>
          </table:table-cell>
          <table:table-cell table:style-name="ce10" table:formula="of:=([.O113]-[.O112])/1000" office:value-type="float" office:value="1.9985" calcext:value-type="float">
            <text:p>1.9985</text:p>
          </table:table-cell>
          <table:table-cell table:style-name="ce10" table:formula="of:=[.P113]+[.Q112]" office:value-type="float" office:value="221.9981953125" calcext:value-type="float">
            <text:p>221.9982</text:p>
          </table:table-cell>
          <table:table-cell table:style-name="ce25" table:formula="of:=[.Q113]-2*([.$B113]-1)" office:value-type="float" office:value="-0.00180468749996976" calcext:value-type="float">
            <text:p>-0.0018046875</text:p>
          </table:table-cell>
          <table:table-cell table:style-name="Default" office:value-type="float" office:value="63627195555599.9" calcext:value-type="float">
            <text:p>63627195555599.9</text:p>
          </table:table-cell>
          <table:table-cell table:style-name="ce10" table:formula="of:=([.S113]-[.S112])/1000" office:value-type="float" office:value="2.0023984375" calcext:value-type="float">
            <text:p>2.0024</text:p>
          </table:table-cell>
          <table:table-cell table:style-name="ce10" table:formula="of:=[.T113]+[.U112]" office:value-type="float" office:value="222.0011015625" calcext:value-type="float">
            <text:p>222.0011</text:p>
          </table:table-cell>
          <table:table-cell table:style-name="ce26" table:formula="of:=[.U113]-2*([.$B113]-1)" office:value-type="float" office:value="0.00110156250005389" calcext:value-type="float">
            <text:p>0.0011015625</text:p>
          </table:table-cell>
          <table:table-cell table:style-name="Default" office:value-type="float" office:value="63627196023086.4" calcext:value-type="float">
            <text:p>63627196023086.4</text:p>
          </table:table-cell>
          <table:table-cell table:style-name="ce10" table:formula="of:=([.W113]-[.W112])/1000" office:value-type="float" office:value="1.9981953125" calcext:value-type="float">
            <text:p>1.9982</text:p>
          </table:table-cell>
          <table:table-cell table:style-name="ce10" table:formula="of:=[.X113]+[.Y112]" office:value-type="float" office:value="221.998296875" calcext:value-type="float">
            <text:p>221.9983</text:p>
          </table:table-cell>
          <table:table-cell table:style-name="ce29" table:formula="of:=[.Y113]-2*([.$B113]-1)" office:value-type="float" office:value="-0.00170312500000591" calcext:value-type="float">
            <text:p>-0.001703125</text:p>
          </table:table-cell>
          <table:table-cell table:style-name="Default" office:value-type="float" office:value="63627196481643.8" calcext:value-type="float">
            <text:p>63627196481643.8</text:p>
          </table:table-cell>
          <table:table-cell table:style-name="ce10" table:formula="of:=([.AA113]-[.AA112])/1000" office:value-type="float" office:value="1.9991953125" calcext:value-type="float">
            <text:p>1.9992</text:p>
          </table:table-cell>
          <table:table-cell table:style-name="ce10" table:formula="of:=[.AB113]+[.AC112]" office:value-type="float" office:value="221.9998984375" calcext:value-type="float">
            <text:p>221.9999</text:p>
          </table:table-cell>
          <table:table-cell table:style-name="ce33" table:formula="of:=[.AC113]-2*([.$B113]-1)" office:value-type="float" office:value="-0.000101562499907004" calcext:value-type="float">
            <text:p>-0.0001015625</text:p>
          </table:table-cell>
          <table:table-cell table:style-name="Default" office:value-type="float" office:value="63627196953280.1" calcext:value-type="float">
            <text:p>63627196953280.1</text:p>
          </table:table-cell>
          <table:table-cell table:style-name="ce10" table:formula="of:=([.AE113]-[.AE112])/1000" office:value-type="float" office:value="2.0015" calcext:value-type="float">
            <text:p>2.0015</text:p>
          </table:table-cell>
          <table:table-cell table:style-name="ce10" table:formula="of:=[.AF113]+[.AG112]" office:value-type="float" office:value="222.000203125" calcext:value-type="float">
            <text:p>222.0002</text:p>
          </table:table-cell>
          <table:table-cell table:style-name="ce40" table:formula="of:=[.AG113]-2*([.$B113]-1)" office:value-type="float" office:value="0.000203124999956117" calcext:value-type="float">
            <text:p>0.000203125</text:p>
          </table:table-cell>
          <table:table-cell table:style-name="Default" office:value-type="float" office:value="63627197414264" calcext:value-type="float">
            <text:p>63627197414264</text:p>
          </table:table-cell>
          <table:table-cell table:style-name="ce10" table:formula="of:=([.AI113]-[.AI112])/1000" office:value-type="float" office:value="1.999" calcext:value-type="float">
            <text:p>1.9990</text:p>
          </table:table-cell>
          <table:table-cell table:style-name="ce10" table:formula="of:=[.AJ113]+[.AK112]" office:value-type="float" office:value="221.999" calcext:value-type="float">
            <text:p>221.9990</text:p>
          </table:table-cell>
          <table:table-cell table:style-name="ce48" table:formula="of:=[.AK113]-2*([.$B113]-1)" office:value-type="float" office:value="-0.00100000000000477" calcext:value-type="float">
            <text:p>-0.001</text:p>
          </table:table-cell>
          <table:table-cell table:style-name="Default" office:value-type="float" office:value="63627197893327.7" calcext:value-type="float">
            <text:p>63627197893327.7</text:p>
          </table:table-cell>
          <table:table-cell table:style-name="ce10" table:formula="of:=([.AM113]-[.AM112])/1000" office:value-type="float" office:value="2" calcext:value-type="float">
            <text:p>2.0000</text:p>
          </table:table-cell>
          <table:table-cell table:style-name="ce10" table:formula="of:=[.AN113]+[.AO112]" office:value-type="float" office:value="221.9988046875" calcext:value-type="float">
            <text:p>221.9988</text:p>
          </table:table-cell>
          <table:table-cell table:style-name="ce56" table:formula="of:=[.AO113]-2*([.$B113]-1)" office:value-type="float" office:value="-0.00119531249998772" calcext:value-type="float">
            <text:p>-0.0011953125</text:p>
          </table:table-cell>
          <table:table-cell table:style-name="Default" office:value-type="float" office:value="63627198355306.9" calcext:value-type="float">
            <text:p>63627198355306.9</text:p>
          </table:table-cell>
          <table:table-cell table:style-name="ce10" table:formula="of:=([.AQ113]-[.AQ112])/1000" office:value-type="float" office:value="1.9996015625" calcext:value-type="float">
            <text:p>1.9996</text:p>
          </table:table-cell>
          <table:table-cell table:style-name="ce10" table:formula="of:=[.AR113]+[.AS112]" office:value-type="float" office:value="221.999796875" calcext:value-type="float">
            <text:p>221.9998</text:p>
          </table:table-cell>
          <table:table-cell table:style-name="ce60" table:formula="of:=[.AS113]-2*([.$B113]-1)" office:value-type="float" office:value="-0.00020312500001296" calcext:value-type="float">
            <text:p>-0.000203125</text:p>
          </table:table-cell>
          <table:table-cell table:style-name="Default" office:value-type="float" office:value="63627198829050.7" calcext:value-type="float">
            <text:p>63627198829050.7</text:p>
          </table:table-cell>
          <table:table-cell table:style-name="ce10" table:formula="of:=([.AU113]-[.AU112])/1000" office:value-type="float" office:value="2.000703125" calcext:value-type="float">
            <text:p>2.0007</text:p>
          </table:table-cell>
          <table:table-cell table:style-name="ce10" table:formula="of:=[.AV113]+[.AW112]" office:value-type="float" office:value="222.000703125" calcext:value-type="float">
            <text:p>222.0007</text:p>
          </table:table-cell>
          <table:table-cell table:style-name="ce61" table:formula="of:=[.AW113]-2*([.$B113]-1)" office:value-type="float" office:value="0.000703124999915872" calcext:value-type="float">
            <text:p>0.000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13" calcext:value-type="float">
            <text:p>113</text:p>
          </table:table-cell>
          <table:table-cell office:value-type="float" office:value="63627193697574.9" calcext:value-type="float">
            <text:p>63627193697574.9</text:p>
          </table:table-cell>
          <table:table-cell table:formula="of:=([.C114]-[.C113])/1000" office:value-type="float" office:value="2.0010390625" calcext:value-type="float">
            <text:p>2.0010</text:p>
          </table:table-cell>
          <table:table-cell table:formula="of:=[.D114]+[.E113]" office:value-type="float" office:value="224.0005" calcext:value-type="float">
            <text:p>224.0005</text:p>
          </table:table-cell>
          <table:table-cell table:style-name="ce12" table:formula="of:=[.E114]-2*([.$B114]-1)" office:value-type="float" office:value="0.000499999999988177" calcext:value-type="float">
            <text:p>0.0005</text:p>
          </table:table-cell>
          <table:table-cell table:style-name="Default" office:value-type="float" office:value="63627194162791.9" calcext:value-type="float">
            <text:p>63627194162791.9</text:p>
          </table:table-cell>
          <table:table-cell table:style-name="ce10" table:formula="of:=([.G114]-[.G113])/1000" office:value-type="float" office:value="2.0008984375" calcext:value-type="float">
            <text:p>2.0009</text:p>
          </table:table-cell>
          <table:table-cell table:style-name="ce10" table:formula="of:=[.H114]+[.I113]" office:value-type="float" office:value="223.998765625" calcext:value-type="float">
            <text:p>223.9988</text:p>
          </table:table-cell>
          <table:table-cell table:style-name="ce17" table:formula="of:=[.I114]-2*([.$B114]-1)" office:value-type="float" office:value="-0.00123437499991041" calcext:value-type="float">
            <text:p>-0.001234375</text:p>
          </table:table-cell>
          <table:table-cell table:style-name="Default" office:value-type="float" office:value="63627194627388.2" calcext:value-type="float">
            <text:p>63627194627388.2</text:p>
          </table:table-cell>
          <table:table-cell table:style-name="ce10" table:formula="of:=([.K114]-[.K113])/1000" office:value-type="float" office:value="2.0016015625" calcext:value-type="float">
            <text:p>2.0016</text:p>
          </table:table-cell>
          <table:table-cell table:style-name="ce10" table:formula="of:=[.L114]+[.M113]" office:value-type="float" office:value="224.000703125" calcext:value-type="float">
            <text:p>224.0007</text:p>
          </table:table-cell>
          <table:table-cell table:style-name="ce21" table:formula="of:=[.M114]-2*([.$B114]-1)" office:value-type="float" office:value="0.00070312500005798" calcext:value-type="float">
            <text:p>0.000703125</text:p>
          </table:table-cell>
          <table:table-cell table:style-name="Default" office:value-type="float" office:value="63627195100220.8" calcext:value-type="float">
            <text:p>63627195100220.8</text:p>
          </table:table-cell>
          <table:table-cell table:style-name="ce10" table:formula="of:=([.O114]-[.O113])/1000" office:value-type="float" office:value="2.0058984375" calcext:value-type="float">
            <text:p>2.0059</text:p>
          </table:table-cell>
          <table:table-cell table:style-name="ce10" table:formula="of:=[.P114]+[.Q113]" office:value-type="float" office:value="224.00409375" calcext:value-type="float">
            <text:p>224.0041</text:p>
          </table:table-cell>
          <table:table-cell table:style-name="ce25" table:formula="of:=[.Q114]-2*([.$B114]-1)" office:value-type="float" office:value="0.0040937500000382" calcext:value-type="float">
            <text:p>0.00409375</text:p>
          </table:table-cell>
          <table:table-cell table:style-name="Default" office:value-type="float" office:value="63627195557598.8" calcext:value-type="float">
            <text:p>63627195557598.8</text:p>
          </table:table-cell>
          <table:table-cell table:style-name="ce10" table:formula="of:=([.S114]-[.S113])/1000" office:value-type="float" office:value="1.9988984375" calcext:value-type="float">
            <text:p>1.9989</text:p>
          </table:table-cell>
          <table:table-cell table:style-name="ce10" table:formula="of:=[.T114]+[.U113]" office:value-type="float" office:value="224" calcext:value-type="float">
            <text:p>224.0000</text:p>
          </table:table-cell>
          <table:table-cell table:style-name="ce26" table:formula="of:=[.U114]-2*([.$B114]-1)" office:value-type="float" office:value="0" calcext:value-type="float">
            <text:p>0</text:p>
          </table:table-cell>
          <table:table-cell table:style-name="Default" office:value-type="float" office:value="63627196025087.7" calcext:value-type="float">
            <text:p>63627196025087.7</text:p>
          </table:table-cell>
          <table:table-cell table:style-name="ce10" table:formula="of:=([.W114]-[.W113])/1000" office:value-type="float" office:value="2.0013046875" calcext:value-type="float">
            <text:p>2.0013</text:p>
          </table:table-cell>
          <table:table-cell table:style-name="ce10" table:formula="of:=[.X114]+[.Y113]" office:value-type="float" office:value="223.9996015625" calcext:value-type="float">
            <text:p>223.9996</text:p>
          </table:table-cell>
          <table:table-cell table:style-name="ce29" table:formula="of:=[.Y114]-2*([.$B114]-1)" office:value-type="float" office:value="-0.000398437499995907" calcext:value-type="float">
            <text:p>-0.0003984375</text:p>
          </table:table-cell>
          <table:table-cell table:style-name="Default" office:value-type="float" office:value="63627196483642.8" calcext:value-type="float">
            <text:p>63627196483642.8</text:p>
          </table:table-cell>
          <table:table-cell table:style-name="ce10" table:formula="of:=([.AA114]-[.AA113])/1000" office:value-type="float" office:value="1.999" calcext:value-type="float">
            <text:p>1.9990</text:p>
          </table:table-cell>
          <table:table-cell table:style-name="ce10" table:formula="of:=[.AB114]+[.AC113]" office:value-type="float" office:value="223.9988984375" calcext:value-type="float">
            <text:p>223.9989</text:p>
          </table:table-cell>
          <table:table-cell table:style-name="ce33" table:formula="of:=[.AC114]-2*([.$B114]-1)" office:value-type="float" office:value="-0.00110156249991178" calcext:value-type="float">
            <text:p>-0.0011015625</text:p>
          </table:table-cell>
          <table:table-cell table:style-name="Default" office:value-type="float" office:value="63627196955278.6" calcext:value-type="float">
            <text:p>63627196955278.6</text:p>
          </table:table-cell>
          <table:table-cell table:style-name="ce10" table:formula="of:=([.AE114]-[.AE113])/1000" office:value-type="float" office:value="1.9985" calcext:value-type="float">
            <text:p>1.9985</text:p>
          </table:table-cell>
          <table:table-cell table:style-name="ce10" table:formula="of:=[.AF114]+[.AG113]" office:value-type="float" office:value="223.998703125" calcext:value-type="float">
            <text:p>223.9987</text:p>
          </table:table-cell>
          <table:table-cell table:style-name="ce40" table:formula="of:=[.AG114]-2*([.$B114]-1)" office:value-type="float" office:value="-0.00129687500003683" calcext:value-type="float">
            <text:p>-0.001296875</text:p>
          </table:table-cell>
          <table:table-cell table:style-name="Default" office:value-type="float" office:value="63627197416263.9" calcext:value-type="float">
            <text:p>63627197416263.9</text:p>
          </table:table-cell>
          <table:table-cell table:style-name="ce10" table:formula="of:=([.AI114]-[.AI113])/1000" office:value-type="float" office:value="1.9998984375" calcext:value-type="float">
            <text:p>1.9999</text:p>
          </table:table-cell>
          <table:table-cell table:style-name="ce10" table:formula="of:=[.AJ114]+[.AK113]" office:value-type="float" office:value="223.9988984375" calcext:value-type="float">
            <text:p>223.9989</text:p>
          </table:table-cell>
          <table:table-cell table:style-name="ce48" table:formula="of:=[.AK114]-2*([.$B114]-1)" office:value-type="float" office:value="-0.00110156249999704" calcext:value-type="float">
            <text:p>-0.0011015625</text:p>
          </table:table-cell>
          <table:table-cell table:style-name="Default" office:value-type="float" office:value="63627197895327.9" calcext:value-type="float">
            <text:p>63627197895327.9</text:p>
          </table:table-cell>
          <table:table-cell table:style-name="ce10" table:formula="of:=([.AM114]-[.AM113])/1000" office:value-type="float" office:value="2.0001953125" calcext:value-type="float">
            <text:p>2.0002</text:p>
          </table:table-cell>
          <table:table-cell table:style-name="ce10" table:formula="of:=[.AN114]+[.AO113]" office:value-type="float" office:value="223.999" calcext:value-type="float">
            <text:p>223.9990</text:p>
          </table:table-cell>
          <table:table-cell table:style-name="ce56" table:formula="of:=[.AO114]-2*([.$B114]-1)" office:value-type="float" office:value="-0.000999999999976353" calcext:value-type="float">
            <text:p>-0.001</text:p>
          </table:table-cell>
          <table:table-cell table:style-name="Default" office:value-type="float" office:value="63627198357305.7" calcext:value-type="float">
            <text:p>63627198357305.7</text:p>
          </table:table-cell>
          <table:table-cell table:style-name="ce10" table:formula="of:=([.AQ114]-[.AQ113])/1000" office:value-type="float" office:value="1.9988046875" calcext:value-type="float">
            <text:p>1.9988</text:p>
          </table:table-cell>
          <table:table-cell table:style-name="ce10" table:formula="of:=[.AR114]+[.AS113]" office:value-type="float" office:value="223.9986015625" calcext:value-type="float">
            <text:p>223.9986</text:p>
          </table:table-cell>
          <table:table-cell table:style-name="ce60" table:formula="of:=[.AS114]-2*([.$B114]-1)" office:value-type="float" office:value="-0.00139843750000068" calcext:value-type="float">
            <text:p>-0.0013984375</text:p>
          </table:table-cell>
          <table:table-cell table:style-name="Default" office:value-type="float" office:value="63627198831049.9" calcext:value-type="float">
            <text:p>63627198831049.9</text:p>
          </table:table-cell>
          <table:table-cell table:style-name="ce10" table:formula="of:=([.AU114]-[.AU113])/1000" office:value-type="float" office:value="1.9991953125" calcext:value-type="float">
            <text:p>1.9992</text:p>
          </table:table-cell>
          <table:table-cell table:style-name="ce10" table:formula="of:=[.AV114]+[.AW113]" office:value-type="float" office:value="223.9998984375" calcext:value-type="float">
            <text:p>223.9999</text:p>
          </table:table-cell>
          <table:table-cell table:style-name="ce61" table:formula="of:=[.AW114]-2*([.$B114]-1)" office:value-type="float" office:value="-0.000101562500077534" calcext:value-type="float">
            <text:p>-0.0001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14" calcext:value-type="float">
            <text:p>114</text:p>
          </table:table-cell>
          <table:table-cell office:value-type="float" office:value="63627193699573.9" calcext:value-type="float">
            <text:p>63627193699573.9</text:p>
          </table:table-cell>
          <table:table-cell table:formula="of:=([.C115]-[.C114])/1000" office:value-type="float" office:value="1.9989375" calcext:value-type="float">
            <text:p>1.9989</text:p>
          </table:table-cell>
          <table:table-cell table:formula="of:=[.D115]+[.E114]" office:value-type="float" office:value="225.9994375" calcext:value-type="float">
            <text:p>225.9994</text:p>
          </table:table-cell>
          <table:table-cell table:style-name="ce12" table:formula="of:=[.E115]-2*([.$B115]-1)" office:value-type="float" office:value="-0.00056250000000091" calcext:value-type="float">
            <text:p>-0.0005625</text:p>
          </table:table-cell>
          <table:table-cell table:style-name="Default" office:value-type="float" office:value="63627194164790.9" calcext:value-type="float">
            <text:p>63627194164790.9</text:p>
          </table:table-cell>
          <table:table-cell table:style-name="ce10" table:formula="of:=([.G115]-[.G114])/1000" office:value-type="float" office:value="1.999" calcext:value-type="float">
            <text:p>1.9990</text:p>
          </table:table-cell>
          <table:table-cell table:style-name="ce10" table:formula="of:=[.H115]+[.I114]" office:value-type="float" office:value="225.997765625" calcext:value-type="float">
            <text:p>225.9978</text:p>
          </table:table-cell>
          <table:table-cell table:style-name="ce17" table:formula="of:=[.I115]-2*([.$B115]-1)" office:value-type="float" office:value="-0.00223437499991519" calcext:value-type="float">
            <text:p>-0.002234375</text:p>
          </table:table-cell>
          <table:table-cell table:style-name="Default" office:value-type="float" office:value="63627194629385.9" calcext:value-type="float">
            <text:p>63627194629385.9</text:p>
          </table:table-cell>
          <table:table-cell table:style-name="ce10" table:formula="of:=([.K115]-[.K114])/1000" office:value-type="float" office:value="1.9976953125" calcext:value-type="float">
            <text:p>1.9977</text:p>
          </table:table-cell>
          <table:table-cell table:style-name="ce10" table:formula="of:=[.L115]+[.M114]" office:value-type="float" office:value="225.9983984375" calcext:value-type="float">
            <text:p>225.9984</text:p>
          </table:table-cell>
          <table:table-cell table:style-name="ce21" table:formula="of:=[.M115]-2*([.$B115]-1)" office:value-type="float" office:value="-0.00160156249992838" calcext:value-type="float">
            <text:p>-0.0016015625</text:p>
          </table:table-cell>
          <table:table-cell table:style-name="Default" office:value-type="float" office:value="63627195102216.7" calcext:value-type="float">
            <text:p>63627195102216.7</text:p>
          </table:table-cell>
          <table:table-cell table:style-name="ce10" table:formula="of:=([.O115]-[.O114])/1000" office:value-type="float" office:value="1.99590625" calcext:value-type="float">
            <text:p>1.9959</text:p>
          </table:table-cell>
          <table:table-cell table:style-name="ce10" table:formula="of:=[.P115]+[.Q114]" office:value-type="float" office:value="226" calcext:value-type="float">
            <text:p>226.0000</text:p>
          </table:table-cell>
          <table:table-cell table:style-name="ce25" table:formula="of:=[.Q115]-2*([.$B115]-1)" office:value-type="float" office:value="0" calcext:value-type="float">
            <text:p>0</text:p>
          </table:table-cell>
          <table:table-cell table:style-name="Default" office:value-type="float" office:value="63627195559600.7" calcext:value-type="float">
            <text:p>63627195559600.7</text:p>
          </table:table-cell>
          <table:table-cell table:style-name="ce10" table:formula="of:=([.S115]-[.S114])/1000" office:value-type="float" office:value="2.00190625" calcext:value-type="float">
            <text:p>2.0019</text:p>
          </table:table-cell>
          <table:table-cell table:style-name="ce10" table:formula="of:=[.T115]+[.U114]" office:value-type="float" office:value="226.00190625" calcext:value-type="float">
            <text:p>226.0019</text:p>
          </table:table-cell>
          <table:table-cell table:style-name="ce26" table:formula="of:=[.U115]-2*([.$B115]-1)" office:value-type="float" office:value="0.00190625000004729" calcext:value-type="float">
            <text:p>0.00190625</text:p>
          </table:table-cell>
          <table:table-cell table:style-name="Default" office:value-type="float" office:value="63627196027088.1" calcext:value-type="float">
            <text:p>63627196027088.1</text:p>
          </table:table-cell>
          <table:table-cell table:style-name="ce10" table:formula="of:=([.W115]-[.W114])/1000" office:value-type="float" office:value="2.0003984375" calcext:value-type="float">
            <text:p>2.0004</text:p>
          </table:table-cell>
          <table:table-cell table:style-name="ce10" table:formula="of:=[.X115]+[.Y114]" office:value-type="float" office:value="226" calcext:value-type="float">
            <text:p>226.0000</text:p>
          </table:table-cell>
          <table:table-cell table:style-name="ce29" table:formula="of:=[.Y115]-2*([.$B115]-1)" office:value-type="float" office:value="0" calcext:value-type="float">
            <text:p>0</text:p>
          </table:table-cell>
          <table:table-cell table:style-name="Default" office:value-type="float" office:value="63627196485643.6" calcext:value-type="float">
            <text:p>63627196485643.6</text:p>
          </table:table-cell>
          <table:table-cell table:style-name="ce10" table:formula="of:=([.AA115]-[.AA114])/1000" office:value-type="float" office:value="2.0008046875" calcext:value-type="float">
            <text:p>2.0008</text:p>
          </table:table-cell>
          <table:table-cell table:style-name="ce10" table:formula="of:=[.AB115]+[.AC114]" office:value-type="float" office:value="225.999703125" calcext:value-type="float">
            <text:p>225.9997</text:p>
          </table:table-cell>
          <table:table-cell table:style-name="ce33" table:formula="of:=[.AC115]-2*([.$B115]-1)" office:value-type="float" office:value="-0.000296874999918373" calcext:value-type="float">
            <text:p>-0.000296875</text:p>
          </table:table-cell>
          <table:table-cell table:style-name="Default" office:value-type="float" office:value="63627196957279.3" calcext:value-type="float">
            <text:p>63627196957279.3</text:p>
          </table:table-cell>
          <table:table-cell table:style-name="ce10" table:formula="of:=([.AE115]-[.AE114])/1000" office:value-type="float" office:value="2.0006953125" calcext:value-type="float">
            <text:p>2.0007</text:p>
          </table:table-cell>
          <table:table-cell table:style-name="ce10" table:formula="of:=[.AF115]+[.AG114]" office:value-type="float" office:value="225.9993984375" calcext:value-type="float">
            <text:p>225.9994</text:p>
          </table:table-cell>
          <table:table-cell table:style-name="ce40" table:formula="of:=[.AG115]-2*([.$B115]-1)" office:value-type="float" office:value="-0.000601562500037289" calcext:value-type="float">
            <text:p>-0.0006015625</text:p>
          </table:table-cell>
          <table:table-cell table:style-name="Default" office:value-type="float" office:value="63627197418265.1" calcext:value-type="float">
            <text:p>63627197418265.1</text:p>
          </table:table-cell>
          <table:table-cell table:style-name="ce10" table:formula="of:=([.AI115]-[.AI114])/1000" office:value-type="float" office:value="2.001203125" calcext:value-type="float">
            <text:p>2.0012</text:p>
          </table:table-cell>
          <table:table-cell table:style-name="ce10" table:formula="of:=[.AJ115]+[.AK114]" office:value-type="float" office:value="226.0001015625" calcext:value-type="float">
            <text:p>226.0001</text:p>
          </table:table-cell>
          <table:table-cell table:style-name="ce48" table:formula="of:=[.AK115]-2*([.$B115]-1)" office:value-type="float" office:value="0.000101562499992269" calcext:value-type="float">
            <text:p>0.0001015625</text:p>
          </table:table-cell>
          <table:table-cell table:style-name="Default" office:value-type="float" office:value="63627197897327.3" calcext:value-type="float">
            <text:p>63627197897327.3</text:p>
          </table:table-cell>
          <table:table-cell table:style-name="ce10" table:formula="of:=([.AM115]-[.AM114])/1000" office:value-type="float" office:value="1.9993984375" calcext:value-type="float">
            <text:p>1.9994</text:p>
          </table:table-cell>
          <table:table-cell table:style-name="ce10" table:formula="of:=[.AN115]+[.AO114]" office:value-type="float" office:value="225.9983984375" calcext:value-type="float">
            <text:p>225.9984</text:p>
          </table:table-cell>
          <table:table-cell table:style-name="ce56" table:formula="of:=[.AO115]-2*([.$B115]-1)" office:value-type="float" office:value="-0.00160156249998522" calcext:value-type="float">
            <text:p>-0.0016015625</text:p>
          </table:table-cell>
          <table:table-cell table:style-name="Default" office:value-type="float" office:value="63627198359306.4" calcext:value-type="float">
            <text:p>63627198359306.4</text:p>
          </table:table-cell>
          <table:table-cell table:style-name="ce10" table:formula="of:=([.AQ115]-[.AQ114])/1000" office:value-type="float" office:value="2.0006953125" calcext:value-type="float">
            <text:p>2.0007</text:p>
          </table:table-cell>
          <table:table-cell table:style-name="ce10" table:formula="of:=[.AR115]+[.AS114]" office:value-type="float" office:value="225.999296875" calcext:value-type="float">
            <text:p>225.9993</text:p>
          </table:table-cell>
          <table:table-cell table:style-name="ce60" table:formula="of:=[.AS115]-2*([.$B115]-1)" office:value-type="float" office:value="-0.000703125000001137" calcext:value-type="float">
            <text:p>-0.000703125</text:p>
          </table:table-cell>
          <table:table-cell table:style-name="Default" office:value-type="float" office:value="63627198833049.3" calcext:value-type="float">
            <text:p>63627198833049.3</text:p>
          </table:table-cell>
          <table:table-cell table:style-name="ce10" table:formula="of:=([.AU115]-[.AU114])/1000" office:value-type="float" office:value="1.9993984375" calcext:value-type="float">
            <text:p>1.9994</text:p>
          </table:table-cell>
          <table:table-cell table:style-name="ce10" table:formula="of:=[.AV115]+[.AW114]" office:value-type="float" office:value="225.999296875" calcext:value-type="float">
            <text:p>225.9993</text:p>
          </table:table-cell>
          <table:table-cell table:style-name="ce61" table:formula="of:=[.AW115]-2*([.$B115]-1)" office:value-type="float" office:value="-0.000703125000086402" calcext:value-type="float">
            <text:p>-0.000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15" calcext:value-type="float">
            <text:p>115</text:p>
          </table:table-cell>
          <table:table-cell office:value-type="float" office:value="63627193701573.3" calcext:value-type="float">
            <text:p>63627193701573.3</text:p>
          </table:table-cell>
          <table:table-cell table:formula="of:=([.C116]-[.C115])/1000" office:value-type="float" office:value="1.9994296875" calcext:value-type="float">
            <text:p>1.9994</text:p>
          </table:table-cell>
          <table:table-cell table:formula="of:=[.D116]+[.E115]" office:value-type="float" office:value="227.9988671875" calcext:value-type="float">
            <text:p>227.9989</text:p>
          </table:table-cell>
          <table:table-cell table:style-name="ce12" table:formula="of:=[.E116]-2*([.$B116]-1)" office:value-type="float" office:value="-0.00113281250000341" calcext:value-type="float">
            <text:p>-0.0011328125</text:p>
          </table:table-cell>
          <table:table-cell table:style-name="Default" office:value-type="float" office:value="63627194166793.6" calcext:value-type="float">
            <text:p>63627194166793.6</text:p>
          </table:table-cell>
          <table:table-cell table:style-name="ce10" table:formula="of:=([.G116]-[.G115])/1000" office:value-type="float" office:value="2.002703125" calcext:value-type="float">
            <text:p>2.0027</text:p>
          </table:table-cell>
          <table:table-cell table:style-name="ce10" table:formula="of:=[.H116]+[.I115]" office:value-type="float" office:value="228.00046875" calcext:value-type="float">
            <text:p>228.0005</text:p>
          </table:table-cell>
          <table:table-cell table:style-name="ce17" table:formula="of:=[.I116]-2*([.$B116]-1)" office:value-type="float" office:value="0.000468750000095497" calcext:value-type="float">
            <text:p>0.00046875</text:p>
          </table:table-cell>
          <table:table-cell table:style-name="Default" office:value-type="float" office:value="63627194631385.9" calcext:value-type="float">
            <text:p>63627194631385.9</text:p>
          </table:table-cell>
          <table:table-cell table:style-name="ce10" table:formula="of:=([.K116]-[.K115])/1000" office:value-type="float" office:value="2" calcext:value-type="float">
            <text:p>2.0000</text:p>
          </table:table-cell>
          <table:table-cell table:style-name="ce10" table:formula="of:=[.L116]+[.M115]" office:value-type="float" office:value="227.9983984375" calcext:value-type="float">
            <text:p>227.9984</text:p>
          </table:table-cell>
          <table:table-cell table:style-name="ce21" table:formula="of:=[.M116]-2*([.$B116]-1)" office:value-type="float" office:value="-0.00160156249992838" calcext:value-type="float">
            <text:p>-0.0016015625</text:p>
          </table:table-cell>
          <table:table-cell table:style-name="Default" office:value-type="float" office:value="63627195104216.3" calcext:value-type="float">
            <text:p>63627195104216.3</text:p>
          </table:table-cell>
          <table:table-cell table:style-name="ce10" table:formula="of:=([.O116]-[.O115])/1000" office:value-type="float" office:value="1.99959375" calcext:value-type="float">
            <text:p>1.9996</text:p>
          </table:table-cell>
          <table:table-cell table:style-name="ce10" table:formula="of:=[.P116]+[.Q115]" office:value-type="float" office:value="227.99959375" calcext:value-type="float">
            <text:p>227.9996</text:p>
          </table:table-cell>
          <table:table-cell table:style-name="ce25" table:formula="of:=[.Q116]-2*([.$B116]-1)" office:value-type="float" office:value="-0.000406249999969077" calcext:value-type="float">
            <text:p>-0.00040625</text:p>
          </table:table-cell>
          <table:table-cell table:style-name="Default" office:value-type="float" office:value="63627195561598.6" calcext:value-type="float">
            <text:p>63627195561598.6</text:p>
          </table:table-cell>
          <table:table-cell table:style-name="ce10" table:formula="of:=([.S116]-[.S115])/1000" office:value-type="float" office:value="1.9978984375" calcext:value-type="float">
            <text:p>1.9979</text:p>
          </table:table-cell>
          <table:table-cell table:style-name="ce10" table:formula="of:=[.T116]+[.U115]" office:value-type="float" office:value="227.9998046875" calcext:value-type="float">
            <text:p>227.9998</text:p>
          </table:table-cell>
          <table:table-cell table:style-name="ce26" table:formula="of:=[.U116]-2*([.$B116]-1)" office:value-type="float" office:value="-0.000195312499954525" calcext:value-type="float">
            <text:p>-0.0001953125</text:p>
          </table:table-cell>
          <table:table-cell table:style-name="Default" office:value-type="float" office:value="63627196029088.7" calcext:value-type="float">
            <text:p>63627196029088.7</text:p>
          </table:table-cell>
          <table:table-cell table:style-name="ce10" table:formula="of:=([.W116]-[.W115])/1000" office:value-type="float" office:value="2.0006015625" calcext:value-type="float">
            <text:p>2.0006</text:p>
          </table:table-cell>
          <table:table-cell table:style-name="ce10" table:formula="of:=[.X116]+[.Y115]" office:value-type="float" office:value="228.0006015625" calcext:value-type="float">
            <text:p>228.0006</text:p>
          </table:table-cell>
          <table:table-cell table:style-name="ce29" table:formula="of:=[.Y116]-2*([.$B116]-1)" office:value-type="float" office:value="0.000601562500008868" calcext:value-type="float">
            <text:p>0.0006015625</text:p>
          </table:table-cell>
          <table:table-cell table:style-name="Default" office:value-type="float" office:value="63627196487644.1" calcext:value-type="float">
            <text:p>63627196487644.1</text:p>
          </table:table-cell>
          <table:table-cell table:style-name="ce10" table:formula="of:=([.AA116]-[.AA115])/1000" office:value-type="float" office:value="2.0005" calcext:value-type="float">
            <text:p>2.0005</text:p>
          </table:table-cell>
          <table:table-cell table:style-name="ce10" table:formula="of:=[.AB116]+[.AC115]" office:value-type="float" office:value="228.000203125" calcext:value-type="float">
            <text:p>228.0002</text:p>
          </table:table-cell>
          <table:table-cell table:style-name="ce33" table:formula="of:=[.AC116]-2*([.$B116]-1)" office:value-type="float" office:value="0.000203125000069804" calcext:value-type="float">
            <text:p>0.000203125</text:p>
          </table:table-cell>
          <table:table-cell table:style-name="Default" office:value-type="float" office:value="63627196959279.3" calcext:value-type="float">
            <text:p>63627196959279.3</text:p>
          </table:table-cell>
          <table:table-cell table:style-name="ce10" table:formula="of:=([.AE116]-[.AE115])/1000" office:value-type="float" office:value="2" calcext:value-type="float">
            <text:p>2.0000</text:p>
          </table:table-cell>
          <table:table-cell table:style-name="ce10" table:formula="of:=[.AF116]+[.AG115]" office:value-type="float" office:value="227.9993984375" calcext:value-type="float">
            <text:p>227.9994</text:p>
          </table:table-cell>
          <table:table-cell table:style-name="ce40" table:formula="of:=[.AG116]-2*([.$B116]-1)" office:value-type="float" office:value="-0.000601562500037289" calcext:value-type="float">
            <text:p>-0.0006015625</text:p>
          </table:table-cell>
          <table:table-cell table:style-name="Default" office:value-type="float" office:value="63627197420265.4" calcext:value-type="float">
            <text:p>63627197420265.4</text:p>
          </table:table-cell>
          <table:table-cell table:style-name="ce10" table:formula="of:=([.AI116]-[.AI115])/1000" office:value-type="float" office:value="2.000296875" calcext:value-type="float">
            <text:p>2.0003</text:p>
          </table:table-cell>
          <table:table-cell table:style-name="ce10" table:formula="of:=[.AJ116]+[.AK115]" office:value-type="float" office:value="228.0003984375" calcext:value-type="float">
            <text:p>228.0004</text:p>
          </table:table-cell>
          <table:table-cell table:style-name="ce48" table:formula="of:=[.AK116]-2*([.$B116]-1)" office:value-type="float" office:value="0.000398437499995907" calcext:value-type="float">
            <text:p>0.0003984375</text:p>
          </table:table-cell>
          <table:table-cell table:style-name="Default" office:value-type="float" office:value="63627197899329.1" calcext:value-type="float">
            <text:p>63627197899329.1</text:p>
          </table:table-cell>
          <table:table-cell table:style-name="ce10" table:formula="of:=([.AM116]-[.AM115])/1000" office:value-type="float" office:value="2.0018046875" calcext:value-type="float">
            <text:p>2.0018</text:p>
          </table:table-cell>
          <table:table-cell table:style-name="ce10" table:formula="of:=[.AN116]+[.AO115]" office:value-type="float" office:value="228.000203125" calcext:value-type="float">
            <text:p>228.0002</text:p>
          </table:table-cell>
          <table:table-cell table:style-name="ce57" table:formula="of:=[.AO116]-2*([.$B116]-1)" office:value-type="float" office:value="0.00020312500001296" calcext:value-type="float">
            <text:p>0.000203125</text:p>
          </table:table-cell>
          <table:table-cell table:style-name="Default" office:value-type="float" office:value="63627198361306.1" calcext:value-type="float">
            <text:p>63627198361306.1</text:p>
          </table:table-cell>
          <table:table-cell table:style-name="ce10" table:formula="of:=([.AQ116]-[.AQ115])/1000" office:value-type="float" office:value="1.999703125" calcext:value-type="float">
            <text:p>1.9997</text:p>
          </table:table-cell>
          <table:table-cell table:style-name="ce10" table:formula="of:=[.AR116]+[.AS115]" office:value-type="float" office:value="227.999" calcext:value-type="float">
            <text:p>227.9990</text:p>
          </table:table-cell>
          <table:table-cell table:style-name="ce60" table:formula="of:=[.AS116]-2*([.$B116]-1)" office:value-type="float" office:value="-0.00100000000000477" calcext:value-type="float">
            <text:p>-0.001</text:p>
          </table:table-cell>
          <table:table-cell table:style-name="Default" office:value-type="float" office:value="63627198835048.8" calcext:value-type="float">
            <text:p>63627198835048.8</text:p>
          </table:table-cell>
          <table:table-cell table:style-name="ce10" table:formula="of:=([.AU116]-[.AU115])/1000" office:value-type="float" office:value="1.9995" calcext:value-type="float">
            <text:p>1.9995</text:p>
          </table:table-cell>
          <table:table-cell table:style-name="ce10" table:formula="of:=[.AV116]+[.AW115]" office:value-type="float" office:value="227.998796875" calcext:value-type="float">
            <text:p>227.9988</text:p>
          </table:table-cell>
          <table:table-cell table:style-name="ce61" table:formula="of:=[.AW116]-2*([.$B116]-1)" office:value-type="float" office:value="-0.00120312500007458" calcext:value-type="float">
            <text:p>-0.001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7" office:value-type="float" office:value="116" calcext:value-type="float">
            <text:p>116</text:p>
          </table:table-cell>
          <table:table-cell office:value-type="float" office:value="63627193703575" calcext:value-type="float">
            <text:p>63627193703575</text:p>
          </table:table-cell>
          <table:table-cell table:formula="of:=([.C117]-[.C116])/1000" office:value-type="float" office:value="2.0016796875" calcext:value-type="float">
            <text:p>2.0017</text:p>
          </table:table-cell>
          <table:table-cell table:formula="of:=[.D117]+[.E116]" office:value-type="float" office:value="230.000546875" calcext:value-type="float">
            <text:p>230.0005</text:p>
          </table:table-cell>
          <table:table-cell table:style-name="ce12" table:formula="of:=[.E117]-2*([.$B117]-1)" office:value-type="float" office:value="0.000546874999997726" calcext:value-type="float">
            <text:p>0.000546875</text:p>
          </table:table-cell>
          <table:table-cell table:style-name="Default" office:value-type="float" office:value="63627194168790.5" calcext:value-type="float">
            <text:p>63627194168790.5</text:p>
          </table:table-cell>
          <table:table-cell table:style-name="ce10" table:formula="of:=([.G117]-[.G116])/1000" office:value-type="float" office:value="1.9968984375" calcext:value-type="float">
            <text:p>1.9969</text:p>
          </table:table-cell>
          <table:table-cell table:style-name="ce10" table:formula="of:=[.H117]+[.I116]" office:value-type="float" office:value="229.9973671875" calcext:value-type="float">
            <text:p>229.9974</text:p>
          </table:table-cell>
          <table:table-cell table:style-name="ce17" table:formula="of:=[.I117]-2*([.$B117]-1)" office:value-type="float" office:value="-0.0026328124999111" calcext:value-type="float">
            <text:p>-0.0026328125</text:p>
          </table:table-cell>
          <table:table-cell table:style-name="Default" office:value-type="float" office:value="63627194633386.4" calcext:value-type="float">
            <text:p>63627194633386.4</text:p>
          </table:table-cell>
          <table:table-cell table:style-name="ce10" table:formula="of:=([.K117]-[.K116])/1000" office:value-type="float" office:value="2.0005" calcext:value-type="float">
            <text:p>2.0005</text:p>
          </table:table-cell>
          <table:table-cell table:style-name="ce10" table:formula="of:=[.L117]+[.M116]" office:value-type="float" office:value="229.9988984375" calcext:value-type="float">
            <text:p>229.9989</text:p>
          </table:table-cell>
          <table:table-cell table:style-name="ce21" table:formula="of:=[.M117]-2*([.$B117]-1)" office:value-type="float" office:value="-0.0011015624999402" calcext:value-type="float">
            <text:p>-0.0011015625</text:p>
          </table:table-cell>
          <table:table-cell table:style-name="Default" office:value-type="float" office:value="63627195106215.3" calcext:value-type="float">
            <text:p>63627195106215.3</text:p>
          </table:table-cell>
          <table:table-cell table:style-name="ce10" table:formula="of:=([.O117]-[.O116])/1000" office:value-type="float" office:value="1.999" calcext:value-type="float">
            <text:p>1.9990</text:p>
          </table:table-cell>
          <table:table-cell table:style-name="ce10" table:formula="of:=[.P117]+[.Q116]" office:value-type="float" office:value="229.99859375" calcext:value-type="float">
            <text:p>229.9986</text:p>
          </table:table-cell>
          <table:table-cell table:style-name="ce25" table:formula="of:=[.Q117]-2*([.$B117]-1)" office:value-type="float" office:value="-0.00140624999997385" calcext:value-type="float">
            <text:p>-0.00140625</text:p>
          </table:table-cell>
          <table:table-cell table:style-name="Default" office:value-type="float" office:value="63627195563599.8" calcext:value-type="float">
            <text:p>63627195563599.8</text:p>
          </table:table-cell>
          <table:table-cell table:style-name="ce10" table:formula="of:=([.S117]-[.S116])/1000" office:value-type="float" office:value="2.0011953125" calcext:value-type="float">
            <text:p>2.0012</text:p>
          </table:table-cell>
          <table:table-cell table:style-name="ce10" table:formula="of:=[.T117]+[.U116]" office:value-type="float" office:value="230.001" calcext:value-type="float">
            <text:p>230.0010</text:p>
          </table:table-cell>
          <table:table-cell table:style-name="ce26" table:formula="of:=[.U117]-2*([.$B117]-1)" office:value-type="float" office:value="0.0010000000000332" calcext:value-type="float">
            <text:p>0.001</text:p>
          </table:table-cell>
          <table:table-cell table:style-name="Default" office:value-type="float" office:value="63627196031086.1" calcext:value-type="float">
            <text:p>63627196031086.1</text:p>
          </table:table-cell>
          <table:table-cell table:style-name="ce10" table:formula="of:=([.W117]-[.W116])/1000" office:value-type="float" office:value="1.9973984375" calcext:value-type="float">
            <text:p>1.9974</text:p>
          </table:table-cell>
          <table:table-cell table:style-name="ce10" table:formula="of:=[.X117]+[.Y116]" office:value-type="float" office:value="229.998" calcext:value-type="float">
            <text:p>229.9980</text:p>
          </table:table-cell>
          <table:table-cell table:style-name="ce29" table:formula="of:=[.Y117]-2*([.$B117]-1)" office:value-type="float" office:value="-0.00199999999998113" calcext:value-type="float">
            <text:p>-0.002</text:p>
          </table:table-cell>
          <table:table-cell table:style-name="Default" office:value-type="float" office:value="63627196489688.6" calcext:value-type="float">
            <text:p>63627196489688.6</text:p>
          </table:table-cell>
          <table:table-cell table:style-name="ce10" table:formula="of:=([.AA117]-[.AA116])/1000" office:value-type="float" office:value="2.0445" calcext:value-type="float">
            <text:p>2.0445</text:p>
          </table:table-cell>
          <table:table-cell table:style-name="ce10" table:formula="of:=[.AB117]+[.AC116]" office:value-type="float" office:value="230.044703125" calcext:value-type="float">
            <text:p>230.0447</text:p>
          </table:table-cell>
          <table:table-cell table:style-name="ce33" table:formula="of:=[.AC117]-2*([.$B117]-1)" office:value-type="float" office:value="0.0447031250000691" calcext:value-type="float">
            <text:p>0.044703125</text:p>
          </table:table-cell>
          <table:table-cell table:style-name="Default" office:value-type="float" office:value="63627196961280.6" calcext:value-type="float">
            <text:p>63627196961280.6</text:p>
          </table:table-cell>
          <table:table-cell table:style-name="ce10" table:formula="of:=([.AE117]-[.AE116])/1000" office:value-type="float" office:value="2.0013046875" calcext:value-type="float">
            <text:p>2.0013</text:p>
          </table:table-cell>
          <table:table-cell table:style-name="ce10" table:formula="of:=[.AF117]+[.AG116]" office:value-type="float" office:value="230.000703125" calcext:value-type="float">
            <text:p>230.0007</text:p>
          </table:table-cell>
          <table:table-cell table:style-name="ce40" table:formula="of:=[.AG117]-2*([.$B117]-1)" office:value-type="float" office:value="0.000703124999972715" calcext:value-type="float">
            <text:p>0.000703125</text:p>
          </table:table-cell>
          <table:table-cell table:style-name="Default" office:value-type="float" office:value="63627197422266.1" calcext:value-type="float">
            <text:p>63627197422266.1</text:p>
          </table:table-cell>
          <table:table-cell table:style-name="ce10" table:formula="of:=([.AI117]-[.AI116])/1000" office:value-type="float" office:value="2.000703125" calcext:value-type="float">
            <text:p>2.0007</text:p>
          </table:table-cell>
          <table:table-cell table:style-name="ce10" table:formula="of:=[.AJ117]+[.AK116]" office:value-type="float" office:value="230.0011015625" calcext:value-type="float">
            <text:p>230.0011</text:p>
          </table:table-cell>
          <table:table-cell table:style-name="ce48" table:formula="of:=[.AK117]-2*([.$B117]-1)" office:value-type="float" office:value="0.00110156249999704" calcext:value-type="float">
            <text:p>0.0011015625</text:p>
          </table:table-cell>
          <table:table-cell table:formula="of:=[.AM118]" office:value-type="float" office:value="63627197903720.7" calcext:value-type="float">
            <text:p>63627197903720.7</text:p>
          </table:table-cell>
          <table:table-cell table:style-name="ce10" table:formula="of:=([.AM117]-[.AM116])/1000" office:value-type="float" office:value="4.3916015625" calcext:value-type="float">
            <text:p>4.3916</text:p>
          </table:table-cell>
          <table:table-cell table:style-name="ce10" table:formula="of:=[.AN117]+[.AO116]" office:value-type="float" office:value="232.3918046875" calcext:value-type="float">
            <text:p>232.3918</text:p>
          </table:table-cell>
          <table:table-cell table:style-name="ce54" table:formula="of:=[.AO117]-2*([.$B117]-1)" office:value-type="float" office:value="2.39180468750001" calcext:value-type="float">
            <text:p>2.3918046875</text:p>
          </table:table-cell>
          <table:table-cell table:style-name="Default" office:value-type="float" office:value="63627198363545.6" calcext:value-type="float">
            <text:p>63627198363545.6</text:p>
          </table:table-cell>
          <table:table-cell table:style-name="ce10" table:formula="of:=([.AQ117]-[.AQ116])/1000" office:value-type="float" office:value="2.2395" calcext:value-type="float">
            <text:p>2.2395</text:p>
          </table:table-cell>
          <table:table-cell table:style-name="ce10" table:formula="of:=[.AR117]+[.AS116]" office:value-type="float" office:value="230.2385" calcext:value-type="float">
            <text:p>230.2385</text:p>
          </table:table-cell>
          <table:table-cell table:style-name="ce60" table:formula="of:=[.AS117]-2*([.$B117]-1)" office:value-type="float" office:value="0.238499999999988" calcext:value-type="float">
            <text:p>0.2385</text:p>
          </table:table-cell>
          <table:table-cell table:style-name="Default" office:value-type="float" office:value="63627198837050.1" calcext:value-type="float">
            <text:p>63627198837050.1</text:p>
          </table:table-cell>
          <table:table-cell table:style-name="ce10" table:formula="of:=([.AU117]-[.AU116])/1000" office:value-type="float" office:value="2.0013046875" calcext:value-type="float">
            <text:p>2.0013</text:p>
          </table:table-cell>
          <table:table-cell table:style-name="ce10" table:formula="of:=[.AV117]+[.AW116]" office:value-type="float" office:value="230.0001015625" calcext:value-type="float">
            <text:p>230.0001</text:p>
          </table:table-cell>
          <table:table-cell table:style-name="ce61" table:formula="of:=[.AW117]-2*([.$B117]-1)" office:value-type="float" office:value="0.000101562499935426" calcext:value-type="float">
            <text:p>0.0001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7" office:value-type="float" office:value="117" calcext:value-type="float">
            <text:p>117</text:p>
          </table:table-cell>
          <table:table-cell office:value-type="float" office:value="63627193705575.1" calcext:value-type="float">
            <text:p>63627193705575.1</text:p>
          </table:table-cell>
          <table:table-cell table:formula="of:=([.C118]-[.C117])/1000" office:value-type="float" office:value="2.000125" calcext:value-type="float">
            <text:p>2.0001</text:p>
          </table:table-cell>
          <table:table-cell table:formula="of:=[.D118]+[.E117]" office:value-type="float" office:value="232.000671875" calcext:value-type="float">
            <text:p>232.0007</text:p>
          </table:table-cell>
          <table:table-cell table:style-name="ce12" table:formula="of:=[.E118]-2*([.$B118]-1)" office:value-type="float" office:value="0.00067187499999477" calcext:value-type="float">
            <text:p>0.000671875</text:p>
          </table:table-cell>
          <table:table-cell table:style-name="Default" office:value-type="float" office:value="63627194170790.4" calcext:value-type="float">
            <text:p>63627194170790.4</text:p>
          </table:table-cell>
          <table:table-cell table:style-name="ce10" table:formula="of:=([.G118]-[.G117])/1000" office:value-type="float" office:value="1.9998984375" calcext:value-type="float">
            <text:p>1.9999</text:p>
          </table:table-cell>
          <table:table-cell table:style-name="ce10" table:formula="of:=[.H118]+[.I117]" office:value-type="float" office:value="231.997265625" calcext:value-type="float">
            <text:p>231.9973</text:p>
          </table:table-cell>
          <table:table-cell table:style-name="ce17" table:formula="of:=[.I118]-2*([.$B118]-1)" office:value-type="float" office:value="-0.00273437499990337" calcext:value-type="float">
            <text:p>-0.002734375</text:p>
          </table:table-cell>
          <table:table-cell table:style-name="Default" office:value-type="float" office:value="63627194635385.5" calcext:value-type="float">
            <text:p>63627194635385.5</text:p>
          </table:table-cell>
          <table:table-cell table:style-name="ce10" table:formula="of:=([.K118]-[.K117])/1000" office:value-type="float" office:value="1.9991015625" calcext:value-type="float">
            <text:p>1.9991</text:p>
          </table:table-cell>
          <table:table-cell table:style-name="ce10" table:formula="of:=[.L118]+[.M117]" office:value-type="float" office:value="231.998" calcext:value-type="float">
            <text:p>231.9980</text:p>
          </table:table-cell>
          <table:table-cell table:style-name="ce21" table:formula="of:=[.M118]-2*([.$B118]-1)" office:value-type="float" office:value="-0.00199999999995271" calcext:value-type="float">
            <text:p>-0.002</text:p>
          </table:table-cell>
          <table:table-cell table:style-name="Default" office:value-type="float" office:value="63627195108217.4" calcext:value-type="float">
            <text:p>63627195108217.4</text:p>
          </table:table-cell>
          <table:table-cell table:style-name="ce10" table:formula="of:=([.O118]-[.O117])/1000" office:value-type="float" office:value="2.0021015625" calcext:value-type="float">
            <text:p>2.0021</text:p>
          </table:table-cell>
          <table:table-cell table:style-name="ce10" table:formula="of:=[.P118]+[.Q117]" office:value-type="float" office:value="232.0006953125" calcext:value-type="float">
            <text:p>232.0007</text:p>
          </table:table-cell>
          <table:table-cell table:style-name="ce25" table:formula="of:=[.Q118]-2*([.$B118]-1)" office:value-type="float" office:value="0.000695312500027967" calcext:value-type="float">
            <text:p>0.0006953125</text:p>
          </table:table-cell>
          <table:table-cell table:style-name="Default" office:value-type="float" office:value="63627195565598.6" calcext:value-type="float">
            <text:p>63627195565598.6</text:p>
          </table:table-cell>
          <table:table-cell table:style-name="ce10" table:formula="of:=([.S118]-[.S117])/1000" office:value-type="float" office:value="1.9988046875" calcext:value-type="float">
            <text:p>1.9988</text:p>
          </table:table-cell>
          <table:table-cell table:style-name="ce10" table:formula="of:=[.T118]+[.U117]" office:value-type="float" office:value="231.9998046875" calcext:value-type="float">
            <text:p>231.9998</text:p>
          </table:table-cell>
          <table:table-cell table:style-name="ce26" table:formula="of:=[.U118]-2*([.$B118]-1)" office:value-type="float" office:value="-0.000195312499954525" calcext:value-type="float">
            <text:p>-0.0001953125</text:p>
          </table:table-cell>
          <table:table-cell table:style-name="Default" office:value-type="float" office:value="63627196033087.4" calcext:value-type="float">
            <text:p>63627196033087.4</text:p>
          </table:table-cell>
          <table:table-cell table:style-name="ce10" table:formula="of:=([.W118]-[.W117])/1000" office:value-type="float" office:value="2.001296875" calcext:value-type="float">
            <text:p>2.0013</text:p>
          </table:table-cell>
          <table:table-cell table:style-name="ce10" table:formula="of:=[.X118]+[.Y117]" office:value-type="float" office:value="231.999296875" calcext:value-type="float">
            <text:p>231.9993</text:p>
          </table:table-cell>
          <table:table-cell table:style-name="ce29" table:formula="of:=[.Y118]-2*([.$B118]-1)" office:value-type="float" office:value="-0.000703124999972715" calcext:value-type="float">
            <text:p>-0.000703125</text:p>
          </table:table-cell>
          <table:table-cell table:style-name="Default" office:value-type="float" office:value="63627196491643.4" calcext:value-type="float">
            <text:p>63627196491643.4</text:p>
          </table:table-cell>
          <table:table-cell table:style-name="ce10" table:formula="of:=([.AA118]-[.AA117])/1000" office:value-type="float" office:value="1.954796875" calcext:value-type="float">
            <text:p>1.9548</text:p>
          </table:table-cell>
          <table:table-cell table:style-name="ce10" table:formula="of:=[.AB118]+[.AC117]" office:value-type="float" office:value="231.9995" calcext:value-type="float">
            <text:p>231.9995</text:p>
          </table:table-cell>
          <table:table-cell table:style-name="ce33" table:formula="of:=[.AC118]-2*([.$B118]-1)" office:value-type="float" office:value="-0.000499999999931333" calcext:value-type="float">
            <text:p>-0.0005</text:p>
          </table:table-cell>
          <table:table-cell table:style-name="Default" office:value-type="float" office:value="63627196963279.1" calcext:value-type="float">
            <text:p>63627196963279.1</text:p>
          </table:table-cell>
          <table:table-cell table:style-name="ce10" table:formula="of:=([.AE118]-[.AE117])/1000" office:value-type="float" office:value="1.9985" calcext:value-type="float">
            <text:p>1.9985</text:p>
          </table:table-cell>
          <table:table-cell table:style-name="ce10" table:formula="of:=[.AF118]+[.AG117]" office:value-type="float" office:value="231.999203125" calcext:value-type="float">
            <text:p>231.9992</text:p>
          </table:table-cell>
          <table:table-cell table:style-name="ce40" table:formula="of:=[.AG118]-2*([.$B118]-1)" office:value-type="float" office:value="-0.000796875000020236" calcext:value-type="float">
            <text:p>-0.000796875</text:p>
          </table:table-cell>
          <table:table-cell table:style-name="Default" office:value-type="float" office:value="63627197424264.4" calcext:value-type="float">
            <text:p>63627197424264.4</text:p>
          </table:table-cell>
          <table:table-cell table:style-name="ce10" table:formula="of:=([.AI118]-[.AI117])/1000" office:value-type="float" office:value="1.998296875" calcext:value-type="float">
            <text:p>1.9983</text:p>
          </table:table-cell>
          <table:table-cell table:style-name="ce10" table:formula="of:=[.AJ118]+[.AK117]" office:value-type="float" office:value="231.9993984375" calcext:value-type="float">
            <text:p>231.9994</text:p>
          </table:table-cell>
          <table:table-cell table:style-name="ce48" table:formula="of:=[.AK118]-2*([.$B118]-1)" office:value-type="float" office:value="-0.000601562500008868" calcext:value-type="float">
            <text:p>-0.0006015625</text:p>
          </table:table-cell>
          <table:table-cell table:style-name="Default" office:value-type="float" office:value="63627197903720.7" calcext:value-type="float">
            <text:p>63627197903720.7</text:p>
          </table:table-cell>
          <table:table-cell table:style-name="ce10" table:formula="of:=([.AM118]-[.AM117])/1000" office:value-type="float" office:value="0" calcext:value-type="float">
            <text:p>0.0000</text:p>
          </table:table-cell>
          <table:table-cell table:style-name="ce10" table:formula="of:=[.AN118]+[.AO117]" office:value-type="float" office:value="232.3918046875" calcext:value-type="float">
            <text:p>232.3918</text:p>
          </table:table-cell>
          <table:table-cell table:style-name="ce58" table:formula="of:=[.AO118]-2*([.$B118]-1)" office:value-type="float" office:value="0.391804687500013" calcext:value-type="float">
            <text:p>0.3918046875</text:p>
          </table:table-cell>
          <table:table-cell table:style-name="Default" office:value-type="float" office:value="63627198365305.5" calcext:value-type="float">
            <text:p>63627198365305.5</text:p>
          </table:table-cell>
          <table:table-cell table:style-name="ce10" table:formula="of:=([.AQ118]-[.AQ117])/1000" office:value-type="float" office:value="1.7598984375" calcext:value-type="float">
            <text:p>1.7599</text:p>
          </table:table-cell>
          <table:table-cell table:style-name="ce10" table:formula="of:=[.AR118]+[.AS117]" office:value-type="float" office:value="231.9983984375" calcext:value-type="float">
            <text:p>231.9984</text:p>
          </table:table-cell>
          <table:table-cell table:style-name="ce60" table:formula="of:=[.AS118]-2*([.$B118]-1)" office:value-type="float" office:value="-0.00160156250001364" calcext:value-type="float">
            <text:p>-0.0016015625</text:p>
          </table:table-cell>
          <table:table-cell table:style-name="Default" office:value-type="float" office:value="63627198839049.8" calcext:value-type="float">
            <text:p>63627198839049.8</text:p>
          </table:table-cell>
          <table:table-cell table:style-name="ce10" table:formula="of:=([.AU118]-[.AU117])/1000" office:value-type="float" office:value="1.9996953125" calcext:value-type="float">
            <text:p>1.9997</text:p>
          </table:table-cell>
          <table:table-cell table:style-name="ce10" table:formula="of:=[.AV118]+[.AW117]" office:value-type="float" office:value="231.999796875" calcext:value-type="float">
            <text:p>231.9998</text:p>
          </table:table-cell>
          <table:table-cell table:style-name="ce61" table:formula="of:=[.AW118]-2*([.$B118]-1)" office:value-type="float" office:value="-0.000203125000069804" calcext:value-type="float">
            <text:p>-0.000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118" calcext:value-type="float">
            <text:p>118</text:p>
          </table:table-cell>
          <table:table-cell office:value-type="float" office:value="63627193707574" calcext:value-type="float">
            <text:p>63627193707574</text:p>
          </table:table-cell>
          <table:table-cell table:formula="of:=([.C119]-[.C118])/1000" office:value-type="float" office:value="1.9989453125" calcext:value-type="float">
            <text:p>1.9989</text:p>
          </table:table-cell>
          <table:table-cell table:formula="of:=[.D119]+[.E118]" office:value-type="float" office:value="233.9996171875" calcext:value-type="float">
            <text:p>233.9996</text:p>
          </table:table-cell>
          <table:table-cell table:style-name="ce12" table:formula="of:=[.E119]-2*([.$B119]-1)" office:value-type="float" office:value="-0.000382812499992724" calcext:value-type="float">
            <text:p>-0.0003828125</text:p>
          </table:table-cell>
          <table:table-cell table:style-name="Default" office:value-type="float" office:value="63627194172793" calcext:value-type="float">
            <text:p>63627194172793</text:p>
          </table:table-cell>
          <table:table-cell table:style-name="ce10" table:formula="of:=([.G119]-[.G118])/1000" office:value-type="float" office:value="2.0026015625" calcext:value-type="float">
            <text:p>2.0026</text:p>
          </table:table-cell>
          <table:table-cell table:style-name="ce10" table:formula="of:=[.H119]+[.I118]" office:value-type="float" office:value="233.9998671875" calcext:value-type="float">
            <text:p>233.9999</text:p>
          </table:table-cell>
          <table:table-cell table:style-name="ce17" table:formula="of:=[.I119]-2*([.$B119]-1)" office:value-type="float" office:value="-0.000132812499913371" calcext:value-type="float">
            <text:p>-0.0001328125</text:p>
          </table:table-cell>
          <table:table-cell table:style-name="Default" office:value-type="float" office:value="63627194637385.7" calcext:value-type="float">
            <text:p>63627194637385.7</text:p>
          </table:table-cell>
          <table:table-cell table:style-name="ce10" table:formula="of:=([.K119]-[.K118])/1000" office:value-type="float" office:value="2.000203125" calcext:value-type="float">
            <text:p>2.0002</text:p>
          </table:table-cell>
          <table:table-cell table:style-name="ce10" table:formula="of:=[.L119]+[.M118]" office:value-type="float" office:value="233.998203125" calcext:value-type="float">
            <text:p>233.9982</text:p>
          </table:table-cell>
          <table:table-cell table:style-name="ce21" table:formula="of:=[.M119]-2*([.$B119]-1)" office:value-type="float" office:value="-0.00179687499993975" calcext:value-type="float">
            <text:p>-0.001796875</text:p>
          </table:table-cell>
          <table:table-cell table:style-name="Default" office:value-type="float" office:value="63627195110217.6" calcext:value-type="float">
            <text:p>63627195110217.6</text:p>
          </table:table-cell>
          <table:table-cell table:style-name="ce10" table:formula="of:=([.O119]-[.O118])/1000" office:value-type="float" office:value="2.000203125" calcext:value-type="float">
            <text:p>2.0002</text:p>
          </table:table-cell>
          <table:table-cell table:style-name="ce10" table:formula="of:=[.P119]+[.Q118]" office:value-type="float" office:value="234.0008984375" calcext:value-type="float">
            <text:p>234.0009</text:p>
          </table:table-cell>
          <table:table-cell table:style-name="ce25" table:formula="of:=[.Q119]-2*([.$B119]-1)" office:value-type="float" office:value="0.000898437500040927" calcext:value-type="float">
            <text:p>0.0008984375</text:p>
          </table:table-cell>
          <table:table-cell table:style-name="Default" office:value-type="float" office:value="63627195567598.3" calcext:value-type="float">
            <text:p>63627195567598.3</text:p>
          </table:table-cell>
          <table:table-cell table:style-name="ce10" table:formula="of:=([.S119]-[.S118])/1000" office:value-type="float" office:value="1.9996953125" calcext:value-type="float">
            <text:p>1.9997</text:p>
          </table:table-cell>
          <table:table-cell table:style-name="ce10" table:formula="of:=[.T119]+[.U118]" office:value-type="float" office:value="233.9995" calcext:value-type="float">
            <text:p>233.9995</text:p>
          </table:table-cell>
          <table:table-cell table:style-name="ce26" table:formula="of:=[.U119]-2*([.$B119]-1)" office:value-type="float" office:value="-0.000499999999959755" calcext:value-type="float">
            <text:p>-0.0005</text:p>
          </table:table-cell>
          <table:table-cell table:style-name="Default" office:value-type="float" office:value="63627196035088.9" calcext:value-type="float">
            <text:p>63627196035088.9</text:p>
          </table:table-cell>
          <table:table-cell table:style-name="ce10" table:formula="of:=([.W119]-[.W118])/1000" office:value-type="float" office:value="2.0015" calcext:value-type="float">
            <text:p>2.0015</text:p>
          </table:table-cell>
          <table:table-cell table:style-name="ce10" table:formula="of:=[.X119]+[.Y118]" office:value-type="float" office:value="234.000796875" calcext:value-type="float">
            <text:p>234.0008</text:p>
          </table:table-cell>
          <table:table-cell table:style-name="ce29" table:formula="of:=[.Y119]-2*([.$B119]-1)" office:value-type="float" office:value="0.000796875000020236" calcext:value-type="float">
            <text:p>0.000796875</text:p>
          </table:table-cell>
          <table:table-cell table:style-name="Default" office:value-type="float" office:value="63627196493643.4" calcext:value-type="float">
            <text:p>63627196493643.4</text:p>
          </table:table-cell>
          <table:table-cell table:style-name="ce10" table:formula="of:=([.AA119]-[.AA118])/1000" office:value-type="float" office:value="2" calcext:value-type="float">
            <text:p>2.0000</text:p>
          </table:table-cell>
          <table:table-cell table:style-name="ce10" table:formula="of:=[.AB119]+[.AC118]" office:value-type="float" office:value="233.9995" calcext:value-type="float">
            <text:p>233.9995</text:p>
          </table:table-cell>
          <table:table-cell table:style-name="ce33" table:formula="of:=[.AC119]-2*([.$B119]-1)" office:value-type="float" office:value="-0.000499999999931333" calcext:value-type="float">
            <text:p>-0.0005</text:p>
          </table:table-cell>
          <table:table-cell table:style-name="Default" office:value-type="float" office:value="63627196965279" calcext:value-type="float">
            <text:p>63627196965279</text:p>
          </table:table-cell>
          <table:table-cell table:style-name="ce10" table:formula="of:=([.AE119]-[.AE118])/1000" office:value-type="float" office:value="1.9998984375" calcext:value-type="float">
            <text:p>1.9999</text:p>
          </table:table-cell>
          <table:table-cell table:style-name="ce10" table:formula="of:=[.AF119]+[.AG118]" office:value-type="float" office:value="233.9991015625" calcext:value-type="float">
            <text:p>233.9991</text:p>
          </table:table-cell>
          <table:table-cell table:style-name="ce40" table:formula="of:=[.AG119]-2*([.$B119]-1)" office:value-type="float" office:value="-0.000898437500012506" calcext:value-type="float">
            <text:p>-0.0008984375</text:p>
          </table:table-cell>
          <table:table-cell table:style-name="Default" office:value-type="float" office:value="63627197426265.2" calcext:value-type="float">
            <text:p>63627197426265.2</text:p>
          </table:table-cell>
          <table:table-cell table:style-name="ce10" table:formula="of:=([.AI119]-[.AI118])/1000" office:value-type="float" office:value="2.0008046875" calcext:value-type="float">
            <text:p>2.0008</text:p>
          </table:table-cell>
          <table:table-cell table:style-name="ce10" table:formula="of:=[.AJ119]+[.AK118]" office:value-type="float" office:value="234.000203125" calcext:value-type="float">
            <text:p>234.0002</text:p>
          </table:table-cell>
          <table:table-cell table:style-name="ce48" table:formula="of:=[.AK119]-2*([.$B119]-1)" office:value-type="float" office:value="0.000203124999984539" calcext:value-type="float">
            <text:p>0.000203125</text:p>
          </table:table-cell>
          <table:table-cell table:style-name="Default" office:value-type="float" office:value="63627197905328.1" calcext:value-type="float">
            <text:p>63627197905328.1</text:p>
          </table:table-cell>
          <table:table-cell table:style-name="ce10" table:formula="of:=([.AM119]-[.AM118])/1000" office:value-type="float" office:value="1.6073984375" calcext:value-type="float">
            <text:p>1.6074</text:p>
          </table:table-cell>
          <table:table-cell table:style-name="ce10" table:formula="of:=[.AN119]+[.AO118]" office:value-type="float" office:value="233.999203125" calcext:value-type="float">
            <text:p>233.9992</text:p>
          </table:table-cell>
          <table:table-cell table:style-name="ce59" table:formula="of:=[.AO119]-2*([.$B119]-1)" office:value-type="float" office:value="-0.000796874999991815" calcext:value-type="float">
            <text:p>-0.000796875</text:p>
          </table:table-cell>
          <table:table-cell table:style-name="Default" office:value-type="float" office:value="63627198367307.9" calcext:value-type="float">
            <text:p>63627198367307.9</text:p>
          </table:table-cell>
          <table:table-cell table:style-name="ce10" table:formula="of:=([.AQ119]-[.AQ118])/1000" office:value-type="float" office:value="2.0023984375" calcext:value-type="float">
            <text:p>2.0024</text:p>
          </table:table-cell>
          <table:table-cell table:style-name="ce10" table:formula="of:=[.AR119]+[.AS118]" office:value-type="float" office:value="234.000796875" calcext:value-type="float">
            <text:p>234.0008</text:p>
          </table:table-cell>
          <table:table-cell table:style-name="ce60" table:formula="of:=[.AS119]-2*([.$B119]-1)" office:value-type="float" office:value="0.000796874999991815" calcext:value-type="float">
            <text:p>0.000796875</text:p>
          </table:table-cell>
          <table:table-cell table:style-name="Default" office:value-type="float" office:value="63627198841048.6" calcext:value-type="float">
            <text:p>63627198841048.6</text:p>
          </table:table-cell>
          <table:table-cell table:style-name="ce10" table:formula="of:=([.AU119]-[.AU118])/1000" office:value-type="float" office:value="1.9988046875" calcext:value-type="float">
            <text:p>1.9988</text:p>
          </table:table-cell>
          <table:table-cell table:style-name="ce10" table:formula="of:=[.AV119]+[.AW118]" office:value-type="float" office:value="233.9986015625" calcext:value-type="float">
            <text:p>233.9986</text:p>
          </table:table-cell>
          <table:table-cell table:style-name="ce61" table:formula="of:=[.AW119]-2*([.$B119]-1)" office:value-type="float" office:value="-0.00139843750005753" calcext:value-type="float">
            <text:p>-0.001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19" calcext:value-type="float">
            <text:p>119</text:p>
          </table:table-cell>
          <table:table-cell office:value-type="float" office:value="63627193711473.4" calcext:value-type="float">
            <text:p>63627193711473.4</text:p>
          </table:table-cell>
          <table:table-cell table:formula="of:=([.C120]-[.C119])/1000" office:value-type="float" office:value="3.8993828125" calcext:value-type="float">
            <text:p>3.8994</text:p>
          </table:table-cell>
          <table:table-cell table:formula="of:=[.D120]+[.E119]" office:value-type="float" office:value="237.899" calcext:value-type="float">
            <text:p>237.8990</text:p>
          </table:table-cell>
          <table:table-cell table:style-name="ce12" table:formula="of:=[.E120]-2*([.$B120]-1)" office:value-type="float" office:value="1.899" calcext:value-type="float">
            <text:p>1.899</text:p>
          </table:table-cell>
          <table:table-cell table:style-name="Default" office:value-type="float" office:value="63627194174817.8" calcext:value-type="float">
            <text:p>63627194174817.8</text:p>
          </table:table-cell>
          <table:table-cell table:style-name="ce10" table:formula="of:=([.G120]-[.G119])/1000" office:value-type="float" office:value="2.024796875" calcext:value-type="float">
            <text:p>2.0248</text:p>
          </table:table-cell>
          <table:table-cell table:style-name="ce10" table:formula="of:=[.H120]+[.I119]" office:value-type="float" office:value="236.0246640625" calcext:value-type="float">
            <text:p>236.0247</text:p>
          </table:table-cell>
          <table:table-cell table:style-name="ce17" table:formula="of:=[.I120]-2*([.$B120]-1)" office:value-type="float" office:value="0.0246640625000794" calcext:value-type="float">
            <text:p>0.0246640625</text:p>
          </table:table-cell>
          <table:table-cell table:formula="of:=[.K121]" office:value-type="float" office:value="63627194641807.8" calcext:value-type="float">
            <text:p>63627194641807.8</text:p>
          </table:table-cell>
          <table:table-cell table:style-name="ce10" table:formula="of:=([.K120]-[.K119])/1000" office:value-type="float" office:value="4.42209375" calcext:value-type="float">
            <text:p>4.4221</text:p>
          </table:table-cell>
          <table:table-cell table:style-name="ce10" table:formula="of:=[.L120]+[.M119]" office:value-type="float" office:value="238.420296875" calcext:value-type="float">
            <text:p>238.4203</text:p>
          </table:table-cell>
          <table:table-cell table:style-name="ce21" table:formula="of:=[.M120]-2*([.$B120]-1)" office:value-type="float" office:value="2.42029687500005" calcext:value-type="float">
            <text:p>2.420296875</text:p>
          </table:table-cell>
          <table:table-cell table:style-name="Default" office:value-type="float" office:value="63627195112674.8" calcext:value-type="float">
            <text:p>63627195112674.8</text:p>
          </table:table-cell>
          <table:table-cell table:style-name="ce10" table:formula="of:=([.O120]-[.O119])/1000" office:value-type="float" office:value="2.4571953125" calcext:value-type="float">
            <text:p>2.4572</text:p>
          </table:table-cell>
          <table:table-cell table:style-name="ce10" table:formula="of:=[.P120]+[.Q119]" office:value-type="float" office:value="236.45809375" calcext:value-type="float">
            <text:p>236.4581</text:p>
          </table:table-cell>
          <table:table-cell table:style-name="ce25" table:formula="of:=[.Q120]-2*([.$B120]-1)" office:value-type="float" office:value="0.458093750000046" calcext:value-type="float">
            <text:p>0.45809375</text:p>
          </table:table-cell>
          <table:table-cell table:style-name="Default" office:value-type="float" office:value="63627195569599.1" calcext:value-type="float">
            <text:p>63627195569599.1</text:p>
          </table:table-cell>
          <table:table-cell table:style-name="ce10" table:formula="of:=([.S120]-[.S119])/1000" office:value-type="float" office:value="2.0008046875" calcext:value-type="float">
            <text:p>2.0008</text:p>
          </table:table-cell>
          <table:table-cell table:style-name="ce10" table:formula="of:=[.T120]+[.U119]" office:value-type="float" office:value="236.0003046875" calcext:value-type="float">
            <text:p>236.0003</text:p>
          </table:table-cell>
          <table:table-cell table:style-name="ce26" table:formula="of:=[.U120]-2*([.$B120]-1)" office:value-type="float" office:value="0.000304687500033651" calcext:value-type="float">
            <text:p>0.0003046875</text:p>
          </table:table-cell>
          <table:table-cell table:style-name="Default" office:value-type="float" office:value="63627196039036.3" calcext:value-type="float">
            <text:p>63627196039036.3</text:p>
          </table:table-cell>
          <table:table-cell table:style-name="ce10" table:formula="of:=([.W120]-[.W119])/1000" office:value-type="float" office:value="3.9473984375" calcext:value-type="float">
            <text:p>3.9474</text:p>
          </table:table-cell>
          <table:table-cell table:style-name="ce10" table:formula="of:=[.X120]+[.Y119]" office:value-type="float" office:value="237.9481953125" calcext:value-type="float">
            <text:p>237.9482</text:p>
          </table:table-cell>
          <table:table-cell table:style-name="ce29" table:formula="of:=[.Y120]-2*([.$B120]-1)" office:value-type="float" office:value="1.94819531250002" calcext:value-type="float">
            <text:p>1.9481953125</text:p>
          </table:table-cell>
          <table:table-cell table:style-name="Default" office:value-type="float" office:value="63627196495644.2" calcext:value-type="float">
            <text:p>63627196495644.2</text:p>
          </table:table-cell>
          <table:table-cell table:style-name="ce10" table:formula="of:=([.AA120]-[.AA119])/1000" office:value-type="float" office:value="2.0008046875" calcext:value-type="float">
            <text:p>2.0008</text:p>
          </table:table-cell>
          <table:table-cell table:style-name="ce10" table:formula="of:=[.AB120]+[.AC119]" office:value-type="float" office:value="236.0003046875" calcext:value-type="float">
            <text:p>236.0003</text:p>
          </table:table-cell>
          <table:table-cell table:style-name="ce33" table:formula="of:=[.AC120]-2*([.$B120]-1)" office:value-type="float" office:value="0.000304687500062073" calcext:value-type="float">
            <text:p>0.0003046875</text:p>
          </table:table-cell>
          <table:table-cell table:formula="of:=[.AE$122]" office:value-type="float" office:value="63627196971364.8" calcext:value-type="float">
            <text:p>63627196971364.8</text:p>
          </table:table-cell>
          <table:table-cell table:style-name="ce10" table:formula="of:=([.AE120]-[.AE119])/1000" office:value-type="float" office:value="6.085796875" calcext:value-type="float">
            <text:p>6.0858</text:p>
          </table:table-cell>
          <table:table-cell table:style-name="ce10" table:formula="of:=[.AF120]+[.AG119]" office:value-type="float" office:value="240.0848984375" calcext:value-type="float">
            <text:p>240.0849</text:p>
          </table:table-cell>
          <table:table-cell table:style-name="ce40" table:formula="of:=[.AG120]-2*([.$B120]-1)" office:value-type="float" office:value="4.08489843749999" calcext:value-type="float">
            <text:p>4.0848984375</text:p>
          </table:table-cell>
          <table:table-cell table:style-name="Default" office:value-type="float" office:value="63627197428265" calcext:value-type="float">
            <text:p>63627197428265</text:p>
          </table:table-cell>
          <table:table-cell table:style-name="ce10" table:formula="of:=([.AI120]-[.AI119])/1000" office:value-type="float" office:value="1.999796875" calcext:value-type="float">
            <text:p>1.9998</text:p>
          </table:table-cell>
          <table:table-cell table:style-name="ce10" table:formula="of:=[.AJ120]+[.AK119]" office:value-type="float" office:value="236" calcext:value-type="float">
            <text:p>236.0000</text:p>
          </table:table-cell>
          <table:table-cell table:style-name="ce48" table:formula="of:=[.AK120]-2*([.$B120]-1)" office:value-type="float" office:value="0" calcext:value-type="float">
            <text:p>0</text:p>
          </table:table-cell>
          <table:table-cell table:style-name="Default" office:value-type="float" office:value="63627197908575.6" calcext:value-type="float">
            <text:p>63627197908575.6</text:p>
          </table:table-cell>
          <table:table-cell table:style-name="ce10" table:formula="of:=([.AM120]-[.AM119])/1000" office:value-type="float" office:value="3.2475" calcext:value-type="float">
            <text:p>3.2475</text:p>
          </table:table-cell>
          <table:table-cell table:style-name="ce10" table:formula="of:=[.AN120]+[.AO119]" office:value-type="float" office:value="237.246703125" calcext:value-type="float">
            <text:p>237.2467</text:p>
          </table:table-cell>
          <table:table-cell table:style-name="ce54" table:formula="of:=[.AO120]-2*([.$B120]-1)" office:value-type="float" office:value="1.24670312500001" calcext:value-type="float">
            <text:p>1.246703125</text:p>
          </table:table-cell>
          <table:table-cell table:style-name="Default" office:value-type="float" office:value="63627198369307.8" calcext:value-type="float">
            <text:p>63627198369307.8</text:p>
          </table:table-cell>
          <table:table-cell table:style-name="ce10" table:formula="of:=([.AQ120]-[.AQ119])/1000" office:value-type="float" office:value="1.9998984375" calcext:value-type="float">
            <text:p>1.9999</text:p>
          </table:table-cell>
          <table:table-cell table:style-name="ce10" table:formula="of:=[.AR120]+[.AS119]" office:value-type="float" office:value="236.0006953125" calcext:value-type="float">
            <text:p>236.0007</text:p>
          </table:table-cell>
          <table:table-cell table:style-name="ce60" table:formula="of:=[.AS120]-2*([.$B120]-1)" office:value-type="float" office:value="0.000695312499999545" calcext:value-type="float">
            <text:p>0.0006953125</text:p>
          </table:table-cell>
          <table:table-cell table:style-name="Default" office:value-type="float" office:value="63627198844820.3" calcext:value-type="float">
            <text:p>63627198844820.3</text:p>
          </table:table-cell>
          <table:table-cell table:style-name="ce10" table:formula="of:=([.AU120]-[.AU119])/1000" office:value-type="float" office:value="3.7716953125" calcext:value-type="float">
            <text:p>3.7717</text:p>
          </table:table-cell>
          <table:table-cell table:style-name="ce10" table:formula="of:=[.AV120]+[.AW119]" office:value-type="float" office:value="237.770296875" calcext:value-type="float">
            <text:p>237.7703</text:p>
          </table:table-cell>
          <table:table-cell table:style-name="ce61" table:formula="of:=[.AW120]-2*([.$B120]-1)" office:value-type="float" office:value="1.77029687499993" calcext:value-type="float">
            <text:p>1.770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20" calcext:value-type="float">
            <text:p>120</text:p>
          </table:table-cell>
          <table:table-cell office:value-type="float" office:value="63627193713134.9" calcext:value-type="float">
            <text:p>63627193713134.9</text:p>
          </table:table-cell>
          <table:table-cell table:formula="of:=([.C121]-[.C120])/1000" office:value-type="float" office:value="1.6614375" calcext:value-type="float">
            <text:p>1.6614</text:p>
          </table:table-cell>
          <table:table-cell table:formula="of:=[.D121]+[.E120]" office:value-type="float" office:value="239.5604375" calcext:value-type="float">
            <text:p>239.5604</text:p>
          </table:table-cell>
          <table:table-cell table:style-name="ce12" table:formula="of:=[.E121]-2*([.$B121]-1)" office:value-type="float" office:value="1.56043750000001" calcext:value-type="float">
            <text:p>1.5604375</text:p>
          </table:table-cell>
          <table:table-cell table:style-name="Default" office:value-type="float" office:value="63627194176791.7" calcext:value-type="float">
            <text:p>63627194176791.7</text:p>
          </table:table-cell>
          <table:table-cell table:style-name="ce10" table:formula="of:=([.G121]-[.G120])/1000" office:value-type="float" office:value="1.97390625" calcext:value-type="float">
            <text:p>1.9739</text:p>
          </table:table-cell>
          <table:table-cell table:style-name="ce10" table:formula="of:=[.H121]+[.I120]" office:value-type="float" office:value="237.9985703125" calcext:value-type="float">
            <text:p>237.9986</text:p>
          </table:table-cell>
          <table:table-cell table:style-name="ce17" table:formula="of:=[.I121]-2*([.$B121]-1)" office:value-type="float" office:value="-0.00142968749992178" calcext:value-type="float">
            <text:p>-0.0014296875</text:p>
          </table:table-cell>
          <table:table-cell table:style-name="Default" office:value-type="float" office:value="63627194641807.8" calcext:value-type="float">
            <text:p>63627194641807.8</text:p>
          </table:table-cell>
          <table:table-cell table:style-name="ce10" table:formula="of:=([.K121]-[.K120])/1000" office:value-type="float" office:value="0" calcext:value-type="float">
            <text:p>0.0000</text:p>
          </table:table-cell>
          <table:table-cell table:style-name="ce10" table:formula="of:=[.L121]+[.M120]" office:value-type="float" office:value="238.420296875" calcext:value-type="float">
            <text:p>238.4203</text:p>
          </table:table-cell>
          <table:table-cell table:style-name="ce21" table:formula="of:=[.M121]-2*([.$B121]-1)" office:value-type="float" office:value="0.420296875000048" calcext:value-type="float">
            <text:p>0.420296875</text:p>
          </table:table-cell>
          <table:table-cell table:style-name="Default" office:value-type="float" office:value="63627195114216.3" calcext:value-type="float">
            <text:p>63627195114216.3</text:p>
          </table:table-cell>
          <table:table-cell table:style-name="ce10" table:formula="of:=([.O121]-[.O120])/1000" office:value-type="float" office:value="1.5415" calcext:value-type="float">
            <text:p>1.5415</text:p>
          </table:table-cell>
          <table:table-cell table:style-name="ce10" table:formula="of:=[.P121]+[.Q120]" office:value-type="float" office:value="237.99959375" calcext:value-type="float">
            <text:p>237.9996</text:p>
          </table:table-cell>
          <table:table-cell table:style-name="ce25" table:formula="of:=[.Q121]-2*([.$B121]-1)" office:value-type="float" office:value="-0.000406249999940656" calcext:value-type="float">
            <text:p>-0.00040625</text:p>
          </table:table-cell>
          <table:table-cell table:style-name="Default" office:value-type="float" office:value="63627195571599.3" calcext:value-type="float">
            <text:p>63627195571599.3</text:p>
          </table:table-cell>
          <table:table-cell table:style-name="ce10" table:formula="of:=([.S121]-[.S120])/1000" office:value-type="float" office:value="2.0001953125" calcext:value-type="float">
            <text:p>2.0002</text:p>
          </table:table-cell>
          <table:table-cell table:style-name="ce10" table:formula="of:=[.T121]+[.U120]" office:value-type="float" office:value="238.0005" calcext:value-type="float">
            <text:p>238.0005</text:p>
          </table:table-cell>
          <table:table-cell table:style-name="ce26" table:formula="of:=[.U121]-2*([.$B121]-1)" office:value-type="float" office:value="0.00050000000004502" calcext:value-type="float">
            <text:p>0.0005</text:p>
          </table:table-cell>
          <table:table-cell table:style-name="Default" office:value-type="float" office:value="63627196039086" calcext:value-type="float">
            <text:p>63627196039086</text:p>
          </table:table-cell>
          <table:table-cell table:style-name="ce10" table:formula="of:=([.W121]-[.W120])/1000" office:value-type="float" office:value="0.049703125" calcext:value-type="float">
            <text:p>0.0497</text:p>
          </table:table-cell>
          <table:table-cell table:style-name="ce10" table:formula="of:=[.X121]+[.Y120]" office:value-type="float" office:value="237.9978984375" calcext:value-type="float">
            <text:p>237.9979</text:p>
          </table:table-cell>
          <table:table-cell table:style-name="ce29" table:formula="of:=[.Y121]-2*([.$B121]-1)" office:value-type="float" office:value="-0.0021015624999734" calcext:value-type="float">
            <text:p>-0.0021015625</text:p>
          </table:table-cell>
          <table:table-cell table:style-name="Default" office:value-type="float" office:value="63627196497644.4" calcext:value-type="float">
            <text:p>63627196497644.4</text:p>
          </table:table-cell>
          <table:table-cell table:style-name="ce10" table:formula="of:=([.AA121]-[.AA120])/1000" office:value-type="float" office:value="2.0001953125" calcext:value-type="float">
            <text:p>2.0002</text:p>
          </table:table-cell>
          <table:table-cell table:style-name="ce10" table:formula="of:=[.AB121]+[.AC120]" office:value-type="float" office:value="238.0005" calcext:value-type="float">
            <text:p>238.0005</text:p>
          </table:table-cell>
          <table:table-cell table:style-name="ce33" table:formula="of:=[.AC121]-2*([.$B121]-1)" office:value-type="float" office:value="0.000500000000073442" calcext:value-type="float">
            <text:p>0.0005</text:p>
          </table:table-cell>
          <table:table-cell table:formula="of:=[.AE$122]" office:value-type="float" office:value="63627196971364.8" calcext:value-type="float">
            <text:p>63627196971364.8</text:p>
          </table:table-cell>
          <table:table-cell table:style-name="ce10" table:formula="of:=([.AE121]-[.AE120])/1000" office:value-type="float" office:value="0" calcext:value-type="float">
            <text:p>0.0000</text:p>
          </table:table-cell>
          <table:table-cell table:style-name="ce10" table:formula="of:=[.AF121]+[.AG120]" office:value-type="float" office:value="240.0848984375" calcext:value-type="float">
            <text:p>240.0849</text:p>
          </table:table-cell>
          <table:table-cell table:style-name="ce40" table:formula="of:=[.AG121]-2*([.$B121]-1)" office:value-type="float" office:value="2.08489843749999" calcext:value-type="float">
            <text:p>2.0848984375</text:p>
          </table:table-cell>
          <table:table-cell table:style-name="Default" office:value-type="float" office:value="63627197430263.7" calcext:value-type="float">
            <text:p>63627197430263.7</text:p>
          </table:table-cell>
          <table:table-cell table:style-name="ce10" table:formula="of:=([.AI121]-[.AI120])/1000" office:value-type="float" office:value="1.998703125" calcext:value-type="float">
            <text:p>1.9987</text:p>
          </table:table-cell>
          <table:table-cell table:style-name="ce10" table:formula="of:=[.AJ121]+[.AK120]" office:value-type="float" office:value="237.998703125" calcext:value-type="float">
            <text:p>237.9987</text:p>
          </table:table-cell>
          <table:table-cell table:style-name="ce48" table:formula="of:=[.AK121]-2*([.$B121]-1)" office:value-type="float" office:value="-0.00129687500003683" calcext:value-type="float">
            <text:p>-0.001296875</text:p>
          </table:table-cell>
          <table:table-cell table:style-name="Default" office:value-type="float" office:value="63627197909328.9" calcext:value-type="float">
            <text:p>63627197909328.9</text:p>
          </table:table-cell>
          <table:table-cell table:style-name="ce10" table:formula="of:=([.AM121]-[.AM120])/1000" office:value-type="float" office:value="0.753296875" calcext:value-type="float">
            <text:p>0.7533</text:p>
          </table:table-cell>
          <table:table-cell table:style-name="ce10" table:formula="of:=[.AN121]+[.AO120]" office:value-type="float" office:value="238" calcext:value-type="float">
            <text:p>238.0000</text:p>
          </table:table-cell>
          <table:table-cell table:style-name="ce54" table:formula="of:=[.AO121]-2*([.$B121]-1)" office:value-type="float" office:value="0" calcext:value-type="float">
            <text:p>0</text:p>
          </table:table-cell>
          <table:table-cell table:style-name="Default" office:value-type="float" office:value="63627198371306.1" calcext:value-type="float">
            <text:p>63627198371306.1</text:p>
          </table:table-cell>
          <table:table-cell table:style-name="ce10" table:formula="of:=([.AQ121]-[.AQ120])/1000" office:value-type="float" office:value="1.9983046875" calcext:value-type="float">
            <text:p>1.9983</text:p>
          </table:table-cell>
          <table:table-cell table:style-name="ce10" table:formula="of:=[.AR121]+[.AS120]" office:value-type="float" office:value="237.999" calcext:value-type="float">
            <text:p>237.9990</text:p>
          </table:table-cell>
          <table:table-cell table:style-name="ce60" table:formula="of:=[.AS121]-2*([.$B121]-1)" office:value-type="float" office:value="-0.00100000000000477" calcext:value-type="float">
            <text:p>-0.001</text:p>
          </table:table-cell>
          <table:table-cell table:style-name="Default" office:value-type="float" office:value="63627198845049.2" calcext:value-type="float">
            <text:p>63627198845049.2</text:p>
          </table:table-cell>
          <table:table-cell table:style-name="ce10" table:formula="of:=([.AU121]-[.AU120])/1000" office:value-type="float" office:value="0.22890625" calcext:value-type="float">
            <text:p>0.2289</text:p>
          </table:table-cell>
          <table:table-cell table:style-name="ce10" table:formula="of:=[.AV121]+[.AW120]" office:value-type="float" office:value="237.999203125" calcext:value-type="float">
            <text:p>237.9992</text:p>
          </table:table-cell>
          <table:table-cell table:style-name="ce61" table:formula="of:=[.AW121]-2*([.$B121]-1)" office:value-type="float" office:value="-0.00079687500007708" calcext:value-type="float">
            <text:p>-0.000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21" calcext:value-type="float">
            <text:p>121</text:p>
          </table:table-cell>
          <table:table-cell office:value-type="float" office:value="63627193713573.3" calcext:value-type="float">
            <text:p>63627193713573.3</text:p>
          </table:table-cell>
          <table:table-cell table:formula="of:=([.C122]-[.C121])/1000" office:value-type="float" office:value="0.43846875" calcext:value-type="float">
            <text:p>0.4385</text:p>
          </table:table-cell>
          <table:table-cell table:formula="of:=[.D122]+[.E121]" office:value-type="float" office:value="239.99890625" calcext:value-type="float">
            <text:p>239.9989</text:p>
          </table:table-cell>
          <table:table-cell table:style-name="ce12" table:formula="of:=[.E122]-2*([.$B122]-1)" office:value-type="float" office:value="-0.00109374999999545" calcext:value-type="float">
            <text:p>-0.00109375</text:p>
          </table:table-cell>
          <table:table-cell table:style-name="Default" office:value-type="float" office:value="63627194178790.5" calcext:value-type="float">
            <text:p>63627194178790.5</text:p>
          </table:table-cell>
          <table:table-cell table:style-name="ce10" table:formula="of:=([.G122]-[.G121])/1000" office:value-type="float" office:value="1.998796875" calcext:value-type="float">
            <text:p>1.9988</text:p>
          </table:table-cell>
          <table:table-cell table:style-name="ce10" table:formula="of:=[.H122]+[.I121]" office:value-type="float" office:value="239.9973671875" calcext:value-type="float">
            <text:p>239.9974</text:p>
          </table:table-cell>
          <table:table-cell table:style-name="ce17" table:formula="of:=[.I122]-2*([.$B122]-1)" office:value-type="float" office:value="-0.0026328124999111" calcext:value-type="float">
            <text:p>-0.0026328125</text:p>
          </table:table-cell>
          <table:table-cell table:style-name="Default" office:value-type="float" office:value="63627194643385.5" calcext:value-type="float">
            <text:p>63627194643385.5</text:p>
          </table:table-cell>
          <table:table-cell table:style-name="ce10" table:formula="of:=([.K122]-[.K121])/1000" office:value-type="float" office:value="1.577703125" calcext:value-type="float">
            <text:p>1.5777</text:p>
          </table:table-cell>
          <table:table-cell table:style-name="ce10" table:formula="of:=[.L122]+[.M121]" office:value-type="float" office:value="239.998" calcext:value-type="float">
            <text:p>239.9980</text:p>
          </table:table-cell>
          <table:table-cell table:style-name="ce21" table:formula="of:=[.M122]-2*([.$B122]-1)" office:value-type="float" office:value="-0.00199999999995271" calcext:value-type="float">
            <text:p>-0.002</text:p>
          </table:table-cell>
          <table:table-cell table:style-name="Default" office:value-type="float" office:value="63627195116215.1" calcext:value-type="float">
            <text:p>63627195116215.1</text:p>
          </table:table-cell>
          <table:table-cell table:style-name="ce10" table:formula="of:=([.O122]-[.O121])/1000" office:value-type="float" office:value="1.9988046875" calcext:value-type="float">
            <text:p>1.9988</text:p>
          </table:table-cell>
          <table:table-cell table:style-name="ce10" table:formula="of:=[.P122]+[.Q121]" office:value-type="float" office:value="239.9983984375" calcext:value-type="float">
            <text:p>239.9984</text:p>
          </table:table-cell>
          <table:table-cell table:style-name="ce25" table:formula="of:=[.Q122]-2*([.$B122]-1)" office:value-type="float" office:value="-0.00160156249992838" calcext:value-type="float">
            <text:p>-0.0016015625</text:p>
          </table:table-cell>
          <table:table-cell table:style-name="Default" office:value-type="float" office:value="63627195573597.2" calcext:value-type="float">
            <text:p>63627195573597.2</text:p>
          </table:table-cell>
          <table:table-cell table:style-name="ce10" table:formula="of:=([.S122]-[.S121])/1000" office:value-type="float" office:value="1.99790625" calcext:value-type="float">
            <text:p>1.9979</text:p>
          </table:table-cell>
          <table:table-cell table:style-name="ce10" table:formula="of:=[.T122]+[.U121]" office:value-type="float" office:value="239.99840625" calcext:value-type="float">
            <text:p>239.9984</text:p>
          </table:table-cell>
          <table:table-cell table:style-name="ce26" table:formula="of:=[.U122]-2*([.$B122]-1)" office:value-type="float" office:value="-0.00159374999995521" calcext:value-type="float">
            <text:p>-0.00159375</text:p>
          </table:table-cell>
          <table:table-cell table:style-name="Default" office:value-type="float" office:value="63627196041088.3" calcext:value-type="float">
            <text:p>63627196041088.3</text:p>
          </table:table-cell>
          <table:table-cell table:style-name="ce10" table:formula="of:=([.W122]-[.W121])/1000" office:value-type="float" office:value="2.002296875" calcext:value-type="float">
            <text:p>2.0023</text:p>
          </table:table-cell>
          <table:table-cell table:style-name="ce10" table:formula="of:=[.X122]+[.Y121]" office:value-type="float" office:value="240.0001953125" calcext:value-type="float">
            <text:p>240.0002</text:p>
          </table:table-cell>
          <table:table-cell table:style-name="ce29" table:formula="of:=[.Y122]-2*([.$B122]-1)" office:value-type="float" office:value="0.00019531250003979" calcext:value-type="float">
            <text:p>0.0001953125</text:p>
          </table:table-cell>
          <table:table-cell table:style-name="Default" office:value-type="float" office:value="63627196499643.1" calcext:value-type="float">
            <text:p>63627196499643.1</text:p>
          </table:table-cell>
          <table:table-cell table:style-name="ce10" table:formula="of:=([.AA122]-[.AA121])/1000" office:value-type="float" office:value="1.998703125" calcext:value-type="float">
            <text:p>1.9987</text:p>
          </table:table-cell>
          <table:table-cell table:style-name="ce10" table:formula="of:=[.AB122]+[.AC121]" office:value-type="float" office:value="239.999203125" calcext:value-type="float">
            <text:p>239.9992</text:p>
          </table:table-cell>
          <table:table-cell table:style-name="ce33" table:formula="of:=[.AC122]-2*([.$B122]-1)" office:value-type="float" office:value="-0.000796874999934971" calcext:value-type="float">
            <text:p>-0.000796875</text:p>
          </table:table-cell>
          <table:table-cell table:style-name="Default" office:value-type="float" office:value="63627196971364.8" calcext:value-type="float">
            <text:p>63627196971364.8</text:p>
          </table:table-cell>
          <table:table-cell table:style-name="ce10" table:formula="of:=([.AE122]-[.AE121])/1000" office:value-type="float" office:value="0" calcext:value-type="float">
            <text:p>0.0000</text:p>
          </table:table-cell>
          <table:table-cell table:style-name="ce10" table:formula="of:=[.AF122]+[.AG121]" office:value-type="float" office:value="240.0848984375" calcext:value-type="float">
            <text:p>240.0849</text:p>
          </table:table-cell>
          <table:table-cell table:style-name="ce40" table:formula="of:=[.AG122]-2*([.$B122]-1)" office:value-type="float" office:value="0.0848984374999873" calcext:value-type="float">
            <text:p>0.0848984375</text:p>
          </table:table-cell>
          <table:table-cell table:style-name="Default" office:value-type="float" office:value="63627197432264.8" calcext:value-type="float">
            <text:p>63627197432264.8</text:p>
          </table:table-cell>
          <table:table-cell table:style-name="ce10" table:formula="of:=([.AI122]-[.AI121])/1000" office:value-type="float" office:value="2.00109375" calcext:value-type="float">
            <text:p>2.0011</text:p>
          </table:table-cell>
          <table:table-cell table:style-name="ce10" table:formula="of:=[.AJ122]+[.AK121]" office:value-type="float" office:value="239.999796875" calcext:value-type="float">
            <text:p>239.9998</text:p>
          </table:table-cell>
          <table:table-cell table:style-name="ce48" table:formula="of:=[.AK122]-2*([.$B122]-1)" office:value-type="float" office:value="-0.000203125000041382" calcext:value-type="float">
            <text:p>-0.000203125</text:p>
          </table:table-cell>
          <table:table-cell table:style-name="Default" office:value-type="float" office:value="63627197911329.7" calcext:value-type="float">
            <text:p>63627197911329.7</text:p>
          </table:table-cell>
          <table:table-cell table:style-name="ce10" table:formula="of:=([.AM122]-[.AM121])/1000" office:value-type="float" office:value="2.0008046875" calcext:value-type="float">
            <text:p>2.0008</text:p>
          </table:table-cell>
          <table:table-cell table:style-name="ce10" table:formula="of:=[.AN122]+[.AO121]" office:value-type="float" office:value="240.0008046875" calcext:value-type="float">
            <text:p>240.0008</text:p>
          </table:table-cell>
          <table:table-cell table:style-name="ce54" table:formula="of:=[.AO122]-2*([.$B122]-1)" office:value-type="float" office:value="0.000804687499993406" calcext:value-type="float">
            <text:p>0.0008046875</text:p>
          </table:table-cell>
          <table:table-cell table:style-name="Default" office:value-type="float" office:value="63627198373305.5" calcext:value-type="float">
            <text:p>63627198373305.5</text:p>
          </table:table-cell>
          <table:table-cell table:style-name="ce10" table:formula="of:=([.AQ122]-[.AQ121])/1000" office:value-type="float" office:value="1.9993984375" calcext:value-type="float">
            <text:p>1.9994</text:p>
          </table:table-cell>
          <table:table-cell table:style-name="ce10" table:formula="of:=[.AR122]+[.AS121]" office:value-type="float" office:value="239.9983984375" calcext:value-type="float">
            <text:p>239.9984</text:p>
          </table:table-cell>
          <table:table-cell table:style-name="ce60" table:formula="of:=[.AS122]-2*([.$B122]-1)" office:value-type="float" office:value="-0.00160156250001364" calcext:value-type="float">
            <text:p>-0.0016015625</text:p>
          </table:table-cell>
          <table:table-cell table:style-name="Default" office:value-type="float" office:value="63627198847050.6" calcext:value-type="float">
            <text:p>63627198847050.6</text:p>
          </table:table-cell>
          <table:table-cell table:style-name="ce10" table:formula="of:=([.AU122]-[.AU121])/1000" office:value-type="float" office:value="2.0013984375" calcext:value-type="float">
            <text:p>2.0014</text:p>
          </table:table-cell>
          <table:table-cell table:style-name="ce10" table:formula="of:=[.AV122]+[.AW121]" office:value-type="float" office:value="240.0006015625" calcext:value-type="float">
            <text:p>240.0006</text:p>
          </table:table-cell>
          <table:table-cell table:style-name="ce61" table:formula="of:=[.AW122]-2*([.$B122]-1)" office:value-type="float" office:value="0.000601562499923602" calcext:value-type="float">
            <text:p>0.000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10</text:p>
          </table:table-cell>
          <table:table-cell table:style-name="ce7" office:value-type="float" office:value="122" calcext:value-type="float">
            <text:p>122</text:p>
          </table:table-cell>
          <table:table-cell office:value-type="float" office:value="63627193715573.6" calcext:value-type="float">
            <text:p>63627193715573.6</text:p>
          </table:table-cell>
          <table:table-cell table:formula="of:=([.C123]-[.C122])/1000" office:value-type="float" office:value="2.0002890625" calcext:value-type="float">
            <text:p>2.0003</text:p>
          </table:table-cell>
          <table:table-cell table:formula="of:=[.D123]+[.E122]" office:value-type="float" office:value="241.9991953125" calcext:value-type="float">
            <text:p>241.9992</text:p>
          </table:table-cell>
          <table:table-cell table:style-name="ce12" table:formula="of:=[.E123]-2*([.$B123]-1)" office:value-type="float" office:value="-0.000804687499993406" calcext:value-type="float">
            <text:p>-0.0008046875</text:p>
          </table:table-cell>
          <table:table-cell table:style-name="Default" office:value-type="float" office:value="63627194180792.2" calcext:value-type="float">
            <text:p>63627194180792.2</text:p>
          </table:table-cell>
          <table:table-cell table:style-name="ce10" table:formula="of:=([.G123]-[.G122])/1000" office:value-type="float" office:value="2.001703125" calcext:value-type="float">
            <text:p>2.0017</text:p>
          </table:table-cell>
          <table:table-cell table:style-name="ce10" table:formula="of:=[.H123]+[.I122]" office:value-type="float" office:value="241.9990703125" calcext:value-type="float">
            <text:p>241.9991</text:p>
          </table:table-cell>
          <table:table-cell table:style-name="ce17" table:formula="of:=[.I123]-2*([.$B123]-1)" office:value-type="float" office:value="-0.000929687499905185" calcext:value-type="float">
            <text:p>-0.0009296875</text:p>
          </table:table-cell>
          <table:table-cell table:style-name="Default" office:value-type="float" office:value="63627194645385.8" calcext:value-type="float">
            <text:p>63627194645385.8</text:p>
          </table:table-cell>
          <table:table-cell table:style-name="ce10" table:formula="of:=([.K123]-[.K122])/1000" office:value-type="float" office:value="2.000296875" calcext:value-type="float">
            <text:p>2.0003</text:p>
          </table:table-cell>
          <table:table-cell table:style-name="ce10" table:formula="of:=[.L123]+[.M122]" office:value-type="float" office:value="241.998296875" calcext:value-type="float">
            <text:p>241.9983</text:p>
          </table:table-cell>
          <table:table-cell table:style-name="ce21" table:formula="of:=[.M123]-2*([.$B123]-1)" office:value-type="float" office:value="-0.00170312499994907" calcext:value-type="float">
            <text:p>-0.001703125</text:p>
          </table:table-cell>
          <table:table-cell table:style-name="Default" office:value-type="float" office:value="63627195118216.6" calcext:value-type="float">
            <text:p>63627195118216.6</text:p>
          </table:table-cell>
          <table:table-cell table:style-name="ce10" table:formula="of:=([.O123]-[.O122])/1000" office:value-type="float" office:value="2.0015" calcext:value-type="float">
            <text:p>2.0015</text:p>
          </table:table-cell>
          <table:table-cell table:style-name="ce10" table:formula="of:=[.P123]+[.Q122]" office:value-type="float" office:value="241.9998984375" calcext:value-type="float">
            <text:p>241.9999</text:p>
          </table:table-cell>
          <table:table-cell table:style-name="ce25" table:formula="of:=[.Q123]-2*([.$B123]-1)" office:value-type="float" office:value="-0.000101562499935426" calcext:value-type="float">
            <text:p>-0.0001015625</text:p>
          </table:table-cell>
          <table:table-cell table:style-name="Default" office:value-type="float" office:value="63627195575598.4" calcext:value-type="float">
            <text:p>63627195575598.4</text:p>
          </table:table-cell>
          <table:table-cell table:style-name="ce10" table:formula="of:=([.S123]-[.S122])/1000" office:value-type="float" office:value="2.0011953125" calcext:value-type="float">
            <text:p>2.0012</text:p>
          </table:table-cell>
          <table:table-cell table:style-name="ce10" table:formula="of:=[.T123]+[.U122]" office:value-type="float" office:value="241.9996015625" calcext:value-type="float">
            <text:p>241.9996</text:p>
          </table:table-cell>
          <table:table-cell table:style-name="ce26" table:formula="of:=[.U123]-2*([.$B123]-1)" office:value-type="float" office:value="-0.000398437499967486" calcext:value-type="float">
            <text:p>-0.0003984375</text:p>
          </table:table-cell>
          <table:table-cell table:style-name="Default" office:value-type="float" office:value="63627196043088.3" calcext:value-type="float">
            <text:p>63627196043088.3</text:p>
          </table:table-cell>
          <table:table-cell table:style-name="ce10" table:formula="of:=([.W123]-[.W122])/1000" office:value-type="float" office:value="2" calcext:value-type="float">
            <text:p>2.0000</text:p>
          </table:table-cell>
          <table:table-cell table:style-name="ce10" table:formula="of:=[.X123]+[.Y122]" office:value-type="float" office:value="242.0001953125" calcext:value-type="float">
            <text:p>242.0002</text:p>
          </table:table-cell>
          <table:table-cell table:style-name="ce29" table:formula="of:=[.Y123]-2*([.$B123]-1)" office:value-type="float" office:value="0.00019531250003979" calcext:value-type="float">
            <text:p>0.0001953125</text:p>
          </table:table-cell>
          <table:table-cell table:style-name="Default" office:value-type="float" office:value="63627196501642.5" calcext:value-type="float">
            <text:p>63627196501642.5</text:p>
          </table:table-cell>
          <table:table-cell table:style-name="ce10" table:formula="of:=([.AA123]-[.AA122])/1000" office:value-type="float" office:value="1.9993984375" calcext:value-type="float">
            <text:p>1.9994</text:p>
          </table:table-cell>
          <table:table-cell table:style-name="ce10" table:formula="of:=[.AB123]+[.AC122]" office:value-type="float" office:value="241.9986015625" calcext:value-type="float">
            <text:p>241.9986</text:p>
          </table:table-cell>
          <table:table-cell table:style-name="ce34" table:formula="of:=[.AC123]-2*([.$B123]-1)" office:value-type="float" office:value="-0.00139843749994384" calcext:value-type="float">
            <text:p>-0.0013984375</text:p>
          </table:table-cell>
          <table:table-cell table:style-name="Default" office:value-type="float" office:value="63627196973279.2" calcext:value-type="float">
            <text:p>63627196973279.2</text:p>
          </table:table-cell>
          <table:table-cell table:style-name="ce10" table:formula="of:=([.AE123]-[.AE122])/1000" office:value-type="float" office:value="1.91440625" calcext:value-type="float">
            <text:p>1.9144</text:p>
          </table:table-cell>
          <table:table-cell table:style-name="ce10" table:formula="of:=[.AF123]+[.AG122]" office:value-type="float" office:value="241.9993046875" calcext:value-type="float">
            <text:p>241.9993</text:p>
          </table:table-cell>
          <table:table-cell table:style-name="ce40" table:formula="of:=[.AG123]-2*([.$B123]-1)" office:value-type="float" office:value="-0.000695312499999545" calcext:value-type="float">
            <text:p>-0.0006953125</text:p>
          </table:table-cell>
          <table:table-cell table:style-name="Default" office:value-type="float" office:value="63627197434265.9" calcext:value-type="float">
            <text:p>63627197434265.9</text:p>
          </table:table-cell>
          <table:table-cell table:style-name="ce10" table:formula="of:=([.AI123]-[.AI122])/1000" office:value-type="float" office:value="2.0011015625" calcext:value-type="float">
            <text:p>2.0011</text:p>
          </table:table-cell>
          <table:table-cell table:style-name="ce10" table:formula="of:=[.AJ123]+[.AK122]" office:value-type="float" office:value="242.0008984375" calcext:value-type="float">
            <text:p>242.0009</text:p>
          </table:table-cell>
          <table:table-cell table:style-name="ce48" table:formula="of:=[.AK123]-2*([.$B123]-1)" office:value-type="float" office:value="0.000898437499955662" calcext:value-type="float">
            <text:p>0.0008984375</text:p>
          </table:table-cell>
          <table:table-cell table:style-name="Default" office:value-type="float" office:value="63627197913329.1" calcext:value-type="float">
            <text:p>63627197913329.1</text:p>
          </table:table-cell>
          <table:table-cell table:style-name="ce10" table:formula="of:=([.AM123]-[.AM122])/1000" office:value-type="float" office:value="1.9993984375" calcext:value-type="float">
            <text:p>1.9994</text:p>
          </table:table-cell>
          <table:table-cell table:style-name="ce10" table:formula="of:=[.AN123]+[.AO122]" office:value-type="float" office:value="242.000203125" calcext:value-type="float">
            <text:p>242.0002</text:p>
          </table:table-cell>
          <table:table-cell table:style-name="ce54" table:formula="of:=[.AO123]-2*([.$B123]-1)" office:value-type="float" office:value="0.000203124999984539" calcext:value-type="float">
            <text:p>0.000203125</text:p>
          </table:table-cell>
          <table:table-cell table:style-name="Default" office:value-type="float" office:value="63627198375307.3" calcext:value-type="float">
            <text:p>63627198375307.3</text:p>
          </table:table-cell>
          <table:table-cell table:style-name="ce10" table:formula="of:=([.AQ123]-[.AQ122])/1000" office:value-type="float" office:value="2.001796875" calcext:value-type="float">
            <text:p>2.0018</text:p>
          </table:table-cell>
          <table:table-cell table:style-name="ce10" table:formula="of:=[.AR123]+[.AS122]" office:value-type="float" office:value="242.0001953125" calcext:value-type="float">
            <text:p>242.0002</text:p>
          </table:table-cell>
          <table:table-cell table:style-name="ce60" table:formula="of:=[.AS123]-2*([.$B123]-1)" office:value-type="float" office:value="0.000195312499982947" calcext:value-type="float">
            <text:p>0.0001953125</text:p>
          </table:table-cell>
          <table:table-cell table:style-name="Default" office:value-type="float" office:value="63627198849051" calcext:value-type="float">
            <text:p>63627198849051</text:p>
          </table:table-cell>
          <table:table-cell table:style-name="ce10" table:formula="of:=([.AU123]-[.AU122])/1000" office:value-type="float" office:value="2.0003984375" calcext:value-type="float">
            <text:p>2.0004</text:p>
          </table:table-cell>
          <table:table-cell table:style-name="ce10" table:formula="of:=[.AV123]+[.AW122]" office:value-type="float" office:value="242.001" calcext:value-type="float">
            <text:p>242.0010</text:p>
          </table:table-cell>
          <table:table-cell table:style-name="ce61" table:formula="of:=[.AW123]-2*([.$B123]-1)" office:value-type="float" office:value="0.00099999999991951" calcext:value-type="float">
            <text:p>0.00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7" office:value-type="float" office:value="123" calcext:value-type="float">
            <text:p>123</text:p>
          </table:table-cell>
          <table:table-cell office:value-type="float" office:value="63627193717573.8" calcext:value-type="float">
            <text:p>63627193717573.8</text:p>
          </table:table-cell>
          <table:table-cell table:formula="of:=([.C124]-[.C123])/1000" office:value-type="float" office:value="2.000140625" calcext:value-type="float">
            <text:p>2.0001</text:p>
          </table:table-cell>
          <table:table-cell table:formula="of:=[.D124]+[.E123]" office:value-type="float" office:value="243.9993359375" calcext:value-type="float">
            <text:p>243.9993</text:p>
          </table:table-cell>
          <table:table-cell table:style-name="ce12" table:formula="of:=[.E124]-2*([.$B124]-1)" office:value-type="float" office:value="-0.000664062499993179" calcext:value-type="float">
            <text:p>-0.0006640625</text:p>
          </table:table-cell>
          <table:table-cell table:style-name="Default" office:value-type="float" office:value="63627194182791.5" calcext:value-type="float">
            <text:p>63627194182791.5</text:p>
          </table:table-cell>
          <table:table-cell table:style-name="ce10" table:formula="of:=([.G124]-[.G123])/1000" office:value-type="float" office:value="1.999296875" calcext:value-type="float">
            <text:p>1.9993</text:p>
          </table:table-cell>
          <table:table-cell table:style-name="ce10" table:formula="of:=[.H124]+[.I123]" office:value-type="float" office:value="243.9983671875" calcext:value-type="float">
            <text:p>243.9984</text:p>
          </table:table-cell>
          <table:table-cell table:style-name="ce17" table:formula="of:=[.I124]-2*([.$B124]-1)" office:value-type="float" office:value="-0.00163281249990632" calcext:value-type="float">
            <text:p>-0.0016328125</text:p>
          </table:table-cell>
          <table:table-cell table:style-name="Default" office:value-type="float" office:value="63627194647388.3" calcext:value-type="float">
            <text:p>63627194647388.3</text:p>
          </table:table-cell>
          <table:table-cell table:style-name="ce10" table:formula="of:=([.K124]-[.K123])/1000" office:value-type="float" office:value="2.0025" calcext:value-type="float">
            <text:p>2.0025</text:p>
          </table:table-cell>
          <table:table-cell table:style-name="ce10" table:formula="of:=[.L124]+[.M123]" office:value-type="float" office:value="244.000796875" calcext:value-type="float">
            <text:p>244.0008</text:p>
          </table:table-cell>
          <table:table-cell table:style-name="ce21" table:formula="of:=[.M124]-2*([.$B124]-1)" office:value-type="float" office:value="0.000796875000048658" calcext:value-type="float">
            <text:p>0.000796875</text:p>
          </table:table-cell>
          <table:table-cell table:style-name="Default" office:value-type="float" office:value="63627195120215.7" calcext:value-type="float">
            <text:p>63627195120215.7</text:p>
          </table:table-cell>
          <table:table-cell table:style-name="ce10" table:formula="of:=([.O124]-[.O123])/1000" office:value-type="float" office:value="1.9991015625" calcext:value-type="float">
            <text:p>1.9991</text:p>
          </table:table-cell>
          <table:table-cell table:style-name="ce10" table:formula="of:=[.P124]+[.Q123]" office:value-type="float" office:value="243.999" calcext:value-type="float">
            <text:p>243.9990</text:p>
          </table:table-cell>
          <table:table-cell table:style-name="ce25" table:formula="of:=[.Q124]-2*([.$B124]-1)" office:value-type="float" office:value="-0.000999999999947931" calcext:value-type="float">
            <text:p>-0.001</text:p>
          </table:table-cell>
          <table:table-cell table:style-name="Default" office:value-type="float" office:value="63627195577599.2" calcext:value-type="float">
            <text:p>63627195577599.2</text:p>
          </table:table-cell>
          <table:table-cell table:style-name="ce10" table:formula="of:=([.S124]-[.S123])/1000" office:value-type="float" office:value="2.0008046875" calcext:value-type="float">
            <text:p>2.0008</text:p>
          </table:table-cell>
          <table:table-cell table:style-name="ce10" table:formula="of:=[.T124]+[.U123]" office:value-type="float" office:value="244.00040625" calcext:value-type="float">
            <text:p>244.0004</text:p>
          </table:table-cell>
          <table:table-cell table:style-name="ce26" table:formula="of:=[.U124]-2*([.$B124]-1)" office:value-type="float" office:value="0.000406250000025921" calcext:value-type="float">
            <text:p>0.00040625</text:p>
          </table:table-cell>
          <table:table-cell table:style-name="Default" office:value-type="float" office:value="63627196045086.4" calcext:value-type="float">
            <text:p>63627196045086.4</text:p>
          </table:table-cell>
          <table:table-cell table:style-name="ce10" table:formula="of:=([.W124]-[.W123])/1000" office:value-type="float" office:value="1.9981015625" calcext:value-type="float">
            <text:p>1.9981</text:p>
          </table:table-cell>
          <table:table-cell table:style-name="ce10" table:formula="of:=[.X124]+[.Y123]" office:value-type="float" office:value="243.998296875" calcext:value-type="float">
            <text:p>243.9983</text:p>
          </table:table-cell>
          <table:table-cell table:style-name="ce29" table:formula="of:=[.Y124]-2*([.$B124]-1)" office:value-type="float" office:value="-0.00170312499994907" calcext:value-type="float">
            <text:p>-0.001703125</text:p>
          </table:table-cell>
          <table:table-cell table:style-name="Default" office:value-type="float" office:value="63627196503644.8" calcext:value-type="float">
            <text:p>63627196503644.8</text:p>
          </table:table-cell>
          <table:table-cell table:style-name="ce10" table:formula="of:=([.AA124]-[.AA123])/1000" office:value-type="float" office:value="2.002296875" calcext:value-type="float">
            <text:p>2.0023</text:p>
          </table:table-cell>
          <table:table-cell table:style-name="ce10" table:formula="of:=[.AB124]+[.AC123]" office:value-type="float" office:value="244.0008984375" calcext:value-type="float">
            <text:p>244.0009</text:p>
          </table:table-cell>
          <table:table-cell table:style-name="ce35" table:formula="of:=[.AC124]-2*([.$B124]-1)" office:value-type="float" office:value="0.000898437500069349" calcext:value-type="float">
            <text:p>0.0008984375</text:p>
          </table:table-cell>
          <table:table-cell table:style-name="Default" office:value-type="float" office:value="63627196975280.8" calcext:value-type="float">
            <text:p>63627196975280.8</text:p>
          </table:table-cell>
          <table:table-cell table:style-name="ce10" table:formula="of:=([.AE124]-[.AE123])/1000" office:value-type="float" office:value="2.00159375" calcext:value-type="float">
            <text:p>2.0016</text:p>
          </table:table-cell>
          <table:table-cell table:style-name="ce10" table:formula="of:=[.AF124]+[.AG123]" office:value-type="float" office:value="244.0008984375" calcext:value-type="float">
            <text:p>244.0009</text:p>
          </table:table-cell>
          <table:table-cell table:style-name="ce40" table:formula="of:=[.AG124]-2*([.$B124]-1)" office:value-type="float" office:value="0.000898437500012506" calcext:value-type="float">
            <text:p>0.0008984375</text:p>
          </table:table-cell>
          <table:table-cell table:style-name="Default" office:value-type="float" office:value="63627197436264.4" calcext:value-type="float">
            <text:p>63627197436264.4</text:p>
          </table:table-cell>
          <table:table-cell table:style-name="ce10" table:formula="of:=([.AI124]-[.AI123])/1000" office:value-type="float" office:value="1.9985" calcext:value-type="float">
            <text:p>1.9985</text:p>
          </table:table-cell>
          <table:table-cell table:style-name="ce10" table:formula="of:=[.AJ124]+[.AK123]" office:value-type="float" office:value="243.9993984375" calcext:value-type="float">
            <text:p>243.9994</text:p>
          </table:table-cell>
          <table:table-cell table:style-name="ce48" table:formula="of:=[.AK124]-2*([.$B124]-1)" office:value-type="float" office:value="-0.000601562500037289" calcext:value-type="float">
            <text:p>-0.0006015625</text:p>
          </table:table-cell>
          <table:table-cell table:style-name="Default" office:value-type="float" office:value="63627197915329.7" calcext:value-type="float">
            <text:p>63627197915329.7</text:p>
          </table:table-cell>
          <table:table-cell table:style-name="ce10" table:formula="of:=([.AM124]-[.AM123])/1000" office:value-type="float" office:value="2.0006015625" calcext:value-type="float">
            <text:p>2.0006</text:p>
          </table:table-cell>
          <table:table-cell table:style-name="ce10" table:formula="of:=[.AN124]+[.AO123]" office:value-type="float" office:value="244.0008046875" calcext:value-type="float">
            <text:p>244.0008</text:p>
          </table:table-cell>
          <table:table-cell table:style-name="ce54" table:formula="of:=[.AO124]-2*([.$B124]-1)" office:value-type="float" office:value="0.000804687499993406" calcext:value-type="float">
            <text:p>0.0008046875</text:p>
          </table:table-cell>
          <table:table-cell table:style-name="Default" office:value-type="float" office:value="63627198377306.8" calcext:value-type="float">
            <text:p>63627198377306.8</text:p>
          </table:table-cell>
          <table:table-cell table:style-name="ce10" table:formula="of:=([.AQ124]-[.AQ123])/1000" office:value-type="float" office:value="1.9995" calcext:value-type="float">
            <text:p>1.9995</text:p>
          </table:table-cell>
          <table:table-cell table:style-name="ce10" table:formula="of:=[.AR124]+[.AS123]" office:value-type="float" office:value="243.9996953125" calcext:value-type="float">
            <text:p>243.9997</text:p>
          </table:table-cell>
          <table:table-cell table:style-name="ce60" table:formula="of:=[.AS124]-2*([.$B124]-1)" office:value-type="float" office:value="-0.00030468750000523" calcext:value-type="float">
            <text:p>-0.0003046875</text:p>
          </table:table-cell>
          <table:table-cell table:style-name="Default" office:value-type="float" office:value="63627198851049.1" calcext:value-type="float">
            <text:p>63627198851049.1</text:p>
          </table:table-cell>
          <table:table-cell table:style-name="ce10" table:formula="of:=([.AU124]-[.AU123])/1000" office:value-type="float" office:value="1.9981015625" calcext:value-type="float">
            <text:p>1.9981</text:p>
          </table:table-cell>
          <table:table-cell table:style-name="ce10" table:formula="of:=[.AV124]+[.AW123]" office:value-type="float" office:value="243.9991015625" calcext:value-type="float">
            <text:p>243.9991</text:p>
          </table:table-cell>
          <table:table-cell table:style-name="ce61" table:formula="of:=[.AW124]-2*([.$B124]-1)" office:value-type="float" office:value="-0.000898437500069349" calcext:value-type="float">
            <text:p>-0.0008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24" calcext:value-type="float">
            <text:p>124</text:p>
          </table:table-cell>
          <table:table-cell office:value-type="float" office:value="63627193719574.3" calcext:value-type="float">
            <text:p>63627193719574.3</text:p>
          </table:table-cell>
          <table:table-cell table:formula="of:=([.C125]-[.C124])/1000" office:value-type="float" office:value="2.0005859375" calcext:value-type="float">
            <text:p>2.0006</text:p>
          </table:table-cell>
          <table:table-cell table:formula="of:=[.D125]+[.E124]" office:value-type="float" office:value="245.999921875" calcext:value-type="float">
            <text:p>245.9999</text:p>
          </table:table-cell>
          <table:table-cell table:style-name="ce12" table:formula="of:=[.E125]-2*([.$B125]-1)" office:value-type="float" office:value="-0.0000781249999874944" calcext:value-type="float">
            <text:p>-0.000078125</text:p>
          </table:table-cell>
          <table:table-cell table:style-name="Default" office:value-type="float" office:value="63627194184791.8" calcext:value-type="float">
            <text:p>63627194184791.8</text:p>
          </table:table-cell>
          <table:table-cell table:style-name="ce10" table:formula="of:=([.G125]-[.G124])/1000" office:value-type="float" office:value="2.000296875" calcext:value-type="float">
            <text:p>2.0003</text:p>
          </table:table-cell>
          <table:table-cell table:style-name="ce10" table:formula="of:=[.H125]+[.I124]" office:value-type="float" office:value="245.9986640625" calcext:value-type="float">
            <text:p>245.9987</text:p>
          </table:table-cell>
          <table:table-cell table:style-name="ce17" table:formula="of:=[.I125]-2*([.$B125]-1)" office:value-type="float" office:value="-0.00133593749990268" calcext:value-type="float">
            <text:p>-0.0013359375</text:p>
          </table:table-cell>
          <table:table-cell table:style-name="Default" office:value-type="float" office:value="63627194649386.9" calcext:value-type="float">
            <text:p>63627194649386.9</text:p>
          </table:table-cell>
          <table:table-cell table:style-name="ce10" table:formula="of:=([.K125]-[.K124])/1000" office:value-type="float" office:value="1.9986015625" calcext:value-type="float">
            <text:p>1.9986</text:p>
          </table:table-cell>
          <table:table-cell table:style-name="ce10" table:formula="of:=[.L125]+[.M124]" office:value-type="float" office:value="245.9993984375" calcext:value-type="float">
            <text:p>245.9994</text:p>
          </table:table-cell>
          <table:table-cell table:style-name="ce21" table:formula="of:=[.M125]-2*([.$B125]-1)" office:value-type="float" office:value="-0.000601562499952024" calcext:value-type="float">
            <text:p>-0.0006015625</text:p>
          </table:table-cell>
          <table:table-cell table:style-name="Default" office:value-type="float" office:value="63627195122215.7" calcext:value-type="float">
            <text:p>63627195122215.7</text:p>
          </table:table-cell>
          <table:table-cell table:style-name="ce10" table:formula="of:=([.O125]-[.O124])/1000" office:value-type="float" office:value="2" calcext:value-type="float">
            <text:p>2.0000</text:p>
          </table:table-cell>
          <table:table-cell table:style-name="ce10" table:formula="of:=[.P125]+[.Q124]" office:value-type="float" office:value="245.999" calcext:value-type="float">
            <text:p>245.9990</text:p>
          </table:table-cell>
          <table:table-cell table:style-name="ce25" table:formula="of:=[.Q125]-2*([.$B125]-1)" office:value-type="float" office:value="-0.000999999999947931" calcext:value-type="float">
            <text:p>-0.001</text:p>
          </table:table-cell>
          <table:table-cell table:style-name="Default" office:value-type="float" office:value="63627195579597" calcext:value-type="float">
            <text:p>63627195579597</text:p>
          </table:table-cell>
          <table:table-cell table:style-name="ce10" table:formula="of:=([.S125]-[.S124])/1000" office:value-type="float" office:value="1.997796875" calcext:value-type="float">
            <text:p>1.9978</text:p>
          </table:table-cell>
          <table:table-cell table:style-name="ce10" table:formula="of:=[.T125]+[.U124]" office:value-type="float" office:value="245.998203125" calcext:value-type="float">
            <text:p>245.9982</text:p>
          </table:table-cell>
          <table:table-cell table:style-name="ce26" table:formula="of:=[.U125]-2*([.$B125]-1)" office:value-type="float" office:value="-0.00179687499996817" calcext:value-type="float">
            <text:p>-0.001796875</text:p>
          </table:table-cell>
          <table:table-cell table:style-name="Default" office:value-type="float" office:value="63627196047086.5" calcext:value-type="float">
            <text:p>63627196047086.5</text:p>
          </table:table-cell>
          <table:table-cell table:style-name="ce10" table:formula="of:=([.W125]-[.W124])/1000" office:value-type="float" office:value="2.0001015625" calcext:value-type="float">
            <text:p>2.0001</text:p>
          </table:table-cell>
          <table:table-cell table:style-name="ce10" table:formula="of:=[.X125]+[.Y124]" office:value-type="float" office:value="245.9983984375" calcext:value-type="float">
            <text:p>245.9984</text:p>
          </table:table-cell>
          <table:table-cell table:style-name="ce29" table:formula="of:=[.Y125]-2*([.$B125]-1)" office:value-type="float" office:value="-0.0016015624999568" calcext:value-type="float">
            <text:p>-0.0016015625</text:p>
          </table:table-cell>
          <table:table-cell table:style-name="Default" office:value-type="float" office:value="63627196505644.5" calcext:value-type="float">
            <text:p>63627196505644.5</text:p>
          </table:table-cell>
          <table:table-cell table:style-name="ce10" table:formula="of:=([.AA125]-[.AA124])/1000" office:value-type="float" office:value="1.999703125" calcext:value-type="float">
            <text:p>1.9997</text:p>
          </table:table-cell>
          <table:table-cell table:style-name="ce10" table:formula="of:=[.AB125]+[.AC124]" office:value-type="float" office:value="246.0006015625" calcext:value-type="float">
            <text:p>246.0006</text:p>
          </table:table-cell>
          <table:table-cell table:style-name="ce35" table:formula="of:=[.AC125]-2*([.$B125]-1)" office:value-type="float" office:value="0.000601562500065711" calcext:value-type="float">
            <text:p>0.0006015625</text:p>
          </table:table-cell>
          <table:table-cell table:style-name="Default" office:value-type="float" office:value="63627196977278.5" calcext:value-type="float">
            <text:p>63627196977278.5</text:p>
          </table:table-cell>
          <table:table-cell table:style-name="ce10" table:formula="of:=([.AE125]-[.AE124])/1000" office:value-type="float" office:value="1.997703125" calcext:value-type="float">
            <text:p>1.9977</text:p>
          </table:table-cell>
          <table:table-cell table:style-name="ce10" table:formula="of:=[.AF125]+[.AG124]" office:value-type="float" office:value="245.9986015625" calcext:value-type="float">
            <text:p>245.9986</text:p>
          </table:table-cell>
          <table:table-cell table:style-name="ce40" table:formula="of:=[.AG125]-2*([.$B125]-1)" office:value-type="float" office:value="-0.00139843750000068" calcext:value-type="float">
            <text:p>-0.0013984375</text:p>
          </table:table-cell>
          <table:table-cell table:style-name="Default" office:value-type="float" office:value="63627197438264" calcext:value-type="float">
            <text:p>63627197438264</text:p>
          </table:table-cell>
          <table:table-cell table:style-name="ce10" table:formula="of:=([.AI125]-[.AI124])/1000" office:value-type="float" office:value="1.9996015625" calcext:value-type="float">
            <text:p>1.9996</text:p>
          </table:table-cell>
          <table:table-cell table:style-name="ce10" table:formula="of:=[.AJ125]+[.AK124]" office:value-type="float" office:value="245.999" calcext:value-type="float">
            <text:p>245.9990</text:p>
          </table:table-cell>
          <table:table-cell table:style-name="ce48" table:formula="of:=[.AK125]-2*([.$B125]-1)" office:value-type="float" office:value="-0.0010000000000332" calcext:value-type="float">
            <text:p>-0.001</text:p>
          </table:table-cell>
          <table:table-cell table:style-name="Default" office:value-type="float" office:value="63627197917328.1" calcext:value-type="float">
            <text:p>63627197917328.1</text:p>
          </table:table-cell>
          <table:table-cell table:style-name="ce10" table:formula="of:=([.AM125]-[.AM124])/1000" office:value-type="float" office:value="1.9983984375" calcext:value-type="float">
            <text:p>1.9984</text:p>
          </table:table-cell>
          <table:table-cell table:style-name="ce10" table:formula="of:=[.AN125]+[.AO124]" office:value-type="float" office:value="245.999203125" calcext:value-type="float">
            <text:p>245.9992</text:p>
          </table:table-cell>
          <table:table-cell table:style-name="ce54" table:formula="of:=[.AO125]-2*([.$B125]-1)" office:value-type="float" office:value="-0.000796875000020236" calcext:value-type="float">
            <text:p>-0.000796875</text:p>
          </table:table-cell>
          <table:table-cell table:style-name="Default" office:value-type="float" office:value="63627198379307.8" calcext:value-type="float">
            <text:p>63627198379307.8</text:p>
          </table:table-cell>
          <table:table-cell table:style-name="ce10" table:formula="of:=([.AQ125]-[.AQ124])/1000" office:value-type="float" office:value="2.001" calcext:value-type="float">
            <text:p>2.0010</text:p>
          </table:table-cell>
          <table:table-cell table:style-name="ce10" table:formula="of:=[.AR125]+[.AS124]" office:value-type="float" office:value="246.0006953125" calcext:value-type="float">
            <text:p>246.0007</text:p>
          </table:table-cell>
          <table:table-cell table:style-name="ce60" table:formula="of:=[.AS125]-2*([.$B125]-1)" office:value-type="float" office:value="0.000695312499999545" calcext:value-type="float">
            <text:p>0.0006953125</text:p>
          </table:table-cell>
          <table:table-cell table:style-name="Default" office:value-type="float" office:value="63627198853051" calcext:value-type="float">
            <text:p>63627198853051</text:p>
          </table:table-cell>
          <table:table-cell table:style-name="ce10" table:formula="of:=([.AU125]-[.AU124])/1000" office:value-type="float" office:value="2.0018984375" calcext:value-type="float">
            <text:p>2.0019</text:p>
          </table:table-cell>
          <table:table-cell table:style-name="ce10" table:formula="of:=[.AV125]+[.AW124]" office:value-type="float" office:value="246.001" calcext:value-type="float">
            <text:p>246.0010</text:p>
          </table:table-cell>
          <table:table-cell table:style-name="ce61" table:formula="of:=[.AW125]-2*([.$B125]-1)" office:value-type="float" office:value="0.00099999999991951" calcext:value-type="float">
            <text:p>0.00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25" calcext:value-type="float">
            <text:p>125</text:p>
          </table:table-cell>
          <table:table-cell office:value-type="float" office:value="63627193721575.6" calcext:value-type="float">
            <text:p>63627193721575.6</text:p>
          </table:table-cell>
          <table:table-cell table:formula="of:=([.C126]-[.C125])/1000" office:value-type="float" office:value="2.0012890625" calcext:value-type="float">
            <text:p>2.0013</text:p>
          </table:table-cell>
          <table:table-cell table:formula="of:=[.D126]+[.E125]" office:value-type="float" office:value="248.0012109375" calcext:value-type="float">
            <text:p>248.0012</text:p>
          </table:table-cell>
          <table:table-cell table:style-name="ce12" table:formula="of:=[.E126]-2*([.$B126]-1)" office:value-type="float" office:value="0.00121093750001933" calcext:value-type="float">
            <text:p>0.0012109375</text:p>
          </table:table-cell>
          <table:table-cell table:style-name="Default" office:value-type="float" office:value="63627194186792.1" calcext:value-type="float">
            <text:p>63627194186792.1</text:p>
          </table:table-cell>
          <table:table-cell table:style-name="ce10" table:formula="of:=([.G126]-[.G125])/1000" office:value-type="float" office:value="2.0003046875" calcext:value-type="float">
            <text:p>2.0003</text:p>
          </table:table-cell>
          <table:table-cell table:style-name="ce10" table:formula="of:=[.H126]+[.I125]" office:value-type="float" office:value="247.99896875" calcext:value-type="float">
            <text:p>247.9990</text:p>
          </table:table-cell>
          <table:table-cell table:style-name="ce17" table:formula="of:=[.I126]-2*([.$B126]-1)" office:value-type="float" office:value="-0.00103124999989745" calcext:value-type="float">
            <text:p>-0.00103125</text:p>
          </table:table-cell>
          <table:table-cell table:style-name="Default" office:value-type="float" office:value="63627194651385.8" calcext:value-type="float">
            <text:p>63627194651385.8</text:p>
          </table:table-cell>
          <table:table-cell table:style-name="ce10" table:formula="of:=([.K126]-[.K125])/1000" office:value-type="float" office:value="1.9988984375" calcext:value-type="float">
            <text:p>1.9989</text:p>
          </table:table-cell>
          <table:table-cell table:style-name="ce10" table:formula="of:=[.L126]+[.M125]" office:value-type="float" office:value="247.998296875" calcext:value-type="float">
            <text:p>247.9983</text:p>
          </table:table-cell>
          <table:table-cell table:style-name="ce21" table:formula="of:=[.M126]-2*([.$B126]-1)" office:value-type="float" office:value="-0.00170312499994907" calcext:value-type="float">
            <text:p>-0.001703125</text:p>
          </table:table-cell>
          <table:table-cell table:style-name="Default" office:value-type="float" office:value="63627195124215.3" calcext:value-type="float">
            <text:p>63627195124215.3</text:p>
          </table:table-cell>
          <table:table-cell table:style-name="ce10" table:formula="of:=([.O126]-[.O125])/1000" office:value-type="float" office:value="1.99959375" calcext:value-type="float">
            <text:p>1.9996</text:p>
          </table:table-cell>
          <table:table-cell table:style-name="ce10" table:formula="of:=[.P126]+[.Q125]" office:value-type="float" office:value="247.99859375" calcext:value-type="float">
            <text:p>247.9986</text:p>
          </table:table-cell>
          <table:table-cell table:style-name="ce25" table:formula="of:=[.Q126]-2*([.$B126]-1)" office:value-type="float" office:value="-0.00140624999994543" calcext:value-type="float">
            <text:p>-0.00140625</text:p>
          </table:table-cell>
          <table:table-cell table:style-name="Default" office:value-type="float" office:value="63627195581597.3" calcext:value-type="float">
            <text:p>63627195581597.3</text:p>
          </table:table-cell>
          <table:table-cell table:style-name="ce10" table:formula="of:=([.S126]-[.S125])/1000" office:value-type="float" office:value="2.000296875" calcext:value-type="float">
            <text:p>2.0003</text:p>
          </table:table-cell>
          <table:table-cell table:style-name="ce10" table:formula="of:=[.T126]+[.U125]" office:value-type="float" office:value="247.9985" calcext:value-type="float">
            <text:p>247.9985</text:p>
          </table:table-cell>
          <table:table-cell table:style-name="ce26" table:formula="of:=[.U126]-2*([.$B126]-1)" office:value-type="float" office:value="-0.00149999999996453" calcext:value-type="float">
            <text:p>-0.0015</text:p>
          </table:table-cell>
          <table:table-cell table:style-name="Default" office:value-type="float" office:value="63627196049088" calcext:value-type="float">
            <text:p>63627196049088</text:p>
          </table:table-cell>
          <table:table-cell table:style-name="ce10" table:formula="of:=([.W126]-[.W125])/1000" office:value-type="float" office:value="2.0015" calcext:value-type="float">
            <text:p>2.0015</text:p>
          </table:table-cell>
          <table:table-cell table:style-name="ce10" table:formula="of:=[.X126]+[.Y125]" office:value-type="float" office:value="247.9998984375" calcext:value-type="float">
            <text:p>247.9999</text:p>
          </table:table-cell>
          <table:table-cell table:style-name="ce29" table:formula="of:=[.Y126]-2*([.$B126]-1)" office:value-type="float" office:value="-0.000101562499963848" calcext:value-type="float">
            <text:p>-0.0001015625</text:p>
          </table:table-cell>
          <table:table-cell table:style-name="Default" office:value-type="float" office:value="63627196507642.6" calcext:value-type="float">
            <text:p>63627196507642.6</text:p>
          </table:table-cell>
          <table:table-cell table:style-name="ce10" table:formula="of:=([.AA126]-[.AA125])/1000" office:value-type="float" office:value="1.9981015625" calcext:value-type="float">
            <text:p>1.9981</text:p>
          </table:table-cell>
          <table:table-cell table:style-name="ce10" table:formula="of:=[.AB126]+[.AC125]" office:value-type="float" office:value="247.998703125" calcext:value-type="float">
            <text:p>247.9987</text:p>
          </table:table-cell>
          <table:table-cell table:style-name="ce35" table:formula="of:=[.AC126]-2*([.$B126]-1)" office:value-type="float" office:value="-0.00129687499992315" calcext:value-type="float">
            <text:p>-0.001296875</text:p>
          </table:table-cell>
          <table:table-cell table:style-name="Default" office:value-type="float" office:value="63627196979278.6" calcext:value-type="float">
            <text:p>63627196979278.6</text:p>
          </table:table-cell>
          <table:table-cell table:style-name="ce10" table:formula="of:=([.AE126]-[.AE125])/1000" office:value-type="float" office:value="2.0001015625" calcext:value-type="float">
            <text:p>2.0001</text:p>
          </table:table-cell>
          <table:table-cell table:style-name="ce10" table:formula="of:=[.AF126]+[.AG125]" office:value-type="float" office:value="247.998703125" calcext:value-type="float">
            <text:p>247.9987</text:p>
          </table:table-cell>
          <table:table-cell table:style-name="ce40" table:formula="of:=[.AG126]-2*([.$B126]-1)" office:value-type="float" office:value="-0.00129687500000841" calcext:value-type="float">
            <text:p>-0.001296875</text:p>
          </table:table-cell>
          <table:table-cell table:style-name="Default" office:value-type="float" office:value="63627197440263.9" calcext:value-type="float">
            <text:p>63627197440263.9</text:p>
          </table:table-cell>
          <table:table-cell table:style-name="ce10" table:formula="of:=([.AI126]-[.AI125])/1000" office:value-type="float" office:value="1.9998984375" calcext:value-type="float">
            <text:p>1.9999</text:p>
          </table:table-cell>
          <table:table-cell table:style-name="ce10" table:formula="of:=[.AJ126]+[.AK125]" office:value-type="float" office:value="247.9988984375" calcext:value-type="float">
            <text:p>247.9989</text:p>
          </table:table-cell>
          <table:table-cell table:style-name="ce48" table:formula="of:=[.AK126]-2*([.$B126]-1)" office:value-type="float" office:value="-0.00110156250002547" calcext:value-type="float">
            <text:p>-0.0011015625</text:p>
          </table:table-cell>
          <table:table-cell table:style-name="Default" office:value-type="float" office:value="63627197919327.8" calcext:value-type="float">
            <text:p>63627197919327.8</text:p>
          </table:table-cell>
          <table:table-cell table:style-name="ce10" table:formula="of:=([.AM126]-[.AM125])/1000" office:value-type="float" office:value="1.9996953125" calcext:value-type="float">
            <text:p>1.9997</text:p>
          </table:table-cell>
          <table:table-cell table:style-name="ce10" table:formula="of:=[.AN126]+[.AO125]" office:value-type="float" office:value="247.9988984375" calcext:value-type="float">
            <text:p>247.9989</text:p>
          </table:table-cell>
          <table:table-cell table:style-name="ce54" table:formula="of:=[.AO126]-2*([.$B126]-1)" office:value-type="float" office:value="-0.00110156250002547" calcext:value-type="float">
            <text:p>-0.0011015625</text:p>
          </table:table-cell>
          <table:table-cell table:style-name="Default" office:value-type="float" office:value="63627198381305.6" calcext:value-type="float">
            <text:p>63627198381305.6</text:p>
          </table:table-cell>
          <table:table-cell table:style-name="ce10" table:formula="of:=([.AQ126]-[.AQ125])/1000" office:value-type="float" office:value="1.9978046875" calcext:value-type="float">
            <text:p>1.9978</text:p>
          </table:table-cell>
          <table:table-cell table:style-name="ce10" table:formula="of:=[.AR126]+[.AS125]" office:value-type="float" office:value="247.9985" calcext:value-type="float">
            <text:p>247.9985</text:p>
          </table:table-cell>
          <table:table-cell table:style-name="ce60" table:formula="of:=[.AS126]-2*([.$B126]-1)" office:value-type="float" office:value="-0.00149999999999295" calcext:value-type="float">
            <text:p>-0.0015</text:p>
          </table:table-cell>
          <table:table-cell table:style-name="Default" office:value-type="float" office:value="63627198855048.5" calcext:value-type="float">
            <text:p>63627198855048.5</text:p>
          </table:table-cell>
          <table:table-cell table:style-name="ce10" table:formula="of:=([.AU126]-[.AU125])/1000" office:value-type="float" office:value="1.9975" calcext:value-type="float">
            <text:p>1.9975</text:p>
          </table:table-cell>
          <table:table-cell table:style-name="ce10" table:formula="of:=[.AV126]+[.AW125]" office:value-type="float" office:value="247.9985" calcext:value-type="float">
            <text:p>247.9985</text:p>
          </table:table-cell>
          <table:table-cell table:style-name="ce61" table:formula="of:=[.AW126]-2*([.$B126]-1)" office:value-type="float" office:value="-0.00150000000007822" calcext:value-type="float">
            <text:p>-0.001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26" calcext:value-type="float">
            <text:p>126</text:p>
          </table:table-cell>
          <table:table-cell office:value-type="float" office:value="63627193723573.8" calcext:value-type="float">
            <text:p>63627193723573.8</text:p>
          </table:table-cell>
          <table:table-cell table:formula="of:=([.C127]-[.C126])/1000" office:value-type="float" office:value="1.9981640625" calcext:value-type="float">
            <text:p>1.9982</text:p>
          </table:table-cell>
          <table:table-cell table:formula="of:=[.D127]+[.E126]" office:value-type="float" office:value="249.999375" calcext:value-type="float">
            <text:p>249.9994</text:p>
          </table:table-cell>
          <table:table-cell table:style-name="ce12" table:formula="of:=[.E127]-2*([.$B127]-1)" office:value-type="float" office:value="-0.000624999999985221" calcext:value-type="float">
            <text:p>-0.000625</text:p>
          </table:table-cell>
          <table:table-cell table:style-name="Default" office:value-type="float" office:value="63627194188791.5" calcext:value-type="float">
            <text:p>63627194188791.5</text:p>
          </table:table-cell>
          <table:table-cell table:style-name="ce10" table:formula="of:=([.G127]-[.G126])/1000" office:value-type="float" office:value="1.9993984375" calcext:value-type="float">
            <text:p>1.9994</text:p>
          </table:table-cell>
          <table:table-cell table:style-name="ce10" table:formula="of:=[.H127]+[.I126]" office:value-type="float" office:value="249.9983671875" calcext:value-type="float">
            <text:p>249.9984</text:p>
          </table:table-cell>
          <table:table-cell table:style-name="ce17" table:formula="of:=[.I127]-2*([.$B127]-1)" office:value-type="float" office:value="-0.00163281249990632" calcext:value-type="float">
            <text:p>-0.0016328125</text:p>
          </table:table-cell>
          <table:table-cell table:style-name="Default" office:value-type="float" office:value="63627194653388.2" calcext:value-type="float">
            <text:p>63627194653388.2</text:p>
          </table:table-cell>
          <table:table-cell table:style-name="ce10" table:formula="of:=([.K127]-[.K126])/1000" office:value-type="float" office:value="2.00240625" calcext:value-type="float">
            <text:p>2.0024</text:p>
          </table:table-cell>
          <table:table-cell table:style-name="ce10" table:formula="of:=[.L127]+[.M126]" office:value-type="float" office:value="250.000703125" calcext:value-type="float">
            <text:p>250.0007</text:p>
          </table:table-cell>
          <table:table-cell table:style-name="ce21" table:formula="of:=[.M127]-2*([.$B127]-1)" office:value-type="float" office:value="0.00070312500005798" calcext:value-type="float">
            <text:p>0.000703125</text:p>
          </table:table-cell>
          <table:table-cell table:style-name="Default" office:value-type="float" office:value="63627195126216.3" calcext:value-type="float">
            <text:p>63627195126216.3</text:p>
          </table:table-cell>
          <table:table-cell table:style-name="ce10" table:formula="of:=([.O127]-[.O126])/1000" office:value-type="float" office:value="2.001" calcext:value-type="float">
            <text:p>2.0010</text:p>
          </table:table-cell>
          <table:table-cell table:style-name="ce10" table:formula="of:=[.P127]+[.Q126]" office:value-type="float" office:value="249.99959375" calcext:value-type="float">
            <text:p>249.9996</text:p>
          </table:table-cell>
          <table:table-cell table:style-name="ce25" table:formula="of:=[.Q127]-2*([.$B127]-1)" office:value-type="float" office:value="-0.000406249999940656" calcext:value-type="float">
            <text:p>-0.00040625</text:p>
          </table:table-cell>
          <table:table-cell table:style-name="Default" office:value-type="float" office:value="63627195583596.8" calcext:value-type="float">
            <text:p>63627195583596.8</text:p>
          </table:table-cell>
          <table:table-cell table:style-name="ce10" table:formula="of:=([.S127]-[.S126])/1000" office:value-type="float" office:value="1.9995" calcext:value-type="float">
            <text:p>1.9995</text:p>
          </table:table-cell>
          <table:table-cell table:style-name="ce10" table:formula="of:=[.T127]+[.U126]" office:value-type="float" office:value="249.998" calcext:value-type="float">
            <text:p>249.9980</text:p>
          </table:table-cell>
          <table:table-cell table:style-name="ce26" table:formula="of:=[.U127]-2*([.$B127]-1)" office:value-type="float" office:value="-0.00199999999995271" calcext:value-type="float">
            <text:p>-0.002</text:p>
          </table:table-cell>
          <table:table-cell table:style-name="Default" office:value-type="float" office:value="63627196051086.1" calcext:value-type="float">
            <text:p>63627196051086.1</text:p>
          </table:table-cell>
          <table:table-cell table:style-name="ce10" table:formula="of:=([.W127]-[.W126])/1000" office:value-type="float" office:value="1.9981015625" calcext:value-type="float">
            <text:p>1.9981</text:p>
          </table:table-cell>
          <table:table-cell table:style-name="ce10" table:formula="of:=[.X127]+[.Y126]" office:value-type="float" office:value="249.998" calcext:value-type="float">
            <text:p>249.9980</text:p>
          </table:table-cell>
          <table:table-cell table:style-name="ce29" table:formula="of:=[.Y127]-2*([.$B127]-1)" office:value-type="float" office:value="-0.00199999999995271" calcext:value-type="float">
            <text:p>-0.002</text:p>
          </table:table-cell>
          <table:table-cell table:style-name="Default" office:value-type="float" office:value="63627196509642.4" calcext:value-type="float">
            <text:p>63627196509642.4</text:p>
          </table:table-cell>
          <table:table-cell table:style-name="ce10" table:formula="of:=([.AA127]-[.AA126])/1000" office:value-type="float" office:value="1.999796875" calcext:value-type="float">
            <text:p>1.9998</text:p>
          </table:table-cell>
          <table:table-cell table:style-name="ce10" table:formula="of:=[.AB127]+[.AC126]" office:value-type="float" office:value="249.9985" calcext:value-type="float">
            <text:p>249.9985</text:p>
          </table:table-cell>
          <table:table-cell table:style-name="ce35" table:formula="of:=[.AC127]-2*([.$B127]-1)" office:value-type="float" office:value="-0.00149999999993611" calcext:value-type="float">
            <text:p>-0.0015</text:p>
          </table:table-cell>
          <table:table-cell table:style-name="Default" office:value-type="float" office:value="63627196981279.3" calcext:value-type="float">
            <text:p>63627196981279.3</text:p>
          </table:table-cell>
          <table:table-cell table:style-name="ce10" table:formula="of:=([.AE127]-[.AE126])/1000" office:value-type="float" office:value="2.0006953125" calcext:value-type="float">
            <text:p>2.0007</text:p>
          </table:table-cell>
          <table:table-cell table:style-name="ce10" table:formula="of:=[.AF127]+[.AG126]" office:value-type="float" office:value="249.9993984375" calcext:value-type="float">
            <text:p>249.9994</text:p>
          </table:table-cell>
          <table:table-cell table:style-name="ce40" table:formula="of:=[.AG127]-2*([.$B127]-1)" office:value-type="float" office:value="-0.000601562500008868" calcext:value-type="float">
            <text:p>-0.0006015625</text:p>
          </table:table-cell>
          <table:table-cell table:style-name="Default" office:value-type="float" office:value="63627197442265" calcext:value-type="float">
            <text:p>63627197442265</text:p>
          </table:table-cell>
          <table:table-cell table:style-name="ce10" table:formula="of:=([.AI127]-[.AI126])/1000" office:value-type="float" office:value="2.0011015625" calcext:value-type="float">
            <text:p>2.0011</text:p>
          </table:table-cell>
          <table:table-cell table:style-name="ce10" table:formula="of:=[.AJ127]+[.AK126]" office:value-type="float" office:value="250" calcext:value-type="float">
            <text:p>250.0000</text:p>
          </table:table-cell>
          <table:table-cell table:style-name="ce48" table:formula="of:=[.AK127]-2*([.$B127]-1)" office:value-type="float" office:value="0" calcext:value-type="float">
            <text:p>0</text:p>
          </table:table-cell>
          <table:table-cell table:style-name="Default" office:value-type="float" office:value="63627197921330.7" calcext:value-type="float">
            <text:p>63627197921330.7</text:p>
          </table:table-cell>
          <table:table-cell table:style-name="ce10" table:formula="of:=([.AM127]-[.AM126])/1000" office:value-type="float" office:value="2.00290625" calcext:value-type="float">
            <text:p>2.0029</text:p>
          </table:table-cell>
          <table:table-cell table:style-name="ce10" table:formula="of:=[.AN127]+[.AO126]" office:value-type="float" office:value="250.0018046875" calcext:value-type="float">
            <text:p>250.0018</text:p>
          </table:table-cell>
          <table:table-cell table:style-name="ce54" table:formula="of:=[.AO127]-2*([.$B127]-1)" office:value-type="float" office:value="0.00180468749996976" calcext:value-type="float">
            <text:p>0.0018046875</text:p>
          </table:table-cell>
          <table:table-cell table:style-name="Default" office:value-type="float" office:value="63627198383305.7" calcext:value-type="float">
            <text:p>63627198383305.7</text:p>
          </table:table-cell>
          <table:table-cell table:style-name="ce10" table:formula="of:=([.AQ127]-[.AQ126])/1000" office:value-type="float" office:value="2.0001015625" calcext:value-type="float">
            <text:p>2.0001</text:p>
          </table:table-cell>
          <table:table-cell table:style-name="ce10" table:formula="of:=[.AR127]+[.AS126]" office:value-type="float" office:value="249.9986015625" calcext:value-type="float">
            <text:p>249.9986</text:p>
          </table:table-cell>
          <table:table-cell table:style-name="ce60" table:formula="of:=[.AS127]-2*([.$B127]-1)" office:value-type="float" office:value="-0.00139843750000068" calcext:value-type="float">
            <text:p>-0.0013984375</text:p>
          </table:table-cell>
          <table:table-cell table:style-name="Default" office:value-type="float" office:value="63627198857048.5" calcext:value-type="float">
            <text:p>63627198857048.5</text:p>
          </table:table-cell>
          <table:table-cell table:style-name="ce10" table:formula="of:=([.AU127]-[.AU126])/1000" office:value-type="float" office:value="2" calcext:value-type="float">
            <text:p>2.0000</text:p>
          </table:table-cell>
          <table:table-cell table:style-name="ce10" table:formula="of:=[.AV127]+[.AW126]" office:value-type="float" office:value="249.9985" calcext:value-type="float">
            <text:p>249.9985</text:p>
          </table:table-cell>
          <table:table-cell table:style-name="ce61" table:formula="of:=[.AW127]-2*([.$B127]-1)" office:value-type="float" office:value="-0.00150000000007822" calcext:value-type="float">
            <text:p>-0.001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27" calcext:value-type="float">
            <text:p>127</text:p>
          </table:table-cell>
          <table:table-cell office:value-type="float" office:value="63627193725573.7" calcext:value-type="float">
            <text:p>63627193725573.7</text:p>
          </table:table-cell>
          <table:table-cell table:formula="of:=([.C128]-[.C127])/1000" office:value-type="float" office:value="1.9998828125" calcext:value-type="float">
            <text:p>1.9999</text:p>
          </table:table-cell>
          <table:table-cell table:formula="of:=[.D128]+[.E127]" office:value-type="float" office:value="251.9992578125" calcext:value-type="float">
            <text:p>251.9993</text:p>
          </table:table-cell>
          <table:table-cell table:style-name="ce12" table:formula="of:=[.E128]-2*([.$B128]-1)" office:value-type="float" office:value="-0.000742187499980673" calcext:value-type="float">
            <text:p>-0.0007421875</text:p>
          </table:table-cell>
          <table:table-cell table:style-name="Default" office:value-type="float" office:value="63627194190792.1" calcext:value-type="float">
            <text:p>63627194190792.1</text:p>
          </table:table-cell>
          <table:table-cell table:style-name="ce10" table:formula="of:=([.G128]-[.G127])/1000" office:value-type="float" office:value="2.0006015625" calcext:value-type="float">
            <text:p>2.0006</text:p>
          </table:table-cell>
          <table:table-cell table:style-name="ce10" table:formula="of:=[.H128]+[.I127]" office:value-type="float" office:value="251.99896875" calcext:value-type="float">
            <text:p>251.9990</text:p>
          </table:table-cell>
          <table:table-cell table:style-name="ce17" table:formula="of:=[.I128]-2*([.$B128]-1)" office:value-type="float" office:value="-0.00103124999989745" calcext:value-type="float">
            <text:p>-0.00103125</text:p>
          </table:table-cell>
          <table:table-cell table:style-name="Default" office:value-type="float" office:value="63627194655385.9" calcext:value-type="float">
            <text:p>63627194655385.9</text:p>
          </table:table-cell>
          <table:table-cell table:style-name="ce10" table:formula="of:=([.K128]-[.K127])/1000" office:value-type="float" office:value="1.9976953125" calcext:value-type="float">
            <text:p>1.9977</text:p>
          </table:table-cell>
          <table:table-cell table:style-name="ce10" table:formula="of:=[.L128]+[.M127]" office:value-type="float" office:value="251.9983984375" calcext:value-type="float">
            <text:p>251.9984</text:p>
          </table:table-cell>
          <table:table-cell table:style-name="ce21" table:formula="of:=[.M128]-2*([.$B128]-1)" office:value-type="float" office:value="-0.00160156249992838" calcext:value-type="float">
            <text:p>-0.0016015625</text:p>
          </table:table-cell>
          <table:table-cell table:style-name="Default" office:value-type="float" office:value="63627195128216" calcext:value-type="float">
            <text:p>63627195128216</text:p>
          </table:table-cell>
          <table:table-cell table:style-name="ce10" table:formula="of:=([.O128]-[.O127])/1000" office:value-type="float" office:value="1.999703125" calcext:value-type="float">
            <text:p>1.9997</text:p>
          </table:table-cell>
          <table:table-cell table:style-name="ce10" table:formula="of:=[.P128]+[.Q127]" office:value-type="float" office:value="251.999296875" calcext:value-type="float">
            <text:p>251.9993</text:p>
          </table:table-cell>
          <table:table-cell table:style-name="ce25" table:formula="of:=[.Q128]-2*([.$B128]-1)" office:value-type="float" office:value="-0.000703124999944293" calcext:value-type="float">
            <text:p>-0.000703125</text:p>
          </table:table-cell>
          <table:table-cell table:style-name="Default" office:value-type="float" office:value="63627195585597" calcext:value-type="float">
            <text:p>63627195585597</text:p>
          </table:table-cell>
          <table:table-cell table:style-name="ce10" table:formula="of:=([.S128]-[.S127])/1000" office:value-type="float" office:value="2.000203125" calcext:value-type="float">
            <text:p>2.0002</text:p>
          </table:table-cell>
          <table:table-cell table:style-name="ce10" table:formula="of:=[.T128]+[.U127]" office:value-type="float" office:value="251.998203125" calcext:value-type="float">
            <text:p>251.9982</text:p>
          </table:table-cell>
          <table:table-cell table:style-name="ce26" table:formula="of:=[.U128]-2*([.$B128]-1)" office:value-type="float" office:value="-0.00179687499993975" calcext:value-type="float">
            <text:p>-0.001796875</text:p>
          </table:table-cell>
          <table:table-cell table:style-name="Default" office:value-type="float" office:value="63627196053087.1" calcext:value-type="float">
            <text:p>63627196053087.1</text:p>
          </table:table-cell>
          <table:table-cell table:style-name="ce10" table:formula="of:=([.W128]-[.W127])/1000" office:value-type="float" office:value="2.001" calcext:value-type="float">
            <text:p>2.0010</text:p>
          </table:table-cell>
          <table:table-cell table:style-name="ce10" table:formula="of:=[.X128]+[.Y127]" office:value-type="float" office:value="251.999" calcext:value-type="float">
            <text:p>251.9990</text:p>
          </table:table-cell>
          <table:table-cell table:style-name="ce29" table:formula="of:=[.Y128]-2*([.$B128]-1)" office:value-type="float" office:value="-0.000999999999947931" calcext:value-type="float">
            <text:p>-0.001</text:p>
          </table:table-cell>
          <table:table-cell table:style-name="Default" office:value-type="float" office:value="63627196511642.4" calcext:value-type="float">
            <text:p>63627196511642.4</text:p>
          </table:table-cell>
          <table:table-cell table:style-name="ce10" table:formula="of:=([.AA128]-[.AA127])/1000" office:value-type="float" office:value="2" calcext:value-type="float">
            <text:p>2.0000</text:p>
          </table:table-cell>
          <table:table-cell table:style-name="ce10" table:formula="of:=[.AB128]+[.AC127]" office:value-type="float" office:value="251.9985" calcext:value-type="float">
            <text:p>251.9985</text:p>
          </table:table-cell>
          <table:table-cell table:style-name="ce35" table:formula="of:=[.AC128]-2*([.$B128]-1)" office:value-type="float" office:value="-0.00149999999993611" calcext:value-type="float">
            <text:p>-0.0015</text:p>
          </table:table-cell>
          <table:table-cell table:style-name="Default" office:value-type="float" office:value="63627196983280.2" calcext:value-type="float">
            <text:p>63627196983280.2</text:p>
          </table:table-cell>
          <table:table-cell table:style-name="ce10" table:formula="of:=([.AE128]-[.AE127])/1000" office:value-type="float" office:value="2.00090625" calcext:value-type="float">
            <text:p>2.0009</text:p>
          </table:table-cell>
          <table:table-cell table:style-name="ce10" table:formula="of:=[.AF128]+[.AG127]" office:value-type="float" office:value="252.0003046875" calcext:value-type="float">
            <text:p>252.0003</text:p>
          </table:table-cell>
          <table:table-cell table:style-name="ce40" table:formula="of:=[.AG128]-2*([.$B128]-1)" office:value-type="float" office:value="0.000304687499976808" calcext:value-type="float">
            <text:p>0.0003046875</text:p>
          </table:table-cell>
          <table:table-cell table:style-name="Default" office:value-type="float" office:value="63627197444263.9" calcext:value-type="float">
            <text:p>63627197444263.9</text:p>
          </table:table-cell>
          <table:table-cell table:style-name="ce10" table:formula="of:=([.AI128]-[.AI127])/1000" office:value-type="float" office:value="1.9988984375" calcext:value-type="float">
            <text:p>1.9989</text:p>
          </table:table-cell>
          <table:table-cell table:style-name="ce10" table:formula="of:=[.AJ128]+[.AK127]" office:value-type="float" office:value="251.9988984375" calcext:value-type="float">
            <text:p>251.9989</text:p>
          </table:table-cell>
          <table:table-cell table:style-name="ce48" table:formula="of:=[.AK128]-2*([.$B128]-1)" office:value-type="float" office:value="-0.00110156250002547" calcext:value-type="float">
            <text:p>-0.0011015625</text:p>
          </table:table-cell>
          <table:table-cell table:style-name="Default" office:value-type="float" office:value="63627197923329.6" calcext:value-type="float">
            <text:p>63627197923329.6</text:p>
          </table:table-cell>
          <table:table-cell table:style-name="ce10" table:formula="of:=([.AM128]-[.AM127])/1000" office:value-type="float" office:value="1.9988984375" calcext:value-type="float">
            <text:p>1.9989</text:p>
          </table:table-cell>
          <table:table-cell table:style-name="ce10" table:formula="of:=[.AN128]+[.AO127]" office:value-type="float" office:value="252.000703125" calcext:value-type="float">
            <text:p>252.0007</text:p>
          </table:table-cell>
          <table:table-cell table:style-name="ce54" table:formula="of:=[.AO128]-2*([.$B128]-1)" office:value-type="float" office:value="0.000703124999972715" calcext:value-type="float">
            <text:p>0.000703125</text:p>
          </table:table-cell>
          <table:table-cell table:style-name="Default" office:value-type="float" office:value="63627198385306.9" calcext:value-type="float">
            <text:p>63627198385306.9</text:p>
          </table:table-cell>
          <table:table-cell table:style-name="ce10" table:formula="of:=([.AQ128]-[.AQ127])/1000" office:value-type="float" office:value="2.0011953125" calcext:value-type="float">
            <text:p>2.0012</text:p>
          </table:table-cell>
          <table:table-cell table:style-name="ce10" table:formula="of:=[.AR128]+[.AS127]" office:value-type="float" office:value="251.999796875" calcext:value-type="float">
            <text:p>251.9998</text:p>
          </table:table-cell>
          <table:table-cell table:style-name="ce60" table:formula="of:=[.AS128]-2*([.$B128]-1)" office:value-type="float" office:value="-0.00020312500001296" calcext:value-type="float">
            <text:p>-0.000203125</text:p>
          </table:table-cell>
          <table:table-cell table:style-name="Default" office:value-type="float" office:value="63627198859049" calcext:value-type="float">
            <text:p>63627198859049</text:p>
          </table:table-cell>
          <table:table-cell table:style-name="ce10" table:formula="of:=([.AU128]-[.AU127])/1000" office:value-type="float" office:value="2.0005" calcext:value-type="float">
            <text:p>2.0005</text:p>
          </table:table-cell>
          <table:table-cell table:style-name="ce10" table:formula="of:=[.AV128]+[.AW127]" office:value-type="float" office:value="251.999" calcext:value-type="float">
            <text:p>251.9990</text:p>
          </table:table-cell>
          <table:table-cell table:style-name="ce61" table:formula="of:=[.AW128]-2*([.$B128]-1)" office:value-type="float" office:value="-0.00100000000009004" calcext:value-type="float">
            <text:p>-0.00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28" calcext:value-type="float">
            <text:p>128</text:p>
          </table:table-cell>
          <table:table-cell office:value-type="float" office:value="63627193727574.8" calcext:value-type="float">
            <text:p>63627193727574.8</text:p>
          </table:table-cell>
          <table:table-cell table:formula="of:=([.C129]-[.C128])/1000" office:value-type="float" office:value="2.001125" calcext:value-type="float">
            <text:p>2.0011</text:p>
          </table:table-cell>
          <table:table-cell table:formula="of:=[.D129]+[.E128]" office:value-type="float" office:value="254.0003828125" calcext:value-type="float">
            <text:p>254.0004</text:p>
          </table:table-cell>
          <table:table-cell table:style-name="ce12" table:formula="of:=[.E129]-2*([.$B129]-1)" office:value-type="float" office:value="0.000382812500021146" calcext:value-type="float">
            <text:p>0.0003828125</text:p>
          </table:table-cell>
          <table:table-cell table:style-name="Default" office:value-type="float" office:value="63627194192792.7" calcext:value-type="float">
            <text:p>63627194192792.7</text:p>
          </table:table-cell>
          <table:table-cell table:style-name="ce10" table:formula="of:=([.G129]-[.G128])/1000" office:value-type="float" office:value="2.0006015625" calcext:value-type="float">
            <text:p>2.0006</text:p>
          </table:table-cell>
          <table:table-cell table:style-name="ce10" table:formula="of:=[.H129]+[.I128]" office:value-type="float" office:value="253.9995703125" calcext:value-type="float">
            <text:p>253.9996</text:p>
          </table:table-cell>
          <table:table-cell table:style-name="ce17" table:formula="of:=[.I129]-2*([.$B129]-1)" office:value-type="float" office:value="-0.000429687499888587" calcext:value-type="float">
            <text:p>-0.0004296875</text:p>
          </table:table-cell>
          <table:table-cell table:style-name="Default" office:value-type="float" office:value="63627194657386.8" calcext:value-type="float">
            <text:p>63627194657386.8</text:p>
          </table:table-cell>
          <table:table-cell table:style-name="ce10" table:formula="of:=([.K129]-[.K128])/1000" office:value-type="float" office:value="2.0008984375" calcext:value-type="float">
            <text:p>2.0009</text:p>
          </table:table-cell>
          <table:table-cell table:style-name="ce10" table:formula="of:=[.L129]+[.M128]" office:value-type="float" office:value="253.999296875" calcext:value-type="float">
            <text:p>253.9993</text:p>
          </table:table-cell>
          <table:table-cell table:style-name="ce21" table:formula="of:=[.M129]-2*([.$B129]-1)" office:value-type="float" office:value="-0.000703124999915872" calcext:value-type="float">
            <text:p>-0.000703125</text:p>
          </table:table-cell>
          <table:table-cell table:style-name="Default" office:value-type="float" office:value="63627195130215.9" calcext:value-type="float">
            <text:p>63627195130215.9</text:p>
          </table:table-cell>
          <table:table-cell table:style-name="ce10" table:formula="of:=([.O129]-[.O128])/1000" office:value-type="float" office:value="1.9998984375" calcext:value-type="float">
            <text:p>1.9999</text:p>
          </table:table-cell>
          <table:table-cell table:style-name="ce10" table:formula="of:=[.P129]+[.Q128]" office:value-type="float" office:value="253.9991953125" calcext:value-type="float">
            <text:p>253.9992</text:p>
          </table:table-cell>
          <table:table-cell table:style-name="ce25" table:formula="of:=[.Q129]-2*([.$B129]-1)" office:value-type="float" office:value="-0.000804687499936563" calcext:value-type="float">
            <text:p>-0.0008046875</text:p>
          </table:table-cell>
          <table:table-cell table:style-name="Default" office:value-type="float" office:value="63627195587596.8" calcext:value-type="float">
            <text:p>63627195587596.8</text:p>
          </table:table-cell>
          <table:table-cell table:style-name="ce10" table:formula="of:=([.S129]-[.S128])/1000" office:value-type="float" office:value="1.999796875" calcext:value-type="float">
            <text:p>1.9998</text:p>
          </table:table-cell>
          <table:table-cell table:style-name="ce10" table:formula="of:=[.T129]+[.U128]" office:value-type="float" office:value="253.998" calcext:value-type="float">
            <text:p>253.9980</text:p>
          </table:table-cell>
          <table:table-cell table:style-name="ce26" table:formula="of:=[.U129]-2*([.$B129]-1)" office:value-type="float" office:value="-0.00199999999995271" calcext:value-type="float">
            <text:p>-0.002</text:p>
          </table:table-cell>
          <table:table-cell table:style-name="Default" office:value-type="float" office:value="63627196055087.8" calcext:value-type="float">
            <text:p>63627196055087.8</text:p>
          </table:table-cell>
          <table:table-cell table:style-name="ce10" table:formula="of:=([.W129]-[.W128])/1000" office:value-type="float" office:value="2.0006953125" calcext:value-type="float">
            <text:p>2.0007</text:p>
          </table:table-cell>
          <table:table-cell table:style-name="ce10" table:formula="of:=[.X129]+[.Y128]" office:value-type="float" office:value="253.9996953125" calcext:value-type="float">
            <text:p>253.9997</text:p>
          </table:table-cell>
          <table:table-cell table:style-name="ce29" table:formula="of:=[.Y129]-2*([.$B129]-1)" office:value-type="float" office:value="-0.000304687499948386" calcext:value-type="float">
            <text:p>-0.0003046875</text:p>
          </table:table-cell>
          <table:table-cell table:formula="of:=[.AA$135]" office:value-type="float" office:value="63627196526304.4" calcext:value-type="float">
            <text:p>63627196526304.4</text:p>
          </table:table-cell>
          <table:table-cell table:style-name="ce10" table:formula="of:=([.AA129]-[.AA128])/1000" office:value-type="float" office:value="14.662" calcext:value-type="float">
            <text:p>14.6620</text:p>
          </table:table-cell>
          <table:table-cell table:style-name="ce10" table:formula="of:=[.AB129]+[.AC128]" office:value-type="float" office:value="266.6605" calcext:value-type="float">
            <text:p>266.6605</text:p>
          </table:table-cell>
          <table:table-cell table:style-name="ce36" table:formula="of:=[.AC129]-2*([.$B129]-1)" office:value-type="float" office:value="12.6605000000001" calcext:value-type="float">
            <text:p>12.6605</text:p>
          </table:table-cell>
          <table:table-cell table:style-name="Default" office:value-type="float" office:value="63627196985279.1" calcext:value-type="float">
            <text:p>63627196985279.1</text:p>
          </table:table-cell>
          <table:table-cell table:style-name="ce10" table:formula="of:=([.AE129]-[.AE128])/1000" office:value-type="float" office:value="1.9988984375" calcext:value-type="float">
            <text:p>1.9989</text:p>
          </table:table-cell>
          <table:table-cell table:style-name="ce10" table:formula="of:=[.AF129]+[.AG128]" office:value-type="float" office:value="253.999203125" calcext:value-type="float">
            <text:p>253.9992</text:p>
          </table:table-cell>
          <table:table-cell table:style-name="ce40" table:formula="of:=[.AG129]-2*([.$B129]-1)" office:value-type="float" office:value="-0.000796875000020236" calcext:value-type="float">
            <text:p>-0.000796875</text:p>
          </table:table-cell>
          <table:table-cell table:style-name="Default" office:value-type="float" office:value="63627197446264.1" calcext:value-type="float">
            <text:p>63627197446264.1</text:p>
          </table:table-cell>
          <table:table-cell table:style-name="ce10" table:formula="of:=([.AI129]-[.AI128])/1000" office:value-type="float" office:value="2.000203125" calcext:value-type="float">
            <text:p>2.0002</text:p>
          </table:table-cell>
          <table:table-cell table:style-name="ce10" table:formula="of:=[.AJ129]+[.AK128]" office:value-type="float" office:value="253.9991015625" calcext:value-type="float">
            <text:p>253.9991</text:p>
          </table:table-cell>
          <table:table-cell table:style-name="ce48" table:formula="of:=[.AK129]-2*([.$B129]-1)" office:value-type="float" office:value="-0.000898437500012506" calcext:value-type="float">
            <text:p>-0.0008984375</text:p>
          </table:table-cell>
          <table:table-cell table:style-name="Default" office:value-type="float" office:value="63627197925328.1" calcext:value-type="float">
            <text:p>63627197925328.1</text:p>
          </table:table-cell>
          <table:table-cell table:style-name="ce10" table:formula="of:=([.AM129]-[.AM128])/1000" office:value-type="float" office:value="1.9985" calcext:value-type="float">
            <text:p>1.9985</text:p>
          </table:table-cell>
          <table:table-cell table:style-name="ce10" table:formula="of:=[.AN129]+[.AO128]" office:value-type="float" office:value="253.999203125" calcext:value-type="float">
            <text:p>253.9992</text:p>
          </table:table-cell>
          <table:table-cell table:style-name="ce54" table:formula="of:=[.AO129]-2*([.$B129]-1)" office:value-type="float" office:value="-0.000796875000020236" calcext:value-type="float">
            <text:p>-0.000796875</text:p>
          </table:table-cell>
          <table:table-cell table:style-name="Default" office:value-type="float" office:value="63627198387307" calcext:value-type="float">
            <text:p>63627198387307</text:p>
          </table:table-cell>
          <table:table-cell table:style-name="ce10" table:formula="of:=([.AQ129]-[.AQ128])/1000" office:value-type="float" office:value="2.0001015625" calcext:value-type="float">
            <text:p>2.0001</text:p>
          </table:table-cell>
          <table:table-cell table:style-name="ce10" table:formula="of:=[.AR129]+[.AS128]" office:value-type="float" office:value="253.9998984375" calcext:value-type="float">
            <text:p>253.9999</text:p>
          </table:table-cell>
          <table:table-cell table:style-name="ce60" table:formula="of:=[.AS129]-2*([.$B129]-1)" office:value-type="float" office:value="-0.000101562500020691" calcext:value-type="float">
            <text:p>-0.0001015625</text:p>
          </table:table-cell>
          <table:table-cell table:style-name="Default" office:value-type="float" office:value="63627198861048.3" calcext:value-type="float">
            <text:p>63627198861048.3</text:p>
          </table:table-cell>
          <table:table-cell table:style-name="ce10" table:formula="of:=([.AU129]-[.AU128])/1000" office:value-type="float" office:value="1.999296875" calcext:value-type="float">
            <text:p>1.9993</text:p>
          </table:table-cell>
          <table:table-cell table:style-name="ce10" table:formula="of:=[.AV129]+[.AW128]" office:value-type="float" office:value="253.998296875" calcext:value-type="float">
            <text:p>253.9983</text:p>
          </table:table-cell>
          <table:table-cell table:style-name="ce61" table:formula="of:=[.AW129]-2*([.$B129]-1)" office:value-type="float" office:value="-0.00170312500009118" calcext:value-type="float">
            <text:p>-0.001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63627193729574" calcext:value-type="float">
            <text:p>63627193729574</text:p>
          </table:table-cell>
          <table:table-cell table:formula="of:=([.C130]-[.C129])/1000" office:value-type="float" office:value="1.9991796875" calcext:value-type="float">
            <text:p>1.9992</text:p>
          </table:table-cell>
          <table:table-cell table:formula="of:=[.D130]+[.E129]" office:value-type="float" office:value="255.9995625" calcext:value-type="float">
            <text:p>255.9996</text:p>
          </table:table-cell>
          <table:table-cell table:style-name="ce12" table:formula="of:=[.E130]-2*([.$B130]-1)" office:value-type="float" office:value="-0.000437499999975444" calcext:value-type="float">
            <text:p>-0.0004375</text:p>
          </table:table-cell>
          <table:table-cell table:style-name="Default" office:value-type="float" office:value="63627194194790.9" calcext:value-type="float">
            <text:p>63627194194790.9</text:p>
          </table:table-cell>
          <table:table-cell table:style-name="ce10" table:formula="of:=([.G130]-[.G129])/1000" office:value-type="float" office:value="1.9981953125" calcext:value-type="float">
            <text:p>1.9982</text:p>
          </table:table-cell>
          <table:table-cell table:style-name="ce10" table:formula="of:=[.H130]+[.I129]" office:value-type="float" office:value="255.997765625" calcext:value-type="float">
            <text:p>255.9978</text:p>
          </table:table-cell>
          <table:table-cell table:style-name="ce17" table:formula="of:=[.I130]-2*([.$B130]-1)" office:value-type="float" office:value="-0.00223437499988677" calcext:value-type="float">
            <text:p>-0.002234375</text:p>
          </table:table-cell>
          <table:table-cell table:style-name="Default" office:value-type="float" office:value="63627194659386.3" calcext:value-type="float">
            <text:p>63627194659386.3</text:p>
          </table:table-cell>
          <table:table-cell table:style-name="ce10" table:formula="of:=([.K130]-[.K129])/1000" office:value-type="float" office:value="1.9995" calcext:value-type="float">
            <text:p>1.9995</text:p>
          </table:table-cell>
          <table:table-cell table:style-name="ce10" table:formula="of:=[.L130]+[.M129]" office:value-type="float" office:value="255.998796875" calcext:value-type="float">
            <text:p>255.9988</text:p>
          </table:table-cell>
          <table:table-cell table:style-name="ce21" table:formula="of:=[.M130]-2*([.$B130]-1)" office:value-type="float" office:value="-0.00120312499990405" calcext:value-type="float">
            <text:p>-0.001203125</text:p>
          </table:table-cell>
          <table:table-cell table:style-name="Default" office:value-type="float" office:value="63627195132217.1" calcext:value-type="float">
            <text:p>63627195132217.1</text:p>
          </table:table-cell>
          <table:table-cell table:style-name="ce10" table:formula="of:=([.O130]-[.O129])/1000" office:value-type="float" office:value="2.001203125" calcext:value-type="float">
            <text:p>2.0012</text:p>
          </table:table-cell>
          <table:table-cell table:style-name="ce10" table:formula="of:=[.P130]+[.Q129]" office:value-type="float" office:value="256.0003984375" calcext:value-type="float">
            <text:p>256.0004</text:p>
          </table:table-cell>
          <table:table-cell table:style-name="ce25" table:formula="of:=[.Q130]-2*([.$B130]-1)" office:value-type="float" office:value="0.000398437500052751" calcext:value-type="float">
            <text:p>0.0003984375</text:p>
          </table:table-cell>
          <table:table-cell table:style-name="Default" office:value-type="float" office:value="63627195589598.4" calcext:value-type="float">
            <text:p>63627195589598.4</text:p>
          </table:table-cell>
          <table:table-cell table:style-name="ce10" table:formula="of:=([.S130]-[.S129])/1000" office:value-type="float" office:value="2.0016015625" calcext:value-type="float">
            <text:p>2.0016</text:p>
          </table:table-cell>
          <table:table-cell table:style-name="ce10" table:formula="of:=[.T130]+[.U129]" office:value-type="float" office:value="255.9996015625" calcext:value-type="float">
            <text:p>255.9996</text:p>
          </table:table-cell>
          <table:table-cell table:style-name="ce26" table:formula="of:=[.U130]-2*([.$B130]-1)" office:value-type="float" office:value="-0.000398437499939064" calcext:value-type="float">
            <text:p>-0.0003984375</text:p>
          </table:table-cell>
          <table:table-cell table:style-name="Default" office:value-type="float" office:value="63627196057088.2" calcext:value-type="float">
            <text:p>63627196057088.2</text:p>
          </table:table-cell>
          <table:table-cell table:style-name="ce10" table:formula="of:=([.W130]-[.W129])/1000" office:value-type="float" office:value="2.00040625" calcext:value-type="float">
            <text:p>2.0004</text:p>
          </table:table-cell>
          <table:table-cell table:style-name="ce10" table:formula="of:=[.X130]+[.Y129]" office:value-type="float" office:value="256.0001015625" calcext:value-type="float">
            <text:p>256.0001</text:p>
          </table:table-cell>
          <table:table-cell table:style-name="ce29" table:formula="of:=[.Y130]-2*([.$B130]-1)" office:value-type="float" office:value="0.000101562500049113" calcext:value-type="float">
            <text:p>0.0001015625</text:p>
          </table:table-cell>
          <table:table-cell table:formula="of:=[.AA$135]" office:value-type="float" office:value="63627196526304.4" calcext:value-type="float">
            <text:p>63627196526304.4</text:p>
          </table:table-cell>
          <table:table-cell table:style-name="ce10" table:formula="of:=([.AA130]-[.AA129])/1000" office:value-type="float" office:value="0" calcext:value-type="float">
            <text:p>0.0000</text:p>
          </table:table-cell>
          <table:table-cell table:style-name="ce10" table:formula="of:=[.AB130]+[.AC129]" office:value-type="float" office:value="266.6605" calcext:value-type="float">
            <text:p>266.6605</text:p>
          </table:table-cell>
          <table:table-cell table:style-name="ce33" table:formula="of:=[.AC130]-2*([.$B130]-1)" office:value-type="float" office:value="10.6605000000001" calcext:value-type="float">
            <text:p>10.6605</text:p>
          </table:table-cell>
          <table:table-cell table:style-name="Default" office:value-type="float" office:value="63627196987279" calcext:value-type="float">
            <text:p>63627196987279</text:p>
          </table:table-cell>
          <table:table-cell table:style-name="ce10" table:formula="of:=([.AE130]-[.AE129])/1000" office:value-type="float" office:value="1.9998984375" calcext:value-type="float">
            <text:p>1.9999</text:p>
          </table:table-cell>
          <table:table-cell table:style-name="ce10" table:formula="of:=[.AF130]+[.AG129]" office:value-type="float" office:value="255.9991015625" calcext:value-type="float">
            <text:p>255.9991</text:p>
          </table:table-cell>
          <table:table-cell table:style-name="ce40" table:formula="of:=[.AG130]-2*([.$B130]-1)" office:value-type="float" office:value="-0.000898437500012506" calcext:value-type="float">
            <text:p>-0.0008984375</text:p>
          </table:table-cell>
          <table:table-cell table:style-name="Default" office:value-type="float" office:value="63627197448302.2" calcext:value-type="float">
            <text:p>63627197448302.2</text:p>
          </table:table-cell>
          <table:table-cell table:style-name="ce10" table:formula="of:=([.AI130]-[.AI129])/1000" office:value-type="float" office:value="2.0381015625" calcext:value-type="float">
            <text:p>2.0381</text:p>
          </table:table-cell>
          <table:table-cell table:style-name="ce10" table:formula="of:=[.AJ130]+[.AK129]" office:value-type="float" office:value="256.037203125" calcext:value-type="float">
            <text:p>256.0372</text:p>
          </table:table-cell>
          <table:table-cell table:style-name="ce48" table:formula="of:=[.AK130]-2*([.$B130]-1)" office:value-type="float" office:value="0.0372031249999623" calcext:value-type="float">
            <text:p>0.037203125</text:p>
          </table:table-cell>
          <table:table-cell table:style-name="Default" office:value-type="float" office:value="63627197927329.9" calcext:value-type="float">
            <text:p>63627197927329.9</text:p>
          </table:table-cell>
          <table:table-cell table:style-name="ce10" table:formula="of:=([.AM130]-[.AM129])/1000" office:value-type="float" office:value="2.001796875" calcext:value-type="float">
            <text:p>2.0018</text:p>
          </table:table-cell>
          <table:table-cell table:style-name="ce10" table:formula="of:=[.AN130]+[.AO129]" office:value-type="float" office:value="256.001" calcext:value-type="float">
            <text:p>256.0010</text:p>
          </table:table-cell>
          <table:table-cell table:style-name="ce54" table:formula="of:=[.AO130]-2*([.$B130]-1)" office:value-type="float" office:value="0.000999999999976353" calcext:value-type="float">
            <text:p>0.001</text:p>
          </table:table-cell>
          <table:table-cell table:style-name="Default" office:value-type="float" office:value="63627198389308.3" calcext:value-type="float">
            <text:p>63627198389308.3</text:p>
          </table:table-cell>
          <table:table-cell table:style-name="ce10" table:formula="of:=([.AQ130]-[.AQ129])/1000" office:value-type="float" office:value="2.001296875" calcext:value-type="float">
            <text:p>2.0013</text:p>
          </table:table-cell>
          <table:table-cell table:style-name="ce10" table:formula="of:=[.AR130]+[.AS129]" office:value-type="float" office:value="256.0011953125" calcext:value-type="float">
            <text:p>256.0012</text:p>
          </table:table-cell>
          <table:table-cell table:style-name="ce60" table:formula="of:=[.AS130]-2*([.$B130]-1)" office:value-type="float" office:value="0.00119531249998772" calcext:value-type="float">
            <text:p>0.0011953125</text:p>
          </table:table-cell>
          <table:table-cell table:style-name="Default" office:value-type="float" office:value="63627198863048.6" calcext:value-type="float">
            <text:p>63627198863048.6</text:p>
          </table:table-cell>
          <table:table-cell table:style-name="ce10" table:formula="of:=([.AU130]-[.AU129])/1000" office:value-type="float" office:value="2.0003046875" calcext:value-type="float">
            <text:p>2.0003</text:p>
          </table:table-cell>
          <table:table-cell table:style-name="ce10" table:formula="of:=[.AV130]+[.AW129]" office:value-type="float" office:value="255.9986015625" calcext:value-type="float">
            <text:p>255.9986</text:p>
          </table:table-cell>
          <table:table-cell table:style-name="ce61" table:formula="of:=[.AW130]-2*([.$B130]-1)" office:value-type="float" office:value="-0.00139843750008595" calcext:value-type="float">
            <text:p>-0.001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63627193731574.4" calcext:value-type="float">
            <text:p>63627193731574.4</text:p>
          </table:table-cell>
          <table:table-cell table:formula="of:=([.C131]-[.C130])/1000" office:value-type="float" office:value="2.0004375" calcext:value-type="float">
            <text:p>2.0004</text:p>
          </table:table-cell>
          <table:table-cell table:formula="of:=[.D131]+[.E130]" office:value-type="float" office:value="258" calcext:value-type="float">
            <text:p>258.0000</text:p>
          </table:table-cell>
          <table:table-cell table:style-name="ce12" table:formula="of:=[.E131]-2*([.$B131]-1)" office:value-type="float" office:value="0" calcext:value-type="float">
            <text:p>0</text:p>
          </table:table-cell>
          <table:table-cell table:style-name="Default" office:value-type="float" office:value="63627194196790.5" calcext:value-type="float">
            <text:p>63627194196790.5</text:p>
          </table:table-cell>
          <table:table-cell table:style-name="ce10" table:formula="of:=([.G131]-[.G130])/1000" office:value-type="float" office:value="1.9996015625" calcext:value-type="float">
            <text:p>1.9996</text:p>
          </table:table-cell>
          <table:table-cell table:style-name="ce10" table:formula="of:=[.H131]+[.I130]" office:value-type="float" office:value="257.9973671875" calcext:value-type="float">
            <text:p>257.9974</text:p>
          </table:table-cell>
          <table:table-cell table:style-name="ce17" table:formula="of:=[.I131]-2*([.$B131]-1)" office:value-type="float" office:value="-0.00263281249988268" calcext:value-type="float">
            <text:p>-0.0026328125</text:p>
          </table:table-cell>
          <table:table-cell table:style-name="Default" office:value-type="float" office:value="63627194661386.1" calcext:value-type="float">
            <text:p>63627194661386.1</text:p>
          </table:table-cell>
          <table:table-cell table:style-name="ce10" table:formula="of:=([.K131]-[.K130])/1000" office:value-type="float" office:value="1.9998046875" calcext:value-type="float">
            <text:p>1.9998</text:p>
          </table:table-cell>
          <table:table-cell table:style-name="ce10" table:formula="of:=[.L131]+[.M130]" office:value-type="float" office:value="257.9986015625" calcext:value-type="float">
            <text:p>257.9986</text:p>
          </table:table-cell>
          <table:table-cell table:style-name="ce21" table:formula="of:=[.M131]-2*([.$B131]-1)" office:value-type="float" office:value="-0.00139843749991542" calcext:value-type="float">
            <text:p>-0.0013984375</text:p>
          </table:table-cell>
          <table:table-cell table:style-name="Default" office:value-type="float" office:value="63627195134215.4" calcext:value-type="float">
            <text:p>63627195134215.4</text:p>
          </table:table-cell>
          <table:table-cell table:style-name="ce10" table:formula="of:=([.O131]-[.O130])/1000" office:value-type="float" office:value="1.998296875" calcext:value-type="float">
            <text:p>1.9983</text:p>
          </table:table-cell>
          <table:table-cell table:style-name="ce10" table:formula="of:=[.P131]+[.Q130]" office:value-type="float" office:value="257.9986953125" calcext:value-type="float">
            <text:p>257.9987</text:p>
          </table:table-cell>
          <table:table-cell table:style-name="ce25" table:formula="of:=[.Q131]-2*([.$B131]-1)" office:value-type="float" office:value="-0.00130468749995316" calcext:value-type="float">
            <text:p>-0.0013046875</text:p>
          </table:table-cell>
          <table:table-cell table:style-name="Default" office:value-type="float" office:value="63627195591598.8" calcext:value-type="float">
            <text:p>63627195591598.8</text:p>
          </table:table-cell>
          <table:table-cell table:style-name="ce10" table:formula="of:=([.S131]-[.S130])/1000" office:value-type="float" office:value="2.0003984375" calcext:value-type="float">
            <text:p>2.0004</text:p>
          </table:table-cell>
          <table:table-cell table:style-name="ce10" table:formula="of:=[.T131]+[.U130]" office:value-type="float" office:value="258" calcext:value-type="float">
            <text:p>258.0000</text:p>
          </table:table-cell>
          <table:table-cell table:style-name="ce26" table:formula="of:=[.U131]-2*([.$B131]-1)" office:value-type="float" office:value="0" calcext:value-type="float">
            <text:p>0</text:p>
          </table:table-cell>
          <table:table-cell table:style-name="Default" office:value-type="float" office:value="63627196059086.8" calcext:value-type="float">
            <text:p>63627196059086.8</text:p>
          </table:table-cell>
          <table:table-cell table:style-name="ce10" table:formula="of:=([.W131]-[.W130])/1000" office:value-type="float" office:value="1.99859375" calcext:value-type="float">
            <text:p>1.9986</text:p>
          </table:table-cell>
          <table:table-cell table:style-name="ce10" table:formula="of:=[.X131]+[.Y130]" office:value-type="float" office:value="257.9986953125" calcext:value-type="float">
            <text:p>257.9987</text:p>
          </table:table-cell>
          <table:table-cell table:style-name="ce29" table:formula="of:=[.Y131]-2*([.$B131]-1)" office:value-type="float" office:value="-0.00130468749995316" calcext:value-type="float">
            <text:p>-0.0013046875</text:p>
          </table:table-cell>
          <table:table-cell table:formula="of:=[.AA$135]" office:value-type="float" office:value="63627196526304.4" calcext:value-type="float">
            <text:p>63627196526304.4</text:p>
          </table:table-cell>
          <table:table-cell table:style-name="ce10" table:formula="of:=([.AA131]-[.AA130])/1000" office:value-type="float" office:value="0" calcext:value-type="float">
            <text:p>0.0000</text:p>
          </table:table-cell>
          <table:table-cell table:style-name="ce10" table:formula="of:=[.AB131]+[.AC130]" office:value-type="float" office:value="266.6605" calcext:value-type="float">
            <text:p>266.6605</text:p>
          </table:table-cell>
          <table:table-cell table:style-name="ce33" table:formula="of:=[.AC131]-2*([.$B131]-1)" office:value-type="float" office:value="8.66050000000007" calcext:value-type="float">
            <text:p>8.6605</text:p>
          </table:table-cell>
          <table:table-cell table:style-name="Default" office:value-type="float" office:value="63627196989279.9" calcext:value-type="float">
            <text:p>63627196989279.9</text:p>
          </table:table-cell>
          <table:table-cell table:style-name="ce10" table:formula="of:=([.AE131]-[.AE130])/1000" office:value-type="float" office:value="2.0008984375" calcext:value-type="float">
            <text:p>2.0009</text:p>
          </table:table-cell>
          <table:table-cell table:style-name="ce10" table:formula="of:=[.AF131]+[.AG130]" office:value-type="float" office:value="258" calcext:value-type="float">
            <text:p>258.0000</text:p>
          </table:table-cell>
          <table:table-cell table:style-name="ce40" table:formula="of:=[.AG131]-2*([.$B131]-1)" office:value-type="float" office:value="0" calcext:value-type="float">
            <text:p>0</text:p>
          </table:table-cell>
          <table:table-cell table:style-name="Default" office:value-type="float" office:value="63627197450263.5" calcext:value-type="float">
            <text:p>63627197450263.5</text:p>
          </table:table-cell>
          <table:table-cell table:style-name="ce10" table:formula="of:=([.AI131]-[.AI130])/1000" office:value-type="float" office:value="1.961296875" calcext:value-type="float">
            <text:p>1.9613</text:p>
          </table:table-cell>
          <table:table-cell table:style-name="ce10" table:formula="of:=[.AJ131]+[.AK130]" office:value-type="float" office:value="257.9985" calcext:value-type="float">
            <text:p>257.9985</text:p>
          </table:table-cell>
          <table:table-cell table:style-name="ce48" table:formula="of:=[.AK131]-2*([.$B131]-1)" office:value-type="float" office:value="-0.00150000000002137" calcext:value-type="float">
            <text:p>-0.0015</text:p>
          </table:table-cell>
          <table:table-cell table:style-name="Default" office:value-type="float" office:value="63627197929327.8" calcext:value-type="float">
            <text:p>63627197929327.8</text:p>
          </table:table-cell>
          <table:table-cell table:style-name="ce10" table:formula="of:=([.AM131]-[.AM130])/1000" office:value-type="float" office:value="1.9978984375" calcext:value-type="float">
            <text:p>1.9979</text:p>
          </table:table-cell>
          <table:table-cell table:style-name="ce10" table:formula="of:=[.AN131]+[.AO130]" office:value-type="float" office:value="257.9988984375" calcext:value-type="float">
            <text:p>257.9989</text:p>
          </table:table-cell>
          <table:table-cell table:style-name="ce54" table:formula="of:=[.AO131]-2*([.$B131]-1)" office:value-type="float" office:value="-0.00110156250002547" calcext:value-type="float">
            <text:p>-0.0011015625</text:p>
          </table:table-cell>
          <table:table-cell table:style-name="Default" office:value-type="float" office:value="63627198391306.3" calcext:value-type="float">
            <text:p>63627198391306.3</text:p>
          </table:table-cell>
          <table:table-cell table:style-name="ce10" table:formula="of:=([.AQ131]-[.AQ130])/1000" office:value-type="float" office:value="1.998" calcext:value-type="float">
            <text:p>1.9980</text:p>
          </table:table-cell>
          <table:table-cell table:style-name="ce10" table:formula="of:=[.AR131]+[.AS130]" office:value-type="float" office:value="257.9991953125" calcext:value-type="float">
            <text:p>257.9992</text:p>
          </table:table-cell>
          <table:table-cell table:style-name="ce60" table:formula="of:=[.AS131]-2*([.$B131]-1)" office:value-type="float" office:value="-0.000804687500021828" calcext:value-type="float">
            <text:p>-0.0008046875</text:p>
          </table:table-cell>
          <table:table-cell table:style-name="Default" office:value-type="float" office:value="63627198865048.3" calcext:value-type="float">
            <text:p>63627198865048.3</text:p>
          </table:table-cell>
          <table:table-cell table:style-name="ce10" table:formula="of:=([.AU131]-[.AU130])/1000" office:value-type="float" office:value="1.9996953125" calcext:value-type="float">
            <text:p>1.9997</text:p>
          </table:table-cell>
          <table:table-cell table:style-name="ce10" table:formula="of:=[.AV131]+[.AW130]" office:value-type="float" office:value="257.998296875" calcext:value-type="float">
            <text:p>257.9983</text:p>
          </table:table-cell>
          <table:table-cell table:style-name="ce61" table:formula="of:=[.AW131]-2*([.$B131]-1)" office:value-type="float" office:value="-0.00170312500006276" calcext:value-type="float">
            <text:p>-0.001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31" calcext:value-type="float">
            <text:p>131</text:p>
          </table:table-cell>
          <table:table-cell office:value-type="float" office:value="63627193733575.7" calcext:value-type="float">
            <text:p>63627193733575.7</text:p>
          </table:table-cell>
          <table:table-cell table:formula="of:=([.C132]-[.C131])/1000" office:value-type="float" office:value="2.0013203125" calcext:value-type="float">
            <text:p>2.0013</text:p>
          </table:table-cell>
          <table:table-cell table:formula="of:=[.D132]+[.E131]" office:value-type="float" office:value="260.0013203125" calcext:value-type="float">
            <text:p>260.0013</text:p>
          </table:table-cell>
          <table:table-cell table:style-name="ce12" table:formula="of:=[.E132]-2*([.$B132]-1)" office:value-type="float" office:value="0.00132031250001319" calcext:value-type="float">
            <text:p>0.0013203125</text:p>
          </table:table-cell>
          <table:table-cell table:style-name="Default" office:value-type="float" office:value="63627194198790.5" calcext:value-type="float">
            <text:p>63627194198790.5</text:p>
          </table:table-cell>
          <table:table-cell table:style-name="ce10" table:formula="of:=([.G132]-[.G131])/1000" office:value-type="float" office:value="2" calcext:value-type="float">
            <text:p>2.0000</text:p>
          </table:table-cell>
          <table:table-cell table:style-name="ce10" table:formula="of:=[.H132]+[.I131]" office:value-type="float" office:value="259.9973671875" calcext:value-type="float">
            <text:p>259.9974</text:p>
          </table:table-cell>
          <table:table-cell table:style-name="ce17" table:formula="of:=[.I132]-2*([.$B132]-1)" office:value-type="float" office:value="-0.00263281249988268" calcext:value-type="float">
            <text:p>-0.0026328125</text:p>
          </table:table-cell>
          <table:table-cell table:style-name="Default" office:value-type="float" office:value="63627194663387.7" calcext:value-type="float">
            <text:p>63627194663387.7</text:p>
          </table:table-cell>
          <table:table-cell table:style-name="ce10" table:formula="of:=([.K132]-[.K131])/1000" office:value-type="float" office:value="2.0016015625" calcext:value-type="float">
            <text:p>2.0016</text:p>
          </table:table-cell>
          <table:table-cell table:style-name="ce10" table:formula="of:=[.L132]+[.M131]" office:value-type="float" office:value="260.000203125" calcext:value-type="float">
            <text:p>260.0002</text:p>
          </table:table-cell>
          <table:table-cell table:style-name="ce21" table:formula="of:=[.M132]-2*([.$B132]-1)" office:value-type="float" office:value="0.000203125000098225" calcext:value-type="float">
            <text:p>0.000203125</text:p>
          </table:table-cell>
          <table:table-cell table:style-name="Default" office:value-type="float" office:value="63627195136216.9" calcext:value-type="float">
            <text:p>63627195136216.9</text:p>
          </table:table-cell>
          <table:table-cell table:style-name="ce10" table:formula="of:=([.O132]-[.O131])/1000" office:value-type="float" office:value="2.0015" calcext:value-type="float">
            <text:p>2.0015</text:p>
          </table:table-cell>
          <table:table-cell table:style-name="ce10" table:formula="of:=[.P132]+[.Q131]" office:value-type="float" office:value="260.0001953125" calcext:value-type="float">
            <text:p>260.0002</text:p>
          </table:table-cell>
          <table:table-cell table:style-name="ce25" table:formula="of:=[.Q132]-2*([.$B132]-1)" office:value-type="float" office:value="0.000195312500068212" calcext:value-type="float">
            <text:p>0.0001953125</text:p>
          </table:table-cell>
          <table:table-cell table:style-name="Default" office:value-type="float" office:value="63627195593596.9" calcext:value-type="float">
            <text:p>63627195593596.9</text:p>
          </table:table-cell>
          <table:table-cell table:style-name="ce10" table:formula="of:=([.S132]-[.S131])/1000" office:value-type="float" office:value="1.9981015625" calcext:value-type="float">
            <text:p>1.9981</text:p>
          </table:table-cell>
          <table:table-cell table:style-name="ce10" table:formula="of:=[.T132]+[.U131]" office:value-type="float" office:value="259.9981015625" calcext:value-type="float">
            <text:p>259.9981</text:p>
          </table:table-cell>
          <table:table-cell table:style-name="ce26" table:formula="of:=[.U132]-2*([.$B132]-1)" office:value-type="float" office:value="-0.00189843749996044" calcext:value-type="float">
            <text:p>-0.0018984375</text:p>
          </table:table-cell>
          <table:table-cell table:style-name="Default" office:value-type="float" office:value="63627196061087.5" calcext:value-type="float">
            <text:p>63627196061087.5</text:p>
          </table:table-cell>
          <table:table-cell table:style-name="ce10" table:formula="of:=([.W132]-[.W131])/1000" office:value-type="float" office:value="2.000703125" calcext:value-type="float">
            <text:p>2.0007</text:p>
          </table:table-cell>
          <table:table-cell table:style-name="ce10" table:formula="of:=[.X132]+[.Y131]" office:value-type="float" office:value="259.9993984375" calcext:value-type="float">
            <text:p>259.9994</text:p>
          </table:table-cell>
          <table:table-cell table:style-name="ce29" table:formula="of:=[.Y132]-2*([.$B132]-1)" office:value-type="float" office:value="-0.000601562499980446" calcext:value-type="float">
            <text:p>-0.0006015625</text:p>
          </table:table-cell>
          <table:table-cell table:formula="of:=[.AA$135]" office:value-type="float" office:value="63627196526304.4" calcext:value-type="float">
            <text:p>63627196526304.4</text:p>
          </table:table-cell>
          <table:table-cell table:style-name="ce10" table:formula="of:=([.AA132]-[.AA131])/1000" office:value-type="float" office:value="0" calcext:value-type="float">
            <text:p>0.0000</text:p>
          </table:table-cell>
          <table:table-cell table:style-name="ce10" table:formula="of:=[.AB132]+[.AC131]" office:value-type="float" office:value="266.6605" calcext:value-type="float">
            <text:p>266.6605</text:p>
          </table:table-cell>
          <table:table-cell table:style-name="ce33" table:formula="of:=[.AC132]-2*([.$B132]-1)" office:value-type="float" office:value="6.66050000000007" calcext:value-type="float">
            <text:p>6.6605</text:p>
          </table:table-cell>
          <table:table-cell table:style-name="Default" office:value-type="float" office:value="63627196991279.2" calcext:value-type="float">
            <text:p>63627196991279.2</text:p>
          </table:table-cell>
          <table:table-cell table:style-name="ce10" table:formula="of:=([.AE132]-[.AE131])/1000" office:value-type="float" office:value="1.9993046875" calcext:value-type="float">
            <text:p>1.9993</text:p>
          </table:table-cell>
          <table:table-cell table:style-name="ce10" table:formula="of:=[.AF132]+[.AG131]" office:value-type="float" office:value="259.9993046875" calcext:value-type="float">
            <text:p>259.9993</text:p>
          </table:table-cell>
          <table:table-cell table:style-name="ce40" table:formula="of:=[.AG132]-2*([.$B132]-1)" office:value-type="float" office:value="-0.000695312499999545" calcext:value-type="float">
            <text:p>-0.0006953125</text:p>
          </table:table-cell>
          <table:table-cell table:style-name="Default" office:value-type="float" office:value="63627197452264.2" calcext:value-type="float">
            <text:p>63627197452264.2</text:p>
          </table:table-cell>
          <table:table-cell table:style-name="ce10" table:formula="of:=([.AI132]-[.AI131])/1000" office:value-type="float" office:value="2.000703125" calcext:value-type="float">
            <text:p>2.0007</text:p>
          </table:table-cell>
          <table:table-cell table:style-name="ce10" table:formula="of:=[.AJ132]+[.AK131]" office:value-type="float" office:value="259.999203125" calcext:value-type="float">
            <text:p>259.9992</text:p>
          </table:table-cell>
          <table:table-cell table:style-name="ce48" table:formula="of:=[.AK132]-2*([.$B132]-1)" office:value-type="float" office:value="-0.000796875000048658" calcext:value-type="float">
            <text:p>-0.000796875</text:p>
          </table:table-cell>
          <table:table-cell table:style-name="Default" office:value-type="float" office:value="63627197931329.4" calcext:value-type="float">
            <text:p>63627197931329.4</text:p>
          </table:table-cell>
          <table:table-cell table:style-name="ce10" table:formula="of:=([.AM132]-[.AM131])/1000" office:value-type="float" office:value="2.0016015625" calcext:value-type="float">
            <text:p>2.0016</text:p>
          </table:table-cell>
          <table:table-cell table:style-name="ce10" table:formula="of:=[.AN132]+[.AO131]" office:value-type="float" office:value="260.0005" calcext:value-type="float">
            <text:p>260.0005</text:p>
          </table:table-cell>
          <table:table-cell table:style-name="ce54" table:formula="of:=[.AO132]-2*([.$B132]-1)" office:value-type="float" office:value="0.000499999999988177" calcext:value-type="float">
            <text:p>0.0005</text:p>
          </table:table-cell>
          <table:table-cell table:style-name="Default" office:value-type="float" office:value="63627198393307" calcext:value-type="float">
            <text:p>63627198393307</text:p>
          </table:table-cell>
          <table:table-cell table:style-name="ce10" table:formula="of:=([.AQ132]-[.AQ131])/1000" office:value-type="float" office:value="2.000703125" calcext:value-type="float">
            <text:p>2.0007</text:p>
          </table:table-cell>
          <table:table-cell table:style-name="ce10" table:formula="of:=[.AR132]+[.AS131]" office:value-type="float" office:value="259.9998984375" calcext:value-type="float">
            <text:p>259.9999</text:p>
          </table:table-cell>
          <table:table-cell table:style-name="ce60" table:formula="of:=[.AS132]-2*([.$B132]-1)" office:value-type="float" office:value="-0.000101562500049113" calcext:value-type="float">
            <text:p>-0.0001015625</text:p>
          </table:table-cell>
          <table:table-cell table:style-name="Default" office:value-type="float" office:value="63627198867049.7" calcext:value-type="float">
            <text:p>63627198867049.7</text:p>
          </table:table-cell>
          <table:table-cell table:style-name="ce10" table:formula="of:=([.AU132]-[.AU131])/1000" office:value-type="float" office:value="2.00140625" calcext:value-type="float">
            <text:p>2.0014</text:p>
          </table:table-cell>
          <table:table-cell table:style-name="ce10" table:formula="of:=[.AV132]+[.AW131]" office:value-type="float" office:value="259.999703125" calcext:value-type="float">
            <text:p>259.9997</text:p>
          </table:table-cell>
          <table:table-cell table:style-name="ce61" table:formula="of:=[.AW132]-2*([.$B132]-1)" office:value-type="float" office:value="-0.000296875000060481" calcext:value-type="float">
            <text:p>-0.000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32" calcext:value-type="float">
            <text:p>132</text:p>
          </table:table-cell>
          <table:table-cell office:value-type="float" office:value="63627193735594.9" calcext:value-type="float">
            <text:p>63627193735594.9</text:p>
          </table:table-cell>
          <table:table-cell table:formula="of:=([.C133]-[.C132])/1000" office:value-type="float" office:value="2.01915625" calcext:value-type="float">
            <text:p>2.0192</text:p>
          </table:table-cell>
          <table:table-cell table:formula="of:=[.D133]+[.E132]" office:value-type="float" office:value="262.0204765625" calcext:value-type="float">
            <text:p>262.0205</text:p>
          </table:table-cell>
          <table:table-cell table:style-name="ce12" table:formula="of:=[.E133]-2*([.$B133]-1)" office:value-type="float" office:value="0.0204765624999936" calcext:value-type="float">
            <text:p>0.0204765625</text:p>
          </table:table-cell>
          <table:table-cell table:style-name="Default" office:value-type="float" office:value="63627194200790.4" calcext:value-type="float">
            <text:p>63627194200790.4</text:p>
          </table:table-cell>
          <table:table-cell table:style-name="ce10" table:formula="of:=([.G133]-[.G132])/1000" office:value-type="float" office:value="1.9998984375" calcext:value-type="float">
            <text:p>1.9999</text:p>
          </table:table-cell>
          <table:table-cell table:style-name="ce10" table:formula="of:=[.H133]+[.I132]" office:value-type="float" office:value="261.997265625" calcext:value-type="float">
            <text:p>261.9973</text:p>
          </table:table-cell>
          <table:table-cell table:style-name="ce17" table:formula="of:=[.I133]-2*([.$B133]-1)" office:value-type="float" office:value="-0.00273437499987494" calcext:value-type="float">
            <text:p>-0.002734375</text:p>
          </table:table-cell>
          <table:table-cell table:style-name="Default" office:value-type="float" office:value="63627194665385.9" calcext:value-type="float">
            <text:p>63627194665385.9</text:p>
          </table:table-cell>
          <table:table-cell table:style-name="ce10" table:formula="of:=([.K133]-[.K132])/1000" office:value-type="float" office:value="1.9981953125" calcext:value-type="float">
            <text:p>1.9982</text:p>
          </table:table-cell>
          <table:table-cell table:style-name="ce10" table:formula="of:=[.L133]+[.M132]" office:value-type="float" office:value="261.9983984375" calcext:value-type="float">
            <text:p>261.9984</text:p>
          </table:table-cell>
          <table:table-cell table:style-name="ce21" table:formula="of:=[.M133]-2*([.$B133]-1)" office:value-type="float" office:value="-0.00160156249989996" calcext:value-type="float">
            <text:p>-0.0016015625</text:p>
          </table:table-cell>
          <table:table-cell table:style-name="Default" office:value-type="float" office:value="63627195138569" calcext:value-type="float">
            <text:p>63627195138569</text:p>
          </table:table-cell>
          <table:table-cell table:style-name="ce10" table:formula="of:=([.O133]-[.O132])/1000" office:value-type="float" office:value="2.3521015625" calcext:value-type="float">
            <text:p>2.3521</text:p>
          </table:table-cell>
          <table:table-cell table:style-name="ce10" table:formula="of:=[.P133]+[.Q132]" office:value-type="float" office:value="262.352296875" calcext:value-type="float">
            <text:p>262.3523</text:p>
          </table:table-cell>
          <table:table-cell table:style-name="ce25" table:formula="of:=[.Q133]-2*([.$B133]-1)" office:value-type="float" office:value="0.352296875000093" calcext:value-type="float">
            <text:p>0.352296875</text:p>
          </table:table-cell>
          <table:table-cell table:style-name="Default" office:value-type="float" office:value="63627195597204.4" calcext:value-type="float">
            <text:p>63627195597204.4</text:p>
          </table:table-cell>
          <table:table-cell table:style-name="ce10" table:formula="of:=([.S133]-[.S132])/1000" office:value-type="float" office:value="3.6075" calcext:value-type="float">
            <text:p>3.6075</text:p>
          </table:table-cell>
          <table:table-cell table:style-name="ce10" table:formula="of:=[.T133]+[.U132]" office:value-type="float" office:value="263.6056015625" calcext:value-type="float">
            <text:p>263.6056</text:p>
          </table:table-cell>
          <table:table-cell table:style-name="ce26" table:formula="of:=[.U133]-2*([.$B133]-1)" office:value-type="float" office:value="1.60560156250006" calcext:value-type="float">
            <text:p>1.6056015625</text:p>
          </table:table-cell>
          <table:table-cell table:formula="of:=[.W$139]" office:value-type="float" office:value="63627196075086.3" calcext:value-type="float">
            <text:p>63627196075086.3</text:p>
          </table:table-cell>
          <table:table-cell table:style-name="ce10" table:formula="of:=([.W133]-[.W132])/1000" office:value-type="float" office:value="13.998796875" calcext:value-type="float">
            <text:p>13.9988</text:p>
          </table:table-cell>
          <table:table-cell table:style-name="ce10" table:formula="of:=[.X133]+[.Y132]" office:value-type="float" office:value="273.9981953125" calcext:value-type="float">
            <text:p>273.9982</text:p>
          </table:table-cell>
          <table:table-cell table:style-name="ce29" table:formula="of:=[.Y133]-2*([.$B133]-1)" office:value-type="float" office:value="11.9981953125" calcext:value-type="float">
            <text:p>11.9981953125</text:p>
          </table:table-cell>
          <table:table-cell table:formula="of:=[.AA$135]" office:value-type="float" office:value="63627196526304.4" calcext:value-type="float">
            <text:p>63627196526304.4</text:p>
          </table:table-cell>
          <table:table-cell table:style-name="ce10" table:formula="of:=([.AA133]-[.AA132])/1000" office:value-type="float" office:value="0" calcext:value-type="float">
            <text:p>0.0000</text:p>
          </table:table-cell>
          <table:table-cell table:style-name="ce10" table:formula="of:=[.AB133]+[.AC132]" office:value-type="float" office:value="266.6605" calcext:value-type="float">
            <text:p>266.6605</text:p>
          </table:table-cell>
          <table:table-cell table:style-name="ce33" table:formula="of:=[.AC133]-2*([.$B133]-1)" office:value-type="float" office:value="4.66050000000007" calcext:value-type="float">
            <text:p>4.6605</text:p>
          </table:table-cell>
          <table:table-cell table:style-name="Default" office:value-type="float" office:value="63627196994255.2" calcext:value-type="float">
            <text:p>63627196994255.2</text:p>
          </table:table-cell>
          <table:table-cell table:style-name="ce10" table:formula="of:=([.AE133]-[.AE132])/1000" office:value-type="float" office:value="2.976" calcext:value-type="float">
            <text:p>2.9760</text:p>
          </table:table-cell>
          <table:table-cell table:style-name="ce10" table:formula="of:=[.AF133]+[.AG132]" office:value-type="float" office:value="262.9753046875" calcext:value-type="float">
            <text:p>262.9753</text:p>
          </table:table-cell>
          <table:table-cell table:style-name="ce40" table:formula="of:=[.AG133]-2*([.$B133]-1)" office:value-type="float" office:value="0.9753046875" calcext:value-type="float">
            <text:p>0.9753046875</text:p>
          </table:table-cell>
          <table:table-cell table:formula="of:=[.AI134]" office:value-type="float" office:value="63627197456551.1" calcext:value-type="float">
            <text:p>63627197456551.1</text:p>
          </table:table-cell>
          <table:table-cell table:style-name="ce10" table:formula="of:=([.AI133]-[.AI132])/1000" office:value-type="float" office:value="4.2868984375" calcext:value-type="float">
            <text:p>4.2869</text:p>
          </table:table-cell>
          <table:table-cell table:style-name="ce10" table:formula="of:=[.AJ133]+[.AK132]" office:value-type="float" office:value="264.2861015625" calcext:value-type="float">
            <text:p>264.2861</text:p>
          </table:table-cell>
          <table:table-cell table:style-name="ce48" table:formula="of:=[.AK133]-2*([.$B133]-1)" office:value-type="float" office:value="2.28610156249994" calcext:value-type="float">
            <text:p>2.2861015625</text:p>
          </table:table-cell>
          <table:table-cell table:style-name="Default" office:value-type="float" office:value="63627197935157.1" calcext:value-type="float">
            <text:p>63627197935157.1</text:p>
          </table:table-cell>
          <table:table-cell table:style-name="ce10" table:formula="of:=([.AM133]-[.AM132])/1000" office:value-type="float" office:value="3.827703125" calcext:value-type="float">
            <text:p>3.8277</text:p>
          </table:table-cell>
          <table:table-cell table:style-name="ce10" table:formula="of:=[.AN133]+[.AO132]" office:value-type="float" office:value="263.828203125" calcext:value-type="float">
            <text:p>263.8282</text:p>
          </table:table-cell>
          <table:table-cell table:style-name="ce54" table:formula="of:=[.AO133]-2*([.$B133]-1)" office:value-type="float" office:value="1.82820312500002" calcext:value-type="float">
            <text:p>1.828203125</text:p>
          </table:table-cell>
          <table:table-cell table:style-name="Default" office:value-type="float" office:value="63627198396388.3" calcext:value-type="float">
            <text:p>63627198396388.3</text:p>
          </table:table-cell>
          <table:table-cell table:style-name="ce10" table:formula="of:=([.AQ133]-[.AQ132])/1000" office:value-type="float" office:value="3.081296875" calcext:value-type="float">
            <text:p>3.0813</text:p>
          </table:table-cell>
          <table:table-cell table:style-name="ce10" table:formula="of:=[.AR133]+[.AS132]" office:value-type="float" office:value="263.0811953125" calcext:value-type="float">
            <text:p>263.0812</text:p>
          </table:table-cell>
          <table:table-cell table:style-name="ce60" table:formula="of:=[.AS133]-2*([.$B133]-1)" office:value-type="float" office:value="1.08119531249997" calcext:value-type="float">
            <text:p>1.0811953125</text:p>
          </table:table-cell>
          <table:table-cell table:style-name="Default" office:value-type="float" office:value="63627198869049.1" calcext:value-type="float">
            <text:p>63627198869049.1</text:p>
          </table:table-cell>
          <table:table-cell table:style-name="ce10" table:formula="of:=([.AU133]-[.AU132])/1000" office:value-type="float" office:value="1.9993984375" calcext:value-type="float">
            <text:p>1.9994</text:p>
          </table:table-cell>
          <table:table-cell table:style-name="ce10" table:formula="of:=[.AV133]+[.AW132]" office:value-type="float" office:value="261.9991015625" calcext:value-type="float">
            <text:p>261.9991</text:p>
          </table:table-cell>
          <table:table-cell table:style-name="ce61" table:formula="of:=[.AW133]-2*([.$B133]-1)" office:value-type="float" office:value="-0.000898437500040927" calcext:value-type="float">
            <text:p>-0.0008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33" calcext:value-type="float">
            <text:p>133</text:p>
          </table:table-cell>
          <table:table-cell office:value-type="float" office:value="63627193737573.7" calcext:value-type="float">
            <text:p>63627193737573.7</text:p>
          </table:table-cell>
          <table:table-cell table:formula="of:=([.C134]-[.C133])/1000" office:value-type="float" office:value="1.978765625" calcext:value-type="float">
            <text:p>1.9788</text:p>
          </table:table-cell>
          <table:table-cell table:formula="of:=[.D134]+[.E133]" office:value-type="float" office:value="263.9992421875" calcext:value-type="float">
            <text:p>263.9992</text:p>
          </table:table-cell>
          <table:table-cell table:style-name="ce12" table:formula="of:=[.E134]-2*([.$B134]-1)" office:value-type="float" office:value="-0.000757812500012278" calcext:value-type="float">
            <text:p>-0.0007578125</text:p>
          </table:table-cell>
          <table:table-cell table:style-name="Default" office:value-type="float" office:value="63627194202793" calcext:value-type="float">
            <text:p>63627194202793</text:p>
          </table:table-cell>
          <table:table-cell table:style-name="ce10" table:formula="of:=([.G134]-[.G133])/1000" office:value-type="float" office:value="2.0026015625" calcext:value-type="float">
            <text:p>2.0026</text:p>
          </table:table-cell>
          <table:table-cell table:style-name="ce10" table:formula="of:=[.H134]+[.I133]" office:value-type="float" office:value="263.9998671875" calcext:value-type="float">
            <text:p>263.9999</text:p>
          </table:table-cell>
          <table:table-cell table:style-name="ce17" table:formula="of:=[.I134]-2*([.$B134]-1)" office:value-type="float" office:value="-0.000132812499884949" calcext:value-type="float">
            <text:p>-0.0001328125</text:p>
          </table:table-cell>
          <table:table-cell table:style-name="Default" office:value-type="float" office:value="63627194667388.1" calcext:value-type="float">
            <text:p>63627194667388.1</text:p>
          </table:table-cell>
          <table:table-cell table:style-name="ce10" table:formula="of:=([.K134]-[.K133])/1000" office:value-type="float" office:value="2.002203125" calcext:value-type="float">
            <text:p>2.0022</text:p>
          </table:table-cell>
          <table:table-cell table:style-name="ce10" table:formula="of:=[.L134]+[.M133]" office:value-type="float" office:value="264.0006015625" calcext:value-type="float">
            <text:p>264.0006</text:p>
          </table:table-cell>
          <table:table-cell table:style-name="ce21" table:formula="of:=[.M134]-2*([.$B134]-1)" office:value-type="float" office:value="0.000601562500094133" calcext:value-type="float">
            <text:p>0.0006015625</text:p>
          </table:table-cell>
          <table:table-cell table:style-name="Default" office:value-type="float" office:value="63627195140216.4" calcext:value-type="float">
            <text:p>63627195140216.4</text:p>
          </table:table-cell>
          <table:table-cell table:style-name="ce10" table:formula="of:=([.O134]-[.O133])/1000" office:value-type="float" office:value="1.6473984375" calcext:value-type="float">
            <text:p>1.6474</text:p>
          </table:table-cell>
          <table:table-cell table:style-name="ce10" table:formula="of:=[.P134]+[.Q133]" office:value-type="float" office:value="263.9996953125" calcext:value-type="float">
            <text:p>263.9997</text:p>
          </table:table-cell>
          <table:table-cell table:style-name="ce25" table:formula="of:=[.Q134]-2*([.$B134]-1)" office:value-type="float" office:value="-0.000304687499919964" calcext:value-type="float">
            <text:p>-0.0003046875</text:p>
          </table:table-cell>
          <table:table-cell table:style-name="Default" office:value-type="float" office:value="63627195597597.4" calcext:value-type="float">
            <text:p>63627195597597.4</text:p>
          </table:table-cell>
          <table:table-cell table:style-name="ce10" table:formula="of:=([.S134]-[.S133])/1000" office:value-type="float" office:value="0.393" calcext:value-type="float">
            <text:p>0.3930</text:p>
          </table:table-cell>
          <table:table-cell table:style-name="ce10" table:formula="of:=[.T134]+[.U133]" office:value-type="float" office:value="263.9986015625" calcext:value-type="float">
            <text:p>263.9986</text:p>
          </table:table-cell>
          <table:table-cell table:style-name="ce26" table:formula="of:=[.U134]-2*([.$B134]-1)" office:value-type="float" office:value="-0.00139843749997226" calcext:value-type="float">
            <text:p>-0.0013984375</text:p>
          </table:table-cell>
          <table:table-cell table:formula="of:=[.W$139]" office:value-type="float" office:value="63627196075086.3" calcext:value-type="float">
            <text:p>63627196075086.3</text:p>
          </table:table-cell>
          <table:table-cell table:style-name="ce10" table:formula="of:=([.W134]-[.W133])/1000" office:value-type="float" office:value="0" calcext:value-type="float">
            <text:p>0.0000</text:p>
          </table:table-cell>
          <table:table-cell table:style-name="ce10" table:formula="of:=[.X134]+[.Y133]" office:value-type="float" office:value="273.9981953125" calcext:value-type="float">
            <text:p>273.9982</text:p>
          </table:table-cell>
          <table:table-cell table:style-name="ce29" table:formula="of:=[.Y134]-2*([.$B134]-1)" office:value-type="float" office:value="9.9981953125" calcext:value-type="float">
            <text:p>9.9981953125</text:p>
          </table:table-cell>
          <table:table-cell table:formula="of:=[.AA$135]" office:value-type="float" office:value="63627196526304.4" calcext:value-type="float">
            <text:p>63627196526304.4</text:p>
          </table:table-cell>
          <table:table-cell table:style-name="ce10" table:formula="of:=([.AA134]-[.AA133])/1000" office:value-type="float" office:value="0" calcext:value-type="float">
            <text:p>0.0000</text:p>
          </table:table-cell>
          <table:table-cell table:style-name="ce10" table:formula="of:=[.AB134]+[.AC133]" office:value-type="float" office:value="266.6605" calcext:value-type="float">
            <text:p>266.6605</text:p>
          </table:table-cell>
          <table:table-cell table:style-name="ce33" table:formula="of:=[.AC134]-2*([.$B134]-1)" office:value-type="float" office:value="2.66050000000007" calcext:value-type="float">
            <text:p>2.6605</text:p>
          </table:table-cell>
          <table:table-cell table:style-name="Default" office:value-type="float" office:value="63627196995280.8" calcext:value-type="float">
            <text:p>63627196995280.8</text:p>
          </table:table-cell>
          <table:table-cell table:style-name="ce10" table:formula="of:=([.AE134]-[.AE133])/1000" office:value-type="float" office:value="1.02559375" calcext:value-type="float">
            <text:p>1.0256</text:p>
          </table:table-cell>
          <table:table-cell table:style-name="ce10" table:formula="of:=[.AF134]+[.AG133]" office:value-type="float" office:value="264.0008984375" calcext:value-type="float">
            <text:p>264.0009</text:p>
          </table:table-cell>
          <table:table-cell table:style-name="ce40" table:formula="of:=[.AG134]-2*([.$B134]-1)" office:value-type="float" office:value="0.000898437499984084" calcext:value-type="float">
            <text:p>0.0008984375</text:p>
          </table:table-cell>
          <table:table-cell table:style-name="Default" office:value-type="float" office:value="63627197456551.1" calcext:value-type="float">
            <text:p>63627197456551.1</text:p>
          </table:table-cell>
          <table:table-cell table:style-name="ce10" table:formula="of:=([.AI134]-[.AI133])/1000" office:value-type="float" office:value="0" calcext:value-type="float">
            <text:p>0.0000</text:p>
          </table:table-cell>
          <table:table-cell table:style-name="ce10" table:formula="of:=[.AJ134]+[.AK133]" office:value-type="float" office:value="264.2861015625" calcext:value-type="float">
            <text:p>264.2861</text:p>
          </table:table-cell>
          <table:table-cell table:style-name="ce48" table:formula="of:=[.AK134]-2*([.$B134]-1)" office:value-type="float" office:value="0.286101562499937" calcext:value-type="float">
            <text:p>0.2861015625</text:p>
          </table:table-cell>
          <table:table-cell table:style-name="Default" office:value-type="float" office:value="63627197935328.8" calcext:value-type="float">
            <text:p>63627197935328.8</text:p>
          </table:table-cell>
          <table:table-cell table:style-name="ce10" table:formula="of:=([.AM134]-[.AM133])/1000" office:value-type="float" office:value="0.1716953125" calcext:value-type="float">
            <text:p>0.1717</text:p>
          </table:table-cell>
          <table:table-cell table:style-name="ce10" table:formula="of:=[.AN134]+[.AO133]" office:value-type="float" office:value="263.9998984375" calcext:value-type="float">
            <text:p>263.9999</text:p>
          </table:table-cell>
          <table:table-cell table:style-name="ce54" table:formula="of:=[.AO134]-2*([.$B134]-1)" office:value-type="float" office:value="-0.000101562499992269" calcext:value-type="float">
            <text:p>-0.0001015625</text:p>
          </table:table-cell>
          <table:table-cell table:style-name="Default" office:value-type="float" office:value="63627198397305.2" calcext:value-type="float">
            <text:p>63627198397305.2</text:p>
          </table:table-cell>
          <table:table-cell table:style-name="ce10" table:formula="of:=([.AQ134]-[.AQ133])/1000" office:value-type="float" office:value="0.91690625" calcext:value-type="float">
            <text:p>0.9169</text:p>
          </table:table-cell>
          <table:table-cell table:style-name="ce10" table:formula="of:=[.AR134]+[.AS133]" office:value-type="float" office:value="263.9981015625" calcext:value-type="float">
            <text:p>263.9981</text:p>
          </table:table-cell>
          <table:table-cell table:style-name="ce60" table:formula="of:=[.AS134]-2*([.$B134]-1)" office:value-type="float" office:value="-0.00189843750001728" calcext:value-type="float">
            <text:p>-0.0018984375</text:p>
          </table:table-cell>
          <table:table-cell table:style-name="Default" office:value-type="float" office:value="63627198871050.6" calcext:value-type="float">
            <text:p>63627198871050.6</text:p>
          </table:table-cell>
          <table:table-cell table:style-name="ce10" table:formula="of:=([.AU134]-[.AU133])/1000" office:value-type="float" office:value="2.0015" calcext:value-type="float">
            <text:p>2.0015</text:p>
          </table:table-cell>
          <table:table-cell table:style-name="ce10" table:formula="of:=[.AV134]+[.AW133]" office:value-type="float" office:value="264.0006015625" calcext:value-type="float">
            <text:p>264.0006</text:p>
          </table:table-cell>
          <table:table-cell table:style-name="ce61" table:formula="of:=[.AW134]-2*([.$B134]-1)" office:value-type="float" office:value="0.000601562499980446" calcext:value-type="float">
            <text:p>0.000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134" calcext:value-type="float">
            <text:p>134</text:p>
          </table:table-cell>
          <table:table-cell office:value-type="float" office:value="63627193739574.9" calcext:value-type="float">
            <text:p>63627193739574.9</text:p>
          </table:table-cell>
          <table:table-cell table:formula="of:=([.C135]-[.C134])/1000" office:value-type="float" office:value="2.001203125" calcext:value-type="float">
            <text:p>2.0012</text:p>
          </table:table-cell>
          <table:table-cell table:formula="of:=[.D135]+[.E134]" office:value-type="float" office:value="266.0004453125" calcext:value-type="float">
            <text:p>266.0004</text:p>
          </table:table-cell>
          <table:table-cell table:style-name="ce12" table:formula="of:=[.E135]-2*([.$B135]-1)" office:value-type="float" office:value="0.000445312500005457" calcext:value-type="float">
            <text:p>0.0004453125</text:p>
          </table:table-cell>
          <table:table-cell table:style-name="Default" office:value-type="float" office:value="63627194204792.6" calcext:value-type="float">
            <text:p>63627194204792.6</text:p>
          </table:table-cell>
          <table:table-cell table:style-name="ce10" table:formula="of:=([.G135]-[.G134])/1000" office:value-type="float" office:value="1.9996015625" calcext:value-type="float">
            <text:p>1.9996</text:p>
          </table:table-cell>
          <table:table-cell table:style-name="ce10" table:formula="of:=[.H135]+[.I134]" office:value-type="float" office:value="265.99946875" calcext:value-type="float">
            <text:p>265.9995</text:p>
          </table:table-cell>
          <table:table-cell table:style-name="ce17" table:formula="of:=[.I135]-2*([.$B135]-1)" office:value-type="float" office:value="-0.000531249999880856" calcext:value-type="float">
            <text:p>-0.00053125</text:p>
          </table:table-cell>
          <table:table-cell table:style-name="Default" office:value-type="float" office:value="63627194669386.7" calcext:value-type="float">
            <text:p>63627194669386.7</text:p>
          </table:table-cell>
          <table:table-cell table:style-name="ce10" table:formula="of:=([.K135]-[.K134])/1000" office:value-type="float" office:value="1.9986015625" calcext:value-type="float">
            <text:p>1.9986</text:p>
          </table:table-cell>
          <table:table-cell table:style-name="ce10" table:formula="of:=[.L135]+[.M134]" office:value-type="float" office:value="265.999203125" calcext:value-type="float">
            <text:p>265.9992</text:p>
          </table:table-cell>
          <table:table-cell table:style-name="ce21" table:formula="of:=[.M135]-2*([.$B135]-1)" office:value-type="float" office:value="-0.000796874999878128" calcext:value-type="float">
            <text:p>-0.000796875</text:p>
          </table:table-cell>
          <table:table-cell table:style-name="Default" office:value-type="float" office:value="63627195142216.8" calcext:value-type="float">
            <text:p>63627195142216.8</text:p>
          </table:table-cell>
          <table:table-cell table:style-name="ce10" table:formula="of:=([.O135]-[.O134])/1000" office:value-type="float" office:value="2.0003984375" calcext:value-type="float">
            <text:p>2.0004</text:p>
          </table:table-cell>
          <table:table-cell table:style-name="ce10" table:formula="of:=[.P135]+[.Q134]" office:value-type="float" office:value="266.00009375" calcext:value-type="float">
            <text:p>266.0001</text:p>
          </table:table-cell>
          <table:table-cell table:style-name="ce25" table:formula="of:=[.Q135]-2*([.$B135]-1)" office:value-type="float" office:value="0.0000937500000759428" calcext:value-type="float">
            <text:p>0.00009375</text:p>
          </table:table-cell>
          <table:table-cell table:style-name="Default" office:value-type="float" office:value="63627195599598.9" calcext:value-type="float">
            <text:p>63627195599598.9</text:p>
          </table:table-cell>
          <table:table-cell table:style-name="ce10" table:formula="of:=([.S135]-[.S134])/1000" office:value-type="float" office:value="2.0015" calcext:value-type="float">
            <text:p>2.0015</text:p>
          </table:table-cell>
          <table:table-cell table:style-name="ce10" table:formula="of:=[.T135]+[.U134]" office:value-type="float" office:value="266.0001015625" calcext:value-type="float">
            <text:p>266.0001</text:p>
          </table:table-cell>
          <table:table-cell table:style-name="ce26" table:formula="of:=[.U135]-2*([.$B135]-1)" office:value-type="float" office:value="0.000101562500049113" calcext:value-type="float">
            <text:p>0.0001015625</text:p>
          </table:table-cell>
          <table:table-cell table:formula="of:=[.W$139]" office:value-type="float" office:value="63627196075086.3" calcext:value-type="float">
            <text:p>63627196075086.3</text:p>
          </table:table-cell>
          <table:table-cell table:style-name="ce10" table:formula="of:=([.W135]-[.W134])/1000" office:value-type="float" office:value="0" calcext:value-type="float">
            <text:p>0.0000</text:p>
          </table:table-cell>
          <table:table-cell table:style-name="ce10" table:formula="of:=[.X135]+[.Y134]" office:value-type="float" office:value="273.9981953125" calcext:value-type="float">
            <text:p>273.9982</text:p>
          </table:table-cell>
          <table:table-cell table:style-name="ce29" table:formula="of:=[.Y135]-2*([.$B135]-1)" office:value-type="float" office:value="7.9981953125" calcext:value-type="float">
            <text:p>7.9981953125</text:p>
          </table:table-cell>
          <table:table-cell table:style-name="Default" office:value-type="float" office:value="63627196526304.4" calcext:value-type="float">
            <text:p>63627196526304.4</text:p>
          </table:table-cell>
          <table:table-cell table:style-name="ce10" table:formula="of:=([.AA135]-[.AA134])/1000" office:value-type="float" office:value="0" calcext:value-type="float">
            <text:p>0.0000</text:p>
          </table:table-cell>
          <table:table-cell table:style-name="ce10" table:formula="of:=[.AB135]+[.AC134]" office:value-type="float" office:value="266.6605" calcext:value-type="float">
            <text:p>266.6605</text:p>
          </table:table-cell>
          <table:table-cell table:style-name="ce37" table:formula="of:=[.AC135]-2*([.$B135]-1)" office:value-type="float" office:value="0.66050000000007" calcext:value-type="float">
            <text:p>0.6605</text:p>
          </table:table-cell>
          <table:table-cell table:style-name="Default" office:value-type="float" office:value="63627196997281.2" calcext:value-type="float">
            <text:p>63627196997281.2</text:p>
          </table:table-cell>
          <table:table-cell table:style-name="ce10" table:formula="of:=([.AE135]-[.AE134])/1000" office:value-type="float" office:value="2.00040625" calcext:value-type="float">
            <text:p>2.0004</text:p>
          </table:table-cell>
          <table:table-cell table:style-name="ce10" table:formula="of:=[.AF135]+[.AG134]" office:value-type="float" office:value="266.0013046875" calcext:value-type="float">
            <text:p>266.0013</text:p>
          </table:table-cell>
          <table:table-cell table:style-name="ce40" table:formula="of:=[.AG135]-2*([.$B135]-1)" office:value-type="float" office:value="0.00130468750001" calcext:value-type="float">
            <text:p>0.0013046875</text:p>
          </table:table-cell>
          <table:table-cell table:style-name="Default" office:value-type="float" office:value="63627197458264" calcext:value-type="float">
            <text:p>63627197458264</text:p>
          </table:table-cell>
          <table:table-cell table:style-name="ce10" table:formula="of:=([.AI135]-[.AI134])/1000" office:value-type="float" office:value="1.7128984375" calcext:value-type="float">
            <text:p>1.7129</text:p>
          </table:table-cell>
          <table:table-cell table:style-name="ce10" table:formula="of:=[.AJ135]+[.AK134]" office:value-type="float" office:value="265.999" calcext:value-type="float">
            <text:p>265.9990</text:p>
          </table:table-cell>
          <table:table-cell table:style-name="ce48" table:formula="of:=[.AK135]-2*([.$B135]-1)" office:value-type="float" office:value="-0.00100000000009004" calcext:value-type="float">
            <text:p>-0.001</text:p>
          </table:table-cell>
          <table:table-cell table:style-name="Default" office:value-type="float" office:value="63627197937330.1" calcext:value-type="float">
            <text:p>63627197937330.1</text:p>
          </table:table-cell>
          <table:table-cell table:style-name="ce10" table:formula="of:=([.AM135]-[.AM134])/1000" office:value-type="float" office:value="2.0013046875" calcext:value-type="float">
            <text:p>2.0013</text:p>
          </table:table-cell>
          <table:table-cell table:style-name="ce10" table:formula="of:=[.AN135]+[.AO134]" office:value-type="float" office:value="266.001203125" calcext:value-type="float">
            <text:p>266.0012</text:p>
          </table:table-cell>
          <table:table-cell table:style-name="ce54" table:formula="of:=[.AO135]-2*([.$B135]-1)" office:value-type="float" office:value="0.00120312500001774" calcext:value-type="float">
            <text:p>0.001203125</text:p>
          </table:table-cell>
          <table:table-cell table:style-name="Default" office:value-type="float" office:value="63627198399307.2" calcext:value-type="float">
            <text:p>63627198399307.2</text:p>
          </table:table-cell>
          <table:table-cell table:style-name="ce10" table:formula="of:=([.AQ135]-[.AQ134])/1000" office:value-type="float" office:value="2.002" calcext:value-type="float">
            <text:p>2.0020</text:p>
          </table:table-cell>
          <table:table-cell table:style-name="ce10" table:formula="of:=[.AR135]+[.AS134]" office:value-type="float" office:value="266.0001015625" calcext:value-type="float">
            <text:p>266.0001</text:p>
          </table:table-cell>
          <table:table-cell table:style-name="ce60" table:formula="of:=[.AS135]-2*([.$B135]-1)" office:value-type="float" office:value="0.000101562499992269" calcext:value-type="float">
            <text:p>0.0001015625</text:p>
          </table:table-cell>
          <table:table-cell table:style-name="Default" office:value-type="float" office:value="63627198873048.3" calcext:value-type="float">
            <text:p>63627198873048.3</text:p>
          </table:table-cell>
          <table:table-cell table:style-name="ce10" table:formula="of:=([.AU135]-[.AU134])/1000" office:value-type="float" office:value="1.9976953125" calcext:value-type="float">
            <text:p>1.9977</text:p>
          </table:table-cell>
          <table:table-cell table:style-name="ce10" table:formula="of:=[.AV135]+[.AW134]" office:value-type="float" office:value="265.998296875" calcext:value-type="float">
            <text:p>265.9983</text:p>
          </table:table-cell>
          <table:table-cell table:style-name="ce61" table:formula="of:=[.AW135]-2*([.$B135]-1)" office:value-type="float" office:value="-0.00170312500000591" calcext:value-type="float">
            <text:p>-0.001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11</text:p>
          </table:table-cell>
          <table:table-cell table:style-name="ce7" office:value-type="float" office:value="135" calcext:value-type="float">
            <text:p>135</text:p>
          </table:table-cell>
          <table:table-cell office:value-type="float" office:value="63627193741575.2" calcext:value-type="float">
            <text:p>63627193741575.2</text:p>
          </table:table-cell>
          <table:table-cell table:formula="of:=([.C136]-[.C135])/1000" office:value-type="float" office:value="2.000296875" calcext:value-type="float">
            <text:p>2.0003</text:p>
          </table:table-cell>
          <table:table-cell table:formula="of:=[.D136]+[.E135]" office:value-type="float" office:value="268.0007421875" calcext:value-type="float">
            <text:p>268.0007</text:p>
          </table:table-cell>
          <table:table-cell table:style-name="ce12" table:formula="of:=[.E136]-2*([.$B136]-1)" office:value-type="float" office:value="0.000742187500009095" calcext:value-type="float">
            <text:p>0.0007421875</text:p>
          </table:table-cell>
          <table:table-cell table:style-name="Default" office:value-type="float" office:value="63627194206791.6" calcext:value-type="float">
            <text:p>63627194206791.6</text:p>
          </table:table-cell>
          <table:table-cell table:style-name="ce10" table:formula="of:=([.G136]-[.G135])/1000" office:value-type="float" office:value="1.999" calcext:value-type="float">
            <text:p>1.9990</text:p>
          </table:table-cell>
          <table:table-cell table:style-name="ce10" table:formula="of:=[.H136]+[.I135]" office:value-type="float" office:value="267.99846875" calcext:value-type="float">
            <text:p>267.9985</text:p>
          </table:table-cell>
          <table:table-cell table:style-name="ce17" table:formula="of:=[.I136]-2*([.$B136]-1)" office:value-type="float" office:value="-0.00153124999985721" calcext:value-type="float">
            <text:p>-0.00153125</text:p>
          </table:table-cell>
          <table:table-cell table:style-name="Default" office:value-type="float" office:value="63627194671385.8" calcext:value-type="float">
            <text:p>63627194671385.8</text:p>
          </table:table-cell>
          <table:table-cell table:style-name="ce10" table:formula="of:=([.K136]-[.K135])/1000" office:value-type="float" office:value="1.99909375" calcext:value-type="float">
            <text:p>1.9991</text:p>
          </table:table-cell>
          <table:table-cell table:style-name="ce10" table:formula="of:=[.L136]+[.M135]" office:value-type="float" office:value="267.998296875" calcext:value-type="float">
            <text:p>267.9983</text:p>
          </table:table-cell>
          <table:table-cell table:style-name="ce21" table:formula="of:=[.M136]-2*([.$B136]-1)" office:value-type="float" office:value="-0.00170312499989223" calcext:value-type="float">
            <text:p>-0.001703125</text:p>
          </table:table-cell>
          <table:table-cell table:style-name="Default" office:value-type="float" office:value="63627195144215.3" calcext:value-type="float">
            <text:p>63627195144215.3</text:p>
          </table:table-cell>
          <table:table-cell table:style-name="ce10" table:formula="of:=([.O136]-[.O135])/1000" office:value-type="float" office:value="1.9985" calcext:value-type="float">
            <text:p>1.9985</text:p>
          </table:table-cell>
          <table:table-cell table:style-name="ce10" table:formula="of:=[.P136]+[.Q135]" office:value-type="float" office:value="267.99859375" calcext:value-type="float">
            <text:p>267.9986</text:p>
          </table:table-cell>
          <table:table-cell table:style-name="ce25" table:formula="of:=[.Q136]-2*([.$B136]-1)" office:value-type="float" office:value="-0.00140624999994543" calcext:value-type="float">
            <text:p>-0.00140625</text:p>
          </table:table-cell>
          <table:table-cell table:style-name="Default" office:value-type="float" office:value="63627195601596.8" calcext:value-type="float">
            <text:p>63627195601596.8</text:p>
          </table:table-cell>
          <table:table-cell table:style-name="ce10" table:formula="of:=([.S136]-[.S135])/1000" office:value-type="float" office:value="1.9978984375" calcext:value-type="float">
            <text:p>1.9979</text:p>
          </table:table-cell>
          <table:table-cell table:style-name="ce10" table:formula="of:=[.T136]+[.U135]" office:value-type="float" office:value="267.998" calcext:value-type="float">
            <text:p>267.9980</text:p>
          </table:table-cell>
          <table:table-cell table:style-name="ce26" table:formula="of:=[.U136]-2*([.$B136]-1)" office:value-type="float" office:value="-0.00199999999995271" calcext:value-type="float">
            <text:p>-0.002</text:p>
          </table:table-cell>
          <table:table-cell table:formula="of:=[.W$139]" office:value-type="float" office:value="63627196075086.3" calcext:value-type="float">
            <text:p>63627196075086.3</text:p>
          </table:table-cell>
          <table:table-cell table:style-name="ce10" table:formula="of:=([.W136]-[.W135])/1000" office:value-type="float" office:value="0" calcext:value-type="float">
            <text:p>0.0000</text:p>
          </table:table-cell>
          <table:table-cell table:style-name="ce10" table:formula="of:=[.X136]+[.Y135]" office:value-type="float" office:value="273.9981953125" calcext:value-type="float">
            <text:p>273.9982</text:p>
          </table:table-cell>
          <table:table-cell table:style-name="ce29" table:formula="of:=[.Y136]-2*([.$B136]-1)" office:value-type="float" office:value="5.9981953125" calcext:value-type="float">
            <text:p>5.9981953125</text:p>
          </table:table-cell>
          <table:table-cell table:style-name="Default" office:value-type="float" office:value="63627196527642" calcext:value-type="float">
            <text:p>63627196527642</text:p>
          </table:table-cell>
          <table:table-cell table:style-name="ce10" table:formula="of:=([.AA136]-[.AA135])/1000" office:value-type="float" office:value="1.3376015625" calcext:value-type="float">
            <text:p>1.3376</text:p>
          </table:table-cell>
          <table:table-cell table:style-name="ce10" table:formula="of:=[.AB136]+[.AC135]" office:value-type="float" office:value="267.9981015625" calcext:value-type="float">
            <text:p>267.9981</text:p>
          </table:table-cell>
          <table:table-cell table:style-name="ce38" table:formula="of:=[.AC136]-2*([.$B136]-1)" office:value-type="float" office:value="-0.00189843749990359" calcext:value-type="float">
            <text:p>-0.0018984375</text:p>
          </table:table-cell>
          <table:table-cell table:style-name="Default" office:value-type="float" office:value="63627196999278.5" calcext:value-type="float">
            <text:p>63627196999278.5</text:p>
          </table:table-cell>
          <table:table-cell table:style-name="ce10" table:formula="of:=([.AE136]-[.AE135])/1000" office:value-type="float" office:value="1.997296875" calcext:value-type="float">
            <text:p>1.9973</text:p>
          </table:table-cell>
          <table:table-cell table:style-name="ce10" table:formula="of:=[.AF136]+[.AG135]" office:value-type="float" office:value="267.9986015625" calcext:value-type="float">
            <text:p>267.9986</text:p>
          </table:table-cell>
          <table:table-cell table:style-name="ce40" table:formula="of:=[.AG136]-2*([.$B136]-1)" office:value-type="float" office:value="-0.00139843749997226" calcext:value-type="float">
            <text:p>-0.0013984375</text:p>
          </table:table-cell>
          <table:table-cell table:style-name="Default" office:value-type="float" office:value="63627197460264.6" calcext:value-type="float">
            <text:p>63627197460264.6</text:p>
          </table:table-cell>
          <table:table-cell table:style-name="ce10" table:formula="of:=([.AI136]-[.AI135])/1000" office:value-type="float" office:value="2.0006015625" calcext:value-type="float">
            <text:p>2.0006</text:p>
          </table:table-cell>
          <table:table-cell table:style-name="ce10" table:formula="of:=[.AJ136]+[.AK135]" office:value-type="float" office:value="267.9996015625" calcext:value-type="float">
            <text:p>267.9996</text:p>
          </table:table-cell>
          <table:table-cell table:style-name="ce49" table:formula="of:=[.AK136]-2*([.$B136]-1)" office:value-type="float" office:value="-0.000398437500109594" calcext:value-type="float">
            <text:p>-0.0003984375</text:p>
          </table:table-cell>
          <table:table-cell table:style-name="Default" office:value-type="float" office:value="63627197939327.9" calcext:value-type="float">
            <text:p>63627197939327.9</text:p>
          </table:table-cell>
          <table:table-cell table:style-name="ce10" table:formula="of:=([.AM136]-[.AM135])/1000" office:value-type="float" office:value="1.997796875" calcext:value-type="float">
            <text:p>1.9978</text:p>
          </table:table-cell>
          <table:table-cell table:style-name="ce10" table:formula="of:=[.AN136]+[.AO135]" office:value-type="float" office:value="267.999" calcext:value-type="float">
            <text:p>267.9990</text:p>
          </table:table-cell>
          <table:table-cell table:style-name="ce54" table:formula="of:=[.AO136]-2*([.$B136]-1)" office:value-type="float" office:value="-0.000999999999976353" calcext:value-type="float">
            <text:p>-0.001</text:p>
          </table:table-cell>
          <table:table-cell table:style-name="Default" office:value-type="float" office:value="63627198401306.2" calcext:value-type="float">
            <text:p>63627198401306.2</text:p>
          </table:table-cell>
          <table:table-cell table:style-name="ce10" table:formula="of:=([.AQ136]-[.AQ135])/1000" office:value-type="float" office:value="1.999" calcext:value-type="float">
            <text:p>1.9990</text:p>
          </table:table-cell>
          <table:table-cell table:style-name="ce10" table:formula="of:=[.AR136]+[.AS135]" office:value-type="float" office:value="267.9991015625" calcext:value-type="float">
            <text:p>267.9991</text:p>
          </table:table-cell>
          <table:table-cell table:style-name="ce60" table:formula="of:=[.AS136]-2*([.$B136]-1)" office:value-type="float" office:value="-0.000898437499984084" calcext:value-type="float">
            <text:p>-0.0008984375</text:p>
          </table:table-cell>
          <table:table-cell table:style-name="Default" office:value-type="float" office:value="63627198875048.4" calcext:value-type="float">
            <text:p>63627198875048.4</text:p>
          </table:table-cell>
          <table:table-cell table:style-name="ce10" table:formula="of:=([.AU136]-[.AU135])/1000" office:value-type="float" office:value="2.0001015625" calcext:value-type="float">
            <text:p>2.0001</text:p>
          </table:table-cell>
          <table:table-cell table:style-name="ce10" table:formula="of:=[.AV136]+[.AW135]" office:value-type="float" office:value="267.9983984375" calcext:value-type="float">
            <text:p>267.9984</text:p>
          </table:table-cell>
          <table:table-cell table:style-name="ce61" table:formula="of:=[.AW136]-2*([.$B136]-1)" office:value-type="float" office:value="-0.00160156250001364" calcext:value-type="float">
            <text:p>-0.001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7" office:value-type="float" office:value="136" calcext:value-type="float">
            <text:p>136</text:p>
          </table:table-cell>
          <table:table-cell office:value-type="float" office:value="63627193743575.7" calcext:value-type="float">
            <text:p>63627193743575.7</text:p>
          </table:table-cell>
          <table:table-cell table:formula="of:=([.C137]-[.C136])/1000" office:value-type="float" office:value="2.000515625" calcext:value-type="float">
            <text:p>2.0005</text:p>
          </table:table-cell>
          <table:table-cell table:formula="of:=[.D137]+[.E136]" office:value-type="float" office:value="270.0012578125" calcext:value-type="float">
            <text:p>270.0013</text:p>
          </table:table-cell>
          <table:table-cell table:style-name="ce12" table:formula="of:=[.E137]-2*([.$B137]-1)" office:value-type="float" office:value="0.00125781250000045" calcext:value-type="float">
            <text:p>0.0012578125</text:p>
          </table:table-cell>
          <table:table-cell table:style-name="Default" office:value-type="float" office:value="63627194208790.5" calcext:value-type="float">
            <text:p>63627194208790.5</text:p>
          </table:table-cell>
          <table:table-cell table:style-name="ce10" table:formula="of:=([.G137]-[.G136])/1000" office:value-type="float" office:value="1.9988984375" calcext:value-type="float">
            <text:p>1.9989</text:p>
          </table:table-cell>
          <table:table-cell table:style-name="ce10" table:formula="of:=[.H137]+[.I136]" office:value-type="float" office:value="269.9973671875" calcext:value-type="float">
            <text:p>269.9974</text:p>
          </table:table-cell>
          <table:table-cell table:style-name="ce17" table:formula="of:=[.I137]-2*([.$B137]-1)" office:value-type="float" office:value="-0.00263281249988268" calcext:value-type="float">
            <text:p>-0.0026328125</text:p>
          </table:table-cell>
          <table:table-cell table:style-name="Default" office:value-type="float" office:value="63627194673385.6" calcext:value-type="float">
            <text:p>63627194673385.6</text:p>
          </table:table-cell>
          <table:table-cell table:style-name="ce10" table:formula="of:=([.K137]-[.K136])/1000" office:value-type="float" office:value="1.9998046875" calcext:value-type="float">
            <text:p>1.9998</text:p>
          </table:table-cell>
          <table:table-cell table:style-name="ce10" table:formula="of:=[.L137]+[.M136]" office:value-type="float" office:value="269.9981015625" calcext:value-type="float">
            <text:p>269.9981</text:p>
          </table:table-cell>
          <table:table-cell table:style-name="ce21" table:formula="of:=[.M137]-2*([.$B137]-1)" office:value-type="float" office:value="-0.00189843749990359" calcext:value-type="float">
            <text:p>-0.0018984375</text:p>
          </table:table-cell>
          <table:table-cell table:style-name="Default" office:value-type="float" office:value="63627195146217.1" calcext:value-type="float">
            <text:p>63627195146217.1</text:p>
          </table:table-cell>
          <table:table-cell table:style-name="ce10" table:formula="of:=([.O137]-[.O136])/1000" office:value-type="float" office:value="2.0018046875" calcext:value-type="float">
            <text:p>2.0018</text:p>
          </table:table-cell>
          <table:table-cell table:style-name="ce10" table:formula="of:=[.P137]+[.Q136]" office:value-type="float" office:value="270.0003984375" calcext:value-type="float">
            <text:p>270.0004</text:p>
          </table:table-cell>
          <table:table-cell table:style-name="ce25" table:formula="of:=[.Q137]-2*([.$B137]-1)" office:value-type="float" office:value="0.000398437500052751" calcext:value-type="float">
            <text:p>0.0003984375</text:p>
          </table:table-cell>
          <table:table-cell table:style-name="Default" office:value-type="float" office:value="63627195603599.6" calcext:value-type="float">
            <text:p>63627195603599.6</text:p>
          </table:table-cell>
          <table:table-cell table:style-name="ce10" table:formula="of:=([.S137]-[.S136])/1000" office:value-type="float" office:value="2.0028046875" calcext:value-type="float">
            <text:p>2.0028</text:p>
          </table:table-cell>
          <table:table-cell table:style-name="ce10" table:formula="of:=[.T137]+[.U136]" office:value-type="float" office:value="270.0008046875" calcext:value-type="float">
            <text:p>270.0008</text:p>
          </table:table-cell>
          <table:table-cell table:style-name="ce26" table:formula="of:=[.U137]-2*([.$B137]-1)" office:value-type="float" office:value="0.000804687500021828" calcext:value-type="float">
            <text:p>0.0008046875</text:p>
          </table:table-cell>
          <table:table-cell table:formula="of:=[.W$139]" office:value-type="float" office:value="63627196075086.3" calcext:value-type="float">
            <text:p>63627196075086.3</text:p>
          </table:table-cell>
          <table:table-cell table:style-name="ce10" table:formula="of:=([.W137]-[.W136])/1000" office:value-type="float" office:value="0" calcext:value-type="float">
            <text:p>0.0000</text:p>
          </table:table-cell>
          <table:table-cell table:style-name="ce10" table:formula="of:=[.X137]+[.Y136]" office:value-type="float" office:value="273.9981953125" calcext:value-type="float">
            <text:p>273.9982</text:p>
          </table:table-cell>
          <table:table-cell table:style-name="ce29" table:formula="of:=[.Y137]-2*([.$B137]-1)" office:value-type="float" office:value="3.9981953125" calcext:value-type="float">
            <text:p>3.9981953125</text:p>
          </table:table-cell>
          <table:table-cell table:formula="of:=[.AA138]" office:value-type="float" office:value="63627196533591.5" calcext:value-type="float">
            <text:p>63627196533591.5</text:p>
          </table:table-cell>
          <table:table-cell table:style-name="ce10" table:formula="of:=([.AA137]-[.AA136])/1000" office:value-type="float" office:value="5.9495" calcext:value-type="float">
            <text:p>5.9495</text:p>
          </table:table-cell>
          <table:table-cell table:style-name="ce10" table:formula="of:=[.AB137]+[.AC136]" office:value-type="float" office:value="273.9476015625" calcext:value-type="float">
            <text:p>273.9476</text:p>
          </table:table-cell>
          <table:table-cell table:style-name="ce33" table:formula="of:=[.AC137]-2*([.$B137]-1)" office:value-type="float" office:value="3.9476015625001" calcext:value-type="float">
            <text:p>3.9476015625</text:p>
          </table:table-cell>
          <table:table-cell table:style-name="Default" office:value-type="float" office:value="63627197001277.9" calcext:value-type="float">
            <text:p>63627197001277.9</text:p>
          </table:table-cell>
          <table:table-cell table:style-name="ce10" table:formula="of:=([.AE137]-[.AE136])/1000" office:value-type="float" office:value="1.9993984375" calcext:value-type="float">
            <text:p>1.9994</text:p>
          </table:table-cell>
          <table:table-cell table:style-name="ce10" table:formula="of:=[.AF137]+[.AG136]" office:value-type="float" office:value="269.998" calcext:value-type="float">
            <text:p>269.9980</text:p>
          </table:table-cell>
          <table:table-cell table:style-name="ce40" table:formula="of:=[.AG137]-2*([.$B137]-1)" office:value-type="float" office:value="-0.00199999999995271" calcext:value-type="float">
            <text:p>-0.002</text:p>
          </table:table-cell>
          <table:table-cell table:style-name="Default" office:value-type="float" office:value="63627197462263.5" calcext:value-type="float">
            <text:p>63627197462263.5</text:p>
          </table:table-cell>
          <table:table-cell table:style-name="ce10" table:formula="of:=([.AI137]-[.AI136])/1000" office:value-type="float" office:value="1.9988984375" calcext:value-type="float">
            <text:p>1.9989</text:p>
          </table:table-cell>
          <table:table-cell table:style-name="ce10" table:formula="of:=[.AJ137]+[.AK136]" office:value-type="float" office:value="269.9985" calcext:value-type="float">
            <text:p>269.9985</text:p>
          </table:table-cell>
          <table:table-cell table:style-name="ce50" table:formula="of:=[.AK137]-2*([.$B137]-1)" office:value-type="float" office:value="-0.00150000000013506" calcext:value-type="float">
            <text:p>-0.0015</text:p>
          </table:table-cell>
          <table:table-cell table:style-name="Default" office:value-type="float" office:value="63627197941329.8" calcext:value-type="float">
            <text:p>63627197941329.8</text:p>
          </table:table-cell>
          <table:table-cell table:style-name="ce10" table:formula="of:=([.AM137]-[.AM136])/1000" office:value-type="float" office:value="2.0018984375" calcext:value-type="float">
            <text:p>2.0019</text:p>
          </table:table-cell>
          <table:table-cell table:style-name="ce10" table:formula="of:=[.AN137]+[.AO136]" office:value-type="float" office:value="270.0008984375" calcext:value-type="float">
            <text:p>270.0009</text:p>
          </table:table-cell>
          <table:table-cell table:style-name="ce54" table:formula="of:=[.AO137]-2*([.$B137]-1)" office:value-type="float" office:value="0.000898437500040927" calcext:value-type="float">
            <text:p>0.0008984375</text:p>
          </table:table-cell>
          <table:table-cell table:style-name="Default" office:value-type="float" office:value="63627198403305" calcext:value-type="float">
            <text:p>63627198403305</text:p>
          </table:table-cell>
          <table:table-cell table:style-name="ce10" table:formula="of:=([.AQ137]-[.AQ136])/1000" office:value-type="float" office:value="1.998796875" calcext:value-type="float">
            <text:p>1.9988</text:p>
          </table:table-cell>
          <table:table-cell table:style-name="ce10" table:formula="of:=[.AR137]+[.AS136]" office:value-type="float" office:value="269.9978984375" calcext:value-type="float">
            <text:p>269.9979</text:p>
          </table:table-cell>
          <table:table-cell table:style-name="ce60" table:formula="of:=[.AS137]-2*([.$B137]-1)" office:value-type="float" office:value="-0.00210156250000182" calcext:value-type="float">
            <text:p>-0.0021015625</text:p>
          </table:table-cell>
          <table:table-cell table:style-name="Default" office:value-type="float" office:value="63627198877047.9" calcext:value-type="float">
            <text:p>63627198877047.9</text:p>
          </table:table-cell>
          <table:table-cell table:style-name="ce10" table:formula="of:=([.AU137]-[.AU136])/1000" office:value-type="float" office:value="1.9995" calcext:value-type="float">
            <text:p>1.9995</text:p>
          </table:table-cell>
          <table:table-cell table:style-name="ce10" table:formula="of:=[.AV137]+[.AW136]" office:value-type="float" office:value="269.9978984375" calcext:value-type="float">
            <text:p>269.9979</text:p>
          </table:table-cell>
          <table:table-cell table:style-name="ce61" table:formula="of:=[.AW137]-2*([.$B137]-1)" office:value-type="float" office:value="-0.00210156250000182" calcext:value-type="float">
            <text:p>-0.0021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37" calcext:value-type="float">
            <text:p>137</text:p>
          </table:table-cell>
          <table:table-cell office:value-type="float" office:value="63627193745574.2" calcext:value-type="float">
            <text:p>63627193745574.2</text:p>
          </table:table-cell>
          <table:table-cell table:formula="of:=([.C138]-[.C137])/1000" office:value-type="float" office:value="1.9985" calcext:value-type="float">
            <text:p>1.9985</text:p>
          </table:table-cell>
          <table:table-cell table:formula="of:=[.D138]+[.E137]" office:value-type="float" office:value="271.9997578125" calcext:value-type="float">
            <text:p>271.9998</text:p>
          </table:table-cell>
          <table:table-cell table:style-name="ce12" table:formula="of:=[.E138]-2*([.$B138]-1)" office:value-type="float" office:value="-0.000242187500020918" calcext:value-type="float">
            <text:p>-0.0002421875</text:p>
          </table:table-cell>
          <table:table-cell table:style-name="Default" office:value-type="float" office:value="63627194210793.3" calcext:value-type="float">
            <text:p>63627194210793.3</text:p>
          </table:table-cell>
          <table:table-cell table:style-name="ce10" table:formula="of:=([.G138]-[.G137])/1000" office:value-type="float" office:value="2.002796875" calcext:value-type="float">
            <text:p>2.0028</text:p>
          </table:table-cell>
          <table:table-cell table:style-name="ce10" table:formula="of:=[.H138]+[.I137]" office:value-type="float" office:value="272.0001640625" calcext:value-type="float">
            <text:p>272.0002</text:p>
          </table:table-cell>
          <table:table-cell table:style-name="ce17" table:formula="of:=[.I138]-2*([.$B138]-1)" office:value-type="float" office:value="0.000164062500118689" calcext:value-type="float">
            <text:p>0.0001640625</text:p>
          </table:table-cell>
          <table:table-cell table:style-name="Default" office:value-type="float" office:value="63627194675385.6" calcext:value-type="float">
            <text:p>63627194675385.6</text:p>
          </table:table-cell>
          <table:table-cell table:style-name="ce10" table:formula="of:=([.K138]-[.K137])/1000" office:value-type="float" office:value="2" calcext:value-type="float">
            <text:p>2.0000</text:p>
          </table:table-cell>
          <table:table-cell table:style-name="ce10" table:formula="of:=[.L138]+[.M137]" office:value-type="float" office:value="271.9981015625" calcext:value-type="float">
            <text:p>271.9981</text:p>
          </table:table-cell>
          <table:table-cell table:style-name="ce21" table:formula="of:=[.M138]-2*([.$B138]-1)" office:value-type="float" office:value="-0.00189843749990359" calcext:value-type="float">
            <text:p>-0.0018984375</text:p>
          </table:table-cell>
          <table:table-cell table:style-name="Default" office:value-type="float" office:value="63627195148216.7" calcext:value-type="float">
            <text:p>63627195148216.7</text:p>
          </table:table-cell>
          <table:table-cell table:style-name="ce10" table:formula="of:=([.O138]-[.O137])/1000" office:value-type="float" office:value="1.9996015625" calcext:value-type="float">
            <text:p>1.9996</text:p>
          </table:table-cell>
          <table:table-cell table:style-name="ce10" table:formula="of:=[.P138]+[.Q137]" office:value-type="float" office:value="272" calcext:value-type="float">
            <text:p>272.0000</text:p>
          </table:table-cell>
          <table:table-cell table:style-name="ce25" table:formula="of:=[.Q138]-2*([.$B138]-1)" office:value-type="float" office:value="0" calcext:value-type="float">
            <text:p>0</text:p>
          </table:table-cell>
          <table:table-cell table:style-name="Default" office:value-type="float" office:value="63627195605597" calcext:value-type="float">
            <text:p>63627195605597</text:p>
          </table:table-cell>
          <table:table-cell table:style-name="ce10" table:formula="of:=([.S138]-[.S137])/1000" office:value-type="float" office:value="1.9973984375" calcext:value-type="float">
            <text:p>1.9974</text:p>
          </table:table-cell>
          <table:table-cell table:style-name="ce10" table:formula="of:=[.T138]+[.U137]" office:value-type="float" office:value="271.998203125" calcext:value-type="float">
            <text:p>271.9982</text:p>
          </table:table-cell>
          <table:table-cell table:style-name="ce26" table:formula="of:=[.U138]-2*([.$B138]-1)" office:value-type="float" office:value="-0.00179687499996817" calcext:value-type="float">
            <text:p>-0.001796875</text:p>
          </table:table-cell>
          <table:table-cell table:formula="of:=[.W$139]" office:value-type="float" office:value="63627196075086.3" calcext:value-type="float">
            <text:p>63627196075086.3</text:p>
          </table:table-cell>
          <table:table-cell table:style-name="ce10" table:formula="of:=([.W138]-[.W137])/1000" office:value-type="float" office:value="0" calcext:value-type="float">
            <text:p>0.0000</text:p>
          </table:table-cell>
          <table:table-cell table:style-name="ce10" table:formula="of:=[.X138]+[.Y137]" office:value-type="float" office:value="273.9981953125" calcext:value-type="float">
            <text:p>273.9982</text:p>
          </table:table-cell>
          <table:table-cell table:style-name="ce29" table:formula="of:=[.Y138]-2*([.$B138]-1)" office:value-type="float" office:value="1.9981953125" calcext:value-type="float">
            <text:p>1.9981953125</text:p>
          </table:table-cell>
          <table:table-cell table:style-name="Default" office:value-type="float" office:value="63627196533591.5" calcext:value-type="float">
            <text:p>63627196533591.5</text:p>
          </table:table-cell>
          <table:table-cell table:style-name="ce10" table:formula="of:=([.AA138]-[.AA137])/1000" office:value-type="float" office:value="0" calcext:value-type="float">
            <text:p>0.0000</text:p>
          </table:table-cell>
          <table:table-cell table:style-name="ce10" table:formula="of:=[.AB138]+[.AC137]" office:value-type="float" office:value="273.9476015625" calcext:value-type="float">
            <text:p>273.9476</text:p>
          </table:table-cell>
          <table:table-cell table:style-name="ce37" table:formula="of:=[.AC138]-2*([.$B138]-1)" office:value-type="float" office:value="1.9476015625001" calcext:value-type="float">
            <text:p>1.9476015625</text:p>
          </table:table-cell>
          <table:table-cell table:style-name="Default" office:value-type="float" office:value="63627197003280.7" calcext:value-type="float">
            <text:p>63627197003280.7</text:p>
          </table:table-cell>
          <table:table-cell table:style-name="ce10" table:formula="of:=([.AE138]-[.AE137])/1000" office:value-type="float" office:value="2.0028046875" calcext:value-type="float">
            <text:p>2.0028</text:p>
          </table:table-cell>
          <table:table-cell table:style-name="ce10" table:formula="of:=[.AF138]+[.AG137]" office:value-type="float" office:value="272.0008046875" calcext:value-type="float">
            <text:p>272.0008</text:p>
          </table:table-cell>
          <table:table-cell table:style-name="ce40" table:formula="of:=[.AG138]-2*([.$B138]-1)" office:value-type="float" office:value="0.000804687500021828" calcext:value-type="float">
            <text:p>0.0008046875</text:p>
          </table:table-cell>
          <table:table-cell table:style-name="Default" office:value-type="float" office:value="63627197464264.1" calcext:value-type="float">
            <text:p>63627197464264.1</text:p>
          </table:table-cell>
          <table:table-cell table:style-name="ce10" table:formula="of:=([.AI138]-[.AI137])/1000" office:value-type="float" office:value="2.0006015625" calcext:value-type="float">
            <text:p>2.0006</text:p>
          </table:table-cell>
          <table:table-cell table:style-name="ce10" table:formula="of:=[.AJ138]+[.AK137]" office:value-type="float" office:value="271.9991015625" calcext:value-type="float">
            <text:p>271.9991</text:p>
          </table:table-cell>
          <table:table-cell table:style-name="ce50" table:formula="of:=[.AK138]-2*([.$B138]-1)" office:value-type="float" office:value="-0.000898437500154614" calcext:value-type="float">
            <text:p>-0.0008984375</text:p>
          </table:table-cell>
          <table:table-cell table:style-name="Default" office:value-type="float" office:value="63627197943327" calcext:value-type="float">
            <text:p>63627197943327</text:p>
          </table:table-cell>
          <table:table-cell table:style-name="ce10" table:formula="of:=([.AM138]-[.AM137])/1000" office:value-type="float" office:value="1.997203125" calcext:value-type="float">
            <text:p>1.9972</text:p>
          </table:table-cell>
          <table:table-cell table:style-name="ce10" table:formula="of:=[.AN138]+[.AO137]" office:value-type="float" office:value="271.9981015625" calcext:value-type="float">
            <text:p>271.9981</text:p>
          </table:table-cell>
          <table:table-cell table:style-name="ce54" table:formula="of:=[.AO138]-2*([.$B138]-1)" office:value-type="float" office:value="-0.00189843749996044" calcext:value-type="float">
            <text:p>-0.0018984375</text:p>
          </table:table-cell>
          <table:table-cell table:style-name="Default" office:value-type="float" office:value="63627198405305.8" calcext:value-type="float">
            <text:p>63627198405305.8</text:p>
          </table:table-cell>
          <table:table-cell table:style-name="ce10" table:formula="of:=([.AQ138]-[.AQ137])/1000" office:value-type="float" office:value="2.000796875" calcext:value-type="float">
            <text:p>2.0008</text:p>
          </table:table-cell>
          <table:table-cell table:style-name="ce10" table:formula="of:=[.AR138]+[.AS137]" office:value-type="float" office:value="271.9986953125" calcext:value-type="float">
            <text:p>271.9987</text:p>
          </table:table-cell>
          <table:table-cell table:style-name="ce60" table:formula="of:=[.AS138]-2*([.$B138]-1)" office:value-type="float" office:value="-0.00130468750001" calcext:value-type="float">
            <text:p>-0.0013046875</text:p>
          </table:table-cell>
          <table:table-cell table:style-name="Default" office:value-type="float" office:value="63627198879048.7" calcext:value-type="float">
            <text:p>63627198879048.7</text:p>
          </table:table-cell>
          <table:table-cell table:style-name="ce10" table:formula="of:=([.AU138]-[.AU137])/1000" office:value-type="float" office:value="2.0008046875" calcext:value-type="float">
            <text:p>2.0008</text:p>
          </table:table-cell>
          <table:table-cell table:style-name="ce10" table:formula="of:=[.AV138]+[.AW137]" office:value-type="float" office:value="271.998703125" calcext:value-type="float">
            <text:p>271.9987</text:p>
          </table:table-cell>
          <table:table-cell table:style-name="ce61" table:formula="of:=[.AW138]-2*([.$B138]-1)" office:value-type="float" office:value="-0.00129687499997999" calcext:value-type="float">
            <text:p>-0.0012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38" calcext:value-type="float">
            <text:p>138</text:p>
          </table:table-cell>
          <table:table-cell office:value-type="float" office:value="63627193747573.8" calcext:value-type="float">
            <text:p>63627193747573.8</text:p>
          </table:table-cell>
          <table:table-cell table:formula="of:=([.C139]-[.C138])/1000" office:value-type="float" office:value="1.999609375" calcext:value-type="float">
            <text:p>1.9996</text:p>
          </table:table-cell>
          <table:table-cell table:formula="of:=[.D139]+[.E138]" office:value-type="float" office:value="273.9993671875" calcext:value-type="float">
            <text:p>273.9994</text:p>
          </table:table-cell>
          <table:table-cell table:style-name="ce12" table:formula="of:=[.E139]-2*([.$B139]-1)" office:value-type="float" office:value="-0.000632812500043656" calcext:value-type="float">
            <text:p>-0.0006328125</text:p>
          </table:table-cell>
          <table:table-cell table:style-name="Default" office:value-type="float" office:value="63627194212791.8" calcext:value-type="float">
            <text:p>63627194212791.8</text:p>
          </table:table-cell>
          <table:table-cell table:style-name="ce10" table:formula="of:=([.G139]-[.G138])/1000" office:value-type="float" office:value="1.9985" calcext:value-type="float">
            <text:p>1.9985</text:p>
          </table:table-cell>
          <table:table-cell table:style-name="ce10" table:formula="of:=[.H139]+[.I138]" office:value-type="float" office:value="273.9986640625" calcext:value-type="float">
            <text:p>273.9987</text:p>
          </table:table-cell>
          <table:table-cell table:style-name="ce17" table:formula="of:=[.I139]-2*([.$B139]-1)" office:value-type="float" office:value="-0.00133593749990268" calcext:value-type="float">
            <text:p>-0.0013359375</text:p>
          </table:table-cell>
          <table:table-cell table:style-name="Default" office:value-type="float" office:value="63627194677385.9" calcext:value-type="float">
            <text:p>63627194677385.9</text:p>
          </table:table-cell>
          <table:table-cell table:style-name="ce10" table:formula="of:=([.K139]-[.K138])/1000" office:value-type="float" office:value="2.000296875" calcext:value-type="float">
            <text:p>2.0003</text:p>
          </table:table-cell>
          <table:table-cell table:style-name="ce10" table:formula="of:=[.L139]+[.M138]" office:value-type="float" office:value="273.9983984375" calcext:value-type="float">
            <text:p>273.9984</text:p>
          </table:table-cell>
          <table:table-cell table:style-name="ce21" table:formula="of:=[.M139]-2*([.$B139]-1)" office:value-type="float" office:value="-0.00160156249989996" calcext:value-type="float">
            <text:p>-0.0016015625</text:p>
          </table:table-cell>
          <table:table-cell table:style-name="Default" office:value-type="float" office:value="63627195150217" calcext:value-type="float">
            <text:p>63627195150217</text:p>
          </table:table-cell>
          <table:table-cell table:style-name="ce10" table:formula="of:=([.O139]-[.O138])/1000" office:value-type="float" office:value="2.000296875" calcext:value-type="float">
            <text:p>2.0003</text:p>
          </table:table-cell>
          <table:table-cell table:style-name="ce10" table:formula="of:=[.P139]+[.Q138]" office:value-type="float" office:value="274.000296875" calcext:value-type="float">
            <text:p>274.0003</text:p>
          </table:table-cell>
          <table:table-cell table:style-name="ce25" table:formula="of:=[.Q139]-2*([.$B139]-1)" office:value-type="float" office:value="0.000296875000060481" calcext:value-type="float">
            <text:p>0.000296875</text:p>
          </table:table-cell>
          <table:table-cell table:style-name="Default" office:value-type="float" office:value="63627195607597.3" calcext:value-type="float">
            <text:p>63627195607597.3</text:p>
          </table:table-cell>
          <table:table-cell table:style-name="ce10" table:formula="of:=([.S139]-[.S138])/1000" office:value-type="float" office:value="2.000296875" calcext:value-type="float">
            <text:p>2.0003</text:p>
          </table:table-cell>
          <table:table-cell table:style-name="ce10" table:formula="of:=[.T139]+[.U138]" office:value-type="float" office:value="273.9985" calcext:value-type="float">
            <text:p>273.9985</text:p>
          </table:table-cell>
          <table:table-cell table:style-name="ce26" table:formula="of:=[.U139]-2*([.$B139]-1)" office:value-type="float" office:value="-0.00149999999996453" calcext:value-type="float">
            <text:p>-0.0015</text:p>
          </table:table-cell>
          <table:table-cell table:style-name="Default" office:value-type="float" office:value="63627196075086.3" calcext:value-type="float">
            <text:p>63627196075086.3</text:p>
          </table:table-cell>
          <table:table-cell table:style-name="ce10" table:formula="of:=([.W139]-[.W138])/1000" office:value-type="float" office:value="0" calcext:value-type="float">
            <text:p>0.0000</text:p>
          </table:table-cell>
          <table:table-cell table:style-name="ce10" table:formula="of:=[.X139]+[.Y138]" office:value-type="float" office:value="273.9981953125" calcext:value-type="float">
            <text:p>273.9982</text:p>
          </table:table-cell>
          <table:table-cell table:style-name="ce30" table:formula="of:=[.Y139]-2*([.$B139]-1)" office:value-type="float" office:value="-0.00180468749999818" calcext:value-type="float">
            <text:p>-0.0018046875</text:p>
          </table:table-cell>
          <table:table-cell table:style-name="Default" office:value-type="float" office:value="63627196533646.1" calcext:value-type="float">
            <text:p>63627196533646.1</text:p>
          </table:table-cell>
          <table:table-cell table:style-name="ce10" table:formula="of:=([.AA139]-[.AA138])/1000" office:value-type="float" office:value="0.0546015625" calcext:value-type="float">
            <text:p>0.0546</text:p>
          </table:table-cell>
          <table:table-cell table:style-name="ce10" table:formula="of:=[.AB139]+[.AC138]" office:value-type="float" office:value="274.002203125" calcext:value-type="float">
            <text:p>274.0022</text:p>
          </table:table-cell>
          <table:table-cell table:style-name="ce39" table:formula="of:=[.AC139]-2*([.$B139]-1)" office:value-type="float" office:value="0.00220312500010778" calcext:value-type="float">
            <text:p>0.002203125</text:p>
          </table:table-cell>
          <table:table-cell table:style-name="Default" office:value-type="float" office:value="63627197005280.5" calcext:value-type="float">
            <text:p>63627197005280.5</text:p>
          </table:table-cell>
          <table:table-cell table:style-name="ce10" table:formula="of:=([.AE139]-[.AE138])/1000" office:value-type="float" office:value="1.999796875" calcext:value-type="float">
            <text:p>1.9998</text:p>
          </table:table-cell>
          <table:table-cell table:style-name="ce10" table:formula="of:=[.AF139]+[.AG138]" office:value-type="float" office:value="274.0006015625" calcext:value-type="float">
            <text:p>274.0006</text:p>
          </table:table-cell>
          <table:table-cell table:style-name="ce40" table:formula="of:=[.AG139]-2*([.$B139]-1)" office:value-type="float" office:value="0.000601562500037289" calcext:value-type="float">
            <text:p>0.0006015625</text:p>
          </table:table-cell>
          <table:table-cell table:style-name="Default" office:value-type="float" office:value="63627197466264.1" calcext:value-type="float">
            <text:p>63627197466264.1</text:p>
          </table:table-cell>
          <table:table-cell table:style-name="ce10" table:formula="of:=([.AI139]-[.AI138])/1000" office:value-type="float" office:value="2" calcext:value-type="float">
            <text:p>2.0000</text:p>
          </table:table-cell>
          <table:table-cell table:style-name="ce10" table:formula="of:=[.AJ139]+[.AK138]" office:value-type="float" office:value="273.9991015625" calcext:value-type="float">
            <text:p>273.9991</text:p>
          </table:table-cell>
          <table:table-cell table:style-name="ce50" table:formula="of:=[.AK139]-2*([.$B139]-1)" office:value-type="float" office:value="-0.000898437500154614" calcext:value-type="float">
            <text:p>-0.0008984375</text:p>
          </table:table-cell>
          <table:table-cell table:style-name="Default" office:value-type="float" office:value="63627197945329.8" calcext:value-type="float">
            <text:p>63627197945329.8</text:p>
          </table:table-cell>
          <table:table-cell table:style-name="ce10" table:formula="of:=([.AM139]-[.AM138])/1000" office:value-type="float" office:value="2.002796875" calcext:value-type="float">
            <text:p>2.0028</text:p>
          </table:table-cell>
          <table:table-cell table:style-name="ce10" table:formula="of:=[.AN139]+[.AO138]" office:value-type="float" office:value="274.0008984375" calcext:value-type="float">
            <text:p>274.0009</text:p>
          </table:table-cell>
          <table:table-cell table:style-name="ce54" table:formula="of:=[.AO139]-2*([.$B139]-1)" office:value-type="float" office:value="0.000898437500040927" calcext:value-type="float">
            <text:p>0.0008984375</text:p>
          </table:table-cell>
          <table:table-cell table:style-name="Default" office:value-type="float" office:value="63627198407307.2" calcext:value-type="float">
            <text:p>63627198407307.2</text:p>
          </table:table-cell>
          <table:table-cell table:style-name="ce10" table:formula="of:=([.AQ139]-[.AQ138])/1000" office:value-type="float" office:value="2.00140625" calcext:value-type="float">
            <text:p>2.0014</text:p>
          </table:table-cell>
          <table:table-cell table:style-name="ce10" table:formula="of:=[.AR139]+[.AS138]" office:value-type="float" office:value="274.0001015625" calcext:value-type="float">
            <text:p>274.0001</text:p>
          </table:table-cell>
          <table:table-cell table:style-name="ce60" table:formula="of:=[.AS139]-2*([.$B139]-1)" office:value-type="float" office:value="0.000101562499992269" calcext:value-type="float">
            <text:p>0.0001015625</text:p>
          </table:table-cell>
          <table:table-cell table:style-name="Default" office:value-type="float" office:value="63627198881050" calcext:value-type="float">
            <text:p>63627198881050</text:p>
          </table:table-cell>
          <table:table-cell table:style-name="ce10" table:formula="of:=([.AU139]-[.AU138])/1000" office:value-type="float" office:value="2.001296875" calcext:value-type="float">
            <text:p>2.0013</text:p>
          </table:table-cell>
          <table:table-cell table:style-name="ce10" table:formula="of:=[.AV139]+[.AW138]" office:value-type="float" office:value="274" calcext:value-type="float">
            <text:p>274.0000</text:p>
          </table:table-cell>
          <table:table-cell table:style-name="ce61" table:formula="of:=[.AW139]-2*([.$B139]-1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39" calcext:value-type="float">
            <text:p>139</text:p>
          </table:table-cell>
          <table:table-cell office:value-type="float" office:value="63627193749573.7" calcext:value-type="float">
            <text:p>63627193749573.7</text:p>
          </table:table-cell>
          <table:table-cell table:formula="of:=([.C140]-[.C139])/1000" office:value-type="float" office:value="1.9999375" calcext:value-type="float">
            <text:p>1.9999</text:p>
          </table:table-cell>
          <table:table-cell table:formula="of:=[.D140]+[.E139]" office:value-type="float" office:value="275.9993046875" calcext:value-type="float">
            <text:p>275.9993</text:p>
          </table:table-cell>
          <table:table-cell table:style-name="ce12" table:formula="of:=[.E140]-2*([.$B140]-1)" office:value-type="float" office:value="-0.000695312500056389" calcext:value-type="float">
            <text:p>-0.0006953125</text:p>
          </table:table-cell>
          <table:table-cell table:style-name="Default" office:value-type="float" office:value="63627194214792" calcext:value-type="float">
            <text:p>63627194214792</text:p>
          </table:table-cell>
          <table:table-cell table:style-name="ce10" table:formula="of:=([.G140]-[.G139])/1000" office:value-type="float" office:value="2.000203125" calcext:value-type="float">
            <text:p>2.0002</text:p>
          </table:table-cell>
          <table:table-cell table:style-name="ce10" table:formula="of:=[.H140]+[.I139]" office:value-type="float" office:value="275.9988671875" calcext:value-type="float">
            <text:p>275.9989</text:p>
          </table:table-cell>
          <table:table-cell table:style-name="ce17" table:formula="of:=[.I140]-2*([.$B140]-1)" office:value-type="float" office:value="-0.00113281249991815" calcext:value-type="float">
            <text:p>-0.0011328125</text:p>
          </table:table-cell>
          <table:table-cell table:style-name="Default" office:value-type="float" office:value="63627194679386.4" calcext:value-type="float">
            <text:p>63627194679386.4</text:p>
          </table:table-cell>
          <table:table-cell table:style-name="ce10" table:formula="of:=([.K140]-[.K139])/1000" office:value-type="float" office:value="2.0005" calcext:value-type="float">
            <text:p>2.0005</text:p>
          </table:table-cell>
          <table:table-cell table:style-name="ce10" table:formula="of:=[.L140]+[.M139]" office:value-type="float" office:value="275.9988984375" calcext:value-type="float">
            <text:p>275.9989</text:p>
          </table:table-cell>
          <table:table-cell table:style-name="ce21" table:formula="of:=[.M140]-2*([.$B140]-1)" office:value-type="float" office:value="-0.00110156249991178" calcext:value-type="float">
            <text:p>-0.0011015625</text:p>
          </table:table-cell>
          <table:table-cell table:style-name="Default" office:value-type="float" office:value="63627195152215.7" calcext:value-type="float">
            <text:p>63627195152215.7</text:p>
          </table:table-cell>
          <table:table-cell table:style-name="ce10" table:formula="of:=([.O140]-[.O139])/1000" office:value-type="float" office:value="1.998703125" calcext:value-type="float">
            <text:p>1.9987</text:p>
          </table:table-cell>
          <table:table-cell table:style-name="ce10" table:formula="of:=[.P140]+[.Q139]" office:value-type="float" office:value="275.999" calcext:value-type="float">
            <text:p>275.9990</text:p>
          </table:table-cell>
          <table:table-cell table:style-name="ce25" table:formula="of:=[.Q140]-2*([.$B140]-1)" office:value-type="float" office:value="-0.00099999999991951" calcext:value-type="float">
            <text:p>-0.001</text:p>
          </table:table-cell>
          <table:table-cell table:style-name="Default" office:value-type="float" office:value="63627195609598.6" calcext:value-type="float">
            <text:p>63627195609598.6</text:p>
          </table:table-cell>
          <table:table-cell table:style-name="ce10" table:formula="of:=([.S140]-[.S139])/1000" office:value-type="float" office:value="2.0013046875" calcext:value-type="float">
            <text:p>2.0013</text:p>
          </table:table-cell>
          <table:table-cell table:style-name="ce10" table:formula="of:=[.T140]+[.U139]" office:value-type="float" office:value="275.9998046875" calcext:value-type="float">
            <text:p>275.9998</text:p>
          </table:table-cell>
          <table:table-cell table:style-name="ce26" table:formula="of:=[.U140]-2*([.$B140]-1)" office:value-type="float" office:value="-0.000195312499954525" calcext:value-type="float">
            <text:p>-0.0001953125</text:p>
          </table:table-cell>
          <table:table-cell table:style-name="Default" office:value-type="float" office:value="63627196077088" calcext:value-type="float">
            <text:p>63627196077088</text:p>
          </table:table-cell>
          <table:table-cell table:style-name="ce10" table:formula="of:=([.W140]-[.W139])/1000" office:value-type="float" office:value="2.001703125" calcext:value-type="float">
            <text:p>2.0017</text:p>
          </table:table-cell>
          <table:table-cell table:style-name="ce10" table:formula="of:=[.X140]+[.Y139]" office:value-type="float" office:value="275.9998984375" calcext:value-type="float">
            <text:p>275.9999</text:p>
          </table:table-cell>
          <table:table-cell table:style-name="ce31" table:formula="of:=[.Y140]-2*([.$B140]-1)" office:value-type="float" office:value="-0.000101562499992269" calcext:value-type="float">
            <text:p>-0.0001015625</text:p>
          </table:table-cell>
          <table:table-cell table:style-name="Default" office:value-type="float" office:value="63627196535642.1" calcext:value-type="float">
            <text:p>63627196535642.1</text:p>
          </table:table-cell>
          <table:table-cell table:style-name="ce10" table:formula="of:=([.AA140]-[.AA139])/1000" office:value-type="float" office:value="1.996" calcext:value-type="float">
            <text:p>1.9960</text:p>
          </table:table-cell>
          <table:table-cell table:style-name="ce10" table:formula="of:=[.AB140]+[.AC139]" office:value-type="float" office:value="275.998203125" calcext:value-type="float">
            <text:p>275.9982</text:p>
          </table:table-cell>
          <table:table-cell table:style-name="ce39" table:formula="of:=[.AC140]-2*([.$B140]-1)" office:value-type="float" office:value="-0.00179687499991132" calcext:value-type="float">
            <text:p>-0.001796875</text:p>
          </table:table-cell>
          <table:table-cell table:style-name="Default" office:value-type="float" office:value="63627197007280.5" calcext:value-type="float">
            <text:p>63627197007280.5</text:p>
          </table:table-cell>
          <table:table-cell table:style-name="ce10" table:formula="of:=([.AE140]-[.AE139])/1000" office:value-type="float" office:value="2" calcext:value-type="float">
            <text:p>2.0000</text:p>
          </table:table-cell>
          <table:table-cell table:style-name="ce10" table:formula="of:=[.AF140]+[.AG139]" office:value-type="float" office:value="276.0006015625" calcext:value-type="float">
            <text:p>276.0006</text:p>
          </table:table-cell>
          <table:table-cell table:style-name="ce40" table:formula="of:=[.AG140]-2*([.$B140]-1)" office:value-type="float" office:value="0.000601562500037289" calcext:value-type="float">
            <text:p>0.0006015625</text:p>
          </table:table-cell>
          <table:table-cell table:style-name="Default" office:value-type="float" office:value="63627197468263.4" calcext:value-type="float">
            <text:p>63627197468263.4</text:p>
          </table:table-cell>
          <table:table-cell table:style-name="ce10" table:formula="of:=([.AI140]-[.AI139])/1000" office:value-type="float" office:value="1.999296875" calcext:value-type="float">
            <text:p>1.9993</text:p>
          </table:table-cell>
          <table:table-cell table:style-name="ce10" table:formula="of:=[.AJ140]+[.AK139]" office:value-type="float" office:value="275.9983984375" calcext:value-type="float">
            <text:p>275.9984</text:p>
          </table:table-cell>
          <table:table-cell table:style-name="ce50" table:formula="of:=[.AK140]-2*([.$B140]-1)" office:value-type="float" office:value="-0.00160156250012733" calcext:value-type="float">
            <text:p>-0.0016015625</text:p>
          </table:table-cell>
          <table:table-cell table:style-name="Default" office:value-type="float" office:value="63627197947328.2" calcext:value-type="float">
            <text:p>63627197947328.2</text:p>
          </table:table-cell>
          <table:table-cell table:style-name="ce10" table:formula="of:=([.AM140]-[.AM139])/1000" office:value-type="float" office:value="1.99840625" calcext:value-type="float">
            <text:p>1.9984</text:p>
          </table:table-cell>
          <table:table-cell table:style-name="ce10" table:formula="of:=[.AN140]+[.AO139]" office:value-type="float" office:value="275.9993046875" calcext:value-type="float">
            <text:p>275.9993</text:p>
          </table:table-cell>
          <table:table-cell table:style-name="ce54" table:formula="of:=[.AO140]-2*([.$B140]-1)" office:value-type="float" office:value="-0.000695312499942702" calcext:value-type="float">
            <text:p>-0.0006953125</text:p>
          </table:table-cell>
          <table:table-cell table:style-name="Default" office:value-type="float" office:value="63627198409305.2" calcext:value-type="float">
            <text:p>63627198409305.2</text:p>
          </table:table-cell>
          <table:table-cell table:style-name="ce10" table:formula="of:=([.AQ140]-[.AQ139])/1000" office:value-type="float" office:value="1.998" calcext:value-type="float">
            <text:p>1.9980</text:p>
          </table:table-cell>
          <table:table-cell table:style-name="ce10" table:formula="of:=[.AR140]+[.AS139]" office:value-type="float" office:value="275.9981015625" calcext:value-type="float">
            <text:p>275.9981</text:p>
          </table:table-cell>
          <table:table-cell table:style-name="ce60" table:formula="of:=[.AS140]-2*([.$B140]-1)" office:value-type="float" office:value="-0.00189843750001728" calcext:value-type="float">
            <text:p>-0.0018984375</text:p>
          </table:table-cell>
          <table:table-cell table:style-name="Default" office:value-type="float" office:value="63627198883049.7" calcext:value-type="float">
            <text:p>63627198883049.7</text:p>
          </table:table-cell>
          <table:table-cell table:style-name="ce10" table:formula="of:=([.AU140]-[.AU139])/1000" office:value-type="float" office:value="1.999703125" calcext:value-type="float">
            <text:p>1.9997</text:p>
          </table:table-cell>
          <table:table-cell table:style-name="ce10" table:formula="of:=[.AV140]+[.AW139]" office:value-type="float" office:value="275.999703125" calcext:value-type="float">
            <text:p>275.9997</text:p>
          </table:table-cell>
          <table:table-cell table:style-name="ce61" table:formula="of:=[.AW140]-2*([.$B140]-1)" office:value-type="float" office:value="-0.000296875000003638" calcext:value-type="float">
            <text:p>-0.0002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40" calcext:value-type="float">
            <text:p>140</text:p>
          </table:table-cell>
          <table:table-cell office:value-type="float" office:value="63627193751573.8" calcext:value-type="float">
            <text:p>63627193751573.8</text:p>
          </table:table-cell>
          <table:table-cell table:formula="of:=([.C141]-[.C140])/1000" office:value-type="float" office:value="2.00003125" calcext:value-type="float">
            <text:p>2.0000</text:p>
          </table:table-cell>
          <table:table-cell table:formula="of:=[.D141]+[.E140]" office:value-type="float" office:value="277.9993359375" calcext:value-type="float">
            <text:p>277.9993</text:p>
          </table:table-cell>
          <table:table-cell table:style-name="ce12" table:formula="of:=[.E141]-2*([.$B141]-1)" office:value-type="float" office:value="-0.000664062500050022" calcext:value-type="float">
            <text:p>-0.0006640625</text:p>
          </table:table-cell>
          <table:table-cell table:style-name="Default" office:value-type="float" office:value="63627194216790.3" calcext:value-type="float">
            <text:p>63627194216790.3</text:p>
          </table:table-cell>
          <table:table-cell table:style-name="ce10" table:formula="of:=([.G141]-[.G140])/1000" office:value-type="float" office:value="1.998296875" calcext:value-type="float">
            <text:p>1.9983</text:p>
          </table:table-cell>
          <table:table-cell table:style-name="ce10" table:formula="of:=[.H141]+[.I140]" office:value-type="float" office:value="277.9971640625" calcext:value-type="float">
            <text:p>277.9972</text:p>
          </table:table-cell>
          <table:table-cell table:style-name="ce17" table:formula="of:=[.I141]-2*([.$B141]-1)" office:value-type="float" office:value="-0.00283593749992406" calcext:value-type="float">
            <text:p>-0.0028359375</text:p>
          </table:table-cell>
          <table:table-cell table:style-name="Default" office:value-type="float" office:value="63627194681387.5" calcext:value-type="float">
            <text:p>63627194681387.5</text:p>
          </table:table-cell>
          <table:table-cell table:style-name="ce10" table:formula="of:=([.K141]-[.K140])/1000" office:value-type="float" office:value="2.0011015625" calcext:value-type="float">
            <text:p>2.0011</text:p>
          </table:table-cell>
          <table:table-cell table:style-name="ce10" table:formula="of:=[.L141]+[.M140]" office:value-type="float" office:value="278" calcext:value-type="float">
            <text:p>278.0000</text:p>
          </table:table-cell>
          <table:table-cell table:style-name="ce21" table:formula="of:=[.M141]-2*([.$B141]-1)" office:value-type="float" office:value="0" calcext:value-type="float">
            <text:p>0</text:p>
          </table:table-cell>
          <table:table-cell table:style-name="Default" office:value-type="float" office:value="63627195154215.7" calcext:value-type="float">
            <text:p>63627195154215.7</text:p>
          </table:table-cell>
          <table:table-cell table:style-name="ce10" table:formula="of:=([.O141]-[.O140])/1000" office:value-type="float" office:value="2" calcext:value-type="float">
            <text:p>2.0000</text:p>
          </table:table-cell>
          <table:table-cell table:style-name="ce10" table:formula="of:=[.P141]+[.Q140]" office:value-type="float" office:value="277.999" calcext:value-type="float">
            <text:p>277.9990</text:p>
          </table:table-cell>
          <table:table-cell table:style-name="ce25" table:formula="of:=[.Q141]-2*([.$B141]-1)" office:value-type="float" office:value="-0.00099999999991951" calcext:value-type="float">
            <text:p>-0.001</text:p>
          </table:table-cell>
          <table:table-cell table:style-name="Default" office:value-type="float" office:value="63627195611597.4" calcext:value-type="float">
            <text:p>63627195611597.4</text:p>
          </table:table-cell>
          <table:table-cell table:style-name="ce10" table:formula="of:=([.S141]-[.S140])/1000" office:value-type="float" office:value="1.998796875" calcext:value-type="float">
            <text:p>1.9988</text:p>
          </table:table-cell>
          <table:table-cell table:style-name="ce10" table:formula="of:=[.T141]+[.U140]" office:value-type="float" office:value="277.9986015625" calcext:value-type="float">
            <text:p>277.9986</text:p>
          </table:table-cell>
          <table:table-cell table:style-name="ce26" table:formula="of:=[.U141]-2*([.$B141]-1)" office:value-type="float" office:value="-0.00139843749997226" calcext:value-type="float">
            <text:p>-0.0013984375</text:p>
          </table:table-cell>
          <table:table-cell table:style-name="Default" office:value-type="float" office:value="63627196079089.1" calcext:value-type="float">
            <text:p>63627196079089.1</text:p>
          </table:table-cell>
          <table:table-cell table:style-name="ce10" table:formula="of:=([.W141]-[.W140])/1000" office:value-type="float" office:value="2.0011015625" calcext:value-type="float">
            <text:p>2.0011</text:p>
          </table:table-cell>
          <table:table-cell table:style-name="ce10" table:formula="of:=[.X141]+[.Y140]" office:value-type="float" office:value="278.001" calcext:value-type="float">
            <text:p>278.0010</text:p>
          </table:table-cell>
          <table:table-cell table:style-name="ce31" table:formula="of:=[.Y141]-2*([.$B141]-1)" office:value-type="float" office:value="0.0010000000000332" calcext:value-type="float">
            <text:p>0.001</text:p>
          </table:table-cell>
          <table:table-cell table:style-name="Default" office:value-type="float" office:value="63627196537644.3" calcext:value-type="float">
            <text:p>63627196537644.3</text:p>
          </table:table-cell>
          <table:table-cell table:style-name="ce10" table:formula="of:=([.AA141]-[.AA140])/1000" office:value-type="float" office:value="2.0021953125" calcext:value-type="float">
            <text:p>2.0022</text:p>
          </table:table-cell>
          <table:table-cell table:style-name="ce10" table:formula="of:=[.AB141]+[.AC140]" office:value-type="float" office:value="278.0003984375" calcext:value-type="float">
            <text:p>278.0004</text:p>
          </table:table-cell>
          <table:table-cell table:style-name="ce39" table:formula="of:=[.AC141]-2*([.$B141]-1)" office:value-type="float" office:value="0.000398437500109594" calcext:value-type="float">
            <text:p>0.0003984375</text:p>
          </table:table-cell>
          <table:table-cell table:style-name="Default" office:value-type="float" office:value="63627197009278.9" calcext:value-type="float">
            <text:p>63627197009278.9</text:p>
          </table:table-cell>
          <table:table-cell table:style-name="ce10" table:formula="of:=([.AE141]-[.AE140])/1000" office:value-type="float" office:value="1.9983984375" calcext:value-type="float">
            <text:p>1.9984</text:p>
          </table:table-cell>
          <table:table-cell table:style-name="ce10" table:formula="of:=[.AF141]+[.AG140]" office:value-type="float" office:value="277.999" calcext:value-type="float">
            <text:p>277.9990</text:p>
          </table:table-cell>
          <table:table-cell table:style-name="ce40" table:formula="of:=[.AG141]-2*([.$B141]-1)" office:value-type="float" office:value="-0.000999999999976353" calcext:value-type="float">
            <text:p>-0.001</text:p>
          </table:table-cell>
          <table:table-cell table:style-name="Default" office:value-type="float" office:value="63627197470262.9" calcext:value-type="float">
            <text:p>63627197470262.9</text:p>
          </table:table-cell>
          <table:table-cell table:style-name="ce10" table:formula="of:=([.AI141]-[.AI140])/1000" office:value-type="float" office:value="1.9995" calcext:value-type="float">
            <text:p>1.9995</text:p>
          </table:table-cell>
          <table:table-cell table:style-name="ce10" table:formula="of:=[.AJ141]+[.AK140]" office:value-type="float" office:value="277.9978984375" calcext:value-type="float">
            <text:p>277.9979</text:p>
          </table:table-cell>
          <table:table-cell table:style-name="ce50" table:formula="of:=[.AK141]-2*([.$B141]-1)" office:value-type="float" office:value="-0.00210156250011551" calcext:value-type="float">
            <text:p>-0.0021015625</text:p>
          </table:table-cell>
          <table:table-cell table:style-name="Default" office:value-type="float" office:value="63627197949327.3" calcext:value-type="float">
            <text:p>63627197949327.3</text:p>
          </table:table-cell>
          <table:table-cell table:style-name="ce10" table:formula="of:=([.AM141]-[.AM140])/1000" office:value-type="float" office:value="1.99909375" calcext:value-type="float">
            <text:p>1.9991</text:p>
          </table:table-cell>
          <table:table-cell table:style-name="ce10" table:formula="of:=[.AN141]+[.AO140]" office:value-type="float" office:value="277.9983984375" calcext:value-type="float">
            <text:p>277.9984</text:p>
          </table:table-cell>
          <table:table-cell table:style-name="ce54" table:formula="of:=[.AO141]-2*([.$B141]-1)" office:value-type="float" office:value="-0.0016015624999568" calcext:value-type="float">
            <text:p>-0.0016015625</text:p>
          </table:table-cell>
          <table:table-cell table:style-name="Default" office:value-type="float" office:value="63627198411306" calcext:value-type="float">
            <text:p>63627198411306</text:p>
          </table:table-cell>
          <table:table-cell table:style-name="ce10" table:formula="of:=([.AQ141]-[.AQ140])/1000" office:value-type="float" office:value="2.000796875" calcext:value-type="float">
            <text:p>2.0008</text:p>
          </table:table-cell>
          <table:table-cell table:style-name="ce10" table:formula="of:=[.AR141]+[.AS140]" office:value-type="float" office:value="277.9988984375" calcext:value-type="float">
            <text:p>277.9989</text:p>
          </table:table-cell>
          <table:table-cell table:style-name="ce60" table:formula="of:=[.AS141]-2*([.$B141]-1)" office:value-type="float" office:value="-0.00110156250002547" calcext:value-type="float">
            <text:p>-0.0011015625</text:p>
          </table:table-cell>
          <table:table-cell table:style-name="Default" office:value-type="float" office:value="63627198885049.7" calcext:value-type="float">
            <text:p>63627198885049.7</text:p>
          </table:table-cell>
          <table:table-cell table:style-name="ce10" table:formula="of:=([.AU141]-[.AU140])/1000" office:value-type="float" office:value="2" calcext:value-type="float">
            <text:p>2.0000</text:p>
          </table:table-cell>
          <table:table-cell table:style-name="ce10" table:formula="of:=[.AV141]+[.AW140]" office:value-type="float" office:value="277.999703125" calcext:value-type="float">
            <text:p>277.9997</text:p>
          </table:table-cell>
          <table:table-cell table:style-name="ce61" table:formula="of:=[.AW141]-2*([.$B141]-1)" office:value-type="float" office:value="-0.000296875000003638" calcext:value-type="float">
            <text:p>-0.0002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41" calcext:value-type="float">
            <text:p>141</text:p>
          </table:table-cell>
          <table:table-cell office:value-type="float" office:value="63627193753573.4" calcext:value-type="float">
            <text:p>63627193753573.4</text:p>
          </table:table-cell>
          <table:table-cell table:formula="of:=([.C142]-[.C141])/1000" office:value-type="float" office:value="1.9996953125" calcext:value-type="float">
            <text:p>1.9997</text:p>
          </table:table-cell>
          <table:table-cell table:formula="of:=[.D142]+[.E141]" office:value-type="float" office:value="279.99903125" calcext:value-type="float">
            <text:p>279.9990</text:p>
          </table:table-cell>
          <table:table-cell table:style-name="ce12" table:formula="of:=[.E142]-2*([.$B142]-1)" office:value-type="float" office:value="-0.00096875000002683" calcext:value-type="float">
            <text:p>-0.00096875</text:p>
          </table:table-cell>
          <table:table-cell table:style-name="Default" office:value-type="float" office:value="63627194218790.7" calcext:value-type="float">
            <text:p>63627194218790.7</text:p>
          </table:table-cell>
          <table:table-cell table:style-name="ce10" table:formula="of:=([.G142]-[.G141])/1000" office:value-type="float" office:value="2.00040625" calcext:value-type="float">
            <text:p>2.0004</text:p>
          </table:table-cell>
          <table:table-cell table:style-name="ce10" table:formula="of:=[.H142]+[.I141]" office:value-type="float" office:value="279.9975703125" calcext:value-type="float">
            <text:p>279.9976</text:p>
          </table:table-cell>
          <table:table-cell table:style-name="ce17" table:formula="of:=[.I142]-2*([.$B142]-1)" office:value-type="float" office:value="-0.00242968749989814" calcext:value-type="float">
            <text:p>-0.0024296875</text:p>
          </table:table-cell>
          <table:table-cell table:style-name="Default" office:value-type="float" office:value="63627194683387.5" calcext:value-type="float">
            <text:p>63627194683387.5</text:p>
          </table:table-cell>
          <table:table-cell table:style-name="ce10" table:formula="of:=([.K142]-[.K141])/1000" office:value-type="float" office:value="2" calcext:value-type="float">
            <text:p>2.0000</text:p>
          </table:table-cell>
          <table:table-cell table:style-name="ce10" table:formula="of:=[.L142]+[.M141]" office:value-type="float" office:value="280" calcext:value-type="float">
            <text:p>280.0000</text:p>
          </table:table-cell>
          <table:table-cell table:style-name="ce21" table:formula="of:=[.M142]-2*([.$B142]-1)" office:value-type="float" office:value="0" calcext:value-type="float">
            <text:p>0</text:p>
          </table:table-cell>
          <table:table-cell table:style-name="Default" office:value-type="float" office:value="63627195156214.5" calcext:value-type="float">
            <text:p>63627195156214.5</text:p>
          </table:table-cell>
          <table:table-cell table:style-name="ce10" table:formula="of:=([.O142]-[.O141])/1000" office:value-type="float" office:value="1.998796875" calcext:value-type="float">
            <text:p>1.9988</text:p>
          </table:table-cell>
          <table:table-cell table:style-name="ce10" table:formula="of:=[.P142]+[.Q141]" office:value-type="float" office:value="279.997796875" calcext:value-type="float">
            <text:p>279.9978</text:p>
          </table:table-cell>
          <table:table-cell table:style-name="ce25" table:formula="of:=[.Q142]-2*([.$B142]-1)" office:value-type="float" office:value="-0.00220312499993724" calcext:value-type="float">
            <text:p>-0.002203125</text:p>
          </table:table-cell>
          <table:table-cell table:style-name="Default" office:value-type="float" office:value="63627195613596.7" calcext:value-type="float">
            <text:p>63627195613596.7</text:p>
          </table:table-cell>
          <table:table-cell table:style-name="ce10" table:formula="of:=([.S142]-[.S141])/1000" office:value-type="float" office:value="1.9993046875" calcext:value-type="float">
            <text:p>1.9993</text:p>
          </table:table-cell>
          <table:table-cell table:style-name="ce10" table:formula="of:=[.T142]+[.U141]" office:value-type="float" office:value="279.99790625" calcext:value-type="float">
            <text:p>279.9979</text:p>
          </table:table-cell>
          <table:table-cell table:style-name="ce26" table:formula="of:=[.U142]-2*([.$B142]-1)" office:value-type="float" office:value="-0.00209374999997181" calcext:value-type="float">
            <text:p>-0.00209375</text:p>
          </table:table-cell>
          <table:table-cell table:style-name="Default" office:value-type="float" office:value="63627196081085.8" calcext:value-type="float">
            <text:p>63627196081085.8</text:p>
          </table:table-cell>
          <table:table-cell table:style-name="ce10" table:formula="of:=([.W142]-[.W141])/1000" office:value-type="float" office:value="1.9966953125" calcext:value-type="float">
            <text:p>1.9967</text:p>
          </table:table-cell>
          <table:table-cell table:style-name="ce10" table:formula="of:=[.X142]+[.Y141]" office:value-type="float" office:value="279.9976953125" calcext:value-type="float">
            <text:p>279.9977</text:p>
          </table:table-cell>
          <table:table-cell table:style-name="ce31" table:formula="of:=[.Y142]-2*([.$B142]-1)" office:value-type="float" office:value="-0.00230468749998636" calcext:value-type="float">
            <text:p>-0.0023046875</text:p>
          </table:table-cell>
          <table:table-cell table:style-name="Default" office:value-type="float" office:value="63627196539642.6" calcext:value-type="float">
            <text:p>63627196539642.6</text:p>
          </table:table-cell>
          <table:table-cell table:style-name="ce10" table:formula="of:=([.AA142]-[.AA141])/1000" office:value-type="float" office:value="1.9983046875" calcext:value-type="float">
            <text:p>1.9983</text:p>
          </table:table-cell>
          <table:table-cell table:style-name="ce10" table:formula="of:=[.AB142]+[.AC141]" office:value-type="float" office:value="279.998703125" calcext:value-type="float">
            <text:p>279.9987</text:p>
          </table:table-cell>
          <table:table-cell table:style-name="ce39" table:formula="of:=[.AC142]-2*([.$B142]-1)" office:value-type="float" office:value="-0.0012968749998663" calcext:value-type="float">
            <text:p>-0.001296875</text:p>
          </table:table-cell>
          <table:table-cell table:style-name="Default" office:value-type="float" office:value="63627197011278.9" calcext:value-type="float">
            <text:p>63627197011278.9</text:p>
          </table:table-cell>
          <table:table-cell table:style-name="ce10" table:formula="of:=([.AE142]-[.AE141])/1000" office:value-type="float" office:value="2" calcext:value-type="float">
            <text:p>2.0000</text:p>
          </table:table-cell>
          <table:table-cell table:style-name="ce10" table:formula="of:=[.AF142]+[.AG141]" office:value-type="float" office:value="279.999" calcext:value-type="float">
            <text:p>279.9990</text:p>
          </table:table-cell>
          <table:table-cell table:style-name="ce40" table:formula="of:=[.AG142]-2*([.$B142]-1)" office:value-type="float" office:value="-0.000999999999976353" calcext:value-type="float">
            <text:p>-0.001</text:p>
          </table:table-cell>
          <table:table-cell table:style-name="Default" office:value-type="float" office:value="63627197472264.2" calcext:value-type="float">
            <text:p>63627197472264.2</text:p>
          </table:table-cell>
          <table:table-cell table:style-name="ce10" table:formula="of:=([.AI142]-[.AI141])/1000" office:value-type="float" office:value="2.0013046875" calcext:value-type="float">
            <text:p>2.0013</text:p>
          </table:table-cell>
          <table:table-cell table:style-name="ce10" table:formula="of:=[.AJ142]+[.AK141]" office:value-type="float" office:value="279.999203125" calcext:value-type="float">
            <text:p>279.9992</text:p>
          </table:table-cell>
          <table:table-cell table:style-name="ce51" table:formula="of:=[.AK142]-2*([.$B142]-1)" office:value-type="float" office:value="-0.000796875000105501" calcext:value-type="float">
            <text:p>-0.000796875</text:p>
          </table:table-cell>
          <table:table-cell table:style-name="Default" office:value-type="float" office:value="63627197951327.2" calcext:value-type="float">
            <text:p>63627197951327.2</text:p>
          </table:table-cell>
          <table:table-cell table:style-name="ce10" table:formula="of:=([.AM142]-[.AM141])/1000" office:value-type="float" office:value="1.99990625" calcext:value-type="float">
            <text:p>1.9999</text:p>
          </table:table-cell>
          <table:table-cell table:style-name="ce10" table:formula="of:=[.AN142]+[.AO141]" office:value-type="float" office:value="279.9983046875" calcext:value-type="float">
            <text:p>279.9983</text:p>
          </table:table-cell>
          <table:table-cell table:style-name="ce54" table:formula="of:=[.AO142]-2*([.$B142]-1)" office:value-type="float" office:value="-0.0016953124999759" calcext:value-type="float">
            <text:p>-0.0016953125</text:p>
          </table:table-cell>
          <table:table-cell table:style-name="Default" office:value-type="float" office:value="63627198413305.2" calcext:value-type="float">
            <text:p>63627198413305.2</text:p>
          </table:table-cell>
          <table:table-cell table:style-name="ce10" table:formula="of:=([.AQ142]-[.AQ141])/1000" office:value-type="float" office:value="1.999203125" calcext:value-type="float">
            <text:p>1.9992</text:p>
          </table:table-cell>
          <table:table-cell table:style-name="ce10" table:formula="of:=[.AR142]+[.AS141]" office:value-type="float" office:value="279.9981015625" calcext:value-type="float">
            <text:p>279.9981</text:p>
          </table:table-cell>
          <table:table-cell table:style-name="ce60" table:formula="of:=[.AS142]-2*([.$B142]-1)" office:value-type="float" office:value="-0.00189843750001728" calcext:value-type="float">
            <text:p>-0.0018984375</text:p>
          </table:table-cell>
          <table:table-cell table:style-name="Default" office:value-type="float" office:value="63627198887049.6" calcext:value-type="float">
            <text:p>63627198887049.6</text:p>
          </table:table-cell>
          <table:table-cell table:style-name="ce10" table:formula="of:=([.AU142]-[.AU141])/1000" office:value-type="float" office:value="1.9998984375" calcext:value-type="float">
            <text:p>1.9999</text:p>
          </table:table-cell>
          <table:table-cell table:style-name="ce10" table:formula="of:=[.AV142]+[.AW141]" office:value-type="float" office:value="279.9996015625" calcext:value-type="float">
            <text:p>279.9996</text:p>
          </table:table-cell>
          <table:table-cell table:style-name="ce61" table:formula="of:=[.AW142]-2*([.$B142]-1)" office:value-type="float" office:value="-0.000398437499995907" calcext:value-type="float">
            <text:p>-0.0003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7" office:value-type="float" office:value="142" calcext:value-type="float">
            <text:p>142</text:p>
          </table:table-cell>
          <table:table-cell office:value-type="float" office:value="63627193755575.6" calcext:value-type="float">
            <text:p>63627193755575.6</text:p>
          </table:table-cell>
          <table:table-cell table:formula="of:=([.C143]-[.C142])/1000" office:value-type="float" office:value="2.002109375" calcext:value-type="float">
            <text:p>2.0021</text:p>
          </table:table-cell>
          <table:table-cell table:formula="of:=[.D143]+[.E142]" office:value-type="float" office:value="282.001140625" calcext:value-type="float">
            <text:p>282.0011</text:p>
          </table:table-cell>
          <table:table-cell table:style-name="ce12" table:formula="of:=[.E143]-2*([.$B143]-1)" office:value-type="float" office:value="0.00114062499994816" calcext:value-type="float">
            <text:p>0.001140625</text:p>
          </table:table-cell>
          <table:table-cell table:style-name="Default" office:value-type="float" office:value="63627194220941.8" calcext:value-type="float">
            <text:p>63627194220941.8</text:p>
          </table:table-cell>
          <table:table-cell table:style-name="ce10" table:formula="of:=([.G143]-[.G142])/1000" office:value-type="float" office:value="2.15109375" calcext:value-type="float">
            <text:p>2.1511</text:p>
          </table:table-cell>
          <table:table-cell table:style-name="ce10" table:formula="of:=[.H143]+[.I142]" office:value-type="float" office:value="282.1486640625" calcext:value-type="float">
            <text:p>282.1487</text:p>
          </table:table-cell>
          <table:table-cell table:style-name="ce17" table:formula="of:=[.I143]-2*([.$B143]-1)" office:value-type="float" office:value="0.148664062500075" calcext:value-type="float">
            <text:p>0.1486640625</text:p>
          </table:table-cell>
          <table:table-cell table:style-name="Default" office:value-type="float" office:value="63627194685388.1" calcext:value-type="float">
            <text:p>63627194685388.1</text:p>
          </table:table-cell>
          <table:table-cell table:style-name="ce10" table:formula="of:=([.K143]-[.K142])/1000" office:value-type="float" office:value="2.0006015625" calcext:value-type="float">
            <text:p>2.0006</text:p>
          </table:table-cell>
          <table:table-cell table:style-name="ce10" table:formula="of:=[.L143]+[.M142]" office:value-type="float" office:value="282.0006015625" calcext:value-type="float">
            <text:p>282.0006</text:p>
          </table:table-cell>
          <table:table-cell table:style-name="ce21" table:formula="of:=[.M143]-2*([.$B143]-1)" office:value-type="float" office:value="0.000601562500094133" calcext:value-type="float">
            <text:p>0.0006015625</text:p>
          </table:table-cell>
          <table:table-cell table:style-name="Default" office:value-type="float" office:value="63627195158345" calcext:value-type="float">
            <text:p>63627195158345</text:p>
          </table:table-cell>
          <table:table-cell table:style-name="ce10" table:formula="of:=([.O143]-[.O142])/1000" office:value-type="float" office:value="2.1305" calcext:value-type="float">
            <text:p>2.1305</text:p>
          </table:table-cell>
          <table:table-cell table:style-name="ce10" table:formula="of:=[.P143]+[.Q142]" office:value-type="float" office:value="282.128296875" calcext:value-type="float">
            <text:p>282.1283</text:p>
          </table:table-cell>
          <table:table-cell table:style-name="ce25" table:formula="of:=[.Q143]-2*([.$B143]-1)" office:value-type="float" office:value="0.128296875000046" calcext:value-type="float">
            <text:p>0.128296875</text:p>
          </table:table-cell>
          <table:table-cell table:style-name="Default" office:value-type="float" office:value="63627195615598.9" calcext:value-type="float">
            <text:p>63627195615598.9</text:p>
          </table:table-cell>
          <table:table-cell table:style-name="ce10" table:formula="of:=([.S143]-[.S142])/1000" office:value-type="float" office:value="2.0021953125" calcext:value-type="float">
            <text:p>2.0022</text:p>
          </table:table-cell>
          <table:table-cell table:style-name="ce10" table:formula="of:=[.T143]+[.U142]" office:value-type="float" office:value="282.0001015625" calcext:value-type="float">
            <text:p>282.0001</text:p>
          </table:table-cell>
          <table:table-cell table:style-name="ce26" table:formula="of:=[.U143]-2*([.$B143]-1)" office:value-type="float" office:value="0.000101562500049113" calcext:value-type="float">
            <text:p>0.0001015625</text:p>
          </table:table-cell>
          <table:table-cell table:style-name="Default" office:value-type="float" office:value="63627196083086.2" calcext:value-type="float">
            <text:p>63627196083086.2</text:p>
          </table:table-cell>
          <table:table-cell table:style-name="ce10" table:formula="of:=([.W143]-[.W142])/1000" office:value-type="float" office:value="2.00040625" calcext:value-type="float">
            <text:p>2.0004</text:p>
          </table:table-cell>
          <table:table-cell table:style-name="ce10" table:formula="of:=[.X143]+[.Y142]" office:value-type="float" office:value="281.9981015625" calcext:value-type="float">
            <text:p>281.9981</text:p>
          </table:table-cell>
          <table:table-cell table:style-name="ce31" table:formula="of:=[.Y143]-2*([.$B143]-1)" office:value-type="float" office:value="-0.00189843749996044" calcext:value-type="float">
            <text:p>-0.0018984375</text:p>
          </table:table-cell>
          <table:table-cell table:style-name="Default" office:value-type="float" office:value="63627196541643.6" calcext:value-type="float">
            <text:p>63627196541643.6</text:p>
          </table:table-cell>
          <table:table-cell table:style-name="ce10" table:formula="of:=([.AA143]-[.AA142])/1000" office:value-type="float" office:value="2.001" calcext:value-type="float">
            <text:p>2.0010</text:p>
          </table:table-cell>
          <table:table-cell table:style-name="ce10" table:formula="of:=[.AB143]+[.AC142]" office:value-type="float" office:value="281.999703125" calcext:value-type="float">
            <text:p>281.9997</text:p>
          </table:table-cell>
          <table:table-cell table:style-name="ce39" table:formula="of:=[.AC143]-2*([.$B143]-1)" office:value-type="float" office:value="-0.000296874999889951" calcext:value-type="float">
            <text:p>-0.000296875</text:p>
          </table:table-cell>
          <table:table-cell table:style-name="Default" office:value-type="float" office:value="63627197013278.9" calcext:value-type="float">
            <text:p>63627197013278.9</text:p>
          </table:table-cell>
          <table:table-cell table:style-name="ce10" table:formula="of:=([.AE143]-[.AE142])/1000" office:value-type="float" office:value="2" calcext:value-type="float">
            <text:p>2.0000</text:p>
          </table:table-cell>
          <table:table-cell table:style-name="ce10" table:formula="of:=[.AF143]+[.AG142]" office:value-type="float" office:value="281.999" calcext:value-type="float">
            <text:p>281.9990</text:p>
          </table:table-cell>
          <table:table-cell table:style-name="ce40" table:formula="of:=[.AG143]-2*([.$B143]-1)" office:value-type="float" office:value="-0.000999999999976353" calcext:value-type="float">
            <text:p>-0.001</text:p>
          </table:table-cell>
          <table:table-cell table:formula="of:=[.AI$145]" office:value-type="float" office:value="63627197479516.2" calcext:value-type="float">
            <text:p>63627197479516.2</text:p>
          </table:table-cell>
          <table:table-cell table:style-name="ce10" table:formula="of:=([.AI143]-[.AI142])/1000" office:value-type="float" office:value="7.252" calcext:value-type="float">
            <text:p>7.2520</text:p>
          </table:table-cell>
          <table:table-cell table:style-name="ce10" table:formula="of:=[.AJ143]+[.AK142]" office:value-type="float" office:value="287.251203125" calcext:value-type="float">
            <text:p>287.2512</text:p>
          </table:table-cell>
          <table:table-cell table:style-name="ce48" table:formula="of:=[.AK143]-2*([.$B143]-1)" office:value-type="float" office:value="5.2512031249999" calcext:value-type="float">
            <text:p>5.251203125</text:p>
          </table:table-cell>
          <table:table-cell table:style-name="Default" office:value-type="float" office:value="63627197953327.2" calcext:value-type="float">
            <text:p>63627197953327.2</text:p>
          </table:table-cell>
          <table:table-cell table:style-name="ce10" table:formula="of:=([.AM143]-[.AM142])/1000" office:value-type="float" office:value="2" calcext:value-type="float">
            <text:p>2.0000</text:p>
          </table:table-cell>
          <table:table-cell table:style-name="ce10" table:formula="of:=[.AN143]+[.AO142]" office:value-type="float" office:value="281.9983046875" calcext:value-type="float">
            <text:p>281.9983</text:p>
          </table:table-cell>
          <table:table-cell table:style-name="ce54" table:formula="of:=[.AO143]-2*([.$B143]-1)" office:value-type="float" office:value="-0.0016953124999759" calcext:value-type="float">
            <text:p>-0.0016953125</text:p>
          </table:table-cell>
          <table:table-cell table:style-name="Default" office:value-type="float" office:value="63627198415305.3" calcext:value-type="float">
            <text:p>63627198415305.3</text:p>
          </table:table-cell>
          <table:table-cell table:style-name="ce10" table:formula="of:=([.AQ143]-[.AQ142])/1000" office:value-type="float" office:value="2.00009375" calcext:value-type="float">
            <text:p>2.0001</text:p>
          </table:table-cell>
          <table:table-cell table:style-name="ce10" table:formula="of:=[.AR143]+[.AS142]" office:value-type="float" office:value="281.9981953125" calcext:value-type="float">
            <text:p>281.9982</text:p>
          </table:table-cell>
          <table:table-cell table:style-name="ce60" table:formula="of:=[.AS143]-2*([.$B143]-1)" office:value-type="float" office:value="-0.00180468749999818" calcext:value-type="float">
            <text:p>-0.0018046875</text:p>
          </table:table-cell>
          <table:table-cell table:style-name="Default" office:value-type="float" office:value="63627198889048.8" calcext:value-type="float">
            <text:p>63627198889048.8</text:p>
          </table:table-cell>
          <table:table-cell table:style-name="ce10" table:formula="of:=([.AU143]-[.AU142])/1000" office:value-type="float" office:value="1.9991953125" calcext:value-type="float">
            <text:p>1.9992</text:p>
          </table:table-cell>
          <table:table-cell table:style-name="ce10" table:formula="of:=[.AV143]+[.AW142]" office:value-type="float" office:value="281.998796875" calcext:value-type="float">
            <text:p>281.9988</text:p>
          </table:table-cell>
          <table:table-cell table:style-name="ce61" table:formula="of:=[.AW143]-2*([.$B143]-1)" office:value-type="float" office:value="-0.00120312500001774" calcext:value-type="float">
            <text:p>-0.0012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7" office:value-type="float" office:value="143" calcext:value-type="float">
            <text:p>143</text:p>
          </table:table-cell>
          <table:table-cell office:value-type="float" office:value="63627193757574.8" calcext:value-type="float">
            <text:p>63627193757574.8</text:p>
          </table:table-cell>
          <table:table-cell table:formula="of:=([.C144]-[.C143])/1000" office:value-type="float" office:value="1.99921875" calcext:value-type="float">
            <text:p>1.9992</text:p>
          </table:table-cell>
          <table:table-cell table:formula="of:=[.D144]+[.E143]" office:value-type="float" office:value="284.000359375" calcext:value-type="float">
            <text:p>284.0004</text:p>
          </table:table-cell>
          <table:table-cell table:style-name="ce12" table:formula="of:=[.E144]-2*([.$B144]-1)" office:value-type="float" office:value="0.000359374999959527" calcext:value-type="float">
            <text:p>0.000359375</text:p>
          </table:table-cell>
          <table:table-cell table:style-name="Default" office:value-type="float" office:value="63627194222792.3" calcext:value-type="float">
            <text:p>63627194222792.3</text:p>
          </table:table-cell>
          <table:table-cell table:style-name="ce10" table:formula="of:=([.G144]-[.G143])/1000" office:value-type="float" office:value="1.8505" calcext:value-type="float">
            <text:p>1.8505</text:p>
          </table:table-cell>
          <table:table-cell table:style-name="ce10" table:formula="of:=[.H144]+[.I143]" office:value-type="float" office:value="283.9991640625" calcext:value-type="float">
            <text:p>283.9992</text:p>
          </table:table-cell>
          <table:table-cell table:style-name="ce17" table:formula="of:=[.I144]-2*([.$B144]-1)" office:value-type="float" office:value="-0.000835937499914508" calcext:value-type="float">
            <text:p>-0.0008359375</text:p>
          </table:table-cell>
          <table:table-cell table:style-name="Default" office:value-type="float" office:value="63627194687385.7" calcext:value-type="float">
            <text:p>63627194687385.7</text:p>
          </table:table-cell>
          <table:table-cell table:style-name="ce10" table:formula="of:=([.K144]-[.K143])/1000" office:value-type="float" office:value="1.9976015625" calcext:value-type="float">
            <text:p>1.9976</text:p>
          </table:table-cell>
          <table:table-cell table:style-name="ce10" table:formula="of:=[.L144]+[.M143]" office:value-type="float" office:value="283.998203125" calcext:value-type="float">
            <text:p>283.9982</text:p>
          </table:table-cell>
          <table:table-cell table:style-name="ce21" table:formula="of:=[.M144]-2*([.$B144]-1)" office:value-type="float" office:value="-0.00179687499991132" calcext:value-type="float">
            <text:p>-0.001796875</text:p>
          </table:table-cell>
          <table:table-cell table:style-name="Default" office:value-type="float" office:value="63627195160214.9" calcext:value-type="float">
            <text:p>63627195160214.9</text:p>
          </table:table-cell>
          <table:table-cell table:style-name="ce10" table:formula="of:=([.O144]-[.O143])/1000" office:value-type="float" office:value="1.8698984375" calcext:value-type="float">
            <text:p>1.8699</text:p>
          </table:table-cell>
          <table:table-cell table:style-name="ce10" table:formula="of:=[.P144]+[.Q143]" office:value-type="float" office:value="283.9981953125" calcext:value-type="float">
            <text:p>283.9982</text:p>
          </table:table-cell>
          <table:table-cell table:style-name="ce25" table:formula="of:=[.Q144]-2*([.$B144]-1)" office:value-type="float" office:value="-0.00180468749994134" calcext:value-type="float">
            <text:p>-0.0018046875</text:p>
          </table:table-cell>
          <table:table-cell table:style-name="Default" office:value-type="float" office:value="63627195617596.9" calcext:value-type="float">
            <text:p>63627195617596.9</text:p>
          </table:table-cell>
          <table:table-cell table:style-name="ce10" table:formula="of:=([.S144]-[.S143])/1000" office:value-type="float" office:value="1.998" calcext:value-type="float">
            <text:p>1.9980</text:p>
          </table:table-cell>
          <table:table-cell table:style-name="ce10" table:formula="of:=[.T144]+[.U143]" office:value-type="float" office:value="283.9981015625" calcext:value-type="float">
            <text:p>283.9981</text:p>
          </table:table-cell>
          <table:table-cell table:style-name="ce26" table:formula="of:=[.U144]-2*([.$B144]-1)" office:value-type="float" office:value="-0.00189843749996044" calcext:value-type="float">
            <text:p>-0.0018984375</text:p>
          </table:table-cell>
          <table:table-cell table:style-name="Default" office:value-type="float" office:value="63627196085087" calcext:value-type="float">
            <text:p>63627196085087</text:p>
          </table:table-cell>
          <table:table-cell table:style-name="ce10" table:formula="of:=([.W144]-[.W143])/1000" office:value-type="float" office:value="2.000796875" calcext:value-type="float">
            <text:p>2.0008</text:p>
          </table:table-cell>
          <table:table-cell table:style-name="ce10" table:formula="of:=[.X144]+[.Y143]" office:value-type="float" office:value="283.9988984375" calcext:value-type="float">
            <text:p>283.9989</text:p>
          </table:table-cell>
          <table:table-cell table:style-name="ce31" table:formula="of:=[.Y144]-2*([.$B144]-1)" office:value-type="float" office:value="-0.00110156249996862" calcext:value-type="float">
            <text:p>-0.0011015625</text:p>
          </table:table-cell>
          <table:table-cell table:style-name="Default" office:value-type="float" office:value="63627196543643.2" calcext:value-type="float">
            <text:p>63627196543643.2</text:p>
          </table:table-cell>
          <table:table-cell table:style-name="ce10" table:formula="of:=([.AA144]-[.AA143])/1000" office:value-type="float" office:value="1.9996015625" calcext:value-type="float">
            <text:p>1.9996</text:p>
          </table:table-cell>
          <table:table-cell table:style-name="ce10" table:formula="of:=[.AB144]+[.AC143]" office:value-type="float" office:value="283.9993046875" calcext:value-type="float">
            <text:p>283.9993</text:p>
          </table:table-cell>
          <table:table-cell table:style-name="ce39" table:formula="of:=[.AC144]-2*([.$B144]-1)" office:value-type="float" office:value="-0.000695312499885858" calcext:value-type="float">
            <text:p>-0.0006953125</text:p>
          </table:table-cell>
          <table:table-cell table:style-name="Default" office:value-type="float" office:value="63627197015278.7" calcext:value-type="float">
            <text:p>63627197015278.7</text:p>
          </table:table-cell>
          <table:table-cell table:style-name="ce10" table:formula="of:=([.AE144]-[.AE143])/1000" office:value-type="float" office:value="1.9998046875" calcext:value-type="float">
            <text:p>1.9998</text:p>
          </table:table-cell>
          <table:table-cell table:style-name="ce10" table:formula="of:=[.AF144]+[.AG143]" office:value-type="float" office:value="283.9988046875" calcext:value-type="float">
            <text:p>283.9988</text:p>
          </table:table-cell>
          <table:table-cell table:style-name="ce40" table:formula="of:=[.AG144]-2*([.$B144]-1)" office:value-type="float" office:value="-0.00119531249998772" calcext:value-type="float">
            <text:p>-0.0011953125</text:p>
          </table:table-cell>
          <table:table-cell table:formula="of:=[.AI$145]" office:value-type="float" office:value="63627197479516.2" calcext:value-type="float">
            <text:p>63627197479516.2</text:p>
          </table:table-cell>
          <table:table-cell table:style-name="ce10" table:formula="of:=([.AI144]-[.AI143])/1000" office:value-type="float" office:value="0" calcext:value-type="float">
            <text:p>0.0000</text:p>
          </table:table-cell>
          <table:table-cell table:style-name="ce10" table:formula="of:=[.AJ144]+[.AK143]" office:value-type="float" office:value="287.251203125" calcext:value-type="float">
            <text:p>287.2512</text:p>
          </table:table-cell>
          <table:table-cell table:style-name="ce48" table:formula="of:=[.AK144]-2*([.$B144]-1)" office:value-type="float" office:value="3.2512031249999" calcext:value-type="float">
            <text:p>3.251203125</text:p>
          </table:table-cell>
          <table:table-cell table:style-name="Default" office:value-type="float" office:value="63627197955327.2" calcext:value-type="float">
            <text:p>63627197955327.2</text:p>
          </table:table-cell>
          <table:table-cell table:style-name="ce10" table:formula="of:=([.AM144]-[.AM143])/1000" office:value-type="float" office:value="2" calcext:value-type="float">
            <text:p>2.0000</text:p>
          </table:table-cell>
          <table:table-cell table:style-name="ce10" table:formula="of:=[.AN144]+[.AO143]" office:value-type="float" office:value="283.9983046875" calcext:value-type="float">
            <text:p>283.9983</text:p>
          </table:table-cell>
          <table:table-cell table:style-name="ce54" table:formula="of:=[.AO144]-2*([.$B144]-1)" office:value-type="float" office:value="-0.0016953124999759" calcext:value-type="float">
            <text:p>-0.0016953125</text:p>
          </table:table-cell>
          <table:table-cell table:style-name="Default" office:value-type="float" office:value="63627198417305.6" calcext:value-type="float">
            <text:p>63627198417305.6</text:p>
          </table:table-cell>
          <table:table-cell table:style-name="ce10" table:formula="of:=([.AQ144]-[.AQ143])/1000" office:value-type="float" office:value="2.0003046875" calcext:value-type="float">
            <text:p>2.0003</text:p>
          </table:table-cell>
          <table:table-cell table:style-name="ce10" table:formula="of:=[.AR144]+[.AS143]" office:value-type="float" office:value="283.9985" calcext:value-type="float">
            <text:p>283.9985</text:p>
          </table:table-cell>
          <table:table-cell table:style-name="ce60" table:formula="of:=[.AS144]-2*([.$B144]-1)" office:value-type="float" office:value="-0.00150000000002137" calcext:value-type="float">
            <text:p>-0.0015</text:p>
          </table:table-cell>
          <table:table-cell table:style-name="Default" office:value-type="float" office:value="63627198891049.4" calcext:value-type="float">
            <text:p>63627198891049.4</text:p>
          </table:table-cell>
          <table:table-cell table:style-name="ce10" table:formula="of:=([.AU144]-[.AU143])/1000" office:value-type="float" office:value="2.0006015625" calcext:value-type="float">
            <text:p>2.0006</text:p>
          </table:table-cell>
          <table:table-cell table:style-name="ce10" table:formula="of:=[.AV144]+[.AW143]" office:value-type="float" office:value="283.9993984375" calcext:value-type="float">
            <text:p>283.9994</text:p>
          </table:table-cell>
          <table:table-cell table:style-name="ce61" table:formula="of:=[.AW144]-2*([.$B144]-1)" office:value-type="float" office:value="-0.000601562500037289" calcext:value-type="float">
            <text:p>-0.000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144" calcext:value-type="float">
            <text:p>144</text:p>
          </table:table-cell>
          <table:table-cell office:value-type="float" office:value="63627193759573.6" calcext:value-type="float">
            <text:p>63627193759573.6</text:p>
          </table:table-cell>
          <table:table-cell table:formula="of:=([.C145]-[.C144])/1000" office:value-type="float" office:value="1.99878125" calcext:value-type="float">
            <text:p>1.9988</text:p>
          </table:table-cell>
          <table:table-cell table:formula="of:=[.D145]+[.E144]" office:value-type="float" office:value="285.999140625" calcext:value-type="float">
            <text:p>285.9991</text:p>
          </table:table-cell>
          <table:table-cell table:style-name="ce12" table:formula="of:=[.E145]-2*([.$B145]-1)" office:value-type="float" office:value="-0.000859375000061391" calcext:value-type="float">
            <text:p>-0.000859375</text:p>
          </table:table-cell>
          <table:table-cell table:style-name="Default" office:value-type="float" office:value="63627194224791.2" calcext:value-type="float">
            <text:p>63627194224791.2</text:p>
          </table:table-cell>
          <table:table-cell table:style-name="ce10" table:formula="of:=([.G145]-[.G144])/1000" office:value-type="float" office:value="1.99890625" calcext:value-type="float">
            <text:p>1.9989</text:p>
          </table:table-cell>
          <table:table-cell table:style-name="ce10" table:formula="of:=[.H145]+[.I144]" office:value-type="float" office:value="285.9980703125" calcext:value-type="float">
            <text:p>285.9981</text:p>
          </table:table-cell>
          <table:table-cell table:style-name="ce17" table:formula="of:=[.I145]-2*([.$B145]-1)" office:value-type="float" office:value="-0.00192968749990996" calcext:value-type="float">
            <text:p>-0.0019296875</text:p>
          </table:table-cell>
          <table:table-cell table:style-name="Default" office:value-type="float" office:value="63627194689385.8" calcext:value-type="float">
            <text:p>63627194689385.8</text:p>
          </table:table-cell>
          <table:table-cell table:style-name="ce10" table:formula="of:=([.K145]-[.K144])/1000" office:value-type="float" office:value="2.00009375" calcext:value-type="float">
            <text:p>2.0001</text:p>
          </table:table-cell>
          <table:table-cell table:style-name="ce10" table:formula="of:=[.L145]+[.M144]" office:value-type="float" office:value="285.998296875" calcext:value-type="float">
            <text:p>285.9983</text:p>
          </table:table-cell>
          <table:table-cell table:style-name="ce21" table:formula="of:=[.M145]-2*([.$B145]-1)" office:value-type="float" office:value="-0.00170312499989223" calcext:value-type="float">
            <text:p>-0.001703125</text:p>
          </table:table-cell>
          <table:table-cell table:style-name="Default" office:value-type="float" office:value="63627195162214.8" calcext:value-type="float">
            <text:p>63627195162214.8</text:p>
          </table:table-cell>
          <table:table-cell table:style-name="ce10" table:formula="of:=([.O145]-[.O144])/1000" office:value-type="float" office:value="1.9998984375" calcext:value-type="float">
            <text:p>1.9999</text:p>
          </table:table-cell>
          <table:table-cell table:style-name="ce10" table:formula="of:=[.P145]+[.Q144]" office:value-type="float" office:value="285.99809375" calcext:value-type="float">
            <text:p>285.9981</text:p>
          </table:table-cell>
          <table:table-cell table:style-name="ce25" table:formula="of:=[.Q145]-2*([.$B145]-1)" office:value-type="float" office:value="-0.00190624999993361" calcext:value-type="float">
            <text:p>-0.00190625</text:p>
          </table:table-cell>
          <table:table-cell table:style-name="Default" office:value-type="float" office:value="63627195619596.9" calcext:value-type="float">
            <text:p>63627195619596.9</text:p>
          </table:table-cell>
          <table:table-cell table:style-name="ce10" table:formula="of:=([.S145]-[.S144])/1000" office:value-type="float" office:value="2" calcext:value-type="float">
            <text:p>2.0000</text:p>
          </table:table-cell>
          <table:table-cell table:style-name="ce10" table:formula="of:=[.T145]+[.U144]" office:value-type="float" office:value="285.9981015625" calcext:value-type="float">
            <text:p>285.9981</text:p>
          </table:table-cell>
          <table:table-cell table:style-name="ce26" table:formula="of:=[.U145]-2*([.$B145]-1)" office:value-type="float" office:value="-0.00189843749996044" calcext:value-type="float">
            <text:p>-0.0018984375</text:p>
          </table:table-cell>
          <table:table-cell table:style-name="Default" office:value-type="float" office:value="63627196087087.6" calcext:value-type="float">
            <text:p>63627196087087.6</text:p>
          </table:table-cell>
          <table:table-cell table:style-name="ce10" table:formula="of:=([.W145]-[.W144])/1000" office:value-type="float" office:value="2.0006015625" calcext:value-type="float">
            <text:p>2.0006</text:p>
          </table:table-cell>
          <table:table-cell table:style-name="ce10" table:formula="of:=[.X145]+[.Y144]" office:value-type="float" office:value="285.9995" calcext:value-type="float">
            <text:p>285.9995</text:p>
          </table:table-cell>
          <table:table-cell table:style-name="ce31" table:formula="of:=[.Y145]-2*([.$B145]-1)" office:value-type="float" office:value="-0.000499999999988177" calcext:value-type="float">
            <text:p>-0.0005</text:p>
          </table:table-cell>
          <table:table-cell table:style-name="Default" office:value-type="float" office:value="63627196547150.7" calcext:value-type="float">
            <text:p>63627196547150.7</text:p>
          </table:table-cell>
          <table:table-cell table:style-name="ce10" table:formula="of:=([.AA145]-[.AA144])/1000" office:value-type="float" office:value="3.5075" calcext:value-type="float">
            <text:p>3.5075</text:p>
          </table:table-cell>
          <table:table-cell table:style-name="ce10" table:formula="of:=[.AB145]+[.AC144]" office:value-type="float" office:value="287.5068046875" calcext:value-type="float">
            <text:p>287.5068</text:p>
          </table:table-cell>
          <table:table-cell table:style-name="ce39" table:formula="of:=[.AC145]-2*([.$B145]-1)" office:value-type="float" office:value="1.50680468750011" calcext:value-type="float">
            <text:p>1.5068046875</text:p>
          </table:table-cell>
          <table:table-cell table:formula="of:=[.AE146]" office:value-type="float" office:value="63627197020168.8" calcext:value-type="float">
            <text:p>63627197020168.8</text:p>
          </table:table-cell>
          <table:table-cell table:style-name="ce10" table:formula="of:=([.AE145]-[.AE144])/1000" office:value-type="float" office:value="4.89009375" calcext:value-type="float">
            <text:p>4.8901</text:p>
          </table:table-cell>
          <table:table-cell table:style-name="ce10" table:formula="of:=[.AF145]+[.AG144]" office:value-type="float" office:value="288.8888984375" calcext:value-type="float">
            <text:p>288.8889</text:p>
          </table:table-cell>
          <table:table-cell table:style-name="ce40" table:formula="of:=[.AG145]-2*([.$B145]-1)" office:value-type="float" office:value="2.88889843750002" calcext:value-type="float">
            <text:p>2.8888984375</text:p>
          </table:table-cell>
          <table:table-cell table:style-name="Default" office:value-type="float" office:value="63627197479516.2" calcext:value-type="float">
            <text:p>63627197479516.2</text:p>
          </table:table-cell>
          <table:table-cell table:style-name="ce10" table:formula="of:=([.AI145]-[.AI144])/1000" office:value-type="float" office:value="0" calcext:value-type="float">
            <text:p>0.0000</text:p>
          </table:table-cell>
          <table:table-cell table:style-name="ce10" table:formula="of:=[.AJ145]+[.AK144]" office:value-type="float" office:value="287.251203125" calcext:value-type="float">
            <text:p>287.2512</text:p>
          </table:table-cell>
          <table:table-cell table:style-name="ce52" table:formula="of:=[.AK145]-2*([.$B145]-1)" office:value-type="float" office:value="1.2512031249999" calcext:value-type="float">
            <text:p>1.251203125</text:p>
          </table:table-cell>
          <table:table-cell table:style-name="Default" office:value-type="float" office:value="63627197957327.4" calcext:value-type="float">
            <text:p>63627197957327.4</text:p>
          </table:table-cell>
          <table:table-cell table:style-name="ce10" table:formula="of:=([.AM145]-[.AM144])/1000" office:value-type="float" office:value="2.0001953125" calcext:value-type="float">
            <text:p>2.0002</text:p>
          </table:table-cell>
          <table:table-cell table:style-name="ce10" table:formula="of:=[.AN145]+[.AO144]" office:value-type="float" office:value="285.9985" calcext:value-type="float">
            <text:p>285.9985</text:p>
          </table:table-cell>
          <table:table-cell table:style-name="ce54" table:formula="of:=[.AO145]-2*([.$B145]-1)" office:value-type="float" office:value="-0.00149999999996453" calcext:value-type="float">
            <text:p>-0.0015</text:p>
          </table:table-cell>
          <table:table-cell table:style-name="Default" office:value-type="float" office:value="63627198419307" calcext:value-type="float">
            <text:p>63627198419307</text:p>
          </table:table-cell>
          <table:table-cell table:style-name="ce10" table:formula="of:=([.AQ145]-[.AQ144])/1000" office:value-type="float" office:value="2.0013984375" calcext:value-type="float">
            <text:p>2.0014</text:p>
          </table:table-cell>
          <table:table-cell table:style-name="ce10" table:formula="of:=[.AR145]+[.AS144]" office:value-type="float" office:value="285.9998984375" calcext:value-type="float">
            <text:p>285.9999</text:p>
          </table:table-cell>
          <table:table-cell table:style-name="ce60" table:formula="of:=[.AS145]-2*([.$B145]-1)" office:value-type="float" office:value="-0.000101562500049113" calcext:value-type="float">
            <text:p>-0.0001015625</text:p>
          </table:table-cell>
          <table:table-cell table:style-name="Default" office:value-type="float" office:value="63627198893048.5" calcext:value-type="float">
            <text:p>63627198893048.5</text:p>
          </table:table-cell>
          <table:table-cell table:style-name="ce10" table:formula="of:=([.AU145]-[.AU144])/1000" office:value-type="float" office:value="1.9991015625" calcext:value-type="float">
            <text:p>1.9991</text:p>
          </table:table-cell>
          <table:table-cell table:style-name="ce10" table:formula="of:=[.AV145]+[.AW144]" office:value-type="float" office:value="285.9985" calcext:value-type="float">
            <text:p>285.9985</text:p>
          </table:table-cell>
          <table:table-cell table:style-name="ce61" table:formula="of:=[.AW145]-2*([.$B145]-1)" office:value-type="float" office:value="-0.00150000000002137" calcext:value-type="float">
            <text:p>-0.001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145" calcext:value-type="float">
            <text:p>145</text:p>
          </table:table-cell>
          <table:table-cell office:value-type="float" office:value="63627193761574.5" calcext:value-type="float">
            <text:p>63627193761574.5</text:p>
          </table:table-cell>
          <table:table-cell table:formula="of:=([.C146]-[.C145])/1000" office:value-type="float" office:value="2.00096875" calcext:value-type="float">
            <text:p>2.0010</text:p>
          </table:table-cell>
          <table:table-cell table:formula="of:=[.D146]+[.E145]" office:value-type="float" office:value="288.000109375" calcext:value-type="float">
            <text:p>288.0001</text:p>
          </table:table-cell>
          <table:table-cell table:style-name="ce12" table:formula="of:=[.E146]-2*([.$B146]-1)" office:value-type="float" office:value="0.000109374999965439" calcext:value-type="float">
            <text:p>0.000109375</text:p>
          </table:table-cell>
          <table:table-cell table:style-name="Default" office:value-type="float" office:value="63627194226883" calcext:value-type="float">
            <text:p>63627194226883</text:p>
          </table:table-cell>
          <table:table-cell table:style-name="ce10" table:formula="of:=([.G146]-[.G145])/1000" office:value-type="float" office:value="2.091796875" calcext:value-type="float">
            <text:p>2.0918</text:p>
          </table:table-cell>
          <table:table-cell table:style-name="ce10" table:formula="of:=[.H146]+[.I145]" office:value-type="float" office:value="288.0898671875" calcext:value-type="float">
            <text:p>288.0899</text:p>
          </table:table-cell>
          <table:table-cell table:style-name="ce17" table:formula="of:=[.I146]-2*([.$B146]-1)" office:value-type="float" office:value="0.08986718750009" calcext:value-type="float">
            <text:p>0.0898671875</text:p>
          </table:table-cell>
          <table:table-cell table:style-name="Default" office:value-type="float" office:value="63627194691727.3" calcext:value-type="float">
            <text:p>63627194691727.3</text:p>
          </table:table-cell>
          <table:table-cell table:style-name="ce10" table:formula="of:=([.K146]-[.K145])/1000" office:value-type="float" office:value="2.3415" calcext:value-type="float">
            <text:p>2.3415</text:p>
          </table:table-cell>
          <table:table-cell table:style-name="ce10" table:formula="of:=[.L146]+[.M145]" office:value-type="float" office:value="288.339796875" calcext:value-type="float">
            <text:p>288.3398</text:p>
          </table:table-cell>
          <table:table-cell table:style-name="ce21" table:formula="of:=[.M146]-2*([.$B146]-1)" office:value-type="float" office:value="0.339796875000104" calcext:value-type="float">
            <text:p>0.339796875</text:p>
          </table:table-cell>
          <table:table-cell table:style-name="Default" office:value-type="float" office:value="63627195164217.5" calcext:value-type="float">
            <text:p>63627195164217.5</text:p>
          </table:table-cell>
          <table:table-cell table:style-name="ce10" table:formula="of:=([.O146]-[.O145])/1000" office:value-type="float" office:value="2.002703125" calcext:value-type="float">
            <text:p>2.0027</text:p>
          </table:table-cell>
          <table:table-cell table:style-name="ce10" table:formula="of:=[.P146]+[.Q145]" office:value-type="float" office:value="288.000796875" calcext:value-type="float">
            <text:p>288.0008</text:p>
          </table:table-cell>
          <table:table-cell table:style-name="ce25" table:formula="of:=[.Q146]-2*([.$B146]-1)" office:value-type="float" office:value="0.000796875000048658" calcext:value-type="float">
            <text:p>0.000796875</text:p>
          </table:table-cell>
          <table:table-cell table:style-name="Default" office:value-type="float" office:value="63627195621713.6" calcext:value-type="float">
            <text:p>63627195621713.6</text:p>
          </table:table-cell>
          <table:table-cell table:style-name="ce10" table:formula="of:=([.S146]-[.S145])/1000" office:value-type="float" office:value="2.116703125" calcext:value-type="float">
            <text:p>2.1167</text:p>
          </table:table-cell>
          <table:table-cell table:style-name="ce10" table:formula="of:=[.T146]+[.U145]" office:value-type="float" office:value="288.1148046875" calcext:value-type="float">
            <text:p>288.1148</text:p>
          </table:table-cell>
          <table:table-cell table:style-name="ce26" table:formula="of:=[.U146]-2*([.$B146]-1)" office:value-type="float" office:value="0.114804687500055" calcext:value-type="float">
            <text:p>0.1148046875</text:p>
          </table:table-cell>
          <table:table-cell table:style-name="Default" office:value-type="float" office:value="63627196089087.5" calcext:value-type="float">
            <text:p>63627196089087.5</text:p>
          </table:table-cell>
          <table:table-cell table:style-name="ce10" table:formula="of:=([.W146]-[.W145])/1000" office:value-type="float" office:value="1.9998984375" calcext:value-type="float">
            <text:p>1.9999</text:p>
          </table:table-cell>
          <table:table-cell table:style-name="ce10" table:formula="of:=[.X146]+[.Y145]" office:value-type="float" office:value="287.9993984375" calcext:value-type="float">
            <text:p>287.9994</text:p>
          </table:table-cell>
          <table:table-cell table:style-name="ce31" table:formula="of:=[.Y146]-2*([.$B146]-1)" office:value-type="float" office:value="-0.000601562499980446" calcext:value-type="float">
            <text:p>-0.0006015625</text:p>
          </table:table-cell>
          <table:table-cell table:style-name="Default" office:value-type="float" office:value="63627196547642.9" calcext:value-type="float">
            <text:p>63627196547642.9</text:p>
          </table:table-cell>
          <table:table-cell table:style-name="ce10" table:formula="of:=([.AA146]-[.AA145])/1000" office:value-type="float" office:value="0.4921953125" calcext:value-type="float">
            <text:p>0.4922</text:p>
          </table:table-cell>
          <table:table-cell table:style-name="ce10" table:formula="of:=[.AB146]+[.AC145]" office:value-type="float" office:value="287.999" calcext:value-type="float">
            <text:p>287.9990</text:p>
          </table:table-cell>
          <table:table-cell table:style-name="ce38" table:formula="of:=[.AC146]-2*([.$B146]-1)" office:value-type="float" office:value="-0.00099999999991951" calcext:value-type="float">
            <text:p>-0.001</text:p>
          </table:table-cell>
          <table:table-cell table:style-name="Default" office:value-type="float" office:value="63627197020168.8" calcext:value-type="float">
            <text:p>63627197020168.8</text:p>
          </table:table-cell>
          <table:table-cell table:style-name="ce10" table:formula="of:=([.AE146]-[.AE145])/1000" office:value-type="float" office:value="0" calcext:value-type="float">
            <text:p>0.0000</text:p>
          </table:table-cell>
          <table:table-cell table:style-name="ce10" table:formula="of:=[.AF146]+[.AG145]" office:value-type="float" office:value="288.8888984375" calcext:value-type="float">
            <text:p>288.8889</text:p>
          </table:table-cell>
          <table:table-cell table:style-name="ce40" table:formula="of:=[.AG146]-2*([.$B146]-1)" office:value-type="float" office:value="0.888898437500018" calcext:value-type="float">
            <text:p>0.8888984375</text:p>
          </table:table-cell>
          <table:table-cell table:style-name="Default" office:value-type="float" office:value="63627197480264.4" calcext:value-type="float">
            <text:p>63627197480264.4</text:p>
          </table:table-cell>
          <table:table-cell table:style-name="ce10" table:formula="of:=([.AI146]-[.AI145])/1000" office:value-type="float" office:value="0.7481953125" calcext:value-type="float">
            <text:p>0.7482</text:p>
          </table:table-cell>
          <table:table-cell table:style-name="ce10" table:formula="of:=[.AJ146]+[.AK145]" office:value-type="float" office:value="287.9993984375" calcext:value-type="float">
            <text:p>287.9994</text:p>
          </table:table-cell>
          <table:table-cell table:style-name="ce53" table:formula="of:=[.AK146]-2*([.$B146]-1)" office:value-type="float" office:value="-0.000601562500094133" calcext:value-type="float">
            <text:p>-0.0006015625</text:p>
          </table:table-cell>
          <table:table-cell table:style-name="Default" office:value-type="float" office:value="63627197960118.5" calcext:value-type="float">
            <text:p>63627197960118.5</text:p>
          </table:table-cell>
          <table:table-cell table:style-name="ce10" table:formula="of:=([.AM146]-[.AM145])/1000" office:value-type="float" office:value="2.7911015625" calcext:value-type="float">
            <text:p>2.7911</text:p>
          </table:table-cell>
          <table:table-cell table:style-name="ce10" table:formula="of:=[.AN146]+[.AO145]" office:value-type="float" office:value="288.7896015625" calcext:value-type="float">
            <text:p>288.7896</text:p>
          </table:table-cell>
          <table:table-cell table:style-name="ce54" table:formula="of:=[.AO146]-2*([.$B146]-1)" office:value-type="float" office:value="0.789601562500025" calcext:value-type="float">
            <text:p>0.7896015625</text:p>
          </table:table-cell>
          <table:table-cell table:style-name="Default" office:value-type="float" office:value="63627198421306.7" calcext:value-type="float">
            <text:p>63627198421306.7</text:p>
          </table:table-cell>
          <table:table-cell table:style-name="ce10" table:formula="of:=([.AQ146]-[.AQ145])/1000" office:value-type="float" office:value="1.999703125" calcext:value-type="float">
            <text:p>1.9997</text:p>
          </table:table-cell>
          <table:table-cell table:style-name="ce10" table:formula="of:=[.AR146]+[.AS145]" office:value-type="float" office:value="287.9996015625" calcext:value-type="float">
            <text:p>287.9996</text:p>
          </table:table-cell>
          <table:table-cell table:style-name="ce60" table:formula="of:=[.AS146]-2*([.$B146]-1)" office:value-type="float" office:value="-0.000398437500052751" calcext:value-type="float">
            <text:p>-0.0003984375</text:p>
          </table:table-cell>
          <table:table-cell table:style-name="Default" office:value-type="float" office:value="63627198895667" calcext:value-type="float">
            <text:p>63627198895667</text:p>
          </table:table-cell>
          <table:table-cell table:style-name="ce10" table:formula="of:=([.AU146]-[.AU145])/1000" office:value-type="float" office:value="2.6185" calcext:value-type="float">
            <text:p>2.6185</text:p>
          </table:table-cell>
          <table:table-cell table:style-name="ce10" table:formula="of:=[.AV146]+[.AW145]" office:value-type="float" office:value="288.617" calcext:value-type="float">
            <text:p>288.6170</text:p>
          </table:table-cell>
          <table:table-cell table:style-name="ce61" table:formula="of:=[.AW146]-2*([.$B146]-1)" office:value-type="float" office:value="0.616999999999962" calcext:value-type="float">
            <text:p>0.617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146" calcext:value-type="float">
            <text:p>146</text:p>
          </table:table-cell>
          <table:table-cell office:value-type="float" office:value="63627193763575" calcext:value-type="float">
            <text:p>63627193763575</text:p>
          </table:table-cell>
          <table:table-cell table:formula="of:=([.C147]-[.C146])/1000" office:value-type="float" office:value="2.000421875" calcext:value-type="float">
            <text:p>2.0004</text:p>
          </table:table-cell>
          <table:table-cell table:formula="of:=[.D147]+[.E146]" office:value-type="float" office:value="290.00053125" calcext:value-type="float">
            <text:p>290.0005</text:p>
          </table:table-cell>
          <table:table-cell table:style-name="ce12" table:formula="of:=[.E147]-2*([.$B147]-1)" office:value-type="float" office:value="0.0005312499999377" calcext:value-type="float">
            <text:p>0.00053125</text:p>
          </table:table-cell>
          <table:table-cell table:style-name="Default" office:value-type="float" office:value="63627194228790.3" calcext:value-type="float">
            <text:p>63627194228790.3</text:p>
          </table:table-cell>
          <table:table-cell table:style-name="ce10" table:formula="of:=([.G147]-[.G146])/1000" office:value-type="float" office:value="1.907296875" calcext:value-type="float">
            <text:p>1.9073</text:p>
          </table:table-cell>
          <table:table-cell table:style-name="ce10" table:formula="of:=[.H147]+[.I146]" office:value-type="float" office:value="289.9971640625" calcext:value-type="float">
            <text:p>289.9972</text:p>
          </table:table-cell>
          <table:table-cell table:style-name="ce17" table:formula="of:=[.I147]-2*([.$B147]-1)" office:value-type="float" office:value="-0.00283593749992406" calcext:value-type="float">
            <text:p>-0.0028359375</text:p>
          </table:table-cell>
          <table:table-cell table:style-name="Default" office:value-type="float" office:value="63627194693385.6" calcext:value-type="float">
            <text:p>63627194693385.6</text:p>
          </table:table-cell>
          <table:table-cell table:style-name="ce10" table:formula="of:=([.K147]-[.K146])/1000" office:value-type="float" office:value="1.6583046875" calcext:value-type="float">
            <text:p>1.6583</text:p>
          </table:table-cell>
          <table:table-cell table:style-name="ce10" table:formula="of:=[.L147]+[.M146]" office:value-type="float" office:value="289.9981015625" calcext:value-type="float">
            <text:p>289.9981</text:p>
          </table:table-cell>
          <table:table-cell table:style-name="ce21" table:formula="of:=[.M147]-2*([.$B147]-1)" office:value-type="float" office:value="-0.00189843749990359" calcext:value-type="float">
            <text:p>-0.0018984375</text:p>
          </table:table-cell>
          <table:table-cell table:style-name="Default" office:value-type="float" office:value="63627195166214.7" calcext:value-type="float">
            <text:p>63627195166214.7</text:p>
          </table:table-cell>
          <table:table-cell table:style-name="ce10" table:formula="of:=([.O147]-[.O146])/1000" office:value-type="float" office:value="1.997203125" calcext:value-type="float">
            <text:p>1.9972</text:p>
          </table:table-cell>
          <table:table-cell table:style-name="ce10" table:formula="of:=[.P147]+[.Q146]" office:value-type="float" office:value="289.998" calcext:value-type="float">
            <text:p>289.9980</text:p>
          </table:table-cell>
          <table:table-cell table:style-name="ce25" table:formula="of:=[.Q147]-2*([.$B147]-1)" office:value-type="float" office:value="-0.00199999999995271" calcext:value-type="float">
            <text:p>-0.002</text:p>
          </table:table-cell>
          <table:table-cell table:style-name="Default" office:value-type="float" office:value="63627195623597" calcext:value-type="float">
            <text:p>63627195623597</text:p>
          </table:table-cell>
          <table:table-cell table:style-name="ce10" table:formula="of:=([.S147]-[.S146])/1000" office:value-type="float" office:value="1.8833984375" calcext:value-type="float">
            <text:p>1.8834</text:p>
          </table:table-cell>
          <table:table-cell table:style-name="ce10" table:formula="of:=[.T147]+[.U146]" office:value-type="float" office:value="289.998203125" calcext:value-type="float">
            <text:p>289.9982</text:p>
          </table:table-cell>
          <table:table-cell table:style-name="ce26" table:formula="of:=[.U147]-2*([.$B147]-1)" office:value-type="float" office:value="-0.00179687499996817" calcext:value-type="float">
            <text:p>-0.001796875</text:p>
          </table:table-cell>
          <table:table-cell table:style-name="Default" office:value-type="float" office:value="63627196091087.7" calcext:value-type="float">
            <text:p>63627196091087.7</text:p>
          </table:table-cell>
          <table:table-cell table:style-name="ce10" table:formula="of:=([.W147]-[.W146])/1000" office:value-type="float" office:value="2.000203125" calcext:value-type="float">
            <text:p>2.0002</text:p>
          </table:table-cell>
          <table:table-cell table:style-name="ce10" table:formula="of:=[.X147]+[.Y146]" office:value-type="float" office:value="289.9996015625" calcext:value-type="float">
            <text:p>289.9996</text:p>
          </table:table-cell>
          <table:table-cell table:style-name="ce32" table:formula="of:=[.Y147]-2*([.$B147]-1)" office:value-type="float" office:value="-0.000398437499995907" calcext:value-type="float">
            <text:p>-0.0003984375</text:p>
          </table:table-cell>
          <table:table-cell table:formula="of:=[.AA149]" office:value-type="float" office:value="63627196554289.7" calcext:value-type="float">
            <text:p>63627196554289.7</text:p>
          </table:table-cell>
          <table:table-cell table:style-name="ce10" table:formula="of:=([.AA147]-[.AA146])/1000" office:value-type="float" office:value="6.6468046875" calcext:value-type="float">
            <text:p>6.6468</text:p>
          </table:table-cell>
          <table:table-cell table:style-name="ce10" table:formula="of:=[.AB147]+[.AC146]" office:value-type="float" office:value="294.6458046875" calcext:value-type="float">
            <text:p>294.6458</text:p>
          </table:table-cell>
          <table:table-cell table:style-name="ce33" table:formula="of:=[.AC147]-2*([.$B147]-1)" office:value-type="float" office:value="4.64580468750006" calcext:value-type="float">
            <text:p>4.6458046875</text:p>
          </table:table-cell>
          <table:table-cell table:formula="of:=[.AE$151]" office:value-type="float" office:value="63627197029677" calcext:value-type="float">
            <text:p>63627197029677</text:p>
          </table:table-cell>
          <table:table-cell table:style-name="ce10" table:formula="of:=([.AE147]-[.AE146])/1000" office:value-type="float" office:value="9.508203125" calcext:value-type="float">
            <text:p>9.5082</text:p>
          </table:table-cell>
          <table:table-cell table:style-name="ce10" table:formula="of:=[.AF147]+[.AG146]" office:value-type="float" office:value="298.3971015625" calcext:value-type="float">
            <text:p>298.3971</text:p>
          </table:table-cell>
          <table:table-cell table:style-name="ce40" table:formula="of:=[.AG147]-2*([.$B147]-1)" office:value-type="float" office:value="8.39710156250004" calcext:value-type="float">
            <text:p>8.3971015625</text:p>
          </table:table-cell>
          <table:table-cell table:style-name="Default" office:value-type="float" office:value="63627197483348.1" calcext:value-type="float">
            <text:p>63627197483348.1</text:p>
          </table:table-cell>
          <table:table-cell table:style-name="ce10" table:formula="of:=([.AI147]-[.AI146])/1000" office:value-type="float" office:value="3.083703125" calcext:value-type="float">
            <text:p>3.0837</text:p>
          </table:table-cell>
          <table:table-cell table:style-name="ce10" table:formula="of:=[.AJ147]+[.AK146]" office:value-type="float" office:value="291.0831015625" calcext:value-type="float">
            <text:p>291.0831</text:p>
          </table:table-cell>
          <table:table-cell table:style-name="ce48" table:formula="of:=[.AK147]-2*([.$B147]-1)" office:value-type="float" office:value="1.08310156249991" calcext:value-type="float">
            <text:p>1.0831015625</text:p>
          </table:table-cell>
          <table:table-cell table:style-name="Default" office:value-type="float" office:value="63627197961328.7" calcext:value-type="float">
            <text:p>63627197961328.7</text:p>
          </table:table-cell>
          <table:table-cell table:style-name="ce10" table:formula="of:=([.AM147]-[.AM146])/1000" office:value-type="float" office:value="1.210203125" calcext:value-type="float">
            <text:p>1.2102</text:p>
          </table:table-cell>
          <table:table-cell table:style-name="ce10" table:formula="of:=[.AN147]+[.AO146]" office:value-type="float" office:value="289.9998046875" calcext:value-type="float">
            <text:p>289.9998</text:p>
          </table:table-cell>
          <table:table-cell table:style-name="ce54" table:formula="of:=[.AO147]-2*([.$B147]-1)" office:value-type="float" office:value="-0.000195312499954525" calcext:value-type="float">
            <text:p>-0.0001953125</text:p>
          </table:table-cell>
          <table:table-cell table:style-name="Default" office:value-type="float" office:value="63627198423305" calcext:value-type="float">
            <text:p>63627198423305</text:p>
          </table:table-cell>
          <table:table-cell table:style-name="ce10" table:formula="of:=([.AQ147]-[.AQ146])/1000" office:value-type="float" office:value="1.998296875" calcext:value-type="float">
            <text:p>1.9983</text:p>
          </table:table-cell>
          <table:table-cell table:style-name="ce10" table:formula="of:=[.AR147]+[.AS146]" office:value-type="float" office:value="289.9978984375" calcext:value-type="float">
            <text:p>289.9979</text:p>
          </table:table-cell>
          <table:table-cell table:style-name="ce60" table:formula="of:=[.AS147]-2*([.$B147]-1)" office:value-type="float" office:value="-0.00210156250005866" calcext:value-type="float">
            <text:p>-0.0021015625</text:p>
          </table:table-cell>
          <table:table-cell table:style-name="Default" office:value-type="float" office:value="63627198897049" calcext:value-type="float">
            <text:p>63627198897049</text:p>
          </table:table-cell>
          <table:table-cell table:style-name="ce10" table:formula="of:=([.AU147]-[.AU146])/1000" office:value-type="float" office:value="1.382" calcext:value-type="float">
            <text:p>1.3820</text:p>
          </table:table-cell>
          <table:table-cell table:style-name="ce10" table:formula="of:=[.AV147]+[.AW146]" office:value-type="float" office:value="289.999" calcext:value-type="float">
            <text:p>289.9990</text:p>
          </table:table-cell>
          <table:table-cell table:style-name="ce61" table:formula="of:=[.AW147]-2*([.$B147]-1)" office:value-type="float" office:value="-0.0010000000000332" calcext:value-type="float">
            <text:p>-0.00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147" calcext:value-type="float">
            <text:p>147</text:p>
          </table:table-cell>
          <table:table-cell office:value-type="float" office:value="63627193765573.9" calcext:value-type="float">
            <text:p>63627193765573.9</text:p>
          </table:table-cell>
          <table:table-cell table:formula="of:=([.C148]-[.C147])/1000" office:value-type="float" office:value="1.99896875" calcext:value-type="float">
            <text:p>1.9990</text:p>
          </table:table-cell>
          <table:table-cell table:formula="of:=[.D148]+[.E147]" office:value-type="float" office:value="291.9995" calcext:value-type="float">
            <text:p>291.9995</text:p>
          </table:table-cell>
          <table:table-cell table:style-name="ce12" table:formula="of:=[.E148]-2*([.$B148]-1)" office:value-type="float" office:value="-0.00050000000004502" calcext:value-type="float">
            <text:p>-0.0005</text:p>
          </table:table-cell>
          <table:table-cell table:style-name="Default" office:value-type="float" office:value="63627194230790.6" calcext:value-type="float">
            <text:p>63627194230790.6</text:p>
          </table:table-cell>
          <table:table-cell table:style-name="ce10" table:formula="of:=([.G148]-[.G147])/1000" office:value-type="float" office:value="2.0003046875" calcext:value-type="float">
            <text:p>2.0003</text:p>
          </table:table-cell>
          <table:table-cell table:style-name="ce10" table:formula="of:=[.H148]+[.I147]" office:value-type="float" office:value="291.99746875" calcext:value-type="float">
            <text:p>291.9975</text:p>
          </table:table-cell>
          <table:table-cell table:style-name="ce17" table:formula="of:=[.I148]-2*([.$B148]-1)" office:value-type="float" office:value="-0.00253124999994725" calcext:value-type="float">
            <text:p>-0.00253125</text:p>
          </table:table-cell>
          <table:table-cell table:style-name="Default" office:value-type="float" office:value="63627194695386.3" calcext:value-type="float">
            <text:p>63627194695386.3</text:p>
          </table:table-cell>
          <table:table-cell table:style-name="ce10" table:formula="of:=([.K148]-[.K147])/1000" office:value-type="float" office:value="2.0006953125" calcext:value-type="float">
            <text:p>2.0007</text:p>
          </table:table-cell>
          <table:table-cell table:style-name="ce10" table:formula="of:=[.L148]+[.M147]" office:value-type="float" office:value="291.998796875" calcext:value-type="float">
            <text:p>291.9988</text:p>
          </table:table-cell>
          <table:table-cell table:style-name="ce21" table:formula="of:=[.M148]-2*([.$B148]-1)" office:value-type="float" office:value="-0.00120312499990405" calcext:value-type="float">
            <text:p>-0.001203125</text:p>
          </table:table-cell>
          <table:table-cell table:style-name="Default" office:value-type="float" office:value="63627195168215.7" calcext:value-type="float">
            <text:p>63627195168215.7</text:p>
          </table:table-cell>
          <table:table-cell table:style-name="ce10" table:formula="of:=([.O148]-[.O147])/1000" office:value-type="float" office:value="2.001" calcext:value-type="float">
            <text:p>2.0010</text:p>
          </table:table-cell>
          <table:table-cell table:style-name="ce10" table:formula="of:=[.P148]+[.Q147]" office:value-type="float" office:value="291.999" calcext:value-type="float">
            <text:p>291.9990</text:p>
          </table:table-cell>
          <table:table-cell table:style-name="ce25" table:formula="of:=[.Q148]-2*([.$B148]-1)" office:value-type="float" office:value="-0.000999999999976353" calcext:value-type="float">
            <text:p>-0.001</text:p>
          </table:table-cell>
          <table:table-cell table:style-name="Default" office:value-type="float" office:value="63627195625599.4" calcext:value-type="float">
            <text:p>63627195625599.4</text:p>
          </table:table-cell>
          <table:table-cell table:style-name="ce10" table:formula="of:=([.S148]-[.S147])/1000" office:value-type="float" office:value="2.0023984375" calcext:value-type="float">
            <text:p>2.0024</text:p>
          </table:table-cell>
          <table:table-cell table:style-name="ce10" table:formula="of:=[.T148]+[.U147]" office:value-type="float" office:value="292.0006015625" calcext:value-type="float">
            <text:p>292.0006</text:p>
          </table:table-cell>
          <table:table-cell table:style-name="ce26" table:formula="of:=[.U148]-2*([.$B148]-1)" office:value-type="float" office:value="0.000601562500037289" calcext:value-type="float">
            <text:p>0.0006015625</text:p>
          </table:table-cell>
          <table:table-cell table:style-name="Default" office:value-type="float" office:value="63627196094410.6" calcext:value-type="float">
            <text:p>63627196094410.6</text:p>
          </table:table-cell>
          <table:table-cell table:style-name="ce10" table:formula="of:=([.W148]-[.W147])/1000" office:value-type="float" office:value="3.3228984375" calcext:value-type="float">
            <text:p>3.3229</text:p>
          </table:table-cell>
          <table:table-cell table:style-name="ce10" table:formula="of:=[.X148]+[.Y147]" office:value-type="float" office:value="293.3225" calcext:value-type="float">
            <text:p>293.3225</text:p>
          </table:table-cell>
          <table:table-cell table:style-name="ce29" table:formula="of:=[.Y148]-2*([.$B148]-1)" office:value-type="float" office:value="1.32249999999999" calcext:value-type="float">
            <text:p>1.3225</text:p>
          </table:table-cell>
          <table:table-cell table:formula="of:=[.AA149]" office:value-type="float" office:value="63627196554289.7" calcext:value-type="float">
            <text:p>63627196554289.7</text:p>
          </table:table-cell>
          <table:table-cell table:style-name="ce10" table:formula="of:=([.AA148]-[.AA147])/1000" office:value-type="float" office:value="0" calcext:value-type="float">
            <text:p>0.0000</text:p>
          </table:table-cell>
          <table:table-cell table:style-name="ce10" table:formula="of:=[.AB148]+[.AC147]" office:value-type="float" office:value="294.6458046875" calcext:value-type="float">
            <text:p>294.6458</text:p>
          </table:table-cell>
          <table:table-cell table:style-name="ce33" table:formula="of:=[.AC148]-2*([.$B148]-1)" office:value-type="float" office:value="2.64580468750006" calcext:value-type="float">
            <text:p>2.6458046875</text:p>
          </table:table-cell>
          <table:table-cell table:formula="of:=[.AE$151]" office:value-type="float" office:value="63627197029677" calcext:value-type="float">
            <text:p>63627197029677</text:p>
          </table:table-cell>
          <table:table-cell table:style-name="ce10" table:formula="of:=([.AE148]-[.AE147])/1000" office:value-type="float" office:value="0" calcext:value-type="float">
            <text:p>0.0000</text:p>
          </table:table-cell>
          <table:table-cell table:style-name="ce10" table:formula="of:=[.AF148]+[.AG147]" office:value-type="float" office:value="298.3971015625" calcext:value-type="float">
            <text:p>298.3971</text:p>
          </table:table-cell>
          <table:table-cell table:style-name="ce40" table:formula="of:=[.AG148]-2*([.$B148]-1)" office:value-type="float" office:value="6.39710156250004" calcext:value-type="float">
            <text:p>6.3971015625</text:p>
          </table:table-cell>
          <table:table-cell table:style-name="Default" office:value-type="float" office:value="63627197484265.3" calcext:value-type="float">
            <text:p>63627197484265.3</text:p>
          </table:table-cell>
          <table:table-cell table:style-name="ce10" table:formula="of:=([.AI148]-[.AI147])/1000" office:value-type="float" office:value="0.9171953125" calcext:value-type="float">
            <text:p>0.9172</text:p>
          </table:table-cell>
          <table:table-cell table:style-name="ce10" table:formula="of:=[.AJ148]+[.AK147]" office:value-type="float" office:value="292.000296875" calcext:value-type="float">
            <text:p>292.0003</text:p>
          </table:table-cell>
          <table:table-cell table:style-name="ce48" table:formula="of:=[.AK148]-2*([.$B148]-1)" office:value-type="float" office:value="0.000296874999889951" calcext:value-type="float">
            <text:p>0.000296875</text:p>
          </table:table-cell>
          <table:table-cell table:style-name="Default" office:value-type="float" office:value="63627197963329.3" calcext:value-type="float">
            <text:p>63627197963329.3</text:p>
          </table:table-cell>
          <table:table-cell table:style-name="ce10" table:formula="of:=([.AM148]-[.AM147])/1000" office:value-type="float" office:value="2.00059375" calcext:value-type="float">
            <text:p>2.0006</text:p>
          </table:table-cell>
          <table:table-cell table:style-name="ce10" table:formula="of:=[.AN148]+[.AO147]" office:value-type="float" office:value="292.0003984375" calcext:value-type="float">
            <text:p>292.0004</text:p>
          </table:table-cell>
          <table:table-cell table:style-name="ce54" table:formula="of:=[.AO148]-2*([.$B148]-1)" office:value-type="float" office:value="0.000398437500052751" calcext:value-type="float">
            <text:p>0.0003984375</text:p>
          </table:table-cell>
          <table:table-cell table:style-name="Default" office:value-type="float" office:value="63627198426385.4" calcext:value-type="float">
            <text:p>63627198426385.4</text:p>
          </table:table-cell>
          <table:table-cell table:style-name="ce10" table:formula="of:=([.AQ148]-[.AQ147])/1000" office:value-type="float" office:value="3.0803984375" calcext:value-type="float">
            <text:p>3.0804</text:p>
          </table:table-cell>
          <table:table-cell table:style-name="ce10" table:formula="of:=[.AR148]+[.AS147]" office:value-type="float" office:value="293.078296875" calcext:value-type="float">
            <text:p>293.0783</text:p>
          </table:table-cell>
          <table:table-cell table:style-name="ce60" table:formula="of:=[.AS148]-2*([.$B148]-1)" office:value-type="float" office:value="1.07829687499992" calcext:value-type="float">
            <text:p>1.078296875</text:p>
          </table:table-cell>
          <table:table-cell table:style-name="Default" office:value-type="float" office:value="63627198899049.9" calcext:value-type="float">
            <text:p>63627198899049.9</text:p>
          </table:table-cell>
          <table:table-cell table:style-name="ce10" table:formula="of:=([.AU148]-[.AU147])/1000" office:value-type="float" office:value="2.0008984375" calcext:value-type="float">
            <text:p>2.0009</text:p>
          </table:table-cell>
          <table:table-cell table:style-name="ce10" table:formula="of:=[.AV148]+[.AW147]" office:value-type="float" office:value="291.9998984375" calcext:value-type="float">
            <text:p>291.9999</text:p>
          </table:table-cell>
          <table:table-cell table:style-name="ce61" table:formula="of:=[.AW148]-2*([.$B148]-1)" office:value-type="float" office:value="-0.000101562500049113" calcext:value-type="float">
            <text:p>-0.0001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12</text:p>
          </table:table-cell>
          <table:table-cell table:style-name="ce7" office:value-type="float" office:value="148" calcext:value-type="float">
            <text:p>148</text:p>
          </table:table-cell>
          <table:table-cell office:value-type="float" office:value="63627193767576" calcext:value-type="float">
            <text:p>63627193767576</text:p>
          </table:table-cell>
          <table:table-cell table:formula="of:=([.C149]-[.C148])/1000" office:value-type="float" office:value="2.00209375" calcext:value-type="float">
            <text:p>2.0021</text:p>
          </table:table-cell>
          <table:table-cell table:formula="of:=[.D149]+[.E148]" office:value-type="float" office:value="294.00159375" calcext:value-type="float">
            <text:p>294.0016</text:p>
          </table:table-cell>
          <table:table-cell table:style-name="ce12" table:formula="of:=[.E149]-2*([.$B149]-1)" office:value-type="float" office:value="0.00159374999992679" calcext:value-type="float">
            <text:p>0.00159375</text:p>
          </table:table-cell>
          <table:table-cell table:style-name="Default" office:value-type="float" office:value="63627194232793.2" calcext:value-type="float">
            <text:p>63627194232793.2</text:p>
          </table:table-cell>
          <table:table-cell table:style-name="ce10" table:formula="of:=([.G149]-[.G148])/1000" office:value-type="float" office:value="2.0026015625" calcext:value-type="float">
            <text:p>2.0026</text:p>
          </table:table-cell>
          <table:table-cell table:style-name="ce10" table:formula="of:=[.H149]+[.I148]" office:value-type="float" office:value="294.0000703125" calcext:value-type="float">
            <text:p>294.0001</text:p>
          </table:table-cell>
          <table:table-cell table:style-name="ce17" table:formula="of:=[.I149]-2*([.$B149]-1)" office:value-type="float" office:value="0.0000703125000427462" calcext:value-type="float">
            <text:p>7.03125000427462E-05</text:p>
          </table:table-cell>
          <table:table-cell table:style-name="Default" office:value-type="float" office:value="63627194697388" calcext:value-type="float">
            <text:p>63627194697388</text:p>
          </table:table-cell>
          <table:table-cell table:style-name="ce10" table:formula="of:=([.K149]-[.K148])/1000" office:value-type="float" office:value="2.001703125" calcext:value-type="float">
            <text:p>2.0017</text:p>
          </table:table-cell>
          <table:table-cell table:style-name="ce10" table:formula="of:=[.L149]+[.M148]" office:value-type="float" office:value="294.0005" calcext:value-type="float">
            <text:p>294.0005</text:p>
          </table:table-cell>
          <table:table-cell table:style-name="ce21" table:formula="of:=[.M149]-2*([.$B149]-1)" office:value-type="float" office:value="0.000500000000101863" calcext:value-type="float">
            <text:p>0.0005</text:p>
          </table:table-cell>
          <table:table-cell table:style-name="Default" office:value-type="float" office:value="63627195170214.9" calcext:value-type="float">
            <text:p>63627195170214.9</text:p>
          </table:table-cell>
          <table:table-cell table:style-name="ce10" table:formula="of:=([.O149]-[.O148])/1000" office:value-type="float" office:value="1.9991953125" calcext:value-type="float">
            <text:p>1.9992</text:p>
          </table:table-cell>
          <table:table-cell table:style-name="ce10" table:formula="of:=[.P149]+[.Q148]" office:value-type="float" office:value="293.9981953125" calcext:value-type="float">
            <text:p>293.9982</text:p>
          </table:table-cell>
          <table:table-cell table:style-name="ce25" table:formula="of:=[.Q149]-2*([.$B149]-1)" office:value-type="float" office:value="-0.00180468749999818" calcext:value-type="float">
            <text:p>-0.0018046875</text:p>
          </table:table-cell>
          <table:table-cell table:style-name="Default" office:value-type="float" office:value="63627195627597" calcext:value-type="float">
            <text:p>63627195627597</text:p>
          </table:table-cell>
          <table:table-cell table:style-name="ce10" table:formula="of:=([.S149]-[.S148])/1000" office:value-type="float" office:value="1.9976015625" calcext:value-type="float">
            <text:p>1.9976</text:p>
          </table:table-cell>
          <table:table-cell table:style-name="ce10" table:formula="of:=[.T149]+[.U148]" office:value-type="float" office:value="293.998203125" calcext:value-type="float">
            <text:p>293.9982</text:p>
          </table:table-cell>
          <table:table-cell table:style-name="ce26" table:formula="of:=[.U149]-2*([.$B149]-1)" office:value-type="float" office:value="-0.00179687499996817" calcext:value-type="float">
            <text:p>-0.001796875</text:p>
          </table:table-cell>
          <table:table-cell table:style-name="Default" office:value-type="float" office:value="63627196095086.9" calcext:value-type="float">
            <text:p>63627196095086.9</text:p>
          </table:table-cell>
          <table:table-cell table:style-name="ce10" table:formula="of:=([.W149]-[.W148])/1000" office:value-type="float" office:value="0.676296875" calcext:value-type="float">
            <text:p>0.6763</text:p>
          </table:table-cell>
          <table:table-cell table:style-name="ce10" table:formula="of:=[.X149]+[.Y148]" office:value-type="float" office:value="293.998796875" calcext:value-type="float">
            <text:p>293.9988</text:p>
          </table:table-cell>
          <table:table-cell table:style-name="ce29" table:formula="of:=[.Y149]-2*([.$B149]-1)" office:value-type="float" office:value="-0.00120312500001774" calcext:value-type="float">
            <text:p>-0.001203125</text:p>
          </table:table-cell>
          <table:table-cell table:style-name="Default" office:value-type="float" office:value="63627196554289.7" calcext:value-type="float">
            <text:p>63627196554289.7</text:p>
          </table:table-cell>
          <table:table-cell table:style-name="ce10" table:formula="of:=([.AA149]-[.AA148])/1000" office:value-type="float" office:value="0" calcext:value-type="float">
            <text:p>0.0000</text:p>
          </table:table-cell>
          <table:table-cell table:style-name="ce10" table:formula="of:=[.AB149]+[.AC148]" office:value-type="float" office:value="294.6458046875" calcext:value-type="float">
            <text:p>294.6458</text:p>
          </table:table-cell>
          <table:table-cell table:style-name="ce33" table:formula="of:=[.AC149]-2*([.$B149]-1)" office:value-type="float" office:value="0.645804687500061" calcext:value-type="float">
            <text:p>0.6458046875</text:p>
          </table:table-cell>
          <table:table-cell table:formula="of:=[.AE$151]" office:value-type="float" office:value="63627197029677" calcext:value-type="float">
            <text:p>63627197029677</text:p>
          </table:table-cell>
          <table:table-cell table:style-name="ce10" table:formula="of:=([.AE149]-[.AE148])/1000" office:value-type="float" office:value="0" calcext:value-type="float">
            <text:p>0.0000</text:p>
          </table:table-cell>
          <table:table-cell table:style-name="ce10" table:formula="of:=[.AF149]+[.AG148]" office:value-type="float" office:value="298.3971015625" calcext:value-type="float">
            <text:p>298.3971</text:p>
          </table:table-cell>
          <table:table-cell table:style-name="ce40" table:formula="of:=[.AG149]-2*([.$B149]-1)" office:value-type="float" office:value="4.39710156250004" calcext:value-type="float">
            <text:p>4.3971015625</text:p>
          </table:table-cell>
          <table:table-cell table:style-name="Default" office:value-type="float" office:value="63627197486264.8" calcext:value-type="float">
            <text:p>63627197486264.8</text:p>
          </table:table-cell>
          <table:table-cell table:style-name="ce10" table:formula="of:=([.AI149]-[.AI148])/1000" office:value-type="float" office:value="1.9995" calcext:value-type="float">
            <text:p>1.9995</text:p>
          </table:table-cell>
          <table:table-cell table:style-name="ce10" table:formula="of:=[.AJ149]+[.AK148]" office:value-type="float" office:value="293.999796875" calcext:value-type="float">
            <text:p>293.9998</text:p>
          </table:table-cell>
          <table:table-cell table:style-name="ce48" table:formula="of:=[.AK149]-2*([.$B149]-1)" office:value-type="float" office:value="-0.000203125000098225" calcext:value-type="float">
            <text:p>-0.000203125</text:p>
          </table:table-cell>
          <table:table-cell table:style-name="Default" office:value-type="float" office:value="63627197965328.1" calcext:value-type="float">
            <text:p>63627197965328.1</text:p>
          </table:table-cell>
          <table:table-cell table:style-name="ce10" table:formula="of:=([.AM149]-[.AM148])/1000" office:value-type="float" office:value="1.9988046875" calcext:value-type="float">
            <text:p>1.9988</text:p>
          </table:table-cell>
          <table:table-cell table:style-name="ce10" table:formula="of:=[.AN149]+[.AO148]" office:value-type="float" office:value="293.999203125" calcext:value-type="float">
            <text:p>293.9992</text:p>
          </table:table-cell>
          <table:table-cell table:style-name="ce54" table:formula="of:=[.AO149]-2*([.$B149]-1)" office:value-type="float" office:value="-0.000796874999934971" calcext:value-type="float">
            <text:p>-0.000796875</text:p>
          </table:table-cell>
          <table:table-cell table:style-name="Default" office:value-type="float" office:value="63627198427305.3" calcext:value-type="float">
            <text:p>63627198427305.3</text:p>
          </table:table-cell>
          <table:table-cell table:style-name="ce10" table:formula="of:=([.AQ149]-[.AQ148])/1000" office:value-type="float" office:value="0.9198984375" calcext:value-type="float">
            <text:p>0.9199</text:p>
          </table:table-cell>
          <table:table-cell table:style-name="ce10" table:formula="of:=[.AR149]+[.AS148]" office:value-type="float" office:value="293.9981953125" calcext:value-type="float">
            <text:p>293.9982</text:p>
          </table:table-cell>
          <table:table-cell table:style-name="ce60" table:formula="of:=[.AS149]-2*([.$B149]-1)" office:value-type="float" office:value="-0.00180468750005502" calcext:value-type="float">
            <text:p>-0.0018046875</text:p>
          </table:table-cell>
          <table:table-cell table:style-name="Default" office:value-type="float" office:value="63627198901048.3" calcext:value-type="float">
            <text:p>63627198901048.3</text:p>
          </table:table-cell>
          <table:table-cell table:style-name="ce10" table:formula="of:=([.AU149]-[.AU148])/1000" office:value-type="float" office:value="1.9983984375" calcext:value-type="float">
            <text:p>1.9984</text:p>
          </table:table-cell>
          <table:table-cell table:style-name="ce10" table:formula="of:=[.AV149]+[.AW148]" office:value-type="float" office:value="293.998296875" calcext:value-type="float">
            <text:p>293.9983</text:p>
          </table:table-cell>
          <table:table-cell table:style-name="ce61" table:formula="of:=[.AW149]-2*([.$B149]-1)" office:value-type="float" office:value="-0.00170312500006276" calcext:value-type="float">
            <text:p>-0.001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7" office:value-type="float" office:value="149" calcext:value-type="float">
            <text:p>149</text:p>
          </table:table-cell>
          <table:table-cell office:value-type="float" office:value="63627193769574.4" calcext:value-type="float">
            <text:p>63627193769574.4</text:p>
          </table:table-cell>
          <table:table-cell table:formula="of:=([.C150]-[.C149])/1000" office:value-type="float" office:value="1.9983671875" calcext:value-type="float">
            <text:p>1.9984</text:p>
          </table:table-cell>
          <table:table-cell table:formula="of:=[.D150]+[.E149]" office:value-type="float" office:value="295.9999609375" calcext:value-type="float">
            <text:p>296.0000</text:p>
          </table:table-cell>
          <table:table-cell table:style-name="ce12" table:formula="of:=[.E150]-2*([.$B150]-1)" office:value-type="float" office:value="-0.0000390625000932232" calcext:value-type="float">
            <text:p>-3.90625000932232E-05</text:p>
          </table:table-cell>
          <table:table-cell table:style-name="Default" office:value-type="float" office:value="63627194234790.8" calcext:value-type="float">
            <text:p>63627194234790.8</text:p>
          </table:table-cell>
          <table:table-cell table:style-name="ce10" table:formula="of:=([.G150]-[.G149])/1000" office:value-type="float" office:value="1.99759375" calcext:value-type="float">
            <text:p>1.9976</text:p>
          </table:table-cell>
          <table:table-cell table:style-name="ce10" table:formula="of:=[.H150]+[.I149]" office:value-type="float" office:value="295.9976640625" calcext:value-type="float">
            <text:p>295.9977</text:p>
          </table:table-cell>
          <table:table-cell table:style-name="ce17" table:formula="of:=[.I150]-2*([.$B150]-1)" office:value-type="float" office:value="-0.00233593749993588" calcext:value-type="float">
            <text:p>-0.0023359375</text:p>
          </table:table-cell>
          <table:table-cell table:style-name="Default" office:value-type="float" office:value="63627194699385.8" calcext:value-type="float">
            <text:p>63627194699385.8</text:p>
          </table:table-cell>
          <table:table-cell table:style-name="ce10" table:formula="of:=([.K150]-[.K149])/1000" office:value-type="float" office:value="1.997796875" calcext:value-type="float">
            <text:p>1.9978</text:p>
          </table:table-cell>
          <table:table-cell table:style-name="ce10" table:formula="of:=[.L150]+[.M149]" office:value-type="float" office:value="295.998296875" calcext:value-type="float">
            <text:p>295.9983</text:p>
          </table:table-cell>
          <table:table-cell table:style-name="ce21" table:formula="of:=[.M150]-2*([.$B150]-1)" office:value-type="float" office:value="-0.00170312499989223" calcext:value-type="float">
            <text:p>-0.001703125</text:p>
          </table:table-cell>
          <table:table-cell table:style-name="Default" office:value-type="float" office:value="63627195172215.5" calcext:value-type="float">
            <text:p>63627195172215.5</text:p>
          </table:table-cell>
          <table:table-cell table:style-name="ce10" table:formula="of:=([.O150]-[.O149])/1000" office:value-type="float" office:value="2.0006015625" calcext:value-type="float">
            <text:p>2.0006</text:p>
          </table:table-cell>
          <table:table-cell table:style-name="ce10" table:formula="of:=[.P150]+[.Q149]" office:value-type="float" office:value="295.998796875" calcext:value-type="float">
            <text:p>295.9988</text:p>
          </table:table-cell>
          <table:table-cell table:style-name="ce25" table:formula="of:=[.Q150]-2*([.$B150]-1)" office:value-type="float" office:value="-0.00120312500001774" calcext:value-type="float">
            <text:p>-0.001203125</text:p>
          </table:table-cell>
          <table:table-cell table:style-name="Default" office:value-type="float" office:value="63627195629597.9" calcext:value-type="float">
            <text:p>63627195629597.9</text:p>
          </table:table-cell>
          <table:table-cell table:style-name="ce10" table:formula="of:=([.S150]-[.S149])/1000" office:value-type="float" office:value="2.0008984375" calcext:value-type="float">
            <text:p>2.0009</text:p>
          </table:table-cell>
          <table:table-cell table:style-name="ce10" table:formula="of:=[.T150]+[.U149]" office:value-type="float" office:value="295.9991015625" calcext:value-type="float">
            <text:p>295.9991</text:p>
          </table:table-cell>
          <table:table-cell table:style-name="ce26" table:formula="of:=[.U150]-2*([.$B150]-1)" office:value-type="float" office:value="-0.000898437499984084" calcext:value-type="float">
            <text:p>-0.0008984375</text:p>
          </table:table-cell>
          <table:table-cell table:style-name="Default" office:value-type="float" office:value="63627196097087.8" calcext:value-type="float">
            <text:p>63627196097087.8</text:p>
          </table:table-cell>
          <table:table-cell table:style-name="ce10" table:formula="of:=([.W150]-[.W149])/1000" office:value-type="float" office:value="2.0008984375" calcext:value-type="float">
            <text:p>2.0009</text:p>
          </table:table-cell>
          <table:table-cell table:style-name="ce10" table:formula="of:=[.X150]+[.Y149]" office:value-type="float" office:value="295.9996953125" calcext:value-type="float">
            <text:p>295.9997</text:p>
          </table:table-cell>
          <table:table-cell table:style-name="ce29" table:formula="of:=[.Y150]-2*([.$B150]-1)" office:value-type="float" office:value="-0.000304687500033651" calcext:value-type="float">
            <text:p>-0.0003046875</text:p>
          </table:table-cell>
          <table:table-cell table:style-name="Default" office:value-type="float" office:value="63627196555642.3" calcext:value-type="float">
            <text:p>63627196555642.3</text:p>
          </table:table-cell>
          <table:table-cell table:style-name="ce10" table:formula="of:=([.AA150]-[.AA149])/1000" office:value-type="float" office:value="1.35259375" calcext:value-type="float">
            <text:p>1.3526</text:p>
          </table:table-cell>
          <table:table-cell table:style-name="ce10" table:formula="of:=[.AB150]+[.AC149]" office:value-type="float" office:value="295.9983984375" calcext:value-type="float">
            <text:p>295.9984</text:p>
          </table:table-cell>
          <table:table-cell table:style-name="ce33" table:formula="of:=[.AC150]-2*([.$B150]-1)" office:value-type="float" office:value="-0.0016015624999568" calcext:value-type="float">
            <text:p>-0.0016015625</text:p>
          </table:table-cell>
          <table:table-cell table:formula="of:=[.AE$151]" office:value-type="float" office:value="63627197029677" calcext:value-type="float">
            <text:p>63627197029677</text:p>
          </table:table-cell>
          <table:table-cell table:style-name="ce10" table:formula="of:=([.AE150]-[.AE149])/1000" office:value-type="float" office:value="0" calcext:value-type="float">
            <text:p>0.0000</text:p>
          </table:table-cell>
          <table:table-cell table:style-name="ce10" table:formula="of:=[.AF150]+[.AG149]" office:value-type="float" office:value="298.3971015625" calcext:value-type="float">
            <text:p>298.3971</text:p>
          </table:table-cell>
          <table:table-cell table:style-name="ce40" table:formula="of:=[.AG150]-2*([.$B150]-1)" office:value-type="float" office:value="2.39710156250004" calcext:value-type="float">
            <text:p>2.3971015625</text:p>
          </table:table-cell>
          <table:table-cell table:style-name="Default" office:value-type="float" office:value="63627197488266.2" calcext:value-type="float">
            <text:p>63627197488266.2</text:p>
          </table:table-cell>
          <table:table-cell table:style-name="ce10" table:formula="of:=([.AI150]-[.AI149])/1000" office:value-type="float" office:value="2.00140625" calcext:value-type="float">
            <text:p>2.0014</text:p>
          </table:table-cell>
          <table:table-cell table:style-name="ce10" table:formula="of:=[.AJ150]+[.AK149]" office:value-type="float" office:value="296.001203125" calcext:value-type="float">
            <text:p>296.0012</text:p>
          </table:table-cell>
          <table:table-cell table:style-name="ce48" table:formula="of:=[.AK150]-2*([.$B150]-1)" office:value-type="float" office:value="0.00120312499990405" calcext:value-type="float">
            <text:p>0.001203125</text:p>
          </table:table-cell>
          <table:table-cell table:style-name="Default" office:value-type="float" office:value="63627197967327.6" calcext:value-type="float">
            <text:p>63627197967327.6</text:p>
          </table:table-cell>
          <table:table-cell table:style-name="ce10" table:formula="of:=([.AM150]-[.AM149])/1000" office:value-type="float" office:value="1.9995" calcext:value-type="float">
            <text:p>1.9995</text:p>
          </table:table-cell>
          <table:table-cell table:style-name="ce10" table:formula="of:=[.AN150]+[.AO149]" office:value-type="float" office:value="295.998703125" calcext:value-type="float">
            <text:p>295.9987</text:p>
          </table:table-cell>
          <table:table-cell table:style-name="ce54" table:formula="of:=[.AO150]-2*([.$B150]-1)" office:value-type="float" office:value="-0.00129687499992315" calcext:value-type="float">
            <text:p>-0.001296875</text:p>
          </table:table-cell>
          <table:table-cell table:style-name="Default" office:value-type="float" office:value="63627198429305.2" calcext:value-type="float">
            <text:p>63627198429305.2</text:p>
          </table:table-cell>
          <table:table-cell table:style-name="ce10" table:formula="of:=([.AQ150]-[.AQ149])/1000" office:value-type="float" office:value="1.99990625" calcext:value-type="float">
            <text:p>1.9999</text:p>
          </table:table-cell>
          <table:table-cell table:style-name="ce10" table:formula="of:=[.AR150]+[.AS149]" office:value-type="float" office:value="295.9981015625" calcext:value-type="float">
            <text:p>295.9981</text:p>
          </table:table-cell>
          <table:table-cell table:style-name="ce60" table:formula="of:=[.AS150]-2*([.$B150]-1)" office:value-type="float" office:value="-0.00189843750007412" calcext:value-type="float">
            <text:p>-0.0018984375</text:p>
          </table:table-cell>
          <table:table-cell table:style-name="Default" office:value-type="float" office:value="63627198903049" calcext:value-type="float">
            <text:p>63627198903049</text:p>
          </table:table-cell>
          <table:table-cell table:style-name="ce10" table:formula="of:=([.AU150]-[.AU149])/1000" office:value-type="float" office:value="2.000703125" calcext:value-type="float">
            <text:p>2.0007</text:p>
          </table:table-cell>
          <table:table-cell table:style-name="ce10" table:formula="of:=[.AV150]+[.AW149]" office:value-type="float" office:value="295.999" calcext:value-type="float">
            <text:p>295.9990</text:p>
          </table:table-cell>
          <table:table-cell table:style-name="ce61" table:formula="of:=[.AW150]-2*([.$B150]-1)" office:value-type="float" office:value="-0.00100000000009004" calcext:value-type="float">
            <text:p>-0.001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63627193771574.2" calcext:value-type="float">
            <text:p>63627193771574.2</text:p>
          </table:table-cell>
          <table:table-cell table:formula="of:=([.C151]-[.C150])/1000" office:value-type="float" office:value="1.9998046875" calcext:value-type="float">
            <text:p>1.9998</text:p>
          </table:table-cell>
          <table:table-cell table:formula="of:=[.D151]+[.E150]" office:value-type="float" office:value="297.999765625" calcext:value-type="float">
            <text:p>297.9998</text:p>
          </table:table-cell>
          <table:table-cell table:style-name="ce12" table:formula="of:=[.E151]-2*([.$B151]-1)" office:value-type="float" office:value="-0.000234375000104592" calcext:value-type="float">
            <text:p>-0.000234375</text:p>
          </table:table-cell>
          <table:table-cell table:style-name="Default" office:value-type="float" office:value="63627194237953.1" calcext:value-type="float">
            <text:p>63627194237953.1</text:p>
          </table:table-cell>
          <table:table-cell table:style-name="ce10" table:formula="of:=([.G151]-[.G150])/1000" office:value-type="float" office:value="3.1623046875" calcext:value-type="float">
            <text:p>3.1623</text:p>
          </table:table-cell>
          <table:table-cell table:style-name="ce10" table:formula="of:=[.H151]+[.I150]" office:value-type="float" office:value="299.15996875" calcext:value-type="float">
            <text:p>299.1600</text:p>
          </table:table-cell>
          <table:table-cell table:style-name="ce17" table:formula="of:=[.I151]-2*([.$B151]-1)" office:value-type="float" office:value="1.15996875000008" calcext:value-type="float">
            <text:p>1.15996875</text:p>
          </table:table-cell>
          <table:table-cell table:style-name="Default" office:value-type="float" office:value="63627194701386.3" calcext:value-type="float">
            <text:p>63627194701386.3</text:p>
          </table:table-cell>
          <table:table-cell table:style-name="ce10" table:formula="of:=([.K151]-[.K150])/1000" office:value-type="float" office:value="2.0005" calcext:value-type="float">
            <text:p>2.0005</text:p>
          </table:table-cell>
          <table:table-cell table:style-name="ce10" table:formula="of:=[.L151]+[.M150]" office:value-type="float" office:value="297.998796875" calcext:value-type="float">
            <text:p>297.9988</text:p>
          </table:table-cell>
          <table:table-cell table:style-name="ce21" table:formula="of:=[.M151]-2*([.$B151]-1)" office:value-type="float" office:value="-0.00120312499990405" calcext:value-type="float">
            <text:p>-0.001203125</text:p>
          </table:table-cell>
          <table:table-cell table:style-name="Default" office:value-type="float" office:value="63627195174216.4" calcext:value-type="float">
            <text:p>63627195174216.4</text:p>
          </table:table-cell>
          <table:table-cell table:style-name="ce10" table:formula="of:=([.O151]-[.O150])/1000" office:value-type="float" office:value="2.0008984375" calcext:value-type="float">
            <text:p>2.0009</text:p>
          </table:table-cell>
          <table:table-cell table:style-name="ce10" table:formula="of:=[.P151]+[.Q150]" office:value-type="float" office:value="297.9996953125" calcext:value-type="float">
            <text:p>297.9997</text:p>
          </table:table-cell>
          <table:table-cell table:style-name="ce25" table:formula="of:=[.Q151]-2*([.$B151]-1)" office:value-type="float" office:value="-0.000304687500033651" calcext:value-type="float">
            <text:p>-0.0003046875</text:p>
          </table:table-cell>
          <table:table-cell table:style-name="Default" office:value-type="float" office:value="63627195631599.4" calcext:value-type="float">
            <text:p>63627195631599.4</text:p>
          </table:table-cell>
          <table:table-cell table:style-name="ce10" table:formula="of:=([.S151]-[.S150])/1000" office:value-type="float" office:value="2.0015" calcext:value-type="float">
            <text:p>2.0015</text:p>
          </table:table-cell>
          <table:table-cell table:style-name="ce10" table:formula="of:=[.T151]+[.U150]" office:value-type="float" office:value="298.0006015625" calcext:value-type="float">
            <text:p>298.0006</text:p>
          </table:table-cell>
          <table:table-cell table:style-name="ce26" table:formula="of:=[.U151]-2*([.$B151]-1)" office:value-type="float" office:value="0.000601562500037289" calcext:value-type="float">
            <text:p>0.0006015625</text:p>
          </table:table-cell>
          <table:table-cell table:style-name="Default" office:value-type="float" office:value="63627196099088" calcext:value-type="float">
            <text:p>63627196099088</text:p>
          </table:table-cell>
          <table:table-cell table:style-name="ce10" table:formula="of:=([.W151]-[.W150])/1000" office:value-type="float" office:value="2.000203125" calcext:value-type="float">
            <text:p>2.0002</text:p>
          </table:table-cell>
          <table:table-cell table:style-name="ce10" table:formula="of:=[.X151]+[.Y150]" office:value-type="float" office:value="297.9998984375" calcext:value-type="float">
            <text:p>297.9999</text:p>
          </table:table-cell>
          <table:table-cell table:style-name="ce29" table:formula="of:=[.Y151]-2*([.$B151]-1)" office:value-type="float" office:value="-0.000101562500049113" calcext:value-type="float">
            <text:p>-0.0001015625</text:p>
          </table:table-cell>
          <table:table-cell table:style-name="Default" office:value-type="float" office:value="63627196557641.8" calcext:value-type="float">
            <text:p>63627196557641.8</text:p>
          </table:table-cell>
          <table:table-cell table:style-name="ce10" table:formula="of:=([.AA151]-[.AA150])/1000" office:value-type="float" office:value="1.9995" calcext:value-type="float">
            <text:p>1.9995</text:p>
          </table:table-cell>
          <table:table-cell table:style-name="ce10" table:formula="of:=[.AB151]+[.AC150]" office:value-type="float" office:value="297.9978984375" calcext:value-type="float">
            <text:p>297.9979</text:p>
          </table:table-cell>
          <table:table-cell table:style-name="ce33" table:formula="of:=[.AC151]-2*([.$B151]-1)" office:value-type="float" office:value="-0.00210156249994498" calcext:value-type="float">
            <text:p>-0.0021015625</text:p>
          </table:table-cell>
          <table:table-cell table:style-name="Default" office:value-type="float" office:value="63627197029677" calcext:value-type="float">
            <text:p>63627197029677</text:p>
          </table:table-cell>
          <table:table-cell table:style-name="ce10" table:formula="of:=([.AE151]-[.AE150])/1000" office:value-type="float" office:value="0" calcext:value-type="float">
            <text:p>0.0000</text:p>
          </table:table-cell>
          <table:table-cell table:style-name="ce10" table:formula="of:=[.AF151]+[.AG150]" office:value-type="float" office:value="298.3971015625" calcext:value-type="float">
            <text:p>298.3971</text:p>
          </table:table-cell>
          <table:table-cell table:style-name="ce41" table:formula="of:=[.AG151]-2*([.$B151]-1)" office:value-type="float" office:value="0.39710156250004" calcext:value-type="float">
            <text:p>0.3971015625</text:p>
          </table:table-cell>
          <table:table-cell table:style-name="Default" office:value-type="float" office:value="63627197490265.3" calcext:value-type="float">
            <text:p>63627197490265.3</text:p>
          </table:table-cell>
          <table:table-cell table:style-name="ce10" table:formula="of:=([.AI151]-[.AI150])/1000" office:value-type="float" office:value="1.99909375" calcext:value-type="float">
            <text:p>1.9991</text:p>
          </table:table-cell>
          <table:table-cell table:style-name="ce10" table:formula="of:=[.AJ151]+[.AK150]" office:value-type="float" office:value="298.000296875" calcext:value-type="float">
            <text:p>298.0003</text:p>
          </table:table-cell>
          <table:table-cell table:style-name="ce48" table:formula="of:=[.AK151]-2*([.$B151]-1)" office:value-type="float" office:value="0.000296874999889951" calcext:value-type="float">
            <text:p>0.000296875</text:p>
          </table:table-cell>
          <table:table-cell table:style-name="Default" office:value-type="float" office:value="63627197969328.7" calcext:value-type="float">
            <text:p>63627197969328.7</text:p>
          </table:table-cell>
          <table:table-cell table:style-name="ce10" table:formula="of:=([.AM151]-[.AM150])/1000" office:value-type="float" office:value="2.0011015625" calcext:value-type="float">
            <text:p>2.0011</text:p>
          </table:table-cell>
          <table:table-cell table:style-name="ce10" table:formula="of:=[.AN151]+[.AO150]" office:value-type="float" office:value="297.9998046875" calcext:value-type="float">
            <text:p>297.9998</text:p>
          </table:table-cell>
          <table:table-cell table:style-name="ce54" table:formula="of:=[.AO151]-2*([.$B151]-1)" office:value-type="float" office:value="-0.000195312499897682" calcext:value-type="float">
            <text:p>-0.0001953125</text:p>
          </table:table-cell>
          <table:table-cell table:style-name="Default" office:value-type="float" office:value="63627198431305.4" calcext:value-type="float">
            <text:p>63627198431305.4</text:p>
          </table:table-cell>
          <table:table-cell table:style-name="ce10" table:formula="of:=([.AQ151]-[.AQ150])/1000" office:value-type="float" office:value="2.0001953125" calcext:value-type="float">
            <text:p>2.0002</text:p>
          </table:table-cell>
          <table:table-cell table:style-name="ce10" table:formula="of:=[.AR151]+[.AS150]" office:value-type="float" office:value="297.998296875" calcext:value-type="float">
            <text:p>297.9983</text:p>
          </table:table-cell>
          <table:table-cell table:style-name="ce60" table:formula="of:=[.AS151]-2*([.$B151]-1)" office:value-type="float" office:value="-0.00170312500006276" calcext:value-type="float">
            <text:p>-0.001703125</text:p>
          </table:table-cell>
          <table:table-cell table:style-name="Default" office:value-type="float" office:value="63627198905050.6" calcext:value-type="float">
            <text:p>63627198905050.6</text:p>
          </table:table-cell>
          <table:table-cell table:style-name="ce10" table:formula="of:=([.AU151]-[.AU150])/1000" office:value-type="float" office:value="2.0016015625" calcext:value-type="float">
            <text:p>2.0016</text:p>
          </table:table-cell>
          <table:table-cell table:style-name="ce10" table:formula="of:=[.AV151]+[.AW150]" office:value-type="float" office:value="298.0006015625" calcext:value-type="float">
            <text:p>298.0006</text:p>
          </table:table-cell>
          <table:table-cell table:style-name="ce61" table:formula="of:=[.AW151]-2*([.$B151]-1)" office:value-type="float" office:value="0.000601562499923602" calcext:value-type="float">
            <text:p>0.0006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51" calcext:value-type="float">
            <text:p>151</text:p>
          </table:table-cell>
          <table:table-cell office:value-type="float" office:value="63627193773573.3" calcext:value-type="float">
            <text:p>63627193773573.3</text:p>
          </table:table-cell>
          <table:table-cell table:formula="of:=([.C152]-[.C151])/1000" office:value-type="float" office:value="1.9991328125" calcext:value-type="float">
            <text:p>1.9991</text:p>
          </table:table-cell>
          <table:table-cell table:formula="of:=[.D152]+[.E151]" office:value-type="float" office:value="299.9988984375" calcext:value-type="float">
            <text:p>299.9989</text:p>
          </table:table-cell>
          <table:table-cell table:style-name="ce12" table:formula="of:=[.E152]-2*([.$B152]-1)" office:value-type="float" office:value="-0.00110156250008231" calcext:value-type="float">
            <text:p>-0.0011015625</text:p>
          </table:table-cell>
          <table:table-cell table:style-name="Default" office:value-type="float" office:value="63627194238791.5" calcext:value-type="float">
            <text:p>63627194238791.5</text:p>
          </table:table-cell>
          <table:table-cell table:style-name="ce10" table:formula="of:=([.G152]-[.G151])/1000" office:value-type="float" office:value="0.8383984375" calcext:value-type="float">
            <text:p>0.8384</text:p>
          </table:table-cell>
          <table:table-cell table:style-name="ce10" table:formula="of:=[.H152]+[.I151]" office:value-type="float" office:value="299.9983671875" calcext:value-type="float">
            <text:p>299.9984</text:p>
          </table:table-cell>
          <table:table-cell table:style-name="ce17" table:formula="of:=[.I152]-2*([.$B152]-1)" office:value-type="float" office:value="-0.00163281249990632" calcext:value-type="float">
            <text:p>-0.0016328125</text:p>
          </table:table-cell>
          <table:table-cell table:style-name="Default" office:value-type="float" office:value="63627194703385.3" calcext:value-type="float">
            <text:p>63627194703385.3</text:p>
          </table:table-cell>
          <table:table-cell table:style-name="ce10" table:formula="of:=([.K152]-[.K151])/1000" office:value-type="float" office:value="1.999" calcext:value-type="float">
            <text:p>1.9990</text:p>
          </table:table-cell>
          <table:table-cell table:style-name="ce10" table:formula="of:=[.L152]+[.M151]" office:value-type="float" office:value="299.997796875" calcext:value-type="float">
            <text:p>299.9978</text:p>
          </table:table-cell>
          <table:table-cell table:style-name="ce21" table:formula="of:=[.M152]-2*([.$B152]-1)" office:value-type="float" office:value="-0.0022031249998804" calcext:value-type="float">
            <text:p>-0.002203125</text:p>
          </table:table-cell>
          <table:table-cell table:style-name="Default" office:value-type="float" office:value="63627195176215" calcext:value-type="float">
            <text:p>63627195176215</text:p>
          </table:table-cell>
          <table:table-cell table:style-name="ce10" table:formula="of:=([.O152]-[.O151])/1000" office:value-type="float" office:value="1.9986015625" calcext:value-type="float">
            <text:p>1.9986</text:p>
          </table:table-cell>
          <table:table-cell table:style-name="ce10" table:formula="of:=[.P152]+[.Q151]" office:value-type="float" office:value="299.998296875" calcext:value-type="float">
            <text:p>299.9983</text:p>
          </table:table-cell>
          <table:table-cell table:style-name="ce25" table:formula="of:=[.Q152]-2*([.$B152]-1)" office:value-type="float" office:value="-0.00170312500000591" calcext:value-type="float">
            <text:p>-0.001703125</text:p>
          </table:table-cell>
          <table:table-cell table:style-name="Default" office:value-type="float" office:value="63627195633597.5" calcext:value-type="float">
            <text:p>63627195633597.5</text:p>
          </table:table-cell>
          <table:table-cell table:style-name="ce10" table:formula="of:=([.S152]-[.S151])/1000" office:value-type="float" office:value="1.9981015625" calcext:value-type="float">
            <text:p>1.9981</text:p>
          </table:table-cell>
          <table:table-cell table:style-name="ce10" table:formula="of:=[.T152]+[.U151]" office:value-type="float" office:value="299.998703125" calcext:value-type="float">
            <text:p>299.9987</text:p>
          </table:table-cell>
          <table:table-cell table:style-name="ce26" table:formula="of:=[.U152]-2*([.$B152]-1)" office:value-type="float" office:value="-0.00129687499997999" calcext:value-type="float">
            <text:p>-0.001296875</text:p>
          </table:table-cell>
          <table:table-cell table:style-name="Default" office:value-type="float" office:value="63627196101086.1" calcext:value-type="float">
            <text:p>63627196101086.1</text:p>
          </table:table-cell>
          <table:table-cell table:style-name="ce10" table:formula="of:=([.W152]-[.W151])/1000" office:value-type="float" office:value="1.9981015625" calcext:value-type="float">
            <text:p>1.9981</text:p>
          </table:table-cell>
          <table:table-cell table:style-name="ce10" table:formula="of:=[.X152]+[.Y151]" office:value-type="float" office:value="299.998" calcext:value-type="float">
            <text:p>299.9980</text:p>
          </table:table-cell>
          <table:table-cell table:style-name="ce29" table:formula="of:=[.Y152]-2*([.$B152]-1)" office:value-type="float" office:value="-0.00200000000006639" calcext:value-type="float">
            <text:p>-0.002</text:p>
          </table:table-cell>
          <table:table-cell table:style-name="Default" office:value-type="float" office:value="63627196559641.9" calcext:value-type="float">
            <text:p>63627196559641.9</text:p>
          </table:table-cell>
          <table:table-cell table:style-name="ce10" table:formula="of:=([.AA152]-[.AA151])/1000" office:value-type="float" office:value="2.0001015625" calcext:value-type="float">
            <text:p>2.0001</text:p>
          </table:table-cell>
          <table:table-cell table:style-name="ce10" table:formula="of:=[.AB152]+[.AC151]" office:value-type="float" office:value="299.998" calcext:value-type="float">
            <text:p>299.9980</text:p>
          </table:table-cell>
          <table:table-cell table:style-name="ce33" table:formula="of:=[.AC152]-2*([.$B152]-1)" office:value-type="float" office:value="-0.00199999999995271" calcext:value-type="float">
            <text:p>-0.002</text:p>
          </table:table-cell>
          <table:table-cell table:style-name="Default" office:value-type="float" office:value="63627197031278.1" calcext:value-type="float">
            <text:p>63627197031278.1</text:p>
          </table:table-cell>
          <table:table-cell table:style-name="ce10" table:formula="of:=([.AE152]-[.AE151])/1000" office:value-type="float" office:value="1.6011015625" calcext:value-type="float">
            <text:p>1.6011</text:p>
          </table:table-cell>
          <table:table-cell table:style-name="ce10" table:formula="of:=[.AF152]+[.AG151]" office:value-type="float" office:value="299.998203125" calcext:value-type="float">
            <text:p>299.9982</text:p>
          </table:table-cell>
          <table:table-cell table:style-name="ce42" table:formula="of:=[.AG152]-2*([.$B152]-1)" office:value-type="float" office:value="-0.00179687499996817" calcext:value-type="float">
            <text:p>-0.001796875</text:p>
          </table:table-cell>
          <table:table-cell table:style-name="Default" office:value-type="float" office:value="63627197492264.4" calcext:value-type="float">
            <text:p>63627197492264.4</text:p>
          </table:table-cell>
          <table:table-cell table:style-name="ce10" table:formula="of:=([.AI152]-[.AI151])/1000" office:value-type="float" office:value="1.9991015625" calcext:value-type="float">
            <text:p>1.9991</text:p>
          </table:table-cell>
          <table:table-cell table:style-name="ce10" table:formula="of:=[.AJ152]+[.AK151]" office:value-type="float" office:value="299.9993984375" calcext:value-type="float">
            <text:p>299.9994</text:p>
          </table:table-cell>
          <table:table-cell table:style-name="ce48" table:formula="of:=[.AK152]-2*([.$B152]-1)" office:value-type="float" office:value="-0.000601562500094133" calcext:value-type="float">
            <text:p>-0.0006015625</text:p>
          </table:table-cell>
          <table:table-cell table:style-name="Default" office:value-type="float" office:value="63627197971327.3" calcext:value-type="float">
            <text:p>63627197971327.3</text:p>
          </table:table-cell>
          <table:table-cell table:style-name="ce10" table:formula="of:=([.AM152]-[.AM151])/1000" office:value-type="float" office:value="1.99859375" calcext:value-type="float">
            <text:p>1.9986</text:p>
          </table:table-cell>
          <table:table-cell table:style-name="ce10" table:formula="of:=[.AN152]+[.AO151]" office:value-type="float" office:value="299.9983984375" calcext:value-type="float">
            <text:p>299.9984</text:p>
          </table:table-cell>
          <table:table-cell table:style-name="ce54" table:formula="of:=[.AO152]-2*([.$B152]-1)" office:value-type="float" office:value="-0.00160156249989996" calcext:value-type="float">
            <text:p>-0.0016015625</text:p>
          </table:table-cell>
          <table:table-cell table:style-name="Default" office:value-type="float" office:value="63627198433304.7" calcext:value-type="float">
            <text:p>63627198433304.7</text:p>
          </table:table-cell>
          <table:table-cell table:style-name="ce10" table:formula="of:=([.AQ152]-[.AQ151])/1000" office:value-type="float" office:value="1.9993046875" calcext:value-type="float">
            <text:p>1.9993</text:p>
          </table:table-cell>
          <table:table-cell table:style-name="ce10" table:formula="of:=[.AR152]+[.AS151]" office:value-type="float" office:value="299.9976015625" calcext:value-type="float">
            <text:p>299.9976</text:p>
          </table:table-cell>
          <table:table-cell table:style-name="ce60" table:formula="of:=[.AS152]-2*([.$B152]-1)" office:value-type="float" office:value="-0.0023984375000623" calcext:value-type="float">
            <text:p>-0.0023984375</text:p>
          </table:table-cell>
          <table:table-cell table:style-name="Default" office:value-type="float" office:value="63627198907050" calcext:value-type="float">
            <text:p>63627198907050</text:p>
          </table:table-cell>
          <table:table-cell table:style-name="ce10" table:formula="of:=([.AU152]-[.AU151])/1000" office:value-type="float" office:value="1.9993984375" calcext:value-type="float">
            <text:p>1.9994</text:p>
          </table:table-cell>
          <table:table-cell table:style-name="ce10" table:formula="of:=[.AV152]+[.AW151]" office:value-type="float" office:value="300" calcext:value-type="float">
            <text:p>300.0000</text:p>
          </table:table-cell>
          <table:table-cell table:style-name="ce61" table:formula="of:=[.AW152]-2*([.$B152]-1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52" calcext:value-type="float">
            <text:p>152</text:p>
          </table:table-cell>
          <table:table-cell office:value-type="float" office:value="63627193775575.7" calcext:value-type="float">
            <text:p>63627193775575.7</text:p>
          </table:table-cell>
          <table:table-cell table:formula="of:=([.C153]-[.C152])/1000" office:value-type="float" office:value="2.0024296875" calcext:value-type="float">
            <text:p>2.0024</text:p>
          </table:table-cell>
          <table:table-cell table:formula="of:=[.D153]+[.E152]" office:value-type="float" office:value="302.001328125" calcext:value-type="float">
            <text:p>302.0013</text:p>
          </table:table-cell>
          <table:table-cell table:style-name="ce12" table:formula="of:=[.E153]-2*([.$B153]-1)" office:value-type="float" office:value="0.00132812499992951" calcext:value-type="float">
            <text:p>0.001328125</text:p>
          </table:table-cell>
          <table:table-cell table:style-name="Default" office:value-type="float" office:value="63627194240791.3" calcext:value-type="float">
            <text:p>63627194240791.3</text:p>
          </table:table-cell>
          <table:table-cell table:style-name="ce10" table:formula="of:=([.G153]-[.G152])/1000" office:value-type="float" office:value="1.999796875" calcext:value-type="float">
            <text:p>1.9998</text:p>
          </table:table-cell>
          <table:table-cell table:style-name="ce10" table:formula="of:=[.H153]+[.I152]" office:value-type="float" office:value="301.9981640625" calcext:value-type="float">
            <text:p>301.9982</text:p>
          </table:table-cell>
          <table:table-cell table:style-name="ce17" table:formula="of:=[.I153]-2*([.$B153]-1)" office:value-type="float" office:value="-0.00183593749989086" calcext:value-type="float">
            <text:p>-0.0018359375</text:p>
          </table:table-cell>
          <table:table-cell table:style-name="Default" office:value-type="float" office:value="63627194705386.1" calcext:value-type="float">
            <text:p>63627194705386.1</text:p>
          </table:table-cell>
          <table:table-cell table:style-name="ce10" table:formula="of:=([.K153]-[.K152])/1000" office:value-type="float" office:value="2.0008046875" calcext:value-type="float">
            <text:p>2.0008</text:p>
          </table:table-cell>
          <table:table-cell table:style-name="ce10" table:formula="of:=[.L153]+[.M152]" office:value-type="float" office:value="301.9986015625" calcext:value-type="float">
            <text:p>301.9986</text:p>
          </table:table-cell>
          <table:table-cell table:style-name="ce21" table:formula="of:=[.M153]-2*([.$B153]-1)" office:value-type="float" office:value="-0.00139843749985857" calcext:value-type="float">
            <text:p>-0.0013984375</text:p>
          </table:table-cell>
          <table:table-cell table:style-name="Default" office:value-type="float" office:value="63627195178215.8" calcext:value-type="float">
            <text:p>63627195178215.8</text:p>
          </table:table-cell>
          <table:table-cell table:style-name="ce10" table:formula="of:=([.O153]-[.O152])/1000" office:value-type="float" office:value="2.000796875" calcext:value-type="float">
            <text:p>2.0008</text:p>
          </table:table-cell>
          <table:table-cell table:style-name="ce10" table:formula="of:=[.P153]+[.Q152]" office:value-type="float" office:value="301.99909375" calcext:value-type="float">
            <text:p>301.9991</text:p>
          </table:table-cell>
          <table:table-cell table:style-name="ce25" table:formula="of:=[.Q153]-2*([.$B153]-1)" office:value-type="float" office:value="-0.000906250000014097" calcext:value-type="float">
            <text:p>-0.00090625</text:p>
          </table:table-cell>
          <table:table-cell table:style-name="Default" office:value-type="float" office:value="63627195635596.8" calcext:value-type="float">
            <text:p>63627195635596.8</text:p>
          </table:table-cell>
          <table:table-cell table:style-name="ce10" table:formula="of:=([.S153]-[.S152])/1000" office:value-type="float" office:value="1.999296875" calcext:value-type="float">
            <text:p>1.9993</text:p>
          </table:table-cell>
          <table:table-cell table:style-name="ce10" table:formula="of:=[.T153]+[.U152]" office:value-type="float" office:value="301.998" calcext:value-type="float">
            <text:p>301.9980</text:p>
          </table:table-cell>
          <table:table-cell table:style-name="ce26" table:formula="of:=[.U153]-2*([.$B153]-1)" office:value-type="float" office:value="-0.00199999999995271" calcext:value-type="float">
            <text:p>-0.002</text:p>
          </table:table-cell>
          <table:table-cell table:style-name="Default" office:value-type="float" office:value="63627196103086.2" calcext:value-type="float">
            <text:p>63627196103086.2</text:p>
          </table:table-cell>
          <table:table-cell table:style-name="ce10" table:formula="of:=([.W153]-[.W152])/1000" office:value-type="float" office:value="2.0001015625" calcext:value-type="float">
            <text:p>2.0001</text:p>
          </table:table-cell>
          <table:table-cell table:style-name="ce10" table:formula="of:=[.X153]+[.Y152]" office:value-type="float" office:value="301.9981015625" calcext:value-type="float">
            <text:p>301.9981</text:p>
          </table:table-cell>
          <table:table-cell table:style-name="ce29" table:formula="of:=[.Y153]-2*([.$B153]-1)" office:value-type="float" office:value="-0.00189843750007412" calcext:value-type="float">
            <text:p>-0.0018984375</text:p>
          </table:table-cell>
          <table:table-cell table:style-name="Default" office:value-type="float" office:value="63627196561643.9" calcext:value-type="float">
            <text:p>63627196561643.9</text:p>
          </table:table-cell>
          <table:table-cell table:style-name="ce10" table:formula="of:=([.AA153]-[.AA152])/1000" office:value-type="float" office:value="2.002" calcext:value-type="float">
            <text:p>2.0020</text:p>
          </table:table-cell>
          <table:table-cell table:style-name="ce10" table:formula="of:=[.AB153]+[.AC152]" office:value-type="float" office:value="302" calcext:value-type="float">
            <text:p>302.0000</text:p>
          </table:table-cell>
          <table:table-cell table:style-name="ce33" table:formula="of:=[.AC153]-2*([.$B153]-1)" office:value-type="float" office:value="0" calcext:value-type="float">
            <text:p>0</text:p>
          </table:table-cell>
          <table:table-cell table:style-name="Default" office:value-type="float" office:value="63627197033279.7" calcext:value-type="float">
            <text:p>63627197033279.7</text:p>
          </table:table-cell>
          <table:table-cell table:style-name="ce10" table:formula="of:=([.AE153]-[.AE152])/1000" office:value-type="float" office:value="2.0016015625" calcext:value-type="float">
            <text:p>2.0016</text:p>
          </table:table-cell>
          <table:table-cell table:style-name="ce10" table:formula="of:=[.AF153]+[.AG152]" office:value-type="float" office:value="301.9998046875" calcext:value-type="float">
            <text:p>301.9998</text:p>
          </table:table-cell>
          <table:table-cell table:style-name="ce42" table:formula="of:=[.AG153]-2*([.$B153]-1)" office:value-type="float" office:value="-0.000195312499954525" calcext:value-type="float">
            <text:p>-0.0001953125</text:p>
          </table:table-cell>
          <table:table-cell table:style-name="Default" office:value-type="float" office:value="63627197494264.5" calcext:value-type="float">
            <text:p>63627197494264.5</text:p>
          </table:table-cell>
          <table:table-cell table:style-name="ce10" table:formula="of:=([.AI153]-[.AI152])/1000" office:value-type="float" office:value="2.0001015625" calcext:value-type="float">
            <text:p>2.0001</text:p>
          </table:table-cell>
          <table:table-cell table:style-name="ce10" table:formula="of:=[.AJ153]+[.AK152]" office:value-type="float" office:value="301.9995" calcext:value-type="float">
            <text:p>301.9995</text:p>
          </table:table-cell>
          <table:table-cell table:style-name="ce48" table:formula="of:=[.AK153]-2*([.$B153]-1)" office:value-type="float" office:value="-0.000500000000101863" calcext:value-type="float">
            <text:p>-0.0005</text:p>
          </table:table-cell>
          <table:table-cell table:style-name="Default" office:value-type="float" office:value="63627197973327.9" calcext:value-type="float">
            <text:p>63627197973327.9</text:p>
          </table:table-cell>
          <table:table-cell table:style-name="ce10" table:formula="of:=([.AM153]-[.AM152])/1000" office:value-type="float" office:value="2.0006015625" calcext:value-type="float">
            <text:p>2.0006</text:p>
          </table:table-cell>
          <table:table-cell table:style-name="ce10" table:formula="of:=[.AN153]+[.AO152]" office:value-type="float" office:value="301.999" calcext:value-type="float">
            <text:p>301.9990</text:p>
          </table:table-cell>
          <table:table-cell table:style-name="ce54" table:formula="of:=[.AO153]-2*([.$B153]-1)" office:value-type="float" office:value="-0.00099999999991951" calcext:value-type="float">
            <text:p>-0.001</text:p>
          </table:table-cell>
          <table:table-cell table:style-name="Default" office:value-type="float" office:value="63627198435306" calcext:value-type="float">
            <text:p>63627198435306</text:p>
          </table:table-cell>
          <table:table-cell table:style-name="ce10" table:formula="of:=([.AQ153]-[.AQ152])/1000" office:value-type="float" office:value="2.001296875" calcext:value-type="float">
            <text:p>2.0013</text:p>
          </table:table-cell>
          <table:table-cell table:style-name="ce10" table:formula="of:=[.AR153]+[.AS152]" office:value-type="float" office:value="301.9988984375" calcext:value-type="float">
            <text:p>301.9989</text:p>
          </table:table-cell>
          <table:table-cell table:style-name="ce60" table:formula="of:=[.AS153]-2*([.$B153]-1)" office:value-type="float" office:value="-0.00110156250008231" calcext:value-type="float">
            <text:p>-0.0011015625</text:p>
          </table:table-cell>
          <table:table-cell table:style-name="Default" office:value-type="float" office:value="63627198909048.2" calcext:value-type="float">
            <text:p>63627198909048.2</text:p>
          </table:table-cell>
          <table:table-cell table:style-name="ce10" table:formula="of:=([.AU153]-[.AU152])/1000" office:value-type="float" office:value="1.998203125" calcext:value-type="float">
            <text:p>1.9982</text:p>
          </table:table-cell>
          <table:table-cell table:style-name="ce10" table:formula="of:=[.AV153]+[.AW152]" office:value-type="float" office:value="301.998203125" calcext:value-type="float">
            <text:p>301.9982</text:p>
          </table:table-cell>
          <table:table-cell table:style-name="ce61" table:formula="of:=[.AW153]-2*([.$B153]-1)" office:value-type="float" office:value="-0.00179687500008185" calcext:value-type="float">
            <text:p>-0.0017968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53" calcext:value-type="float">
            <text:p>153</text:p>
          </table:table-cell>
          <table:table-cell office:value-type="float" office:value="63627193777575" calcext:value-type="float">
            <text:p>63627193777575</text:p>
          </table:table-cell>
          <table:table-cell table:formula="of:=([.C154]-[.C153])/1000" office:value-type="float" office:value="1.99925" calcext:value-type="float">
            <text:p>1.9993</text:p>
          </table:table-cell>
          <table:table-cell table:formula="of:=[.D154]+[.E153]" office:value-type="float" office:value="304.000578125" calcext:value-type="float">
            <text:p>304.0006</text:p>
          </table:table-cell>
          <table:table-cell table:style-name="ce12" table:formula="of:=[.E154]-2*([.$B154]-1)" office:value-type="float" office:value="0.000578124999947249" calcext:value-type="float">
            <text:p>0.000578125</text:p>
          </table:table-cell>
          <table:table-cell table:style-name="Default" office:value-type="float" office:value="63627194242791" calcext:value-type="float">
            <text:p>63627194242791</text:p>
          </table:table-cell>
          <table:table-cell table:style-name="ce10" table:formula="of:=([.G154]-[.G153])/1000" office:value-type="float" office:value="1.999703125" calcext:value-type="float">
            <text:p>1.9997</text:p>
          </table:table-cell>
          <table:table-cell table:style-name="ce10" table:formula="of:=[.H154]+[.I153]" office:value-type="float" office:value="303.9978671875" calcext:value-type="float">
            <text:p>303.9979</text:p>
          </table:table-cell>
          <table:table-cell table:style-name="ce17" table:formula="of:=[.I154]-2*([.$B154]-1)" office:value-type="float" office:value="-0.0021328124998945" calcext:value-type="float">
            <text:p>-0.0021328125</text:p>
          </table:table-cell>
          <table:table-cell table:style-name="Default" office:value-type="float" office:value="63627194707386.1" calcext:value-type="float">
            <text:p>63627194707386.1</text:p>
          </table:table-cell>
          <table:table-cell table:style-name="ce10" table:formula="of:=([.K154]-[.K153])/1000" office:value-type="float" office:value="2" calcext:value-type="float">
            <text:p>2.0000</text:p>
          </table:table-cell>
          <table:table-cell table:style-name="ce10" table:formula="of:=[.L154]+[.M153]" office:value-type="float" office:value="303.9986015625" calcext:value-type="float">
            <text:p>303.9986</text:p>
          </table:table-cell>
          <table:table-cell table:style-name="ce21" table:formula="of:=[.M154]-2*([.$B154]-1)" office:value-type="float" office:value="-0.00139843749985857" calcext:value-type="float">
            <text:p>-0.0013984375</text:p>
          </table:table-cell>
          <table:table-cell table:style-name="Default" office:value-type="float" office:value="63627195180217.4" calcext:value-type="float">
            <text:p>63627195180217.4</text:p>
          </table:table-cell>
          <table:table-cell table:style-name="ce10" table:formula="of:=([.O154]-[.O153])/1000" office:value-type="float" office:value="2.0016015625" calcext:value-type="float">
            <text:p>2.0016</text:p>
          </table:table-cell>
          <table:table-cell table:style-name="ce10" table:formula="of:=[.P154]+[.Q153]" office:value-type="float" office:value="304.0006953125" calcext:value-type="float">
            <text:p>304.0007</text:p>
          </table:table-cell>
          <table:table-cell table:style-name="ce25" table:formula="of:=[.Q154]-2*([.$B154]-1)" office:value-type="float" office:value="0.000695312499999545" calcext:value-type="float">
            <text:p>0.0006953125</text:p>
          </table:table-cell>
          <table:table-cell table:style-name="Default" office:value-type="float" office:value="63627195637598.6" calcext:value-type="float">
            <text:p>63627195637598.6</text:p>
          </table:table-cell>
          <table:table-cell table:style-name="ce10" table:formula="of:=([.S154]-[.S153])/1000" office:value-type="float" office:value="2.0018046875" calcext:value-type="float">
            <text:p>2.0018</text:p>
          </table:table-cell>
          <table:table-cell table:style-name="ce10" table:formula="of:=[.T154]+[.U153]" office:value-type="float" office:value="303.9998046875" calcext:value-type="float">
            <text:p>303.9998</text:p>
          </table:table-cell>
          <table:table-cell table:style-name="ce26" table:formula="of:=[.U154]-2*([.$B154]-1)" office:value-type="float" office:value="-0.000195312499954525" calcext:value-type="float">
            <text:p>-0.0001953125</text:p>
          </table:table-cell>
          <table:table-cell table:style-name="Default" office:value-type="float" office:value="63627196105085.8" calcext:value-type="float">
            <text:p>63627196105085.8</text:p>
          </table:table-cell>
          <table:table-cell table:style-name="ce10" table:formula="of:=([.W154]-[.W153])/1000" office:value-type="float" office:value="1.99959375" calcext:value-type="float">
            <text:p>1.9996</text:p>
          </table:table-cell>
          <table:table-cell table:style-name="ce10" table:formula="of:=[.X154]+[.Y153]" office:value-type="float" office:value="303.9976953125" calcext:value-type="float">
            <text:p>303.9977</text:p>
          </table:table-cell>
          <table:table-cell table:style-name="ce29" table:formula="of:=[.Y154]-2*([.$B154]-1)" office:value-type="float" office:value="-0.00230468750010004" calcext:value-type="float">
            <text:p>-0.0023046875</text:p>
          </table:table-cell>
          <table:table-cell table:style-name="Default" office:value-type="float" office:value="63627196563642.3" calcext:value-type="float">
            <text:p>63627196563642.3</text:p>
          </table:table-cell>
          <table:table-cell table:style-name="ce10" table:formula="of:=([.AA154]-[.AA153])/1000" office:value-type="float" office:value="1.9983984375" calcext:value-type="float">
            <text:p>1.9984</text:p>
          </table:table-cell>
          <table:table-cell table:style-name="ce10" table:formula="of:=[.AB154]+[.AC153]" office:value-type="float" office:value="303.9983984375" calcext:value-type="float">
            <text:p>303.9984</text:p>
          </table:table-cell>
          <table:table-cell table:style-name="ce33" table:formula="of:=[.AC154]-2*([.$B154]-1)" office:value-type="float" office:value="-0.0016015624999568" calcext:value-type="float">
            <text:p>-0.0016015625</text:p>
          </table:table-cell>
          <table:table-cell table:style-name="Default" office:value-type="float" office:value="63627197035279.8" calcext:value-type="float">
            <text:p>63627197035279.8</text:p>
          </table:table-cell>
          <table:table-cell table:style-name="ce10" table:formula="of:=([.AE154]-[.AE153])/1000" office:value-type="float" office:value="2.00009375" calcext:value-type="float">
            <text:p>2.0001</text:p>
          </table:table-cell>
          <table:table-cell table:style-name="ce10" table:formula="of:=[.AF154]+[.AG153]" office:value-type="float" office:value="303.9998984375" calcext:value-type="float">
            <text:p>303.9999</text:p>
          </table:table-cell>
          <table:table-cell table:style-name="ce42" table:formula="of:=[.AG154]-2*([.$B154]-1)" office:value-type="float" office:value="-0.000101562499935426" calcext:value-type="float">
            <text:p>-0.0001015625</text:p>
          </table:table-cell>
          <table:table-cell table:style-name="Default" office:value-type="float" office:value="63627197496263.3" calcext:value-type="float">
            <text:p>63627197496263.3</text:p>
          </table:table-cell>
          <table:table-cell table:style-name="ce10" table:formula="of:=([.AI154]-[.AI153])/1000" office:value-type="float" office:value="1.998796875" calcext:value-type="float">
            <text:p>1.9988</text:p>
          </table:table-cell>
          <table:table-cell table:style-name="ce10" table:formula="of:=[.AJ154]+[.AK153]" office:value-type="float" office:value="303.998296875" calcext:value-type="float">
            <text:p>303.9983</text:p>
          </table:table-cell>
          <table:table-cell table:style-name="ce48" table:formula="of:=[.AK154]-2*([.$B154]-1)" office:value-type="float" office:value="-0.0017031250001196" calcext:value-type="float">
            <text:p>-0.001703125</text:p>
          </table:table-cell>
          <table:table-cell table:style-name="Default" office:value-type="float" office:value="63627197975328" calcext:value-type="float">
            <text:p>63627197975328</text:p>
          </table:table-cell>
          <table:table-cell table:style-name="ce10" table:formula="of:=([.AM154]-[.AM153])/1000" office:value-type="float" office:value="2.0001015625" calcext:value-type="float">
            <text:p>2.0001</text:p>
          </table:table-cell>
          <table:table-cell table:style-name="ce10" table:formula="of:=[.AN154]+[.AO153]" office:value-type="float" office:value="303.9991015625" calcext:value-type="float">
            <text:p>303.9991</text:p>
          </table:table-cell>
          <table:table-cell table:style-name="ce54" table:formula="of:=[.AO154]-2*([.$B154]-1)" office:value-type="float" office:value="-0.00089843749992724" calcext:value-type="float">
            <text:p>-0.0008984375</text:p>
          </table:table-cell>
          <table:table-cell table:style-name="Default" office:value-type="float" office:value="63627198437306.7" calcext:value-type="float">
            <text:p>63627198437306.7</text:p>
          </table:table-cell>
          <table:table-cell table:style-name="ce10" table:formula="of:=([.AQ154]-[.AQ153])/1000" office:value-type="float" office:value="2.000703125" calcext:value-type="float">
            <text:p>2.0007</text:p>
          </table:table-cell>
          <table:table-cell table:style-name="ce10" table:formula="of:=[.AR154]+[.AS153]" office:value-type="float" office:value="303.9996015625" calcext:value-type="float">
            <text:p>303.9996</text:p>
          </table:table-cell>
          <table:table-cell table:style-name="ce60" table:formula="of:=[.AS154]-2*([.$B154]-1)" office:value-type="float" office:value="-0.000398437500109594" calcext:value-type="float">
            <text:p>-0.0003984375</text:p>
          </table:table-cell>
          <table:table-cell table:style-name="Default" office:value-type="float" office:value="63627198911049.3" calcext:value-type="float">
            <text:p>63627198911049.3</text:p>
          </table:table-cell>
          <table:table-cell table:style-name="ce10" table:formula="of:=([.AU154]-[.AU153])/1000" office:value-type="float" office:value="2.00109375" calcext:value-type="float">
            <text:p>2.0011</text:p>
          </table:table-cell>
          <table:table-cell table:style-name="ce10" table:formula="of:=[.AV154]+[.AW153]" office:value-type="float" office:value="303.999296875" calcext:value-type="float">
            <text:p>303.9993</text:p>
          </table:table-cell>
          <table:table-cell table:style-name="ce61" table:formula="of:=[.AW154]-2*([.$B154]-1)" office:value-type="float" office:value="-0.000703125000086402" calcext:value-type="float">
            <text:p>-0.000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7" office:value-type="float" office:value="154" calcext:value-type="float">
            <text:p>154</text:p>
          </table:table-cell>
          <table:table-cell office:value-type="float" office:value="63627193779574" calcext:value-type="float">
            <text:p>63627193779574</text:p>
          </table:table-cell>
          <table:table-cell table:formula="of:=([.C155]-[.C154])/1000" office:value-type="float" office:value="1.999046875" calcext:value-type="float">
            <text:p>1.9990</text:p>
          </table:table-cell>
          <table:table-cell table:formula="of:=[.D155]+[.E154]" office:value-type="float" office:value="305.999625" calcext:value-type="float">
            <text:p>305.9996</text:p>
          </table:table-cell>
          <table:table-cell table:style-name="ce12" table:formula="of:=[.E155]-2*([.$B155]-1)" office:value-type="float" office:value="-0.000375000000076398" calcext:value-type="float">
            <text:p>-0.000375</text:p>
          </table:table-cell>
          <table:table-cell table:style-name="Default" office:value-type="float" office:value="63627194244790.5" calcext:value-type="float">
            <text:p>63627194244790.5</text:p>
          </table:table-cell>
          <table:table-cell table:style-name="ce10" table:formula="of:=([.G155]-[.G154])/1000" office:value-type="float" office:value="1.9995" calcext:value-type="float">
            <text:p>1.9995</text:p>
          </table:table-cell>
          <table:table-cell table:style-name="ce10" table:formula="of:=[.H155]+[.I154]" office:value-type="float" office:value="305.9973671875" calcext:value-type="float">
            <text:p>305.9974</text:p>
          </table:table-cell>
          <table:table-cell table:style-name="ce17" table:formula="of:=[.I155]-2*([.$B155]-1)" office:value-type="float" office:value="-0.00263281249988268" calcext:value-type="float">
            <text:p>-0.0026328125</text:p>
          </table:table-cell>
          <table:table-cell table:style-name="Default" office:value-type="float" office:value="63627194709386.6" calcext:value-type="float">
            <text:p>63627194709386.6</text:p>
          </table:table-cell>
          <table:table-cell table:style-name="ce10" table:formula="of:=([.K155]-[.K154])/1000" office:value-type="float" office:value="2.0005" calcext:value-type="float">
            <text:p>2.0005</text:p>
          </table:table-cell>
          <table:table-cell table:style-name="ce10" table:formula="of:=[.L155]+[.M154]" office:value-type="float" office:value="305.9991015625" calcext:value-type="float">
            <text:p>305.9991</text:p>
          </table:table-cell>
          <table:table-cell table:style-name="ce21" table:formula="of:=[.M155]-2*([.$B155]-1)" office:value-type="float" office:value="-0.000898437499870397" calcext:value-type="float">
            <text:p>-0.0008984375</text:p>
          </table:table-cell>
          <table:table-cell table:style-name="Default" office:value-type="float" office:value="63627195182214.8" calcext:value-type="float">
            <text:p>63627195182214.8</text:p>
          </table:table-cell>
          <table:table-cell table:style-name="ce10" table:formula="of:=([.O155]-[.O154])/1000" office:value-type="float" office:value="1.9973984375" calcext:value-type="float">
            <text:p>1.9974</text:p>
          </table:table-cell>
          <table:table-cell table:style-name="ce10" table:formula="of:=[.P155]+[.Q154]" office:value-type="float" office:value="305.99809375" calcext:value-type="float">
            <text:p>305.9981</text:p>
          </table:table-cell>
          <table:table-cell table:style-name="ce25" table:formula="of:=[.Q155]-2*([.$B155]-1)" office:value-type="float" office:value="-0.00190624999999045" calcext:value-type="float">
            <text:p>-0.00190625</text:p>
          </table:table-cell>
          <table:table-cell table:style-name="Default" office:value-type="float" office:value="63627195639598.1" calcext:value-type="float">
            <text:p>63627195639598.1</text:p>
          </table:table-cell>
          <table:table-cell table:style-name="ce10" table:formula="of:=([.S155]-[.S154])/1000" office:value-type="float" office:value="1.9995" calcext:value-type="float">
            <text:p>1.9995</text:p>
          </table:table-cell>
          <table:table-cell table:style-name="ce10" table:formula="of:=[.T155]+[.U154]" office:value-type="float" office:value="305.9993046875" calcext:value-type="float">
            <text:p>305.9993</text:p>
          </table:table-cell>
          <table:table-cell table:style-name="ce26" table:formula="of:=[.U155]-2*([.$B155]-1)" office:value-type="float" office:value="-0.000695312499942702" calcext:value-type="float">
            <text:p>-0.0006953125</text:p>
          </table:table-cell>
          <table:table-cell table:style-name="Default" office:value-type="float" office:value="63627196107086.4" calcext:value-type="float">
            <text:p>63627196107086.4</text:p>
          </table:table-cell>
          <table:table-cell table:style-name="ce10" table:formula="of:=([.W155]-[.W154])/1000" office:value-type="float" office:value="2.0006015625" calcext:value-type="float">
            <text:p>2.0006</text:p>
          </table:table-cell>
          <table:table-cell table:style-name="ce10" table:formula="of:=[.X155]+[.Y154]" office:value-type="float" office:value="305.998296875" calcext:value-type="float">
            <text:p>305.9983</text:p>
          </table:table-cell>
          <table:table-cell table:style-name="ce29" table:formula="of:=[.Y155]-2*([.$B155]-1)" office:value-type="float" office:value="-0.0017031250001196" calcext:value-type="float">
            <text:p>-0.001703125</text:p>
          </table:table-cell>
          <table:table-cell table:style-name="Default" office:value-type="float" office:value="63627196565642.9" calcext:value-type="float">
            <text:p>63627196565642.9</text:p>
          </table:table-cell>
          <table:table-cell table:style-name="ce10" table:formula="of:=([.AA155]-[.AA154])/1000" office:value-type="float" office:value="2.0006015625" calcext:value-type="float">
            <text:p>2.0006</text:p>
          </table:table-cell>
          <table:table-cell table:style-name="ce10" table:formula="of:=[.AB155]+[.AC154]" office:value-type="float" office:value="305.999" calcext:value-type="float">
            <text:p>305.9990</text:p>
          </table:table-cell>
          <table:table-cell table:style-name="ce33" table:formula="of:=[.AC155]-2*([.$B155]-1)" office:value-type="float" office:value="-0.000999999999976353" calcext:value-type="float">
            <text:p>-0.001</text:p>
          </table:table-cell>
          <table:table-cell table:style-name="Default" office:value-type="float" office:value="63627197037278.6" calcext:value-type="float">
            <text:p>63627197037278.6</text:p>
          </table:table-cell>
          <table:table-cell table:style-name="ce10" table:formula="of:=([.AE155]-[.AE154])/1000" office:value-type="float" office:value="1.9988046875" calcext:value-type="float">
            <text:p>1.9988</text:p>
          </table:table-cell>
          <table:table-cell table:style-name="ce10" table:formula="of:=[.AF155]+[.AG154]" office:value-type="float" office:value="305.998703125" calcext:value-type="float">
            <text:p>305.9987</text:p>
          </table:table-cell>
          <table:table-cell table:style-name="ce42" table:formula="of:=[.AG155]-2*([.$B155]-1)" office:value-type="float" office:value="-0.00129687499992315" calcext:value-type="float">
            <text:p>-0.001296875</text:p>
          </table:table-cell>
          <table:table-cell table:style-name="Default" office:value-type="float" office:value="63627197498264.7" calcext:value-type="float">
            <text:p>63627197498264.7</text:p>
          </table:table-cell>
          <table:table-cell table:style-name="ce10" table:formula="of:=([.AI155]-[.AI154])/1000" office:value-type="float" office:value="2.00140625" calcext:value-type="float">
            <text:p>2.0014</text:p>
          </table:table-cell>
          <table:table-cell table:style-name="ce10" table:formula="of:=[.AJ155]+[.AK154]" office:value-type="float" office:value="305.999703125" calcext:value-type="float">
            <text:p>305.9997</text:p>
          </table:table-cell>
          <table:table-cell table:style-name="ce48" table:formula="of:=[.AK155]-2*([.$B155]-1)" office:value-type="float" office:value="-0.000296875000117325" calcext:value-type="float">
            <text:p>-0.000296875</text:p>
          </table:table-cell>
          <table:table-cell table:style-name="Default" office:value-type="float" office:value="63627197977329" calcext:value-type="float">
            <text:p>63627197977329</text:p>
          </table:table-cell>
          <table:table-cell table:style-name="ce10" table:formula="of:=([.AM155]-[.AM154])/1000" office:value-type="float" office:value="2.001" calcext:value-type="float">
            <text:p>2.0010</text:p>
          </table:table-cell>
          <table:table-cell table:style-name="ce10" table:formula="of:=[.AN155]+[.AO154]" office:value-type="float" office:value="306.0001015625" calcext:value-type="float">
            <text:p>306.0001</text:p>
          </table:table-cell>
          <table:table-cell table:style-name="ce54" table:formula="of:=[.AO155]-2*([.$B155]-1)" office:value-type="float" office:value="0.000101562500049113" calcext:value-type="float">
            <text:p>0.0001015625</text:p>
          </table:table-cell>
          <table:table-cell table:style-name="Default" office:value-type="float" office:value="63627198439305.4" calcext:value-type="float">
            <text:p>63627198439305.4</text:p>
          </table:table-cell>
          <table:table-cell table:style-name="ce10" table:formula="of:=([.AQ155]-[.AQ154])/1000" office:value-type="float" office:value="1.9986953125" calcext:value-type="float">
            <text:p>1.9987</text:p>
          </table:table-cell>
          <table:table-cell table:style-name="ce10" table:formula="of:=[.AR155]+[.AS154]" office:value-type="float" office:value="305.998296875" calcext:value-type="float">
            <text:p>305.9983</text:p>
          </table:table-cell>
          <table:table-cell table:style-name="ce60" table:formula="of:=[.AS155]-2*([.$B155]-1)" office:value-type="float" office:value="-0.0017031250001196" calcext:value-type="float">
            <text:p>-0.001703125</text:p>
          </table:table-cell>
          <table:table-cell table:style-name="Default" office:value-type="float" office:value="63627198913049.3" calcext:value-type="float">
            <text:p>63627198913049.3</text:p>
          </table:table-cell>
          <table:table-cell table:style-name="ce10" table:formula="of:=([.AU155]-[.AU154])/1000" office:value-type="float" office:value="2" calcext:value-type="float">
            <text:p>2.0000</text:p>
          </table:table-cell>
          <table:table-cell table:style-name="ce10" table:formula="of:=[.AV155]+[.AW154]" office:value-type="float" office:value="305.999296875" calcext:value-type="float">
            <text:p>305.9993</text:p>
          </table:table-cell>
          <table:table-cell table:style-name="ce61" table:formula="of:=[.AW155]-2*([.$B155]-1)" office:value-type="float" office:value="-0.000703125000086402" calcext:value-type="float">
            <text:p>-0.000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7" office:value-type="float" office:value="155" calcext:value-type="float">
            <text:p>155</text:p>
          </table:table-cell>
          <table:table-cell office:value-type="float" office:value="63627193781573.9" calcext:value-type="float">
            <text:p>63627193781573.9</text:p>
          </table:table-cell>
          <table:table-cell table:formula="of:=([.C156]-[.C155])/1000" office:value-type="float" office:value="1.9998671875" calcext:value-type="float">
            <text:p>1.9999</text:p>
          </table:table-cell>
          <table:table-cell table:formula="of:=[.D156]+[.E155]" office:value-type="float" office:value="307.9994921875" calcext:value-type="float">
            <text:p>307.9995</text:p>
          </table:table-cell>
          <table:table-cell table:style-name="ce12" table:formula="of:=[.E156]-2*([.$B156]-1)" office:value-type="float" office:value="-0.000507812500075033" calcext:value-type="float">
            <text:p>-0.0005078125</text:p>
          </table:table-cell>
          <table:table-cell table:style-name="Default" office:value-type="float" office:value="63627194246792.4" calcext:value-type="float">
            <text:p>63627194246792.4</text:p>
          </table:table-cell>
          <table:table-cell table:style-name="ce10" table:formula="of:=([.G156]-[.G155])/1000" office:value-type="float" office:value="2.0018984375" calcext:value-type="float">
            <text:p>2.0019</text:p>
          </table:table-cell>
          <table:table-cell table:style-name="ce10" table:formula="of:=[.H156]+[.I155]" office:value-type="float" office:value="307.999265625" calcext:value-type="float">
            <text:p>307.9993</text:p>
          </table:table-cell>
          <table:table-cell table:style-name="ce17" table:formula="of:=[.I156]-2*([.$B156]-1)" office:value-type="float" office:value="-0.000734374999865395" calcext:value-type="float">
            <text:p>-0.000734375</text:p>
          </table:table-cell>
          <table:table-cell table:style-name="Default" office:value-type="float" office:value="63627194711388.3" calcext:value-type="float">
            <text:p>63627194711388.3</text:p>
          </table:table-cell>
          <table:table-cell table:style-name="ce10" table:formula="of:=([.K156]-[.K155])/1000" office:value-type="float" office:value="2.0016953125" calcext:value-type="float">
            <text:p>2.0017</text:p>
          </table:table-cell>
          <table:table-cell table:style-name="ce10" table:formula="of:=[.L156]+[.M155]" office:value-type="float" office:value="308.000796875" calcext:value-type="float">
            <text:p>308.0008</text:p>
          </table:table-cell>
          <table:table-cell table:style-name="ce21" table:formula="of:=[.M156]-2*([.$B156]-1)" office:value-type="float" office:value="0.000796875000105501" calcext:value-type="float">
            <text:p>0.000796875</text:p>
          </table:table-cell>
          <table:table-cell table:style-name="Default" office:value-type="float" office:value="63627195184216.9" calcext:value-type="float">
            <text:p>63627195184216.9</text:p>
          </table:table-cell>
          <table:table-cell table:style-name="ce10" table:formula="of:=([.O156]-[.O155])/1000" office:value-type="float" office:value="2.0021015625" calcext:value-type="float">
            <text:p>2.0021</text:p>
          </table:table-cell>
          <table:table-cell table:style-name="ce10" table:formula="of:=[.P156]+[.Q155]" office:value-type="float" office:value="308.0001953125" calcext:value-type="float">
            <text:p>308.0002</text:p>
          </table:table-cell>
          <table:table-cell table:style-name="ce25" table:formula="of:=[.Q156]-2*([.$B156]-1)" office:value-type="float" office:value="0.000195312500011369" calcext:value-type="float">
            <text:p>0.0001953125</text:p>
          </table:table-cell>
          <table:table-cell table:style-name="Default" office:value-type="float" office:value="63627195641596.8" calcext:value-type="float">
            <text:p>63627195641596.8</text:p>
          </table:table-cell>
          <table:table-cell table:style-name="ce10" table:formula="of:=([.S156]-[.S155])/1000" office:value-type="float" office:value="1.9986953125" calcext:value-type="float">
            <text:p>1.9987</text:p>
          </table:table-cell>
          <table:table-cell table:style-name="ce10" table:formula="of:=[.T156]+[.U155]" office:value-type="float" office:value="307.998" calcext:value-type="float">
            <text:p>307.9980</text:p>
          </table:table-cell>
          <table:table-cell table:style-name="ce26" table:formula="of:=[.U156]-2*([.$B156]-1)" office:value-type="float" office:value="-0.00199999999995271" calcext:value-type="float">
            <text:p>-0.002</text:p>
          </table:table-cell>
          <table:table-cell table:style-name="Default" office:value-type="float" office:value="63627196109088.7" calcext:value-type="float">
            <text:p>63627196109088.7</text:p>
          </table:table-cell>
          <table:table-cell table:style-name="ce10" table:formula="of:=([.W156]-[.W155])/1000" office:value-type="float" office:value="2.0023046875" calcext:value-type="float">
            <text:p>2.0023</text:p>
          </table:table-cell>
          <table:table-cell table:style-name="ce10" table:formula="of:=[.X156]+[.Y155]" office:value-type="float" office:value="308.0006015625" calcext:value-type="float">
            <text:p>308.0006</text:p>
          </table:table-cell>
          <table:table-cell table:style-name="ce29" table:formula="of:=[.Y156]-2*([.$B156]-1)" office:value-type="float" office:value="0.000601562499866759" calcext:value-type="float">
            <text:p>0.0006015625</text:p>
          </table:table-cell>
          <table:table-cell table:style-name="Default" office:value-type="float" office:value="63627196567644.7" calcext:value-type="float">
            <text:p>63627196567644.7</text:p>
          </table:table-cell>
          <table:table-cell table:style-name="ce10" table:formula="of:=([.AA156]-[.AA155])/1000" office:value-type="float" office:value="2.0018046875" calcext:value-type="float">
            <text:p>2.0018</text:p>
          </table:table-cell>
          <table:table-cell table:style-name="ce10" table:formula="of:=[.AB156]+[.AC155]" office:value-type="float" office:value="308.0008046875" calcext:value-type="float">
            <text:p>308.0008</text:p>
          </table:table-cell>
          <table:table-cell table:style-name="ce33" table:formula="of:=[.AC156]-2*([.$B156]-1)" office:value-type="float" office:value="0.000804687500021828" calcext:value-type="float">
            <text:p>0.0008046875</text:p>
          </table:table-cell>
          <table:table-cell table:style-name="Default" office:value-type="float" office:value="63627197039277.9" calcext:value-type="float">
            <text:p>63627197039277.9</text:p>
          </table:table-cell>
          <table:table-cell table:style-name="ce10" table:formula="of:=([.AE156]-[.AE155])/1000" office:value-type="float" office:value="1.999296875" calcext:value-type="float">
            <text:p>1.9993</text:p>
          </table:table-cell>
          <table:table-cell table:style-name="ce10" table:formula="of:=[.AF156]+[.AG155]" office:value-type="float" office:value="307.998" calcext:value-type="float">
            <text:p>307.9980</text:p>
          </table:table-cell>
          <table:table-cell table:style-name="ce42" table:formula="of:=[.AG156]-2*([.$B156]-1)" office:value-type="float" office:value="-0.00199999999989586" calcext:value-type="float">
            <text:p>-0.002</text:p>
          </table:table-cell>
          <table:table-cell table:style-name="Default" office:value-type="float" office:value="63627197500266.3" calcext:value-type="float">
            <text:p>63627197500266.3</text:p>
          </table:table-cell>
          <table:table-cell table:style-name="ce10" table:formula="of:=([.AI156]-[.AI155])/1000" office:value-type="float" office:value="2.00159375" calcext:value-type="float">
            <text:p>2.0016</text:p>
          </table:table-cell>
          <table:table-cell table:style-name="ce10" table:formula="of:=[.AJ156]+[.AK155]" office:value-type="float" office:value="308.001296875" calcext:value-type="float">
            <text:p>308.0013</text:p>
          </table:table-cell>
          <table:table-cell table:style-name="ce48" table:formula="of:=[.AK156]-2*([.$B156]-1)" office:value-type="float" office:value="0.0012968749998663" calcext:value-type="float">
            <text:p>0.001296875</text:p>
          </table:table-cell>
          <table:table-cell table:style-name="Default" office:value-type="float" office:value="63627197979327.1" calcext:value-type="float">
            <text:p>63627197979327.1</text:p>
          </table:table-cell>
          <table:table-cell table:style-name="ce10" table:formula="of:=([.AM156]-[.AM155])/1000" office:value-type="float" office:value="1.9981015625" calcext:value-type="float">
            <text:p>1.9981</text:p>
          </table:table-cell>
          <table:table-cell table:style-name="ce10" table:formula="of:=[.AN156]+[.AO155]" office:value-type="float" office:value="307.998203125" calcext:value-type="float">
            <text:p>307.9982</text:p>
          </table:table-cell>
          <table:table-cell table:style-name="ce54" table:formula="of:=[.AO156]-2*([.$B156]-1)" office:value-type="float" office:value="-0.00179687499996817" calcext:value-type="float">
            <text:p>-0.001796875</text:p>
          </table:table-cell>
          <table:table-cell table:style-name="Default" office:value-type="float" office:value="63627198441351.9" calcext:value-type="float">
            <text:p>63627198441351.9</text:p>
          </table:table-cell>
          <table:table-cell table:style-name="ce10" table:formula="of:=([.AQ156]-[.AQ155])/1000" office:value-type="float" office:value="2.0465" calcext:value-type="float">
            <text:p>2.0465</text:p>
          </table:table-cell>
          <table:table-cell table:style-name="ce10" table:formula="of:=[.AR156]+[.AS155]" office:value-type="float" office:value="308.044796875" calcext:value-type="float">
            <text:p>308.0448</text:p>
          </table:table-cell>
          <table:table-cell table:style-name="ce60" table:formula="of:=[.AS156]-2*([.$B156]-1)" office:value-type="float" office:value="0.0447968749998609" calcext:value-type="float">
            <text:p>0.044796875</text:p>
          </table:table-cell>
          <table:table-cell table:style-name="Default" office:value-type="float" office:value="63627198915048.3" calcext:value-type="float">
            <text:p>63627198915048.3</text:p>
          </table:table-cell>
          <table:table-cell table:style-name="ce10" table:formula="of:=([.AU156]-[.AU155])/1000" office:value-type="float" office:value="1.999" calcext:value-type="float">
            <text:p>1.9990</text:p>
          </table:table-cell>
          <table:table-cell table:style-name="ce10" table:formula="of:=[.AV156]+[.AW155]" office:value-type="float" office:value="307.998296875" calcext:value-type="float">
            <text:p>307.9983</text:p>
          </table:table-cell>
          <table:table-cell table:style-name="ce61" table:formula="of:=[.AW156]-2*([.$B156]-1)" office:value-type="float" office:value="-0.00170312500006276" calcext:value-type="float">
            <text:p>-0.0017031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7" office:value-type="float" office:value="156" calcext:value-type="float">
            <text:p>156</text:p>
          </table:table-cell>
          <table:table-cell office:value-type="float" office:value="63627193783574.2" calcext:value-type="float">
            <text:p>63627193783574.2</text:p>
          </table:table-cell>
          <table:table-cell table:formula="of:=([.C157]-[.C156])/1000" office:value-type="float" office:value="2.0002734375" calcext:value-type="float">
            <text:p>2.0003</text:p>
          </table:table-cell>
          <table:table-cell table:formula="of:=[.D157]+[.E156]" office:value-type="float" office:value="309.999765625" calcext:value-type="float">
            <text:p>309.9998</text:p>
          </table:table-cell>
          <table:table-cell table:style-name="ce12" table:formula="of:=[.E157]-2*([.$B157]-1)" office:value-type="float" office:value="-0.000234375000047748" calcext:value-type="float">
            <text:p>-0.000234375</text:p>
          </table:table-cell>
          <table:table-cell table:style-name="Default" office:value-type="float" office:value="63627194248790.7" calcext:value-type="float">
            <text:p>63627194248790.7</text:p>
          </table:table-cell>
          <table:table-cell table:style-name="ce10" table:formula="of:=([.G157]-[.G156])/1000" office:value-type="float" office:value="1.9983046875" calcext:value-type="float">
            <text:p>1.9983</text:p>
          </table:table-cell>
          <table:table-cell table:style-name="ce10" table:formula="of:=[.H157]+[.I156]" office:value-type="float" office:value="309.9975703125" calcext:value-type="float">
            <text:p>309.9976</text:p>
          </table:table-cell>
          <table:table-cell table:style-name="ce17" table:formula="of:=[.I157]-2*([.$B157]-1)" office:value-type="float" office:value="-0.00242968749984129" calcext:value-type="float">
            <text:p>-0.0024296875</text:p>
          </table:table-cell>
          <table:table-cell table:style-name="Default" office:value-type="float" office:value="63627194713385.6" calcext:value-type="float">
            <text:p>63627194713385.6</text:p>
          </table:table-cell>
          <table:table-cell table:style-name="ce10" table:formula="of:=([.K157]-[.K156])/1000" office:value-type="float" office:value="1.9973046875" calcext:value-type="float">
            <text:p>1.9973</text:p>
          </table:table-cell>
          <table:table-cell table:style-name="ce10" table:formula="of:=[.L157]+[.M156]" office:value-type="float" office:value="309.9981015625" calcext:value-type="float">
            <text:p>309.9981</text:p>
          </table:table-cell>
          <table:table-cell table:style-name="ce21" table:formula="of:=[.M157]-2*([.$B157]-1)" office:value-type="float" office:value="-0.00189843749990359" calcext:value-type="float">
            <text:p>-0.0018984375</text:p>
          </table:table-cell>
          <table:table-cell table:style-name="Default" office:value-type="float" office:value="63627195186216.3" calcext:value-type="float">
            <text:p>63627195186216.3</text:p>
          </table:table-cell>
          <table:table-cell table:style-name="ce10" table:formula="of:=([.O157]-[.O156])/1000" office:value-type="float" office:value="1.9993984375" calcext:value-type="float">
            <text:p>1.9994</text:p>
          </table:table-cell>
          <table:table-cell table:style-name="ce10" table:formula="of:=[.P157]+[.Q156]" office:value-type="float" office:value="309.99959375" calcext:value-type="float">
            <text:p>309.9996</text:p>
          </table:table-cell>
          <table:table-cell table:style-name="ce25" table:formula="of:=[.Q157]-2*([.$B157]-1)" office:value-type="float" office:value="-0.000406249999969077" calcext:value-type="float">
            <text:p>-0.00040625</text:p>
          </table:table-cell>
          <table:table-cell table:style-name="Default" office:value-type="float" office:value="63627195643596.5" calcext:value-type="float">
            <text:p>63627195643596.5</text:p>
          </table:table-cell>
          <table:table-cell table:style-name="ce10" table:formula="of:=([.S157]-[.S156])/1000" office:value-type="float" office:value="1.999703125" calcext:value-type="float">
            <text:p>1.9997</text:p>
          </table:table-cell>
          <table:table-cell table:style-name="ce10" table:formula="of:=[.T157]+[.U156]" office:value-type="float" office:value="309.997703125" calcext:value-type="float">
            <text:p>309.9977</text:p>
          </table:table-cell>
          <table:table-cell table:style-name="ce26" table:formula="of:=[.U157]-2*([.$B157]-1)" office:value-type="float" office:value="-0.00229687499995634" calcext:value-type="float">
            <text:p>-0.002296875</text:p>
          </table:table-cell>
          <table:table-cell table:style-name="Default" office:value-type="float" office:value="63627196111086" calcext:value-type="float">
            <text:p>63627196111086</text:p>
          </table:table-cell>
          <table:table-cell table:style-name="ce10" table:formula="of:=([.W157]-[.W156])/1000" office:value-type="float" office:value="1.997296875" calcext:value-type="float">
            <text:p>1.9973</text:p>
          </table:table-cell>
          <table:table-cell table:style-name="ce10" table:formula="of:=[.X157]+[.Y156]" office:value-type="float" office:value="309.9978984375" calcext:value-type="float">
            <text:p>309.9979</text:p>
          </table:table-cell>
          <table:table-cell table:style-name="ce29" table:formula="of:=[.Y157]-2*([.$B157]-1)" office:value-type="float" office:value="-0.00210156250011551" calcext:value-type="float">
            <text:p>-0.0021015625</text:p>
          </table:table-cell>
          <table:table-cell table:style-name="Default" office:value-type="float" office:value="63627196569642.5" calcext:value-type="float">
            <text:p>63627196569642.5</text:p>
          </table:table-cell>
          <table:table-cell table:style-name="ce10" table:formula="of:=([.AA157]-[.AA156])/1000" office:value-type="float" office:value="1.997796875" calcext:value-type="float">
            <text:p>1.9978</text:p>
          </table:table-cell>
          <table:table-cell table:style-name="ce10" table:formula="of:=[.AB157]+[.AC156]" office:value-type="float" office:value="309.9986015625" calcext:value-type="float">
            <text:p>309.9986</text:p>
          </table:table-cell>
          <table:table-cell table:style-name="ce33" table:formula="of:=[.AC157]-2*([.$B157]-1)" office:value-type="float" office:value="-0.00139843749997226" calcext:value-type="float">
            <text:p>-0.0013984375</text:p>
          </table:table-cell>
          <table:table-cell table:style-name="Default" office:value-type="float" office:value="63627197041277.8" calcext:value-type="float">
            <text:p>63627197041277.8</text:p>
          </table:table-cell>
          <table:table-cell table:style-name="ce10" table:formula="of:=([.AE157]-[.AE156])/1000" office:value-type="float" office:value="1.9998984375" calcext:value-type="float">
            <text:p>1.9999</text:p>
          </table:table-cell>
          <table:table-cell table:style-name="ce10" table:formula="of:=[.AF157]+[.AG156]" office:value-type="float" office:value="309.9978984375" calcext:value-type="float">
            <text:p>309.9979</text:p>
          </table:table-cell>
          <table:table-cell table:style-name="ce42" table:formula="of:=[.AG157]-2*([.$B157]-1)" office:value-type="float" office:value="-0.00210156249988813" calcext:value-type="float">
            <text:p>-0.0021015625</text:p>
          </table:table-cell>
          <table:table-cell table:style-name="Default" office:value-type="float" office:value="63627197502263" calcext:value-type="float">
            <text:p>63627197502263</text:p>
          </table:table-cell>
          <table:table-cell table:style-name="ce10" table:formula="of:=([.AI157]-[.AI156])/1000" office:value-type="float" office:value="1.996703125" calcext:value-type="float">
            <text:p>1.9967</text:p>
          </table:table-cell>
          <table:table-cell table:style-name="ce10" table:formula="of:=[.AJ157]+[.AK156]" office:value-type="float" office:value="309.998" calcext:value-type="float">
            <text:p>309.9980</text:p>
          </table:table-cell>
          <table:table-cell table:style-name="ce48" table:formula="of:=[.AK157]-2*([.$B157]-1)" office:value-type="float" office:value="-0.00200000000012324" calcext:value-type="float">
            <text:p>-0.002</text:p>
          </table:table-cell>
          <table:table-cell table:style-name="Default" office:value-type="float" office:value="63627197981327" calcext:value-type="float">
            <text:p>63627197981327</text:p>
          </table:table-cell>
          <table:table-cell table:style-name="ce10" table:formula="of:=([.AM157]-[.AM156])/1000" office:value-type="float" office:value="1.9998984375" calcext:value-type="float">
            <text:p>1.9999</text:p>
          </table:table-cell>
          <table:table-cell table:style-name="ce10" table:formula="of:=[.AN157]+[.AO156]" office:value-type="float" office:value="309.9981015625" calcext:value-type="float">
            <text:p>309.9981</text:p>
          </table:table-cell>
          <table:table-cell table:style-name="ce54" table:formula="of:=[.AO157]-2*([.$B157]-1)" office:value-type="float" office:value="-0.00189843749996044" calcext:value-type="float">
            <text:p>-0.0018984375</text:p>
          </table:table-cell>
          <table:table-cell table:style-name="Default" office:value-type="float" office:value="63627198443304.9" calcext:value-type="float">
            <text:p>63627198443304.9</text:p>
          </table:table-cell>
          <table:table-cell table:style-name="ce10" table:formula="of:=([.AQ157]-[.AQ156])/1000" office:value-type="float" office:value="1.953" calcext:value-type="float">
            <text:p>1.9530</text:p>
          </table:table-cell>
          <table:table-cell table:style-name="ce10" table:formula="of:=[.AR157]+[.AS156]" office:value-type="float" office:value="309.997796875" calcext:value-type="float">
            <text:p>309.9978</text:p>
          </table:table-cell>
          <table:table-cell table:style-name="ce60" table:formula="of:=[.AS157]-2*([.$B157]-1)" office:value-type="float" office:value="-0.00220312500016462" calcext:value-type="float">
            <text:p>-0.002203125</text:p>
          </table:table-cell>
          <table:table-cell table:style-name="Default" office:value-type="float" office:value="63627198917048.9" calcext:value-type="float">
            <text:p>63627198917048.9</text:p>
          </table:table-cell>
          <table:table-cell table:style-name="ce10" table:formula="of:=([.AU157]-[.AU156])/1000" office:value-type="float" office:value="2.0006015625" calcext:value-type="float">
            <text:p>2.0006</text:p>
          </table:table-cell>
          <table:table-cell table:style-name="ce10" table:formula="of:=[.AV157]+[.AW156]" office:value-type="float" office:value="309.9988984375" calcext:value-type="float">
            <text:p>309.9989</text:p>
          </table:table-cell>
          <table:table-cell table:style-name="ce61" table:formula="of:=[.AW157]-2*([.$B157]-1)" office:value-type="float" office:value="-0.00110156250008231" calcext:value-type="float">
            <text:p>-0.0011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157" calcext:value-type="float">
            <text:p>157</text:p>
          </table:table-cell>
          <table:table-cell office:value-type="float" office:value="63627193785575.9" calcext:value-type="float">
            <text:p>63627193785575.9</text:p>
          </table:table-cell>
          <table:table-cell table:formula="of:=([.C158]-[.C157])/1000" office:value-type="float" office:value="2.001671875" calcext:value-type="float">
            <text:p>2.0017</text:p>
          </table:table-cell>
          <table:table-cell table:formula="of:=[.D158]+[.E157]" office:value-type="float" office:value="312.0014375" calcext:value-type="float">
            <text:p>312.0014</text:p>
          </table:table-cell>
          <table:table-cell table:style-name="ce12" table:formula="of:=[.E158]-2*([.$B158]-1)" office:value-type="float" office:value="0.0014374999999518" calcext:value-type="float">
            <text:p>0.0014375</text:p>
          </table:table-cell>
          <table:table-cell table:style-name="Default" office:value-type="float" office:value="63627194250792.7" calcext:value-type="float">
            <text:p>63627194250792.7</text:p>
          </table:table-cell>
          <table:table-cell table:style-name="ce10" table:formula="of:=([.G158]-[.G157])/1000" office:value-type="float" office:value="2.002" calcext:value-type="float">
            <text:p>2.0020</text:p>
          </table:table-cell>
          <table:table-cell table:style-name="ce10" table:formula="of:=[.H158]+[.I157]" office:value-type="float" office:value="311.9995703125" calcext:value-type="float">
            <text:p>311.9996</text:p>
          </table:table-cell>
          <table:table-cell table:style-name="ce17" table:formula="of:=[.I158]-2*([.$B158]-1)" office:value-type="float" office:value="-0.000429687499831744" calcext:value-type="float">
            <text:p>-0.0004296875</text:p>
          </table:table-cell>
          <table:table-cell table:style-name="Default" office:value-type="float" office:value="63627194715386.3" calcext:value-type="float">
            <text:p>63627194715386.3</text:p>
          </table:table-cell>
          <table:table-cell table:style-name="ce10" table:formula="of:=([.K158]-[.K157])/1000" office:value-type="float" office:value="2.0006953125" calcext:value-type="float">
            <text:p>2.0007</text:p>
          </table:table-cell>
          <table:table-cell table:style-name="ce10" table:formula="of:=[.L158]+[.M157]" office:value-type="float" office:value="311.998796875" calcext:value-type="float">
            <text:p>311.9988</text:p>
          </table:table-cell>
          <table:table-cell table:style-name="ce21" table:formula="of:=[.M158]-2*([.$B158]-1)" office:value-type="float" office:value="-0.00120312499990405" calcext:value-type="float">
            <text:p>-0.001203125</text:p>
          </table:table-cell>
          <table:table-cell table:style-name="Default" office:value-type="float" office:value="63627195188215.6" calcext:value-type="float">
            <text:p>63627195188215.6</text:p>
          </table:table-cell>
          <table:table-cell table:style-name="ce10" table:formula="of:=([.O158]-[.O157])/1000" office:value-type="float" office:value="1.9993046875" calcext:value-type="float">
            <text:p>1.9993</text:p>
          </table:table-cell>
          <table:table-cell table:style-name="ce10" table:formula="of:=[.P158]+[.Q157]" office:value-type="float" office:value="311.9988984375" calcext:value-type="float">
            <text:p>311.9989</text:p>
          </table:table-cell>
          <table:table-cell table:style-name="ce25" table:formula="of:=[.Q158]-2*([.$B158]-1)" office:value-type="float" office:value="-0.00110156249996862" calcext:value-type="float">
            <text:p>-0.0011015625</text:p>
          </table:table-cell>
          <table:table-cell table:style-name="Default" office:value-type="float" office:value="63627195645598.3" calcext:value-type="float">
            <text:p>63627195645598.3</text:p>
          </table:table-cell>
          <table:table-cell table:style-name="ce10" table:formula="of:=([.S158]-[.S157])/1000" office:value-type="float" office:value="2.001796875" calcext:value-type="float">
            <text:p>2.0018</text:p>
          </table:table-cell>
          <table:table-cell table:style-name="ce10" table:formula="of:=[.T158]+[.U157]" office:value-type="float" office:value="311.9995" calcext:value-type="float">
            <text:p>311.9995</text:p>
          </table:table-cell>
          <table:table-cell table:style-name="ce26" table:formula="of:=[.U158]-2*([.$B158]-1)" office:value-type="float" office:value="-0.000499999999931333" calcext:value-type="float">
            <text:p>-0.0005</text:p>
          </table:table-cell>
          <table:table-cell table:style-name="Default" office:value-type="float" office:value="63627196113087.2" calcext:value-type="float">
            <text:p>63627196113087.2</text:p>
          </table:table-cell>
          <table:table-cell table:style-name="ce10" table:formula="of:=([.W158]-[.W157])/1000" office:value-type="float" office:value="2.001203125" calcext:value-type="float">
            <text:p>2.0012</text:p>
          </table:table-cell>
          <table:table-cell table:style-name="ce10" table:formula="of:=[.X158]+[.Y157]" office:value-type="float" office:value="311.9991015625" calcext:value-type="float">
            <text:p>311.9991</text:p>
          </table:table-cell>
          <table:table-cell table:style-name="ce29" table:formula="of:=[.Y158]-2*([.$B158]-1)" office:value-type="float" office:value="-0.000898437500097771" calcext:value-type="float">
            <text:p>-0.0008984375</text:p>
          </table:table-cell>
          <table:table-cell table:style-name="Default" office:value-type="float" office:value="63627196571642.6" calcext:value-type="float">
            <text:p>63627196571642.6</text:p>
          </table:table-cell>
          <table:table-cell table:style-name="ce10" table:formula="of:=([.AA158]-[.AA157])/1000" office:value-type="float" office:value="2.0001015625" calcext:value-type="float">
            <text:p>2.0001</text:p>
          </table:table-cell>
          <table:table-cell table:style-name="ce10" table:formula="of:=[.AB158]+[.AC157]" office:value-type="float" office:value="311.998703125" calcext:value-type="float">
            <text:p>311.9987</text:p>
          </table:table-cell>
          <table:table-cell table:style-name="ce33" table:formula="of:=[.AC158]-2*([.$B158]-1)" office:value-type="float" office:value="-0.00129687499997999" calcext:value-type="float">
            <text:p>-0.001296875</text:p>
          </table:table-cell>
          <table:table-cell table:style-name="Default" office:value-type="float" office:value="63627197043280.1" calcext:value-type="float">
            <text:p>63627197043280.1</text:p>
          </table:table-cell>
          <table:table-cell table:style-name="ce10" table:formula="of:=([.AE158]-[.AE157])/1000" office:value-type="float" office:value="2.0023046875" calcext:value-type="float">
            <text:p>2.0023</text:p>
          </table:table-cell>
          <table:table-cell table:style-name="ce10" table:formula="of:=[.AF158]+[.AG157]" office:value-type="float" office:value="312.000203125" calcext:value-type="float">
            <text:p>312.0002</text:p>
          </table:table-cell>
          <table:table-cell table:style-name="ce42" table:formula="of:=[.AG158]-2*([.$B158]-1)" office:value-type="float" office:value="0.000203125000098225" calcext:value-type="float">
            <text:p>0.000203125</text:p>
          </table:table-cell>
          <table:table-cell table:style-name="Default" office:value-type="float" office:value="63627197504265.4" calcext:value-type="float">
            <text:p>63627197504265.4</text:p>
          </table:table-cell>
          <table:table-cell table:style-name="ce10" table:formula="of:=([.AI158]-[.AI157])/1000" office:value-type="float" office:value="2.0023984375" calcext:value-type="float">
            <text:p>2.0024</text:p>
          </table:table-cell>
          <table:table-cell table:style-name="ce10" table:formula="of:=[.AJ158]+[.AK157]" office:value-type="float" office:value="312.0003984375" calcext:value-type="float">
            <text:p>312.0004</text:p>
          </table:table-cell>
          <table:table-cell table:style-name="ce48" table:formula="of:=[.AK158]-2*([.$B158]-1)" office:value-type="float" office:value="0.00039843749988222" calcext:value-type="float">
            <text:p>0.0003984375</text:p>
          </table:table-cell>
          <table:table-cell table:style-name="Default" office:value-type="float" office:value="63627197983327.4" calcext:value-type="float">
            <text:p>63627197983327.4</text:p>
          </table:table-cell>
          <table:table-cell table:style-name="ce10" table:formula="of:=([.AM158]-[.AM157])/1000" office:value-type="float" office:value="2.0003984375" calcext:value-type="float">
            <text:p>2.0004</text:p>
          </table:table-cell>
          <table:table-cell table:style-name="ce10" table:formula="of:=[.AN158]+[.AO157]" office:value-type="float" office:value="311.9985" calcext:value-type="float">
            <text:p>311.9985</text:p>
          </table:table-cell>
          <table:table-cell table:style-name="ce54" table:formula="of:=[.AO158]-2*([.$B158]-1)" office:value-type="float" office:value="-0.00149999999996453" calcext:value-type="float">
            <text:p>-0.0015</text:p>
          </table:table-cell>
          <table:table-cell table:style-name="Default" office:value-type="float" office:value="63627198446022.9" calcext:value-type="float">
            <text:p>63627198446022.9</text:p>
          </table:table-cell>
          <table:table-cell table:style-name="ce10" table:formula="of:=([.AQ158]-[.AQ157])/1000" office:value-type="float" office:value="2.718" calcext:value-type="float">
            <text:p>2.7180</text:p>
          </table:table-cell>
          <table:table-cell table:style-name="ce10" table:formula="of:=[.AR158]+[.AS157]" office:value-type="float" office:value="312.715796875" calcext:value-type="float">
            <text:p>312.7158</text:p>
          </table:table-cell>
          <table:table-cell table:style-name="ce60" table:formula="of:=[.AS158]-2*([.$B158]-1)" office:value-type="float" office:value="0.715796874999853" calcext:value-type="float">
            <text:p>0.715796875</text:p>
          </table:table-cell>
          <table:table-cell table:style-name="Default" office:value-type="float" office:value="63627198919049.9" calcext:value-type="float">
            <text:p>63627198919049.9</text:p>
          </table:table-cell>
          <table:table-cell table:style-name="ce10" table:formula="of:=([.AU158]-[.AU157])/1000" office:value-type="float" office:value="2.001" calcext:value-type="float">
            <text:p>2.0010</text:p>
          </table:table-cell>
          <table:table-cell table:style-name="ce10" table:formula="of:=[.AV158]+[.AW157]" office:value-type="float" office:value="311.9998984375" calcext:value-type="float">
            <text:p>311.9999</text:p>
          </table:table-cell>
          <table:table-cell table:style-name="ce61" table:formula="of:=[.AW158]-2*([.$B158]-1)" office:value-type="float" office:value="-0.000101562500105956" calcext:value-type="float">
            <text:p>-0.000101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158" calcext:value-type="float">
            <text:p>158</text:p>
          </table:table-cell>
          <table:table-cell table:formula="of:=[.C$162]" office:value-type="float" office:value="63627193793880.4" calcext:value-type="float">
            <text:p>63627193793880.4</text:p>
          </table:table-cell>
          <table:table-cell table:formula="of:=([.C159]-[.C158])/1000" office:value-type="float" office:value="8.3045078125" calcext:value-type="float">
            <text:p>8.3045</text:p>
          </table:table-cell>
          <table:table-cell table:formula="of:=[.D159]+[.E158]" office:value-type="float" office:value="320.3059453125" calcext:value-type="float">
            <text:p>320.3059</text:p>
          </table:table-cell>
          <table:table-cell table:style-name="ce12" table:formula="of:=[.E159]-2*([.$B159]-1)" office:value-type="float" office:value="6.30594531249994" calcext:value-type="float">
            <text:p>6.3059453125</text:p>
          </table:table-cell>
          <table:table-cell table:style-name="Default" office:value-type="float" office:value="63627194252791.1" calcext:value-type="float">
            <text:p>63627194252791.1</text:p>
          </table:table-cell>
          <table:table-cell table:style-name="ce10" table:formula="of:=([.G159]-[.G158])/1000" office:value-type="float" office:value="1.9983984375" calcext:value-type="float">
            <text:p>1.9984</text:p>
          </table:table-cell>
          <table:table-cell table:style-name="ce10" table:formula="of:=[.H159]+[.I158]" office:value-type="float" office:value="313.99796875" calcext:value-type="float">
            <text:p>313.9980</text:p>
          </table:table-cell>
          <table:table-cell table:style-name="ce17" table:formula="of:=[.I159]-2*([.$B159]-1)" office:value-type="float" office:value="-0.00203124999984539" calcext:value-type="float">
            <text:p>-0.00203125</text:p>
          </table:table-cell>
          <table:table-cell table:style-name="Default" office:value-type="float" office:value="63627194717388.4" calcext:value-type="float">
            <text:p>63627194717388.4</text:p>
          </table:table-cell>
          <table:table-cell table:style-name="ce10" table:formula="of:=([.K159]-[.K158])/1000" office:value-type="float" office:value="2.0021015625" calcext:value-type="float">
            <text:p>2.0021</text:p>
          </table:table-cell>
          <table:table-cell table:style-name="ce10" table:formula="of:=[.L159]+[.M158]" office:value-type="float" office:value="314.0008984375" calcext:value-type="float">
            <text:p>314.0009</text:p>
          </table:table-cell>
          <table:table-cell table:style-name="ce21" table:formula="of:=[.M159]-2*([.$B159]-1)" office:value-type="float" office:value="0.000898437500097771" calcext:value-type="float">
            <text:p>0.0008984375</text:p>
          </table:table-cell>
          <table:table-cell table:style-name="Default" office:value-type="float" office:value="63627195190217.4" calcext:value-type="float">
            <text:p>63627195190217.4</text:p>
          </table:table-cell>
          <table:table-cell table:style-name="ce10" table:formula="of:=([.O159]-[.O158])/1000" office:value-type="float" office:value="2.001796875" calcext:value-type="float">
            <text:p>2.0018</text:p>
          </table:table-cell>
          <table:table-cell table:style-name="ce10" table:formula="of:=[.P159]+[.Q158]" office:value-type="float" office:value="314.0006953125" calcext:value-type="float">
            <text:p>314.0007</text:p>
          </table:table-cell>
          <table:table-cell table:style-name="ce25" table:formula="of:=[.Q159]-2*([.$B159]-1)" office:value-type="float" office:value="0.000695312500056389" calcext:value-type="float">
            <text:p>0.0006953125</text:p>
          </table:table-cell>
          <table:table-cell table:style-name="Default" office:value-type="float" office:value="63627195647598.5" calcext:value-type="float">
            <text:p>63627195647598.5</text:p>
          </table:table-cell>
          <table:table-cell table:style-name="ce10" table:formula="of:=([.S159]-[.S158])/1000" office:value-type="float" office:value="2.000203125" calcext:value-type="float">
            <text:p>2.0002</text:p>
          </table:table-cell>
          <table:table-cell table:style-name="ce10" table:formula="of:=[.T159]+[.U158]" office:value-type="float" office:value="313.999703125" calcext:value-type="float">
            <text:p>313.9997</text:p>
          </table:table-cell>
          <table:table-cell table:style-name="ce26" table:formula="of:=[.U159]-2*([.$B159]-1)" office:value-type="float" office:value="-0.000296874999946795" calcext:value-type="float">
            <text:p>-0.000296875</text:p>
          </table:table-cell>
          <table:table-cell table:formula="of:=[.W160]" office:value-type="float" office:value="63627196117638.1" calcext:value-type="float">
            <text:p>63627196117638.1</text:p>
          </table:table-cell>
          <table:table-cell table:style-name="ce10" table:formula="of:=([.W159]-[.W158])/1000" office:value-type="float" office:value="4.5508984375" calcext:value-type="float">
            <text:p>4.5509</text:p>
          </table:table-cell>
          <table:table-cell table:style-name="ce10" table:formula="of:=[.X159]+[.Y158]" office:value-type="float" office:value="316.55" calcext:value-type="float">
            <text:p>316.5500</text:p>
          </table:table-cell>
          <table:table-cell table:style-name="ce29" table:formula="of:=[.Y159]-2*([.$B159]-1)" office:value-type="float" office:value="2.5499999999999" calcext:value-type="float">
            <text:p>2.55</text:p>
          </table:table-cell>
          <table:table-cell table:style-name="Default" office:value-type="float" office:value="63627196574245.9" calcext:value-type="float">
            <text:p>63627196574245.9</text:p>
          </table:table-cell>
          <table:table-cell table:style-name="ce10" table:formula="of:=([.AA159]-[.AA158])/1000" office:value-type="float" office:value="2.603296875" calcext:value-type="float">
            <text:p>2.6033</text:p>
          </table:table-cell>
          <table:table-cell table:style-name="ce10" table:formula="of:=[.AB159]+[.AC158]" office:value-type="float" office:value="314.602" calcext:value-type="float">
            <text:p>314.6020</text:p>
          </table:table-cell>
          <table:table-cell table:style-name="ce33" table:formula="of:=[.AC159]-2*([.$B159]-1)" office:value-type="float" office:value="0.602000000000032" calcext:value-type="float">
            <text:p>0.602</text:p>
          </table:table-cell>
          <table:table-cell table:style-name="Default" office:value-type="float" office:value="63627197045278.1" calcext:value-type="float">
            <text:p>63627197045278.1</text:p>
          </table:table-cell>
          <table:table-cell table:style-name="ce10" table:formula="of:=([.AE159]-[.AE158])/1000" office:value-type="float" office:value="1.998" calcext:value-type="float">
            <text:p>1.9980</text:p>
          </table:table-cell>
          <table:table-cell table:style-name="ce10" table:formula="of:=[.AF159]+[.AG158]" office:value-type="float" office:value="313.998203125" calcext:value-type="float">
            <text:p>313.9982</text:p>
          </table:table-cell>
          <table:table-cell table:style-name="ce43" table:formula="of:=[.AG159]-2*([.$B159]-1)" office:value-type="float" office:value="-0.00179687499991132" calcext:value-type="float">
            <text:p>-0.001796875</text:p>
          </table:table-cell>
          <table:table-cell table:style-name="Default" office:value-type="float" office:value="63627197506264.1" calcext:value-type="float">
            <text:p>63627197506264.1</text:p>
          </table:table-cell>
          <table:table-cell table:style-name="ce10" table:formula="of:=([.AI159]-[.AI158])/1000" office:value-type="float" office:value="1.998703125" calcext:value-type="float">
            <text:p>1.9987</text:p>
          </table:table-cell>
          <table:table-cell table:style-name="ce10" table:formula="of:=[.AJ159]+[.AK158]" office:value-type="float" office:value="313.9991015625" calcext:value-type="float">
            <text:p>313.9991</text:p>
          </table:table-cell>
          <table:table-cell table:style-name="ce48" table:formula="of:=[.AK159]-2*([.$B159]-1)" office:value-type="float" office:value="-0.000898437500097771" calcext:value-type="float">
            <text:p>-0.0008984375</text:p>
          </table:table-cell>
          <table:table-cell table:style-name="Default" office:value-type="float" office:value="63627197985327.4" calcext:value-type="float">
            <text:p>63627197985327.4</text:p>
          </table:table-cell>
          <table:table-cell table:style-name="ce10" table:formula="of:=([.AM159]-[.AM158])/1000" office:value-type="float" office:value="2" calcext:value-type="float">
            <text:p>2.0000</text:p>
          </table:table-cell>
          <table:table-cell table:style-name="ce10" table:formula="of:=[.AN159]+[.AO158]" office:value-type="float" office:value="313.9985" calcext:value-type="float">
            <text:p>313.9985</text:p>
          </table:table-cell>
          <table:table-cell table:style-name="ce54" table:formula="of:=[.AO159]-2*([.$B159]-1)" office:value-type="float" office:value="-0.00149999999996453" calcext:value-type="float">
            <text:p>-0.0015</text:p>
          </table:table-cell>
          <table:table-cell table:style-name="Default" office:value-type="float" office:value="63627198447305.1" calcext:value-type="float">
            <text:p>63627198447305.1</text:p>
          </table:table-cell>
          <table:table-cell table:style-name="ce10" table:formula="of:=([.AQ159]-[.AQ158])/1000" office:value-type="float" office:value="1.282203125" calcext:value-type="float">
            <text:p>1.2822</text:p>
          </table:table-cell>
          <table:table-cell table:style-name="ce10" table:formula="of:=[.AR159]+[.AS158]" office:value-type="float" office:value="313.998" calcext:value-type="float">
            <text:p>313.9980</text:p>
          </table:table-cell>
          <table:table-cell table:style-name="ce60" table:formula="of:=[.AS159]-2*([.$B159]-1)" office:value-type="float" office:value="-0.00200000000012324" calcext:value-type="float">
            <text:p>-0.002</text:p>
          </table:table-cell>
          <table:table-cell table:style-name="Default" office:value-type="float" office:value="63627198921562.4" calcext:value-type="float">
            <text:p>63627198921562.4</text:p>
          </table:table-cell>
          <table:table-cell table:style-name="ce10" table:formula="of:=([.AU159]-[.AU158])/1000" office:value-type="float" office:value="2.5125" calcext:value-type="float">
            <text:p>2.5125</text:p>
          </table:table-cell>
          <table:table-cell table:style-name="ce10" table:formula="of:=[.AV159]+[.AW158]" office:value-type="float" office:value="314.5123984375" calcext:value-type="float">
            <text:p>314.5124</text:p>
          </table:table-cell>
          <table:table-cell table:style-name="ce61" table:formula="of:=[.AW159]-2*([.$B159]-1)" office:value-type="float" office:value="0.512398437499883" calcext:value-type="float">
            <text:p>0.512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59" calcext:value-type="float">
            <text:p>159</text:p>
          </table:table-cell>
          <table:table-cell table:formula="of:=[.C$162]" office:value-type="float" office:value="63627193793880.4" calcext:value-type="float">
            <text:p>63627193793880.4</text:p>
          </table:table-cell>
          <table:table-cell table:formula="of:=([.C160]-[.C159])/1000" office:value-type="float" office:value="0" calcext:value-type="float">
            <text:p>0.0000</text:p>
          </table:table-cell>
          <table:table-cell table:formula="of:=[.D160]+[.E159]" office:value-type="float" office:value="320.3059453125" calcext:value-type="float">
            <text:p>320.3059</text:p>
          </table:table-cell>
          <table:table-cell table:style-name="ce12" table:formula="of:=[.E160]-2*([.$B160]-1)" office:value-type="float" office:value="4.30594531249994" calcext:value-type="float">
            <text:p>4.3059453125</text:p>
          </table:table-cell>
          <table:table-cell table:style-name="Default" office:value-type="float" office:value="63627194254793.4" calcext:value-type="float">
            <text:p>63627194254793.4</text:p>
          </table:table-cell>
          <table:table-cell table:style-name="ce10" table:formula="of:=([.G160]-[.G159])/1000" office:value-type="float" office:value="2.002296875" calcext:value-type="float">
            <text:p>2.0023</text:p>
          </table:table-cell>
          <table:table-cell table:style-name="ce10" table:formula="of:=[.H160]+[.I159]" office:value-type="float" office:value="316.000265625" calcext:value-type="float">
            <text:p>316.0003</text:p>
          </table:table-cell>
          <table:table-cell table:style-name="ce17" table:formula="of:=[.I160]-2*([.$B160]-1)" office:value-type="float" office:value="0.000265625000167802" calcext:value-type="float">
            <text:p>0.000265625</text:p>
          </table:table-cell>
          <table:table-cell table:style-name="Default" office:value-type="float" office:value="63627194719388.3" calcext:value-type="float">
            <text:p>63627194719388.3</text:p>
          </table:table-cell>
          <table:table-cell table:style-name="ce10" table:formula="of:=([.K160]-[.K159])/1000" office:value-type="float" office:value="1.9998984375" calcext:value-type="float">
            <text:p>1.9999</text:p>
          </table:table-cell>
          <table:table-cell table:style-name="ce10" table:formula="of:=[.L160]+[.M159]" office:value-type="float" office:value="316.000796875" calcext:value-type="float">
            <text:p>316.0008</text:p>
          </table:table-cell>
          <table:table-cell table:style-name="ce21" table:formula="of:=[.M160]-2*([.$B160]-1)" office:value-type="float" office:value="0.000796875000105501" calcext:value-type="float">
            <text:p>0.000796875</text:p>
          </table:table-cell>
          <table:table-cell table:style-name="Default" office:value-type="float" office:value="63627195192217.4" calcext:value-type="float">
            <text:p>63627195192217.4</text:p>
          </table:table-cell>
          <table:table-cell table:style-name="ce10" table:formula="of:=([.O160]-[.O159])/1000" office:value-type="float" office:value="2" calcext:value-type="float">
            <text:p>2.0000</text:p>
          </table:table-cell>
          <table:table-cell table:style-name="ce10" table:formula="of:=[.P160]+[.Q159]" office:value-type="float" office:value="316.0006953125" calcext:value-type="float">
            <text:p>316.0007</text:p>
          </table:table-cell>
          <table:table-cell table:style-name="ce25" table:formula="of:=[.Q160]-2*([.$B160]-1)" office:value-type="float" office:value="0.000695312500056389" calcext:value-type="float">
            <text:p>0.0006953125</text:p>
          </table:table-cell>
          <table:table-cell table:style-name="Default" office:value-type="float" office:value="63627195649598.7" calcext:value-type="float">
            <text:p>63627195649598.7</text:p>
          </table:table-cell>
          <table:table-cell table:style-name="ce10" table:formula="of:=([.S160]-[.S159])/1000" office:value-type="float" office:value="2.000203125" calcext:value-type="float">
            <text:p>2.0002</text:p>
          </table:table-cell>
          <table:table-cell table:style-name="ce10" table:formula="of:=[.T160]+[.U159]" office:value-type="float" office:value="315.99990625" calcext:value-type="float">
            <text:p>315.9999</text:p>
          </table:table-cell>
          <table:table-cell table:style-name="ce26" table:formula="of:=[.U160]-2*([.$B160]-1)" office:value-type="float" office:value="-0.000093749999962256" calcext:value-type="float">
            <text:p>-0.00009375</text:p>
          </table:table-cell>
          <table:table-cell table:style-name="Default" office:value-type="float" office:value="63627196117638.1" calcext:value-type="float">
            <text:p>63627196117638.1</text:p>
          </table:table-cell>
          <table:table-cell table:style-name="ce10" table:formula="of:=([.W160]-[.W159])/1000" office:value-type="float" office:value="0" calcext:value-type="float">
            <text:p>0.0000</text:p>
          </table:table-cell>
          <table:table-cell table:style-name="ce10" table:formula="of:=[.X160]+[.Y159]" office:value-type="float" office:value="316.55" calcext:value-type="float">
            <text:p>316.5500</text:p>
          </table:table-cell>
          <table:table-cell table:style-name="ce29" table:formula="of:=[.Y160]-2*([.$B160]-1)" office:value-type="float" office:value="0.549999999999898" calcext:value-type="float">
            <text:p>0.55</text:p>
          </table:table-cell>
          <table:table-cell table:style-name="Default" office:value-type="float" office:value="63627196575641.8" calcext:value-type="float">
            <text:p>63627196575641.8</text:p>
          </table:table-cell>
          <table:table-cell table:style-name="ce10" table:formula="of:=([.AA160]-[.AA159])/1000" office:value-type="float" office:value="1.3958984375" calcext:value-type="float">
            <text:p>1.3959</text:p>
          </table:table-cell>
          <table:table-cell table:style-name="ce10" table:formula="of:=[.AB160]+[.AC159]" office:value-type="float" office:value="315.9978984375" calcext:value-type="float">
            <text:p>315.9979</text:p>
          </table:table-cell>
          <table:table-cell table:style-name="ce33" table:formula="of:=[.AC160]-2*([.$B160]-1)" office:value-type="float" office:value="-0.00210156249994498" calcext:value-type="float">
            <text:p>-0.0021015625</text:p>
          </table:table-cell>
          <table:table-cell table:style-name="Default" office:value-type="float" office:value="63627197047493.2" calcext:value-type="float">
            <text:p>63627197047493.2</text:p>
          </table:table-cell>
          <table:table-cell table:style-name="ce10" table:formula="of:=([.AE160]-[.AE159])/1000" office:value-type="float" office:value="2.2151015625" calcext:value-type="float">
            <text:p>2.2151</text:p>
          </table:table-cell>
          <table:table-cell table:style-name="ce10" table:formula="of:=[.AF160]+[.AG159]" office:value-type="float" office:value="316.2133046875" calcext:value-type="float">
            <text:p>316.2133</text:p>
          </table:table-cell>
          <table:table-cell table:style-name="ce40" table:formula="of:=[.AG160]-2*([.$B160]-1)" office:value-type="float" office:value="0.213304687500113" calcext:value-type="float">
            <text:p>0.2133046875</text:p>
          </table:table-cell>
          <table:table-cell table:style-name="Default" office:value-type="float" office:value="63627197508263.3" calcext:value-type="float">
            <text:p>63627197508263.3</text:p>
          </table:table-cell>
          <table:table-cell table:style-name="ce10" table:formula="of:=([.AI160]-[.AI159])/1000" office:value-type="float" office:value="1.9991953125" calcext:value-type="float">
            <text:p>1.9992</text:p>
          </table:table-cell>
          <table:table-cell table:style-name="ce10" table:formula="of:=[.AJ160]+[.AK159]" office:value-type="float" office:value="315.998296875" calcext:value-type="float">
            <text:p>315.9983</text:p>
          </table:table-cell>
          <table:table-cell table:style-name="ce48" table:formula="of:=[.AK160]-2*([.$B160]-1)" office:value-type="float" office:value="-0.0017031250001196" calcext:value-type="float">
            <text:p>-0.001703125</text:p>
          </table:table-cell>
          <table:table-cell table:style-name="Default" office:value-type="float" office:value="63627197987329.4" calcext:value-type="float">
            <text:p>63627197987329.4</text:p>
          </table:table-cell>
          <table:table-cell table:style-name="ce10" table:formula="of:=([.AM160]-[.AM159])/1000" office:value-type="float" office:value="2.002" calcext:value-type="float">
            <text:p>2.0020</text:p>
          </table:table-cell>
          <table:table-cell table:style-name="ce10" table:formula="of:=[.AN160]+[.AO159]" office:value-type="float" office:value="316.0005" calcext:value-type="float">
            <text:p>316.0005</text:p>
          </table:table-cell>
          <table:table-cell table:style-name="ce54" table:formula="of:=[.AO160]-2*([.$B160]-1)" office:value-type="float" office:value="0.00050000000004502" calcext:value-type="float">
            <text:p>0.0005</text:p>
          </table:table-cell>
          <table:table-cell table:style-name="Default" office:value-type="float" office:value="63627198449305.3" calcext:value-type="float">
            <text:p>63627198449305.3</text:p>
          </table:table-cell>
          <table:table-cell table:style-name="ce10" table:formula="of:=([.AQ160]-[.AQ159])/1000" office:value-type="float" office:value="2.0001953125" calcext:value-type="float">
            <text:p>2.0002</text:p>
          </table:table-cell>
          <table:table-cell table:style-name="ce10" table:formula="of:=[.AR160]+[.AS159]" office:value-type="float" office:value="315.9981953125" calcext:value-type="float">
            <text:p>315.9982</text:p>
          </table:table-cell>
          <table:table-cell table:style-name="ce60" table:formula="of:=[.AS160]-2*([.$B160]-1)" office:value-type="float" office:value="-0.00180468750011187" calcext:value-type="float">
            <text:p>-0.0018046875</text:p>
          </table:table-cell>
          <table:table-cell table:style-name="Default" office:value-type="float" office:value="63627198923051.2" calcext:value-type="float">
            <text:p>63627198923051.2</text:p>
          </table:table-cell>
          <table:table-cell table:style-name="ce10" table:formula="of:=([.AU160]-[.AU159])/1000" office:value-type="float" office:value="1.4888046875" calcext:value-type="float">
            <text:p>1.4888</text:p>
          </table:table-cell>
          <table:table-cell table:style-name="ce10" table:formula="of:=[.AV160]+[.AW159]" office:value-type="float" office:value="316.001203125" calcext:value-type="float">
            <text:p>316.0012</text:p>
          </table:table-cell>
          <table:table-cell table:style-name="ce61" table:formula="of:=[.AW160]-2*([.$B160]-1)" office:value-type="float" office:value="0.00120312499990405" calcext:value-type="float">
            <text:p>0.001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60" calcext:value-type="float">
            <text:p>160</text:p>
          </table:table-cell>
          <table:table-cell table:formula="of:=[.C$162]" office:value-type="float" office:value="63627193793880.4" calcext:value-type="float">
            <text:p>63627193793880.4</text:p>
          </table:table-cell>
          <table:table-cell table:formula="of:=([.C161]-[.C160])/1000" office:value-type="float" office:value="0" calcext:value-type="float">
            <text:p>0.0000</text:p>
          </table:table-cell>
          <table:table-cell table:formula="of:=[.D161]+[.E160]" office:value-type="float" office:value="320.3059453125" calcext:value-type="float">
            <text:p>320.3059</text:p>
          </table:table-cell>
          <table:table-cell table:style-name="ce12" table:formula="of:=[.E161]-2*([.$B161]-1)" office:value-type="float" office:value="2.30594531249994" calcext:value-type="float">
            <text:p>2.3059453125</text:p>
          </table:table-cell>
          <table:table-cell table:style-name="Default" office:value-type="float" office:value="63627194256791.9" calcext:value-type="float">
            <text:p>63627194256791.9</text:p>
          </table:table-cell>
          <table:table-cell table:style-name="ce10" table:formula="of:=([.G161]-[.G160])/1000" office:value-type="float" office:value="1.9985" calcext:value-type="float">
            <text:p>1.9985</text:p>
          </table:table-cell>
          <table:table-cell table:style-name="ce10" table:formula="of:=[.H161]+[.I160]" office:value-type="float" office:value="317.998765625" calcext:value-type="float">
            <text:p>317.9988</text:p>
          </table:table-cell>
          <table:table-cell table:style-name="ce17" table:formula="of:=[.I161]-2*([.$B161]-1)" office:value-type="float" office:value="-0.00123437499985357" calcext:value-type="float">
            <text:p>-0.001234375</text:p>
          </table:table-cell>
          <table:table-cell table:style-name="Default" office:value-type="float" office:value="63627194721387.2" calcext:value-type="float">
            <text:p>63627194721387.2</text:p>
          </table:table-cell>
          <table:table-cell table:style-name="ce10" table:formula="of:=([.K161]-[.K160])/1000" office:value-type="float" office:value="1.99890625" calcext:value-type="float">
            <text:p>1.9989</text:p>
          </table:table-cell>
          <table:table-cell table:style-name="ce10" table:formula="of:=[.L161]+[.M160]" office:value-type="float" office:value="317.999703125" calcext:value-type="float">
            <text:p>317.9997</text:p>
          </table:table-cell>
          <table:table-cell table:style-name="ce21" table:formula="of:=[.M161]-2*([.$B161]-1)" office:value-type="float" office:value="-0.000296874999889951" calcext:value-type="float">
            <text:p>-0.000296875</text:p>
          </table:table-cell>
          <table:table-cell table:style-name="Default" office:value-type="float" office:value="63627195194216" calcext:value-type="float">
            <text:p>63627195194216</text:p>
          </table:table-cell>
          <table:table-cell table:style-name="ce10" table:formula="of:=([.O161]-[.O160])/1000" office:value-type="float" office:value="1.9986015625" calcext:value-type="float">
            <text:p>1.9986</text:p>
          </table:table-cell>
          <table:table-cell table:style-name="ce10" table:formula="of:=[.P161]+[.Q160]" office:value-type="float" office:value="317.999296875" calcext:value-type="float">
            <text:p>317.9993</text:p>
          </table:table-cell>
          <table:table-cell table:style-name="ce25" table:formula="of:=[.Q161]-2*([.$B161]-1)" office:value-type="float" office:value="-0.000703124999915872" calcext:value-type="float">
            <text:p>-0.000703125</text:p>
          </table:table-cell>
          <table:table-cell table:style-name="Default" office:value-type="float" office:value="63627195651598.9" calcext:value-type="float">
            <text:p>63627195651598.9</text:p>
          </table:table-cell>
          <table:table-cell table:style-name="ce10" table:formula="of:=([.S161]-[.S160])/1000" office:value-type="float" office:value="2.0001953125" calcext:value-type="float">
            <text:p>2.0002</text:p>
          </table:table-cell>
          <table:table-cell table:style-name="ce10" table:formula="of:=[.T161]+[.U160]" office:value-type="float" office:value="318.0001015625" calcext:value-type="float">
            <text:p>318.0001</text:p>
          </table:table-cell>
          <table:table-cell table:style-name="ce26" table:formula="of:=[.U161]-2*([.$B161]-1)" office:value-type="float" office:value="0.000101562500049113" calcext:value-type="float">
            <text:p>0.0001015625</text:p>
          </table:table-cell>
          <table:table-cell table:style-name="Default" office:value-type="float" office:value="63627196119088" calcext:value-type="float">
            <text:p>63627196119088</text:p>
          </table:table-cell>
          <table:table-cell table:style-name="ce10" table:formula="of:=([.W161]-[.W160])/1000" office:value-type="float" office:value="1.4498984375" calcext:value-type="float">
            <text:p>1.4499</text:p>
          </table:table-cell>
          <table:table-cell table:style-name="ce10" table:formula="of:=[.X161]+[.Y160]" office:value-type="float" office:value="317.9998984375" calcext:value-type="float">
            <text:p>317.9999</text:p>
          </table:table-cell>
          <table:table-cell table:style-name="ce29" table:formula="of:=[.Y161]-2*([.$B161]-1)" office:value-type="float" office:value="-0.000101562500105956" calcext:value-type="float">
            <text:p>-0.0001015625</text:p>
          </table:table-cell>
          <table:table-cell table:style-name="Default" office:value-type="float" office:value="63627196577642.1" calcext:value-type="float">
            <text:p>63627196577642.1</text:p>
          </table:table-cell>
          <table:table-cell table:style-name="ce10" table:formula="of:=([.AA161]-[.AA160])/1000" office:value-type="float" office:value="2.0003046875" calcext:value-type="float">
            <text:p>2.0003</text:p>
          </table:table-cell>
          <table:table-cell table:style-name="ce10" table:formula="of:=[.AB161]+[.AC160]" office:value-type="float" office:value="317.998203125" calcext:value-type="float">
            <text:p>317.9982</text:p>
          </table:table-cell>
          <table:table-cell table:style-name="ce33" table:formula="of:=[.AC161]-2*([.$B161]-1)" office:value-type="float" office:value="-0.00179687499996817" calcext:value-type="float">
            <text:p>-0.001796875</text:p>
          </table:table-cell>
          <table:table-cell table:style-name="Default" office:value-type="float" office:value="63627197049279.8" calcext:value-type="float">
            <text:p>63627197049279.8</text:p>
          </table:table-cell>
          <table:table-cell table:style-name="ce10" table:formula="of:=([.AE161]-[.AE160])/1000" office:value-type="float" office:value="1.78659375" calcext:value-type="float">
            <text:p>1.7866</text:p>
          </table:table-cell>
          <table:table-cell table:style-name="ce10" table:formula="of:=[.AF161]+[.AG160]" office:value-type="float" office:value="317.9998984375" calcext:value-type="float">
            <text:p>317.9999</text:p>
          </table:table-cell>
          <table:table-cell table:style-name="ce40" table:formula="of:=[.AG161]-2*([.$B161]-1)" office:value-type="float" office:value="-0.000101562499878582" calcext:value-type="float">
            <text:p>-0.0001015625</text:p>
          </table:table-cell>
          <table:table-cell table:style-name="Default" office:value-type="float" office:value="63627197510264.7" calcext:value-type="float">
            <text:p>63627197510264.7</text:p>
          </table:table-cell>
          <table:table-cell table:style-name="ce10" table:formula="of:=([.AI161]-[.AI160])/1000" office:value-type="float" office:value="2.00140625" calcext:value-type="float">
            <text:p>2.0014</text:p>
          </table:table-cell>
          <table:table-cell table:style-name="ce10" table:formula="of:=[.AJ161]+[.AK160]" office:value-type="float" office:value="317.999703125" calcext:value-type="float">
            <text:p>317.9997</text:p>
          </table:table-cell>
          <table:table-cell table:style-name="ce48" table:formula="of:=[.AK161]-2*([.$B161]-1)" office:value-type="float" office:value="-0.000296875000117325" calcext:value-type="float">
            <text:p>-0.000296875</text:p>
          </table:table-cell>
          <table:table-cell table:style-name="Default" office:value-type="float" office:value="63627197989329.2" calcext:value-type="float">
            <text:p>63627197989329.2</text:p>
          </table:table-cell>
          <table:table-cell table:style-name="ce10" table:formula="of:=([.AM161]-[.AM160])/1000" office:value-type="float" office:value="1.9998046875" calcext:value-type="float">
            <text:p>1.9998</text:p>
          </table:table-cell>
          <table:table-cell table:style-name="ce10" table:formula="of:=[.AN161]+[.AO160]" office:value-type="float" office:value="318.0003046875" calcext:value-type="float">
            <text:p>318.0003</text:p>
          </table:table-cell>
          <table:table-cell table:style-name="ce54" table:formula="of:=[.AO161]-2*([.$B161]-1)" office:value-type="float" office:value="0.000304687500033651" calcext:value-type="float">
            <text:p>0.0003046875</text:p>
          </table:table-cell>
          <table:table-cell table:style-name="Default" office:value-type="float" office:value="63627198451305.3" calcext:value-type="float">
            <text:p>63627198451305.3</text:p>
          </table:table-cell>
          <table:table-cell table:style-name="ce10" table:formula="of:=([.AQ161]-[.AQ160])/1000" office:value-type="float" office:value="2" calcext:value-type="float">
            <text:p>2.0000</text:p>
          </table:table-cell>
          <table:table-cell table:style-name="ce10" table:formula="of:=[.AR161]+[.AS160]" office:value-type="float" office:value="317.9981953125" calcext:value-type="float">
            <text:p>317.9982</text:p>
          </table:table-cell>
          <table:table-cell table:style-name="ce60" table:formula="of:=[.AS161]-2*([.$B161]-1)" office:value-type="float" office:value="-0.00180468750011187" calcext:value-type="float">
            <text:p>-0.0018046875</text:p>
          </table:table-cell>
          <table:table-cell table:style-name="Default" office:value-type="float" office:value="63627198925049.6" calcext:value-type="float">
            <text:p>63627198925049.6</text:p>
          </table:table-cell>
          <table:table-cell table:style-name="ce10" table:formula="of:=([.AU161]-[.AU160])/1000" office:value-type="float" office:value="1.9983984375" calcext:value-type="float">
            <text:p>1.9984</text:p>
          </table:table-cell>
          <table:table-cell table:style-name="ce10" table:formula="of:=[.AV161]+[.AW160]" office:value-type="float" office:value="317.9996015625" calcext:value-type="float">
            <text:p>317.9996</text:p>
          </table:table-cell>
          <table:table-cell table:style-name="ce61" table:formula="of:=[.AW161]-2*([.$B161]-1)" office:value-type="float" office:value="-0.000398437500109594" calcext:value-type="float">
            <text:p>-0.000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3</text:p>
          </table:table-cell>
          <table:table-cell table:style-name="ce7" office:value-type="float" office:value="161" calcext:value-type="float">
            <text:p>161</text:p>
          </table:table-cell>
          <table:table-cell office:value-type="float" office:value="63627193793880.4" calcext:value-type="float">
            <text:p>63627193793880.4</text:p>
          </table:table-cell>
          <table:table-cell table:formula="of:=([.C162]-[.C161])/1000" office:value-type="float" office:value="0" calcext:value-type="float">
            <text:p>0.0000</text:p>
          </table:table-cell>
          <table:table-cell table:formula="of:=[.D162]+[.E161]" office:value-type="float" office:value="320.3059453125" calcext:value-type="float">
            <text:p>320.3059</text:p>
          </table:table-cell>
          <table:table-cell table:style-name="ce12" table:formula="of:=[.E162]-2*([.$B162]-1)" office:value-type="float" office:value="0.305945312499944" calcext:value-type="float">
            <text:p>0.3059453125</text:p>
          </table:table-cell>
          <table:table-cell table:style-name="Default" office:value-type="float" office:value="63627194258791.4" calcext:value-type="float">
            <text:p>63627194258791.4</text:p>
          </table:table-cell>
          <table:table-cell table:style-name="ce10" table:formula="of:=([.G162]-[.G161])/1000" office:value-type="float" office:value="1.9995" calcext:value-type="float">
            <text:p>1.9995</text:p>
          </table:table-cell>
          <table:table-cell table:style-name="ce10" table:formula="of:=[.H162]+[.I161]" office:value-type="float" office:value="319.998265625" calcext:value-type="float">
            <text:p>319.9983</text:p>
          </table:table-cell>
          <table:table-cell table:style-name="ce17" table:formula="of:=[.I162]-2*([.$B162]-1)" office:value-type="float" office:value="-0.00173437499984175" calcext:value-type="float">
            <text:p>-0.001734375</text:p>
          </table:table-cell>
          <table:table-cell table:style-name="Default" office:value-type="float" office:value="63627194723387.8" calcext:value-type="float">
            <text:p>63627194723387.8</text:p>
          </table:table-cell>
          <table:table-cell table:style-name="ce10" table:formula="of:=([.K162]-[.K161])/1000" office:value-type="float" office:value="2.00059375" calcext:value-type="float">
            <text:p>2.0006</text:p>
          </table:table-cell>
          <table:table-cell table:style-name="ce10" table:formula="of:=[.L162]+[.M161]" office:value-type="float" office:value="320.000296875" calcext:value-type="float">
            <text:p>320.0003</text:p>
          </table:table-cell>
          <table:table-cell table:style-name="ce21" table:formula="of:=[.M162]-2*([.$B162]-1)" office:value-type="float" office:value="0.000296875000117325" calcext:value-type="float">
            <text:p>0.000296875</text:p>
          </table:table-cell>
          <table:table-cell table:style-name="Default" office:value-type="float" office:value="63627195196214.5" calcext:value-type="float">
            <text:p>63627195196214.5</text:p>
          </table:table-cell>
          <table:table-cell table:style-name="ce10" table:formula="of:=([.O162]-[.O161])/1000" office:value-type="float" office:value="1.9985" calcext:value-type="float">
            <text:p>1.9985</text:p>
          </table:table-cell>
          <table:table-cell table:style-name="ce10" table:formula="of:=[.P162]+[.Q161]" office:value-type="float" office:value="319.997796875" calcext:value-type="float">
            <text:p>319.9978</text:p>
          </table:table-cell>
          <table:table-cell table:style-name="ce25" table:formula="of:=[.Q162]-2*([.$B162]-1)" office:value-type="float" office:value="-0.00220312499993724" calcext:value-type="float">
            <text:p>-0.002203125</text:p>
          </table:table-cell>
          <table:table-cell table:style-name="Default" office:value-type="float" office:value="63627195653599.1" calcext:value-type="float">
            <text:p>63627195653599.1</text:p>
          </table:table-cell>
          <table:table-cell table:style-name="ce10" table:formula="of:=([.S162]-[.S161])/1000" office:value-type="float" office:value="2.000203125" calcext:value-type="float">
            <text:p>2.0002</text:p>
          </table:table-cell>
          <table:table-cell table:style-name="ce10" table:formula="of:=[.T162]+[.U161]" office:value-type="float" office:value="320.0003046875" calcext:value-type="float">
            <text:p>320.0003</text:p>
          </table:table-cell>
          <table:table-cell table:style-name="ce26" table:formula="of:=[.U162]-2*([.$B162]-1)" office:value-type="float" office:value="0.000304687500033651" calcext:value-type="float">
            <text:p>0.0003046875</text:p>
          </table:table-cell>
          <table:table-cell table:style-name="Default" office:value-type="float" office:value="63627196121086.9" calcext:value-type="float">
            <text:p>63627196121086.9</text:p>
          </table:table-cell>
          <table:table-cell table:style-name="ce10" table:formula="of:=([.W162]-[.W161])/1000" office:value-type="float" office:value="1.9988984375" calcext:value-type="float">
            <text:p>1.9989</text:p>
          </table:table-cell>
          <table:table-cell table:style-name="ce10" table:formula="of:=[.X162]+[.Y161]" office:value-type="float" office:value="319.998796875" calcext:value-type="float">
            <text:p>319.9988</text:p>
          </table:table-cell>
          <table:table-cell table:style-name="ce29" table:formula="of:=[.Y162]-2*([.$B162]-1)" office:value-type="float" office:value="-0.00120312500013142" calcext:value-type="float">
            <text:p>-0.001203125</text:p>
          </table:table-cell>
          <table:table-cell table:style-name="Default" office:value-type="float" office:value="63627196579642" calcext:value-type="float">
            <text:p>63627196579642</text:p>
          </table:table-cell>
          <table:table-cell table:style-name="ce10" table:formula="of:=([.AA162]-[.AA161])/1000" office:value-type="float" office:value="1.9998984375" calcext:value-type="float">
            <text:p>1.9999</text:p>
          </table:table-cell>
          <table:table-cell table:style-name="ce10" table:formula="of:=[.AB162]+[.AC161]" office:value-type="float" office:value="319.9981015625" calcext:value-type="float">
            <text:p>319.9981</text:p>
          </table:table-cell>
          <table:table-cell table:style-name="ce33" table:formula="of:=[.AC162]-2*([.$B162]-1)" office:value-type="float" office:value="-0.00189843749996044" calcext:value-type="float">
            <text:p>-0.0018984375</text:p>
          </table:table-cell>
          <table:table-cell table:style-name="Default" office:value-type="float" office:value="63627197051278.7" calcext:value-type="float">
            <text:p>63627197051278.7</text:p>
          </table:table-cell>
          <table:table-cell table:style-name="ce10" table:formula="of:=([.AE162]-[.AE161])/1000" office:value-type="float" office:value="1.99890625" calcext:value-type="float">
            <text:p>1.9989</text:p>
          </table:table-cell>
          <table:table-cell table:style-name="ce10" table:formula="of:=[.AF162]+[.AG161]" office:value-type="float" office:value="319.9988046875" calcext:value-type="float">
            <text:p>319.9988</text:p>
          </table:table-cell>
          <table:table-cell table:style-name="ce40" table:formula="of:=[.AG162]-2*([.$B162]-1)" office:value-type="float" office:value="-0.00119531249987404" calcext:value-type="float">
            <text:p>-0.0011953125</text:p>
          </table:table-cell>
          <table:table-cell table:style-name="Default" office:value-type="float" office:value="63627197512263" calcext:value-type="float">
            <text:p>63627197512263</text:p>
          </table:table-cell>
          <table:table-cell table:style-name="ce10" table:formula="of:=([.AI162]-[.AI161])/1000" office:value-type="float" office:value="1.998296875" calcext:value-type="float">
            <text:p>1.9983</text:p>
          </table:table-cell>
          <table:table-cell table:style-name="ce10" table:formula="of:=[.AJ162]+[.AK161]" office:value-type="float" office:value="319.998" calcext:value-type="float">
            <text:p>319.9980</text:p>
          </table:table-cell>
          <table:table-cell table:style-name="ce48" table:formula="of:=[.AK162]-2*([.$B162]-1)" office:value-type="float" office:value="-0.00200000000012324" calcext:value-type="float">
            <text:p>-0.002</text:p>
          </table:table-cell>
          <table:table-cell table:style-name="Default" office:value-type="float" office:value="63627197991328.2" calcext:value-type="float">
            <text:p>63627197991328.2</text:p>
          </table:table-cell>
          <table:table-cell table:style-name="ce10" table:formula="of:=([.AM162]-[.AM161])/1000" office:value-type="float" office:value="1.999" calcext:value-type="float">
            <text:p>1.9990</text:p>
          </table:table-cell>
          <table:table-cell table:style-name="ce10" table:formula="of:=[.AN162]+[.AO161]" office:value-type="float" office:value="319.9993046875" calcext:value-type="float">
            <text:p>319.9993</text:p>
          </table:table-cell>
          <table:table-cell table:style-name="ce54" table:formula="of:=[.AO162]-2*([.$B162]-1)" office:value-type="float" office:value="-0.000695312499942702" calcext:value-type="float">
            <text:p>-0.0006953125</text:p>
          </table:table-cell>
          <table:table-cell table:style-name="Default" office:value-type="float" office:value="63627198453306.9" calcext:value-type="float">
            <text:p>63627198453306.9</text:p>
          </table:table-cell>
          <table:table-cell table:style-name="ce10" table:formula="of:=([.AQ162]-[.AQ161])/1000" office:value-type="float" office:value="2.0016015625" calcext:value-type="float">
            <text:p>2.0016</text:p>
          </table:table-cell>
          <table:table-cell table:style-name="ce10" table:formula="of:=[.AR162]+[.AS161]" office:value-type="float" office:value="319.999796875" calcext:value-type="float">
            <text:p>319.9998</text:p>
          </table:table-cell>
          <table:table-cell table:style-name="ce60" table:formula="of:=[.AS162]-2*([.$B162]-1)" office:value-type="float" office:value="-0.000203125000098225" calcext:value-type="float">
            <text:p>-0.000203125</text:p>
          </table:table-cell>
          <table:table-cell table:style-name="Default" office:value-type="float" office:value="63627198927049.1" calcext:value-type="float">
            <text:p>63627198927049.1</text:p>
          </table:table-cell>
          <table:table-cell table:style-name="ce10" table:formula="of:=([.AU162]-[.AU161])/1000" office:value-type="float" office:value="1.9995" calcext:value-type="float">
            <text:p>1.9995</text:p>
          </table:table-cell>
          <table:table-cell table:style-name="ce10" table:formula="of:=[.AV162]+[.AW161]" office:value-type="float" office:value="319.9991015625" calcext:value-type="float">
            <text:p>319.9991</text:p>
          </table:table-cell>
          <table:table-cell table:style-name="ce61" table:formula="of:=[.AW162]-2*([.$B162]-1)" office:value-type="float" office:value="-0.000898437500097771" calcext:value-type="float">
            <text:p>-0.0008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7" office:value-type="float" office:value="162" calcext:value-type="float">
            <text:p>162</text:p>
          </table:table-cell>
          <table:table-cell office:value-type="float" office:value="63627193795573.4" calcext:value-type="float">
            <text:p>63627193795573.4</text:p>
          </table:table-cell>
          <table:table-cell table:formula="of:=([.C163]-[.C162])/1000" office:value-type="float" office:value="1.6930234375" calcext:value-type="float">
            <text:p>1.6930</text:p>
          </table:table-cell>
          <table:table-cell table:formula="of:=[.D163]+[.E162]" office:value-type="float" office:value="321.99896875" calcext:value-type="float">
            <text:p>321.9990</text:p>
          </table:table-cell>
          <table:table-cell table:style-name="ce12" table:formula="of:=[.E163]-2*([.$B163]-1)" office:value-type="float" office:value="-0.00103125000003956" calcext:value-type="float">
            <text:p>-0.00103125</text:p>
          </table:table-cell>
          <table:table-cell table:style-name="Default" office:value-type="float" office:value="63627194260790.7" calcext:value-type="float">
            <text:p>63627194260790.7</text:p>
          </table:table-cell>
          <table:table-cell table:style-name="ce10" table:formula="of:=([.G163]-[.G162])/1000" office:value-type="float" office:value="1.9993046875" calcext:value-type="float">
            <text:p>1.9993</text:p>
          </table:table-cell>
          <table:table-cell table:style-name="ce10" table:formula="of:=[.H163]+[.I162]" office:value-type="float" office:value="321.9975703125" calcext:value-type="float">
            <text:p>321.9976</text:p>
          </table:table-cell>
          <table:table-cell table:style-name="ce17" table:formula="of:=[.I163]-2*([.$B163]-1)" office:value-type="float" office:value="-0.00242968749984129" calcext:value-type="float">
            <text:p>-0.0024296875</text:p>
          </table:table-cell>
          <table:table-cell table:style-name="Default" office:value-type="float" office:value="63627194725385.3" calcext:value-type="float">
            <text:p>63627194725385.3</text:p>
          </table:table-cell>
          <table:table-cell table:style-name="ce10" table:formula="of:=([.K163]-[.K162])/1000" office:value-type="float" office:value="1.9975" calcext:value-type="float">
            <text:p>1.9975</text:p>
          </table:table-cell>
          <table:table-cell table:style-name="ce10" table:formula="of:=[.L163]+[.M162]" office:value-type="float" office:value="321.997796875" calcext:value-type="float">
            <text:p>321.9978</text:p>
          </table:table-cell>
          <table:table-cell table:style-name="ce21" table:formula="of:=[.M163]-2*([.$B163]-1)" office:value-type="float" office:value="-0.0022031249998804" calcext:value-type="float">
            <text:p>-0.002203125</text:p>
          </table:table-cell>
          <table:table-cell table:style-name="Default" office:value-type="float" office:value="63627195198214.8" calcext:value-type="float">
            <text:p>63627195198214.8</text:p>
          </table:table-cell>
          <table:table-cell table:style-name="ce10" table:formula="of:=([.O163]-[.O162])/1000" office:value-type="float" office:value="2.000296875" calcext:value-type="float">
            <text:p>2.0003</text:p>
          </table:table-cell>
          <table:table-cell table:style-name="ce10" table:formula="of:=[.P163]+[.Q162]" office:value-type="float" office:value="321.99809375" calcext:value-type="float">
            <text:p>321.9981</text:p>
          </table:table-cell>
          <table:table-cell table:style-name="ce25" table:formula="of:=[.Q163]-2*([.$B163]-1)" office:value-type="float" office:value="-0.00190624999993361" calcext:value-type="float">
            <text:p>-0.00190625</text:p>
          </table:table-cell>
          <table:table-cell table:style-name="Default" office:value-type="float" office:value="63627195655597.4" calcext:value-type="float">
            <text:p>63627195655597.4</text:p>
          </table:table-cell>
          <table:table-cell table:style-name="ce10" table:formula="of:=([.S163]-[.S162])/1000" office:value-type="float" office:value="1.998296875" calcext:value-type="float">
            <text:p>1.9983</text:p>
          </table:table-cell>
          <table:table-cell table:style-name="ce10" table:formula="of:=[.T163]+[.U162]" office:value-type="float" office:value="321.9986015625" calcext:value-type="float">
            <text:p>321.9986</text:p>
          </table:table-cell>
          <table:table-cell table:style-name="ce26" table:formula="of:=[.U163]-2*([.$B163]-1)" office:value-type="float" office:value="-0.00139843749997226" calcext:value-type="float">
            <text:p>-0.0013984375</text:p>
          </table:table-cell>
          <table:table-cell table:style-name="Default" office:value-type="float" office:value="63627196123085.8" calcext:value-type="float">
            <text:p>63627196123085.8</text:p>
          </table:table-cell>
          <table:table-cell table:style-name="ce10" table:formula="of:=([.W163]-[.W162])/1000" office:value-type="float" office:value="1.9988984375" calcext:value-type="float">
            <text:p>1.9989</text:p>
          </table:table-cell>
          <table:table-cell table:style-name="ce10" table:formula="of:=[.X163]+[.Y162]" office:value-type="float" office:value="321.9976953125" calcext:value-type="float">
            <text:p>321.9977</text:p>
          </table:table-cell>
          <table:table-cell table:style-name="ce29" table:formula="of:=[.Y163]-2*([.$B163]-1)" office:value-type="float" office:value="-0.00230468750015689" calcext:value-type="float">
            <text:p>-0.0023046875</text:p>
          </table:table-cell>
          <table:table-cell table:style-name="Default" office:value-type="float" office:value="63627196581643.3" calcext:value-type="float">
            <text:p>63627196581643.3</text:p>
          </table:table-cell>
          <table:table-cell table:style-name="ce10" table:formula="of:=([.AA163]-[.AA162])/1000" office:value-type="float" office:value="2.001296875" calcext:value-type="float">
            <text:p>2.0013</text:p>
          </table:table-cell>
          <table:table-cell table:style-name="ce10" table:formula="of:=[.AB163]+[.AC162]" office:value-type="float" office:value="321.9993984375" calcext:value-type="float">
            <text:p>321.9994</text:p>
          </table:table-cell>
          <table:table-cell table:style-name="ce33" table:formula="of:=[.AC163]-2*([.$B163]-1)" office:value-type="float" office:value="-0.000601562499980446" calcext:value-type="float">
            <text:p>-0.0006015625</text:p>
          </table:table-cell>
          <table:table-cell table:style-name="Default" office:value-type="float" office:value="63627197053279.6" calcext:value-type="float">
            <text:p>63627197053279.6</text:p>
          </table:table-cell>
          <table:table-cell table:style-name="ce10" table:formula="of:=([.AE163]-[.AE162])/1000" office:value-type="float" office:value="2.0008984375" calcext:value-type="float">
            <text:p>2.0009</text:p>
          </table:table-cell>
          <table:table-cell table:style-name="ce10" table:formula="of:=[.AF163]+[.AG162]" office:value-type="float" office:value="321.999703125" calcext:value-type="float">
            <text:p>321.9997</text:p>
          </table:table-cell>
          <table:table-cell table:style-name="ce40" table:formula="of:=[.AG163]-2*([.$B163]-1)" office:value-type="float" office:value="-0.000296874999889951" calcext:value-type="float">
            <text:p>-0.000296875</text:p>
          </table:table-cell>
          <table:table-cell table:style-name="Default" office:value-type="float" office:value="63627197514263.3" calcext:value-type="float">
            <text:p>63627197514263.3</text:p>
          </table:table-cell>
          <table:table-cell table:style-name="ce10" table:formula="of:=([.AI163]-[.AI162])/1000" office:value-type="float" office:value="2.000296875" calcext:value-type="float">
            <text:p>2.0003</text:p>
          </table:table-cell>
          <table:table-cell table:style-name="ce10" table:formula="of:=[.AJ163]+[.AK162]" office:value-type="float" office:value="321.998296875" calcext:value-type="float">
            <text:p>321.9983</text:p>
          </table:table-cell>
          <table:table-cell table:style-name="ce48" table:formula="of:=[.AK163]-2*([.$B163]-1)" office:value-type="float" office:value="-0.0017031250001196" calcext:value-type="float">
            <text:p>-0.001703125</text:p>
          </table:table-cell>
          <table:table-cell table:style-name="Default" office:value-type="float" office:value="63627197993327.2" calcext:value-type="float">
            <text:p>63627197993327.2</text:p>
          </table:table-cell>
          <table:table-cell table:style-name="ce10" table:formula="of:=([.AM163]-[.AM162])/1000" office:value-type="float" office:value="1.999" calcext:value-type="float">
            <text:p>1.9990</text:p>
          </table:table-cell>
          <table:table-cell table:style-name="ce10" table:formula="of:=[.AN163]+[.AO162]" office:value-type="float" office:value="321.9983046875" calcext:value-type="float">
            <text:p>321.9983</text:p>
          </table:table-cell>
          <table:table-cell table:style-name="ce54" table:formula="of:=[.AO163]-2*([.$B163]-1)" office:value-type="float" office:value="-0.00169531249991906" calcext:value-type="float">
            <text:p>-0.0016953125</text:p>
          </table:table-cell>
          <table:table-cell table:style-name="Default" office:value-type="float" office:value="63627198455306.2" calcext:value-type="float">
            <text:p>63627198455306.2</text:p>
          </table:table-cell>
          <table:table-cell table:style-name="ce10" table:formula="of:=([.AQ163]-[.AQ162])/1000" office:value-type="float" office:value="1.9993046875" calcext:value-type="float">
            <text:p>1.9993</text:p>
          </table:table-cell>
          <table:table-cell table:style-name="ce10" table:formula="of:=[.AR163]+[.AS162]" office:value-type="float" office:value="321.9991015625" calcext:value-type="float">
            <text:p>321.9991</text:p>
          </table:table-cell>
          <table:table-cell table:style-name="ce60" table:formula="of:=[.AS163]-2*([.$B163]-1)" office:value-type="float" office:value="-0.000898437500097771" calcext:value-type="float">
            <text:p>-0.0008984375</text:p>
          </table:table-cell>
          <table:table-cell table:style-name="Default" office:value-type="float" office:value="63627198929048.7" calcext:value-type="float">
            <text:p>63627198929048.7</text:p>
          </table:table-cell>
          <table:table-cell table:style-name="ce10" table:formula="of:=([.AU163]-[.AU162])/1000" office:value-type="float" office:value="1.9996015625" calcext:value-type="float">
            <text:p>1.9996</text:p>
          </table:table-cell>
          <table:table-cell table:style-name="ce10" table:formula="of:=[.AV163]+[.AW162]" office:value-type="float" office:value="321.998703125" calcext:value-type="float">
            <text:p>321.9987</text:p>
          </table:table-cell>
          <table:table-cell table:style-name="ce61" table:formula="of:=[.AW163]-2*([.$B163]-1)" office:value-type="float" office:value="-0.00129687500009368" calcext:value-type="float">
            <text:p>-0.001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63" calcext:value-type="float">
            <text:p>163</text:p>
          </table:table-cell>
          <table:table-cell office:value-type="float" office:value="63627193797573.6" calcext:value-type="float">
            <text:p>63627193797573.6</text:p>
          </table:table-cell>
          <table:table-cell table:formula="of:=([.C164]-[.C163])/1000" office:value-type="float" office:value="2.00021875" calcext:value-type="float">
            <text:p>2.0002</text:p>
          </table:table-cell>
          <table:table-cell table:formula="of:=[.D164]+[.E163]" office:value-type="float" office:value="323.9991875" calcext:value-type="float">
            <text:p>323.9992</text:p>
          </table:table-cell>
          <table:table-cell table:style-name="ce12" table:formula="of:=[.E164]-2*([.$B164]-1)" office:value-type="float" office:value="-0.000812500000051841" calcext:value-type="float">
            <text:p>-0.0008125</text:p>
          </table:table-cell>
          <table:table-cell table:style-name="Default" office:value-type="float" office:value="63627194262791.9" calcext:value-type="float">
            <text:p>63627194262791.9</text:p>
          </table:table-cell>
          <table:table-cell table:style-name="ce10" table:formula="of:=([.G164]-[.G163])/1000" office:value-type="float" office:value="2.0011953125" calcext:value-type="float">
            <text:p>2.0012</text:p>
          </table:table-cell>
          <table:table-cell table:style-name="ce10" table:formula="of:=[.H164]+[.I163]" office:value-type="float" office:value="323.998765625" calcext:value-type="float">
            <text:p>323.9988</text:p>
          </table:table-cell>
          <table:table-cell table:style-name="ce17" table:formula="of:=[.I164]-2*([.$B164]-1)" office:value-type="float" office:value="-0.00123437499985357" calcext:value-type="float">
            <text:p>-0.001234375</text:p>
          </table:table-cell>
          <table:table-cell table:style-name="Default" office:value-type="float" office:value="63627194727386" calcext:value-type="float">
            <text:p>63627194727386</text:p>
          </table:table-cell>
          <table:table-cell table:style-name="ce10" table:formula="of:=([.K164]-[.K163])/1000" office:value-type="float" office:value="2.000703125" calcext:value-type="float">
            <text:p>2.0007</text:p>
          </table:table-cell>
          <table:table-cell table:style-name="ce10" table:formula="of:=[.L164]+[.M163]" office:value-type="float" office:value="323.9985" calcext:value-type="float">
            <text:p>323.9985</text:p>
          </table:table-cell>
          <table:table-cell table:style-name="ce21" table:formula="of:=[.M164]-2*([.$B164]-1)" office:value-type="float" office:value="-0.00149999999990769" calcext:value-type="float">
            <text:p>-0.0015</text:p>
          </table:table-cell>
          <table:table-cell table:style-name="Default" office:value-type="float" office:value="63627195200214.6" calcext:value-type="float">
            <text:p>63627195200214.6</text:p>
          </table:table-cell>
          <table:table-cell table:style-name="ce10" table:formula="of:=([.O164]-[.O163])/1000" office:value-type="float" office:value="1.9998046875" calcext:value-type="float">
            <text:p>1.9998</text:p>
          </table:table-cell>
          <table:table-cell table:style-name="ce10" table:formula="of:=[.P164]+[.Q163]" office:value-type="float" office:value="323.9978984375" calcext:value-type="float">
            <text:p>323.9979</text:p>
          </table:table-cell>
          <table:table-cell table:style-name="ce25" table:formula="of:=[.Q164]-2*([.$B164]-1)" office:value-type="float" office:value="-0.00210156249994498" calcext:value-type="float">
            <text:p>-0.0021015625</text:p>
          </table:table-cell>
          <table:table-cell table:style-name="Default" office:value-type="float" office:value="63627195657597.5" calcext:value-type="float">
            <text:p>63627195657597.5</text:p>
          </table:table-cell>
          <table:table-cell table:style-name="ce10" table:formula="of:=([.S164]-[.S163])/1000" office:value-type="float" office:value="2.0001015625" calcext:value-type="float">
            <text:p>2.0001</text:p>
          </table:table-cell>
          <table:table-cell table:style-name="ce10" table:formula="of:=[.T164]+[.U163]" office:value-type="float" office:value="323.998703125" calcext:value-type="float">
            <text:p>323.9987</text:p>
          </table:table-cell>
          <table:table-cell table:style-name="ce26" table:formula="of:=[.U164]-2*([.$B164]-1)" office:value-type="float" office:value="-0.00129687499997999" calcext:value-type="float">
            <text:p>-0.001296875</text:p>
          </table:table-cell>
          <table:table-cell table:style-name="Default" office:value-type="float" office:value="63627196125087.1" calcext:value-type="float">
            <text:p>63627196125087.1</text:p>
          </table:table-cell>
          <table:table-cell table:style-name="ce10" table:formula="of:=([.W164]-[.W163])/1000" office:value-type="float" office:value="2.0013046875" calcext:value-type="float">
            <text:p>2.0013</text:p>
          </table:table-cell>
          <table:table-cell table:style-name="ce10" table:formula="of:=[.X164]+[.Y163]" office:value-type="float" office:value="323.999" calcext:value-type="float">
            <text:p>323.9990</text:p>
          </table:table-cell>
          <table:table-cell table:style-name="ce29" table:formula="of:=[.Y164]-2*([.$B164]-1)" office:value-type="float" office:value="-0.00100000000014688" calcext:value-type="float">
            <text:p>-0.001</text:p>
          </table:table-cell>
          <table:table-cell table:style-name="Default" office:value-type="float" office:value="63627196583643.9" calcext:value-type="float">
            <text:p>63627196583643.9</text:p>
          </table:table-cell>
          <table:table-cell table:style-name="ce10" table:formula="of:=([.AA164]-[.AA163])/1000" office:value-type="float" office:value="2.0006015625" calcext:value-type="float">
            <text:p>2.0006</text:p>
          </table:table-cell>
          <table:table-cell table:style-name="ce10" table:formula="of:=[.AB164]+[.AC163]" office:value-type="float" office:value="324" calcext:value-type="float">
            <text:p>324.0000</text:p>
          </table:table-cell>
          <table:table-cell table:style-name="ce33" table:formula="of:=[.AC164]-2*([.$B164]-1)" office:value-type="float" office:value="0" calcext:value-type="float">
            <text:p>0</text:p>
          </table:table-cell>
          <table:table-cell table:style-name="Default" office:value-type="float" office:value="63627197055278.9" calcext:value-type="float">
            <text:p>63627197055278.9</text:p>
          </table:table-cell>
          <table:table-cell table:style-name="ce10" table:formula="of:=([.AE164]-[.AE163])/1000" office:value-type="float" office:value="1.999296875" calcext:value-type="float">
            <text:p>1.9993</text:p>
          </table:table-cell>
          <table:table-cell table:style-name="ce10" table:formula="of:=[.AF164]+[.AG163]" office:value-type="float" office:value="323.999" calcext:value-type="float">
            <text:p>323.9990</text:p>
          </table:table-cell>
          <table:table-cell table:style-name="ce40" table:formula="of:=[.AG164]-2*([.$B164]-1)" office:value-type="float" office:value="-0.000999999999862666" calcext:value-type="float">
            <text:p>-0.001</text:p>
          </table:table-cell>
          <table:table-cell table:style-name="Default" office:value-type="float" office:value="63627197516263" calcext:value-type="float">
            <text:p>63627197516263</text:p>
          </table:table-cell>
          <table:table-cell table:style-name="ce10" table:formula="of:=([.AI164]-[.AI163])/1000" office:value-type="float" office:value="1.999703125" calcext:value-type="float">
            <text:p>1.9997</text:p>
          </table:table-cell>
          <table:table-cell table:style-name="ce10" table:formula="of:=[.AJ164]+[.AK163]" office:value-type="float" office:value="323.998" calcext:value-type="float">
            <text:p>323.9980</text:p>
          </table:table-cell>
          <table:table-cell table:style-name="ce48" table:formula="of:=[.AK164]-2*([.$B164]-1)" office:value-type="float" office:value="-0.00200000000012324" calcext:value-type="float">
            <text:p>-0.002</text:p>
          </table:table-cell>
          <table:table-cell table:style-name="Default" office:value-type="float" office:value="63627197995327.2" calcext:value-type="float">
            <text:p>63627197995327.2</text:p>
          </table:table-cell>
          <table:table-cell table:style-name="ce10" table:formula="of:=([.AM164]-[.AM163])/1000" office:value-type="float" office:value="2" calcext:value-type="float">
            <text:p>2.0000</text:p>
          </table:table-cell>
          <table:table-cell table:style-name="ce10" table:formula="of:=[.AN164]+[.AO163]" office:value-type="float" office:value="323.9983046875" calcext:value-type="float">
            <text:p>323.9983</text:p>
          </table:table-cell>
          <table:table-cell table:style-name="ce54" table:formula="of:=[.AO164]-2*([.$B164]-1)" office:value-type="float" office:value="-0.00169531249991906" calcext:value-type="float">
            <text:p>-0.0016953125</text:p>
          </table:table-cell>
          <table:table-cell table:style-name="Default" office:value-type="float" office:value="63627198457307.6" calcext:value-type="float">
            <text:p>63627198457307.6</text:p>
          </table:table-cell>
          <table:table-cell table:style-name="ce10" table:formula="of:=([.AQ164]-[.AQ163])/1000" office:value-type="float" office:value="2.0013984375" calcext:value-type="float">
            <text:p>2.0014</text:p>
          </table:table-cell>
          <table:table-cell table:style-name="ce10" table:formula="of:=[.AR164]+[.AS163]" office:value-type="float" office:value="324.0005" calcext:value-type="float">
            <text:p>324.0005</text:p>
          </table:table-cell>
          <table:table-cell table:style-name="ce60" table:formula="of:=[.AS164]-2*([.$B164]-1)" office:value-type="float" office:value="0.00049999999987449" calcext:value-type="float">
            <text:p>0.0005</text:p>
          </table:table-cell>
          <table:table-cell table:style-name="Default" office:value-type="float" office:value="63627198931048.2" calcext:value-type="float">
            <text:p>63627198931048.2</text:p>
          </table:table-cell>
          <table:table-cell table:style-name="ce10" table:formula="of:=([.AU164]-[.AU163])/1000" office:value-type="float" office:value="1.9995" calcext:value-type="float">
            <text:p>1.9995</text:p>
          </table:table-cell>
          <table:table-cell table:style-name="ce10" table:formula="of:=[.AV164]+[.AW163]" office:value-type="float" office:value="323.998203125" calcext:value-type="float">
            <text:p>323.9982</text:p>
          </table:table-cell>
          <table:table-cell table:style-name="ce61" table:formula="of:=[.AW164]-2*([.$B164]-1)" office:value-type="float" office:value="-0.00179687500008185" calcext:value-type="float">
            <text:p>-0.001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64" calcext:value-type="float">
            <text:p>164</text:p>
          </table:table-cell>
          <table:table-cell office:value-type="float" office:value="63627193799573" calcext:value-type="float">
            <text:p>63627193799573</text:p>
          </table:table-cell>
          <table:table-cell table:formula="of:=([.C165]-[.C164])/1000" office:value-type="float" office:value="1.999375" calcext:value-type="float">
            <text:p>1.9994</text:p>
          </table:table-cell>
          <table:table-cell table:formula="of:=[.D165]+[.E164]" office:value-type="float" office:value="325.9985625" calcext:value-type="float">
            <text:p>325.9986</text:p>
          </table:table-cell>
          <table:table-cell table:style-name="ce12" table:formula="of:=[.E165]-2*([.$B165]-1)" office:value-type="float" office:value="-0.00143750000006548" calcext:value-type="float">
            <text:p>-0.0014375</text:p>
          </table:table-cell>
          <table:table-cell table:style-name="Default" office:value-type="float" office:value="63627194264792" calcext:value-type="float">
            <text:p>63627194264792</text:p>
          </table:table-cell>
          <table:table-cell table:style-name="ce10" table:formula="of:=([.G165]-[.G164])/1000" office:value-type="float" office:value="2.0001015625" calcext:value-type="float">
            <text:p>2.0001</text:p>
          </table:table-cell>
          <table:table-cell table:style-name="ce10" table:formula="of:=[.H165]+[.I164]" office:value-type="float" office:value="325.9988671875" calcext:value-type="float">
            <text:p>325.9989</text:p>
          </table:table-cell>
          <table:table-cell table:style-name="ce17" table:formula="of:=[.I165]-2*([.$B165]-1)" office:value-type="float" office:value="-0.0011328124998613" calcext:value-type="float">
            <text:p>-0.0011328125</text:p>
          </table:table-cell>
          <table:table-cell table:style-name="Default" office:value-type="float" office:value="63627194729387" calcext:value-type="float">
            <text:p>63627194729387</text:p>
          </table:table-cell>
          <table:table-cell table:style-name="ce10" table:formula="of:=([.K165]-[.K164])/1000" office:value-type="float" office:value="2.001" calcext:value-type="float">
            <text:p>2.0010</text:p>
          </table:table-cell>
          <table:table-cell table:style-name="ce10" table:formula="of:=[.L165]+[.M164]" office:value-type="float" office:value="325.9995" calcext:value-type="float">
            <text:p>325.9995</text:p>
          </table:table-cell>
          <table:table-cell table:style-name="ce21" table:formula="of:=[.M165]-2*([.$B165]-1)" office:value-type="float" office:value="-0.000499999999931333" calcext:value-type="float">
            <text:p>-0.0005</text:p>
          </table:table-cell>
          <table:table-cell table:style-name="Default" office:value-type="float" office:value="63627195202215.8" calcext:value-type="float">
            <text:p>63627195202215.8</text:p>
          </table:table-cell>
          <table:table-cell table:style-name="ce10" table:formula="of:=([.O165]-[.O164])/1000" office:value-type="float" office:value="2.0011953125" calcext:value-type="float">
            <text:p>2.0012</text:p>
          </table:table-cell>
          <table:table-cell table:style-name="ce10" table:formula="of:=[.P165]+[.Q164]" office:value-type="float" office:value="325.99909375" calcext:value-type="float">
            <text:p>325.9991</text:p>
          </table:table-cell>
          <table:table-cell table:style-name="ce25" table:formula="of:=[.Q165]-2*([.$B165]-1)" office:value-type="float" office:value="-0.000906249999957254" calcext:value-type="float">
            <text:p>-0.00090625</text:p>
          </table:table-cell>
          <table:table-cell table:style-name="Default" office:value-type="float" office:value="63627195659597.7" calcext:value-type="float">
            <text:p>63627195659597.7</text:p>
          </table:table-cell>
          <table:table-cell table:style-name="ce10" table:formula="of:=([.S165]-[.S164])/1000" office:value-type="float" office:value="2.000203125" calcext:value-type="float">
            <text:p>2.0002</text:p>
          </table:table-cell>
          <table:table-cell table:style-name="ce10" table:formula="of:=[.T165]+[.U164]" office:value-type="float" office:value="325.99890625" calcext:value-type="float">
            <text:p>325.9989</text:p>
          </table:table-cell>
          <table:table-cell table:style-name="ce26" table:formula="of:=[.U165]-2*([.$B165]-1)" office:value-type="float" office:value="-0.00109374999999545" calcext:value-type="float">
            <text:p>-0.00109375</text:p>
          </table:table-cell>
          <table:table-cell table:style-name="Default" office:value-type="float" office:value="63627196127087" calcext:value-type="float">
            <text:p>63627196127087</text:p>
          </table:table-cell>
          <table:table-cell table:style-name="ce10" table:formula="of:=([.W165]-[.W164])/1000" office:value-type="float" office:value="1.9998984375" calcext:value-type="float">
            <text:p>1.9999</text:p>
          </table:table-cell>
          <table:table-cell table:style-name="ce10" table:formula="of:=[.X165]+[.Y164]" office:value-type="float" office:value="325.9988984375" calcext:value-type="float">
            <text:p>325.9989</text:p>
          </table:table-cell>
          <table:table-cell table:style-name="ce29" table:formula="of:=[.Y165]-2*([.$B165]-1)" office:value-type="float" office:value="-0.00110156250013915" calcext:value-type="float">
            <text:p>-0.0011015625</text:p>
          </table:table-cell>
          <table:table-cell table:style-name="Default" office:value-type="float" office:value="63627196585641.7" calcext:value-type="float">
            <text:p>63627196585641.7</text:p>
          </table:table-cell>
          <table:table-cell table:style-name="ce10" table:formula="of:=([.AA165]-[.AA164])/1000" office:value-type="float" office:value="1.9978046875" calcext:value-type="float">
            <text:p>1.9978</text:p>
          </table:table-cell>
          <table:table-cell table:style-name="ce10" table:formula="of:=[.AB165]+[.AC164]" office:value-type="float" office:value="325.9978046875" calcext:value-type="float">
            <text:p>325.9978</text:p>
          </table:table-cell>
          <table:table-cell table:style-name="ce33" table:formula="of:=[.AC165]-2*([.$B165]-1)" office:value-type="float" office:value="-0.00219531250002092" calcext:value-type="float">
            <text:p>-0.0021953125</text:p>
          </table:table-cell>
          <table:table-cell table:style-name="Default" office:value-type="float" office:value="63627197057279.5" calcext:value-type="float">
            <text:p>63627197057279.5</text:p>
          </table:table-cell>
          <table:table-cell table:style-name="ce10" table:formula="of:=([.AE165]-[.AE164])/1000" office:value-type="float" office:value="2.0006015625" calcext:value-type="float">
            <text:p>2.0006</text:p>
          </table:table-cell>
          <table:table-cell table:style-name="ce10" table:formula="of:=[.AF165]+[.AG164]" office:value-type="float" office:value="325.9996015625" calcext:value-type="float">
            <text:p>325.9996</text:p>
          </table:table-cell>
          <table:table-cell table:style-name="ce40" table:formula="of:=[.AG165]-2*([.$B165]-1)" office:value-type="float" office:value="-0.00039843749988222" calcext:value-type="float">
            <text:p>-0.0003984375</text:p>
          </table:table-cell>
          <table:table-cell table:style-name="Default" office:value-type="float" office:value="63627197518263.8" calcext:value-type="float">
            <text:p>63627197518263.8</text:p>
          </table:table-cell>
          <table:table-cell table:style-name="ce10" table:formula="of:=([.AI165]-[.AI164])/1000" office:value-type="float" office:value="2.000796875" calcext:value-type="float">
            <text:p>2.0008</text:p>
          </table:table-cell>
          <table:table-cell table:style-name="ce10" table:formula="of:=[.AJ165]+[.AK164]" office:value-type="float" office:value="325.998796875" calcext:value-type="float">
            <text:p>325.9988</text:p>
          </table:table-cell>
          <table:table-cell table:style-name="ce48" table:formula="of:=[.AK165]-2*([.$B165]-1)" office:value-type="float" office:value="-0.00120312500013142" calcext:value-type="float">
            <text:p>-0.001203125</text:p>
          </table:table-cell>
          <table:table-cell table:style-name="Default" office:value-type="float" office:value="63627197997327.2" calcext:value-type="float">
            <text:p>63627197997327.2</text:p>
          </table:table-cell>
          <table:table-cell table:style-name="ce10" table:formula="of:=([.AM165]-[.AM164])/1000" office:value-type="float" office:value="2" calcext:value-type="float">
            <text:p>2.0000</text:p>
          </table:table-cell>
          <table:table-cell table:style-name="ce10" table:formula="of:=[.AN165]+[.AO164]" office:value-type="float" office:value="325.9983046875" calcext:value-type="float">
            <text:p>325.9983</text:p>
          </table:table-cell>
          <table:table-cell table:style-name="ce54" table:formula="of:=[.AO165]-2*([.$B165]-1)" office:value-type="float" office:value="-0.00169531249991906" calcext:value-type="float">
            <text:p>-0.0016953125</text:p>
          </table:table-cell>
          <table:table-cell table:style-name="Default" office:value-type="float" office:value="63627198459307.3" calcext:value-type="float">
            <text:p>63627198459307.3</text:p>
          </table:table-cell>
          <table:table-cell table:style-name="ce10" table:formula="of:=([.AQ165]-[.AQ164])/1000" office:value-type="float" office:value="1.9996953125" calcext:value-type="float">
            <text:p>1.9997</text:p>
          </table:table-cell>
          <table:table-cell table:style-name="ce10" table:formula="of:=[.AR165]+[.AS164]" office:value-type="float" office:value="326.0001953125" calcext:value-type="float">
            <text:p>326.0002</text:p>
          </table:table-cell>
          <table:table-cell table:style-name="ce60" table:formula="of:=[.AS165]-2*([.$B165]-1)" office:value-type="float" office:value="0.000195312499897682" calcext:value-type="float">
            <text:p>0.0001953125</text:p>
          </table:table-cell>
          <table:table-cell table:style-name="Default" office:value-type="float" office:value="63627198933049.2" calcext:value-type="float">
            <text:p>63627198933049.2</text:p>
          </table:table-cell>
          <table:table-cell table:style-name="ce10" table:formula="of:=([.AU165]-[.AU164])/1000" office:value-type="float" office:value="2.001" calcext:value-type="float">
            <text:p>2.0010</text:p>
          </table:table-cell>
          <table:table-cell table:style-name="ce10" table:formula="of:=[.AV165]+[.AW164]" office:value-type="float" office:value="325.999203125" calcext:value-type="float">
            <text:p>325.9992</text:p>
          </table:table-cell>
          <table:table-cell table:style-name="ce61" table:formula="of:=[.AW165]-2*([.$B165]-1)" office:value-type="float" office:value="-0.000796875000105501" calcext:value-type="float">
            <text:p>-0.000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65" calcext:value-type="float">
            <text:p>165</text:p>
          </table:table-cell>
          <table:table-cell office:value-type="float" office:value="63627193801573.8" calcext:value-type="float">
            <text:p>63627193801573.8</text:p>
          </table:table-cell>
          <table:table-cell table:formula="of:=([.C166]-[.C165])/1000" office:value-type="float" office:value="2.0008125" calcext:value-type="float">
            <text:p>2.0008</text:p>
          </table:table-cell>
          <table:table-cell table:formula="of:=[.D166]+[.E165]" office:value-type="float" office:value="327.999375" calcext:value-type="float">
            <text:p>327.9994</text:p>
          </table:table-cell>
          <table:table-cell table:style-name="ce12" table:formula="of:=[.E166]-2*([.$B166]-1)" office:value-type="float" office:value="-0.000625000000070486" calcext:value-type="float">
            <text:p>-0.000625</text:p>
          </table:table-cell>
          <table:table-cell table:style-name="Default" office:value-type="float" office:value="63627194266790.8" calcext:value-type="float">
            <text:p>63627194266790.8</text:p>
          </table:table-cell>
          <table:table-cell table:style-name="ce10" table:formula="of:=([.G166]-[.G165])/1000" office:value-type="float" office:value="1.998796875" calcext:value-type="float">
            <text:p>1.9988</text:p>
          </table:table-cell>
          <table:table-cell table:style-name="ce10" table:formula="of:=[.H166]+[.I165]" office:value-type="float" office:value="327.9976640625" calcext:value-type="float">
            <text:p>327.9977</text:p>
          </table:table-cell>
          <table:table-cell table:style-name="ce17" table:formula="of:=[.I166]-2*([.$B166]-1)" office:value-type="float" office:value="-0.00233593749987904" calcext:value-type="float">
            <text:p>-0.0023359375</text:p>
          </table:table-cell>
          <table:table-cell table:style-name="Default" office:value-type="float" office:value="63627194731386.4" calcext:value-type="float">
            <text:p>63627194731386.4</text:p>
          </table:table-cell>
          <table:table-cell table:style-name="ce10" table:formula="of:=([.K166]-[.K165])/1000" office:value-type="float" office:value="1.9993984375" calcext:value-type="float">
            <text:p>1.9994</text:p>
          </table:table-cell>
          <table:table-cell table:style-name="ce10" table:formula="of:=[.L166]+[.M165]" office:value-type="float" office:value="327.9988984375" calcext:value-type="float">
            <text:p>327.9989</text:p>
          </table:table-cell>
          <table:table-cell table:style-name="ce21" table:formula="of:=[.M166]-2*([.$B166]-1)" office:value-type="float" office:value="-0.00110156249991178" calcext:value-type="float">
            <text:p>-0.0011015625</text:p>
          </table:table-cell>
          <table:table-cell table:style-name="Default" office:value-type="float" office:value="63627195204215" calcext:value-type="float">
            <text:p>63627195204215</text:p>
          </table:table-cell>
          <table:table-cell table:style-name="ce10" table:formula="of:=([.O166]-[.O165])/1000" office:value-type="float" office:value="1.999203125" calcext:value-type="float">
            <text:p>1.9992</text:p>
          </table:table-cell>
          <table:table-cell table:style-name="ce10" table:formula="of:=[.P166]+[.Q165]" office:value-type="float" office:value="327.998296875" calcext:value-type="float">
            <text:p>327.9983</text:p>
          </table:table-cell>
          <table:table-cell table:style-name="ce25" table:formula="of:=[.Q166]-2*([.$B166]-1)" office:value-type="float" office:value="-0.00170312499994907" calcext:value-type="float">
            <text:p>-0.001703125</text:p>
          </table:table-cell>
          <table:table-cell table:style-name="Default" office:value-type="float" office:value="63627195661598.7" calcext:value-type="float">
            <text:p>63627195661598.7</text:p>
          </table:table-cell>
          <table:table-cell table:style-name="ce10" table:formula="of:=([.S166]-[.S165])/1000" office:value-type="float" office:value="2.001" calcext:value-type="float">
            <text:p>2.0010</text:p>
          </table:table-cell>
          <table:table-cell table:style-name="ce10" table:formula="of:=[.T166]+[.U165]" office:value-type="float" office:value="327.99990625" calcext:value-type="float">
            <text:p>327.9999</text:p>
          </table:table-cell>
          <table:table-cell table:style-name="ce26" table:formula="of:=[.U166]-2*([.$B166]-1)" office:value-type="float" office:value="-0.0000937500000190994" calcext:value-type="float">
            <text:p>-0.00009375</text:p>
          </table:table-cell>
          <table:table-cell table:style-name="Default" office:value-type="float" office:value="63627196129085.9" calcext:value-type="float">
            <text:p>63627196129085.9</text:p>
          </table:table-cell>
          <table:table-cell table:style-name="ce10" table:formula="of:=([.W166]-[.W165])/1000" office:value-type="float" office:value="1.9988984375" calcext:value-type="float">
            <text:p>1.9989</text:p>
          </table:table-cell>
          <table:table-cell table:style-name="ce10" table:formula="of:=[.X166]+[.Y165]" office:value-type="float" office:value="327.997796875" calcext:value-type="float">
            <text:p>327.9978</text:p>
          </table:table-cell>
          <table:table-cell table:style-name="ce29" table:formula="of:=[.Y166]-2*([.$B166]-1)" office:value-type="float" office:value="-0.00220312500016462" calcext:value-type="float">
            <text:p>-0.002203125</text:p>
          </table:table-cell>
          <table:table-cell table:style-name="Default" office:value-type="float" office:value="63627196587644" calcext:value-type="float">
            <text:p>63627196587644</text:p>
          </table:table-cell>
          <table:table-cell table:style-name="ce10" table:formula="of:=([.AA166]-[.AA165])/1000" office:value-type="float" office:value="2.002296875" calcext:value-type="float">
            <text:p>2.0023</text:p>
          </table:table-cell>
          <table:table-cell table:style-name="ce10" table:formula="of:=[.AB166]+[.AC165]" office:value-type="float" office:value="328.0001015625" calcext:value-type="float">
            <text:p>328.0001</text:p>
          </table:table-cell>
          <table:table-cell table:style-name="ce33" table:formula="of:=[.AC166]-2*([.$B166]-1)" office:value-type="float" office:value="0.000101562499992269" calcext:value-type="float">
            <text:p>0.0001015625</text:p>
          </table:table-cell>
          <table:table-cell table:style-name="Default" office:value-type="float" office:value="63627197059279" calcext:value-type="float">
            <text:p>63627197059279</text:p>
          </table:table-cell>
          <table:table-cell table:style-name="ce10" table:formula="of:=([.AE166]-[.AE165])/1000" office:value-type="float" office:value="1.9995" calcext:value-type="float">
            <text:p>1.9995</text:p>
          </table:table-cell>
          <table:table-cell table:style-name="ce10" table:formula="of:=[.AF166]+[.AG165]" office:value-type="float" office:value="327.9991015625" calcext:value-type="float">
            <text:p>327.9991</text:p>
          </table:table-cell>
          <table:table-cell table:style-name="ce40" table:formula="of:=[.AG166]-2*([.$B166]-1)" office:value-type="float" office:value="-0.000898437499870397" calcext:value-type="float">
            <text:p>-0.0008984375</text:p>
          </table:table-cell>
          <table:table-cell table:style-name="Default" office:value-type="float" office:value="63627197520263.4" calcext:value-type="float">
            <text:p>63627197520263.4</text:p>
          </table:table-cell>
          <table:table-cell table:style-name="ce10" table:formula="of:=([.AI166]-[.AI165])/1000" office:value-type="float" office:value="1.9996015625" calcext:value-type="float">
            <text:p>1.9996</text:p>
          </table:table-cell>
          <table:table-cell table:style-name="ce10" table:formula="of:=[.AJ166]+[.AK165]" office:value-type="float" office:value="327.9983984375" calcext:value-type="float">
            <text:p>327.9984</text:p>
          </table:table-cell>
          <table:table-cell table:style-name="ce48" table:formula="of:=[.AK166]-2*([.$B166]-1)" office:value-type="float" office:value="-0.00160156250012733" calcext:value-type="float">
            <text:p>-0.0016015625</text:p>
          </table:table-cell>
          <table:table-cell table:style-name="Default" office:value-type="float" office:value="63627197999328.7" calcext:value-type="float">
            <text:p>63627197999328.7</text:p>
          </table:table-cell>
          <table:table-cell table:style-name="ce10" table:formula="of:=([.AM166]-[.AM165])/1000" office:value-type="float" office:value="2.0015" calcext:value-type="float">
            <text:p>2.0015</text:p>
          </table:table-cell>
          <table:table-cell table:style-name="ce10" table:formula="of:=[.AN166]+[.AO165]" office:value-type="float" office:value="327.9998046875" calcext:value-type="float">
            <text:p>327.9998</text:p>
          </table:table-cell>
          <table:table-cell table:style-name="ce54" table:formula="of:=[.AO166]-2*([.$B166]-1)" office:value-type="float" office:value="-0.000195312499897682" calcext:value-type="float">
            <text:p>-0.0001953125</text:p>
          </table:table-cell>
          <table:table-cell table:style-name="Default" office:value-type="float" office:value="63627198461305.6" calcext:value-type="float">
            <text:p>63627198461305.6</text:p>
          </table:table-cell>
          <table:table-cell table:style-name="ce10" table:formula="of:=([.AQ166]-[.AQ165])/1000" office:value-type="float" office:value="1.9983046875" calcext:value-type="float">
            <text:p>1.9983</text:p>
          </table:table-cell>
          <table:table-cell table:style-name="ce10" table:formula="of:=[.AR166]+[.AS165]" office:value-type="float" office:value="327.9985" calcext:value-type="float">
            <text:p>327.9985</text:p>
          </table:table-cell>
          <table:table-cell table:style-name="ce60" table:formula="of:=[.AS166]-2*([.$B166]-1)" office:value-type="float" office:value="-0.00150000000007822" calcext:value-type="float">
            <text:p>-0.0015</text:p>
          </table:table-cell>
          <table:table-cell table:style-name="Default" office:value-type="float" office:value="63627198935050.2" calcext:value-type="float">
            <text:p>63627198935050.2</text:p>
          </table:table-cell>
          <table:table-cell table:style-name="ce10" table:formula="of:=([.AU166]-[.AU165])/1000" office:value-type="float" office:value="2.001" calcext:value-type="float">
            <text:p>2.0010</text:p>
          </table:table-cell>
          <table:table-cell table:style-name="ce10" table:formula="of:=[.AV166]+[.AW165]" office:value-type="float" office:value="328.000203125" calcext:value-type="float">
            <text:p>328.0002</text:p>
          </table:table-cell>
          <table:table-cell table:style-name="ce61" table:formula="of:=[.AW166]-2*([.$B166]-1)" office:value-type="float" office:value="0.000203124999870852" calcext:value-type="float">
            <text:p>0.000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66" calcext:value-type="float">
            <text:p>166</text:p>
          </table:table-cell>
          <table:table-cell office:value-type="float" office:value="63627193803573" calcext:value-type="float">
            <text:p>63627193803573</text:p>
          </table:table-cell>
          <table:table-cell table:formula="of:=([.C167]-[.C166])/1000" office:value-type="float" office:value="1.999234375" calcext:value-type="float">
            <text:p>1.9992</text:p>
          </table:table-cell>
          <table:table-cell table:formula="of:=[.D167]+[.E166]" office:value-type="float" office:value="329.998609375" calcext:value-type="float">
            <text:p>329.9986</text:p>
          </table:table-cell>
          <table:table-cell table:style-name="ce12" table:formula="of:=[.E167]-2*([.$B167]-1)" office:value-type="float" office:value="-0.00139062500005593" calcext:value-type="float">
            <text:p>-0.001390625</text:p>
          </table:table-cell>
          <table:table-cell table:style-name="Default" office:value-type="float" office:value="63627194268792.4" calcext:value-type="float">
            <text:p>63627194268792.4</text:p>
          </table:table-cell>
          <table:table-cell table:style-name="ce10" table:formula="of:=([.G167]-[.G166])/1000" office:value-type="float" office:value="2.0016015625" calcext:value-type="float">
            <text:p>2.0016</text:p>
          </table:table-cell>
          <table:table-cell table:style-name="ce10" table:formula="of:=[.H167]+[.I166]" office:value-type="float" office:value="329.999265625" calcext:value-type="float">
            <text:p>329.9993</text:p>
          </table:table-cell>
          <table:table-cell table:style-name="ce17" table:formula="of:=[.I167]-2*([.$B167]-1)" office:value-type="float" office:value="-0.000734374999865395" calcext:value-type="float">
            <text:p>-0.000734375</text:p>
          </table:table-cell>
          <table:table-cell table:style-name="Default" office:value-type="float" office:value="63627194733385.9" calcext:value-type="float">
            <text:p>63627194733385.9</text:p>
          </table:table-cell>
          <table:table-cell table:style-name="ce10" table:formula="of:=([.K167]-[.K166])/1000" office:value-type="float" office:value="1.9995" calcext:value-type="float">
            <text:p>1.9995</text:p>
          </table:table-cell>
          <table:table-cell table:style-name="ce10" table:formula="of:=[.L167]+[.M166]" office:value-type="float" office:value="329.9983984375" calcext:value-type="float">
            <text:p>329.9984</text:p>
          </table:table-cell>
          <table:table-cell table:style-name="ce21" table:formula="of:=[.M167]-2*([.$B167]-1)" office:value-type="float" office:value="-0.00160156249989996" calcext:value-type="float">
            <text:p>-0.0016015625</text:p>
          </table:table-cell>
          <table:table-cell table:style-name="Default" office:value-type="float" office:value="63627195206214.6" calcext:value-type="float">
            <text:p>63627195206214.6</text:p>
          </table:table-cell>
          <table:table-cell table:style-name="ce10" table:formula="of:=([.O167]-[.O166])/1000" office:value-type="float" office:value="1.9996015625" calcext:value-type="float">
            <text:p>1.9996</text:p>
          </table:table-cell>
          <table:table-cell table:style-name="ce10" table:formula="of:=[.P167]+[.Q166]" office:value-type="float" office:value="329.9978984375" calcext:value-type="float">
            <text:p>329.9979</text:p>
          </table:table-cell>
          <table:table-cell table:style-name="ce25" table:formula="of:=[.Q167]-2*([.$B167]-1)" office:value-type="float" office:value="-0.00210156249994498" calcext:value-type="float">
            <text:p>-0.0021015625</text:p>
          </table:table-cell>
          <table:table-cell table:style-name="Default" office:value-type="float" office:value="63627195663597.7" calcext:value-type="float">
            <text:p>63627195663597.7</text:p>
          </table:table-cell>
          <table:table-cell table:style-name="ce10" table:formula="of:=([.S167]-[.S166])/1000" office:value-type="float" office:value="1.999" calcext:value-type="float">
            <text:p>1.9990</text:p>
          </table:table-cell>
          <table:table-cell table:style-name="ce10" table:formula="of:=[.T167]+[.U166]" office:value-type="float" office:value="329.99890625" calcext:value-type="float">
            <text:p>329.9989</text:p>
          </table:table-cell>
          <table:table-cell table:style-name="ce26" table:formula="of:=[.U167]-2*([.$B167]-1)" office:value-type="float" office:value="-0.00109374999999545" calcext:value-type="float">
            <text:p>-0.00109375</text:p>
          </table:table-cell>
          <table:table-cell table:style-name="Default" office:value-type="float" office:value="63627196131085.8" calcext:value-type="float">
            <text:p>63627196131085.8</text:p>
          </table:table-cell>
          <table:table-cell table:style-name="ce10" table:formula="of:=([.W167]-[.W166])/1000" office:value-type="float" office:value="1.9998984375" calcext:value-type="float">
            <text:p>1.9999</text:p>
          </table:table-cell>
          <table:table-cell table:style-name="ce10" table:formula="of:=[.X167]+[.Y166]" office:value-type="float" office:value="329.9976953125" calcext:value-type="float">
            <text:p>329.9977</text:p>
          </table:table-cell>
          <table:table-cell table:style-name="ce29" table:formula="of:=[.Y167]-2*([.$B167]-1)" office:value-type="float" office:value="-0.00230468750015689" calcext:value-type="float">
            <text:p>-0.0023046875</text:p>
          </table:table-cell>
          <table:table-cell table:style-name="Default" office:value-type="float" office:value="63627196589642.3" calcext:value-type="float">
            <text:p>63627196589642.3</text:p>
          </table:table-cell>
          <table:table-cell table:style-name="ce10" table:formula="of:=([.AA167]-[.AA166])/1000" office:value-type="float" office:value="1.998296875" calcext:value-type="float">
            <text:p>1.9983</text:p>
          </table:table-cell>
          <table:table-cell table:style-name="ce10" table:formula="of:=[.AB167]+[.AC166]" office:value-type="float" office:value="329.9983984375" calcext:value-type="float">
            <text:p>329.9984</text:p>
          </table:table-cell>
          <table:table-cell table:style-name="ce33" table:formula="of:=[.AC167]-2*([.$B167]-1)" office:value-type="float" office:value="-0.00160156250001364" calcext:value-type="float">
            <text:p>-0.0016015625</text:p>
          </table:table-cell>
          <table:table-cell table:style-name="Default" office:value-type="float" office:value="63627197061278.3" calcext:value-type="float">
            <text:p>63627197061278.3</text:p>
          </table:table-cell>
          <table:table-cell table:style-name="ce10" table:formula="of:=([.AE167]-[.AE166])/1000" office:value-type="float" office:value="1.999296875" calcext:value-type="float">
            <text:p>1.9993</text:p>
          </table:table-cell>
          <table:table-cell table:style-name="ce10" table:formula="of:=[.AF167]+[.AG166]" office:value-type="float" office:value="329.9983984375" calcext:value-type="float">
            <text:p>329.9984</text:p>
          </table:table-cell>
          <table:table-cell table:style-name="ce40" table:formula="of:=[.AG167]-2*([.$B167]-1)" office:value-type="float" office:value="-0.00160156249984311" calcext:value-type="float">
            <text:p>-0.0016015625</text:p>
          </table:table-cell>
          <table:table-cell table:style-name="Default" office:value-type="float" office:value="63627197522263.1" calcext:value-type="float">
            <text:p>63627197522263.1</text:p>
          </table:table-cell>
          <table:table-cell table:style-name="ce10" table:formula="of:=([.AI167]-[.AI166])/1000" office:value-type="float" office:value="1.999703125" calcext:value-type="float">
            <text:p>1.9997</text:p>
          </table:table-cell>
          <table:table-cell table:style-name="ce10" table:formula="of:=[.AJ167]+[.AK166]" office:value-type="float" office:value="329.9981015625" calcext:value-type="float">
            <text:p>329.9981</text:p>
          </table:table-cell>
          <table:table-cell table:style-name="ce48" table:formula="of:=[.AK167]-2*([.$B167]-1)" office:value-type="float" office:value="-0.00189843750013097" calcext:value-type="float">
            <text:p>-0.0018984375</text:p>
          </table:table-cell>
          <table:table-cell table:style-name="Default" office:value-type="float" office:value="63627198001327.6" calcext:value-type="float">
            <text:p>63627198001327.6</text:p>
          </table:table-cell>
          <table:table-cell table:style-name="ce10" table:formula="of:=([.AM167]-[.AM166])/1000" office:value-type="float" office:value="1.9988984375" calcext:value-type="float">
            <text:p>1.9989</text:p>
          </table:table-cell>
          <table:table-cell table:style-name="ce10" table:formula="of:=[.AN167]+[.AO166]" office:value-type="float" office:value="329.998703125" calcext:value-type="float">
            <text:p>329.9987</text:p>
          </table:table-cell>
          <table:table-cell table:style-name="ce54" table:formula="of:=[.AO167]-2*([.$B167]-1)" office:value-type="float" office:value="-0.00129687499992315" calcext:value-type="float">
            <text:p>-0.001296875</text:p>
          </table:table-cell>
          <table:table-cell table:style-name="Default" office:value-type="float" office:value="63627198463304.8" calcext:value-type="float">
            <text:p>63627198463304.8</text:p>
          </table:table-cell>
          <table:table-cell table:style-name="ce10" table:formula="of:=([.AQ167]-[.AQ166])/1000" office:value-type="float" office:value="1.9991953125" calcext:value-type="float">
            <text:p>1.9992</text:p>
          </table:table-cell>
          <table:table-cell table:style-name="ce10" table:formula="of:=[.AR167]+[.AS166]" office:value-type="float" office:value="329.9976953125" calcext:value-type="float">
            <text:p>329.9977</text:p>
          </table:table-cell>
          <table:table-cell table:style-name="ce60" table:formula="of:=[.AS167]-2*([.$B167]-1)" office:value-type="float" office:value="-0.00230468750010004" calcext:value-type="float">
            <text:p>-0.0023046875</text:p>
          </table:table-cell>
          <table:table-cell table:style-name="Default" office:value-type="float" office:value="63627198937049.6" calcext:value-type="float">
            <text:p>63627198937049.6</text:p>
          </table:table-cell>
          <table:table-cell table:style-name="ce10" table:formula="of:=([.AU167]-[.AU166])/1000" office:value-type="float" office:value="1.9993984375" calcext:value-type="float">
            <text:p>1.9994</text:p>
          </table:table-cell>
          <table:table-cell table:style-name="ce10" table:formula="of:=[.AV167]+[.AW166]" office:value-type="float" office:value="329.9996015625" calcext:value-type="float">
            <text:p>329.9996</text:p>
          </table:table-cell>
          <table:table-cell table:style-name="ce61" table:formula="of:=[.AW167]-2*([.$B167]-1)" office:value-type="float" office:value="-0.000398437500109594" calcext:value-type="float">
            <text:p>-0.000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67" calcext:value-type="float">
            <text:p>167</text:p>
          </table:table-cell>
          <table:table-cell office:value-type="float" office:value="63627193805573" calcext:value-type="float">
            <text:p>63627193805573</text:p>
          </table:table-cell>
          <table:table-cell table:formula="of:=([.C168]-[.C167])/1000" office:value-type="float" office:value="1.99996875" calcext:value-type="float">
            <text:p>2.0000</text:p>
          </table:table-cell>
          <table:table-cell table:formula="of:=[.D168]+[.E167]" office:value-type="float" office:value="331.998578125" calcext:value-type="float">
            <text:p>331.9986</text:p>
          </table:table-cell>
          <table:table-cell table:style-name="ce12" table:formula="of:=[.E168]-2*([.$B168]-1)" office:value-type="float" office:value="-0.0014218750000623" calcext:value-type="float">
            <text:p>-0.001421875</text:p>
          </table:table-cell>
          <table:table-cell table:style-name="Default" office:value-type="float" office:value="63627194270790.4" calcext:value-type="float">
            <text:p>63627194270790.4</text:p>
          </table:table-cell>
          <table:table-cell table:style-name="ce10" table:formula="of:=([.G168]-[.G167])/1000" office:value-type="float" office:value="1.998" calcext:value-type="float">
            <text:p>1.9980</text:p>
          </table:table-cell>
          <table:table-cell table:style-name="ce10" table:formula="of:=[.H168]+[.I167]" office:value-type="float" office:value="331.997265625" calcext:value-type="float">
            <text:p>331.9973</text:p>
          </table:table-cell>
          <table:table-cell table:style-name="ce17" table:formula="of:=[.I168]-2*([.$B168]-1)" office:value-type="float" office:value="-0.00273437499987494" calcext:value-type="float">
            <text:p>-0.002734375</text:p>
          </table:table-cell>
          <table:table-cell table:style-name="Default" office:value-type="float" office:value="63627194735385.2" calcext:value-type="float">
            <text:p>63627194735385.2</text:p>
          </table:table-cell>
          <table:table-cell table:style-name="ce10" table:formula="of:=([.K168]-[.K167])/1000" office:value-type="float" office:value="1.9993046875" calcext:value-type="float">
            <text:p>1.9993</text:p>
          </table:table-cell>
          <table:table-cell table:style-name="ce10" table:formula="of:=[.L168]+[.M167]" office:value-type="float" office:value="331.997703125" calcext:value-type="float">
            <text:p>331.9977</text:p>
          </table:table-cell>
          <table:table-cell table:style-name="ce21" table:formula="of:=[.M168]-2*([.$B168]-1)" office:value-type="float" office:value="-0.0022968749998995" calcext:value-type="float">
            <text:p>-0.002296875</text:p>
          </table:table-cell>
          <table:table-cell table:style-name="Default" office:value-type="float" office:value="63627195208214.7" calcext:value-type="float">
            <text:p>63627195208214.7</text:p>
          </table:table-cell>
          <table:table-cell table:style-name="ce10" table:formula="of:=([.O168]-[.O167])/1000" office:value-type="float" office:value="2.0001015625" calcext:value-type="float">
            <text:p>2.0001</text:p>
          </table:table-cell>
          <table:table-cell table:style-name="ce10" table:formula="of:=[.P168]+[.Q167]" office:value-type="float" office:value="331.998" calcext:value-type="float">
            <text:p>331.9980</text:p>
          </table:table-cell>
          <table:table-cell table:style-name="ce25" table:formula="of:=[.Q168]-2*([.$B168]-1)" office:value-type="float" office:value="-0.00199999999995271" calcext:value-type="float">
            <text:p>-0.002</text:p>
          </table:table-cell>
          <table:table-cell table:style-name="Default" office:value-type="float" office:value="63627195665599.4" calcext:value-type="float">
            <text:p>63627195665599.4</text:p>
          </table:table-cell>
          <table:table-cell table:style-name="ce10" table:formula="of:=([.S168]-[.S167])/1000" office:value-type="float" office:value="2.0016953125" calcext:value-type="float">
            <text:p>2.0017</text:p>
          </table:table-cell>
          <table:table-cell table:style-name="ce10" table:formula="of:=[.T168]+[.U167]" office:value-type="float" office:value="332.0006015625" calcext:value-type="float">
            <text:p>332.0006</text:p>
          </table:table-cell>
          <table:table-cell table:style-name="ce26" table:formula="of:=[.U168]-2*([.$B168]-1)" office:value-type="float" office:value="0.000601562499980446" calcext:value-type="float">
            <text:p>0.0006015625</text:p>
          </table:table-cell>
          <table:table-cell table:style-name="Default" office:value-type="float" office:value="63627196133085.8" calcext:value-type="float">
            <text:p>63627196133085.8</text:p>
          </table:table-cell>
          <table:table-cell table:style-name="ce10" table:formula="of:=([.W168]-[.W167])/1000" office:value-type="float" office:value="2" calcext:value-type="float">
            <text:p>2.0000</text:p>
          </table:table-cell>
          <table:table-cell table:style-name="ce10" table:formula="of:=[.X168]+[.Y167]" office:value-type="float" office:value="331.9976953125" calcext:value-type="float">
            <text:p>331.9977</text:p>
          </table:table-cell>
          <table:table-cell table:style-name="ce29" table:formula="of:=[.Y168]-2*([.$B168]-1)" office:value-type="float" office:value="-0.00230468750015689" calcext:value-type="float">
            <text:p>-0.0023046875</text:p>
          </table:table-cell>
          <table:table-cell table:style-name="Default" office:value-type="float" office:value="63627196591644.2" calcext:value-type="float">
            <text:p>63627196591644.2</text:p>
          </table:table-cell>
          <table:table-cell table:style-name="ce10" table:formula="of:=([.AA168]-[.AA167])/1000" office:value-type="float" office:value="2.00190625" calcext:value-type="float">
            <text:p>2.0019</text:p>
          </table:table-cell>
          <table:table-cell table:style-name="ce10" table:formula="of:=[.AB168]+[.AC167]" office:value-type="float" office:value="332.0003046875" calcext:value-type="float">
            <text:p>332.0003</text:p>
          </table:table-cell>
          <table:table-cell table:style-name="ce33" table:formula="of:=[.AC168]-2*([.$B168]-1)" office:value-type="float" office:value="0.000304687499976808" calcext:value-type="float">
            <text:p>0.0003046875</text:p>
          </table:table-cell>
          <table:table-cell table:style-name="Default" office:value-type="float" office:value="63627197063277.7" calcext:value-type="float">
            <text:p>63627197063277.7</text:p>
          </table:table-cell>
          <table:table-cell table:style-name="ce10" table:formula="of:=([.AE168]-[.AE167])/1000" office:value-type="float" office:value="1.99940625" calcext:value-type="float">
            <text:p>1.9994</text:p>
          </table:table-cell>
          <table:table-cell table:style-name="ce10" table:formula="of:=[.AF168]+[.AG167]" office:value-type="float" office:value="331.9978046875" calcext:value-type="float">
            <text:p>331.9978</text:p>
          </table:table-cell>
          <table:table-cell table:style-name="ce40" table:formula="of:=[.AG168]-2*([.$B168]-1)" office:value-type="float" office:value="-0.00219531249985039" calcext:value-type="float">
            <text:p>-0.0021953125</text:p>
          </table:table-cell>
          <table:table-cell table:style-name="Default" office:value-type="float" office:value="63627197524263.9" calcext:value-type="float">
            <text:p>63627197524263.9</text:p>
          </table:table-cell>
          <table:table-cell table:style-name="ce10" table:formula="of:=([.AI168]-[.AI167])/1000" office:value-type="float" office:value="2.000796875" calcext:value-type="float">
            <text:p>2.0008</text:p>
          </table:table-cell>
          <table:table-cell table:style-name="ce10" table:formula="of:=[.AJ168]+[.AK167]" office:value-type="float" office:value="331.9988984375" calcext:value-type="float">
            <text:p>331.9989</text:p>
          </table:table-cell>
          <table:table-cell table:style-name="ce48" table:formula="of:=[.AK168]-2*([.$B168]-1)" office:value-type="float" office:value="-0.00110156250013915" calcext:value-type="float">
            <text:p>-0.0011015625</text:p>
          </table:table-cell>
          <table:table-cell table:style-name="Default" office:value-type="float" office:value="63627198003327.3" calcext:value-type="float">
            <text:p>63627198003327.3</text:p>
          </table:table-cell>
          <table:table-cell table:style-name="ce10" table:formula="of:=([.AM168]-[.AM167])/1000" office:value-type="float" office:value="1.9996953125" calcext:value-type="float">
            <text:p>1.9997</text:p>
          </table:table-cell>
          <table:table-cell table:style-name="ce10" table:formula="of:=[.AN168]+[.AO167]" office:value-type="float" office:value="331.9983984375" calcext:value-type="float">
            <text:p>331.9984</text:p>
          </table:table-cell>
          <table:table-cell table:style-name="ce54" table:formula="of:=[.AO168]-2*([.$B168]-1)" office:value-type="float" office:value="-0.00160156249989996" calcext:value-type="float">
            <text:p>-0.0016015625</text:p>
          </table:table-cell>
          <table:table-cell table:style-name="Default" office:value-type="float" office:value="63627198465306.4" calcext:value-type="float">
            <text:p>63627198465306.4</text:p>
          </table:table-cell>
          <table:table-cell table:style-name="ce10" table:formula="of:=([.AQ168]-[.AQ167])/1000" office:value-type="float" office:value="2.0016015625" calcext:value-type="float">
            <text:p>2.0016</text:p>
          </table:table-cell>
          <table:table-cell table:style-name="ce10" table:formula="of:=[.AR168]+[.AS167]" office:value-type="float" office:value="331.999296875" calcext:value-type="float">
            <text:p>331.9993</text:p>
          </table:table-cell>
          <table:table-cell table:style-name="ce60" table:formula="of:=[.AS168]-2*([.$B168]-1)" office:value-type="float" office:value="-0.000703125000086402" calcext:value-type="float">
            <text:p>-0.000703125</text:p>
          </table:table-cell>
          <table:table-cell table:style-name="Default" office:value-type="float" office:value="63627198939051.8" calcext:value-type="float">
            <text:p>63627198939051.8</text:p>
          </table:table-cell>
          <table:table-cell table:style-name="ce10" table:formula="of:=([.AU168]-[.AU167])/1000" office:value-type="float" office:value="2.0021953125" calcext:value-type="float">
            <text:p>2.0022</text:p>
          </table:table-cell>
          <table:table-cell table:style-name="ce10" table:formula="of:=[.AV168]+[.AW167]" office:value-type="float" office:value="332.001796875" calcext:value-type="float">
            <text:p>332.0018</text:p>
          </table:table-cell>
          <table:table-cell table:style-name="ce61" table:formula="of:=[.AW168]-2*([.$B168]-1)" office:value-type="float" office:value="0.00179687499991132" calcext:value-type="float">
            <text:p>0.001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7" office:value-type="float" office:value="168" calcext:value-type="float">
            <text:p>168</text:p>
          </table:table-cell>
          <table:table-cell office:value-type="float" office:value="63627193807573.3" calcext:value-type="float">
            <text:p>63627193807573.3</text:p>
          </table:table-cell>
          <table:table-cell table:formula="of:=([.C169]-[.C168])/1000" office:value-type="float" office:value="2.0003203125" calcext:value-type="float">
            <text:p>2.0003</text:p>
          </table:table-cell>
          <table:table-cell table:formula="of:=[.D169]+[.E168]" office:value-type="float" office:value="333.9988984375" calcext:value-type="float">
            <text:p>333.9989</text:p>
          </table:table-cell>
          <table:table-cell table:style-name="ce12" table:formula="of:=[.E169]-2*([.$B169]-1)" office:value-type="float" office:value="-0.00110156250008231" calcext:value-type="float">
            <text:p>-0.0011015625</text:p>
          </table:table-cell>
          <table:table-cell table:style-name="Default" office:value-type="float" office:value="63627194272790.5" calcext:value-type="float">
            <text:p>63627194272790.5</text:p>
          </table:table-cell>
          <table:table-cell table:style-name="ce10" table:formula="of:=([.G169]-[.G168])/1000" office:value-type="float" office:value="2.0001015625" calcext:value-type="float">
            <text:p>2.0001</text:p>
          </table:table-cell>
          <table:table-cell table:style-name="ce10" table:formula="of:=[.H169]+[.I168]" office:value-type="float" office:value="333.9973671875" calcext:value-type="float">
            <text:p>333.9974</text:p>
          </table:table-cell>
          <table:table-cell table:style-name="ce17" table:formula="of:=[.I169]-2*([.$B169]-1)" office:value-type="float" office:value="-0.00263281249988268" calcext:value-type="float">
            <text:p>-0.0026328125</text:p>
          </table:table-cell>
          <table:table-cell table:style-name="Default" office:value-type="float" office:value="63627194737387.3" calcext:value-type="float">
            <text:p>63627194737387.3</text:p>
          </table:table-cell>
          <table:table-cell table:style-name="ce10" table:formula="of:=([.K169]-[.K168])/1000" office:value-type="float" office:value="2.00209375" calcext:value-type="float">
            <text:p>2.0021</text:p>
          </table:table-cell>
          <table:table-cell table:style-name="ce10" table:formula="of:=[.L169]+[.M168]" office:value-type="float" office:value="333.999796875" calcext:value-type="float">
            <text:p>333.9998</text:p>
          </table:table-cell>
          <table:table-cell table:style-name="ce21" table:formula="of:=[.M169]-2*([.$B169]-1)" office:value-type="float" office:value="-0.000203124999927695" calcext:value-type="float">
            <text:p>-0.000203125</text:p>
          </table:table-cell>
          <table:table-cell table:style-name="Default" office:value-type="float" office:value="63627195210217.3" calcext:value-type="float">
            <text:p>63627195210217.3</text:p>
          </table:table-cell>
          <table:table-cell table:style-name="ce10" table:formula="of:=([.O169]-[.O168])/1000" office:value-type="float" office:value="2.00259375" calcext:value-type="float">
            <text:p>2.0026</text:p>
          </table:table-cell>
          <table:table-cell table:style-name="ce10" table:formula="of:=[.P169]+[.Q168]" office:value-type="float" office:value="334.00059375" calcext:value-type="float">
            <text:p>334.0006</text:p>
          </table:table-cell>
          <table:table-cell table:style-name="ce25" table:formula="of:=[.Q169]-2*([.$B169]-1)" office:value-type="float" office:value="0.000593750000064119" calcext:value-type="float">
            <text:p>0.00059375</text:p>
          </table:table-cell>
          <table:table-cell table:style-name="Default" office:value-type="float" office:value="63627195667599.1" calcext:value-type="float">
            <text:p>63627195667599.1</text:p>
          </table:table-cell>
          <table:table-cell table:style-name="ce10" table:formula="of:=([.S169]-[.S168])/1000" office:value-type="float" office:value="1.999703125" calcext:value-type="float">
            <text:p>1.9997</text:p>
          </table:table-cell>
          <table:table-cell table:style-name="ce10" table:formula="of:=[.T169]+[.U168]" office:value-type="float" office:value="334.0003046875" calcext:value-type="float">
            <text:p>334.0003</text:p>
          </table:table-cell>
          <table:table-cell table:style-name="ce26" table:formula="of:=[.U169]-2*([.$B169]-1)" office:value-type="float" office:value="0.000304687499976808" calcext:value-type="float">
            <text:p>0.0003046875</text:p>
          </table:table-cell>
          <table:table-cell table:style-name="Default" office:value-type="float" office:value="63627196135087.8" calcext:value-type="float">
            <text:p>63627196135087.8</text:p>
          </table:table-cell>
          <table:table-cell table:style-name="ce10" table:formula="of:=([.W169]-[.W168])/1000" office:value-type="float" office:value="2.002" calcext:value-type="float">
            <text:p>2.0020</text:p>
          </table:table-cell>
          <table:table-cell table:style-name="ce10" table:formula="of:=[.X169]+[.Y168]" office:value-type="float" office:value="333.9996953125" calcext:value-type="float">
            <text:p>333.9997</text:p>
          </table:table-cell>
          <table:table-cell table:style-name="ce29" table:formula="of:=[.Y169]-2*([.$B169]-1)" office:value-type="float" office:value="-0.000304687500147338" calcext:value-type="float">
            <text:p>-0.0003046875</text:p>
          </table:table-cell>
          <table:table-cell table:style-name="Default" office:value-type="float" office:value="63627196593642.6" calcext:value-type="float">
            <text:p>63627196593642.6</text:p>
          </table:table-cell>
          <table:table-cell table:style-name="ce10" table:formula="of:=([.AA169]-[.AA168])/1000" office:value-type="float" office:value="1.9983984375" calcext:value-type="float">
            <text:p>1.9984</text:p>
          </table:table-cell>
          <table:table-cell table:style-name="ce10" table:formula="of:=[.AB169]+[.AC168]" office:value-type="float" office:value="333.998703125" calcext:value-type="float">
            <text:p>333.9987</text:p>
          </table:table-cell>
          <table:table-cell table:style-name="ce33" table:formula="of:=[.AC169]-2*([.$B169]-1)" office:value-type="float" office:value="-0.00129687500003683" calcext:value-type="float">
            <text:p>-0.001296875</text:p>
          </table:table-cell>
          <table:table-cell table:style-name="Default" office:value-type="float" office:value="63627197065278.5" calcext:value-type="float">
            <text:p>63627197065278.5</text:p>
          </table:table-cell>
          <table:table-cell table:style-name="ce10" table:formula="of:=([.AE169]-[.AE168])/1000" office:value-type="float" office:value="2.000796875" calcext:value-type="float">
            <text:p>2.0008</text:p>
          </table:table-cell>
          <table:table-cell table:style-name="ce10" table:formula="of:=[.AF169]+[.AG168]" office:value-type="float" office:value="333.9986015625" calcext:value-type="float">
            <text:p>333.9986</text:p>
          </table:table-cell>
          <table:table-cell table:style-name="ce40" table:formula="of:=[.AG169]-2*([.$B169]-1)" office:value-type="float" office:value="-0.00139843749985857" calcext:value-type="float">
            <text:p>-0.0013984375</text:p>
          </table:table-cell>
          <table:table-cell table:style-name="Default" office:value-type="float" office:value="63627197526265" calcext:value-type="float">
            <text:p>63627197526265</text:p>
          </table:table-cell>
          <table:table-cell table:style-name="ce10" table:formula="of:=([.AI169]-[.AI168])/1000" office:value-type="float" office:value="2.0011015625" calcext:value-type="float">
            <text:p>2.0011</text:p>
          </table:table-cell>
          <table:table-cell table:style-name="ce10" table:formula="of:=[.AJ169]+[.AK168]" office:value-type="float" office:value="334" calcext:value-type="float">
            <text:p>334.0000</text:p>
          </table:table-cell>
          <table:table-cell table:style-name="ce48" table:formula="of:=[.AK169]-2*([.$B169]-1)" office:value-type="float" office:value="0" calcext:value-type="float">
            <text:p>0</text:p>
          </table:table-cell>
          <table:table-cell table:style-name="Default" office:value-type="float" office:value="63627198005328.5" calcext:value-type="float">
            <text:p>63627198005328.5</text:p>
          </table:table-cell>
          <table:table-cell table:style-name="ce10" table:formula="of:=([.AM169]-[.AM168])/1000" office:value-type="float" office:value="2.001203125" calcext:value-type="float">
            <text:p>2.0012</text:p>
          </table:table-cell>
          <table:table-cell table:style-name="ce10" table:formula="of:=[.AN169]+[.AO168]" office:value-type="float" office:value="333.9996015625" calcext:value-type="float">
            <text:p>333.9996</text:p>
          </table:table-cell>
          <table:table-cell table:style-name="ce54" table:formula="of:=[.AO169]-2*([.$B169]-1)" office:value-type="float" office:value="-0.00039843749988222" calcext:value-type="float">
            <text:p>-0.0003984375</text:p>
          </table:table-cell>
          <table:table-cell table:style-name="Default" office:value-type="float" office:value="63627198467306.9" calcext:value-type="float">
            <text:p>63627198467306.9</text:p>
          </table:table-cell>
          <table:table-cell table:style-name="ce10" table:formula="of:=([.AQ169]-[.AQ168])/1000" office:value-type="float" office:value="2.0005" calcext:value-type="float">
            <text:p>2.0005</text:p>
          </table:table-cell>
          <table:table-cell table:style-name="ce10" table:formula="of:=[.AR169]+[.AS168]" office:value-type="float" office:value="333.999796875" calcext:value-type="float">
            <text:p>333.9998</text:p>
          </table:table-cell>
          <table:table-cell table:style-name="ce60" table:formula="of:=[.AS169]-2*([.$B169]-1)" office:value-type="float" office:value="-0.000203125000098225" calcext:value-type="float">
            <text:p>-0.000203125</text:p>
          </table:table-cell>
          <table:table-cell table:style-name="Default" office:value-type="float" office:value="63627198941048.5" calcext:value-type="float">
            <text:p>63627198941048.5</text:p>
          </table:table-cell>
          <table:table-cell table:style-name="ce10" table:formula="of:=([.AU169]-[.AU168])/1000" office:value-type="float" office:value="1.996703125" calcext:value-type="float">
            <text:p>1.9967</text:p>
          </table:table-cell>
          <table:table-cell table:style-name="ce10" table:formula="of:=[.AV169]+[.AW168]" office:value-type="float" office:value="333.9985" calcext:value-type="float">
            <text:p>333.9985</text:p>
          </table:table-cell>
          <table:table-cell table:style-name="ce61" table:formula="of:=[.AW169]-2*([.$B169]-1)" office:value-type="float" office:value="-0.00150000000007822" calcext:value-type="float">
            <text:p>-0.001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7" office:value-type="float" office:value="169" calcext:value-type="float">
            <text:p>169</text:p>
          </table:table-cell>
          <table:table-cell office:value-type="float" office:value="63627193809573.3" calcext:value-type="float">
            <text:p>63627193809573.3</text:p>
          </table:table-cell>
          <table:table-cell table:formula="of:=([.C170]-[.C169])/1000" office:value-type="float" office:value="1.9999921875" calcext:value-type="float">
            <text:p>2.0000</text:p>
          </table:table-cell>
          <table:table-cell table:formula="of:=[.D170]+[.E169]" office:value-type="float" office:value="335.998890625" calcext:value-type="float">
            <text:p>335.9989</text:p>
          </table:table-cell>
          <table:table-cell table:style-name="ce12" table:formula="of:=[.E170]-2*([.$B170]-1)" office:value-type="float" office:value="-0.00110937500005548" calcext:value-type="float">
            <text:p>-0.001109375</text:p>
          </table:table-cell>
          <table:table-cell table:style-name="Default" office:value-type="float" office:value="63627194274791.8" calcext:value-type="float">
            <text:p>63627194274791.8</text:p>
          </table:table-cell>
          <table:table-cell table:style-name="ce10" table:formula="of:=([.G170]-[.G169])/1000" office:value-type="float" office:value="2.001296875" calcext:value-type="float">
            <text:p>2.0013</text:p>
          </table:table-cell>
          <table:table-cell table:style-name="ce10" table:formula="of:=[.H170]+[.I169]" office:value-type="float" office:value="335.9986640625" calcext:value-type="float">
            <text:p>335.9987</text:p>
          </table:table-cell>
          <table:table-cell table:style-name="ce17" table:formula="of:=[.I170]-2*([.$B170]-1)" office:value-type="float" office:value="-0.00133593749990268" calcext:value-type="float">
            <text:p>-0.0013359375</text:p>
          </table:table-cell>
          <table:table-cell table:style-name="Default" office:value-type="float" office:value="63627194739385.8" calcext:value-type="float">
            <text:p>63627194739385.8</text:p>
          </table:table-cell>
          <table:table-cell table:style-name="ce10" table:formula="of:=([.K170]-[.K169])/1000" office:value-type="float" office:value="1.9985" calcext:value-type="float">
            <text:p>1.9985</text:p>
          </table:table-cell>
          <table:table-cell table:style-name="ce10" table:formula="of:=[.L170]+[.M169]" office:value-type="float" office:value="335.998296875" calcext:value-type="float">
            <text:p>335.9983</text:p>
          </table:table-cell>
          <table:table-cell table:style-name="ce21" table:formula="of:=[.M170]-2*([.$B170]-1)" office:value-type="float" office:value="-0.00170312499994907" calcext:value-type="float">
            <text:p>-0.001703125</text:p>
          </table:table-cell>
          <table:table-cell table:style-name="Default" office:value-type="float" office:value="63627195212215.9" calcext:value-type="float">
            <text:p>63627195212215.9</text:p>
          </table:table-cell>
          <table:table-cell table:style-name="ce10" table:formula="of:=([.O170]-[.O169])/1000" office:value-type="float" office:value="1.9986015625" calcext:value-type="float">
            <text:p>1.9986</text:p>
          </table:table-cell>
          <table:table-cell table:style-name="ce10" table:formula="of:=[.P170]+[.Q169]" office:value-type="float" office:value="335.9991953125" calcext:value-type="float">
            <text:p>335.9992</text:p>
          </table:table-cell>
          <table:table-cell table:style-name="ce25" table:formula="of:=[.Q170]-2*([.$B170]-1)" office:value-type="float" office:value="-0.000804687499908141" calcext:value-type="float">
            <text:p>-0.0008046875</text:p>
          </table:table-cell>
          <table:table-cell table:style-name="Default" office:value-type="float" office:value="63627195669596.5" calcext:value-type="float">
            <text:p>63627195669596.5</text:p>
          </table:table-cell>
          <table:table-cell table:style-name="ce10" table:formula="of:=([.S170]-[.S169])/1000" office:value-type="float" office:value="1.9973984375" calcext:value-type="float">
            <text:p>1.9974</text:p>
          </table:table-cell>
          <table:table-cell table:style-name="ce10" table:formula="of:=[.T170]+[.U169]" office:value-type="float" office:value="335.997703125" calcext:value-type="float">
            <text:p>335.9977</text:p>
          </table:table-cell>
          <table:table-cell table:style-name="ce26" table:formula="of:=[.U170]-2*([.$B170]-1)" office:value-type="float" office:value="-0.00229687500001319" calcext:value-type="float">
            <text:p>-0.002296875</text:p>
          </table:table-cell>
          <table:table-cell table:style-name="Default" office:value-type="float" office:value="63627196137087.2" calcext:value-type="float">
            <text:p>63627196137087.2</text:p>
          </table:table-cell>
          <table:table-cell table:style-name="ce10" table:formula="of:=([.W170]-[.W169])/1000" office:value-type="float" office:value="1.99940625" calcext:value-type="float">
            <text:p>1.9994</text:p>
          </table:table-cell>
          <table:table-cell table:style-name="ce10" table:formula="of:=[.X170]+[.Y169]" office:value-type="float" office:value="335.9991015625" calcext:value-type="float">
            <text:p>335.9991</text:p>
          </table:table-cell>
          <table:table-cell table:style-name="ce29" table:formula="of:=[.Y170]-2*([.$B170]-1)" office:value-type="float" office:value="-0.000898437500154614" calcext:value-type="float">
            <text:p>-0.0008984375</text:p>
          </table:table-cell>
          <table:table-cell table:style-name="Default" office:value-type="float" office:value="63627196595641.6" calcext:value-type="float">
            <text:p>63627196595641.6</text:p>
          </table:table-cell>
          <table:table-cell table:style-name="ce10" table:formula="of:=([.AA170]-[.AA169])/1000" office:value-type="float" office:value="1.999" calcext:value-type="float">
            <text:p>1.9990</text:p>
          </table:table-cell>
          <table:table-cell table:style-name="ce10" table:formula="of:=[.AB170]+[.AC169]" office:value-type="float" office:value="335.997703125" calcext:value-type="float">
            <text:p>335.9977</text:p>
          </table:table-cell>
          <table:table-cell table:style-name="ce33" table:formula="of:=[.AC170]-2*([.$B170]-1)" office:value-type="float" office:value="-0.00229687500001319" calcext:value-type="float">
            <text:p>-0.002296875</text:p>
          </table:table-cell>
          <table:table-cell table:style-name="Default" office:value-type="float" office:value="63627197067279.1" calcext:value-type="float">
            <text:p>63627197067279.1</text:p>
          </table:table-cell>
          <table:table-cell table:style-name="ce10" table:formula="of:=([.AE170]-[.AE169])/1000" office:value-type="float" office:value="2.0006015625" calcext:value-type="float">
            <text:p>2.0006</text:p>
          </table:table-cell>
          <table:table-cell table:style-name="ce10" table:formula="of:=[.AF170]+[.AG169]" office:value-type="float" office:value="335.999203125" calcext:value-type="float">
            <text:p>335.9992</text:p>
          </table:table-cell>
          <table:table-cell table:style-name="ce40" table:formula="of:=[.AG170]-2*([.$B170]-1)" office:value-type="float" office:value="-0.000796874999878128" calcext:value-type="float">
            <text:p>-0.000796875</text:p>
          </table:table-cell>
          <table:table-cell table:style-name="Default" office:value-type="float" office:value="63627197528263.1" calcext:value-type="float">
            <text:p>63627197528263.1</text:p>
          </table:table-cell>
          <table:table-cell table:style-name="ce10" table:formula="of:=([.AI170]-[.AI169])/1000" office:value-type="float" office:value="1.9981015625" calcext:value-type="float">
            <text:p>1.9981</text:p>
          </table:table-cell>
          <table:table-cell table:style-name="ce10" table:formula="of:=[.AJ170]+[.AK169]" office:value-type="float" office:value="335.9981015625" calcext:value-type="float">
            <text:p>335.9981</text:p>
          </table:table-cell>
          <table:table-cell table:style-name="ce48" table:formula="of:=[.AK170]-2*([.$B170]-1)" office:value-type="float" office:value="-0.00189843750013097" calcext:value-type="float">
            <text:p>-0.0018984375</text:p>
          </table:table-cell>
          <table:table-cell table:style-name="Default" office:value-type="float" office:value="63627198007327" calcext:value-type="float">
            <text:p>63627198007327</text:p>
          </table:table-cell>
          <table:table-cell table:style-name="ce10" table:formula="of:=([.AM170]-[.AM169])/1000" office:value-type="float" office:value="1.9985" calcext:value-type="float">
            <text:p>1.9985</text:p>
          </table:table-cell>
          <table:table-cell table:style-name="ce10" table:formula="of:=[.AN170]+[.AO169]" office:value-type="float" office:value="335.9981015625" calcext:value-type="float">
            <text:p>335.9981</text:p>
          </table:table-cell>
          <table:table-cell table:style-name="ce54" table:formula="of:=[.AO170]-2*([.$B170]-1)" office:value-type="float" office:value="-0.00189843749990359" calcext:value-type="float">
            <text:p>-0.0018984375</text:p>
          </table:table-cell>
          <table:table-cell table:style-name="Default" office:value-type="float" office:value="63627198469306.9" calcext:value-type="float">
            <text:p>63627198469306.9</text:p>
          </table:table-cell>
          <table:table-cell table:style-name="ce10" table:formula="of:=([.AQ170]-[.AQ169])/1000" office:value-type="float" office:value="2" calcext:value-type="float">
            <text:p>2.0000</text:p>
          </table:table-cell>
          <table:table-cell table:style-name="ce10" table:formula="of:=[.AR170]+[.AS169]" office:value-type="float" office:value="335.999796875" calcext:value-type="float">
            <text:p>335.9998</text:p>
          </table:table-cell>
          <table:table-cell table:style-name="ce60" table:formula="of:=[.AS170]-2*([.$B170]-1)" office:value-type="float" office:value="-0.000203125000098225" calcext:value-type="float">
            <text:p>-0.000203125</text:p>
          </table:table-cell>
          <table:table-cell table:style-name="Default" office:value-type="float" office:value="63627198943049.9" calcext:value-type="float">
            <text:p>63627198943049.9</text:p>
          </table:table-cell>
          <table:table-cell table:style-name="ce10" table:formula="of:=([.AU170]-[.AU169])/1000" office:value-type="float" office:value="2.0013984375" calcext:value-type="float">
            <text:p>2.0014</text:p>
          </table:table-cell>
          <table:table-cell table:style-name="ce10" table:formula="of:=[.AV170]+[.AW169]" office:value-type="float" office:value="335.9998984375" calcext:value-type="float">
            <text:p>335.9999</text:p>
          </table:table-cell>
          <table:table-cell table:style-name="ce61" table:formula="of:=[.AW170]-2*([.$B170]-1)" office:value-type="float" office:value="-0.000101562500105956" calcext:value-type="float">
            <text:p>-0.0001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70" calcext:value-type="float">
            <text:p>170</text:p>
          </table:table-cell>
          <table:table-cell office:value-type="float" office:value="63627193811574" calcext:value-type="float">
            <text:p>63627193811574</text:p>
          </table:table-cell>
          <table:table-cell table:formula="of:=([.C171]-[.C170])/1000" office:value-type="float" office:value="2.0006953125" calcext:value-type="float">
            <text:p>2.0007</text:p>
          </table:table-cell>
          <table:table-cell table:formula="of:=[.D171]+[.E170]" office:value-type="float" office:value="337.9995859375" calcext:value-type="float">
            <text:p>337.9996</text:p>
          </table:table-cell>
          <table:table-cell table:style-name="ce12" table:formula="of:=[.E171]-2*([.$B171]-1)" office:value-type="float" office:value="-0.000414062500055934" calcext:value-type="float">
            <text:p>-0.0004140625</text:p>
          </table:table-cell>
          <table:table-cell table:style-name="Default" office:value-type="float" office:value="63627194276791.9" calcext:value-type="float">
            <text:p>63627194276791.9</text:p>
          </table:table-cell>
          <table:table-cell table:style-name="ce10" table:formula="of:=([.G171]-[.G170])/1000" office:value-type="float" office:value="2.0001015625" calcext:value-type="float">
            <text:p>2.0001</text:p>
          </table:table-cell>
          <table:table-cell table:style-name="ce10" table:formula="of:=[.H171]+[.I170]" office:value-type="float" office:value="337.998765625" calcext:value-type="float">
            <text:p>337.9988</text:p>
          </table:table-cell>
          <table:table-cell table:style-name="ce17" table:formula="of:=[.I171]-2*([.$B171]-1)" office:value-type="float" office:value="-0.00123437499991041" calcext:value-type="float">
            <text:p>-0.001234375</text:p>
          </table:table-cell>
          <table:table-cell table:style-name="Default" office:value-type="float" office:value="63627194741388" calcext:value-type="float">
            <text:p>63627194741388</text:p>
          </table:table-cell>
          <table:table-cell table:style-name="ce10" table:formula="of:=([.K171]-[.K170])/1000" office:value-type="float" office:value="2.002203125" calcext:value-type="float">
            <text:p>2.0022</text:p>
          </table:table-cell>
          <table:table-cell table:style-name="ce10" table:formula="of:=[.L171]+[.M170]" office:value-type="float" office:value="338.0005" calcext:value-type="float">
            <text:p>338.0005</text:p>
          </table:table-cell>
          <table:table-cell table:style-name="ce21" table:formula="of:=[.M171]-2*([.$B171]-1)" office:value-type="float" office:value="0.00050000000004502" calcext:value-type="float">
            <text:p>0.0005</text:p>
          </table:table-cell>
          <table:table-cell table:style-name="Default" office:value-type="float" office:value="63627195214216.3" calcext:value-type="float">
            <text:p>63627195214216.3</text:p>
          </table:table-cell>
          <table:table-cell table:style-name="ce10" table:formula="of:=([.O171]-[.O170])/1000" office:value-type="float" office:value="2.0003984375" calcext:value-type="float">
            <text:p>2.0004</text:p>
          </table:table-cell>
          <table:table-cell table:style-name="ce10" table:formula="of:=[.P171]+[.Q170]" office:value-type="float" office:value="337.99959375" calcext:value-type="float">
            <text:p>337.9996</text:p>
          </table:table-cell>
          <table:table-cell table:style-name="ce25" table:formula="of:=[.Q171]-2*([.$B171]-1)" office:value-type="float" office:value="-0.000406249999912234" calcext:value-type="float">
            <text:p>-0.00040625</text:p>
          </table:table-cell>
          <table:table-cell table:style-name="Default" office:value-type="float" office:value="63627195671596.3" calcext:value-type="float">
            <text:p>63627195671596.3</text:p>
          </table:table-cell>
          <table:table-cell table:style-name="ce10" table:formula="of:=([.S171]-[.S170])/1000" office:value-type="float" office:value="1.999796875" calcext:value-type="float">
            <text:p>1.9998</text:p>
          </table:table-cell>
          <table:table-cell table:style-name="ce10" table:formula="of:=[.T171]+[.U170]" office:value-type="float" office:value="337.9975" calcext:value-type="float">
            <text:p>337.9975</text:p>
          </table:table-cell>
          <table:table-cell table:style-name="ce26" table:formula="of:=[.U171]-2*([.$B171]-1)" office:value-type="float" office:value="-0.00249999999999773" calcext:value-type="float">
            <text:p>-0.0025</text:p>
          </table:table-cell>
          <table:table-cell table:style-name="Default" office:value-type="float" office:value="63627196139085.3" calcext:value-type="float">
            <text:p>63627196139085.3</text:p>
          </table:table-cell>
          <table:table-cell table:style-name="ce10" table:formula="of:=([.W171]-[.W170])/1000" office:value-type="float" office:value="1.99809375" calcext:value-type="float">
            <text:p>1.9981</text:p>
          </table:table-cell>
          <table:table-cell table:style-name="ce10" table:formula="of:=[.X171]+[.Y170]" office:value-type="float" office:value="337.9971953125" calcext:value-type="float">
            <text:p>337.9972</text:p>
          </table:table-cell>
          <table:table-cell table:style-name="ce29" table:formula="of:=[.Y171]-2*([.$B171]-1)" office:value-type="float" office:value="-0.00280468750014506" calcext:value-type="float">
            <text:p>-0.0028046875</text:p>
          </table:table-cell>
          <table:table-cell table:style-name="Default" office:value-type="float" office:value="63627196597644" calcext:value-type="float">
            <text:p>63627196597644</text:p>
          </table:table-cell>
          <table:table-cell table:style-name="ce10" table:formula="of:=([.AA171]-[.AA170])/1000" office:value-type="float" office:value="2.0023984375" calcext:value-type="float">
            <text:p>2.0024</text:p>
          </table:table-cell>
          <table:table-cell table:style-name="ce10" table:formula="of:=[.AB171]+[.AC170]" office:value-type="float" office:value="338.0001015625" calcext:value-type="float">
            <text:p>338.0001</text:p>
          </table:table-cell>
          <table:table-cell table:style-name="ce33" table:formula="of:=[.AC171]-2*([.$B171]-1)" office:value-type="float" office:value="0.000101562499992269" calcext:value-type="float">
            <text:p>0.0001015625</text:p>
          </table:table-cell>
          <table:table-cell table:style-name="Default" office:value-type="float" office:value="63627197069277.8" calcext:value-type="float">
            <text:p>63627197069277.8</text:p>
          </table:table-cell>
          <table:table-cell table:style-name="ce10" table:formula="of:=([.AE171]-[.AE170])/1000" office:value-type="float" office:value="1.9986953125" calcext:value-type="float">
            <text:p>1.9987</text:p>
          </table:table-cell>
          <table:table-cell table:style-name="ce10" table:formula="of:=[.AF171]+[.AG170]" office:value-type="float" office:value="337.9978984375" calcext:value-type="float">
            <text:p>337.9979</text:p>
          </table:table-cell>
          <table:table-cell table:style-name="ce40" table:formula="of:=[.AG171]-2*([.$B171]-1)" office:value-type="float" office:value="-0.00210156249988813" calcext:value-type="float">
            <text:p>-0.0021015625</text:p>
          </table:table-cell>
          <table:table-cell table:style-name="Default" office:value-type="float" office:value="63627197530262.7" calcext:value-type="float">
            <text:p>63627197530262.7</text:p>
          </table:table-cell>
          <table:table-cell table:style-name="ce10" table:formula="of:=([.AI171]-[.AI170])/1000" office:value-type="float" office:value="1.9996015625" calcext:value-type="float">
            <text:p>1.9996</text:p>
          </table:table-cell>
          <table:table-cell table:style-name="ce10" table:formula="of:=[.AJ171]+[.AK170]" office:value-type="float" office:value="337.997703125" calcext:value-type="float">
            <text:p>337.9977</text:p>
          </table:table-cell>
          <table:table-cell table:style-name="ce48" table:formula="of:=[.AK171]-2*([.$B171]-1)" office:value-type="float" office:value="-0.00229687500012687" calcext:value-type="float">
            <text:p>-0.002296875</text:p>
          </table:table-cell>
          <table:table-cell table:style-name="Default" office:value-type="float" office:value="63627198009328.4" calcext:value-type="float">
            <text:p>63627198009328.4</text:p>
          </table:table-cell>
          <table:table-cell table:style-name="ce10" table:formula="of:=([.AM171]-[.AM170])/1000" office:value-type="float" office:value="2.0013984375" calcext:value-type="float">
            <text:p>2.0014</text:p>
          </table:table-cell>
          <table:table-cell table:style-name="ce10" table:formula="of:=[.AN171]+[.AO170]" office:value-type="float" office:value="337.9995" calcext:value-type="float">
            <text:p>337.9995</text:p>
          </table:table-cell>
          <table:table-cell table:style-name="ce54" table:formula="of:=[.AO171]-2*([.$B171]-1)" office:value-type="float" office:value="-0.000499999999931333" calcext:value-type="float">
            <text:p>-0.0005</text:p>
          </table:table-cell>
          <table:table-cell table:style-name="Default" office:value-type="float" office:value="63627198471305" calcext:value-type="float">
            <text:p>63627198471305</text:p>
          </table:table-cell>
          <table:table-cell table:style-name="ce10" table:formula="of:=([.AQ171]-[.AQ170])/1000" office:value-type="float" office:value="1.9981015625" calcext:value-type="float">
            <text:p>1.9981</text:p>
          </table:table-cell>
          <table:table-cell table:style-name="ce10" table:formula="of:=[.AR171]+[.AS170]" office:value-type="float" office:value="337.9978984375" calcext:value-type="float">
            <text:p>337.9979</text:p>
          </table:table-cell>
          <table:table-cell table:style-name="ce60" table:formula="of:=[.AS171]-2*([.$B171]-1)" office:value-type="float" office:value="-0.00210156250011551" calcext:value-type="float">
            <text:p>-0.0021015625</text:p>
          </table:table-cell>
          <table:table-cell table:style-name="Default" office:value-type="float" office:value="63627198945050.4" calcext:value-type="float">
            <text:p>63627198945050.4</text:p>
          </table:table-cell>
          <table:table-cell table:style-name="ce10" table:formula="of:=([.AU171]-[.AU170])/1000" office:value-type="float" office:value="2.0005" calcext:value-type="float">
            <text:p>2.0005</text:p>
          </table:table-cell>
          <table:table-cell table:style-name="ce10" table:formula="of:=[.AV171]+[.AW170]" office:value-type="float" office:value="338.0003984375" calcext:value-type="float">
            <text:p>338.0004</text:p>
          </table:table-cell>
          <table:table-cell table:style-name="ce61" table:formula="of:=[.AW171]-2*([.$B171]-1)" office:value-type="float" office:value="0.00039843749988222" calcext:value-type="float">
            <text:p>0.0003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171" calcext:value-type="float">
            <text:p>171</text:p>
          </table:table-cell>
          <table:table-cell office:value-type="float" office:value="63627193814234.2" calcext:value-type="float">
            <text:p>63627193814234.2</text:p>
          </table:table-cell>
          <table:table-cell table:formula="of:=([.C172]-[.C171])/1000" office:value-type="float" office:value="2.6602109375" calcext:value-type="float">
            <text:p>2.6602</text:p>
          </table:table-cell>
          <table:table-cell table:formula="of:=[.D172]+[.E171]" office:value-type="float" office:value="340.659796875" calcext:value-type="float">
            <text:p>340.6598</text:p>
          </table:table-cell>
          <table:table-cell table:style-name="ce12" table:formula="of:=[.E172]-2*([.$B172]-1)" office:value-type="float" office:value="0.659796874999927" calcext:value-type="float">
            <text:p>0.659796875</text:p>
          </table:table-cell>
          <table:table-cell table:style-name="Default" office:value-type="float" office:value="63627194280399.1" calcext:value-type="float">
            <text:p>63627194280399.1</text:p>
          </table:table-cell>
          <table:table-cell table:style-name="ce10" table:formula="of:=([.G172]-[.G171])/1000" office:value-type="float" office:value="3.607203125" calcext:value-type="float">
            <text:p>3.6072</text:p>
          </table:table-cell>
          <table:table-cell table:style-name="ce10" table:formula="of:=[.H172]+[.I171]" office:value-type="float" office:value="341.60596875" calcext:value-type="float">
            <text:p>341.6060</text:p>
          </table:table-cell>
          <table:table-cell table:style-name="ce17" table:formula="of:=[.I172]-2*([.$B172]-1)" office:value-type="float" office:value="1.6059687500001" calcext:value-type="float">
            <text:p>1.60596875</text:p>
          </table:table-cell>
          <table:table-cell table:style-name="Default" office:value-type="float" office:value="63627194743386.5" calcext:value-type="float">
            <text:p>63627194743386.5</text:p>
          </table:table-cell>
          <table:table-cell table:style-name="ce10" table:formula="of:=([.K172]-[.K171])/1000" office:value-type="float" office:value="1.9985" calcext:value-type="float">
            <text:p>1.9985</text:p>
          </table:table-cell>
          <table:table-cell table:style-name="ce10" table:formula="of:=[.L172]+[.M171]" office:value-type="float" office:value="339.999" calcext:value-type="float">
            <text:p>339.9990</text:p>
          </table:table-cell>
          <table:table-cell table:style-name="ce21" table:formula="of:=[.M172]-2*([.$B172]-1)" office:value-type="float" office:value="-0.000999999999976353" calcext:value-type="float">
            <text:p>-0.001</text:p>
          </table:table-cell>
          <table:table-cell table:style-name="Default" office:value-type="float" office:value="63627195216215.4" calcext:value-type="float">
            <text:p>63627195216215.4</text:p>
          </table:table-cell>
          <table:table-cell table:style-name="ce10" table:formula="of:=([.O172]-[.O171])/1000" office:value-type="float" office:value="1.9991015625" calcext:value-type="float">
            <text:p>1.9991</text:p>
          </table:table-cell>
          <table:table-cell table:style-name="ce10" table:formula="of:=[.P172]+[.Q171]" office:value-type="float" office:value="339.9986953125" calcext:value-type="float">
            <text:p>339.9987</text:p>
          </table:table-cell>
          <table:table-cell table:style-name="ce25" table:formula="of:=[.Q172]-2*([.$B172]-1)" office:value-type="float" office:value="-0.00130468749989632" calcext:value-type="float">
            <text:p>-0.0013046875</text:p>
          </table:table-cell>
          <table:table-cell table:style-name="Default" office:value-type="float" office:value="63627195673598.2" calcext:value-type="float">
            <text:p>63627195673598.2</text:p>
          </table:table-cell>
          <table:table-cell table:style-name="ce10" table:formula="of:=([.S172]-[.S171])/1000" office:value-type="float" office:value="2.00190625" calcext:value-type="float">
            <text:p>2.0019</text:p>
          </table:table-cell>
          <table:table-cell table:style-name="ce10" table:formula="of:=[.T172]+[.U171]" office:value-type="float" office:value="339.99940625" calcext:value-type="float">
            <text:p>339.9994</text:p>
          </table:table-cell>
          <table:table-cell table:style-name="ce26" table:formula="of:=[.U172]-2*([.$B172]-1)" office:value-type="float" office:value="-0.000593750000007276" calcext:value-type="float">
            <text:p>-0.00059375</text:p>
          </table:table-cell>
          <table:table-cell table:style-name="Default" office:value-type="float" office:value="63627196141087.3" calcext:value-type="float">
            <text:p>63627196141087.3</text:p>
          </table:table-cell>
          <table:table-cell table:style-name="ce10" table:formula="of:=([.W172]-[.W171])/1000" office:value-type="float" office:value="2.002" calcext:value-type="float">
            <text:p>2.0020</text:p>
          </table:table-cell>
          <table:table-cell table:style-name="ce10" table:formula="of:=[.X172]+[.Y171]" office:value-type="float" office:value="339.9991953125" calcext:value-type="float">
            <text:p>339.9992</text:p>
          </table:table-cell>
          <table:table-cell table:style-name="ce29" table:formula="of:=[.Y172]-2*([.$B172]-1)" office:value-type="float" office:value="-0.000804687500135515" calcext:value-type="float">
            <text:p>-0.0008046875</text:p>
          </table:table-cell>
          <table:table-cell table:style-name="Default" office:value-type="float" office:value="63627196600287.7" calcext:value-type="float">
            <text:p>63627196600287.7</text:p>
          </table:table-cell>
          <table:table-cell table:style-name="ce10" table:formula="of:=([.AA172]-[.AA171])/1000" office:value-type="float" office:value="2.643703125" calcext:value-type="float">
            <text:p>2.6437</text:p>
          </table:table-cell>
          <table:table-cell table:style-name="ce10" table:formula="of:=[.AB172]+[.AC171]" office:value-type="float" office:value="340.6438046875" calcext:value-type="float">
            <text:p>340.6438</text:p>
          </table:table-cell>
          <table:table-cell table:style-name="ce33" table:formula="of:=[.AC172]-2*([.$B172]-1)" office:value-type="float" office:value="0.643804687499994" calcext:value-type="float">
            <text:p>0.6438046875</text:p>
          </table:table-cell>
          <table:table-cell table:style-name="Default" office:value-type="float" office:value="63627197071277.5" calcext:value-type="float">
            <text:p>63627197071277.5</text:p>
          </table:table-cell>
          <table:table-cell table:style-name="ce10" table:formula="of:=([.AE172]-[.AE171])/1000" office:value-type="float" office:value="1.999703125" calcext:value-type="float">
            <text:p>1.9997</text:p>
          </table:table-cell>
          <table:table-cell table:style-name="ce10" table:formula="of:=[.AF172]+[.AG171]" office:value-type="float" office:value="339.9976015625" calcext:value-type="float">
            <text:p>339.9976</text:p>
          </table:table-cell>
          <table:table-cell table:style-name="ce40" table:formula="of:=[.AG172]-2*([.$B172]-1)" office:value-type="float" office:value="-0.00239843749989177" calcext:value-type="float">
            <text:p>-0.0023984375</text:p>
          </table:table-cell>
          <table:table-cell table:style-name="Default" office:value-type="float" office:value="63627197533654.2" calcext:value-type="float">
            <text:p>63627197533654.2</text:p>
          </table:table-cell>
          <table:table-cell table:style-name="ce10" table:formula="of:=([.AI172]-[.AI171])/1000" office:value-type="float" office:value="3.3915" calcext:value-type="float">
            <text:p>3.3915</text:p>
          </table:table-cell>
          <table:table-cell table:style-name="ce10" table:formula="of:=[.AJ172]+[.AK171]" office:value-type="float" office:value="341.389203125" calcext:value-type="float">
            <text:p>341.3892</text:p>
          </table:table-cell>
          <table:table-cell table:style-name="ce48" table:formula="of:=[.AK172]-2*([.$B172]-1)" office:value-type="float" office:value="1.38920312499988" calcext:value-type="float">
            <text:p>1.389203125</text:p>
          </table:table-cell>
          <table:table-cell table:style-name="Default" office:value-type="float" office:value="63627198012184.9" calcext:value-type="float">
            <text:p>63627198012184.9</text:p>
          </table:table-cell>
          <table:table-cell table:style-name="ce10" table:formula="of:=([.AM172]-[.AM171])/1000" office:value-type="float" office:value="2.8565" calcext:value-type="float">
            <text:p>2.8565</text:p>
          </table:table-cell>
          <table:table-cell table:style-name="ce10" table:formula="of:=[.AN172]+[.AO171]" office:value-type="float" office:value="340.856" calcext:value-type="float">
            <text:p>340.8560</text:p>
          </table:table-cell>
          <table:table-cell table:style-name="ce54" table:formula="of:=[.AO172]-2*([.$B172]-1)" office:value-type="float" office:value="0.856000000000051" calcext:value-type="float">
            <text:p>0.856</text:p>
          </table:table-cell>
          <table:table-cell table:style-name="Default" office:value-type="float" office:value="63627198473923.1" calcext:value-type="float">
            <text:p>63627198473923.1</text:p>
          </table:table-cell>
          <table:table-cell table:style-name="ce10" table:formula="of:=([.AQ172]-[.AQ171])/1000" office:value-type="float" office:value="2.6181015625" calcext:value-type="float">
            <text:p>2.6181</text:p>
          </table:table-cell>
          <table:table-cell table:style-name="ce10" table:formula="of:=[.AR172]+[.AS171]" office:value-type="float" office:value="340.616" calcext:value-type="float">
            <text:p>340.6160</text:p>
          </table:table-cell>
          <table:table-cell table:style-name="ce60" table:formula="of:=[.AS172]-2*([.$B172]-1)" office:value-type="float" office:value="0.615999999999872" calcext:value-type="float">
            <text:p>0.616</text:p>
          </table:table-cell>
          <table:table-cell table:formula="of:=[.AU173]" office:value-type="float" office:value="63627198951806.9" calcext:value-type="float">
            <text:p>63627198951806.9</text:p>
          </table:table-cell>
          <table:table-cell table:style-name="ce10" table:formula="of:=([.AU172]-[.AU171])/1000" office:value-type="float" office:value="6.7565" calcext:value-type="float">
            <text:p>6.7565</text:p>
          </table:table-cell>
          <table:table-cell table:style-name="ce10" table:formula="of:=[.AV172]+[.AW171]" office:value-type="float" office:value="344.7568984375" calcext:value-type="float">
            <text:p>344.7569</text:p>
          </table:table-cell>
          <table:table-cell table:style-name="ce61" table:formula="of:=[.AW172]-2*([.$B172]-1)" office:value-type="float" office:value="4.7568984374999" calcext:value-type="float">
            <text:p>4.7568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7" office:value-type="float" office:value="172" calcext:value-type="float">
            <text:p>172</text:p>
          </table:table-cell>
          <table:table-cell office:value-type="float" office:value="63627193815573.1" calcext:value-type="float">
            <text:p>63627193815573.1</text:p>
          </table:table-cell>
          <table:table-cell table:formula="of:=([.C173]-[.C172])/1000" office:value-type="float" office:value="1.33890625" calcext:value-type="float">
            <text:p>1.3389</text:p>
          </table:table-cell>
          <table:table-cell table:formula="of:=[.D173]+[.E172]" office:value-type="float" office:value="341.998703125" calcext:value-type="float">
            <text:p>341.9987</text:p>
          </table:table-cell>
          <table:table-cell table:style-name="ce12" table:formula="of:=[.E173]-2*([.$B173]-1)" office:value-type="float" office:value="-0.00129687500009368" calcext:value-type="float">
            <text:p>-0.001296875</text:p>
          </table:table-cell>
          <table:table-cell table:style-name="Default" office:value-type="float" office:value="63627194280791.9" calcext:value-type="float">
            <text:p>63627194280791.9</text:p>
          </table:table-cell>
          <table:table-cell table:style-name="ce10" table:formula="of:=([.G173]-[.G172])/1000" office:value-type="float" office:value="0.392796875" calcext:value-type="float">
            <text:p>0.3928</text:p>
          </table:table-cell>
          <table:table-cell table:style-name="ce10" table:formula="of:=[.H173]+[.I172]" office:value-type="float" office:value="341.998765625" calcext:value-type="float">
            <text:p>341.9988</text:p>
          </table:table-cell>
          <table:table-cell table:style-name="ce17" table:formula="of:=[.I173]-2*([.$B173]-1)" office:value-type="float" office:value="-0.00123437499991041" calcext:value-type="float">
            <text:p>-0.001234375</text:p>
          </table:table-cell>
          <table:table-cell table:style-name="Default" office:value-type="float" office:value="63627194745385.7" calcext:value-type="float">
            <text:p>63627194745385.7</text:p>
          </table:table-cell>
          <table:table-cell table:style-name="ce10" table:formula="of:=([.K173]-[.K172])/1000" office:value-type="float" office:value="1.999203125" calcext:value-type="float">
            <text:p>1.9992</text:p>
          </table:table-cell>
          <table:table-cell table:style-name="ce10" table:formula="of:=[.L173]+[.M172]" office:value-type="float" office:value="341.998203125" calcext:value-type="float">
            <text:p>341.9982</text:p>
          </table:table-cell>
          <table:table-cell table:style-name="ce21" table:formula="of:=[.M173]-2*([.$B173]-1)" office:value-type="float" office:value="-0.00179687499996817" calcext:value-type="float">
            <text:p>-0.001796875</text:p>
          </table:table-cell>
          <table:table-cell table:style-name="Default" office:value-type="float" office:value="63627195218215.7" calcext:value-type="float">
            <text:p>63627195218215.7</text:p>
          </table:table-cell>
          <table:table-cell table:style-name="ce10" table:formula="of:=([.O173]-[.O172])/1000" office:value-type="float" office:value="2.0003046875" calcext:value-type="float">
            <text:p>2.0003</text:p>
          </table:table-cell>
          <table:table-cell table:style-name="ce10" table:formula="of:=[.P173]+[.Q172]" office:value-type="float" office:value="341.999" calcext:value-type="float">
            <text:p>341.9990</text:p>
          </table:table-cell>
          <table:table-cell table:style-name="ce25" table:formula="of:=[.Q173]-2*([.$B173]-1)" office:value-type="float" office:value="-0.00099999999991951" calcext:value-type="float">
            <text:p>-0.001</text:p>
          </table:table-cell>
          <table:table-cell table:style-name="Default" office:value-type="float" office:value="63627195675597.2" calcext:value-type="float">
            <text:p>63627195675597.2</text:p>
          </table:table-cell>
          <table:table-cell table:style-name="ce10" table:formula="of:=([.S173]-[.S172])/1000" office:value-type="float" office:value="1.999" calcext:value-type="float">
            <text:p>1.9990</text:p>
          </table:table-cell>
          <table:table-cell table:style-name="ce10" table:formula="of:=[.T173]+[.U172]" office:value-type="float" office:value="341.99840625" calcext:value-type="float">
            <text:p>341.9984</text:p>
          </table:table-cell>
          <table:table-cell table:style-name="ce26" table:formula="of:=[.U173]-2*([.$B173]-1)" office:value-type="float" office:value="-0.00159374999998363" calcext:value-type="float">
            <text:p>-0.00159375</text:p>
          </table:table-cell>
          <table:table-cell table:style-name="Default" office:value-type="float" office:value="63627196143085.9" calcext:value-type="float">
            <text:p>63627196143085.9</text:p>
          </table:table-cell>
          <table:table-cell table:style-name="ce10" table:formula="of:=([.W173]-[.W172])/1000" office:value-type="float" office:value="1.9986015625" calcext:value-type="float">
            <text:p>1.9986</text:p>
          </table:table-cell>
          <table:table-cell table:style-name="ce10" table:formula="of:=[.X173]+[.Y172]" office:value-type="float" office:value="341.997796875" calcext:value-type="float">
            <text:p>341.9978</text:p>
          </table:table-cell>
          <table:table-cell table:style-name="ce29" table:formula="of:=[.Y173]-2*([.$B173]-1)" office:value-type="float" office:value="-0.00220312500010778" calcext:value-type="float">
            <text:p>-0.002203125</text:p>
          </table:table-cell>
          <table:table-cell table:style-name="Default" office:value-type="float" office:value="63627196601642.2" calcext:value-type="float">
            <text:p>63627196601642.2</text:p>
          </table:table-cell>
          <table:table-cell table:style-name="ce10" table:formula="of:=([.AA173]-[.AA172])/1000" office:value-type="float" office:value="1.3545" calcext:value-type="float">
            <text:p>1.3545</text:p>
          </table:table-cell>
          <table:table-cell table:style-name="ce10" table:formula="of:=[.AB173]+[.AC172]" office:value-type="float" office:value="341.9983046875" calcext:value-type="float">
            <text:p>341.9983</text:p>
          </table:table-cell>
          <table:table-cell table:style-name="ce33" table:formula="of:=[.AC173]-2*([.$B173]-1)" office:value-type="float" office:value="-0.00169531250003274" calcext:value-type="float">
            <text:p>-0.0016953125</text:p>
          </table:table-cell>
          <table:table-cell table:style-name="Default" office:value-type="float" office:value="63627197073278.4" calcext:value-type="float">
            <text:p>63627197073278.4</text:p>
          </table:table-cell>
          <table:table-cell table:style-name="ce10" table:formula="of:=([.AE173]-[.AE172])/1000" office:value-type="float" office:value="2.0008984375" calcext:value-type="float">
            <text:p>2.0009</text:p>
          </table:table-cell>
          <table:table-cell table:style-name="ce10" table:formula="of:=[.AF173]+[.AG172]" office:value-type="float" office:value="341.9985" calcext:value-type="float">
            <text:p>341.9985</text:p>
          </table:table-cell>
          <table:table-cell table:style-name="ce40" table:formula="of:=[.AG173]-2*([.$B173]-1)" office:value-type="float" office:value="-0.00149999999990769" calcext:value-type="float">
            <text:p>-0.0015</text:p>
          </table:table-cell>
          <table:table-cell table:style-name="Default" office:value-type="float" office:value="63627197534265.4" calcext:value-type="float">
            <text:p>63627197534265.4</text:p>
          </table:table-cell>
          <table:table-cell table:style-name="ce10" table:formula="of:=([.AI173]-[.AI172])/1000" office:value-type="float" office:value="0.6111953125" calcext:value-type="float">
            <text:p>0.6112</text:p>
          </table:table-cell>
          <table:table-cell table:style-name="ce10" table:formula="of:=[.AJ173]+[.AK172]" office:value-type="float" office:value="342.0003984375" calcext:value-type="float">
            <text:p>342.0004</text:p>
          </table:table-cell>
          <table:table-cell table:style-name="ce48" table:formula="of:=[.AK173]-2*([.$B173]-1)" office:value-type="float" office:value="0.00039843749988222" calcext:value-type="float">
            <text:p>0.0003984375</text:p>
          </table:table-cell>
          <table:table-cell table:style-name="Default" office:value-type="float" office:value="63627198013327.6" calcext:value-type="float">
            <text:p>63627198013327.6</text:p>
          </table:table-cell>
          <table:table-cell table:style-name="ce10" table:formula="of:=([.AM173]-[.AM172])/1000" office:value-type="float" office:value="1.142703125" calcext:value-type="float">
            <text:p>1.1427</text:p>
          </table:table-cell>
          <table:table-cell table:style-name="ce10" table:formula="of:=[.AN173]+[.AO172]" office:value-type="float" office:value="341.998703125" calcext:value-type="float">
            <text:p>341.9987</text:p>
          </table:table-cell>
          <table:table-cell table:style-name="ce54" table:formula="of:=[.AO173]-2*([.$B173]-1)" office:value-type="float" office:value="-0.00129687499992315" calcext:value-type="float">
            <text:p>-0.001296875</text:p>
          </table:table-cell>
          <table:table-cell table:style-name="Default" office:value-type="float" office:value="63627198475321.3" calcext:value-type="float">
            <text:p>63627198475321.3</text:p>
          </table:table-cell>
          <table:table-cell table:style-name="ce10" table:formula="of:=([.AQ173]-[.AQ172])/1000" office:value-type="float" office:value="1.3981953125" calcext:value-type="float">
            <text:p>1.3982</text:p>
          </table:table-cell>
          <table:table-cell table:style-name="ce10" table:formula="of:=[.AR173]+[.AS172]" office:value-type="float" office:value="342.0141953125" calcext:value-type="float">
            <text:p>342.0142</text:p>
          </table:table-cell>
          <table:table-cell table:style-name="ce60" table:formula="of:=[.AS173]-2*([.$B173]-1)" office:value-type="float" office:value="0.0141953124998508" calcext:value-type="float">
            <text:p>0.0141953125</text:p>
          </table:table-cell>
          <table:table-cell table:formula="of:=[.AU174]" office:value-type="float" office:value="63627198951806.9" calcext:value-type="float">
            <text:p>63627198951806.9</text:p>
          </table:table-cell>
          <table:table-cell table:style-name="ce10" table:formula="of:=([.AU173]-[.AU172])/1000" office:value-type="float" office:value="0" calcext:value-type="float">
            <text:p>0.0000</text:p>
          </table:table-cell>
          <table:table-cell table:style-name="ce10" table:formula="of:=[.AV173]+[.AW172]" office:value-type="float" office:value="344.7568984375" calcext:value-type="float">
            <text:p>344.7569</text:p>
          </table:table-cell>
          <table:table-cell table:style-name="ce61" table:formula="of:=[.AW173]-2*([.$B173]-1)" office:value-type="float" office:value="2.7568984374999" calcext:value-type="float">
            <text:p>2.7568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73" calcext:value-type="float">
            <text:p>173</text:p>
          </table:table-cell>
          <table:table-cell office:value-type="float" office:value="63627193817572.8" calcext:value-type="float">
            <text:p>63627193817572.8</text:p>
          </table:table-cell>
          <table:table-cell table:formula="of:=([.C174]-[.C173])/1000" office:value-type="float" office:value="1.9996875" calcext:value-type="float">
            <text:p>1.9997</text:p>
          </table:table-cell>
          <table:table-cell table:formula="of:=[.D174]+[.E173]" office:value-type="float" office:value="343.998390625" calcext:value-type="float">
            <text:p>343.9984</text:p>
          </table:table-cell>
          <table:table-cell table:style-name="ce12" table:formula="of:=[.E174]-2*([.$B174]-1)" office:value-type="float" office:value="-0.0016093750001005" calcext:value-type="float">
            <text:p>-0.001609375</text:p>
          </table:table-cell>
          <table:table-cell table:style-name="Default" office:value-type="float" office:value="63627194282792.6" calcext:value-type="float">
            <text:p>63627194282792.6</text:p>
          </table:table-cell>
          <table:table-cell table:style-name="ce10" table:formula="of:=([.G174]-[.G173])/1000" office:value-type="float" office:value="2.000703125" calcext:value-type="float">
            <text:p>2.0007</text:p>
          </table:table-cell>
          <table:table-cell table:style-name="ce10" table:formula="of:=[.H174]+[.I173]" office:value-type="float" office:value="343.99946875" calcext:value-type="float">
            <text:p>343.9995</text:p>
          </table:table-cell>
          <table:table-cell table:style-name="ce17" table:formula="of:=[.I174]-2*([.$B174]-1)" office:value-type="float" office:value="-0.0005312499999377" calcext:value-type="float">
            <text:p>-0.00053125</text:p>
          </table:table-cell>
          <table:table-cell table:style-name="Default" office:value-type="float" office:value="63627194747385.9" calcext:value-type="float">
            <text:p>63627194747385.9</text:p>
          </table:table-cell>
          <table:table-cell table:style-name="ce10" table:formula="of:=([.K174]-[.K173])/1000" office:value-type="float" office:value="2.0001953125" calcext:value-type="float">
            <text:p>2.0002</text:p>
          </table:table-cell>
          <table:table-cell table:style-name="ce10" table:formula="of:=[.L174]+[.M173]" office:value-type="float" office:value="343.9983984375" calcext:value-type="float">
            <text:p>343.9984</text:p>
          </table:table-cell>
          <table:table-cell table:style-name="ce21" table:formula="of:=[.M174]-2*([.$B174]-1)" office:value-type="float" office:value="-0.0016015624999568" calcext:value-type="float">
            <text:p>-0.0016015625</text:p>
          </table:table-cell>
          <table:table-cell table:style-name="Default" office:value-type="float" office:value="63627195220214.4" calcext:value-type="float">
            <text:p>63627195220214.4</text:p>
          </table:table-cell>
          <table:table-cell table:style-name="ce10" table:formula="of:=([.O174]-[.O173])/1000" office:value-type="float" office:value="1.9986953125" calcext:value-type="float">
            <text:p>1.9987</text:p>
          </table:table-cell>
          <table:table-cell table:style-name="ce10" table:formula="of:=[.P174]+[.Q173]" office:value-type="float" office:value="343.9976953125" calcext:value-type="float">
            <text:p>343.9977</text:p>
          </table:table-cell>
          <table:table-cell table:style-name="ce25" table:formula="of:=[.Q174]-2*([.$B174]-1)" office:value-type="float" office:value="-0.00230468749992951" calcext:value-type="float">
            <text:p>-0.0023046875</text:p>
          </table:table-cell>
          <table:table-cell table:style-name="Default" office:value-type="float" office:value="63627195677596.9" calcext:value-type="float">
            <text:p>63627195677596.9</text:p>
          </table:table-cell>
          <table:table-cell table:style-name="ce10" table:formula="of:=([.S174]-[.S173])/1000" office:value-type="float" office:value="1.9996953125" calcext:value-type="float">
            <text:p>1.9997</text:p>
          </table:table-cell>
          <table:table-cell table:style-name="ce10" table:formula="of:=[.T174]+[.U173]" office:value-type="float" office:value="343.9981015625" calcext:value-type="float">
            <text:p>343.9981</text:p>
          </table:table-cell>
          <table:table-cell table:style-name="ce26" table:formula="of:=[.U174]-2*([.$B174]-1)" office:value-type="float" office:value="-0.00189843749996044" calcext:value-type="float">
            <text:p>-0.0018984375</text:p>
          </table:table-cell>
          <table:table-cell table:style-name="Default" office:value-type="float" office:value="63627196145085.8" calcext:value-type="float">
            <text:p>63627196145085.8</text:p>
          </table:table-cell>
          <table:table-cell table:style-name="ce10" table:formula="of:=([.W174]-[.W173])/1000" office:value-type="float" office:value="1.9998984375" calcext:value-type="float">
            <text:p>1.9999</text:p>
          </table:table-cell>
          <table:table-cell table:style-name="ce10" table:formula="of:=[.X174]+[.Y173]" office:value-type="float" office:value="343.9976953125" calcext:value-type="float">
            <text:p>343.9977</text:p>
          </table:table-cell>
          <table:table-cell table:style-name="ce29" table:formula="of:=[.Y174]-2*([.$B174]-1)" office:value-type="float" office:value="-0.00230468750010004" calcext:value-type="float">
            <text:p>-0.0023046875</text:p>
          </table:table-cell>
          <table:table-cell table:style-name="Default" office:value-type="float" office:value="63627196603642" calcext:value-type="float">
            <text:p>63627196603642</text:p>
          </table:table-cell>
          <table:table-cell table:style-name="ce10" table:formula="of:=([.AA174]-[.AA173])/1000" office:value-type="float" office:value="1.999796875" calcext:value-type="float">
            <text:p>1.9998</text:p>
          </table:table-cell>
          <table:table-cell table:style-name="ce10" table:formula="of:=[.AB174]+[.AC173]" office:value-type="float" office:value="343.9981015625" calcext:value-type="float">
            <text:p>343.9981</text:p>
          </table:table-cell>
          <table:table-cell table:style-name="ce33" table:formula="of:=[.AC174]-2*([.$B174]-1)" office:value-type="float" office:value="-0.00189843750001728" calcext:value-type="float">
            <text:p>-0.0018984375</text:p>
          </table:table-cell>
          <table:table-cell table:style-name="Default" office:value-type="float" office:value="63627197075280.1" calcext:value-type="float">
            <text:p>63627197075280.1</text:p>
          </table:table-cell>
          <table:table-cell table:style-name="ce10" table:formula="of:=([.AE174]-[.AE173])/1000" office:value-type="float" office:value="2.001703125" calcext:value-type="float">
            <text:p>2.0017</text:p>
          </table:table-cell>
          <table:table-cell table:style-name="ce10" table:formula="of:=[.AF174]+[.AG173]" office:value-type="float" office:value="344.000203125" calcext:value-type="float">
            <text:p>344.0002</text:p>
          </table:table-cell>
          <table:table-cell table:style-name="ce40" table:formula="of:=[.AG174]-2*([.$B174]-1)" office:value-type="float" office:value="0.000203125000098225" calcext:value-type="float">
            <text:p>0.000203125</text:p>
          </table:table-cell>
          <table:table-cell table:style-name="Default" office:value-type="float" office:value="63627197536263.7" calcext:value-type="float">
            <text:p>63627197536263.7</text:p>
          </table:table-cell>
          <table:table-cell table:style-name="ce10" table:formula="of:=([.AI174]-[.AI173])/1000" office:value-type="float" office:value="1.9983046875" calcext:value-type="float">
            <text:p>1.9983</text:p>
          </table:table-cell>
          <table:table-cell table:style-name="ce10" table:formula="of:=[.AJ174]+[.AK173]" office:value-type="float" office:value="343.998703125" calcext:value-type="float">
            <text:p>343.9987</text:p>
          </table:table-cell>
          <table:table-cell table:style-name="ce48" table:formula="of:=[.AK174]-2*([.$B174]-1)" office:value-type="float" office:value="-0.00129687500009368" calcext:value-type="float">
            <text:p>-0.001296875</text:p>
          </table:table-cell>
          <table:table-cell table:style-name="Default" office:value-type="float" office:value="63627198015327.3" calcext:value-type="float">
            <text:p>63627198015327.3</text:p>
          </table:table-cell>
          <table:table-cell table:style-name="ce10" table:formula="of:=([.AM174]-[.AM173])/1000" office:value-type="float" office:value="1.9996953125" calcext:value-type="float">
            <text:p>1.9997</text:p>
          </table:table-cell>
          <table:table-cell table:style-name="ce10" table:formula="of:=[.AN174]+[.AO173]" office:value-type="float" office:value="343.9983984375" calcext:value-type="float">
            <text:p>343.9984</text:p>
          </table:table-cell>
          <table:table-cell table:style-name="ce54" table:formula="of:=[.AO174]-2*([.$B174]-1)" office:value-type="float" office:value="-0.00160156249989996" calcext:value-type="float">
            <text:p>-0.0016015625</text:p>
          </table:table-cell>
          <table:table-cell table:style-name="Default" office:value-type="float" office:value="63627198477308" calcext:value-type="float">
            <text:p>63627198477308</text:p>
          </table:table-cell>
          <table:table-cell table:style-name="ce10" table:formula="of:=([.AQ174]-[.AQ173])/1000" office:value-type="float" office:value="1.986703125" calcext:value-type="float">
            <text:p>1.9867</text:p>
          </table:table-cell>
          <table:table-cell table:style-name="ce10" table:formula="of:=[.AR174]+[.AS173]" office:value-type="float" office:value="344.0008984375" calcext:value-type="float">
            <text:p>344.0009</text:p>
          </table:table-cell>
          <table:table-cell table:style-name="ce60" table:formula="of:=[.AS174]-2*([.$B174]-1)" office:value-type="float" office:value="0.000898437499870397" calcext:value-type="float">
            <text:p>0.0008984375</text:p>
          </table:table-cell>
          <table:table-cell table:style-name="Default" office:value-type="float" office:value="63627198951806.9" calcext:value-type="float">
            <text:p>63627198951806.9</text:p>
          </table:table-cell>
          <table:table-cell table:style-name="ce10" table:formula="of:=([.AU174]-[.AU173])/1000" office:value-type="float" office:value="0" calcext:value-type="float">
            <text:p>0.0000</text:p>
          </table:table-cell>
          <table:table-cell table:style-name="ce10" table:formula="of:=[.AV174]+[.AW173]" office:value-type="float" office:value="344.7568984375" calcext:value-type="float">
            <text:p>344.7569</text:p>
          </table:table-cell>
          <table:table-cell table:style-name="ce61" table:formula="of:=[.AW174]-2*([.$B174]-1)" office:value-type="float" office:value="0.756898437499899" calcext:value-type="float">
            <text:p>0.7568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4</text:p>
          </table:table-cell>
          <table:table-cell table:style-name="ce7" office:value-type="float" office:value="174" calcext:value-type="float">
            <text:p>174</text:p>
          </table:table-cell>
          <table:table-cell office:value-type="float" office:value="63627193819574.5" calcext:value-type="float">
            <text:p>63627193819574.5</text:p>
          </table:table-cell>
          <table:table-cell table:formula="of:=([.C175]-[.C174])/1000" office:value-type="float" office:value="2.0017421875" calcext:value-type="float">
            <text:p>2.0017</text:p>
          </table:table-cell>
          <table:table-cell table:formula="of:=[.D175]+[.E174]" office:value-type="float" office:value="346.0001328125" calcext:value-type="float">
            <text:p>346.0001</text:p>
          </table:table-cell>
          <table:table-cell table:style-name="ce12" table:formula="of:=[.E175]-2*([.$B175]-1)" office:value-type="float" office:value="0.000132812499884949" calcext:value-type="float">
            <text:p>0.0001328125</text:p>
          </table:table-cell>
          <table:table-cell table:style-name="Default" office:value-type="float" office:value="63627194284791.5" calcext:value-type="float">
            <text:p>63627194284791.5</text:p>
          </table:table-cell>
          <table:table-cell table:style-name="ce10" table:formula="of:=([.G175]-[.G174])/1000" office:value-type="float" office:value="1.9988984375" calcext:value-type="float">
            <text:p>1.9989</text:p>
          </table:table-cell>
          <table:table-cell table:style-name="ce10" table:formula="of:=[.H175]+[.I174]" office:value-type="float" office:value="345.9983671875" calcext:value-type="float">
            <text:p>345.9984</text:p>
          </table:table-cell>
          <table:table-cell table:style-name="ce17" table:formula="of:=[.I175]-2*([.$B175]-1)" office:value-type="float" office:value="-0.00163281249996317" calcext:value-type="float">
            <text:p>-0.0016328125</text:p>
          </table:table-cell>
          <table:table-cell table:style-name="Default" office:value-type="float" office:value="63627194749386.6" calcext:value-type="float">
            <text:p>63627194749386.6</text:p>
          </table:table-cell>
          <table:table-cell table:style-name="ce10" table:formula="of:=([.K175]-[.K174])/1000" office:value-type="float" office:value="2.000703125" calcext:value-type="float">
            <text:p>2.0007</text:p>
          </table:table-cell>
          <table:table-cell table:style-name="ce10" table:formula="of:=[.L175]+[.M174]" office:value-type="float" office:value="345.9991015625" calcext:value-type="float">
            <text:p>345.9991</text:p>
          </table:table-cell>
          <table:table-cell table:style-name="ce21" table:formula="of:=[.M175]-2*([.$B175]-1)" office:value-type="float" office:value="-0.000898437499984084" calcext:value-type="float">
            <text:p>-0.0008984375</text:p>
          </table:table-cell>
          <table:table-cell table:style-name="Default" office:value-type="float" office:value="63627195222216.6" calcext:value-type="float">
            <text:p>63627195222216.6</text:p>
          </table:table-cell>
          <table:table-cell table:style-name="ce10" table:formula="of:=([.O175]-[.O174])/1000" office:value-type="float" office:value="2.002203125" calcext:value-type="float">
            <text:p>2.0022</text:p>
          </table:table-cell>
          <table:table-cell table:style-name="ce10" table:formula="of:=[.P175]+[.Q174]" office:value-type="float" office:value="345.9998984375" calcext:value-type="float">
            <text:p>345.9999</text:p>
          </table:table-cell>
          <table:table-cell table:style-name="ce25" table:formula="of:=[.Q175]-2*([.$B175]-1)" office:value-type="float" office:value="-0.000101562499935426" calcext:value-type="float">
            <text:p>-0.0001015625</text:p>
          </table:table-cell>
          <table:table-cell table:style-name="Default" office:value-type="float" office:value="63627195679598.7" calcext:value-type="float">
            <text:p>63627195679598.7</text:p>
          </table:table-cell>
          <table:table-cell table:style-name="ce10" table:formula="of:=([.S175]-[.S174])/1000" office:value-type="float" office:value="2.0018046875" calcext:value-type="float">
            <text:p>2.0018</text:p>
          </table:table-cell>
          <table:table-cell table:style-name="ce10" table:formula="of:=[.T175]+[.U174]" office:value-type="float" office:value="345.99990625" calcext:value-type="float">
            <text:p>345.9999</text:p>
          </table:table-cell>
          <table:table-cell table:style-name="ce26" table:formula="of:=[.U175]-2*([.$B175]-1)" office:value-type="float" office:value="-0.000093749999962256" calcext:value-type="float">
            <text:p>-0.00009375</text:p>
          </table:table-cell>
          <table:table-cell table:style-name="Default" office:value-type="float" office:value="63627196147085.8" calcext:value-type="float">
            <text:p>63627196147085.8</text:p>
          </table:table-cell>
          <table:table-cell table:style-name="ce10" table:formula="of:=([.W175]-[.W174])/1000" office:value-type="float" office:value="2" calcext:value-type="float">
            <text:p>2.0000</text:p>
          </table:table-cell>
          <table:table-cell table:style-name="ce10" table:formula="of:=[.X175]+[.Y174]" office:value-type="float" office:value="345.9976953125" calcext:value-type="float">
            <text:p>345.9977</text:p>
          </table:table-cell>
          <table:table-cell table:style-name="ce29" table:formula="of:=[.Y175]-2*([.$B175]-1)" office:value-type="float" office:value="-0.00230468750010004" calcext:value-type="float">
            <text:p>-0.0023046875</text:p>
          </table:table-cell>
          <table:table-cell table:style-name="Default" office:value-type="float" office:value="63627196605643.6" calcext:value-type="float">
            <text:p>63627196605643.6</text:p>
          </table:table-cell>
          <table:table-cell table:style-name="ce10" table:formula="of:=([.AA175]-[.AA174])/1000" office:value-type="float" office:value="2.0016015625" calcext:value-type="float">
            <text:p>2.0016</text:p>
          </table:table-cell>
          <table:table-cell table:style-name="ce10" table:formula="of:=[.AB175]+[.AC174]" office:value-type="float" office:value="345.999703125" calcext:value-type="float">
            <text:p>345.9997</text:p>
          </table:table-cell>
          <table:table-cell table:style-name="ce33" table:formula="of:=[.AC175]-2*([.$B175]-1)" office:value-type="float" office:value="-0.000296875000003638" calcext:value-type="float">
            <text:p>-0.000296875</text:p>
          </table:table-cell>
          <table:table-cell table:style-name="Default" office:value-type="float" office:value="63627197077277.8" calcext:value-type="float">
            <text:p>63627197077277.8</text:p>
          </table:table-cell>
          <table:table-cell table:style-name="ce10" table:formula="of:=([.AE175]-[.AE174])/1000" office:value-type="float" office:value="1.9976953125" calcext:value-type="float">
            <text:p>1.9977</text:p>
          </table:table-cell>
          <table:table-cell table:style-name="ce10" table:formula="of:=[.AF175]+[.AG174]" office:value-type="float" office:value="345.9978984375" calcext:value-type="float">
            <text:p>345.9979</text:p>
          </table:table-cell>
          <table:table-cell table:style-name="ce40" table:formula="of:=[.AG175]-2*([.$B175]-1)" office:value-type="float" office:value="-0.00210156249988813" calcext:value-type="float">
            <text:p>-0.0021015625</text:p>
          </table:table-cell>
          <table:table-cell table:style-name="Default" office:value-type="float" office:value="63627197538265" calcext:value-type="float">
            <text:p>63627197538265</text:p>
          </table:table-cell>
          <table:table-cell table:style-name="ce10" table:formula="of:=([.AI175]-[.AI174])/1000" office:value-type="float" office:value="2.001296875" calcext:value-type="float">
            <text:p>2.0013</text:p>
          </table:table-cell>
          <table:table-cell table:style-name="ce10" table:formula="of:=[.AJ175]+[.AK174]" office:value-type="float" office:value="346" calcext:value-type="float">
            <text:p>346.0000</text:p>
          </table:table-cell>
          <table:table-cell table:style-name="ce48" table:formula="of:=[.AK175]-2*([.$B175]-1)" office:value-type="float" office:value="0" calcext:value-type="float">
            <text:p>0</text:p>
          </table:table-cell>
          <table:table-cell table:style-name="Default" office:value-type="float" office:value="63627198017327.2" calcext:value-type="float">
            <text:p>63627198017327.2</text:p>
          </table:table-cell>
          <table:table-cell table:style-name="ce10" table:formula="of:=([.AM175]-[.AM174])/1000" office:value-type="float" office:value="1.99990625" calcext:value-type="float">
            <text:p>1.9999</text:p>
          </table:table-cell>
          <table:table-cell table:style-name="ce10" table:formula="of:=[.AN175]+[.AO174]" office:value-type="float" office:value="345.9983046875" calcext:value-type="float">
            <text:p>345.9983</text:p>
          </table:table-cell>
          <table:table-cell table:style-name="ce54" table:formula="of:=[.AO175]-2*([.$B175]-1)" office:value-type="float" office:value="-0.00169531249991906" calcext:value-type="float">
            <text:p>-0.0016953125</text:p>
          </table:table-cell>
          <table:table-cell table:style-name="Default" office:value-type="float" office:value="63627198479304.8" calcext:value-type="float">
            <text:p>63627198479304.8</text:p>
          </table:table-cell>
          <table:table-cell table:style-name="ce10" table:formula="of:=([.AQ175]-[.AQ174])/1000" office:value-type="float" office:value="1.996796875" calcext:value-type="float">
            <text:p>1.9968</text:p>
          </table:table-cell>
          <table:table-cell table:style-name="ce10" table:formula="of:=[.AR175]+[.AS174]" office:value-type="float" office:value="345.9976953125" calcext:value-type="float">
            <text:p>345.9977</text:p>
          </table:table-cell>
          <table:table-cell table:style-name="ce60" table:formula="of:=[.AS175]-2*([.$B175]-1)" office:value-type="float" office:value="-0.00230468750015689" calcext:value-type="float">
            <text:p>-0.0023046875</text:p>
          </table:table-cell>
          <table:table-cell table:style-name="Default" office:value-type="float" office:value="63627198953050.4" calcext:value-type="float">
            <text:p>63627198953050.4</text:p>
          </table:table-cell>
          <table:table-cell table:style-name="ce10" table:formula="of:=([.AU175]-[.AU174])/1000" office:value-type="float" office:value="1.2435" calcext:value-type="float">
            <text:p>1.2435</text:p>
          </table:table-cell>
          <table:table-cell table:style-name="ce10" table:formula="of:=[.AV175]+[.AW174]" office:value-type="float" office:value="346.0003984375" calcext:value-type="float">
            <text:p>346.0004</text:p>
          </table:table-cell>
          <table:table-cell table:style-name="ce61" table:formula="of:=[.AW175]-2*([.$B175]-1)" office:value-type="float" office:value="0.00039843749988222" calcext:value-type="float">
            <text:p>0.000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7" office:value-type="float" office:value="175" calcext:value-type="float">
            <text:p>175</text:p>
          </table:table-cell>
          <table:table-cell office:value-type="float" office:value="63627193821574.3" calcext:value-type="float">
            <text:p>63627193821574.3</text:p>
          </table:table-cell>
          <table:table-cell table:formula="of:=([.C176]-[.C175])/1000" office:value-type="float" office:value="1.999734375" calcext:value-type="float">
            <text:p>1.9997</text:p>
          </table:table-cell>
          <table:table-cell table:formula="of:=[.D176]+[.E175]" office:value-type="float" office:value="347.9998671875" calcext:value-type="float">
            <text:p>347.9999</text:p>
          </table:table-cell>
          <table:table-cell table:style-name="ce12" table:formula="of:=[.E176]-2*([.$B176]-1)" office:value-type="float" office:value="-0.000132812500112323" calcext:value-type="float">
            <text:p>-0.0001328125</text:p>
          </table:table-cell>
          <table:table-cell table:style-name="Default" office:value-type="float" office:value="63627194286789.8" calcext:value-type="float">
            <text:p>63627194286789.8</text:p>
          </table:table-cell>
          <table:table-cell table:style-name="ce10" table:formula="of:=([.G176]-[.G175])/1000" office:value-type="float" office:value="1.998296875" calcext:value-type="float">
            <text:p>1.9983</text:p>
          </table:table-cell>
          <table:table-cell table:style-name="ce10" table:formula="of:=[.H176]+[.I175]" office:value-type="float" office:value="347.9966640625" calcext:value-type="float">
            <text:p>347.9967</text:p>
          </table:table-cell>
          <table:table-cell table:style-name="ce17" table:formula="of:=[.I176]-2*([.$B176]-1)" office:value-type="float" office:value="-0.00333593749996908" calcext:value-type="float">
            <text:p>-0.0033359375</text:p>
          </table:table-cell>
          <table:table-cell table:style-name="Default" office:value-type="float" office:value="63627194751386.9" calcext:value-type="float">
            <text:p>63627194751386.9</text:p>
          </table:table-cell>
          <table:table-cell table:style-name="ce10" table:formula="of:=([.K176]-[.K175])/1000" office:value-type="float" office:value="2.000296875" calcext:value-type="float">
            <text:p>2.0003</text:p>
          </table:table-cell>
          <table:table-cell table:style-name="ce10" table:formula="of:=[.L176]+[.M175]" office:value-type="float" office:value="347.9993984375" calcext:value-type="float">
            <text:p>347.9994</text:p>
          </table:table-cell>
          <table:table-cell table:style-name="ce21" table:formula="of:=[.M176]-2*([.$B176]-1)" office:value-type="float" office:value="-0.000601562499980446" calcext:value-type="float">
            <text:p>-0.0006015625</text:p>
          </table:table-cell>
          <table:table-cell table:style-name="Default" office:value-type="float" office:value="63627195224217.3" calcext:value-type="float">
            <text:p>63627195224217.3</text:p>
          </table:table-cell>
          <table:table-cell table:style-name="ce10" table:formula="of:=([.O176]-[.O175])/1000" office:value-type="float" office:value="2.0006953125" calcext:value-type="float">
            <text:p>2.0007</text:p>
          </table:table-cell>
          <table:table-cell table:style-name="ce10" table:formula="of:=[.P176]+[.Q175]" office:value-type="float" office:value="348.00059375" calcext:value-type="float">
            <text:p>348.0006</text:p>
          </table:table-cell>
          <table:table-cell table:style-name="ce25" table:formula="of:=[.Q176]-2*([.$B176]-1)" office:value-type="float" office:value="0.000593750000064119" calcext:value-type="float">
            <text:p>0.00059375</text:p>
          </table:table-cell>
          <table:table-cell table:style-name="Default" office:value-type="float" office:value="63627195681596.5" calcext:value-type="float">
            <text:p>63627195681596.5</text:p>
          </table:table-cell>
          <table:table-cell table:style-name="ce10" table:formula="of:=([.S176]-[.S175])/1000" office:value-type="float" office:value="1.997796875" calcext:value-type="float">
            <text:p>1.9978</text:p>
          </table:table-cell>
          <table:table-cell table:style-name="ce10" table:formula="of:=[.T176]+[.U175]" office:value-type="float" office:value="347.997703125" calcext:value-type="float">
            <text:p>347.9977</text:p>
          </table:table-cell>
          <table:table-cell table:style-name="ce26" table:formula="of:=[.U176]-2*([.$B176]-1)" office:value-type="float" office:value="-0.00229687499995634" calcext:value-type="float">
            <text:p>-0.002296875</text:p>
          </table:table-cell>
          <table:table-cell table:style-name="Default" office:value-type="float" office:value="63627196149086" calcext:value-type="float">
            <text:p>63627196149086</text:p>
          </table:table-cell>
          <table:table-cell table:style-name="ce10" table:formula="of:=([.W176]-[.W175])/1000" office:value-type="float" office:value="2.000203125" calcext:value-type="float">
            <text:p>2.0002</text:p>
          </table:table-cell>
          <table:table-cell table:style-name="ce10" table:formula="of:=[.X176]+[.Y175]" office:value-type="float" office:value="347.9978984375" calcext:value-type="float">
            <text:p>347.9979</text:p>
          </table:table-cell>
          <table:table-cell table:style-name="ce29" table:formula="of:=[.Y176]-2*([.$B176]-1)" office:value-type="float" office:value="-0.00210156250011551" calcext:value-type="float">
            <text:p>-0.0021015625</text:p>
          </table:table-cell>
          <table:table-cell table:style-name="Default" office:value-type="float" office:value="63627196607642.5" calcext:value-type="float">
            <text:p>63627196607642.5</text:p>
          </table:table-cell>
          <table:table-cell table:style-name="ce10" table:formula="of:=([.AA176]-[.AA175])/1000" office:value-type="float" office:value="1.9988984375" calcext:value-type="float">
            <text:p>1.9989</text:p>
          </table:table-cell>
          <table:table-cell table:style-name="ce10" table:formula="of:=[.AB176]+[.AC175]" office:value-type="float" office:value="347.9986015625" calcext:value-type="float">
            <text:p>347.9986</text:p>
          </table:table-cell>
          <table:table-cell table:style-name="ce33" table:formula="of:=[.AC176]-2*([.$B176]-1)" office:value-type="float" office:value="-0.0013984375000291" calcext:value-type="float">
            <text:p>-0.0013984375</text:p>
          </table:table-cell>
          <table:table-cell table:style-name="Default" office:value-type="float" office:value="63627197079280.3" calcext:value-type="float">
            <text:p>63627197079280.3</text:p>
          </table:table-cell>
          <table:table-cell table:style-name="ce10" table:formula="of:=([.AE176]-[.AE175])/1000" office:value-type="float" office:value="2.0025" calcext:value-type="float">
            <text:p>2.0025</text:p>
          </table:table-cell>
          <table:table-cell table:style-name="ce10" table:formula="of:=[.AF176]+[.AG175]" office:value-type="float" office:value="348.0003984375" calcext:value-type="float">
            <text:p>348.0004</text:p>
          </table:table-cell>
          <table:table-cell table:style-name="ce40" table:formula="of:=[.AG176]-2*([.$B176]-1)" office:value-type="float" office:value="0.000398437500109594" calcext:value-type="float">
            <text:p>0.0003984375</text:p>
          </table:table-cell>
          <table:table-cell table:style-name="Default" office:value-type="float" office:value="63627197540262.6" calcext:value-type="float">
            <text:p>63627197540262.6</text:p>
          </table:table-cell>
          <table:table-cell table:style-name="ce10" table:formula="of:=([.AI176]-[.AI175])/1000" office:value-type="float" office:value="1.9976015625" calcext:value-type="float">
            <text:p>1.9976</text:p>
          </table:table-cell>
          <table:table-cell table:style-name="ce10" table:formula="of:=[.AJ176]+[.AK175]" office:value-type="float" office:value="347.9976015625" calcext:value-type="float">
            <text:p>347.9976</text:p>
          </table:table-cell>
          <table:table-cell table:style-name="ce48" table:formula="of:=[.AK176]-2*([.$B176]-1)" office:value-type="float" office:value="-0.00239843750011914" calcext:value-type="float">
            <text:p>-0.0023984375</text:p>
          </table:table-cell>
          <table:table-cell table:style-name="Default" office:value-type="float" office:value="63627198019328.2" calcext:value-type="float">
            <text:p>63627198019328.2</text:p>
          </table:table-cell>
          <table:table-cell table:style-name="ce10" table:formula="of:=([.AM176]-[.AM175])/1000" office:value-type="float" office:value="2.001" calcext:value-type="float">
            <text:p>2.0010</text:p>
          </table:table-cell>
          <table:table-cell table:style-name="ce10" table:formula="of:=[.AN176]+[.AO175]" office:value-type="float" office:value="347.9993046875" calcext:value-type="float">
            <text:p>347.9993</text:p>
          </table:table-cell>
          <table:table-cell table:style-name="ce54" table:formula="of:=[.AO176]-2*([.$B176]-1)" office:value-type="float" office:value="-0.000695312499942702" calcext:value-type="float">
            <text:p>-0.0006953125</text:p>
          </table:table-cell>
          <table:table-cell table:style-name="Default" office:value-type="float" office:value="63627198481304.5" calcext:value-type="float">
            <text:p>63627198481304.5</text:p>
          </table:table-cell>
          <table:table-cell table:style-name="ce10" table:formula="of:=([.AQ176]-[.AQ175])/1000" office:value-type="float" office:value="1.999703125" calcext:value-type="float">
            <text:p>1.9997</text:p>
          </table:table-cell>
          <table:table-cell table:style-name="ce10" table:formula="of:=[.AR176]+[.AS175]" office:value-type="float" office:value="347.9973984375" calcext:value-type="float">
            <text:p>347.9974</text:p>
          </table:table-cell>
          <table:table-cell table:style-name="ce60" table:formula="of:=[.AS176]-2*([.$B176]-1)" office:value-type="float" office:value="-0.00260156250016053" calcext:value-type="float">
            <text:p>-0.0026015625</text:p>
          </table:table-cell>
          <table:table-cell table:style-name="Default" office:value-type="float" office:value="63627198955049" calcext:value-type="float">
            <text:p>63627198955049</text:p>
          </table:table-cell>
          <table:table-cell table:style-name="ce10" table:formula="of:=([.AU176]-[.AU175])/1000" office:value-type="float" office:value="1.9986015625" calcext:value-type="float">
            <text:p>1.9986</text:p>
          </table:table-cell>
          <table:table-cell table:style-name="ce10" table:formula="of:=[.AV176]+[.AW175]" office:value-type="float" office:value="347.999" calcext:value-type="float">
            <text:p>347.9990</text:p>
          </table:table-cell>
          <table:table-cell table:style-name="ce61" table:formula="of:=[.AW176]-2*([.$B176]-1)" office:value-type="float" office:value="-0.00100000000009004" calcext:value-type="float">
            <text:p>-0.00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76" calcext:value-type="float">
            <text:p>176</text:p>
          </table:table-cell>
          <table:table-cell office:value-type="float" office:value="63627193823574.4" calcext:value-type="float">
            <text:p>63627193823574.4</text:p>
          </table:table-cell>
          <table:table-cell table:formula="of:=([.C177]-[.C176])/1000" office:value-type="float" office:value="2.0000703125" calcext:value-type="float">
            <text:p>2.0001</text:p>
          </table:table-cell>
          <table:table-cell table:formula="of:=[.D177]+[.E176]" office:value-type="float" office:value="349.9999375" calcext:value-type="float">
            <text:p>349.9999</text:p>
          </table:table-cell>
          <table:table-cell table:style-name="ce12" table:formula="of:=[.E177]-2*([.$B177]-1)" office:value-type="float" office:value="-0.0000625000001264198" calcext:value-type="float">
            <text:p>-0.0000625</text:p>
          </table:table-cell>
          <table:table-cell table:style-name="Default" office:value-type="float" office:value="63627194288792.6" calcext:value-type="float">
            <text:p>63627194288792.6</text:p>
          </table:table-cell>
          <table:table-cell table:style-name="ce10" table:formula="of:=([.G177]-[.G176])/1000" office:value-type="float" office:value="2.0028046875" calcext:value-type="float">
            <text:p>2.0028</text:p>
          </table:table-cell>
          <table:table-cell table:style-name="ce10" table:formula="of:=[.H177]+[.I176]" office:value-type="float" office:value="349.99946875" calcext:value-type="float">
            <text:p>349.9995</text:p>
          </table:table-cell>
          <table:table-cell table:style-name="ce17" table:formula="of:=[.I177]-2*([.$B177]-1)" office:value-type="float" office:value="-0.000531249999994543" calcext:value-type="float">
            <text:p>-0.00053125</text:p>
          </table:table-cell>
          <table:table-cell table:style-name="Default" office:value-type="float" office:value="63627194753387.6" calcext:value-type="float">
            <text:p>63627194753387.6</text:p>
          </table:table-cell>
          <table:table-cell table:style-name="ce10" table:formula="of:=([.K177]-[.K176])/1000" office:value-type="float" office:value="2.000703125" calcext:value-type="float">
            <text:p>2.0007</text:p>
          </table:table-cell>
          <table:table-cell table:style-name="ce10" table:formula="of:=[.L177]+[.M176]" office:value-type="float" office:value="350.0001015625" calcext:value-type="float">
            <text:p>350.0001</text:p>
          </table:table-cell>
          <table:table-cell table:style-name="ce21" table:formula="of:=[.M177]-2*([.$B177]-1)" office:value-type="float" office:value="0.000101562499992269" calcext:value-type="float">
            <text:p>0.0001015625</text:p>
          </table:table-cell>
          <table:table-cell table:style-name="Default" office:value-type="float" office:value="63627195226214.3" calcext:value-type="float">
            <text:p>63627195226214.3</text:p>
          </table:table-cell>
          <table:table-cell table:style-name="ce10" table:formula="of:=([.O177]-[.O176])/1000" office:value-type="float" office:value="1.997" calcext:value-type="float">
            <text:p>1.9970</text:p>
          </table:table-cell>
          <table:table-cell table:style-name="ce10" table:formula="of:=[.P177]+[.Q176]" office:value-type="float" office:value="349.99759375" calcext:value-type="float">
            <text:p>349.9976</text:p>
          </table:table-cell>
          <table:table-cell table:style-name="ce25" table:formula="of:=[.Q177]-2*([.$B177]-1)" office:value-type="float" office:value="-0.00240624999992178" calcext:value-type="float">
            <text:p>-0.00240625</text:p>
          </table:table-cell>
          <table:table-cell table:style-name="Default" office:value-type="float" office:value="63627195683598.3" calcext:value-type="float">
            <text:p>63627195683598.3</text:p>
          </table:table-cell>
          <table:table-cell table:style-name="ce10" table:formula="of:=([.S177]-[.S176])/1000" office:value-type="float" office:value="2.001796875" calcext:value-type="float">
            <text:p>2.0018</text:p>
          </table:table-cell>
          <table:table-cell table:style-name="ce10" table:formula="of:=[.T177]+[.U176]" office:value-type="float" office:value="349.9995" calcext:value-type="float">
            <text:p>349.9995</text:p>
          </table:table-cell>
          <table:table-cell table:style-name="ce26" table:formula="of:=[.U177]-2*([.$B177]-1)" office:value-type="float" office:value="-0.000499999999931333" calcext:value-type="float">
            <text:p>-0.0005</text:p>
          </table:table-cell>
          <table:table-cell table:style-name="Default" office:value-type="float" office:value="63627196151085.4" calcext:value-type="float">
            <text:p>63627196151085.4</text:p>
          </table:table-cell>
          <table:table-cell table:style-name="ce10" table:formula="of:=([.W177]-[.W176])/1000" office:value-type="float" office:value="1.9993984375" calcext:value-type="float">
            <text:p>1.9994</text:p>
          </table:table-cell>
          <table:table-cell table:style-name="ce10" table:formula="of:=[.X177]+[.Y176]" office:value-type="float" office:value="349.997296875" calcext:value-type="float">
            <text:p>349.9973</text:p>
          </table:table-cell>
          <table:table-cell table:style-name="ce29" table:formula="of:=[.Y177]-2*([.$B177]-1)" office:value-type="float" office:value="-0.00270312500009595" calcext:value-type="float">
            <text:p>-0.002703125</text:p>
          </table:table-cell>
          <table:table-cell table:style-name="Default" office:value-type="float" office:value="63627196609643.1" calcext:value-type="float">
            <text:p>63627196609643.1</text:p>
          </table:table-cell>
          <table:table-cell table:style-name="ce10" table:formula="of:=([.AA177]-[.AA176])/1000" office:value-type="float" office:value="2.0006015625" calcext:value-type="float">
            <text:p>2.0006</text:p>
          </table:table-cell>
          <table:table-cell table:style-name="ce10" table:formula="of:=[.AB177]+[.AC176]" office:value-type="float" office:value="349.999203125" calcext:value-type="float">
            <text:p>349.9992</text:p>
          </table:table-cell>
          <table:table-cell table:style-name="ce33" table:formula="of:=[.AC177]-2*([.$B177]-1)" office:value-type="float" office:value="-0.000796875000048658" calcext:value-type="float">
            <text:p>-0.000796875</text:p>
          </table:table-cell>
          <table:table-cell table:style-name="Default" office:value-type="float" office:value="63627197081278.4" calcext:value-type="float">
            <text:p>63627197081278.4</text:p>
          </table:table-cell>
          <table:table-cell table:style-name="ce10" table:formula="of:=([.AE177]-[.AE176])/1000" office:value-type="float" office:value="1.9981015625" calcext:value-type="float">
            <text:p>1.9981</text:p>
          </table:table-cell>
          <table:table-cell table:style-name="ce10" table:formula="of:=[.AF177]+[.AG176]" office:value-type="float" office:value="349.9985" calcext:value-type="float">
            <text:p>349.9985</text:p>
          </table:table-cell>
          <table:table-cell table:style-name="ce40" table:formula="of:=[.AG177]-2*([.$B177]-1)" office:value-type="float" office:value="-0.00149999999990769" calcext:value-type="float">
            <text:p>-0.0015</text:p>
          </table:table-cell>
          <table:table-cell table:style-name="Default" office:value-type="float" office:value="63627197542265.2" calcext:value-type="float">
            <text:p>63627197542265.2</text:p>
          </table:table-cell>
          <table:table-cell table:style-name="ce10" table:formula="of:=([.AI177]-[.AI176])/1000" office:value-type="float" office:value="2.0026015625" calcext:value-type="float">
            <text:p>2.0026</text:p>
          </table:table-cell>
          <table:table-cell table:style-name="ce10" table:formula="of:=[.AJ177]+[.AK176]" office:value-type="float" office:value="350.000203125" calcext:value-type="float">
            <text:p>350.0002</text:p>
          </table:table-cell>
          <table:table-cell table:style-name="ce48" table:formula="of:=[.AK177]-2*([.$B177]-1)" office:value-type="float" office:value="0.000203124999870852" calcext:value-type="float">
            <text:p>0.000203125</text:p>
          </table:table-cell>
          <table:table-cell table:style-name="Default" office:value-type="float" office:value="63627198021328.9" calcext:value-type="float">
            <text:p>63627198021328.9</text:p>
          </table:table-cell>
          <table:table-cell table:style-name="ce10" table:formula="of:=([.AM177]-[.AM176])/1000" office:value-type="float" office:value="2.0006953125" calcext:value-type="float">
            <text:p>2.0007</text:p>
          </table:table-cell>
          <table:table-cell table:style-name="ce10" table:formula="of:=[.AN177]+[.AO176]" office:value-type="float" office:value="350" calcext:value-type="float">
            <text:p>350.0000</text:p>
          </table:table-cell>
          <table:table-cell table:style-name="ce54" table:formula="of:=[.AO177]-2*([.$B177]-1)" office:value-type="float" office:value="0" calcext:value-type="float">
            <text:p>0</text:p>
          </table:table-cell>
          <table:table-cell table:style-name="Default" office:value-type="float" office:value="63627198483305.2" calcext:value-type="float">
            <text:p>63627198483305.2</text:p>
          </table:table-cell>
          <table:table-cell table:style-name="ce10" table:formula="of:=([.AQ177]-[.AQ176])/1000" office:value-type="float" office:value="2.000703125" calcext:value-type="float">
            <text:p>2.0007</text:p>
          </table:table-cell>
          <table:table-cell table:style-name="ce10" table:formula="of:=[.AR177]+[.AS176]" office:value-type="float" office:value="349.9981015625" calcext:value-type="float">
            <text:p>349.9981</text:p>
          </table:table-cell>
          <table:table-cell table:style-name="ce60" table:formula="of:=[.AS177]-2*([.$B177]-1)" office:value-type="float" office:value="-0.00189843750018781" calcext:value-type="float">
            <text:p>-0.0018984375</text:p>
          </table:table-cell>
          <table:table-cell table:style-name="Default" office:value-type="float" office:value="63627198957049.5" calcext:value-type="float">
            <text:p>63627198957049.5</text:p>
          </table:table-cell>
          <table:table-cell table:style-name="ce10" table:formula="of:=([.AU177]-[.AU176])/1000" office:value-type="float" office:value="2.0005" calcext:value-type="float">
            <text:p>2.0005</text:p>
          </table:table-cell>
          <table:table-cell table:style-name="ce10" table:formula="of:=[.AV177]+[.AW176]" office:value-type="float" office:value="349.9995" calcext:value-type="float">
            <text:p>349.9995</text:p>
          </table:table-cell>
          <table:table-cell table:style-name="ce61" table:formula="of:=[.AW177]-2*([.$B177]-1)" office:value-type="float" office:value="-0.000500000000101863" calcext:value-type="float">
            <text:p>-0.000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77" calcext:value-type="float">
            <text:p>177</text:p>
          </table:table-cell>
          <table:table-cell office:value-type="float" office:value="63627193825572.8" calcext:value-type="float">
            <text:p>63627193825572.8</text:p>
          </table:table-cell>
          <table:table-cell table:formula="of:=([.C178]-[.C177])/1000" office:value-type="float" office:value="1.9984140625" calcext:value-type="float">
            <text:p>1.9984</text:p>
          </table:table-cell>
          <table:table-cell table:formula="of:=[.D178]+[.E177]" office:value-type="float" office:value="351.9983515625" calcext:value-type="float">
            <text:p>351.9984</text:p>
          </table:table-cell>
          <table:table-cell table:style-name="ce12" table:formula="of:=[.E178]-2*([.$B178]-1)" office:value-type="float" office:value="-0.00164843750013688" calcext:value-type="float">
            <text:p>-0.0016484375</text:p>
          </table:table-cell>
          <table:table-cell table:style-name="Default" office:value-type="float" office:value="63627194290790" calcext:value-type="float">
            <text:p>63627194290790</text:p>
          </table:table-cell>
          <table:table-cell table:style-name="ce10" table:formula="of:=([.G178]-[.G177])/1000" office:value-type="float" office:value="1.9973984375" calcext:value-type="float">
            <text:p>1.9974</text:p>
          </table:table-cell>
          <table:table-cell table:style-name="ce10" table:formula="of:=[.H178]+[.I177]" office:value-type="float" office:value="351.9968671875" calcext:value-type="float">
            <text:p>351.9969</text:p>
          </table:table-cell>
          <table:table-cell table:style-name="ce17" table:formula="of:=[.I178]-2*([.$B178]-1)" office:value-type="float" office:value="-0.00313281249998454" calcext:value-type="float">
            <text:p>-0.0031328125</text:p>
          </table:table-cell>
          <table:table-cell table:style-name="Default" office:value-type="float" office:value="63627194755385.7" calcext:value-type="float">
            <text:p>63627194755385.7</text:p>
          </table:table-cell>
          <table:table-cell table:style-name="ce10" table:formula="of:=([.K178]-[.K177])/1000" office:value-type="float" office:value="1.9981015625" calcext:value-type="float">
            <text:p>1.9981</text:p>
          </table:table-cell>
          <table:table-cell table:style-name="ce10" table:formula="of:=[.L178]+[.M177]" office:value-type="float" office:value="351.998203125" calcext:value-type="float">
            <text:p>351.9982</text:p>
          </table:table-cell>
          <table:table-cell table:style-name="ce21" table:formula="of:=[.M178]-2*([.$B178]-1)" office:value-type="float" office:value="-0.00179687500002501" calcext:value-type="float">
            <text:p>-0.001796875</text:p>
          </table:table-cell>
          <table:table-cell table:style-name="Default" office:value-type="float" office:value="63627195228214.9" calcext:value-type="float">
            <text:p>63627195228214.9</text:p>
          </table:table-cell>
          <table:table-cell table:style-name="ce10" table:formula="of:=([.O178]-[.O177])/1000" office:value-type="float" office:value="2.0006015625" calcext:value-type="float">
            <text:p>2.0006</text:p>
          </table:table-cell>
          <table:table-cell table:style-name="ce10" table:formula="of:=[.P178]+[.Q177]" office:value-type="float" office:value="351.9981953125" calcext:value-type="float">
            <text:p>351.9982</text:p>
          </table:table-cell>
          <table:table-cell table:style-name="ce25" table:formula="of:=[.Q178]-2*([.$B178]-1)" office:value-type="float" office:value="-0.00180468749994134" calcext:value-type="float">
            <text:p>-0.0018046875</text:p>
          </table:table-cell>
          <table:table-cell table:style-name="Default" office:value-type="float" office:value="63627195685597" calcext:value-type="float">
            <text:p>63627195685597</text:p>
          </table:table-cell>
          <table:table-cell table:style-name="ce10" table:formula="of:=([.S178]-[.S177])/1000" office:value-type="float" office:value="1.998703125" calcext:value-type="float">
            <text:p>1.9987</text:p>
          </table:table-cell>
          <table:table-cell table:style-name="ce10" table:formula="of:=[.T178]+[.U177]" office:value-type="float" office:value="351.998203125" calcext:value-type="float">
            <text:p>351.9982</text:p>
          </table:table-cell>
          <table:table-cell table:style-name="ce26" table:formula="of:=[.U178]-2*([.$B178]-1)" office:value-type="float" office:value="-0.00179687499991132" calcext:value-type="float">
            <text:p>-0.001796875</text:p>
          </table:table-cell>
          <table:table-cell table:style-name="Default" office:value-type="float" office:value="63627196153086.6" calcext:value-type="float">
            <text:p>63627196153086.6</text:p>
          </table:table-cell>
          <table:table-cell table:style-name="ce10" table:formula="of:=([.W178]-[.W177])/1000" office:value-type="float" office:value="2.001203125" calcext:value-type="float">
            <text:p>2.0012</text:p>
          </table:table-cell>
          <table:table-cell table:style-name="ce10" table:formula="of:=[.X178]+[.Y177]" office:value-type="float" office:value="351.9985" calcext:value-type="float">
            <text:p>351.9985</text:p>
          </table:table-cell>
          <table:table-cell table:style-name="ce29" table:formula="of:=[.Y178]-2*([.$B178]-1)" office:value-type="float" office:value="-0.00150000000007822" calcext:value-type="float">
            <text:p>-0.0015</text:p>
          </table:table-cell>
          <table:table-cell table:style-name="Default" office:value-type="float" office:value="63627196611642.4" calcext:value-type="float">
            <text:p>63627196611642.4</text:p>
          </table:table-cell>
          <table:table-cell table:style-name="ce10" table:formula="of:=([.AA178]-[.AA177])/1000" office:value-type="float" office:value="1.999296875" calcext:value-type="float">
            <text:p>1.9993</text:p>
          </table:table-cell>
          <table:table-cell table:style-name="ce10" table:formula="of:=[.AB178]+[.AC177]" office:value-type="float" office:value="351.9985" calcext:value-type="float">
            <text:p>351.9985</text:p>
          </table:table-cell>
          <table:table-cell table:style-name="ce33" table:formula="of:=[.AC178]-2*([.$B178]-1)" office:value-type="float" office:value="-0.00150000000002137" calcext:value-type="float">
            <text:p>-0.0015</text:p>
          </table:table-cell>
          <table:table-cell table:style-name="Default" office:value-type="float" office:value="63627197083279.1" calcext:value-type="float">
            <text:p>63627197083279.1</text:p>
          </table:table-cell>
          <table:table-cell table:style-name="ce10" table:formula="of:=([.AE178]-[.AE177])/1000" office:value-type="float" office:value="2.000703125" calcext:value-type="float">
            <text:p>2.0007</text:p>
          </table:table-cell>
          <table:table-cell table:style-name="ce10" table:formula="of:=[.AF178]+[.AG177]" office:value-type="float" office:value="351.999203125" calcext:value-type="float">
            <text:p>351.9992</text:p>
          </table:table-cell>
          <table:table-cell table:style-name="ce40" table:formula="of:=[.AG178]-2*([.$B178]-1)" office:value-type="float" office:value="-0.000796874999934971" calcext:value-type="float">
            <text:p>-0.000796875</text:p>
          </table:table-cell>
          <table:table-cell table:style-name="Default" office:value-type="float" office:value="63627197544262.5" calcext:value-type="float">
            <text:p>63627197544262.5</text:p>
          </table:table-cell>
          <table:table-cell table:style-name="ce10" table:formula="of:=([.AI178]-[.AI177])/1000" office:value-type="float" office:value="1.997296875" calcext:value-type="float">
            <text:p>1.9973</text:p>
          </table:table-cell>
          <table:table-cell table:style-name="ce10" table:formula="of:=[.AJ178]+[.AK177]" office:value-type="float" office:value="351.9975" calcext:value-type="float">
            <text:p>351.9975</text:p>
          </table:table-cell>
          <table:table-cell table:style-name="ce48" table:formula="of:=[.AK178]-2*([.$B178]-1)" office:value-type="float" office:value="-0.00250000000011141" calcext:value-type="float">
            <text:p>-0.0025</text:p>
          </table:table-cell>
          <table:table-cell table:style-name="Default" office:value-type="float" office:value="63627198023327.8" calcext:value-type="float">
            <text:p>63627198023327.8</text:p>
          </table:table-cell>
          <table:table-cell table:style-name="ce10" table:formula="of:=([.AM178]-[.AM177])/1000" office:value-type="float" office:value="1.9988984375" calcext:value-type="float">
            <text:p>1.9989</text:p>
          </table:table-cell>
          <table:table-cell table:style-name="ce10" table:formula="of:=[.AN178]+[.AO177]" office:value-type="float" office:value="351.9988984375" calcext:value-type="float">
            <text:p>351.9989</text:p>
          </table:table-cell>
          <table:table-cell table:style-name="ce54" table:formula="of:=[.AO178]-2*([.$B178]-1)" office:value-type="float" office:value="-0.00110156249996862" calcext:value-type="float">
            <text:p>-0.0011015625</text:p>
          </table:table-cell>
          <table:table-cell table:style-name="Default" office:value-type="float" office:value="63627198485305.2" calcext:value-type="float">
            <text:p>63627198485305.2</text:p>
          </table:table-cell>
          <table:table-cell table:style-name="ce10" table:formula="of:=([.AQ178]-[.AQ177])/1000" office:value-type="float" office:value="2" calcext:value-type="float">
            <text:p>2.0000</text:p>
          </table:table-cell>
          <table:table-cell table:style-name="ce10" table:formula="of:=[.AR178]+[.AS177]" office:value-type="float" office:value="351.9981015625" calcext:value-type="float">
            <text:p>351.9981</text:p>
          </table:table-cell>
          <table:table-cell table:style-name="ce60" table:formula="of:=[.AS178]-2*([.$B178]-1)" office:value-type="float" office:value="-0.00189843750018781" calcext:value-type="float">
            <text:p>-0.0018984375</text:p>
          </table:table-cell>
          <table:table-cell table:style-name="Default" office:value-type="float" office:value="63627198959048.5" calcext:value-type="float">
            <text:p>63627198959048.5</text:p>
          </table:table-cell>
          <table:table-cell table:style-name="ce10" table:formula="of:=([.AU178]-[.AU177])/1000" office:value-type="float" office:value="1.999" calcext:value-type="float">
            <text:p>1.9990</text:p>
          </table:table-cell>
          <table:table-cell table:style-name="ce10" table:formula="of:=[.AV178]+[.AW177]" office:value-type="float" office:value="351.9985" calcext:value-type="float">
            <text:p>351.9985</text:p>
          </table:table-cell>
          <table:table-cell table:style-name="ce61" table:formula="of:=[.AW178]-2*([.$B178]-1)" office:value-type="float" office:value="-0.00150000000007822" calcext:value-type="float">
            <text:p>-0.001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78" calcext:value-type="float">
            <text:p>178</text:p>
          </table:table-cell>
          <table:table-cell office:value-type="float" office:value="63627193827574.4" calcext:value-type="float">
            <text:p>63627193827574.4</text:p>
          </table:table-cell>
          <table:table-cell table:formula="of:=([.C179]-[.C178])/1000" office:value-type="float" office:value="2.0016640625" calcext:value-type="float">
            <text:p>2.0017</text:p>
          </table:table-cell>
          <table:table-cell table:formula="of:=[.D179]+[.E178]" office:value-type="float" office:value="354.000015625" calcext:value-type="float">
            <text:p>354.0000</text:p>
          </table:table-cell>
          <table:table-cell table:style-name="ce12" table:formula="of:=[.E179]-2*([.$B179]-1)" office:value-type="float" office:value="0.0000156249998894964" calcext:value-type="float">
            <text:p>0.000015625</text:p>
          </table:table-cell>
          <table:table-cell table:style-name="Default" office:value-type="float" office:value="63627194292791" calcext:value-type="float">
            <text:p>63627194292791</text:p>
          </table:table-cell>
          <table:table-cell table:style-name="ce10" table:formula="of:=([.G179]-[.G178])/1000" office:value-type="float" office:value="2.001" calcext:value-type="float">
            <text:p>2.0010</text:p>
          </table:table-cell>
          <table:table-cell table:style-name="ce10" table:formula="of:=[.H179]+[.I178]" office:value-type="float" office:value="353.9978671875" calcext:value-type="float">
            <text:p>353.9979</text:p>
          </table:table-cell>
          <table:table-cell table:style-name="ce17" table:formula="of:=[.I179]-2*([.$B179]-1)" office:value-type="float" office:value="-0.00213281250000819" calcext:value-type="float">
            <text:p>-0.0021328125</text:p>
          </table:table-cell>
          <table:table-cell table:style-name="Default" office:value-type="float" office:value="63627194757386.3" calcext:value-type="float">
            <text:p>63627194757386.3</text:p>
          </table:table-cell>
          <table:table-cell table:style-name="ce10" table:formula="of:=([.K179]-[.K178])/1000" office:value-type="float" office:value="2.00059375" calcext:value-type="float">
            <text:p>2.0006</text:p>
          </table:table-cell>
          <table:table-cell table:style-name="ce10" table:formula="of:=[.L179]+[.M178]" office:value-type="float" office:value="353.998796875" calcext:value-type="float">
            <text:p>353.9988</text:p>
          </table:table-cell>
          <table:table-cell table:style-name="ce21" table:formula="of:=[.M179]-2*([.$B179]-1)" office:value-type="float" office:value="-0.00120312500001774" calcext:value-type="float">
            <text:p>-0.001203125</text:p>
          </table:table-cell>
          <table:table-cell table:style-name="Default" office:value-type="float" office:value="63627195230223.9" calcext:value-type="float">
            <text:p>63627195230223.9</text:p>
          </table:table-cell>
          <table:table-cell table:style-name="ce10" table:formula="of:=([.O179]-[.O178])/1000" office:value-type="float" office:value="2.009" calcext:value-type="float">
            <text:p>2.0090</text:p>
          </table:table-cell>
          <table:table-cell table:style-name="ce10" table:formula="of:=[.P179]+[.Q178]" office:value-type="float" office:value="354.0071953125" calcext:value-type="float">
            <text:p>354.0072</text:p>
          </table:table-cell>
          <table:table-cell table:style-name="ce25" table:formula="of:=[.Q179]-2*([.$B179]-1)" office:value-type="float" office:value="0.00719531250007321" calcext:value-type="float">
            <text:p>0.0071953125</text:p>
          </table:table-cell>
          <table:table-cell table:style-name="Default" office:value-type="float" office:value="63627195687598.4" calcext:value-type="float">
            <text:p>63627195687598.4</text:p>
          </table:table-cell>
          <table:table-cell table:style-name="ce10" table:formula="of:=([.S179]-[.S178])/1000" office:value-type="float" office:value="2.0013984375" calcext:value-type="float">
            <text:p>2.0014</text:p>
          </table:table-cell>
          <table:table-cell table:style-name="ce10" table:formula="of:=[.T179]+[.U178]" office:value-type="float" office:value="353.9996015625" calcext:value-type="float">
            <text:p>353.9996</text:p>
          </table:table-cell>
          <table:table-cell table:style-name="ce26" table:formula="of:=[.U179]-2*([.$B179]-1)" office:value-type="float" office:value="-0.000398437499939064" calcext:value-type="float">
            <text:p>-0.0003984375</text:p>
          </table:table-cell>
          <table:table-cell table:style-name="Default" office:value-type="float" office:value="63627196155085.9" calcext:value-type="float">
            <text:p>63627196155085.9</text:p>
          </table:table-cell>
          <table:table-cell table:style-name="ce10" table:formula="of:=([.W179]-[.W178])/1000" office:value-type="float" office:value="1.999296875" calcext:value-type="float">
            <text:p>1.9993</text:p>
          </table:table-cell>
          <table:table-cell table:style-name="ce10" table:formula="of:=[.X179]+[.Y178]" office:value-type="float" office:value="353.997796875" calcext:value-type="float">
            <text:p>353.9978</text:p>
          </table:table-cell>
          <table:table-cell table:style-name="ce29" table:formula="of:=[.Y179]-2*([.$B179]-1)" office:value-type="float" office:value="-0.00220312500005093" calcext:value-type="float">
            <text:p>-0.002203125</text:p>
          </table:table-cell>
          <table:table-cell table:style-name="Default" office:value-type="float" office:value="63627196613642.6" calcext:value-type="float">
            <text:p>63627196613642.6</text:p>
          </table:table-cell>
          <table:table-cell table:style-name="ce10" table:formula="of:=([.AA179]-[.AA178])/1000" office:value-type="float" office:value="2.000203125" calcext:value-type="float">
            <text:p>2.0002</text:p>
          </table:table-cell>
          <table:table-cell table:style-name="ce10" table:formula="of:=[.AB179]+[.AC178]" office:value-type="float" office:value="353.998703125" calcext:value-type="float">
            <text:p>353.9987</text:p>
          </table:table-cell>
          <table:table-cell table:style-name="ce33" table:formula="of:=[.AC179]-2*([.$B179]-1)" office:value-type="float" office:value="-0.00129687500003683" calcext:value-type="float">
            <text:p>-0.001296875</text:p>
          </table:table-cell>
          <table:table-cell table:style-name="Default" office:value-type="float" office:value="63627197085278.6" calcext:value-type="float">
            <text:p>63627197085278.6</text:p>
          </table:table-cell>
          <table:table-cell table:style-name="ce10" table:formula="of:=([.AE179]-[.AE178])/1000" office:value-type="float" office:value="1.9995" calcext:value-type="float">
            <text:p>1.9995</text:p>
          </table:table-cell>
          <table:table-cell table:style-name="ce10" table:formula="of:=[.AF179]+[.AG178]" office:value-type="float" office:value="353.998703125" calcext:value-type="float">
            <text:p>353.9987</text:p>
          </table:table-cell>
          <table:table-cell table:style-name="ce40" table:formula="of:=[.AG179]-2*([.$B179]-1)" office:value-type="float" office:value="-0.00129687499992315" calcext:value-type="float">
            <text:p>-0.001296875</text:p>
          </table:table-cell>
          <table:table-cell table:style-name="Default" office:value-type="float" office:value="63627197546264.8" calcext:value-type="float">
            <text:p>63627197546264.8</text:p>
          </table:table-cell>
          <table:table-cell table:style-name="ce10" table:formula="of:=([.AI179]-[.AI178])/1000" office:value-type="float" office:value="2.002296875" calcext:value-type="float">
            <text:p>2.0023</text:p>
          </table:table-cell>
          <table:table-cell table:style-name="ce10" table:formula="of:=[.AJ179]+[.AK178]" office:value-type="float" office:value="353.999796875" calcext:value-type="float">
            <text:p>353.9998</text:p>
          </table:table-cell>
          <table:table-cell table:style-name="ce48" table:formula="of:=[.AK179]-2*([.$B179]-1)" office:value-type="float" office:value="-0.000203125000098225" calcext:value-type="float">
            <text:p>-0.000203125</text:p>
          </table:table-cell>
          <table:table-cell table:style-name="Default" office:value-type="float" office:value="63627198025326.9" calcext:value-type="float">
            <text:p>63627198025326.9</text:p>
          </table:table-cell>
          <table:table-cell table:style-name="ce10" table:formula="of:=([.AM179]-[.AM178])/1000" office:value-type="float" office:value="1.9991015625" calcext:value-type="float">
            <text:p>1.9991</text:p>
          </table:table-cell>
          <table:table-cell table:style-name="ce10" table:formula="of:=[.AN179]+[.AO178]" office:value-type="float" office:value="353.998" calcext:value-type="float">
            <text:p>353.9980</text:p>
          </table:table-cell>
          <table:table-cell table:style-name="ce54" table:formula="of:=[.AO179]-2*([.$B179]-1)" office:value-type="float" office:value="-0.00199999999995271" calcext:value-type="float">
            <text:p>-0.002</text:p>
          </table:table-cell>
          <table:table-cell table:style-name="Default" office:value-type="float" office:value="63627198487304.8" calcext:value-type="float">
            <text:p>63627198487304.8</text:p>
          </table:table-cell>
          <table:table-cell table:style-name="ce10" table:formula="of:=([.AQ179]-[.AQ178])/1000" office:value-type="float" office:value="1.99959375" calcext:value-type="float">
            <text:p>1.9996</text:p>
          </table:table-cell>
          <table:table-cell table:style-name="ce10" table:formula="of:=[.AR179]+[.AS178]" office:value-type="float" office:value="353.9976953125" calcext:value-type="float">
            <text:p>353.9977</text:p>
          </table:table-cell>
          <table:table-cell table:style-name="ce60" table:formula="of:=[.AS179]-2*([.$B179]-1)" office:value-type="float" office:value="-0.00230468750021373" calcext:value-type="float">
            <text:p>-0.0023046875</text:p>
          </table:table-cell>
          <table:table-cell table:style-name="Default" office:value-type="float" office:value="63627198961048" calcext:value-type="float">
            <text:p>63627198961048</text:p>
          </table:table-cell>
          <table:table-cell table:style-name="ce10" table:formula="of:=([.AU179]-[.AU178])/1000" office:value-type="float" office:value="1.9995" calcext:value-type="float">
            <text:p>1.9995</text:p>
          </table:table-cell>
          <table:table-cell table:style-name="ce10" table:formula="of:=[.AV179]+[.AW178]" office:value-type="float" office:value="353.998" calcext:value-type="float">
            <text:p>353.9980</text:p>
          </table:table-cell>
          <table:table-cell table:style-name="ce61" table:formula="of:=[.AW179]-2*([.$B179]-1)" office:value-type="float" office:value="-0.00200000000006639" calcext:value-type="float">
            <text:p>-0.002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79" calcext:value-type="float">
            <text:p>179</text:p>
          </table:table-cell>
          <table:table-cell office:value-type="float" office:value="63627193829572.8" calcext:value-type="float">
            <text:p>63627193829572.8</text:p>
          </table:table-cell>
          <table:table-cell table:formula="of:=([.C180]-[.C179])/1000" office:value-type="float" office:value="1.9983203125" calcext:value-type="float">
            <text:p>1.9983</text:p>
          </table:table-cell>
          <table:table-cell table:formula="of:=[.D180]+[.E179]" office:value-type="float" office:value="355.9983359375" calcext:value-type="float">
            <text:p>355.9983</text:p>
          </table:table-cell>
          <table:table-cell table:style-name="ce12" table:formula="of:=[.E180]-2*([.$B180]-1)" office:value-type="float" office:value="-0.00166406250008322" calcext:value-type="float">
            <text:p>-0.0016640625</text:p>
          </table:table-cell>
          <table:table-cell table:style-name="Default" office:value-type="float" office:value="63627194294791.6" calcext:value-type="float">
            <text:p>63627194294791.6</text:p>
          </table:table-cell>
          <table:table-cell table:style-name="ce10" table:formula="of:=([.G180]-[.G179])/1000" office:value-type="float" office:value="2.0006015625" calcext:value-type="float">
            <text:p>2.0006</text:p>
          </table:table-cell>
          <table:table-cell table:style-name="ce10" table:formula="of:=[.H180]+[.I179]" office:value-type="float" office:value="355.99846875" calcext:value-type="float">
            <text:p>355.9985</text:p>
          </table:table-cell>
          <table:table-cell table:style-name="ce17" table:formula="of:=[.I180]-2*([.$B180]-1)" office:value-type="float" office:value="-0.00153125000002774" calcext:value-type="float">
            <text:p>-0.00153125</text:p>
          </table:table-cell>
          <table:table-cell table:style-name="Default" office:value-type="float" office:value="63627194759386.6" calcext:value-type="float">
            <text:p>63627194759386.6</text:p>
          </table:table-cell>
          <table:table-cell table:style-name="ce10" table:formula="of:=([.K180]-[.K179])/1000" office:value-type="float" office:value="2.0003046875" calcext:value-type="float">
            <text:p>2.0003</text:p>
          </table:table-cell>
          <table:table-cell table:style-name="ce10" table:formula="of:=[.L180]+[.M179]" office:value-type="float" office:value="355.9991015625" calcext:value-type="float">
            <text:p>355.9991</text:p>
          </table:table-cell>
          <table:table-cell table:style-name="ce21" table:formula="of:=[.M180]-2*([.$B180]-1)" office:value-type="float" office:value="-0.000898437500040927" calcext:value-type="float">
            <text:p>-0.0008984375</text:p>
          </table:table-cell>
          <table:table-cell table:style-name="Default" office:value-type="float" office:value="63627195232215.3" calcext:value-type="float">
            <text:p>63627195232215.3</text:p>
          </table:table-cell>
          <table:table-cell table:style-name="ce10" table:formula="of:=([.O180]-[.O179])/1000" office:value-type="float" office:value="1.9913984375" calcext:value-type="float">
            <text:p>1.9914</text:p>
          </table:table-cell>
          <table:table-cell table:style-name="ce10" table:formula="of:=[.P180]+[.Q179]" office:value-type="float" office:value="355.99859375" calcext:value-type="float">
            <text:p>355.9986</text:p>
          </table:table-cell>
          <table:table-cell table:style-name="ce25" table:formula="of:=[.Q180]-2*([.$B180]-1)" office:value-type="float" office:value="-0.00140624999994543" calcext:value-type="float">
            <text:p>-0.00140625</text:p>
          </table:table-cell>
          <table:table-cell table:style-name="Default" office:value-type="float" office:value="63627195689597.3" calcext:value-type="float">
            <text:p>63627195689597.3</text:p>
          </table:table-cell>
          <table:table-cell table:style-name="ce10" table:formula="of:=([.S180]-[.S179])/1000" office:value-type="float" office:value="1.9988984375" calcext:value-type="float">
            <text:p>1.9989</text:p>
          </table:table-cell>
          <table:table-cell table:style-name="ce10" table:formula="of:=[.T180]+[.U179]" office:value-type="float" office:value="355.9985" calcext:value-type="float">
            <text:p>355.9985</text:p>
          </table:table-cell>
          <table:table-cell table:style-name="ce26" table:formula="of:=[.U180]-2*([.$B180]-1)" office:value-type="float" office:value="-0.00149999999996453" calcext:value-type="float">
            <text:p>-0.0015</text:p>
          </table:table-cell>
          <table:table-cell table:style-name="Default" office:value-type="float" office:value="63627196157085.9" calcext:value-type="float">
            <text:p>63627196157085.9</text:p>
          </table:table-cell>
          <table:table-cell table:style-name="ce10" table:formula="of:=([.W180]-[.W179])/1000" office:value-type="float" office:value="2" calcext:value-type="float">
            <text:p>2.0000</text:p>
          </table:table-cell>
          <table:table-cell table:style-name="ce10" table:formula="of:=[.X180]+[.Y179]" office:value-type="float" office:value="355.997796875" calcext:value-type="float">
            <text:p>355.9978</text:p>
          </table:table-cell>
          <table:table-cell table:style-name="ce29" table:formula="of:=[.Y180]-2*([.$B180]-1)" office:value-type="float" office:value="-0.00220312500005093" calcext:value-type="float">
            <text:p>-0.002203125</text:p>
          </table:table-cell>
          <table:table-cell table:style-name="Default" office:value-type="float" office:value="63627196615641.4" calcext:value-type="float">
            <text:p>63627196615641.4</text:p>
          </table:table-cell>
          <table:table-cell table:style-name="ce10" table:formula="of:=([.AA180]-[.AA179])/1000" office:value-type="float" office:value="1.998796875" calcext:value-type="float">
            <text:p>1.9988</text:p>
          </table:table-cell>
          <table:table-cell table:style-name="ce10" table:formula="of:=[.AB180]+[.AC179]" office:value-type="float" office:value="355.9975" calcext:value-type="float">
            <text:p>355.9975</text:p>
          </table:table-cell>
          <table:table-cell table:style-name="ce33" table:formula="of:=[.AC180]-2*([.$B180]-1)" office:value-type="float" office:value="-0.00250000000005457" calcext:value-type="float">
            <text:p>-0.0025</text:p>
          </table:table-cell>
          <table:table-cell table:style-name="Default" office:value-type="float" office:value="63627197087277.9" calcext:value-type="float">
            <text:p>63627197087277.9</text:p>
          </table:table-cell>
          <table:table-cell table:style-name="ce10" table:formula="of:=([.AE180]-[.AE179])/1000" office:value-type="float" office:value="1.999296875" calcext:value-type="float">
            <text:p>1.9993</text:p>
          </table:table-cell>
          <table:table-cell table:style-name="ce10" table:formula="of:=[.AF180]+[.AG179]" office:value-type="float" office:value="355.998" calcext:value-type="float">
            <text:p>355.9980</text:p>
          </table:table-cell>
          <table:table-cell table:style-name="ce40" table:formula="of:=[.AG180]-2*([.$B180]-1)" office:value-type="float" office:value="-0.00199999999989586" calcext:value-type="float">
            <text:p>-0.002</text:p>
          </table:table-cell>
          <table:table-cell table:style-name="Default" office:value-type="float" office:value="63627197548264" calcext:value-type="float">
            <text:p>63627197548264</text:p>
          </table:table-cell>
          <table:table-cell table:style-name="ce10" table:formula="of:=([.AI180]-[.AI179])/1000" office:value-type="float" office:value="1.999203125" calcext:value-type="float">
            <text:p>1.9992</text:p>
          </table:table-cell>
          <table:table-cell table:style-name="ce10" table:formula="of:=[.AJ180]+[.AK179]" office:value-type="float" office:value="355.999" calcext:value-type="float">
            <text:p>355.9990</text:p>
          </table:table-cell>
          <table:table-cell table:style-name="ce48" table:formula="of:=[.AK180]-2*([.$B180]-1)" office:value-type="float" office:value="-0.00100000000009004" calcext:value-type="float">
            <text:p>-0.001</text:p>
          </table:table-cell>
          <table:table-cell table:style-name="Default" office:value-type="float" office:value="63627198027326.7" calcext:value-type="float">
            <text:p>63627198027326.7</text:p>
          </table:table-cell>
          <table:table-cell table:style-name="ce10" table:formula="of:=([.AM180]-[.AM179])/1000" office:value-type="float" office:value="1.9998046875" calcext:value-type="float">
            <text:p>1.9998</text:p>
          </table:table-cell>
          <table:table-cell table:style-name="ce10" table:formula="of:=[.AN180]+[.AO179]" office:value-type="float" office:value="355.9978046875" calcext:value-type="float">
            <text:p>355.9978</text:p>
          </table:table-cell>
          <table:table-cell table:style-name="ce54" table:formula="of:=[.AO180]-2*([.$B180]-1)" office:value-type="float" office:value="-0.00219531249996407" calcext:value-type="float">
            <text:p>-0.0021953125</text:p>
          </table:table-cell>
          <table:table-cell table:style-name="Default" office:value-type="float" office:value="63627198489307.5" calcext:value-type="float">
            <text:p>63627198489307.5</text:p>
          </table:table-cell>
          <table:table-cell table:style-name="ce10" table:formula="of:=([.AQ180]-[.AQ179])/1000" office:value-type="float" office:value="2.002703125" calcext:value-type="float">
            <text:p>2.0027</text:p>
          </table:table-cell>
          <table:table-cell table:style-name="ce10" table:formula="of:=[.AR180]+[.AS179]" office:value-type="float" office:value="356.0003984375" calcext:value-type="float">
            <text:p>356.0004</text:p>
          </table:table-cell>
          <table:table-cell table:style-name="ce60" table:formula="of:=[.AS180]-2*([.$B180]-1)" office:value-type="float" office:value="0.000398437499768534" calcext:value-type="float">
            <text:p>0.0003984375</text:p>
          </table:table-cell>
          <table:table-cell table:style-name="Default" office:value-type="float" office:value="63627198963048.1" calcext:value-type="float">
            <text:p>63627198963048.1</text:p>
          </table:table-cell>
          <table:table-cell table:style-name="ce10" table:formula="of:=([.AU180]-[.AU179])/1000" office:value-type="float" office:value="2.0001015625" calcext:value-type="float">
            <text:p>2.0001</text:p>
          </table:table-cell>
          <table:table-cell table:style-name="ce10" table:formula="of:=[.AV180]+[.AW179]" office:value-type="float" office:value="355.9981015625" calcext:value-type="float">
            <text:p>355.9981</text:p>
          </table:table-cell>
          <table:table-cell table:style-name="ce61" table:formula="of:=[.AW180]-2*([.$B180]-1)" office:value-type="float" office:value="-0.00189843750007412" calcext:value-type="float">
            <text:p>-0.0018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80" calcext:value-type="float">
            <text:p>180</text:p>
          </table:table-cell>
          <table:table-cell office:value-type="float" office:value="63627193831572.4" calcext:value-type="float">
            <text:p>63627193831572.4</text:p>
          </table:table-cell>
          <table:table-cell table:formula="of:=([.C181]-[.C180])/1000" office:value-type="float" office:value="1.999640625" calcext:value-type="float">
            <text:p>1.9996</text:p>
          </table:table-cell>
          <table:table-cell table:formula="of:=[.D181]+[.E180]" office:value-type="float" office:value="357.9979765625" calcext:value-type="float">
            <text:p>357.9980</text:p>
          </table:table-cell>
          <table:table-cell table:style-name="ce12" table:formula="of:=[.E181]-2*([.$B181]-1)" office:value-type="float" office:value="-0.00202343750009959" calcext:value-type="float">
            <text:p>-0.0020234375</text:p>
          </table:table-cell>
          <table:table-cell table:style-name="Default" office:value-type="float" office:value="63627194296791" calcext:value-type="float">
            <text:p>63627194296791</text:p>
          </table:table-cell>
          <table:table-cell table:style-name="ce10" table:formula="of:=([.G181]-[.G180])/1000" office:value-type="float" office:value="1.9993984375" calcext:value-type="float">
            <text:p>1.9994</text:p>
          </table:table-cell>
          <table:table-cell table:style-name="ce10" table:formula="of:=[.H181]+[.I180]" office:value-type="float" office:value="357.9978671875" calcext:value-type="float">
            <text:p>357.9979</text:p>
          </table:table-cell>
          <table:table-cell table:style-name="ce17" table:formula="of:=[.I181]-2*([.$B181]-1)" office:value-type="float" office:value="-0.00213281250000819" calcext:value-type="float">
            <text:p>-0.0021328125</text:p>
          </table:table-cell>
          <table:table-cell table:style-name="Default" office:value-type="float" office:value="63627194761385.8" calcext:value-type="float">
            <text:p>63627194761385.8</text:p>
          </table:table-cell>
          <table:table-cell table:style-name="ce10" table:formula="of:=([.K181]-[.K180])/1000" office:value-type="float" office:value="1.9991953125" calcext:value-type="float">
            <text:p>1.9992</text:p>
          </table:table-cell>
          <table:table-cell table:style-name="ce10" table:formula="of:=[.L181]+[.M180]" office:value-type="float" office:value="357.998296875" calcext:value-type="float">
            <text:p>357.9983</text:p>
          </table:table-cell>
          <table:table-cell table:style-name="ce21" table:formula="of:=[.M181]-2*([.$B181]-1)" office:value-type="float" office:value="-0.00170312500006276" calcext:value-type="float">
            <text:p>-0.001703125</text:p>
          </table:table-cell>
          <table:table-cell table:style-name="Default" office:value-type="float" office:value="63627195234215.7" calcext:value-type="float">
            <text:p>63627195234215.7</text:p>
          </table:table-cell>
          <table:table-cell table:style-name="ce10" table:formula="of:=([.O181]-[.O180])/1000" office:value-type="float" office:value="2.00040625" calcext:value-type="float">
            <text:p>2.0004</text:p>
          </table:table-cell>
          <table:table-cell table:style-name="ce10" table:formula="of:=[.P181]+[.Q180]" office:value-type="float" office:value="357.999" calcext:value-type="float">
            <text:p>357.9990</text:p>
          </table:table-cell>
          <table:table-cell table:style-name="ce25" table:formula="of:=[.Q181]-2*([.$B181]-1)" office:value-type="float" office:value="-0.00099999999991951" calcext:value-type="float">
            <text:p>-0.001</text:p>
          </table:table-cell>
          <table:table-cell table:style-name="Default" office:value-type="float" office:value="63627195691597" calcext:value-type="float">
            <text:p>63627195691597</text:p>
          </table:table-cell>
          <table:table-cell table:style-name="ce10" table:formula="of:=([.S181]-[.S180])/1000" office:value-type="float" office:value="1.999703125" calcext:value-type="float">
            <text:p>1.9997</text:p>
          </table:table-cell>
          <table:table-cell table:style-name="ce10" table:formula="of:=[.T181]+[.U180]" office:value-type="float" office:value="357.998203125" calcext:value-type="float">
            <text:p>357.9982</text:p>
          </table:table-cell>
          <table:table-cell table:style-name="ce26" table:formula="of:=[.U181]-2*([.$B181]-1)" office:value-type="float" office:value="-0.00179687499996817" calcext:value-type="float">
            <text:p>-0.001796875</text:p>
          </table:table-cell>
          <table:table-cell table:style-name="Default" office:value-type="float" office:value="63627196159085.6" calcext:value-type="float">
            <text:p>63627196159085.6</text:p>
          </table:table-cell>
          <table:table-cell table:style-name="ce10" table:formula="of:=([.W181]-[.W180])/1000" office:value-type="float" office:value="1.999703125" calcext:value-type="float">
            <text:p>1.9997</text:p>
          </table:table-cell>
          <table:table-cell table:style-name="ce10" table:formula="of:=[.X181]+[.Y180]" office:value-type="float" office:value="357.9975" calcext:value-type="float">
            <text:p>357.9975</text:p>
          </table:table-cell>
          <table:table-cell table:style-name="ce29" table:formula="of:=[.Y181]-2*([.$B181]-1)" office:value-type="float" office:value="-0.00250000000005457" calcext:value-type="float">
            <text:p>-0.0025</text:p>
          </table:table-cell>
          <table:table-cell table:style-name="Default" office:value-type="float" office:value="63627196617643.1" calcext:value-type="float">
            <text:p>63627196617643.1</text:p>
          </table:table-cell>
          <table:table-cell table:style-name="ce10" table:formula="of:=([.AA181]-[.AA180])/1000" office:value-type="float" office:value="2.001703125" calcext:value-type="float">
            <text:p>2.0017</text:p>
          </table:table-cell>
          <table:table-cell table:style-name="ce10" table:formula="of:=[.AB181]+[.AC180]" office:value-type="float" office:value="357.999203125" calcext:value-type="float">
            <text:p>357.9992</text:p>
          </table:table-cell>
          <table:table-cell table:style-name="ce33" table:formula="of:=[.AC181]-2*([.$B181]-1)" office:value-type="float" office:value="-0.000796875000048658" calcext:value-type="float">
            <text:p>-0.000796875</text:p>
          </table:table-cell>
          <table:table-cell table:style-name="Default" office:value-type="float" office:value="63627197089280.2" calcext:value-type="float">
            <text:p>63627197089280.2</text:p>
          </table:table-cell>
          <table:table-cell table:style-name="ce10" table:formula="of:=([.AE181]-[.AE180])/1000" office:value-type="float" office:value="2.0023046875" calcext:value-type="float">
            <text:p>2.0023</text:p>
          </table:table-cell>
          <table:table-cell table:style-name="ce10" table:formula="of:=[.AF181]+[.AG180]" office:value-type="float" office:value="358.0003046875" calcext:value-type="float">
            <text:p>358.0003</text:p>
          </table:table-cell>
          <table:table-cell table:style-name="ce40" table:formula="of:=[.AG181]-2*([.$B181]-1)" office:value-type="float" office:value="0.000304687500090495" calcext:value-type="float">
            <text:p>0.0003046875</text:p>
          </table:table-cell>
          <table:table-cell table:style-name="Default" office:value-type="float" office:value="63627197550263.2" calcext:value-type="float">
            <text:p>63627197550263.2</text:p>
          </table:table-cell>
          <table:table-cell table:style-name="ce10" table:formula="of:=([.AI181]-[.AI180])/1000" office:value-type="float" office:value="1.999203125" calcext:value-type="float">
            <text:p>1.9992</text:p>
          </table:table-cell>
          <table:table-cell table:style-name="ce10" table:formula="of:=[.AJ181]+[.AK180]" office:value-type="float" office:value="357.998203125" calcext:value-type="float">
            <text:p>357.9982</text:p>
          </table:table-cell>
          <table:table-cell table:style-name="ce48" table:formula="of:=[.AK181]-2*([.$B181]-1)" office:value-type="float" office:value="-0.00179687500008185" calcext:value-type="float">
            <text:p>-0.001796875</text:p>
          </table:table-cell>
          <table:table-cell table:style-name="Default" office:value-type="float" office:value="63627198029326.4" calcext:value-type="float">
            <text:p>63627198029326.4</text:p>
          </table:table-cell>
          <table:table-cell table:style-name="ce10" table:formula="of:=([.AM181]-[.AM180])/1000" office:value-type="float" office:value="1.9996953125" calcext:value-type="float">
            <text:p>1.9997</text:p>
          </table:table-cell>
          <table:table-cell table:style-name="ce10" table:formula="of:=[.AN181]+[.AO180]" office:value-type="float" office:value="357.9975" calcext:value-type="float">
            <text:p>357.9975</text:p>
          </table:table-cell>
          <table:table-cell table:style-name="ce54" table:formula="of:=[.AO181]-2*([.$B181]-1)" office:value-type="float" office:value="-0.00249999999994088" calcext:value-type="float">
            <text:p>-0.0025</text:p>
          </table:table-cell>
          <table:table-cell table:style-name="Default" office:value-type="float" office:value="63627198491306.9" calcext:value-type="float">
            <text:p>63627198491306.9</text:p>
          </table:table-cell>
          <table:table-cell table:style-name="ce10" table:formula="of:=([.AQ181]-[.AQ180])/1000" office:value-type="float" office:value="1.9993984375" calcext:value-type="float">
            <text:p>1.9994</text:p>
          </table:table-cell>
          <table:table-cell table:style-name="ce10" table:formula="of:=[.AR181]+[.AS180]" office:value-type="float" office:value="357.999796875" calcext:value-type="float">
            <text:p>357.9998</text:p>
          </table:table-cell>
          <table:table-cell table:style-name="ce60" table:formula="of:=[.AS181]-2*([.$B181]-1)" office:value-type="float" office:value="-0.000203125000211912" calcext:value-type="float">
            <text:p>-0.000203125</text:p>
          </table:table-cell>
          <table:table-cell table:style-name="Default" office:value-type="float" office:value="63627198965050" calcext:value-type="float">
            <text:p>63627198965050</text:p>
          </table:table-cell>
          <table:table-cell table:style-name="ce10" table:formula="of:=([.AU181]-[.AU180])/1000" office:value-type="float" office:value="2.0018984375" calcext:value-type="float">
            <text:p>2.0019</text:p>
          </table:table-cell>
          <table:table-cell table:style-name="ce10" table:formula="of:=[.AV181]+[.AW180]" office:value-type="float" office:value="358" calcext:value-type="float">
            <text:p>358.0000</text:p>
          </table:table-cell>
          <table:table-cell table:style-name="ce61" table:formula="of:=[.AW181]-2*([.$B181]-1)"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7" office:value-type="float" office:value="181" calcext:value-type="float">
            <text:p>181</text:p>
          </table:table-cell>
          <table:table-cell office:value-type="float" office:value="63627193833573.1" calcext:value-type="float">
            <text:p>63627193833573.1</text:p>
          </table:table-cell>
          <table:table-cell table:formula="of:=([.C182]-[.C181])/1000" office:value-type="float" office:value="2.0006953125" calcext:value-type="float">
            <text:p>2.0007</text:p>
          </table:table-cell>
          <table:table-cell table:formula="of:=[.D182]+[.E181]" office:value-type="float" office:value="359.998671875" calcext:value-type="float">
            <text:p>359.9987</text:p>
          </table:table-cell>
          <table:table-cell table:style-name="ce12" table:formula="of:=[.E182]-2*([.$B182]-1)" office:value-type="float" office:value="-0.00132812500010004" calcext:value-type="float">
            <text:p>-0.001328125</text:p>
          </table:table-cell>
          <table:table-cell table:style-name="Default" office:value-type="float" office:value="63627194298793" calcext:value-type="float">
            <text:p>63627194298793</text:p>
          </table:table-cell>
          <table:table-cell table:style-name="ce10" table:formula="of:=([.G182]-[.G181])/1000" office:value-type="float" office:value="2.002" calcext:value-type="float">
            <text:p>2.0020</text:p>
          </table:table-cell>
          <table:table-cell table:style-name="ce10" table:formula="of:=[.H182]+[.I181]" office:value-type="float" office:value="359.9998671875" calcext:value-type="float">
            <text:p>359.9999</text:p>
          </table:table-cell>
          <table:table-cell table:style-name="ce17" table:formula="of:=[.I182]-2*([.$B182]-1)" office:value-type="float" office:value="-0.000132812499998636" calcext:value-type="float">
            <text:p>-0.0001328125</text:p>
          </table:table-cell>
          <table:table-cell table:style-name="Default" office:value-type="float" office:value="63627194763387.3" calcext:value-type="float">
            <text:p>63627194763387.3</text:p>
          </table:table-cell>
          <table:table-cell table:style-name="ce10" table:formula="of:=([.K182]-[.K181])/1000" office:value-type="float" office:value="2.0015" calcext:value-type="float">
            <text:p>2.0015</text:p>
          </table:table-cell>
          <table:table-cell table:style-name="ce10" table:formula="of:=[.L182]+[.M181]" office:value-type="float" office:value="359.999796875" calcext:value-type="float">
            <text:p>359.9998</text:p>
          </table:table-cell>
          <table:table-cell table:style-name="ce21" table:formula="of:=[.M182]-2*([.$B182]-1)" office:value-type="float" office:value="-0.000203125000041382" calcext:value-type="float">
            <text:p>-0.000203125</text:p>
          </table:table-cell>
          <table:table-cell table:style-name="Default" office:value-type="float" office:value="63627195236216.9" calcext:value-type="float">
            <text:p>63627195236216.9</text:p>
          </table:table-cell>
          <table:table-cell table:style-name="ce10" table:formula="of:=([.O182]-[.O181])/1000" office:value-type="float" office:value="2.0011953125" calcext:value-type="float">
            <text:p>2.0012</text:p>
          </table:table-cell>
          <table:table-cell table:style-name="ce10" table:formula="of:=[.P182]+[.Q181]" office:value-type="float" office:value="360.0001953125" calcext:value-type="float">
            <text:p>360.0002</text:p>
          </table:table-cell>
          <table:table-cell table:style-name="ce25" table:formula="of:=[.Q182]-2*([.$B182]-1)" office:value-type="float" office:value="0.000195312500068212" calcext:value-type="float">
            <text:p>0.0001953125</text:p>
          </table:table-cell>
          <table:table-cell table:style-name="Default" office:value-type="float" office:value="63627195693598.7" calcext:value-type="float">
            <text:p>63627195693598.7</text:p>
          </table:table-cell>
          <table:table-cell table:style-name="ce10" table:formula="of:=([.S182]-[.S181])/1000" office:value-type="float" office:value="2.001703125" calcext:value-type="float">
            <text:p>2.0017</text:p>
          </table:table-cell>
          <table:table-cell table:style-name="ce10" table:formula="of:=[.T182]+[.U181]" office:value-type="float" office:value="359.99990625" calcext:value-type="float">
            <text:p>359.9999</text:p>
          </table:table-cell>
          <table:table-cell table:style-name="ce26" table:formula="of:=[.U182]-2*([.$B182]-1)" office:value-type="float" office:value="-0.000093749999962256" calcext:value-type="float">
            <text:p>-0.00009375</text:p>
          </table:table-cell>
          <table:table-cell table:style-name="Default" office:value-type="float" office:value="63627196161087.5" calcext:value-type="float">
            <text:p>63627196161087.5</text:p>
          </table:table-cell>
          <table:table-cell table:style-name="ce10" table:formula="of:=([.W182]-[.W181])/1000" office:value-type="float" office:value="2.0018984375" calcext:value-type="float">
            <text:p>2.0019</text:p>
          </table:table-cell>
          <table:table-cell table:style-name="ce10" table:formula="of:=[.X182]+[.Y181]" office:value-type="float" office:value="359.9993984375" calcext:value-type="float">
            <text:p>359.9994</text:p>
          </table:table-cell>
          <table:table-cell table:style-name="ce29" table:formula="of:=[.Y182]-2*([.$B182]-1)" office:value-type="float" office:value="-0.000601562500037289" calcext:value-type="float">
            <text:p>-0.0006015625</text:p>
          </table:table-cell>
          <table:table-cell table:style-name="Default" office:value-type="float" office:value="63627196619642.4" calcext:value-type="float">
            <text:p>63627196619642.4</text:p>
          </table:table-cell>
          <table:table-cell table:style-name="ce10" table:formula="of:=([.AA182]-[.AA181])/1000" office:value-type="float" office:value="1.999296875" calcext:value-type="float">
            <text:p>1.9993</text:p>
          </table:table-cell>
          <table:table-cell table:style-name="ce10" table:formula="of:=[.AB182]+[.AC181]" office:value-type="float" office:value="359.9985" calcext:value-type="float">
            <text:p>359.9985</text:p>
          </table:table-cell>
          <table:table-cell table:style-name="ce33" table:formula="of:=[.AC182]-2*([.$B182]-1)" office:value-type="float" office:value="-0.00150000000002137" calcext:value-type="float">
            <text:p>-0.0015</text:p>
          </table:table-cell>
          <table:table-cell table:style-name="Default" office:value-type="float" office:value="63627197091280.1" calcext:value-type="float">
            <text:p>63627197091280.1</text:p>
          </table:table-cell>
          <table:table-cell table:style-name="ce10" table:formula="of:=([.AE182]-[.AE181])/1000" office:value-type="float" office:value="1.9998984375" calcext:value-type="float">
            <text:p>1.9999</text:p>
          </table:table-cell>
          <table:table-cell table:style-name="ce10" table:formula="of:=[.AF182]+[.AG181]" office:value-type="float" office:value="360.000203125" calcext:value-type="float">
            <text:p>360.0002</text:p>
          </table:table-cell>
          <table:table-cell table:style-name="ce40" table:formula="of:=[.AG182]-2*([.$B182]-1)" office:value-type="float" office:value="0.000203125000098225" calcext:value-type="float">
            <text:p>0.000203125</text:p>
          </table:table-cell>
          <table:table-cell table:style-name="Default" office:value-type="float" office:value="63627197552265.7" calcext:value-type="float">
            <text:p>63627197552265.7</text:p>
          </table:table-cell>
          <table:table-cell table:style-name="ce10" table:formula="of:=([.AI182]-[.AI181])/1000" office:value-type="float" office:value="2.0025" calcext:value-type="float">
            <text:p>2.0025</text:p>
          </table:table-cell>
          <table:table-cell table:style-name="ce10" table:formula="of:=[.AJ182]+[.AK181]" office:value-type="float" office:value="360.000703125" calcext:value-type="float">
            <text:p>360.0007</text:p>
          </table:table-cell>
          <table:table-cell table:style-name="ce48" table:formula="of:=[.AK182]-2*([.$B182]-1)" office:value-type="float" office:value="0.000703124999915872" calcext:value-type="float">
            <text:p>0.000703125</text:p>
          </table:table-cell>
          <table:table-cell table:style-name="Default" office:value-type="float" office:value="63627198031328.7" calcext:value-type="float">
            <text:p>63627198031328.7</text:p>
          </table:table-cell>
          <table:table-cell table:style-name="ce10" table:formula="of:=([.AM182]-[.AM181])/1000" office:value-type="float" office:value="2.0023046875" calcext:value-type="float">
            <text:p>2.0023</text:p>
          </table:table-cell>
          <table:table-cell table:style-name="ce10" table:formula="of:=[.AN182]+[.AO181]" office:value-type="float" office:value="359.9998046875" calcext:value-type="float">
            <text:p>359.9998</text:p>
          </table:table-cell>
          <table:table-cell table:style-name="ce54" table:formula="of:=[.AO182]-2*([.$B182]-1)" office:value-type="float" office:value="-0.000195312499954525" calcext:value-type="float">
            <text:p>-0.0001953125</text:p>
          </table:table-cell>
          <table:table-cell table:style-name="Default" office:value-type="float" office:value="63627198493305.6" calcext:value-type="float">
            <text:p>63627198493305.6</text:p>
          </table:table-cell>
          <table:table-cell table:style-name="ce10" table:formula="of:=([.AQ182]-[.AQ181])/1000" office:value-type="float" office:value="1.998703125" calcext:value-type="float">
            <text:p>1.9987</text:p>
          </table:table-cell>
          <table:table-cell table:style-name="ce10" table:formula="of:=[.AR182]+[.AS181]" office:value-type="float" office:value="359.9985" calcext:value-type="float">
            <text:p>359.9985</text:p>
          </table:table-cell>
          <table:table-cell table:style-name="ce60" table:formula="of:=[.AS182]-2*([.$B182]-1)" office:value-type="float" office:value="-0.0015000000001919" calcext:value-type="float">
            <text:p>-0.0015</text:p>
          </table:table-cell>
          <table:table-cell table:style-name="Default" office:value-type="float" office:value="63627198967047.9" calcext:value-type="float">
            <text:p>63627198967047.9</text:p>
          </table:table-cell>
          <table:table-cell table:style-name="ce10" table:formula="of:=([.AU182]-[.AU181])/1000" office:value-type="float" office:value="1.9978984375" calcext:value-type="float">
            <text:p>1.9979</text:p>
          </table:table-cell>
          <table:table-cell table:style-name="ce10" table:formula="of:=[.AV182]+[.AW181]" office:value-type="float" office:value="359.9978984375" calcext:value-type="float">
            <text:p>359.9979</text:p>
          </table:table-cell>
          <table:table-cell table:style-name="ce61" table:formula="of:=[.AW182]-2*([.$B182]-1)" office:value-type="float" office:value="-0.00210156250005866" calcext:value-type="float">
            <text:p>-0.0021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7" office:value-type="float" office:value="182" calcext:value-type="float">
            <text:p>182</text:p>
          </table:table-cell>
          <table:table-cell office:value-type="float" office:value="63627193835572.5" calcext:value-type="float">
            <text:p>63627193835572.5</text:p>
          </table:table-cell>
          <table:table-cell table:formula="of:=([.C183]-[.C182])/1000" office:value-type="float" office:value="1.9994296875" calcext:value-type="float">
            <text:p>1.9994</text:p>
          </table:table-cell>
          <table:table-cell table:formula="of:=[.D183]+[.E182]" office:value-type="float" office:value="361.9981015625" calcext:value-type="float">
            <text:p>361.9981</text:p>
          </table:table-cell>
          <table:table-cell table:style-name="ce12" table:formula="of:=[.E183]-2*([.$B183]-1)" office:value-type="float" office:value="-0.00189843750007412" calcext:value-type="float">
            <text:p>-0.0018984375</text:p>
          </table:table-cell>
          <table:table-cell table:style-name="Default" office:value-type="float" office:value="63627194300790.3" calcext:value-type="float">
            <text:p>63627194300790.3</text:p>
          </table:table-cell>
          <table:table-cell table:style-name="ce10" table:formula="of:=([.G183]-[.G182])/1000" office:value-type="float" office:value="1.997296875" calcext:value-type="float">
            <text:p>1.9973</text:p>
          </table:table-cell>
          <table:table-cell table:style-name="ce10" table:formula="of:=[.H183]+[.I182]" office:value-type="float" office:value="361.9971640625" calcext:value-type="float">
            <text:p>361.9972</text:p>
          </table:table-cell>
          <table:table-cell table:style-name="ce17" table:formula="of:=[.I183]-2*([.$B183]-1)" office:value-type="float" office:value="-0.0028359374999809" calcext:value-type="float">
            <text:p>-0.0028359375</text:p>
          </table:table-cell>
          <table:table-cell table:style-name="Default" office:value-type="float" office:value="63627194765385.1" calcext:value-type="float">
            <text:p>63627194765385.1</text:p>
          </table:table-cell>
          <table:table-cell table:style-name="ce10" table:formula="of:=([.K183]-[.K182])/1000" office:value-type="float" office:value="1.9978046875" calcext:value-type="float">
            <text:p>1.9978</text:p>
          </table:table-cell>
          <table:table-cell table:style-name="ce10" table:formula="of:=[.L183]+[.M182]" office:value-type="float" office:value="361.9976015625" calcext:value-type="float">
            <text:p>361.9976</text:p>
          </table:table-cell>
          <table:table-cell table:style-name="ce21" table:formula="of:=[.M183]-2*([.$B183]-1)" office:value-type="float" office:value="-0.0023984375000623" calcext:value-type="float">
            <text:p>-0.0023984375</text:p>
          </table:table-cell>
          <table:table-cell table:style-name="Default" office:value-type="float" office:value="63627195238215.2" calcext:value-type="float">
            <text:p>63627195238215.2</text:p>
          </table:table-cell>
          <table:table-cell table:style-name="ce10" table:formula="of:=([.O183]-[.O182])/1000" office:value-type="float" office:value="1.9983046875" calcext:value-type="float">
            <text:p>1.9983</text:p>
          </table:table-cell>
          <table:table-cell table:style-name="ce10" table:formula="of:=[.P183]+[.Q182]" office:value-type="float" office:value="361.9985" calcext:value-type="float">
            <text:p>361.9985</text:p>
          </table:table-cell>
          <table:table-cell table:style-name="ce25" table:formula="of:=[.Q183]-2*([.$B183]-1)" office:value-type="float" office:value="-0.00149999999990769" calcext:value-type="float">
            <text:p>-0.0015</text:p>
          </table:table-cell>
          <table:table-cell table:style-name="Default" office:value-type="float" office:value="63627195695596.7" calcext:value-type="float">
            <text:p>63627195695596.7</text:p>
          </table:table-cell>
          <table:table-cell table:style-name="ce10" table:formula="of:=([.S183]-[.S182])/1000" office:value-type="float" office:value="1.998" calcext:value-type="float">
            <text:p>1.9980</text:p>
          </table:table-cell>
          <table:table-cell table:style-name="ce10" table:formula="of:=[.T183]+[.U182]" office:value-type="float" office:value="361.99790625" calcext:value-type="float">
            <text:p>361.9979</text:p>
          </table:table-cell>
          <table:table-cell table:style-name="ce26" table:formula="of:=[.U183]-2*([.$B183]-1)" office:value-type="float" office:value="-0.00209374999997181" calcext:value-type="float">
            <text:p>-0.00209375</text:p>
          </table:table-cell>
          <table:table-cell table:style-name="Default" office:value-type="float" office:value="63627196163086.3" calcext:value-type="float">
            <text:p>63627196163086.3</text:p>
          </table:table-cell>
          <table:table-cell table:style-name="ce10" table:formula="of:=([.W183]-[.W182])/1000" office:value-type="float" office:value="1.998796875" calcext:value-type="float">
            <text:p>1.9988</text:p>
          </table:table-cell>
          <table:table-cell table:style-name="ce10" table:formula="of:=[.X183]+[.Y182]" office:value-type="float" office:value="361.9981953125" calcext:value-type="float">
            <text:p>361.9982</text:p>
          </table:table-cell>
          <table:table-cell table:style-name="ce29" table:formula="of:=[.Y183]-2*([.$B183]-1)" office:value-type="float" office:value="-0.00180468750005502" calcext:value-type="float">
            <text:p>-0.0018046875</text:p>
          </table:table-cell>
          <table:table-cell table:style-name="Default" office:value-type="float" office:value="63627196621641.7" calcext:value-type="float">
            <text:p>63627196621641.7</text:p>
          </table:table-cell>
          <table:table-cell table:style-name="ce10" table:formula="of:=([.AA183]-[.AA182])/1000" office:value-type="float" office:value="1.9993046875" calcext:value-type="float">
            <text:p>1.9993</text:p>
          </table:table-cell>
          <table:table-cell table:style-name="ce10" table:formula="of:=[.AB183]+[.AC182]" office:value-type="float" office:value="361.9978046875" calcext:value-type="float">
            <text:p>361.9978</text:p>
          </table:table-cell>
          <table:table-cell table:style-name="ce33" table:formula="of:=[.AC183]-2*([.$B183]-1)" office:value-type="float" office:value="-0.00219531250002092" calcext:value-type="float">
            <text:p>-0.0021953125</text:p>
          </table:table-cell>
          <table:table-cell table:style-name="Default" office:value-type="float" office:value="63627197093278" calcext:value-type="float">
            <text:p>63627197093278</text:p>
          </table:table-cell>
          <table:table-cell table:style-name="ce10" table:formula="of:=([.AE183]-[.AE182])/1000" office:value-type="float" office:value="1.9978984375" calcext:value-type="float">
            <text:p>1.9979</text:p>
          </table:table-cell>
          <table:table-cell table:style-name="ce10" table:formula="of:=[.AF183]+[.AG182]" office:value-type="float" office:value="361.9981015625" calcext:value-type="float">
            <text:p>361.9981</text:p>
          </table:table-cell>
          <table:table-cell table:style-name="ce40" table:formula="of:=[.AG183]-2*([.$B183]-1)" office:value-type="float" office:value="-0.00189843749990359" calcext:value-type="float">
            <text:p>-0.0018984375</text:p>
          </table:table-cell>
          <table:table-cell table:style-name="Default" office:value-type="float" office:value="63627197554263.9" calcext:value-type="float">
            <text:p>63627197554263.9</text:p>
          </table:table-cell>
          <table:table-cell table:style-name="ce10" table:formula="of:=([.AI183]-[.AI182])/1000" office:value-type="float" office:value="1.9981953125" calcext:value-type="float">
            <text:p>1.9982</text:p>
          </table:table-cell>
          <table:table-cell table:style-name="ce10" table:formula="of:=[.AJ183]+[.AK182]" office:value-type="float" office:value="361.9988984375" calcext:value-type="float">
            <text:p>361.9989</text:p>
          </table:table-cell>
          <table:table-cell table:style-name="ce48" table:formula="of:=[.AK183]-2*([.$B183]-1)" office:value-type="float" office:value="-0.00110156250008231" calcext:value-type="float">
            <text:p>-0.0011015625</text:p>
          </table:table-cell>
          <table:table-cell table:style-name="Default" office:value-type="float" office:value="63627198033326.5" calcext:value-type="float">
            <text:p>63627198033326.5</text:p>
          </table:table-cell>
          <table:table-cell table:style-name="ce10" table:formula="of:=([.AM183]-[.AM182])/1000" office:value-type="float" office:value="1.997796875" calcext:value-type="float">
            <text:p>1.9978</text:p>
          </table:table-cell>
          <table:table-cell table:style-name="ce10" table:formula="of:=[.AN183]+[.AO182]" office:value-type="float" office:value="361.9976015625" calcext:value-type="float">
            <text:p>361.9976</text:p>
          </table:table-cell>
          <table:table-cell table:style-name="ce54" table:formula="of:=[.AO183]-2*([.$B183]-1)" office:value-type="float" office:value="-0.00239843749994861" calcext:value-type="float">
            <text:p>-0.0023984375</text:p>
          </table:table-cell>
          <table:table-cell table:style-name="Default" office:value-type="float" office:value="63627198495305.9" calcext:value-type="float">
            <text:p>63627198495305.9</text:p>
          </table:table-cell>
          <table:table-cell table:style-name="ce10" table:formula="of:=([.AQ183]-[.AQ182])/1000" office:value-type="float" office:value="2.000296875" calcext:value-type="float">
            <text:p>2.0003</text:p>
          </table:table-cell>
          <table:table-cell table:style-name="ce10" table:formula="of:=[.AR183]+[.AS182]" office:value-type="float" office:value="361.998796875" calcext:value-type="float">
            <text:p>361.9988</text:p>
          </table:table-cell>
          <table:table-cell table:style-name="ce60" table:formula="of:=[.AS183]-2*([.$B183]-1)" office:value-type="float" office:value="-0.00120312500018827" calcext:value-type="float">
            <text:p>-0.001203125</text:p>
          </table:table-cell>
          <table:table-cell table:style-name="Default" office:value-type="float" office:value="63627198969048.6" calcext:value-type="float">
            <text:p>63627198969048.6</text:p>
          </table:table-cell>
          <table:table-cell table:style-name="ce10" table:formula="of:=([.AU183]-[.AU182])/1000" office:value-type="float" office:value="2.000703125" calcext:value-type="float">
            <text:p>2.0007</text:p>
          </table:table-cell>
          <table:table-cell table:style-name="ce10" table:formula="of:=[.AV183]+[.AW182]" office:value-type="float" office:value="361.9986015625" calcext:value-type="float">
            <text:p>361.9986</text:p>
          </table:table-cell>
          <table:table-cell table:style-name="ce61" table:formula="of:=[.AW183]-2*([.$B183]-1)" office:value-type="float" office:value="-0.00139843750008595" calcext:value-type="float">
            <text:p>-0.001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83" calcext:value-type="float">
            <text:p>183</text:p>
          </table:table-cell>
          <table:table-cell office:value-type="float" office:value="63627193837573.2" calcext:value-type="float">
            <text:p>63627193837573.2</text:p>
          </table:table-cell>
          <table:table-cell table:formula="of:=([.C184]-[.C183])/1000" office:value-type="float" office:value="2.000640625" calcext:value-type="float">
            <text:p>2.0006</text:p>
          </table:table-cell>
          <table:table-cell table:formula="of:=[.D184]+[.E183]" office:value-type="float" office:value="363.9987421875" calcext:value-type="float">
            <text:p>363.9987</text:p>
          </table:table-cell>
          <table:table-cell table:style-name="ce12" table:formula="of:=[.E184]-2*([.$B184]-1)" office:value-type="float" office:value="-0.0012578125000573" calcext:value-type="float">
            <text:p>-0.0012578125</text:p>
          </table:table-cell>
          <table:table-cell table:style-name="Default" office:value-type="float" office:value="63627194302791" calcext:value-type="float">
            <text:p>63627194302791</text:p>
          </table:table-cell>
          <table:table-cell table:style-name="ce10" table:formula="of:=([.G184]-[.G183])/1000" office:value-type="float" office:value="2.000703125" calcext:value-type="float">
            <text:p>2.0007</text:p>
          </table:table-cell>
          <table:table-cell table:style-name="ce10" table:formula="of:=[.H184]+[.I183]" office:value-type="float" office:value="363.9978671875" calcext:value-type="float">
            <text:p>363.9979</text:p>
          </table:table-cell>
          <table:table-cell table:style-name="ce17" table:formula="of:=[.I184]-2*([.$B184]-1)" office:value-type="float" office:value="-0.00213281250000819" calcext:value-type="float">
            <text:p>-0.0021328125</text:p>
          </table:table-cell>
          <table:table-cell table:style-name="Default" office:value-type="float" office:value="63627194767386.2" calcext:value-type="float">
            <text:p>63627194767386.2</text:p>
          </table:table-cell>
          <table:table-cell table:style-name="ce10" table:formula="of:=([.K184]-[.K183])/1000" office:value-type="float" office:value="2.0011015625" calcext:value-type="float">
            <text:p>2.0011</text:p>
          </table:table-cell>
          <table:table-cell table:style-name="ce10" table:formula="of:=[.L184]+[.M183]" office:value-type="float" office:value="363.998703125" calcext:value-type="float">
            <text:p>363.9987</text:p>
          </table:table-cell>
          <table:table-cell table:style-name="ce21" table:formula="of:=[.M184]-2*([.$B184]-1)" office:value-type="float" office:value="-0.00129687500003683" calcext:value-type="float">
            <text:p>-0.001296875</text:p>
          </table:table-cell>
          <table:table-cell table:style-name="Default" office:value-type="float" office:value="63627195240215.6" calcext:value-type="float">
            <text:p>63627195240215.6</text:p>
          </table:table-cell>
          <table:table-cell table:style-name="ce10" table:formula="of:=([.O184]-[.O183])/1000" office:value-type="float" office:value="2.0003984375" calcext:value-type="float">
            <text:p>2.0004</text:p>
          </table:table-cell>
          <table:table-cell table:style-name="ce10" table:formula="of:=[.P184]+[.Q183]" office:value-type="float" office:value="363.9988984375" calcext:value-type="float">
            <text:p>363.9989</text:p>
          </table:table-cell>
          <table:table-cell table:style-name="ce25" table:formula="of:=[.Q184]-2*([.$B184]-1)" office:value-type="float" office:value="-0.00110156249991178" calcext:value-type="float">
            <text:p>-0.0011015625</text:p>
          </table:table-cell>
          <table:table-cell table:style-name="Default" office:value-type="float" office:value="63627195697597.3" calcext:value-type="float">
            <text:p>63627195697597.3</text:p>
          </table:table-cell>
          <table:table-cell table:style-name="ce10" table:formula="of:=([.S184]-[.S183])/1000" office:value-type="float" office:value="2.00059375" calcext:value-type="float">
            <text:p>2.0006</text:p>
          </table:table-cell>
          <table:table-cell table:style-name="ce10" table:formula="of:=[.T184]+[.U183]" office:value-type="float" office:value="363.9985" calcext:value-type="float">
            <text:p>363.9985</text:p>
          </table:table-cell>
          <table:table-cell table:style-name="ce26" table:formula="of:=[.U184]-2*([.$B184]-1)" office:value-type="float" office:value="-0.00149999999996453" calcext:value-type="float">
            <text:p>-0.0015</text:p>
          </table:table-cell>
          <table:table-cell table:style-name="Default" office:value-type="float" office:value="63627196165086.3" calcext:value-type="float">
            <text:p>63627196165086.3</text:p>
          </table:table-cell>
          <table:table-cell table:style-name="ce10" table:formula="of:=([.W184]-[.W183])/1000" office:value-type="float" office:value="2" calcext:value-type="float">
            <text:p>2.0000</text:p>
          </table:table-cell>
          <table:table-cell table:style-name="ce10" table:formula="of:=[.X184]+[.Y183]" office:value-type="float" office:value="363.9981953125" calcext:value-type="float">
            <text:p>363.9982</text:p>
          </table:table-cell>
          <table:table-cell table:style-name="ce29" table:formula="of:=[.Y184]-2*([.$B184]-1)" office:value-type="float" office:value="-0.00180468750005502" calcext:value-type="float">
            <text:p>-0.0018046875</text:p>
          </table:table-cell>
          <table:table-cell table:style-name="Default" office:value-type="float" office:value="63627196623641.5" calcext:value-type="float">
            <text:p>63627196623641.5</text:p>
          </table:table-cell>
          <table:table-cell table:style-name="ce10" table:formula="of:=([.AA184]-[.AA183])/1000" office:value-type="float" office:value="1.999796875" calcext:value-type="float">
            <text:p>1.9998</text:p>
          </table:table-cell>
          <table:table-cell table:style-name="ce10" table:formula="of:=[.AB184]+[.AC183]" office:value-type="float" office:value="363.9976015625" calcext:value-type="float">
            <text:p>363.9976</text:p>
          </table:table-cell>
          <table:table-cell table:style-name="ce33" table:formula="of:=[.AC184]-2*([.$B184]-1)" office:value-type="float" office:value="-0.00239843750000546" calcext:value-type="float">
            <text:p>-0.0023984375</text:p>
          </table:table-cell>
          <table:table-cell table:style-name="Default" office:value-type="float" office:value="63627197095278.6" calcext:value-type="float">
            <text:p>63627197095278.6</text:p>
          </table:table-cell>
          <table:table-cell table:style-name="ce10" table:formula="of:=([.AE184]-[.AE183])/1000" office:value-type="float" office:value="2.0006015625" calcext:value-type="float">
            <text:p>2.0006</text:p>
          </table:table-cell>
          <table:table-cell table:style-name="ce10" table:formula="of:=[.AF184]+[.AG183]" office:value-type="float" office:value="363.998703125" calcext:value-type="float">
            <text:p>363.9987</text:p>
          </table:table-cell>
          <table:table-cell table:style-name="ce40" table:formula="of:=[.AG184]-2*([.$B184]-1)" office:value-type="float" office:value="-0.00129687499992315" calcext:value-type="float">
            <text:p>-0.001296875</text:p>
          </table:table-cell>
          <table:table-cell table:style-name="Default" office:value-type="float" office:value="63627197556264.2" calcext:value-type="float">
            <text:p>63627197556264.2</text:p>
          </table:table-cell>
          <table:table-cell table:style-name="ce10" table:formula="of:=([.AI184]-[.AI183])/1000" office:value-type="float" office:value="2.0003046875" calcext:value-type="float">
            <text:p>2.0003</text:p>
          </table:table-cell>
          <table:table-cell table:style-name="ce10" table:formula="of:=[.AJ184]+[.AK183]" office:value-type="float" office:value="363.999203125" calcext:value-type="float">
            <text:p>363.9992</text:p>
          </table:table-cell>
          <table:table-cell table:style-name="ce48" table:formula="of:=[.AK184]-2*([.$B184]-1)" office:value-type="float" office:value="-0.000796875000105501" calcext:value-type="float">
            <text:p>-0.000796875</text:p>
          </table:table-cell>
          <table:table-cell table:style-name="Default" office:value-type="float" office:value="63627198035328.8" calcext:value-type="float">
            <text:p>63627198035328.8</text:p>
          </table:table-cell>
          <table:table-cell table:style-name="ce10" table:formula="of:=([.AM184]-[.AM183])/1000" office:value-type="float" office:value="2.002296875" calcext:value-type="float">
            <text:p>2.0023</text:p>
          </table:table-cell>
          <table:table-cell table:style-name="ce10" table:formula="of:=[.AN184]+[.AO183]" office:value-type="float" office:value="363.9998984375" calcext:value-type="float">
            <text:p>363.9999</text:p>
          </table:table-cell>
          <table:table-cell table:style-name="ce54" table:formula="of:=[.AO184]-2*([.$B184]-1)" office:value-type="float" office:value="-0.000101562499935426" calcext:value-type="float">
            <text:p>-0.0001015625</text:p>
          </table:table-cell>
          <table:table-cell table:style-name="Default" office:value-type="float" office:value="63627198497307" calcext:value-type="float">
            <text:p>63627198497307</text:p>
          </table:table-cell>
          <table:table-cell table:style-name="ce10" table:formula="of:=([.AQ184]-[.AQ183])/1000" office:value-type="float" office:value="2.0011015625" calcext:value-type="float">
            <text:p>2.0011</text:p>
          </table:table-cell>
          <table:table-cell table:style-name="ce10" table:formula="of:=[.AR184]+[.AS183]" office:value-type="float" office:value="363.9998984375" calcext:value-type="float">
            <text:p>363.9999</text:p>
          </table:table-cell>
          <table:table-cell table:style-name="ce60" table:formula="of:=[.AS184]-2*([.$B184]-1)" office:value-type="float" office:value="-0.0001015625001628" calcext:value-type="float">
            <text:p>-0.0001015625</text:p>
          </table:table-cell>
          <table:table-cell table:style-name="Default" office:value-type="float" office:value="63627198971050.6" calcext:value-type="float">
            <text:p>63627198971050.6</text:p>
          </table:table-cell>
          <table:table-cell table:style-name="ce10" table:formula="of:=([.AU184]-[.AU183])/1000" office:value-type="float" office:value="2.002" calcext:value-type="float">
            <text:p>2.0020</text:p>
          </table:table-cell>
          <table:table-cell table:style-name="ce10" table:formula="of:=[.AV184]+[.AW183]" office:value-type="float" office:value="364.0006015625" calcext:value-type="float">
            <text:p>364.0006</text:p>
          </table:table-cell>
          <table:table-cell table:style-name="ce61" table:formula="of:=[.AW184]-2*([.$B184]-1)" office:value-type="float" office:value="0.000601562499923602" calcext:value-type="float">
            <text:p>0.0006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84" calcext:value-type="float">
            <text:p>184</text:p>
          </table:table-cell>
          <table:table-cell office:value-type="float" office:value="63627193839572.6" calcext:value-type="float">
            <text:p>63627193839572.6</text:p>
          </table:table-cell>
          <table:table-cell table:formula="of:=([.C185]-[.C184])/1000" office:value-type="float" office:value="1.99946875" calcext:value-type="float">
            <text:p>1.9995</text:p>
          </table:table-cell>
          <table:table-cell table:formula="of:=[.D185]+[.E184]" office:value-type="float" office:value="365.9982109375" calcext:value-type="float">
            <text:p>365.9982</text:p>
          </table:table-cell>
          <table:table-cell table:style-name="ce12" table:formula="of:=[.E185]-2*([.$B185]-1)" office:value-type="float" office:value="-0.00178906250005184" calcext:value-type="float">
            <text:p>-0.0017890625</text:p>
          </table:table-cell>
          <table:table-cell table:style-name="Default" office:value-type="float" office:value="63627194304790.2" calcext:value-type="float">
            <text:p>63627194304790.2</text:p>
          </table:table-cell>
          <table:table-cell table:style-name="ce10" table:formula="of:=([.G185]-[.G184])/1000" office:value-type="float" office:value="1.999203125" calcext:value-type="float">
            <text:p>1.9992</text:p>
          </table:table-cell>
          <table:table-cell table:style-name="ce10" table:formula="of:=[.H185]+[.I184]" office:value-type="float" office:value="365.9970703125" calcext:value-type="float">
            <text:p>365.9971</text:p>
          </table:table-cell>
          <table:table-cell table:style-name="ce17" table:formula="of:=[.I185]-2*([.$B185]-1)" office:value-type="float" office:value="-0.0029296875" calcext:value-type="float">
            <text:p>-0.0029296875</text:p>
          </table:table-cell>
          <table:table-cell table:style-name="Default" office:value-type="float" office:value="63627194770024.1" calcext:value-type="float">
            <text:p>63627194770024.1</text:p>
          </table:table-cell>
          <table:table-cell table:style-name="ce10" table:formula="of:=([.K185]-[.K184])/1000" office:value-type="float" office:value="2.6378984375" calcext:value-type="float">
            <text:p>2.6379</text:p>
          </table:table-cell>
          <table:table-cell table:style-name="ce10" table:formula="of:=[.L185]+[.M184]" office:value-type="float" office:value="366.6366015625" calcext:value-type="float">
            <text:p>366.6366</text:p>
          </table:table-cell>
          <table:table-cell table:style-name="ce21" table:formula="of:=[.M185]-2*([.$B185]-1)" office:value-type="float" office:value="0.636601562499948" calcext:value-type="float">
            <text:p>0.6366015625</text:p>
          </table:table-cell>
          <table:table-cell table:style-name="Default" office:value-type="float" office:value="63627195242214.6" calcext:value-type="float">
            <text:p>63627195242214.6</text:p>
          </table:table-cell>
          <table:table-cell table:style-name="ce10" table:formula="of:=([.O185]-[.O184])/1000" office:value-type="float" office:value="1.999" calcext:value-type="float">
            <text:p>1.9990</text:p>
          </table:table-cell>
          <table:table-cell table:style-name="ce10" table:formula="of:=[.P185]+[.Q184]" office:value-type="float" office:value="365.9978984375" calcext:value-type="float">
            <text:p>365.9979</text:p>
          </table:table-cell>
          <table:table-cell table:style-name="ce25" table:formula="of:=[.Q185]-2*([.$B185]-1)" office:value-type="float" office:value="-0.00210156249988813" calcext:value-type="float">
            <text:p>-0.0021015625</text:p>
          </table:table-cell>
          <table:table-cell table:style-name="Default" office:value-type="float" office:value="63627195699598.7" calcext:value-type="float">
            <text:p>63627195699598.7</text:p>
          </table:table-cell>
          <table:table-cell table:style-name="ce10" table:formula="of:=([.S185]-[.S184])/1000" office:value-type="float" office:value="2.00140625" calcext:value-type="float">
            <text:p>2.0014</text:p>
          </table:table-cell>
          <table:table-cell table:style-name="ce10" table:formula="of:=[.T185]+[.U184]" office:value-type="float" office:value="365.99990625" calcext:value-type="float">
            <text:p>365.9999</text:p>
          </table:table-cell>
          <table:table-cell table:style-name="ce26" table:formula="of:=[.U185]-2*([.$B185]-1)" office:value-type="float" office:value="-0.000093749999962256" calcext:value-type="float">
            <text:p>-0.00009375</text:p>
          </table:table-cell>
          <table:table-cell table:style-name="Default" office:value-type="float" office:value="63627196167088.4" calcext:value-type="float">
            <text:p>63627196167088.4</text:p>
          </table:table-cell>
          <table:table-cell table:style-name="ce10" table:formula="of:=([.W185]-[.W184])/1000" office:value-type="float" office:value="2.0021015625" calcext:value-type="float">
            <text:p>2.0021</text:p>
          </table:table-cell>
          <table:table-cell table:style-name="ce10" table:formula="of:=[.X185]+[.Y184]" office:value-type="float" office:value="366.000296875" calcext:value-type="float">
            <text:p>366.0003</text:p>
          </table:table-cell>
          <table:table-cell table:style-name="ce29" table:formula="of:=[.Y185]-2*([.$B185]-1)" office:value-type="float" office:value="0.000296874999946795" calcext:value-type="float">
            <text:p>0.000296875</text:p>
          </table:table-cell>
          <table:table-cell table:style-name="Default" office:value-type="float" office:value="63627196625645.1" calcext:value-type="float">
            <text:p>63627196625645.1</text:p>
          </table:table-cell>
          <table:table-cell table:style-name="ce10" table:formula="of:=([.AA185]-[.AA184])/1000" office:value-type="float" office:value="2.0036015625" calcext:value-type="float">
            <text:p>2.0036</text:p>
          </table:table-cell>
          <table:table-cell table:style-name="ce10" table:formula="of:=[.AB185]+[.AC184]" office:value-type="float" office:value="366.001203125" calcext:value-type="float">
            <text:p>366.0012</text:p>
          </table:table-cell>
          <table:table-cell table:style-name="ce33" table:formula="of:=[.AC185]-2*([.$B185]-1)" office:value-type="float" office:value="0.00120312500001774" calcext:value-type="float">
            <text:p>0.001203125</text:p>
          </table:table-cell>
          <table:table-cell table:style-name="Default" office:value-type="float" office:value="63627197097279.1" calcext:value-type="float">
            <text:p>63627197097279.1</text:p>
          </table:table-cell>
          <table:table-cell table:style-name="ce10" table:formula="of:=([.AE185]-[.AE184])/1000" office:value-type="float" office:value="2.0005" calcext:value-type="float">
            <text:p>2.0005</text:p>
          </table:table-cell>
          <table:table-cell table:style-name="ce10" table:formula="of:=[.AF185]+[.AG184]" office:value-type="float" office:value="365.999203125" calcext:value-type="float">
            <text:p>365.9992</text:p>
          </table:table-cell>
          <table:table-cell table:style-name="ce40" table:formula="of:=[.AG185]-2*([.$B185]-1)" office:value-type="float" office:value="-0.000796874999934971" calcext:value-type="float">
            <text:p>-0.000796875</text:p>
          </table:table-cell>
          <table:table-cell table:formula="of:=[.AI186]" office:value-type="float" office:value="63627197562186.4" calcext:value-type="float">
            <text:p>63627197562186.4</text:p>
          </table:table-cell>
          <table:table-cell table:style-name="ce10" table:formula="of:=([.AI185]-[.AI184])/1000" office:value-type="float" office:value="5.9221953125" calcext:value-type="float">
            <text:p>5.9222</text:p>
          </table:table-cell>
          <table:table-cell table:style-name="ce10" table:formula="of:=[.AJ185]+[.AK184]" office:value-type="float" office:value="369.9213984375" calcext:value-type="float">
            <text:p>369.9214</text:p>
          </table:table-cell>
          <table:table-cell table:style-name="ce48" table:formula="of:=[.AK185]-2*([.$B185]-1)" office:value-type="float" office:value="3.92139843749987" calcext:value-type="float">
            <text:p>3.9213984375</text:p>
          </table:table-cell>
          <table:table-cell table:style-name="Default" office:value-type="float" office:value="63627198037329.4" calcext:value-type="float">
            <text:p>63627198037329.4</text:p>
          </table:table-cell>
          <table:table-cell table:style-name="ce10" table:formula="of:=([.AM185]-[.AM184])/1000" office:value-type="float" office:value="2.0006015625" calcext:value-type="float">
            <text:p>2.0006</text:p>
          </table:table-cell>
          <table:table-cell table:style-name="ce10" table:formula="of:=[.AN185]+[.AO184]" office:value-type="float" office:value="366.0005" calcext:value-type="float">
            <text:p>366.0005</text:p>
          </table:table-cell>
          <table:table-cell table:style-name="ce54" table:formula="of:=[.AO185]-2*([.$B185]-1)" office:value-type="float" office:value="0.00050000000004502" calcext:value-type="float">
            <text:p>0.0005</text:p>
          </table:table-cell>
          <table:table-cell table:style-name="Default" office:value-type="float" office:value="63627198499305.9" calcext:value-type="float">
            <text:p>63627198499305.9</text:p>
          </table:table-cell>
          <table:table-cell table:style-name="ce10" table:formula="of:=([.AQ185]-[.AQ184])/1000" office:value-type="float" office:value="1.9988984375" calcext:value-type="float">
            <text:p>1.9989</text:p>
          </table:table-cell>
          <table:table-cell table:style-name="ce10" table:formula="of:=[.AR185]+[.AS184]" office:value-type="float" office:value="365.998796875" calcext:value-type="float">
            <text:p>365.9988</text:p>
          </table:table-cell>
          <table:table-cell table:style-name="ce60" table:formula="of:=[.AS185]-2*([.$B185]-1)" office:value-type="float" office:value="-0.00120312500018827" calcext:value-type="float">
            <text:p>-0.001203125</text:p>
          </table:table-cell>
          <table:table-cell table:formula="of:=[.AU186]" office:value-type="float" office:value="63627198976891.2" calcext:value-type="float">
            <text:p>63627198976891.2</text:p>
          </table:table-cell>
          <table:table-cell table:style-name="ce10" table:formula="of:=([.AU185]-[.AU184])/1000" office:value-type="float" office:value="5.8406015625" calcext:value-type="float">
            <text:p>5.8406</text:p>
          </table:table-cell>
          <table:table-cell table:style-name="ce10" table:formula="of:=[.AV185]+[.AW184]" office:value-type="float" office:value="369.841203125" calcext:value-type="float">
            <text:p>369.8412</text:p>
          </table:table-cell>
          <table:table-cell table:style-name="ce61" table:formula="of:=[.AW185]-2*([.$B185]-1)" office:value-type="float" office:value="3.84120312499994" calcext:value-type="float">
            <text:p>3.841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85" calcext:value-type="float">
            <text:p>185</text:p>
          </table:table-cell>
          <table:table-cell office:value-type="float" office:value="63627193841574.8" calcext:value-type="float">
            <text:p>63627193841574.8</text:p>
          </table:table-cell>
          <table:table-cell table:formula="of:=([.C186]-[.C185])/1000" office:value-type="float" office:value="2.002140625" calcext:value-type="float">
            <text:p>2.0021</text:p>
          </table:table-cell>
          <table:table-cell table:formula="of:=[.D186]+[.E185]" office:value-type="float" office:value="368.0003515625" calcext:value-type="float">
            <text:p>368.0004</text:p>
          </table:table-cell>
          <table:table-cell table:style-name="ce12" table:formula="of:=[.E186]-2*([.$B186]-1)" office:value-type="float" office:value="0.000351562499929514" calcext:value-type="float">
            <text:p>0.0003515625</text:p>
          </table:table-cell>
          <table:table-cell table:style-name="Default" office:value-type="float" office:value="63627194306791.9" calcext:value-type="float">
            <text:p>63627194306791.9</text:p>
          </table:table-cell>
          <table:table-cell table:style-name="ce10" table:formula="of:=([.G186]-[.G185])/1000" office:value-type="float" office:value="2.0016953125" calcext:value-type="float">
            <text:p>2.0017</text:p>
          </table:table-cell>
          <table:table-cell table:style-name="ce10" table:formula="of:=[.H186]+[.I185]" office:value-type="float" office:value="367.998765625" calcext:value-type="float">
            <text:p>367.9988</text:p>
          </table:table-cell>
          <table:table-cell table:style-name="ce17" table:formula="of:=[.I186]-2*([.$B186]-1)" office:value-type="float" office:value="-0.0012343750000241" calcext:value-type="float">
            <text:p>-0.001234375</text:p>
          </table:table-cell>
          <table:table-cell table:style-name="Default" office:value-type="float" office:value="63627194771385.5" calcext:value-type="float">
            <text:p>63627194771385.5</text:p>
          </table:table-cell>
          <table:table-cell table:style-name="ce10" table:formula="of:=([.K186]-[.K185])/1000" office:value-type="float" office:value="1.3613984375" calcext:value-type="float">
            <text:p>1.3614</text:p>
          </table:table-cell>
          <table:table-cell table:style-name="ce10" table:formula="of:=[.L186]+[.M185]" office:value-type="float" office:value="367.998" calcext:value-type="float">
            <text:p>367.9980</text:p>
          </table:table-cell>
          <table:table-cell table:style-name="ce21" table:formula="of:=[.M186]-2*([.$B186]-1)" office:value-type="float" office:value="-0.00200000000006639" calcext:value-type="float">
            <text:p>-0.002</text:p>
          </table:table-cell>
          <table:table-cell table:style-name="Default" office:value-type="float" office:value="63627195244215.6" calcext:value-type="float">
            <text:p>63627195244215.6</text:p>
          </table:table-cell>
          <table:table-cell table:style-name="ce10" table:formula="of:=([.O186]-[.O185])/1000" office:value-type="float" office:value="2.001" calcext:value-type="float">
            <text:p>2.0010</text:p>
          </table:table-cell>
          <table:table-cell table:style-name="ce10" table:formula="of:=[.P186]+[.Q185]" office:value-type="float" office:value="367.9988984375" calcext:value-type="float">
            <text:p>367.9989</text:p>
          </table:table-cell>
          <table:table-cell table:style-name="ce25" table:formula="of:=[.Q186]-2*([.$B186]-1)" office:value-type="float" office:value="-0.00110156249991178" calcext:value-type="float">
            <text:p>-0.0011015625</text:p>
          </table:table-cell>
          <table:table-cell table:style-name="Default" office:value-type="float" office:value="63627195701598.3" calcext:value-type="float">
            <text:p>63627195701598.3</text:p>
          </table:table-cell>
          <table:table-cell table:style-name="ce10" table:formula="of:=([.S186]-[.S185])/1000" office:value-type="float" office:value="1.99959375" calcext:value-type="float">
            <text:p>1.9996</text:p>
          </table:table-cell>
          <table:table-cell table:style-name="ce10" table:formula="of:=[.T186]+[.U185]" office:value-type="float" office:value="367.9995" calcext:value-type="float">
            <text:p>367.9995</text:p>
          </table:table-cell>
          <table:table-cell table:style-name="ce26" table:formula="of:=[.U186]-2*([.$B186]-1)" office:value-type="float" office:value="-0.000499999999988177" calcext:value-type="float">
            <text:p>-0.0005</text:p>
          </table:table-cell>
          <table:table-cell table:style-name="Default" office:value-type="float" office:value="63627196169088.1" calcext:value-type="float">
            <text:p>63627196169088.1</text:p>
          </table:table-cell>
          <table:table-cell table:style-name="ce10" table:formula="of:=([.W186]-[.W185])/1000" office:value-type="float" office:value="1.999703125" calcext:value-type="float">
            <text:p>1.9997</text:p>
          </table:table-cell>
          <table:table-cell table:style-name="ce10" table:formula="of:=[.X186]+[.Y185]" office:value-type="float" office:value="368" calcext:value-type="float">
            <text:p>368.0000</text:p>
          </table:table-cell>
          <table:table-cell table:style-name="ce29" table:formula="of:=[.Y186]-2*([.$B186]-1)" office:value-type="float" office:value="0" calcext:value-type="float">
            <text:p>0</text:p>
          </table:table-cell>
          <table:table-cell table:style-name="Default" office:value-type="float" office:value="63627196627642.4" calcext:value-type="float">
            <text:p>63627196627642.4</text:p>
          </table:table-cell>
          <table:table-cell table:style-name="ce10" table:formula="of:=([.AA186]-[.AA185])/1000" office:value-type="float" office:value="1.997296875" calcext:value-type="float">
            <text:p>1.9973</text:p>
          </table:table-cell>
          <table:table-cell table:style-name="ce10" table:formula="of:=[.AB186]+[.AC185]" office:value-type="float" office:value="367.9985" calcext:value-type="float">
            <text:p>367.9985</text:p>
          </table:table-cell>
          <table:table-cell table:style-name="ce33" table:formula="of:=[.AC186]-2*([.$B186]-1)" office:value-type="float" office:value="-0.00149999999996453" calcext:value-type="float">
            <text:p>-0.0015</text:p>
          </table:table-cell>
          <table:table-cell table:style-name="Default" office:value-type="float" office:value="63627197099277.7" calcext:value-type="float">
            <text:p>63627197099277.7</text:p>
          </table:table-cell>
          <table:table-cell table:style-name="ce10" table:formula="of:=([.AE186]-[.AE185])/1000" office:value-type="float" office:value="1.9986015625" calcext:value-type="float">
            <text:p>1.9986</text:p>
          </table:table-cell>
          <table:table-cell table:style-name="ce10" table:formula="of:=[.AF186]+[.AG185]" office:value-type="float" office:value="367.9978046875" calcext:value-type="float">
            <text:p>367.9978</text:p>
          </table:table-cell>
          <table:table-cell table:style-name="ce40" table:formula="of:=[.AG186]-2*([.$B186]-1)" office:value-type="float" office:value="-0.00219531249990723" calcext:value-type="float">
            <text:p>-0.0021953125</text:p>
          </table:table-cell>
          <table:table-cell table:style-name="Default" office:value-type="float" office:value="63627197562186.4" calcext:value-type="float">
            <text:p>63627197562186.4</text:p>
          </table:table-cell>
          <table:table-cell table:style-name="ce10" table:formula="of:=([.AI186]-[.AI185])/1000" office:value-type="float" office:value="0" calcext:value-type="float">
            <text:p>0.0000</text:p>
          </table:table-cell>
          <table:table-cell table:style-name="ce10" table:formula="of:=[.AJ186]+[.AK185]" office:value-type="float" office:value="369.9213984375" calcext:value-type="float">
            <text:p>369.9214</text:p>
          </table:table-cell>
          <table:table-cell table:style-name="ce48" table:formula="of:=[.AK186]-2*([.$B186]-1)" office:value-type="float" office:value="1.92139843749987" calcext:value-type="float">
            <text:p>1.9213984375</text:p>
          </table:table-cell>
          <table:table-cell table:style-name="Default" office:value-type="float" office:value="63627198039326.8" calcext:value-type="float">
            <text:p>63627198039326.8</text:p>
          </table:table-cell>
          <table:table-cell table:style-name="ce10" table:formula="of:=([.AM186]-[.AM185])/1000" office:value-type="float" office:value="1.9973984375" calcext:value-type="float">
            <text:p>1.9974</text:p>
          </table:table-cell>
          <table:table-cell table:style-name="ce10" table:formula="of:=[.AN186]+[.AO185]" office:value-type="float" office:value="367.9978984375" calcext:value-type="float">
            <text:p>367.9979</text:p>
          </table:table-cell>
          <table:table-cell table:style-name="ce54" table:formula="of:=[.AO186]-2*([.$B186]-1)" office:value-type="float" office:value="-0.00210156249994498" calcext:value-type="float">
            <text:p>-0.0021015625</text:p>
          </table:table-cell>
          <table:table-cell table:style-name="Default" office:value-type="float" office:value="63627198501305.1" calcext:value-type="float">
            <text:p>63627198501305.1</text:p>
          </table:table-cell>
          <table:table-cell table:style-name="ce10" table:formula="of:=([.AQ186]-[.AQ185])/1000" office:value-type="float" office:value="1.999203125" calcext:value-type="float">
            <text:p>1.9992</text:p>
          </table:table-cell>
          <table:table-cell table:style-name="ce10" table:formula="of:=[.AR186]+[.AS185]" office:value-type="float" office:value="367.998" calcext:value-type="float">
            <text:p>367.9980</text:p>
          </table:table-cell>
          <table:table-cell table:style-name="ce60" table:formula="of:=[.AS186]-2*([.$B186]-1)" office:value-type="float" office:value="-0.00200000000018008" calcext:value-type="float">
            <text:p>-0.002</text:p>
          </table:table-cell>
          <table:table-cell table:style-name="Default" office:value-type="float" office:value="63627198976891.2" calcext:value-type="float">
            <text:p>63627198976891.2</text:p>
          </table:table-cell>
          <table:table-cell table:style-name="ce10" table:formula="of:=([.AU186]-[.AU185])/1000" office:value-type="float" office:value="0" calcext:value-type="float">
            <text:p>0.0000</text:p>
          </table:table-cell>
          <table:table-cell table:style-name="ce10" table:formula="of:=[.AV186]+[.AW185]" office:value-type="float" office:value="369.841203125" calcext:value-type="float">
            <text:p>369.8412</text:p>
          </table:table-cell>
          <table:table-cell table:style-name="ce61" table:formula="of:=[.AW186]-2*([.$B186]-1)" office:value-type="float" office:value="1.84120312499994" calcext:value-type="float">
            <text:p>1.841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86" calcext:value-type="float">
            <text:p>186</text:p>
          </table:table-cell>
          <table:table-cell office:value-type="float" office:value="63627193843575" calcext:value-type="float">
            <text:p>63627193843575</text:p>
          </table:table-cell>
          <table:table-cell table:formula="of:=([.C187]-[.C186])/1000" office:value-type="float" office:value="2.0001953125" calcext:value-type="float">
            <text:p>2.0002</text:p>
          </table:table-cell>
          <table:table-cell table:formula="of:=[.D187]+[.E186]" office:value-type="float" office:value="370.000546875" calcext:value-type="float">
            <text:p>370.0005</text:p>
          </table:table-cell>
          <table:table-cell table:style-name="ce12" table:formula="of:=[.E187]-2*([.$B187]-1)" office:value-type="float" office:value="0.000546874999940883" calcext:value-type="float">
            <text:p>0.000546875</text:p>
          </table:table-cell>
          <table:table-cell table:style-name="Default" office:value-type="float" office:value="63627194308790.2" calcext:value-type="float">
            <text:p>63627194308790.2</text:p>
          </table:table-cell>
          <table:table-cell table:style-name="ce10" table:formula="of:=([.G187]-[.G186])/1000" office:value-type="float" office:value="1.9983046875" calcext:value-type="float">
            <text:p>1.9983</text:p>
          </table:table-cell>
          <table:table-cell table:style-name="ce10" table:formula="of:=[.H187]+[.I186]" office:value-type="float" office:value="369.9970703125" calcext:value-type="float">
            <text:p>369.9971</text:p>
          </table:table-cell>
          <table:table-cell table:style-name="ce17" table:formula="of:=[.I187]-2*([.$B187]-1)" office:value-type="float" office:value="-0.0029296875" calcext:value-type="float">
            <text:p>-0.0029296875</text:p>
          </table:table-cell>
          <table:table-cell table:style-name="Default" office:value-type="float" office:value="63627194773385.3" calcext:value-type="float">
            <text:p>63627194773385.3</text:p>
          </table:table-cell>
          <table:table-cell table:style-name="ce10" table:formula="of:=([.K187]-[.K186])/1000" office:value-type="float" office:value="1.999796875" calcext:value-type="float">
            <text:p>1.9998</text:p>
          </table:table-cell>
          <table:table-cell table:style-name="ce10" table:formula="of:=[.L187]+[.M186]" office:value-type="float" office:value="369.997796875" calcext:value-type="float">
            <text:p>369.9978</text:p>
          </table:table-cell>
          <table:table-cell table:style-name="ce21" table:formula="of:=[.M187]-2*([.$B187]-1)" office:value-type="float" office:value="-0.00220312500005093" calcext:value-type="float">
            <text:p>-0.002203125</text:p>
          </table:table-cell>
          <table:table-cell table:style-name="Default" office:value-type="float" office:value="63627195246214.3" calcext:value-type="float">
            <text:p>63627195246214.3</text:p>
          </table:table-cell>
          <table:table-cell table:style-name="ce10" table:formula="of:=([.O187]-[.O186])/1000" office:value-type="float" office:value="1.9986953125" calcext:value-type="float">
            <text:p>1.9987</text:p>
          </table:table-cell>
          <table:table-cell table:style-name="ce10" table:formula="of:=[.P187]+[.Q186]" office:value-type="float" office:value="369.99759375" calcext:value-type="float">
            <text:p>369.9976</text:p>
          </table:table-cell>
          <table:table-cell table:style-name="ce25" table:formula="of:=[.Q187]-2*([.$B187]-1)" office:value-type="float" office:value="-0.00240624999992178" calcext:value-type="float">
            <text:p>-0.00240625</text:p>
          </table:table-cell>
          <table:table-cell table:style-name="Default" office:value-type="float" office:value="63627195703598.1" calcext:value-type="float">
            <text:p>63627195703598.1</text:p>
          </table:table-cell>
          <table:table-cell table:style-name="ce10" table:formula="of:=([.S187]-[.S186])/1000" office:value-type="float" office:value="1.9998046875" calcext:value-type="float">
            <text:p>1.9998</text:p>
          </table:table-cell>
          <table:table-cell table:style-name="ce10" table:formula="of:=[.T187]+[.U186]" office:value-type="float" office:value="369.9993046875" calcext:value-type="float">
            <text:p>369.9993</text:p>
          </table:table-cell>
          <table:table-cell table:style-name="ce26" table:formula="of:=[.U187]-2*([.$B187]-1)" office:value-type="float" office:value="-0.000695312499999545" calcext:value-type="float">
            <text:p>-0.0006953125</text:p>
          </table:table-cell>
          <table:table-cell table:style-name="Default" office:value-type="float" office:value="63627196171086.5" calcext:value-type="float">
            <text:p>63627196171086.5</text:p>
          </table:table-cell>
          <table:table-cell table:style-name="ce10" table:formula="of:=([.W187]-[.W186])/1000" office:value-type="float" office:value="1.9983984375" calcext:value-type="float">
            <text:p>1.9984</text:p>
          </table:table-cell>
          <table:table-cell table:style-name="ce10" table:formula="of:=[.X187]+[.Y186]" office:value-type="float" office:value="369.9983984375" calcext:value-type="float">
            <text:p>369.9984</text:p>
          </table:table-cell>
          <table:table-cell table:style-name="ce29" table:formula="of:=[.Y187]-2*([.$B187]-1)" office:value-type="float" office:value="-0.00160156250007049" calcext:value-type="float">
            <text:p>-0.0016015625</text:p>
          </table:table-cell>
          <table:table-cell table:style-name="Default" office:value-type="float" office:value="63627196629641.5" calcext:value-type="float">
            <text:p>63627196629641.5</text:p>
          </table:table-cell>
          <table:table-cell table:style-name="ce10" table:formula="of:=([.AA187]-[.AA186])/1000" office:value-type="float" office:value="1.9991015625" calcext:value-type="float">
            <text:p>1.9991</text:p>
          </table:table-cell>
          <table:table-cell table:style-name="ce10" table:formula="of:=[.AB187]+[.AC186]" office:value-type="float" office:value="369.9976015625" calcext:value-type="float">
            <text:p>369.9976</text:p>
          </table:table-cell>
          <table:table-cell table:style-name="ce33" table:formula="of:=[.AC187]-2*([.$B187]-1)" office:value-type="float" office:value="-0.00239843749994861" calcext:value-type="float">
            <text:p>-0.0023984375</text:p>
          </table:table-cell>
          <table:table-cell table:style-name="Default" office:value-type="float" office:value="63627197101279.2" calcext:value-type="float">
            <text:p>63627197101279.2</text:p>
          </table:table-cell>
          <table:table-cell table:style-name="ce10" table:formula="of:=([.AE187]-[.AE186])/1000" office:value-type="float" office:value="2.0015" calcext:value-type="float">
            <text:p>2.0015</text:p>
          </table:table-cell>
          <table:table-cell table:style-name="ce10" table:formula="of:=[.AF187]+[.AG186]" office:value-type="float" office:value="369.9993046875" calcext:value-type="float">
            <text:p>369.9993</text:p>
          </table:table-cell>
          <table:table-cell table:style-name="ce40" table:formula="of:=[.AG187]-2*([.$B187]-1)" office:value-type="float" office:value="-0.000695312499885858" calcext:value-type="float">
            <text:p>-0.0006953125</text:p>
          </table:table-cell>
          <table:table-cell table:style-name="Default" office:value-type="float" office:value="63627197562263" calcext:value-type="float">
            <text:p>63627197562263</text:p>
          </table:table-cell>
          <table:table-cell table:style-name="ce10" table:formula="of:=([.AI187]-[.AI186])/1000" office:value-type="float" office:value="0.0766015625" calcext:value-type="float">
            <text:p>0.0766</text:p>
          </table:table-cell>
          <table:table-cell table:style-name="ce10" table:formula="of:=[.AJ187]+[.AK186]" office:value-type="float" office:value="369.998" calcext:value-type="float">
            <text:p>369.9980</text:p>
          </table:table-cell>
          <table:table-cell table:style-name="ce48" table:formula="of:=[.AK187]-2*([.$B187]-1)" office:value-type="float" office:value="-0.00200000000012324" calcext:value-type="float">
            <text:p>-0.002</text:p>
          </table:table-cell>
          <table:table-cell table:style-name="Default" office:value-type="float" office:value="63627198041327.4" calcext:value-type="float">
            <text:p>63627198041327.4</text:p>
          </table:table-cell>
          <table:table-cell table:style-name="ce10" table:formula="of:=([.AM187]-[.AM186])/1000" office:value-type="float" office:value="2.0006015625" calcext:value-type="float">
            <text:p>2.0006</text:p>
          </table:table-cell>
          <table:table-cell table:style-name="ce10" table:formula="of:=[.AN187]+[.AO186]" office:value-type="float" office:value="369.9985" calcext:value-type="float">
            <text:p>369.9985</text:p>
          </table:table-cell>
          <table:table-cell table:style-name="ce54" table:formula="of:=[.AO187]-2*([.$B187]-1)" office:value-type="float" office:value="-0.00149999999996453" calcext:value-type="float">
            <text:p>-0.0015</text:p>
          </table:table-cell>
          <table:table-cell table:style-name="Default" office:value-type="float" office:value="63627198503304.6" calcext:value-type="float">
            <text:p>63627198503304.6</text:p>
          </table:table-cell>
          <table:table-cell table:style-name="ce10" table:formula="of:=([.AQ187]-[.AQ186])/1000" office:value-type="float" office:value="1.9995" calcext:value-type="float">
            <text:p>1.9995</text:p>
          </table:table-cell>
          <table:table-cell table:style-name="ce10" table:formula="of:=[.AR187]+[.AS186]" office:value-type="float" office:value="369.9975" calcext:value-type="float">
            <text:p>369.9975</text:p>
          </table:table-cell>
          <table:table-cell table:style-name="ce60" table:formula="of:=[.AS187]-2*([.$B187]-1)" office:value-type="float" office:value="-0.00250000000016826" calcext:value-type="float">
            <text:p>-0.0025</text:p>
          </table:table-cell>
          <table:table-cell table:style-name="Default" office:value-type="float" office:value="63627198977049.8" calcext:value-type="float">
            <text:p>63627198977049.8</text:p>
          </table:table-cell>
          <table:table-cell table:style-name="ce10" table:formula="of:=([.AU187]-[.AU186])/1000" office:value-type="float" office:value="0.15859375" calcext:value-type="float">
            <text:p>0.1586</text:p>
          </table:table-cell>
          <table:table-cell table:style-name="ce10" table:formula="of:=[.AV187]+[.AW186]" office:value-type="float" office:value="369.999796875" calcext:value-type="float">
            <text:p>369.9998</text:p>
          </table:table-cell>
          <table:table-cell table:style-name="ce61" table:formula="of:=[.AW187]-2*([.$B187]-1)" office:value-type="float" office:value="-0.000203125000041382" calcext:value-type="float">
            <text:p>-0.000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5</text:p>
          </table:table-cell>
          <table:table-cell table:style-name="ce7" office:value-type="float" office:value="187" calcext:value-type="float">
            <text:p>187</text:p>
          </table:table-cell>
          <table:table-cell office:value-type="float" office:value="63627193845572.9" calcext:value-type="float">
            <text:p>63627193845572.9</text:p>
          </table:table-cell>
          <table:table-cell table:formula="of:=([.C188]-[.C187])/1000" office:value-type="float" office:value="1.9979765625" calcext:value-type="float">
            <text:p>1.9980</text:p>
          </table:table-cell>
          <table:table-cell table:formula="of:=[.D188]+[.E187]" office:value-type="float" office:value="371.9985234375" calcext:value-type="float">
            <text:p>371.9985</text:p>
          </table:table-cell>
          <table:table-cell table:style-name="ce12" table:formula="of:=[.E188]-2*([.$B188]-1)" office:value-type="float" office:value="-0.00147656250004502" calcext:value-type="float">
            <text:p>-0.0014765625</text:p>
          </table:table-cell>
          <table:table-cell table:style-name="Default" office:value-type="float" office:value="63627194310791.1" calcext:value-type="float">
            <text:p>63627194310791.1</text:p>
          </table:table-cell>
          <table:table-cell table:style-name="ce10" table:formula="of:=([.G188]-[.G187])/1000" office:value-type="float" office:value="2.0008984375" calcext:value-type="float">
            <text:p>2.0009</text:p>
          </table:table-cell>
          <table:table-cell table:style-name="ce10" table:formula="of:=[.H188]+[.I187]" office:value-type="float" office:value="371.99796875" calcext:value-type="float">
            <text:p>371.9980</text:p>
          </table:table-cell>
          <table:table-cell table:style-name="ce17" table:formula="of:=[.I188]-2*([.$B188]-1)" office:value-type="float" office:value="-0.00203125000001592" calcext:value-type="float">
            <text:p>-0.00203125</text:p>
          </table:table-cell>
          <table:table-cell table:style-name="Default" office:value-type="float" office:value="63627194775385.5" calcext:value-type="float">
            <text:p>63627194775385.5</text:p>
          </table:table-cell>
          <table:table-cell table:style-name="ce10" table:formula="of:=([.K188]-[.K187])/1000" office:value-type="float" office:value="2.000203125" calcext:value-type="float">
            <text:p>2.0002</text:p>
          </table:table-cell>
          <table:table-cell table:style-name="ce10" table:formula="of:=[.L188]+[.M187]" office:value-type="float" office:value="371.998" calcext:value-type="float">
            <text:p>371.9980</text:p>
          </table:table-cell>
          <table:table-cell table:style-name="ce21" table:formula="of:=[.M188]-2*([.$B188]-1)" office:value-type="float" office:value="-0.00200000000006639" calcext:value-type="float">
            <text:p>-0.002</text:p>
          </table:table-cell>
          <table:table-cell table:style-name="Default" office:value-type="float" office:value="63627195248214.2" calcext:value-type="float">
            <text:p>63627195248214.2</text:p>
          </table:table-cell>
          <table:table-cell table:style-name="ce10" table:formula="of:=([.O188]-[.O187])/1000" office:value-type="float" office:value="1.99990625" calcext:value-type="float">
            <text:p>1.9999</text:p>
          </table:table-cell>
          <table:table-cell table:style-name="ce10" table:formula="of:=[.P188]+[.Q187]" office:value-type="float" office:value="371.9975" calcext:value-type="float">
            <text:p>371.9975</text:p>
          </table:table-cell>
          <table:table-cell table:style-name="ce25" table:formula="of:=[.Q188]-2*([.$B188]-1)" office:value-type="float" office:value="-0.00249999999994088" calcext:value-type="float">
            <text:p>-0.0025</text:p>
          </table:table-cell>
          <table:table-cell table:style-name="Default" office:value-type="float" office:value="63627195705596.8" calcext:value-type="float">
            <text:p>63627195705596.8</text:p>
          </table:table-cell>
          <table:table-cell table:style-name="ce10" table:formula="of:=([.S188]-[.S187])/1000" office:value-type="float" office:value="1.9986953125" calcext:value-type="float">
            <text:p>1.9987</text:p>
          </table:table-cell>
          <table:table-cell table:style-name="ce10" table:formula="of:=[.T188]+[.U187]" office:value-type="float" office:value="371.998" calcext:value-type="float">
            <text:p>371.9980</text:p>
          </table:table-cell>
          <table:table-cell table:style-name="ce26" table:formula="of:=[.U188]-2*([.$B188]-1)" office:value-type="float" office:value="-0.00200000000000955" calcext:value-type="float">
            <text:p>-0.002</text:p>
          </table:table-cell>
          <table:table-cell table:style-name="Default" office:value-type="float" office:value="63627196173086.6" calcext:value-type="float">
            <text:p>63627196173086.6</text:p>
          </table:table-cell>
          <table:table-cell table:style-name="ce10" table:formula="of:=([.W188]-[.W187])/1000" office:value-type="float" office:value="2.0001015625" calcext:value-type="float">
            <text:p>2.0001</text:p>
          </table:table-cell>
          <table:table-cell table:style-name="ce10" table:formula="of:=[.X188]+[.Y187]" office:value-type="float" office:value="371.9985" calcext:value-type="float">
            <text:p>371.9985</text:p>
          </table:table-cell>
          <table:table-cell table:style-name="ce29" table:formula="of:=[.Y188]-2*([.$B188]-1)" office:value-type="float" office:value="-0.00150000000007822" calcext:value-type="float">
            <text:p>-0.0015</text:p>
          </table:table-cell>
          <table:table-cell table:style-name="Default" office:value-type="float" office:value="63627196631642.8" calcext:value-type="float">
            <text:p>63627196631642.8</text:p>
          </table:table-cell>
          <table:table-cell table:style-name="ce10" table:formula="of:=([.AA188]-[.AA187])/1000" office:value-type="float" office:value="2.001296875" calcext:value-type="float">
            <text:p>2.0013</text:p>
          </table:table-cell>
          <table:table-cell table:style-name="ce10" table:formula="of:=[.AB188]+[.AC187]" office:value-type="float" office:value="371.9988984375" calcext:value-type="float">
            <text:p>371.9989</text:p>
          </table:table-cell>
          <table:table-cell table:style-name="ce33" table:formula="of:=[.AC188]-2*([.$B188]-1)" office:value-type="float" office:value="-0.00110156249996862" calcext:value-type="float">
            <text:p>-0.0011015625</text:p>
          </table:table-cell>
          <table:table-cell table:style-name="Default" office:value-type="float" office:value="63627197103278" calcext:value-type="float">
            <text:p>63627197103278</text:p>
          </table:table-cell>
          <table:table-cell table:style-name="ce10" table:formula="of:=([.AE188]-[.AE187])/1000" office:value-type="float" office:value="1.998796875" calcext:value-type="float">
            <text:p>1.9988</text:p>
          </table:table-cell>
          <table:table-cell table:style-name="ce10" table:formula="of:=[.AF188]+[.AG187]" office:value-type="float" office:value="371.9981015625" calcext:value-type="float">
            <text:p>371.9981</text:p>
          </table:table-cell>
          <table:table-cell table:style-name="ce40" table:formula="of:=[.AG188]-2*([.$B188]-1)" office:value-type="float" office:value="-0.00189843749990359" calcext:value-type="float">
            <text:p>-0.0018984375</text:p>
          </table:table-cell>
          <table:table-cell table:style-name="Default" office:value-type="float" office:value="63627197564263" calcext:value-type="float">
            <text:p>63627197564263</text:p>
          </table:table-cell>
          <table:table-cell table:style-name="ce10" table:formula="of:=([.AI188]-[.AI187])/1000" office:value-type="float" office:value="2" calcext:value-type="float">
            <text:p>2.0000</text:p>
          </table:table-cell>
          <table:table-cell table:style-name="ce10" table:formula="of:=[.AJ188]+[.AK187]" office:value-type="float" office:value="371.998" calcext:value-type="float">
            <text:p>371.9980</text:p>
          </table:table-cell>
          <table:table-cell table:style-name="ce48" table:formula="of:=[.AK188]-2*([.$B188]-1)" office:value-type="float" office:value="-0.00200000000012324" calcext:value-type="float">
            <text:p>-0.002</text:p>
          </table:table-cell>
          <table:table-cell table:style-name="Default" office:value-type="float" office:value="63627198043328.9" calcext:value-type="float">
            <text:p>63627198043328.9</text:p>
          </table:table-cell>
          <table:table-cell table:style-name="ce10" table:formula="of:=([.AM188]-[.AM187])/1000" office:value-type="float" office:value="2.0015" calcext:value-type="float">
            <text:p>2.0015</text:p>
          </table:table-cell>
          <table:table-cell table:style-name="ce10" table:formula="of:=[.AN188]+[.AO187]" office:value-type="float" office:value="372" calcext:value-type="float">
            <text:p>372.0000</text:p>
          </table:table-cell>
          <table:table-cell table:style-name="ce54" table:formula="of:=[.AO188]-2*([.$B188]-1)" office:value-type="float" office:value="0" calcext:value-type="float">
            <text:p>0</text:p>
          </table:table-cell>
          <table:table-cell table:style-name="Default" office:value-type="float" office:value="63627198505304.6" calcext:value-type="float">
            <text:p>63627198505304.6</text:p>
          </table:table-cell>
          <table:table-cell table:style-name="ce10" table:formula="of:=([.AQ188]-[.AQ187])/1000" office:value-type="float" office:value="2" calcext:value-type="float">
            <text:p>2.0000</text:p>
          </table:table-cell>
          <table:table-cell table:style-name="ce10" table:formula="of:=[.AR188]+[.AS187]" office:value-type="float" office:value="371.9975" calcext:value-type="float">
            <text:p>371.9975</text:p>
          </table:table-cell>
          <table:table-cell table:style-name="ce60" table:formula="of:=[.AS188]-2*([.$B188]-1)" office:value-type="float" office:value="-0.00250000000016826" calcext:value-type="float">
            <text:p>-0.0025</text:p>
          </table:table-cell>
          <table:table-cell table:style-name="Default" office:value-type="float" office:value="63627198979049.6" calcext:value-type="float">
            <text:p>63627198979049.6</text:p>
          </table:table-cell>
          <table:table-cell table:style-name="ce10" table:formula="of:=([.AU188]-[.AU187])/1000" office:value-type="float" office:value="1.9998046875" calcext:value-type="float">
            <text:p>1.9998</text:p>
          </table:table-cell>
          <table:table-cell table:style-name="ce10" table:formula="of:=[.AV188]+[.AW187]" office:value-type="float" office:value="371.9996015625" calcext:value-type="float">
            <text:p>371.9996</text:p>
          </table:table-cell>
          <table:table-cell table:style-name="ce61" table:formula="of:=[.AW188]-2*([.$B188]-1)" office:value-type="float" office:value="-0.000398437500052751" calcext:value-type="float">
            <text:p>-0.000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7" office:value-type="float" office:value="188" calcext:value-type="float">
            <text:p>188</text:p>
          </table:table-cell>
          <table:table-cell office:value-type="float" office:value="63627193847572.6" calcext:value-type="float">
            <text:p>63627193847572.6</text:p>
          </table:table-cell>
          <table:table-cell table:formula="of:=([.C189]-[.C188])/1000" office:value-type="float" office:value="1.9996953125" calcext:value-type="float">
            <text:p>1.9997</text:p>
          </table:table-cell>
          <table:table-cell table:formula="of:=[.D189]+[.E188]" office:value-type="float" office:value="373.99821875" calcext:value-type="float">
            <text:p>373.9982</text:p>
          </table:table-cell>
          <table:table-cell table:style-name="ce12" table:formula="of:=[.E189]-2*([.$B189]-1)" office:value-type="float" office:value="-0.00178125000002183" calcext:value-type="float">
            <text:p>-0.00178125</text:p>
          </table:table-cell>
          <table:table-cell table:style-name="Default" office:value-type="float" office:value="63627194312790.3" calcext:value-type="float">
            <text:p>63627194312790.3</text:p>
          </table:table-cell>
          <table:table-cell table:style-name="ce10" table:formula="of:=([.G189]-[.G188])/1000" office:value-type="float" office:value="1.9991953125" calcext:value-type="float">
            <text:p>1.9992</text:p>
          </table:table-cell>
          <table:table-cell table:style-name="ce10" table:formula="of:=[.H189]+[.I188]" office:value-type="float" office:value="373.9971640625" calcext:value-type="float">
            <text:p>373.9972</text:p>
          </table:table-cell>
          <table:table-cell table:style-name="ce17" table:formula="of:=[.I189]-2*([.$B189]-1)" office:value-type="float" office:value="-0.00283593750003774" calcext:value-type="float">
            <text:p>-0.0028359375</text:p>
          </table:table-cell>
          <table:table-cell table:style-name="Default" office:value-type="float" office:value="63627194777385.7" calcext:value-type="float">
            <text:p>63627194777385.7</text:p>
          </table:table-cell>
          <table:table-cell table:style-name="ce10" table:formula="of:=([.K189]-[.K188])/1000" office:value-type="float" office:value="2.000203125" calcext:value-type="float">
            <text:p>2.0002</text:p>
          </table:table-cell>
          <table:table-cell table:style-name="ce10" table:formula="of:=[.L189]+[.M188]" office:value-type="float" office:value="373.998203125" calcext:value-type="float">
            <text:p>373.9982</text:p>
          </table:table-cell>
          <table:table-cell table:style-name="ce21" table:formula="of:=[.M189]-2*([.$B189]-1)" office:value-type="float" office:value="-0.00179687500008185" calcext:value-type="float">
            <text:p>-0.001796875</text:p>
          </table:table-cell>
          <table:table-cell table:style-name="Default" office:value-type="float" office:value="63627195250214.3" calcext:value-type="float">
            <text:p>63627195250214.3</text:p>
          </table:table-cell>
          <table:table-cell table:style-name="ce10" table:formula="of:=([.O189]-[.O188])/1000" office:value-type="float" office:value="2.00009375" calcext:value-type="float">
            <text:p>2.0001</text:p>
          </table:table-cell>
          <table:table-cell table:style-name="ce10" table:formula="of:=[.P189]+[.Q188]" office:value-type="float" office:value="373.99759375" calcext:value-type="float">
            <text:p>373.9976</text:p>
          </table:table-cell>
          <table:table-cell table:style-name="ce25" table:formula="of:=[.Q189]-2*([.$B189]-1)" office:value-type="float" office:value="-0.00240624999992178" calcext:value-type="float">
            <text:p>-0.00240625</text:p>
          </table:table-cell>
          <table:table-cell table:style-name="Default" office:value-type="float" office:value="63627195707596.6" calcext:value-type="float">
            <text:p>63627195707596.6</text:p>
          </table:table-cell>
          <table:table-cell table:style-name="ce10" table:formula="of:=([.S189]-[.S188])/1000" office:value-type="float" office:value="1.9998046875" calcext:value-type="float">
            <text:p>1.9998</text:p>
          </table:table-cell>
          <table:table-cell table:style-name="ce10" table:formula="of:=[.T189]+[.U188]" office:value-type="float" office:value="373.9978046875" calcext:value-type="float">
            <text:p>373.9978</text:p>
          </table:table-cell>
          <table:table-cell table:style-name="ce26" table:formula="of:=[.U189]-2*([.$B189]-1)" office:value-type="float" office:value="-0.00219531250002092" calcext:value-type="float">
            <text:p>-0.0021953125</text:p>
          </table:table-cell>
          <table:table-cell table:style-name="Default" office:value-type="float" office:value="63627196175088.5" calcext:value-type="float">
            <text:p>63627196175088.5</text:p>
          </table:table-cell>
          <table:table-cell table:style-name="ce10" table:formula="of:=([.W189]-[.W188])/1000" office:value-type="float" office:value="2.0018984375" calcext:value-type="float">
            <text:p>2.0019</text:p>
          </table:table-cell>
          <table:table-cell table:style-name="ce10" table:formula="of:=[.X189]+[.Y188]" office:value-type="float" office:value="374.0003984375" calcext:value-type="float">
            <text:p>374.0004</text:p>
          </table:table-cell>
          <table:table-cell table:style-name="ce29" table:formula="of:=[.Y189]-2*([.$B189]-1)" office:value-type="float" office:value="0.000398437499939064" calcext:value-type="float">
            <text:p>0.0003984375</text:p>
          </table:table-cell>
          <table:table-cell table:style-name="Default" office:value-type="float" office:value="63627196633642.9" calcext:value-type="float">
            <text:p>63627196633642.9</text:p>
          </table:table-cell>
          <table:table-cell table:style-name="ce10" table:formula="of:=([.AA189]-[.AA188])/1000" office:value-type="float" office:value="2.0001015625" calcext:value-type="float">
            <text:p>2.0001</text:p>
          </table:table-cell>
          <table:table-cell table:style-name="ce10" table:formula="of:=[.AB189]+[.AC188]" office:value-type="float" office:value="373.999" calcext:value-type="float">
            <text:p>373.9990</text:p>
          </table:table-cell>
          <table:table-cell table:style-name="ce33" table:formula="of:=[.AC189]-2*([.$B189]-1)" office:value-type="float" office:value="-0.000999999999976353" calcext:value-type="float">
            <text:p>-0.001</text:p>
          </table:table-cell>
          <table:table-cell table:style-name="Default" office:value-type="float" office:value="63627197105277.8" calcext:value-type="float">
            <text:p>63627197105277.8</text:p>
          </table:table-cell>
          <table:table-cell table:style-name="ce10" table:formula="of:=([.AE189]-[.AE188])/1000" office:value-type="float" office:value="1.999796875" calcext:value-type="float">
            <text:p>1.9998</text:p>
          </table:table-cell>
          <table:table-cell table:style-name="ce10" table:formula="of:=[.AF189]+[.AG188]" office:value-type="float" office:value="373.9978984375" calcext:value-type="float">
            <text:p>373.9979</text:p>
          </table:table-cell>
          <table:table-cell table:style-name="ce40" table:formula="of:=[.AG189]-2*([.$B189]-1)" office:value-type="float" office:value="-0.00210156249988813" calcext:value-type="float">
            <text:p>-0.0021015625</text:p>
          </table:table-cell>
          <table:table-cell table:style-name="Default" office:value-type="float" office:value="63627197566265" calcext:value-type="float">
            <text:p>63627197566265</text:p>
          </table:table-cell>
          <table:table-cell table:style-name="ce10" table:formula="of:=([.AI189]-[.AI188])/1000" office:value-type="float" office:value="2.002" calcext:value-type="float">
            <text:p>2.0020</text:p>
          </table:table-cell>
          <table:table-cell table:style-name="ce10" table:formula="of:=[.AJ189]+[.AK188]" office:value-type="float" office:value="374" calcext:value-type="float">
            <text:p>374.0000</text:p>
          </table:table-cell>
          <table:table-cell table:style-name="ce48" table:formula="of:=[.AK189]-2*([.$B189]-1)" office:value-type="float" office:value="0" calcext:value-type="float">
            <text:p>0</text:p>
          </table:table-cell>
          <table:table-cell table:style-name="Default" office:value-type="float" office:value="63627198045326.7" calcext:value-type="float">
            <text:p>63627198045326.7</text:p>
          </table:table-cell>
          <table:table-cell table:style-name="ce10" table:formula="of:=([.AM189]-[.AM188])/1000" office:value-type="float" office:value="1.9978046875" calcext:value-type="float">
            <text:p>1.9978</text:p>
          </table:table-cell>
          <table:table-cell table:style-name="ce10" table:formula="of:=[.AN189]+[.AO188]" office:value-type="float" office:value="373.9978046875" calcext:value-type="float">
            <text:p>373.9978</text:p>
          </table:table-cell>
          <table:table-cell table:style-name="ce54" table:formula="of:=[.AO189]-2*([.$B189]-1)" office:value-type="float" office:value="-0.00219531249996407" calcext:value-type="float">
            <text:p>-0.0021953125</text:p>
          </table:table-cell>
          <table:table-cell table:style-name="Default" office:value-type="float" office:value="63627198507305.7" calcext:value-type="float">
            <text:p>63627198507305.7</text:p>
          </table:table-cell>
          <table:table-cell table:style-name="ce10" table:formula="of:=([.AQ189]-[.AQ188])/1000" office:value-type="float" office:value="2.0011015625" calcext:value-type="float">
            <text:p>2.0011</text:p>
          </table:table-cell>
          <table:table-cell table:style-name="ce10" table:formula="of:=[.AR189]+[.AS188]" office:value-type="float" office:value="373.9986015625" calcext:value-type="float">
            <text:p>373.9986</text:p>
          </table:table-cell>
          <table:table-cell table:style-name="ce60" table:formula="of:=[.AS189]-2*([.$B189]-1)" office:value-type="float" office:value="-0.00139843750014279" calcext:value-type="float">
            <text:p>-0.0013984375</text:p>
          </table:table-cell>
          <table:table-cell table:style-name="Default" office:value-type="float" office:value="63627198981048" calcext:value-type="float">
            <text:p>63627198981048</text:p>
          </table:table-cell>
          <table:table-cell table:style-name="ce10" table:formula="of:=([.AU189]-[.AU188])/1000" office:value-type="float" office:value="1.9983984375" calcext:value-type="float">
            <text:p>1.9984</text:p>
          </table:table-cell>
          <table:table-cell table:style-name="ce10" table:formula="of:=[.AV189]+[.AW188]" office:value-type="float" office:value="373.998" calcext:value-type="float">
            <text:p>373.9980</text:p>
          </table:table-cell>
          <table:table-cell table:style-name="ce61" table:formula="of:=[.AW189]-2*([.$B189]-1)" office:value-type="float" office:value="-0.00200000000006639" calcext:value-type="float">
            <text:p>-0.002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89" calcext:value-type="float">
            <text:p>189</text:p>
          </table:table-cell>
          <table:table-cell office:value-type="float" office:value="63627193849575" calcext:value-type="float">
            <text:p>63627193849575</text:p>
          </table:table-cell>
          <table:table-cell table:formula="of:=([.C190]-[.C189])/1000" office:value-type="float" office:value="2.0023515625" calcext:value-type="float">
            <text:p>2.0024</text:p>
          </table:table-cell>
          <table:table-cell table:formula="of:=[.D190]+[.E189]" office:value-type="float" office:value="376.0005703125" calcext:value-type="float">
            <text:p>376.0006</text:p>
          </table:table-cell>
          <table:table-cell table:style-name="ce12" table:formula="of:=[.E190]-2*([.$B190]-1)" office:value-type="float" office:value="0.000570312499974079" calcext:value-type="float">
            <text:p>0.0005703125</text:p>
          </table:table-cell>
          <table:table-cell table:style-name="Default" office:value-type="float" office:value="63627194314790.1" calcext:value-type="float">
            <text:p>63627194314790.1</text:p>
          </table:table-cell>
          <table:table-cell table:style-name="ce10" table:formula="of:=([.G190]-[.G189])/1000" office:value-type="float" office:value="1.9998046875" calcext:value-type="float">
            <text:p>1.9998</text:p>
          </table:table-cell>
          <table:table-cell table:style-name="ce10" table:formula="of:=[.H190]+[.I189]" office:value-type="float" office:value="375.99696875" calcext:value-type="float">
            <text:p>375.9970</text:p>
          </table:table-cell>
          <table:table-cell table:style-name="ce17" table:formula="of:=[.I190]-2*([.$B190]-1)" office:value-type="float" office:value="-0.00303125000004911" calcext:value-type="float">
            <text:p>-0.00303125</text:p>
          </table:table-cell>
          <table:table-cell table:style-name="Default" office:value-type="float" office:value="63627194779387.1" calcext:value-type="float">
            <text:p>63627194779387.1</text:p>
          </table:table-cell>
          <table:table-cell table:style-name="ce10" table:formula="of:=([.K190]-[.K189])/1000" office:value-type="float" office:value="2.0013984375" calcext:value-type="float">
            <text:p>2.0014</text:p>
          </table:table-cell>
          <table:table-cell table:style-name="ce10" table:formula="of:=[.L190]+[.M189]" office:value-type="float" office:value="375.9996015625" calcext:value-type="float">
            <text:p>375.9996</text:p>
          </table:table-cell>
          <table:table-cell table:style-name="ce21" table:formula="of:=[.M190]-2*([.$B190]-1)" office:value-type="float" office:value="-0.000398437500109594" calcext:value-type="float">
            <text:p>-0.0003984375</text:p>
          </table:table-cell>
          <table:table-cell table:style-name="Default" office:value-type="float" office:value="63627195252214.2" calcext:value-type="float">
            <text:p>63627195252214.2</text:p>
          </table:table-cell>
          <table:table-cell table:style-name="ce10" table:formula="of:=([.O190]-[.O189])/1000" office:value-type="float" office:value="1.99990625" calcext:value-type="float">
            <text:p>1.9999</text:p>
          </table:table-cell>
          <table:table-cell table:style-name="ce10" table:formula="of:=[.P190]+[.Q189]" office:value-type="float" office:value="375.9975" calcext:value-type="float">
            <text:p>375.9975</text:p>
          </table:table-cell>
          <table:table-cell table:style-name="ce25" table:formula="of:=[.Q190]-2*([.$B190]-1)" office:value-type="float" office:value="-0.00249999999994088" calcext:value-type="float">
            <text:p>-0.0025</text:p>
          </table:table-cell>
          <table:table-cell table:style-name="Default" office:value-type="float" office:value="63627195709596.6" calcext:value-type="float">
            <text:p>63627195709596.6</text:p>
          </table:table-cell>
          <table:table-cell table:style-name="ce10" table:formula="of:=([.S190]-[.S189])/1000" office:value-type="float" office:value="2" calcext:value-type="float">
            <text:p>2.0000</text:p>
          </table:table-cell>
          <table:table-cell table:style-name="ce10" table:formula="of:=[.T190]+[.U189]" office:value-type="float" office:value="375.9978046875" calcext:value-type="float">
            <text:p>375.9978</text:p>
          </table:table-cell>
          <table:table-cell table:style-name="ce26" table:formula="of:=[.U190]-2*([.$B190]-1)" office:value-type="float" office:value="-0.00219531250002092" calcext:value-type="float">
            <text:p>-0.0021953125</text:p>
          </table:table-cell>
          <table:table-cell table:style-name="Default" office:value-type="float" office:value="63627196177086.5" calcext:value-type="float">
            <text:p>63627196177086.5</text:p>
          </table:table-cell>
          <table:table-cell table:style-name="ce10" table:formula="of:=([.W190]-[.W189])/1000" office:value-type="float" office:value="1.998" calcext:value-type="float">
            <text:p>1.9980</text:p>
          </table:table-cell>
          <table:table-cell table:style-name="ce10" table:formula="of:=[.X190]+[.Y189]" office:value-type="float" office:value="375.9983984375" calcext:value-type="float">
            <text:p>375.9984</text:p>
          </table:table-cell>
          <table:table-cell table:style-name="ce29" table:formula="of:=[.Y190]-2*([.$B190]-1)" office:value-type="float" office:value="-0.00160156250007049" calcext:value-type="float">
            <text:p>-0.0016015625</text:p>
          </table:table-cell>
          <table:table-cell table:style-name="Default" office:value-type="float" office:value="63627196635643.3" calcext:value-type="float">
            <text:p>63627196635643.3</text:p>
          </table:table-cell>
          <table:table-cell table:style-name="ce10" table:formula="of:=([.AA190]-[.AA189])/1000" office:value-type="float" office:value="2.0003984375" calcext:value-type="float">
            <text:p>2.0004</text:p>
          </table:table-cell>
          <table:table-cell table:style-name="ce10" table:formula="of:=[.AB190]+[.AC189]" office:value-type="float" office:value="375.9993984375" calcext:value-type="float">
            <text:p>375.9994</text:p>
          </table:table-cell>
          <table:table-cell table:style-name="ce33" table:formula="of:=[.AC190]-2*([.$B190]-1)" office:value-type="float" office:value="-0.000601562499980446" calcext:value-type="float">
            <text:p>-0.0006015625</text:p>
          </table:table-cell>
          <table:table-cell table:style-name="Default" office:value-type="float" office:value="63627197107280.1" calcext:value-type="float">
            <text:p>63627197107280.1</text:p>
          </table:table-cell>
          <table:table-cell table:style-name="ce10" table:formula="of:=([.AE190]-[.AE189])/1000" office:value-type="float" office:value="2.0023046875" calcext:value-type="float">
            <text:p>2.0023</text:p>
          </table:table-cell>
          <table:table-cell table:style-name="ce10" table:formula="of:=[.AF190]+[.AG189]" office:value-type="float" office:value="376.000203125" calcext:value-type="float">
            <text:p>376.0002</text:p>
          </table:table-cell>
          <table:table-cell table:style-name="ce40" table:formula="of:=[.AG190]-2*([.$B190]-1)" office:value-type="float" office:value="0.000203125000098225" calcext:value-type="float">
            <text:p>0.000203125</text:p>
          </table:table-cell>
          <table:table-cell table:style-name="Default" office:value-type="float" office:value="63627197568265.6" calcext:value-type="float">
            <text:p>63627197568265.6</text:p>
          </table:table-cell>
          <table:table-cell table:style-name="ce10" table:formula="of:=([.AI190]-[.AI189])/1000" office:value-type="float" office:value="2.0006015625" calcext:value-type="float">
            <text:p>2.0006</text:p>
          </table:table-cell>
          <table:table-cell table:style-name="ce10" table:formula="of:=[.AJ190]+[.AK189]" office:value-type="float" office:value="376.0006015625" calcext:value-type="float">
            <text:p>376.0006</text:p>
          </table:table-cell>
          <table:table-cell table:style-name="ce48" table:formula="of:=[.AK190]-2*([.$B190]-1)" office:value-type="float" office:value="0.000601562499866759" calcext:value-type="float">
            <text:p>0.0006015625</text:p>
          </table:table-cell>
          <table:table-cell table:style-name="Default" office:value-type="float" office:value="63627198047328.6" calcext:value-type="float">
            <text:p>63627198047328.6</text:p>
          </table:table-cell>
          <table:table-cell table:style-name="ce10" table:formula="of:=([.AM190]-[.AM189])/1000" office:value-type="float" office:value="2.0018984375" calcext:value-type="float">
            <text:p>2.0019</text:p>
          </table:table-cell>
          <table:table-cell table:style-name="ce10" table:formula="of:=[.AN190]+[.AO189]" office:value-type="float" office:value="375.999703125" calcext:value-type="float">
            <text:p>375.9997</text:p>
          </table:table-cell>
          <table:table-cell table:style-name="ce54" table:formula="of:=[.AO190]-2*([.$B190]-1)" office:value-type="float" office:value="-0.000296874999946795" calcext:value-type="float">
            <text:p>-0.000296875</text:p>
          </table:table-cell>
          <table:table-cell table:style-name="Default" office:value-type="float" office:value="63627198509306.3" calcext:value-type="float">
            <text:p>63627198509306.3</text:p>
          </table:table-cell>
          <table:table-cell table:style-name="ce10" table:formula="of:=([.AQ190]-[.AQ189])/1000" office:value-type="float" office:value="2.00059375" calcext:value-type="float">
            <text:p>2.0006</text:p>
          </table:table-cell>
          <table:table-cell table:style-name="ce10" table:formula="of:=[.AR190]+[.AS189]" office:value-type="float" office:value="375.9991953125" calcext:value-type="float">
            <text:p>375.9992</text:p>
          </table:table-cell>
          <table:table-cell table:style-name="ce60" table:formula="of:=[.AS190]-2*([.$B190]-1)" office:value-type="float" office:value="-0.000804687500135515" calcext:value-type="float">
            <text:p>-0.0008046875</text:p>
          </table:table-cell>
          <table:table-cell table:style-name="Default" office:value-type="float" office:value="63627198983047.7" calcext:value-type="float">
            <text:p>63627198983047.7</text:p>
          </table:table-cell>
          <table:table-cell table:style-name="ce10" table:formula="of:=([.AU190]-[.AU189])/1000" office:value-type="float" office:value="1.999703125" calcext:value-type="float">
            <text:p>1.9997</text:p>
          </table:table-cell>
          <table:table-cell table:style-name="ce10" table:formula="of:=[.AV190]+[.AW189]" office:value-type="float" office:value="375.997703125" calcext:value-type="float">
            <text:p>375.9977</text:p>
          </table:table-cell>
          <table:table-cell table:style-name="ce61" table:formula="of:=[.AW190]-2*([.$B190]-1)" office:value-type="float" office:value="-0.00229687500007003" calcext:value-type="float">
            <text:p>-0.002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90" calcext:value-type="float">
            <text:p>190</text:p>
          </table:table-cell>
          <table:table-cell office:value-type="float" office:value="63627193851573.3" calcext:value-type="float">
            <text:p>63627193851573.3</text:p>
          </table:table-cell>
          <table:table-cell table:formula="of:=([.C191]-[.C190])/1000" office:value-type="float" office:value="1.9982890625" calcext:value-type="float">
            <text:p>1.9983</text:p>
          </table:table-cell>
          <table:table-cell table:formula="of:=[.D191]+[.E190]" office:value-type="float" office:value="377.998859375" calcext:value-type="float">
            <text:p>377.9989</text:p>
          </table:table-cell>
          <table:table-cell table:style-name="ce12" table:formula="of:=[.E191]-2*([.$B191]-1)" office:value-type="float" office:value="-0.001140625000005" calcext:value-type="float">
            <text:p>-0.001140625</text:p>
          </table:table-cell>
          <table:table-cell table:style-name="Default" office:value-type="float" office:value="63627194316790" calcext:value-type="float">
            <text:p>63627194316790</text:p>
          </table:table-cell>
          <table:table-cell table:style-name="ce10" table:formula="of:=([.G191]-[.G190])/1000" office:value-type="float" office:value="1.9998984375" calcext:value-type="float">
            <text:p>1.9999</text:p>
          </table:table-cell>
          <table:table-cell table:style-name="ce10" table:formula="of:=[.H191]+[.I190]" office:value-type="float" office:value="377.9968671875" calcext:value-type="float">
            <text:p>377.9969</text:p>
          </table:table-cell>
          <table:table-cell table:style-name="ce17" table:formula="of:=[.I191]-2*([.$B191]-1)" office:value-type="float" office:value="-0.00313281250004138" calcext:value-type="float">
            <text:p>-0.0031328125</text:p>
          </table:table-cell>
          <table:table-cell table:style-name="Default" office:value-type="float" office:value="63627194781385.7" calcext:value-type="float">
            <text:p>63627194781385.7</text:p>
          </table:table-cell>
          <table:table-cell table:style-name="ce10" table:formula="of:=([.K191]-[.K190])/1000" office:value-type="float" office:value="1.9986015625" calcext:value-type="float">
            <text:p>1.9986</text:p>
          </table:table-cell>
          <table:table-cell table:style-name="ce10" table:formula="of:=[.L191]+[.M190]" office:value-type="float" office:value="377.998203125" calcext:value-type="float">
            <text:p>377.9982</text:p>
          </table:table-cell>
          <table:table-cell table:style-name="ce21" table:formula="of:=[.M191]-2*([.$B191]-1)" office:value-type="float" office:value="-0.00179687500008185" calcext:value-type="float">
            <text:p>-0.001796875</text:p>
          </table:table-cell>
          <table:table-cell table:style-name="Default" office:value-type="float" office:value="63627195254214.9" calcext:value-type="float">
            <text:p>63627195254214.9</text:p>
          </table:table-cell>
          <table:table-cell table:style-name="ce10" table:formula="of:=([.O191]-[.O190])/1000" office:value-type="float" office:value="2.0006953125" calcext:value-type="float">
            <text:p>2.0007</text:p>
          </table:table-cell>
          <table:table-cell table:style-name="ce10" table:formula="of:=[.P191]+[.Q190]" office:value-type="float" office:value="377.9981953125" calcext:value-type="float">
            <text:p>377.9982</text:p>
          </table:table-cell>
          <table:table-cell table:style-name="ce25" table:formula="of:=[.Q191]-2*([.$B191]-1)" office:value-type="float" office:value="-0.00180468749994134" calcext:value-type="float">
            <text:p>-0.0018046875</text:p>
          </table:table-cell>
          <table:table-cell table:style-name="Default" office:value-type="float" office:value="63627195711597.1" calcext:value-type="float">
            <text:p>63627195711597.1</text:p>
          </table:table-cell>
          <table:table-cell table:style-name="ce10" table:formula="of:=([.S191]-[.S190])/1000" office:value-type="float" office:value="2.0005" calcext:value-type="float">
            <text:p>2.0005</text:p>
          </table:table-cell>
          <table:table-cell table:style-name="ce10" table:formula="of:=[.T191]+[.U190]" office:value-type="float" office:value="377.9983046875" calcext:value-type="float">
            <text:p>377.9983</text:p>
          </table:table-cell>
          <table:table-cell table:style-name="ce26" table:formula="of:=[.U191]-2*([.$B191]-1)" office:value-type="float" office:value="-0.00169531250003274" calcext:value-type="float">
            <text:p>-0.0016953125</text:p>
          </table:table-cell>
          <table:table-cell table:style-name="Default" office:value-type="float" office:value="63627196179086.7" calcext:value-type="float">
            <text:p>63627196179086.7</text:p>
          </table:table-cell>
          <table:table-cell table:style-name="ce10" table:formula="of:=([.W191]-[.W190])/1000" office:value-type="float" office:value="2.000203125" calcext:value-type="float">
            <text:p>2.0002</text:p>
          </table:table-cell>
          <table:table-cell table:style-name="ce10" table:formula="of:=[.X191]+[.Y190]" office:value-type="float" office:value="377.9986015625" calcext:value-type="float">
            <text:p>377.9986</text:p>
          </table:table-cell>
          <table:table-cell table:style-name="ce29" table:formula="of:=[.Y191]-2*([.$B191]-1)" office:value-type="float" office:value="-0.00139843750008595" calcext:value-type="float">
            <text:p>-0.0013984375</text:p>
          </table:table-cell>
          <table:table-cell table:style-name="Default" office:value-type="float" office:value="63627196637641.4" calcext:value-type="float">
            <text:p>63627196637641.4</text:p>
          </table:table-cell>
          <table:table-cell table:style-name="ce10" table:formula="of:=([.AA191]-[.AA190])/1000" office:value-type="float" office:value="1.9981015625" calcext:value-type="float">
            <text:p>1.9981</text:p>
          </table:table-cell>
          <table:table-cell table:style-name="ce10" table:formula="of:=[.AB191]+[.AC190]" office:value-type="float" office:value="377.9975" calcext:value-type="float">
            <text:p>377.9975</text:p>
          </table:table-cell>
          <table:table-cell table:style-name="ce33" table:formula="of:=[.AC191]-2*([.$B191]-1)" office:value-type="float" office:value="-0.00249999999999773" calcext:value-type="float">
            <text:p>-0.0025</text:p>
          </table:table-cell>
          <table:table-cell table:style-name="Default" office:value-type="float" office:value="63627197109277.9" calcext:value-type="float">
            <text:p>63627197109277.9</text:p>
          </table:table-cell>
          <table:table-cell table:style-name="ce10" table:formula="of:=([.AE191]-[.AE190])/1000" office:value-type="float" office:value="1.997796875" calcext:value-type="float">
            <text:p>1.9978</text:p>
          </table:table-cell>
          <table:table-cell table:style-name="ce10" table:formula="of:=[.AF191]+[.AG190]" office:value-type="float" office:value="377.998" calcext:value-type="float">
            <text:p>377.9980</text:p>
          </table:table-cell>
          <table:table-cell table:style-name="ce40" table:formula="of:=[.AG191]-2*([.$B191]-1)" office:value-type="float" office:value="-0.00199999999989586" calcext:value-type="float">
            <text:p>-0.002</text:p>
          </table:table-cell>
          <table:table-cell table:style-name="Default" office:value-type="float" office:value="63627197570262.8" calcext:value-type="float">
            <text:p>63627197570262.8</text:p>
          </table:table-cell>
          <table:table-cell table:style-name="ce10" table:formula="of:=([.AI191]-[.AI190])/1000" office:value-type="float" office:value="1.9971953125" calcext:value-type="float">
            <text:p>1.9972</text:p>
          </table:table-cell>
          <table:table-cell table:style-name="ce10" table:formula="of:=[.AJ191]+[.AK190]" office:value-type="float" office:value="377.997796875" calcext:value-type="float">
            <text:p>377.9978</text:p>
          </table:table-cell>
          <table:table-cell table:style-name="ce48" table:formula="of:=[.AK191]-2*([.$B191]-1)" office:value-type="float" office:value="-0.00220312500010778" calcext:value-type="float">
            <text:p>-0.002203125</text:p>
          </table:table-cell>
          <table:table-cell table:style-name="Default" office:value-type="float" office:value="63627198049328" calcext:value-type="float">
            <text:p>63627198049328</text:p>
          </table:table-cell>
          <table:table-cell table:style-name="ce10" table:formula="of:=([.AM191]-[.AM190])/1000" office:value-type="float" office:value="1.9993984375" calcext:value-type="float">
            <text:p>1.9994</text:p>
          </table:table-cell>
          <table:table-cell table:style-name="ce10" table:formula="of:=[.AN191]+[.AO190]" office:value-type="float" office:value="377.9991015625" calcext:value-type="float">
            <text:p>377.9991</text:p>
          </table:table-cell>
          <table:table-cell table:style-name="ce54" table:formula="of:=[.AO191]-2*([.$B191]-1)" office:value-type="float" office:value="-0.00089843749992724" calcext:value-type="float">
            <text:p>-0.0008984375</text:p>
          </table:table-cell>
          <table:table-cell table:style-name="Default" office:value-type="float" office:value="63627198511305.6" calcext:value-type="float">
            <text:p>63627198511305.6</text:p>
          </table:table-cell>
          <table:table-cell table:style-name="ce10" table:formula="of:=([.AQ191]-[.AQ190])/1000" office:value-type="float" office:value="1.9993046875" calcext:value-type="float">
            <text:p>1.9993</text:p>
          </table:table-cell>
          <table:table-cell table:style-name="ce10" table:formula="of:=[.AR191]+[.AS190]" office:value-type="float" office:value="377.9985" calcext:value-type="float">
            <text:p>377.9985</text:p>
          </table:table-cell>
          <table:table-cell table:style-name="ce60" table:formula="of:=[.AS191]-2*([.$B191]-1)" office:value-type="float" office:value="-0.00150000000013506" calcext:value-type="float">
            <text:p>-0.0015</text:p>
          </table:table-cell>
          <table:table-cell table:style-name="Default" office:value-type="float" office:value="63627198985048.5" calcext:value-type="float">
            <text:p>63627198985048.5</text:p>
          </table:table-cell>
          <table:table-cell table:style-name="ce10" table:formula="of:=([.AU191]-[.AU190])/1000" office:value-type="float" office:value="2.000796875" calcext:value-type="float">
            <text:p>2.0008</text:p>
          </table:table-cell>
          <table:table-cell table:style-name="ce10" table:formula="of:=[.AV191]+[.AW190]" office:value-type="float" office:value="377.9985" calcext:value-type="float">
            <text:p>377.9985</text:p>
          </table:table-cell>
          <table:table-cell table:style-name="ce61" table:formula="of:=[.AW191]-2*([.$B191]-1)" office:value-type="float" office:value="-0.00150000000007822" calcext:value-type="float">
            <text:p>-0.001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91" calcext:value-type="float">
            <text:p>191</text:p>
          </table:table-cell>
          <table:table-cell office:value-type="float" office:value="63627193853573.1" calcext:value-type="float">
            <text:p>63627193853573.1</text:p>
          </table:table-cell>
          <table:table-cell table:formula="of:=([.C192]-[.C191])/1000" office:value-type="float" office:value="1.9998125" calcext:value-type="float">
            <text:p>1.9998</text:p>
          </table:table-cell>
          <table:table-cell table:formula="of:=[.D192]+[.E191]" office:value-type="float" office:value="379.998671875" calcext:value-type="float">
            <text:p>379.9987</text:p>
          </table:table-cell>
          <table:table-cell table:style-name="ce12" table:formula="of:=[.E192]-2*([.$B192]-1)" office:value-type="float" office:value="-0.00132812499998636" calcext:value-type="float">
            <text:p>-0.001328125</text:p>
          </table:table-cell>
          <table:table-cell table:style-name="Default" office:value-type="float" office:value="63627194318791.1" calcext:value-type="float">
            <text:p>63627194318791.1</text:p>
          </table:table-cell>
          <table:table-cell table:style-name="ce10" table:formula="of:=([.G192]-[.G191])/1000" office:value-type="float" office:value="2.0011015625" calcext:value-type="float">
            <text:p>2.0011</text:p>
          </table:table-cell>
          <table:table-cell table:style-name="ce10" table:formula="of:=[.H192]+[.I191]" office:value-type="float" office:value="379.99796875" calcext:value-type="float">
            <text:p>379.9980</text:p>
          </table:table-cell>
          <table:table-cell table:style-name="ce17" table:formula="of:=[.I192]-2*([.$B192]-1)" office:value-type="float" office:value="-0.00203125000001592" calcext:value-type="float">
            <text:p>-0.00203125</text:p>
          </table:table-cell>
          <table:table-cell table:style-name="Default" office:value-type="float" office:value="63627194783386" calcext:value-type="float">
            <text:p>63627194783386</text:p>
          </table:table-cell>
          <table:table-cell table:style-name="ce10" table:formula="of:=([.K192]-[.K191])/1000" office:value-type="float" office:value="2.000296875" calcext:value-type="float">
            <text:p>2.0003</text:p>
          </table:table-cell>
          <table:table-cell table:style-name="ce10" table:formula="of:=[.L192]+[.M191]" office:value-type="float" office:value="379.9985" calcext:value-type="float">
            <text:p>379.9985</text:p>
          </table:table-cell>
          <table:table-cell table:style-name="ce21" table:formula="of:=[.M192]-2*([.$B192]-1)" office:value-type="float" office:value="-0.00150000000007822" calcext:value-type="float">
            <text:p>-0.0015</text:p>
          </table:table-cell>
          <table:table-cell table:style-name="Default" office:value-type="float" office:value="63627195256216" calcext:value-type="float">
            <text:p>63627195256216</text:p>
          </table:table-cell>
          <table:table-cell table:style-name="ce10" table:formula="of:=([.O192]-[.O191])/1000" office:value-type="float" office:value="2.0011015625" calcext:value-type="float">
            <text:p>2.0011</text:p>
          </table:table-cell>
          <table:table-cell table:style-name="ce10" table:formula="of:=[.P192]+[.Q191]" office:value-type="float" office:value="379.999296875" calcext:value-type="float">
            <text:p>379.9993</text:p>
          </table:table-cell>
          <table:table-cell table:style-name="ce25" table:formula="of:=[.Q192]-2*([.$B192]-1)" office:value-type="float" office:value="-0.000703124999915872" calcext:value-type="float">
            <text:p>-0.000703125</text:p>
          </table:table-cell>
          <table:table-cell table:style-name="Default" office:value-type="float" office:value="63627195713598.2" calcext:value-type="float">
            <text:p>63627195713598.2</text:p>
          </table:table-cell>
          <table:table-cell table:style-name="ce10" table:formula="of:=([.S192]-[.S191])/1000" office:value-type="float" office:value="2.0011015625" calcext:value-type="float">
            <text:p>2.0011</text:p>
          </table:table-cell>
          <table:table-cell table:style-name="ce10" table:formula="of:=[.T192]+[.U191]" office:value-type="float" office:value="379.99940625" calcext:value-type="float">
            <text:p>379.9994</text:p>
          </table:table-cell>
          <table:table-cell table:style-name="ce26" table:formula="of:=[.U192]-2*([.$B192]-1)" office:value-type="float" office:value="-0.000593750000007276" calcext:value-type="float">
            <text:p>-0.00059375</text:p>
          </table:table-cell>
          <table:table-cell table:style-name="Default" office:value-type="float" office:value="63627196181086.4" calcext:value-type="float">
            <text:p>63627196181086.4</text:p>
          </table:table-cell>
          <table:table-cell table:style-name="ce10" table:formula="of:=([.W192]-[.W191])/1000" office:value-type="float" office:value="1.9996953125" calcext:value-type="float">
            <text:p>1.9997</text:p>
          </table:table-cell>
          <table:table-cell table:style-name="ce10" table:formula="of:=[.X192]+[.Y191]" office:value-type="float" office:value="379.998296875" calcext:value-type="float">
            <text:p>379.9983</text:p>
          </table:table-cell>
          <table:table-cell table:style-name="ce29" table:formula="of:=[.Y192]-2*([.$B192]-1)" office:value-type="float" office:value="-0.00170312500006276" calcext:value-type="float">
            <text:p>-0.001703125</text:p>
          </table:table-cell>
          <table:table-cell table:style-name="Default" office:value-type="float" office:value="63627196639643.2" calcext:value-type="float">
            <text:p>63627196639643.2</text:p>
          </table:table-cell>
          <table:table-cell table:style-name="ce10" table:formula="of:=([.AA192]-[.AA191])/1000" office:value-type="float" office:value="2.0018046875" calcext:value-type="float">
            <text:p>2.0018</text:p>
          </table:table-cell>
          <table:table-cell table:style-name="ce10" table:formula="of:=[.AB192]+[.AC191]" office:value-type="float" office:value="379.9993046875" calcext:value-type="float">
            <text:p>379.9993</text:p>
          </table:table-cell>
          <table:table-cell table:style-name="ce33" table:formula="of:=[.AC192]-2*([.$B192]-1)" office:value-type="float" office:value="-0.000695312499999545" calcext:value-type="float">
            <text:p>-0.0006953125</text:p>
          </table:table-cell>
          <table:table-cell table:style-name="Default" office:value-type="float" office:value="63627197111278.3" calcext:value-type="float">
            <text:p>63627197111278.3</text:p>
          </table:table-cell>
          <table:table-cell table:style-name="ce10" table:formula="of:=([.AE192]-[.AE191])/1000" office:value-type="float" office:value="2.0003984375" calcext:value-type="float">
            <text:p>2.0004</text:p>
          </table:table-cell>
          <table:table-cell table:style-name="ce10" table:formula="of:=[.AF192]+[.AG191]" office:value-type="float" office:value="379.9983984375" calcext:value-type="float">
            <text:p>379.9984</text:p>
          </table:table-cell>
          <table:table-cell table:style-name="ce40" table:formula="of:=[.AG192]-2*([.$B192]-1)" office:value-type="float" office:value="-0.00160156249989996" calcext:value-type="float">
            <text:p>-0.0016015625</text:p>
          </table:table-cell>
          <table:table-cell table:style-name="Default" office:value-type="float" office:value="63627197572262.4" calcext:value-type="float">
            <text:p>63627197572262.4</text:p>
          </table:table-cell>
          <table:table-cell table:style-name="ce10" table:formula="of:=([.AI192]-[.AI191])/1000" office:value-type="float" office:value="1.9996015625" calcext:value-type="float">
            <text:p>1.9996</text:p>
          </table:table-cell>
          <table:table-cell table:style-name="ce10" table:formula="of:=[.AJ192]+[.AK191]" office:value-type="float" office:value="379.9973984375" calcext:value-type="float">
            <text:p>379.9974</text:p>
          </table:table-cell>
          <table:table-cell table:style-name="ce48" table:formula="of:=[.AK192]-2*([.$B192]-1)" office:value-type="float" office:value="-0.00260156250010368" calcext:value-type="float">
            <text:p>-0.0026015625</text:p>
          </table:table-cell>
          <table:table-cell table:style-name="Default" office:value-type="float" office:value="63627198051326.9" calcext:value-type="float">
            <text:p>63627198051326.9</text:p>
          </table:table-cell>
          <table:table-cell table:style-name="ce10" table:formula="of:=([.AM192]-[.AM191])/1000" office:value-type="float" office:value="1.9988984375" calcext:value-type="float">
            <text:p>1.9989</text:p>
          </table:table-cell>
          <table:table-cell table:style-name="ce10" table:formula="of:=[.AN192]+[.AO191]" office:value-type="float" office:value="379.998" calcext:value-type="float">
            <text:p>379.9980</text:p>
          </table:table-cell>
          <table:table-cell table:style-name="ce54" table:formula="of:=[.AO192]-2*([.$B192]-1)" office:value-type="float" office:value="-0.00199999999995271" calcext:value-type="float">
            <text:p>-0.002</text:p>
          </table:table-cell>
          <table:table-cell table:style-name="Default" office:value-type="float" office:value="63627198513304.4" calcext:value-type="float">
            <text:p>63627198513304.4</text:p>
          </table:table-cell>
          <table:table-cell table:style-name="ce10" table:formula="of:=([.AQ192]-[.AQ191])/1000" office:value-type="float" office:value="1.998796875" calcext:value-type="float">
            <text:p>1.9988</text:p>
          </table:table-cell>
          <table:table-cell table:style-name="ce10" table:formula="of:=[.AR192]+[.AS191]" office:value-type="float" office:value="379.997296875" calcext:value-type="float">
            <text:p>379.9973</text:p>
          </table:table-cell>
          <table:table-cell table:style-name="ce60" table:formula="of:=[.AS192]-2*([.$B192]-1)" office:value-type="float" office:value="-0.00270312500015279" calcext:value-type="float">
            <text:p>-0.002703125</text:p>
          </table:table-cell>
          <table:table-cell table:style-name="Default" office:value-type="float" office:value="63627198987047.7" calcext:value-type="float">
            <text:p>63627198987047.7</text:p>
          </table:table-cell>
          <table:table-cell table:style-name="ce10" table:formula="of:=([.AU192]-[.AU191])/1000" office:value-type="float" office:value="1.999203125" calcext:value-type="float">
            <text:p>1.9992</text:p>
          </table:table-cell>
          <table:table-cell table:style-name="ce10" table:formula="of:=[.AV192]+[.AW191]" office:value-type="float" office:value="379.997703125" calcext:value-type="float">
            <text:p>379.9977</text:p>
          </table:table-cell>
          <table:table-cell table:style-name="ce61" table:formula="of:=[.AW192]-2*([.$B192]-1)" office:value-type="float" office:value="-0.00229687500007003" calcext:value-type="float">
            <text:p>-0.002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92" calcext:value-type="float">
            <text:p>192</text:p>
          </table:table-cell>
          <table:table-cell office:value-type="float" office:value="63627193855572.8" calcext:value-type="float">
            <text:p>63627193855572.8</text:p>
          </table:table-cell>
          <table:table-cell table:formula="of:=([.C193]-[.C192])/1000" office:value-type="float" office:value="1.999703125" calcext:value-type="float">
            <text:p>1.9997</text:p>
          </table:table-cell>
          <table:table-cell table:formula="of:=[.D193]+[.E192]" office:value-type="float" office:value="381.998375" calcext:value-type="float">
            <text:p>381.9984</text:p>
          </table:table-cell>
          <table:table-cell table:style-name="ce12" table:formula="of:=[.E193]-2*([.$B193]-1)" office:value-type="float" office:value="-0.00162499999999" calcext:value-type="float">
            <text:p>-0.001625</text:p>
          </table:table-cell>
          <table:table-cell table:style-name="Default" office:value-type="float" office:value="63627194320792.4" calcext:value-type="float">
            <text:p>63627194320792.4</text:p>
          </table:table-cell>
          <table:table-cell table:style-name="ce10" table:formula="of:=([.G193]-[.G192])/1000" office:value-type="float" office:value="2.001296875" calcext:value-type="float">
            <text:p>2.0013</text:p>
          </table:table-cell>
          <table:table-cell table:style-name="ce10" table:formula="of:=[.H193]+[.I192]" office:value-type="float" office:value="381.999265625" calcext:value-type="float">
            <text:p>381.9993</text:p>
          </table:table-cell>
          <table:table-cell table:style-name="ce17" table:formula="of:=[.I193]-2*([.$B193]-1)" office:value-type="float" office:value="-0.000734375000035925" calcext:value-type="float">
            <text:p>-0.000734375</text:p>
          </table:table-cell>
          <table:table-cell table:style-name="Default" office:value-type="float" office:value="63627194785384.9" calcext:value-type="float">
            <text:p>63627194785384.9</text:p>
          </table:table-cell>
          <table:table-cell table:style-name="ce10" table:formula="of:=([.K193]-[.K192])/1000" office:value-type="float" office:value="1.9988984375" calcext:value-type="float">
            <text:p>1.9989</text:p>
          </table:table-cell>
          <table:table-cell table:style-name="ce10" table:formula="of:=[.L193]+[.M192]" office:value-type="float" office:value="381.9973984375" calcext:value-type="float">
            <text:p>381.9974</text:p>
          </table:table-cell>
          <table:table-cell table:style-name="ce21" table:formula="of:=[.M193]-2*([.$B193]-1)" office:value-type="float" office:value="-0.00260156250010368" calcext:value-type="float">
            <text:p>-0.0026015625</text:p>
          </table:table-cell>
          <table:table-cell table:style-name="Default" office:value-type="float" office:value="63627195258215.7" calcext:value-type="float">
            <text:p>63627195258215.7</text:p>
          </table:table-cell>
          <table:table-cell table:style-name="ce10" table:formula="of:=([.O193]-[.O192])/1000" office:value-type="float" office:value="1.999703125" calcext:value-type="float">
            <text:p>1.9997</text:p>
          </table:table-cell>
          <table:table-cell table:style-name="ce10" table:formula="of:=[.P193]+[.Q192]" office:value-type="float" office:value="381.999" calcext:value-type="float">
            <text:p>381.9990</text:p>
          </table:table-cell>
          <table:table-cell table:style-name="ce25" table:formula="of:=[.Q193]-2*([.$B193]-1)" office:value-type="float" office:value="-0.00099999999991951" calcext:value-type="float">
            <text:p>-0.001</text:p>
          </table:table-cell>
          <table:table-cell table:style-name="Default" office:value-type="float" office:value="63627195715597.8" calcext:value-type="float">
            <text:p>63627195715597.8</text:p>
          </table:table-cell>
          <table:table-cell table:style-name="ce10" table:formula="of:=([.S193]-[.S192])/1000" office:value-type="float" office:value="1.99959375" calcext:value-type="float">
            <text:p>1.9996</text:p>
          </table:table-cell>
          <table:table-cell table:style-name="ce10" table:formula="of:=[.T193]+[.U192]" office:value-type="float" office:value="381.999" calcext:value-type="float">
            <text:p>381.9990</text:p>
          </table:table-cell>
          <table:table-cell table:style-name="ce26" table:formula="of:=[.U193]-2*([.$B193]-1)" office:value-type="float" office:value="-0.0010000000000332" calcext:value-type="float">
            <text:p>-0.001</text:p>
          </table:table-cell>
          <table:table-cell table:style-name="Default" office:value-type="float" office:value="63627196183086.5" calcext:value-type="float">
            <text:p>63627196183086.5</text:p>
          </table:table-cell>
          <table:table-cell table:style-name="ce10" table:formula="of:=([.W193]-[.W192])/1000" office:value-type="float" office:value="2.0001015625" calcext:value-type="float">
            <text:p>2.0001</text:p>
          </table:table-cell>
          <table:table-cell table:style-name="ce10" table:formula="of:=[.X193]+[.Y192]" office:value-type="float" office:value="381.9983984375" calcext:value-type="float">
            <text:p>381.9984</text:p>
          </table:table-cell>
          <table:table-cell table:style-name="ce29" table:formula="of:=[.Y193]-2*([.$B193]-1)" office:value-type="float" office:value="-0.00160156250007049" calcext:value-type="float">
            <text:p>-0.0016015625</text:p>
          </table:table-cell>
          <table:table-cell table:style-name="Default" office:value-type="float" office:value="63627196641641.8" calcext:value-type="float">
            <text:p>63627196641641.8</text:p>
          </table:table-cell>
          <table:table-cell table:style-name="ce10" table:formula="of:=([.AA193]-[.AA192])/1000" office:value-type="float" office:value="1.99859375" calcext:value-type="float">
            <text:p>1.9986</text:p>
          </table:table-cell>
          <table:table-cell table:style-name="ce10" table:formula="of:=[.AB193]+[.AC192]" office:value-type="float" office:value="381.9978984375" calcext:value-type="float">
            <text:p>381.9979</text:p>
          </table:table-cell>
          <table:table-cell table:style-name="ce33" table:formula="of:=[.AC193]-2*([.$B193]-1)" office:value-type="float" office:value="-0.00210156250000182" calcext:value-type="float">
            <text:p>-0.0021015625</text:p>
          </table:table-cell>
          <table:table-cell table:style-name="Default" office:value-type="float" office:value="63627197113279" calcext:value-type="float">
            <text:p>63627197113279</text:p>
          </table:table-cell>
          <table:table-cell table:style-name="ce10" table:formula="of:=([.AE193]-[.AE192])/1000" office:value-type="float" office:value="2.000703125" calcext:value-type="float">
            <text:p>2.0007</text:p>
          </table:table-cell>
          <table:table-cell table:style-name="ce10" table:formula="of:=[.AF193]+[.AG192]" office:value-type="float" office:value="381.9991015625" calcext:value-type="float">
            <text:p>381.9991</text:p>
          </table:table-cell>
          <table:table-cell table:style-name="ce40" table:formula="of:=[.AG193]-2*([.$B193]-1)" office:value-type="float" office:value="-0.00089843749992724" calcext:value-type="float">
            <text:p>-0.0008984375</text:p>
          </table:table-cell>
          <table:table-cell table:style-name="Default" office:value-type="float" office:value="63627197574263.9" calcext:value-type="float">
            <text:p>63627197574263.9</text:p>
          </table:table-cell>
          <table:table-cell table:style-name="ce10" table:formula="of:=([.AI193]-[.AI192])/1000" office:value-type="float" office:value="2.0015" calcext:value-type="float">
            <text:p>2.0015</text:p>
          </table:table-cell>
          <table:table-cell table:style-name="ce10" table:formula="of:=[.AJ193]+[.AK192]" office:value-type="float" office:value="381.9988984375" calcext:value-type="float">
            <text:p>381.9989</text:p>
          </table:table-cell>
          <table:table-cell table:style-name="ce48" table:formula="of:=[.AK193]-2*([.$B193]-1)" office:value-type="float" office:value="-0.00110156250008231" calcext:value-type="float">
            <text:p>-0.0011015625</text:p>
          </table:table-cell>
          <table:table-cell table:style-name="Default" office:value-type="float" office:value="63627198053326.5" calcext:value-type="float">
            <text:p>63627198053326.5</text:p>
          </table:table-cell>
          <table:table-cell table:style-name="ce10" table:formula="of:=([.AM193]-[.AM192])/1000" office:value-type="float" office:value="1.9996015625" calcext:value-type="float">
            <text:p>1.9996</text:p>
          </table:table-cell>
          <table:table-cell table:style-name="ce10" table:formula="of:=[.AN193]+[.AO192]" office:value-type="float" office:value="381.9976015625" calcext:value-type="float">
            <text:p>381.9976</text:p>
          </table:table-cell>
          <table:table-cell table:style-name="ce54" table:formula="of:=[.AO193]-2*([.$B193]-1)" office:value-type="float" office:value="-0.00239843749994861" calcext:value-type="float">
            <text:p>-0.0023984375</text:p>
          </table:table-cell>
          <table:table-cell table:style-name="Default" office:value-type="float" office:value="63627198515304.8" calcext:value-type="float">
            <text:p>63627198515304.8</text:p>
          </table:table-cell>
          <table:table-cell table:style-name="ce10" table:formula="of:=([.AQ193]-[.AQ192])/1000" office:value-type="float" office:value="2.0003984375" calcext:value-type="float">
            <text:p>2.0004</text:p>
          </table:table-cell>
          <table:table-cell table:style-name="ce10" table:formula="of:=[.AR193]+[.AS192]" office:value-type="float" office:value="381.9976953125" calcext:value-type="float">
            <text:p>381.9977</text:p>
          </table:table-cell>
          <table:table-cell table:style-name="ce60" table:formula="of:=[.AS193]-2*([.$B193]-1)" office:value-type="float" office:value="-0.00230468750015689" calcext:value-type="float">
            <text:p>-0.0023046875</text:p>
          </table:table-cell>
          <table:table-cell table:style-name="Default" office:value-type="float" office:value="63627198989048.3" calcext:value-type="float">
            <text:p>63627198989048.3</text:p>
          </table:table-cell>
          <table:table-cell table:style-name="ce10" table:formula="of:=([.AU193]-[.AU192])/1000" office:value-type="float" office:value="2.00059375" calcext:value-type="float">
            <text:p>2.0006</text:p>
          </table:table-cell>
          <table:table-cell table:style-name="ce10" table:formula="of:=[.AV193]+[.AW192]" office:value-type="float" office:value="381.998296875" calcext:value-type="float">
            <text:p>381.9983</text:p>
          </table:table-cell>
          <table:table-cell table:style-name="ce61" table:formula="of:=[.AW193]-2*([.$B193]-1)" office:value-type="float" office:value="-0.00170312500006276" calcext:value-type="float">
            <text:p>-0.001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193" calcext:value-type="float">
            <text:p>193</text:p>
          </table:table-cell>
          <table:table-cell office:value-type="float" office:value="63627193857574.2" calcext:value-type="float">
            <text:p>63627193857574.2</text:p>
          </table:table-cell>
          <table:table-cell table:formula="of:=([.C194]-[.C193])/1000" office:value-type="float" office:value="2.001375" calcext:value-type="float">
            <text:p>2.0014</text:p>
          </table:table-cell>
          <table:table-cell table:formula="of:=[.D194]+[.E193]" office:value-type="float" office:value="383.99975" calcext:value-type="float">
            <text:p>383.9998</text:p>
          </table:table-cell>
          <table:table-cell table:style-name="ce12" table:formula="of:=[.E194]-2*([.$B194]-1)" office:value-type="float" office:value="-0.000249999999994088" calcext:value-type="float">
            <text:p>-0.00025</text:p>
          </table:table-cell>
          <table:table-cell table:style-name="Default" office:value-type="float" office:value="63627194322790.7" calcext:value-type="float">
            <text:p>63627194322790.7</text:p>
          </table:table-cell>
          <table:table-cell table:style-name="ce10" table:formula="of:=([.G194]-[.G193])/1000" office:value-type="float" office:value="1.9983046875" calcext:value-type="float">
            <text:p>1.9983</text:p>
          </table:table-cell>
          <table:table-cell table:style-name="ce10" table:formula="of:=[.H194]+[.I193]" office:value-type="float" office:value="383.9975703125" calcext:value-type="float">
            <text:p>383.9976</text:p>
          </table:table-cell>
          <table:table-cell table:style-name="ce17" table:formula="of:=[.I194]-2*([.$B194]-1)" office:value-type="float" office:value="-0.00242968750001182" calcext:value-type="float">
            <text:p>-0.0024296875</text:p>
          </table:table-cell>
          <table:table-cell table:style-name="Default" office:value-type="float" office:value="63627194787386.9" calcext:value-type="float">
            <text:p>63627194787386.9</text:p>
          </table:table-cell>
          <table:table-cell table:style-name="ce10" table:formula="of:=([.K194]-[.K193])/1000" office:value-type="float" office:value="2.002" calcext:value-type="float">
            <text:p>2.0020</text:p>
          </table:table-cell>
          <table:table-cell table:style-name="ce10" table:formula="of:=[.L194]+[.M193]" office:value-type="float" office:value="383.9993984375" calcext:value-type="float">
            <text:p>383.9994</text:p>
          </table:table-cell>
          <table:table-cell table:style-name="ce21" table:formula="of:=[.M194]-2*([.$B194]-1)" office:value-type="float" office:value="-0.000601562500094133" calcext:value-type="float">
            <text:p>-0.0006015625</text:p>
          </table:table-cell>
          <table:table-cell table:style-name="Default" office:value-type="float" office:value="63627195260214.4" calcext:value-type="float">
            <text:p>63627195260214.4</text:p>
          </table:table-cell>
          <table:table-cell table:style-name="ce10" table:formula="of:=([.O194]-[.O193])/1000" office:value-type="float" office:value="1.9986953125" calcext:value-type="float">
            <text:p>1.9987</text:p>
          </table:table-cell>
          <table:table-cell table:style-name="ce10" table:formula="of:=[.P194]+[.Q193]" office:value-type="float" office:value="383.9976953125" calcext:value-type="float">
            <text:p>383.9977</text:p>
          </table:table-cell>
          <table:table-cell table:style-name="ce25" table:formula="of:=[.Q194]-2*([.$B194]-1)" office:value-type="float" office:value="-0.00230468749992951" calcext:value-type="float">
            <text:p>-0.0023046875</text:p>
          </table:table-cell>
          <table:table-cell table:style-name="Default" office:value-type="float" office:value="63627195717596.7" calcext:value-type="float">
            <text:p>63627195717596.7</text:p>
          </table:table-cell>
          <table:table-cell table:style-name="ce10" table:formula="of:=([.S194]-[.S193])/1000" office:value-type="float" office:value="1.99890625" calcext:value-type="float">
            <text:p>1.9989</text:p>
          </table:table-cell>
          <table:table-cell table:style-name="ce10" table:formula="of:=[.T194]+[.U193]" office:value-type="float" office:value="383.99790625" calcext:value-type="float">
            <text:p>383.9979</text:p>
          </table:table-cell>
          <table:table-cell table:style-name="ce26" table:formula="of:=[.U194]-2*([.$B194]-1)" office:value-type="float" office:value="-0.00209375000002865" calcext:value-type="float">
            <text:p>-0.00209375</text:p>
          </table:table-cell>
          <table:table-cell table:style-name="Default" office:value-type="float" office:value="63627196185085.4" calcext:value-type="float">
            <text:p>63627196185085.4</text:p>
          </table:table-cell>
          <table:table-cell table:style-name="ce10" table:formula="of:=([.W194]-[.W193])/1000" office:value-type="float" office:value="1.9988984375" calcext:value-type="float">
            <text:p>1.9989</text:p>
          </table:table-cell>
          <table:table-cell table:style-name="ce10" table:formula="of:=[.X194]+[.Y193]" office:value-type="float" office:value="383.997296875" calcext:value-type="float">
            <text:p>383.9973</text:p>
          </table:table-cell>
          <table:table-cell table:style-name="ce29" table:formula="of:=[.Y194]-2*([.$B194]-1)" office:value-type="float" office:value="-0.00270312500009595" calcext:value-type="float">
            <text:p>-0.002703125</text:p>
          </table:table-cell>
          <table:table-cell table:style-name="Default" office:value-type="float" office:value="63627196643643.3" calcext:value-type="float">
            <text:p>63627196643643.3</text:p>
          </table:table-cell>
          <table:table-cell table:style-name="ce10" table:formula="of:=([.AA194]-[.AA193])/1000" office:value-type="float" office:value="2.0015" calcext:value-type="float">
            <text:p>2.0015</text:p>
          </table:table-cell>
          <table:table-cell table:style-name="ce10" table:formula="of:=[.AB194]+[.AC193]" office:value-type="float" office:value="383.9993984375" calcext:value-type="float">
            <text:p>383.9994</text:p>
          </table:table-cell>
          <table:table-cell table:style-name="ce33" table:formula="of:=[.AC194]-2*([.$B194]-1)" office:value-type="float" office:value="-0.000601562499980446" calcext:value-type="float">
            <text:p>-0.0006015625</text:p>
          </table:table-cell>
          <table:table-cell table:style-name="Default" office:value-type="float" office:value="63627197115277.8" calcext:value-type="float">
            <text:p>63627197115277.8</text:p>
          </table:table-cell>
          <table:table-cell table:style-name="ce10" table:formula="of:=([.AE194]-[.AE193])/1000" office:value-type="float" office:value="1.998796875" calcext:value-type="float">
            <text:p>1.9988</text:p>
          </table:table-cell>
          <table:table-cell table:style-name="ce10" table:formula="of:=[.AF194]+[.AG193]" office:value-type="float" office:value="383.9978984375" calcext:value-type="float">
            <text:p>383.9979</text:p>
          </table:table-cell>
          <table:table-cell table:style-name="ce40" table:formula="of:=[.AG194]-2*([.$B194]-1)" office:value-type="float" office:value="-0.00210156249994498" calcext:value-type="float">
            <text:p>-0.0021015625</text:p>
          </table:table-cell>
          <table:table-cell table:style-name="Default" office:value-type="float" office:value="63627197576262.5" calcext:value-type="float">
            <text:p>63627197576262.5</text:p>
          </table:table-cell>
          <table:table-cell table:style-name="ce10" table:formula="of:=([.AI194]-[.AI193])/1000" office:value-type="float" office:value="1.9986015625" calcext:value-type="float">
            <text:p>1.9986</text:p>
          </table:table-cell>
          <table:table-cell table:style-name="ce10" table:formula="of:=[.AJ194]+[.AK193]" office:value-type="float" office:value="383.9975" calcext:value-type="float">
            <text:p>383.9975</text:p>
          </table:table-cell>
          <table:table-cell table:style-name="ce48" table:formula="of:=[.AK194]-2*([.$B194]-1)" office:value-type="float" office:value="-0.00250000000005457" calcext:value-type="float">
            <text:p>-0.0025</text:p>
          </table:table-cell>
          <table:table-cell table:style-name="Default" office:value-type="float" office:value="63627198055327.9" calcext:value-type="float">
            <text:p>63627198055327.9</text:p>
          </table:table-cell>
          <table:table-cell table:style-name="ce10" table:formula="of:=([.AM194]-[.AM193])/1000" office:value-type="float" office:value="2.0013984375" calcext:value-type="float">
            <text:p>2.0014</text:p>
          </table:table-cell>
          <table:table-cell table:style-name="ce10" table:formula="of:=[.AN194]+[.AO193]" office:value-type="float" office:value="383.999" calcext:value-type="float">
            <text:p>383.9990</text:p>
          </table:table-cell>
          <table:table-cell table:style-name="ce54" table:formula="of:=[.AO194]-2*([.$B194]-1)" office:value-type="float" office:value="-0.000999999999976353" calcext:value-type="float">
            <text:p>-0.001</text:p>
          </table:table-cell>
          <table:table-cell table:style-name="Default" office:value-type="float" office:value="63627198517305.9" calcext:value-type="float">
            <text:p>63627198517305.9</text:p>
          </table:table-cell>
          <table:table-cell table:style-name="ce10" table:formula="of:=([.AQ194]-[.AQ193])/1000" office:value-type="float" office:value="2.0011015625" calcext:value-type="float">
            <text:p>2.0011</text:p>
          </table:table-cell>
          <table:table-cell table:style-name="ce10" table:formula="of:=[.AR194]+[.AS193]" office:value-type="float" office:value="383.998796875" calcext:value-type="float">
            <text:p>383.9988</text:p>
          </table:table-cell>
          <table:table-cell table:style-name="ce60" table:formula="of:=[.AS194]-2*([.$B194]-1)" office:value-type="float" office:value="-0.00120312500013142" calcext:value-type="float">
            <text:p>-0.001203125</text:p>
          </table:table-cell>
          <table:table-cell table:style-name="Default" office:value-type="float" office:value="63627198991047.4" calcext:value-type="float">
            <text:p>63627198991047.4</text:p>
          </table:table-cell>
          <table:table-cell table:style-name="ce10" table:formula="of:=([.AU194]-[.AU193])/1000" office:value-type="float" office:value="1.9991015625" calcext:value-type="float">
            <text:p>1.9991</text:p>
          </table:table-cell>
          <table:table-cell table:style-name="ce10" table:formula="of:=[.AV194]+[.AW193]" office:value-type="float" office:value="383.9973984375" calcext:value-type="float">
            <text:p>383.9974</text:p>
          </table:table-cell>
          <table:table-cell table:style-name="ce61" table:formula="of:=[.AW194]-2*([.$B194]-1)" office:value-type="float" office:value="-0.00260156250004684" calcext:value-type="float">
            <text:p>-0.0026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7" office:value-type="float" office:value="194" calcext:value-type="float">
            <text:p>194</text:p>
          </table:table-cell>
          <table:table-cell office:value-type="float" office:value="63627193859573.7" calcext:value-type="float">
            <text:p>63627193859573.7</text:p>
          </table:table-cell>
          <table:table-cell table:formula="of:=([.C195]-[.C194])/1000" office:value-type="float" office:value="1.999484375" calcext:value-type="float">
            <text:p>1.9995</text:p>
          </table:table-cell>
          <table:table-cell table:formula="of:=[.D195]+[.E194]" office:value-type="float" office:value="385.999234375" calcext:value-type="float">
            <text:p>385.9992</text:p>
          </table:table-cell>
          <table:table-cell table:style-name="ce12" table:formula="of:=[.E195]-2*([.$B195]-1)" office:value-type="float" office:value="-0.000765624999985448" calcext:value-type="float">
            <text:p>-0.000765625</text:p>
          </table:table-cell>
          <table:table-cell table:style-name="Default" office:value-type="float" office:value="63627194324791.6" calcext:value-type="float">
            <text:p>63627194324791.6</text:p>
          </table:table-cell>
          <table:table-cell table:style-name="ce10" table:formula="of:=([.G195]-[.G194])/1000" office:value-type="float" office:value="2.0008984375" calcext:value-type="float">
            <text:p>2.0009</text:p>
          </table:table-cell>
          <table:table-cell table:style-name="ce10" table:formula="of:=[.H195]+[.I194]" office:value-type="float" office:value="385.99846875" calcext:value-type="float">
            <text:p>385.9985</text:p>
          </table:table-cell>
          <table:table-cell table:style-name="ce17" table:formula="of:=[.I195]-2*([.$B195]-1)" office:value-type="float" office:value="-0.00153125000002774" calcext:value-type="float">
            <text:p>-0.00153125</text:p>
          </table:table-cell>
          <table:table-cell table:style-name="Default" office:value-type="float" office:value="63627194789385.2" calcext:value-type="float">
            <text:p>63627194789385.2</text:p>
          </table:table-cell>
          <table:table-cell table:style-name="ce10" table:formula="of:=([.K195]-[.K194])/1000" office:value-type="float" office:value="1.9983046875" calcext:value-type="float">
            <text:p>1.9983</text:p>
          </table:table-cell>
          <table:table-cell table:style-name="ce10" table:formula="of:=[.L195]+[.M194]" office:value-type="float" office:value="385.997703125" calcext:value-type="float">
            <text:p>385.9977</text:p>
          </table:table-cell>
          <table:table-cell table:style-name="ce21" table:formula="of:=[.M195]-2*([.$B195]-1)" office:value-type="float" office:value="-0.00229687500007003" calcext:value-type="float">
            <text:p>-0.002296875</text:p>
          </table:table-cell>
          <table:table-cell table:style-name="Default" office:value-type="float" office:value="63627195262216.8" calcext:value-type="float">
            <text:p>63627195262216.8</text:p>
          </table:table-cell>
          <table:table-cell table:style-name="ce10" table:formula="of:=([.O195]-[.O194])/1000" office:value-type="float" office:value="2.0023984375" calcext:value-type="float">
            <text:p>2.0024</text:p>
          </table:table-cell>
          <table:table-cell table:style-name="ce10" table:formula="of:=[.P195]+[.Q194]" office:value-type="float" office:value="386.00009375" calcext:value-type="float">
            <text:p>386.0001</text:p>
          </table:table-cell>
          <table:table-cell table:style-name="ce25" table:formula="of:=[.Q195]-2*([.$B195]-1)" office:value-type="float" office:value="0.0000937500000759428" calcext:value-type="float">
            <text:p>0.00009375</text:p>
          </table:table-cell>
          <table:table-cell table:style-name="Default" office:value-type="float" office:value="63627195719596.9" calcext:value-type="float">
            <text:p>63627195719596.9</text:p>
          </table:table-cell>
          <table:table-cell table:style-name="ce10" table:formula="of:=([.S195]-[.S194])/1000" office:value-type="float" office:value="2.0001953125" calcext:value-type="float">
            <text:p>2.0002</text:p>
          </table:table-cell>
          <table:table-cell table:style-name="ce10" table:formula="of:=[.T195]+[.U194]" office:value-type="float" office:value="385.9981015625" calcext:value-type="float">
            <text:p>385.9981</text:p>
          </table:table-cell>
          <table:table-cell table:style-name="ce26" table:formula="of:=[.U195]-2*([.$B195]-1)" office:value-type="float" office:value="-0.00189843750001728" calcext:value-type="float">
            <text:p>-0.0018984375</text:p>
          </table:table-cell>
          <table:table-cell table:style-name="Default" office:value-type="float" office:value="63627196187088.2" calcext:value-type="float">
            <text:p>63627196187088.2</text:p>
          </table:table-cell>
          <table:table-cell table:style-name="ce10" table:formula="of:=([.W195]-[.W194])/1000" office:value-type="float" office:value="2.0028046875" calcext:value-type="float">
            <text:p>2.0028</text:p>
          </table:table-cell>
          <table:table-cell table:style-name="ce10" table:formula="of:=[.X195]+[.Y194]" office:value-type="float" office:value="386.0001015625" calcext:value-type="float">
            <text:p>386.0001</text:p>
          </table:table-cell>
          <table:table-cell table:style-name="ce29" table:formula="of:=[.Y195]-2*([.$B195]-1)" office:value-type="float" office:value="0.000101562499878582" calcext:value-type="float">
            <text:p>0.0001015625</text:p>
          </table:table-cell>
          <table:table-cell table:style-name="Default" office:value-type="float" office:value="63627196645643.2" calcext:value-type="float">
            <text:p>63627196645643.2</text:p>
          </table:table-cell>
          <table:table-cell table:style-name="ce10" table:formula="of:=([.AA195]-[.AA194])/1000" office:value-type="float" office:value="1.99990625" calcext:value-type="float">
            <text:p>1.9999</text:p>
          </table:table-cell>
          <table:table-cell table:style-name="ce10" table:formula="of:=[.AB195]+[.AC194]" office:value-type="float" office:value="385.9993046875" calcext:value-type="float">
            <text:p>385.9993</text:p>
          </table:table-cell>
          <table:table-cell table:style-name="ce33" table:formula="of:=[.AC195]-2*([.$B195]-1)" office:value-type="float" office:value="-0.000695312499999545" calcext:value-type="float">
            <text:p>-0.0006953125</text:p>
          </table:table-cell>
          <table:table-cell table:style-name="Default" office:value-type="float" office:value="63627197117278" calcext:value-type="float">
            <text:p>63627197117278</text:p>
          </table:table-cell>
          <table:table-cell table:style-name="ce10" table:formula="of:=([.AE195]-[.AE194])/1000" office:value-type="float" office:value="2.000203125" calcext:value-type="float">
            <text:p>2.0002</text:p>
          </table:table-cell>
          <table:table-cell table:style-name="ce10" table:formula="of:=[.AF195]+[.AG194]" office:value-type="float" office:value="385.9981015625" calcext:value-type="float">
            <text:p>385.9981</text:p>
          </table:table-cell>
          <table:table-cell table:style-name="ce40" table:formula="of:=[.AG195]-2*([.$B195]-1)" office:value-type="float" office:value="-0.00189843749996044" calcext:value-type="float">
            <text:p>-0.0018984375</text:p>
          </table:table-cell>
          <table:table-cell table:style-name="Default" office:value-type="float" office:value="63627197578263.8" calcext:value-type="float">
            <text:p>63627197578263.8</text:p>
          </table:table-cell>
          <table:table-cell table:style-name="ce10" table:formula="of:=([.AI195]-[.AI194])/1000" office:value-type="float" office:value="2.001296875" calcext:value-type="float">
            <text:p>2.0013</text:p>
          </table:table-cell>
          <table:table-cell table:style-name="ce10" table:formula="of:=[.AJ195]+[.AK194]" office:value-type="float" office:value="385.998796875" calcext:value-type="float">
            <text:p>385.9988</text:p>
          </table:table-cell>
          <table:table-cell table:style-name="ce48" table:formula="of:=[.AK195]-2*([.$B195]-1)" office:value-type="float" office:value="-0.00120312500007458" calcext:value-type="float">
            <text:p>-0.001203125</text:p>
          </table:table-cell>
          <table:table-cell table:style-name="Default" office:value-type="float" office:value="63627198058925.1" calcext:value-type="float">
            <text:p>63627198058925.1</text:p>
          </table:table-cell>
          <table:table-cell table:style-name="ce10" table:formula="of:=([.AM195]-[.AM194])/1000" office:value-type="float" office:value="3.597203125" calcext:value-type="float">
            <text:p>3.5972</text:p>
          </table:table-cell>
          <table:table-cell table:style-name="ce10" table:formula="of:=[.AN195]+[.AO194]" office:value-type="float" office:value="387.596203125" calcext:value-type="float">
            <text:p>387.5962</text:p>
          </table:table-cell>
          <table:table-cell table:style-name="ce54" table:formula="of:=[.AO195]-2*([.$B195]-1)" office:value-type="float" office:value="1.59620312500005" calcext:value-type="float">
            <text:p>1.596203125</text:p>
          </table:table-cell>
          <table:table-cell table:style-name="Default" office:value-type="float" office:value="63627198519329.8" calcext:value-type="float">
            <text:p>63627198519329.8</text:p>
          </table:table-cell>
          <table:table-cell table:style-name="ce10" table:formula="of:=([.AQ195]-[.AQ194])/1000" office:value-type="float" office:value="2.0238984375" calcext:value-type="float">
            <text:p>2.0239</text:p>
          </table:table-cell>
          <table:table-cell table:style-name="ce10" table:formula="of:=[.AR195]+[.AS194]" office:value-type="float" office:value="386.0226953125" calcext:value-type="float">
            <text:p>386.0227</text:p>
          </table:table-cell>
          <table:table-cell table:style-name="ce60" table:formula="of:=[.AS195]-2*([.$B195]-1)" office:value-type="float" office:value="0.0226953124998772" calcext:value-type="float">
            <text:p>0.0226953125</text:p>
          </table:table-cell>
          <table:table-cell table:style-name="Default" office:value-type="float" office:value="63627198993049.3" calcext:value-type="float">
            <text:p>63627198993049.3</text:p>
          </table:table-cell>
          <table:table-cell table:style-name="ce10" table:formula="of:=([.AU195]-[.AU194])/1000" office:value-type="float" office:value="2.0018984375" calcext:value-type="float">
            <text:p>2.0019</text:p>
          </table:table-cell>
          <table:table-cell table:style-name="ce10" table:formula="of:=[.AV195]+[.AW194]" office:value-type="float" office:value="385.999296875" calcext:value-type="float">
            <text:p>385.9993</text:p>
          </table:table-cell>
          <table:table-cell table:style-name="ce61" table:formula="of:=[.AW195]-2*([.$B195]-1)" office:value-type="float" office:value="-0.000703125000029559" calcext:value-type="float">
            <text:p>-0.000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7" office:value-type="float" office:value="195" calcext:value-type="float">
            <text:p>195</text:p>
          </table:table-cell>
          <table:table-cell office:value-type="float" office:value="63627193861573.2" calcext:value-type="float">
            <text:p>63627193861573.2</text:p>
          </table:table-cell>
          <table:table-cell table:formula="of:=([.C196]-[.C195])/1000" office:value-type="float" office:value="1.999578125" calcext:value-type="float">
            <text:p>1.9996</text:p>
          </table:table-cell>
          <table:table-cell table:formula="of:=[.D196]+[.E195]" office:value-type="float" office:value="387.9988125" calcext:value-type="float">
            <text:p>387.9988</text:p>
          </table:table-cell>
          <table:table-cell table:style-name="ce12" table:formula="of:=[.E196]-2*([.$B196]-1)" office:value-type="float" office:value="-0.00118749999995771" calcext:value-type="float">
            <text:p>-0.0011875</text:p>
          </table:table-cell>
          <table:table-cell table:style-name="Default" office:value-type="float" office:value="63627194326791" calcext:value-type="float">
            <text:p>63627194326791</text:p>
          </table:table-cell>
          <table:table-cell table:style-name="ce10" table:formula="of:=([.G196]-[.G195])/1000" office:value-type="float" office:value="1.9993984375" calcext:value-type="float">
            <text:p>1.9994</text:p>
          </table:table-cell>
          <table:table-cell table:style-name="ce10" table:formula="of:=[.H196]+[.I195]" office:value-type="float" office:value="387.9978671875" calcext:value-type="float">
            <text:p>387.9979</text:p>
          </table:table-cell>
          <table:table-cell table:style-name="ce17" table:formula="of:=[.I196]-2*([.$B196]-1)" office:value-type="float" office:value="-0.00213281250000819" calcext:value-type="float">
            <text:p>-0.0021328125</text:p>
          </table:table-cell>
          <table:table-cell table:style-name="Default" office:value-type="float" office:value="63627194791384.8" calcext:value-type="float">
            <text:p>63627194791384.8</text:p>
          </table:table-cell>
          <table:table-cell table:style-name="ce10" table:formula="of:=([.K196]-[.K195])/1000" office:value-type="float" office:value="1.99959375" calcext:value-type="float">
            <text:p>1.9996</text:p>
          </table:table-cell>
          <table:table-cell table:style-name="ce10" table:formula="of:=[.L196]+[.M195]" office:value-type="float" office:value="387.997296875" calcext:value-type="float">
            <text:p>387.9973</text:p>
          </table:table-cell>
          <table:table-cell table:style-name="ce21" table:formula="of:=[.M196]-2*([.$B196]-1)" office:value-type="float" office:value="-0.00270312500009595" calcext:value-type="float">
            <text:p>-0.002703125</text:p>
          </table:table-cell>
          <table:table-cell table:style-name="Default" office:value-type="float" office:value="63627195264215.4" calcext:value-type="float">
            <text:p>63627195264215.4</text:p>
          </table:table-cell>
          <table:table-cell table:style-name="ce10" table:formula="of:=([.O196]-[.O195])/1000" office:value-type="float" office:value="1.9986015625" calcext:value-type="float">
            <text:p>1.9986</text:p>
          </table:table-cell>
          <table:table-cell table:style-name="ce10" table:formula="of:=[.P196]+[.Q195]" office:value-type="float" office:value="387.9986953125" calcext:value-type="float">
            <text:p>387.9987</text:p>
          </table:table-cell>
          <table:table-cell table:style-name="ce25" table:formula="of:=[.Q196]-2*([.$B196]-1)" office:value-type="float" office:value="-0.00130468749989632" calcext:value-type="float">
            <text:p>-0.0013046875</text:p>
          </table:table-cell>
          <table:table-cell table:style-name="Default" office:value-type="float" office:value="63627195721596.1" calcext:value-type="float">
            <text:p>63627195721596.1</text:p>
          </table:table-cell>
          <table:table-cell table:style-name="ce10" table:formula="of:=([.S196]-[.S195])/1000" office:value-type="float" office:value="1.999203125" calcext:value-type="float">
            <text:p>1.9992</text:p>
          </table:table-cell>
          <table:table-cell table:style-name="ce10" table:formula="of:=[.T196]+[.U195]" office:value-type="float" office:value="387.9973046875" calcext:value-type="float">
            <text:p>387.9973</text:p>
          </table:table-cell>
          <table:table-cell table:style-name="ce26" table:formula="of:=[.U196]-2*([.$B196]-1)" office:value-type="float" office:value="-0.00269531250000909" calcext:value-type="float">
            <text:p>-0.0026953125</text:p>
          </table:table-cell>
          <table:table-cell table:style-name="Default" office:value-type="float" office:value="63627196189085.3" calcext:value-type="float">
            <text:p>63627196189085.3</text:p>
          </table:table-cell>
          <table:table-cell table:style-name="ce10" table:formula="of:=([.W196]-[.W195])/1000" office:value-type="float" office:value="1.99709375" calcext:value-type="float">
            <text:p>1.9971</text:p>
          </table:table-cell>
          <table:table-cell table:style-name="ce10" table:formula="of:=[.X196]+[.Y195]" office:value-type="float" office:value="387.9971953125" calcext:value-type="float">
            <text:p>387.9972</text:p>
          </table:table-cell>
          <table:table-cell table:style-name="ce29" table:formula="of:=[.Y196]-2*([.$B196]-1)" office:value-type="float" office:value="-0.00280468750014506" calcext:value-type="float">
            <text:p>-0.0028046875</text:p>
          </table:table-cell>
          <table:table-cell table:style-name="Default" office:value-type="float" office:value="63627196647642.5" calcext:value-type="float">
            <text:p>63627196647642.5</text:p>
          </table:table-cell>
          <table:table-cell table:style-name="ce10" table:formula="of:=([.AA196]-[.AA195])/1000" office:value-type="float" office:value="1.999296875" calcext:value-type="float">
            <text:p>1.9993</text:p>
          </table:table-cell>
          <table:table-cell table:style-name="ce10" table:formula="of:=[.AB196]+[.AC195]" office:value-type="float" office:value="387.9986015625" calcext:value-type="float">
            <text:p>387.9986</text:p>
          </table:table-cell>
          <table:table-cell table:style-name="ce33" table:formula="of:=[.AC196]-2*([.$B196]-1)" office:value-type="float" office:value="-0.00139843749997226" calcext:value-type="float">
            <text:p>-0.0013984375</text:p>
          </table:table-cell>
          <table:table-cell table:style-name="Default" office:value-type="float" office:value="63627197119277.6" calcext:value-type="float">
            <text:p>63627197119277.6</text:p>
          </table:table-cell>
          <table:table-cell table:style-name="ce10" table:formula="of:=([.AE196]-[.AE195])/1000" office:value-type="float" office:value="1.9996015625" calcext:value-type="float">
            <text:p>1.9996</text:p>
          </table:table-cell>
          <table:table-cell table:style-name="ce10" table:formula="of:=[.AF196]+[.AG195]" office:value-type="float" office:value="387.997703125" calcext:value-type="float">
            <text:p>387.9977</text:p>
          </table:table-cell>
          <table:table-cell table:style-name="ce40" table:formula="of:=[.AG196]-2*([.$B196]-1)" office:value-type="float" office:value="-0.00229687499995634" calcext:value-type="float">
            <text:p>-0.002296875</text:p>
          </table:table-cell>
          <table:table-cell table:style-name="Default" office:value-type="float" office:value="63627197580263.2" calcext:value-type="float">
            <text:p>63627197580263.2</text:p>
          </table:table-cell>
          <table:table-cell table:style-name="ce10" table:formula="of:=([.AI196]-[.AI195])/1000" office:value-type="float" office:value="1.99940625" calcext:value-type="float">
            <text:p>1.9994</text:p>
          </table:table-cell>
          <table:table-cell table:style-name="ce10" table:formula="of:=[.AJ196]+[.AK195]" office:value-type="float" office:value="387.998203125" calcext:value-type="float">
            <text:p>387.9982</text:p>
          </table:table-cell>
          <table:table-cell table:style-name="ce48" table:formula="of:=[.AK196]-2*([.$B196]-1)" office:value-type="float" office:value="-0.00179687500008185" calcext:value-type="float">
            <text:p>-0.001796875</text:p>
          </table:table-cell>
          <table:table-cell table:style-name="Default" office:value-type="float" office:value="63627198059327" calcext:value-type="float">
            <text:p>63627198059327</text:p>
          </table:table-cell>
          <table:table-cell table:style-name="ce10" table:formula="of:=([.AM196]-[.AM195])/1000" office:value-type="float" office:value="0.4018984375" calcext:value-type="float">
            <text:p>0.4019</text:p>
          </table:table-cell>
          <table:table-cell table:style-name="ce10" table:formula="of:=[.AN196]+[.AO195]" office:value-type="float" office:value="387.9981015625" calcext:value-type="float">
            <text:p>387.9981</text:p>
          </table:table-cell>
          <table:table-cell table:style-name="ce54" table:formula="of:=[.AO196]-2*([.$B196]-1)" office:value-type="float" office:value="-0.00189843749996044" calcext:value-type="float">
            <text:p>-0.0018984375</text:p>
          </table:table-cell>
          <table:table-cell table:style-name="Default" office:value-type="float" office:value="63627198521304.3" calcext:value-type="float">
            <text:p>63627198521304.3</text:p>
          </table:table-cell>
          <table:table-cell table:style-name="ce10" table:formula="of:=([.AQ196]-[.AQ195])/1000" office:value-type="float" office:value="1.9745" calcext:value-type="float">
            <text:p>1.9745</text:p>
          </table:table-cell>
          <table:table-cell table:style-name="ce10" table:formula="of:=[.AR196]+[.AS195]" office:value-type="float" office:value="387.9971953125" calcext:value-type="float">
            <text:p>387.9972</text:p>
          </table:table-cell>
          <table:table-cell table:style-name="ce60" table:formula="of:=[.AS196]-2*([.$B196]-1)" office:value-type="float" office:value="-0.00280468750014506" calcext:value-type="float">
            <text:p>-0.0028046875</text:p>
          </table:table-cell>
          <table:table-cell table:style-name="Default" office:value-type="float" office:value="63627198995048.9" calcext:value-type="float">
            <text:p>63627198995048.9</text:p>
          </table:table-cell>
          <table:table-cell table:style-name="ce10" table:formula="of:=([.AU196]-[.AU195])/1000" office:value-type="float" office:value="1.9996015625" calcext:value-type="float">
            <text:p>1.9996</text:p>
          </table:table-cell>
          <table:table-cell table:style-name="ce10" table:formula="of:=[.AV196]+[.AW195]" office:value-type="float" office:value="387.9988984375" calcext:value-type="float">
            <text:p>387.9989</text:p>
          </table:table-cell>
          <table:table-cell table:style-name="ce61" table:formula="of:=[.AW196]-2*([.$B196]-1)" office:value-type="float" office:value="-0.00110156250002547" calcext:value-type="float">
            <text:p>-0.0011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96" calcext:value-type="float">
            <text:p>196</text:p>
          </table:table-cell>
          <table:table-cell office:value-type="float" office:value="63627193863573.8" calcext:value-type="float">
            <text:p>63627193863573.8</text:p>
          </table:table-cell>
          <table:table-cell table:formula="of:=([.C197]-[.C196])/1000" office:value-type="float" office:value="2.000546875" calcext:value-type="float">
            <text:p>2.0005</text:p>
          </table:table-cell>
          <table:table-cell table:formula="of:=[.D197]+[.E196]" office:value-type="float" office:value="389.999359375" calcext:value-type="float">
            <text:p>389.9994</text:p>
          </table:table-cell>
          <table:table-cell table:style-name="ce12" table:formula="of:=[.E197]-2*([.$B197]-1)" office:value-type="float" office:value="-0.000640624999959982" calcext:value-type="float">
            <text:p>-0.000640625</text:p>
          </table:table-cell>
          <table:table-cell table:style-name="Default" office:value-type="float" office:value="63627194328790.9" calcext:value-type="float">
            <text:p>63627194328790.9</text:p>
          </table:table-cell>
          <table:table-cell table:style-name="ce10" table:formula="of:=([.G197]-[.G196])/1000" office:value-type="float" office:value="1.9998984375" calcext:value-type="float">
            <text:p>1.9999</text:p>
          </table:table-cell>
          <table:table-cell table:style-name="ce10" table:formula="of:=[.H197]+[.I196]" office:value-type="float" office:value="389.997765625" calcext:value-type="float">
            <text:p>389.9978</text:p>
          </table:table-cell>
          <table:table-cell table:style-name="ce17" table:formula="of:=[.I197]-2*([.$B197]-1)" office:value-type="float" office:value="-0.00223437500000045" calcext:value-type="float">
            <text:p>-0.002234375</text:p>
          </table:table-cell>
          <table:table-cell table:style-name="Default" office:value-type="float" office:value="63627194793387.3" calcext:value-type="float">
            <text:p>63627194793387.3</text:p>
          </table:table-cell>
          <table:table-cell table:style-name="ce10" table:formula="of:=([.K197]-[.K196])/1000" office:value-type="float" office:value="2.0025" calcext:value-type="float">
            <text:p>2.0025</text:p>
          </table:table-cell>
          <table:table-cell table:style-name="ce10" table:formula="of:=[.L197]+[.M196]" office:value-type="float" office:value="389.999796875" calcext:value-type="float">
            <text:p>389.9998</text:p>
          </table:table-cell>
          <table:table-cell table:style-name="ce21" table:formula="of:=[.M197]-2*([.$B197]-1)" office:value-type="float" office:value="-0.000203125000098225" calcext:value-type="float">
            <text:p>-0.000203125</text:p>
          </table:table-cell>
          <table:table-cell table:style-name="Default" office:value-type="float" office:value="63627195266214" calcext:value-type="float">
            <text:p>63627195266214</text:p>
          </table:table-cell>
          <table:table-cell table:style-name="ce10" table:formula="of:=([.O197]-[.O196])/1000" office:value-type="float" office:value="1.9986015625" calcext:value-type="float">
            <text:p>1.9986</text:p>
          </table:table-cell>
          <table:table-cell table:style-name="ce10" table:formula="of:=[.P197]+[.Q196]" office:value-type="float" office:value="389.997296875" calcext:value-type="float">
            <text:p>389.9973</text:p>
          </table:table-cell>
          <table:table-cell table:style-name="ce25" table:formula="of:=[.Q197]-2*([.$B197]-1)" office:value-type="float" office:value="-0.00270312499986858" calcext:value-type="float">
            <text:p>-0.002703125</text:p>
          </table:table-cell>
          <table:table-cell table:style-name="Default" office:value-type="float" office:value="63627195723596.2" calcext:value-type="float">
            <text:p>63627195723596.2</text:p>
          </table:table-cell>
          <table:table-cell table:style-name="ce10" table:formula="of:=([.S197]-[.S196])/1000" office:value-type="float" office:value="2.0001015625" calcext:value-type="float">
            <text:p>2.0001</text:p>
          </table:table-cell>
          <table:table-cell table:style-name="ce10" table:formula="of:=[.T197]+[.U196]" office:value-type="float" office:value="389.99740625" calcext:value-type="float">
            <text:p>389.9974</text:p>
          </table:table-cell>
          <table:table-cell table:style-name="ce26" table:formula="of:=[.U197]-2*([.$B197]-1)" office:value-type="float" office:value="-0.00259375000001683" calcext:value-type="float">
            <text:p>-0.00259375</text:p>
          </table:table-cell>
          <table:table-cell table:style-name="Default" office:value-type="float" office:value="63627196191087.9" calcext:value-type="float">
            <text:p>63627196191087.9</text:p>
          </table:table-cell>
          <table:table-cell table:style-name="ce10" table:formula="of:=([.W197]-[.W196])/1000" office:value-type="float" office:value="2.0026015625" calcext:value-type="float">
            <text:p>2.0026</text:p>
          </table:table-cell>
          <table:table-cell table:style-name="ce10" table:formula="of:=[.X197]+[.Y196]" office:value-type="float" office:value="389.999796875" calcext:value-type="float">
            <text:p>389.9998</text:p>
          </table:table-cell>
          <table:table-cell table:style-name="ce29" table:formula="of:=[.Y197]-2*([.$B197]-1)" office:value-type="float" office:value="-0.000203125000155069" calcext:value-type="float">
            <text:p>-0.000203125</text:p>
          </table:table-cell>
          <table:table-cell table:style-name="Default" office:value-type="float" office:value="63627196649641.3" calcext:value-type="float">
            <text:p>63627196649641.3</text:p>
          </table:table-cell>
          <table:table-cell table:style-name="ce10" table:formula="of:=([.AA197]-[.AA196])/1000" office:value-type="float" office:value="1.998796875" calcext:value-type="float">
            <text:p>1.9988</text:p>
          </table:table-cell>
          <table:table-cell table:style-name="ce10" table:formula="of:=[.AB197]+[.AC196]" office:value-type="float" office:value="389.9973984375" calcext:value-type="float">
            <text:p>389.9974</text:p>
          </table:table-cell>
          <table:table-cell table:style-name="ce33" table:formula="of:=[.AC197]-2*([.$B197]-1)" office:value-type="float" office:value="-0.00260156249999" calcext:value-type="float">
            <text:p>-0.0026015625</text:p>
          </table:table-cell>
          <table:table-cell table:style-name="Default" office:value-type="float" office:value="63627197121278.9" calcext:value-type="float">
            <text:p>63627197121278.9</text:p>
          </table:table-cell>
          <table:table-cell table:style-name="ce10" table:formula="of:=([.AE197]-[.AE196])/1000" office:value-type="float" office:value="2.001296875" calcext:value-type="float">
            <text:p>2.0013</text:p>
          </table:table-cell>
          <table:table-cell table:style-name="ce10" table:formula="of:=[.AF197]+[.AG196]" office:value-type="float" office:value="389.999" calcext:value-type="float">
            <text:p>389.9990</text:p>
          </table:table-cell>
          <table:table-cell table:style-name="ce40" table:formula="of:=[.AG197]-2*([.$B197]-1)" office:value-type="float" office:value="-0.000999999999976353" calcext:value-type="float">
            <text:p>-0.001</text:p>
          </table:table-cell>
          <table:table-cell table:style-name="Default" office:value-type="float" office:value="63627197582264.2" calcext:value-type="float">
            <text:p>63627197582264.2</text:p>
          </table:table-cell>
          <table:table-cell table:style-name="ce10" table:formula="of:=([.AI197]-[.AI196])/1000" office:value-type="float" office:value="2.001" calcext:value-type="float">
            <text:p>2.0010</text:p>
          </table:table-cell>
          <table:table-cell table:style-name="ce10" table:formula="of:=[.AJ197]+[.AK196]" office:value-type="float" office:value="389.999203125" calcext:value-type="float">
            <text:p>389.9992</text:p>
          </table:table-cell>
          <table:table-cell table:style-name="ce48" table:formula="of:=[.AK197]-2*([.$B197]-1)" office:value-type="float" office:value="-0.000796875000105501" calcext:value-type="float">
            <text:p>-0.000796875</text:p>
          </table:table-cell>
          <table:table-cell table:style-name="Default" office:value-type="float" office:value="63627198061326.5" calcext:value-type="float">
            <text:p>63627198061326.5</text:p>
          </table:table-cell>
          <table:table-cell table:style-name="ce10" table:formula="of:=([.AM197]-[.AM196])/1000" office:value-type="float" office:value="1.9995" calcext:value-type="float">
            <text:p>1.9995</text:p>
          </table:table-cell>
          <table:table-cell table:style-name="ce10" table:formula="of:=[.AN197]+[.AO196]" office:value-type="float" office:value="389.9976015625" calcext:value-type="float">
            <text:p>389.9976</text:p>
          </table:table-cell>
          <table:table-cell table:style-name="ce54" table:formula="of:=[.AO197]-2*([.$B197]-1)" office:value-type="float" office:value="-0.00239843749994861" calcext:value-type="float">
            <text:p>-0.0023984375</text:p>
          </table:table-cell>
          <table:table-cell table:style-name="Default" office:value-type="float" office:value="63627198523305.4" calcext:value-type="float">
            <text:p>63627198523305.4</text:p>
          </table:table-cell>
          <table:table-cell table:style-name="ce10" table:formula="of:=([.AQ197]-[.AQ196])/1000" office:value-type="float" office:value="2.0011015625" calcext:value-type="float">
            <text:p>2.0011</text:p>
          </table:table-cell>
          <table:table-cell table:style-name="ce10" table:formula="of:=[.AR197]+[.AS196]" office:value-type="float" office:value="389.998296875" calcext:value-type="float">
            <text:p>389.9983</text:p>
          </table:table-cell>
          <table:table-cell table:style-name="ce60" table:formula="of:=[.AS197]-2*([.$B197]-1)" office:value-type="float" office:value="-0.0017031250001196" calcext:value-type="float">
            <text:p>-0.001703125</text:p>
          </table:table-cell>
          <table:table-cell table:style-name="Default" office:value-type="float" office:value="63627198997049.3" calcext:value-type="float">
            <text:p>63627198997049.3</text:p>
          </table:table-cell>
          <table:table-cell table:style-name="ce10" table:formula="of:=([.AU197]-[.AU196])/1000" office:value-type="float" office:value="2.0003984375" calcext:value-type="float">
            <text:p>2.0004</text:p>
          </table:table-cell>
          <table:table-cell table:style-name="ce10" table:formula="of:=[.AV197]+[.AW196]" office:value-type="float" office:value="389.999296875" calcext:value-type="float">
            <text:p>389.9993</text:p>
          </table:table-cell>
          <table:table-cell table:style-name="ce61" table:formula="of:=[.AW197]-2*([.$B197]-1)" office:value-type="float" office:value="-0.000703125000029559" calcext:value-type="float">
            <text:p>-0.000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97" calcext:value-type="float">
            <text:p>197</text:p>
          </table:table-cell>
          <table:table-cell office:value-type="float" office:value="63627193865759.1" calcext:value-type="float">
            <text:p>63627193865759.1</text:p>
          </table:table-cell>
          <table:table-cell table:formula="of:=([.C198]-[.C197])/1000" office:value-type="float" office:value="2.18534375" calcext:value-type="float">
            <text:p>2.1853</text:p>
          </table:table-cell>
          <table:table-cell table:formula="of:=[.D198]+[.E197]" office:value-type="float" office:value="392.184703125" calcext:value-type="float">
            <text:p>392.1847</text:p>
          </table:table-cell>
          <table:table-cell table:style-name="ce12" table:formula="of:=[.E198]-2*([.$B198]-1)" office:value-type="float" office:value="0.184703125000055" calcext:value-type="float">
            <text:p>0.184703125</text:p>
          </table:table-cell>
          <table:table-cell table:style-name="Default" office:value-type="float" office:value="63627194330790.4" calcext:value-type="float">
            <text:p>63627194330790.4</text:p>
          </table:table-cell>
          <table:table-cell table:style-name="ce10" table:formula="of:=([.G198]-[.G197])/1000" office:value-type="float" office:value="1.9995" calcext:value-type="float">
            <text:p>1.9995</text:p>
          </table:table-cell>
          <table:table-cell table:style-name="ce10" table:formula="of:=[.H198]+[.I197]" office:value-type="float" office:value="391.997265625" calcext:value-type="float">
            <text:p>391.9973</text:p>
          </table:table-cell>
          <table:table-cell table:style-name="ce17" table:formula="of:=[.I198]-2*([.$B198]-1)" office:value-type="float" office:value="-0.00273437499998863" calcext:value-type="float">
            <text:p>-0.002734375</text:p>
          </table:table-cell>
          <table:table-cell table:style-name="Default" office:value-type="float" office:value="63627194795386.8" calcext:value-type="float">
            <text:p>63627194795386.8</text:p>
          </table:table-cell>
          <table:table-cell table:style-name="ce10" table:formula="of:=([.K198]-[.K197])/1000" office:value-type="float" office:value="1.9995" calcext:value-type="float">
            <text:p>1.9995</text:p>
          </table:table-cell>
          <table:table-cell table:style-name="ce10" table:formula="of:=[.L198]+[.M197]" office:value-type="float" office:value="391.999296875" calcext:value-type="float">
            <text:p>391.9993</text:p>
          </table:table-cell>
          <table:table-cell table:style-name="ce21" table:formula="of:=[.M198]-2*([.$B198]-1)" office:value-type="float" office:value="-0.000703125000086402" calcext:value-type="float">
            <text:p>-0.000703125</text:p>
          </table:table-cell>
          <table:table-cell table:formula="of:=[.O200]" office:value-type="float" office:value="63627195273900.2" calcext:value-type="float">
            <text:p>63627195273900.2</text:p>
          </table:table-cell>
          <table:table-cell table:style-name="ce10" table:formula="of:=([.O198]-[.O197])/1000" office:value-type="float" office:value="7.686203125" calcext:value-type="float">
            <text:p>7.6862</text:p>
          </table:table-cell>
          <table:table-cell table:style-name="ce10" table:formula="of:=[.P198]+[.Q197]" office:value-type="float" office:value="397.6835" calcext:value-type="float">
            <text:p>397.6835</text:p>
          </table:table-cell>
          <table:table-cell table:style-name="ce25" table:formula="of:=[.Q198]-2*([.$B198]-1)" office:value-type="float" office:value="5.68350000000015" calcext:value-type="float">
            <text:p>5.6835</text:p>
          </table:table-cell>
          <table:table-cell table:style-name="Default" office:value-type="float" office:value="63627195725631.8" calcext:value-type="float">
            <text:p>63627195725631.8</text:p>
          </table:table-cell>
          <table:table-cell table:style-name="ce10" table:formula="of:=([.S198]-[.S197])/1000" office:value-type="float" office:value="2.03559375" calcext:value-type="float">
            <text:p>2.0356</text:p>
          </table:table-cell>
          <table:table-cell table:style-name="ce10" table:formula="of:=[.T198]+[.U197]" office:value-type="float" office:value="392.033" calcext:value-type="float">
            <text:p>392.0330</text:p>
          </table:table-cell>
          <table:table-cell table:style-name="ce26" table:formula="of:=[.U198]-2*([.$B198]-1)" office:value-type="float" office:value="0.0329999999999586" calcext:value-type="float">
            <text:p>0.033</text:p>
          </table:table-cell>
          <table:table-cell table:style-name="Default" office:value-type="float" office:value="63627196193087.3" calcext:value-type="float">
            <text:p>63627196193087.3</text:p>
          </table:table-cell>
          <table:table-cell table:style-name="ce10" table:formula="of:=([.W198]-[.W197])/1000" office:value-type="float" office:value="1.9993984375" calcext:value-type="float">
            <text:p>1.9994</text:p>
          </table:table-cell>
          <table:table-cell table:style-name="ce10" table:formula="of:=[.X198]+[.Y197]" office:value-type="float" office:value="391.9991953125" calcext:value-type="float">
            <text:p>391.9992</text:p>
          </table:table-cell>
          <table:table-cell table:style-name="ce29" table:formula="of:=[.Y198]-2*([.$B198]-1)" office:value-type="float" office:value="-0.000804687500135515" calcext:value-type="float">
            <text:p>-0.0008046875</text:p>
          </table:table-cell>
          <table:table-cell table:formula="of:=[.AA199]" office:value-type="float" office:value="63627196654324.3" calcext:value-type="float">
            <text:p>63627196654324.3</text:p>
          </table:table-cell>
          <table:table-cell table:style-name="ce10" table:formula="of:=([.AA198]-[.AA197])/1000" office:value-type="float" office:value="4.683" calcext:value-type="float">
            <text:p>4.6830</text:p>
          </table:table-cell>
          <table:table-cell table:style-name="ce10" table:formula="of:=[.AB198]+[.AC197]" office:value-type="float" office:value="394.6803984375" calcext:value-type="float">
            <text:p>394.6804</text:p>
          </table:table-cell>
          <table:table-cell table:style-name="ce33" table:formula="of:=[.AC198]-2*([.$B198]-1)" office:value-type="float" office:value="2.6803984375" calcext:value-type="float">
            <text:p>2.6803984375</text:p>
          </table:table-cell>
          <table:table-cell table:style-name="Default" office:value-type="float" office:value="63627197123279.3" calcext:value-type="float">
            <text:p>63627197123279.3</text:p>
          </table:table-cell>
          <table:table-cell table:style-name="ce10" table:formula="of:=([.AE198]-[.AE197])/1000" office:value-type="float" office:value="2.0003984375" calcext:value-type="float">
            <text:p>2.0004</text:p>
          </table:table-cell>
          <table:table-cell table:style-name="ce10" table:formula="of:=[.AF198]+[.AG197]" office:value-type="float" office:value="391.9993984375" calcext:value-type="float">
            <text:p>391.9994</text:p>
          </table:table-cell>
          <table:table-cell table:style-name="ce40" table:formula="of:=[.AG198]-2*([.$B198]-1)" office:value-type="float" office:value="-0.000601562499980446" calcext:value-type="float">
            <text:p>-0.0006015625</text:p>
          </table:table-cell>
          <table:table-cell table:formula="of:=[.AI199]" office:value-type="float" office:value="63627197587162.7" calcext:value-type="float">
            <text:p>63627197587162.7</text:p>
          </table:table-cell>
          <table:table-cell table:style-name="ce10" table:formula="of:=([.AI198]-[.AI197])/1000" office:value-type="float" office:value="4.8985" calcext:value-type="float">
            <text:p>4.8985</text:p>
          </table:table-cell>
          <table:table-cell table:style-name="ce10" table:formula="of:=[.AJ198]+[.AK197]" office:value-type="float" office:value="394.897703125" calcext:value-type="float">
            <text:p>394.8977</text:p>
          </table:table-cell>
          <table:table-cell table:style-name="ce48" table:formula="of:=[.AK198]-2*([.$B198]-1)" office:value-type="float" office:value="2.89770312499991" calcext:value-type="float">
            <text:p>2.897703125</text:p>
          </table:table-cell>
          <table:table-cell table:formula="of:=[.AM199]" office:value-type="float" office:value="63627198066932" calcext:value-type="float">
            <text:p>63627198066932</text:p>
          </table:table-cell>
          <table:table-cell table:style-name="ce10" table:formula="of:=([.AM198]-[.AM197])/1000" office:value-type="float" office:value="5.6055" calcext:value-type="float">
            <text:p>5.6055</text:p>
          </table:table-cell>
          <table:table-cell table:style-name="ce10" table:formula="of:=[.AN198]+[.AO197]" office:value-type="float" office:value="395.6031015625" calcext:value-type="float">
            <text:p>395.6031</text:p>
          </table:table-cell>
          <table:table-cell table:style-name="ce54" table:formula="of:=[.AO198]-2*([.$B198]-1)" office:value-type="float" office:value="3.60310156250006" calcext:value-type="float">
            <text:p>3.6031015625</text:p>
          </table:table-cell>
          <table:table-cell table:style-name="Default" office:value-type="float" office:value="63627198525305.1" calcext:value-type="float">
            <text:p>63627198525305.1</text:p>
          </table:table-cell>
          <table:table-cell table:style-name="ce10" table:formula="of:=([.AQ198]-[.AQ197])/1000" office:value-type="float" office:value="1.999703125" calcext:value-type="float">
            <text:p>1.9997</text:p>
          </table:table-cell>
          <table:table-cell table:style-name="ce10" table:formula="of:=[.AR198]+[.AS197]" office:value-type="float" office:value="391.998" calcext:value-type="float">
            <text:p>391.9980</text:p>
          </table:table-cell>
          <table:table-cell table:style-name="ce60" table:formula="of:=[.AS198]-2*([.$B198]-1)" office:value-type="float" office:value="-0.00200000000012324" calcext:value-type="float">
            <text:p>-0.002</text:p>
          </table:table-cell>
          <table:table-cell table:style-name="Default" office:value-type="float" office:value="63627198999470.4" calcext:value-type="float">
            <text:p>63627198999470.4</text:p>
          </table:table-cell>
          <table:table-cell table:style-name="ce10" table:formula="of:=([.AU198]-[.AU197])/1000" office:value-type="float" office:value="2.4211015625" calcext:value-type="float">
            <text:p>2.4211</text:p>
          </table:table-cell>
          <table:table-cell table:style-name="ce10" table:formula="of:=[.AV198]+[.AW197]" office:value-type="float" office:value="392.4203984375" calcext:value-type="float">
            <text:p>392.4204</text:p>
          </table:table-cell>
          <table:table-cell table:style-name="ce61" table:formula="of:=[.AW198]-2*([.$B198]-1)" office:value-type="float" office:value="0.420398437499955" calcext:value-type="float">
            <text:p>0.420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98" calcext:value-type="float">
            <text:p>198</text:p>
          </table:table-cell>
          <table:table-cell office:value-type="float" office:value="63627193867573.7" calcext:value-type="float">
            <text:p>63627193867573.7</text:p>
          </table:table-cell>
          <table:table-cell table:formula="of:=([.C199]-[.C198])/1000" office:value-type="float" office:value="1.8145546875" calcext:value-type="float">
            <text:p>1.8146</text:p>
          </table:table-cell>
          <table:table-cell table:formula="of:=[.D199]+[.E198]" office:value-type="float" office:value="393.9992578125" calcext:value-type="float">
            <text:p>393.9993</text:p>
          </table:table-cell>
          <table:table-cell table:style-name="ce12" table:formula="of:=[.E199]-2*([.$B199]-1)" office:value-type="float" office:value="-0.000742187499952252" calcext:value-type="float">
            <text:p>-0.0007421875</text:p>
          </table:table-cell>
          <table:table-cell table:style-name="Default" office:value-type="float" office:value="63627194332792" calcext:value-type="float">
            <text:p>63627194332792</text:p>
          </table:table-cell>
          <table:table-cell table:style-name="ce10" table:formula="of:=([.G199]-[.G198])/1000" office:value-type="float" office:value="2.0016015625" calcext:value-type="float">
            <text:p>2.0016</text:p>
          </table:table-cell>
          <table:table-cell table:style-name="ce10" table:formula="of:=[.H199]+[.I198]" office:value-type="float" office:value="393.9988671875" calcext:value-type="float">
            <text:p>393.9989</text:p>
          </table:table-cell>
          <table:table-cell table:style-name="ce17" table:formula="of:=[.I199]-2*([.$B199]-1)" office:value-type="float" office:value="-0.00113281249997499" calcext:value-type="float">
            <text:p>-0.0011328125</text:p>
          </table:table-cell>
          <table:table-cell table:style-name="Default" office:value-type="float" office:value="63627194797385.9" calcext:value-type="float">
            <text:p>63627194797385.9</text:p>
          </table:table-cell>
          <table:table-cell table:style-name="ce10" table:formula="of:=([.K199]-[.K198])/1000" office:value-type="float" office:value="1.9991015625" calcext:value-type="float">
            <text:p>1.9991</text:p>
          </table:table-cell>
          <table:table-cell table:style-name="ce10" table:formula="of:=[.L199]+[.M198]" office:value-type="float" office:value="393.9983984375" calcext:value-type="float">
            <text:p>393.9984</text:p>
          </table:table-cell>
          <table:table-cell table:style-name="ce21" table:formula="of:=[.M199]-2*([.$B199]-1)" office:value-type="float" office:value="-0.00160156250007049" calcext:value-type="float">
            <text:p>-0.0016015625</text:p>
          </table:table-cell>
          <table:table-cell table:formula="of:=[.O200]" office:value-type="float" office:value="63627195273900.2" calcext:value-type="float">
            <text:p>63627195273900.2</text:p>
          </table:table-cell>
          <table:table-cell table:style-name="ce10" table:formula="of:=([.O199]-[.O198])/1000" office:value-type="float" office:value="0" calcext:value-type="float">
            <text:p>0.0000</text:p>
          </table:table-cell>
          <table:table-cell table:style-name="ce10" table:formula="of:=[.P199]+[.Q198]" office:value-type="float" office:value="397.6835" calcext:value-type="float">
            <text:p>397.6835</text:p>
          </table:table-cell>
          <table:table-cell table:style-name="ce25" table:formula="of:=[.Q199]-2*([.$B199]-1)" office:value-type="float" office:value="3.68350000000015" calcext:value-type="float">
            <text:p>3.6835</text:p>
          </table:table-cell>
          <table:table-cell table:style-name="Default" office:value-type="float" office:value="63627195727597.5" calcext:value-type="float">
            <text:p>63627195727597.5</text:p>
          </table:table-cell>
          <table:table-cell table:style-name="ce10" table:formula="of:=([.S199]-[.S198])/1000" office:value-type="float" office:value="1.965703125" calcext:value-type="float">
            <text:p>1.9657</text:p>
          </table:table-cell>
          <table:table-cell table:style-name="ce10" table:formula="of:=[.T199]+[.U198]" office:value-type="float" office:value="393.998703125" calcext:value-type="float">
            <text:p>393.9987</text:p>
          </table:table-cell>
          <table:table-cell table:style-name="ce26" table:formula="of:=[.U199]-2*([.$B199]-1)" office:value-type="float" office:value="-0.00129687500003683" calcext:value-type="float">
            <text:p>-0.001296875</text:p>
          </table:table-cell>
          <table:table-cell table:style-name="Default" office:value-type="float" office:value="63627196195085.4" calcext:value-type="float">
            <text:p>63627196195085.4</text:p>
          </table:table-cell>
          <table:table-cell table:style-name="ce10" table:formula="of:=([.W199]-[.W198])/1000" office:value-type="float" office:value="1.9981015625" calcext:value-type="float">
            <text:p>1.9981</text:p>
          </table:table-cell>
          <table:table-cell table:style-name="ce10" table:formula="of:=[.X199]+[.Y198]" office:value-type="float" office:value="393.997296875" calcext:value-type="float">
            <text:p>393.9973</text:p>
          </table:table-cell>
          <table:table-cell table:style-name="ce29" table:formula="of:=[.Y199]-2*([.$B199]-1)" office:value-type="float" office:value="-0.00270312500015279" calcext:value-type="float">
            <text:p>-0.002703125</text:p>
          </table:table-cell>
          <table:table-cell table:style-name="Default" office:value-type="float" office:value="63627196654324.3" calcext:value-type="float">
            <text:p>63627196654324.3</text:p>
          </table:table-cell>
          <table:table-cell table:style-name="ce10" table:formula="of:=([.AA199]-[.AA198])/1000" office:value-type="float" office:value="0" calcext:value-type="float">
            <text:p>0.0000</text:p>
          </table:table-cell>
          <table:table-cell table:style-name="ce10" table:formula="of:=[.AB199]+[.AC198]" office:value-type="float" office:value="394.6803984375" calcext:value-type="float">
            <text:p>394.6804</text:p>
          </table:table-cell>
          <table:table-cell table:style-name="ce33" table:formula="of:=[.AC199]-2*([.$B199]-1)" office:value-type="float" office:value="0.680398437500003" calcext:value-type="float">
            <text:p>0.6803984375</text:p>
          </table:table-cell>
          <table:table-cell table:style-name="Default" office:value-type="float" office:value="63627197125279.9" calcext:value-type="float">
            <text:p>63627197125279.9</text:p>
          </table:table-cell>
          <table:table-cell table:style-name="ce10" table:formula="of:=([.AE199]-[.AE198])/1000" office:value-type="float" office:value="2.0006015625" calcext:value-type="float">
            <text:p>2.0006</text:p>
          </table:table-cell>
          <table:table-cell table:style-name="ce10" table:formula="of:=[.AF199]+[.AG198]" office:value-type="float" office:value="394" calcext:value-type="float">
            <text:p>394.0000</text:p>
          </table:table-cell>
          <table:table-cell table:style-name="ce40" table:formula="of:=[.AG199]-2*([.$B199]-1)" office:value-type="float" office:value="0" calcext:value-type="float">
            <text:p>0</text:p>
          </table:table-cell>
          <table:table-cell table:style-name="Default" office:value-type="float" office:value="63627197587162.7" calcext:value-type="float">
            <text:p>63627197587162.7</text:p>
          </table:table-cell>
          <table:table-cell table:style-name="ce10" table:formula="of:=([.AI199]-[.AI198])/1000" office:value-type="float" office:value="0" calcext:value-type="float">
            <text:p>0.0000</text:p>
          </table:table-cell>
          <table:table-cell table:style-name="ce10" table:formula="of:=[.AJ199]+[.AK198]" office:value-type="float" office:value="394.897703125" calcext:value-type="float">
            <text:p>394.8977</text:p>
          </table:table-cell>
          <table:table-cell table:style-name="ce48" table:formula="of:=[.AK199]-2*([.$B199]-1)" office:value-type="float" office:value="0.897703124999907" calcext:value-type="float">
            <text:p>0.897703125</text:p>
          </table:table-cell>
          <table:table-cell table:style-name="Default" office:value-type="float" office:value="63627198066932" calcext:value-type="float">
            <text:p>63627198066932</text:p>
          </table:table-cell>
          <table:table-cell table:style-name="ce10" table:formula="of:=([.AM199]-[.AM198])/1000" office:value-type="float" office:value="0" calcext:value-type="float">
            <text:p>0.0000</text:p>
          </table:table-cell>
          <table:table-cell table:style-name="ce10" table:formula="of:=[.AN199]+[.AO198]" office:value-type="float" office:value="395.6031015625" calcext:value-type="float">
            <text:p>395.6031</text:p>
          </table:table-cell>
          <table:table-cell table:style-name="ce54" table:formula="of:=[.AO199]-2*([.$B199]-1)" office:value-type="float" office:value="1.60310156250006" calcext:value-type="float">
            <text:p>1.6031015625</text:p>
          </table:table-cell>
          <table:table-cell table:style-name="Default" office:value-type="float" office:value="63627198527304.6" calcext:value-type="float">
            <text:p>63627198527304.6</text:p>
          </table:table-cell>
          <table:table-cell table:style-name="ce10" table:formula="of:=([.AQ199]-[.AQ198])/1000" office:value-type="float" office:value="1.9995" calcext:value-type="float">
            <text:p>1.9995</text:p>
          </table:table-cell>
          <table:table-cell table:style-name="ce10" table:formula="of:=[.AR199]+[.AS198]" office:value-type="float" office:value="393.9975" calcext:value-type="float">
            <text:p>393.9975</text:p>
          </table:table-cell>
          <table:table-cell table:style-name="ce60" table:formula="of:=[.AS199]-2*([.$B199]-1)" office:value-type="float" office:value="-0.00250000000011141" calcext:value-type="float">
            <text:p>-0.0025</text:p>
          </table:table-cell>
          <table:table-cell table:style-name="Default" office:value-type="float" office:value="63627199001049.6" calcext:value-type="float">
            <text:p>63627199001049.6</text:p>
          </table:table-cell>
          <table:table-cell table:style-name="ce10" table:formula="of:=([.AU199]-[.AU198])/1000" office:value-type="float" office:value="1.579203125" calcext:value-type="float">
            <text:p>1.5792</text:p>
          </table:table-cell>
          <table:table-cell table:style-name="ce10" table:formula="of:=[.AV199]+[.AW198]" office:value-type="float" office:value="393.9996015625" calcext:value-type="float">
            <text:p>393.9996</text:p>
          </table:table-cell>
          <table:table-cell table:style-name="ce61" table:formula="of:=[.AW199]-2*([.$B199]-1)" office:value-type="float" office:value="-0.000398437500052751" calcext:value-type="float">
            <text:p>-0.000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7" office:value-type="float" office:value="199" calcext:value-type="float">
            <text:p>199</text:p>
          </table:table-cell>
          <table:table-cell office:value-type="float" office:value="63627193869575.6" calcext:value-type="float">
            <text:p>63627193869575.6</text:p>
          </table:table-cell>
          <table:table-cell table:formula="of:=([.C200]-[.C199])/1000" office:value-type="float" office:value="2.0018828125" calcext:value-type="float">
            <text:p>2.0019</text:p>
          </table:table-cell>
          <table:table-cell table:formula="of:=[.D200]+[.E199]" office:value-type="float" office:value="396.001140625" calcext:value-type="float">
            <text:p>396.0011</text:p>
          </table:table-cell>
          <table:table-cell table:style-name="ce12" table:formula="of:=[.E200]-2*([.$B200]-1)" office:value-type="float" office:value="0.00114062500006185" calcext:value-type="float">
            <text:p>0.001140625</text:p>
          </table:table-cell>
          <table:table-cell table:style-name="Default" office:value-type="float" office:value="63627194334792.4" calcext:value-type="float">
            <text:p>63627194334792.4</text:p>
          </table:table-cell>
          <table:table-cell table:style-name="ce10" table:formula="of:=([.G200]-[.G199])/1000" office:value-type="float" office:value="2.0003984375" calcext:value-type="float">
            <text:p>2.0004</text:p>
          </table:table-cell>
          <table:table-cell table:style-name="ce10" table:formula="of:=[.H200]+[.I199]" office:value-type="float" office:value="395.999265625" calcext:value-type="float">
            <text:p>395.9993</text:p>
          </table:table-cell>
          <table:table-cell table:style-name="ce17" table:formula="of:=[.I200]-2*([.$B200]-1)" office:value-type="float" office:value="-0.000734374999979082" calcext:value-type="float">
            <text:p>-0.000734375</text:p>
          </table:table-cell>
          <table:table-cell table:style-name="Default" office:value-type="float" office:value="63627194799386.3" calcext:value-type="float">
            <text:p>63627194799386.3</text:p>
          </table:table-cell>
          <table:table-cell table:style-name="ce10" table:formula="of:=([.K200]-[.K199])/1000" office:value-type="float" office:value="2.0003984375" calcext:value-type="float">
            <text:p>2.0004</text:p>
          </table:table-cell>
          <table:table-cell table:style-name="ce10" table:formula="of:=[.L200]+[.M199]" office:value-type="float" office:value="395.998796875" calcext:value-type="float">
            <text:p>395.9988</text:p>
          </table:table-cell>
          <table:table-cell table:style-name="ce21" table:formula="of:=[.M200]-2*([.$B200]-1)" office:value-type="float" office:value="-0.00120312500007458" calcext:value-type="float">
            <text:p>-0.001203125</text:p>
          </table:table-cell>
          <table:table-cell table:style-name="Default" office:value-type="float" office:value="63627195273900.2" calcext:value-type="float">
            <text:p>63627195273900.2</text:p>
          </table:table-cell>
          <table:table-cell table:style-name="ce10" table:formula="of:=([.O200]-[.O199])/1000" office:value-type="float" office:value="0" calcext:value-type="float">
            <text:p>0.0000</text:p>
          </table:table-cell>
          <table:table-cell table:style-name="ce10" table:formula="of:=[.P200]+[.Q199]" office:value-type="float" office:value="397.6835" calcext:value-type="float">
            <text:p>397.6835</text:p>
          </table:table-cell>
          <table:table-cell table:style-name="ce25" table:formula="of:=[.Q200]-2*([.$B200]-1)" office:value-type="float" office:value="1.68350000000015" calcext:value-type="float">
            <text:p>1.6835</text:p>
          </table:table-cell>
          <table:table-cell table:style-name="Default" office:value-type="float" office:value="63627195729596.7" calcext:value-type="float">
            <text:p>63627195729596.7</text:p>
          </table:table-cell>
          <table:table-cell table:style-name="ce10" table:formula="of:=([.S200]-[.S199])/1000" office:value-type="float" office:value="1.999203125" calcext:value-type="float">
            <text:p>1.9992</text:p>
          </table:table-cell>
          <table:table-cell table:style-name="ce10" table:formula="of:=[.T200]+[.U199]" office:value-type="float" office:value="395.99790625" calcext:value-type="float">
            <text:p>395.9979</text:p>
          </table:table-cell>
          <table:table-cell table:style-name="ce26" table:formula="of:=[.U200]-2*([.$B200]-1)" office:value-type="float" office:value="-0.00209375000002865" calcext:value-type="float">
            <text:p>-0.00209375</text:p>
          </table:table-cell>
          <table:table-cell table:style-name="Default" office:value-type="float" office:value="63627196197085.9" calcext:value-type="float">
            <text:p>63627196197085.9</text:p>
          </table:table-cell>
          <table:table-cell table:style-name="ce10" table:formula="of:=([.W200]-[.W199])/1000" office:value-type="float" office:value="2.0005" calcext:value-type="float">
            <text:p>2.0005</text:p>
          </table:table-cell>
          <table:table-cell table:style-name="ce10" table:formula="of:=[.X200]+[.Y199]" office:value-type="float" office:value="395.997796875" calcext:value-type="float">
            <text:p>395.9978</text:p>
          </table:table-cell>
          <table:table-cell table:style-name="ce29" table:formula="of:=[.Y200]-2*([.$B200]-1)" office:value-type="float" office:value="-0.00220312500016462" calcext:value-type="float">
            <text:p>-0.002203125</text:p>
          </table:table-cell>
          <table:table-cell table:style-name="Default" office:value-type="float" office:value="63627196655644.1" calcext:value-type="float">
            <text:p>63627196655644.1</text:p>
          </table:table-cell>
          <table:table-cell table:style-name="ce10" table:formula="of:=([.AA200]-[.AA199])/1000" office:value-type="float" office:value="1.3198046875" calcext:value-type="float">
            <text:p>1.3198</text:p>
          </table:table-cell>
          <table:table-cell table:style-name="ce10" table:formula="of:=[.AB200]+[.AC199]" office:value-type="float" office:value="396.000203125" calcext:value-type="float">
            <text:p>396.0002</text:p>
          </table:table-cell>
          <table:table-cell table:style-name="ce33" table:formula="of:=[.AC200]-2*([.$B200]-1)" office:value-type="float" office:value="0.000203124999984539" calcext:value-type="float">
            <text:p>0.000203125</text:p>
          </table:table-cell>
          <table:table-cell table:style-name="Default" office:value-type="float" office:value="63627197127280.3" calcext:value-type="float">
            <text:p>63627197127280.3</text:p>
          </table:table-cell>
          <table:table-cell table:style-name="ce10" table:formula="of:=([.AE200]-[.AE199])/1000" office:value-type="float" office:value="2.0003984375" calcext:value-type="float">
            <text:p>2.0004</text:p>
          </table:table-cell>
          <table:table-cell table:style-name="ce10" table:formula="of:=[.AF200]+[.AG199]" office:value-type="float" office:value="396.0003984375" calcext:value-type="float">
            <text:p>396.0004</text:p>
          </table:table-cell>
          <table:table-cell table:style-name="ce40" table:formula="of:=[.AG200]-2*([.$B200]-1)" office:value-type="float" office:value="0.000398437499995907" calcext:value-type="float">
            <text:p>0.0003984375</text:p>
          </table:table-cell>
          <table:table-cell table:style-name="Default" office:value-type="float" office:value="63627197588262.9" calcext:value-type="float">
            <text:p>63627197588262.9</text:p>
          </table:table-cell>
          <table:table-cell table:style-name="ce10" table:formula="of:=([.AI200]-[.AI199])/1000" office:value-type="float" office:value="1.1001953125" calcext:value-type="float">
            <text:p>1.1002</text:p>
          </table:table-cell>
          <table:table-cell table:style-name="ce10" table:formula="of:=[.AJ200]+[.AK199]" office:value-type="float" office:value="395.9978984375" calcext:value-type="float">
            <text:p>395.9979</text:p>
          </table:table-cell>
          <table:table-cell table:style-name="ce48" table:formula="of:=[.AK200]-2*([.$B200]-1)" office:value-type="float" office:value="-0.00210156250011551" calcext:value-type="float">
            <text:p>-0.0021015625</text:p>
          </table:table-cell>
          <table:table-cell table:style-name="Default" office:value-type="float" office:value="63627198067405.7" calcext:value-type="float">
            <text:p>63627198067405.7</text:p>
          </table:table-cell>
          <table:table-cell table:style-name="ce10" table:formula="of:=([.AM200]-[.AM199])/1000" office:value-type="float" office:value="0.473703125" calcext:value-type="float">
            <text:p>0.4737</text:p>
          </table:table-cell>
          <table:table-cell table:style-name="ce10" table:formula="of:=[.AN200]+[.AO199]" office:value-type="float" office:value="396.0768046875" calcext:value-type="float">
            <text:p>396.0768</text:p>
          </table:table-cell>
          <table:table-cell table:style-name="ce54" table:formula="of:=[.AO200]-2*([.$B200]-1)" office:value-type="float" office:value="0.0768046875000437" calcext:value-type="float">
            <text:p>0.0768046875</text:p>
          </table:table-cell>
          <table:table-cell table:style-name="Default" office:value-type="float" office:value="63627198529305.7" calcext:value-type="float">
            <text:p>63627198529305.7</text:p>
          </table:table-cell>
          <table:table-cell table:style-name="ce10" table:formula="of:=([.AQ200]-[.AQ199])/1000" office:value-type="float" office:value="2.0011015625" calcext:value-type="float">
            <text:p>2.0011</text:p>
          </table:table-cell>
          <table:table-cell table:style-name="ce10" table:formula="of:=[.AR200]+[.AS199]" office:value-type="float" office:value="395.9986015625" calcext:value-type="float">
            <text:p>395.9986</text:p>
          </table:table-cell>
          <table:table-cell table:style-name="ce60" table:formula="of:=[.AS200]-2*([.$B200]-1)" office:value-type="float" office:value="-0.00139843750008595" calcext:value-type="float">
            <text:p>-0.0013984375</text:p>
          </table:table-cell>
          <table:table-cell table:style-name="Default" office:value-type="float" office:value="63627199003047.8" calcext:value-type="float">
            <text:p>63627199003047.8</text:p>
          </table:table-cell>
          <table:table-cell table:style-name="ce10" table:formula="of:=([.AU200]-[.AU199])/1000" office:value-type="float" office:value="1.9981953125" calcext:value-type="float">
            <text:p>1.9982</text:p>
          </table:table-cell>
          <table:table-cell table:style-name="ce10" table:formula="of:=[.AV200]+[.AW199]" office:value-type="float" office:value="395.997796875" calcext:value-type="float">
            <text:p>395.9978</text:p>
          </table:table-cell>
          <table:table-cell table:style-name="ce61" table:formula="of:=[.AW200]-2*([.$B200]-1)" office:value-type="float" office:value="-0.00220312500005093" calcext:value-type="float">
            <text:p>-0.002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6</text:p>
          </table:table-cell>
          <table:table-cell table:style-name="ce7" office:value-type="float" office:value="200" calcext:value-type="float">
            <text:p>200</text:p>
          </table:table-cell>
          <table:table-cell office:value-type="float" office:value="63627193871575.1" calcext:value-type="float">
            <text:p>63627193871575.1</text:p>
          </table:table-cell>
          <table:table-cell table:formula="of:=([.C201]-[.C200])/1000" office:value-type="float" office:value="1.9995390625" calcext:value-type="float">
            <text:p>1.9995</text:p>
          </table:table-cell>
          <table:table-cell table:formula="of:=[.D201]+[.E200]" office:value-type="float" office:value="398.0006796875" calcext:value-type="float">
            <text:p>398.0007</text:p>
          </table:table-cell>
          <table:table-cell table:style-name="ce12" table:formula="of:=[.E201]-2*([.$B201]-1)" office:value-type="float" office:value="0.000679687500053205" calcext:value-type="float">
            <text:p>0.0006796875</text:p>
          </table:table-cell>
          <table:table-cell table:style-name="Default" office:value-type="float" office:value="63627194336792.5" calcext:value-type="float">
            <text:p>63627194336792.5</text:p>
          </table:table-cell>
          <table:table-cell table:style-name="ce10" table:formula="of:=([.G201]-[.G200])/1000" office:value-type="float" office:value="2.0001015625" calcext:value-type="float">
            <text:p>2.0001</text:p>
          </table:table-cell>
          <table:table-cell table:style-name="ce10" table:formula="of:=[.H201]+[.I200]" office:value-type="float" office:value="397.9993671875" calcext:value-type="float">
            <text:p>397.9994</text:p>
          </table:table-cell>
          <table:table-cell table:style-name="ce17" table:formula="of:=[.I201]-2*([.$B201]-1)" office:value-type="float" office:value="-0.000632812499986812" calcext:value-type="float">
            <text:p>-0.0006328125</text:p>
          </table:table-cell>
          <table:table-cell table:style-name="Default" office:value-type="float" office:value="63627194801385.8" calcext:value-type="float">
            <text:p>63627194801385.8</text:p>
          </table:table-cell>
          <table:table-cell table:style-name="ce10" table:formula="of:=([.K201]-[.K200])/1000" office:value-type="float" office:value="1.9995" calcext:value-type="float">
            <text:p>1.9995</text:p>
          </table:table-cell>
          <table:table-cell table:style-name="ce10" table:formula="of:=[.L201]+[.M200]" office:value-type="float" office:value="397.998296875" calcext:value-type="float">
            <text:p>397.9983</text:p>
          </table:table-cell>
          <table:table-cell table:style-name="ce21" table:formula="of:=[.M201]-2*([.$B201]-1)" office:value-type="float" office:value="-0.00170312500006276" calcext:value-type="float">
            <text:p>-0.001703125</text:p>
          </table:table-cell>
          <table:table-cell table:style-name="Default" office:value-type="float" office:value="63627195274213.8" calcext:value-type="float">
            <text:p>63627195274213.8</text:p>
          </table:table-cell>
          <table:table-cell table:style-name="ce10" table:formula="of:=([.O201]-[.O200])/1000" office:value-type="float" office:value="0.31359375" calcext:value-type="float">
            <text:p>0.3136</text:p>
          </table:table-cell>
          <table:table-cell table:style-name="ce10" table:formula="of:=[.P201]+[.Q200]" office:value-type="float" office:value="397.99709375" calcext:value-type="float">
            <text:p>397.9971</text:p>
          </table:table-cell>
          <table:table-cell table:style-name="ce25" table:formula="of:=[.Q201]-2*([.$B201]-1)" office:value-type="float" office:value="-0.00290624999985312" calcext:value-type="float">
            <text:p>-0.00290625</text:p>
          </table:table-cell>
          <table:table-cell table:style-name="Default" office:value-type="float" office:value="63627195731596.2" calcext:value-type="float">
            <text:p>63627195731596.2</text:p>
          </table:table-cell>
          <table:table-cell table:style-name="ce10" table:formula="of:=([.S201]-[.S200])/1000" office:value-type="float" office:value="1.9995" calcext:value-type="float">
            <text:p>1.9995</text:p>
          </table:table-cell>
          <table:table-cell table:style-name="ce10" table:formula="of:=[.T201]+[.U200]" office:value-type="float" office:value="397.99740625" calcext:value-type="float">
            <text:p>397.9974</text:p>
          </table:table-cell>
          <table:table-cell table:style-name="ce26" table:formula="of:=[.U201]-2*([.$B201]-1)" office:value-type="float" office:value="-0.00259375000001683" calcext:value-type="float">
            <text:p>-0.00259375</text:p>
          </table:table-cell>
          <table:table-cell table:style-name="Default" office:value-type="float" office:value="63627196199086.8" calcext:value-type="float">
            <text:p>63627196199086.8</text:p>
          </table:table-cell>
          <table:table-cell table:style-name="ce10" table:formula="of:=([.W201]-[.W200])/1000" office:value-type="float" office:value="2.0008984375" calcext:value-type="float">
            <text:p>2.0009</text:p>
          </table:table-cell>
          <table:table-cell table:style-name="ce10" table:formula="of:=[.X201]+[.Y200]" office:value-type="float" office:value="397.9986953125" calcext:value-type="float">
            <text:p>397.9987</text:p>
          </table:table-cell>
          <table:table-cell table:style-name="ce29" table:formula="of:=[.Y201]-2*([.$B201]-1)" office:value-type="float" office:value="-0.00130468750018053" calcext:value-type="float">
            <text:p>-0.0013046875</text:p>
          </table:table-cell>
          <table:table-cell table:style-name="Default" office:value-type="float" office:value="63627196657643.8" calcext:value-type="float">
            <text:p>63627196657643.8</text:p>
          </table:table-cell>
          <table:table-cell table:style-name="ce10" table:formula="of:=([.AA201]-[.AA200])/1000" office:value-type="float" office:value="1.9996953125" calcext:value-type="float">
            <text:p>1.9997</text:p>
          </table:table-cell>
          <table:table-cell table:style-name="ce10" table:formula="of:=[.AB201]+[.AC200]" office:value-type="float" office:value="397.9998984375" calcext:value-type="float">
            <text:p>397.9999</text:p>
          </table:table-cell>
          <table:table-cell table:style-name="ce33" table:formula="of:=[.AC201]-2*([.$B201]-1)" office:value-type="float" office:value="-0.000101562499992269" calcext:value-type="float">
            <text:p>-0.0001015625</text:p>
          </table:table-cell>
          <table:table-cell table:style-name="Default" office:value-type="float" office:value="63627197129279.8" calcext:value-type="float">
            <text:p>63627197129279.8</text:p>
          </table:table-cell>
          <table:table-cell table:style-name="ce10" table:formula="of:=([.AE201]-[.AE200])/1000" office:value-type="float" office:value="1.9995" calcext:value-type="float">
            <text:p>1.9995</text:p>
          </table:table-cell>
          <table:table-cell table:style-name="ce10" table:formula="of:=[.AF201]+[.AG200]" office:value-type="float" office:value="397.9998984375" calcext:value-type="float">
            <text:p>397.9999</text:p>
          </table:table-cell>
          <table:table-cell table:style-name="ce40" table:formula="of:=[.AG201]-2*([.$B201]-1)" office:value-type="float" office:value="-0.000101562499992269" calcext:value-type="float">
            <text:p>-0.0001015625</text:p>
          </table:table-cell>
          <table:table-cell table:style-name="Default" office:value-type="float" office:value="63627197590263.9" calcext:value-type="float">
            <text:p>63627197590263.9</text:p>
          </table:table-cell>
          <table:table-cell table:style-name="ce10" table:formula="of:=([.AI201]-[.AI200])/1000" office:value-type="float" office:value="2.001" calcext:value-type="float">
            <text:p>2.0010</text:p>
          </table:table-cell>
          <table:table-cell table:style-name="ce10" table:formula="of:=[.AJ201]+[.AK200]" office:value-type="float" office:value="397.9988984375" calcext:value-type="float">
            <text:p>397.9989</text:p>
          </table:table-cell>
          <table:table-cell table:style-name="ce48" table:formula="of:=[.AK201]-2*([.$B201]-1)" office:value-type="float" office:value="-0.00110156250013915" calcext:value-type="float">
            <text:p>-0.0011015625</text:p>
          </table:table-cell>
          <table:table-cell table:style-name="Default" office:value-type="float" office:value="63627198069327.8" calcext:value-type="float">
            <text:p>63627198069327.8</text:p>
          </table:table-cell>
          <table:table-cell table:style-name="ce10" table:formula="of:=([.AM201]-[.AM200])/1000" office:value-type="float" office:value="1.92209375" calcext:value-type="float">
            <text:p>1.9221</text:p>
          </table:table-cell>
          <table:table-cell table:style-name="ce10" table:formula="of:=[.AN201]+[.AO200]" office:value-type="float" office:value="397.9988984375" calcext:value-type="float">
            <text:p>397.9989</text:p>
          </table:table-cell>
          <table:table-cell table:style-name="ce54" table:formula="of:=[.AO201]-2*([.$B201]-1)" office:value-type="float" office:value="-0.00110156249996862" calcext:value-type="float">
            <text:p>-0.0011015625</text:p>
          </table:table-cell>
          <table:table-cell table:style-name="Default" office:value-type="float" office:value="63627198531306.7" calcext:value-type="float">
            <text:p>63627198531306.7</text:p>
          </table:table-cell>
          <table:table-cell table:style-name="ce10" table:formula="of:=([.AQ201]-[.AQ200])/1000" office:value-type="float" office:value="2.001" calcext:value-type="float">
            <text:p>2.0010</text:p>
          </table:table-cell>
          <table:table-cell table:style-name="ce10" table:formula="of:=[.AR201]+[.AS200]" office:value-type="float" office:value="397.9996015625" calcext:value-type="float">
            <text:p>397.9996</text:p>
          </table:table-cell>
          <table:table-cell table:style-name="ce60" table:formula="of:=[.AS201]-2*([.$B201]-1)" office:value-type="float" office:value="-0.000398437500109594" calcext:value-type="float">
            <text:p>-0.0003984375</text:p>
          </table:table-cell>
          <table:table-cell table:style-name="Default" office:value-type="float" office:value="63627199005047.4" calcext:value-type="float">
            <text:p>63627199005047.4</text:p>
          </table:table-cell>
          <table:table-cell table:style-name="ce10" table:formula="of:=([.AU201]-[.AU200])/1000" office:value-type="float" office:value="1.9996015625" calcext:value-type="float">
            <text:p>1.9996</text:p>
          </table:table-cell>
          <table:table-cell table:style-name="ce10" table:formula="of:=[.AV201]+[.AW200]" office:value-type="float" office:value="397.9973984375" calcext:value-type="float">
            <text:p>397.9974</text:p>
          </table:table-cell>
          <table:table-cell table:style-name="ce61" table:formula="of:=[.AW201]-2*([.$B201]-1)" office:value-type="float" office:value="-0.00260156250004684" calcext:value-type="float">
            <text:p>-0.0026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7" office:value-type="float" office:value="201" calcext:value-type="float">
            <text:p>201</text:p>
          </table:table-cell>
          <table:table-cell office:value-type="float" office:value="63627193873572.8" calcext:value-type="float">
            <text:p>63627193873572.8</text:p>
          </table:table-cell>
          <table:table-cell table:formula="of:=([.C202]-[.C201])/1000" office:value-type="float" office:value="1.9977421875" calcext:value-type="float">
            <text:p>1.9977</text:p>
          </table:table-cell>
          <table:table-cell table:formula="of:=[.D202]+[.E201]" office:value-type="float" office:value="399.998421875" calcext:value-type="float">
            <text:p>399.9984</text:p>
          </table:table-cell>
          <table:table-cell table:style-name="ce12" table:formula="of:=[.E202]-2*([.$B202]-1)" office:value-type="float" office:value="-0.0015781249999236" calcext:value-type="float">
            <text:p>-0.001578125</text:p>
          </table:table-cell>
          <table:table-cell table:style-name="Default" office:value-type="float" office:value="63627194338791.3" calcext:value-type="float">
            <text:p>63627194338791.3</text:p>
          </table:table-cell>
          <table:table-cell table:style-name="ce10" table:formula="of:=([.G202]-[.G201])/1000" office:value-type="float" office:value="1.998796875" calcext:value-type="float">
            <text:p>1.9988</text:p>
          </table:table-cell>
          <table:table-cell table:style-name="ce10" table:formula="of:=[.H202]+[.I201]" office:value-type="float" office:value="399.9981640625" calcext:value-type="float">
            <text:p>399.9982</text:p>
          </table:table-cell>
          <table:table-cell table:style-name="ce17" table:formula="of:=[.I202]-2*([.$B202]-1)" office:value-type="float" office:value="-0.00183593750000455" calcext:value-type="float">
            <text:p>-0.0018359375</text:p>
          </table:table-cell>
          <table:table-cell table:style-name="Default" office:value-type="float" office:value="63627194803385.8" calcext:value-type="float">
            <text:p>63627194803385.8</text:p>
          </table:table-cell>
          <table:table-cell table:style-name="ce10" table:formula="of:=([.K202]-[.K201])/1000" office:value-type="float" office:value="2" calcext:value-type="float">
            <text:p>2.0000</text:p>
          </table:table-cell>
          <table:table-cell table:style-name="ce10" table:formula="of:=[.L202]+[.M201]" office:value-type="float" office:value="399.998296875" calcext:value-type="float">
            <text:p>399.9983</text:p>
          </table:table-cell>
          <table:table-cell table:style-name="ce21" table:formula="of:=[.M202]-2*([.$B202]-1)" office:value-type="float" office:value="-0.00170312500006276" calcext:value-type="float">
            <text:p>-0.001703125</text:p>
          </table:table-cell>
          <table:table-cell table:style-name="Default" office:value-type="float" office:value="63627195276216.6" calcext:value-type="float">
            <text:p>63627195276216.6</text:p>
          </table:table-cell>
          <table:table-cell table:style-name="ce10" table:formula="of:=([.O202]-[.O201])/1000" office:value-type="float" office:value="2.0028046875" calcext:value-type="float">
            <text:p>2.0028</text:p>
          </table:table-cell>
          <table:table-cell table:style-name="ce10" table:formula="of:=[.P202]+[.Q201]" office:value-type="float" office:value="399.9998984375" calcext:value-type="float">
            <text:p>399.9999</text:p>
          </table:table-cell>
          <table:table-cell table:style-name="ce25" table:formula="of:=[.Q202]-2*([.$B202]-1)" office:value-type="float" office:value="-0.000101562499878582" calcext:value-type="float">
            <text:p>-0.0001015625</text:p>
          </table:table-cell>
          <table:table-cell table:style-name="Default" office:value-type="float" office:value="63627195733598.2" calcext:value-type="float">
            <text:p>63627195733598.2</text:p>
          </table:table-cell>
          <table:table-cell table:style-name="ce10" table:formula="of:=([.S202]-[.S201])/1000" office:value-type="float" office:value="2.002" calcext:value-type="float">
            <text:p>2.0020</text:p>
          </table:table-cell>
          <table:table-cell table:style-name="ce10" table:formula="of:=[.T202]+[.U201]" office:value-type="float" office:value="399.99940625" calcext:value-type="float">
            <text:p>399.9994</text:p>
          </table:table-cell>
          <table:table-cell table:style-name="ce26" table:formula="of:=[.U202]-2*([.$B202]-1)" office:value-type="float" office:value="-0.000593750000007276" calcext:value-type="float">
            <text:p>-0.00059375</text:p>
          </table:table-cell>
          <table:table-cell table:style-name="Default" office:value-type="float" office:value="63627196201085.7" calcext:value-type="float">
            <text:p>63627196201085.7</text:p>
          </table:table-cell>
          <table:table-cell table:style-name="ce10" table:formula="of:=([.W202]-[.W201])/1000" office:value-type="float" office:value="1.99890625" calcext:value-type="float">
            <text:p>1.9989</text:p>
          </table:table-cell>
          <table:table-cell table:style-name="ce10" table:formula="of:=[.X202]+[.Y201]" office:value-type="float" office:value="399.9976015625" calcext:value-type="float">
            <text:p>399.9976</text:p>
          </table:table-cell>
          <table:table-cell table:style-name="ce29" table:formula="of:=[.Y202]-2*([.$B202]-1)" office:value-type="float" office:value="-0.00239843750017599" calcext:value-type="float">
            <text:p>-0.0023984375</text:p>
          </table:table-cell>
          <table:table-cell table:style-name="Default" office:value-type="float" office:value="63627196659641.5" calcext:value-type="float">
            <text:p>63627196659641.5</text:p>
          </table:table-cell>
          <table:table-cell table:style-name="ce10" table:formula="of:=([.AA202]-[.AA201])/1000" office:value-type="float" office:value="1.997703125" calcext:value-type="float">
            <text:p>1.9977</text:p>
          </table:table-cell>
          <table:table-cell table:style-name="ce10" table:formula="of:=[.AB202]+[.AC201]" office:value-type="float" office:value="399.9976015625" calcext:value-type="float">
            <text:p>399.9976</text:p>
          </table:table-cell>
          <table:table-cell table:style-name="ce33" table:formula="of:=[.AC202]-2*([.$B202]-1)" office:value-type="float" office:value="-0.00239843750000546" calcext:value-type="float">
            <text:p>-0.0023984375</text:p>
          </table:table-cell>
          <table:table-cell table:style-name="Default" office:value-type="float" office:value="63627197131279.2" calcext:value-type="float">
            <text:p>63627197131279.2</text:p>
          </table:table-cell>
          <table:table-cell table:style-name="ce10" table:formula="of:=([.AE202]-[.AE201])/1000" office:value-type="float" office:value="1.99940625" calcext:value-type="float">
            <text:p>1.9994</text:p>
          </table:table-cell>
          <table:table-cell table:style-name="ce10" table:formula="of:=[.AF202]+[.AG201]" office:value-type="float" office:value="399.9993046875" calcext:value-type="float">
            <text:p>399.9993</text:p>
          </table:table-cell>
          <table:table-cell table:style-name="ce40" table:formula="of:=[.AG202]-2*([.$B202]-1)" office:value-type="float" office:value="-0.000695312499999545" calcext:value-type="float">
            <text:p>-0.0006953125</text:p>
          </table:table-cell>
          <table:table-cell table:style-name="Default" office:value-type="float" office:value="63627197592263.9" calcext:value-type="float">
            <text:p>63627197592263.9</text:p>
          </table:table-cell>
          <table:table-cell table:style-name="ce10" table:formula="of:=([.AI202]-[.AI201])/1000" office:value-type="float" office:value="2" calcext:value-type="float">
            <text:p>2.0000</text:p>
          </table:table-cell>
          <table:table-cell table:style-name="ce10" table:formula="of:=[.AJ202]+[.AK201]" office:value-type="float" office:value="399.9988984375" calcext:value-type="float">
            <text:p>399.9989</text:p>
          </table:table-cell>
          <table:table-cell table:style-name="ce48" table:formula="of:=[.AK202]-2*([.$B202]-1)" office:value-type="float" office:value="-0.00110156250013915" calcext:value-type="float">
            <text:p>-0.0011015625</text:p>
          </table:table-cell>
          <table:table-cell table:style-name="Default" office:value-type="float" office:value="63627198071327.2" calcext:value-type="float">
            <text:p>63627198071327.2</text:p>
          </table:table-cell>
          <table:table-cell table:style-name="ce10" table:formula="of:=([.AM202]-[.AM201])/1000" office:value-type="float" office:value="1.99940625" calcext:value-type="float">
            <text:p>1.9994</text:p>
          </table:table-cell>
          <table:table-cell table:style-name="ce10" table:formula="of:=[.AN202]+[.AO201]" office:value-type="float" office:value="399.9983046875" calcext:value-type="float">
            <text:p>399.9983</text:p>
          </table:table-cell>
          <table:table-cell table:style-name="ce54" table:formula="of:=[.AO202]-2*([.$B202]-1)" office:value-type="float" office:value="-0.0016953124999759" calcext:value-type="float">
            <text:p>-0.0016953125</text:p>
          </table:table-cell>
          <table:table-cell table:style-name="Default" office:value-type="float" office:value="63627198533305.8" calcext:value-type="float">
            <text:p>63627198533305.8</text:p>
          </table:table-cell>
          <table:table-cell table:style-name="ce10" table:formula="of:=([.AQ202]-[.AQ201])/1000" office:value-type="float" office:value="1.99909375" calcext:value-type="float">
            <text:p>1.9991</text:p>
          </table:table-cell>
          <table:table-cell table:style-name="ce10" table:formula="of:=[.AR202]+[.AS201]" office:value-type="float" office:value="399.9986953125" calcext:value-type="float">
            <text:p>399.9987</text:p>
          </table:table-cell>
          <table:table-cell table:style-name="ce60" table:formula="of:=[.AS202]-2*([.$B202]-1)" office:value-type="float" office:value="-0.00130468750012369" calcext:value-type="float">
            <text:p>-0.0013046875</text:p>
          </table:table-cell>
          <table:table-cell table:style-name="Default" office:value-type="float" office:value="63627199007049.8" calcext:value-type="float">
            <text:p>63627199007049.8</text:p>
          </table:table-cell>
          <table:table-cell table:style-name="ce10" table:formula="of:=([.AU202]-[.AU201])/1000" office:value-type="float" office:value="2.0023984375" calcext:value-type="float">
            <text:p>2.0024</text:p>
          </table:table-cell>
          <table:table-cell table:style-name="ce10" table:formula="of:=[.AV202]+[.AW201]" office:value-type="float" office:value="399.999796875" calcext:value-type="float">
            <text:p>399.9998</text:p>
          </table:table-cell>
          <table:table-cell table:style-name="ce61" table:formula="of:=[.AW202]-2*([.$B202]-1)" office:value-type="float" office:value="-0.000203125000041382" calcext:value-type="float">
            <text:p>-0.000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202" calcext:value-type="float">
            <text:p>202</text:p>
          </table:table-cell>
          <table:table-cell office:value-type="float" office:value="63627193875575.7" calcext:value-type="float">
            <text:p>63627193875575.7</text:p>
          </table:table-cell>
          <table:table-cell table:formula="of:=([.C203]-[.C202])/1000" office:value-type="float" office:value="2.0028515625" calcext:value-type="float">
            <text:p>2.0029</text:p>
          </table:table-cell>
          <table:table-cell table:formula="of:=[.D203]+[.E202]" office:value-type="float" office:value="402.0012734375" calcext:value-type="float">
            <text:p>402.0013</text:p>
          </table:table-cell>
          <table:table-cell table:style-name="ce12" table:formula="of:=[.E203]-2*([.$B203]-1)" office:value-type="float" office:value="0.00127343750006048" calcext:value-type="float">
            <text:p>0.0012734375</text:p>
          </table:table-cell>
          <table:table-cell table:style-name="Default" office:value-type="float" office:value="63627194340792.6" calcext:value-type="float">
            <text:p>63627194340792.6</text:p>
          </table:table-cell>
          <table:table-cell table:style-name="ce10" table:formula="of:=([.G203]-[.G202])/1000" office:value-type="float" office:value="2.0013046875" calcext:value-type="float">
            <text:p>2.0013</text:p>
          </table:table-cell>
          <table:table-cell table:style-name="ce10" table:formula="of:=[.H203]+[.I202]" office:value-type="float" office:value="401.99946875" calcext:value-type="float">
            <text:p>401.9995</text:p>
          </table:table-cell>
          <table:table-cell table:style-name="ce17" table:formula="of:=[.I203]-2*([.$B203]-1)" office:value-type="float" office:value="-0.000531249999994543" calcext:value-type="float">
            <text:p>-0.00053125</text:p>
          </table:table-cell>
          <table:table-cell table:style-name="Default" office:value-type="float" office:value="63627194805385.6" calcext:value-type="float">
            <text:p>63627194805385.6</text:p>
          </table:table-cell>
          <table:table-cell table:style-name="ce10" table:formula="of:=([.K203]-[.K202])/1000" office:value-type="float" office:value="1.9998046875" calcext:value-type="float">
            <text:p>1.9998</text:p>
          </table:table-cell>
          <table:table-cell table:style-name="ce10" table:formula="of:=[.L203]+[.M202]" office:value-type="float" office:value="401.9981015625" calcext:value-type="float">
            <text:p>401.9981</text:p>
          </table:table-cell>
          <table:table-cell table:style-name="ce21" table:formula="of:=[.M203]-2*([.$B203]-1)" office:value-type="float" office:value="-0.00189843750007412" calcext:value-type="float">
            <text:p>-0.0018984375</text:p>
          </table:table-cell>
          <table:table-cell table:style-name="Default" office:value-type="float" office:value="63627195278214.4" calcext:value-type="float">
            <text:p>63627195278214.4</text:p>
          </table:table-cell>
          <table:table-cell table:style-name="ce10" table:formula="of:=([.O203]-[.O202])/1000" office:value-type="float" office:value="1.997796875" calcext:value-type="float">
            <text:p>1.9978</text:p>
          </table:table-cell>
          <table:table-cell table:style-name="ce10" table:formula="of:=[.P203]+[.Q202]" office:value-type="float" office:value="401.9976953125" calcext:value-type="float">
            <text:p>401.9977</text:p>
          </table:table-cell>
          <table:table-cell table:style-name="ce25" table:formula="of:=[.Q203]-2*([.$B203]-1)" office:value-type="float" office:value="-0.00230468749987267" calcext:value-type="float">
            <text:p>-0.0023046875</text:p>
          </table:table-cell>
          <table:table-cell table:style-name="Default" office:value-type="float" office:value="63627195735597.5" calcext:value-type="float">
            <text:p>63627195735597.5</text:p>
          </table:table-cell>
          <table:table-cell table:style-name="ce10" table:formula="of:=([.S203]-[.S202])/1000" office:value-type="float" office:value="1.999296875" calcext:value-type="float">
            <text:p>1.9993</text:p>
          </table:table-cell>
          <table:table-cell table:style-name="ce10" table:formula="of:=[.T203]+[.U202]" office:value-type="float" office:value="401.998703125" calcext:value-type="float">
            <text:p>401.9987</text:p>
          </table:table-cell>
          <table:table-cell table:style-name="ce26" table:formula="of:=[.U203]-2*([.$B203]-1)" office:value-type="float" office:value="-0.00129687499997999" calcext:value-type="float">
            <text:p>-0.001296875</text:p>
          </table:table-cell>
          <table:table-cell table:style-name="Default" office:value-type="float" office:value="63627196203088.1" calcext:value-type="float">
            <text:p>63627196203088.1</text:p>
          </table:table-cell>
          <table:table-cell table:style-name="ce10" table:formula="of:=([.W203]-[.W202])/1000" office:value-type="float" office:value="2.0023984375" calcext:value-type="float">
            <text:p>2.0024</text:p>
          </table:table-cell>
          <table:table-cell table:style-name="ce10" table:formula="of:=[.X203]+[.Y202]" office:value-type="float" office:value="402" calcext:value-type="float">
            <text:p>402.0000</text:p>
          </table:table-cell>
          <table:table-cell table:style-name="ce29" table:formula="of:=[.Y203]-2*([.$B203]-1)" office:value-type="float" office:value="0" calcext:value-type="float">
            <text:p>0</text:p>
          </table:table-cell>
          <table:table-cell table:style-name="Default" office:value-type="float" office:value="63627196661642.2" calcext:value-type="float">
            <text:p>63627196661642.2</text:p>
          </table:table-cell>
          <table:table-cell table:style-name="ce10" table:formula="of:=([.AA203]-[.AA202])/1000" office:value-type="float" office:value="2.000703125" calcext:value-type="float">
            <text:p>2.0007</text:p>
          </table:table-cell>
          <table:table-cell table:style-name="ce10" table:formula="of:=[.AB203]+[.AC202]" office:value-type="float" office:value="401.9983046875" calcext:value-type="float">
            <text:p>401.9983</text:p>
          </table:table-cell>
          <table:table-cell table:style-name="ce33" table:formula="of:=[.AC203]-2*([.$B203]-1)" office:value-type="float" office:value="-0.00169531250003274" calcext:value-type="float">
            <text:p>-0.0016953125</text:p>
          </table:table-cell>
          <table:table-cell table:style-name="Default" office:value-type="float" office:value="63627197133279.4" calcext:value-type="float">
            <text:p>63627197133279.4</text:p>
          </table:table-cell>
          <table:table-cell table:style-name="ce10" table:formula="of:=([.AE203]-[.AE202])/1000" office:value-type="float" office:value="2.0001953125" calcext:value-type="float">
            <text:p>2.0002</text:p>
          </table:table-cell>
          <table:table-cell table:style-name="ce10" table:formula="of:=[.AF203]+[.AG202]" office:value-type="float" office:value="401.9995" calcext:value-type="float">
            <text:p>401.9995</text:p>
          </table:table-cell>
          <table:table-cell table:style-name="ce40" table:formula="of:=[.AG203]-2*([.$B203]-1)" office:value-type="float" office:value="-0.000499999999988177" calcext:value-type="float">
            <text:p>-0.0005</text:p>
          </table:table-cell>
          <table:table-cell table:style-name="Default" office:value-type="float" office:value="63627197594262.6" calcext:value-type="float">
            <text:p>63627197594262.6</text:p>
          </table:table-cell>
          <table:table-cell table:style-name="ce10" table:formula="of:=([.AI203]-[.AI202])/1000" office:value-type="float" office:value="1.998703125" calcext:value-type="float">
            <text:p>1.9987</text:p>
          </table:table-cell>
          <table:table-cell table:style-name="ce10" table:formula="of:=[.AJ203]+[.AK202]" office:value-type="float" office:value="401.9976015625" calcext:value-type="float">
            <text:p>401.9976</text:p>
          </table:table-cell>
          <table:table-cell table:style-name="ce48" table:formula="of:=[.AK203]-2*([.$B203]-1)" office:value-type="float" office:value="-0.00239843750011914" calcext:value-type="float">
            <text:p>-0.0023984375</text:p>
          </table:table-cell>
          <table:table-cell table:style-name="Default" office:value-type="float" office:value="63627198073328.6" calcext:value-type="float">
            <text:p>63627198073328.6</text:p>
          </table:table-cell>
          <table:table-cell table:style-name="ce10" table:formula="of:=([.AM203]-[.AM202])/1000" office:value-type="float" office:value="2.0013984375" calcext:value-type="float">
            <text:p>2.0014</text:p>
          </table:table-cell>
          <table:table-cell table:style-name="ce10" table:formula="of:=[.AN203]+[.AO202]" office:value-type="float" office:value="401.999703125" calcext:value-type="float">
            <text:p>401.9997</text:p>
          </table:table-cell>
          <table:table-cell table:style-name="ce54" table:formula="of:=[.AO203]-2*([.$B203]-1)" office:value-type="float" office:value="-0.000296875000003638" calcext:value-type="float">
            <text:p>-0.000296875</text:p>
          </table:table-cell>
          <table:table-cell table:style-name="Default" office:value-type="float" office:value="63627198535304.7" calcext:value-type="float">
            <text:p>63627198535304.7</text:p>
          </table:table-cell>
          <table:table-cell table:style-name="ce10" table:formula="of:=([.AQ203]-[.AQ202])/1000" office:value-type="float" office:value="1.99890625" calcext:value-type="float">
            <text:p>1.9989</text:p>
          </table:table-cell>
          <table:table-cell table:style-name="ce10" table:formula="of:=[.AR203]+[.AS202]" office:value-type="float" office:value="401.9976015625" calcext:value-type="float">
            <text:p>401.9976</text:p>
          </table:table-cell>
          <table:table-cell table:style-name="ce60" table:formula="of:=[.AS203]-2*([.$B203]-1)" office:value-type="float" office:value="-0.00239843750011914" calcext:value-type="float">
            <text:p>-0.0023984375</text:p>
          </table:table-cell>
          <table:table-cell table:style-name="Default" office:value-type="float" office:value="63627199009047.7" calcext:value-type="float">
            <text:p>63627199009047.7</text:p>
          </table:table-cell>
          <table:table-cell table:style-name="ce10" table:formula="of:=([.AU203]-[.AU202])/1000" office:value-type="float" office:value="1.99790625" calcext:value-type="float">
            <text:p>1.9979</text:p>
          </table:table-cell>
          <table:table-cell table:style-name="ce10" table:formula="of:=[.AV203]+[.AW202]" office:value-type="float" office:value="401.997703125" calcext:value-type="float">
            <text:p>401.9977</text:p>
          </table:table-cell>
          <table:table-cell table:style-name="ce61" table:formula="of:=[.AW203]-2*([.$B203]-1)" office:value-type="float" office:value="-0.00229687500001319" calcext:value-type="float">
            <text:p>-0.002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203" calcext:value-type="float">
            <text:p>203</text:p>
          </table:table-cell>
          <table:table-cell office:value-type="float" office:value="63627193877573.3" calcext:value-type="float">
            <text:p>63627193877573.3</text:p>
          </table:table-cell>
          <table:table-cell table:formula="of:=([.C204]-[.C203])/1000" office:value-type="float" office:value="1.99759375" calcext:value-type="float">
            <text:p>1.9976</text:p>
          </table:table-cell>
          <table:table-cell table:formula="of:=[.D204]+[.E203]" office:value-type="float" office:value="403.9988671875" calcext:value-type="float">
            <text:p>403.9989</text:p>
          </table:table-cell>
          <table:table-cell table:style-name="ce12" table:formula="of:=[.E204]-2*([.$B204]-1)" office:value-type="float" office:value="-0.00113281249991815" calcext:value-type="float">
            <text:p>-0.0011328125</text:p>
          </table:table-cell>
          <table:table-cell table:style-name="Default" office:value-type="float" office:value="63627194342789.9" calcext:value-type="float">
            <text:p>63627194342789.9</text:p>
          </table:table-cell>
          <table:table-cell table:style-name="ce10" table:formula="of:=([.G204]-[.G203])/1000" office:value-type="float" office:value="1.997296875" calcext:value-type="float">
            <text:p>1.9973</text:p>
          </table:table-cell>
          <table:table-cell table:style-name="ce10" table:formula="of:=[.H204]+[.I203]" office:value-type="float" office:value="403.996765625" calcext:value-type="float">
            <text:p>403.9968</text:p>
          </table:table-cell>
          <table:table-cell table:style-name="ce17" table:formula="of:=[.I204]-2*([.$B204]-1)" office:value-type="float" office:value="-0.00323437499997681" calcext:value-type="float">
            <text:p>-0.003234375</text:p>
          </table:table-cell>
          <table:table-cell table:style-name="Default" office:value-type="float" office:value="63627194807388.8" calcext:value-type="float">
            <text:p>63627194807388.8</text:p>
          </table:table-cell>
          <table:table-cell table:style-name="ce10" table:formula="of:=([.K204]-[.K203])/1000" office:value-type="float" office:value="2.0031953125" calcext:value-type="float">
            <text:p>2.0032</text:p>
          </table:table-cell>
          <table:table-cell table:style-name="ce10" table:formula="of:=[.L204]+[.M203]" office:value-type="float" office:value="404.001296875" calcext:value-type="float">
            <text:p>404.0013</text:p>
          </table:table-cell>
          <table:table-cell table:style-name="ce21" table:formula="of:=[.M204]-2*([.$B204]-1)" office:value-type="float" office:value="0.00129687499992315" calcext:value-type="float">
            <text:p>0.001296875</text:p>
          </table:table-cell>
          <table:table-cell table:style-name="Default" office:value-type="float" office:value="63627195280216.1" calcext:value-type="float">
            <text:p>63627195280216.1</text:p>
          </table:table-cell>
          <table:table-cell table:style-name="ce10" table:formula="of:=([.O204]-[.O203])/1000" office:value-type="float" office:value="2.001703125" calcext:value-type="float">
            <text:p>2.0017</text:p>
          </table:table-cell>
          <table:table-cell table:style-name="ce10" table:formula="of:=[.P204]+[.Q203]" office:value-type="float" office:value="403.9993984375" calcext:value-type="float">
            <text:p>403.9994</text:p>
          </table:table-cell>
          <table:table-cell table:style-name="ce25" table:formula="of:=[.Q204]-2*([.$B204]-1)" office:value-type="float" office:value="-0.000601562499866759" calcext:value-type="float">
            <text:p>-0.0006015625</text:p>
          </table:table-cell>
          <table:table-cell table:style-name="Default" office:value-type="float" office:value="63627195737597.5" calcext:value-type="float">
            <text:p>63627195737597.5</text:p>
          </table:table-cell>
          <table:table-cell table:style-name="ce10" table:formula="of:=([.S204]-[.S203])/1000" office:value-type="float" office:value="2" calcext:value-type="float">
            <text:p>2.0000</text:p>
          </table:table-cell>
          <table:table-cell table:style-name="ce10" table:formula="of:=[.T204]+[.U203]" office:value-type="float" office:value="403.998703125" calcext:value-type="float">
            <text:p>403.9987</text:p>
          </table:table-cell>
          <table:table-cell table:style-name="ce26" table:formula="of:=[.U204]-2*([.$B204]-1)" office:value-type="float" office:value="-0.00129687499997999" calcext:value-type="float">
            <text:p>-0.001296875</text:p>
          </table:table-cell>
          <table:table-cell table:style-name="Default" office:value-type="float" office:value="63627196205085.5" calcext:value-type="float">
            <text:p>63627196205085.5</text:p>
          </table:table-cell>
          <table:table-cell table:style-name="ce10" table:formula="of:=([.W204]-[.W203])/1000" office:value-type="float" office:value="1.9973984375" calcext:value-type="float">
            <text:p>1.9974</text:p>
          </table:table-cell>
          <table:table-cell table:style-name="ce10" table:formula="of:=[.X204]+[.Y203]" office:value-type="float" office:value="403.9973984375" calcext:value-type="float">
            <text:p>403.9974</text:p>
          </table:table-cell>
          <table:table-cell table:style-name="ce29" table:formula="of:=[.Y204]-2*([.$B204]-1)" office:value-type="float" office:value="-0.00260156250016053" calcext:value-type="float">
            <text:p>-0.0026015625</text:p>
          </table:table-cell>
          <table:table-cell table:style-name="Default" office:value-type="float" office:value="63627196663641.4" calcext:value-type="float">
            <text:p>63627196663641.4</text:p>
          </table:table-cell>
          <table:table-cell table:style-name="ce10" table:formula="of:=([.AA204]-[.AA203])/1000" office:value-type="float" office:value="1.9991953125" calcext:value-type="float">
            <text:p>1.9992</text:p>
          </table:table-cell>
          <table:table-cell table:style-name="ce10" table:formula="of:=[.AB204]+[.AC203]" office:value-type="float" office:value="403.9975" calcext:value-type="float">
            <text:p>403.9975</text:p>
          </table:table-cell>
          <table:table-cell table:style-name="ce33" table:formula="of:=[.AC204]-2*([.$B204]-1)" office:value-type="float" office:value="-0.00250000000005457" calcext:value-type="float">
            <text:p>-0.0025</text:p>
          </table:table-cell>
          <table:table-cell table:style-name="Default" office:value-type="float" office:value="63627197135277.3" calcext:value-type="float">
            <text:p>63627197135277.3</text:p>
          </table:table-cell>
          <table:table-cell table:style-name="ce10" table:formula="of:=([.AE204]-[.AE203])/1000" office:value-type="float" office:value="1.9978984375" calcext:value-type="float">
            <text:p>1.9979</text:p>
          </table:table-cell>
          <table:table-cell table:style-name="ce10" table:formula="of:=[.AF204]+[.AG203]" office:value-type="float" office:value="403.9973984375" calcext:value-type="float">
            <text:p>403.9974</text:p>
          </table:table-cell>
          <table:table-cell table:style-name="ce40" table:formula="of:=[.AG204]-2*([.$B204]-1)" office:value-type="float" office:value="-0.00260156249999" calcext:value-type="float">
            <text:p>-0.0026015625</text:p>
          </table:table-cell>
          <table:table-cell table:style-name="Default" office:value-type="float" office:value="63627197596263.8" calcext:value-type="float">
            <text:p>63627197596263.8</text:p>
          </table:table-cell>
          <table:table-cell table:style-name="ce10" table:formula="of:=([.AI204]-[.AI203])/1000" office:value-type="float" office:value="2.0011953125" calcext:value-type="float">
            <text:p>2.0012</text:p>
          </table:table-cell>
          <table:table-cell table:style-name="ce10" table:formula="of:=[.AJ204]+[.AK203]" office:value-type="float" office:value="403.998796875" calcext:value-type="float">
            <text:p>403.9988</text:p>
          </table:table-cell>
          <table:table-cell table:style-name="ce48" table:formula="of:=[.AK204]-2*([.$B204]-1)" office:value-type="float" office:value="-0.00120312500013142" calcext:value-type="float">
            <text:p>-0.001203125</text:p>
          </table:table-cell>
          <table:table-cell table:style-name="Default" office:value-type="float" office:value="63627198075328.6" calcext:value-type="float">
            <text:p>63627198075328.6</text:p>
          </table:table-cell>
          <table:table-cell table:style-name="ce10" table:formula="of:=([.AM204]-[.AM203])/1000" office:value-type="float" office:value="2" calcext:value-type="float">
            <text:p>2.0000</text:p>
          </table:table-cell>
          <table:table-cell table:style-name="ce10" table:formula="of:=[.AN204]+[.AO203]" office:value-type="float" office:value="403.999703125" calcext:value-type="float">
            <text:p>403.9997</text:p>
          </table:table-cell>
          <table:table-cell table:style-name="ce54" table:formula="of:=[.AO204]-2*([.$B204]-1)" office:value-type="float" office:value="-0.000296875000003638" calcext:value-type="float">
            <text:p>-0.000296875</text:p>
          </table:table-cell>
          <table:table-cell table:style-name="Default" office:value-type="float" office:value="63627198537304.4" calcext:value-type="float">
            <text:p>63627198537304.4</text:p>
          </table:table-cell>
          <table:table-cell table:style-name="ce10" table:formula="of:=([.AQ204]-[.AQ203])/1000" office:value-type="float" office:value="1.9996953125" calcext:value-type="float">
            <text:p>1.9997</text:p>
          </table:table-cell>
          <table:table-cell table:style-name="ce10" table:formula="of:=[.AR204]+[.AS203]" office:value-type="float" office:value="403.997296875" calcext:value-type="float">
            <text:p>403.9973</text:p>
          </table:table-cell>
          <table:table-cell table:style-name="ce60" table:formula="of:=[.AS204]-2*([.$B204]-1)" office:value-type="float" office:value="-0.00270312500009595" calcext:value-type="float">
            <text:p>-0.002703125</text:p>
          </table:table-cell>
          <table:table-cell table:style-name="Default" office:value-type="float" office:value="63627199011048.3" calcext:value-type="float">
            <text:p>63627199011048.3</text:p>
          </table:table-cell>
          <table:table-cell table:style-name="ce10" table:formula="of:=([.AU204]-[.AU203])/1000" office:value-type="float" office:value="2.00059375" calcext:value-type="float">
            <text:p>2.0006</text:p>
          </table:table-cell>
          <table:table-cell table:style-name="ce10" table:formula="of:=[.AV204]+[.AW203]" office:value-type="float" office:value="403.998296875" calcext:value-type="float">
            <text:p>403.9983</text:p>
          </table:table-cell>
          <table:table-cell table:style-name="ce61" table:formula="of:=[.AW204]-2*([.$B204]-1)" office:value-type="float" office:value="-0.00170312500000591" calcext:value-type="float">
            <text:p>-0.001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204" calcext:value-type="float">
            <text:p>204</text:p>
          </table:table-cell>
          <table:table-cell office:value-type="float" office:value="63627193879573.2" calcext:value-type="float">
            <text:p>63627193879573.2</text:p>
          </table:table-cell>
          <table:table-cell table:formula="of:=([.C205]-[.C204])/1000" office:value-type="float" office:value="1.9998984375" calcext:value-type="float">
            <text:p>1.9999</text:p>
          </table:table-cell>
          <table:table-cell table:formula="of:=[.D205]+[.E204]" office:value-type="float" office:value="405.998765625" calcext:value-type="float">
            <text:p>405.9988</text:p>
          </table:table-cell>
          <table:table-cell table:style-name="ce12" table:formula="of:=[.E205]-2*([.$B205]-1)" office:value-type="float" office:value="-0.00123437499991041" calcext:value-type="float">
            <text:p>-0.001234375</text:p>
          </table:table-cell>
          <table:table-cell table:style-name="Default" office:value-type="float" office:value="63627194344791.5" calcext:value-type="float">
            <text:p>63627194344791.5</text:p>
          </table:table-cell>
          <table:table-cell table:style-name="ce10" table:formula="of:=([.G205]-[.G204])/1000" office:value-type="float" office:value="2.0016015625" calcext:value-type="float">
            <text:p>2.0016</text:p>
          </table:table-cell>
          <table:table-cell table:style-name="ce10" table:formula="of:=[.H205]+[.I204]" office:value-type="float" office:value="405.9983671875" calcext:value-type="float">
            <text:p>405.9984</text:p>
          </table:table-cell>
          <table:table-cell table:style-name="ce17" table:formula="of:=[.I205]-2*([.$B205]-1)" office:value-type="float" office:value="-0.00163281249996317" calcext:value-type="float">
            <text:p>-0.0016328125</text:p>
          </table:table-cell>
          <table:table-cell table:style-name="Default" office:value-type="float" office:value="63627194809386.7" calcext:value-type="float">
            <text:p>63627194809386.7</text:p>
          </table:table-cell>
          <table:table-cell table:style-name="ce10" table:formula="of:=([.K205]-[.K204])/1000" office:value-type="float" office:value="1.99790625" calcext:value-type="float">
            <text:p>1.9979</text:p>
          </table:table-cell>
          <table:table-cell table:style-name="ce10" table:formula="of:=[.L205]+[.M204]" office:value-type="float" office:value="405.999203125" calcext:value-type="float">
            <text:p>405.9992</text:p>
          </table:table-cell>
          <table:table-cell table:style-name="ce21" table:formula="of:=[.M205]-2*([.$B205]-1)" office:value-type="float" office:value="-0.000796875000048658" calcext:value-type="float">
            <text:p>-0.000796875</text:p>
          </table:table-cell>
          <table:table-cell table:style-name="Default" office:value-type="float" office:value="63627195282215.3" calcext:value-type="float">
            <text:p>63627195282215.3</text:p>
          </table:table-cell>
          <table:table-cell table:style-name="ce10" table:formula="of:=([.O205]-[.O204])/1000" office:value-type="float" office:value="1.9991953125" calcext:value-type="float">
            <text:p>1.9992</text:p>
          </table:table-cell>
          <table:table-cell table:style-name="ce10" table:formula="of:=[.P205]+[.Q204]" office:value-type="float" office:value="405.99859375" calcext:value-type="float">
            <text:p>405.9986</text:p>
          </table:table-cell>
          <table:table-cell table:style-name="ce25" table:formula="of:=[.Q205]-2*([.$B205]-1)" office:value-type="float" office:value="-0.00140624999988859" calcext:value-type="float">
            <text:p>-0.00140625</text:p>
          </table:table-cell>
          <table:table-cell table:style-name="Default" office:value-type="float" office:value="63627195739598.1" calcext:value-type="float">
            <text:p>63627195739598.1</text:p>
          </table:table-cell>
          <table:table-cell table:style-name="ce10" table:formula="of:=([.S205]-[.S204])/1000" office:value-type="float" office:value="2.0006015625" calcext:value-type="float">
            <text:p>2.0006</text:p>
          </table:table-cell>
          <table:table-cell table:style-name="ce10" table:formula="of:=[.T205]+[.U204]" office:value-type="float" office:value="405.9993046875" calcext:value-type="float">
            <text:p>405.9993</text:p>
          </table:table-cell>
          <table:table-cell table:style-name="ce26" table:formula="of:=[.U205]-2*([.$B205]-1)" office:value-type="float" office:value="-0.000695312499999545" calcext:value-type="float">
            <text:p>-0.0006953125</text:p>
          </table:table-cell>
          <table:table-cell table:style-name="Default" office:value-type="float" office:value="63627196207086.2" calcext:value-type="float">
            <text:p>63627196207086.2</text:p>
          </table:table-cell>
          <table:table-cell table:style-name="ce10" table:formula="of:=([.W205]-[.W204])/1000" office:value-type="float" office:value="2.000703125" calcext:value-type="float">
            <text:p>2.0007</text:p>
          </table:table-cell>
          <table:table-cell table:style-name="ce10" table:formula="of:=[.X205]+[.Y204]" office:value-type="float" office:value="405.9981015625" calcext:value-type="float">
            <text:p>405.9981</text:p>
          </table:table-cell>
          <table:table-cell table:style-name="ce29" table:formula="of:=[.Y205]-2*([.$B205]-1)" office:value-type="float" office:value="-0.00189843750018781" calcext:value-type="float">
            <text:p>-0.0018984375</text:p>
          </table:table-cell>
          <table:table-cell table:style-name="Default" office:value-type="float" office:value="63627196665641.9" calcext:value-type="float">
            <text:p>63627196665641.9</text:p>
          </table:table-cell>
          <table:table-cell table:style-name="ce10" table:formula="of:=([.AA205]-[.AA204])/1000" office:value-type="float" office:value="2.0005" calcext:value-type="float">
            <text:p>2.0005</text:p>
          </table:table-cell>
          <table:table-cell table:style-name="ce10" table:formula="of:=[.AB205]+[.AC204]" office:value-type="float" office:value="405.998" calcext:value-type="float">
            <text:p>405.9980</text:p>
          </table:table-cell>
          <table:table-cell table:style-name="ce33" table:formula="of:=[.AC205]-2*([.$B205]-1)" office:value-type="float" office:value="-0.00200000000006639" calcext:value-type="float">
            <text:p>-0.002</text:p>
          </table:table-cell>
          <table:table-cell table:style-name="Default" office:value-type="float" office:value="63627197137277.2" calcext:value-type="float">
            <text:p>63627197137277.2</text:p>
          </table:table-cell>
          <table:table-cell table:style-name="ce10" table:formula="of:=([.AE205]-[.AE204])/1000" office:value-type="float" office:value="1.99990625" calcext:value-type="float">
            <text:p>1.9999</text:p>
          </table:table-cell>
          <table:table-cell table:style-name="ce10" table:formula="of:=[.AF205]+[.AG204]" office:value-type="float" office:value="405.9973046875" calcext:value-type="float">
            <text:p>405.9973</text:p>
          </table:table-cell>
          <table:table-cell table:style-name="ce40" table:formula="of:=[.AG205]-2*([.$B205]-1)" office:value-type="float" office:value="-0.00269531250000909" calcext:value-type="float">
            <text:p>-0.0026953125</text:p>
          </table:table-cell>
          <table:table-cell table:style-name="Default" office:value-type="float" office:value="63627197598264.9" calcext:value-type="float">
            <text:p>63627197598264.9</text:p>
          </table:table-cell>
          <table:table-cell table:style-name="ce10" table:formula="of:=([.AI205]-[.AI204])/1000" office:value-type="float" office:value="2.0011015625" calcext:value-type="float">
            <text:p>2.0011</text:p>
          </table:table-cell>
          <table:table-cell table:style-name="ce10" table:formula="of:=[.AJ205]+[.AK204]" office:value-type="float" office:value="405.9998984375" calcext:value-type="float">
            <text:p>405.9999</text:p>
          </table:table-cell>
          <table:table-cell table:style-name="ce48" table:formula="of:=[.AK205]-2*([.$B205]-1)" office:value-type="float" office:value="-0.000101562500105956" calcext:value-type="float">
            <text:p>-0.0001015625</text:p>
          </table:table-cell>
          <table:table-cell table:style-name="Default" office:value-type="float" office:value="63627198077326.6" calcext:value-type="float">
            <text:p>63627198077326.6</text:p>
          </table:table-cell>
          <table:table-cell table:style-name="ce10" table:formula="of:=([.AM205]-[.AM204])/1000" office:value-type="float" office:value="1.998" calcext:value-type="float">
            <text:p>1.9980</text:p>
          </table:table-cell>
          <table:table-cell table:style-name="ce10" table:formula="of:=[.AN205]+[.AO204]" office:value-type="float" office:value="405.997703125" calcext:value-type="float">
            <text:p>405.9977</text:p>
          </table:table-cell>
          <table:table-cell table:style-name="ce54" table:formula="of:=[.AO205]-2*([.$B205]-1)" office:value-type="float" office:value="-0.00229687500001319" calcext:value-type="float">
            <text:p>-0.002296875</text:p>
          </table:table-cell>
          <table:table-cell table:style-name="Default" office:value-type="float" office:value="63627198539306.4" calcext:value-type="float">
            <text:p>63627198539306.4</text:p>
          </table:table-cell>
          <table:table-cell table:style-name="ce10" table:formula="of:=([.AQ205]-[.AQ204])/1000" office:value-type="float" office:value="2.002" calcext:value-type="float">
            <text:p>2.0020</text:p>
          </table:table-cell>
          <table:table-cell table:style-name="ce10" table:formula="of:=[.AR205]+[.AS204]" office:value-type="float" office:value="405.999296875" calcext:value-type="float">
            <text:p>405.9993</text:p>
          </table:table-cell>
          <table:table-cell table:style-name="ce60" table:formula="of:=[.AS205]-2*([.$B205]-1)" office:value-type="float" office:value="-0.000703125000086402" calcext:value-type="float">
            <text:p>-0.000703125</text:p>
          </table:table-cell>
          <table:table-cell table:style-name="Default" office:value-type="float" office:value="63627199013048.4" calcext:value-type="float">
            <text:p>63627199013048.4</text:p>
          </table:table-cell>
          <table:table-cell table:style-name="ce10" table:formula="of:=([.AU205]-[.AU204])/1000" office:value-type="float" office:value="2.0001015625" calcext:value-type="float">
            <text:p>2.0001</text:p>
          </table:table-cell>
          <table:table-cell table:style-name="ce10" table:formula="of:=[.AV205]+[.AW204]" office:value-type="float" office:value="405.9983984375" calcext:value-type="float">
            <text:p>405.9984</text:p>
          </table:table-cell>
          <table:table-cell table:style-name="ce61" table:formula="of:=[.AW205]-2*([.$B205]-1)" office:value-type="float" office:value="-0.00160156250001364" calcext:value-type="float">
            <text:p>-0.0016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205" calcext:value-type="float">
            <text:p>205</text:p>
          </table:table-cell>
          <table:table-cell office:value-type="float" office:value="63627193881573.2" calcext:value-type="float">
            <text:p>63627193881573.2</text:p>
          </table:table-cell>
          <table:table-cell table:formula="of:=([.C206]-[.C205])/1000" office:value-type="float" office:value="2.0000625" calcext:value-type="float">
            <text:p>2.0001</text:p>
          </table:table-cell>
          <table:table-cell table:formula="of:=[.D206]+[.E205]" office:value-type="float" office:value="407.998828125" calcext:value-type="float">
            <text:p>407.9988</text:p>
          </table:table-cell>
          <table:table-cell table:style-name="ce12" table:formula="of:=[.E206]-2*([.$B206]-1)" office:value-type="float" office:value="-0.00117187499989768" calcext:value-type="float">
            <text:p>-0.001171875</text:p>
          </table:table-cell>
          <table:table-cell table:style-name="Default" office:value-type="float" office:value="63627194346790.3" calcext:value-type="float">
            <text:p>63627194346790.3</text:p>
          </table:table-cell>
          <table:table-cell table:style-name="ce10" table:formula="of:=([.G206]-[.G205])/1000" office:value-type="float" office:value="1.998796875" calcext:value-type="float">
            <text:p>1.9988</text:p>
          </table:table-cell>
          <table:table-cell table:style-name="ce10" table:formula="of:=[.H206]+[.I205]" office:value-type="float" office:value="407.9971640625" calcext:value-type="float">
            <text:p>407.9972</text:p>
          </table:table-cell>
          <table:table-cell table:style-name="ce17" table:formula="of:=[.I206]-2*([.$B206]-1)" office:value-type="float" office:value="-0.0028359374999809" calcext:value-type="float">
            <text:p>-0.0028359375</text:p>
          </table:table-cell>
          <table:table-cell table:style-name="Default" office:value-type="float" office:value="63627194811385.9" calcext:value-type="float">
            <text:p>63627194811385.9</text:p>
          </table:table-cell>
          <table:table-cell table:style-name="ce10" table:formula="of:=([.K206]-[.K205])/1000" office:value-type="float" office:value="1.9991953125" calcext:value-type="float">
            <text:p>1.9992</text:p>
          </table:table-cell>
          <table:table-cell table:style-name="ce10" table:formula="of:=[.L206]+[.M205]" office:value-type="float" office:value="407.9983984375" calcext:value-type="float">
            <text:p>407.9984</text:p>
          </table:table-cell>
          <table:table-cell table:style-name="ce21" table:formula="of:=[.M206]-2*([.$B206]-1)" office:value-type="float" office:value="-0.00160156250007049" calcext:value-type="float">
            <text:p>-0.0016015625</text:p>
          </table:table-cell>
          <table:table-cell table:style-name="Default" office:value-type="float" office:value="63627195284213.7" calcext:value-type="float">
            <text:p>63627195284213.7</text:p>
          </table:table-cell>
          <table:table-cell table:style-name="ce10" table:formula="of:=([.O206]-[.O205])/1000" office:value-type="float" office:value="1.99840625" calcext:value-type="float">
            <text:p>1.9984</text:p>
          </table:table-cell>
          <table:table-cell table:style-name="ce10" table:formula="of:=[.P206]+[.Q205]" office:value-type="float" office:value="407.997" calcext:value-type="float">
            <text:p>407.9970</text:p>
          </table:table-cell>
          <table:table-cell table:style-name="ce25" table:formula="of:=[.Q206]-2*([.$B206]-1)" office:value-type="float" office:value="-0.00299999999987222" calcext:value-type="float">
            <text:p>-0.003</text:p>
          </table:table-cell>
          <table:table-cell table:style-name="Default" office:value-type="float" office:value="63627195741597.3" calcext:value-type="float">
            <text:p>63627195741597.3</text:p>
          </table:table-cell>
          <table:table-cell table:style-name="ce10" table:formula="of:=([.S206]-[.S205])/1000" office:value-type="float" office:value="1.9991953125" calcext:value-type="float">
            <text:p>1.9992</text:p>
          </table:table-cell>
          <table:table-cell table:style-name="ce10" table:formula="of:=[.T206]+[.U205]" office:value-type="float" office:value="407.9985" calcext:value-type="float">
            <text:p>407.9985</text:p>
          </table:table-cell>
          <table:table-cell table:style-name="ce26" table:formula="of:=[.U206]-2*([.$B206]-1)" office:value-type="float" office:value="-0.00150000000002137" calcext:value-type="float">
            <text:p>-0.0015</text:p>
          </table:table-cell>
          <table:table-cell table:style-name="Default" office:value-type="float" office:value="63627196209086" calcext:value-type="float">
            <text:p>63627196209086</text:p>
          </table:table-cell>
          <table:table-cell table:style-name="ce10" table:formula="of:=([.W206]-[.W205])/1000" office:value-type="float" office:value="1.999796875" calcext:value-type="float">
            <text:p>1.9998</text:p>
          </table:table-cell>
          <table:table-cell table:style-name="ce10" table:formula="of:=[.X206]+[.Y205]" office:value-type="float" office:value="407.9978984375" calcext:value-type="float">
            <text:p>407.9979</text:p>
          </table:table-cell>
          <table:table-cell table:style-name="ce29" table:formula="of:=[.Y206]-2*([.$B206]-1)" office:value-type="float" office:value="-0.00210156250017235" calcext:value-type="float">
            <text:p>-0.0021015625</text:p>
          </table:table-cell>
          <table:table-cell table:style-name="Default" office:value-type="float" office:value="63627196667641.6" calcext:value-type="float">
            <text:p>63627196667641.6</text:p>
          </table:table-cell>
          <table:table-cell table:style-name="ce10" table:formula="of:=([.AA206]-[.AA205])/1000" office:value-type="float" office:value="1.999703125" calcext:value-type="float">
            <text:p>1.9997</text:p>
          </table:table-cell>
          <table:table-cell table:style-name="ce10" table:formula="of:=[.AB206]+[.AC205]" office:value-type="float" office:value="407.997703125" calcext:value-type="float">
            <text:p>407.9977</text:p>
          </table:table-cell>
          <table:table-cell table:style-name="ce33" table:formula="of:=[.AC206]-2*([.$B206]-1)" office:value-type="float" office:value="-0.00229687500007003" calcext:value-type="float">
            <text:p>-0.002296875</text:p>
          </table:table-cell>
          <table:table-cell table:style-name="Default" office:value-type="float" office:value="63627197139277.4" calcext:value-type="float">
            <text:p>63627197139277.4</text:p>
          </table:table-cell>
          <table:table-cell table:style-name="ce10" table:formula="of:=([.AE206]-[.AE205])/1000" office:value-type="float" office:value="2.0001953125" calcext:value-type="float">
            <text:p>2.0002</text:p>
          </table:table-cell>
          <table:table-cell table:style-name="ce10" table:formula="of:=[.AF206]+[.AG205]" office:value-type="float" office:value="407.9975" calcext:value-type="float">
            <text:p>407.9975</text:p>
          </table:table-cell>
          <table:table-cell table:style-name="ce40" table:formula="of:=[.AG206]-2*([.$B206]-1)" office:value-type="float" office:value="-0.00249999999999773" calcext:value-type="float">
            <text:p>-0.0025</text:p>
          </table:table-cell>
          <table:table-cell table:style-name="Default" office:value-type="float" office:value="63627197600263.8" calcext:value-type="float">
            <text:p>63627197600263.8</text:p>
          </table:table-cell>
          <table:table-cell table:style-name="ce10" table:formula="of:=([.AI206]-[.AI205])/1000" office:value-type="float" office:value="1.9988984375" calcext:value-type="float">
            <text:p>1.9989</text:p>
          </table:table-cell>
          <table:table-cell table:style-name="ce10" table:formula="of:=[.AJ206]+[.AK205]" office:value-type="float" office:value="407.998796875" calcext:value-type="float">
            <text:p>407.9988</text:p>
          </table:table-cell>
          <table:table-cell table:style-name="ce48" table:formula="of:=[.AK206]-2*([.$B206]-1)" office:value-type="float" office:value="-0.00120312500013142" calcext:value-type="float">
            <text:p>-0.001203125</text:p>
          </table:table-cell>
          <table:table-cell table:style-name="Default" office:value-type="float" office:value="63627198079326.5" calcext:value-type="float">
            <text:p>63627198079326.5</text:p>
          </table:table-cell>
          <table:table-cell table:style-name="ce10" table:formula="of:=([.AM206]-[.AM205])/1000" office:value-type="float" office:value="1.9998984375" calcext:value-type="float">
            <text:p>1.9999</text:p>
          </table:table-cell>
          <table:table-cell table:style-name="ce10" table:formula="of:=[.AN206]+[.AO205]" office:value-type="float" office:value="407.9976015625" calcext:value-type="float">
            <text:p>407.9976</text:p>
          </table:table-cell>
          <table:table-cell table:style-name="ce54" table:formula="of:=[.AO206]-2*([.$B206]-1)" office:value-type="float" office:value="-0.00239843750000546" calcext:value-type="float">
            <text:p>-0.0023984375</text:p>
          </table:table-cell>
          <table:table-cell table:style-name="Default" office:value-type="float" office:value="63627198541305.8" calcext:value-type="float">
            <text:p>63627198541305.8</text:p>
          </table:table-cell>
          <table:table-cell table:style-name="ce10" table:formula="of:=([.AQ206]-[.AQ205])/1000" office:value-type="float" office:value="1.9993984375" calcext:value-type="float">
            <text:p>1.9994</text:p>
          </table:table-cell>
          <table:table-cell table:style-name="ce10" table:formula="of:=[.AR206]+[.AS205]" office:value-type="float" office:value="407.9986953125" calcext:value-type="float">
            <text:p>407.9987</text:p>
          </table:table-cell>
          <table:table-cell table:style-name="ce60" table:formula="of:=[.AS206]-2*([.$B206]-1)" office:value-type="float" office:value="-0.00130468750006685" calcext:value-type="float">
            <text:p>-0.0013046875</text:p>
          </table:table-cell>
          <table:table-cell table:style-name="Default" office:value-type="float" office:value="63627199015048.8" calcext:value-type="float">
            <text:p>63627199015048.8</text:p>
          </table:table-cell>
          <table:table-cell table:style-name="ce10" table:formula="of:=([.AU206]-[.AU205])/1000" office:value-type="float" office:value="2.0003984375" calcext:value-type="float">
            <text:p>2.0004</text:p>
          </table:table-cell>
          <table:table-cell table:style-name="ce10" table:formula="of:=[.AV206]+[.AW205]" office:value-type="float" office:value="407.998796875" calcext:value-type="float">
            <text:p>407.9988</text:p>
          </table:table-cell>
          <table:table-cell table:style-name="ce61" table:formula="of:=[.AW206]-2*([.$B206]-1)" office:value-type="float" office:value="-0.00120312500001774" calcext:value-type="float">
            <text:p>-0.001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7" office:value-type="float" office:value="206" calcext:value-type="float">
            <text:p>206</text:p>
          </table:table-cell>
          <table:table-cell office:value-type="float" office:value="63627193883573.9" calcext:value-type="float">
            <text:p>63627193883573.9</text:p>
          </table:table-cell>
          <table:table-cell table:formula="of:=([.C207]-[.C206])/1000" office:value-type="float" office:value="2.0006484375" calcext:value-type="float">
            <text:p>2.0006</text:p>
          </table:table-cell>
          <table:table-cell table:formula="of:=[.D207]+[.E206]" office:value-type="float" office:value="409.9994765625" calcext:value-type="float">
            <text:p>409.9995</text:p>
          </table:table-cell>
          <table:table-cell table:style-name="ce12" table:formula="of:=[.E207]-2*([.$B207]-1)" office:value-type="float" office:value="-0.000523437499907686" calcext:value-type="float">
            <text:p>-0.0005234375</text:p>
          </table:table-cell>
          <table:table-cell table:style-name="Default" office:value-type="float" office:value="63627194348789.8" calcext:value-type="float">
            <text:p>63627194348789.8</text:p>
          </table:table-cell>
          <table:table-cell table:style-name="ce10" table:formula="of:=([.G207]-[.G206])/1000" office:value-type="float" office:value="1.9995" calcext:value-type="float">
            <text:p>1.9995</text:p>
          </table:table-cell>
          <table:table-cell table:style-name="ce10" table:formula="of:=[.H207]+[.I206]" office:value-type="float" office:value="409.9966640625" calcext:value-type="float">
            <text:p>409.9967</text:p>
          </table:table-cell>
          <table:table-cell table:style-name="ce17" table:formula="of:=[.I207]-2*([.$B207]-1)" office:value-type="float" office:value="-0.00333593749996908" calcext:value-type="float">
            <text:p>-0.0033359375</text:p>
          </table:table-cell>
          <table:table-cell table:style-name="Default" office:value-type="float" office:value="63627194813385.2" calcext:value-type="float">
            <text:p>63627194813385.2</text:p>
          </table:table-cell>
          <table:table-cell table:style-name="ce10" table:formula="of:=([.K207]-[.K206])/1000" office:value-type="float" office:value="1.9993046875" calcext:value-type="float">
            <text:p>1.9993</text:p>
          </table:table-cell>
          <table:table-cell table:style-name="ce10" table:formula="of:=[.L207]+[.M206]" office:value-type="float" office:value="409.997703125" calcext:value-type="float">
            <text:p>409.9977</text:p>
          </table:table-cell>
          <table:table-cell table:style-name="ce21" table:formula="of:=[.M207]-2*([.$B207]-1)" office:value-type="float" office:value="-0.00229687500007003" calcext:value-type="float">
            <text:p>-0.002296875</text:p>
          </table:table-cell>
          <table:table-cell table:style-name="Default" office:value-type="float" office:value="63627195286215.7" calcext:value-type="float">
            <text:p>63627195286215.7</text:p>
          </table:table-cell>
          <table:table-cell table:style-name="ce10" table:formula="of:=([.O207]-[.O206])/1000" office:value-type="float" office:value="2.002" calcext:value-type="float">
            <text:p>2.0020</text:p>
          </table:table-cell>
          <table:table-cell table:style-name="ce10" table:formula="of:=[.P207]+[.Q206]" office:value-type="float" office:value="409.999" calcext:value-type="float">
            <text:p>409.9990</text:p>
          </table:table-cell>
          <table:table-cell table:style-name="ce25" table:formula="of:=[.Q207]-2*([.$B207]-1)" office:value-type="float" office:value="-0.000999999999862666" calcext:value-type="float">
            <text:p>-0.001</text:p>
          </table:table-cell>
          <table:table-cell table:style-name="Default" office:value-type="float" office:value="63627195743596.1" calcext:value-type="float">
            <text:p>63627195743596.1</text:p>
          </table:table-cell>
          <table:table-cell table:style-name="ce10" table:formula="of:=([.S207]-[.S206])/1000" office:value-type="float" office:value="1.9988046875" calcext:value-type="float">
            <text:p>1.9988</text:p>
          </table:table-cell>
          <table:table-cell table:style-name="ce10" table:formula="of:=[.T207]+[.U206]" office:value-type="float" office:value="409.9973046875" calcext:value-type="float">
            <text:p>409.9973</text:p>
          </table:table-cell>
          <table:table-cell table:style-name="ce26" table:formula="of:=[.U207]-2*([.$B207]-1)" office:value-type="float" office:value="-0.00269531250000909" calcext:value-type="float">
            <text:p>-0.0026953125</text:p>
          </table:table-cell>
          <table:table-cell table:style-name="Default" office:value-type="float" office:value="63627196213086" calcext:value-type="float">
            <text:p>63627196213086</text:p>
          </table:table-cell>
          <table:table-cell table:style-name="ce10" table:formula="of:=([.W207]-[.W206])/1000" office:value-type="float" office:value="4" calcext:value-type="float">
            <text:p>4.0000</text:p>
          </table:table-cell>
          <table:table-cell table:style-name="ce10" table:formula="of:=[.X207]+[.Y206]" office:value-type="float" office:value="411.9978984375" calcext:value-type="float">
            <text:p>411.9979</text:p>
          </table:table-cell>
          <table:table-cell table:style-name="ce29" table:formula="of:=[.Y207]-2*([.$B207]-1)" office:value-type="float" office:value="1.99789843749983" calcext:value-type="float">
            <text:p>1.9978984375</text:p>
          </table:table-cell>
          <table:table-cell table:style-name="Default" office:value-type="float" office:value="63627196669642" calcext:value-type="float">
            <text:p>63627196669642</text:p>
          </table:table-cell>
          <table:table-cell table:style-name="ce10" table:formula="of:=([.AA207]-[.AA206])/1000" office:value-type="float" office:value="2.0003984375" calcext:value-type="float">
            <text:p>2.0004</text:p>
          </table:table-cell>
          <table:table-cell table:style-name="ce10" table:formula="of:=[.AB207]+[.AC206]" office:value-type="float" office:value="409.9981015625" calcext:value-type="float">
            <text:p>409.9981</text:p>
          </table:table-cell>
          <table:table-cell table:style-name="ce33" table:formula="of:=[.AC207]-2*([.$B207]-1)" office:value-type="float" office:value="-0.00189843750007412" calcext:value-type="float">
            <text:p>-0.0018984375</text:p>
          </table:table-cell>
          <table:table-cell table:style-name="Default" office:value-type="float" office:value="63627197141278.2" calcext:value-type="float">
            <text:p>63627197141278.2</text:p>
          </table:table-cell>
          <table:table-cell table:style-name="ce10" table:formula="of:=([.AE207]-[.AE206])/1000" office:value-type="float" office:value="2.0008046875" calcext:value-type="float">
            <text:p>2.0008</text:p>
          </table:table-cell>
          <table:table-cell table:style-name="ce10" table:formula="of:=[.AF207]+[.AG206]" office:value-type="float" office:value="409.9983046875" calcext:value-type="float">
            <text:p>409.9983</text:p>
          </table:table-cell>
          <table:table-cell table:style-name="ce40" table:formula="of:=[.AG207]-2*([.$B207]-1)" office:value-type="float" office:value="-0.0016953124999759" calcext:value-type="float">
            <text:p>-0.0016953125</text:p>
          </table:table-cell>
          <table:table-cell table:formula="of:=[.AI208]" office:value-type="float" office:value="63627197604907.9" calcext:value-type="float">
            <text:p>63627197604907.9</text:p>
          </table:table-cell>
          <table:table-cell table:style-name="ce10" table:formula="of:=([.AI207]-[.AI206])/1000" office:value-type="float" office:value="4.6441015625" calcext:value-type="float">
            <text:p>4.6441</text:p>
          </table:table-cell>
          <table:table-cell table:style-name="ce10" table:formula="of:=[.AJ207]+[.AK206]" office:value-type="float" office:value="412.6428984375" calcext:value-type="float">
            <text:p>412.6429</text:p>
          </table:table-cell>
          <table:table-cell table:style-name="ce48" table:formula="of:=[.AK207]-2*([.$B207]-1)" office:value-type="float" office:value="2.64289843749987" calcext:value-type="float">
            <text:p>2.6428984375</text:p>
          </table:table-cell>
          <table:table-cell table:style-name="Default" office:value-type="float" office:value="63627198082737.8" calcext:value-type="float">
            <text:p>63627198082737.8</text:p>
          </table:table-cell>
          <table:table-cell table:style-name="ce10" table:formula="of:=([.AM207]-[.AM206])/1000" office:value-type="float" office:value="3.411296875" calcext:value-type="float">
            <text:p>3.4113</text:p>
          </table:table-cell>
          <table:table-cell table:style-name="ce10" table:formula="of:=[.AN207]+[.AO206]" office:value-type="float" office:value="411.4088984375" calcext:value-type="float">
            <text:p>411.4089</text:p>
          </table:table-cell>
          <table:table-cell table:style-name="ce54" table:formula="of:=[.AO207]-2*([.$B207]-1)" office:value-type="float" office:value="1.4088984375" calcext:value-type="float">
            <text:p>1.4088984375</text:p>
          </table:table-cell>
          <table:table-cell table:style-name="Default" office:value-type="float" office:value="63627198543304.9" calcext:value-type="float">
            <text:p>63627198543304.9</text:p>
          </table:table-cell>
          <table:table-cell table:style-name="ce10" table:formula="of:=([.AQ207]-[.AQ206])/1000" office:value-type="float" office:value="1.9991015625" calcext:value-type="float">
            <text:p>1.9991</text:p>
          </table:table-cell>
          <table:table-cell table:style-name="ce10" table:formula="of:=[.AR207]+[.AS206]" office:value-type="float" office:value="409.997796875" calcext:value-type="float">
            <text:p>409.9978</text:p>
          </table:table-cell>
          <table:table-cell table:style-name="ce60" table:formula="of:=[.AS207]-2*([.$B207]-1)" office:value-type="float" office:value="-0.00220312500005093" calcext:value-type="float">
            <text:p>-0.002203125</text:p>
          </table:table-cell>
          <table:table-cell table:style-name="Default" office:value-type="float" office:value="63627199017048.3" calcext:value-type="float">
            <text:p>63627199017048.3</text:p>
          </table:table-cell>
          <table:table-cell table:style-name="ce10" table:formula="of:=([.AU207]-[.AU206])/1000" office:value-type="float" office:value="1.9995" calcext:value-type="float">
            <text:p>1.9995</text:p>
          </table:table-cell>
          <table:table-cell table:style-name="ce10" table:formula="of:=[.AV207]+[.AW206]" office:value-type="float" office:value="409.998296875" calcext:value-type="float">
            <text:p>409.9983</text:p>
          </table:table-cell>
          <table:table-cell table:style-name="ce61" table:formula="of:=[.AW207]-2*([.$B207]-1)" office:value-type="float" office:value="-0.00170312500000591" calcext:value-type="float">
            <text:p>-0.001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7" office:value-type="float" office:value="207" calcext:value-type="float">
            <text:p>207</text:p>
          </table:table-cell>
          <table:table-cell office:value-type="float" office:value="63627193885572.9" calcext:value-type="float">
            <text:p>63627193885572.9</text:p>
          </table:table-cell>
          <table:table-cell table:formula="of:=([.C208]-[.C207])/1000" office:value-type="float" office:value="1.999" calcext:value-type="float">
            <text:p>1.9990</text:p>
          </table:table-cell>
          <table:table-cell table:formula="of:=[.D208]+[.E207]" office:value-type="float" office:value="411.9984765625" calcext:value-type="float">
            <text:p>411.9985</text:p>
          </table:table-cell>
          <table:table-cell table:style-name="ce12" table:formula="of:=[.E208]-2*([.$B208]-1)" office:value-type="float" office:value="-0.00152343749988404" calcext:value-type="float">
            <text:p>-0.0015234375</text:p>
          </table:table-cell>
          <table:table-cell table:style-name="Default" office:value-type="float" office:value="63627194350790.8" calcext:value-type="float">
            <text:p>63627194350790.8</text:p>
          </table:table-cell>
          <table:table-cell table:style-name="ce10" table:formula="of:=([.G208]-[.G207])/1000" office:value-type="float" office:value="2.001" calcext:value-type="float">
            <text:p>2.0010</text:p>
          </table:table-cell>
          <table:table-cell table:style-name="ce10" table:formula="of:=[.H208]+[.I207]" office:value-type="float" office:value="411.9976640625" calcext:value-type="float">
            <text:p>411.9977</text:p>
          </table:table-cell>
          <table:table-cell table:style-name="ce17" table:formula="of:=[.I208]-2*([.$B208]-1)" office:value-type="float" office:value="-0.00233593749999272" calcext:value-type="float">
            <text:p>-0.0023359375</text:p>
          </table:table-cell>
          <table:table-cell table:style-name="Default" office:value-type="float" office:value="63627194815387.4" calcext:value-type="float">
            <text:p>63627194815387.4</text:p>
          </table:table-cell>
          <table:table-cell table:style-name="ce10" table:formula="of:=([.K208]-[.K207])/1000" office:value-type="float" office:value="2.0021953125" calcext:value-type="float">
            <text:p>2.0022</text:p>
          </table:table-cell>
          <table:table-cell table:style-name="ce10" table:formula="of:=[.L208]+[.M207]" office:value-type="float" office:value="411.9998984375" calcext:value-type="float">
            <text:p>411.9999</text:p>
          </table:table-cell>
          <table:table-cell table:style-name="ce21" table:formula="of:=[.M208]-2*([.$B208]-1)" office:value-type="float" office:value="-0.000101562500049113" calcext:value-type="float">
            <text:p>-0.0001015625</text:p>
          </table:table-cell>
          <table:table-cell table:style-name="Default" office:value-type="float" office:value="63627195288214.4" calcext:value-type="float">
            <text:p>63627195288214.4</text:p>
          </table:table-cell>
          <table:table-cell table:style-name="ce10" table:formula="of:=([.O208]-[.O207])/1000" office:value-type="float" office:value="1.9986953125" calcext:value-type="float">
            <text:p>1.9987</text:p>
          </table:table-cell>
          <table:table-cell table:style-name="ce10" table:formula="of:=[.P208]+[.Q207]" office:value-type="float" office:value="411.9976953125" calcext:value-type="float">
            <text:p>411.9977</text:p>
          </table:table-cell>
          <table:table-cell table:style-name="ce25" table:formula="of:=[.Q208]-2*([.$B208]-1)" office:value-type="float" office:value="-0.00230468749987267" calcext:value-type="float">
            <text:p>-0.0023046875</text:p>
          </table:table-cell>
          <table:table-cell table:style-name="Default" office:value-type="float" office:value="63627195745598.2" calcext:value-type="float">
            <text:p>63627195745598.2</text:p>
          </table:table-cell>
          <table:table-cell table:style-name="ce10" table:formula="of:=([.S208]-[.S207])/1000" office:value-type="float" office:value="2.0021015625" calcext:value-type="float">
            <text:p>2.0021</text:p>
          </table:table-cell>
          <table:table-cell table:style-name="ce10" table:formula="of:=[.T208]+[.U207]" office:value-type="float" office:value="411.99940625" calcext:value-type="float">
            <text:p>411.9994</text:p>
          </table:table-cell>
          <table:table-cell table:style-name="ce26" table:formula="of:=[.U208]-2*([.$B208]-1)" office:value-type="float" office:value="-0.000593750000007276" calcext:value-type="float">
            <text:p>-0.00059375</text:p>
          </table:table-cell>
          <table:table-cell table:style-name="Default" office:value-type="float" office:value="63627196215086.9" calcext:value-type="float">
            <text:p>63627196215086.9</text:p>
          </table:table-cell>
          <table:table-cell table:style-name="ce10" table:formula="of:=([.W208]-[.W207])/1000" office:value-type="float" office:value="2.0008984375" calcext:value-type="float">
            <text:p>2.0009</text:p>
          </table:table-cell>
          <table:table-cell table:style-name="ce10" table:formula="of:=[.X208]+[.Y207]" office:value-type="float" office:value="413.998796875" calcext:value-type="float">
            <text:p>413.9988</text:p>
          </table:table-cell>
          <table:table-cell table:style-name="ce29" table:formula="of:=[.Y208]-2*([.$B208]-1)" office:value-type="float" office:value="1.99879687499981" calcext:value-type="float">
            <text:p>1.998796875</text:p>
          </table:table-cell>
          <table:table-cell table:style-name="Default" office:value-type="float" office:value="63627196671671.4" calcext:value-type="float">
            <text:p>63627196671671.4</text:p>
          </table:table-cell>
          <table:table-cell table:style-name="ce10" table:formula="of:=([.AA208]-[.AA207])/1000" office:value-type="float" office:value="2.0293984375" calcext:value-type="float">
            <text:p>2.0294</text:p>
          </table:table-cell>
          <table:table-cell table:style-name="ce10" table:formula="of:=[.AB208]+[.AC207]" office:value-type="float" office:value="412.0275" calcext:value-type="float">
            <text:p>412.0275</text:p>
          </table:table-cell>
          <table:table-cell table:style-name="ce33" table:formula="of:=[.AC208]-2*([.$B208]-1)" office:value-type="float" office:value="0.0274999999999181" calcext:value-type="float">
            <text:p>0.0275</text:p>
          </table:table-cell>
          <table:table-cell table:style-name="Default" office:value-type="float" office:value="63627197143280.2" calcext:value-type="float">
            <text:p>63627197143280.2</text:p>
          </table:table-cell>
          <table:table-cell table:style-name="ce10" table:formula="of:=([.AE208]-[.AE207])/1000" office:value-type="float" office:value="2.002" calcext:value-type="float">
            <text:p>2.0020</text:p>
          </table:table-cell>
          <table:table-cell table:style-name="ce10" table:formula="of:=[.AF208]+[.AG207]" office:value-type="float" office:value="412.0003046875" calcext:value-type="float">
            <text:p>412.0003</text:p>
          </table:table-cell>
          <table:table-cell table:style-name="ce40" table:formula="of:=[.AG208]-2*([.$B208]-1)" office:value-type="float" office:value="0.000304687500033651" calcext:value-type="float">
            <text:p>0.0003046875</text:p>
          </table:table-cell>
          <table:table-cell table:style-name="Default" office:value-type="float" office:value="63627197604907.9" calcext:value-type="float">
            <text:p>63627197604907.9</text:p>
          </table:table-cell>
          <table:table-cell table:style-name="ce10" table:formula="of:=([.AI208]-[.AI207])/1000" office:value-type="float" office:value="0" calcext:value-type="float">
            <text:p>0.0000</text:p>
          </table:table-cell>
          <table:table-cell table:style-name="ce10" table:formula="of:=[.AJ208]+[.AK207]" office:value-type="float" office:value="412.6428984375" calcext:value-type="float">
            <text:p>412.6429</text:p>
          </table:table-cell>
          <table:table-cell table:style-name="ce48" table:formula="of:=[.AK208]-2*([.$B208]-1)" office:value-type="float" office:value="0.642898437499866" calcext:value-type="float">
            <text:p>0.6428984375</text:p>
          </table:table-cell>
          <table:table-cell table:style-name="Default" office:value-type="float" office:value="63627198083326.4" calcext:value-type="float">
            <text:p>63627198083326.4</text:p>
          </table:table-cell>
          <table:table-cell table:style-name="ce10" table:formula="of:=([.AM208]-[.AM207])/1000" office:value-type="float" office:value="0.5886015625" calcext:value-type="float">
            <text:p>0.5886</text:p>
          </table:table-cell>
          <table:table-cell table:style-name="ce10" table:formula="of:=[.AN208]+[.AO207]" office:value-type="float" office:value="411.9975" calcext:value-type="float">
            <text:p>411.9975</text:p>
          </table:table-cell>
          <table:table-cell table:style-name="ce54" table:formula="of:=[.AO208]-2*([.$B208]-1)" office:value-type="float" office:value="-0.00249999999999773" calcext:value-type="float">
            <text:p>-0.0025</text:p>
          </table:table-cell>
          <table:table-cell table:style-name="Default" office:value-type="float" office:value="63627198545307.3" calcext:value-type="float">
            <text:p>63627198545307.3</text:p>
          </table:table-cell>
          <table:table-cell table:style-name="ce10" table:formula="of:=([.AQ208]-[.AQ207])/1000" office:value-type="float" office:value="2.0023984375" calcext:value-type="float">
            <text:p>2.0024</text:p>
          </table:table-cell>
          <table:table-cell table:style-name="ce10" table:formula="of:=[.AR208]+[.AS207]" office:value-type="float" office:value="412.0001953125" calcext:value-type="float">
            <text:p>412.0002</text:p>
          </table:table-cell>
          <table:table-cell table:style-name="ce60" table:formula="of:=[.AS208]-2*([.$B208]-1)" office:value-type="float" office:value="0.000195312499954525" calcext:value-type="float">
            <text:p>0.0001953125</text:p>
          </table:table-cell>
          <table:table-cell table:style-name="Default" office:value-type="float" office:value="63627199019049.1" calcext:value-type="float">
            <text:p>63627199019049.1</text:p>
          </table:table-cell>
          <table:table-cell table:style-name="ce10" table:formula="of:=([.AU208]-[.AU207])/1000" office:value-type="float" office:value="2.0008046875" calcext:value-type="float">
            <text:p>2.0008</text:p>
          </table:table-cell>
          <table:table-cell table:style-name="ce10" table:formula="of:=[.AV208]+[.AW207]" office:value-type="float" office:value="411.9991015625" calcext:value-type="float">
            <text:p>411.9991</text:p>
          </table:table-cell>
          <table:table-cell table:style-name="ce61" table:formula="of:=[.AW208]-2*([.$B208]-1)" office:value-type="float" office:value="-0.000898437499984084" calcext:value-type="float">
            <text:p>-0.0008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7" office:value-type="float" office:value="208" calcext:value-type="float">
            <text:p>208</text:p>
          </table:table-cell>
          <table:table-cell office:value-type="float" office:value="63627193887572.2" calcext:value-type="float">
            <text:p>63627193887572.2</text:p>
          </table:table-cell>
          <table:table-cell table:formula="of:=([.C209]-[.C208])/1000" office:value-type="float" office:value="1.999328125" calcext:value-type="float">
            <text:p>1.9993</text:p>
          </table:table-cell>
          <table:table-cell table:formula="of:=[.D209]+[.E208]" office:value-type="float" office:value="413.9978046875" calcext:value-type="float">
            <text:p>413.9978</text:p>
          </table:table-cell>
          <table:table-cell table:style-name="ce12" table:formula="of:=[.E209]-2*([.$B209]-1)" office:value-type="float" office:value="-0.00219531249990723" calcext:value-type="float">
            <text:p>-0.0021953125</text:p>
          </table:table-cell>
          <table:table-cell table:style-name="Default" office:value-type="float" office:value="63627194352790.8" calcext:value-type="float">
            <text:p>63627194352790.8</text:p>
          </table:table-cell>
          <table:table-cell table:style-name="ce10" table:formula="of:=([.G209]-[.G208])/1000" office:value-type="float" office:value="2" calcext:value-type="float">
            <text:p>2.0000</text:p>
          </table:table-cell>
          <table:table-cell table:style-name="ce10" table:formula="of:=[.H209]+[.I208]" office:value-type="float" office:value="413.9976640625" calcext:value-type="float">
            <text:p>413.9977</text:p>
          </table:table-cell>
          <table:table-cell table:style-name="ce17" table:formula="of:=[.I209]-2*([.$B209]-1)" office:value-type="float" office:value="-0.00233593749999272" calcext:value-type="float">
            <text:p>-0.0023359375</text:p>
          </table:table-cell>
          <table:table-cell table:style-name="Default" office:value-type="float" office:value="63627194817386.5" calcext:value-type="float">
            <text:p>63627194817386.5</text:p>
          </table:table-cell>
          <table:table-cell table:style-name="ce10" table:formula="of:=([.K209]-[.K208])/1000" office:value-type="float" office:value="1.9991015625" calcext:value-type="float">
            <text:p>1.9991</text:p>
          </table:table-cell>
          <table:table-cell table:style-name="ce10" table:formula="of:=[.L209]+[.M208]" office:value-type="float" office:value="413.999" calcext:value-type="float">
            <text:p>413.9990</text:p>
          </table:table-cell>
          <table:table-cell table:style-name="ce21" table:formula="of:=[.M209]-2*([.$B209]-1)" office:value-type="float" office:value="-0.0010000000000332" calcext:value-type="float">
            <text:p>-0.001</text:p>
          </table:table-cell>
          <table:table-cell table:style-name="Default" office:value-type="float" office:value="63627195290215.8" calcext:value-type="float">
            <text:p>63627195290215.8</text:p>
          </table:table-cell>
          <table:table-cell table:style-name="ce10" table:formula="of:=([.O209]-[.O208])/1000" office:value-type="float" office:value="2.0013984375" calcext:value-type="float">
            <text:p>2.0014</text:p>
          </table:table-cell>
          <table:table-cell table:style-name="ce10" table:formula="of:=[.P209]+[.Q208]" office:value-type="float" office:value="413.99909375" calcext:value-type="float">
            <text:p>413.9991</text:p>
          </table:table-cell>
          <table:table-cell table:style-name="ce25" table:formula="of:=[.Q209]-2*([.$B209]-1)" office:value-type="float" office:value="-0.00090624999990041" calcext:value-type="float">
            <text:p>-0.00090625</text:p>
          </table:table-cell>
          <table:table-cell table:style-name="Default" office:value-type="float" office:value="63627195747597.4" calcext:value-type="float">
            <text:p>63627195747597.4</text:p>
          </table:table-cell>
          <table:table-cell table:style-name="ce10" table:formula="of:=([.S209]-[.S208])/1000" office:value-type="float" office:value="1.9991953125" calcext:value-type="float">
            <text:p>1.9992</text:p>
          </table:table-cell>
          <table:table-cell table:style-name="ce10" table:formula="of:=[.T209]+[.U208]" office:value-type="float" office:value="413.9986015625" calcext:value-type="float">
            <text:p>413.9986</text:p>
          </table:table-cell>
          <table:table-cell table:style-name="ce26" table:formula="of:=[.U209]-2*([.$B209]-1)" office:value-type="float" office:value="-0.0013984375000291" calcext:value-type="float">
            <text:p>-0.0013984375</text:p>
          </table:table-cell>
          <table:table-cell table:style-name="Default" office:value-type="float" office:value="63627196217086.8" calcext:value-type="float">
            <text:p>63627196217086.8</text:p>
          </table:table-cell>
          <table:table-cell table:style-name="ce10" table:formula="of:=([.W209]-[.W208])/1000" office:value-type="float" office:value="1.9998984375" calcext:value-type="float">
            <text:p>1.9999</text:p>
          </table:table-cell>
          <table:table-cell table:style-name="ce10" table:formula="of:=[.X209]+[.Y208]" office:value-type="float" office:value="415.9986953125" calcext:value-type="float">
            <text:p>415.9987</text:p>
          </table:table-cell>
          <table:table-cell table:style-name="ce29" table:formula="of:=[.Y209]-2*([.$B209]-1)" office:value-type="float" office:value="1.99869531249982" calcext:value-type="float">
            <text:p>1.9986953125</text:p>
          </table:table-cell>
          <table:table-cell table:style-name="Default" office:value-type="float" office:value="63627196673641.2" calcext:value-type="float">
            <text:p>63627196673641.2</text:p>
          </table:table-cell>
          <table:table-cell table:style-name="ce10" table:formula="of:=([.AA209]-[.AA208])/1000" office:value-type="float" office:value="1.9698046875" calcext:value-type="float">
            <text:p>1.9698</text:p>
          </table:table-cell>
          <table:table-cell table:style-name="ce10" table:formula="of:=[.AB209]+[.AC208]" office:value-type="float" office:value="413.9973046875" calcext:value-type="float">
            <text:p>413.9973</text:p>
          </table:table-cell>
          <table:table-cell table:style-name="ce33" table:formula="of:=[.AC209]-2*([.$B209]-1)" office:value-type="float" office:value="-0.00269531250006594" calcext:value-type="float">
            <text:p>-0.0026953125</text:p>
          </table:table-cell>
          <table:table-cell table:style-name="Default" office:value-type="float" office:value="63627197145277.9" calcext:value-type="float">
            <text:p>63627197145277.9</text:p>
          </table:table-cell>
          <table:table-cell table:style-name="ce10" table:formula="of:=([.AE209]-[.AE208])/1000" office:value-type="float" office:value="1.9976953125" calcext:value-type="float">
            <text:p>1.9977</text:p>
          </table:table-cell>
          <table:table-cell table:style-name="ce10" table:formula="of:=[.AF209]+[.AG208]" office:value-type="float" office:value="413.998" calcext:value-type="float">
            <text:p>413.9980</text:p>
          </table:table-cell>
          <table:table-cell table:style-name="ce40" table:formula="of:=[.AG209]-2*([.$B209]-1)" office:value-type="float" office:value="-0.00199999999995271" calcext:value-type="float">
            <text:p>-0.002</text:p>
          </table:table-cell>
          <table:table-cell table:style-name="Default" office:value-type="float" office:value="63627197606262.6" calcext:value-type="float">
            <text:p>63627197606262.6</text:p>
          </table:table-cell>
          <table:table-cell table:style-name="ce10" table:formula="of:=([.AI209]-[.AI208])/1000" office:value-type="float" office:value="1.354703125" calcext:value-type="float">
            <text:p>1.3547</text:p>
          </table:table-cell>
          <table:table-cell table:style-name="ce10" table:formula="of:=[.AJ209]+[.AK208]" office:value-type="float" office:value="413.9976015625" calcext:value-type="float">
            <text:p>413.9976</text:p>
          </table:table-cell>
          <table:table-cell table:style-name="ce48" table:formula="of:=[.AK209]-2*([.$B209]-1)" office:value-type="float" office:value="-0.00239843750011914" calcext:value-type="float">
            <text:p>-0.0023984375</text:p>
          </table:table-cell>
          <table:table-cell table:style-name="Default" office:value-type="float" office:value="63627198085326.5" calcext:value-type="float">
            <text:p>63627198085326.5</text:p>
          </table:table-cell>
          <table:table-cell table:style-name="ce10" table:formula="of:=([.AM209]-[.AM208])/1000" office:value-type="float" office:value="2.0001015625" calcext:value-type="float">
            <text:p>2.0001</text:p>
          </table:table-cell>
          <table:table-cell table:style-name="ce10" table:formula="of:=[.AN209]+[.AO208]" office:value-type="float" office:value="413.9976015625" calcext:value-type="float">
            <text:p>413.9976</text:p>
          </table:table-cell>
          <table:table-cell table:style-name="ce54" table:formula="of:=[.AO209]-2*([.$B209]-1)" office:value-type="float" office:value="-0.00239843750000546" calcext:value-type="float">
            <text:p>-0.0023984375</text:p>
          </table:table-cell>
          <table:table-cell table:style-name="Default" office:value-type="float" office:value="63627198547305.4" calcext:value-type="float">
            <text:p>63627198547305.4</text:p>
          </table:table-cell>
          <table:table-cell table:style-name="ce10" table:formula="of:=([.AQ209]-[.AQ208])/1000" office:value-type="float" office:value="1.9981015625" calcext:value-type="float">
            <text:p>1.9981</text:p>
          </table:table-cell>
          <table:table-cell table:style-name="ce10" table:formula="of:=[.AR209]+[.AS208]" office:value-type="float" office:value="413.998296875" calcext:value-type="float">
            <text:p>413.9983</text:p>
          </table:table-cell>
          <table:table-cell table:style-name="ce60" table:formula="of:=[.AS209]-2*([.$B209]-1)" office:value-type="float" office:value="-0.00170312500006276" calcext:value-type="float">
            <text:p>-0.001703125</text:p>
          </table:table-cell>
          <table:table-cell table:style-name="Default" office:value-type="float" office:value="63627199021048.8" calcext:value-type="float">
            <text:p>63627199021048.8</text:p>
          </table:table-cell>
          <table:table-cell table:style-name="ce10" table:formula="of:=([.AU209]-[.AU208])/1000" office:value-type="float" office:value="1.9996953125" calcext:value-type="float">
            <text:p>1.9997</text:p>
          </table:table-cell>
          <table:table-cell table:style-name="ce10" table:formula="of:=[.AV209]+[.AW208]" office:value-type="float" office:value="413.998796875" calcext:value-type="float">
            <text:p>413.9988</text:p>
          </table:table-cell>
          <table:table-cell table:style-name="ce61" table:formula="of:=[.AW209]-2*([.$B209]-1)" office:value-type="float" office:value="-0.00120312499996089" calcext:value-type="float">
            <text:p>-0.001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ost</text:p>
          </table:table-cell>
          <table:table-cell table:style-name="ce7" office:value-type="float" office:value="209" calcext:value-type="float">
            <text:p>209</text:p>
          </table:table-cell>
          <table:table-cell office:value-type="float" office:value="63627193889574.1" calcext:value-type="float">
            <text:p>63627193889574.1</text:p>
          </table:table-cell>
          <table:table-cell table:formula="of:=([.C210]-[.C209])/1000" office:value-type="float" office:value="2.00184375" calcext:value-type="float">
            <text:p>2.0018</text:p>
          </table:table-cell>
          <table:table-cell table:formula="of:=[.D210]+[.E209]" office:value-type="float" office:value="415.9996484375" calcext:value-type="float">
            <text:p>415.9996</text:p>
          </table:table-cell>
          <table:table-cell table:style-name="ce12" table:formula="of:=[.E210]-2*([.$B210]-1)" office:value-type="float" office:value="-0.000351562499929514" calcext:value-type="float">
            <text:p>-0.0003515625</text:p>
          </table:table-cell>
          <table:table-cell table:style-name="Default" office:value-type="float" office:value="63627194354789.6" calcext:value-type="float">
            <text:p>63627194354789.6</text:p>
          </table:table-cell>
          <table:table-cell table:style-name="ce10" table:formula="of:=([.G210]-[.G209])/1000" office:value-type="float" office:value="1.9988046875" calcext:value-type="float">
            <text:p>1.9988</text:p>
          </table:table-cell>
          <table:table-cell table:style-name="ce10" table:formula="of:=[.H210]+[.I209]" office:value-type="float" office:value="415.99646875" calcext:value-type="float">
            <text:p>415.9965</text:p>
          </table:table-cell>
          <table:table-cell table:style-name="ce17" table:formula="of:=[.I210]-2*([.$B210]-1)" office:value-type="float" office:value="-0.00353124999998045" calcext:value-type="float">
            <text:p>-0.00353125</text:p>
          </table:table-cell>
          <table:table-cell table:style-name="Default" office:value-type="float" office:value="63627194819387.3" calcext:value-type="float">
            <text:p>63627194819387.3</text:p>
          </table:table-cell>
          <table:table-cell table:style-name="ce10" table:formula="of:=([.K210]-[.K209])/1000" office:value-type="float" office:value="2.000796875" calcext:value-type="float">
            <text:p>2.0008</text:p>
          </table:table-cell>
          <table:table-cell table:style-name="ce10" table:formula="of:=[.L210]+[.M209]" office:value-type="float" office:value="415.999796875" calcext:value-type="float">
            <text:p>415.9998</text:p>
          </table:table-cell>
          <table:table-cell table:style-name="ce21" table:formula="of:=[.M210]-2*([.$B210]-1)" office:value-type="float" office:value="-0.000203125000041382" calcext:value-type="float">
            <text:p>-0.000203125</text:p>
          </table:table-cell>
          <table:table-cell table:style-name="Default" office:value-type="float" office:value="63627195292214" calcext:value-type="float">
            <text:p>63627195292214</text:p>
          </table:table-cell>
          <table:table-cell table:style-name="ce10" table:formula="of:=([.O210]-[.O209])/1000" office:value-type="float" office:value="1.998203125" calcext:value-type="float">
            <text:p>1.9982</text:p>
          </table:table-cell>
          <table:table-cell table:style-name="ce10" table:formula="of:=[.P210]+[.Q209]" office:value-type="float" office:value="415.997296875" calcext:value-type="float">
            <text:p>415.9973</text:p>
          </table:table-cell>
          <table:table-cell table:style-name="ce25" table:formula="of:=[.Q210]-2*([.$B210]-1)" office:value-type="float" office:value="-0.00270312499992542" calcext:value-type="float">
            <text:p>-0.002703125</text:p>
          </table:table-cell>
          <table:table-cell table:style-name="Default" office:value-type="float" office:value="63627195749597.8" calcext:value-type="float">
            <text:p>63627195749597.8</text:p>
          </table:table-cell>
          <table:table-cell table:style-name="ce10" table:formula="of:=([.S210]-[.S209])/1000" office:value-type="float" office:value="2.0003984375" calcext:value-type="float">
            <text:p>2.0004</text:p>
          </table:table-cell>
          <table:table-cell table:style-name="ce10" table:formula="of:=[.T210]+[.U209]" office:value-type="float" office:value="415.999" calcext:value-type="float">
            <text:p>415.9990</text:p>
          </table:table-cell>
          <table:table-cell table:style-name="ce26" table:formula="of:=[.U210]-2*([.$B210]-1)" office:value-type="float" office:value="-0.0010000000000332" calcext:value-type="float">
            <text:p>-0.001</text:p>
          </table:table-cell>
          <table:table-cell table:style-name="Default" office:value-type="float" office:value="63627196219085.7" calcext:value-type="float">
            <text:p>63627196219085.7</text:p>
          </table:table-cell>
          <table:table-cell table:style-name="ce10" table:formula="of:=([.W210]-[.W209])/1000" office:value-type="float" office:value="1.99890625" calcext:value-type="float">
            <text:p>1.9989</text:p>
          </table:table-cell>
          <table:table-cell table:style-name="ce10" table:formula="of:=[.X210]+[.Y209]" office:value-type="float" office:value="417.9976015625" calcext:value-type="float">
            <text:p>417.9976</text:p>
          </table:table-cell>
          <table:table-cell table:style-name="ce29" table:formula="of:=[.Y210]-2*([.$B210]-1)" office:value-type="float" office:value="1.99760156249982" calcext:value-type="float">
            <text:p>1.9976015625</text:p>
          </table:table-cell>
          <table:table-cell table:style-name="Default" office:value-type="float" office:value="63627196675641.6" calcext:value-type="float">
            <text:p>63627196675641.6</text:p>
          </table:table-cell>
          <table:table-cell table:style-name="ce10" table:formula="of:=([.AA210]-[.AA209])/1000" office:value-type="float" office:value="2.0003984375" calcext:value-type="float">
            <text:p>2.0004</text:p>
          </table:table-cell>
          <table:table-cell table:style-name="ce10" table:formula="of:=[.AB210]+[.AC209]" office:value-type="float" office:value="415.997703125" calcext:value-type="float">
            <text:p>415.9977</text:p>
          </table:table-cell>
          <table:table-cell table:style-name="ce33" table:formula="of:=[.AC210]-2*([.$B210]-1)" office:value-type="float" office:value="-0.00229687500007003" calcext:value-type="float">
            <text:p>-0.002296875</text:p>
          </table:table-cell>
          <table:table-cell table:style-name="Default" office:value-type="float" office:value="63627197147278.7" calcext:value-type="float">
            <text:p>63627197147278.7</text:p>
          </table:table-cell>
          <table:table-cell table:style-name="ce10" table:formula="of:=([.AE210]-[.AE209])/1000" office:value-type="float" office:value="2.0008046875" calcext:value-type="float">
            <text:p>2.0008</text:p>
          </table:table-cell>
          <table:table-cell table:style-name="ce10" table:formula="of:=[.AF210]+[.AG209]" office:value-type="float" office:value="415.9988046875" calcext:value-type="float">
            <text:p>415.9988</text:p>
          </table:table-cell>
          <table:table-cell table:style-name="ce40" table:formula="of:=[.AG210]-2*([.$B210]-1)" office:value-type="float" office:value="-0.00119531249993088" calcext:value-type="float">
            <text:p>-0.0011953125</text:p>
          </table:table-cell>
          <table:table-cell table:style-name="Default" office:value-type="float" office:value="63627197608262.1" calcext:value-type="float">
            <text:p>63627197608262.1</text:p>
          </table:table-cell>
          <table:table-cell table:style-name="ce10" table:formula="of:=([.AI210]-[.AI209])/1000" office:value-type="float" office:value="1.9995" calcext:value-type="float">
            <text:p>1.9995</text:p>
          </table:table-cell>
          <table:table-cell table:style-name="ce10" table:formula="of:=[.AJ210]+[.AK209]" office:value-type="float" office:value="415.9971015625" calcext:value-type="float">
            <text:p>415.9971</text:p>
          </table:table-cell>
          <table:table-cell table:style-name="ce48" table:formula="of:=[.AK210]-2*([.$B210]-1)" office:value-type="float" office:value="-0.00289843750010732" calcext:value-type="float">
            <text:p>-0.0028984375</text:p>
          </table:table-cell>
          <table:table-cell table:style-name="Default" office:value-type="float" office:value="63627198087326.5" calcext:value-type="float">
            <text:p>63627198087326.5</text:p>
          </table:table-cell>
          <table:table-cell table:style-name="ce10" table:formula="of:=([.AM210]-[.AM209])/1000" office:value-type="float" office:value="2" calcext:value-type="float">
            <text:p>2.0000</text:p>
          </table:table-cell>
          <table:table-cell table:style-name="ce10" table:formula="of:=[.AN210]+[.AO209]" office:value-type="float" office:value="415.9976015625" calcext:value-type="float">
            <text:p>415.9976</text:p>
          </table:table-cell>
          <table:table-cell table:style-name="ce54" table:formula="of:=[.AO210]-2*([.$B210]-1)" office:value-type="float" office:value="-0.00239843750000546" calcext:value-type="float">
            <text:p>-0.0023984375</text:p>
          </table:table-cell>
          <table:table-cell table:style-name="Default" office:value-type="float" office:value="63627198549306.8" calcext:value-type="float">
            <text:p>63627198549306.8</text:p>
          </table:table-cell>
          <table:table-cell table:style-name="ce10" table:formula="of:=([.AQ210]-[.AQ209])/1000" office:value-type="float" office:value="2.0013984375" calcext:value-type="float">
            <text:p>2.0014</text:p>
          </table:table-cell>
          <table:table-cell table:style-name="ce10" table:formula="of:=[.AR210]+[.AS209]" office:value-type="float" office:value="415.9996953125" calcext:value-type="float">
            <text:p>415.9997</text:p>
          </table:table-cell>
          <table:table-cell table:style-name="ce60" table:formula="of:=[.AS210]-2*([.$B210]-1)" office:value-type="float" office:value="-0.000304687500090495" calcext:value-type="float">
            <text:p>-0.0003046875</text:p>
          </table:table-cell>
          <table:table-cell table:style-name="Default" office:value-type="float" office:value="63627199023049" calcext:value-type="float">
            <text:p>63627199023049</text:p>
          </table:table-cell>
          <table:table-cell table:style-name="ce10" table:formula="of:=([.AU210]-[.AU209])/1000" office:value-type="float" office:value="2.000203125" calcext:value-type="float">
            <text:p>2.0002</text:p>
          </table:table-cell>
          <table:table-cell table:style-name="ce10" table:formula="of:=[.AV210]+[.AW209]" office:value-type="float" office:value="415.999" calcext:value-type="float">
            <text:p>415.9990</text:p>
          </table:table-cell>
          <table:table-cell table:style-name="ce61" table:formula="of:=[.AW210]-2*([.$B210]-1)" office:value-type="float" office:value="-0.000999999999976353" calcext:value-type="float">
            <text:p>-0.00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ost</text:p>
          </table:table-cell>
          <table:table-cell table:style-name="ce7" office:value-type="float" office:value="210" calcext:value-type="float">
            <text:p>210</text:p>
          </table:table-cell>
          <table:table-cell office:value-type="float" office:value="63627193892044.8" calcext:value-type="float">
            <text:p>63627193892044.8</text:p>
          </table:table-cell>
          <table:table-cell table:formula="of:=([.C211]-[.C210])/1000" office:value-type="float" office:value="2.47078125" calcext:value-type="float">
            <text:p>2.4708</text:p>
          </table:table-cell>
          <table:table-cell table:formula="of:=[.D211]+[.E210]" office:value-type="float" office:value="418.4704296875" calcext:value-type="float">
            <text:p>418.4704</text:p>
          </table:table-cell>
          <table:table-cell table:style-name="ce12" table:formula="of:=[.E211]-2*([.$B211]-1)" office:value-type="float" office:value="0.470429687500086" calcext:value-type="float">
            <text:p>0.4704296875</text:p>
          </table:table-cell>
          <table:table-cell table:style-name="Default" office:value-type="float" office:value="63627194356791.8" calcext:value-type="float">
            <text:p>63627194356791.8</text:p>
          </table:table-cell>
          <table:table-cell table:style-name="ce10" table:formula="of:=([.G211]-[.G210])/1000" office:value-type="float" office:value="2.0021953125" calcext:value-type="float">
            <text:p>2.0022</text:p>
          </table:table-cell>
          <table:table-cell table:style-name="ce10" table:formula="of:=[.H211]+[.I210]" office:value-type="float" office:value="417.9986640625" calcext:value-type="float">
            <text:p>417.9987</text:p>
          </table:table-cell>
          <table:table-cell table:style-name="ce17" table:formula="of:=[.I211]-2*([.$B211]-1)" office:value-type="float" office:value="-0.00133593749995953" calcext:value-type="float">
            <text:p>-0.0013359375</text:p>
          </table:table-cell>
          <table:table-cell table:style-name="Default" office:value-type="float" office:value="63627194821385.2" calcext:value-type="float">
            <text:p>63627194821385.2</text:p>
          </table:table-cell>
          <table:table-cell table:style-name="ce10" table:formula="of:=([.K211]-[.K210])/1000" office:value-type="float" office:value="1.99790625" calcext:value-type="float">
            <text:p>1.9979</text:p>
          </table:table-cell>
          <table:table-cell table:style-name="ce10" table:formula="of:=[.L211]+[.M210]" office:value-type="float" office:value="417.997703125" calcext:value-type="float">
            <text:p>417.9977</text:p>
          </table:table-cell>
          <table:table-cell table:style-name="ce21" table:formula="of:=[.M211]-2*([.$B211]-1)" office:value-type="float" office:value="-0.00229687500001319" calcext:value-type="float">
            <text:p>-0.002296875</text:p>
          </table:table-cell>
          <table:table-cell table:style-name="Default" office:value-type="float" office:value="63627195298414.9" calcext:value-type="float">
            <text:p>63627195298414.9</text:p>
          </table:table-cell>
          <table:table-cell table:style-name="ce10" table:formula="of:=([.O211]-[.O210])/1000" office:value-type="float" office:value="6.2008984375" calcext:value-type="float">
            <text:p>6.2009</text:p>
          </table:table-cell>
          <table:table-cell table:style-name="ce10" table:formula="of:=[.P211]+[.Q210]" office:value-type="float" office:value="422.1981953125" calcext:value-type="float">
            <text:p>422.1982</text:p>
          </table:table-cell>
          <table:table-cell table:style-name="ce25" table:formula="of:=[.Q211]-2*([.$B211]-1)" office:value-type="float" office:value="4.19819531250005" calcext:value-type="float">
            <text:p>4.1981953125</text:p>
          </table:table-cell>
          <table:table-cell table:style-name="Default" office:value-type="float" office:value="63627195751597.2" calcext:value-type="float">
            <text:p>63627195751597.2</text:p>
          </table:table-cell>
          <table:table-cell table:style-name="ce10" table:formula="of:=([.S211]-[.S210])/1000" office:value-type="float" office:value="1.99940625" calcext:value-type="float">
            <text:p>1.9994</text:p>
          </table:table-cell>
          <table:table-cell table:style-name="ce10" table:formula="of:=[.T211]+[.U210]" office:value-type="float" office:value="417.99840625" calcext:value-type="float">
            <text:p>417.9984</text:p>
          </table:table-cell>
          <table:table-cell table:style-name="ce26" table:formula="of:=[.U211]-2*([.$B211]-1)" office:value-type="float" office:value="-0.00159375000004047" calcext:value-type="float">
            <text:p>-0.00159375</text:p>
          </table:table-cell>
          <table:table-cell/>
          <table:table-cell table:style-name="ce10" table:number-columns-repeated="2"/>
          <table:table-cell table:style-name="ce29"/>
          <table:table-cell table:style-name="Default" office:value-type="float" office:value="63627196679757.4" calcext:value-type="float">
            <text:p>63627196679757.4</text:p>
          </table:table-cell>
          <table:table-cell table:style-name="ce10" table:formula="of:=([.AA211]-[.AA210])/1000" office:value-type="float" office:value="4.115796875" calcext:value-type="float">
            <text:p>4.1158</text:p>
          </table:table-cell>
          <table:table-cell table:style-name="ce10" table:formula="of:=[.AB211]+[.AC210]" office:value-type="float" office:value="420.1135" calcext:value-type="float">
            <text:p>420.1135</text:p>
          </table:table-cell>
          <table:table-cell table:style-name="ce33" table:formula="of:=[.AC211]-2*([.$B211]-1)" office:value-type="float" office:value="2.11349999999993" calcext:value-type="float">
            <text:p>2.1135</text:p>
          </table:table-cell>
          <table:table-cell table:style-name="Default" office:value-type="float" office:value="63627197149278.4" calcext:value-type="float">
            <text:p>63627197149278.4</text:p>
          </table:table-cell>
          <table:table-cell table:style-name="ce10" table:formula="of:=([.AE211]-[.AE210])/1000" office:value-type="float" office:value="1.9996953125" calcext:value-type="float">
            <text:p>1.9997</text:p>
          </table:table-cell>
          <table:table-cell table:style-name="ce10" table:formula="of:=[.AF211]+[.AG210]" office:value-type="float" office:value="417.9985" calcext:value-type="float">
            <text:p>417.9985</text:p>
          </table:table-cell>
          <table:table-cell table:style-name="ce40" table:formula="of:=[.AG211]-2*([.$B211]-1)" office:value-type="float" office:value="-0.00149999999990769" calcext:value-type="float">
            <text:p>-0.0015</text:p>
          </table:table-cell>
          <table:table-cell table:style-name="Default" office:value-type="float" office:value="63627197623406.9" calcext:value-type="float">
            <text:p>63627197623406.9</text:p>
          </table:table-cell>
          <table:table-cell table:style-name="ce10" table:formula="of:=([.AI211]-[.AI210])/1000" office:value-type="float" office:value="15.144796875" calcext:value-type="float">
            <text:p>15.1448</text:p>
          </table:table-cell>
          <table:table-cell table:style-name="ce10" table:formula="of:=[.AJ211]+[.AK210]" office:value-type="float" office:value="431.1418984375" calcext:value-type="float">
            <text:p>431.1419</text:p>
          </table:table-cell>
          <table:table-cell table:style-name="ce48" table:formula="of:=[.AK211]-2*([.$B211]-1)" office:value-type="float" office:value="13.1418984374999" calcext:value-type="float">
            <text:p>13.1418984375</text:p>
          </table:table-cell>
          <table:table-cell table:style-name="Default" office:value-type="float" office:value="63627198089535.4" calcext:value-type="float">
            <text:p>63627198089535.4</text:p>
          </table:table-cell>
          <table:table-cell table:style-name="ce10" table:formula="of:=([.AM211]-[.AM210])/1000" office:value-type="float" office:value="2.2088984375" calcext:value-type="float">
            <text:p>2.2089</text:p>
          </table:table-cell>
          <table:table-cell table:style-name="ce10" table:formula="of:=[.AN211]+[.AO210]" office:value-type="float" office:value="418.2065" calcext:value-type="float">
            <text:p>418.2065</text:p>
          </table:table-cell>
          <table:table-cell table:style-name="ce54" table:formula="of:=[.AO211]-2*([.$B211]-1)" office:value-type="float" office:value="0.206500000000005" calcext:value-type="float">
            <text:p>0.2065</text:p>
          </table:table-cell>
          <table:table-cell table:style-name="Default" office:value-type="float" office:value="63627198552267.6" calcext:value-type="float">
            <text:p>63627198552267.6</text:p>
          </table:table-cell>
          <table:table-cell table:style-name="ce10" table:formula="of:=([.AQ211]-[.AQ210])/1000" office:value-type="float" office:value="2.9608046875" calcext:value-type="float">
            <text:p>2.9608</text:p>
          </table:table-cell>
          <table:table-cell table:style-name="ce10" table:formula="of:=[.AR211]+[.AS210]" office:value-type="float" office:value="418.9605" calcext:value-type="float">
            <text:p>418.9605</text:p>
          </table:table-cell>
          <table:table-cell table:style-name="ce60" table:formula="of:=[.AS211]-2*([.$B211]-1)" office:value-type="float" office:value="0.960499999999911" calcext:value-type="float">
            <text:p>0.9605</text:p>
          </table:table-cell>
          <table:table-cell table:style-name="Default" office:value-type="float" office:value="63627199025050.1" calcext:value-type="float">
            <text:p>63627199025050.1</text:p>
          </table:table-cell>
          <table:table-cell table:style-name="ce10" table:formula="of:=([.AU211]-[.AU210])/1000" office:value-type="float" office:value="2.0011015625" calcext:value-type="float">
            <text:p>2.0011</text:p>
          </table:table-cell>
          <table:table-cell table:style-name="ce10" table:formula="of:=[.AV211]+[.AW210]" office:value-type="float" office:value="418.0001015625" calcext:value-type="float">
            <text:p>418.0001</text:p>
          </table:table-cell>
          <table:table-cell table:style-name="ce61" table:formula="of:=[.AW211]-2*([.$B211]-1)" office:value-type="float" office:value="0.000101562500049113" calcext:value-type="float">
            <text:p>0.0001015625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3:.D211])" office:value-type="float" office:value="418.4704296875" calcext:value-type="float">
            <text:p>418.4704</text:p>
          </table:table-cell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SUM([.H3:.H211])" office:value-type="float" office:value="417.9986640625" calcext:value-type="float">
            <text:p>417.9987</text:p>
          </table:table-cell>
          <table:table-cell table:style-name="ce10"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SUM([.L3:.L211])" office:value-type="float" office:value="417.997703125" calcext:value-type="float">
            <text:p>417.9977</text:p>
          </table:table-cell>
          <table:table-cell table:style-name="ce10"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SUM([.P3:.P211])" office:value-type="float" office:value="422.1981953125" calcext:value-type="float">
            <text:p>422.1982</text:p>
          </table:table-cell>
          <table:table-cell table:style-name="ce10"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SUM([.T3:.T211])" office:value-type="float" office:value="417.99840625" calcext:value-type="float">
            <text:p>417.9984</text:p>
          </table:table-cell>
          <table:table-cell table:style-name="ce10"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SUM([.X3:.X211])" office:value-type="float" office:value="417.9976015625" calcext:value-type="float">
            <text:p>417.9976</text:p>
          </table:table-cell>
          <table:table-cell table:style-name="ce10"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SUM([.AB3:.AB211])" office:value-type="float" office:value="420.1135" calcext:value-type="float">
            <text:p>420.1135</text:p>
          </table:table-cell>
          <table:table-cell table:style-name="ce10"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SUM([.AF3:.AF211])" office:value-type="float" office:value="417.9985" calcext:value-type="float">
            <text:p>417.9985</text:p>
          </table:table-cell>
          <table:table-cell table:style-name="ce10"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SUM([.AJ3:.AJ211])" office:value-type="float" office:value="431.1418984375" calcext:value-type="float">
            <text:p>431.1419</text:p>
          </table:table-cell>
          <table:table-cell table:style-name="ce10"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SUM([.AN3:.AN211])" office:value-type="float" office:value="418.2065" calcext:value-type="float">
            <text:p>418.2065</text:p>
          </table:table-cell>
          <table:table-cell table:style-name="ce10"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SUM([.AR3:.AR211])" office:value-type="float" office:value="418.9605" calcext:value-type="float">
            <text:p>418.9605</text:p>
          </table:table-cell>
          <table:table-cell table:style-name="ce10"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SUM([.AV3:.AV211])" office:value-type="float" office:value="418.0001015625" calcext:value-type="float">
            <text:p>418.0001</text:p>
          </table:table-cell>
          <table:table-cell table:style-name="ce10" table:number-columns-repeated="2"/>
          <table:table-cell table:number-columns-repeated="974"/>
        </table:table-row>
        <table:table-row table:style-name="ro2">
          <table:table-cell table:style-name="ce6"/>
          <table:table-cell table:style-name="ce9"/>
          <table:table-cell table:style-name="ce6" office:value-type="string" calcext:value-type="string">
            <text:p>ERR</text:p>
          </table:table-cell>
          <table:table-cell table:style-name="ce11" table:formula="of:=([.D212]-209*2)" office:value-type="float" office:value="0.470429687500086" calcext:value-type="float">
            <text:p>0.4704</text:p>
          </table:table-cell>
          <table:table-cell table:style-name="ce11" table:number-columns-repeated="2"/>
          <table:table-cell table:style-name="ce6" office:value-type="string" calcext:value-type="string">
            <text:p>ERR</text:p>
          </table:table-cell>
          <table:table-cell table:style-name="ce11" table:formula="of:=([.H212]-209*2)" office:value-type="float" office:value="-0.00133593749995953" calcext:value-type="float">
            <text:p>-0.0013</text:p>
          </table:table-cell>
          <table:table-cell table:style-name="ce11" table:number-columns-repeated="2"/>
          <table:table-cell table:style-name="ce6" office:value-type="string" calcext:value-type="string">
            <text:p>ERR</text:p>
          </table:table-cell>
          <table:table-cell table:style-name="ce11" table:formula="of:=([.L212]-209*2)" office:value-type="float" office:value="-0.00229687500001319" calcext:value-type="float">
            <text:p>-0.0023</text:p>
          </table:table-cell>
          <table:table-cell table:style-name="ce11" table:number-columns-repeated="2"/>
          <table:table-cell table:style-name="ce6" office:value-type="string" calcext:value-type="string">
            <text:p>ERR</text:p>
          </table:table-cell>
          <table:table-cell table:style-name="ce11" table:formula="of:=([.P212]-209*2)" office:value-type="float" office:value="4.19819531250005" calcext:value-type="float">
            <text:p>4.1982</text:p>
          </table:table-cell>
          <table:table-cell table:style-name="ce11" table:number-columns-repeated="2"/>
          <table:table-cell table:style-name="ce6" office:value-type="string" calcext:value-type="string">
            <text:p>ERR</text:p>
          </table:table-cell>
          <table:table-cell table:style-name="ce11" table:formula="of:=([.T212]-209*2)" office:value-type="float" office:value="-0.00159375000004047" calcext:value-type="float">
            <text:p>-0.0016</text:p>
          </table:table-cell>
          <table:table-cell table:style-name="ce11" table:number-columns-repeated="2"/>
          <table:table-cell table:style-name="ce27" office:value-type="string" calcext:value-type="string">
            <text:p>ERR</text:p>
          </table:table-cell>
          <table:table-cell table:style-name="ce28" table:formula="of:=([.X212]-209*2)" office:value-type="float" office:value="-0.00239843750017599" calcext:value-type="float">
            <text:p>-0.0024</text:p>
          </table:table-cell>
          <table:table-cell table:style-name="ce11" table:number-columns-repeated="2"/>
          <table:table-cell table:style-name="ce6" office:value-type="string" calcext:value-type="string">
            <text:p>ERR</text:p>
          </table:table-cell>
          <table:table-cell table:style-name="ce11" table:formula="of:=([.AB212]-209*2)" office:value-type="float" office:value="2.11349999999993" calcext:value-type="float">
            <text:p>2.1135</text:p>
          </table:table-cell>
          <table:table-cell table:style-name="ce11" table:number-columns-repeated="2"/>
          <table:table-cell table:style-name="ce6" office:value-type="string" calcext:value-type="string">
            <text:p>ERR</text:p>
          </table:table-cell>
          <table:table-cell table:style-name="ce11" table:formula="of:=([.AF212]-209*2)" office:value-type="float" office:value="-0.00149999999990769" calcext:value-type="float">
            <text:p>-0.0015</text:p>
          </table:table-cell>
          <table:table-cell table:style-name="ce11" table:number-columns-repeated="2"/>
          <table:table-cell table:style-name="ce47" office:value-type="string" calcext:value-type="string">
            <text:p>ERR</text:p>
          </table:table-cell>
          <table:table-cell table:style-name="ce11" table:formula="of:=([.AJ212]-209*2)" office:value-type="float" office:value="13.1418984374999" calcext:value-type="float">
            <text:p>13.1419</text:p>
          </table:table-cell>
          <table:table-cell table:style-name="ce11" table:number-columns-repeated="2"/>
          <table:table-cell table:style-name="ce6" office:value-type="string" calcext:value-type="string">
            <text:p>ERR</text:p>
          </table:table-cell>
          <table:table-cell table:style-name="ce11" table:formula="of:=([.AN212]-209*2)" office:value-type="float" office:value="0.206500000000005" calcext:value-type="float">
            <text:p>0.2065</text:p>
          </table:table-cell>
          <table:table-cell table:style-name="ce11" table:number-columns-repeated="2"/>
          <table:table-cell table:style-name="ce6" office:value-type="string" calcext:value-type="string">
            <text:p>ERR</text:p>
          </table:table-cell>
          <table:table-cell table:style-name="ce11" table:formula="of:=([.AR212]-209*2)" office:value-type="float" office:value="0.960499999999911" calcext:value-type="float">
            <text:p>0.9605</text:p>
          </table:table-cell>
          <table:table-cell table:style-name="ce11" table:number-columns-repeated="2"/>
          <table:table-cell table:style-name="ce6" office:value-type="string" calcext:value-type="string">
            <text:p>ERR</text:p>
          </table:table-cell>
          <table:table-cell table:style-name="ce11" table:formula="of:=([.AV212]-209*2)" office:value-type="float" office:value="0.000101562500049113" calcext:value-type="float">
            <text:p>0.0001</text:p>
          </table:table-cell>
          <table:table-cell table:style-name="ce11" table:number-columns-repeated="2"/>
          <table:table-cell table:style-name="ce6" table:number-columns-repeated="974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riggers.F2:triggers.F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J2:triggers.J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N2:triggers.N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R2:triggers.R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V2:triggers.V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Z2:triggers.Z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D2:triggers.AD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H96:triggers.AH211 triggers.AH2:triggers.AH93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L2:triggers.AL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P2:triggers.AP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T2:triggers.AT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X2:triggers.AX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J213:triggers.AMJ213 triggers.A213:triggers.V213 triggers.Y213:triggers.AH213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W213:triggers.X213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I213:triggers.AI213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H95:triggers.AH96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H94:triggers.AH94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H95:triggers.AH95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Issues.A3:Issues.H34" table:contains-header="false">
          <table:sort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9:15:46.008466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19:30:45.898744566</dc:date>
    <meta:editing-duration>PT1H23M26S</meta:editing-duration>
    <meta:editing-cycles>14</meta:editing-cycles>
    <meta:generator>LibreOffice/5.0.5.2$Linux_X86_64 LibreOffice_project/00m0$Build-2</meta:generator>
    <meta:document-statistic meta:table-count="2" meta:cell-count="10847" meta:object-count="0"/>
  </office:meta>
</office:document-meta>
</file>